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Еh bien, mon prince. Gênes et Lucques ne sont plus que des apanages,</text:p>
      <text:p text:style-name="Standard"><text:s text:c="2"/>des поместья, de la famille Buonaparte. <text:s/>Non, je <text:s/>vous préviens, que si vous</text:p>
      <text:p text:style-name="Standard"><text:s text:c="2"/>ne <text:s/>me dites pas, que nous avons la guerre, si vous vous permettez encore de</text:p>
      <text:p text:style-name="Standard"><text:s text:c="2"/>pallier <text:s/>toutes les infamies, toutes les <text:s/>atrocités <text:s/>de cet <text:s/>Antichrist <text:s/>(ma</text:p>
      <text:p text:style-name="Standard"><text:s text:c="2"/>parole, j'y <text:s/>crois) -- je <text:s/>ne <text:s/>vous <text:s/>connais plus, vous n'êtes plus mon ami,</text:p>
      <text:p text:style-name="Standard"><text:s text:c="2"/>vous n'êtes <text:s/>plus <text:s/>мой <text:s/>верный <text:s/>раб, <text:s/>comme <text:s/>vous <text:s/>dites. <text:s/>[1] <text:s/>Ну,</text:p>
      <text:p text:style-name="Standard"><text:s text:c="2"/>здравствуйте, здравствуйте. <text:s/>Je vois <text:s/>que <text:s/>je <text:s/>vous fais <text:s/>peur, [2]</text:p>
      <text:p text:style-name="Standard"><text:s text:c="2"/>садитесь и рассказывайте.</text:p>
      <text:p text:style-name="Standard"><text:s text:c="7"/>Так говорила в июле 1805 года известная Анна Павловна Шерер, фрейлина и</text:p>
      <text:p text:style-name="Standard"><text:s text:c="2"/>приближенная <text:s/>императрицы <text:s/>Марии <text:s/>Феодоровны, <text:s/>встречая важного и <text:s/>чиновного</text:p>
      <text:p text:style-name="Standard"><text:s text:c="2"/>князя <text:s/>Василия, <text:s/>первого <text:s/>приехавшего <text:s/>на <text:s/>ее вечер. Анна <text:s/>Павловна <text:s/>кашляла</text:p>
      <text:p text:style-name="Standard"><text:s text:c="2"/>несколько <text:s/>дней, у <text:s/>нее был грипп, как она говорила (грипп <text:s/>был тогда <text:s/>новое</text:p>
      <text:p text:style-name="Standard"><text:s text:c="2"/>слово, употреблявшееся только <text:s/>редкими). <text:s/>В записочках, разосланных <text:s/>утром с</text:p>
      <text:p text:style-name="Standard"><text:s text:c="2"/>красным лакеем, было написано без различия во всех:</text:p>
      <text:p text:style-name="Standard"><text:s text:c="7"/>"Si vous n'avez rien de mieux à faire, M. le comte (или mon prince), et</text:p>
      <text:p text:style-name="Standard"><text:s text:c="2"/>si la perspective de passer la soirée chez une pauvre malade ne vous effraye</text:p>
      <text:p text:style-name="Standard"><text:s text:c="2"/>pas <text:s/>trop, <text:s/>je serai charmée de vous <text:s/>voir chez moi <text:s/>entre 7 et <text:s/>10 <text:s/>heures.</text:p>
      <text:p text:style-name="Standard"><text:s text:c="2"/>Annette Scherer".[3]</text:p>
      <text:p text:style-name="Standard"><text:s text:c="7"/>-- Dieu, quelle virulente sortie [4] -- отвечал, <text:s/>нисколько не</text:p>
      <text:p text:style-name="Standard"><text:s text:c="2"/>смутясь <text:s/>такою встречей, вошедший <text:s/>князь, <text:s/>в <text:s/>придворном, шитом <text:s/>мундире, <text:s/>в</text:p>
      <text:p text:style-name="Standard"><text:s text:c="2"/>чулках, <text:s/>башмаках, <text:s/>при <text:s/>звездах, <text:s/>с <text:s/>светлым выражением плоского <text:s/>лица. <text:s/>Он</text:p>
      <text:p text:style-name="Standard"><text:s text:c="2"/>говорил на том изысканном французском языке, на <text:s/>котором не только говорили,</text:p>
      <text:p text:style-name="Standard"><text:s text:c="2"/>но и <text:s/>думали <text:s/>наши <text:s/>деды, и с теми тихими, покровительственными интонациями,</text:p>
      <text:p text:style-name="Standard"><text:s text:c="2"/>которые <text:s/>свойственны <text:s/>состаревшемуся <text:s/>в <text:s/>свете <text:s/>и <text:s/>при <text:s/>дворе <text:s/>значительному</text:p>
      <text:p text:style-name="Standard"><text:s text:c="2"/>человеку. Он подошел к Анне <text:s/>Павловне, поцеловал ее руку, <text:s/>подставив ей свою</text:p>
      <text:p text:style-name="Standard"><text:s text:c="2"/>надушенную и сияющую лысину, и покойно уселся на диване.</text:p>
      <text:p text:style-name="Standard"><text:s text:c="7"/>-- Avant tout <text:s/>dites moi, comment vous <text:s/>allez, chère amie? [5]</text:p>
      <text:p text:style-name="Standard"><text:s text:c="2"/>Успокойте друга, -- сказал он, <text:s/>не <text:s/>изменяя голоса и тоном, в котором <text:s/>из-за</text:p>
      <text:p text:style-name="Standard"><text:s text:c="2"/>приличия и участия просвечивало равнодушие и даже насмешка.</text:p>
      <text:p text:style-name="Standard"><text:s text:c="7"/>-- Как можно быть здоровой... когда <text:s/>нравственно страдаешь? Разве можно</text:p>
      <text:p text:style-name="Standard"><text:s text:c="2"/>оставаться спокойною в наше время, когда есть у человека чувство? -- сказала</text:p>
      <text:p text:style-name="Standard"><text:s text:c="2"/>Анна Павловна. -- Вы весь вечер у меня, надеюсь?</text:p>
      <text:p text:style-name="Standard"><text:s text:c="7"/>-- А праздник английского посланника? Нынче середа. Мне надо показаться</text:p>
      <text:p text:style-name="Standard"><text:s text:c="2"/>там, -- сказал князь. -- Дочь заедет за мной и повезет меня.</text:p>
      <text:p text:style-name="Standard"><text:s text:c="7"/>-- <text:s/>Я думала, что <text:s/>нынешний праздник отменен. Je <text:s/>vous avoue que toutes</text:p>
      <text:p text:style-name="Standard"><text:s text:c="2"/>ces <text:s/>fêtes <text:s/>et <text:s/>tous <text:s/>ces <text:s/>feux d'artifice commencent à <text:s/>devenir <text:s/>insipides.</text:p>
      <text:p text:style-name="Standard"><text:s text:c="2"/>[6]</text:p>
      <text:p text:style-name="Standard"><text:s text:c="7"/>-- Ежели бы знали, что вы этого хотите, праздник бы отменили, -- сказал</text:p>
      <text:p text:style-name="Standard"><text:s text:c="2"/>князь, по привычке, как заведенные часы, говоря вещи, которым он и не хотел,</text:p>
      <text:p text:style-name="Standard"><text:s text:c="2"/>чтобы верили.</text:p>
      <text:p text:style-name="Standard"><text:s text:c="7"/>-- Ne <text:s/>me tourmentez <text:s/>pas. <text:s/>Eh bien, qu'a-t-on <text:s/>décidé par rapport à la</text:p>
      <text:p text:style-name="Standard"><text:s text:c="2"/>dépêche de Novosiizoff? Vous savez tout. [7]</text:p>
      <text:p text:style-name="Standard"><text:s text:c="7"/>-- <text:s/>Как вам <text:s/>сказать? -- <text:s/>сказал князь <text:s/>холодным, <text:s/>скучающим тоном. <text:s/>--</text:p>
      <text:p text:style-name="Standard"><text:s text:c="2"/>Qu'a-t-on <text:s/>décidé? On a décidé que <text:s/>Buonaparte a brûlé ses vaisseaux, <text:s/>et je</text:p>
      <text:p text:style-name="Standard"><text:s text:c="2"/>crois que nous sommes en <text:s/>train de <text:s/>brûler les nôtres. [8] -- Князь</text:p>
      <text:p text:style-name="Standard"><text:s text:c="2"/>Василий говорил <text:s/>всегда лениво, как <text:s/>актер говорит <text:s/>роль старой пиесы. <text:s/>Анна</text:p>
      <text:p text:style-name="Standard"><text:s text:c="2"/>Павловна Шерер, <text:s/>напротив, <text:s/>несмотря на свои <text:s/>сорок <text:s/>лет, была <text:s/>преисполнена</text:p>
      <text:p text:style-name="Standard"><text:s text:c="2"/>оживления и порывов.</text:p>
      <text:p text:style-name="Standard"><text:s text:c="7"/>Быть энтузиасткой сделалось ее общественным положением, и иногда, когда</text:p>
      <text:p text:style-name="Standard"><text:s text:c="2"/>ей даже того не хотелось, она, чтобы не обмануть ожиданий людей, знавших ее,</text:p>
      <text:p text:style-name="Standard"><text:s text:c="2"/>делалась энтузиасткой. <text:s/>Сдержанная <text:s/>улыбка, <text:s/>игравшая постоянно на лице Анны</text:p>
      <text:p text:style-name="Standard"><text:s text:c="2"/>Павловны, хотя и не шла к <text:s/>ее <text:s/>отжившим чертам, выражала, как у избалованных</text:p>
      <text:p text:style-name="Standard"><text:soft-page-break/><text:s text:c="2"/>детей, постоянное <text:s/>сознание своего <text:s/>милого недостатка, <text:s/>от <text:s/>которого она <text:s/>не</text:p>
      <text:p text:style-name="Standard"><text:s text:c="2"/>хочет, не может и не находит нужным исправляться.</text:p>
      <text:p text:style-name="Standard"><text:s text:c="7"/>В <text:s text:c="2"/>середине <text:s/>разговора <text:s text:c="2"/>про <text:s/>политические <text:s text:c="2"/>действия <text:s/>Анна <text:s text:c="2"/>Павловна</text:p>
      <text:p text:style-name="Standard"><text:s text:c="2"/>разгорячилась.</text:p>
      <text:p text:style-name="Standard"><text:s text:c="7"/>-- Ах, не говорите мне про Австрию! Я ничего не понимаю, может быть, но</text:p>
      <text:p text:style-name="Standard"><text:s text:c="2"/>Австрия никогда не хотела <text:s/>и <text:s/>не <text:s/>хочет войны. Она предает нас. Россия <text:s/>одна</text:p>
      <text:p text:style-name="Standard"><text:s text:c="2"/>должна быть <text:s/>спасительницей <text:s/>Европы. <text:s/>Наш <text:s/>благодетель <text:s/>знает <text:s/>свое <text:s/>высокое</text:p>
      <text:p text:style-name="Standard"><text:s text:c="2"/>призвание <text:s/>и будет <text:s/>верен <text:s/>ему. <text:s/>Вот одно, во <text:s/>что я <text:s/>верю. Нашему доброму и</text:p>
      <text:p text:style-name="Standard"><text:s text:c="2"/>чудному государю предстоит величайшая <text:s/>роль <text:s/>в мире, и он так добродетелен и</text:p>
      <text:p text:style-name="Standard"><text:s text:c="2"/>хорош, что Бог не оставит его, и он <text:s/>исполнит <text:s/>свое призвание задавить гидру</text:p>
      <text:p text:style-name="Standard"><text:s text:c="2"/>революции, которая теперь еще ужаснее в <text:s/>лице этого убийцы и злодея. Мы одни</text:p>
      <text:p text:style-name="Standard"><text:s text:c="2"/>должны <text:s/>искупить <text:s/>кровь <text:s/>праведника... <text:s/>На <text:s text:c="2"/>кого <text:s/>нам <text:s text:c="2"/>надеяться, <text:s text:c="2"/>я <text:s/>вас</text:p>
      <text:p text:style-name="Standard"><text:s text:c="2"/>спрашиваю?... Англия с <text:s/>своим коммерческим духом не поймет и не может понять</text:p>
      <text:p text:style-name="Standard"><text:s text:c="2"/>всю высоту <text:s/>души императора <text:s/>Александра. Она отказалась очистить Мальту. Она</text:p>
      <text:p text:style-name="Standard"><text:s text:c="2"/>хочет <text:s text:c="2"/>видеть, <text:s text:c="2"/>ищет <text:s/>заднюю <text:s/>мысль <text:s text:c="2"/>наших <text:s/>действий. <text:s/>Что <text:s/>они <text:s text:c="2"/>сказали</text:p>
      <text:p text:style-name="Standard"><text:s text:c="2"/>Новосильцову?... Ничего. Они не поняли, <text:s/>они <text:s/>не могут понять самоотвержения</text:p>
      <text:p text:style-name="Standard"><text:s text:c="2"/>нашего <text:s/>императора, который ничего не хочет для себя <text:s/>и <text:s/>все хочет для блага</text:p>
      <text:p text:style-name="Standard"><text:s text:c="2"/>мира. И что они обещали? Ничего. И что обещали, и <text:s/>того не будет! Пруссия уж</text:p>
      <text:p text:style-name="Standard"><text:s text:c="2"/>объявила, что Бонапарте непобедим и <text:s/>что <text:s/>вся <text:s/>Европа ничего не может против</text:p>
      <text:p text:style-name="Standard"><text:s text:c="2"/>него... И я <text:s/>не <text:s/>верю ни <text:s/>в одном <text:s/>слове ни <text:s/>Гарденбергу, ни Гаугвицу. Cette</text:p>
      <text:p text:style-name="Standard"><text:s text:c="2"/>fameuse neutralité prussienne, ce n'est qu'un <text:s/>piège. <text:s/>[9] Я верю в</text:p>
      <text:p text:style-name="Standard"><text:s text:c="2"/>одного <text:s/>Бога <text:s/>и <text:s/>в <text:s/>высокую <text:s/>судьбу <text:s/>нашего <text:s/>милого <text:s/>императора. <text:s/>Он <text:s/>спасет</text:p>
      <text:p text:style-name="Standard"><text:s text:c="2"/>Европу!... <text:s text:c="2"/>-- <text:s/>Она <text:s/>вдруг <text:s/>остановилась <text:s/>с <text:s/>улыбкою <text:s text:c="2"/>насмешки <text:s/>над <text:s/>своею</text:p>
      <text:p text:style-name="Standard"><text:s text:c="2"/>горячностью.</text:p>
      <text:p text:style-name="Standard"><text:s text:c="7"/>-- <text:s/>Я думаю, -- сказал <text:s/>князь улыбаясь, -- <text:s/>что <text:s/>ежели <text:s/>бы <text:s/>вас послали</text:p>
      <text:p text:style-name="Standard"><text:s text:c="2"/>вместо нашего <text:s/>милого Винценгероде, вы бы взяли приступом согласие прусского</text:p>
      <text:p text:style-name="Standard"><text:s text:c="2"/>короля. Вы так красноречивы. Вы дадите мне чаю?</text:p>
      <text:p text:style-name="Standard"><text:s text:c="7"/>-- Сейчас. A propos, <text:s/>-- прибавила она, опять успокоиваясь, <text:s/>-- нынче у</text:p>
      <text:p text:style-name="Standard"><text:s text:c="2"/>меня <text:s/>два очень интересные человека, le vicomte de MorteMariet, il est allié</text:p>
      <text:p text:style-name="Standard"><text:s text:c="2"/>aux <text:s/>Montmorency <text:s/>par <text:s/>les <text:s/>Rohans, <text:s/>[10] одна <text:s/>из <text:s/>лучших <text:s/>фамилий</text:p>
      <text:p text:style-name="Standard"><text:s text:c="2"/>Франции. Это один из хороших эмигрантов, из настоящих. И потом l'abbé Morio:</text:p>
      <text:p text:style-name="Standard"><text:s text:c="2"/>[11] <text:s/>вы <text:s/>знаете <text:s/>этот глубокий <text:s/>ум? Он <text:s/>был <text:s/>принят государем. <text:s/>Вы</text:p>
      <text:p text:style-name="Standard"><text:s text:c="2"/>знаете?</text:p>
      <text:p text:style-name="Standard"><text:s text:c="7"/>-- А! Я очень рад буду, -- сказал князь. <text:s/>-- Скажите, -- <text:s/>прибавил <text:s/>он,</text:p>
      <text:p text:style-name="Standard"><text:s text:c="2"/>как <text:s/>будто только что вспомнив <text:s/>что-то и особенно-небрежно, тогда как то, <text:s/>о</text:p>
      <text:p text:style-name="Standard"><text:s text:c="2"/>чем <text:s/>он <text:s/>спрашивал, <text:s/>было <text:s/>главною <text:s/>целью <text:s/>его <text:s/>посещения, <text:s/>-- <text:s/>правда, <text:s/>что</text:p>
      <text:p text:style-name="Standard"><text:s text:c="2"/>l'impératrice-mère <text:s/>[12] <text:s/>желает <text:s/>назначения <text:s/>барона <text:s/>Функе <text:s/>первым</text:p>
      <text:p text:style-name="Standard"><text:s text:c="2"/>секретарем <text:s/>в <text:s/>Вену? C'est un pauvre sire, <text:s/>ce <text:s/>baron, à <text:s/>ce <text:s/>qu'il <text:s/>paraît.</text:p>
      <text:p text:style-name="Standard"><text:s text:c="2"/>[13] <text:s/>-- Князь Василий желал <text:s/>определить сына на это место, которое</text:p>
      <text:p text:style-name="Standard"><text:s text:c="2"/>через императрицу Марию Феодоровну старались доставить барону.</text:p>
      <text:p text:style-name="Standard"><text:s text:c="7"/>Анна <text:s/>Павловна <text:s/>почти <text:s/>закрыла глаза в <text:s/>знак того, <text:s/>что ни она, <text:s/>ни кто</text:p>
      <text:p text:style-name="Standard"><text:s text:c="2"/>другой не могут судить про то, что угодно или нравится императрице.</text:p>
      <text:p text:style-name="Standard"><text:s text:c="7"/>-- Monsieur le baron de Funke a été recommandé à l'impératrice-mère par</text:p>
      <text:p text:style-name="Standard"><text:s text:c="2"/>sa <text:s/>soeur, [14] -- только <text:s/>сказала она <text:s/>грустным, сухим тоном. В то</text:p>
      <text:p text:style-name="Standard"><text:s text:c="2"/>время, <text:s/>как Анна <text:s/>Павловна назвала <text:s/>императрицу, лицо <text:s/>ее <text:s/>вдруг представило</text:p>
      <text:p text:style-name="Standard"><text:s text:c="2"/>глубокое <text:s/>и <text:s/>искреннее <text:s/>выражение <text:s/>преданности <text:s/>и <text:s/>уважения, <text:s/>соединенное <text:s/>с</text:p>
      <text:p text:style-name="Standard"><text:s text:c="2"/>грустью, что <text:s/>с ней бывало каждый <text:s/>раз, когда <text:s/>она <text:s/>в разговоре упоминала <text:s/>о</text:p>
      <text:p text:style-name="Standard"><text:s text:c="2"/>своей высокой <text:s/>покровительнице. <text:s/>Она <text:s/>сказала, что <text:s/>ее <text:s/>величество <text:s/>изволила</text:p>
      <text:p text:style-name="Standard"><text:s text:c="2"/>оказать <text:s/>барону Функе beaucoup <text:s/>d'estime, [15] <text:s/>и опять <text:s/>взгляд <text:s/>ее</text:p>
      <text:p text:style-name="Standard"><text:s text:c="2"/>подернулся грустью.</text:p>
      <text:p text:style-name="Standard"><text:s text:c="7"/>Князь равнодушно замолк. Анна Павловна, с свойственною ей придворною <text:s/>и</text:p>
      <text:p text:style-name="Standard"><text:s text:c="2"/>женскою ловкостью <text:s/>и быстротою такта, <text:s/>захотела и щелконуть князя за то, что</text:p>
      <text:p text:style-name="Standard"><text:soft-page-break/><text:s text:c="2"/>он <text:s/>дерзнул <text:s/>так отозваться <text:s/>о лице, рекомендованном императрице, и в то <text:s/>же</text:p>
      <text:p text:style-name="Standard"><text:s text:c="2"/>время утешить его.</text:p>
      <text:p text:style-name="Standard"><text:s text:c="7"/>-- Mais <text:s/>à propos <text:s/>de votre <text:s/>famille,[16] -- <text:s/>сказала <text:s/>она, --</text:p>
      <text:p text:style-name="Standard"><text:s text:c="2"/>знаете ли, <text:s/>что ваша дочь <text:s/>с тех пор, как выезжает, fait les délices de tout</text:p>
      <text:p text:style-name="Standard"><text:s text:c="2"/>le monde. On la trouve belle, comme le jour. [17]</text:p>
      <text:p text:style-name="Standard"><text:s text:c="7"/>Князь наклонился в знак уважения и признательности.</text:p>
      <text:p text:style-name="Standard"><text:s text:c="7"/>-- Я часто думаю, -- продолжала Анна Павловна после минутного молчания,</text:p>
      <text:p text:style-name="Standard"><text:s text:c="2"/>подвигаясь к князю <text:s/>и ласково улыбаясь <text:s/>ему, <text:s/>как будто выказывая этим, <text:s/>что</text:p>
      <text:p text:style-name="Standard"><text:s text:c="2"/>политические и светские разговоры кончены и теперь начинается задушевный, --</text:p>
      <text:p text:style-name="Standard"><text:s text:c="2"/>я часто думаю, как иногда несправедливо распределяется счастие жизни. За что</text:p>
      <text:p text:style-name="Standard"><text:s text:c="2"/>вам судьба дала таких двух славных детей (исключая Анатоля, вашего меньшого,</text:p>
      <text:p text:style-name="Standard"><text:s text:c="2"/>я <text:s/>его не люблю, -- вставила она <text:s/>безапелляционно, приподняв брови) -- таких</text:p>
      <text:p text:style-name="Standard"><text:s text:c="2"/>прелестных детей? А вы, право, менее всех цените их и потому их не стоите.</text:p>
      <text:p text:style-name="Standard"><text:s text:c="7"/>И она улыбнулась своею восторженною улыбкой.</text:p>
      <text:p text:style-name="Standard"><text:s text:c="7"/>-- Que voulez-vous? Lafater aurait <text:s/>dit que <text:s/>je n'ai pas la bosse de la</text:p>
      <text:p text:style-name="Standard"><text:s text:c="2"/>paterienité, [18] -- сказал князь.</text:p>
      <text:p text:style-name="Standard"><text:s text:c="7"/>-- Перестаньте шутить. <text:s/>Я хотела серьезно поговорить с вами. <text:s/>Знаете, я</text:p>
      <text:p text:style-name="Standard"><text:s text:c="2"/>недовольна <text:s/>вашим <text:s/>меньшим сыном. Между нами будь сказано <text:s/>(лицо <text:s/>ее приняло</text:p>
      <text:p text:style-name="Standard"><text:s text:c="2"/>грустное выражение), о нем говорили у ее величества и жалеют вас...</text:p>
      <text:p text:style-name="Standard"><text:s text:c="7"/>Князь <text:s/>не <text:s/>отвечал, но <text:s/>она молча, <text:s/>значительно <text:s/>глядя <text:s/>на <text:s/>него, ждала</text:p>
      <text:p text:style-name="Standard"><text:s text:c="2"/>ответа. Князь Василий поморщился.</text:p>
      <text:p text:style-name="Standard"><text:s text:c="7"/>-- Что вы хотите, <text:s/>чтоб я делал! -- сказал <text:s/>он наконец. -- Вы знаете, я</text:p>
      <text:p text:style-name="Standard"><text:s text:c="2"/>сделал <text:s/>для <text:s text:c="2"/>их <text:s/>воспитания <text:s text:c="2"/>все, <text:s/>что <text:s/>может <text:s/>отец, <text:s/>и <text:s text:c="2"/>оба <text:s text:c="2"/>вышли <text:s/>des</text:p>
      <text:p text:style-name="Standard"><text:s text:c="2"/>imbéciles.[19] <text:s/>Ипполит, по крайней мере, покойный дурак, а Анатоль</text:p>
      <text:p text:style-name="Standard"><text:s text:c="2"/>-- <text:s text:c="2"/>беспокойный. <text:s/>Вот <text:s text:c="2"/>одно <text:s/>различие, <text:s/>-- <text:s/>сказал <text:s/>он, <text:s text:c="2"/>улыбаясь <text:s text:c="2"/>более</text:p>
      <text:p text:style-name="Standard"><text:s text:c="2"/>неестественно <text:s/>и <text:s/>одушевленно, чем обыкновенно, <text:s/>и при <text:s/>этом особенно <text:s/>резко</text:p>
      <text:p text:style-name="Standard"><text:s text:c="2"/>выказывая в <text:s/>сложившихся <text:s/>около <text:s/>его рта морщинах что-то неожиданно-грубое и</text:p>
      <text:p text:style-name="Standard"><text:s text:c="2"/>неприятное.</text:p>
      <text:p text:style-name="Standard"><text:s text:c="7"/>-- И зачем <text:s/>родятся дети <text:s/>у таких <text:s/>людей, как вы? <text:s/>Ежели бы вы не <text:s/>были</text:p>
      <text:p text:style-name="Standard"><text:s text:c="2"/>отец, <text:s/>я <text:s/>бы <text:s/>ни в чем не могла упрекнуть <text:s/>вас, <text:s/>-- сказала <text:s/>Анна <text:s/>Павловна,</text:p>
      <text:p text:style-name="Standard"><text:s text:c="2"/>задумчиво поднимая глаза.</text:p>
      <text:p text:style-name="Standard"><text:s text:c="7"/>-- Je <text:s/>suis <text:s/>votre [20] верный раб, et à <text:s/>vous <text:s/>seule je <text:s/>puis</text:p>
      <text:p text:style-name="Standard"><text:s text:c="2"/>l'avouer. Мои <text:s/>дети -- <text:s/>ce sont les entraves de mon existence. [21]</text:p>
      <text:p text:style-name="Standard"><text:s text:c="2"/>Это <text:s/>мой крест. Я так себе объясняю. Que voulez-vous?... [22] -- Он</text:p>
      <text:p text:style-name="Standard"><text:s text:c="2"/>помолчал, выражая жестом свою покорность жестокой судьбе.</text:p>
      <text:p text:style-name="Standard"><text:s text:c="7"/>Анна Павловна задумалась.</text:p>
      <text:p text:style-name="Standard"><text:s text:c="7"/>-- <text:s/>Вы <text:s/>никогда <text:s/>не <text:s/>думали о том, <text:s/>чтобы женить <text:s/>вашего <text:s/>блудного сына</text:p>
      <text:p text:style-name="Standard"><text:s text:c="2"/>Анатоля? <text:s/>Говорят, -- сказала <text:s/>она, <text:s/>-- что старые девицы ont <text:s/>la manie <text:s/>des</text:p>
      <text:p text:style-name="Standard"><text:s text:c="2"/>Marieiages. [23] <text:s/>Я <text:s/>еще не <text:s/>чувствую за собою этой слабости, <text:s/>но у</text:p>
      <text:p text:style-name="Standard"><text:s text:c="2"/>меня <text:s/>есть одна petite personne, [24] <text:s/>которая очень <text:s/>несчастлива с</text:p>
      <text:p text:style-name="Standard"><text:s text:c="2"/>отцом, une parente à nous, une princesse [25] Болконская. -- <text:s/>Князь</text:p>
      <text:p text:style-name="Standard"><text:s text:c="2"/>Василий не отвечал, хотя с свойственною светским людям быстротой соображения</text:p>
      <text:p text:style-name="Standard"><text:s text:c="2"/>и памяти показал движением головы, что он принял к соображению эти сведения.</text:p>
      <text:p text:style-name="Standard"><text:s text:c="7"/>-- <text:s/>Нет, вы <text:s/>знаете <text:s/>ли, <text:s/>что этот Анатоль мне стоит <text:s/>40 <text:s/>000 в год, --</text:p>
      <text:p text:style-name="Standard"><text:s text:c="2"/>сказал <text:s/>он, видимо, <text:s/>не в <text:s/>силах удерживать печальный ход <text:s/>своих мыслей. <text:s/>Он</text:p>
      <text:p text:style-name="Standard"><text:s text:c="2"/>помолчал.</text:p>
      <text:p text:style-name="Standard"><text:s text:c="7"/>-- <text:s/>Что <text:s/>будет через <text:s/>пять лет, если <text:s/>это пойдет так? <text:s/>Voilà l'avantage</text:p>
      <text:p text:style-name="Standard"><text:s text:c="2"/>d'être père. [26] Она богата, ваша княжна?</text:p>
      <text:p text:style-name="Standard"><text:s text:c="7"/>-- Отец очень богат и скуп. Он <text:s/>живет в деревне. Знаете, этот известный</text:p>
      <text:p text:style-name="Standard"><text:s text:c="2"/>князь Болконский, <text:s/>отставленный <text:s/>еще при <text:s/>покойном <text:s/>императоре <text:s/>и прозванный</text:p>
      <text:p text:style-name="Standard"><text:s text:c="2"/>прусским королем. <text:s/>Он очень умный человек, но <text:s/>со странностями и тяжелый. La</text:p>
      <text:p text:style-name="Standard"><text:s text:c="2"/>pauvre petite est malheureuse, comme les pierres. [27] У нее <text:s/>брат,</text:p>
      <text:p text:style-name="Standard"><text:soft-page-break/><text:s text:c="2"/>вот что <text:s/>недавно женился на Lise Мейнен, адъютант Кутузова. Он будет нынче у</text:p>
      <text:p text:style-name="Standard"><text:s text:c="2"/>меня.</text:p>
      <text:p text:style-name="Standard"><text:s text:c="7"/>-- Ecoutez, <text:s/>chère <text:s/>Annette, [28] -- сказал князь, взяв <text:s/>вдруг</text:p>
      <text:p text:style-name="Standard"><text:s text:c="2"/>свою собеседницу <text:s/>за руку <text:s/>и пригибая ее почему-то <text:s/>книзу. <text:s/>-- <text:s/>Arrangez-moi</text:p>
      <text:p text:style-name="Standard"><text:s text:c="2"/>cette <text:s/>affaire et je <text:s/>suis votre [29] вернейший <text:s/>раб à <text:s/>tout jamais</text:p>
      <text:p text:style-name="Standard"><text:s text:c="2"/>pan, comme <text:s/>mon староста m'écrit des <text:s/>[30] <text:s/>донесенья: покой-ер-п!.</text:p>
      <text:p text:style-name="Standard"><text:s text:c="2"/>Она хорошей фамилии и богата. Все, что мне нужно.</text:p>
      <text:p text:style-name="Standard"><text:s text:c="7"/>И он с теми <text:s/>свободными и фамильярными, грациозными движениями, которые</text:p>
      <text:p text:style-name="Standard"><text:s text:c="2"/>его отличали, <text:s/>взял за руку <text:s/>фрейлину, <text:s/>поцеловал <text:s/>ее и, поцеловав, <text:s/>помахал</text:p>
      <text:p text:style-name="Standard"><text:s text:c="2"/>фрейлинскою рукой, развалившись на креслах и глядя в сторону.</text:p>
      <text:p text:style-name="Standard"><text:s text:c="7"/>-- Attendez, [31] -- сказала <text:s/>Анна <text:s/>Павловна, соображая. -- <text:s/>Я</text:p>
      <text:p text:style-name="Standard"><text:s text:c="2"/>нынче же <text:s/>поговорю <text:s/>Lise (la femme <text:s/>du jeune <text:s/>Болконский). [32] <text:s/>И,</text:p>
      <text:p text:style-name="Standard"><text:s text:c="2"/>может быть, это <text:s/>уладится. <text:s/>Ce <text:s/>sera dans votre <text:s/>famille, <text:s/>que je ferai <text:s/>mon</text:p>
      <text:p text:style-name="Standard"><text:s text:c="2"/>apprentissage de vieille fille. [33]</text:p>
      <text:p text:style-name="Standard"><text:s text:c="2"/></text:p>
      <text:p text:style-name="Standard"><text:s text:c="2"/></text:p>
      <text:p text:style-name="Standard">II.</text:p>
      <text:p text:style-name="Standard"></text:p>
      <text:p text:style-name="Standard"></text:p>
      <text:p text:style-name="Standard"><text:s text:c="2"/></text:p>
      <text:p text:style-name="Standard"><text:s text:c="7"/>Гостиная <text:s/>Анны Павловны <text:s/>начала понемногу <text:s/>наполняться. Приехала высшая</text:p>
      <text:p text:style-name="Standard"><text:s text:c="2"/>знать <text:s/>Петербурга, <text:s/>люди <text:s/>самые разнородные <text:s/>по <text:s/>возрастам <text:s/>и характерам, но</text:p>
      <text:p text:style-name="Standard"><text:s text:c="2"/>одинаковые <text:s/>по обществу, <text:s/>в каком все <text:s/>жили; <text:s/>приехала <text:s/>дочь князя <text:s/>Василия,</text:p>
      <text:p text:style-name="Standard"><text:s text:c="2"/>красавица Элен, заехавшая за отцом, <text:s/>чтобы с <text:s/>ним <text:s/>вместе <text:s/>ехать на праздник</text:p>
      <text:p text:style-name="Standard"><text:s text:c="2"/>посланника. Она была в шифре и бальном платье. Приехала и <text:s/>известная, как la</text:p>
      <text:p text:style-name="Standard"><text:s text:c="2"/>femme la plus séduisante de Pétersbourg, <text:s/>[34] <text:s/>молодая, <text:s/>маленькая</text:p>
      <text:p text:style-name="Standard"><text:s text:c="2"/>княгиня <text:s/>Болконская, <text:s/>прошлую зиму вышедшая замуж <text:s/>и теперь <text:s/>не выезжавшая в</text:p>
      <text:p text:style-name="Standard"><text:s text:c="2"/>большой свет <text:s/>по <text:s/>причине своей беременности, но ездившая еще <text:s/>на <text:s/>небольшие</text:p>
      <text:p text:style-name="Standard"><text:s text:c="2"/>вечера. Приехал князь Ипполит, сын князя Василия, <text:s/>с Мортемаром, которого он</text:p>
      <text:p text:style-name="Standard"><text:s text:c="2"/>представил; приехал и аббат Морио и многие другие.</text:p>
      <text:p text:style-name="Standard"><text:s text:c="7"/>-- Вы не видали еще? или: -- вы не знакомы с ma tante? [35] --</text:p>
      <text:p text:style-name="Standard"><text:s text:c="2"/>говорила Анна Павловна <text:s/>приезжавшим <text:s/>гостям и весьма серьезно подводила их к</text:p>
      <text:p text:style-name="Standard"><text:s text:c="2"/>маленькой <text:s/>старушке в высоких бантах, выплывшей из другой комнаты, как скоро</text:p>
      <text:p text:style-name="Standard"><text:s text:c="2"/>стали приезжать гости, называла их по имени, медленно переводя глаза с гостя</text:p>
      <text:p text:style-name="Standard"><text:s text:c="2"/>на ma tante, [36] и потом отходила.</text:p>
      <text:p text:style-name="Standard"><text:s text:c="7"/>Все <text:s/>гости <text:s/>совершали обряд <text:s/>приветствования никому неизвестной, никому</text:p>
      <text:p text:style-name="Standard"><text:s text:c="2"/>неинтересной и <text:s/>ненужной <text:s/>тетушки. Анна <text:s/>Павловна с <text:s/>грустным, торжественным</text:p>
      <text:p text:style-name="Standard"><text:s text:c="2"/>участием следила за их приветствиями, молчаливо одобряя их. Ma tante каждому</text:p>
      <text:p text:style-name="Standard"><text:s text:c="2"/>говорила в <text:s/>одних <text:s/>и тех же выражениях о его здоровье, о <text:s/>своем здоровье и о</text:p>
      <text:p text:style-name="Standard"><text:s text:c="2"/>здоровье <text:s/>ее <text:s/>величества, <text:s/>которое <text:s/>нынче <text:s/>было, <text:s text:c="2"/>слава <text:s/>Богу, <text:s/>лучше. <text:s/>Все</text:p>
      <text:p text:style-name="Standard"><text:s text:c="2"/>подходившие, <text:s/>из <text:s/>приличия <text:s/>не выказывая поспешности, с <text:s/>чувством облегчения</text:p>
      <text:p text:style-name="Standard"><text:s text:c="2"/>исполненной тяжелой обязанности отходили от старушки, чтобы уж весь вечер ни</text:p>
      <text:p text:style-name="Standard"><text:s text:c="2"/>разу не подойти к ней.</text:p>
      <text:p text:style-name="Standard"><text:s text:c="7"/>Молодая княгиня Болконская приехала с работой в шитом золотом бархатном</text:p>
      <text:p text:style-name="Standard"><text:s text:c="2"/>мешке. Ее <text:s/>хорошенькая, <text:s/>с чуть <text:s/>черневшимися <text:s/>усиками <text:s/>верхняя <text:s/>губка <text:s/>была</text:p>
      <text:p text:style-name="Standard"><text:s text:c="2"/>коротка по <text:s/>зубам, но тем милее она открывалась и тем еще милее вытягивалась</text:p>
      <text:p text:style-name="Standard"><text:s text:c="2"/>иногда <text:s text:c="2"/>и <text:s text:c="2"/>опускалась <text:s text:c="3"/>на <text:s text:c="2"/>нижнюю. <text:s text:c="3"/>Как <text:s text:c="3"/>это <text:s text:c="2"/>всегда <text:s text:c="3"/>бывает <text:s text:c="2"/>у</text:p>
      <text:p text:style-name="Standard"><text:s text:c="2"/>вполне-привлекательных <text:s text:c="2"/>женщин, <text:s/>недостаток <text:s text:c="2"/>ее <text:s text:c="2"/>-- <text:s/>короткость <text:s/>губы <text:s text:c="2"/>и</text:p>
      <text:p text:style-name="Standard"><text:s text:c="2"/>полуоткрытый рот -- казались ее особенною, собственно ее красотой. Всем было</text:p>
      <text:p text:style-name="Standard"><text:s text:c="2"/>весело смотреть на эту, полную здоровья и живости, хорошенькую будущую мать,</text:p>
      <text:p text:style-name="Standard"><text:s text:c="2"/>так легко переносившую свое положение. Старикам и скучающим, мрачным молодым</text:p>
      <text:p text:style-name="Standard"><text:s text:c="2"/>людям, <text:s/>смотревшим на нее, казалось, что они <text:s/>сами <text:s/>делаются похожи <text:s/>на нее,</text:p>
      <text:p text:style-name="Standard"><text:soft-page-break/><text:s text:c="2"/>побыв и поговорив несколько времени с <text:s/>ней. Кто говорил <text:s/>с ней <text:s/>и видел <text:s/>при</text:p>
      <text:p text:style-name="Standard"><text:s text:c="2"/>каждом слове ее светлую улыбочку и блестящие <text:s/>белые зубы, которые <text:s/>виднелись</text:p>
      <text:p text:style-name="Standard"><text:s text:c="2"/>беспрестанно, тот думал, что он особенно нынче любезен. И это думал каждый.</text:p>
      <text:p text:style-name="Standard"><text:s text:c="7"/>Маленькая <text:s/>княгиня, <text:s/>переваливаясь, маленькими быстрыми <text:s/>шажками обошла</text:p>
      <text:p text:style-name="Standard"><text:s text:c="2"/>стол с <text:s/>рабочею сумочкою на руке <text:s/>и, весело оправляя платье, села на <text:s/>диван,</text:p>
      <text:p text:style-name="Standard"><text:s text:c="2"/>около серебряного самовара, <text:s/>как будто <text:s/>все, что она ни делала, было part de</text:p>
      <text:p text:style-name="Standard"><text:s text:c="2"/>plaisir [37] для нее и для всех ее окружавших.</text:p>
      <text:p text:style-name="Standard"><text:s text:c="7"/>-- J'ai apporté mon ouvrage, [38] -- <text:s/>сказала она, развертывая</text:p>
      <text:p text:style-name="Standard"><text:s text:c="2"/>свой ридикюль и обращаясь ко всем вместе.</text:p>
      <text:p text:style-name="Standard"><text:s text:c="7"/>-- <text:s/>Смотрите, Annette, ne me jouez <text:s/>pas un mauvais tour, -- <text:s/>обратилась</text:p>
      <text:p text:style-name="Standard"><text:s text:c="2"/>она к <text:s/>хозяйке. -- Vous m'avez écrit, que c'était une toute <text:s/>petite <text:s/>soirée;</text:p>
      <text:p text:style-name="Standard"><text:s text:c="2"/>voyez, comme je suis attifée. [39]</text:p>
      <text:p text:style-name="Standard"><text:s text:c="7"/>И <text:s/>она развела <text:s/>руками, <text:s/>чтобы <text:s/>показать свое, <text:s/>в <text:s/>кружевах, <text:s/>серенькое</text:p>
      <text:p text:style-name="Standard"><text:s text:c="2"/>изящное платье, немного ниже грудей опоясанное широкою лентой.</text:p>
      <text:p text:style-name="Standard"><text:s text:c="7"/>-- <text:s/>Soyez <text:s/>tranquille, <text:s/>Lise, <text:s/>vous <text:s text:c="2"/>serez <text:s/>toujours <text:s/>la <text:s/>plus <text:s/>jolie,</text:p>
      <text:p text:style-name="Standard"><text:s text:c="2"/>[40] -- отвечала Анна Павловна.</text:p>
      <text:p text:style-name="Standard"><text:s text:c="7"/>-- Vous savez, <text:s/>mon mari m'abandonne, <text:s/>-- <text:s/>продолжала она тем же тоном,</text:p>
      <text:p text:style-name="Standard"><text:s text:c="2"/>обращаясь к генералу, -- il <text:s/>va se <text:s/>faire <text:s/>tuer. Dites <text:s/>moi, <text:s/>pourquoi cette</text:p>
      <text:p text:style-name="Standard"><text:s text:c="2"/>vilaine guerre, [41] -- сказала она князю Василию <text:s/>и, не <text:s/>дожидаясь</text:p>
      <text:p text:style-name="Standard"><text:s text:c="2"/>ответа, обратилась к дочери князя Василия, к красивой Элен.</text:p>
      <text:p text:style-name="Standard"><text:s text:c="7"/>-- <text:s text:c="2"/>Quelle <text:s text:c="2"/>délicieuse <text:s text:c="2"/>personne, <text:s text:c="2"/>que <text:s text:c="2"/>cette <text:s/>petite <text:s text:c="2"/>princesse!</text:p>
      <text:p text:style-name="Standard"><text:s text:c="2"/>[42] -- сказал князь Василий тихо Анне Павловне.</text:p>
      <text:p text:style-name="Standard"><text:s text:c="7"/>Вскоре после маленькой княгини вошел массивный, толстый молодой человек</text:p>
      <text:p text:style-name="Standard"><text:s text:c="2"/>с <text:s/>стриженою головой, <text:s/>в <text:s/>очках, <text:s/>светлых панталонах <text:s/>по <text:s/>тогдашней моде, <text:s/>с</text:p>
      <text:p text:style-name="Standard"><text:s text:c="2"/>высоким <text:s/>жабо <text:s/>и <text:s/>в <text:s/>коричневом <text:s/>фраке. <text:s/>Этот <text:s/>толстый молодой <text:s/>человек <text:s/>был</text:p>
      <text:p text:style-name="Standard"><text:s text:c="2"/>незаконный <text:s/>сын <text:s/>знаменитого <text:s text:c="2"/>Екатерининского <text:s/>вельможи, <text:s text:c="2"/>графа <text:s/>Безухого,</text:p>
      <text:p text:style-name="Standard"><text:s text:c="2"/>умиравшего теперь в Москве. Он нигде не служил еще, только что приехал из-за</text:p>
      <text:p text:style-name="Standard"><text:s text:c="2"/>границы, где он <text:s/>воспитывался, и был в первый раз в обществе. <text:s/>Анна Павловна</text:p>
      <text:p text:style-name="Standard"><text:s text:c="2"/>приветствовала его поклоном, относящимся к людям самой <text:s/>низшей иерархии в ее</text:p>
      <text:p text:style-name="Standard"><text:s text:c="2"/>салоне. Но, <text:s/>несмотря <text:s/>на это низшее <text:s/>по своему сорту <text:s/>приветствие, при виде</text:p>
      <text:p text:style-name="Standard"><text:s text:c="2"/>вошедшего <text:s/>Пьера <text:s/>в лице Анны Павловны <text:s/>изобразилось <text:s/>беспокойство и <text:s/>страх,</text:p>
      <text:p text:style-name="Standard"><text:s text:c="2"/>подобный тому, <text:s/>который выражается при виде чего-нибудь слишком <text:s/>огромного и</text:p>
      <text:p text:style-name="Standard"><text:s text:c="2"/>несвойственного месту. Хотя, действительно, Пьер был несколько больше других</text:p>
      <text:p text:style-name="Standard"><text:s text:c="2"/>мужчин в комнате, но этот страх мог относиться только к тому умному и вместе</text:p>
      <text:p text:style-name="Standard"><text:s text:c="2"/>робкому, наблюдательному и <text:s/>естественному взгляду, отличавшему его от всех в</text:p>
      <text:p text:style-name="Standard"><text:s text:c="2"/>этой гостиной.</text:p>
      <text:p text:style-name="Standard"><text:s text:c="7"/>-- C'est bien aimable à vous, <text:s/>monsieur <text:s/>Pierre, <text:s/>d'être venu <text:s/>voir une</text:p>
      <text:p text:style-name="Standard"><text:s text:c="2"/>pauvre <text:s/>malade, <text:s/>[43] <text:s/>-- <text:s/>сказала <text:s/>ему <text:s/>Анна <text:s/>Павловна, <text:s/>испуганно</text:p>
      <text:p text:style-name="Standard"><text:s text:c="2"/>переглядываясь <text:s/>с тетушкой, <text:s/>к которой она <text:s/>подводила <text:s/>его. <text:s/>Пьер <text:s/>пробурлил</text:p>
      <text:p text:style-name="Standard"><text:s text:c="2"/>что-то непонятное и продолжал отыскивать что-то глазами. Он радостно, весело</text:p>
      <text:p text:style-name="Standard"><text:s text:c="2"/>улыбнулся, <text:s/>кланяясь маленькой княгине, как <text:s/>близкой знакомой, и <text:s/>подошел <text:s/>к</text:p>
      <text:p text:style-name="Standard"><text:s text:c="2"/>тетушке. Страх Анны Павловны был не напрасен, <text:s/>потому что Пьер, <text:s/>не дослушав</text:p>
      <text:p text:style-name="Standard"><text:s text:c="2"/>речи <text:s/>тетушки <text:s/>о <text:s/>здоровье <text:s/>ее <text:s/>величества, <text:s/>отошел <text:s/>от <text:s/>нее. Анна <text:s/>Павловна</text:p>
      <text:p text:style-name="Standard"><text:s text:c="2"/>испуганно остановила его словами:</text:p>
      <text:p text:style-name="Standard"><text:s text:c="7"/>-- Вы не знаете аббата Морио? он очень интересный человек... -- сказала</text:p>
      <text:p text:style-name="Standard"><text:s text:c="2"/>она.</text:p>
      <text:p text:style-name="Standard"><text:s text:c="7"/>-- Да, я слышал про <text:s/>его план <text:s/>вечного мира, и это очень <text:s/>интересно, но</text:p>
      <text:p text:style-name="Standard"><text:s text:c="2"/>едва ли возможно...</text:p>
      <text:p text:style-name="Standard"><text:s text:c="7"/>-- Вы думаете?... -- сказала Анна Павловна, чтобы сказать <text:s/>что-нибудь и</text:p>
      <text:p text:style-name="Standard"><text:s text:c="2"/>вновь обратиться <text:s/>к <text:s/>своим <text:s/>занятиям хозяйки дома, но <text:s/>Пьер <text:s/>сделал обратную</text:p>
      <text:p text:style-name="Standard"><text:s text:c="2"/>неучтивость. <text:s/>Прежде <text:s/>он, <text:s/>не <text:s/>дослушав слов <text:s/>собеседницы, ушел; <text:s/>теперь <text:s/>он</text:p>
      <text:p text:style-name="Standard"><text:s text:c="2"/>остановил своим разговором собеседницу, которой нужно было от него уйти. Он,</text:p>
      <text:p text:style-name="Standard"><text:soft-page-break/><text:s text:c="2"/>нагнув голову <text:s/>и расставив большие <text:s/>ноги, <text:s/>стал <text:s/>доказывать <text:s/>Анне <text:s/>Павловне,</text:p>
      <text:p text:style-name="Standard"><text:s text:c="2"/>почему он полагал, что план аббата был химера.</text:p>
      <text:p text:style-name="Standard"><text:s text:c="7"/>-- Мы после поговорим, -- сказала Анна Павловна, улыбаясь.</text:p>
      <text:p text:style-name="Standard"><text:s text:c="7"/>И, отделавшись от молодого человека, не умеющего жить, она возвратилась</text:p>
      <text:p text:style-name="Standard"><text:s text:c="2"/>к своим <text:s/>занятиям хозяйки дома и продолжала прислушиваться и приглядываться,</text:p>
      <text:p text:style-name="Standard"><text:s text:c="2"/>готовая <text:s/>подать <text:s/>помощь на тот пункт, <text:s/>где <text:s/>ослабевал <text:s/>разговор. <text:s/>Как хозяин</text:p>
      <text:p text:style-name="Standard"><text:s text:c="2"/>прядильной <text:s/>мастерской, <text:s/>посадив <text:s/>работников <text:s/>по <text:s/>местам, <text:s/>прохаживается <text:s/>по</text:p>
      <text:p text:style-name="Standard"><text:s text:c="2"/>заведению, замечая неподвижность или непривычный, скрипящий, слишком громкий</text:p>
      <text:p text:style-name="Standard"><text:s text:c="2"/>звук веретена, торопливо идет, сдерживает или пускает его в надлежащий <text:s/>ход,</text:p>
      <text:p text:style-name="Standard"><text:s text:c="2"/>так <text:s/>и <text:s text:c="2"/>Анна <text:s/>Павловна, <text:s text:c="2"/>прохаживаясь <text:s/>по <text:s text:c="2"/>своей <text:s/>гостиной, <text:s/>подходила <text:s/>к</text:p>
      <text:p text:style-name="Standard"><text:s text:c="2"/>замолкнувшему <text:s/>или слишком <text:s/>много <text:s/>говорившему <text:s/>кружку и <text:s/>одним <text:s/>словом <text:s/>или</text:p>
      <text:p text:style-name="Standard"><text:s text:c="2"/>перемещением <text:s/>опять <text:s/>заводила равномерную, <text:s/>приличную разговорную машину. Но</text:p>
      <text:p text:style-name="Standard"><text:s text:c="2"/>среди этих забот все виден был в ней особенный страх за Пьера. Она заботливо</text:p>
      <text:p text:style-name="Standard"><text:s text:c="2"/>поглядывала на него в то время, как он <text:s/>подошел послушать то, что говорилось</text:p>
      <text:p text:style-name="Standard"><text:s text:c="2"/>около <text:s/>Мортемара, и отошел к другому <text:s/>кружку, <text:s/>где говорил аббат. Для Пьера,</text:p>
      <text:p text:style-name="Standard"><text:s text:c="2"/>воспитанного за границей, этот вечер Анны Павловны <text:s/>был первый, <text:s/>который <text:s/>он</text:p>
      <text:p text:style-name="Standard"><text:s text:c="2"/>видел в России. Он знал, <text:s/>что тут собрана вся интеллигенция <text:s/>Петербурга, и у</text:p>
      <text:p text:style-name="Standard"><text:s text:c="2"/>него, <text:s/>как <text:s/>у ребенка в игрушечной <text:s/>лавке, разбегались глаза. <text:s/>Он все боялся</text:p>
      <text:p text:style-name="Standard"><text:s text:c="2"/>пропустить умные разговоры, которые он может <text:s/>услыхать. Глядя на уверенные и</text:p>
      <text:p text:style-name="Standard"><text:s text:c="2"/>изящные выражения лиц, собранных <text:s/>здесь, он <text:s/>все <text:s/>ждал <text:s/>чего-нибудь особенно</text:p>
      <text:p text:style-name="Standard"><text:s text:c="2"/>умного. Наконец, <text:s/>он подошел к Морио. Разговор показался ему интересен, и он</text:p>
      <text:p text:style-name="Standard"><text:s text:c="2"/>остановился, ожидая случая высказать свои мысли, как это любят молодые люди.</text:p>
      <text:p text:style-name="Standard"><text:s text:c="2"/></text:p>
      <text:p text:style-name="Standard"><text:s text:c="2"/></text:p>
      <text:p text:style-name="Standard">III.</text:p>
      <text:p text:style-name="Standard"></text:p>
      <text:p text:style-name="Standard"></text:p>
      <text:p text:style-name="Standard"><text:s text:c="2"/></text:p>
      <text:p text:style-name="Standard"><text:s text:c="7"/>Вечер Анны Павловны был пущен. Веретена с разных сторон равномерно и не</text:p>
      <text:p text:style-name="Standard"><text:s text:c="2"/>умолкая шумели. <text:s/>Кроме ma tante, около которой <text:s/>сидела <text:s/>только <text:s/>одна пожилая</text:p>
      <text:p text:style-name="Standard"><text:s text:c="2"/>дама с <text:s/>исплаканным, худым лицом, несколько чужая в этом блестящем обществе,</text:p>
      <text:p text:style-name="Standard"><text:s text:c="2"/>общество разбилось на три кружка. В одном, более мужском, центром был аббат;</text:p>
      <text:p text:style-name="Standard"><text:s text:c="2"/>в другом, молодом, красавица-княжна Элен, дочь князя Василия, и хорошенькая,</text:p>
      <text:p text:style-name="Standard"><text:s text:c="2"/>румяная, слишком полная по своей молодости, маленькая княгиня Болконская. <text:s/>В</text:p>
      <text:p text:style-name="Standard"><text:s text:c="2"/>третьем Мортемар и Анна Павловна.</text:p>
      <text:p text:style-name="Standard"><text:s text:c="7"/>Виконт был <text:s/>миловидный, с мягкими чертами <text:s/>и приемами, молодой человек,</text:p>
      <text:p text:style-name="Standard"><text:s text:c="2"/>очевидно считавший себя знаменитостью, <text:s/>но, <text:s/>по благовоспитанности, <text:s/>скромно</text:p>
      <text:p text:style-name="Standard"><text:s text:c="2"/>предоставлявший <text:s/>пользоваться собой тому обществу, в <text:s/>котором <text:s/>он находился.</text:p>
      <text:p text:style-name="Standard"><text:s text:c="2"/>Анна Павловна, <text:s/>очевидно, угощала <text:s/>им своих <text:s/>гостей. Как хороший метрд`отель</text:p>
      <text:p text:style-name="Standard"><text:s text:c="2"/>подает как <text:s/>нечто <text:s/>сверхъестественно-прекрасное тот кусок говядины, <text:s/>который</text:p>
      <text:p text:style-name="Standard"><text:s text:c="2"/>есть не захочется, <text:s/>если <text:s/>увидать его в грязной кухне, так <text:s/>в нынешний вечер</text:p>
      <text:p text:style-name="Standard"><text:s text:c="2"/>Анна <text:s/>Павловна сервировала своим гостям сначала <text:s/>виконта, <text:s/>потом аббата, как</text:p>
      <text:p text:style-name="Standard"><text:s text:c="2"/>что-то сверхъестественно утонченное. В кружке Мортемара заговорили тотчас об</text:p>
      <text:p text:style-name="Standard"><text:s text:c="2"/>убиении герцога Энгиенского. Виконт <text:s/>сказал, <text:s/>что герцог Энгиенский погиб от</text:p>
      <text:p text:style-name="Standard"><text:s text:c="2"/>своего великодушия, и что были особенные причины озлобления Бонапарта.</text:p>
      <text:p text:style-name="Standard"><text:s text:c="7"/>-- Ah! voyons. Contez-nous cela, vicomte, [44] -- сказала Анна</text:p>
      <text:p text:style-name="Standard"><text:s text:c="2"/>Павловна, <text:s/>с <text:s/>радостью <text:s/>чувствуя, <text:s/>как <text:s/>чем-то à <text:s/>la Louis <text:s/>XV [45]</text:p>
      <text:p text:style-name="Standard"><text:s text:c="2"/>отзывалась эта фраза, -- contez-nous cela, vicomte.</text:p>
      <text:p text:style-name="Standard"><text:s text:c="7"/>Виконт поклонился в знак покорности <text:s/>и учтиво улыбнулся. <text:s/>Анна Павловна</text:p>
      <text:p text:style-name="Standard"><text:s text:c="2"/>сделала круг около виконта и пригласила всех слушать его рассказ.</text:p>
      <text:p text:style-name="Standard"><text:s text:c="7"/>-- Le vicomte a été personnellement connu de monseigneur, [46]</text:p>
      <text:p text:style-name="Standard"><text:s text:c="2"/>-- <text:s/>шепнула Анна <text:s/>Павловна <text:s/>одному. -- <text:s/>Le vicomte <text:s/>est un parfait <text:s/>conteur,</text:p>
      <text:p text:style-name="Standard"><text:soft-page-break/><text:s text:c="2"/>[47] -- проговорила <text:s/>она другому. -- <text:s/>Comme <text:s/>on <text:s/>voit l'homme de la</text:p>
      <text:p text:style-name="Standard"><text:s text:c="2"/>bonne compagnie, <text:s/>[48] -- сказала она <text:s/>третьему; и виконт был подан</text:p>
      <text:p text:style-name="Standard"><text:s text:c="2"/>обществу в самом изящном <text:s/>и выгодном для него <text:s/>свете, как ростбиф на горячем</text:p>
      <text:p text:style-name="Standard"><text:s text:c="2"/>блюде, посыпанный зеленью.</text:p>
      <text:p text:style-name="Standard"><text:s text:c="7"/>Виконт хотел уже начать свой рассказ и тонко улыбнулся.</text:p>
      <text:p text:style-name="Standard"><text:s text:c="7"/>-- <text:s/>Переходите <text:s/>сюда, <text:s/>chère <text:s/>Hélène, <text:s/>[49] <text:s/>-- <text:s/>сказала <text:s/>Анна</text:p>
      <text:p text:style-name="Standard"><text:s text:c="2"/>Павловна красавице-княжне, <text:s/>которая <text:s/>сидела поодаль, составляя центр другого</text:p>
      <text:p text:style-name="Standard"><text:s text:c="2"/>кружка.</text:p>
      <text:p text:style-name="Standard"><text:s text:c="7"/>Княжна <text:s/>Элен <text:s/>улыбалась; она поднялась с <text:s/>тою же неизменяющеюся улыбкой</text:p>
      <text:p text:style-name="Standard"><text:s text:c="2"/>вполне красивой женщины, <text:s/>с которою <text:s/>она вошла в гостиную. Слегка шумя своею</text:p>
      <text:p text:style-name="Standard"><text:s text:c="2"/>белою <text:s/>бальною <text:s/>робой, <text:s/>убранною <text:s/>плющем и <text:s/>мохом, <text:s/>и <text:s/>блестя белизною плеч,</text:p>
      <text:p text:style-name="Standard"><text:s text:c="2"/>глянцем волос <text:s/>и брильянтов, <text:s/>она <text:s/>прошла <text:s/>между расступившимися мужчинами и</text:p>
      <text:p text:style-name="Standard"><text:s text:c="2"/>прямо, не глядя ни на кого, <text:s/>но всем улыбаясь и как бы любезно <text:s/>предоставляя</text:p>
      <text:p text:style-name="Standard"><text:s text:c="2"/>каждому право любоваться красотою своего стана, полных плеч, очень открытой,</text:p>
      <text:p text:style-name="Standard"><text:s text:c="2"/>по тогдашней <text:s/>моде, груди и <text:s/>спины, и как <text:s/>будто <text:s/>внося <text:s/>с собою блеск бала,</text:p>
      <text:p text:style-name="Standard"><text:s text:c="2"/>подошла к Анне Павловне. <text:s/>Элен была так хороша, что не <text:s/>только не было в ней</text:p>
      <text:p text:style-name="Standard"><text:s text:c="2"/>заметно и тени кокетства, но, напротив, ей как будто <text:s/>совестно было <text:s/>за свою</text:p>
      <text:p text:style-name="Standard"><text:s text:c="2"/>несомненную и слишком сильно и <text:s/>победительно-действующую <text:s/>красоту. <text:s/>Она <text:s/>как</text:p>
      <text:p text:style-name="Standard"><text:s text:c="2"/>будто <text:s/>желала <text:s/>и <text:s/>не могла <text:s/>умалить <text:s/>действие своей <text:s/>красоты. <text:s/>Quelle <text:s/>belle</text:p>
      <text:p text:style-name="Standard"><text:s text:c="2"/>personne! [50] говорил каждый, кто ее видел.</text:p>
      <text:p text:style-name="Standard"><text:s text:c="7"/>Как <text:s/>будто <text:s/>пораженный <text:s/>чем-то необычайным, <text:s/>виконт <text:s/>пожал плечами и <text:s/>о</text:p>
      <text:p text:style-name="Standard"><text:s text:c="2"/>опустил глаза в то время, как она усаживалась перед ним и освещала и его все</text:p>
      <text:p text:style-name="Standard"><text:s text:c="2"/>тою же неизменною улыбкой.</text:p>
      <text:p text:style-name="Standard"><text:s text:c="7"/>-- <text:s/>Madame, <text:s/>je <text:s/>crains pour <text:s/>mes <text:s/>moyens devant un <text:s/>pareil <text:s/>auditoire,</text:p>
      <text:p text:style-name="Standard"><text:s text:c="2"/>[51] сказал он, наклоняя с улыбкой голову.</text:p>
      <text:p text:style-name="Standard"><text:s text:c="7"/>Княжна облокотила свою открытую полную руку на столик и не нашла нужным</text:p>
      <text:p text:style-name="Standard"><text:s text:c="2"/>что-либо <text:s/>сказать. <text:s/>Она <text:s/>улыбаясь ждала. <text:s/>Во <text:s/>все время рассказа она <text:s/>сидела</text:p>
      <text:p text:style-name="Standard"><text:s text:c="2"/>прямо, <text:s/>посматривая изредка то <text:s/>на свою <text:s/>полную <text:s/>красивую руку, <text:s/>которая <text:s/>от</text:p>
      <text:p text:style-name="Standard"><text:s text:c="2"/>давления на стол <text:s/>изменила <text:s/>свою форму, <text:s/>то на еще <text:s/>более красивую грудь, на</text:p>
      <text:p text:style-name="Standard"><text:s text:c="2"/>которой <text:s/>она <text:s/>поправляла <text:s/>брильянтовое <text:s/>ожерелье; <text:s/>поправляла <text:s/>несколько раз</text:p>
      <text:p text:style-name="Standard"><text:s text:c="2"/>складки <text:s/>своего платья и, когда рассказ производил впечатление, оглядывалась</text:p>
      <text:p text:style-name="Standard"><text:s text:c="2"/>на <text:s/>Анну Павловну и тотчас же принимала то самое выражение, <text:s/>которое было на</text:p>
      <text:p text:style-name="Standard"><text:s text:c="2"/>лице <text:s/>фрейлины, и потом опять <text:s/>успокоивалась в сияющей улыбке. Вслед за Элен</text:p>
      <text:p text:style-name="Standard"><text:s text:c="2"/>перешла и маленькая княгиня от чайного стола.</text:p>
      <text:p text:style-name="Standard"><text:s text:c="7"/>-- <text:s/>Attendez <text:s/>moi, <text:s/>je <text:s/>vais <text:s/>prendre <text:s text:c="2"/>mon <text:s/>ouvrage,[52] <text:s text:c="2"/>--</text:p>
      <text:p text:style-name="Standard"><text:s text:c="2"/>проговорила <text:s/>она. <text:s/>-- Voyons, à quoi pensez-vous? -- обратилась она к <text:s/>князю</text:p>
      <text:p text:style-name="Standard"><text:s text:c="2"/>Ипполиту: -- apportez-moi mon ridicule.[53]</text:p>
      <text:p text:style-name="Standard"><text:s text:c="7"/>Княгиня, улыбаясь <text:s/>и говоря со всеми, <text:s/>вдруг произвела перестановку <text:s/>и,</text:p>
      <text:p text:style-name="Standard"><text:s text:c="2"/>усевшись, весело оправилась.</text:p>
      <text:p text:style-name="Standard"><text:s text:c="7"/>-- <text:s/>Теперь мне <text:s/>хорошо, <text:s/>-- <text:s/>приговаривала <text:s/>она <text:s/>и, попросив <text:s/>начинать,</text:p>
      <text:p text:style-name="Standard"><text:s text:c="2"/>принялась за работу.</text:p>
      <text:p text:style-name="Standard"><text:s text:c="7"/>Князь Ипполит перенес ей ридикюль, перешел за нею и, близко придвинув к</text:p>
      <text:p text:style-name="Standard"><text:s text:c="2"/>ней кресло, сел подле нее.</text:p>
      <text:p text:style-name="Standard"><text:s text:c="7"/>Le <text:s/>charmant <text:s/>Hippolyte <text:s/>[54] <text:s/>поражал <text:s/>своим <text:s text:c="2"/>необыкновенным</text:p>
      <text:p text:style-name="Standard"><text:s text:c="2"/>сходством с <text:s/>сестрою-красавицей и еще более тем, что, <text:s/>несмотря на сходство,</text:p>
      <text:p text:style-name="Standard"><text:s text:c="2"/>он был поразительно дурен собой. Черты его лица <text:s/>были те же, как и у сестры,</text:p>
      <text:p text:style-name="Standard"><text:s text:c="2"/>но <text:s/>у той все освещалось жизнерадостною, самодовольною, молодою, <text:s/>неизменною</text:p>
      <text:p text:style-name="Standard"><text:s text:c="2"/>улыбкой жизни и необычайною, античною красотой <text:s/>тела; у брата, <text:s/>напротив, то</text:p>
      <text:p text:style-name="Standard"><text:s text:c="2"/>же <text:s/>лицо <text:s/>было <text:s/>отуманено <text:s/>идиотизмом <text:s/>и <text:s/>неизменно <text:s/>выражало <text:s/>самоуверенную</text:p>
      <text:p text:style-name="Standard"><text:s text:c="2"/>брюзгливость, а тело было худощаво и слабо. Глаза, нос, рот -- все сжималось</text:p>
      <text:p text:style-name="Standard"><text:s text:c="2"/>как будто в <text:s/>одну <text:s/>неопределенную <text:s/>и скучную гримасу, а <text:s/>руки и ноги <text:s/>всегда</text:p>
      <text:p text:style-name="Standard"><text:s text:c="2"/>принимали неестественное положение.</text:p>
      <text:p text:style-name="Standard"><text:soft-page-break/><text:s text:c="7"/>-- Ce n'est pas une histoire de revenants? [55] -- сказал <text:s/>он,</text:p>
      <text:p text:style-name="Standard"><text:s text:c="2"/>усевшись подле княгини и торопливо пристроив к глазам свой лорнет, как будто</text:p>
      <text:p text:style-name="Standard"><text:s text:c="2"/>без этого инструмента он не мог начать говорить.</text:p>
      <text:p text:style-name="Standard"><text:s text:c="7"/>-- <text:s/>Mais <text:s/>non, <text:s/>mon <text:s/>cher, <text:s/>[56] <text:s/>-- <text:s/>пожимая плечами, <text:s/>сказал</text:p>
      <text:p text:style-name="Standard"><text:s text:c="2"/>удивленный рассказчик.</text:p>
      <text:p text:style-name="Standard"><text:s text:c="7"/>-- <text:s/>C'est <text:s/>que je déteste les histoires <text:s/>de revenants, [57] --</text:p>
      <text:p text:style-name="Standard"><text:s text:c="2"/>сказал он таким тоном, что видно было, -- <text:s/>он сказал эти слова, а потом <text:s/>уже</text:p>
      <text:p text:style-name="Standard"><text:s text:c="2"/>понял, что они значили.</text:p>
      <text:p text:style-name="Standard"><text:s text:c="7"/>Из-за самоуверенности, с которой он говорил, никто не мог понять, очень</text:p>
      <text:p text:style-name="Standard"><text:s text:c="2"/>ли <text:s/>умно или очень глупо <text:s/>то, что он сказал. Он <text:s/>был в темнозеленом фраке, в</text:p>
      <text:p text:style-name="Standard"><text:s text:c="2"/>панталонах <text:s/>цвета <text:s/>cuisse <text:s/>de <text:s/>nymphe <text:s/>effrayée, [58] <text:s/>как <text:s/>он <text:s/>сам</text:p>
      <text:p text:style-name="Standard"><text:s text:c="2"/>говорил, в чулках и башмаках.</text:p>
      <text:p text:style-name="Standard"><text:s text:c="7"/>Vicomte <text:s/>[59] <text:s/>рассказал <text:s/>очень <text:s/>мило <text:s/>о <text:s/>том <text:s/>ходившем <text:s/>тогда</text:p>
      <text:p text:style-name="Standard"><text:s text:c="2"/>анекдоте, <text:s/>что <text:s/>герцог <text:s/>Энгиенский тайно ездил в Париж для свидания <text:s/>с m-lle</text:p>
      <text:p text:style-name="Standard"><text:s text:c="2"/>George, [60] и что <text:s/>там <text:s/>он встретился с Бонапарте, <text:s/>пользовавшимся</text:p>
      <text:p text:style-name="Standard"><text:s text:c="2"/>тоже <text:s/>милостями знаменитой актрисы, <text:s/>и <text:s/>что <text:s/>там, <text:s/>встретившись с <text:s/>герцогом,</text:p>
      <text:p text:style-name="Standard"><text:s text:c="2"/>Наполеон случайно упал в тот обморок, которому он был подвержен, и находился</text:p>
      <text:p text:style-name="Standard"><text:s text:c="2"/>во <text:s/>власти <text:s/>герцога, <text:s/>которой <text:s/>герцог <text:s/>не <text:s/>воспользовался, но <text:s/>что Бонапарте</text:p>
      <text:p text:style-name="Standard"><text:s text:c="2"/>впоследствии за это-то великодушие и отмстил смертью герцогу.</text:p>
      <text:p text:style-name="Standard"><text:s text:c="7"/>Рассказ был очень мил <text:s/>и интересен, особенно в том месте, где соперники</text:p>
      <text:p text:style-name="Standard"><text:s text:c="2"/>вдруг узнают друг друга, и дамы, казалось, были в волнении.</text:p>
      <text:p text:style-name="Standard"><text:s text:c="7"/>-- <text:s/>Charmant, <text:s/>[61] <text:s/>-- <text:s/>сказала <text:s/>Анна <text:s/>Павловна, <text:s/>оглядываясь</text:p>
      <text:p text:style-name="Standard"><text:s text:c="2"/>вопросительно на маленькую княгиню.</text:p>
      <text:p text:style-name="Standard"><text:s text:c="7"/>-- Charmant, -- <text:s/>прошептала маленькая <text:s/>княгиня, втыкая иголку в работу,</text:p>
      <text:p text:style-name="Standard"><text:s text:c="2"/>как будто в знак того, что интерес и прелесть рассказа мешают <text:s/>ей продолжать</text:p>
      <text:p text:style-name="Standard"><text:s text:c="2"/>работу.</text:p>
      <text:p text:style-name="Standard"><text:s text:c="7"/>Виконт оценил <text:s/>эту молчаливую похвалу и, <text:s/>благодарно <text:s/>улыбнувшись, стал</text:p>
      <text:p text:style-name="Standard"><text:s text:c="2"/>продолжать; но в это время Анна Павловна, все поглядывавшая на страшного для</text:p>
      <text:p text:style-name="Standard"><text:s text:c="2"/>нее <text:s/>молодого <text:s/>человека, заметила, что <text:s/>он <text:s/>что-то <text:s/>слишком <text:s/>горячо и громко</text:p>
      <text:p text:style-name="Standard"><text:s text:c="2"/>говорит с аббатом, и поспешила на <text:s/>помощь <text:s/>к <text:s/>опасному месту. Действительно,</text:p>
      <text:p text:style-name="Standard"><text:s text:c="2"/>Пьеру <text:s/>удалось <text:s/>завязать с <text:s/>аббатом <text:s/>разговор о политическом <text:s/>равновесии, <text:s/>и</text:p>
      <text:p text:style-name="Standard"><text:s text:c="2"/>аббат, видимо <text:s/>заинтересованный <text:s/>простодушной горячностью молодого человека,</text:p>
      <text:p text:style-name="Standard"><text:s text:c="2"/>развивал <text:s/>перед ним свою <text:s/>любимую <text:s/>идею. Оба слишком оживленно и естественно</text:p>
      <text:p text:style-name="Standard"><text:s text:c="2"/>слушали и говорили, и это-то не понравилось Анне Павловне.</text:p>
      <text:p text:style-name="Standard"><text:s text:c="7"/>-- Средство <text:s/>-- Европейское равновесие <text:s/>и droit des gens, [62]</text:p>
      <text:p text:style-name="Standard"><text:s text:c="2"/>-- говорил <text:s/>аббат. -- Стоит одному могущественному государству, как <text:s/>Россия,</text:p>
      <text:p text:style-name="Standard"><text:s text:c="2"/>прославленному за варварство, <text:s/>стать <text:s/>бескорыстно во <text:s/>главе союза, <text:s/>имеющего</text:p>
      <text:p text:style-name="Standard"><text:s text:c="2"/>целью равновесие Европы, -- и она спасет мир!</text:p>
      <text:p text:style-name="Standard"><text:s text:c="7"/>-- <text:s/>Как же <text:s/>вы <text:s/>найдете <text:s/>такое равновесие? -- начал было Пьер; но в это</text:p>
      <text:p text:style-name="Standard"><text:s text:c="2"/>время подошла Анна Павловна <text:s/>и, строго взглянув на Пьера, спросила итальянца</text:p>
      <text:p text:style-name="Standard"><text:s text:c="2"/>о том, как он <text:s/>переносит <text:s/>здешний климат. Лицо итальянца вдруг изменилось <text:s/>и</text:p>
      <text:p text:style-name="Standard"><text:s text:c="2"/>приняло <text:s/>оскорбительно <text:s/>притворно-сладкое выражение, которое, <text:s/>видимо, <text:s/>было</text:p>
      <text:p text:style-name="Standard"><text:s text:c="2"/>привычно ему в разговоре с женщинами.</text:p>
      <text:p text:style-name="Standard"><text:s text:c="7"/>-- Я так очарован прелестями ума <text:s/>и образования общества, в особенности</text:p>
      <text:p text:style-name="Standard"><text:s text:c="2"/>женского, в которое <text:s/>я имел счастье быть принят, что не успел еще подумать о</text:p>
      <text:p text:style-name="Standard"><text:s text:c="2"/>климате, -- сказал он.</text:p>
      <text:p text:style-name="Standard"><text:s text:c="7"/>Не выпуская уже аббата и <text:s/>Пьера, Анна Павловна <text:s/>для удобства наблюдения</text:p>
      <text:p text:style-name="Standard"><text:s text:c="2"/>присоединила их к общему кружку.</text:p>
      <text:p text:style-name="Standard"><text:s text:c="7"/>IV.</text:p>
      <text:p text:style-name="Standard"><text:s text:c="2"/></text:p>
      <text:p text:style-name="Standard"><text:s text:c="7"/>В <text:s/>это время в <text:s/>гостиную вошло новое лицо. Новое <text:s/>лицо это <text:s/>был молодой</text:p>
      <text:p text:style-name="Standard"><text:s text:c="2"/>князь <text:s/>Андрей <text:s/>Болконский, <text:s/>муж <text:s/>маленькой <text:s/>княгини. <text:s/>Князь <text:s/>Болконский <text:s/>был</text:p>
      <text:p text:style-name="Standard"><text:soft-page-break/><text:s text:c="2"/>небольшого роста, весьма красивый молодой <text:s/>человек с определенными и <text:s/>сухими</text:p>
      <text:p text:style-name="Standard"><text:s text:c="2"/>чертами. Все в его фигуре, начиная от усталого, скучающего взгляда до тихого</text:p>
      <text:p text:style-name="Standard"><text:s text:c="2"/>мерного шага, представляло самую <text:s/>резкую противоположность <text:s/>с его маленькою,</text:p>
      <text:p text:style-name="Standard"><text:s text:c="2"/>оживленною женой. Ему, видимо, все бывшие в гостиной не только были знакомы,</text:p>
      <text:p text:style-name="Standard"><text:s text:c="2"/>но <text:s/>уж <text:s/>надоели ему так, что и смотреть на них <text:s/>и слушать их <text:s/>ему было очень</text:p>
      <text:p text:style-name="Standard"><text:s text:c="2"/>скучно. <text:s/>Из <text:s/>всех <text:s/>же <text:s/>прискучивших <text:s/>ему <text:s/>лиц, <text:s/>лицо <text:s/>его хорошенькой <text:s/>жены,</text:p>
      <text:p text:style-name="Standard"><text:s text:c="2"/>казалось, больше всех ему надоело. С гримасой, <text:s/>портившею его красивое лицо,</text:p>
      <text:p text:style-name="Standard"><text:s text:c="2"/>он отвернулся от нее. Он поцеловал руку Анны Павловны и, щурясь, оглядел все</text:p>
      <text:p text:style-name="Standard"><text:s text:c="2"/>общество.</text:p>
      <text:p text:style-name="Standard"><text:s text:c="7"/>-- <text:s/>Vous <text:s/>vous enrôlez pour <text:s/>la <text:s/>guerre, mon prince? <text:s/>[63] <text:s/>--</text:p>
      <text:p text:style-name="Standard"><text:s text:c="2"/>сказала Анна Павловна.</text:p>
      <text:p text:style-name="Standard"><text:s text:c="7"/>-- Le <text:s/>général <text:s/>Koutouzoff, -- сказал <text:s/>Болконский, <text:s/>ударяя на последнем</text:p>
      <text:p text:style-name="Standard"><text:s text:c="2"/>слоге zoff, как <text:s/>француз, <text:s/>-- <text:s/>a <text:s/>bien <text:s/>voulu de <text:s/>moi <text:s/>pour <text:s/>aide-de-camp...</text:p>
      <text:p text:style-name="Standard"><text:s text:c="2"/>[64]</text:p>
      <text:p text:style-name="Standard"><text:s text:c="7"/>-- Et Lise, votre femme? [65]</text:p>
      <text:p text:style-name="Standard"><text:s text:c="7"/>-- Она поедет в деревню.</text:p>
      <text:p text:style-name="Standard"><text:s text:c="7"/>-- Как вам не грех лишать нас вашей прелестной жены?</text:p>
      <text:p text:style-name="Standard"><text:s text:c="7"/>-- André, [66] -- <text:s/>сказала <text:s/>его жена, обращаясь <text:s/>к мужу тем же</text:p>
      <text:p text:style-name="Standard"><text:s text:c="2"/>кокетливым тоном, каким она <text:s/>обращалась <text:s/>к посторонним, -- какую историю нам</text:p>
      <text:p text:style-name="Standard"><text:s text:c="2"/>рассказал виконт о m-lle Жорж и Бонапарте!</text:p>
      <text:p text:style-name="Standard"><text:s text:c="7"/>Князь <text:s/>Андрей <text:s/>зажмурился и <text:s/>отвернулся. <text:s/>Пьер, со времени входа <text:s/>князя</text:p>
      <text:p text:style-name="Standard"><text:s text:c="2"/>Андрея в гостиную не спускавший с него радостных, дружелюбных <text:s/>глаз, подошел</text:p>
      <text:p text:style-name="Standard"><text:s text:c="2"/>к <text:s/>нему и взял <text:s/>его за <text:s/>руку. Князь Андрей, не <text:s/>оглядываясь, морщил <text:s/>лицо <text:s/>в</text:p>
      <text:p text:style-name="Standard"><text:s text:c="2"/>гримасу, выражавшую досаду <text:s/>на <text:s/>того, <text:s/>кто трогает <text:s/>его <text:s/>за руку, но, увидав</text:p>
      <text:p text:style-name="Standard"><text:s text:c="2"/>улыбающееся лицо Пьера, улыбнулся неожиданно-доброй и приятной улыбкой.</text:p>
      <text:p text:style-name="Standard"><text:s text:c="7"/>-- Вот как!... И ты в большом свете! -- сказал он Пьеру.</text:p>
      <text:p text:style-name="Standard"><text:s text:c="7"/>-- Я знал, что вы будете, -- отвечал Пьер. <text:s/>-- <text:s/>Я приеду к вам ужинать,</text:p>
      <text:p text:style-name="Standard"><text:s text:c="2"/>-- <text:s/>прибавил <text:s/>он <text:s/>тихо, <text:s/>чтобы не <text:s/>мешать <text:s/>виконту, <text:s/>который продолжал <text:s/>свой</text:p>
      <text:p text:style-name="Standard"><text:s text:c="2"/>рассказ. -- Можно?</text:p>
      <text:p text:style-name="Standard"><text:s text:c="7"/>-- Нет, нельзя, -- сказал <text:s/>князь <text:s/>Андрей <text:s/>смеясь, <text:s/>пожатием <text:s/>руки давая</text:p>
      <text:p text:style-name="Standard"><text:s text:c="2"/>знать Пьеру, что этого не нужно спрашивать.</text:p>
      <text:p text:style-name="Standard"><text:s text:c="7"/>Он что-то хотел <text:s/>сказать еще, но в это <text:s/>время поднялся князь <text:s/>Василий с</text:p>
      <text:p text:style-name="Standard"><text:s text:c="2"/>дочерью, и два молодых человека встали, чтобы дать им дорогу.</text:p>
      <text:p text:style-name="Standard"><text:s text:c="7"/>-- <text:s/>Вы <text:s/>меня <text:s/>извините, <text:s/>мой <text:s/>милый <text:s/>виконт, <text:s/>-- сказал <text:s/>князь <text:s/>Василий</text:p>
      <text:p text:style-name="Standard"><text:s text:c="2"/>французу, ласково притягивая его за рукав вниз к стулу, чтоб он не <text:s/>вставал.</text:p>
      <text:p text:style-name="Standard"><text:s text:c="2"/>-- <text:s/>Этот <text:s/>несчастный <text:s/>праздник <text:s/>у <text:s/>посланника <text:s/>лишает <text:s/>меня <text:s/>удовольствия <text:s/>и</text:p>
      <text:p text:style-name="Standard"><text:s text:c="2"/>прерывает <text:s/>вас. <text:s/>Очень мне <text:s/>грустно <text:s/>покидать ваш <text:s/>восхитительный <text:s/>вечер, --</text:p>
      <text:p text:style-name="Standard"><text:s text:c="2"/>сказал он Анне Павловне.</text:p>
      <text:p text:style-name="Standard"><text:s text:c="7"/>Дочь его, княжна Элен, слегка придерживая <text:s/>складки платья, пошла <text:s/>между</text:p>
      <text:p text:style-name="Standard"><text:s text:c="2"/>стульев, <text:s/>и улыбка <text:s/>сияла <text:s/>еще <text:s/>светлее на ее прекрасном лице. Пьер <text:s/>смотрел</text:p>
      <text:p text:style-name="Standard"><text:s text:c="2"/>почти <text:s/>испуганными, <text:s/>восторженными <text:s/>глазами <text:s/>на <text:s/>эту <text:s/>красавицу, <text:s/>когда <text:s/>она</text:p>
      <text:p text:style-name="Standard"><text:s text:c="2"/>проходила мимо него.</text:p>
      <text:p text:style-name="Standard"><text:s text:c="7"/>-- Очень хороша, -- сказал князь Андрей.</text:p>
      <text:p text:style-name="Standard"><text:s text:c="7"/>-- Очень, -- сказал Пьер.</text:p>
      <text:p text:style-name="Standard"><text:s text:c="7"/>Проходя мимо, князь Василий схватил Пьера <text:s/>за <text:s/>руку <text:s/>и обратился к Анне</text:p>
      <text:p text:style-name="Standard"><text:s text:c="2"/>Павловне.</text:p>
      <text:p text:style-name="Standard"><text:s text:c="7"/>-- Образуйте мне этого медведя, -- сказал <text:s/>он. -- Вот он <text:s/>месяц живет у</text:p>
      <text:p text:style-name="Standard"><text:s text:c="2"/>меня, и в <text:s/>первый раз <text:s/>я его вижу <text:s/>в <text:s/>свете. <text:s/>Ничто <text:s/>так <text:s/>не <text:s/>нужно молодому</text:p>
      <text:p text:style-name="Standard"><text:s text:c="2"/>человеку, как общество умных женщин.</text:p>
      <text:p text:style-name="Standard"><text:s text:c="2"/></text:p>
      <text:p text:style-name="Standard"><text:s text:c="2"/></text:p>
      <text:p text:style-name="Standard">V.</text:p>
      <text:p text:style-name="Standard"><text:soft-page-break/></text:p>
      <text:p text:style-name="Standard"></text:p>
      <text:p text:style-name="Standard"><text:s text:c="2"/></text:p>
      <text:p text:style-name="Standard"><text:s text:c="7"/>Анна Павловна <text:s/>улыбнулась <text:s/>и <text:s/>обещалась <text:s/>заняться Пьером, который, <text:s/>она</text:p>
      <text:p text:style-name="Standard"><text:s text:c="2"/>знала, приходился родня по отцу князю Василью. Пожилая дама, сидевшая прежде</text:p>
      <text:p text:style-name="Standard"><text:s text:c="2"/>с <text:s/>ma tante, торопливо встала и догнала князя Василья в передней. <text:s/>С лица ее</text:p>
      <text:p text:style-name="Standard"><text:s text:c="2"/>исчезла вся <text:s/>прежняя <text:s/>притворность <text:s/>интереса. <text:s/>Доброе, <text:s/>исплаканное лицо <text:s/>ее</text:p>
      <text:p text:style-name="Standard"><text:s text:c="2"/>выражало только беспокойство и страх.</text:p>
      <text:p text:style-name="Standard"><text:s text:c="7"/>-- Что же вы мне скажете, князь, о моем Борисе? -- сказала она, догоняя</text:p>
      <text:p text:style-name="Standard"><text:s text:c="2"/>его в передней. (Она выговаривала имя Борис с <text:s/>особенным ударением на о). --</text:p>
      <text:p text:style-name="Standard"><text:s text:c="2"/>Я не могу оставаться <text:s/>дольше в <text:s/>Петербурге. Скажите, какие <text:s/>известия я <text:s/>могу</text:p>
      <text:p text:style-name="Standard"><text:s text:c="2"/>привезти моему бедному мальчику?</text:p>
      <text:p text:style-name="Standard"><text:s text:c="7"/>Несмотря <text:s/>на <text:s/>то, что <text:s/>князь Василий неохотно и почти <text:s/>неучтиво <text:s/>слушал</text:p>
      <text:p text:style-name="Standard"><text:s text:c="2"/>пожилую <text:s/>даму <text:s/>и <text:s/>даже <text:s/>выказывал <text:s/>нетерпение, <text:s/>она <text:s/>ласково <text:s/>и <text:s/>трогательно</text:p>
      <text:p text:style-name="Standard"><text:s text:c="2"/>улыбалась ему и, чтоб он не ушел, взяла его за руку.</text:p>
      <text:p text:style-name="Standard"><text:s text:c="7"/>-- Что вам стоит сказать слово государю, и <text:s/>он прямо <text:s/>будет переведен в</text:p>
      <text:p text:style-name="Standard"><text:s text:c="2"/>гвардию, -- просила она.</text:p>
      <text:p text:style-name="Standard"><text:s text:c="7"/>-- Поверьте, что я <text:s/>сделаю <text:s/>все, что могу, <text:s/>княгиня, <text:s/>-- отвечал <text:s/>князь</text:p>
      <text:p text:style-name="Standard"><text:s text:c="2"/>Василий, -- но мне трудно просить <text:s/>государя; я бы советовал вам обратиться к</text:p>
      <text:p text:style-name="Standard"><text:s text:c="2"/>Румянцеву, через князя Голицына: это было бы умнее.</text:p>
      <text:p text:style-name="Standard"><text:s text:c="7"/>Пожилая <text:s/>дама <text:s/>носила имя <text:s/>княгини <text:s/>Друбецкой, <text:s/>одной из лучших фамилий</text:p>
      <text:p text:style-name="Standard"><text:s text:c="2"/>России, <text:s/>но она была бедна, давно вышла <text:s/>из света <text:s/>и утратила прежние связи.</text:p>
      <text:p text:style-name="Standard"><text:s text:c="2"/>Она <text:s/>приехала <text:s/>теперь, <text:s/>чтобы <text:s/>выхлопотать <text:s/>определение <text:s/>в <text:s text:c="2"/>гвардию <text:s/>своему</text:p>
      <text:p text:style-name="Standard"><text:s text:c="2"/>единственному сыну. Только затем, чтоб увидеть <text:s/>князя Василия, она назвалась</text:p>
      <text:p text:style-name="Standard"><text:s text:c="2"/>и приехала <text:s/>на <text:s/>вечер к <text:s/>Анне <text:s/>Павловне, <text:s/>только <text:s/>затем она слушала <text:s/>историю</text:p>
      <text:p text:style-name="Standard"><text:s text:c="2"/>виконта. <text:s/>Она <text:s/>испугалась слов <text:s/>князя <text:s/>Василия; <text:s/>когда-то <text:s/>красивое <text:s/>лицо ее</text:p>
      <text:p text:style-name="Standard"><text:s text:c="2"/>выразило озлобление, но это продолжалось только минуту. Она опять улыбнулась</text:p>
      <text:p text:style-name="Standard"><text:s text:c="2"/>и крепче схватила за руку князя Василия.</text:p>
      <text:p text:style-name="Standard"><text:s text:c="7"/>-- <text:s/>Послушайте, <text:s/>князь, -- <text:s/>сказала она, -- я <text:s/>никогда не просила <text:s/>вас,</text:p>
      <text:p text:style-name="Standard"><text:s text:c="2"/>никогда не <text:s/>буду <text:s/>просить, никогда <text:s/>не напоминала вам о дружбе моего <text:s/>отца к</text:p>
      <text:p text:style-name="Standard"><text:s text:c="2"/>вам. Но теперь, я <text:s/>Богом заклинаю вас, сделайте это для моего сына, и я буду</text:p>
      <text:p text:style-name="Standard"><text:s text:c="2"/>считать <text:s/>вас <text:s/>благодетелем, <text:s/>-- <text:s/>торопливо <text:s/>прибавила <text:s/>она. <text:s/>-- <text:s/>Нет, <text:s/>вы не</text:p>
      <text:p text:style-name="Standard"><text:s text:c="2"/>сердитесь, а вы обещайте <text:s/>мне. Я просила Голицына, он <text:s/>отказал. Soyez le bon</text:p>
      <text:p text:style-name="Standard"><text:s text:c="2"/>enfant que vous аvez été, [67] -- говорила она, стараясь улыбаться,</text:p>
      <text:p text:style-name="Standard"><text:s text:c="2"/>тогда как в ее глазах были слезы.</text:p>
      <text:p text:style-name="Standard"><text:s text:c="7"/>-- <text:s/>Папа, <text:s/>мы опоздаем, -- сказала, повернув <text:s/>свою <text:s/>красивую <text:s/>голову на</text:p>
      <text:p text:style-name="Standard"><text:s text:c="2"/>античных плечах, княжна Элен, ожидавшая у двери.</text:p>
      <text:p text:style-name="Standard"><text:s text:c="7"/>Но влияние в свете есть капитал, который надо беречь, чтоб он не исчез.</text:p>
      <text:p text:style-name="Standard"><text:s text:c="2"/>Князь Василий знал это, и, <text:s/>раз сообразив, что <text:s/>ежели <text:s/>бы он стал просить за</text:p>
      <text:p text:style-name="Standard"><text:s text:c="2"/>всех, кто его просит, то вскоре ему нельзя было бы просить за себя, он редко</text:p>
      <text:p text:style-name="Standard"><text:s text:c="2"/>употреблял свое влияние. <text:s/>В деле княгини <text:s/>Друбецкой он почувствовал, однако,</text:p>
      <text:p text:style-name="Standard"><text:s text:c="2"/>после <text:s/>ее нового <text:s/>призыва, <text:s/>что-то вроде <text:s/>укора совести. <text:s/>Она <text:s/>напомнила ему</text:p>
      <text:p text:style-name="Standard"><text:s text:c="2"/>правду: первыми шагами своими в службе он был обязан ее отцу. Кроме того, он</text:p>
      <text:p text:style-name="Standard"><text:s text:c="2"/>видел <text:s/>по <text:s/>ее приемам, что <text:s/>она -- <text:s/>одна из <text:s/>тех <text:s/>женщин, <text:s/>особенно матерей,</text:p>
      <text:p text:style-name="Standard"><text:s text:c="2"/>которые, однажды взяв себе что-нибудь в голову, не отстанут до тех пор, пока</text:p>
      <text:p text:style-name="Standard"><text:s text:c="2"/>не <text:s/>исполнят <text:s/>их <text:s/>желания, <text:s/>а <text:s/>в <text:s/>противном <text:s/>случае <text:s/>готовы <text:s/>на <text:s/>ежедневные,</text:p>
      <text:p text:style-name="Standard"><text:s text:c="2"/>ежеминутные <text:s/>приставания <text:s text:c="2"/>и <text:s/>даже <text:s/>на <text:s/>сцены. <text:s/>Это <text:s text:c="2"/>последнее <text:s/>соображение</text:p>
      <text:p text:style-name="Standard"><text:s text:c="2"/>поколебало его.</text:p>
      <text:p text:style-name="Standard"><text:s text:c="7"/>-- <text:s/>Chère <text:s text:c="2"/>Анна <text:s/>Михайловна, <text:s text:c="2"/>-- <text:s/>сказал <text:s text:c="2"/>он <text:s text:c="2"/>с <text:s text:c="2"/>своею <text:s/>всегдашнею</text:p>
      <text:p text:style-name="Standard"><text:s text:c="2"/>фамильярностью и скукой в <text:s/>голосе, -- для меня почти невозможно сделать <text:s/>то,</text:p>
      <text:p text:style-name="Standard"><text:s text:c="2"/>что вы хотите; но чтобы доказать вам, как я люблю вас и чту память покойного</text:p>
      <text:p text:style-name="Standard"><text:s text:c="2"/>отца <text:s/>вашего, я <text:s/>сделаю невозможное: сын <text:s/>ваш будет переведен в гвардию, вот</text:p>
      <text:p text:style-name="Standard"><text:soft-page-break/><text:s text:c="2"/>вам моя рука. Довольны вы?</text:p>
      <text:p text:style-name="Standard"><text:s text:c="7"/>-- Милый мой, вы <text:s/>благодетель! Я иного и <text:s/>не ждала от вас; я знала, как</text:p>
      <text:p text:style-name="Standard"><text:s text:c="2"/>вы добры.</text:p>
      <text:p text:style-name="Standard"><text:s text:c="7"/>Он хотел уйти.</text:p>
      <text:p text:style-name="Standard"><text:s text:c="7"/>-- <text:s/>Постойте, два слова. Une <text:s/>fois passé aux gardes... [68] --</text:p>
      <text:p text:style-name="Standard"><text:s text:c="2"/>Она замялась: -- Вы хороши с Михаилом Иларионовичем <text:s/>Кутузовым, рекомендуйте</text:p>
      <text:p text:style-name="Standard"><text:s text:c="2"/>ему Бориса в адъютанты. Тогда бы я была покойна, и тогда бы уж...</text:p>
      <text:p text:style-name="Standard"><text:s text:c="7"/>Князь Василий улыбнулся.</text:p>
      <text:p text:style-name="Standard"><text:s text:c="7"/>-- <text:s/>Этого не обещаю. Вы не знаете, как осаждают Кутузова с тех пор, как</text:p>
      <text:p text:style-name="Standard"><text:s text:c="2"/>он назначен главнокомандующим. Он мне сам говорил, что все московские барыни</text:p>
      <text:p text:style-name="Standard"><text:s text:c="2"/>сговорились отдать ему всех своих детей в адъютанты.</text:p>
      <text:p text:style-name="Standard"><text:s text:c="7"/>-- Нет, обещайте, я не пущу вас, милый, благодетель мой...</text:p>
      <text:p text:style-name="Standard"><text:s text:c="7"/>-- Папа! -- опять тем же тоном повторила красавица, -- мы опоздаем.</text:p>
      <text:p text:style-name="Standard"><text:s text:c="7"/>-- Ну, au revoir, [69] прощайте. Видите?</text:p>
      <text:p text:style-name="Standard"><text:s text:c="7"/>-- Так завтра вы доложите государю?</text:p>
      <text:p text:style-name="Standard"><text:s text:c="7"/>-- Непременно, а Кутузову не обещаю.</text:p>
      <text:p text:style-name="Standard"><text:s text:c="7"/>-- Нет, <text:s/>обещайте, обещайте, Basile, [70] -- сказала вслед ему</text:p>
      <text:p text:style-name="Standard"><text:s text:c="2"/>Анна Михайловна, с улыбкой молодой кокетки, которая когда-то, <text:s/>должно <text:s/>быть,</text:p>
      <text:p text:style-name="Standard"><text:s text:c="2"/>была ей свойственна, а теперь так не шла к ее истощенному лицу.</text:p>
      <text:p text:style-name="Standard"><text:s text:c="7"/>Она, видимо, <text:s/>забыла <text:s/>свои <text:s/>годы <text:s/>и <text:s/>пускала <text:s/>в ход, <text:s/>по привычке, <text:s/>все</text:p>
      <text:p text:style-name="Standard"><text:s text:c="2"/>старинные женские средства. Но как только он вышел, лицо ее опять приняло то</text:p>
      <text:p text:style-name="Standard"><text:s text:c="2"/>же холодное, притворное выражение, которое было на нем прежде. Она вернулась</text:p>
      <text:p text:style-name="Standard"><text:s text:c="2"/>к кружку, в котором виконт продолжал <text:s/>рассказывать, и опять сделала вид, что</text:p>
      <text:p text:style-name="Standard"><text:s text:c="2"/>слушает, дожидаясь времени уехать, так как дело ее было сделано.</text:p>
      <text:p text:style-name="Standard"><text:s text:c="7"/>-- <text:s/>Но <text:s/>как вы находите всю <text:s/>эту последнюю комедию <text:s/>du sacre de <text:s/>Milan?</text:p>
      <text:p text:style-name="Standard"><text:s text:c="2"/>[71] -- сказала <text:s/>Анна <text:s/>Павловна. Et la nouvelle comédie des peuples</text:p>
      <text:p text:style-name="Standard"><text:s text:c="2"/>de <text:s/>Gênes et de Lucques, qui viennent présenter leurs voeux <text:s/>à M. Buonaparte</text:p>
      <text:p text:style-name="Standard"><text:s text:c="2"/>assis sur un trône, et exauçant les voeux des nations! Adorable! Non,</text:p>
      <text:p text:style-name="Standard"><text:s text:c="2"/>mais c'est à en <text:s/>devenir folle! On dirait, <text:s/>que <text:s/>le monde entier <text:s/>a perdu la</text:p>
      <text:p text:style-name="Standard"><text:s text:c="2"/>tête. [72]</text:p>
      <text:p text:style-name="Standard"><text:s text:c="7"/>Князь Андрей усмехнулся, прямо глядя в лицо Анны Павловны.</text:p>
      <text:p text:style-name="Standard"><text:s text:c="7"/>-- <text:s/>"Dieu <text:s/>me <text:s/>la <text:s/>donne, gare <text:s/>à qui <text:s/>la touche", -- сказал <text:s/>он (слова</text:p>
      <text:p text:style-name="Standard"><text:s text:c="2"/>Бонапарте, сказанные при возложении короны). -- On dit qu'il a été très beau</text:p>
      <text:p text:style-name="Standard"><text:s text:c="2"/>en <text:s/>prononçant ces paroles, [73] <text:s/>-- прибавил <text:s/>он <text:s/>и еще раз</text:p>
      <text:p text:style-name="Standard"><text:s text:c="2"/>повторил эти слова по-итальянски: "Dio mi la dona, guai a chi la tocca".</text:p>
      <text:p text:style-name="Standard"><text:s text:c="7"/>-- J'espère enfin, -- продолжала Анна Павловна, -- <text:s/>que ça a été</text:p>
      <text:p text:style-name="Standard"><text:s text:c="2"/>la goutte d'eau qui <text:s/>fera déborder <text:s/>le verre. Les souverains ne peuvent plus</text:p>
      <text:p text:style-name="Standard"><text:s text:c="2"/>supporter cet homme, qui menace tout. [74]</text:p>
      <text:p text:style-name="Standard"><text:s text:c="7"/>-- Les souverains? Je <text:s/>ne <text:s/>parle pas <text:s/>de la Russie, <text:s/>-- <text:s/>сказал <text:s/>виконт</text:p>
      <text:p text:style-name="Standard"><text:s text:c="2"/>учтиво и безнадежно: -- Les souverains, <text:s/>madame! Qu'ont ils fait <text:s/>pour Louis</text:p>
      <text:p text:style-name="Standard"><text:s text:c="2"/>XVII, <text:s/>pour <text:s/>la <text:s/>reine, <text:s/>pour <text:s/>madame <text:s/>Elisabeth? <text:s/>Rien, <text:s/>-- <text:s/>продолжал <text:s text:c="2"/>он</text:p>
      <text:p text:style-name="Standard"><text:s text:c="2"/>одушевляясь. -- <text:s/>Et croyez-moi, ils subissent la punition pour leur trahison</text:p>
      <text:p text:style-name="Standard"><text:s text:c="2"/>de <text:s/>la cause <text:s/>des <text:s/>Bourbons. <text:s/>Les souverains? Ils <text:s/>envoient des ambassadeurs</text:p>
      <text:p text:style-name="Standard"><text:s text:c="2"/>complimenter l'usurpateur. [75]</text:p>
      <text:p text:style-name="Standard"><text:s text:c="7"/>И он, презрительно вздохнув, опять переменил положение. <text:s/>Князь Ипполит,</text:p>
      <text:p text:style-name="Standard"><text:s text:c="2"/>долго смотревший <text:s/>в лорнет на виконта, вдруг при этих словах повернулся всем</text:p>
      <text:p text:style-name="Standard"><text:s text:c="2"/>телом к <text:s/>маленькой <text:s/>княгине и, попросив <text:s/>у нее <text:s/>иголку, стал показывать <text:s/>ей,</text:p>
      <text:p text:style-name="Standard"><text:s text:c="2"/>рисуя иголкой <text:s/>на столе, герб <text:s/>Конде. Он растолковывал <text:s/>ей этот герб с таким</text:p>
      <text:p text:style-name="Standard"><text:s text:c="2"/>значительным видом, как будто княгиня просила его об этом.</text:p>
      <text:p text:style-name="Standard"><text:s text:c="7"/>-- <text:s text:c="2"/>Bâton <text:s text:c="2"/>de <text:s text:c="2"/>gueules, <text:s/>engrêlé <text:s text:c="2"/>de <text:s text:c="2"/>gueules <text:s/>d'azur <text:s text:c="2"/>-- <text:s/>maison</text:p>
      <text:p text:style-name="Standard"><text:s text:c="2"/>Condé,[76] -- говорил он.</text:p>
      <text:p text:style-name="Standard"><text:s text:c="7"/>Княгиня, улыбаясь, слушала.</text:p>
      <text:p text:style-name="Standard"><text:soft-page-break/><text:s text:c="7"/>-- Ежели еще год Бонапарте <text:s/>останется на престоле Франции, -- продолжал</text:p>
      <text:p text:style-name="Standard"><text:s text:c="2"/>виконт начатый разговор, <text:s/>с видом человека не слушающего других, но в <text:s/>деле,</text:p>
      <text:p text:style-name="Standard"><text:s text:c="2"/>лучше всех ему известном, следящего только за ходом своих мыслей, -- то дела</text:p>
      <text:p text:style-name="Standard"><text:s text:c="2"/>пойдут слишком далеко. Интригой, <text:s/>насилием, изгнаниями, <text:s/>казнями общество, я</text:p>
      <text:p text:style-name="Standard"><text:s text:c="2"/>разумею хорошее общество, французское, навсегда будет уничтожено, и тогда...</text:p>
      <text:p text:style-name="Standard"><text:s text:c="7"/>Он пожал <text:s/>плечами и <text:s/>развел <text:s/>руками. <text:s/>Пьер хотел <text:s/>было <text:s/>сказать что-то:</text:p>
      <text:p text:style-name="Standard"><text:s text:c="2"/>разговор интересовал его, но Анна Павловна, караулившая его, перебила.</text:p>
      <text:p text:style-name="Standard"><text:s text:c="7"/>-- Император <text:s/>Александр, <text:s/>-- сказала <text:s/>она <text:s/>с <text:s/>грустью, <text:s/>сопутствовавшей</text:p>
      <text:p text:style-name="Standard"><text:s text:c="2"/>всегда ее речам об <text:s/>императорской <text:s/>фамилии, <text:s/>-- <text:s/>объявил, что он предоставит</text:p>
      <text:p text:style-name="Standard"><text:s text:c="2"/>самим французам <text:s/>выбрать образ правления. И <text:s/>я думаю, нет сомнения, что <text:s/>вся</text:p>
      <text:p text:style-name="Standard"><text:s text:c="2"/>нация, освободившись от узурпатора, бросится <text:s/>в <text:s/>руки <text:s/>законного <text:s/>короля, --</text:p>
      <text:p text:style-name="Standard"><text:s text:c="2"/>сказала Анна Павловна, стараясь быть любезной с эмигрантом и роялистом.</text:p>
      <text:p text:style-name="Standard"><text:s text:c="7"/>-- <text:s/>Это <text:s/>сомнительно, <text:s/>-- <text:s/>сказал князь Андрей. -- <text:s/>Monsieur le vicomte</text:p>
      <text:p text:style-name="Standard"><text:s text:c="2"/>[77] совершенно справедливо <text:s/>полагает, что <text:s/>дела зашли <text:s/>уже слишком</text:p>
      <text:p text:style-name="Standard"><text:s text:c="2"/>далеко. Я думаю, что трудно будет возвратиться к старому.</text:p>
      <text:p text:style-name="Standard"><text:s text:c="7"/>-- <text:s/>Сколько я слышал, <text:s/>-- <text:s/>краснея, опять вмешался в <text:s/>разговор Пьер, --</text:p>
      <text:p text:style-name="Standard"><text:s text:c="2"/>почти все дворянство перешло уже на сторону Бонапарта.</text:p>
      <text:p text:style-name="Standard"><text:s text:c="7"/>-- <text:s/>Это говорят <text:s/>бонапартисты, -- сказал виконт, не глядя на Пьера. <text:s/>--</text:p>
      <text:p text:style-name="Standard"><text:s text:c="2"/>Теперь трудно узнать общественное мнение Франции.</text:p>
      <text:p text:style-name="Standard"><text:s text:c="7"/>-- Bonaparte l'a dit, [78] -- сказал князь Андрей с усмешкой.</text:p>
      <text:p text:style-name="Standard"><text:s text:c="7"/>(Видно было, что виконт ему не нравился, и что он, хотя и не смотрел на</text:p>
      <text:p text:style-name="Standard"><text:s text:c="2"/>него, против него обращал свои речи.)</text:p>
      <text:p text:style-name="Standard"><text:s text:c="7"/>-- "Je leur ai <text:s/>montré le <text:s/>chemin <text:s/>de la <text:s/>gloire" <text:s/>-- <text:s/>сказал <text:s/>он после</text:p>
      <text:p text:style-name="Standard"><text:s text:c="2"/>недолгого <text:s/>молчания, опять <text:s/>повторяя <text:s/>слова Наполеона: -- "ils n'en <text:s/>ont pas</text:p>
      <text:p text:style-name="Standard"><text:s text:c="2"/>voulu; <text:s/>je leur ai <text:s/>ouvert <text:s/>mes <text:s/>antichambres, <text:s/>ils se <text:s/>sont <text:s/>précipités <text:s/>en</text:p>
      <text:p text:style-name="Standard"><text:s text:c="2"/>foule"... <text:s/>Je <text:s/>ne sais <text:s/>pas <text:s/>à <text:s/>quel point il <text:s/>a <text:s/>eu <text:s/>le droit de <text:s/>le <text:s/>dire.</text:p>
      <text:p text:style-name="Standard"><text:s text:c="2"/>[79]</text:p>
      <text:p text:style-name="Standard"><text:s text:c="7"/>-- Aucun, [80] <text:s/>-- возразил виконт. -- После убийства <text:s/>герцога</text:p>
      <text:p text:style-name="Standard"><text:s text:c="2"/>даже самые пристрастные люди перестали видеть в нем героя. Si même ça</text:p>
      <text:p text:style-name="Standard"><text:s text:c="2"/>a été un héros <text:s/>pour <text:s/>certaines gens, <text:s/>-- <text:s/>сказал виконт, обращаясь <text:s/>к <text:s/>Анне</text:p>
      <text:p text:style-name="Standard"><text:s text:c="2"/>Павловне, <text:s/>-- depuis l'assassinat du duc il y a un Marietyr de plus dans <text:s/>le</text:p>
      <text:p text:style-name="Standard"><text:s text:c="2"/>ciel, un héros de moins sur la terre.[81]</text:p>
      <text:p text:style-name="Standard"><text:s text:c="7"/>Не успели еще Анна Павловна и другие улыбкой оценить этих слов виконта,</text:p>
      <text:p text:style-name="Standard"><text:s text:c="2"/>как <text:s text:c="2"/>Пьер <text:s text:c="2"/>опять <text:s/>ворвался <text:s/>в <text:s text:c="2"/>разговор, <text:s text:c="2"/>и <text:s/>Анна <text:s text:c="2"/>Павловна, <text:s text:c="2"/>хотя <text:s text:c="2"/>и</text:p>
      <text:p text:style-name="Standard"><text:s text:c="2"/>предчувствовавшая, <text:s/>что <text:s/>он <text:s/>скажет <text:s/>что-нибудь <text:s/>неприличное, <text:s/>уже <text:s/>не могла</text:p>
      <text:p text:style-name="Standard"><text:s text:c="2"/>остановить его.</text:p>
      <text:p text:style-name="Standard"><text:s text:c="7"/>-- <text:s/>Казнь <text:s/>герцога <text:s text:c="2"/>Энгиенского, <text:s text:c="2"/>-- <text:s/>сказал <text:s text:c="2"/>мсье <text:s text:c="2"/>Пьер, <text:s/>-- <text:s/>была</text:p>
      <text:p text:style-name="Standard"><text:s text:c="2"/>государственная необходимость; <text:s/>и <text:s/>я <text:s/>именно <text:s/>вижу величие души <text:s/>в <text:s/>том, что</text:p>
      <text:p text:style-name="Standard"><text:s text:c="2"/>Наполеон не побоялся принять на себя одного ответственность в этом поступке.</text:p>
      <text:p text:style-name="Standard"><text:s text:c="7"/>-- Dieul <text:s/>mon Dieu![82] <text:s/>-- страшным шопотом проговорила <text:s/>Анна</text:p>
      <text:p text:style-name="Standard"><text:s text:c="2"/>Павловна.</text:p>
      <text:p text:style-name="Standard"><text:s text:c="7"/>-- <text:s/>Comment, <text:s/>M. Pierre, <text:s/>vous trouvez que <text:s/>l'assassinat <text:s/>est <text:s/>grandeur</text:p>
      <text:p text:style-name="Standard"><text:s text:c="2"/>d'âme, [83] <text:s/>-- сказала маленькая княгиня, <text:s/>улыбаясь и <text:s/>придвигая к</text:p>
      <text:p text:style-name="Standard"><text:s text:c="2"/>себе работу.</text:p>
      <text:p text:style-name="Standard"><text:s text:c="7"/>-- Ah! Oh! -- сказали разные голоса.</text:p>
      <text:p text:style-name="Standard"><text:s text:c="7"/>-- <text:s/>Capital![84] <text:s/>-- <text:s/>по-английски <text:s/>сказал <text:s/>князь <text:s text:c="2"/>Ипполит <text:s/>и</text:p>
      <text:p text:style-name="Standard"><text:s text:c="2"/>принялся бить себя ладонью по коленке.</text:p>
      <text:p text:style-name="Standard"><text:s text:c="7"/>Виконт только пожал <text:s/>плечами. Пьер <text:s/>торжественно посмотрел поверх очков</text:p>
      <text:p text:style-name="Standard"><text:s text:c="2"/>на слушателей.</text:p>
      <text:p text:style-name="Standard"><text:s text:c="7"/>-- Я потому так говорю, -- продолжал он с <text:s/>отчаянностью, -- что Бурбоны</text:p>
      <text:p text:style-name="Standard"><text:s text:c="2"/>бежали от революции, предоставив народ анархии; а один Наполеон умел <text:s/>понять</text:p>
      <text:p text:style-name="Standard"><text:s text:c="2"/>революцию, победить ее, <text:s/>и <text:s/>потому <text:s/>для общего блага он не мог <text:s/>остановиться</text:p>
      <text:p text:style-name="Standard"><text:soft-page-break/><text:s text:c="2"/>перед жизнью одного человека.</text:p>
      <text:p text:style-name="Standard"><text:s text:c="7"/>-- Не хотите ли перейти к тому столу? -- сказала Анна Павловна.</text:p>
      <text:p text:style-name="Standard"><text:s text:c="7"/>Но Пьер, не отвечая, продолжал свою речь.</text:p>
      <text:p text:style-name="Standard"><text:s text:c="7"/>-- <text:s/>Нет, <text:s/>-- <text:s/>говорил <text:s/>он, все более и более одушевляясь, <text:s/>-- <text:s/>Наполеон</text:p>
      <text:p text:style-name="Standard"><text:s text:c="2"/>велик, <text:s/>потому <text:s/>что он <text:s/>стал <text:s/>выше <text:s/>революции, <text:s/>подавил <text:s/>ее злоупотребления,</text:p>
      <text:p text:style-name="Standard"><text:s text:c="2"/>удержав <text:s/>все хорошее -- и равенство граждан, и <text:s/>свободу слова <text:s/>и печати -- и</text:p>
      <text:p text:style-name="Standard"><text:s text:c="2"/>только потому приобрел власть.</text:p>
      <text:p text:style-name="Standard"><text:s text:c="7"/>-- Да, ежели бы он, взяв власть, не пользуясь ею для убийства, отдал бы</text:p>
      <text:p text:style-name="Standard"><text:s text:c="2"/>ее законному <text:s/>королю, <text:s/>-- <text:s/>сказал виконт, -- тогда <text:s/>бы я <text:s/>назвал его великим</text:p>
      <text:p text:style-name="Standard"><text:s text:c="2"/>человеком.</text:p>
      <text:p text:style-name="Standard"><text:s text:c="7"/>-- Он бы не мог этого сделать. <text:s/>Народ отдал <text:s/>ему власть <text:s/>только <text:s/>затем,</text:p>
      <text:p text:style-name="Standard"><text:s text:c="2"/>чтоб он избавил его от Бурбонов, <text:s/>и <text:s/>потому, <text:s/>что народ видел в нем великого</text:p>
      <text:p text:style-name="Standard"><text:s text:c="2"/>человека. Революция <text:s/>была <text:s/>великое <text:s/>дело, <text:s/>-- продолжал мсье Пьер, выказывая</text:p>
      <text:p text:style-name="Standard"><text:s text:c="2"/>этим отчаянным <text:s/>и вызывающим вводным предложением <text:s/>свою великую молодость <text:s/>и</text:p>
      <text:p text:style-name="Standard"><text:s text:c="2"/>желание все полнее высказать.</text:p>
      <text:p text:style-name="Standard"><text:s text:c="7"/>-- Революция и цареубийство великое дело?...После этого... да не хотите</text:p>
      <text:p text:style-name="Standard"><text:s text:c="2"/>ли перейти к тому столу? -- повторила Анна Павловна.</text:p>
      <text:p text:style-name="Standard"><text:s text:c="7"/>-- Contrat social, [85] -- с кроткой улыбкой сказал виконт.</text:p>
      <text:p text:style-name="Standard"><text:s text:c="7"/>-- Я не говорю про цареубийство. Я говорю про идеи.</text:p>
      <text:p text:style-name="Standard"><text:s text:c="7"/>-- <text:s/>Да, <text:s/>идеи <text:s/>грабежа, <text:s/>убийства <text:s/>и <text:s/>цареубийства, <text:s/>-- <text:s/>опять <text:s/>перебил</text:p>
      <text:p text:style-name="Standard"><text:s text:c="2"/>иронический голос.</text:p>
      <text:p text:style-name="Standard"><text:s text:c="7"/>-- Это были крайности, разумеется, но не в них все значение, а значение</text:p>
      <text:p text:style-name="Standard"><text:s text:c="2"/>в правах человека, в эманципации от предрассудков, <text:s/>в равенстве <text:s/>граждан; <text:s/>и</text:p>
      <text:p text:style-name="Standard"><text:s text:c="2"/>все эти идеи Наполеон удержал во всей их силе.</text:p>
      <text:p text:style-name="Standard"><text:s text:c="7"/>-- <text:s/>Свобода <text:s/>и <text:s/>равенство, -- <text:s/>презрительно <text:s/>сказал виконт, <text:s/>как <text:s/>будто</text:p>
      <text:p text:style-name="Standard"><text:s text:c="2"/>решившийся, наконец, <text:s/>серьезно доказать этому юноше всю глупость его <text:s/>речей,</text:p>
      <text:p text:style-name="Standard"><text:s text:c="2"/>-- все громкие <text:s/>слова, которые уже давно компрометировались. Кто же не любит</text:p>
      <text:p text:style-name="Standard"><text:s text:c="2"/>свободы <text:s/>и равенства? Еще Спаситель <text:s/>наш <text:s/>проповедывал свободу <text:s/>и равенство.</text:p>
      <text:p text:style-name="Standard"><text:s text:c="2"/>Разве после <text:s/>революции люди стали счастливее? Напротив. Mы хотели свободы, а</text:p>
      <text:p text:style-name="Standard"><text:s text:c="2"/>Бонапарте уничтожил ее.</text:p>
      <text:p text:style-name="Standard"><text:s text:c="7"/>Князь Андрей с улыбкой <text:s/>посматривал <text:s/>то на Пьера, <text:s/>то на виконта, то на</text:p>
      <text:p text:style-name="Standard"><text:s text:c="2"/>хозяйку. В первую минуту выходки Пьера Анна Павловна ужаснулась, несмотря на</text:p>
      <text:p text:style-name="Standard"><text:s text:c="2"/>свою привычку к свету; но когда <text:s/>она увидела, что, несмотря на произнесенные</text:p>
      <text:p text:style-name="Standard"><text:s text:c="2"/>Пьером <text:s/>святотатственные <text:s/>речи, <text:s/>виконт <text:s/>не выходил <text:s/>из <text:s/>себя, <text:s/>и <text:s/>когда она</text:p>
      <text:p text:style-name="Standard"><text:s text:c="2"/>убедилась, что <text:s/>замять <text:s/>этих <text:s/>речей уже нельзя, она <text:s/>собралась <text:s/>с силами <text:s/>и,</text:p>
      <text:p text:style-name="Standard"><text:s text:c="2"/>присоединившись к виконту, напала на оратора.</text:p>
      <text:p text:style-name="Standard"><text:s text:c="7"/>-- Mais, mon <text:s/>cher m-r Pierre, [86] -- сказала Анна <text:s/>Павловна,</text:p>
      <text:p text:style-name="Standard"><text:s text:c="2"/>-- <text:s/>как <text:s/>же вы объясняете великого <text:s/>человека, <text:s/>который мог казнить <text:s/>герцога,</text:p>
      <text:p text:style-name="Standard"><text:s text:c="2"/>наконец, просто человека, без суда и без вины?</text:p>
      <text:p text:style-name="Standard"><text:s text:c="7"/>-- <text:s/>Я бы <text:s/>спросил, <text:s/>-- <text:s/>сказал <text:s/>виконт, -- как <text:s/>monsieur <text:s/>объясняет <text:s/>18</text:p>
      <text:p text:style-name="Standard"><text:s text:c="2"/>брюмера. Разве это не обман? C'est un escamotage, qui ne ressemble nullement</text:p>
      <text:p text:style-name="Standard"><text:s text:c="2"/>à la manière d'agir d'un grand homme. [87]</text:p>
      <text:p text:style-name="Standard"><text:s text:c="7"/>-- А пленные в Африке, которых <text:s/>он убил? -- <text:s/>сказала маленькая княгиня.</text:p>
      <text:p text:style-name="Standard"><text:s text:c="2"/>-- Это ужасно! -- И она пожала плечами.</text:p>
      <text:p text:style-name="Standard"><text:s text:c="7"/>-- <text:s/>C'est <text:s/>un roturier, vous <text:s/>aurez beau <text:s/>dire, [88] -- сказал</text:p>
      <text:p text:style-name="Standard"><text:s text:c="2"/>князь Ипполит.</text:p>
      <text:p text:style-name="Standard"><text:s text:c="7"/>Мсье Пьер не <text:s/>знал, кому <text:s/>отвечать, оглянул всех и <text:s/>улыбнулся. Улыбка у</text:p>
      <text:p text:style-name="Standard"><text:s text:c="2"/>него была не такая, какая у других людей, сливающаяся с <text:s/>неулыбкой. У <text:s/>него,</text:p>
      <text:p text:style-name="Standard"><text:s text:c="2"/>напротив, когда приходила <text:s/>улыбка, то вдруг, мгновенно исчезало серьезное <text:s/>и</text:p>
      <text:p text:style-name="Standard"><text:s text:c="2"/>даже несколько угрюмое лицо <text:s/>и <text:s/>являлось другое <text:s/>-- <text:s/>детское, <text:s/>доброе, <text:s/>даже</text:p>
      <text:p text:style-name="Standard"><text:s text:c="2"/>глуповатое и как бы просящее прощения.</text:p>
      <text:p text:style-name="Standard"><text:s text:c="7"/>Виконту, который видел его в первый раз, стало <text:s/>ясно, что этот якобинец</text:p>
      <text:p text:style-name="Standard"><text:soft-page-break/><text:s text:c="2"/>совсем не так страшен, как его слова. Все замолчали.</text:p>
      <text:p text:style-name="Standard"><text:s text:c="7"/>-- Как <text:s/>вы хотите, чтобы он всем отвечал вдруг? -- сказал князь Андрей.</text:p>
      <text:p text:style-name="Standard"><text:s text:c="2"/>-- <text:s/>Притом <text:s/>надо <text:s/>в поступках государственного человека <text:s/>различать <text:s/>поступки</text:p>
      <text:p text:style-name="Standard"><text:s text:c="2"/>частного лица, полководца или императора. Мне так кажется.</text:p>
      <text:p text:style-name="Standard"><text:s text:c="7"/>-- Да, да, разумеется, -- <text:s/>подхватил Пьер, обрадованный выступавшею ему</text:p>
      <text:p text:style-name="Standard"><text:s text:c="2"/>подмогой.</text:p>
      <text:p text:style-name="Standard"><text:s text:c="7"/>-- Нельзя <text:s/>не сознаться, -- <text:s/>продолжал <text:s/>князь <text:s/>Андрей, <text:s/>-- Наполеон как</text:p>
      <text:p text:style-name="Standard"><text:s text:c="2"/>человек велик на Аркольском мосту, в госпитале <text:s/>в Яффе, где он чумным подает</text:p>
      <text:p text:style-name="Standard"><text:s text:c="2"/>руку, но... но есть другие поступки, которые трудно оправдать.</text:p>
      <text:p text:style-name="Standard"><text:s text:c="7"/>Князь <text:s/>Андрей, <text:s/>видимо <text:s text:c="2"/>желавший <text:s text:c="2"/>смягчить <text:s/>неловкость <text:s text:c="2"/>речи <text:s/>Пьера,</text:p>
      <text:p text:style-name="Standard"><text:s text:c="2"/>приподнялся, сбираясь ехать и подавая знак жене.</text:p>
      <text:p text:style-name="Standard"><text:s text:c="7"/>-- -- -</text:p>
      <text:p text:style-name="Standard"><text:s text:c="7"/>Вдруг князь Ипполит поднялся и, <text:s/>знаками рук останавливая <text:s/>всех и прося</text:p>
      <text:p text:style-name="Standard"><text:s text:c="2"/>присесть, заговорил:</text:p>
      <text:p text:style-name="Standard"><text:s text:c="7"/>-- Ah! aujourd'hui on m'a raconté une anecdote moscovite, charmante: il</text:p>
      <text:p text:style-name="Standard"><text:s text:c="2"/>faut que je vous en régale. Vous m'excusez, vicomte, il faut que <text:s/>je raconte</text:p>
      <text:p text:style-name="Standard"><text:s text:c="2"/>en russe. Autrement on ne sentira pas le sel de l'histoire. [89]</text:p>
      <text:p text:style-name="Standard"><text:s text:c="7"/>И князь Ипполит начал говорить по-русски таким выговором, каким говорят</text:p>
      <text:p text:style-name="Standard"><text:s text:c="2"/>французы, <text:s/>пробывшие <text:s/>с <text:s/>год <text:s/>в России. Все приостановились: <text:s/>так оживленно,</text:p>
      <text:p text:style-name="Standard"><text:s text:c="2"/>настоятельно требовал князь Ипполит внимания к своей истории.</text:p>
      <text:p text:style-name="Standard"><text:s text:c="7"/>-- <text:s/>В Moscou есть одна барыня, <text:s/>une dame. <text:s/>И <text:s/>она очень скупа. Ей нужно</text:p>
      <text:p text:style-name="Standard"><text:s text:c="2"/>было <text:s/>иметь <text:s/>два valets de pied <text:s/>[90] <text:s/>за карета. И <text:s/>очень <text:s/>большой</text:p>
      <text:p text:style-name="Standard"><text:s text:c="2"/>ростом. Это было ее вкусу. И она имела une femme de <text:s/>chambre, <text:s/>[91]</text:p>
      <text:p text:style-name="Standard"><text:s text:c="2"/>еще большой росту. Она сказала...</text:p>
      <text:p text:style-name="Standard"><text:s text:c="7"/>Тут князь Ипполит задумался, видимо с трудом соображая.</text:p>
      <text:p text:style-name="Standard"><text:s text:c="7"/>-- Она сказала... <text:s/>да, она сказала: "девушка (à <text:s/>la femme <text:s/>de chambre),</text:p>
      <text:p text:style-name="Standard"><text:s text:c="2"/>надень livrée [92] и поедем со мной, за карета, faire des visites".</text:p>
      <text:p text:style-name="Standard"><text:s text:c="2"/>[93]</text:p>
      <text:p text:style-name="Standard"><text:s text:c="7"/>Тут князь Ипполит фыркнул и захохотал гораздо прежде своих <text:s/>слушателей,</text:p>
      <text:p text:style-name="Standard"><text:s text:c="2"/>что произвело невыгодное для рассказчика впечатление. Однако многие, и в том</text:p>
      <text:p text:style-name="Standard"><text:s text:c="2"/>числе пожилая дама и Анна Павловна, улыбнулись.</text:p>
      <text:p text:style-name="Standard"><text:s text:c="7"/>-- Она поехала. Незапно сделался сильный ветер. Девушка потеряла шляпа,</text:p>
      <text:p text:style-name="Standard"><text:s text:c="2"/>и длинны волоса расчесались...</text:p>
      <text:p text:style-name="Standard"><text:s text:c="7"/>Тут он не мог уже более держаться и <text:s/>стал <text:s/>отрывисто <text:s/>смеяться и сквозь</text:p>
      <text:p text:style-name="Standard"><text:s text:c="2"/>этот смех проговорил:</text:p>
      <text:p text:style-name="Standard"><text:s text:c="7"/>-- И весь свет узнал...</text:p>
      <text:p text:style-name="Standard"><text:s text:c="7"/>Тем <text:s/>анекдот <text:s/>и <text:s/>кончился. <text:s/>Хотя <text:s/>и <text:s/>непонятно <text:s/>было, <text:s/>для чего он <text:s/>его</text:p>
      <text:p text:style-name="Standard"><text:s text:c="2"/>рассказывает <text:s/>и для <text:s/>чего <text:s/>его <text:s/>надо <text:s/>было рассказать <text:s/>непременно по-русски,</text:p>
      <text:p text:style-name="Standard"><text:s text:c="2"/>однако <text:s/>Анна Павловна <text:s/>и другие оценили светскую любезность <text:s/>князя Ипполита,</text:p>
      <text:p text:style-name="Standard"><text:s text:c="2"/>так <text:s/>приятно <text:s/>закончившего <text:s/>неприятную <text:s/>и <text:s/>нелюбезную <text:s/>выходку <text:s/>мсье <text:s/>Пьера.</text:p>
      <text:p text:style-name="Standard"><text:s text:c="2"/>Разговор после анекдота рассыпался на мелкие, незначительные толки о будущем</text:p>
      <text:p text:style-name="Standard"><text:s text:c="2"/>и прошедшем бале, спектакле, о том, когда и где кто увидится.</text:p>
      <text:p text:style-name="Standard"><text:s text:c="2"/></text:p>
      <text:p text:style-name="Standard"><text:s text:c="2"/></text:p>
      <text:p text:style-name="Standard">VI.</text:p>
      <text:p text:style-name="Standard"></text:p>
      <text:p text:style-name="Standard"></text:p>
      <text:p text:style-name="Standard"><text:s text:c="2"/></text:p>
      <text:p text:style-name="Standard"><text:s text:c="7"/>Поблагодарив Анну Павловну за ее charmante <text:s/>soirée, [94] гости</text:p>
      <text:p text:style-name="Standard"><text:s text:c="2"/>стали расходиться.</text:p>
      <text:p text:style-name="Standard"><text:s text:c="7"/>Пьер <text:s/>был <text:s/>неуклюж. <text:s/>Толстый, <text:s/>выше <text:s/>обыкновенного <text:s/>роста, <text:s/>широкий, <text:s/>с</text:p>
      <text:p text:style-name="Standard"><text:s text:c="2"/>огромными красными руками, он, как <text:s/>говорится, не умел <text:s/>войти в салон <text:s/>и еще</text:p>
      <text:p text:style-name="Standard"><text:soft-page-break/><text:s text:c="2"/>менее умел из него выйти, то есть перед <text:s/>выходом сказать что-нибудь особенно</text:p>
      <text:p text:style-name="Standard"><text:s text:c="2"/>приятное. <text:s/>Кроме <text:s/>того, он <text:s/>был <text:s/>рассеян. <text:s/>Вставая, <text:s/>он <text:s/>вместо своей <text:s/>шляпы</text:p>
      <text:p text:style-name="Standard"><text:s text:c="2"/>захватил <text:s/>трехугольную <text:s/>шляпу с <text:s/>генеральским <text:s/>плюмажем <text:s/>и держал ее, дергая</text:p>
      <text:p text:style-name="Standard"><text:s text:c="2"/>султан, <text:s/>до <text:s/>тех пор, <text:s/>пока <text:s/>генерал не попросил возвратить <text:s/>ее. <text:s/>Но вся его</text:p>
      <text:p text:style-name="Standard"><text:s text:c="2"/>рассеянность и неуменье войти в салон и говорить в нем выкупались выражением</text:p>
      <text:p text:style-name="Standard"><text:s text:c="2"/>добродушия, <text:s/>простоты и <text:s/>скромности. <text:s/>Анна Павловна <text:s/>повернулась к нему и, с</text:p>
      <text:p text:style-name="Standard"><text:s text:c="2"/>христианскою <text:s/>кротостью выражая <text:s/>прощение <text:s/>за его <text:s/>выходку, <text:s/>кивнула <text:s/>ему <text:s/>и</text:p>
      <text:p text:style-name="Standard"><text:s text:c="2"/>сказала:</text:p>
      <text:p text:style-name="Standard"><text:s text:c="7"/>-- Надеюсь увидать вас <text:s/>еще, но <text:s/>надеюсь тоже, <text:s/>что вы перемените <text:s/>свои</text:p>
      <text:p text:style-name="Standard"><text:s text:c="2"/>мнения, мой милый мсье Пьер, -- сказала она.</text:p>
      <text:p text:style-name="Standard"><text:s text:c="7"/>Когда она <text:s/>сказала ему это, <text:s/>он ничего не <text:s/>ответил, только наклонился и</text:p>
      <text:p text:style-name="Standard"><text:s text:c="2"/>показал всем еще раз свою улыбку, <text:s/>которая ничего <text:s/>не говорила, разве только</text:p>
      <text:p text:style-name="Standard"><text:s text:c="2"/>вот что: "Мнения мнениями, а вы видите, какой я <text:s/>добрый и <text:s/>славный малый". И</text:p>
      <text:p text:style-name="Standard"><text:s text:c="2"/>все, и Анна Павловна невольно почувствовали это.</text:p>
      <text:p text:style-name="Standard"><text:s text:c="7"/>Князь <text:s/>Андрей вышел в переднюю и, подставив плечи лакею, <text:s/>накидывавшему</text:p>
      <text:p text:style-name="Standard"><text:s text:c="2"/>ему плащ, равнодушно прислушивался к болтовне своей жены с князем Ипполитом,</text:p>
      <text:p text:style-name="Standard"><text:s text:c="2"/>вышедшим тоже в переднюю. Князь <text:s/>Ипполит <text:s/>стоял возле хорошенькой беременной</text:p>
      <text:p text:style-name="Standard"><text:s text:c="2"/>княгини и упорно смотрел прямо на нее в лорнет.</text:p>
      <text:p text:style-name="Standard"><text:s text:c="7"/>-- <text:s/>Идите, <text:s/>Annette, <text:s/>вы <text:s/>простудитесь, -- говорила маленькая <text:s/>княгиня,</text:p>
      <text:p text:style-name="Standard"><text:s text:c="2"/>прощаясь с Анной Павловной. <text:s/>-- C'est arrêté, [95] -- прибавила она</text:p>
      <text:p text:style-name="Standard"><text:s text:c="2"/>тихо.</text:p>
      <text:p text:style-name="Standard"><text:s text:c="7"/>Анна Павловна уже успела переговорить с Лизой о сватовстве, которое она</text:p>
      <text:p text:style-name="Standard"><text:s text:c="2"/>затевала между Анатолем и золовкой маленькой княгини.</text:p>
      <text:p text:style-name="Standard"><text:s text:c="7"/>-- Я надеюсь на вас, милый друг, -- сказала Анна Павловна тоже тихо, --</text:p>
      <text:p text:style-name="Standard"><text:s text:c="2"/>вы напишете к <text:s/>ней <text:s/>и скажете мне, comment le père envisagera <text:s/>la <text:s/>chose. Au</text:p>
      <text:p text:style-name="Standard"><text:s text:c="2"/>revoir, [96] -- и она ушла из передней.</text:p>
      <text:p text:style-name="Standard"><text:s text:c="7"/>Князь Ипполит подошел к маленькой княгине и, близко наклоняя к ней свое</text:p>
      <text:p text:style-name="Standard"><text:s text:c="2"/>лицо, стал полушопотом что-то говорить ей.</text:p>
      <text:p text:style-name="Standard"><text:s text:c="7"/>Два <text:s/>лакея, один княгинин, <text:s/>другой его, <text:s/>дожидаясь, <text:s/>когда <text:s/>они <text:s/>кончат</text:p>
      <text:p text:style-name="Standard"><text:s text:c="2"/>говорить, <text:s/>стояли <text:s/>с <text:s/>шалью <text:s/>и <text:s/>рединготом <text:s/>и <text:s/>слушали <text:s/>их, <text:s/>непонятный <text:s/>им,</text:p>
      <text:p text:style-name="Standard"><text:s text:c="2"/>французский говор с такими лицами, как будто они понимали, что говорится, но</text:p>
      <text:p text:style-name="Standard"><text:s text:c="2"/>не хотели показывать этого. Княгиня, как всегда, говорила улыбаясь и слушала</text:p>
      <text:p text:style-name="Standard"><text:s text:c="2"/>смеясь.</text:p>
      <text:p text:style-name="Standard"><text:s text:c="7"/>-- Я очень рад, что не поехал к посланнику, -- говорил <text:s/>князь <text:s/>Ипполит:</text:p>
      <text:p text:style-name="Standard"><text:s text:c="2"/>-- скука... Прекрасный вечер, не правда ли, прекрасный?</text:p>
      <text:p text:style-name="Standard"><text:s text:c="7"/>-- Говорят, что бал будет очень хорош, -- отвечала <text:s/>княгиня, вздергивая</text:p>
      <text:p text:style-name="Standard"><text:s text:c="2"/>с усиками губку. -- Все красивые женщины общества будут там.</text:p>
      <text:p text:style-name="Standard"><text:s text:c="7"/>-- <text:s/>Не все, <text:s/>потому что вас <text:s/>там <text:s/>не будет; <text:s/>не <text:s/>все, <text:s/>-- сказал <text:s/>князь</text:p>
      <text:p text:style-name="Standard"><text:s text:c="2"/>Ипполит, <text:s/>радостно смеясь, и, схватив шаль у лакея, даже толкнул его и <text:s/>стал</text:p>
      <text:p text:style-name="Standard"><text:s text:c="2"/>надевать ее на княгиню.</text:p>
      <text:p text:style-name="Standard"><text:s text:c="7"/>От неловкости или умышленно (никто <text:s/>бы не мог разобрать этого) он долго</text:p>
      <text:p text:style-name="Standard"><text:s text:c="2"/>не <text:s/>опускал <text:s/>рук, когда <text:s/>шаль уже была надета, <text:s/>и как будто обнимал <text:s/>молодую</text:p>
      <text:p text:style-name="Standard"><text:s text:c="2"/>женщину.</text:p>
      <text:p text:style-name="Standard"><text:s text:c="7"/>Она грациозно, но все улыбаясь, <text:s/>отстранилась, повернулась <text:s/>и взглянула</text:p>
      <text:p text:style-name="Standard"><text:s text:c="2"/>на мужа. У князя Андрея глаза были закрыты: так он казался усталым и сонным.</text:p>
      <text:p text:style-name="Standard"><text:s text:c="7"/>-- Вы готовы? -- спросил он жену, обходя ее взглядом.</text:p>
      <text:p text:style-name="Standard"><text:s text:c="7"/>Князь Ипполит торопливо надел свой редингот, который у него, по-новому,</text:p>
      <text:p text:style-name="Standard"><text:s text:c="2"/>был длиннее пяток, и, путаясь в нем, побежал на крыльцо за княгиней, которую</text:p>
      <text:p text:style-name="Standard"><text:s text:c="2"/>лакей подсаживал в карету.</text:p>
      <text:p text:style-name="Standard"><text:s text:c="7"/>-- Рrincesse, au revoir, [97] -- кричал он, путаясь языком так</text:p>
      <text:p text:style-name="Standard"><text:s text:c="2"/>же, как и ногами.</text:p>
      <text:p text:style-name="Standard"><text:s text:c="7"/>Княгиня, подбирая <text:s/>платье, <text:s/>садилась в темноте кареты; муж <text:s/>ее оправлял</text:p>
      <text:p text:style-name="Standard"><text:soft-page-break/><text:s text:c="2"/>саблю; князь Ипполит, под предлогом прислуживания, мешал всем.</text:p>
      <text:p text:style-name="Standard"><text:s text:c="7"/>-- <text:s/>Па-звольте, <text:s text:c="2"/>сударь, <text:s/>-- <text:s/>сухо-неприятно <text:s/>обратился <text:s/>князь <text:s/>Андрей</text:p>
      <text:p text:style-name="Standard"><text:s text:c="2"/>по-русски к князю Ипполиту, мешавшему ему пройти.</text:p>
      <text:p text:style-name="Standard"><text:s text:c="7"/>-- Я тебя жду, Пьер, -- ласково <text:s/>и нежно проговорил тот же голос <text:s/>князя</text:p>
      <text:p text:style-name="Standard"><text:s text:c="2"/>Андрея.</text:p>
      <text:p text:style-name="Standard"><text:s text:c="7"/>Форейтор тронулся, и карета <text:s/>загремела колесами. Князь <text:s/>Ипполит смеялся</text:p>
      <text:p text:style-name="Standard"><text:s text:c="2"/>отрывисто, <text:s/>стоя <text:s/>на крыльце и дожидаясь виконта, которого он обещал довезти</text:p>
      <text:p text:style-name="Standard"><text:s text:c="2"/>до дому.</text:p>
      <text:p text:style-name="Standard"><text:s text:c="7"/>-- -- -</text:p>
      <text:p text:style-name="Standard"><text:s text:c="7"/>-- Eh bien, mon cher, votre petite <text:s/>princesse est très bien, très bien,</text:p>
      <text:p text:style-name="Standard"><text:s text:c="2"/>-- сказал виконт, <text:s/>усевшись в карету с Ипполитом. -- <text:s/>Mais <text:s/>très bien. -- Он</text:p>
      <text:p text:style-name="Standard"><text:s text:c="2"/>поцеловал <text:s/>кончики <text:s/>своих <text:s text:c="2"/>пальцев. <text:s/>-- <text:s/>Et <text:s/>tout-à-fait <text:s/>française.</text:p>
      <text:p text:style-name="Standard"><text:s text:c="2"/>[98]</text:p>
      <text:p text:style-name="Standard"><text:s text:c="7"/>Ипполит, фыркнув, засмеялся.</text:p>
      <text:p text:style-name="Standard"><text:s text:c="7"/>-- Et <text:s/>savez-vous que vous êtes terrible avec votre petit air innocent,</text:p>
      <text:p text:style-name="Standard"><text:s text:c="2"/>-- <text:s/>продолжал виконт. -- Je <text:s/>plains le pauvre Mariei, ce petit officier, qui</text:p>
      <text:p text:style-name="Standard"><text:s text:c="2"/>se donne des airs de prince régnant.. [99]</text:p>
      <text:p text:style-name="Standard"><text:s text:c="7"/>Ипполит фыркнул еще и сквозь смех проговорил:</text:p>
      <text:p text:style-name="Standard"><text:s text:c="7"/>-- <text:s/>Et vous <text:s/>disiez, que <text:s/>les <text:s/>dames russes ne <text:s/>valaient pas les <text:s/>dames</text:p>
      <text:p text:style-name="Standard"><text:s text:c="2"/>françaises. Il faut savoir s'y prendre. [100]</text:p>
      <text:p text:style-name="Standard"><text:s text:c="7"/>Пьер, <text:s/>приехав вперед, <text:s/>как домашний человек, <text:s/>прошел <text:s/>в кабинет <text:s/>князя</text:p>
      <text:p text:style-name="Standard"><text:s text:c="2"/>Андрея и <text:s/>тотчас <text:s/>же, по привычке, <text:s/>лег на диван, взял <text:s/>первую <text:s/>попавшуюся с</text:p>
      <text:p text:style-name="Standard"><text:s text:c="2"/>полки книгу (это были Записки Цезаря) и принялся, облокотившись, <text:s/>читать <text:s/>ее</text:p>
      <text:p text:style-name="Standard"><text:s text:c="2"/>из середины.</text:p>
      <text:p text:style-name="Standard"><text:s text:c="7"/>-- Что ты сделал с m-lle Шерер? Она теперь <text:s/>совсем заболеет, -- сказал,</text:p>
      <text:p text:style-name="Standard"><text:s text:c="2"/>входя в кабинет, князь Андрей и потирая маленькие, белые ручки.</text:p>
      <text:p text:style-name="Standard"><text:s text:c="7"/>Пьер <text:s/>поворотился <text:s/>всем <text:s/>телом, <text:s text:c="2"/>так <text:s/>что <text:s text:c="2"/>диван <text:s/>заскрипел, <text:s/>обернул</text:p>
      <text:p text:style-name="Standard"><text:s text:c="2"/>оживленное лицо к князю Андрею, улыбнулся и махнул рукой.</text:p>
      <text:p text:style-name="Standard"><text:s text:c="7"/>-- Нет, этот аббат <text:s/>очень интересен, но <text:s/>только не так понимает дело...</text:p>
      <text:p text:style-name="Standard"><text:s text:c="2"/>По-моему, вечный мир возможен, но я не умею, как это сказать... Но только не</text:p>
      <text:p text:style-name="Standard"><text:s text:c="2"/>политическим равновесием...</text:p>
      <text:p text:style-name="Standard"><text:s text:c="7"/>Князь Андрей не интересовался, видимо, этими отвлеченными разговорами.</text:p>
      <text:p text:style-name="Standard"><text:s text:c="7"/>-- <text:s/>Нельзя, <text:s/>mon cher, <text:s/>[101] везде все <text:s/>говорить, <text:s/>что только</text:p>
      <text:p text:style-name="Standard"><text:s text:c="2"/>думаешь. <text:s/>Ну, <text:s/>что ж, ты решился, <text:s/>наконец, <text:s/>на <text:s/>что-нибудь? <text:s/>Кавалергард ты</text:p>
      <text:p text:style-name="Standard"><text:s text:c="2"/>будешь или дипломат? -- спросил князь Андрей после минутного молчания.</text:p>
      <text:p text:style-name="Standard"><text:s text:c="7"/>Пьер сел на диван, поджав под себя ноги.</text:p>
      <text:p text:style-name="Standard"><text:s text:c="7"/>-- Можете себе представить, я все еще <text:s/>не знаю. Ни то, ни другое мне не</text:p>
      <text:p text:style-name="Standard"><text:s text:c="2"/>нравится.</text:p>
      <text:p text:style-name="Standard"><text:s text:c="7"/>-- Но ведь надо на что-нибудь решиться? Отец твой ждет.</text:p>
      <text:p text:style-name="Standard"><text:s text:c="7"/>Пьер <text:s/>с <text:s/>десятилетнего возраста <text:s/>был <text:s/>послан <text:s/>с <text:s/>гувернером-аббатом <text:s/>за</text:p>
      <text:p text:style-name="Standard"><text:s text:c="2"/>границу, где он <text:s/>пробыл до <text:s/>двадцатилетнего возраста. Когда <text:s/>он <text:s/>вернулся <text:s/>в</text:p>
      <text:p text:style-name="Standard"><text:s text:c="2"/>Москву, отец отпустил аббата и сказал молодому человеку: "Теперь <text:s/>ты поезжай</text:p>
      <text:p text:style-name="Standard"><text:s text:c="2"/>в Петербург, осмотрись и выбирай. Я на все согласен. Вот тебе письмо к князю</text:p>
      <text:p text:style-name="Standard"><text:s text:c="2"/>Василью, и вот тебе деньги. Пиши обо <text:s/>всем, я тебе во всем помога". Пьер уже</text:p>
      <text:p text:style-name="Standard"><text:s text:c="2"/>три месяца выбирал карьеру и ничего не делал. <text:s/>Про этот выбор и <text:s/>говорил ему</text:p>
      <text:p text:style-name="Standard"><text:s text:c="2"/>князь Андрей. Пьер потер себе лоб.</text:p>
      <text:p text:style-name="Standard"><text:s text:c="7"/>-- <text:s/>Но <text:s/>он масон должен быть, -- сказал он, разумея аббата, которого он</text:p>
      <text:p text:style-name="Standard"><text:s text:c="2"/>видел на вечере.</text:p>
      <text:p text:style-name="Standard"><text:s text:c="7"/>-- Все <text:s/>это бредни, -- остановил его <text:s/>опять князь <text:s/>Андрей, -- поговорим</text:p>
      <text:p text:style-name="Standard"><text:s text:c="2"/>лучше о деле. Был ты в конной гвардии?...</text:p>
      <text:p text:style-name="Standard"><text:s text:c="7"/>-- Нет, не был, <text:s/>но вот что мне пришло в голову, и я хотел вам сказать.</text:p>
      <text:p text:style-name="Standard"><text:s text:c="2"/>Теперь <text:s/>война <text:s/>против <text:s/>Наполеона. Ежели <text:s/>б это была <text:s/>война за свободу, я <text:s/>бы</text:p>
      <text:p text:style-name="Standard"><text:soft-page-break/><text:s text:c="2"/>понял, я бы <text:s/>первый поступил в военную службу; но помогать <text:s/>Англии и Австрии</text:p>
      <text:p text:style-name="Standard"><text:s text:c="2"/>против величайшего человека в мире... это нехорошо...</text:p>
      <text:p text:style-name="Standard"><text:s text:c="7"/>Князь Андрей только пожал плечами на детские речи Пьера. Он сделал вид,</text:p>
      <text:p text:style-name="Standard"><text:s text:c="2"/>что <text:s/>на <text:s/>такие глупости <text:s/>нельзя отвечать; <text:s/>но действительно на этот <text:s/>наивный</text:p>
      <text:p text:style-name="Standard"><text:s text:c="2"/>вопрос <text:s/>трудно было <text:s/>ответить что-нибудь другое, <text:s/>чем <text:s/>то, что ответил князь</text:p>
      <text:p text:style-name="Standard"><text:s text:c="2"/>Андрей.</text:p>
      <text:p text:style-name="Standard"><text:s text:c="7"/>-- <text:s/>Ежели бы все воевали только по своим <text:s/>убеждениям, войны бы не было,</text:p>
      <text:p text:style-name="Standard"><text:s text:c="2"/>-- сказал он.</text:p>
      <text:p text:style-name="Standard"><text:s text:c="7"/>-- Это-то и было бы прекрасно, -- сказал Пьер.</text:p>
      <text:p text:style-name="Standard"><text:s text:c="7"/>Князь Андрей усмехнулся.</text:p>
      <text:p text:style-name="Standard"><text:s text:c="7"/>-- <text:s/>Очень может <text:s/>быть, что <text:s/>это <text:s/>было бы прекрасно, но этого никогда не</text:p>
      <text:p text:style-name="Standard"><text:s text:c="2"/>будет...</text:p>
      <text:p text:style-name="Standard"><text:s text:c="7"/>-- Ну, для чего вы идете на войну? -- спросил Пьер.</text:p>
      <text:p text:style-name="Standard"><text:s text:c="7"/>-- <text:s/>Для <text:s/>чего? <text:s/>я <text:s/>не <text:s/>знаю. <text:s/>Так <text:s/>надо. <text:s/>Кроме <text:s/>того <text:s/>я <text:s/>иду... <text:s/>-- Oн</text:p>
      <text:p text:style-name="Standard"><text:s text:c="2"/>остановился. -- Я иду потому, что эта жизнь, которую я веду здесь, эта жизнь</text:p>
      <text:p text:style-name="Standard"><text:s text:c="2"/>-- не по мне!</text:p>
      <text:p text:style-name="Standard"><text:s text:c="2"/></text:p>
      <text:p text:style-name="Standard"><text:s text:c="2"/></text:p>
      <text:p text:style-name="Standard">VII.</text:p>
      <text:p text:style-name="Standard"></text:p>
      <text:p text:style-name="Standard"></text:p>
      <text:p text:style-name="Standard"><text:s text:c="2"/></text:p>
      <text:p text:style-name="Standard"><text:s text:c="7"/>В соседней комнате <text:s/>зашумело женское платье. Как будто очнувшись, князь</text:p>
      <text:p text:style-name="Standard"><text:s text:c="2"/>Андрей встряхнулся, <text:s/>и лицо его приняло то же выражение, <text:s/>какое оно имело <text:s/>в</text:p>
      <text:p text:style-name="Standard"><text:s text:c="2"/>гостиной Анны Павловны. Пьер спустил ноги с дивана. <text:s/>Вошла княгиня. Она была</text:p>
      <text:p text:style-name="Standard"><text:s text:c="2"/>уже в другом, домашнем, но столь же элегантном и свежем платье. Князь Андрей</text:p>
      <text:p text:style-name="Standard"><text:s text:c="2"/>встал, учтиво подвигая ей кресло.</text:p>
      <text:p text:style-name="Standard"><text:s text:c="7"/>-- Отчего, я часто думаю, -- заговорила она, как всегда, по-французски,</text:p>
      <text:p text:style-name="Standard"><text:s text:c="2"/>поспешно <text:s/>и <text:s/>хлопотливо <text:s/>усаживаясь в кресло, -- отчего Анет не вышла замуж?</text:p>
      <text:p text:style-name="Standard"><text:s text:c="2"/>Как вы все глупы, messurs, что <text:s/>на ней <text:s/>не женились. Вы меня извините, но вы</text:p>
      <text:p text:style-name="Standard"><text:s text:c="2"/>ничего не понимаете в женщинах толку. Какой вы спорщик, мсье Пьер.</text:p>
      <text:p text:style-name="Standard"><text:s text:c="7"/>-- Я и с <text:s/>мужем вашим <text:s/>все спорю; <text:s/>не понимаю, зачем <text:s/>он хочет <text:s/>итти на</text:p>
      <text:p text:style-name="Standard"><text:s text:c="2"/>войну, <text:s/>-- <text:s/>сказал <text:s/>Пьер, <text:s/>без <text:s/>всякого <text:s/>стеснения <text:s/>(столь <text:s/>обыкновенного <text:s/>в</text:p>
      <text:p text:style-name="Standard"><text:s text:c="2"/>отношениях молодого мужчины к молодой женщине) обращаясь к княгине.</text:p>
      <text:p text:style-name="Standard"><text:s text:c="7"/>Княгиня встрепенулась. Видимо, слова Пьера затронули ее за живое.</text:p>
      <text:p text:style-name="Standard"><text:s text:c="7"/>-- Ах, вот я <text:s/>то же говорю! -- сказала она. -- Я не понимаю, решительно</text:p>
      <text:p text:style-name="Standard"><text:s text:c="2"/>не понимаю, отчего мужчины не <text:s/>могут <text:s/>жить без <text:s/>войны? <text:s/>Отчего мы, <text:s/>женщины,</text:p>
      <text:p text:style-name="Standard"><text:s text:c="2"/>ничего <text:s/>не хотим, ничего нам не <text:s/>нужно? <text:s/>Ну, вот вы будьте судьею. Я ему все</text:p>
      <text:p text:style-name="Standard"><text:s text:c="2"/>говорю: здесь <text:s/>он адъютант у <text:s/>дяди, самое блестящее положение. <text:s/>Все <text:s/>его так</text:p>
      <text:p text:style-name="Standard"><text:s text:c="2"/>знают, так ценят. <text:s/>На-днях у Апраксиных я слышала, как одна дама спрашивает:</text:p>
      <text:p text:style-name="Standard"><text:s text:c="2"/>"c'est <text:s text:c="2"/>ça <text:s text:c="2"/>le <text:s/>fameux <text:s/>prince <text:s text:c="2"/>André?" <text:s text:c="2"/>Ma <text:s text:c="2"/>parole <text:s text:c="2"/>d'honneur!</text:p>
      <text:p text:style-name="Standard"><text:s text:c="2"/>[102] -- Она засмеялась. <text:s/>-- <text:s/>Он так <text:s/>везде принят. Он <text:s/>очень легко</text:p>
      <text:p text:style-name="Standard"><text:s text:c="2"/>может быть и флигель-адъютантом. Вы знаете, государь очень милостиво говорил</text:p>
      <text:p text:style-name="Standard"><text:s text:c="2"/>с ним. Мы с Анет говорили, это очень легко было бы устроить. Как вы думаете?</text:p>
      <text:p text:style-name="Standard"><text:s text:c="7"/>Пьер <text:s/>посмотрел <text:s/>на <text:s/>князя <text:s/>Андрея и, <text:s/>заметив, <text:s/>что разговор <text:s/>этот <text:s/>не</text:p>
      <text:p text:style-name="Standard"><text:s text:c="2"/>нравился его другу, ничего не отвечал.</text:p>
      <text:p text:style-name="Standard"><text:s text:c="7"/>-- Когда вы едете? -- спросил он.</text:p>
      <text:p text:style-name="Standard"><text:s text:c="7"/>-- <text:s/>Ah! ne me parlez pas de ce départ, ne m'en <text:s/>parlez pas. Je ne <text:s/>veux</text:p>
      <text:p text:style-name="Standard"><text:s text:c="2"/>pas <text:s/>en <text:s text:c="2"/>entendre <text:s text:c="2"/>parler,[103] <text:s text:c="2"/>-- <text:s/>заговорила <text:s text:c="2"/>княгиня <text:s/>таким</text:p>
      <text:p text:style-name="Standard"><text:s text:c="2"/>капризно-игривым тоном, каким она говорила с Ипполитом в гостиной, и который</text:p>
      <text:p text:style-name="Standard"><text:s text:c="2"/>так, очевидно, не шел <text:s/>к семейному кружку, <text:s/>где <text:s/>Пьер был как бы членом. <text:s/>--</text:p>
      <text:p text:style-name="Standard"><text:s text:c="2"/>Сегодня, когда <text:s/>я подумала, что надо прервать все эти дорогие отношения... И</text:p>
      <text:p text:style-name="Standard"><text:soft-page-break/><text:s text:c="2"/>потом, ты знаешь, André? -- Она значительно мигнула мужу. -- J'ai peur, j'ai</text:p>
      <text:p text:style-name="Standard"><text:s text:c="2"/>peur! [104] -- прошептала она, содрогаясь спиною.</text:p>
      <text:p text:style-name="Standard"><text:s text:c="7"/>Муж посмотрел на нее <text:s/>с таким видом, как будто он был удивлен, заметив,</text:p>
      <text:p text:style-name="Standard"><text:s text:c="2"/>что <text:s/>кто-то еще, кроме <text:s/>его <text:s/>и <text:s/>Пьера, находился в комнате; и он с <text:s/>холодною</text:p>
      <text:p text:style-name="Standard"><text:s text:c="2"/>учтивостью вопросительно обратился к жене:</text:p>
      <text:p text:style-name="Standard"><text:s text:c="7"/>-- Чего ты боишься, Лиза? Я не могу понять, -- сказал он.</text:p>
      <text:p text:style-name="Standard"><text:s text:c="7"/>-- <text:s/>Вот <text:s/>как все <text:s/>мужчины <text:s/>эгоисты; все, <text:s/>все <text:s/>эгоисты! Сам из-за своих</text:p>
      <text:p text:style-name="Standard"><text:s text:c="2"/>прихотей, Бог знает зачем, бросает меня, запирает в деревню одну.</text:p>
      <text:p text:style-name="Standard"><text:s text:c="7"/>-- С отцом и сестрой, не забудь, -- тихо сказал князь Андрей.</text:p>
      <text:p text:style-name="Standard"><text:s text:c="7"/>-- Все равно одна, без моих друзей... И хочет, чтобы я не боялась.</text:p>
      <text:p text:style-name="Standard"><text:s text:c="7"/>Тон ее уже был ворчливый, губка поднялась, придавая лицу не <text:s/>радостное,</text:p>
      <text:p text:style-name="Standard"><text:s text:c="2"/>а зверское, беличье <text:s/>выраженье. Она замолчала, как <text:s/>будто находя неприличным</text:p>
      <text:p text:style-name="Standard"><text:s text:c="2"/>говорить <text:s/>при Пьере <text:s/>про свою <text:s/>беременность, <text:s/>тогда как в <text:s/>этом <text:s/>и <text:s/>состояла</text:p>
      <text:p text:style-name="Standard"><text:s text:c="2"/>сущность дела.</text:p>
      <text:p text:style-name="Standard"><text:s text:c="7"/>-- Все-таки <text:s/>я не <text:s/>понял, de <text:s/>quoi vous <text:s/>avez <text:s/>peur, [105] <text:s/>--</text:p>
      <text:p text:style-name="Standard"><text:s text:c="2"/>медлительно проговорил князь Андрей, не спуская глаз с жены.</text:p>
      <text:p text:style-name="Standard"><text:s text:c="7"/>Княгиня покраснела и отчаянно взмахнула руками.</text:p>
      <text:p text:style-name="Standard"><text:s text:c="7"/>-- <text:s/>Non, <text:s/>André, <text:s/>je <text:s/>dis <text:s/>que vous <text:s/>avez <text:s/>tellement, tellement <text:s/>changé</text:p>
      <text:p text:style-name="Standard"><text:s text:c="2"/>[106]...</text:p>
      <text:p text:style-name="Standard"><text:s text:c="7"/>-- Твой доктор велит тебе <text:s/>раньше ложиться, -- <text:s/>сказал князь Андрей. --</text:p>
      <text:p text:style-name="Standard"><text:s text:c="2"/>Ты бы шла спать.</text:p>
      <text:p text:style-name="Standard"><text:s text:c="7"/>Княгиня ничего не сказала, и вдруг короткая <text:s/>с усиками губка задрожала;</text:p>
      <text:p text:style-name="Standard"><text:s text:c="2"/>князь Андрей, встав и пожав плечами, прошел по комнате.</text:p>
      <text:p text:style-name="Standard"><text:s text:c="7"/>Пьер удивленно и наивно смотрел через очки то на него, <text:s/>то на княгиню и</text:p>
      <text:p text:style-name="Standard"><text:s text:c="2"/>зашевелился, как будто он тоже хотел встать, но опять раздумывал.</text:p>
      <text:p text:style-name="Standard"><text:s text:c="7"/>-- Что <text:s/>мне за <text:s/>дело, <text:s/>что <text:s/>тут мсье Пьер, <text:s/>-- вдруг <text:s/>сказала маленькая</text:p>
      <text:p text:style-name="Standard"><text:s text:c="2"/>княгиня, и хорошенькое лицо ее вдруг <text:s/>распустилось в слезливую гримасу. -- Я</text:p>
      <text:p text:style-name="Standard"><text:s text:c="2"/>тебе давно хотела <text:s/>сказать, André: за что <text:s/>ты <text:s/>ко мне так переменился? Что я</text:p>
      <text:p text:style-name="Standard"><text:s text:c="2"/>тебе сделала? Ты едешь в армию, ты меня не жалеешь. За что?</text:p>
      <text:p text:style-name="Standard"><text:s text:c="7"/>-- Lise! -- только сказал князь Андрей; но в этом слове были и просьба,</text:p>
      <text:p text:style-name="Standard"><text:s text:c="2"/>и угроза, и, главное, уверение в том, что она сама раскается в своих словах;</text:p>
      <text:p text:style-name="Standard"><text:s text:c="2"/>но она торопливо продолжала:</text:p>
      <text:p text:style-name="Standard"><text:s text:c="7"/>-- Ты <text:s/>обращаешься <text:s/>со мной, как с больною <text:s/>или с ребенком. Я все вижу.</text:p>
      <text:p text:style-name="Standard"><text:s text:c="2"/>Разве ты такой был полгода назад?</text:p>
      <text:p text:style-name="Standard"><text:s text:c="7"/>-- <text:s/>Lise, <text:s/>я <text:s/>прошу <text:s/>вас <text:s/>перестать, <text:s text:c="2"/>-- <text:s text:c="2"/>сказал <text:s/>князь <text:s text:c="2"/>Андрей <text:s/>еще</text:p>
      <text:p text:style-name="Standard"><text:s text:c="2"/>выразительнее.</text:p>
      <text:p text:style-name="Standard"><text:s text:c="7"/>Пьер, <text:s/>все <text:s/>более <text:s/>и <text:s/>более <text:s/>приходивший <text:s/>в <text:s/>волнение <text:s/>во <text:s/>время <text:s/>этого</text:p>
      <text:p text:style-name="Standard"><text:s text:c="2"/>разговора, <text:s/>встал и подошел к <text:s/>княгине. Он, казалось, не мог переносить вида</text:p>
      <text:p text:style-name="Standard"><text:s text:c="2"/>слез и сам готов был заплакать.</text:p>
      <text:p text:style-name="Standard"><text:s text:c="7"/>-- Успокойтесь, княгиня. <text:s/>Вам это так кажется, потому что я вас уверяю,</text:p>
      <text:p text:style-name="Standard"><text:s text:c="2"/>я сам испытал... отчего... потому что... Нет, извините, чужой тут <text:s/>лишний...</text:p>
      <text:p text:style-name="Standard"><text:s text:c="2"/>Нет, успокойтесь... Прощайте...</text:p>
      <text:p text:style-name="Standard"><text:s text:c="7"/>Князь Андрей остановил его за руку.</text:p>
      <text:p text:style-name="Standard"><text:s text:c="7"/>-- Нет, постой, <text:s/>Пьер. Княгиня так добра, <text:s/>что <text:s/>не <text:s/>захочет лишить меня</text:p>
      <text:p text:style-name="Standard"><text:s text:c="2"/>удовольствия провести с тобою вечер.</text:p>
      <text:p text:style-name="Standard"><text:s text:c="7"/>-- Нет, он только о себе <text:s/>думает, -- проговорила княгиня, <text:s/>не удерживая</text:p>
      <text:p text:style-name="Standard"><text:s text:c="2"/>сердитых слез.</text:p>
      <text:p text:style-name="Standard"><text:s text:c="7"/>-- Lise, -- <text:s/>сказал <text:s/>сухо <text:s/>князь Андрей, поднимая <text:s/>тон <text:s/>на ту <text:s/>степень,</text:p>
      <text:p text:style-name="Standard"><text:s text:c="2"/>которая показывает, что терпение истощено.</text:p>
      <text:p text:style-name="Standard"><text:s text:c="7"/>Вдруг <text:s/>сердитое-беличье выражение красивого <text:s/>личика <text:s/>княгини заменилось</text:p>
      <text:p text:style-name="Standard"><text:s text:c="2"/>привлекательным и возбуждающим сострадание выражением страха; она исподлобья</text:p>
      <text:p text:style-name="Standard"><text:s text:c="2"/>взглянула <text:s/>своими <text:s/>прекрасными глазками <text:s/>на мужа, и на лице ее показалось то</text:p>
      <text:p text:style-name="Standard"><text:soft-page-break/><text:s text:c="2"/>робкое и <text:s/>признающееся <text:s/>выражение, какое бывает у <text:s/>собаки, быстро, <text:s/>но слабо</text:p>
      <text:p text:style-name="Standard"><text:s text:c="2"/>помахивающей опущенным хвостом.</text:p>
      <text:p text:style-name="Standard"><text:s text:c="7"/>-- <text:s/>Mon <text:s/>Dieu, <text:s/>mon <text:s/>Dieu! <text:s/>[107] <text:s/>-- <text:s/>проговорила княгиня <text:s/>и,</text:p>
      <text:p text:style-name="Standard"><text:s text:c="2"/>подобрав одною рукой складку платья, подошла к мужу и поцеловала его в лоб.</text:p>
      <text:p text:style-name="Standard"><text:s text:c="7"/>-- <text:s/>Bonsoir, Lise, <text:s/>[108] -- сказал князь <text:s/>Андрей, <text:s/>вставая <text:s/>и</text:p>
      <text:p text:style-name="Standard"><text:s text:c="2"/>учтиво, как у посторонней, целуя руку.</text:p>
      <text:p text:style-name="Standard"><text:s text:c="2"/></text:p>
      <text:p text:style-name="Standard"><text:s text:c="2"/></text:p>
      <text:p text:style-name="Standard">VIII.</text:p>
      <text:p text:style-name="Standard"></text:p>
      <text:p text:style-name="Standard"></text:p>
      <text:p text:style-name="Standard"><text:s text:c="2"/></text:p>
      <text:p text:style-name="Standard"><text:s text:c="7"/>Друзья молчали. Ни тот, ни другой не начинал говорить. <text:s/>Пьер поглядывал</text:p>
      <text:p text:style-name="Standard"><text:s text:c="2"/>на князя Андрея, князь Андрей потирал себе лоб своею маленькою рукой.</text:p>
      <text:p text:style-name="Standard"><text:s text:c="7"/>-- Пойдем <text:s/>ужинать, -- сказал <text:s/>он <text:s/>со вздохом, вставая и <text:s/>направляясь к</text:p>
      <text:p text:style-name="Standard"><text:s text:c="2"/>двери.</text:p>
      <text:p text:style-name="Standard"><text:s text:c="7"/>Они <text:s/>вошли <text:s/>в <text:s/>изящно, <text:s/>заново, <text:s/>богато отделанную <text:s/>столовую. <text:s/>Все, <text:s/>от</text:p>
      <text:p text:style-name="Standard"><text:s text:c="2"/>салфеток <text:s/>до серебра, <text:s/>фаянса <text:s/>и <text:s/>хрусталя, <text:s/>носило на <text:s/>себе <text:s/>тот <text:s/>особенный</text:p>
      <text:p text:style-name="Standard"><text:s text:c="2"/>отпечаток новизны, который бывает <text:s/>в хозяйстве молодых <text:s/>супругов. В середине</text:p>
      <text:p text:style-name="Standard"><text:s text:c="2"/>ужина <text:s/>князь Андрей облокотился и, как <text:s/>человек, давно имеющий что-нибудь на</text:p>
      <text:p text:style-name="Standard"><text:s text:c="2"/>сердце и вдруг <text:s/>решающийся высказаться, с выражением нервного раздражения, в</text:p>
      <text:p text:style-name="Standard"><text:s text:c="2"/>каком Пьер никогда еще не видал своего приятеля, начал говорить:</text:p>
      <text:p text:style-name="Standard"><text:s text:c="7"/>-- Никогда, никогда не женись, <text:s/>мой друг; вот тебе мой совет: не женись</text:p>
      <text:p text:style-name="Standard"><text:s text:c="2"/>до тех пор, пока ты не скажешь себе, что ты сделал все, <text:s/>что <text:s/>мог, и <text:s/>до тех</text:p>
      <text:p text:style-name="Standard"><text:s text:c="2"/>пор, пока ты <text:s/>не перестанешь любить ту женщину, какую ты выбрал, пока ты <text:s/>не</text:p>
      <text:p text:style-name="Standard"><text:s text:c="2"/>увидишь ее <text:s/>ясно; а то ты <text:s/>ошибешься жестоко и непоправимо. Женись стариком,</text:p>
      <text:p text:style-name="Standard"><text:s text:c="2"/>никуда негодным... А то пропадет все, что в тебе <text:s/>есть <text:s/>хорошего и высокого.</text:p>
      <text:p text:style-name="Standard"><text:s text:c="2"/>Все истратится по мелочам. Да, да, да! Не смотри на меня с таким удивлением.</text:p>
      <text:p text:style-name="Standard"><text:s text:c="2"/>Ежели <text:s/>ты ждешь от себя <text:s/>чего-нибудь <text:s/>впереди, <text:s/>то <text:s/>на каждом шагу ты будешь</text:p>
      <text:p text:style-name="Standard"><text:s text:c="2"/>чувствовать, что <text:s/>для тебя все кончено, все закрыто, кроме гостиной, где <text:s/>ты</text:p>
      <text:p text:style-name="Standard"><text:s text:c="2"/>будешь стоять на одной доске с придворным лакеем и идиотом... Да что!...</text:p>
      <text:p text:style-name="Standard"><text:s text:c="7"/>Он энергически махнул рукой.</text:p>
      <text:p text:style-name="Standard"><text:s text:c="7"/>Пьер <text:s/>снял очки, <text:s/>отчего <text:s/>лицо <text:s/>его <text:s/>изменилось, <text:s/>еще <text:s/>более <text:s/>выказывая</text:p>
      <text:p text:style-name="Standard"><text:s text:c="2"/>доброту, и удивленно глядел на друга.</text:p>
      <text:p text:style-name="Standard"><text:s text:c="7"/>-- Моя жена, -- продолжал князь Андрей, -- прекрасная женщина. Это одна</text:p>
      <text:p text:style-name="Standard"><text:s text:c="2"/>из тех редких женщин, с которою <text:s/>можно быть покойным за свою честь; но, Боже</text:p>
      <text:p text:style-name="Standard"><text:s text:c="2"/>мой, чего бы я не дал теперь, чтобы <text:s/>не быть женатым! <text:s/>Это я тебе <text:s/>одному <text:s/>и</text:p>
      <text:p text:style-name="Standard"><text:s text:c="2"/>первому говорю, потому что я люблю тебя.</text:p>
      <text:p text:style-name="Standard"><text:s text:c="7"/>Князь <text:s/>Андрей, <text:s/>говоря <text:s/>это, был еще менее <text:s/>похож, чем <text:s/>прежде, на того</text:p>
      <text:p text:style-name="Standard"><text:s text:c="2"/>Болконского, <text:s/>который развалившись сидел в <text:s/>креслах Анны <text:s/>Павловны и <text:s/>сквозь</text:p>
      <text:p text:style-name="Standard"><text:s text:c="2"/>зубы, <text:s/>щурясь, <text:s/>говорил <text:s/>французские <text:s/>фразы. <text:s/>Его <text:s/>сухое <text:s/>лицо <text:s/>все <text:s/>дрожало</text:p>
      <text:p text:style-name="Standard"><text:s text:c="2"/>нервическим <text:s/>оживлением <text:s/>каждого <text:s/>мускула; глаза, в <text:s/>которых прежде <text:s/>казался</text:p>
      <text:p text:style-name="Standard"><text:s text:c="2"/>потушенным огонь жизни, теперь блестели лучистым, ярким блеском. Видно было,</text:p>
      <text:p text:style-name="Standard"><text:s text:c="2"/>что <text:s/>чем безжизненнее казался он в обыкновенное время, тем энергичнее был он</text:p>
      <text:p text:style-name="Standard"><text:s text:c="2"/>в эти минуты почти болезненного раздражения.</text:p>
      <text:p text:style-name="Standard"><text:s text:c="7"/>-- Ты не понимаешь, <text:s/>отчего я это говорю, -- продолжал <text:s/>он. -- Ведь это</text:p>
      <text:p text:style-name="Standard"><text:s text:c="2"/>целая история жизни. <text:s/>Ты <text:s/>говоришь, <text:s/>Бонапарте <text:s/>и его карьера, -- сказал он,</text:p>
      <text:p text:style-name="Standard"><text:s text:c="2"/>хотя <text:s/>Пьер <text:s/>и <text:s/>не <text:s/>говорил <text:s/>про <text:s/>Бонапарте. -- <text:s/>Ты <text:s/>говоришь <text:s/>Бонапарте; <text:s/>но</text:p>
      <text:p text:style-name="Standard"><text:s text:c="2"/>Бонапарте, когда <text:s/>он <text:s/>работал, шаг за шагом <text:s/>шел к цели, он был <text:s/>свободен, у</text:p>
      <text:p text:style-name="Standard"><text:s text:c="2"/>него <text:s/>ничего не было, кроме <text:s/>его <text:s/>цели, <text:s/>-- и он достиг ее. <text:s/>Но свяжи себя с</text:p>
      <text:p text:style-name="Standard"><text:s text:c="2"/>женщиной <text:s/>-- и как <text:s/>скованный колодник, <text:s/>теряешь всякую свободу. И <text:s/>все, что</text:p>
      <text:p text:style-name="Standard"><text:s text:c="2"/>есть <text:s/>в <text:s/>тебе <text:s/>надежд и сил, <text:s/>все <text:s/>только тяготит и раскаянием <text:s/>мучает тебя.</text:p>
      <text:p text:style-name="Standard"><text:soft-page-break/><text:s text:c="2"/>Гостиные, сплетни, <text:s/>балы, <text:s/>тщеславие, ничтожество -- вот заколдованный круг,</text:p>
      <text:p text:style-name="Standard"><text:s text:c="2"/>из <text:s/>которого я не могу выйти. Я <text:s/>теперь отправляюсь на <text:s/>войну, на величайшую</text:p>
      <text:p text:style-name="Standard"><text:s text:c="2"/>войну, какая <text:s/>только <text:s/>бывала, а я ничего не знаю и никуда не гожусь. Je suis</text:p>
      <text:p text:style-name="Standard"><text:s text:c="2"/>très aimable <text:s/>et très caustique,[109] -- продолжал князь Андрей, --</text:p>
      <text:p text:style-name="Standard"><text:s text:c="2"/>и у Анны Павловны меня слушают. И это глупое общество, без которого не может</text:p>
      <text:p text:style-name="Standard"><text:s text:c="2"/>жить моя жена, и эти женщины... Ежели <text:s/>бы ты только мог знать, что это такое</text:p>
      <text:p text:style-name="Standard"><text:s text:c="2"/>toutes les <text:s/>femmes distinguées <text:s/>[110] и <text:s/>вообще женщины! <text:s/>Отец <text:s/>мой</text:p>
      <text:p text:style-name="Standard"><text:s text:c="2"/>прав. Эгоизм, тщеславие, тупоумие, ничтожество во всем -- вот женщины, когда</text:p>
      <text:p text:style-name="Standard"><text:s text:c="2"/>показываются все так, как они есть. Посмотришь на них <text:s/>в свете, кажется, что</text:p>
      <text:p text:style-name="Standard"><text:s text:c="2"/>что-то есть, а ничего, ничего, ничего! Да, <text:s/>не женись, душа <text:s/>моя, не женись,</text:p>
      <text:p text:style-name="Standard"><text:s text:c="2"/>-- кончил князь Андрей.</text:p>
      <text:p text:style-name="Standard"><text:s text:c="7"/>-- Мне <text:s/>смешно, -- <text:s/>сказал <text:s/>Пьер, -- <text:s/>что <text:s/>вы <text:s/>себя, <text:s/>вы себя <text:s/>считаете</text:p>
      <text:p text:style-name="Standard"><text:s text:c="2"/>неспособным, свою <text:s/>жизнь -- <text:s/>испорченною жизнью. У вас <text:s/>все, все <text:s/>впереди. И</text:p>
      <text:p text:style-name="Standard"><text:s text:c="2"/>вы...</text:p>
      <text:p text:style-name="Standard"><text:s text:c="7"/>Он <text:s/>не сказал, <text:s/>что вы, но уже тон его <text:s/>показывал, как высоко <text:s/>ценит он</text:p>
      <text:p text:style-name="Standard"><text:s text:c="2"/>друга и как много ждет от него в будущем.</text:p>
      <text:p text:style-name="Standard"><text:s text:c="7"/>"Как <text:s/>он <text:s/>может это говорить!" думал <text:s/>Пьер. <text:s/>Пьер <text:s/>считал <text:s/>князя Андрея</text:p>
      <text:p text:style-name="Standard"><text:s text:c="2"/>образцом всех <text:s/>совершенств <text:s/>именно оттого, что князь Андрей в высшей степени</text:p>
      <text:p text:style-name="Standard"><text:s text:c="2"/>соединял все <text:s/>те качества, которых <text:s/>не <text:s/>было <text:s/>у Пьера <text:s/>и которые ближе всего</text:p>
      <text:p text:style-name="Standard"><text:s text:c="2"/>можно выразить понятием -- <text:s/>силы <text:s/>воли. <text:s/>Пьер <text:s/>всегда удивлялся <text:s/>способности</text:p>
      <text:p text:style-name="Standard"><text:s text:c="2"/>князя Андрея спокойного обращения со всякого рода людьми, его необыкновенной</text:p>
      <text:p text:style-name="Standard"><text:s text:c="2"/>памяти, <text:s/>начитанности <text:s/>(он все читал, <text:s/>все <text:s/>знал, <text:s/>обо всем имел понятие) <text:s/>и</text:p>
      <text:p text:style-name="Standard"><text:s text:c="2"/>больше всего его способности работать и учиться. Ежели часто Пьера <text:s/>поражало</text:p>
      <text:p text:style-name="Standard"><text:s text:c="2"/>в <text:s/>Андрее <text:s/>отсутствие <text:s/>способности <text:s/>мечтательного <text:s/>философствования <text:s/>(к чему</text:p>
      <text:p text:style-name="Standard"><text:s text:c="2"/>особенно был склонен Пьер), то и в этом он видел не недостаток, а силу.</text:p>
      <text:p text:style-name="Standard"><text:s text:c="7"/>В <text:s/>самых лучших, <text:s/>дружеских <text:s/>и <text:s/>простых <text:s/>отношениях <text:s/>лесть или <text:s/>похвала</text:p>
      <text:p text:style-name="Standard"><text:s text:c="2"/>необходимы, как подмазка необходима для колес, чтоб они ехали.</text:p>
      <text:p text:style-name="Standard"><text:s text:c="7"/>-- Je suis un homme fini, [111] -- сказал князь Андрей. -- Что</text:p>
      <text:p text:style-name="Standard"><text:s text:c="2"/>обо <text:s/>мне <text:s/>говорить? <text:s/>Давай <text:s/>говорить <text:s/>о <text:s/>тебе, <text:s/>-- <text:s/>сказал <text:s/>он, <text:s/>помолчав <text:s/>и</text:p>
      <text:p text:style-name="Standard"><text:s text:c="2"/>улыбнувшись своим утешительным мыслям.</text:p>
      <text:p text:style-name="Standard"><text:s text:c="7"/>Улыбка эта в то же мгновение отразилась на лице Пьера.</text:p>
      <text:p text:style-name="Standard"><text:s text:c="7"/>-- <text:s/>А обо мне <text:s/>что <text:s/>говорить? -- <text:s/>сказал <text:s/>Пьер, <text:s/>распуская <text:s/>свой <text:s/>рот в</text:p>
      <text:p text:style-name="Standard"><text:s text:c="2"/>беззаботную, <text:s/>веселую <text:s/>улыбку. <text:s/>-- <text:s text:c="2"/>Что <text:s text:c="2"/>я <text:s text:c="2"/>такое? <text:s/>Je <text:s/>suis <text:s/>un <text:s text:c="2"/>bâtard</text:p>
      <text:p text:style-name="Standard"><text:s text:c="2"/>[112] -- <text:s/>И он вдруг <text:s/>багрово покраснел. Видно <text:s/>было, что он сделал</text:p>
      <text:p text:style-name="Standard"><text:s text:c="2"/>большое <text:s/>усилие, <text:s text:c="2"/>чтобы <text:s text:c="2"/>сказать <text:s/>это. <text:s/>-- <text:s/>Sans <text:s/>nom, <text:s text:c="2"/>sans <text:s text:c="2"/>fortune...</text:p>
      <text:p text:style-name="Standard"><text:s text:c="2"/>[113] <text:s/>И что <text:s/>ж, право... -- <text:s/>Но он <text:s/>не <text:s/>сказал, <text:s/>что право. <text:s/>-- <text:s/>Я</text:p>
      <text:p text:style-name="Standard"><text:s text:c="2"/>cвободен пока, и мне хорошо. Я только никак не знаю, что мне начать. Я хотел</text:p>
      <text:p text:style-name="Standard"><text:s text:c="2"/>серьезно посоветоваться с вами.</text:p>
      <text:p text:style-name="Standard"><text:s text:c="7"/>Князь Андрей <text:s/>добрыми <text:s/>глазами смотрел <text:s/>на <text:s/>него. <text:s/>Но <text:s/>во взгляде <text:s/>его,</text:p>
      <text:p text:style-name="Standard"><text:s text:c="2"/>дружеском, ласковом, все-таки выражалось сознание своего превосходства.</text:p>
      <text:p text:style-name="Standard"><text:s text:c="7"/>-- Ты мне дорог, особенно потому, что ты один живой человек среди всего</text:p>
      <text:p text:style-name="Standard"><text:s text:c="2"/>нашего <text:s/>света. Тебе хорошо. Выбери, что <text:s/>хочешь; это <text:s/>все <text:s/>равно. <text:s/>Ты <text:s/>везде</text:p>
      <text:p text:style-name="Standard"><text:s text:c="2"/>будешь хорош, <text:s/>но одно: перестань <text:s/>ты <text:s/>ездить <text:s/>к <text:s/>этим Курагиным, <text:s/>вести эту</text:p>
      <text:p text:style-name="Standard"><text:s text:c="2"/>жизнь. Так это не идет тебе: все эти кутежи, и гусарство, и все...</text:p>
      <text:p text:style-name="Standard"><text:s text:c="7"/>-- Que voulez-vous, mon cher, -- сказал Пьер, <text:s/>пожимая плечами, -- <text:s/>les</text:p>
      <text:p text:style-name="Standard"><text:s text:c="2"/>femmes, mon cher, les femmes! [114]</text:p>
      <text:p text:style-name="Standard"><text:s text:c="7"/>-- <text:s/>Не <text:s/>понимаю, <text:s/>-- <text:s/>отвечал <text:s/>Андрей. <text:s/>-- <text:s/>Les <text:s/>femmes <text:s/>comme il faut,</text:p>
      <text:p text:style-name="Standard"><text:s text:c="2"/>[115] это <text:s/>другое дело; но les femmes <text:s/>Курагина, les <text:s/>femmes et <text:s/>le</text:p>
      <text:p text:style-name="Standard"><text:s text:c="2"/>vin, [116] не понимаю!</text:p>
      <text:p text:style-name="Standard"><text:s text:c="7"/>Пьер жил y <text:s/>князя <text:s/>Василия Курагина и участвовал в разгульной жизни его</text:p>
      <text:p text:style-name="Standard"><text:s text:c="2"/>сына Анатоля, того самого, <text:s/>которого <text:s/>для исправления <text:s/>собирались <text:s/>женить на</text:p>
      <text:p text:style-name="Standard"><text:s text:c="2"/>сестре князя Андрея.</text:p>
      <text:p text:style-name="Standard"><text:soft-page-break/><text:s text:c="7"/>-- <text:s/>Знаете что, <text:s/>-- <text:s/>сказал <text:s/>Пьер, <text:s/>как <text:s/>будто <text:s/>ему <text:s/>пришла <text:s/>неожиданно</text:p>
      <text:p text:style-name="Standard"><text:s text:c="2"/>счастливая мысль, -- серьезно, я давно это думал. С этою <text:s/>жизнью я ничего не</text:p>
      <text:p text:style-name="Standard"><text:s text:c="2"/>могу ни решить, ни обдумать. Голова <text:s/>болит, денег нет. Нынче он меня звал, я</text:p>
      <text:p text:style-name="Standard"><text:s text:c="2"/>не поеду.</text:p>
      <text:p text:style-name="Standard"><text:s text:c="7"/>-- Дай мне честное слово, что ты не будешь ездить?</text:p>
      <text:p text:style-name="Standard"><text:s text:c="7"/>-- Честное слово!</text:p>
      <text:p text:style-name="Standard"><text:s text:c="2"/></text:p>
      <text:p text:style-name="Standard"><text:s text:c="2"/></text:p>
      <text:p text:style-name="Standard">IX.</text:p>
      <text:p text:style-name="Standard"></text:p>
      <text:p text:style-name="Standard"></text:p>
      <text:p text:style-name="Standard"><text:s text:c="2"/></text:p>
      <text:p text:style-name="Standard"><text:s text:c="7"/>Уже был второй <text:s/>час <text:s/>ночи, когда Пьер <text:s/>вышел oт своего друга. Ночь была</text:p>
      <text:p text:style-name="Standard"><text:s text:c="2"/>июньская, петербургская, бессумрачная ночь. Пьер сел <text:s/>в извозчичью коляску с</text:p>
      <text:p text:style-name="Standard"><text:s text:c="2"/>намерением ехать домой. Но чем ближе <text:s/>он подъезжал, тем более <text:s/>он чувствовал</text:p>
      <text:p text:style-name="Standard"><text:s text:c="2"/>невозможность заснуть в эту <text:s/>ночь, походившую <text:s/>более на вечер <text:s/>или на <text:s/>утро.</text:p>
      <text:p text:style-name="Standard"><text:s text:c="2"/>Далеко <text:s/>было видно по пустым улицам. Дорогой Пьер вспомнил, <text:s/>что <text:s/>у <text:s/>Анатоля</text:p>
      <text:p text:style-name="Standard"><text:s text:c="2"/>Курагина нынче вечером должно было собраться обычное игорное общество, после</text:p>
      <text:p text:style-name="Standard"><text:s text:c="2"/>которого <text:s/>обыкновенно шла <text:s/>попойка, кончавшаяся одним <text:s/>из любимых увеселений</text:p>
      <text:p text:style-name="Standard"><text:s text:c="2"/>Пьера.</text:p>
      <text:p text:style-name="Standard"><text:s text:c="7"/>"Хорошо бы было поехать к Курагину", подумал он.</text:p>
      <text:p text:style-name="Standard"><text:s text:c="7"/>Но тотчас же он вспомнил данное князю Андрею <text:s/>честное слово не бывать у</text:p>
      <text:p text:style-name="Standard"><text:s text:c="2"/>Курагина. <text:s text:c="2"/>Но <text:s text:c="2"/>тотчас <text:s text:c="2"/>же, <text:s/>как <text:s text:c="2"/>это <text:s text:c="2"/>бывает <text:s/>с <text:s text:c="2"/>людьми, <text:s text:c="2"/>называемыми</text:p>
      <text:p text:style-name="Standard"><text:s text:c="2"/>бесхарактерными, ему <text:s/>так страстно захотелось <text:s/>еще <text:s/>раз испытать <text:s/>эту <text:s/>столь</text:p>
      <text:p text:style-name="Standard"><text:s text:c="2"/>знакомую ему беспутную жизнь, что он решился ехать. И тотчас же ему пришла в</text:p>
      <text:p text:style-name="Standard"><text:s text:c="2"/>голову мысль, что данное слово ничего не <text:s/>значит, потому что еще прежде, чем</text:p>
      <text:p text:style-name="Standard"><text:s text:c="2"/>князю <text:s/>Андрею, <text:s/>он дал также князю Анатолю слово <text:s/>быть <text:s/>у <text:s/>него; наконец, он</text:p>
      <text:p text:style-name="Standard"><text:s text:c="2"/>подумал, <text:s/>что <text:s/>все <text:s/>эти <text:s/>честные слова -- <text:s/>такие условные <text:s/>вещи, не <text:s/>имеющие</text:p>
      <text:p text:style-name="Standard"><text:s text:c="2"/>никакого определенного смысла, <text:s/>особенно ежели сообразить, что, может <text:s/>быть,</text:p>
      <text:p text:style-name="Standard"><text:s text:c="2"/>завтра <text:s/>же или он умрет или случится <text:s/>с ним что-нибудь такое необыкновенное,</text:p>
      <text:p text:style-name="Standard"><text:s text:c="2"/>что <text:s/>не будет <text:s/>уже <text:s/>ни честного, ни <text:s/>бесчестного. Такого <text:s/>рода <text:s/>рассуждения,</text:p>
      <text:p text:style-name="Standard"><text:s text:c="2"/>уничтожая все <text:s/>его <text:s/>решения <text:s/>и предположения, <text:s/>часто приходили <text:s/>к <text:s/>Пьеру. Он</text:p>
      <text:p text:style-name="Standard"><text:s text:c="2"/>поехал к Курагину.</text:p>
      <text:p text:style-name="Standard"><text:s text:c="7"/>Подъехав к крыльцу большого дома <text:s/>у конно-гвардейских казарм, в которых</text:p>
      <text:p text:style-name="Standard"><text:s text:c="2"/>жил Анатоль, <text:s/>он поднялся на <text:s/>освещенное <text:s/>крыльцо, <text:s/>на <text:s/>лестницу, и <text:s/>вошел в</text:p>
      <text:p text:style-name="Standard"><text:s text:c="2"/>отворенную дверь. В передней никого не было; валялись пустые бутылки, плащи,</text:p>
      <text:p text:style-name="Standard"><text:s text:c="2"/>калоши; пахло вином, слышался дальний говор и крик.</text:p>
      <text:p text:style-name="Standard"><text:s text:c="7"/>Игра <text:s/>и ужин уже кончились, но гости еще не <text:s/>разъезжались. Пьер <text:s/>скинул</text:p>
      <text:p text:style-name="Standard"><text:s text:c="2"/>плащ и вошел в первую комнату, где стояли остатки ужина и один лакей, думая,</text:p>
      <text:p text:style-name="Standard"><text:s text:c="2"/>что его никто не видит, допивал тайком недопитые стаканы. Из третьей комнаты</text:p>
      <text:p text:style-name="Standard"><text:s text:c="2"/>слышались возня, хохот, крики знакомых голосов и рев медведя.</text:p>
      <text:p text:style-name="Standard"><text:s text:c="7"/>Человек восемь молодых людей толпились озабоченно около открытого окна.</text:p>
      <text:p text:style-name="Standard"><text:s text:c="2"/>Трое <text:s/>возились с молодым медведем, <text:s/>которого один таскал <text:s/>на <text:s/>цепи, пугая им</text:p>
      <text:p text:style-name="Standard"><text:s text:c="2"/>другого.</text:p>
      <text:p text:style-name="Standard"><text:s text:c="7"/>-- Держу за Стивенса сто! -- кричал один.</text:p>
      <text:p text:style-name="Standard"><text:s text:c="7"/>-- Смотри не поддерживать! -- кричал другой.</text:p>
      <text:p text:style-name="Standard"><text:s text:c="7"/>-- Я за Долохова! -- кричал третий. -- Разними, Курагин.</text:p>
      <text:p text:style-name="Standard"><text:s text:c="7"/>-- Ну, бросьте Мишку, тут пари.</text:p>
      <text:p text:style-name="Standard"><text:s text:c="7"/>-- Одним духом, иначе проиграно, -- кричал четвертый.</text:p>
      <text:p text:style-name="Standard"><text:s text:c="7"/>-- Яков, давай бутылку, Яков! -- кричал сам хозяин, <text:s/>высокий <text:s/>красавец,</text:p>
      <text:p text:style-name="Standard"><text:s text:c="2"/>стоявший посреди толпы в <text:s/>одной тонкой <text:s/>рубашке, раскрытой на средине груди.</text:p>
      <text:p text:style-name="Standard"><text:s text:c="2"/>-- Стойте, господа. Вот он Петруша, милый друг, -- обратился он к Пьеру.</text:p>
      <text:p text:style-name="Standard"><text:soft-page-break/><text:s text:c="7"/>Другой голос невысокого человека, с <text:s/>ясными голубыми глазами, <text:s/>особенно</text:p>
      <text:p text:style-name="Standard"><text:s text:c="2"/>поражавший среди этих всех пьяных голосов своим трезвым выражением, закричал</text:p>
      <text:p text:style-name="Standard"><text:s text:c="2"/>от окна: "Иди сюда -- <text:s/>разойми пари!" <text:s/>Это был Долохов, семеновский <text:s/>офицер,</text:p>
      <text:p text:style-name="Standard"><text:s text:c="2"/>известный игрок и бретер, живший <text:s/>вместе <text:s/>с Анатолем. Пьер улыбался, <text:s/>весело</text:p>
      <text:p text:style-name="Standard"><text:s text:c="2"/>глядя вокруг себя.</text:p>
      <text:p text:style-name="Standard"><text:s text:c="7"/>-- Ничего не понимаю. В чем дело?</text:p>
      <text:p text:style-name="Standard"><text:s text:c="7"/>-- Стойте, он не пьян. <text:s/>Дай бутылку, -- сказал Анатоль и, взяв со стола</text:p>
      <text:p text:style-name="Standard"><text:s text:c="2"/>стакан, подошел к Пьеру.</text:p>
      <text:p text:style-name="Standard"><text:s text:c="7"/>-- Прежде всего пей.</text:p>
      <text:p text:style-name="Standard"><text:s text:c="7"/>Пьер стал пить <text:s/>стакан за стаканом, исподлобья оглядывая пьяных гостей,</text:p>
      <text:p text:style-name="Standard"><text:s text:c="2"/>которые опять <text:s/>столпились <text:s/>у <text:s/>окна, <text:s/>и <text:s/>прислушиваясь к <text:s/>их говору. <text:s/>Анатоль</text:p>
      <text:p text:style-name="Standard"><text:s text:c="2"/>наливал <text:s/>ему <text:s/>вино и рассказывал, <text:s/>что Долохов <text:s/>держит <text:s/>пари <text:s/>с англичанином</text:p>
      <text:p text:style-name="Standard"><text:s text:c="2"/>Стивенсом, моряком, бывшим тут, в том, что он, Долохов, выпьет бутылку рому,</text:p>
      <text:p text:style-name="Standard"><text:s text:c="2"/>сидя на окне третьего этажа с опущенными наружу ногами.</text:p>
      <text:p text:style-name="Standard"><text:s text:c="7"/>-- Ну, пей <text:s/>же всю! -- <text:s/>сказал Анатоль, подавая последний стакан Пьеру,</text:p>
      <text:p text:style-name="Standard"><text:s text:c="2"/>-- а то не пущу!</text:p>
      <text:p text:style-name="Standard"><text:s text:c="7"/>-- Нет, не хочу, -- сказал Пьер, отталкивая Анатоля, и подошел к окну.</text:p>
      <text:p text:style-name="Standard"><text:s text:c="7"/>Долохов <text:s/>держал <text:s/>за <text:s/>руку англичанина <text:s/>и <text:s/>ясно, <text:s/>отчетливо <text:s/>выговаривал</text:p>
      <text:p text:style-name="Standard"><text:s text:c="2"/>условия пари, обращаясь преимущественно к Анатолю и Пьеру.</text:p>
      <text:p text:style-name="Standard"><text:s text:c="7"/>Долохов <text:s/>был человек среднего <text:s/>роста, <text:s/>курчавый и с светлыми, <text:s/>голубыми</text:p>
      <text:p text:style-name="Standard"><text:s text:c="2"/>глазами. Ему <text:s/>было лет двадцать <text:s/>пять. <text:s/>Он не носил усов, как и все пехотные</text:p>
      <text:p text:style-name="Standard"><text:s text:c="2"/>офицеры, и рот его, самая <text:s/>поразительная черта его <text:s/>лица, <text:s/>был <text:s/>весь <text:s/>виден.</text:p>
      <text:p text:style-name="Standard"><text:s text:c="2"/>Линии <text:s/>этого рта были замечательно-тонко <text:s/>изогнуты. <text:s/>В <text:s/>средине верхняя губа</text:p>
      <text:p text:style-name="Standard"><text:s text:c="2"/>энергически <text:s/>опускалась <text:s text:c="2"/>на <text:s text:c="2"/>крепкую <text:s/>нижнюю <text:s/>острым <text:s/>клином, <text:s/>и <text:s/>в <text:s/>углах</text:p>
      <text:p text:style-name="Standard"><text:s text:c="2"/>образовывалось <text:s/>постоянно <text:s/>что-то <text:s/>вроде <text:s/>двух <text:s/>улыбок, <text:s/>по одной <text:s/>с <text:s/>каждой</text:p>
      <text:p text:style-name="Standard"><text:s text:c="2"/>стороны; и все <text:s/>вместе, <text:s/>а <text:s/>особенно в соединении <text:s/>с твердым, <text:s/>наглым, умным</text:p>
      <text:p text:style-name="Standard"><text:s text:c="2"/>взглядом, <text:s/>составляло впечатление такое, что нельзя <text:s/>было не заметить <text:s/>этого</text:p>
      <text:p text:style-name="Standard"><text:s text:c="2"/>лица. <text:s/>Долохов был небогатый <text:s/>человек, без всяких связей. И несмотря на <text:s/>то,</text:p>
      <text:p text:style-name="Standard"><text:s text:c="2"/>что Анатоль проживал десятки тысяч, Долохов жил с ним и успел себя поставить</text:p>
      <text:p text:style-name="Standard"><text:s text:c="2"/>так, <text:s/>что Анатоль <text:s/>и <text:s/>все <text:s/>знавшие их уважали Долохова больше, чем <text:s/>Анатоля.</text:p>
      <text:p text:style-name="Standard"><text:s text:c="2"/>Долохов играл во все игры и почти всегда выигрывал. Сколько бы он ни пил, он</text:p>
      <text:p text:style-name="Standard"><text:s text:c="2"/>никогда <text:s/>не терял <text:s/>ясности <text:s/>головы. И Курагин, <text:s/>и <text:s/>Долохов в <text:s/>то время <text:s/>были</text:p>
      <text:p text:style-name="Standard"><text:s text:c="2"/>знаменитостями в мире повес и кутил Петербурга.</text:p>
      <text:p text:style-name="Standard"><text:s text:c="7"/>Бутылка рому была принесена; раму, не пускавшую сесть на наружный откос</text:p>
      <text:p text:style-name="Standard"><text:s text:c="2"/>окна, выламывали два <text:s/>лакея, видимо торопившиеся и <text:s/>робевшие <text:s/>от <text:s/>советов <text:s/>и</text:p>
      <text:p text:style-name="Standard"><text:s text:c="2"/>криков окружавших господ.</text:p>
      <text:p text:style-name="Standard"><text:s text:c="7"/>Анатоль <text:s/>с <text:s/>своим победительным <text:s/>видом <text:s/>подошел <text:s/>к окну. <text:s/>Ему <text:s/>хотелось</text:p>
      <text:p text:style-name="Standard"><text:s text:c="2"/>сломать <text:s/>что-нибудь. <text:s/>Он <text:s/>оттолкнул <text:s/>лакеев <text:s/>и <text:s/>потянул <text:s/>раму, <text:s/>но <text:s/>рама <text:s/>не</text:p>
      <text:p text:style-name="Standard"><text:s text:c="2"/>сдавалась. Он разбил стекло.</text:p>
      <text:p text:style-name="Standard"><text:s text:c="7"/>-- Ну-ка ты, силач, -- обратился он к Пьеру.</text:p>
      <text:p text:style-name="Standard"><text:s text:c="7"/>Пьер взялся за перекладины, потянул и с треском выворотип дубовую раму.</text:p>
      <text:p text:style-name="Standard"><text:s text:c="7"/>-- Всю вон, а то подумают, что я держусь, -- сказал Долохов.</text:p>
      <text:p text:style-name="Standard"><text:s text:c="7"/>-- Англичанин хвастает... а?... хорошо?... -- говорил Анатоль.</text:p>
      <text:p text:style-name="Standard"><text:s text:c="7"/>-- <text:s/>Хорошо, <text:s/>-- сказал Пьер, глядя на <text:s/>Долохова, <text:s/>который, взяв в <text:s/>руки</text:p>
      <text:p text:style-name="Standard"><text:s text:c="2"/>бутылку <text:s/>рома, подходил к окну, из которого виднелся свет неба и сливавшихся</text:p>
      <text:p text:style-name="Standard"><text:s text:c="2"/>на нем утренней и вечерней зари.</text:p>
      <text:p text:style-name="Standard"><text:s text:c="7"/>Долохов с бутылкой рома в руке вскочил на окно. "Слушать!"</text:p>
      <text:p text:style-name="Standard"><text:s text:c="7"/>крикнул он, стоя на подоконнике и обращаясь в комнату. Все замолчали.</text:p>
      <text:p text:style-name="Standard"><text:s text:c="7"/>-- Я держу пари (он говорил по-французски, чтоб его понял англичанин, и</text:p>
      <text:p text:style-name="Standard"><text:s text:c="2"/>говорил <text:s/>не <text:s text:c="2"/>слишком <text:s/>хорошо <text:s/>на <text:s/>этом <text:s/>языке). <text:s/>Держу <text:s/>пари <text:s/>на <text:s/>пятьдесят</text:p>
      <text:p text:style-name="Standard"><text:s text:c="2"/>империалов, хотите на сто? -- прибавил он, обращаясь к англичанину.</text:p>
      <text:p text:style-name="Standard"><text:s text:c="7"/>-- Нет, пятьдесят, -- сказал англичанин.</text:p>
      <text:p text:style-name="Standard"><text:soft-page-break/><text:s text:c="7"/>-- Хорошо, на пятьдесят империалов, -- что я выпью бутылку рома всю, не</text:p>
      <text:p text:style-name="Standard"><text:s text:c="2"/>отнимая <text:s/>ото <text:s/>рта, выпью, сидя за окном, вот на этом месте <text:s/>(он <text:s/>нагнулся <text:s/>и</text:p>
      <text:p text:style-name="Standard"><text:s text:c="2"/>показал покатый выступ стены за окном) и не держась ни за что... Так?...</text:p>
      <text:p text:style-name="Standard"><text:s text:c="7"/>-- Очень хорошо, -- сказал англичанин.</text:p>
      <text:p text:style-name="Standard"><text:s text:c="7"/>Анатоль повернулся к англичанину и, взяв его за пуговицу фрака и сверху</text:p>
      <text:p text:style-name="Standard"><text:s text:c="2"/>глядя на него (англичанин был мал ростом), начал по-английски <text:s/>повторять ему</text:p>
      <text:p text:style-name="Standard"><text:s text:c="2"/>условия пари.</text:p>
      <text:p text:style-name="Standard"><text:s text:c="7"/>-- Постой! <text:s/>-- закричал Долохов, стуча бутылкой по окну, <text:s/>чтоб обратить</text:p>
      <text:p text:style-name="Standard"><text:s text:c="2"/>на себя внимание. -- Постой, Курагин; слушайте. Если кто сделает то же, то я</text:p>
      <text:p text:style-name="Standard"><text:s text:c="2"/>плачу сто империалов. Понимаете?</text:p>
      <text:p text:style-name="Standard"><text:s text:c="7"/>Англичанин кивнул головой, не <text:s/>давая никак разуметь, намерен <text:s/>ли он или</text:p>
      <text:p text:style-name="Standard"><text:s text:c="2"/>нет принять это новое пари. <text:s/>Анатоль не отпускал <text:s/>англичанина и, несмотря на</text:p>
      <text:p text:style-name="Standard"><text:s text:c="2"/>то что тот, кивая, давал знать что он все понял, Анатоль переводил ему слова</text:p>
      <text:p text:style-name="Standard"><text:s text:c="2"/>Долохова по-английски. Молодой худощавый мальчик, лейб-гусар, <text:s/>проигравшийся</text:p>
      <text:p text:style-name="Standard"><text:s text:c="2"/>в этот вечер, взлез на окно, высунулся и посмотрел вниз.</text:p>
      <text:p text:style-name="Standard"><text:s text:c="7"/>-- У!... <text:s/>у!... <text:s/>у!... <text:s/>-- проговорил <text:s/>он, <text:s/>глядя <text:s/>за <text:s/>окно <text:s/>на <text:s/>камень</text:p>
      <text:p text:style-name="Standard"><text:s text:c="2"/>тротуара.</text:p>
      <text:p text:style-name="Standard"><text:s text:c="7"/>-- <text:s/>Смирно! -- <text:s/>закричал Долохов <text:s/>и сдернул <text:s/>с <text:s/>окна <text:s/>офицера, который,</text:p>
      <text:p text:style-name="Standard"><text:s text:c="2"/>запутавшись шпорами, неловко спрыгнул в комнату.</text:p>
      <text:p text:style-name="Standard"><text:s text:c="7"/>Поставив бутылку на подоконник, <text:s/>чтобы было <text:s/>удобно достать ее, Долохов</text:p>
      <text:p text:style-name="Standard"><text:s text:c="2"/>осторожно и тихо <text:s/>полез в окно. Спустив ноги и расперевшись <text:s/>обеими руками в</text:p>
      <text:p text:style-name="Standard"><text:s text:c="2"/>края окна, он примерился, уселся, опустил руки, подвинулся направо, налево и</text:p>
      <text:p text:style-name="Standard"><text:s text:c="2"/>достал бутылку. Анатоль принес две свечки <text:s/>и поставил их на подоконник, хотя</text:p>
      <text:p text:style-name="Standard"><text:s text:c="2"/>было уже совсем светло. Спина Долохова в белой рубашке и курчавая голова его</text:p>
      <text:p text:style-name="Standard"><text:s text:c="2"/>были освещены с <text:s/>обеих <text:s/>сторон. <text:s/>Все <text:s/>столпились у <text:s/>окна. <text:s/>Англичанин <text:s/>стоял</text:p>
      <text:p text:style-name="Standard"><text:s text:c="2"/>впереди. Пьер улыбался и ничего не говорил. Один из присутствующих, постарше</text:p>
      <text:p text:style-name="Standard"><text:s text:c="2"/>других, с испуганным и <text:s/>сердитым <text:s/>лицом, вдруг <text:s/>продвинулся вперед <text:s/>и <text:s/>хотел</text:p>
      <text:p text:style-name="Standard"><text:s text:c="2"/>схватить Долохова за рубашку.</text:p>
      <text:p text:style-name="Standard"><text:s text:c="7"/>-- Господа, это <text:s/>глупости; он убьется <text:s/>до <text:s/>смерти, -- сказал этот более</text:p>
      <text:p text:style-name="Standard"><text:s text:c="2"/>благоразумный человек.</text:p>
      <text:p text:style-name="Standard"><text:s text:c="7"/>Анатоль остановил его:</text:p>
      <text:p text:style-name="Standard"><text:s text:c="7"/>-- Не трогай, ты его испугаешь, он убьется. А?... Что тогда?... А?...</text:p>
      <text:p text:style-name="Standard"><text:s text:c="7"/>Долохов обернулся, поправляясь и опять расперевшись руками.</text:p>
      <text:p text:style-name="Standard"><text:s text:c="7"/>-- Ежели <text:s/>кто ко мне <text:s/>еще будет соваться, -- сказал он, редко пропуская</text:p>
      <text:p text:style-name="Standard"><text:s text:c="2"/>слова <text:s/>сквозь <text:s/>стиснутые <text:s/>и <text:s/>тонкие <text:s/>губы, -- я того сейчас спущу вот <text:s/>сюда.</text:p>
      <text:p text:style-name="Standard"><text:s text:c="2"/>Ну!...</text:p>
      <text:p text:style-name="Standard"><text:s text:c="7"/>Сказав "ну"!, он повернулся опять, отпустил руки, взял бутылку и поднес</text:p>
      <text:p text:style-name="Standard"><text:s text:c="2"/>ко рту, закинул <text:s/>назад голову и вскинул кверху свободную руку <text:s/>для перевеса.</text:p>
      <text:p text:style-name="Standard"><text:s text:c="2"/>Один из лакеев, начавший подбирать стекла, остановился в согнутом положении,</text:p>
      <text:p text:style-name="Standard"><text:s text:c="2"/>не спуская глаз с окна и спины Долохова. Анатоль стоял прямо, разинув глаза.</text:p>
      <text:p text:style-name="Standard"><text:s text:c="2"/>Англичанин, выпятив <text:s/>вперед губы, смотрел сбоку. Тот, который <text:s/>останавливал,</text:p>
      <text:p text:style-name="Standard"><text:s text:c="2"/>убежал в угол комнаты и лег на <text:s/>диван <text:s/>лицом к стене. <text:s/>Пьер <text:s/>закрыл лицо, <text:s/>и</text:p>
      <text:p text:style-name="Standard"><text:s text:c="2"/>слабая <text:s/>улыбка, забывшись, осталась <text:s/>на его лице, <text:s/>хоть оно теперь <text:s/>выражало</text:p>
      <text:p text:style-name="Standard"><text:s text:c="2"/>ужас и страх. Все молчали. Пьер отнял от глаз <text:s/>руки: Долохов сидел все в том</text:p>
      <text:p text:style-name="Standard"><text:s text:c="2"/>же положении, только голова загнулась назад, так что курчавые волосы затылка</text:p>
      <text:p text:style-name="Standard"><text:s text:c="2"/>прикасались к <text:s/>воротнику рубахи, и <text:s/>рука <text:s/>с бутылкой поднималась все <text:s/>выше и</text:p>
      <text:p text:style-name="Standard"><text:s text:c="2"/>выше, содрогаясь и делая <text:s/>усилие. Бутылка видимо опорожнялась и с тем вместе</text:p>
      <text:p text:style-name="Standard"><text:s text:c="2"/>поднималась, загибая <text:s/>голову. <text:s/>"Что же <text:s/>это <text:s/>так <text:s/>долго?" подумал <text:s/>Пьер. Ему</text:p>
      <text:p text:style-name="Standard"><text:s text:c="2"/>казалось, что <text:s/>прошло больше получаса. Вдруг Долохов <text:s/>сделал движение <text:s/>назад</text:p>
      <text:p text:style-name="Standard"><text:s text:c="2"/>спиной, и рука его нервически задрожала; <text:s/>этого содрогания было <text:s/>достаточно,</text:p>
      <text:p text:style-name="Standard"><text:s text:c="2"/>чтобы сдвинуть <text:s/>все тело, сидевшее на покатом откосе. <text:s/>Он <text:s/>сдвинулся весь, и</text:p>
      <text:p text:style-name="Standard"><text:s text:c="2"/>еще сильнее задрожали, делая усилие, рука и голова его. Одна рука поднялась,</text:p>
      <text:p text:style-name="Standard"><text:soft-page-break/><text:s text:c="2"/>чтобы схватиться за подоконник, но опять опустилась. Пьер опять закрыл глаза</text:p>
      <text:p text:style-name="Standard"><text:s text:c="2"/>и сказал <text:s/>себе, что никогда уж не откроет их. Вдруг он почувствовал, что все</text:p>
      <text:p text:style-name="Standard"><text:s text:c="2"/>вокруг <text:s/>зашевелилось. Он взглянул: <text:s/>Долохов стоял <text:s/>на <text:s/>подоконнике, лицо его</text:p>
      <text:p text:style-name="Standard"><text:s text:c="2"/>было бледно и весело.</text:p>
      <text:p text:style-name="Standard"><text:s text:c="7"/>-- Пуста!</text:p>
      <text:p text:style-name="Standard"><text:s text:c="7"/>Он кинул бутылку англичанину, который ловко поймал ее. Долохов спрыгнул</text:p>
      <text:p text:style-name="Standard"><text:s text:c="2"/>с окна. От него сильно пахло ромом.</text:p>
      <text:p text:style-name="Standard"><text:s text:c="7"/>-- Отлично! Молодцом! Вот так пари! Чорт <text:s/>вас возьми совсем! -- кричали</text:p>
      <text:p text:style-name="Standard"><text:s text:c="2"/>с разных сторон.</text:p>
      <text:p text:style-name="Standard"><text:s text:c="7"/>Англичанин, достав <text:s/>кошелек, <text:s/>отсчитывал <text:s/>деньги. <text:s/>Долохов <text:s/>хмурился <text:s/>и</text:p>
      <text:p text:style-name="Standard"><text:s text:c="2"/>молчал. Пьер вскочил на окно.</text:p>
      <text:p text:style-name="Standard"><text:s text:c="7"/>Господа! Кто хочет <text:s/>со мною пари? Я то же сделаю, -- вдруг <text:s/>крикнул он.</text:p>
      <text:p text:style-name="Standard"><text:s text:c="2"/>-- И пари не нужно, вот что. Вели дать бутылку. Я сделаю... вели дать.</text:p>
      <text:p text:style-name="Standard"><text:s text:c="7"/>-- Пускай, пускай! -- сказал Долохов, улыбаясь.</text:p>
      <text:p text:style-name="Standard"><text:s text:c="7"/>-- Что ты? с <text:s/>ума сошел? Кто тебя пустит? У тебя <text:s/>и на <text:s/>лестнице голова</text:p>
      <text:p text:style-name="Standard"><text:s text:c="2"/>кружится, -- заговорили с разных сторон.</text:p>
      <text:p text:style-name="Standard"><text:s text:c="7"/>-- Я выпью, давай бутылку рому! -- <text:s/>закричал Пьер, решительным и пьяным</text:p>
      <text:p text:style-name="Standard"><text:s text:c="2"/>жестом ударяя по столу, и полез в окно.</text:p>
      <text:p text:style-name="Standard"><text:s text:c="7"/>Его <text:s/>схватили за руки; но он был <text:s/>так силен, что далеко оттолкнул того,</text:p>
      <text:p text:style-name="Standard"><text:s text:c="2"/>кто приблизился к нему.</text:p>
      <text:p text:style-name="Standard"><text:s text:c="7"/>-- Нет, его так не уломаешь ни за что, -- говорил Анатоль, -- постойте,</text:p>
      <text:p text:style-name="Standard"><text:s text:c="2"/>я <text:s/>его обману. Послушай, я с тобой держу пари, но <text:s/>завтра, <text:s/>а теперь мы <text:s/>все</text:p>
      <text:p text:style-name="Standard"><text:s text:c="2"/>едем к***.</text:p>
      <text:p text:style-name="Standard"><text:s text:c="7"/>-- Едем, -- закричал Пьер, -- едем!... И Мишку с собой берем...</text:p>
      <text:p text:style-name="Standard"><text:s text:c="7"/>И <text:s/>он ухватил медведя, и, обняв и <text:s/>подняв его, стал кружиться <text:s/>с ним по</text:p>
      <text:p text:style-name="Standard"><text:s text:c="2"/>комнате.</text:p>
      <text:p text:style-name="Standard"><text:s text:c="2"/></text:p>
      <text:p text:style-name="Standard"><text:s text:c="2"/></text:p>
      <text:p text:style-name="Standard">X.</text:p>
      <text:p text:style-name="Standard"></text:p>
      <text:p text:style-name="Standard"></text:p>
      <text:p text:style-name="Standard"><text:s text:c="2"/></text:p>
      <text:p text:style-name="Standard"><text:s text:c="7"/>Князь Василий <text:s/>исполнил обещание, <text:s/>данное <text:s/>на вечере <text:s/>у <text:s/>Анны <text:s/>Павловны</text:p>
      <text:p text:style-name="Standard"><text:s text:c="2"/>княгине Друбецкой, <text:s/>просившей его <text:s/>о своем единственном сыне <text:s/>Борисе. О <text:s/>нем</text:p>
      <text:p text:style-name="Standard"><text:s text:c="2"/>было доложено <text:s/>государю, и, не в <text:s/>пример другим, он был <text:s/>переведен в гвардию</text:p>
      <text:p text:style-name="Standard"><text:s text:c="2"/>Семеновского <text:s/>полка <text:s/>прапорщиком. Но адъютантом или <text:s/>состоящим при <text:s/>Кутузове</text:p>
      <text:p text:style-name="Standard"><text:s text:c="2"/>Борис <text:s/>так и <text:s/>не <text:s/>был <text:s/>назначен, несмотря <text:s/>на <text:s/>все <text:s/>хлопоты и <text:s/>происки <text:s/>Анны</text:p>
      <text:p text:style-name="Standard"><text:s text:c="2"/>Михайловны. Вскоре после вечера <text:s/>Анны Павловны Анна Михайловна <text:s/>вернулась <text:s/>в</text:p>
      <text:p text:style-name="Standard"><text:s text:c="2"/>Москву, прямо к своим богатым родственникам Ростовым, у которых она стояла в</text:p>
      <text:p text:style-name="Standard"><text:s text:c="2"/>Москве <text:s/>и <text:s/>у <text:s/>которых <text:s/>с детства воспитывался <text:s/>и годами живал <text:s/>ее <text:s/>обожаемый</text:p>
      <text:p text:style-name="Standard"><text:s text:c="2"/>Боренька, только что <text:s/>произведенный в армейские и тотчас <text:s/>же <text:s/>переведенный в</text:p>
      <text:p text:style-name="Standard"><text:s text:c="2"/>гвардейские <text:s/>прапорщики. Гвардия уже <text:s/>вышла из <text:s/>Петербурга 10-го августа, <text:s/>и</text:p>
      <text:p text:style-name="Standard"><text:s text:c="2"/>сын, оставшийся для обмундирования в Москве, должен был догнать ее по дороге</text:p>
      <text:p text:style-name="Standard"><text:s text:c="2"/>в Радзивилов.</text:p>
      <text:p text:style-name="Standard"><text:s text:c="7"/>У Ростовых <text:s/>были именинницы Натальи, <text:s/>мать и меньшая <text:s/>дочь. С утра, <text:s/>не</text:p>
      <text:p text:style-name="Standard"><text:s text:c="2"/>переставая, <text:s/>подъезжали <text:s/>и <text:s/>отъезжали <text:s/>цуги, <text:s/>подвозившие <text:s/>поздравителей <text:s text:c="2"/>к</text:p>
      <text:p text:style-name="Standard"><text:s text:c="2"/>большому, всей Москве известному дому графини Ростовой на Поварской. Графиня</text:p>
      <text:p text:style-name="Standard"><text:s text:c="2"/>с <text:s/>красивой <text:s/>старшею <text:s/>дочерью и <text:s/>гостями, <text:s/>не <text:s/>перестававшими <text:s/>сменять <text:s/>один</text:p>
      <text:p text:style-name="Standard"><text:s text:c="2"/>другого, сидели в гостиной.</text:p>
      <text:p text:style-name="Standard"><text:s text:c="7"/>Графиня была женщина <text:s/>с <text:s/>восточным типом худого <text:s/>лица, лет сорока пяти,</text:p>
      <text:p text:style-name="Standard"><text:s text:c="2"/>видимо <text:s text:c="2"/>изнуренная <text:s text:c="2"/>детьми, <text:s text:c="2"/>которых <text:s/>у <text:s/>ней <text:s/>было <text:s/>двенадцать <text:s text:c="2"/>человек.</text:p>
      <text:p text:style-name="Standard"><text:s text:c="2"/>Медлительность <text:s/>ее <text:s text:c="2"/>движений <text:s/>и <text:s/>говора, <text:s/>происходившая <text:s/>от <text:s/>слабости <text:s/>сил,</text:p>
      <text:p text:style-name="Standard"><text:soft-page-break/><text:s text:c="2"/>придавала <text:s/>ей значительный вид, внушавший уважение. Княгиня <text:s/>Анна Михайловна</text:p>
      <text:p text:style-name="Standard"><text:s text:c="2"/>Друбецкая, <text:s/>как домашний человек, сидела тут же, помогая в деле принимания и</text:p>
      <text:p text:style-name="Standard"><text:s text:c="2"/>занимания <text:s/>разговором <text:s/>гостей. <text:s/>Молодежь была <text:s/>в <text:s/>задних комнатах, не находя</text:p>
      <text:p text:style-name="Standard"><text:s text:c="2"/>нужным <text:s/>участвовать <text:s/>в <text:s/>приеме <text:s/>визитов. <text:s/>Граф <text:s/>встречал и провожал <text:s/>гостей,</text:p>
      <text:p text:style-name="Standard"><text:s text:c="2"/>приглашая всех к обеду.</text:p>
      <text:p text:style-name="Standard"><text:s text:c="7"/>"Очень, <text:s/>очень вам благодарен, ma chère или mon cher [117] (ma</text:p>
      <text:p text:style-name="Standard"><text:s text:c="2"/>сhèrе или mon cher он говорил всем без исключения, без малейших оттенков как</text:p>
      <text:p text:style-name="Standard"><text:s text:c="2"/>выше, так <text:s/>и ниже <text:s/>его <text:s/>стоявшим людям) <text:s/>за <text:s/>себя <text:s/>и за <text:s/>дорогих <text:s/>именинниц.</text:p>
      <text:p text:style-name="Standard"><text:s text:c="2"/>Смотрите же, приезжайте <text:s/>обедать. Вы меня обидите, mon cher. <text:s/>Душевно <text:s/>прошу</text:p>
      <text:p text:style-name="Standard"><text:s text:c="2"/>вас <text:s/>от всего семейства, <text:s/>ma chère". Эти <text:s/>слова с <text:s/>одинаковым выражением <text:s/>на</text:p>
      <text:p text:style-name="Standard"><text:s text:c="2"/>полном веселом и чисто выбритом <text:s/>лице и с одинаково-крепким пожатием <text:s/>руки и</text:p>
      <text:p text:style-name="Standard"><text:s text:c="2"/>повторяемыми короткими поклонами говорил он всем без исключения и изменения.</text:p>
      <text:p text:style-name="Standard"><text:s text:c="2"/>Проводив одного гостя, граф возвращался к <text:s/>тому или той, которые еще <text:s/>были в</text:p>
      <text:p text:style-name="Standard"><text:s text:c="2"/>гостиной; придвинув <text:s/>кресла и с видом человека, любящего <text:s/>и умеющего пожить,</text:p>
      <text:p text:style-name="Standard"><text:s text:c="2"/>молодецки <text:s/>расставив <text:s/>ноги <text:s text:c="2"/>и <text:s/>положив <text:s/>на <text:s/>колена <text:s text:c="2"/>руки, <text:s/>он <text:s/>значительно</text:p>
      <text:p text:style-name="Standard"><text:s text:c="2"/>покачивался, предлагал догадки о погоде, <text:s/>советовался о <text:s/>здоровье, иногда на</text:p>
      <text:p text:style-name="Standard"><text:s text:c="2"/>русском, иногда на очень дурном, но самоуверенном французском языке, и снова</text:p>
      <text:p text:style-name="Standard"><text:s text:c="2"/>с <text:s/>видом <text:s/>усталого, <text:s/>но <text:s/>твердого <text:s/>в <text:s/>исполнении <text:s/>обязанности <text:s/>человека <text:s/>шел</text:p>
      <text:p text:style-name="Standard"><text:s text:c="2"/>провожать, оправляя редкие седые <text:s/>волосы <text:s/>на лысине, <text:s/>и опять <text:s/>звал обедать.</text:p>
      <text:p text:style-name="Standard"><text:s text:c="2"/>Иногда, возвращаясь из передней, он заходил через цветочную и официантскую в</text:p>
      <text:p text:style-name="Standard"><text:s text:c="2"/>большую мраморную залу,</text:p>
      <text:p text:style-name="Standard"><text:s text:c="7"/>где <text:s/>накрывали стол <text:s/>на <text:s/>восемьдесят кувертов, и, <text:s/>глядя на официантов,</text:p>
      <text:p text:style-name="Standard"><text:s text:c="2"/>носивших серебро <text:s/>и фарфор, <text:s/>расставлявших столы <text:s/>и развертывавших камчатные</text:p>
      <text:p text:style-name="Standard"><text:s text:c="2"/>скатерти, <text:s/>подзывал к себе <text:s/>Дмитрия <text:s/>Васильевича, <text:s/>дворянина, <text:s/>занимавшегося</text:p>
      <text:p text:style-name="Standard"><text:s text:c="2"/>всеми его делами, <text:s/>и <text:s/>говорил: "Ну, <text:s/>ну, <text:s/>Митенька, <text:s/>смотри, чтоб <text:s/>все <text:s/>было</text:p>
      <text:p text:style-name="Standard"><text:s text:c="2"/>хорошо. <text:s/>Так, <text:s/>так, <text:s/>-- <text:s/>говорил <text:s/>он, <text:s/>с <text:s/>удовольствием <text:s/>оглядывая <text:s/>огромный</text:p>
      <text:p text:style-name="Standard"><text:s text:c="2"/>раздвинутый <text:s/>стол. <text:s/>-- <text:s/>Главное <text:s/>-- <text:s/>сервировка. <text:s text:c="2"/>То-то..." <text:s/>И <text:s/>он <text:s/>уходил,</text:p>
      <text:p text:style-name="Standard"><text:s text:c="2"/>самодовольно вздыхая, опять в гостиную.</text:p>
      <text:p text:style-name="Standard"><text:s text:c="7"/>-- Марья Львовна Карагина с дочерью! -- басом доложил огромный графинин</text:p>
      <text:p text:style-name="Standard"><text:s text:c="2"/>выездной лакей, входя в двери гостиной.</text:p>
      <text:p text:style-name="Standard"><text:s text:c="7"/>Графиня подумала и понюхала из золотой табакерки с портретом мужа.</text:p>
      <text:p text:style-name="Standard"><text:s text:c="7"/>-- Замучили меня эти <text:s/>визиты, -- <text:s/>сказала она. <text:s/>-- Ну, уж ее <text:s/>последнюю</text:p>
      <text:p text:style-name="Standard"><text:s text:c="2"/>приму. Чопорна <text:s/>очень. <text:s/>Проси, -- сказала <text:s/>она лакею <text:s/>грустным <text:s/>голосом, как</text:p>
      <text:p text:style-name="Standard"><text:s text:c="2"/>будто говорила: "ну, уж добивайте!"</text:p>
      <text:p text:style-name="Standard"><text:s text:c="7"/>Высокая, полная, с гордым видом <text:s/>дама с круглолицей улыбающейся дочкой,</text:p>
      <text:p text:style-name="Standard"><text:s text:c="2"/>шумя платьями, вошли в гостиную.</text:p>
      <text:p text:style-name="Standard"><text:s text:c="7"/>"Chère comtesse, il <text:s/>y <text:s/>a si <text:s/>longtemps... elle <text:s/>a été alitée la pauvre</text:p>
      <text:p text:style-name="Standard"><text:s text:c="2"/>enfant... au bal des Razoumowsky... <text:s/>et la comtesse Apraksine... j'ai été si</text:p>
      <text:p text:style-name="Standard"><text:s text:c="2"/>heureuse..."[118] <text:s/>послышались оживленные женские голоса, перебивая</text:p>
      <text:p text:style-name="Standard"><text:s text:c="2"/>один другой и сливаясь с шумом платьев и передвиганием стульев. <text:s/>Начался тот</text:p>
      <text:p text:style-name="Standard"><text:s text:c="2"/>разговор, <text:s/>который затевают <text:s/>ровно настолько, чтобы при первой паузе встать,</text:p>
      <text:p text:style-name="Standard"><text:s text:c="2"/>зашуметь платьями, <text:s/>проговорить: "Je suis bien charmée; la santé de maman...</text:p>
      <text:p text:style-name="Standard"><text:s text:c="2"/>et la comtesse Apraksine"[119] <text:s/>и, опять зашумев платьями, пройти в</text:p>
      <text:p text:style-name="Standard"><text:s text:c="2"/>переднюю, надеть шубу или плащ и уехать. Разговор <text:s/>зашел о главной городской</text:p>
      <text:p text:style-name="Standard"><text:s text:c="2"/>новости <text:s text:c="2"/>того <text:s text:c="2"/>времени <text:s/>-- <text:s/>о <text:s text:c="2"/>болезни <text:s/>известного <text:s text:c="2"/>богача <text:s text:c="2"/>и <text:s/>красавца</text:p>
      <text:p text:style-name="Standard"><text:s text:c="2"/>Екатерининского <text:s/>времени <text:s/>старого графа <text:s/>Безухого <text:s/>и <text:s/>о его незаконном <text:s/>сыне</text:p>
      <text:p text:style-name="Standard"><text:s text:c="2"/>Пьере, который так неприлично вел себя на вечере у Анны Павловны Шерер.</text:p>
      <text:p text:style-name="Standard"><text:s text:c="7"/>-- Я очень жалею бедного графа, -- проговорила <text:s/>гостья, -- здоровье его</text:p>
      <text:p text:style-name="Standard"><text:s text:c="2"/>и так плохо, а теперь это огорченье от сына, это его убьет!</text:p>
      <text:p text:style-name="Standard"><text:s text:c="7"/>-- Что <text:s/>такое? -- спросила графиня, как <text:s/>будто <text:s/>не зная, о <text:s/>чем говорит</text:p>
      <text:p text:style-name="Standard"><text:s text:c="2"/>гостья, <text:s/>хотя <text:s/>она <text:s/>раз <text:s/>пятнадцать <text:s/>уже <text:s/>слышала <text:s/>причину <text:s/>огорчения <text:s/>графа</text:p>
      <text:p text:style-name="Standard"><text:s text:c="2"/>Безухого.</text:p>
      <text:p text:style-name="Standard"><text:soft-page-break/><text:s text:c="7"/>-- <text:s/>Вот нынешнее воспитание! Еще за границей, -- проговорила гостья, --</text:p>
      <text:p text:style-name="Standard"><text:s text:c="2"/>этот <text:s/>молодой <text:s/>человек <text:s/>предоставлен был самому себе, и теперь в Петербурге,</text:p>
      <text:p text:style-name="Standard"><text:s text:c="2"/>говорят, он такие ужасы наделал, что его с полицией выслали оттуда.</text:p>
      <text:p text:style-name="Standard"><text:s text:c="7"/>-- Скажите! -- сказала графиня.</text:p>
      <text:p text:style-name="Standard"><text:s text:c="7"/>-- <text:s/>Он <text:s/>дурно <text:s/>выбирал <text:s/>свои <text:s/>знакомства, <text:s/>-- <text:s/>вмешалась <text:s/>княгиня <text:s/>Анна</text:p>
      <text:p text:style-name="Standard"><text:s text:c="2"/>Михайловна. -- Сын князя Василия, он и один Долохов, они, говорят, Бог знает</text:p>
      <text:p text:style-name="Standard"><text:s text:c="2"/>что делали. И <text:s/>оба пострадали. Долохов разжалован в солдаты, а <text:s/>сын Безухого</text:p>
      <text:p text:style-name="Standard"><text:s text:c="2"/>выслан в Москву. Анатоля Курагина -- того отец как-то замял. Но выслали-таки</text:p>
      <text:p text:style-name="Standard"><text:s text:c="2"/>из Петербурга.</text:p>
      <text:p text:style-name="Standard"><text:s text:c="7"/>-- Да что, бишь, они сделали? -- спросила графиня.</text:p>
      <text:p text:style-name="Standard"><text:s text:c="7"/>-- Это совершенные разбойники, особенно Долохов, -- говорила гостья. --</text:p>
      <text:p text:style-name="Standard"><text:s text:c="2"/>Он сын Марьи Ивановны Долоховой, такой почтенной дамы, и что же? Можете себе</text:p>
      <text:p text:style-name="Standard"><text:s text:c="2"/>представить: они втроем достали где-то медведя, посадили с собой <text:s/>в карету и</text:p>
      <text:p text:style-name="Standard"><text:s text:c="2"/>повезли к актрисам. Прибежала полиция их унимать. Они поймали квартального и</text:p>
      <text:p text:style-name="Standard"><text:s text:c="2"/>привязали его спина <text:s/>со спиной <text:s/>к медведю и пустили медведя в Мойку; медведь</text:p>
      <text:p text:style-name="Standard"><text:s text:c="2"/>плавает, а квартальный на нем.</text:p>
      <text:p text:style-name="Standard"><text:s text:c="7"/>-- Хороша, ma chère, фигура квартального, -- закричал граф, <text:s/>помирая со</text:p>
      <text:p text:style-name="Standard"><text:s text:c="2"/>смеху.</text:p>
      <text:p text:style-name="Standard"><text:s text:c="7"/>-- Ах, ужас какой! Чему тут смеяться, граф?</text:p>
      <text:p text:style-name="Standard"><text:s text:c="7"/>Но дамы невольно смеялись и сами.</text:p>
      <text:p text:style-name="Standard"><text:s text:c="7"/>-- Насилу спасли этого несчастного, -- <text:s/>продолжала гостья. -- И это сын</text:p>
      <text:p text:style-name="Standard"><text:s text:c="2"/>графа Кирилла Владимировича Безухова так умно забавляется! -- прибавила она.</text:p>
      <text:p text:style-name="Standard"><text:s text:c="2"/>-- <text:s/>А <text:s/>говорили, <text:s/>что <text:s/>так <text:s/>хорошо <text:s/>воспитан <text:s/>и <text:s/>умен. <text:s/>Вот <text:s/>все <text:s/>воспитание</text:p>
      <text:p text:style-name="Standard"><text:s text:c="2"/>заграничное куда довело. Надеюсь, что здесь его никто не примет, несмотря на</text:p>
      <text:p text:style-name="Standard"><text:s text:c="2"/>его <text:s/>богатство. Мне хотели его представить. Я решительно отказалась: у <text:s/>меня</text:p>
      <text:p text:style-name="Standard"><text:s text:c="2"/>дочери.</text:p>
      <text:p text:style-name="Standard"><text:s text:c="7"/>-- Отчего <text:s/>вы говорите, что этот молодой человек так богат? -- спросила</text:p>
      <text:p text:style-name="Standard"><text:s text:c="2"/>графиня, нагибаясь от девиц, <text:s/>которые тотчас же сделали вид, что не слушают.</text:p>
      <text:p text:style-name="Standard"><text:s text:c="2"/>-- Ведь у него только незаконные дети. Кажется... и Пьер незаконный.</text:p>
      <text:p text:style-name="Standard"><text:s text:c="7"/>Гостья махнула рукой.</text:p>
      <text:p text:style-name="Standard"><text:s text:c="7"/>-- У него их двадцать незаконных, я думаю.</text:p>
      <text:p text:style-name="Standard"><text:s text:c="7"/>Княгиня Анна <text:s/>Михайловна <text:s/>вмешалась в разговор, <text:s/>видимо, желая выказать</text:p>
      <text:p text:style-name="Standard"><text:s text:c="2"/>свои связи и свое знание всех светских обстоятельств.</text:p>
      <text:p text:style-name="Standard"><text:s text:c="7"/>-- <text:s/>Вот в чем дело, -- сказала она <text:s/>значительно и <text:s/>тоже полушопотом. --</text:p>
      <text:p text:style-name="Standard"><text:s text:c="2"/>Репутация <text:s/>графа <text:s/>Кирилла Владимировича известна... <text:s/>Детям своим <text:s/>он <text:s/>и счет</text:p>
      <text:p text:style-name="Standard"><text:s text:c="2"/>потерял, но этот Пьер любимый был.</text:p>
      <text:p text:style-name="Standard"><text:s text:c="7"/>-- <text:s/>Как <text:s/>старик был хорош, <text:s/>-- сказала графиня, <text:s/>-- еще прошлого <text:s/>года!</text:p>
      <text:p text:style-name="Standard"><text:s text:c="2"/>Красивее мужчины я не видывала.</text:p>
      <text:p text:style-name="Standard"><text:s text:c="7"/>-- <text:s/>Теперь <text:s/>очень <text:s/>переменился, -- <text:s/>сказала Анна Михайловна. -- <text:s/>Так <text:s/>я</text:p>
      <text:p text:style-name="Standard"><text:s text:c="2"/>хотела <text:s/>сказать, -- продолжала она, -- по жене прямой наследник всего именья</text:p>
      <text:p text:style-name="Standard"><text:s text:c="2"/>князь <text:s/>Василий, но Пьера отец очень любил, занимался его воспитанием и писал</text:p>
      <text:p text:style-name="Standard"><text:s text:c="2"/>государю... так <text:s/>что <text:s/>никто не знает, ежели он умрет (он так плох, что этого</text:p>
      <text:p text:style-name="Standard"><text:s text:c="2"/>ждут каждую <text:s/>минуту, <text:s/>и <text:s/>Lorrain приехал из Петербурга), кому достанется это</text:p>
      <text:p text:style-name="Standard"><text:s text:c="2"/>огромное состояние, <text:s/>Пьеру или князю <text:s/>Василию. Сорок тысяч душ и миллионы. Я</text:p>
      <text:p text:style-name="Standard"><text:s text:c="2"/>это очень хорошо знаю, потому что мне сам князь <text:s/>Василий <text:s/>это говорил. Да <text:s/>и</text:p>
      <text:p text:style-name="Standard"><text:s text:c="2"/>Кирилл Владимирович мне приходится троюродным дядей <text:s/>по матери. Он и крестил</text:p>
      <text:p text:style-name="Standard"><text:s text:c="2"/>Борю, <text:s/>-- <text:s/>прибавила <text:s/>она, <text:s/>как <text:s/>будто <text:s/>не <text:s/>приписывая этому <text:s/>обстоятельству</text:p>
      <text:p text:style-name="Standard"><text:s text:c="2"/>никакого значения.</text:p>
      <text:p text:style-name="Standard"><text:s text:c="7"/>-- <text:s/>Князь <text:s/>Василий <text:s/>приехал в <text:s/>Москву <text:s/>вчера. Он <text:s/>едет на ревизию, <text:s/>мне</text:p>
      <text:p text:style-name="Standard"><text:s text:c="2"/>говорили, -- сказала гостья.</text:p>
      <text:p text:style-name="Standard"><text:s text:c="7"/>-- <text:s/>Да, <text:s/>но, <text:s/>entre <text:s/>nous, [120] -- сказала <text:s/>княгиня, <text:s/>-- <text:s/>это</text:p>
      <text:p text:style-name="Standard"><text:s text:c="2"/>предлог, он приехал собственно к графу <text:s/>Кирилле Владимировичу, узнав, что он</text:p>
      <text:p text:style-name="Standard"><text:soft-page-break/><text:s text:c="2"/>так плох.</text:p>
      <text:p text:style-name="Standard"><text:s text:c="7"/>-- Однако, ma <text:s/>chère, это славная штука, -- сказал граф и, заметив, что</text:p>
      <text:p text:style-name="Standard"><text:s text:c="2"/>старшая гостья <text:s/>его не слушала, обратился <text:s/>уже к барышням. -- <text:s/>Хороша фигура</text:p>
      <text:p text:style-name="Standard"><text:s text:c="2"/>была у квартального, я воображаю.</text:p>
      <text:p text:style-name="Standard"><text:s text:c="7"/>И он, представив, как махал руками квартальный, опять захохотал звучным</text:p>
      <text:p text:style-name="Standard"><text:s text:c="2"/>и басистым смехом, колебавшим все его полное тело, как смеются <text:s/>люди, всегда</text:p>
      <text:p text:style-name="Standard"><text:s text:c="2"/>хорошо <text:s/>евшие и особенно пившие. -- Так, пожалуйста <text:s/>же, <text:s/>обедать к нам, <text:s/>--</text:p>
      <text:p text:style-name="Standard"><text:s text:c="2"/>сказал он.</text:p>
      <text:p text:style-name="Standard"><text:s text:c="2"/></text:p>
      <text:p text:style-name="Standard"><text:s text:c="2"/></text:p>
      <text:p text:style-name="Standard"><text:s text:c="2"/></text:p>
      <text:p text:style-name="Standard">XI.</text:p>
      <text:p text:style-name="Standard"></text:p>
      <text:p text:style-name="Standard"></text:p>
      <text:p text:style-name="Standard"><text:s text:c="2"/></text:p>
      <text:p text:style-name="Standard"><text:s text:c="7"/>Наступило <text:s/>молчание. <text:s/>Графиня <text:s/>глядела <text:s/>на <text:s/>гостью, <text:s/>приятно <text:s/>улыбаясь,</text:p>
      <text:p text:style-name="Standard"><text:s text:c="2"/>впрочем, <text:s/>не скрывая того, <text:s/>что не <text:s/>огорчится теперь <text:s/>нисколько, если гостья</text:p>
      <text:p text:style-name="Standard"><text:s text:c="2"/>поднимется и уедет. Дочь гостьи уже оправляла платье, вопросительно глядя на</text:p>
      <text:p text:style-name="Standard"><text:s text:c="2"/>мать, как <text:s/>вдруг <text:s/>из <text:s/>соседней комнаты <text:s/>послышался <text:s/>бег к <text:s/>двери <text:s/>нескольких</text:p>
      <text:p text:style-name="Standard"><text:s text:c="2"/>мужских и женских ног, грохот зацепленного <text:s/>и поваленного стула, и в комнату</text:p>
      <text:p text:style-name="Standard"><text:s text:c="2"/>вбежала тринадцатилетняя девочка, запахнув что-то короткою кисейною юбкою, и</text:p>
      <text:p text:style-name="Standard"><text:s text:c="2"/>остановилась <text:s text:c="2"/>по <text:s text:c="2"/>средине <text:s/>комнаты. <text:s text:c="2"/>Очевидно <text:s/>было, <text:s text:c="2"/>она <text:s/>нечаянно, <text:s text:c="2"/>с</text:p>
      <text:p text:style-name="Standard"><text:s text:c="2"/>нерассчитанного <text:s/>бега, <text:s/>заскочила <text:s/>так <text:s/>далеко. <text:s/>В <text:s/>дверях в <text:s/>ту <text:s/>же <text:s/>минуту</text:p>
      <text:p text:style-name="Standard"><text:s text:c="2"/>показались <text:s text:c="3"/>студент <text:s text:c="2"/>с <text:s text:c="2"/>малиновым <text:s text:c="3"/>воротником, <text:s text:c="2"/>гвардейский <text:s text:c="2"/>офицер,</text:p>
      <text:p text:style-name="Standard"><text:s text:c="2"/>пятнадцатилетняя девочка и толстый румяный мальчик в детской курточке.</text:p>
      <text:p text:style-name="Standard"><text:s text:c="7"/>Граф <text:s/>вскочил и, раскачиваясь, широко <text:s/>расставил руки <text:s/>вокруг <text:s/>бежавшей</text:p>
      <text:p text:style-name="Standard"><text:s text:c="2"/>девочки.</text:p>
      <text:p text:style-name="Standard"><text:s text:c="7"/>-- <text:s/>А, <text:s/>вот <text:s/>она! <text:s/>-- смеясь <text:s/>закричал <text:s/>он. <text:s/>-- Именинница! <text:s/>Ma <text:s/>chère,</text:p>
      <text:p text:style-name="Standard"><text:s text:c="2"/>именинница!</text:p>
      <text:p text:style-name="Standard"><text:s text:c="7"/>-- Ma <text:s/>chère, <text:s/>il <text:s/>y <text:s/>a un <text:s/>temps <text:s/>pour tout,[121] -- <text:s/>сказала</text:p>
      <text:p text:style-name="Standard"><text:s text:c="2"/>графиня, притворяясь <text:s/>строгою. -- Ты ее все <text:s/>балуешь, Elie, -- прибавила она</text:p>
      <text:p text:style-name="Standard"><text:s text:c="2"/>мужу.</text:p>
      <text:p text:style-name="Standard"><text:s text:c="7"/>-- <text:s/>Bonjour, <text:s/>ma <text:s/>chère, <text:s/>je <text:s/>vous félicite, [122] -- <text:s/>сказала</text:p>
      <text:p text:style-name="Standard"><text:s text:c="2"/>гостья. <text:s/>-- <text:s text:c="2"/>Quelle <text:s/>délicuse <text:s/>enfant! <text:s/>[123] <text:s/>-- <text:s/>прибавила <text:s/>она,</text:p>
      <text:p text:style-name="Standard"><text:s text:c="2"/>обращаясь к матери.</text:p>
      <text:p text:style-name="Standard"><text:s text:c="7"/>Черноглазая, <text:s/>с большим <text:s/>ртом, некрасивая, <text:s/>но живая девочка, с <text:s/>своими</text:p>
      <text:p text:style-name="Standard"><text:s text:c="2"/>детскими открытыми <text:s/>плечиками, которые, <text:s/>сжимаясь, двигались в своем корсаже</text:p>
      <text:p text:style-name="Standard"><text:s text:c="2"/>от <text:s/>быстрого бега, <text:s/>с своими <text:s/>сбившимися назад <text:s/>черными кудрями, <text:s/>тоненькими</text:p>
      <text:p text:style-name="Standard"><text:s text:c="2"/>оголенными руками <text:s/>и маленькими ножками в кружевных панталончиках и открытых</text:p>
      <text:p text:style-name="Standard"><text:s text:c="2"/>башмачках, <text:s/>была <text:s/>в <text:s/>том <text:s/>милом <text:s/>возрасте, когда девочка уже не <text:s/>ребенок, <text:s/>а</text:p>
      <text:p text:style-name="Standard"><text:s text:c="2"/>ребенок <text:s/>еще не девушка. Вывернувшись от отца, она подбежала <text:s/>к матери и, не</text:p>
      <text:p text:style-name="Standard"><text:s text:c="2"/>обращая <text:s/>никакого <text:s text:c="2"/>внимания <text:s text:c="2"/>на <text:s/>ее <text:s text:c="2"/>строгое <text:s/>замечание, <text:s/>спрятала <text:s text:c="2"/>свое</text:p>
      <text:p text:style-name="Standard"><text:s text:c="2"/>раскрасневшееся <text:s/>лицо <text:s/>в <text:s/>кружевах <text:s/>материной <text:s/>мантильи <text:s/>и <text:s/>засмеялась. <text:s/>Она</text:p>
      <text:p text:style-name="Standard"><text:s text:c="2"/>смеялась чему-то, толкуя отрывисто про куклу, которую вынула из-под юбочки.</text:p>
      <text:p text:style-name="Standard"><text:s text:c="7"/>-- Видите?... Кукла... Мими... Видите.</text:p>
      <text:p text:style-name="Standard"><text:s text:c="7"/>И Наташа <text:s/>не могла <text:s/>больше говорить (ей все смешно казалось). Она упала</text:p>
      <text:p text:style-name="Standard"><text:s text:c="2"/>на мать и расхохоталась так громко и звонко, что <text:s/>все, даже чопорная гостья,</text:p>
      <text:p text:style-name="Standard"><text:s text:c="2"/>против воли засмеялись.</text:p>
      <text:p text:style-name="Standard"><text:s text:c="7"/>-- Ну, поди, <text:s/>поди с своим <text:s/>уродом! -- сказала мать, <text:s/>притворно сердито</text:p>
      <text:p text:style-name="Standard"><text:s text:c="2"/>отталкивая дочь. -- Это моя меньшая, -- обратилась она к гостье.</text:p>
      <text:p text:style-name="Standard"><text:s text:c="7"/>Наташа, оторвав на <text:s/>минуту лицо от кружевной косынки матери, <text:s/>взглянула</text:p>
      <text:p text:style-name="Standard"><text:s text:c="2"/>на нее снизу сквозь слезы смеха и опять спрятала лицо.</text:p>
      <text:p text:style-name="Standard"><text:soft-page-break/><text:s text:c="7"/>Гостья, принужденная любоваться семейною сценой, сочла нужным принять в</text:p>
      <text:p text:style-name="Standard"><text:s text:c="2"/>ней какое-нибудь участие.</text:p>
      <text:p text:style-name="Standard"><text:s text:c="7"/>-- Скажите, моя милая, <text:s/>-- сказала <text:s/>она, обращаясь к Наташе, -- как <text:s/>же</text:p>
      <text:p text:style-name="Standard"><text:s text:c="2"/>вам приходится эта Мими? Дочь, верно?</text:p>
      <text:p text:style-name="Standard"><text:s text:c="7"/>Наташе не <text:s/>понравился тон снисхождения до детского разговора, с которым</text:p>
      <text:p text:style-name="Standard"><text:s text:c="2"/>гостья обратилась к ней. Она <text:s/>ничего <text:s/>не ответила и <text:s/>серьезно посмотрела <text:s/>на</text:p>
      <text:p text:style-name="Standard"><text:s text:c="2"/>гостью.</text:p>
      <text:p text:style-name="Standard"><text:s text:c="7"/>Между тем все это <text:s/>молодое поколение: Борис -- офицер, сын княгини Анны</text:p>
      <text:p text:style-name="Standard"><text:s text:c="2"/>Михайловны, Николай <text:s/>-- студент, старший сын графа, Соня -- пятнадцатилетняя</text:p>
      <text:p text:style-name="Standard"><text:s text:c="2"/>племянница <text:s/>графа, и <text:s/>маленький Петруша <text:s/>-- меньшой сын, все <text:s/>разместились в</text:p>
      <text:p text:style-name="Standard"><text:s text:c="2"/>гостиной <text:s/>и, видимо, <text:s/>старались <text:s/>удержать <text:s/>в границах <text:s/>приличия <text:s/>оживление и</text:p>
      <text:p text:style-name="Standard"><text:s text:c="2"/>веселость, <text:s/>которыми <text:s/>еще <text:s/>дышала каждая их <text:s/>черта. Видно <text:s/>было, что там, <text:s/>в</text:p>
      <text:p text:style-name="Standard"><text:s text:c="2"/>задних <text:s/>комнатах, <text:s/>откуда <text:s/>они <text:s/>все так стремительно прибежали, у <text:s/>них <text:s/>были</text:p>
      <text:p text:style-name="Standard"><text:s text:c="2"/>разговоры веселее, <text:s/>чем <text:s/>здесь <text:s/>о <text:s/>городских <text:s/>сплетнях, <text:s/>погоде <text:s/>и <text:s/>comtesse</text:p>
      <text:p text:style-name="Standard"><text:s text:c="2"/>Apraksine. <text:s/>[124] Изредка <text:s/>они <text:s/>взглядывали <text:s/>друг <text:s/>на друга <text:s/>и едва</text:p>
      <text:p text:style-name="Standard"><text:s text:c="2"/>удерживались от смеха.</text:p>
      <text:p text:style-name="Standard"><text:s text:c="7"/>Два <text:s/>молодые человека, студент и офицер, друзья с <text:s/>детства, были <text:s/>одних</text:p>
      <text:p text:style-name="Standard"><text:s text:c="2"/>лет и оба красивы, но не похожи друг <text:s/>на <text:s/>друга. Борис был высокий белокурый</text:p>
      <text:p text:style-name="Standard"><text:s text:c="2"/>юноша с правильными тонкими чертами спокойного и красивого лица; Николай был</text:p>
      <text:p text:style-name="Standard"><text:s text:c="2"/>невысокий курчавый <text:s/>молодой человек <text:s/>с открытым <text:s/>выражением лица. На верхней</text:p>
      <text:p text:style-name="Standard"><text:s text:c="2"/>губе <text:s/>его <text:s/>уже <text:s/>показывались <text:s/>черные <text:s/>волосики, <text:s/>и во всем <text:s/>лице <text:s/>выражались</text:p>
      <text:p text:style-name="Standard"><text:s text:c="2"/>стремительность и восторженность.</text:p>
      <text:p text:style-name="Standard"><text:s text:c="7"/>Николай покраснел, <text:s/>как <text:s/>только вошел <text:s/>в <text:s/>гостиную. Видно было, что <text:s/>он</text:p>
      <text:p text:style-name="Standard"><text:s text:c="2"/>искал <text:s/>и <text:s/>не <text:s/>находил, <text:s/>что <text:s/>сказать; Борис, <text:s/>напротив, тотчас же <text:s/>нашелся и</text:p>
      <text:p text:style-name="Standard"><text:s text:c="2"/>рассказал спокойно, шутливо, как эту <text:s/>Мими-куклу он знал еще молодою девицей</text:p>
      <text:p text:style-name="Standard"><text:s text:c="2"/>с неиспорченным еще носом, как <text:s/>она в пять <text:s/>лет на <text:s/>его памяти состарелась и</text:p>
      <text:p text:style-name="Standard"><text:s text:c="2"/>как у <text:s/>ней <text:s/>по всему <text:s/>черепу <text:s/>треснула <text:s/>голова. <text:s/>Сказав <text:s/>это, он взглянул на</text:p>
      <text:p text:style-name="Standard"><text:s text:c="2"/>Наташу. Наташа отвернулась <text:s/>от <text:s/>него, <text:s/>взглянула на младшего брата, который,</text:p>
      <text:p text:style-name="Standard"><text:s text:c="2"/>зажмурившись, трясся от беззвучного смеха, и, не в силах более удерживаться,</text:p>
      <text:p text:style-name="Standard"><text:s text:c="2"/>прыгнула и побежала из комнаты так скоро, как только могли нести ее <text:s/>быстрые</text:p>
      <text:p text:style-name="Standard"><text:s text:c="2"/>ножки. Борис не рассмеялся.</text:p>
      <text:p text:style-name="Standard"><text:s text:c="7"/>-- Вы, кажется, тоже хотели ехать, maman? <text:s/>Карета нужна? -- .сказал он,</text:p>
      <text:p text:style-name="Standard"><text:s text:c="2"/>с улыбкой обращаясь к матери.</text:p>
      <text:p text:style-name="Standard"><text:s text:c="7"/>-- Да, поди, поди, вели приготовить, -- сказала она, уливаясь.</text:p>
      <text:p text:style-name="Standard"><text:s text:c="7"/>Борис вышел <text:s/>тихо в двери и пошел за Наташей, толстый <text:s/>мальчик <text:s/>сердито</text:p>
      <text:p text:style-name="Standard"><text:s text:c="2"/>побежал <text:s/>за ними, <text:s/>как <text:s/>будто <text:s/>досадуя на <text:s/>расстройство, <text:s/>происшедшее в <text:s/>его</text:p>
      <text:p text:style-name="Standard"><text:s text:c="2"/>занятиях.</text:p>
      <text:p text:style-name="Standard"><text:s text:c="2"/></text:p>
      <text:p text:style-name="Standard"><text:s text:c="2"/></text:p>
      <text:p text:style-name="Standard">XII.</text:p>
      <text:p text:style-name="Standard"></text:p>
      <text:p text:style-name="Standard"></text:p>
      <text:p text:style-name="Standard"><text:s text:c="2"/></text:p>
      <text:p text:style-name="Standard"><text:s text:c="7"/>Из молодежи, не <text:s/>считая старшей дочери графини <text:s/>(которая <text:s/>была четырьмя</text:p>
      <text:p text:style-name="Standard"><text:s text:c="2"/>годами старше <text:s/>сестры и держала себя уже, <text:s/>как <text:s/>большая) и гостьи-барышни, в</text:p>
      <text:p text:style-name="Standard"><text:s text:c="2"/>гостиной <text:s/>остались <text:s text:c="2"/>Николай <text:s/>и <text:s text:c="2"/>Соня-племянница. <text:s text:c="2"/>Соня <text:s text:c="2"/>была <text:s/>тоненькая,</text:p>
      <text:p text:style-name="Standard"><text:s text:c="2"/>миниатюрненькая брюнетка <text:s/>с мягким, отененным <text:s/>длинными ресницами <text:s/>взглядом,</text:p>
      <text:p text:style-name="Standard"><text:s text:c="2"/>густой черною косой, два раза обвившею ее голову, и желтоватым оттенком кожи</text:p>
      <text:p text:style-name="Standard"><text:s text:c="2"/>на лице и в особенности на <text:s/>обнаженных худощавых, <text:s/>но грациозных мускулистых</text:p>
      <text:p text:style-name="Standard"><text:s text:c="2"/>руках <text:s/>и шее. Плавностью движений, <text:s/>мягкостью и гибкостью маленьких членов и</text:p>
      <text:p text:style-name="Standard"><text:s text:c="2"/>несколько <text:s/>хитрою <text:s/>и сдержанною манерой она напоминала красивого, но еще <text:s/>не</text:p>
      <text:p text:style-name="Standard"><text:s text:c="2"/>сформировавшегося котенка, который <text:s/>будет прелестною кошечкой. <text:s/>Она, видимо,</text:p>
      <text:p text:style-name="Standard"><text:soft-page-break/><text:s text:c="2"/>считала приличным выказывать улыбкой участие к общему <text:s/>разговору; но <text:s/>против</text:p>
      <text:p text:style-name="Standard"><text:s text:c="2"/>воли ее глаза из-под длинных густых <text:s/>ресниц смотрели <text:s/>на <text:s/>уезжавшего в армию</text:p>
      <text:p text:style-name="Standard"><text:s text:c="2"/>cousin [125] с таким <text:s/>девическим страстным обожанием, что улыбка ее</text:p>
      <text:p text:style-name="Standard"><text:s text:c="2"/>не могла ни на мгновение обмануть <text:s/>никого, и видно было, что кошечка присела</text:p>
      <text:p text:style-name="Standard"><text:s text:c="2"/>только для того, чтоб еще энергичнее прыгнуть и заиграть с своим соusin, как</text:p>
      <text:p text:style-name="Standard"><text:s text:c="2"/>скоро только они так же, как Борис с Наташей, выберутся из этой гостиной.</text:p>
      <text:p text:style-name="Standard"><text:s text:c="7"/>-- <text:s/>Да, ma chère, <text:s/>-- сказал старый граф, обращаясь к гостье и указывая</text:p>
      <text:p text:style-name="Standard"><text:s text:c="2"/>на <text:s/>своего <text:s/>Николая. -- <text:s/>Вот его друг <text:s/>Борис произведен в <text:s/>офицеры, и <text:s/>он из</text:p>
      <text:p text:style-name="Standard"><text:s text:c="2"/>дружбы не хочет <text:s/>отставать от <text:s/>него; бросает и <text:s/>университет и <text:s/>меня старика:</text:p>
      <text:p text:style-name="Standard"><text:s text:c="2"/>идет в военную службу, ma chère. А уж ему место в архиве было готово, и все.</text:p>
      <text:p text:style-name="Standard"><text:s text:c="2"/>Вот дружба-то? -- сказал граф вопросительно.</text:p>
      <text:p text:style-name="Standard"><text:s text:c="7"/>-- Да ведь война, говорят, объявлена, -- сказала гостья.</text:p>
      <text:p text:style-name="Standard"><text:s text:c="7"/>-- Давно говорят, -- сказал граф. -- Опять поговорят, поговорят, да так</text:p>
      <text:p text:style-name="Standard"><text:s text:c="2"/>и оставят. Ma chère, вот дружба-то! -- повторил он. -- Он идет в гусары.</text:p>
      <text:p text:style-name="Standard"><text:s text:c="7"/>Гостья, не зная, что сказать, покачала головой.</text:p>
      <text:p text:style-name="Standard"><text:s text:c="7"/>-- Совсем <text:s/>не из дружбы, -- <text:s/>отвечал <text:s/>Николай, вспыхнув и отговариваясь</text:p>
      <text:p text:style-name="Standard"><text:s text:c="2"/>как будто от <text:s/>постыдного на него <text:s/>наклепа. <text:s/>-- Совсем <text:s/>не <text:s/>дружба, а <text:s/>просто</text:p>
      <text:p text:style-name="Standard"><text:s text:c="2"/>чувствую призвание к военной службе.</text:p>
      <text:p text:style-name="Standard"><text:s text:c="7"/>Он <text:s/>оглянулся <text:s/>на кузину и на <text:s/>гостью-барышню: <text:s/>обе смотрели на него <text:s/>с</text:p>
      <text:p text:style-name="Standard"><text:s text:c="2"/>улыбкой одобрения.</text:p>
      <text:p text:style-name="Standard"><text:s text:c="7"/>-- <text:s/>Нынче <text:s/>обедает <text:s/>у <text:s/>нас Шуберт, полковник Павлоградского <text:s/>гусарского</text:p>
      <text:p text:style-name="Standard"><text:s text:c="2"/>полка. Он был в отпуску <text:s/>здесь и берет <text:s/>его с <text:s/>собой. Что делать? <text:s/>-- сказал</text:p>
      <text:p text:style-name="Standard"><text:s text:c="2"/>граф, пожимая плечами <text:s/>и <text:s/>говоря шуточно о деле, которое, видимо, стоило ему</text:p>
      <text:p text:style-name="Standard"><text:s text:c="2"/>много горя.</text:p>
      <text:p text:style-name="Standard"><text:s text:c="7"/>-- Я уж вам <text:s/>говорил, <text:s/>папенька, <text:s/>-- <text:s/>сказал <text:s/>сын, -- что <text:s/>ежели вам не</text:p>
      <text:p text:style-name="Standard"><text:s text:c="2"/>хочется меня отпустить, я останусь. Но я знаю, что я никуда не гожусь, кроме</text:p>
      <text:p text:style-name="Standard"><text:s text:c="2"/>как в военную службу; я не дипломат, не чиновник, не умею скрывать того, что</text:p>
      <text:p text:style-name="Standard"><text:s text:c="2"/>чувствую, <text:s/>-- говорил <text:s/>он, все поглядывая с кокетством красивой молодости на</text:p>
      <text:p text:style-name="Standard"><text:s text:c="2"/>Соню и гостью-барышню.</text:p>
      <text:p text:style-name="Standard"><text:s text:c="7"/>Кошечка, <text:s/>впиваясь <text:s/>в <text:s/>него <text:s/>глазами, <text:s/>казалась <text:s/>каждую секунду готовою</text:p>
      <text:p text:style-name="Standard"><text:s text:c="2"/>заиграть и выказать всю свою кошачью натуру.</text:p>
      <text:p text:style-name="Standard"><text:s text:c="7"/>-- <text:s/>Ну, <text:s/>ну, <text:s/>хорошо! <text:s/>-- сказал <text:s/>старый <text:s/>граф, -- <text:s/>все горячится. <text:s/>Все</text:p>
      <text:p text:style-name="Standard"><text:s text:c="2"/>Бонапарте всем голову вскружил; все думают, как это он из поручиков попал <text:s/>в</text:p>
      <text:p text:style-name="Standard"><text:s text:c="2"/>императоры. Что ж, дай <text:s/>Бог, <text:s/>-- прибавил он, не замечая насмешливой <text:s/>улыбки</text:p>
      <text:p text:style-name="Standard"><text:s text:c="2"/>гостьи.</text:p>
      <text:p text:style-name="Standard"><text:s text:c="7"/>Большие заговорили о <text:s/>Бонапарте. <text:s/>Жюли, <text:s/>дочь Карагиной, <text:s/>обратилась <text:s/>к</text:p>
      <text:p text:style-name="Standard"><text:s text:c="2"/>молодому Ростову:</text:p>
      <text:p text:style-name="Standard"><text:s text:c="7"/>-- Как жаль, что вас не было в четверг у Архаровых. Мне скучно было без</text:p>
      <text:p text:style-name="Standard"><text:s text:c="2"/>вас, -- сказала она, нежно улыбаясь ему.</text:p>
      <text:p text:style-name="Standard"><text:s text:c="7"/>Польщенный молодой человек с кокетливой улыбкой молодости ближе пересел</text:p>
      <text:p text:style-name="Standard"><text:s text:c="2"/>к ней и вступил <text:s/>с улыбающейся Жюли в отдельный разговор, <text:s/>совсем не замечая</text:p>
      <text:p text:style-name="Standard"><text:s text:c="2"/>того, что эта его невольная улыбка ножом ревности резала сердце красневшей и</text:p>
      <text:p text:style-name="Standard"><text:s text:c="2"/>притворно улыбавшейся Сони. -- <text:s/>В <text:s/>середине разговора <text:s/>он оглянулся на <text:s/>нее.</text:p>
      <text:p text:style-name="Standard"><text:s text:c="2"/>Соня страстно-озлобленно <text:s/>взглянула на <text:s/>него <text:s/>и, <text:s/>едва <text:s/>удерживая <text:s/>на глазах</text:p>
      <text:p text:style-name="Standard"><text:s text:c="2"/>слезы, <text:s/>а <text:s/>на <text:s/>губах <text:s/>притворную улыбку, <text:s/>встала <text:s/>и <text:s/>вышла из <text:s/>комнаты. <text:s/>Все</text:p>
      <text:p text:style-name="Standard"><text:s text:c="2"/>оживление <text:s text:c="2"/>Николая <text:s/>исчезло. <text:s/>Он <text:s/>выждал <text:s text:c="2"/>первый <text:s/>перерыв <text:s/>разговора <text:s/>и <text:s/>с</text:p>
      <text:p text:style-name="Standard"><text:s text:c="2"/>расстроенным лицом вышел из комнаты отыскивать Соню.</text:p>
      <text:p text:style-name="Standard"><text:s text:c="7"/>-- Как секреты-то этой всей молодежи <text:s/>шиты белыми нитками! <text:s/>-- <text:s/>сказала</text:p>
      <text:p text:style-name="Standard"><text:s text:c="2"/>Анна <text:s/>Михайловна, <text:s/>указывая на <text:s/>выходящего <text:s/>Николая. <text:s/>-- Cousinage dangereux</text:p>
      <text:p text:style-name="Standard"><text:s text:c="2"/>voisinage, [126] -- прибавила она.</text:p>
      <text:p text:style-name="Standard"><text:s text:c="7"/>-- Да, -- сказала графиня, <text:s/>после <text:s/>того <text:s/>как луч солнца, проникнувший в</text:p>
      <text:p text:style-name="Standard"><text:s text:c="2"/>гостиную вместе <text:s/>с <text:s/>этим молодым <text:s/>поколением, исчез, и как будто отвечая <text:s/>на</text:p>
      <text:p text:style-name="Standard"><text:soft-page-break/><text:s text:c="2"/>вопрос, которого <text:s/>никто ей не <text:s/>делал, но <text:s/>который постоянно <text:s/>занимал ее. <text:s/>--</text:p>
      <text:p text:style-name="Standard"><text:s text:c="2"/>Сколько страданий, сколько беспокойств перенесено за то, чтобы теперь на них</text:p>
      <text:p text:style-name="Standard"><text:s text:c="2"/>радоваться! А и теперь, право, больше страха, чем <text:s/>радости. Все боишься, все</text:p>
      <text:p text:style-name="Standard"><text:s text:c="2"/>боишься! Именно тот возраст, в <text:s/>котором так много опасностей и для девочек и</text:p>
      <text:p text:style-name="Standard"><text:s text:c="2"/>для мальчиков.</text:p>
      <text:p text:style-name="Standard"><text:s text:c="7"/>-- Все от воспитания зависит, -- сказала гостья.</text:p>
      <text:p text:style-name="Standard"><text:s text:c="7"/>-- Да, ваша правда, -- продолжала <text:s/>графиня. -- До сих пор я была, слава</text:p>
      <text:p text:style-name="Standard"><text:s text:c="2"/>Богу, <text:s/>другом своих <text:s/>детей <text:s/>и <text:s/>пользуюсь <text:s/>полным <text:s/>их доверием, <text:s/>-- <text:s/>говорила</text:p>
      <text:p text:style-name="Standard"><text:s text:c="2"/>графиня, <text:s/>повторяя заблуждение многих родителей, полагающих, <text:s/>что у детей их</text:p>
      <text:p text:style-name="Standard"><text:s text:c="2"/>нет <text:s/>тайн <text:s/>от <text:s/>них. <text:s/>-- <text:s/>Я <text:s/>знаю, <text:s text:c="2"/>что <text:s/>я <text:s/>всегда <text:s/>буду <text:s/>первою <text:s/>confidente</text:p>
      <text:p text:style-name="Standard"><text:s text:c="2"/>[127] моих дочерей, и что Николенька, <text:s/>по своему пылкому характеру,</text:p>
      <text:p text:style-name="Standard"><text:s text:c="2"/>ежели <text:s/>будет <text:s/>шалить <text:s/>(мальчику <text:s/>нельзя без этого), <text:s/>то все не так, <text:s/>как эти</text:p>
      <text:p text:style-name="Standard"><text:s text:c="2"/>петербургские господа.</text:p>
      <text:p text:style-name="Standard"><text:s text:c="7"/>-- Да, славные, славные ребята, -- подтвердил <text:s/>граф, всегда разрешавший</text:p>
      <text:p text:style-name="Standard"><text:s text:c="2"/>запутанные для него <text:s/>вопросы <text:s/>тем, что <text:s/>все находил <text:s/>славным. -- Вот подите,</text:p>
      <text:p text:style-name="Standard"><text:s text:c="2"/>захотел в гусары! Да вот что вы хотите, ma chère!</text:p>
      <text:p text:style-name="Standard"><text:s text:c="7"/>-- Какое милое существо ваша меньшая, -- сказала гостья. -- Порох!</text:p>
      <text:p text:style-name="Standard"><text:s text:c="7"/>-- Да, порох, -- сказал <text:s/>граф. -- В меня <text:s/>пошла! И какой голос: <text:s/>хоть и</text:p>
      <text:p text:style-name="Standard"><text:s text:c="2"/>моя <text:s/>дочь, <text:s/>а <text:s/>я <text:s/>правду <text:s/>скажу, <text:s/>певица <text:s/>будет, <text:s/>Саломони другая. <text:s/>Мы взяли</text:p>
      <text:p text:style-name="Standard"><text:s text:c="2"/>итальянца ее учить.</text:p>
      <text:p text:style-name="Standard"><text:s text:c="7"/>-- Не рано ли? Говорят, вредно для голоса учиться в эту пору.</text:p>
      <text:p text:style-name="Standard"><text:s text:c="7"/>-- О, нет, какой рано! -- сказал граф. -- Как же наши матери выходили в</text:p>
      <text:p text:style-name="Standard"><text:s text:c="2"/>двенадцать-тринадцать лет замуж?</text:p>
      <text:p text:style-name="Standard"><text:s text:c="7"/>-- Уж она и теперь влюблена в Бориса! Какова? -- <text:s/>сказала графиня, тихо</text:p>
      <text:p text:style-name="Standard"><text:s text:c="2"/>улыбаясь, <text:s/>глядя на <text:s/>мать <text:s/>Бориса, <text:s/>и, видимо <text:s/>отвечая <text:s/>на мысль, всегда <text:s/>ее</text:p>
      <text:p text:style-name="Standard"><text:s text:c="2"/>занимавшую, <text:s/>продолжала. -- <text:s/>Ну, вот видите, <text:s/>держи я <text:s/>ее строго, запрещай я</text:p>
      <text:p text:style-name="Standard"><text:s text:c="2"/>ей... <text:s/>Бог <text:s/>знает, <text:s/>что <text:s/>бы <text:s/>они <text:s/>делали <text:s/>потихоньку <text:s/>(графиня разумела: они</text:p>
      <text:p text:style-name="Standard"><text:s text:c="2"/>целовались бы), а теперь я знаю каждое ее слово. Она сама вечером прибежит и</text:p>
      <text:p text:style-name="Standard"><text:s text:c="2"/>все мне расскажет. Может быть, я балую ее; но, право, это, кажется, лучше. Я</text:p>
      <text:p text:style-name="Standard"><text:s text:c="2"/>старшую держала строго.</text:p>
      <text:p text:style-name="Standard"><text:s text:c="7"/>-- <text:s/>Да, меня <text:s/>совсем иначе <text:s/>воспитывали, <text:s/>-- сказала <text:s/>старшая, красивая</text:p>
      <text:p text:style-name="Standard"><text:s text:c="2"/>графиня Вера, улыбаясь.</text:p>
      <text:p text:style-name="Standard"><text:s text:c="7"/>Но <text:s/>улыбка не украсила лица Веры, как это обыкновенно бывает; напротив,</text:p>
      <text:p text:style-name="Standard"><text:s text:c="2"/>лицо ее стало неестественно и оттого неприятно.</text:p>
      <text:p text:style-name="Standard"><text:s text:c="7"/>Старшая, <text:s/>Вера, <text:s/>была <text:s/>хороша, была неглупа, <text:s/>училась <text:s/>прекрасно, <text:s/>была</text:p>
      <text:p text:style-name="Standard"><text:s text:c="2"/>хорошо <text:s/>воспитана, <text:s/>голос <text:s/>у нее <text:s/>был приятный, <text:s/>то, <text:s/>что она сказала, <text:s/>было</text:p>
      <text:p text:style-name="Standard"><text:s text:c="2"/>справедливо <text:s/>и <text:s/>уместно; <text:s/>но, <text:s/>странное <text:s/>дело, <text:s/>все, <text:s/>и <text:s/>гостья <text:s/>и <text:s/>графиня,</text:p>
      <text:p text:style-name="Standard"><text:s text:c="2"/>оглянулись <text:s text:c="2"/>на <text:s/>нее, <text:s/>как <text:s/>будто <text:s/>удивились, <text:s/>зачем <text:s text:c="2"/>она <text:s/>это <text:s/>сказала, <text:s/>и</text:p>
      <text:p text:style-name="Standard"><text:s text:c="2"/>почувствовали неловкость.</text:p>
      <text:p text:style-name="Standard"><text:s text:c="7"/>-- <text:s text:c="2"/>Всегда <text:s/>с <text:s text:c="2"/>старшими <text:s/>детьми <text:s text:c="2"/>мудрят, <text:s/>хотят <text:s/>сделать <text:s/>что-нибудь</text:p>
      <text:p text:style-name="Standard"><text:s text:c="2"/>необыкновенное, -- сказала гостья.</text:p>
      <text:p text:style-name="Standard"><text:s text:c="7"/>-- Что <text:s/>греха <text:s/>таить, ma chère! <text:s/>Графинюшка <text:s/>мудрила с Верой, -- сказал</text:p>
      <text:p text:style-name="Standard"><text:s text:c="2"/>граф. -- Ну, да что ж! <text:s/>все-таки славная вышла, -- прибавил он, одобрительно</text:p>
      <text:p text:style-name="Standard"><text:s text:c="2"/>подмигивая Вере.</text:p>
      <text:p text:style-name="Standard"><text:s text:c="7"/>Гостьи встали и уехали, обещаясь приехать к обеду.</text:p>
      <text:p text:style-name="Standard"><text:s text:c="7"/>-- Что <text:s/>за манера! <text:s/>Уж <text:s/>сидели, <text:s/>сидели! <text:s/>-- <text:s/>сказала <text:s/>графиня, проводя</text:p>
      <text:p text:style-name="Standard"><text:s text:c="2"/>гостей.</text:p>
      <text:p text:style-name="Standard"><text:s text:c="2"/></text:p>
      <text:p text:style-name="Standard"><text:s text:c="2"/></text:p>
      <text:p text:style-name="Standard"><text:s text:c="2"/></text:p>
      <text:p text:style-name="Standard">XIII.</text:p>
      <text:p text:style-name="Standard"></text:p>
      <text:p text:style-name="Standard"><text:soft-page-break/></text:p>
      <text:p text:style-name="Standard"><text:s text:c="2"/></text:p>
      <text:p text:style-name="Standard"><text:s text:c="7"/>Когда <text:s/>Наташа вышла <text:s/>из <text:s/>гостиной и побежала, <text:s/>она <text:s/>добежала <text:s/>только до</text:p>
      <text:p text:style-name="Standard"><text:s text:c="2"/>цветочной. <text:s/>В <text:s/>этой <text:s/>комнате <text:s/>она <text:s/>остановилась, прислушиваясь <text:s/>к <text:s/>говору <text:s/>в</text:p>
      <text:p text:style-name="Standard"><text:s text:c="2"/>гостиной и ожидая выхода Бориса. Она уже начинала приходить <text:s/>в нетерпение и,</text:p>
      <text:p text:style-name="Standard"><text:s text:c="2"/>топнув ножкой, сбиралась было заплакать оттого, что <text:s/>он не сейчас шел, когда</text:p>
      <text:p text:style-name="Standard"><text:s text:c="2"/>заслышались не тихие, не быстрые, приличные шаги молодого человека.</text:p>
      <text:p text:style-name="Standard"><text:s text:c="7"/>Наташа быстро бросилась между кадок цветов и спряталась.</text:p>
      <text:p text:style-name="Standard"><text:s text:c="7"/>Борис остановился посереди <text:s/>комнаты, оглянулся, смахнул рукой соринки с</text:p>
      <text:p text:style-name="Standard"><text:s text:c="2"/>рукава мундира и подошел к зеркалу, рассматривая свое красивое лицо. Наташа,</text:p>
      <text:p text:style-name="Standard"><text:s text:c="2"/>притихнув, <text:s/>выглядывала <text:s/>из своей засады, <text:s/>ожидая, что <text:s/>он <text:s/>будет делать. Он</text:p>
      <text:p text:style-name="Standard"><text:s text:c="2"/>постоял <text:s/>несколько времени <text:s/>перед <text:s/>зеркалом, улыбнулся <text:s/>и пошел <text:s/>к <text:s/>выходной</text:p>
      <text:p text:style-name="Standard"><text:s text:c="2"/>двери. Наташа <text:s/>хотела его <text:s/>окликнуть, <text:s/>но <text:s/>потом <text:s/>раздумала. <text:s/>"Пускай ищет",</text:p>
      <text:p text:style-name="Standard"><text:s text:c="2"/>сказала <text:s/>она <text:s/>себе. <text:s/>Только <text:s/>что Борис <text:s/>вышел, <text:s/>как из <text:s/>другой <text:s/>двери <text:s/>вышла</text:p>
      <text:p text:style-name="Standard"><text:s text:c="2"/>раскрасневшаяся Соня, сквозь слезы что-то злобно шепчущая. Наташа удержалась</text:p>
      <text:p text:style-name="Standard"><text:s text:c="2"/>от своего первого движения выбежать к ней и осталась в своей засаде, как под</text:p>
      <text:p text:style-name="Standard"><text:s text:c="2"/>шапкой-невидимкой, высматривая, что делалось на свете. Она испытывала особое</text:p>
      <text:p text:style-name="Standard"><text:s text:c="2"/>новое наслаждение. Соня шептала что-то <text:s/>и оглядывалась на дверь гостиной. Из</text:p>
      <text:p text:style-name="Standard"><text:s text:c="2"/>двери вышел Николай.</text:p>
      <text:p text:style-name="Standard"><text:s text:c="7"/>-- Соня! Что с тобой? Можно ли это? -- сказал Николай, подбегая к ней.</text:p>
      <text:p text:style-name="Standard"><text:s text:c="7"/>-- Ничего, ничего, оставьте меня! -- Соня зарыдала.</text:p>
      <text:p text:style-name="Standard"><text:s text:c="7"/>-- Нет, я знаю что.</text:p>
      <text:p text:style-name="Standard"><text:s text:c="7"/>-- Ну знаете, и прекрасно, и подите к ней.</text:p>
      <text:p text:style-name="Standard"><text:s text:c="7"/>-- Соооня! Одно слово! Можно ли так мучить меня <text:s/>и себя из-за фантазии?</text:p>
      <text:p text:style-name="Standard"><text:s text:c="2"/>-- говорил Николай, взяв ее за руку.</text:p>
      <text:p text:style-name="Standard"><text:s text:c="7"/>Соня не вырывала у него руки и перестала плакать.</text:p>
      <text:p text:style-name="Standard"><text:s text:c="7"/>Наташа, не <text:s/>шевелясь <text:s/>и <text:s/>не дыша, <text:s/>блестящими главами смотрела из своей</text:p>
      <text:p text:style-name="Standard"><text:s text:c="2"/>засады. "Что теперь будет"? думала она.</text:p>
      <text:p text:style-name="Standard"><text:s text:c="7"/>-- <text:s/>Соня! Мне <text:s/>весь <text:s/>мир не нужен! Ты одна для <text:s/>меня <text:s/>все, <text:s/>-- <text:s/>говорил</text:p>
      <text:p text:style-name="Standard"><text:s text:c="2"/>Николай. -- Я докажу тебе.</text:p>
      <text:p text:style-name="Standard"><text:s text:c="7"/>-- Я не люблю, когда ты так говоришь.</text:p>
      <text:p text:style-name="Standard"><text:s text:c="7"/>-- Ну не буду, ну прости, Соня! -- Он притянул ее к себе и поцеловал.</text:p>
      <text:p text:style-name="Standard"><text:s text:c="7"/>"Ах, <text:s/>как <text:s/>хорошо!" подумала Наташа, и когда Соня <text:s/>с Николаем вышли <text:s/>из</text:p>
      <text:p text:style-name="Standard"><text:s text:c="2"/>комнаты, она пошла за ними и вызвала к себе Бориса.</text:p>
      <text:p text:style-name="Standard"><text:s text:c="7"/>-- Борис, подите сюда, -- сказала она с значительным и хитрым видом. --</text:p>
      <text:p text:style-name="Standard"><text:s text:c="2"/>Мне нужно сказать вам одну вещь. Сюда, сюда, -- сказала <text:s/>она и привела его в</text:p>
      <text:p text:style-name="Standard"><text:s text:c="2"/>цветочную на <text:s/>то <text:s/>место между кадок, где она была спрятана. Борис, улыбаясь,</text:p>
      <text:p text:style-name="Standard"><text:s text:c="2"/>шел за нею.</text:p>
      <text:p text:style-name="Standard"><text:s text:c="7"/>-- Какая же это одна вещь? -- спросил он.</text:p>
      <text:p text:style-name="Standard"><text:s text:c="7"/>Она смутилась, оглянулась вокруг себя и, увидев брошенную на кадке свою</text:p>
      <text:p text:style-name="Standard"><text:s text:c="2"/>куклу, взяла ее в руки.</text:p>
      <text:p text:style-name="Standard"><text:s text:c="7"/>-- Поцелуйте куклу, -- сказала она.</text:p>
      <text:p text:style-name="Standard"><text:s text:c="7"/>Борис внимательным, <text:s/>ласковым <text:s/>взглядом смотрел в ее оживленное лицо <text:s/>и</text:p>
      <text:p text:style-name="Standard"><text:s text:c="2"/>ничего не отвечал.</text:p>
      <text:p text:style-name="Standard"><text:s text:c="7"/>-- Не хотите? Ну, так подите сюда, -- сказала она и глубже ушла в цветы</text:p>
      <text:p text:style-name="Standard"><text:s text:c="2"/>и бросила куклу. -- Ближе, ближе! -- шептала она. Она поймала руками офицера</text:p>
      <text:p text:style-name="Standard"><text:s text:c="2"/>за обшлага, и в покрасневшем лице ее видны были торжественность и страх.</text:p>
      <text:p text:style-name="Standard"><text:s text:c="7"/>-- А <text:s/>меня хотите поцеловать? -- прошептала она чуть слышно, исподлобья</text:p>
      <text:p text:style-name="Standard"><text:s text:c="2"/>глядя на него, улыбаясь и чуть не плача от волненья.</text:p>
      <text:p text:style-name="Standard"><text:s text:c="7"/>Борис покраснел.</text:p>
      <text:p text:style-name="Standard"><text:s text:c="7"/>-- <text:s/>Какая <text:s/>вы <text:s/>смешная! <text:s/>-- проговорил он, нагибаясь к <text:s/>ней, еще <text:s/>более</text:p>
      <text:p text:style-name="Standard"><text:s text:c="2"/>краснея, но ничего не предпринимая и выжидая.</text:p>
      <text:p text:style-name="Standard"><text:soft-page-break/><text:s text:c="7"/>Она вдруг вскочила на кадку, так что <text:s/>стала выше его, обняла его обеими</text:p>
      <text:p text:style-name="Standard"><text:s text:c="2"/>руками, <text:s/>так <text:s/>что тонкие <text:s/>голые <text:s/>ручки согнулись <text:s/>выше его <text:s/>шеи <text:s/>и, <text:s/>откинув</text:p>
      <text:p text:style-name="Standard"><text:s text:c="2"/>движением головы волосы назад, поцеловала его в самые губы.</text:p>
      <text:p text:style-name="Standard"><text:s text:c="7"/>Она проскользнула между <text:s/>горшками <text:s/>на <text:s/>другую сторону цветов и, опустив</text:p>
      <text:p text:style-name="Standard"><text:s text:c="2"/>голову, остановилась.</text:p>
      <text:p text:style-name="Standard"><text:s text:c="7"/>-- Наташа, -- сказал он, -- вы знаете, что я люблю вас, но...</text:p>
      <text:p text:style-name="Standard"><text:s text:c="7"/>-- Вы влюблены в меня? -- перебила его Наташа.</text:p>
      <text:p text:style-name="Standard"><text:s text:c="7"/>-- Да, влюблен, но, пожалуйста, не будем делать того, что сейчас... Еще</text:p>
      <text:p text:style-name="Standard"><text:s text:c="2"/>четыре года... Тогда я буду просить вашей руки.</text:p>
      <text:p text:style-name="Standard"><text:s text:c="7"/>Наташа подумала.</text:p>
      <text:p text:style-name="Standard"><text:s text:c="7"/>-- Тринадцать, четырнадцать, пятнадцать, шестнадцать... -- сказала она,</text:p>
      <text:p text:style-name="Standard"><text:s text:c="2"/>считая по тоненьким пальчикам. -- Хорошо! Так кончено?</text:p>
      <text:p text:style-name="Standard"><text:s text:c="7"/>И улыбка радости и успокоения осветила ее оживленное лицо.</text:p>
      <text:p text:style-name="Standard"><text:s text:c="7"/>-- Кончено! -- сказал Борис.</text:p>
      <text:p text:style-name="Standard"><text:s text:c="7"/>-- Навсегда? -- сказала девочка. -- До самой смерти?</text:p>
      <text:p text:style-name="Standard"><text:s text:c="7"/>И, взяв его под руку, она с счастливым <text:s/>лицом <text:s/>тихо пошла с ним рядом в</text:p>
      <text:p text:style-name="Standard"><text:s text:c="2"/>диванную.</text:p>
      <text:p text:style-name="Standard"><text:s text:c="2"/></text:p>
      <text:p text:style-name="Standard"><text:s text:c="2"/></text:p>
      <text:p text:style-name="Standard">XIV.</text:p>
      <text:p text:style-name="Standard"></text:p>
      <text:p text:style-name="Standard"></text:p>
      <text:p text:style-name="Standard"><text:s text:c="2"/></text:p>
      <text:p text:style-name="Standard"><text:s text:c="7"/>Графиня так устала от визитов, что не велела принимать больше никого, и</text:p>
      <text:p text:style-name="Standard"><text:s text:c="2"/>швейцару <text:s/>приказано было только звать непременно кушать всех, кто <text:s/>будет еще</text:p>
      <text:p text:style-name="Standard"><text:s text:c="2"/>приезжать с поздравлениями. <text:s/>Графине <text:s/>хотелось с-глазу-на-глаз <text:s/>поговорить с</text:p>
      <text:p text:style-name="Standard"><text:s text:c="2"/>другом <text:s/>своего <text:s/>детства, <text:s/>княгиней Анной Михайловной, которую она <text:s/>не видала</text:p>
      <text:p text:style-name="Standard"><text:s text:c="2"/>хорошенько с ее приезда из <text:s/>Петербурга. Анна Михайловна, с своим исплаканным</text:p>
      <text:p text:style-name="Standard"><text:s text:c="2"/>и приятным лицом, подвинулась ближе к креслу графини.</text:p>
      <text:p text:style-name="Standard"><text:s text:c="7"/>-- С тобой я буду совершенно откровенна, -- сказала Анна Михайловна. --</text:p>
      <text:p text:style-name="Standard"><text:s text:c="2"/>Уж мало нас осталось, старых друзей! От этого я так и дорожу твоею дружбой.</text:p>
      <text:p text:style-name="Standard"><text:s text:c="7"/>Анна Михайловна посмотрела на <text:s/>Веру и остановилась. Графиня пожала руку</text:p>
      <text:p text:style-name="Standard"><text:s text:c="2"/>своему другу.</text:p>
      <text:p text:style-name="Standard"><text:s text:c="7"/>-- Вера, <text:s/>-- сказала графиня, обращаясь <text:s/>к <text:s/>старшей <text:s/>дочери, <text:s/>очевидно,</text:p>
      <text:p text:style-name="Standard"><text:s text:c="2"/>нелюбимой. -- <text:s/>Как у <text:s/>вас ни на что понятия нет? Разве ты не чувствуешь, что</text:p>
      <text:p text:style-name="Standard"><text:s text:c="2"/>ты здесь лишняя? Поди к сестрам, или...</text:p>
      <text:p text:style-name="Standard"><text:s text:c="7"/>Красивая Вера презрительно <text:s/>улыбнулась, видимо не чувствуя ни малейшего</text:p>
      <text:p text:style-name="Standard"><text:s text:c="2"/>оскорбления.</text:p>
      <text:p text:style-name="Standard"><text:s text:c="7"/>-- <text:s/>Ежели бы <text:s/>вы <text:s/>мне <text:s/>сказали <text:s/>давно, маменька, я <text:s/>бы <text:s/>тотчас ушла, --</text:p>
      <text:p text:style-name="Standard"><text:s text:c="2"/>сказала она, и пошла в свою комнату.</text:p>
      <text:p text:style-name="Standard"><text:s text:c="7"/>Но, <text:s/>проходя мимо <text:s/>диванной, <text:s/>она <text:s/>заметила, <text:s/>что в ней у <text:s/>двух <text:s/>окошек</text:p>
      <text:p text:style-name="Standard"><text:s text:c="2"/>симметрично сидели две пары. <text:s/>Она <text:s/>остановилась и <text:s/>презрительно <text:s/>улыбнулась.</text:p>
      <text:p text:style-name="Standard"><text:s text:c="2"/>Соня сидела близко подле Николая, который переписывал ей стихи, в первый раз</text:p>
      <text:p text:style-name="Standard"><text:s text:c="2"/>сочиненные <text:s/>им. <text:s/>Борис с <text:s/>Наташей сидели у <text:s/>другого окна <text:s/>и замолчали, когда</text:p>
      <text:p text:style-name="Standard"><text:s text:c="2"/>вошла Вера. <text:s/>Соня <text:s/>и <text:s/>Наташа с <text:s/>виноватыми и счастливыми лицами взглянули на</text:p>
      <text:p text:style-name="Standard"><text:s text:c="2"/>Веру.</text:p>
      <text:p text:style-name="Standard"><text:s text:c="7"/>Весело <text:s/>и трогательно было <text:s/>смотреть на этих влюбленных девочек, но вид</text:p>
      <text:p text:style-name="Standard"><text:s text:c="2"/>их, очевидно, не возбуждал в Вере приятного чувства.</text:p>
      <text:p text:style-name="Standard"><text:s text:c="7"/>-- Сколько раз я вас просила, -- сказала она, -- не брать моих вещей, у</text:p>
      <text:p text:style-name="Standard"><text:s text:c="2"/>вас есть своя комната.</text:p>
      <text:p text:style-name="Standard"><text:s text:c="7"/>Она взяла от Николая чернильницу.</text:p>
      <text:p text:style-name="Standard"><text:s text:c="7"/>-- Сейчас, сейчас, -- сказал он, мокая перо.</text:p>
      <text:p text:style-name="Standard"><text:soft-page-break/><text:s text:c="7"/>-- Вы все умеете делать не во-время, -- сказала Вера. -- То прибежали в</text:p>
      <text:p text:style-name="Standard"><text:s text:c="2"/>гостиную, так что всем совестно сделалось за вас.</text:p>
      <text:p text:style-name="Standard"><text:s text:c="7"/>Несмотря <text:s/>на то, <text:s/>или именно потому, <text:s/>что сказанное <text:s/>ею было совершенно</text:p>
      <text:p text:style-name="Standard"><text:s text:c="2"/>справедливо, никто ей не отвечал, и все четверо только переглядывались между</text:p>
      <text:p text:style-name="Standard"><text:s text:c="2"/>собой. Она медлила в комнате с чернильницей в руке.</text:p>
      <text:p text:style-name="Standard"><text:s text:c="7"/>-- <text:s/>И какие <text:s/>могут быть <text:s/>в ваши года секреты между Наташей <text:s/>и Борисом и</text:p>
      <text:p text:style-name="Standard"><text:s text:c="2"/>между вами, -- все одни глупости!</text:p>
      <text:p text:style-name="Standard"><text:s text:c="7"/>-- <text:s/>Ну, <text:s/>что тебе за дело, Вера? <text:s/>-- тихеньким голоском, <text:s/>заступнически</text:p>
      <text:p text:style-name="Standard"><text:s text:c="2"/>проговорила Наташа.</text:p>
      <text:p text:style-name="Standard"><text:s text:c="7"/>Она, видимо, была <text:s/>ко всем еще <text:s/>более, чем всегда, в <text:s/>этот день добра и</text:p>
      <text:p text:style-name="Standard"><text:s text:c="2"/>ласкова.</text:p>
      <text:p text:style-name="Standard"><text:s text:c="7"/>-- <text:s/>Очень <text:s/>глупо, <text:s/>-- <text:s/>сказала Вера, <text:s/>-- <text:s/>мне совестно <text:s/>за <text:s/>вас. Что за</text:p>
      <text:p text:style-name="Standard"><text:s text:c="2"/>секреты?...</text:p>
      <text:p text:style-name="Standard"><text:s text:c="7"/>-- <text:s/>У каждого <text:s/>свои <text:s/>секреты. Мы тебя <text:s/>с Бергом не <text:s/>трогаем, -- сказала</text:p>
      <text:p text:style-name="Standard"><text:s text:c="2"/>Наташа разгорячаясь.</text:p>
      <text:p text:style-name="Standard"><text:s text:c="7"/>-- <text:s/>Я <text:s/>думаю, <text:s/>не трогаете, <text:s/>-- <text:s/>сказала <text:s/>Вера, -- потому <text:s/>что <text:s/>в <text:s/>моих</text:p>
      <text:p text:style-name="Standard"><text:s text:c="2"/>поступках <text:s/>никогда ничего не может быть дурного. А вот я маменьке скажу, как</text:p>
      <text:p text:style-name="Standard"><text:s text:c="2"/>ты с Борисом обходишься.</text:p>
      <text:p text:style-name="Standard"><text:s text:c="7"/>-- Наталья <text:s/>Ильинишна очень хорошо со мной обходится, <text:s/>-- сказал Борис.</text:p>
      <text:p text:style-name="Standard"><text:s text:c="2"/>-- Я не могу жаловаться, -- сказал он.</text:p>
      <text:p text:style-name="Standard"><text:s text:c="7"/>-- <text:s/>Оставьте, Борис, <text:s/>вы такой <text:s/>дипломат (слово дипломат было в большом</text:p>
      <text:p text:style-name="Standard"><text:s text:c="2"/>ходу у детей в том <text:s/>особом значении, какое <text:s/>они придавали этому слову); даже</text:p>
      <text:p text:style-name="Standard"><text:s text:c="2"/>скучно, -- <text:s/>сказала Наташа оскорбленным, дрожащим голосом. -- За что <text:s/>она ко</text:p>
      <text:p text:style-name="Standard"><text:s text:c="2"/>мне пристает? Ты этого никогда не поймешь, -- сказала она, обращаясь к Вере,</text:p>
      <text:p text:style-name="Standard"><text:s text:c="2"/>-- потому что <text:s/>ты никогда никого не <text:s/>любила; <text:s/>у тебя <text:s/>сердца нет, ты <text:s/>только</text:p>
      <text:p text:style-name="Standard"><text:s text:c="2"/>madame <text:s/>de Genlis [128] (это прозвище, считавшееся <text:s/>очень <text:s/>обидным,</text:p>
      <text:p text:style-name="Standard"><text:s text:c="2"/>было дано Вере Николаем), и <text:s/>твое первое удовольствие -- делать неприятности</text:p>
      <text:p text:style-name="Standard"><text:s text:c="2"/>другим. Ты кокетничай с Бергом, сколько хочешь, -- проговорила она скоро.</text:p>
      <text:p text:style-name="Standard"><text:s text:c="7"/>-- Да уж я верно не стану перед гостями бегать за молодым человеком...</text:p>
      <text:p text:style-name="Standard"><text:s text:c="7"/>-- Ну, <text:s/>добилась <text:s/>своего, <text:s/>-- <text:s/>вмешался <text:s/>Николай, <text:s/>-- <text:s/>наговорила <text:s/>всем</text:p>
      <text:p text:style-name="Standard"><text:s text:c="2"/>неприятностей, расстроила всех. Пойдемте в детскую.</text:p>
      <text:p text:style-name="Standard"><text:s text:c="7"/>Все четверо, как спугнутая стая птиц, поднялись и пошли из комнаты.</text:p>
      <text:p text:style-name="Standard"><text:s text:c="7"/>-- Мне наговорили неприятностей, а я никому ничего, -- сказала Вера.</text:p>
      <text:p text:style-name="Standard"><text:s text:c="7"/>-- Madame de Genlis! Madame de Genlis! -- проговорили смеющиеся <text:s/>голоса</text:p>
      <text:p text:style-name="Standard"><text:s text:c="2"/>из-за двери.</text:p>
      <text:p text:style-name="Standard"><text:s text:c="7"/>Красивая <text:s/>Вера, производившая на <text:s/>всех <text:s/>такое <text:s/>раздражающее, неприятное</text:p>
      <text:p text:style-name="Standard"><text:s text:c="2"/>действие, <text:s/>улыбнулась <text:s/>и <text:s/>видимо <text:s/>не затронутая <text:s/>тем, что <text:s/>ей было <text:s/>сказано,</text:p>
      <text:p text:style-name="Standard"><text:s text:c="2"/>подошла к зеркалу и оправила шарф и прическу. Глядя на свое <text:s/>красивое <text:s/>лицо,</text:p>
      <text:p text:style-name="Standard"><text:s text:c="2"/>она стала, повидимому, еще холоднее и спокойнее.</text:p>
      <text:p text:style-name="Standard"><text:s text:c="7"/>-- -- -</text:p>
      <text:p text:style-name="Standard"><text:s text:c="7"/>В гостиной продолжался разговор.</text:p>
      <text:p text:style-name="Standard"><text:s text:c="7"/>-- <text:s/>Ah!chère, <text:s/>-- говорила <text:s/>графиня, -- и в моей <text:s/>жизни <text:s/>tout n'est pas</text:p>
      <text:p text:style-name="Standard"><text:s text:c="2"/>rose. <text:s/>Разве я не вижу, что du train, que nous allons,[129] <text:s/>нашего</text:p>
      <text:p text:style-name="Standard"><text:s text:c="2"/>состояния нам не надолго! И все это клуб, и его доброта. В деревне мы живем,</text:p>
      <text:p text:style-name="Standard"><text:s text:c="2"/>разве мы <text:s/>отдыхаем? Театры, охоты <text:s/>и Бог знает что. Да что обо мне говорить!</text:p>
      <text:p text:style-name="Standard"><text:s text:c="2"/>Ну, как же ты это все устроила? Я часто на тебя удивляюсь, <text:s/>Annette, как это</text:p>
      <text:p text:style-name="Standard"><text:s text:c="2"/>ты, <text:s/>в <text:s/>свои годы, скачешь в <text:s/>повозке <text:s/>одна, в Москву, <text:s/>в Петербург, ко всем</text:p>
      <text:p text:style-name="Standard"><text:s text:c="2"/>министрам, ко всей знати, <text:s/>со всеми <text:s/>умеешь обойтись, <text:s/>удивляюсь! Ну, как же</text:p>
      <text:p text:style-name="Standard"><text:s text:c="2"/>это устроилось? Вот я ничего этого не умею.</text:p>
      <text:p text:style-name="Standard"><text:s text:c="7"/>-- Ах, <text:s/>душа моя! -- <text:s/>отвечала княгиня <text:s/>Анна Михайловна. -- <text:s/>Не дай Бог</text:p>
      <text:p text:style-name="Standard"><text:s text:c="2"/>тебе <text:s/>узнать, <text:s/>как <text:s/>тяжело остаться вдовой <text:s/>без подпоры и с <text:s/>сыном, которого</text:p>
      <text:p text:style-name="Standard"><text:s text:c="2"/>любишь <text:s/>до <text:s/>обожания. <text:s/>Всему <text:s/>научишься, <text:s/>-- <text:s text:c="2"/>продолжала <text:s/>она <text:s/>с <text:s/>некоторою</text:p>
      <text:p text:style-name="Standard"><text:soft-page-break/><text:s text:c="2"/>гордостью. -- Процесс мой меня научил. Ежели мне нужно видеть кого-нибудь из</text:p>
      <text:p text:style-name="Standard"><text:s text:c="2"/>этих <text:s/>тузов, я <text:s/>пишу <text:s/>записку: <text:s/>"princesse <text:s/>une <text:s/>telle [130] желает</text:p>
      <text:p text:style-name="Standard"><text:s text:c="2"/>видеть такого-то" и <text:s/>еду <text:s/>сама на извозчике <text:s/>хоть два, <text:s/>хоть <text:s/>три раза, хоть</text:p>
      <text:p text:style-name="Standard"><text:s text:c="2"/>четыре, до тех пор, пока <text:s/>не добьюсь <text:s/>того, что мне надо. Мне все равно, что</text:p>
      <text:p text:style-name="Standard"><text:s text:c="2"/>бы обо мне ни думали.</text:p>
      <text:p text:style-name="Standard"><text:s text:c="7"/>-- Ну, как же, кого ты просила о Бореньке? -- спросила графиня. -- Ведь</text:p>
      <text:p text:style-name="Standard"><text:s text:c="2"/>вот твой <text:s/>уже офицер <text:s/>гвардии, а Николушка идет юнкером. Некому похлопотать.</text:p>
      <text:p text:style-name="Standard"><text:s text:c="2"/>Ты кого просила?</text:p>
      <text:p text:style-name="Standard"><text:s text:c="7"/>-- Князя Василия. Он <text:s/>был <text:s/>очень мил. Сейчас на все согласился, доложил</text:p>
      <text:p text:style-name="Standard"><text:s text:c="2"/>государю, -- говорила княгиня Анна Михайловна с <text:s/>восторгом, совершенно забыв</text:p>
      <text:p text:style-name="Standard"><text:s text:c="2"/>все унижение, через которое она прошла для достижения своей цели.</text:p>
      <text:p text:style-name="Standard"><text:s text:c="7"/>-- <text:s/>Что он постарел, <text:s/>князь Василий? <text:s/>-- спросила графиня. -- Я <text:s/>его не</text:p>
      <text:p text:style-name="Standard"><text:s text:c="2"/>видала с наших театров у <text:s/>Румянцевых. И думаю, забыл про меня. Il me faisait</text:p>
      <text:p text:style-name="Standard"><text:s text:c="2"/>la cour, [131] -- вспомнила графиня с улыбкой.</text:p>
      <text:p text:style-name="Standard"><text:s text:c="7"/>-- Все такой же, -- отвечала Анна <text:s/>Михайловна, -- любезен, рассыпается.</text:p>
      <text:p text:style-name="Standard"><text:s text:c="2"/>Les grandeurs ne <text:s/>lui ont pas touriené <text:s/>la tête <text:s/>du tout. [132] <text:s/>"Я</text:p>
      <text:p text:style-name="Standard"><text:s text:c="2"/>жалею, что слишком мало могу вам <text:s/>сделать, милая княгиня, -- он мне говорит,</text:p>
      <text:p text:style-name="Standard"><text:s text:c="2"/>-- приказывайте". Нет, он славный человек и родной прекрасный. Но ты знаешь,</text:p>
      <text:p text:style-name="Standard"><text:s text:c="2"/>Nathalieie, <text:s/>мою любовь <text:s/>к сыну. Я не <text:s/>знаю, чего <text:s/>я <text:s/>не сделала бы <text:s/>для его</text:p>
      <text:p text:style-name="Standard"><text:s text:c="2"/>счастья. А обстоятельства мои до того дурны, -- продолжала Анна Михайловна с</text:p>
      <text:p text:style-name="Standard"><text:s text:c="2"/>грустью <text:s/>и понижая голос, <text:s/>-- до <text:s/>того дурны, <text:s/>что я теперь <text:s/>в самом ужасном</text:p>
      <text:p text:style-name="Standard"><text:s text:c="2"/>положении. Мой несчастный процесс съедает все, что я имею, и не подвигается.</text:p>
      <text:p text:style-name="Standard"><text:s text:c="2"/>У <text:s/>меня <text:s/>нет, <text:s/>можешь себе <text:s/>представить, <text:s/>à <text:s/>la <text:s/>lettre <text:s/>[133] <text:s/>нет</text:p>
      <text:p text:style-name="Standard"><text:s text:c="2"/>гривенника денег, и <text:s/>я не знаю, на что <text:s/>обмундировать Бориса. -- Она <text:s/>вынула</text:p>
      <text:p text:style-name="Standard"><text:s text:c="2"/>платок <text:s/>и <text:s/>заплакала. <text:s text:c="2"/>-- <text:s/>Мне <text:s/>нужно <text:s text:c="2"/>пятьсот <text:s/>рублей, <text:s/>а <text:s/>у <text:s/>меня <text:s text:c="2"/>одна</text:p>
      <text:p text:style-name="Standard"><text:s text:c="2"/>двадцатипятирублевая бумажка. Я в таком положении... Одна моя надежда теперь</text:p>
      <text:p text:style-name="Standard"><text:s text:c="2"/>на <text:s/>графа Кирилла <text:s/>Владимировича <text:s/>Безухова. Ежели <text:s/>он не <text:s/>захочет поддержать</text:p>
      <text:p text:style-name="Standard"><text:s text:c="2"/>своего крестника, -- ведь он крестил Борю, -- и назначить <text:s/>ему что-нибудь на</text:p>
      <text:p text:style-name="Standard"><text:s text:c="2"/>содержание, то все <text:s/>мои хлопоты пропадут: мне не на что будет <text:s/>обмундировать</text:p>
      <text:p text:style-name="Standard"><text:s text:c="2"/>его.</text:p>
      <text:p text:style-name="Standard"><text:s text:c="7"/>Графиня прослезилась и молча соображала что-то.</text:p>
      <text:p text:style-name="Standard"><text:s text:c="7"/>-- Часто <text:s/>думаю, может, <text:s/>это и <text:s/>грех, -- сказала <text:s/>княгиня, -- <text:s/>а <text:s/>часто</text:p>
      <text:p text:style-name="Standard"><text:s text:c="2"/>думаю: <text:s/>вот <text:s/>граф Кирилл Владимирович <text:s/>Безухой <text:s/>живет один... <text:s/>это <text:s/>огромное</text:p>
      <text:p text:style-name="Standard"><text:s text:c="2"/>состояние... и <text:s/>для чего живет? Ему жизнь в тягость, а Боре только <text:s/>начинать</text:p>
      <text:p text:style-name="Standard"><text:s text:c="2"/>жить.</text:p>
      <text:p text:style-name="Standard"><text:s text:c="7"/>-- Он, верно, оставит что-нибудь Борису, -- сказала графиня.</text:p>
      <text:p text:style-name="Standard"><text:s text:c="7"/>-- <text:s/>Бог знает, <text:s/>chère amie! [134] Эти богачи и <text:s/>вельможи такие</text:p>
      <text:p text:style-name="Standard"><text:s text:c="2"/>эгоисты. Но я все-таки <text:s/>поеду сейчас <text:s/>к нему с <text:s/>Борисом и прямо скажу, в чем</text:p>
      <text:p text:style-name="Standard"><text:s text:c="2"/>дело. Пускай обо мне <text:s/>думают, что хотят, мне, право, все равно, когда судьба</text:p>
      <text:p text:style-name="Standard"><text:s text:c="2"/>сына зависит от этого. -- Княгиня поднялась. -- Теперь два часа, а в <text:s/>четыре</text:p>
      <text:p text:style-name="Standard"><text:s text:c="2"/>часа вы обедаете. Я успею съездить.</text:p>
      <text:p text:style-name="Standard"><text:s text:c="7"/>И <text:s/>с <text:s/>приемами <text:s/>петербургской <text:s/>деловой <text:s/>барыни, <text:s text:c="2"/>умеющей <text:s/>пользоваться</text:p>
      <text:p text:style-name="Standard"><text:s text:c="2"/>временем, Анна Михайловна послала за сыном и вместе с ним вышла в переднюю.</text:p>
      <text:p text:style-name="Standard"><text:s text:c="7"/>-- Прощай, <text:s/>душа моя, -- сказала <text:s/>она графине, которая провожала ее <text:s/>до</text:p>
      <text:p text:style-name="Standard"><text:s text:c="2"/>двери, -- пожелай мне успеха, -- прибавила она шопотом от сына.</text:p>
      <text:p text:style-name="Standard"><text:s text:c="7"/>-- <text:s/>Вы к <text:s/>графу <text:s/>Кириллу Владимировичу, ma chère? <text:s/>-- <text:s/>сказал <text:s/>граф <text:s/>из</text:p>
      <text:p text:style-name="Standard"><text:s text:c="2"/>столовой, <text:s/>выходя тоже в переднюю. -- Коли <text:s/>ему лучше, <text:s/>зовите Пьера <text:s/>ко мне</text:p>
      <text:p text:style-name="Standard"><text:s text:c="2"/>обедать. Ведь <text:s/>он <text:s/>у <text:s/>меня <text:s/>бывал, с <text:s/>детьми танцовал. Зовите непременно, ma</text:p>
      <text:p text:style-name="Standard"><text:s text:c="2"/>chère. Ну, посмотрим, как-то отличится <text:s/>нынче <text:s/>Тарас. <text:s/>Говорит, <text:s/>что у графа</text:p>
      <text:p text:style-name="Standard"><text:s text:c="2"/>Орлова такого обеда не бывало, какой у нас будет.</text:p>
      <text:p text:style-name="Standard"><text:s text:c="2"/></text:p>
      <text:p text:style-name="Standard"><text:s text:c="2"/></text:p>
      <text:p text:style-name="Standard"><text:soft-page-break/><text:s text:c="2"/></text:p>
      <text:p text:style-name="Standard">XV.</text:p>
      <text:p text:style-name="Standard"></text:p>
      <text:p text:style-name="Standard"></text:p>
      <text:p text:style-name="Standard"><text:s text:c="2"/></text:p>
      <text:p text:style-name="Standard"><text:s text:c="7"/>-- Mon <text:s/>cher <text:s/>Boris, [135] -- сказала <text:s/>княгиня Анна Михайловна</text:p>
      <text:p text:style-name="Standard"><text:s text:c="2"/>сыну, <text:s/>когда карета <text:s/>графини <text:s/>Ростовой, в <text:s/>которой они сидели, <text:s/>проехала <text:s/>по</text:p>
      <text:p text:style-name="Standard"><text:s text:c="2"/>устланной <text:s/>соломой <text:s text:c="2"/>улице <text:s/>и <text:s/>въехала <text:s/>на <text:s/>широкий <text:s text:c="2"/>двор <text:s text:c="2"/>графа <text:s text:c="2"/>Кирилла</text:p>
      <text:p text:style-name="Standard"><text:s text:c="2"/>Владимировича Безухого. -- Mon cher Boris, -- сказала мать, выпрастывая руку</text:p>
      <text:p text:style-name="Standard"><text:s text:c="2"/>из-под <text:s/>старого салопа и робким и ласковым движением кладя <text:s/>ее на руку сына,</text:p>
      <text:p text:style-name="Standard"><text:s text:c="2"/>-- будь ласков, <text:s/>будь внимателен. <text:s/>Граф Кирилл <text:s/>Владимирович <text:s/>все-таки <text:s/>тебе</text:p>
      <text:p text:style-name="Standard"><text:s text:c="2"/>крестный отец, и от него зависит твоя будущая судьба. Помни <text:s/>это, mon <text:s/>cher,</text:p>
      <text:p text:style-name="Standard"><text:s text:c="2"/>будь мил, как ты умеешь быть...</text:p>
      <text:p text:style-name="Standard"><text:s text:c="7"/>-- Ежели <text:s/>бы я знал, что из этого выйдет <text:s/>что-нибудь, кроме унижения...</text:p>
      <text:p text:style-name="Standard"><text:s text:c="2"/>-- отвечал сын холодно. -- Но я обещал вам и делаю это для вас.</text:p>
      <text:p text:style-name="Standard"><text:s text:c="7"/>Несмотря на то, что чья-то карета стояла <text:s/>у <text:s/>подъезда, швейцар, оглядев</text:p>
      <text:p text:style-name="Standard"><text:s text:c="2"/>мать <text:s/>с <text:s/>сыном (которые, не <text:s/>приказывая докладывать о <text:s/>себе, прямо <text:s/>вошли <text:s/>в</text:p>
      <text:p text:style-name="Standard"><text:s text:c="2"/>стеклянные сени между двумя рядами статуй в нишах), значительно посмотрев на</text:p>
      <text:p text:style-name="Standard"><text:s text:c="2"/>старенький салоп, спросил, кого им угодно, княжен или <text:s/>графа, и, <text:s/>узнав, что</text:p>
      <text:p text:style-name="Standard"><text:s text:c="2"/>графа, сказал, что <text:s/>их сиятельству нынче хуже <text:s/>и <text:s/>их <text:s/>сиятельство никого <text:s/>не</text:p>
      <text:p text:style-name="Standard"><text:s text:c="2"/>принимают.</text:p>
      <text:p text:style-name="Standard"><text:s text:c="7"/>-- Мы можем уехать, -- сказал сын по-французски.</text:p>
      <text:p text:style-name="Standard"><text:s text:c="7"/>-- <text:s/>Mon <text:s/>ami![136] -- сказала <text:s/>мать <text:s/>умоляющим голосом, <text:s/>опять</text:p>
      <text:p text:style-name="Standard"><text:s text:c="2"/>дотрогиваясь до руки сына, как будто это прикосновение могло успокоивать или</text:p>
      <text:p text:style-name="Standard"><text:s text:c="2"/>возбуждать его.</text:p>
      <text:p text:style-name="Standard"><text:s text:c="7"/>Борис замолчал и, не снимая шинели, вопросительно смотрел на мать.</text:p>
      <text:p text:style-name="Standard"><text:s text:c="7"/>-- Голубчик, -- <text:s/>нежным <text:s/>голоском сказала Анна Михайловна, <text:s/>обращаясь к</text:p>
      <text:p text:style-name="Standard"><text:s text:c="2"/>швейцару, -- я знаю, <text:s/>что граф <text:s/>Кирилл Владимирович очень болен... я затем и</text:p>
      <text:p text:style-name="Standard"><text:s text:c="2"/>приехала... я родственница... <text:s/>Я <text:s/>не буду беспокоить, голубчик... <text:s/>А <text:s/>мне бы</text:p>
      <text:p text:style-name="Standard"><text:s text:c="2"/>только <text:s/>надо увидать князя Василия Сергеевича: ведь он здесь <text:s/>стоит. Доложи,</text:p>
      <text:p text:style-name="Standard"><text:s text:c="2"/>пожалуйста.</text:p>
      <text:p text:style-name="Standard"><text:s text:c="7"/>Швейцар угрюмо дернул снурок наверх и отвернулся.</text:p>
      <text:p text:style-name="Standard"><text:s text:c="7"/>-- <text:s/>Княгиня <text:s/>Друбецкая <text:s/>к <text:s/>князю <text:s/>Василию <text:s/>Сергеевичу, <text:s/>-- <text:s/>крикнул <text:s/>он</text:p>
      <text:p text:style-name="Standard"><text:s text:c="2"/>сбежавшему сверху <text:s/>и <text:s/>из-под <text:s/>выступа лестницы <text:s/>выглядывавшему <text:s/>официанту <text:s/>в</text:p>
      <text:p text:style-name="Standard"><text:s text:c="2"/>чулках, башмаках и фраке.</text:p>
      <text:p text:style-name="Standard"><text:s text:c="7"/>Мать расправила складки своего крашеного шелкового платья, посмотрелась</text:p>
      <text:p text:style-name="Standard"><text:s text:c="2"/>в цельное венецианское <text:s/>зеркало в стене и бодро в <text:s/>своих стоптанных башмаках</text:p>
      <text:p text:style-name="Standard"><text:s text:c="2"/>пошла вверх по ковру лестницы.</text:p>
      <text:p text:style-name="Standard"><text:s text:c="7"/>-- Mon cher, voue m'avez promis, [137] -- обратилась она опять</text:p>
      <text:p text:style-name="Standard"><text:s text:c="2"/>к Сыну, прикосновением руки возбуждая его.</text:p>
      <text:p text:style-name="Standard"><text:s text:c="7"/>Сын, опустив глаза, спокойно шел за нею.</text:p>
      <text:p text:style-name="Standard"><text:s text:c="7"/>Они вошли в залу, из которой одна дверь вела в покои, <text:s/>отведенные князю</text:p>
      <text:p text:style-name="Standard"><text:s text:c="2"/>Василью.</text:p>
      <text:p text:style-name="Standard"><text:s text:c="7"/>В <text:s/>то время как мать с <text:s/>сыном, выйдя на <text:s/>середину комнаты, намеревались</text:p>
      <text:p text:style-name="Standard"><text:s text:c="2"/>спросить <text:s/>дорогу у вскочившего при их <text:s/>входе старого <text:s/>официанта, <text:s/>у одной из</text:p>
      <text:p text:style-name="Standard"><text:s text:c="2"/>дверей повернулась <text:s/>бронзовая <text:s/>ручка и князь Василий <text:s/>в <text:s/>бархатной <text:s/>шубке, с</text:p>
      <text:p text:style-name="Standard"><text:s text:c="2"/>одною <text:s/>звездой, <text:s text:c="2"/>по-домашнему, <text:s text:c="2"/>вышел, <text:s/>провожая <text:s/>красивого <text:s/>черноволосого</text:p>
      <text:p text:style-name="Standard"><text:s text:c="2"/>мужчину. Мужчина этот был знаменитый петербургский доктор Lorrain.</text:p>
      <text:p text:style-name="Standard"><text:s text:c="7"/>-- C'est donc positif? -- говорил князь.</text:p>
      <text:p text:style-name="Standard"><text:s text:c="7"/>-- <text:s/>Mon <text:s/>prince, <text:s/>"errare <text:s/>humanum <text:s/>est", <text:s/>mais... <text:s/>-- отвечал <text:s/>доктор,</text:p>
      <text:p text:style-name="Standard"><text:s text:c="2"/>грассируя и произнося латинские слова французским выговором.</text:p>
      <text:p text:style-name="Standard"><text:s text:c="7"/>-- C'est bien, c'est bien...[138]</text:p>
      <text:p text:style-name="Standard"><text:soft-page-break/><text:s text:c="7"/>Заметив <text:s/>Анну <text:s/>Михайловну <text:s/>с <text:s/>сыном, <text:s/>князь <text:s/>Василий <text:s/>поклоном отпустил</text:p>
      <text:p text:style-name="Standard"><text:s text:c="2"/>доктора и молча, но с вопросительным видом, подошел к ним. <text:s/>Сын заметил, как</text:p>
      <text:p text:style-name="Standard"><text:s text:c="2"/>вдруг глубокая горесть выразилась в глазах его матери, и слегка улыбнулся.</text:p>
      <text:p text:style-name="Standard"><text:s text:c="7"/>-- Да, в каких грустных обстоятельствах пришлось нам видеться, князь...</text:p>
      <text:p text:style-name="Standard"><text:s text:c="2"/>Ну, что наш дорогой больной? -- сказала она, как будто не замечая холодного,</text:p>
      <text:p text:style-name="Standard"><text:s text:c="2"/>оскорбительного, устремленного на нее взгляда.</text:p>
      <text:p text:style-name="Standard"><text:s text:c="7"/>Князь Василий вопросительно, до недоумения, <text:s/>посмотрел на нее, потом на</text:p>
      <text:p text:style-name="Standard"><text:s text:c="2"/>Бориса. <text:s/>Борис учтиво <text:s/>поклонился. <text:s/>Князь <text:s/>Василий, <text:s/>не <text:s/>отвечая на <text:s/>поклон,</text:p>
      <text:p text:style-name="Standard"><text:s text:c="2"/>отвернулся к Анне Михайловне <text:s/>и на ее вопрос отвечал движением головы и губ,</text:p>
      <text:p text:style-name="Standard"><text:s text:c="2"/>которое означало самую плохую надежду для больного.</text:p>
      <text:p text:style-name="Standard"><text:s text:c="7"/>-- Неужели? -- воскликнула Анна <text:s/>Михайловна. -- Ах, это ужасно! Страшно</text:p>
      <text:p text:style-name="Standard"><text:s text:c="2"/>подумать... Это <text:s/>мой сын, -- прибавила <text:s/>она, <text:s/>указывая на Бориса. -- <text:s/>Он сам</text:p>
      <text:p text:style-name="Standard"><text:s text:c="2"/>хотел благодарить вас.</text:p>
      <text:p text:style-name="Standard"><text:s text:c="7"/>Борис еще раз учтиво поклонился.</text:p>
      <text:p text:style-name="Standard"><text:s text:c="7"/>-- Верьте, князь, что <text:s/>сердце матери <text:s/>никогда <text:s/>не забудет <text:s/>того, что вы</text:p>
      <text:p text:style-name="Standard"><text:s text:c="2"/>сделали для нас.</text:p>
      <text:p text:style-name="Standard"><text:s text:c="7"/>-- Я рад, что <text:s/>мог сделать вам приятное, любезная моя Анна <text:s/>Михайловна,</text:p>
      <text:p text:style-name="Standard"><text:s text:c="2"/>-- сказал князь Василий, оправляя жабо и в жесте и <text:s/>голосе проявляя здесь, в</text:p>
      <text:p text:style-name="Standard"><text:s text:c="2"/>Москве, <text:s/>перед <text:s/>покровительствуемою <text:s/>Анною Михайловной <text:s/>еще <text:s/>гораздо большую</text:p>
      <text:p text:style-name="Standard"><text:s text:c="2"/>важность, чем в Петербурге, на вечере у Annette Шерер.</text:p>
      <text:p text:style-name="Standard"><text:s text:c="7"/>-- Старайтесь служить <text:s/>хорошо и быть <text:s/>достойным, -- прибавил он, строго</text:p>
      <text:p text:style-name="Standard"><text:s text:c="2"/>обращаясь к Борису. <text:s/>-- Я рад... Вы здесь в отпуску? -- продиктовал он своим</text:p>
      <text:p text:style-name="Standard"><text:s text:c="2"/>бесстрастным тоном.</text:p>
      <text:p text:style-name="Standard"><text:s text:c="7"/>-- <text:s text:c="2"/>Жду <text:s/>приказа, <text:s text:c="2"/>ваше <text:s/>сиятельство, <text:s/>чтоб <text:s text:c="2"/>отправиться <text:s/>по <text:s/>новому</text:p>
      <text:p text:style-name="Standard"><text:s text:c="2"/>назначению, -- отвечал Борис, не выказывая ни досады за резкий тон князя, ни</text:p>
      <text:p text:style-name="Standard"><text:s text:c="2"/>желания <text:s/>вступить <text:s/>в разговор, но <text:s/>так <text:s/>спокойно <text:s/>и <text:s/>почтительно, что <text:s/>князь</text:p>
      <text:p text:style-name="Standard"><text:s text:c="2"/>пристально поглядел на него.</text:p>
      <text:p text:style-name="Standard"><text:s text:c="7"/>-- Вы живете с матушкой?</text:p>
      <text:p text:style-name="Standard"><text:s text:c="7"/>-- Я <text:s/>живу у графини Ростовой, -- сказал Борис, опять прибавив: -- ваше</text:p>
      <text:p text:style-name="Standard"><text:s text:c="2"/>сиятельство.</text:p>
      <text:p text:style-name="Standard"><text:s text:c="7"/>-- <text:s/>Это тот <text:s/>Илья Ростов, <text:s/>который женился <text:s/>на <text:s/>Nathalie <text:s/>Шиншиной, <text:s/>--</text:p>
      <text:p text:style-name="Standard"><text:s text:c="2"/>сказала Анна Михайловна.</text:p>
      <text:p text:style-name="Standard"><text:s text:c="7"/>-- Знаю, знаю, <text:s/>-- сказал князь Василий своим монотонным голосом. -- Je</text:p>
      <text:p text:style-name="Standard"><text:s text:c="2"/>n'ai <text:s/>jamais pu concevoir, comment <text:s/>Nathalieie s'est décidée <text:s/>à <text:s/>épouser cet</text:p>
      <text:p text:style-name="Standard"><text:s text:c="2"/>ours mal -léché l Un personnage complètement stupide et ridicule.Et joueur à</text:p>
      <text:p text:style-name="Standard"><text:s text:c="2"/>ce qu'on dit.[139]</text:p>
      <text:p text:style-name="Standard"><text:s text:c="7"/>-- <text:s/>Mais <text:s/>très brave <text:s/>homme, mon prince,[140] -- заметила Анна</text:p>
      <text:p text:style-name="Standard"><text:s text:c="2"/>Михайловна, трогательно <text:s/>улыбаясь, <text:s/>как будто и она <text:s/>знала, что <text:s/>граф Ростов</text:p>
      <text:p text:style-name="Standard"><text:s text:c="2"/>заслуживал <text:s/>такого мнения, но <text:s/>просила <text:s/>пожалеть <text:s/>бедного <text:s/>старика. <text:s/>-- <text:s/>Что</text:p>
      <text:p text:style-name="Standard"><text:s text:c="2"/>говорят доктора? -- <text:s/>спросила <text:s/>княгиня, <text:s/>помолчав <text:s/>немного и <text:s/>опять <text:s/>выражая</text:p>
      <text:p text:style-name="Standard"><text:s text:c="2"/>большую печаль на своем исплаканном лице.</text:p>
      <text:p text:style-name="Standard"><text:s text:c="7"/>-- Мало надежды, -- сказал князь.</text:p>
      <text:p text:style-name="Standard"><text:s text:c="7"/>-- А мне так хотелось еще раз поблагодарить дядю за все его благодеяния</text:p>
      <text:p text:style-name="Standard"><text:s text:c="2"/>и <text:s/>мне и <text:s/>Боре. C'est <text:s/>son filleuil, [141] -- <text:s/>прибавила <text:s/>она таким</text:p>
      <text:p text:style-name="Standard"><text:s text:c="2"/>тоном, как будто это известие должно было крайне обрадовать князя Василия.</text:p>
      <text:p text:style-name="Standard"><text:s text:c="7"/>Князь Василий <text:s/>задумался <text:s/>и поморщился. <text:s/>Анна Михайловна поняла, что он</text:p>
      <text:p text:style-name="Standard"><text:s text:c="2"/>боялся <text:s/>найти <text:s/>в <text:s/>ней соперницу по завещанию графа <text:s/>Безухого. Она <text:s/>поспешила</text:p>
      <text:p text:style-name="Standard"><text:s text:c="2"/>успокоить его.</text:p>
      <text:p text:style-name="Standard"><text:s text:c="7"/>-- Ежели <text:s/>бы не моя истинная любовь и преданность дяде, -- сказала она,</text:p>
      <text:p text:style-name="Standard"><text:s text:c="2"/>с особенною уверенностию и небрежностию выговаривая это слово: -- я знаю его</text:p>
      <text:p text:style-name="Standard"><text:s text:c="2"/>характер, благородный, <text:s/>прямой, <text:s/>но <text:s/>ведь <text:s/>одни <text:s/>княжны <text:s/>при <text:s/>нем...Они <text:s/>еще</text:p>
      <text:p text:style-name="Standard"><text:s text:c="2"/>молоды... -- Она <text:s/>наклонила <text:s/>голову и прибавила <text:s/>шопотом: -- <text:s/>исполнил ли он</text:p>
      <text:p text:style-name="Standard"><text:soft-page-break/><text:s text:c="2"/>последний <text:s/>долг, князь? <text:s/>Как драгоценны эти последние минуты! Ведь хуже быть</text:p>
      <text:p text:style-name="Standard"><text:s text:c="2"/>не <text:s/>может; его необходимо приготовить ежели он так плох. Мы, женщины, князь,</text:p>
      <text:p text:style-name="Standard"><text:s text:c="2"/>-- она нежно улыбнулась, -- всегда <text:s/>знаем, как говорить эти вещи. Необходимо</text:p>
      <text:p text:style-name="Standard"><text:s text:c="2"/>видеть его. Как бы тяжело это ни было для меня, но я привыкла уже страдать.</text:p>
      <text:p text:style-name="Standard"><text:s text:c="7"/>Князь, видимо, понял, и понял, как и на вечере у Annette <text:s/>Шерер, что от</text:p>
      <text:p text:style-name="Standard"><text:s text:c="2"/>Анны Михайловны трудно отделаться.</text:p>
      <text:p text:style-name="Standard"><text:s text:c="7"/>-- Не было бы тяжело ему это свидание, chère Анна Михайловна, -- сказал</text:p>
      <text:p text:style-name="Standard"><text:s text:c="2"/>он. -- Подождем до вечера, доктора обещали кризис.</text:p>
      <text:p text:style-name="Standard"><text:s text:c="7"/>-- Но нельзя ждать, князь, в эти минуты. Pensez, <text:s/>il <text:s/>у va du <text:s/>salut de</text:p>
      <text:p text:style-name="Standard"><text:s text:c="2"/>son âme... Ah! c'est terrible, les devoirs d'un chrétien... [142]</text:p>
      <text:p text:style-name="Standard"><text:s text:c="7"/>Из внутренних комнат отворилась дверь, и вошла одна из княжен-племянниц</text:p>
      <text:p text:style-name="Standard"><text:s text:c="2"/>графа, <text:s/>с угрюмым <text:s/>и холодным лицом и <text:s/>поразительно-несоразмерною <text:s/>по <text:s/>ногам</text:p>
      <text:p text:style-name="Standard"><text:s text:c="2"/>длинною талией.</text:p>
      <text:p text:style-name="Standard"><text:s text:c="7"/>Князь Василий обернулся к ней.</text:p>
      <text:p text:style-name="Standard"><text:s text:c="7"/>-- Ну, что он?</text:p>
      <text:p text:style-name="Standard"><text:s text:c="7"/>-- Все то же. И как вы хотите, этот шум... -- сказала княжна,</text:p>
      <text:p text:style-name="Standard"><text:s text:c="7"/>оглядывая Анну Михайловну, как незнакомую.</text:p>
      <text:p text:style-name="Standard"><text:s text:c="7"/>-- Ah, <text:s/>chère, <text:s/>je <text:s/>ne vous <text:s/>reconnaissais <text:s/>pas, <text:s/>[143] <text:s/>-- <text:s/>с</text:p>
      <text:p text:style-name="Standard"><text:s text:c="2"/>счастливою <text:s/>улыбкой <text:s/>сказала <text:s/>Анна <text:s/>Михайловна, <text:s/>легкою <text:s/>иноходью подходя <text:s/>к</text:p>
      <text:p text:style-name="Standard"><text:s text:c="2"/>племяннице графа. -- Je viens d'arriver et je suis à <text:s/>vous pour vous aider à</text:p>
      <text:p text:style-name="Standard"><text:s text:c="2"/>soigner mon oncle. J`imagine, <text:s/>combien vous avez souffert, [144] --</text:p>
      <text:p text:style-name="Standard"><text:s text:c="2"/>прибавила она, с участием закатывая глаза.</text:p>
      <text:p text:style-name="Standard"><text:s text:c="7"/>Княжна <text:s/>ничего не ответила, даже не <text:s/>улыбнулась и тотчас же вышла. Анна</text:p>
      <text:p text:style-name="Standard"><text:s text:c="2"/>Михайловна <text:s/>сняла перчатки и <text:s/>в завоеванной позиции расположилась на кресле,</text:p>
      <text:p text:style-name="Standard"><text:s text:c="2"/>пригласив князя Василья сесть подле себя.</text:p>
      <text:p text:style-name="Standard"><text:s text:c="7"/>-- Борис! <text:s/>-- сказала она сыну и <text:s/>улыбнулась, <text:s/>-- я пройду к <text:s/>графу, <text:s/>к</text:p>
      <text:p text:style-name="Standard"><text:s text:c="2"/>дяде, <text:s/>а ты <text:s/>поди <text:s/>к Пьеру, mon ami, покаместь, <text:s/>да не забудь <text:s/>передать <text:s/>ему</text:p>
      <text:p text:style-name="Standard"><text:s text:c="2"/>приглашение <text:s/>от Ростовых. Они зовут <text:s/>его обедать. Я <text:s/>думаю, он не поедет? --</text:p>
      <text:p text:style-name="Standard"><text:s text:c="2"/>обратилась она к князю.</text:p>
      <text:p text:style-name="Standard"><text:s text:c="7"/>-- <text:s/>Напротив, <text:s/>-- сказал <text:s/>князь, видимо <text:s/>сделавшийся не <text:s/>в духе. -- <text:s/>Je</text:p>
      <text:p text:style-name="Standard"><text:s text:c="2"/>serais <text:s text:c="2"/>très <text:s text:c="2"/>content <text:s text:c="3"/>si <text:s text:c="3"/>vous <text:s text:c="2"/>me <text:s text:c="3"/>débarrassez <text:s text:c="3"/>de <text:s text:c="2"/>ce <text:s text:c="2"/>jeune</text:p>
      <text:p text:style-name="Standard"><text:s text:c="2"/>homme...[145] Сидит тут. Граф ни разу не спросил про него,</text:p>
      <text:p text:style-name="Standard"><text:s text:c="7"/>Он пожал плечами. Официант повел молодого человека вниз</text:p>
      <text:p text:style-name="Standard"><text:s text:c="7"/>и вверх по другой лестнице к Петру Кирилловичу.</text:p>
      <text:p text:style-name="Standard"><text:s text:c="2"/></text:p>
      <text:p text:style-name="Standard"><text:s text:c="2"/></text:p>
      <text:p text:style-name="Standard">XVI.</text:p>
      <text:p text:style-name="Standard"></text:p>
      <text:p text:style-name="Standard"></text:p>
      <text:p text:style-name="Standard"><text:s text:c="2"/></text:p>
      <text:p text:style-name="Standard"><text:s text:c="7"/>Пьер так и не успел выбрать себе карьеры в Петербурге и, действительно,</text:p>
      <text:p text:style-name="Standard"><text:s text:c="2"/>был <text:s/>выслан <text:s/>в <text:s/>Москву <text:s/>за буйство. <text:s/>История, которую <text:s/>рассказывали у <text:s/>графа</text:p>
      <text:p text:style-name="Standard"><text:s text:c="2"/>Ростова, <text:s/>была справедлива. <text:s/>Пьер <text:s/>участвовал <text:s/>в <text:s/>связываньи квартального <text:s/>с</text:p>
      <text:p text:style-name="Standard"><text:s text:c="2"/>медведем. Он приехал несколько дней тому назад и остановился, как всегда, <text:s/>в</text:p>
      <text:p text:style-name="Standard"><text:s text:c="2"/>доме <text:s/>своего отца. Хотя <text:s/>он <text:s/>и <text:s/>предполагал, что история его уже известна <text:s/>в</text:p>
      <text:p text:style-name="Standard"><text:s text:c="2"/>Москве, <text:s/>и что дамы, окружающие его отца, <text:s/>всегда недоброжелательные к нему,</text:p>
      <text:p text:style-name="Standard"><text:s text:c="2"/>воспользуются этим <text:s/>случаем, <text:s/>чтобы <text:s/>раздражить графа, он <text:s/>все-таки <text:s/>в <text:s/>день</text:p>
      <text:p text:style-name="Standard"><text:s text:c="2"/>приезда <text:s/>пошел на <text:s/>половину отца. Войдя в <text:s/>гостиную, обычное местопребывание</text:p>
      <text:p text:style-name="Standard"><text:s text:c="2"/>княжен, он поздоровался с дамами, сидевшими за пяльцами и за книгой, которую</text:p>
      <text:p text:style-name="Standard"><text:s text:c="2"/>вслух читала одна <text:s/>из них. Их было <text:s/>три. <text:s/>Старшая, <text:s/>чистоплотная, с <text:s/>длинною</text:p>
      <text:p text:style-name="Standard"><text:s text:c="2"/>талией, <text:s/>строгая <text:s/>девица, <text:s/>та самая, <text:s/>которая <text:s/>выходила <text:s/>к Анне <text:s/>Михайловне,</text:p>
      <text:p text:style-name="Standard"><text:s text:c="2"/>читала; младшие, <text:s/>обе <text:s/>румяные <text:s/>и хорошенькие, <text:s/>отличавшиеся друг <text:s/>от <text:s/>друга</text:p>
      <text:p text:style-name="Standard"><text:soft-page-break/><text:s text:c="2"/>только тем, что у одной была родинка <text:s/>над губой, очень красившая <text:s/>ее, шили в</text:p>
      <text:p text:style-name="Standard"><text:s text:c="2"/>пяльцах. <text:s/>Пьер был встречен <text:s/>как <text:s/>мертвец или <text:s/>зачумленный. <text:s/>Старшая <text:s/>княжна</text:p>
      <text:p text:style-name="Standard"><text:s text:c="2"/>прервала чтение и молча посмотрела на него испуганными глазами; младшая, без</text:p>
      <text:p text:style-name="Standard"><text:s text:c="2"/>родинки, <text:s/>приняла <text:s/>точно <text:s/>такое <text:s/>же выражение; <text:s/>самая <text:s/>меньшая, <text:s/>с родинкой,</text:p>
      <text:p text:style-name="Standard"><text:s text:c="2"/>веселого и <text:s/>смешливого <text:s/>характера, нагнулась к пяльцам, чтобы скрыть улыбку,</text:p>
      <text:p text:style-name="Standard"><text:s text:c="2"/>вызванную, вероятно, предстоящею сценой, <text:s/>забавность которой она предвидела.</text:p>
      <text:p text:style-name="Standard"><text:s text:c="2"/>Она <text:s/>притянула <text:s/>вниз <text:s/>шерстинку <text:s/>и нагнулась, <text:s/>будто разбирая <text:s/>узоры и <text:s/>едва</text:p>
      <text:p text:style-name="Standard"><text:s text:c="2"/>удерживаясь от смеха.</text:p>
      <text:p text:style-name="Standard"><text:s text:c="7"/>-- Bonjour, ma cousine, -- сказал Пьер. -- Vous ne me гесоnnaissez pas?</text:p>
      <text:p text:style-name="Standard"><text:s text:c="2"/>[146]</text:p>
      <text:p text:style-name="Standard"><text:s text:c="7"/>-- Я слишком хорошо вас узнаю, слишком хорошо.</text:p>
      <text:p text:style-name="Standard"><text:s text:c="7"/>-- Как здоровье графа? Могу <text:s/>я видеть его? -- спросил Пьер неловко, как</text:p>
      <text:p text:style-name="Standard"><text:s text:c="2"/>всегда, но не смущаясь.</text:p>
      <text:p text:style-name="Standard"><text:s text:c="7"/>-- Граф страдает и физически и нравственно, и, кажется, вы позаботились</text:p>
      <text:p text:style-name="Standard"><text:s text:c="2"/>о том, чтобы причинить ему побольше нравственных страданий.</text:p>
      <text:p text:style-name="Standard"><text:s text:c="7"/>-- Могу я видеть графа? -- повторил Пьер.</text:p>
      <text:p text:style-name="Standard"><text:s text:c="7"/>-- Гм!.. <text:s/>Ежели <text:s/>вы хотите убить его, совсем <text:s/>убить, <text:s/>то можете видеть.</text:p>
      <text:p text:style-name="Standard"><text:s text:c="2"/>Ольга, <text:s/>поди <text:s/>посмотри, <text:s/>готов <text:s/>ли <text:s/>бульон <text:s/>для <text:s/>дяденьки, <text:s/>скоро время, <text:s/>--</text:p>
      <text:p text:style-name="Standard"><text:s text:c="2"/>прибавила <text:s/>она, показывая этим Пьеру, что они заняты и <text:s/>заняты успокоиваньем</text:p>
      <text:p text:style-name="Standard"><text:s text:c="2"/>его отца, тогда как он, очевидно, занят только расстроиванием.</text:p>
      <text:p text:style-name="Standard"><text:s text:c="7"/>Ольга вышла. Пьер постоял, посмотрел на сестер и, поклонившись, сказал:</text:p>
      <text:p text:style-name="Standard"><text:s text:c="7"/>-- Так я пойду к себе. Когда можно будет, вы мне скажите.</text:p>
      <text:p text:style-name="Standard"><text:s text:c="7"/>Он вышел, и звонкий, но негромкий смех <text:s/>сестры с родинкой послышался за</text:p>
      <text:p text:style-name="Standard"><text:s text:c="2"/>ним.</text:p>
      <text:p text:style-name="Standard"><text:s text:c="7"/>На <text:s/>другой день <text:s/>приехал князь Василий и <text:s/>поместился в доме <text:s/>графа. <text:s/>Он</text:p>
      <text:p text:style-name="Standard"><text:s text:c="2"/>призвал к себе Пьера и сказал ему:</text:p>
      <text:p text:style-name="Standard"><text:s text:c="7"/>-- <text:s/>Mon <text:s/>cher, si vous vous <text:s/>conduisez <text:s/>ici, <text:s/>comme à Pétersbourg, vous</text:p>
      <text:p text:style-name="Standard"><text:s text:c="2"/>finirez très mal; <text:s/>c'est tout ce que je vous dis. [147] Граф очень,</text:p>
      <text:p text:style-name="Standard"><text:s text:c="2"/>очень болен: тебе совсем не надо его видеть.</text:p>
      <text:p text:style-name="Standard"><text:s text:c="7"/>С тех пор Пьера не тревожили, и он целый день проводил <text:s/>один наверху, в</text:p>
      <text:p text:style-name="Standard"><text:s text:c="2"/>своей комнате.</text:p>
      <text:p text:style-name="Standard"><text:s text:c="7"/>В то время как Борис вошел к нему, Пьер ходил по своей комнате, изредка</text:p>
      <text:p text:style-name="Standard"><text:s text:c="2"/>останавливаясь <text:s/>в углах, делая угрожающие жесты к стене, как <text:s/>будто <text:s/>пронзая</text:p>
      <text:p text:style-name="Standard"><text:s text:c="2"/>невидимого <text:s/>врага <text:s/>шпагой, <text:s/>и <text:s/>строго взглядывая сверх <text:s/>очков и затем <text:s/>вновь</text:p>
      <text:p text:style-name="Standard"><text:s text:c="2"/>начиная свою прогулку, проговаривая неясные слова, пожимая плечами и разводя</text:p>
      <text:p text:style-name="Standard"><text:s text:c="2"/>руками.</text:p>
      <text:p text:style-name="Standard"><text:s text:c="7"/>-- L'Angleterre a vécu, [148] -- проговорил он, нахмуриваясь и</text:p>
      <text:p text:style-name="Standard"><text:s text:c="2"/>указывая <text:s/>на <text:s/>кого-то пальцем. <text:s/>-- M. Pitt comme traître à la nation <text:s/>et <text:s/>au</text:p>
      <text:p text:style-name="Standard"><text:s text:c="2"/>droit des gens <text:s/>est condamiené à...[149] -- <text:s/>Он не успел договорить</text:p>
      <text:p text:style-name="Standard"><text:s text:c="2"/>приговора Питту, воображая <text:s/>себя в эту <text:s/>минуту самим Наполеоном <text:s/>и <text:s/>вместе с</text:p>
      <text:p text:style-name="Standard"><text:s text:c="2"/>своим <text:s/>героем <text:s/>уже <text:s/>совершив <text:s/>опасный переезд <text:s/>через Па-де-Кале <text:s/>и <text:s/>завоевав</text:p>
      <text:p text:style-name="Standard"><text:s text:c="2"/>Лондон, -- <text:s/>как <text:s/>увидал входившего <text:s/>к <text:s/>нему молодого, стройного и <text:s/>красивого</text:p>
      <text:p text:style-name="Standard"><text:s text:c="2"/>офицера. Он остановился. Пьер оставил Бориса <text:s/>четырнадцатилетним мальчиком и</text:p>
      <text:p text:style-name="Standard"><text:s text:c="2"/>решительно не помнил его; но, несмотря на то, <text:s/>с свойственною ему <text:s/>быстрою и</text:p>
      <text:p text:style-name="Standard"><text:s text:c="2"/>радушною манерой взял его за руку и дружелюбно улыбнулся.</text:p>
      <text:p text:style-name="Standard"><text:s text:c="7"/>-- Вы меня помните? -- спокойно, с приятной улыбкой сказал <text:s/>Борис. -- Я</text:p>
      <text:p text:style-name="Standard"><text:s text:c="2"/>с матушкой приехал к графу, но он, кажется, не совсем здоров.</text:p>
      <text:p text:style-name="Standard"><text:s text:c="7"/>-- Да, кажется, нездоров. Его все <text:s/>тревожат, -- отвечал Пьер, <text:s/>стараясь</text:p>
      <text:p text:style-name="Standard"><text:s text:c="2"/>вспомнить, кто этот молодой человек.</text:p>
      <text:p text:style-name="Standard"><text:s text:c="7"/>Борис <text:s/>чувствовал, что Пьер не узнает его, но не считал нужным называть</text:p>
      <text:p text:style-name="Standard"><text:s text:c="2"/>себя и, не испытывая ни малейшего смущения, смотрел ему прямо в глаза.</text:p>
      <text:p text:style-name="Standard"><text:s text:c="7"/>-- <text:s/>Граф Ростов просил вас нынче приехать к <text:s/>нему обедать, -- сказал он</text:p>
      <text:p text:style-name="Standard"><text:soft-page-break/><text:s text:c="2"/>после довольно долгого и неловкого для Пьера молчания.</text:p>
      <text:p text:style-name="Standard"><text:s text:c="7"/>-- А! Граф Ростов! -- радостно заговорил Пьер. -- Так вы его сын, Илья.</text:p>
      <text:p text:style-name="Standard"><text:s text:c="2"/>Я, можете себе представить, в первую минуту не узнал вас. Помните, как мы на</text:p>
      <text:p text:style-name="Standard"><text:s text:c="2"/>Воробьевы горы ездили c m-me Jacquot... [150] давно.</text:p>
      <text:p text:style-name="Standard"><text:s text:c="7"/>-- Вы <text:s/>ошибаетесь, <text:s/>-- <text:s/>неторопливо, с смелою <text:s/>и несколько <text:s/>насмешливою</text:p>
      <text:p text:style-name="Standard"><text:s text:c="2"/>улыбкой проговорил Борис. -- Я Борис, сын княгини Анны Михайловны Друбецкой.</text:p>
      <text:p text:style-name="Standard"><text:s text:c="2"/>Ростова отца <text:s/>зовут Ильей, а сына -- Николаем. <text:s/>И я <text:s/>m-me Jacquot никакой не</text:p>
      <text:p text:style-name="Standard"><text:s text:c="2"/>знал.</text:p>
      <text:p text:style-name="Standard"><text:s text:c="7"/>Пьер замахал руками и <text:s/>головой, как будто комары <text:s/>или <text:s/>пчелы <text:s/>напали на</text:p>
      <text:p text:style-name="Standard"><text:s text:c="2"/>него.</text:p>
      <text:p text:style-name="Standard"><text:s text:c="7"/>-- <text:s/>Ах, ну <text:s/>что <text:s/>это! <text:s/>я <text:s/>все <text:s/>спутал. <text:s/>В <text:s/>Москве <text:s/>столько <text:s/>родных! <text:s/>Вы</text:p>
      <text:p text:style-name="Standard"><text:s text:c="2"/>Борис...да. Ну <text:s/>вот мы с вами и договорились. Ну, что вы думаете о булонской</text:p>
      <text:p text:style-name="Standard"><text:s text:c="2"/>экспедиции? <text:s/>Ведь <text:s text:c="2"/>англичанам <text:s text:c="2"/>плохо <text:s/>придется, <text:s/>ежели <text:s text:c="2"/>только <text:s text:c="2"/>Наполеон</text:p>
      <text:p text:style-name="Standard"><text:s text:c="2"/>переправится через канал? Я думаю, что <text:s/>экспедиция <text:s/>очень возможна. Вилльнев</text:p>
      <text:p text:style-name="Standard"><text:s text:c="2"/>бы не оплошал!</text:p>
      <text:p text:style-name="Standard"><text:s text:c="7"/>Борис ничего <text:s/>не знал о булонской <text:s/>экспедиции, он не <text:s/>читал <text:s/>газет и <text:s/>о</text:p>
      <text:p text:style-name="Standard"><text:s text:c="2"/>Вилльневе в первый раз слышал.</text:p>
      <text:p text:style-name="Standard"><text:s text:c="7"/>-- Мы здесь в Москве больше <text:s/>заняты обедами и сплетнями, чем политикой,</text:p>
      <text:p text:style-name="Standard"><text:s text:c="2"/>-- сказал он своим спокойным, насмешливым тоном. -- Я ничего про это не знаю</text:p>
      <text:p text:style-name="Standard"><text:s text:c="2"/>и не думаю. Москва занята сплетнями больше всего, -- продолжал он. -- Теперь</text:p>
      <text:p text:style-name="Standard"><text:s text:c="2"/>говорят про вас и про графа.</text:p>
      <text:p text:style-name="Standard"><text:s text:c="7"/>Пьер <text:s/>улыбнулся <text:s/>своей <text:s/>доброю <text:s/>улыбкой, <text:s/>как <text:s/>будто <text:s/>боясь <text:s/>за <text:s/>своего</text:p>
      <text:p text:style-name="Standard"><text:s text:c="2"/>собеседника, <text:s/>как <text:s/>бы <text:s/>он <text:s/>не <text:s/>сказал <text:s/>чего-нибудь <text:s/>такого, в <text:s/>чем <text:s/>стал <text:s/>бы</text:p>
      <text:p text:style-name="Standard"><text:s text:c="2"/>раскаиваться. Но Борис говорил <text:s/>отчетливо, ясно и сухо, прямо <text:s/>глядя в глаза</text:p>
      <text:p text:style-name="Standard"><text:s text:c="2"/>Пьеру.</text:p>
      <text:p text:style-name="Standard"><text:s text:c="7"/>-- Москве больше <text:s/>делать нечего, как сплетничать, -- продолжал <text:s/>он. <text:s/>--</text:p>
      <text:p text:style-name="Standard"><text:s text:c="2"/>Все <text:s/>заняты тем, кому <text:s/>оставит граф <text:s/>свое <text:s/>состояние, <text:s/>хотя, может <text:s/>быть, он</text:p>
      <text:p text:style-name="Standard"><text:s text:c="2"/>переживет всех нас, чего я от души желаю...</text:p>
      <text:p text:style-name="Standard"><text:s text:c="7"/>-- <text:s/>Да, это <text:s/>все очень тяжело, -- <text:s/>подхватил Пьер, <text:s/>-- очень тяжело. --</text:p>
      <text:p text:style-name="Standard"><text:s text:c="2"/>Пьер все боялся, что этот офицер нечаянно вдастся в неловкий для самого себя</text:p>
      <text:p text:style-name="Standard"><text:s text:c="2"/>разговор.</text:p>
      <text:p text:style-name="Standard"><text:s text:c="7"/>-- А вам должно <text:s/>казаться, <text:s/>-- говорил Борис, <text:s/>слегка <text:s/>краснея, <text:s/>но <text:s/>не</text:p>
      <text:p text:style-name="Standard"><text:s text:c="2"/>изменяя голоса <text:s/>и позы, -- вам должно <text:s/>казаться, что <text:s/>все заняты только тем,</text:p>
      <text:p text:style-name="Standard"><text:s text:c="2"/>чтобы получить что-нибудь от богача.</text:p>
      <text:p text:style-name="Standard"><text:s text:c="7"/>"Так и есть", подумал Пьер.</text:p>
      <text:p text:style-name="Standard"><text:s text:c="7"/>-- <text:s/>А <text:s/>я именно хочу сказать вам, чтоб избежать <text:s/>недоразумений, что <text:s/>вы</text:p>
      <text:p text:style-name="Standard"><text:s text:c="2"/>очень ошибетесь, ежели причтете меня и мою мать к числу этих людей. Мы очень</text:p>
      <text:p text:style-name="Standard"><text:s text:c="2"/>бедны, но я, по <text:s/>крайней <text:s/>мере, за себя <text:s/>говорю: именно потому, что отец ваш</text:p>
      <text:p text:style-name="Standard"><text:s text:c="2"/>богат, я не считаю себя его родственником, и ни я, ни мать никогда ничего не</text:p>
      <text:p text:style-name="Standard"><text:s text:c="2"/>будем просить и не примем от него.</text:p>
      <text:p text:style-name="Standard"><text:s text:c="7"/>Пьер <text:s/>долго не мог понять, но когда понял, <text:s/>вскочил <text:s/>с <text:s/>дивана, ухватил</text:p>
      <text:p text:style-name="Standard"><text:s text:c="2"/>Бориса <text:s/>за <text:s/>руку <text:s/>снизу <text:s/>с <text:s/>свойственною <text:s/>ему <text:s/>быстротой <text:s/>и <text:s/>неловкостью <text:s/>и,</text:p>
      <text:p text:style-name="Standard"><text:s text:c="2"/>раскрасневшись гораздо более, чем Борис, начал говорить с смешанным чувством</text:p>
      <text:p text:style-name="Standard"><text:s text:c="2"/>стыда и досады.</text:p>
      <text:p text:style-name="Standard"><text:s text:c="7"/>-- Вот это странно! Я разве... да и кто ж мог думать... Я очень знаю...</text:p>
      <text:p text:style-name="Standard"><text:s text:c="7"/>Но Борис опять перебил его:</text:p>
      <text:p text:style-name="Standard"><text:s text:c="7"/>-- Я рад, <text:s/>что <text:s/>высказал <text:s/>все. <text:s/>Может <text:s/>быть, <text:s/>вам <text:s/>неприятно, <text:s/>вы <text:s/>меня</text:p>
      <text:p text:style-name="Standard"><text:s text:c="2"/>извините, <text:s text:c="2"/>-- <text:s/>сказал <text:s/>он, <text:s/>успокоивая <text:s/>Пьера, <text:s text:c="2"/>вместо <text:s text:c="2"/>того <text:s text:c="2"/>чтоб <text:s/>быть</text:p>
      <text:p text:style-name="Standard"><text:s text:c="2"/>успокоиваемым <text:s/>им, -- <text:s/>но <text:s/>я надеюсь, <text:s/>что не оскорбил <text:s/>вас. <text:s/>Я имею правило</text:p>
      <text:p text:style-name="Standard"><text:s text:c="2"/>говорить все прямо... Как же мне передать? Вы приедете обедать к Ростовым?</text:p>
      <text:p text:style-name="Standard"><text:s text:c="7"/>И <text:s/>Борис, видимо <text:s/>свалив с <text:s/>себя <text:s/>тяжелую <text:s/>обязанность, <text:s/>сам <text:s/>выйдя <text:s/>из</text:p>
      <text:p text:style-name="Standard"><text:s text:c="2"/>неловкого положения <text:s/>и поставив <text:s/>в него другого, <text:s/>сделался <text:s/>опять совершенно</text:p>
      <text:p text:style-name="Standard"><text:soft-page-break/><text:s text:c="2"/>приятен.</text:p>
      <text:p text:style-name="Standard"><text:s text:c="7"/>-- Нет, <text:s/>послушайте, -- <text:s/>сказал Пьер, успокоиваясь. -- Вы <text:s/>удивительный</text:p>
      <text:p text:style-name="Standard"><text:s text:c="2"/>человек. То, <text:s/>что вы сейчас сказали, очень хорошо, очень хорошо. Разумеется,</text:p>
      <text:p text:style-name="Standard"><text:s text:c="2"/>вы меня <text:s/>не знаете. <text:s/>Мы <text:s/>так <text:s/>давно не <text:s/>видались...детьми <text:s/>еще... Вы <text:s/>можете</text:p>
      <text:p text:style-name="Standard"><text:s text:c="2"/>предполагать во мне... Я вас понимаю, очень понимаю. Я бы этого не сделал, у</text:p>
      <text:p text:style-name="Standard"><text:s text:c="2"/>меня <text:s/>недостало бы духу, но это прекрасно. Я <text:s/>очень <text:s/>рад, что познакомился с</text:p>
      <text:p text:style-name="Standard"><text:s text:c="2"/>вами. <text:s/>Странно, <text:s/>-- прибавил он, <text:s/>помолчав <text:s/>и <text:s/>улыбаясь, -- <text:s/>что <text:s/>вы <text:s/>во мне</text:p>
      <text:p text:style-name="Standard"><text:s text:c="2"/>предполагали! -- Он засмеялся. <text:s/>-- <text:s/>Ну, <text:s/>да что ж? <text:s/>Мы <text:s/>познакомимся с <text:s/>вами</text:p>
      <text:p text:style-name="Standard"><text:s text:c="2"/>лучше. Пожалуйста. -- Он пожал <text:s/>руку Борису. -- Вы знаете <text:s/>ли, я ни <text:s/>разу не</text:p>
      <text:p text:style-name="Standard"><text:s text:c="2"/>был <text:s/>у графа. <text:s/>Он меня не звал... <text:s/>Мне <text:s/>его жалко, как человека... Но что же</text:p>
      <text:p text:style-name="Standard"><text:s text:c="2"/>делать?</text:p>
      <text:p text:style-name="Standard"><text:s text:c="7"/>-- <text:s/>И <text:s/>вы думаете, <text:s/>что Наполеон успеет <text:s/>переправить армию? -- <text:s/>спросил</text:p>
      <text:p text:style-name="Standard"><text:s text:c="2"/>Борис, улыбаясь.</text:p>
      <text:p text:style-name="Standard"><text:s text:c="7"/>Пьер понял, что Борис <text:s/>хотел переменить <text:s/>разговор, и, соглашаясь с ним,</text:p>
      <text:p text:style-name="Standard"><text:s text:c="2"/>начал излагать выгоды и невыгоды булонского предприятия.</text:p>
      <text:p text:style-name="Standard"><text:s text:c="7"/>Лакей пришел вызвать Бориса <text:s/>к княгине. Княгиня уезжала. Пьер <text:s/>обещался</text:p>
      <text:p text:style-name="Standard"><text:s text:c="2"/>приехать обедать затем, чтобы <text:s/>ближе сойтись с Борисом, крепко жал его руку,</text:p>
      <text:p text:style-name="Standard"><text:s text:c="2"/>ласково глядя ему в глаза через очки... По уходе его Пьер долго еще ходил по</text:p>
      <text:p text:style-name="Standard"><text:s text:c="2"/>комнате, уже не пронзая невидимого врага шпагой, а улыбаясь при воспоминании</text:p>
      <text:p text:style-name="Standard"><text:s text:c="2"/>об этом милом, умном и твердом молодом человеке.</text:p>
      <text:p text:style-name="Standard"><text:s text:c="7"/>Как это бывает <text:s/>в первой молодости <text:s/>и особенно в одиноком положении, он</text:p>
      <text:p text:style-name="Standard"><text:s text:c="2"/>почувствовал беспричинную <text:s/>нежность к этому молодому человеку и <text:s/>обещал себе</text:p>
      <text:p text:style-name="Standard"><text:s text:c="2"/>непременно подружиться с ним.</text:p>
      <text:p text:style-name="Standard"><text:s text:c="7"/>Князь Василий провожал <text:s/>княгиню. Княгиня держала платок у глаз, <text:s/>и лицо</text:p>
      <text:p text:style-name="Standard"><text:s text:c="2"/>ее было в слезах.</text:p>
      <text:p text:style-name="Standard"><text:s text:c="7"/>-- Это ужасно! ужасно! -- говорила она, -- но чего бы <text:s/>мне ни стоило, я</text:p>
      <text:p text:style-name="Standard"><text:s text:c="2"/>исполню свой долг. Я приеду ночевать. Его нельзя так оставить. Каждая минута</text:p>
      <text:p text:style-name="Standard"><text:s text:c="2"/>дорога. <text:s/>Я не понимаю, <text:s/>чего <text:s/>мешкают княжны. Может, Бог <text:s/>поможет <text:s/>мне найти</text:p>
      <text:p text:style-name="Standard"><text:s text:c="2"/>средство <text:s/>его <text:s/>приготовить!... Adieu, <text:s/>mon <text:s/>prince, <text:s/>que <text:s/>le <text:s/>bon Dieu <text:s/>vous</text:p>
      <text:p text:style-name="Standard"><text:s text:c="2"/>soutienne...[151]</text:p>
      <text:p text:style-name="Standard"><text:s text:c="7"/>-- <text:s text:c="2"/>Adieu, <text:s/>ma <text:s text:c="2"/>bonne, <text:s/>[152] <text:s/>-- <text:s/>отвечал <text:s/>князь <text:s text:c="2"/>Василий,</text:p>
      <text:p text:style-name="Standard"><text:s text:c="2"/>повертываясь от нее.</text:p>
      <text:p text:style-name="Standard"><text:s text:c="7"/>-- Ах, <text:s/>он в ужасном <text:s/>положении, -- <text:s/>сказала мать сыну, когда они опять</text:p>
      <text:p text:style-name="Standard"><text:s text:c="2"/>садились в карету. -- Он почти никого не узнает.</text:p>
      <text:p text:style-name="Standard"><text:s text:c="7"/>-- Я не понимаю, маменька, какие его отношения к Пьеру? -- спросил сын.</text:p>
      <text:p text:style-name="Standard"><text:s text:c="7"/>-- Все скажет завещание, мой друг; от него и наша судьба зависит...</text:p>
      <text:p text:style-name="Standard"><text:s text:c="7"/>-- Но почему вы думаете, что он оставит что-нибудь нам?</text:p>
      <text:p text:style-name="Standard"><text:s text:c="7"/>-- Ах, мой друг! Он так богат, а мы так бедны!</text:p>
      <text:p text:style-name="Standard"><text:s text:c="7"/>-- Ну, это еще недостаточная причина, маменька.</text:p>
      <text:p text:style-name="Standard"><text:s text:c="7"/>-- Ах, Боже мой! Боже мой! Как он плох! -- восклицала мать.</text:p>
      <text:p text:style-name="Standard"><text:s text:c="2"/></text:p>
      <text:p text:style-name="Standard"><text:s text:c="2"/></text:p>
      <text:p text:style-name="Standard">XVII.</text:p>
      <text:p text:style-name="Standard"></text:p>
      <text:p text:style-name="Standard"></text:p>
      <text:p text:style-name="Standard"><text:s text:c="2"/></text:p>
      <text:p text:style-name="Standard"><text:s text:c="7"/>Когда <text:s/>Анна Михайловна уехала с <text:s/>сыном <text:s/>к <text:s/>графу <text:s/>Кириллу Владимировичу</text:p>
      <text:p text:style-name="Standard"><text:s text:c="2"/>Безухому, <text:s/>графиня <text:s/>Ростова долго <text:s/>сидела одна, прикладывая платок к глазам.</text:p>
      <text:p text:style-name="Standard"><text:s text:c="2"/>Наконец, она позвонила.</text:p>
      <text:p text:style-name="Standard"><text:s text:c="7"/>-- <text:s/>Что вы, <text:s/>милая, <text:s/>-- <text:s/>сказала она сердито девушке, которая заставила</text:p>
      <text:p text:style-name="Standard"><text:s text:c="2"/>себя ждать несколько минут. -- Не <text:s/>хотите <text:s/>служить, что <text:s/>ли? Так я вам найду</text:p>
      <text:p text:style-name="Standard"><text:s text:c="2"/>место.</text:p>
      <text:p text:style-name="Standard"><text:soft-page-break/><text:s text:c="7"/>Графиня была расстроена горем <text:s/>и унизительною бедностью своей подруги и</text:p>
      <text:p text:style-name="Standard"><text:s text:c="2"/>поэтому была не в духе, <text:s/>что выражалось у нее всегда наименованием горничной</text:p>
      <text:p text:style-name="Standard"><text:s text:c="2"/>"милая" и "вы".</text:p>
      <text:p text:style-name="Standard"><text:s text:c="7"/>-- Виновата-с, -- сказала горничная.</text:p>
      <text:p text:style-name="Standard"><text:s text:c="7"/>-- Попросите ко мне графа.</text:p>
      <text:p text:style-name="Standard"><text:s text:c="7"/>Граф, переваливаясь, подошел к жене с несколько <text:s/>виноватым видом, как и</text:p>
      <text:p text:style-name="Standard"><text:s text:c="2"/>всегда.</text:p>
      <text:p text:style-name="Standard"><text:s text:c="7"/>-- Ну, графинюшка! <text:s/>Какое sauté <text:s/>au madère <text:s/>[153] из <text:s/>рябчиков</text:p>
      <text:p text:style-name="Standard"><text:s text:c="2"/>будет, <text:s/>ma <text:s/>chère! <text:s/>Я <text:s/>попробовал; не даром я <text:s/>за Тараску тысячу рублей дал.</text:p>
      <text:p text:style-name="Standard"><text:s text:c="2"/>Стоит!</text:p>
      <text:p text:style-name="Standard"><text:s text:c="7"/>Он <text:s/>сел подле <text:s/>жены, облокотив молодецки <text:s/>руки <text:s/>на колена и взъерошивая</text:p>
      <text:p text:style-name="Standard"><text:s text:c="2"/>седые волосы.</text:p>
      <text:p text:style-name="Standard"><text:s text:c="7"/>-- Что прикажете, графинюшка?</text:p>
      <text:p text:style-name="Standard"><text:s text:c="7"/>-- <text:s/>Вот <text:s/>что, мой <text:s/>друг, -- что это у тебя запачкано здесь? <text:s/>-- сказала</text:p>
      <text:p text:style-name="Standard"><text:s text:c="2"/>она, указывая на <text:s/>жилет. -- <text:s/>Это сотэ, верно, -- прибавила она <text:s/>улыбаясь. --</text:p>
      <text:p text:style-name="Standard"><text:s text:c="2"/>Вот что, граф: мне денег нужно.</text:p>
      <text:p text:style-name="Standard"><text:s text:c="7"/>Лицо ее стало печально.</text:p>
      <text:p text:style-name="Standard"><text:s text:c="7"/>-- Ах, графинюшка!...</text:p>
      <text:p text:style-name="Standard"><text:s text:c="7"/>И граф засуетился, доставая бумажник.</text:p>
      <text:p text:style-name="Standard"><text:s text:c="7"/>-- Мне много надо, граф, мне пятьсот рублей надо.</text:p>
      <text:p text:style-name="Standard"><text:s text:c="7"/>И она, достав батистовый платок, терла им жилет мужа.</text:p>
      <text:p text:style-name="Standard"><text:s text:c="7"/>-- <text:s/>Сейчас, сейчас. <text:s/>Эй, кто <text:s/>там? -- <text:s/>крикнул он таким <text:s/>голосом, каким</text:p>
      <text:p text:style-name="Standard"><text:s text:c="2"/>кричат <text:s/>только люди, уверенные, что те, <text:s/>кого они кличут, стремглав бросятся</text:p>
      <text:p text:style-name="Standard"><text:s text:c="2"/>на их зов. -- Послать ко мне Митеньку!</text:p>
      <text:p text:style-name="Standard"><text:s text:c="7"/>Митенька, тот дворянский <text:s/>сын, <text:s/>воспитанный <text:s/>у <text:s/>графа, <text:s/>который <text:s/>теперь</text:p>
      <text:p text:style-name="Standard"><text:s text:c="2"/>заведывал всеми его делами, тихими шагами вошел в комнату.</text:p>
      <text:p text:style-name="Standard"><text:s text:c="7"/>-- Вот что, мой <text:s/>милый, -- сказал граф вошедшему почтительному молодому</text:p>
      <text:p text:style-name="Standard"><text:s text:c="2"/>человеку. <text:s/>-- Принеси ты <text:s/>мне... -- он задумался. -- <text:s/>Да, 700 рублей, да. Да</text:p>
      <text:p text:style-name="Standard"><text:s text:c="2"/>смотри, таких <text:s/>рваных и грязных, <text:s/>как <text:s/>тот раз, <text:s/>не приноси, <text:s/>а хороших, для</text:p>
      <text:p text:style-name="Standard"><text:s text:c="2"/>графини.</text:p>
      <text:p text:style-name="Standard"><text:s text:c="7"/>-- <text:s/>Да, <text:s/>Митенька, <text:s/>пожалуйста, <text:s/>чтоб чистенькие, <text:s/>-- сказала <text:s/>графиня,</text:p>
      <text:p text:style-name="Standard"><text:s text:c="2"/>грустно вздыхая.</text:p>
      <text:p text:style-name="Standard"><text:s text:c="7"/>-- Ваше сиятельство, когда прикажете <text:s/>доставить? -- сказал Митенька. --</text:p>
      <text:p text:style-name="Standard"><text:s text:c="2"/>Изволите <text:s/>знать, что... <text:s/>Впрочем, не извольте <text:s/>беспокоиться, -- прибавил он,</text:p>
      <text:p text:style-name="Standard"><text:s text:c="2"/>заметив, как граф уже начал тяжело и часто дышать, что всегда было признаком</text:p>
      <text:p text:style-name="Standard"><text:s text:c="2"/>начинавшегося <text:s/>гнева. <text:s/>-- <text:s/>Я <text:s/>было и <text:s/>запамятовал... <text:s/>Сию <text:s/>минуту <text:s/>прикажете</text:p>
      <text:p text:style-name="Standard"><text:s text:c="2"/>доставить?</text:p>
      <text:p text:style-name="Standard"><text:s text:c="7"/>-- Да, да, то-то, принеси. Вот графине отдай.</text:p>
      <text:p text:style-name="Standard"><text:s text:c="7"/>-- Экое <text:s/>золото у меня этот Митенька, -- прибавил граф <text:s/>улыбаясь, когда</text:p>
      <text:p text:style-name="Standard"><text:s text:c="2"/>молодой <text:s/>человек <text:s/>вышел. -- Нет того, <text:s/>чтобы <text:s/>нельзя. Я <text:s/>же этого терпеть не</text:p>
      <text:p text:style-name="Standard"><text:s text:c="2"/>могу. Все можно.</text:p>
      <text:p text:style-name="Standard"><text:s text:c="7"/>-- <text:s/>Ах, <text:s/>деньги, граф, деньги, сколько от них горя на свете! -- сказала</text:p>
      <text:p text:style-name="Standard"><text:s text:c="2"/>графиня. -- А эти деньги мне очень нужны.</text:p>
      <text:p text:style-name="Standard"><text:s text:c="7"/>-- Вы, графинюшка, мотовка известная, -- проговорил граф и, поцеловав у</text:p>
      <text:p text:style-name="Standard"><text:s text:c="2"/>жены руку, ушел опять в кабинет.</text:p>
      <text:p text:style-name="Standard"><text:s text:c="7"/>Когда Анна Михайловна вернулась опять от Безухого, у графини лежали уже</text:p>
      <text:p text:style-name="Standard"><text:s text:c="2"/>деньги, все новенькими бумажками, <text:s/>под платком на столике, и Анна Михайловна</text:p>
      <text:p text:style-name="Standard"><text:s text:c="2"/>заметила, что графиня чем-то растревожена.</text:p>
      <text:p text:style-name="Standard"><text:s text:c="7"/>-- Ну, что, мой друг? -- спросила графиня.</text:p>
      <text:p text:style-name="Standard"><text:s text:c="7"/>-- Ах, <text:s/>в <text:s/>каком он ужасном положении! Его узнать нельзя, он <text:s/>так плох,</text:p>
      <text:p text:style-name="Standard"><text:s text:c="2"/>так плох; я минутку побыла и двух слов не сказала...</text:p>
      <text:p text:style-name="Standard"><text:s text:c="7"/>-- <text:s/>Annette, <text:s/>ради <text:s/>Бога, не откажи <text:s/>мне, <text:s/>-- <text:s/>сказала <text:s/>вдруг <text:s/>графиня,</text:p>
      <text:p text:style-name="Standard"><text:soft-page-break/><text:s text:c="2"/>краснея, что <text:s/>так <text:s/>странно было при <text:s/>ее <text:s/>немолодом, <text:s/>худом <text:s/>и <text:s/>важном <text:s/>лице,</text:p>
      <text:p text:style-name="Standard"><text:s text:c="2"/>доставая из-под платка деньги.</text:p>
      <text:p text:style-name="Standard"><text:s text:c="7"/>Анна Михайловна мгновенно поняла, в чем дело, и <text:s/>уж нагнулась, <text:s/>чтобы в</text:p>
      <text:p text:style-name="Standard"><text:s text:c="2"/>должную минуту ловко обнять графиню.</text:p>
      <text:p text:style-name="Standard"><text:s text:c="7"/>-- Вот Борису от меня, на шитье мундира...</text:p>
      <text:p text:style-name="Standard"><text:s text:c="7"/>Анна Михайловна уж обнимала ее и плакала. Графиня плакала тоже. Плакали</text:p>
      <text:p text:style-name="Standard"><text:s text:c="2"/>они о том, что они дружны; и о том, что они добры; и о том, что они, подруги</text:p>
      <text:p text:style-name="Standard"><text:s text:c="2"/>молодости, заняты таким низким предметом -- деньгами; и о том, что молодость</text:p>
      <text:p text:style-name="Standard"><text:s text:c="2"/>их прошла... Но слезы обеих были приятны...</text:p>
      <text:p text:style-name="Standard"><text:s text:c="2"/></text:p>
      <text:p text:style-name="Standard"><text:s text:c="2"/></text:p>
      <text:p text:style-name="Standard"><text:s text:c="2"/></text:p>
      <text:p text:style-name="Standard">XVIII.</text:p>
      <text:p text:style-name="Standard"></text:p>
      <text:p text:style-name="Standard"></text:p>
      <text:p text:style-name="Standard"><text:s text:c="2"/></text:p>
      <text:p text:style-name="Standard"><text:s text:c="7"/>Графиня <text:s/>Ростова с дочерьми и <text:s/>уже <text:s/>с большим числом <text:s/>гостей <text:s/>сидела <text:s/>в</text:p>
      <text:p text:style-name="Standard"><text:s text:c="2"/>гостиной. Граф провел гостей-мужчин в <text:s/>кабинет, предлагая им свою охотницкую</text:p>
      <text:p text:style-name="Standard"><text:s text:c="2"/>коллекцию <text:s/>турецких трубок. Изредка он выходил и спрашивал: не приехала <text:s/>ли?</text:p>
      <text:p text:style-name="Standard"><text:s text:c="2"/>Ждали Марью Дмитриевну Ахросимову, прозванную в обществе le terrible dragon,</text:p>
      <text:p text:style-name="Standard"><text:s text:c="2"/>[154] даму знаменитую не богатством, не почестями, но прямотой <text:s/>ума</text:p>
      <text:p text:style-name="Standard"><text:s text:c="2"/>и откровенною <text:s/>простотой <text:s/>обращения. Марью Дмитриевну знала царская фамилия,</text:p>
      <text:p text:style-name="Standard"><text:s text:c="2"/>знала <text:s/>вся Москва и весь Петербург, и <text:s/>оба города, удивляясь ей, <text:s/>втихомолку</text:p>
      <text:p text:style-name="Standard"><text:s text:c="2"/>посмеивались над <text:s/>ее грубостью, рассказывали <text:s/>про нее анекдоты; тем не менее</text:p>
      <text:p text:style-name="Standard"><text:s text:c="2"/>все без исключения уважали и боялись ее.</text:p>
      <text:p text:style-name="Standard"><text:s text:c="7"/>В кабинете, полном дыма, шел разговор о <text:s/>войне, <text:s/>которая была объявлена</text:p>
      <text:p text:style-name="Standard"><text:s text:c="2"/>манифестом, о <text:s/>наборе. Манифеста еще никто <text:s/>не читал, но <text:s/>все <text:s/>знали <text:s/>о <text:s/>его</text:p>
      <text:p text:style-name="Standard"><text:s text:c="2"/>появлении. Граф сидел на отоманке между двумя <text:s/>курившими и <text:s/>разговаривавшими</text:p>
      <text:p text:style-name="Standard"><text:s text:c="2"/>соседями. Граф сам не курил и не говорил, а наклоняя голову, то на один бок,</text:p>
      <text:p text:style-name="Standard"><text:s text:c="2"/>то на другой, с видимым <text:s/>удовольствием смотрел на куривших и слушал разговор</text:p>
      <text:p text:style-name="Standard"><text:s text:c="2"/>двух соседей своих, которых он стравил между собой.</text:p>
      <text:p text:style-name="Standard"><text:s text:c="7"/>Один из говоривших был штатский, с <text:s/>морщинистым, желчным и бритым худым</text:p>
      <text:p text:style-name="Standard"><text:s text:c="2"/>лицом, <text:s/>человек, уже <text:s/>приближавшийся <text:s/>к старости, <text:s/>хотя и одетый, <text:s/>как самый</text:p>
      <text:p text:style-name="Standard"><text:s text:c="2"/>модный молодой человек; <text:s/>он сидел с <text:s/>ногами <text:s/>на отоманке с <text:s/>видом <text:s/>домашнего</text:p>
      <text:p text:style-name="Standard"><text:s text:c="2"/>человека <text:s/>и, сбоку запустив себе далеко в рот янтарь, порывисто втягивал дым</text:p>
      <text:p text:style-name="Standard"><text:s text:c="2"/>и жмурился. <text:s/>Это был <text:s/>старый холостяк Шиншин, двоюродный брат графини, <text:s/>злой</text:p>
      <text:p text:style-name="Standard"><text:s text:c="2"/>язык, как про него говорили <text:s/>в московских гостиных. Он, <text:s/>казалось, снисходил</text:p>
      <text:p text:style-name="Standard"><text:s text:c="2"/>до <text:s/>своего <text:s/>собеседника. <text:s/>Другой, <text:s/>свежий, <text:s text:c="2"/>розовый, <text:s/>гвардейский <text:s text:c="2"/>офицер,</text:p>
      <text:p text:style-name="Standard"><text:s text:c="2"/>безупречно вымытый, застегнутый и причесанный, держал янтарь <text:s/>у середины рта</text:p>
      <text:p text:style-name="Standard"><text:s text:c="2"/>и <text:s/>розовыми <text:s/>губами <text:s/>слегка <text:s/>вытягивал <text:s/>дымок, <text:s/>выпуская <text:s/>его <text:s/>колечками <text:s/>из</text:p>
      <text:p text:style-name="Standard"><text:s text:c="2"/>красивого <text:s/>рта. <text:s/>Это <text:s/>был <text:s/>тот поручик Берг, <text:s/>офицер <text:s/>Семеновского полка, <text:s/>с</text:p>
      <text:p text:style-name="Standard"><text:s text:c="2"/>которым <text:s/>Борис ехал вместе в <text:s/>полк и которым <text:s/>Наташа <text:s/>дразнила Веру, старшую</text:p>
      <text:p text:style-name="Standard"><text:s text:c="2"/>графиню, называя <text:s/>Берга <text:s/>ее <text:s/>женихом. Граф <text:s/>сидел между ними <text:s/>и <text:s/>внимательно</text:p>
      <text:p text:style-name="Standard"><text:s text:c="2"/>слушал. <text:s/>Самое <text:s/>приятное <text:s/>для графа <text:s/>занятие, за <text:s/>исключением игры в бостон,</text:p>
      <text:p text:style-name="Standard"><text:s text:c="2"/>которую <text:s/>он <text:s/>очень <text:s/>любил, было <text:s/>положение слушающего, <text:s/>особенно <text:s/>когда <text:s/>ему</text:p>
      <text:p text:style-name="Standard"><text:s text:c="2"/>удавалось стравить двух говорливых собеседников.</text:p>
      <text:p text:style-name="Standard"><text:s text:c="7"/>-- Ну, <text:s/>как же, <text:s/>батюшка, <text:s/>mon <text:s/>très <text:s/>honorable [155] <text:s/>Альфонс</text:p>
      <text:p text:style-name="Standard"><text:s text:c="2"/>Карлыч, <text:s/>-- <text:s/>говорил <text:s/>Шиншин, посмеиваясь <text:s/>и <text:s/>соединяя <text:s/>(в <text:s/>чем <text:s/>и <text:s/>состояла</text:p>
      <text:p text:style-name="Standard"><text:s text:c="2"/>особенность <text:s/>его <text:s/>речи) <text:s/>самые <text:s/>народные <text:s/>русские <text:s/>выражения <text:s/>с <text:s/>изысканными</text:p>
      <text:p text:style-name="Standard"><text:s text:c="2"/>французскими <text:s/>фразами. <text:s/>-- <text:s text:c="2"/>Vous <text:s text:c="2"/>comptez <text:s/>vous <text:s/>faire <text:s/>des <text:s text:c="2"/>rentes <text:s text:c="2"/>sur</text:p>
      <text:p text:style-name="Standard"><text:s text:c="2"/>l'état,[156] с роты доходец получать хотите?</text:p>
      <text:p text:style-name="Standard"><text:s text:c="7"/>-- Нет-с, Петр Николаич, я только желаю показать, что в кавалерии выгод</text:p>
      <text:p text:style-name="Standard"><text:soft-page-break/><text:s text:c="2"/>гораздо <text:s/>меньше против пехоты. Вот <text:s/>теперь <text:s/>сообразите, <text:s/>Петр <text:s/>Николаич, мое</text:p>
      <text:p text:style-name="Standard"><text:s text:c="2"/>положение...</text:p>
      <text:p text:style-name="Standard"><text:s text:c="7"/>Берг говорил всегда очень точно, спокойно и учтиво. Разговор его всегда</text:p>
      <text:p text:style-name="Standard"><text:s text:c="2"/>касался <text:s/>только <text:s/>его <text:s/>одного; <text:s/>он всегда спокойно молчал, <text:s/>пока <text:s/>говорили <text:s/>о</text:p>
      <text:p text:style-name="Standard"><text:s text:c="2"/>чем-нибудь, не имеющем <text:s/>прямого к нему отношения. И молчать таким образом он</text:p>
      <text:p text:style-name="Standard"><text:s text:c="2"/>мог <text:s/>несколько часов, <text:s/>не испытывая и не производя <text:s/>в <text:s/>других <text:s/>ни <text:s/>малейшего</text:p>
      <text:p text:style-name="Standard"><text:s text:c="2"/>замешательства. Но как скоро разговор касался его лично, он начинал говорить</text:p>
      <text:p text:style-name="Standard"><text:s text:c="2"/>пространно и с видимым удовольствием.</text:p>
      <text:p text:style-name="Standard"><text:s text:c="7"/>-- <text:s/>Сообразите мое положение, Петр <text:s/>Николаич: будь я в кавалерии, я <text:s/>бы</text:p>
      <text:p text:style-name="Standard"><text:s text:c="2"/>получал <text:s/>не более двухсот рублей в треть, даже и в чине поручика; а теперь я</text:p>
      <text:p text:style-name="Standard"><text:s text:c="2"/>получаю <text:s/>двести <text:s/>тридцать, <text:s/>-- <text:s/>говорил <text:s/>он с <text:s/>радостною, <text:s/>приятною улыбкой,</text:p>
      <text:p text:style-name="Standard"><text:s text:c="2"/>оглядывая Шиншина <text:s/>и графа, как будто для него <text:s/>было очевидно, что его успех</text:p>
      <text:p text:style-name="Standard"><text:s text:c="2"/>всегда будет составлять главную цель желаний всех остальных людей.</text:p>
      <text:p text:style-name="Standard"><text:s text:c="7"/>-- <text:s/>Кроме <text:s/>того, <text:s/>Петр <text:s/>Николаич, <text:s/>перейдя <text:s/>в <text:s/>гвардию, <text:s/>я на <text:s/>виду, --</text:p>
      <text:p text:style-name="Standard"><text:s text:c="2"/>продолжал Берг, -- и вакансии в гвардейской пехоте гораздо чаще. Потом, сами</text:p>
      <text:p text:style-name="Standard"><text:s text:c="2"/>сообразите, как я мог устроиться из двухсот тридцати рублей. А я <text:s/>откладываю</text:p>
      <text:p text:style-name="Standard"><text:s text:c="2"/>и еще отцу посылаю, -- продолжал он, пуская колечко.</text:p>
      <text:p text:style-name="Standard"><text:s text:c="7"/>-- La balance у est... [157] Немец <text:s/>на <text:s/>обухе молотит <text:s/>хлебец,</text:p>
      <text:p text:style-name="Standard"><text:s text:c="2"/>comme <text:s/>dît <text:s/>le рroverbe, [158] -- <text:s/>перекладывая <text:s/>янтарь <text:s/>на <text:s/>другую</text:p>
      <text:p text:style-name="Standard"><text:s text:c="2"/>сторону ртa, сказал Шиншин и подмигнул графу.</text:p>
      <text:p text:style-name="Standard"><text:s text:c="7"/>Граф <text:s/>расхохотался. <text:s/>Другие <text:s/>гости, <text:s/>видя, что <text:s/>Шиншин <text:s/>ведет разговор,</text:p>
      <text:p text:style-name="Standard"><text:s text:c="2"/>подошли <text:s/>послушать. Берг, не <text:s/>замечая ни насмешки, <text:s/>ни равнодушия, продолжал</text:p>
      <text:p text:style-name="Standard"><text:s text:c="2"/>рассказывать о том, <text:s/>как переводом в гвардию он уже выиграл чин перед своими</text:p>
      <text:p text:style-name="Standard"><text:s text:c="2"/>товарищами <text:s/>по корпусу, как в военное время ротного командира могут убить, и</text:p>
      <text:p text:style-name="Standard"><text:s text:c="2"/>он, оставшись старшим в роте, <text:s/>может очень <text:s/>легко быть ротным, и как в полку</text:p>
      <text:p text:style-name="Standard"><text:s text:c="2"/>все любят его, <text:s/>и <text:s/>как его папенька им доволен. <text:s/>Берг, <text:s/>видимо, наслаждался,</text:p>
      <text:p text:style-name="Standard"><text:s text:c="2"/>рассказывая все это, и, казалось, не <text:s/>подозревал <text:s/>того, что <text:s/>у <text:s/>других людей</text:p>
      <text:p text:style-name="Standard"><text:s text:c="2"/>могли <text:s/>быть <text:s/>тоже <text:s/>свои <text:s/>интересы. <text:s/>Но <text:s/>все, что <text:s/>он рассказывал, <text:s/>было <text:s/>так</text:p>
      <text:p text:style-name="Standard"><text:s text:c="2"/>мило-степенно, <text:s/>наивность молодого <text:s/>эгоизма <text:s/>его была <text:s/>так <text:s/>очевидна, что он</text:p>
      <text:p text:style-name="Standard"><text:s text:c="2"/>обезоруживал своих слушателей.</text:p>
      <text:p text:style-name="Standard"><text:s text:c="7"/>-- Ну, батюшка, вы и в <text:s/>пехоте, и в кавалерии, везде пойдете в ход; это</text:p>
      <text:p text:style-name="Standard"><text:s text:c="2"/>я вам <text:s/>предрекаю, <text:s/>-- сказал <text:s/>Шиншин, трепля его <text:s/>по <text:s/>плечу и спуская ноги с</text:p>
      <text:p text:style-name="Standard"><text:s text:c="2"/>отоманки.</text:p>
      <text:p text:style-name="Standard"><text:s text:c="7"/>Берг радостно улыбнулся. Граф, а за ним и гости вышли в гостиную.</text:p>
      <text:p text:style-name="Standard"><text:s text:c="7"/>-- -- -</text:p>
      <text:p text:style-name="Standard"><text:s text:c="7"/>Было то <text:s/>время перед званым обедом, когда собравшиеся гости не начинают</text:p>
      <text:p text:style-name="Standard"><text:s text:c="2"/>длинного <text:s/>разговора в ожидании призыва к <text:s/>закуске, а <text:s/>вместе <text:s/>с <text:s/>тем считают</text:p>
      <text:p text:style-name="Standard"><text:s text:c="2"/>необходимым шевелиться <text:s/>и не молчать, <text:s/>чтобы показать, <text:s/>что они нисколько не</text:p>
      <text:p text:style-name="Standard"><text:s text:c="2"/>нетерпеливы <text:s text:c="2"/>сесть <text:s/>за <text:s/>стол. <text:s/>Хозяева <text:s/>поглядывают <text:s text:c="2"/>на <text:s/>дверь <text:s/>и <text:s/>изредка</text:p>
      <text:p text:style-name="Standard"><text:s text:c="2"/>переглядываются между <text:s/>собой. Гости <text:s/>по этим взглядам стараются <text:s/>догадаться,</text:p>
      <text:p text:style-name="Standard"><text:s text:c="2"/>кого <text:s/>или <text:s/>чего <text:s/>еще <text:s/>ждут: <text:s/>важного опоздавшего <text:s/>родственника или <text:s/>кушанья,</text:p>
      <text:p text:style-name="Standard"><text:s text:c="2"/>которое еще не поспело.</text:p>
      <text:p text:style-name="Standard"><text:s text:c="7"/>Пьер приехал <text:s/>перед самым обедом и неловко сидел посредине гостиной <text:s/>на</text:p>
      <text:p text:style-name="Standard"><text:s text:c="2"/>первом <text:s/>попавшемся <text:s/>кресле, <text:s/>загородив всем дорогу. Графиня хотела заставить</text:p>
      <text:p text:style-name="Standard"><text:s text:c="2"/>его <text:s/>говорить, но <text:s/>он наивно <text:s/>смотрел в очки вокруг <text:s/>себя, как <text:s/>бы отыскивая</text:p>
      <text:p text:style-name="Standard"><text:s text:c="2"/>кого-то, и <text:s/>односложно отвечал на <text:s/>все вопросы графини. Он был стеснителен и</text:p>
      <text:p text:style-name="Standard"><text:s text:c="2"/>один не замечал этого. Большая часть гостей, знавшая его историю с медведем,</text:p>
      <text:p text:style-name="Standard"><text:s text:c="2"/>любопытно <text:s/>смотрели <text:s/>на <text:s/>этого <text:s/>большого <text:s text:c="2"/>толстого <text:s/>и <text:s text:c="2"/>смирного <text:s/>человека,</text:p>
      <text:p text:style-name="Standard"><text:s text:c="2"/>недоумевая, <text:s/>как <text:s/>мог <text:s/>такой <text:s/>увалень <text:s/>и <text:s/>скромник <text:s/>сделать <text:s/>такую <text:s/>штуку <text:s/>с</text:p>
      <text:p text:style-name="Standard"><text:s text:c="2"/>квартальным.</text:p>
      <text:p text:style-name="Standard"><text:s text:c="7"/>-- Вы недавно приехали? -- спрашивала у него графиня.</text:p>
      <text:p text:style-name="Standard"><text:s text:c="7"/>-- Oui, madame, [159] -- отвечал он, оглядываясь.</text:p>
      <text:p text:style-name="Standard"><text:soft-page-break/><text:s text:c="7"/>-- Вы не видали моего мужа?</text:p>
      <text:p text:style-name="Standard"><text:s text:c="7"/>-- Non, madame [160] -- Он улыбнулся совсем некстати.</text:p>
      <text:p text:style-name="Standard"><text:s text:c="7"/>-- Вы, кажется, недавно были в Париже? Я думаю, очень интересно.</text:p>
      <text:p text:style-name="Standard"><text:s text:c="7"/>-- Очень интересно..</text:p>
      <text:p text:style-name="Standard"><text:s text:c="7"/>Графиня переглянулась <text:s/>с Анной Михайловной. Анна Михайловна поняла, что</text:p>
      <text:p text:style-name="Standard"><text:s text:c="2"/>ее просят <text:s/>занять этого молодого человека, и, подсев к нему, начала говорить</text:p>
      <text:p text:style-name="Standard"><text:s text:c="2"/>об <text:s/>отце; <text:s/>но так <text:s/>же, как <text:s/>и <text:s/>графине, <text:s/>он отвечал ей <text:s/>только <text:s/>односложными</text:p>
      <text:p text:style-name="Standard"><text:s text:c="2"/>словами. <text:s/>Гости были все заняты между собой. <text:s/>Les Razoumovsky... Ça a</text:p>
      <text:p text:style-name="Standard"><text:s text:c="2"/>été <text:s text:c="4"/>charmant... <text:s text:c="4"/>Vous <text:s text:c="3"/>êtes <text:s text:c="4"/>bien <text:s text:c="3"/>bonne... <text:s text:c="3"/>La <text:s text:c="4"/>comtesse</text:p>
      <text:p text:style-name="Standard"><text:s text:c="2"/>Apraksine...[161] слышалось со всех сторон. Графиня встала <text:s/>и пошла</text:p>
      <text:p text:style-name="Standard"><text:s text:c="2"/>в залу.</text:p>
      <text:p text:style-name="Standard"><text:s text:c="7"/>-- Марья Дмитриевна? -- послышался ее голос из залы.</text:p>
      <text:p text:style-name="Standard"><text:s text:c="7"/>-- Она самая, <text:s/>-- послышался <text:s/>в ответ <text:s/>грубый женский голос, и вслед за</text:p>
      <text:p text:style-name="Standard"><text:s text:c="2"/>тем вошла в комнату Марья Дмитриевна.</text:p>
      <text:p text:style-name="Standard"><text:s text:c="7"/>Все <text:s/>барышни <text:s/>и <text:s/>даже <text:s/>дамы, <text:s/>исключая <text:s/>самых <text:s/>старых, <text:s text:c="2"/>встали. <text:s/>Марья</text:p>
      <text:p text:style-name="Standard"><text:s text:c="2"/>Дмитриевна <text:s/>остановилась в дверях <text:s/>и, <text:s/>с высоты своего тучного <text:s/>тела, высоко</text:p>
      <text:p text:style-name="Standard"><text:s text:c="2"/>держа свою с седыми буклями пятидесятилетнюю голову, оглядела гостей и, <text:s/>как</text:p>
      <text:p text:style-name="Standard"><text:s text:c="2"/>бы <text:s/>засучиваясь, <text:s/>оправила <text:s/>неторопливо широкие рукава своего платья. <text:s/>Марья</text:p>
      <text:p text:style-name="Standard"><text:s text:c="2"/>Дмитриевна всегда говорила по-русски.</text:p>
      <text:p text:style-name="Standard"><text:s text:c="7"/>-- Имениннице дорогой с детками, -- сказала <text:s/>она своим громким, густым,</text:p>
      <text:p text:style-name="Standard"><text:s text:c="2"/>подавляющим все <text:s/>другие звуки <text:s/>голосом. <text:s/>-- <text:s/>Ты <text:s/>что, старый греховодник, --</text:p>
      <text:p text:style-name="Standard"><text:s text:c="2"/>обратилась она <text:s/>к графу, целовавшему <text:s/>ее руку, -- <text:s/>чай, <text:s/>скучаешь в <text:s/>Москве?</text:p>
      <text:p text:style-name="Standard"><text:s text:c="2"/>Собак гонять негде? Да что, батюшка, делать, вот как эти пташки подрастут...</text:p>
      <text:p text:style-name="Standard"><text:s text:c="2"/>-- Она указывала на девиц. -- Хочешь -- не хочешь, надо женихов искать.</text:p>
      <text:p text:style-name="Standard"><text:s text:c="7"/>-- Ну, что, казак <text:s/>мой? (Марья Дмитриевна <text:s/>казаком называла <text:s/>Наташу) --</text:p>
      <text:p text:style-name="Standard"><text:s text:c="2"/>говорила <text:s/>она, лаская <text:s/>рукой Наташу, подходившую к <text:s/>ее <text:s/>руке <text:s/>без <text:s/>страха <text:s/>и</text:p>
      <text:p text:style-name="Standard"><text:s text:c="2"/>весело. -- Знаю, что зелье девка, а люблю.</text:p>
      <text:p text:style-name="Standard"><text:s text:c="7"/>Она достала из огромного ридикюля <text:s/>яхонтовые сережки грушками и, <text:s/>отдав</text:p>
      <text:p text:style-name="Standard"><text:s text:c="2"/>их именинно-сиявшей и разрумянившейся Наташе, тотчас же отвернулась от нее и</text:p>
      <text:p text:style-name="Standard"><text:s text:c="2"/>обратилась к Пьеру.</text:p>
      <text:p text:style-name="Standard"><text:s text:c="7"/>-- Э, <text:s/>э! <text:s/>любезный! <text:s/>поди-ка <text:s/>сюда, <text:s/>-- <text:s/>сказала она притворно-тихим и</text:p>
      <text:p text:style-name="Standard"><text:s text:c="2"/>тонким голосом. -- Поди-ка, любезный...</text:p>
      <text:p text:style-name="Standard"><text:s text:c="7"/>И она грозно засучила рукава еще выше.</text:p>
      <text:p text:style-name="Standard"><text:s text:c="7"/>Пьер подошел, наивно глядя на нее через очки.</text:p>
      <text:p text:style-name="Standard"><text:s text:c="7"/>-- Подойди, подойди, любезный! Я и отцу-то твоему правду одна говорила,</text:p>
      <text:p text:style-name="Standard"><text:s text:c="2"/>когда он в случае был, а тебе-то и Бог велит.</text:p>
      <text:p text:style-name="Standard"><text:s text:c="7"/>Она помолчала. <text:s/>Все молчали, ожидая того, <text:s/>что будет, <text:s/>и <text:s/>чувствуя, что</text:p>
      <text:p text:style-name="Standard"><text:s text:c="2"/>было только предисловие.</text:p>
      <text:p text:style-name="Standard"><text:s text:c="7"/>-- Хорош, нечего сказать! <text:s/>хорош мальчик!... Отец на одре лежит, <text:s/>а <text:s/>он</text:p>
      <text:p text:style-name="Standard"><text:s text:c="2"/>забавляется, квартального на медведя верхом сажает. Стыдно, батюшка, стыдно!</text:p>
      <text:p text:style-name="Standard"><text:s text:c="2"/>Лучше бы на войну шел.</text:p>
      <text:p text:style-name="Standard"><text:s text:c="7"/>Она отвернулась и подала руку графу, который едва удерживался от смеха.</text:p>
      <text:p text:style-name="Standard"><text:s text:c="7"/>-- Ну, что ж, к столу, я чай, пора? -- сказала Марья Дмитриевна.</text:p>
      <text:p text:style-name="Standard"><text:s text:c="7"/>Впереди <text:s/>пошел граф с Марьей <text:s/>Дмитриевной; потом графиня, которую повел</text:p>
      <text:p text:style-name="Standard"><text:s text:c="2"/>гусарский <text:s/>полковник, нужный человек, с которым Николай должен <text:s/>был догонять</text:p>
      <text:p text:style-name="Standard"><text:s text:c="2"/>полк. Анна <text:s/>Михайловна -- с Шиншиным. Берг подал руку Вере. Улыбающаяся Жюли</text:p>
      <text:p text:style-name="Standard"><text:s text:c="2"/>Карагина <text:s/>пошла <text:s/>с <text:s/>Николаем <text:s/>к <text:s text:c="2"/>столу. <text:s text:c="2"/>За <text:s/>ними <text:s/>шли <text:s/>еще <text:s/>другие <text:s/>пары,</text:p>
      <text:p text:style-name="Standard"><text:s text:c="2"/>протянувшиеся <text:s/>по всей зале, <text:s/>и <text:s/>сзади всех <text:s/>по-одиночке <text:s/>дети, гувернеры <text:s/>и</text:p>
      <text:p text:style-name="Standard"><text:s text:c="2"/>гувернантки. <text:s/>Официанты зашевелились, <text:s/>стулья <text:s/>загремели, на хорах <text:s/>заиграла</text:p>
      <text:p text:style-name="Standard"><text:s text:c="2"/>музыка, и гости разместились. Звуки домашней музыки графа заменились звуками</text:p>
      <text:p text:style-name="Standard"><text:s text:c="2"/>ножей и вилок, говора гостей, тихих шагов официантов.</text:p>
      <text:p text:style-name="Standard"><text:s text:c="7"/>На одном конце стола во <text:s/>главе сидела графиня. Справа Марья Дмитриевна,</text:p>
      <text:p text:style-name="Standard"><text:soft-page-break/><text:s text:c="2"/>слева <text:s/>Анна Михайловна и другие гостьи. На другом <text:s/>конце <text:s/>сидел граф, <text:s/>слева</text:p>
      <text:p text:style-name="Standard"><text:s text:c="2"/>гусарский <text:s/>полковник, справа Шиншин и другие <text:s/>гости мужского пола. <text:s/>С <text:s/>одной</text:p>
      <text:p text:style-name="Standard"><text:s text:c="2"/>стороны длинного <text:s/>стола молодежь постарше: Вера рядом с Бергом, Пьер рядом с</text:p>
      <text:p text:style-name="Standard"><text:s text:c="2"/>Борисом; с <text:s/>другой <text:s/>стороны -- дети, <text:s/>гувернеры и <text:s/>гувернантки. <text:s/>Граф <text:s/>из-за</text:p>
      <text:p text:style-name="Standard"><text:s text:c="2"/>хрусталя, бутылок и ваз с <text:s/>фруктами поглядывал на жену и ее <text:s/>высокий чепец с</text:p>
      <text:p text:style-name="Standard"><text:s text:c="2"/>голубыми лентами и усердно подливал вина своим <text:s/>соседям, <text:s/>не забывая и себя.</text:p>
      <text:p text:style-name="Standard"><text:s text:c="2"/>Графиня так <text:s/>же, из <text:s/>за <text:s/>ананасов, не <text:s/>забывая <text:s/>обязанности <text:s/>хозяйки, кидала</text:p>
      <text:p text:style-name="Standard"><text:s text:c="2"/>значительные <text:s/>взгляды <text:s/>на <text:s/>мужа, <text:s/>которого лысина и лицо, казалось ей, своею</text:p>
      <text:p text:style-name="Standard"><text:s text:c="2"/>краснотой резче отличались от <text:s/>седых волос. На дамском конце шло равномерное</text:p>
      <text:p text:style-name="Standard"><text:s text:c="2"/>лепетанье; <text:s/>на <text:s/>мужском <text:s/>все <text:s/>громче <text:s/>и <text:s/>громче <text:s/>слышались <text:s/>голоса, особенно</text:p>
      <text:p text:style-name="Standard"><text:s text:c="2"/>гусарского <text:s/>полковника, который <text:s/>так <text:s/>много <text:s/>ел <text:s/>и <text:s/>пил, все <text:s/>более и <text:s/>более</text:p>
      <text:p text:style-name="Standard"><text:s text:c="2"/>краснея, что <text:s/>граф <text:s/>уже ставил <text:s/>его <text:s/>в <text:s/>пример другим гостям. Берг с <text:s/>нежной</text:p>
      <text:p text:style-name="Standard"><text:s text:c="2"/>улыбкой говорил <text:s/>с <text:s/>Верой <text:s/>о <text:s/>том, что <text:s/>любовь <text:s/>есть <text:s/>чувство <text:s/>не <text:s/>земное, а</text:p>
      <text:p text:style-name="Standard"><text:s text:c="2"/>небесное. Борис называл новому своему приятелю Пьеру бывших за столом гостей</text:p>
      <text:p text:style-name="Standard"><text:s text:c="2"/>и <text:s/>переглядывался <text:s/>с <text:s/>Наташей, <text:s/>сидевшей против <text:s/>него. <text:s/>Пьер <text:s/>мало <text:s/>говорил,</text:p>
      <text:p text:style-name="Standard"><text:s text:c="2"/>оглядывал новые лица и много ел. Начиная от двух супов, из которых он выбрал</text:p>
      <text:p text:style-name="Standard"><text:s text:c="2"/>à <text:s/>la tortue, [162] и кулебяки и <text:s/>до рябчиков <text:s/>он <text:s/>не <text:s/>пропускал ни</text:p>
      <text:p text:style-name="Standard"><text:s text:c="2"/>одного <text:s/>блюда и ни одного <text:s/>вина, которое <text:s/>дворецкий <text:s/>в <text:s/>завернутой салфеткою</text:p>
      <text:p text:style-name="Standard"><text:s text:c="2"/>бутылке <text:s text:c="2"/>таинственно <text:s/>высовывал <text:s/>из-за <text:s text:c="2"/>плеча <text:s text:c="2"/>соседа, <text:s/>приговаривая <text:s/>или</text:p>
      <text:p text:style-name="Standard"><text:s text:c="2"/>"дрей-мадера", <text:s/>или <text:s/>"венгерское", <text:s/>или <text:s/>"рейнвейн". <text:s/>Он <text:s/>подставлял <text:s/>первую</text:p>
      <text:p text:style-name="Standard"><text:s text:c="2"/>попавшуюся из <text:s/>четырех хрустальных, <text:s/>с вензелем графа, рюмок, стоявших перед</text:p>
      <text:p text:style-name="Standard"><text:s text:c="2"/>каждым прибором, и <text:s/>пил с удовольствием, все <text:s/>с более и более приятным видом</text:p>
      <text:p text:style-name="Standard"><text:s text:c="2"/>поглядывая <text:s/>на гостей. Наташа, сидевшая против <text:s/>него, глядела на Бориса, как</text:p>
      <text:p text:style-name="Standard"><text:s text:c="2"/>глядят девочки тринадцати лет на мальчика, с которым они в первый раз только</text:p>
      <text:p text:style-name="Standard"><text:s text:c="2"/>что <text:s/>поцеловались <text:s/>и в которого они <text:s/>влюблены. Этот <text:s/>самый <text:s/>взгляд ее иногда</text:p>
      <text:p text:style-name="Standard"><text:s text:c="2"/>обращался <text:s/>на <text:s/>Пьера, и ему <text:s/>под <text:s/>взглядом этой смешной, <text:s/>оживленной девочки</text:p>
      <text:p text:style-name="Standard"><text:s text:c="2"/>хотелось смеяться самому, не зная чему.</text:p>
      <text:p text:style-name="Standard"><text:s text:c="7"/>Николай сидел <text:s/>далеко <text:s/>от Сони, подле Жюли Карагиной, и опять с <text:s/>той же</text:p>
      <text:p text:style-name="Standard"><text:s text:c="2"/>невольной улыбкой что-то говорил <text:s/>с ней. Соня улыбалась парадно, но, видимо,</text:p>
      <text:p text:style-name="Standard"><text:s text:c="2"/>мучилась ревностью: то бледнела, то краснела и всеми силами прислушивалась к</text:p>
      <text:p text:style-name="Standard"><text:s text:c="2"/>тому, <text:s/>что <text:s/>говорили <text:s/>между <text:s/>собою <text:s/>Николай и <text:s/>Жюли. <text:s/>Гувернантка беспокойно</text:p>
      <text:p text:style-name="Standard"><text:s text:c="2"/>оглядывалась, как <text:s/>бы приготавливаясь к отпору, ежели бы кто вздумал обидеть</text:p>
      <text:p text:style-name="Standard"><text:s text:c="2"/>детей. Гувернер-немец старался запомнить вое роды кушаний, <text:s/>десертов и вин с</text:p>
      <text:p text:style-name="Standard"><text:s text:c="2"/>тем, <text:s/>чтобы <text:s/>описать <text:s/>все подробно <text:s/>в письме к домашним в Германию, и весьма</text:p>
      <text:p text:style-name="Standard"><text:s text:c="2"/>обижался тем, что дворецкий, <text:s/>с завернутою в салфетку бутылкой, обносил его.</text:p>
      <text:p text:style-name="Standard"><text:s text:c="2"/>Немец <text:s/>хмурился, <text:s/>старался показать вид, что <text:s/>он и не желал <text:s/>получить <text:s/>этого</text:p>
      <text:p text:style-name="Standard"><text:s text:c="2"/>вина, но обижался потому, что никто не хотел понять, что вино нужно было ему</text:p>
      <text:p text:style-name="Standard"><text:s text:c="2"/>не <text:s/>для того, чтобы <text:s/>утолить <text:s/>жажду, <text:s/>не <text:s/>из жадности, а <text:s/>из <text:s/>добросовестной</text:p>
      <text:p text:style-name="Standard"><text:s text:c="2"/>любознательности.</text:p>
      <text:p text:style-name="Standard"><text:s text:c="2"/></text:p>
      <text:p text:style-name="Standard"><text:s text:c="2"/></text:p>
      <text:p text:style-name="Standard"><text:s text:c="2"/></text:p>
      <text:p text:style-name="Standard">XIX.</text:p>
      <text:p text:style-name="Standard"></text:p>
      <text:p text:style-name="Standard"></text:p>
      <text:p text:style-name="Standard"><text:s text:c="2"/></text:p>
      <text:p text:style-name="Standard"><text:s text:c="7"/>На мужском <text:s/>конце стола разговор все более и более оживлялся. Полковник</text:p>
      <text:p text:style-name="Standard"><text:s text:c="2"/>рассказал, <text:s/>что <text:s/>манифест об <text:s/>объявлении войны уже <text:s/>вышел в Петербурге и что</text:p>
      <text:p text:style-name="Standard"><text:s text:c="2"/>экземпляр, который он сам видел, доставлен ныне курьером главнокомандующему.</text:p>
      <text:p text:style-name="Standard"><text:s text:c="7"/>-- И зачем <text:s/>нас нелегкая несет воевать с <text:s/>Бонапартом? -- сказал Шиншин.</text:p>
      <text:p text:style-name="Standard"><text:s text:c="2"/>-- II a déjà rabattu le caquet à l'Autriche. Je crains, que cette fois ce ne</text:p>
      <text:p text:style-name="Standard"><text:s text:c="2"/>soit notre tour.[163]</text:p>
      <text:p text:style-name="Standard"><text:soft-page-break/><text:s text:c="7"/>Полковник <text:s/>был <text:s/>плотный, <text:s/>высокий <text:s/>и <text:s/>сангвинический <text:s/>немец, <text:s/>очевидно,</text:p>
      <text:p text:style-name="Standard"><text:s text:c="2"/>служака и патриот. Он обиделся словами Шиншина.</text:p>
      <text:p text:style-name="Standard"><text:s text:c="7"/>-- А затэм, мылостывый государ, -- сказал <text:s/>он, выговаривая э вместо е и</text:p>
      <text:p text:style-name="Standard"><text:s text:c="2"/>ъ вместо ь. -- Затэм, что импэратор это знаэт. Он в манифэстэ сказал, что нэ</text:p>
      <text:p text:style-name="Standard"><text:s text:c="2"/>можэт <text:s/>смотрэт равнодушно на опасности, угрожающие России, и что бэзопасност</text:p>
      <text:p text:style-name="Standard"><text:s text:c="2"/>империи, достоинство ее и святост союзов, <text:s/>-- сказал <text:s/>он, почему-то особенно</text:p>
      <text:p text:style-name="Standard"><text:s text:c="2"/>налегая на слово "союзов", как будто в этом была вся сущность дела.</text:p>
      <text:p text:style-name="Standard"><text:s text:c="7"/>И <text:s/>с свойственною <text:s/>ему <text:s/>непогрешимою, официальною памятью <text:s/>он <text:s/>повторил</text:p>
      <text:p text:style-name="Standard"><text:s text:c="2"/>вступительные слова манифеста... "и желание, единственную и непременную цель</text:p>
      <text:p text:style-name="Standard"><text:s text:c="2"/>государя <text:s/>составляющее: водворить в <text:s/>Европе <text:s/>на прочных <text:s/>основаниях <text:s/>мир <text:s/>--</text:p>
      <text:p text:style-name="Standard"><text:s text:c="2"/>решили его <text:s/>двинуть <text:s/>ныне часть <text:s/>войска за границу <text:s/>и <text:s/>сделать <text:s/>к достижению</text:p>
      <text:p text:style-name="Standard"><text:s text:c="2"/>"намерения сего новые усилия".</text:p>
      <text:p text:style-name="Standard"><text:s text:c="7"/>-- Вот зачэм, мылостывый государ, -- <text:s/>заключил он, назидательно выпивая</text:p>
      <text:p text:style-name="Standard"><text:s text:c="2"/>стакан вина и оглядываясь на графа за поощрением.</text:p>
      <text:p text:style-name="Standard"><text:s text:c="7"/>-- Connaissez vous le proverbe: <text:s/>[164] "Ерема, Ерема, сидел бы</text:p>
      <text:p text:style-name="Standard"><text:s text:c="2"/>ты дома, точил <text:s/>бы свои веретена", -- <text:s/>сказал Шиншин, морщась и улыбаясь. --</text:p>
      <text:p text:style-name="Standard"><text:s text:c="2"/>Cela nous convient à merveille. [165] <text:s/>Уж на что Суворова -- и того</text:p>
      <text:p text:style-name="Standard"><text:s text:c="2"/>расколотили, à plate couture, [166] а где y нас Суворовы теперь? Je</text:p>
      <text:p text:style-name="Standard"><text:s text:c="2"/>vous demande un peu, <text:s/>[167] -- беспрестанно перескакивая с русского</text:p>
      <text:p text:style-name="Standard"><text:s text:c="2"/>на французский язык, говорил он.</text:p>
      <text:p text:style-name="Standard"><text:s text:c="7"/>-- <text:s/>Мы должны и <text:s/>драться до <text:s/>послэднэ <text:s/>капли кров, -- сказал полковник,</text:p>
      <text:p text:style-name="Standard"><text:s text:c="2"/>ударяя по столу, -- <text:s/>и умэр-р-рэт за своэго <text:s/>импэратора, и тогда <text:s/>всэй будэт</text:p>
      <text:p text:style-name="Standard"><text:s text:c="2"/>хорошо. <text:s/>А <text:s/>рассуждать как <text:s/>мо-о-ожно (он <text:s/>особенно вытянул <text:s/>голос на <text:s/>слове</text:p>
      <text:p text:style-name="Standard"><text:s text:c="2"/>"можно"), как мо-о-ожно менше, -- <text:s/>докончил он, опять обращаясь к <text:s/>графу. --</text:p>
      <text:p text:style-name="Standard"><text:s text:c="2"/>Так старые гусары <text:s/>судим, <text:s/>вот и <text:s/>все. А <text:s/>вы как судитэ, <text:s/>молодой <text:s/>человек и</text:p>
      <text:p text:style-name="Standard"><text:s text:c="2"/>молодой гусар? <text:s/>-- <text:s/>прибавил он, обращаясь к <text:s/>Николаю, который, услыхав, что</text:p>
      <text:p text:style-name="Standard"><text:s text:c="2"/>дело шло о войне, оставил свою собеседницу <text:s/>и во все <text:s/>глаза смотрел и <text:s/>всеми</text:p>
      <text:p text:style-name="Standard"><text:s text:c="2"/>ушами слушал полковника.</text:p>
      <text:p text:style-name="Standard"><text:s text:c="7"/>-- Совершенно с вами согласен, -- отвечал Николай, весь вспыхнув, вертя</text:p>
      <text:p text:style-name="Standard"><text:s text:c="2"/>тарелку и переставляя стаканы с таким <text:s/>решительным и <text:s/>отчаянным <text:s/>видом, <text:s/>как</text:p>
      <text:p text:style-name="Standard"><text:s text:c="2"/>будто в настоящую минуту он подвергался великой опасности, -- я убежден, что</text:p>
      <text:p text:style-name="Standard"><text:s text:c="2"/>русские должны умирать или побеждать, -- сказал он, сам чувствуя так же, как</text:p>
      <text:p text:style-name="Standard"><text:s text:c="2"/>и <text:s/>другие, <text:s/>после того <text:s/>как слово уже <text:s/>было <text:s/>сказано, что <text:s/>оно <text:s/>было слишком</text:p>
      <text:p text:style-name="Standard"><text:s text:c="2"/>восторженно и напыщенно для настоящего случая и потому неловко.</text:p>
      <text:p text:style-name="Standard"><text:s text:c="7"/>-- C'est bien beau ce que vous venez de dire, [168] -- сказала</text:p>
      <text:p text:style-name="Standard"><text:s text:c="2"/>сидевшая подле него Жюли, вздыхая. <text:s/>Соня задрожала вся и покраснела до ушей,</text:p>
      <text:p text:style-name="Standard"><text:s text:c="2"/>за ушами и до шеи и плеч, в то время как Николай говорил. Пьер прислушался к</text:p>
      <text:p text:style-name="Standard"><text:s text:c="2"/>речам полковника и одобрительно закивал головой.</text:p>
      <text:p text:style-name="Standard"><text:s text:c="7"/>-- Вот это славно, -- сказал он.</text:p>
      <text:p text:style-name="Standard"><text:s text:c="7"/>-- Настоящэй гусар, молодой человэк, -- крикнул полковник, ударив опять</text:p>
      <text:p text:style-name="Standard"><text:s text:c="2"/>по столу.</text:p>
      <text:p text:style-name="Standard"><text:s text:c="7"/>-- <text:s/>О чем вы там <text:s/>шумите? -- вдруг послышался через стол басистый голос</text:p>
      <text:p text:style-name="Standard"><text:s text:c="2"/>Марьи Дмитриевны. -- Что ты по столу стучишь? -- обратилась она к гусару, --</text:p>
      <text:p text:style-name="Standard"><text:s text:c="2"/>на кого ты горячишься? верно, думаешь, что тут французы перед тобой?</text:p>
      <text:p text:style-name="Standard"><text:s text:c="7"/>-- Я правду говору, -- улыбаясь сказал гусар.</text:p>
      <text:p text:style-name="Standard"><text:s text:c="7"/>-- Все о войне, -- через стол прокричал граф. -- Ведь у меня сын <text:s/>идет,</text:p>
      <text:p text:style-name="Standard"><text:s text:c="2"/>Марья Дмитриевна, сын идет.</text:p>
      <text:p text:style-name="Standard"><text:s text:c="7"/>-- <text:s/>А у меня четыре сына в армии, а я не тужу. На все воля Божья: и <text:s/>на</text:p>
      <text:p text:style-name="Standard"><text:s text:c="2"/>печи <text:s/>лежа умрешь, <text:s/>и в <text:s/>сражении Бог <text:s/>помилует, -- <text:s/>прозвучал <text:s/>без <text:s/>всякого</text:p>
      <text:p text:style-name="Standard"><text:s text:c="2"/>усилия, с того конца стола густой голос Марьи Дмитриевны.</text:p>
      <text:p text:style-name="Standard"><text:s text:c="7"/>-- Это так.</text:p>
      <text:p text:style-name="Standard"><text:s text:c="7"/>И <text:s/>разговор опять <text:s/>сосредоточился <text:s/>-- <text:s/>дамский на <text:s/>своем <text:s/>конце <text:s/>стола,</text:p>
      <text:p text:style-name="Standard"><text:soft-page-break/><text:s text:c="2"/>мужской на своем.</text:p>
      <text:p text:style-name="Standard"><text:s text:c="7"/>-- <text:s/>А вот <text:s/>не спросишь, -- говорил маленький брат Наташе, -- <text:s/>а <text:s/>вот не</text:p>
      <text:p text:style-name="Standard"><text:s text:c="2"/>спросишь!</text:p>
      <text:p text:style-name="Standard"><text:s text:c="7"/>-- Спрошу, -- отвечала Наташа.</text:p>
      <text:p text:style-name="Standard"><text:s text:c="7"/>Лицо ее вдруг <text:s/>разгорелось, <text:s/>выражая отчаянную и веселую решимость. Она</text:p>
      <text:p text:style-name="Standard"><text:s text:c="2"/>привстала, <text:s/>приглашая взглядом Пьера, сидевшего против нее, прислушаться, <text:s/>и</text:p>
      <text:p text:style-name="Standard"><text:s text:c="2"/>обратилась к матери:</text:p>
      <text:p text:style-name="Standard"><text:s text:c="7"/>-- Мама! -- прозвучал по всему столу ее детски-грудной голос.</text:p>
      <text:p text:style-name="Standard"><text:s text:c="7"/>-- Что тебе? -- спросила графиня испуганно, но, по лицу <text:s/>дочери увидев,</text:p>
      <text:p text:style-name="Standard"><text:s text:c="2"/>что <text:s/>это <text:s/>была <text:s/>шалость, <text:s/>строго <text:s/>замахала <text:s/>ей <text:s/>рукой, <text:s/>делая <text:s/>угрожающий <text:s/>и</text:p>
      <text:p text:style-name="Standard"><text:s text:c="2"/>отрицательный жест головой.</text:p>
      <text:p text:style-name="Standard"><text:s text:c="7"/>Разговор притих.</text:p>
      <text:p text:style-name="Standard"><text:s text:c="7"/>-- <text:s/>Мама! <text:s/>какое <text:s/>пирожное <text:s/>будет? <text:s/>-- <text:s/>еще <text:s/>решительнее, не <text:s/>срываясь,</text:p>
      <text:p text:style-name="Standard"><text:s text:c="2"/>прозвучал голосок Наташи.</text:p>
      <text:p text:style-name="Standard"><text:s text:c="7"/>Графиня <text:s/>хотела <text:s/>хмуриться, <text:s/>но не могла. <text:s/>Марья <text:s/>Дмитриевна <text:s/>погрозила</text:p>
      <text:p text:style-name="Standard"><text:s text:c="2"/>толстым пальцем.</text:p>
      <text:p text:style-name="Standard"><text:s text:c="7"/>-- Казак, -- проговорила она с угрозой.</text:p>
      <text:p text:style-name="Standard"><text:s text:c="7"/>Большинство гостей смотрели на старших, не зная, <text:s/>как <text:s/>следует <text:s/>принять</text:p>
      <text:p text:style-name="Standard"><text:s text:c="2"/>эту выходку.</text:p>
      <text:p text:style-name="Standard"><text:s text:c="7"/>-- Вот я тебя! -- сказала графиня.</text:p>
      <text:p text:style-name="Standard"><text:s text:c="7"/>-- <text:s/>Мама! <text:s/>что <text:s/>пирожное <text:s text:c="2"/>будет? <text:s/>-- <text:s/>закричала <text:s/>Наташа <text:s/>уже <text:s/>смело <text:s/>и</text:p>
      <text:p text:style-name="Standard"><text:s text:c="2"/>капризно-весело, вперед уверенная, что выходка ее будет принята хорошо.</text:p>
      <text:p text:style-name="Standard"><text:s text:c="7"/>Соня и толстый Петя прятались от смеха.</text:p>
      <text:p text:style-name="Standard"><text:s text:c="7"/>-- Вот и спросила, -- <text:s/>прошептала <text:s/>Наташа <text:s/>маленькому брату и Пьеру, на</text:p>
      <text:p text:style-name="Standard"><text:s text:c="2"/>которого она опять взглянула.</text:p>
      <text:p text:style-name="Standard"><text:s text:c="7"/>-- Мороженое, только тебе не дадут, -- сказала Марья Дмитриевна.</text:p>
      <text:p text:style-name="Standard"><text:s text:c="7"/>Наташа <text:s/>видела, что <text:s/>бояться <text:s/>нечего, <text:s/>и потому не <text:s/>побоялась <text:s/>и <text:s/>Марьи</text:p>
      <text:p text:style-name="Standard"><text:s text:c="2"/>Дмитриевны.</text:p>
      <text:p text:style-name="Standard"><text:s text:c="7"/>-- Марья Дмитриевна? какое мороженое! Я сливочное не люблю.</text:p>
      <text:p text:style-name="Standard"><text:s text:c="7"/>-- Морковное.</text:p>
      <text:p text:style-name="Standard"><text:s text:c="7"/>-- Нет, какое? Марья Дмитриевна, какое? -- почти кричала она. -- Я хочу</text:p>
      <text:p text:style-name="Standard"><text:s text:c="2"/>знать!</text:p>
      <text:p text:style-name="Standard"><text:s text:c="7"/>Марья <text:s/>Дмитриевна <text:s/>и графиня <text:s/>засмеялись, <text:s/>и за <text:s/>ними <text:s/>все <text:s/>гости. <text:s/>Все</text:p>
      <text:p text:style-name="Standard"><text:s text:c="2"/>смеялись <text:s/>не ответу <text:s/>Марьи <text:s/>Дмитриевны, но непостижимой <text:s/>смелости и ловкости</text:p>
      <text:p text:style-name="Standard"><text:s text:c="2"/>этой девочки, умевшей и смевшей так обращаться с Марьей Дмитриевной.</text:p>
      <text:p text:style-name="Standard"><text:s text:c="7"/>Наташа отстала <text:s/>только <text:s/>тогда, когда ей сказали, что <text:s/>будет <text:s/>ананасное.</text:p>
      <text:p text:style-name="Standard"><text:s text:c="2"/>Перед мороженым подали шампанское. Опять заиграла музыка, граф поцеловался с</text:p>
      <text:p text:style-name="Standard"><text:s text:c="2"/>графинюшкою, <text:s/>и гости, вставая, поздравляли графиню, через стол <text:s/>чокались <text:s/>с</text:p>
      <text:p text:style-name="Standard"><text:s text:c="2"/>графом, детьми и друг с другом. <text:s/>Опять забегали официанты, загремели стулья,</text:p>
      <text:p text:style-name="Standard"><text:s text:c="2"/>и в том же порядке, но с более красными лицами, гости вернулись в гостиную и</text:p>
      <text:p text:style-name="Standard"><text:s text:c="2"/>кабинет графа.</text:p>
      <text:p text:style-name="Standard"><text:s text:c="2"/></text:p>
      <text:p text:style-name="Standard"><text:s text:c="2"/></text:p>
      <text:p text:style-name="Standard"><text:s text:c="2"/></text:p>
      <text:p text:style-name="Standard">XX.</text:p>
      <text:p text:style-name="Standard"></text:p>
      <text:p text:style-name="Standard"></text:p>
      <text:p text:style-name="Standard"><text:s text:c="2"/></text:p>
      <text:p text:style-name="Standard"><text:s text:c="7"/>Раздвинули <text:s text:c="2"/>бостонные <text:s text:c="2"/>столы, <text:s/>составили <text:s/>партии, <text:s text:c="2"/>и <text:s text:c="2"/>гости <text:s text:c="2"/>графа</text:p>
      <text:p text:style-name="Standard"><text:s text:c="2"/>разместились в двух гостиных, диванной и библиотеке.</text:p>
      <text:p text:style-name="Standard"><text:s text:c="7"/>Граф, <text:s/>распустив <text:s/>карты <text:s text:c="2"/>веером, <text:s/>с <text:s/>трудом <text:s/>удерживался <text:s/>от <text:s/>привычки</text:p>
      <text:p text:style-name="Standard"><text:s text:c="2"/>послеобеденного <text:s/>сна <text:s/>и <text:s/>всему <text:s/>смеялся. <text:s/>Молодежь, <text:s/>подстрекаемая графиней,</text:p>
      <text:p text:style-name="Standard"><text:soft-page-break/><text:s text:c="2"/>собралась около клавикорд и арфы. Жюли <text:s/>первая, по <text:s/>просьбе всех, сыграла на</text:p>
      <text:p text:style-name="Standard"><text:s text:c="2"/>арфе пьеску с вариациями и вместе с другими <text:s/>девицами стала просить Наташу и</text:p>
      <text:p text:style-name="Standard"><text:s text:c="2"/>Николая, известных своею музыкальностью, спеть что-нибудь. Наташа, к которой</text:p>
      <text:p text:style-name="Standard"><text:s text:c="2"/>обратились как к большой, <text:s/>была, видимо, этим очень горда, но вместе с тем и</text:p>
      <text:p text:style-name="Standard"><text:s text:c="2"/>робела.</text:p>
      <text:p text:style-name="Standard"><text:s text:c="7"/>-- Что будем петь? -- спросила она.</text:p>
      <text:p text:style-name="Standard"><text:s text:c="7"/>-- "Ключ", -- отвечал Николай.</text:p>
      <text:p text:style-name="Standard"><text:s text:c="7"/>-- Ну, давайте скорее. Борис, идите <text:s/>сюда, -- <text:s/>сказала Наташа. -- А где</text:p>
      <text:p text:style-name="Standard"><text:s text:c="2"/>же Соня?</text:p>
      <text:p text:style-name="Standard"><text:s text:c="7"/>Она оглянулась и, увидав, что ее друга нет в комнате, побежала за ней.</text:p>
      <text:p text:style-name="Standard"><text:s text:c="7"/>Вбежав в Сонину комнату и не найдя там свою подругу, Наташа пробежала в</text:p>
      <text:p text:style-name="Standard"><text:s text:c="2"/>детскую -- и там не было <text:s/>Сони. Наташа <text:s/>поняла, что Соня <text:s/>была в коридоре на</text:p>
      <text:p text:style-name="Standard"><text:s text:c="2"/>сундуке. <text:s/>Сундук в коридоре был <text:s/>место <text:s/>печалей <text:s/>женского молодого поколения</text:p>
      <text:p text:style-name="Standard"><text:s text:c="2"/>дома <text:s/>Ростовых. <text:s/>Действительно, <text:s/>Соня <text:s/>в <text:s/>своем воздушном розовом <text:s/>платьице,</text:p>
      <text:p text:style-name="Standard"><text:s text:c="2"/>приминая его, лежала ничком на грязной полосатой няниной перине, <text:s/>на сундуке</text:p>
      <text:p text:style-name="Standard"><text:s text:c="2"/>и, <text:s/>закрыв <text:s/>лицо <text:s/>пальчиками, навзрыд <text:s/>плакала, подрагивая своими оголенными</text:p>
      <text:p text:style-name="Standard"><text:s text:c="2"/>плечиками. Лицо Наташи, оживленное, <text:s/>целый день именинное, вдруг изменилось:</text:p>
      <text:p text:style-name="Standard"><text:s text:c="2"/>глаза <text:s/>ее <text:s/>остановились, <text:s/>потом <text:s/>содрогнулась <text:s/>ее <text:s/>широкая <text:s/>шея, <text:s text:c="2"/>углы <text:s/>губ</text:p>
      <text:p text:style-name="Standard"><text:s text:c="2"/>опустились.</text:p>
      <text:p text:style-name="Standard"><text:s text:c="7"/>-- Соня! что ты?... Что, что с тобой? У-у-у!...</text:p>
      <text:p text:style-name="Standard"><text:s text:c="7"/>И Наташа, распустив свой <text:s/>большой рот и сделавшись <text:s/>совершенно <text:s/>дурною,</text:p>
      <text:p text:style-name="Standard"><text:s text:c="2"/>заревела, <text:s/>как ребенок, не зная причины <text:s/>и только оттого, что Соня <text:s/>плакала.</text:p>
      <text:p text:style-name="Standard"><text:s text:c="2"/>Соня хотела <text:s/>поднять <text:s/>голову, <text:s/>хотела <text:s/>отвечать, <text:s/>но не <text:s/>могла <text:s/>и еще больше</text:p>
      <text:p text:style-name="Standard"><text:s text:c="2"/>спряталась. <text:s/>Наташа <text:s/>плакала, <text:s/>присев <text:s/>на <text:s/>синей <text:s/>перине <text:s/>и <text:s/>обнимая <text:s/>друга.</text:p>
      <text:p text:style-name="Standard"><text:s text:c="2"/>Собравшись с силами, Соня приподнялась, начала утирать слезы и рассказывать.</text:p>
      <text:p text:style-name="Standard"><text:s text:c="7"/>-- Николенька <text:s/>едет через неделю, его... <text:s/>бумага... вышла... он сам мне</text:p>
      <text:p text:style-name="Standard"><text:s text:c="2"/>сказал... Да я бы все не плакала... (она показала бумажку, которую держала в</text:p>
      <text:p text:style-name="Standard"><text:s text:c="2"/>руке: <text:s/>то были стихи, написанные <text:s/>Николаем) <text:s/>я бы все не плакала, но <text:s/>ты <text:s/>не</text:p>
      <text:p text:style-name="Standard"><text:s text:c="2"/>можешь... никто не может понять... какая у него душа.</text:p>
      <text:p text:style-name="Standard"><text:s text:c="7"/>И она опять принялась плакать о том, что душа его была так хороша.</text:p>
      <text:p text:style-name="Standard"><text:s text:c="7"/>-- Тебе <text:s/>хорошо... <text:s/>я <text:s/>не <text:s/>завидую... я тебя люблю, <text:s/>и <text:s/>Бориса тоже, --</text:p>
      <text:p text:style-name="Standard"><text:s text:c="2"/>говорила <text:s/>она, <text:s/>собравшись <text:s/>немного <text:s/>с <text:s/>силами, <text:s/>-- он милый... для вас <text:s/>нет</text:p>
      <text:p text:style-name="Standard"><text:s text:c="2"/>препятствий. А <text:s/>Николай мне <text:s/>cousin... надобно... <text:s/>сам <text:s/>митрополит... <text:s/>и <text:s/>то</text:p>
      <text:p text:style-name="Standard"><text:s text:c="2"/>нельзя. <text:s/>И <text:s/>потом, <text:s/>ежели маменьке... <text:s/>(Соня <text:s/>графиню и <text:s/>считала и <text:s/>называла</text:p>
      <text:p text:style-name="Standard"><text:s text:c="2"/>матерью), она скажет, что я порчу карьеру Николая, у меня нет сердца, что <text:s/>я</text:p>
      <text:p text:style-name="Standard"><text:s text:c="2"/>неблагодарная, а право... вот ей-Богу... (она перекрестилась) я так <text:s/>люблю и</text:p>
      <text:p text:style-name="Standard"><text:s text:c="2"/>ее, <text:s/>и всех <text:s/>вас, <text:s/>только <text:s/>Вера <text:s/>одна... За что? Что <text:s/>я <text:s/>ей <text:s/>сделала? <text:s/>Я так</text:p>
      <text:p text:style-name="Standard"><text:s text:c="2"/>благодарна вам, что рада бы всем пожертвовать, да мне нечем...</text:p>
      <text:p text:style-name="Standard"><text:s text:c="7"/>Соня не могла больше говорить и опять спрятала голову в руках и перине.</text:p>
      <text:p text:style-name="Standard"><text:s text:c="2"/>Наташа начинала <text:s/>успокоиваться, <text:s/>но по лицу ее видно было, что она <text:s/>понимала</text:p>
      <text:p text:style-name="Standard"><text:s text:c="2"/>всю важность горя своего друга.</text:p>
      <text:p text:style-name="Standard"><text:s text:c="7"/>-- <text:s/>Соня! <text:s/>-- <text:s/>сказала она <text:s/>вдруг, как <text:s/>будто <text:s/>догадавшись <text:s/>о настоящей</text:p>
      <text:p text:style-name="Standard"><text:s text:c="2"/>причине огорчения кузины. -- Верно, Вера с тобой говорила после обеда? Да?</text:p>
      <text:p text:style-name="Standard"><text:s text:c="7"/>-- <text:s/>Да, <text:s/>эти стихи сам <text:s/>Николай написал, а я <text:s/>списала еще другие; она и</text:p>
      <text:p text:style-name="Standard"><text:s text:c="2"/>нашла их у меня <text:s/>на столе <text:s/>и сказала, <text:s/>что <text:s/>и <text:s/>покажет их <text:s/>маменьке, <text:s/>и <text:s/>еще</text:p>
      <text:p text:style-name="Standard"><text:s text:c="2"/>говорила, что я неблагодарная, что маменька никогда не позволит ему жениться</text:p>
      <text:p text:style-name="Standard"><text:s text:c="2"/>на мне, а он женится на Жюли. Ты видишь, как он <text:s/>с ней целый день... Наташа!</text:p>
      <text:p text:style-name="Standard"><text:s text:c="2"/>За что?...</text:p>
      <text:p text:style-name="Standard"><text:s text:c="7"/>И опять она заплакала горьче прежнего. Наташа <text:s/>приподняла ее, обняла и,</text:p>
      <text:p text:style-name="Standard"><text:s text:c="2"/>улыбаясь сквозь слезы, стала ее успокоивать.</text:p>
      <text:p text:style-name="Standard"><text:s text:c="7"/>-- Соня, ты не верь <text:s/>ей, душенька, не верь. <text:s/>Помнишь, как мы все втроем</text:p>
      <text:p text:style-name="Standard"><text:s text:c="2"/>говорили с Николенькой в диванной; помнишь, после ужина? Ведь мы все решили,</text:p>
      <text:p text:style-name="Standard"><text:soft-page-break/><text:s text:c="2"/>как будет. Я уже не помню как, но, помнишь, как было все хорошо и все можно.</text:p>
      <text:p text:style-name="Standard"><text:s text:c="2"/>Вот <text:s/>дяденьки <text:s/>Шиншина <text:s/>брат женат <text:s/>же <text:s/>на <text:s/>двоюродной <text:s/>сестре, <text:s/>а <text:s/>мы <text:s/>ведь</text:p>
      <text:p text:style-name="Standard"><text:s text:c="2"/>троюродные. И Борис <text:s/>говорил, <text:s/>что <text:s/>это <text:s/>очень можно. Ты знаешь, <text:s/>я ему <text:s/>все</text:p>
      <text:p text:style-name="Standard"><text:s text:c="2"/>сказала. <text:s/>А он такой <text:s/>умный и такой хороший, <text:s/>-- говорила Наташа... <text:s/>-- <text:s/>Ты,</text:p>
      <text:p text:style-name="Standard"><text:s text:c="2"/>Соня, <text:s/>не <text:s/>плачь, <text:s/>голубчик милый, <text:s/>душенька, Соня. -- И <text:s/>она <text:s/>целовала <text:s/>ее,</text:p>
      <text:p text:style-name="Standard"><text:s text:c="2"/>смеясь. -- Вера <text:s/>злая, <text:s/>Бог с <text:s/>ней! А <text:s/>все будет хорошо, <text:s/>и маменьке <text:s/>она не</text:p>
      <text:p text:style-name="Standard"><text:s text:c="2"/>скажет; Николенька сам скажет, и он и не думал об Жюли.</text:p>
      <text:p text:style-name="Standard"><text:s text:c="7"/>И она целовала <text:s/>ее в голову. <text:s/>Соня приподнялась, и котеночек <text:s/>оживился,</text:p>
      <text:p text:style-name="Standard"><text:s text:c="2"/>глазки заблистали, <text:s/>и <text:s/>он готов был, казалось, <text:s/>вот-вот <text:s/>взмахнуть <text:s/>хвостом,</text:p>
      <text:p text:style-name="Standard"><text:s text:c="2"/>вспрыгнуть <text:s/>на <text:s/>мягкие <text:s/>лапки и <text:s/>опять <text:s/>заиграть с клубком, <text:s/>как ему и <text:s/>было</text:p>
      <text:p text:style-name="Standard"><text:s text:c="2"/>прилично.</text:p>
      <text:p text:style-name="Standard"><text:s text:c="7"/>-- Ты думаешь? Право? Ей-Богу? -- сказала она, быстро оправляя платье и</text:p>
      <text:p text:style-name="Standard"><text:s text:c="2"/>прическу.</text:p>
      <text:p text:style-name="Standard"><text:s text:c="7"/>-- Право, ей-Богу! -- отвечала Наташа, оправляя своему другу под <text:s/>косой</text:p>
      <text:p text:style-name="Standard"><text:s text:c="2"/>выбившуюся прядь жестких волос.</text:p>
      <text:p text:style-name="Standard"><text:s text:c="7"/>И они обе засмеялись.</text:p>
      <text:p text:style-name="Standard"><text:s text:c="7"/>-- Ну, пойдем петь "Ключ".</text:p>
      <text:p text:style-name="Standard"><text:s text:c="7"/>-- Пойдем.</text:p>
      <text:p text:style-name="Standard"><text:s text:c="7"/>-- А <text:s/>знаешь, этот <text:s/>толстый Пьер, что против меня сидел, такой смешной!</text:p>
      <text:p text:style-name="Standard"><text:s text:c="2"/>-- сказала вдруг Наташа, останавливаясь. -- Мне очень весело!</text:p>
      <text:p text:style-name="Standard"><text:s text:c="7"/>И Наташа побежала по коридору.</text:p>
      <text:p text:style-name="Standard"><text:s text:c="7"/>Соня, отряхнув <text:s/>пух и <text:s/>спрятав <text:s/>стихи за пазуху, к шейке с выступавшими</text:p>
      <text:p text:style-name="Standard"><text:s text:c="2"/>костями груди, легкими, веселыми <text:s/>шагами, с <text:s/>раскрасневшимся лицом, побежала</text:p>
      <text:p text:style-name="Standard"><text:s text:c="2"/>вслед за Наташей <text:s/>по <text:s/>коридору в <text:s/>диванную. По просьбе <text:s/>гостей молодые <text:s/>люди</text:p>
      <text:p text:style-name="Standard"><text:s text:c="2"/>спели <text:s/>квартет <text:s/>"Ключ", <text:s/>который <text:s/>всем очень понравился; потом <text:s/>Николай спел</text:p>
      <text:p text:style-name="Standard"><text:s text:c="2"/>вновь выученную им песню.</text:p>
      <text:p text:style-name="Standard"><text:s text:c="7"/>В приятну ночь, при лунном свете,</text:p>
      <text:p text:style-name="Standard"><text:s text:c="7"/>Представить счастливо себе,</text:p>
      <text:p text:style-name="Standard"><text:s text:c="7"/>Что некто есть еще на свете,</text:p>
      <text:p text:style-name="Standard"><text:s text:c="7"/>Кто думает и о тебе!</text:p>
      <text:p text:style-name="Standard"><text:s text:c="7"/>Что и она, рукой прекрасной,</text:p>
      <text:p text:style-name="Standard"><text:s text:c="7"/>По арфе золотой бродя,</text:p>
      <text:p text:style-name="Standard"><text:s text:c="7"/>Своей гармониею страстной</text:p>
      <text:p text:style-name="Standard"><text:s text:c="7"/>Зовет к себе, зовет тебя!</text:p>
      <text:p text:style-name="Standard"><text:s text:c="7"/>Еще день, два, и рай настанет...</text:p>
      <text:p text:style-name="Standard"><text:s text:c="7"/>Но ах! твой друг не доживет!</text:p>
      <text:p text:style-name="Standard"><text:s text:c="7"/>И он не допел еще последних слов, когда в зале молодежь приготовилась к</text:p>
      <text:p text:style-name="Standard"><text:s text:c="2"/>танцам и на хорах застучали ногами и закашляли музыканты.</text:p>
      <text:p text:style-name="Standard"><text:s text:c="7"/>-- -- -</text:p>
      <text:p text:style-name="Standard"><text:s text:c="7"/>Пьер сидел в гостиной, где Шиншин, как <text:s/>с приезжим из-за границы, завел</text:p>
      <text:p text:style-name="Standard"><text:s text:c="2"/>с ним <text:s/>скучный для <text:s/>Пьера политический разговор, к которому присоединились и</text:p>
      <text:p text:style-name="Standard"><text:s text:c="2"/>другие. Когда <text:s/>заиграла музыка, Наташа <text:s/>вошла в гостиную и, подойдя <text:s/>прямо к</text:p>
      <text:p text:style-name="Standard"><text:s text:c="2"/>Пьеру, смеясь и краснея, сказала:</text:p>
      <text:p text:style-name="Standard"><text:s text:c="7"/>-- Мама велела вас просить танцовать.</text:p>
      <text:p text:style-name="Standard"><text:s text:c="7"/>-- Я <text:s/>боюсь спутать фигуры, -- сказал Пьер, -- <text:s/>но ежели вы хотите быть</text:p>
      <text:p text:style-name="Standard"><text:s text:c="2"/>моим учителем...</text:p>
      <text:p text:style-name="Standard"><text:s text:c="7"/>И он подал свою толстую руку, низко опуская ее, тоненькой девочке.</text:p>
      <text:p text:style-name="Standard"><text:s text:c="7"/>Пока <text:s/>расстанавливались <text:s/>пары <text:s/>и <text:s/>строили <text:s/>музыканты, Пьер сел с <text:s/>своей</text:p>
      <text:p text:style-name="Standard"><text:s text:c="2"/>маленькой дамой. Наташа была совершенно счастлива; она танцовала с <text:s/>большим,</text:p>
      <text:p text:style-name="Standard"><text:s text:c="2"/>с приехавшим из-за границы. Она сидела на виду у всех и разговаривала с ним,</text:p>
      <text:p text:style-name="Standard"><text:s text:c="2"/>как большая. <text:s/>У нее в руке был веер, который ей дала подержать одна барышня.</text:p>
      <text:p text:style-name="Standard"><text:s text:c="2"/>И, приняв самую светскую позу (Бог знает, где и <text:s/>когда она этому научилась),</text:p>
      <text:p text:style-name="Standard"><text:soft-page-break/><text:s text:c="2"/>она, обмахиваясь веером и улыбаясь через веер, говорила с своим кавалером.</text:p>
      <text:p text:style-name="Standard"><text:s text:c="7"/>-- Какова, <text:s/>какова? <text:s/>Смотрите, <text:s/>смотрите, <text:s/>-- <text:s/>сказала старая <text:s/>графиня,</text:p>
      <text:p text:style-name="Standard"><text:s text:c="2"/>проходя через залу и указывая на Наташу.</text:p>
      <text:p text:style-name="Standard"><text:s text:c="7"/>Наташа покраснела и засмеялась.</text:p>
      <text:p text:style-name="Standard"><text:s text:c="7"/>-- Ну, что вы, мама? Ну, что вам за охота? Что ж тут удивительного?</text:p>
      <text:p text:style-name="Standard"><text:s text:c="7"/>-- -- -</text:p>
      <text:p text:style-name="Standard"><text:s text:c="7"/>В середине третьего экосеза <text:s/>зашевелились стулья в гостиной, где играли</text:p>
      <text:p text:style-name="Standard"><text:s text:c="2"/>граф и <text:s/>Марья <text:s/>Дмитриевна, <text:s/>и <text:s/>большая <text:s/>часть <text:s/>почетных <text:s/>гостей и <text:s/>старички,</text:p>
      <text:p text:style-name="Standard"><text:s text:c="2"/>потягиваясь <text:s/>после <text:s/>долгого <text:s/>сиденья <text:s/>и <text:s/>укладывая <text:s/>в <text:s/>карманы <text:s/>бумажники <text:s/>и</text:p>
      <text:p text:style-name="Standard"><text:s text:c="2"/>кошельки, выходили в <text:s/>двери <text:s/>залы. Впереди шла Марья Дмитриевна с графом <text:s/>--</text:p>
      <text:p text:style-name="Standard"><text:s text:c="2"/>оба <text:s/>с <text:s/>веселыми лицами. <text:s/>Граф с шутливою вежливостью, как-то <text:s/>по-балетному,</text:p>
      <text:p text:style-name="Standard"><text:s text:c="2"/>подал округленную руку Марье Дмитриевне. Он выпрямился, и лицо его озарилось</text:p>
      <text:p text:style-name="Standard"><text:s text:c="2"/>особенною <text:s/>молодецки-хитрою <text:s/>улыбкой, и <text:s/>как <text:s/>только <text:s/>дотанцовали <text:s/>последнюю</text:p>
      <text:p text:style-name="Standard"><text:s text:c="2"/>фигуру экосеза, он ударил <text:s/>в ладоши музыкантам и закричал на хоры, обращаясь</text:p>
      <text:p text:style-name="Standard"><text:s text:c="2"/>к первой скрипке:</text:p>
      <text:p text:style-name="Standard"><text:s text:c="7"/>-- Семен! Данилу Купора знаешь?</text:p>
      <text:p text:style-name="Standard"><text:s text:c="7"/>Это <text:s/>был любимый танец графа, <text:s/>танцованный им <text:s/>еще в молодости. (Данило</text:p>
      <text:p text:style-name="Standard"><text:s text:c="2"/>Купор была собственно одна фигура англеза.)</text:p>
      <text:p text:style-name="Standard"><text:s text:c="7"/>-- Смотрите на папа, -- закричала на всю залу Наташа (совершенно забыв,</text:p>
      <text:p text:style-name="Standard"><text:s text:c="2"/>что <text:s/>она <text:s/>танцует <text:s/>с <text:s/>большим), пригибая <text:s/>к <text:s/>коленам свою кудрявую головку и</text:p>
      <text:p text:style-name="Standard"><text:s text:c="2"/>заливаясь своим звонким смехом по всей зале.</text:p>
      <text:p text:style-name="Standard"><text:s text:c="7"/>Действительно, все, что только было в <text:s/>зале, с улыбкою радости смотрело</text:p>
      <text:p text:style-name="Standard"><text:s text:c="2"/>на <text:s/>веселого <text:s/>старичка, <text:s/>который <text:s/>рядом <text:s/>с <text:s/>своею <text:s/>сановитою <text:s/>дамой, <text:s/>Марьей</text:p>
      <text:p text:style-name="Standard"><text:s text:c="2"/>Дмитриевной, <text:s/>бывшей выше его ростом, <text:s/>округлял руки, в такт потряхивая ими,</text:p>
      <text:p text:style-name="Standard"><text:s text:c="2"/>расправлял плечи, вывертывал ноги, <text:s/>слегка притопывая, и <text:s/>все <text:s/>более и более</text:p>
      <text:p text:style-name="Standard"><text:s text:c="2"/>распускавшеюся улыбкой на <text:s/>своем круглом <text:s/>лице <text:s/>приготовлял зрителей к тому,</text:p>
      <text:p text:style-name="Standard"><text:s text:c="2"/>что будет. Как только заслышались <text:s/>веселые, <text:s/>вызывающие звуки Данилы Купора,</text:p>
      <text:p text:style-name="Standard"><text:s text:c="2"/>похожие на развеселого трепачка, все <text:s/>двери залы вдруг <text:s/>заставились <text:s/>с одной</text:p>
      <text:p text:style-name="Standard"><text:s text:c="2"/>стороны <text:s/>мужскими, <text:s/>с <text:s/>другой <text:s/>-- <text:s/>женскими <text:s/>улыбающимися <text:s/>лицами <text:s/>дворовых,</text:p>
      <text:p text:style-name="Standard"><text:s text:c="2"/>вышедших посмотреть на веселящегося барина.</text:p>
      <text:p text:style-name="Standard"><text:s text:c="7"/>-- Батюшка-то наш! Орел! -- проговорила громко няня из одной двери.</text:p>
      <text:p text:style-name="Standard"><text:s text:c="7"/>Граф танцовал хорошо и знал это, но его дама вовсе не умела и не хотела</text:p>
      <text:p text:style-name="Standard"><text:s text:c="2"/>хорошо <text:s/>танцовать. <text:s/>Ее огромное тело стояло <text:s/>прямо с опущенными вниз мощными</text:p>
      <text:p text:style-name="Standard"><text:s text:c="2"/>руками (она передала ридикюль <text:s/>графине); <text:s/>только одно <text:s/>строгое, но <text:s/>красивое</text:p>
      <text:p text:style-name="Standard"><text:s text:c="2"/>лицо ее танцовало. Что <text:s/>выражалось во <text:s/>всей круглой <text:s/>фигуре <text:s/>графа, у <text:s/>Марьи</text:p>
      <text:p text:style-name="Standard"><text:s text:c="2"/>Дмитриевны <text:s/>выражалось <text:s text:c="2"/>лишь <text:s text:c="2"/>в <text:s/>более <text:s/>и <text:s text:c="2"/>более <text:s text:c="2"/>улыбающемся <text:s text:c="2"/>лице <text:s text:c="2"/>и</text:p>
      <text:p text:style-name="Standard"><text:s text:c="2"/>вздергивающемся носе. <text:s/>Но <text:s/>зато, <text:s/>ежели граф, все <text:s/>более и <text:s/>более расходясь,</text:p>
      <text:p text:style-name="Standard"><text:s text:c="2"/>пленял зрителей неожиданностью ловких выверток и легких прыжков своих мягких</text:p>
      <text:p text:style-name="Standard"><text:s text:c="2"/>ног, Марья Дмитриевна малейшим усердием при движении плеч или округлении рук</text:p>
      <text:p text:style-name="Standard"><text:s text:c="2"/>в поворотах и притопываньях, производила не <text:s/>меньшее впечатление по заслуге,</text:p>
      <text:p text:style-name="Standard"><text:s text:c="2"/>которую <text:s/>ценил <text:s/>всякий <text:s/>при <text:s/>ее <text:s/>тучности <text:s/>и <text:s/>всегдашней <text:s/>суровости. <text:s/>Пляска</text:p>
      <text:p text:style-name="Standard"><text:s text:c="2"/>оживлялась <text:s/>все более и более. Визави не могли ни на минуту обратить на себя</text:p>
      <text:p text:style-name="Standard"><text:s text:c="2"/>внимания <text:s/>и <text:s/>даже <text:s/>не <text:s/>старались <text:s/>о <text:s/>том. Все было <text:s/>занято графом <text:s/>и <text:s/>Марьею</text:p>
      <text:p text:style-name="Standard"><text:s text:c="2"/>Дмитриевной. <text:s/>Наташа <text:s/>дергала <text:s/>за <text:s/>рукава и <text:s/>платье <text:s/>всех <text:s/>присутствовавших,</text:p>
      <text:p text:style-name="Standard"><text:s text:c="2"/>которые и без того не <text:s/>спускали глаз с танцующих, и требовала, чтоб смотрели</text:p>
      <text:p text:style-name="Standard"><text:s text:c="2"/>на папеньку. Граф в промежутках танца тяжело <text:s/>переводил дух, махал <text:s/>и кричал</text:p>
      <text:p text:style-name="Standard"><text:s text:c="2"/>музыкантам, чтоб они играли скорее. <text:s/>Скорее, скорее <text:s/>и скорее, <text:s/>лише, лише и</text:p>
      <text:p text:style-name="Standard"><text:s text:c="2"/>лише развертывался граф, то на цыпочках, то на каблуках, носясь вокруг Марьи</text:p>
      <text:p text:style-name="Standard"><text:s text:c="2"/>Дмитриевны и, наконец, <text:s/>повернув свою даму к ее <text:s/>месту, сделал последнее па,</text:p>
      <text:p text:style-name="Standard"><text:s text:c="2"/>подняв <text:s text:c="2"/>сзади <text:s/>кверху <text:s/>свою <text:s/>мягкую <text:s/>ногу, <text:s/>склонив <text:s text:c="2"/>вспотевшую <text:s/>голову <text:s/>с</text:p>
      <text:p text:style-name="Standard"><text:s text:c="2"/>улыбающимся <text:s text:c="2"/>лицом <text:s/>и <text:s text:c="2"/>округло <text:s/>размахнув <text:s text:c="2"/>правою <text:s text:c="2"/>рукой <text:s/>среди <text:s/>грохота</text:p>
      <text:p text:style-name="Standard"><text:s text:c="2"/>рукоплесканий и хохота, особенно Наташи. <text:s/>Оба танцующие остановились, тяжело</text:p>
      <text:p text:style-name="Standard"><text:soft-page-break/><text:s text:c="2"/>переводя дыхание и утираясь батистовыми платками.</text:p>
      <text:p text:style-name="Standard"><text:s text:c="7"/>-- Вот как в наше время танцовывали, ma chère, -- сказал граф.</text:p>
      <text:p text:style-name="Standard"><text:s text:c="7"/>-- <text:s/>Ай <text:s/>да Данила <text:s/>Купор! <text:s/>-- <text:s/>тяжело и продолжительно <text:s/>выпуская дух <text:s/>и</text:p>
      <text:p text:style-name="Standard"><text:s text:c="2"/>засучивая рукава, сказала Марья Дмитриевна.</text:p>
      <text:p text:style-name="Standard"><text:s text:c="2"/></text:p>
      <text:p text:style-name="Standard"><text:s text:c="2"/></text:p>
      <text:p text:style-name="Standard">XXI.</text:p>
      <text:p text:style-name="Standard"></text:p>
      <text:p text:style-name="Standard"></text:p>
      <text:p text:style-name="Standard"><text:s text:c="2"/></text:p>
      <text:p text:style-name="Standard"><text:s text:c="7"/>В то время как у <text:s/>Ростовых танцовали в зале шестой <text:s/>англез под звуки от</text:p>
      <text:p text:style-name="Standard"><text:s text:c="2"/>усталости фальшививших <text:s/>музыкантов, <text:s/>и <text:s/>усталые официанты и <text:s/>повара готовили</text:p>
      <text:p text:style-name="Standard"><text:s text:c="2"/>ужин, с графом Безухим сделался шестой удар. Доктора объявили, что надежды к</text:p>
      <text:p text:style-name="Standard"><text:s text:c="2"/>выздоровлению нет; <text:s/>больному дана была глухая исповедь <text:s/>и причастие; <text:s/>делали</text:p>
      <text:p text:style-name="Standard"><text:s text:c="2"/>приготовления для <text:s/>соборования, <text:s/>и в <text:s/>доме <text:s/>была суетня и <text:s/>тревога ожидания,</text:p>
      <text:p text:style-name="Standard"><text:s text:c="2"/>обыкновенные в <text:s/>такие минуты. <text:s/>Вне дома, за воротами толпились, скрываясь от</text:p>
      <text:p text:style-name="Standard"><text:s text:c="2"/>подъезжавших экипажей, гробовщики, ожидая богатого заказа на похороны графа.</text:p>
      <text:p text:style-name="Standard"><text:s text:c="2"/>Главнокомандующий <text:s/>Москвы, который беспрестанно присылал адъютантов узнавать</text:p>
      <text:p text:style-name="Standard"><text:s text:c="2"/>о <text:s/>положении <text:s/>графа, <text:s/>в этот <text:s/>вечер сам <text:s/>приезжал <text:s/>проститься <text:s/>с <text:s/>знаменитым</text:p>
      <text:p text:style-name="Standard"><text:s text:c="2"/>Екатерининским вельможей, графом Безухим.</text:p>
      <text:p text:style-name="Standard"><text:s text:c="7"/>Великолепная приемная комната была полна. Все почтительно встали, когда</text:p>
      <text:p text:style-name="Standard"><text:s text:c="2"/>главнокомандующий, пробыв <text:s/>около получаса <text:s/>наедине с больным, вышел <text:s/>оттуда,</text:p>
      <text:p text:style-name="Standard"><text:s text:c="2"/>слегка <text:s/>отвечая <text:s/>на <text:s/>поклоны <text:s/>и <text:s/>стараясь <text:s/>как <text:s text:c="2"/>можно <text:s/>скорее <text:s/>пройти <text:s/>мимо</text:p>
      <text:p text:style-name="Standard"><text:s text:c="2"/>устремленных на него взглядов докторов, <text:s/>духовных лиц и родственников. Князь</text:p>
      <text:p text:style-name="Standard"><text:s text:c="2"/>Василий, похудевший и побледневший за эти дни, провожал главнокомандующего и</text:p>
      <text:p text:style-name="Standard"><text:s text:c="2"/>что-то несколько раз тихо повторил ему.</text:p>
      <text:p text:style-name="Standard"><text:s text:c="7"/>Проводив <text:s/>главнокомандующего, князь Василий <text:s/>сел в <text:s/>зале <text:s/>один на стул,</text:p>
      <text:p text:style-name="Standard"><text:s text:c="2"/>закинув высоко ногу на ногу, на коленку упирая локоть <text:s/>и рукою закрыв глаза.</text:p>
      <text:p text:style-name="Standard"><text:s text:c="2"/>Посидев так несколько времени, <text:s/>он <text:s/>встал <text:s/>и <text:s/>непривычно-поспешными <text:s/>шагами,</text:p>
      <text:p text:style-name="Standard"><text:s text:c="2"/>оглядываясь кругом испуганными глазами, пошел чрез длинный коридор на заднюю</text:p>
      <text:p text:style-name="Standard"><text:s text:c="2"/>половину дома, к старшей княжне.</text:p>
      <text:p text:style-name="Standard"><text:s text:c="7"/>Находившиеся в слабо-освещенной комнате неровным шопотом говорили между</text:p>
      <text:p text:style-name="Standard"><text:s text:c="2"/>собой <text:s/>и <text:s/>замолкали <text:s/>каждый <text:s/>раз <text:s/>и <text:s/>полными <text:s/>вопроса <text:s/>и <text:s text:c="2"/>ожидания <text:s/>глазами</text:p>
      <text:p text:style-name="Standard"><text:s text:c="2"/>оглядывались на дверь, <text:s/>которая вела в <text:s/>покои <text:s/>умирающего <text:s/>и издавала слабый</text:p>
      <text:p text:style-name="Standard"><text:s text:c="2"/>звук, когда кто-нибудь выходил из нее или входил в нее.</text:p>
      <text:p text:style-name="Standard"><text:s text:c="7"/>-- <text:s/>Предел <text:s/>человеческий, <text:s/>-- <text:s/>говорил <text:s/>старичок, духовное лицо, <text:s/>даме,</text:p>
      <text:p text:style-name="Standard"><text:s text:c="2"/>подсевшей к <text:s/>нему <text:s/>и <text:s/>наивно слушавшей его, -- <text:s/>предел <text:s/>положен, <text:s/>его <text:s/>же не</text:p>
      <text:p text:style-name="Standard"><text:s text:c="2"/>прейдеши.</text:p>
      <text:p text:style-name="Standard"><text:s text:c="7"/>-- Я думаю, не <text:s/>поздно <text:s/>ли <text:s/>соборовать? <text:s/>-- <text:s/>прибавляя духовный <text:s/>титул,</text:p>
      <text:p text:style-name="Standard"><text:s text:c="2"/>спрашивала дама, как будто не имея на этот счет никакого своего мнения.</text:p>
      <text:p text:style-name="Standard"><text:s text:c="7"/>-- Таинство, матушка, великое, -- отвечало духовное лицо, проводя рукою</text:p>
      <text:p text:style-name="Standard"><text:s text:c="2"/>по лысине, по которой пролегало несколько прядей зачесанных полуседых волос.</text:p>
      <text:p text:style-name="Standard"><text:s text:c="7"/>-- Это кто же? сам главнокомандующий был? <text:s/>-- спрашивали в другом конце</text:p>
      <text:p text:style-name="Standard"><text:s text:c="2"/>комнаты. -- Какой моложавый!...</text:p>
      <text:p text:style-name="Standard"><text:s text:c="7"/>-- <text:s/>А седьмой <text:s/>десяток! Что, <text:s/>говорят, <text:s/>граф-то <text:s/>не <text:s/>узнает <text:s/>уж? Хотели</text:p>
      <text:p text:style-name="Standard"><text:s text:c="2"/>соборовать?</text:p>
      <text:p text:style-name="Standard"><text:s text:c="7"/>-- Я одного знал: семь раз соборовался.</text:p>
      <text:p text:style-name="Standard"><text:s text:c="7"/>Вторая княжна только вышла из комнаты больного с заплаканными глазами и</text:p>
      <text:p text:style-name="Standard"><text:s text:c="2"/>села подле доктора <text:s/>Лоррена, <text:s/>который <text:s/>в грациозной позе сидел под портретом</text:p>
      <text:p text:style-name="Standard"><text:s text:c="2"/>Екатерины, облокотившись на стол.</text:p>
      <text:p text:style-name="Standard"><text:s text:c="7"/>-- <text:s/>Très beau, -- говорил доктор, отвечая на <text:s/>вопрос о погоде, <text:s/>-- très</text:p>
      <text:p text:style-name="Standard"><text:s text:c="2"/>beau, princesse, et puis, à Moscou on se croit à la campagne. [169]</text:p>
      <text:p text:style-name="Standard"><text:soft-page-break/><text:s text:c="7"/>-- N'est-ce-pas? <text:s/>[170] <text:s/>-- <text:s/>сказала <text:s/>княжна, <text:s/>вздыхая. -- Так</text:p>
      <text:p text:style-name="Standard"><text:s text:c="2"/>можно ему пить?</text:p>
      <text:p text:style-name="Standard"><text:s text:c="7"/>Лоррен задумался.</text:p>
      <text:p text:style-name="Standard"><text:s text:c="7"/>-- Он принял лекарство?</text:p>
      <text:p text:style-name="Standard"><text:s text:c="7"/>-- Да.</text:p>
      <text:p text:style-name="Standard"><text:s text:c="7"/>Доктор посмотрел на брегет.</text:p>
      <text:p text:style-name="Standard"><text:s text:c="7"/>-- <text:s/>Возьмите стакан отварной <text:s/>воды <text:s/>и <text:s/>положите <text:s/>une pincée <text:s/>(он своими</text:p>
      <text:p text:style-name="Standard"><text:s text:c="2"/>тонкими <text:s/>пальцами <text:s/>показал, <text:s/>что <text:s/>значит <text:s/>une <text:s/>pincée) <text:s/>de <text:s/>cremortartari...</text:p>
      <text:p text:style-name="Standard"><text:s text:c="2"/>[171]</text:p>
      <text:p text:style-name="Standard"><text:s text:c="7"/>-- Не пило слушай, -- говорил немец-доктор адъютанту, -- чтопи с третий</text:p>
      <text:p text:style-name="Standard"><text:s text:c="2"/>удар шивь оставался.</text:p>
      <text:p text:style-name="Standard"><text:s text:c="7"/>-- <text:s/>А какой свежий был мужчина! -- говорил <text:s/>адъютант. -- И <text:s/>кому пойдет</text:p>
      <text:p text:style-name="Standard"><text:s text:c="2"/>это богатство? -- прибавил он шопотом.</text:p>
      <text:p text:style-name="Standard"><text:s text:c="7"/>-- Окотник найдутся, -- улыбаясь, отвечал немец.</text:p>
      <text:p text:style-name="Standard"><text:s text:c="7"/>Все опять <text:s/>оглянулись на дверь: она скрипнула, и <text:s/>вторая княжна, сделав</text:p>
      <text:p text:style-name="Standard"><text:s text:c="2"/>питье, показанное Лорреном, <text:s/>понесла его больному. <text:s/>Немец-доктор <text:s/>подошел <text:s/>к</text:p>
      <text:p text:style-name="Standard"><text:s text:c="2"/>Лоррену.</text:p>
      <text:p text:style-name="Standard"><text:s text:c="7"/>-- Еще, <text:s/>может, дотянется до завтрашнего утра? <text:s/>-- спросил немец, дурно</text:p>
      <text:p text:style-name="Standard"><text:s text:c="2"/>выговаривая по-французски.</text:p>
      <text:p text:style-name="Standard"><text:s text:c="7"/>Лоррен, поджав <text:s/>губы, строго и отрицательно помахал пальцем перед своим</text:p>
      <text:p text:style-name="Standard"><text:s text:c="2"/>носом.</text:p>
      <text:p text:style-name="Standard"><text:s text:c="7"/>-- Сегодня <text:s/>ночью, <text:s/>не <text:s/>позже, -- <text:s/>сказал он тихо, с приличною <text:s/>улыбкой</text:p>
      <text:p text:style-name="Standard"><text:s text:c="2"/>самодовольства в том, что ясно умеет понимать и выражать положение больного,</text:p>
      <text:p text:style-name="Standard"><text:s text:c="2"/>и отошел.</text:p>
      <text:p text:style-name="Standard"><text:s text:c="7"/>-- -- -</text:p>
      <text:p text:style-name="Standard"><text:s text:c="7"/>Между тем князь Василий отворил дверь в комнату княжны.</text:p>
      <text:p text:style-name="Standard"><text:s text:c="7"/>В комнате было полутемно; <text:s/>только две лампадки горели перед образами, и</text:p>
      <text:p text:style-name="Standard"><text:s text:c="2"/>хорошо пахло куреньем и цветами. Вся комната была установлена мелкою мебелью</text:p>
      <text:p text:style-name="Standard"><text:s text:c="2"/>шифоньерок, <text:s/>шкапчиков, <text:s/>столиков. <text:s/>Из-за <text:s/>ширм <text:s/>виднелись <text:s/>белые <text:s/>покрывала</text:p>
      <text:p text:style-name="Standard"><text:s text:c="2"/>высокой пуховой кровати. Собачка залаяла.</text:p>
      <text:p text:style-name="Standard"><text:s text:c="7"/>-- Ах, это вы, mon cousin?</text:p>
      <text:p text:style-name="Standard"><text:s text:c="7"/>Она встала и оправила волосы, которые у нее всегда, даже и теперь, были</text:p>
      <text:p text:style-name="Standard"><text:s text:c="2"/>так необыкновенно <text:s/>гладки, <text:s/>как будто они были <text:s/>сделаны <text:s/>из одного <text:s/>куска <text:s/>с</text:p>
      <text:p text:style-name="Standard"><text:s text:c="2"/>головой и покрыты лаком.</text:p>
      <text:p text:style-name="Standard"><text:s text:c="7"/>-- Что, случилось что-нибудь? -- спросила она. -- Я уже так напугалась.</text:p>
      <text:p text:style-name="Standard"><text:s text:c="7"/>-- <text:s/>Ничего, все <text:s/>то же; я только <text:s/>пришел поговорить с тобой, <text:s/>Катишь, о</text:p>
      <text:p text:style-name="Standard"><text:s text:c="2"/>деле, -- проговорил <text:s/>князь, устало садясь на кресло, с <text:s/>которого она встала.</text:p>
      <text:p text:style-name="Standard"><text:s text:c="2"/>-- <text:s/>Как <text:s/>ты <text:s/>нагрела, <text:s/>однако, <text:s/>-- <text:s/>сказал он, -- ну, садись сюда, <text:s/>causons.</text:p>
      <text:p text:style-name="Standard"><text:s text:c="2"/>[172]</text:p>
      <text:p text:style-name="Standard"><text:s text:c="7"/>-- <text:s/>Я <text:s/>думала, <text:s/>не <text:s/>случилось ли что? <text:s/>-- <text:s/>сказала <text:s/>княжна <text:s/>и <text:s/>с <text:s/>своим</text:p>
      <text:p text:style-name="Standard"><text:s text:c="2"/>неизменным, <text:s/>каменно-строгим <text:s/>выражением <text:s/>лица <text:s/>села против <text:s/>князя, готовясь</text:p>
      <text:p text:style-name="Standard"><text:s text:c="2"/>слушать.</text:p>
      <text:p text:style-name="Standard"><text:s text:c="7"/>-- Хотела уснуть, mon cousin, и не могу.</text:p>
      <text:p text:style-name="Standard"><text:s text:c="7"/>-- Ну, что, <text:s/>моя <text:s/>милая? -- сказал <text:s/>князь <text:s/>Василий, <text:s/>взяв руку княжны и</text:p>
      <text:p text:style-name="Standard"><text:s text:c="2"/>пригибая ее по своей привычке книзу.</text:p>
      <text:p text:style-name="Standard"><text:s text:c="7"/>Видно было, что это "ну, <text:s/>что" относилось ко <text:s/>многому <text:s/>такому, что, <text:s/>не</text:p>
      <text:p text:style-name="Standard"><text:s text:c="2"/>называя, они понимали оба.</text:p>
      <text:p text:style-name="Standard"><text:s text:c="7"/>Княжна, <text:s/>с <text:s/>своею несообразно-длинною по ногам, сухою <text:s/>и прямою талией,</text:p>
      <text:p text:style-name="Standard"><text:s text:c="2"/>прямо и бесстрастно смотрела на князя выпуклыми серыми глазами. Она покачала</text:p>
      <text:p text:style-name="Standard"><text:s text:c="2"/>головой <text:s/>и, вздохнув, посмотрела на <text:s/>образа. Жест <text:s/>ее можно было объяснить и</text:p>
      <text:p text:style-name="Standard"><text:s text:c="2"/>как выражение печали и преданности, и как выражение усталости и <text:s/>надежды <text:s/>на</text:p>
      <text:p text:style-name="Standard"><text:s text:c="2"/>скорый отдых. Князь Василий объяснил этот жест как выражение усталости.</text:p>
      <text:p text:style-name="Standard"><text:soft-page-break/><text:s text:c="7"/>-- А мне-то, -- сказал он, -- ты думаешь, легче? Je suis éreinté, comme</text:p>
      <text:p text:style-name="Standard"><text:s text:c="2"/>un cheval de poste; <text:s/>[173] а все-таки мне надо с тобой <text:s/>поговорить,</text:p>
      <text:p text:style-name="Standard"><text:s text:c="2"/>Катишь, и очень серьезно.</text:p>
      <text:p text:style-name="Standard"><text:s text:c="7"/>Князь Василий замолчал, и щеки его начинали нервически подергиваться то</text:p>
      <text:p text:style-name="Standard"><text:s text:c="2"/>на одну, то на другую сторону, придавая его лицу неприятное выражение, какое</text:p>
      <text:p text:style-name="Standard"><text:s text:c="2"/>никогда не <text:s/>показывалось на лице князя <text:s/>Василия, <text:s/>когда он бывал в гостиных.</text:p>
      <text:p text:style-name="Standard"><text:s text:c="2"/>Глаза его тоже были не такие, как всегда: то они смотрели <text:s/>нагло-шутливо, то</text:p>
      <text:p text:style-name="Standard"><text:s text:c="2"/>испуганно оглядывались.</text:p>
      <text:p text:style-name="Standard"><text:s text:c="7"/>Княжна, своими <text:s/>сухими, худыми <text:s/>руками придерживая на коленях <text:s/>собачку,</text:p>
      <text:p text:style-name="Standard"><text:s text:c="2"/>внимательно <text:s/>смотрела в <text:s/>глаза <text:s/>князю Василию; но <text:s/>видно <text:s/>было, <text:s/>что она <text:s/>не</text:p>
      <text:p text:style-name="Standard"><text:s text:c="2"/>прервет молчания вопросом, хотя бы ей пришлось молчать до утра.</text:p>
      <text:p text:style-name="Standard"><text:s text:c="7"/>-- Вот видите <text:s/>ли, <text:s/>моя милая княжна <text:s/>и кузина, Катерина Семеновна, <text:s/>--</text:p>
      <text:p text:style-name="Standard"><text:s text:c="2"/>продолжал <text:s/>князь Василий, <text:s/>видимо, <text:s/>не <text:s/>без внутренней <text:s/>борьбы <text:s/>приступая <text:s/>к</text:p>
      <text:p text:style-name="Standard"><text:s text:c="2"/>продолжению <text:s/>своей речи, <text:s/>-- <text:s/>в <text:s/>такие <text:s/>минуты, <text:s/>как <text:s/>теперь, <text:s/>обо всем надо</text:p>
      <text:p text:style-name="Standard"><text:s text:c="2"/>подумать. Надо подумать о <text:s/>будущем, о <text:s/>вас... <text:s/>Я вас всех люблю, <text:s/>как <text:s/>своих</text:p>
      <text:p text:style-name="Standard"><text:s text:c="2"/>детей, ты это знаешь.</text:p>
      <text:p text:style-name="Standard"><text:s text:c="7"/>Княжна так же тускло и неподвижно смотрела на него.</text:p>
      <text:p text:style-name="Standard"><text:s text:c="7"/>-- Наконец, надо подумать и о моем семействе, -- сердито отталкивая <text:s/>от</text:p>
      <text:p text:style-name="Standard"><text:s text:c="2"/>себя столик <text:s/>и <text:s/>не <text:s/>глядя на нее, <text:s/>продолжал <text:s/>князь Василий, -- <text:s/>ты <text:s/>знаешь,</text:p>
      <text:p text:style-name="Standard"><text:s text:c="2"/>Катишь, что <text:s/>вы, <text:s/>три сестры <text:s/>Мамонтовы, <text:s/>да еще моя <text:s/>жена, <text:s/>мы <text:s/>одни прямые</text:p>
      <text:p text:style-name="Standard"><text:s text:c="2"/>наследники <text:s/>графа. Знаю, <text:s/>знаю, как тебе тяжело <text:s/>говорить и думать <text:s/>о <text:s/>таких</text:p>
      <text:p text:style-name="Standard"><text:s text:c="2"/>вещах. <text:s/>И мне не легче; но, друг мой, мне шестой десяток, надо быть ко всему</text:p>
      <text:p text:style-name="Standard"><text:s text:c="2"/>готовым. Ты знаешь ли, что я послал за Пьером, и что граф, прямо указывая на</text:p>
      <text:p text:style-name="Standard"><text:s text:c="2"/>его портрет, требовал его к себе?</text:p>
      <text:p text:style-name="Standard"><text:s text:c="7"/>Князь <text:s/>Василий <text:s/>вопросительно <text:s/>посмотрел на <text:s/>княжну, но не <text:s/>мог понять,</text:p>
      <text:p text:style-name="Standard"><text:s text:c="2"/>соображала ли она то, что он ей сказал, или просто смотрела на него...</text:p>
      <text:p text:style-name="Standard"><text:s text:c="7"/>-- Я об одном не <text:s/>перестаю молить Бога, mon cousin, -- отвечала она, --</text:p>
      <text:p text:style-name="Standard"><text:s text:c="2"/>чтоб он помиловал его и дал бы его прекрасной душе спокойно покинуть эту...</text:p>
      <text:p text:style-name="Standard"><text:s text:c="7"/>-- Да, это так, <text:s/>-- нетерпеливо продолжал князь Василий, потирая лысину</text:p>
      <text:p text:style-name="Standard"><text:s text:c="2"/>и <text:s text:c="2"/>опять <text:s text:c="2"/>с <text:s text:c="2"/>злобой <text:s/>придвигая <text:s text:c="2"/>к <text:s text:c="2"/>себе <text:s/>отодвинутый <text:s text:c="2"/>столик, <text:s/>-- <text:s/>но,</text:p>
      <text:p text:style-name="Standard"><text:s text:c="2"/>наконец...наконец дело в том, ты сама знаешь, что прошлою зимой граф написал</text:p>
      <text:p text:style-name="Standard"><text:s text:c="2"/>завещание, <text:s/>по <text:s/>которому <text:s/>он все имение, помимо <text:s/>прямых <text:s/>наследников и <text:s/>нас,</text:p>
      <text:p text:style-name="Standard"><text:s text:c="2"/>отдавал Пьеру.</text:p>
      <text:p text:style-name="Standard"><text:s text:c="7"/>-- Мало ли он писал <text:s/>завещаний! -- спокойно сказала княжна. -- Но Пьеру</text:p>
      <text:p text:style-name="Standard"><text:s text:c="2"/>он не мог завещать. Пьер незаконный.</text:p>
      <text:p text:style-name="Standard"><text:s text:c="7"/>-- <text:s/>Ma <text:s/>chère, <text:s/>-- сказал вдруг <text:s/>князь <text:s/>Василий, прижав к себе <text:s/>столик,</text:p>
      <text:p text:style-name="Standard"><text:s text:c="2"/>оживившись <text:s/>и <text:s/>начав <text:s/>говорить скорей, <text:s/>-- <text:s/>но <text:s/>что, <text:s/>ежели <text:s/>письмо написано</text:p>
      <text:p text:style-name="Standard"><text:s text:c="2"/>государю, и граф <text:s/>просит <text:s/>усыновить Пьера? <text:s/>Понимаешь, по заслугам графа его</text:p>
      <text:p text:style-name="Standard"><text:s text:c="2"/>просьба будет уважена...</text:p>
      <text:p text:style-name="Standard"><text:s text:c="7"/>Княжна улыбнулась, <text:s/>как улыбаются люди, <text:s/>которые думают что <text:s/>знают дело</text:p>
      <text:p text:style-name="Standard"><text:s text:c="2"/>больше, чем те, с кем разговаривают.</text:p>
      <text:p text:style-name="Standard"><text:s text:c="7"/>-- Я тебе скажу больше, -- продолжал князь <text:s/>Василий, хватая ее за руку,</text:p>
      <text:p text:style-name="Standard"><text:s text:c="2"/>-- письмо <text:s/>было написано, хотя и не отослано, и государь знал о <text:s/>нем. Вопрос</text:p>
      <text:p text:style-name="Standard"><text:s text:c="2"/>только <text:s/>в том, уничтожено <text:s/>ли <text:s/>оно, <text:s/>или <text:s/>нет. Ежели нет, <text:s/>то как скоро <text:s/>все</text:p>
      <text:p text:style-name="Standard"><text:s text:c="2"/>кончится, -- <text:s/>князь Василий вздохнул, давая этим понять, <text:s/>что он разумел под</text:p>
      <text:p text:style-name="Standard"><text:s text:c="2"/>словами все кончится, -- и вскроют <text:s/>бумаги графа, завещание с <text:s/>письмом будет</text:p>
      <text:p text:style-name="Standard"><text:s text:c="2"/>передано государю, и просьба его, наверно, будет уважена. Пьер, как законный</text:p>
      <text:p text:style-name="Standard"><text:s text:c="2"/>сын, получит все.</text:p>
      <text:p text:style-name="Standard"><text:s text:c="7"/>-- А наша часть? -- спросила княжна, иронически улыбаясь так, как будто</text:p>
      <text:p text:style-name="Standard"><text:s text:c="2"/>все, но только не это, могло случиться.</text:p>
      <text:p text:style-name="Standard"><text:s text:c="7"/>-- Mais, ma pauvre Catiche, <text:s/>c'est clair, comme le jour. [174]</text:p>
      <text:p text:style-name="Standard"><text:s text:c="2"/>Он <text:s/>один тогда законный наследник всего, а вы <text:s/>не получите <text:s/>ни вот этого. Ты</text:p>
      <text:p text:style-name="Standard"><text:soft-page-break/><text:s text:c="2"/>должна <text:s/>знать, моя <text:s/>милая, были ли написаны завещание и письмо, и уничтожены</text:p>
      <text:p text:style-name="Standard"><text:s text:c="2"/>ли они. И ежели почему-нибудь <text:s/>они <text:s/>забыты, то ты должна знать, <text:s/>где они, <text:s/>и</text:p>
      <text:p text:style-name="Standard"><text:s text:c="2"/>найти их, потому что...</text:p>
      <text:p text:style-name="Standard"><text:s text:c="7"/>-- <text:s/>Этого <text:s/>только <text:s/>недоставало! <text:s/>-- перебила <text:s/>его <text:s/>княжна, сардонически</text:p>
      <text:p text:style-name="Standard"><text:s text:c="2"/>улыбаясь и не <text:s/>изменяя выражения глаз. -- Я женщина; по-вашему мы все глупы;</text:p>
      <text:p text:style-name="Standard"><text:s text:c="2"/>но я настолько знаю, что незаконный <text:s/>сын не <text:s/>может наследовать... Un bâtard,</text:p>
      <text:p text:style-name="Standard"><text:s text:c="2"/>[175] <text:s/>-- <text:s/>прибавила <text:s text:c="2"/>она, <text:s/>полагая <text:s/>этим <text:s/>переводом <text:s/>окончательно</text:p>
      <text:p text:style-name="Standard"><text:s text:c="2"/>показать князю его неосновательность.</text:p>
      <text:p text:style-name="Standard"><text:s text:c="7"/>-- <text:s/>Как <text:s/>ты <text:s/>не <text:s/>понимаешь, <text:s/>наконец, Катишь! Ты <text:s/>так умна: как <text:s/>ты <text:s/>не</text:p>
      <text:p text:style-name="Standard"><text:s text:c="2"/>понимаешь, <text:s/>-- ежели граф написал <text:s/>письмо <text:s/>государю, в <text:s/>котором <text:s/>просит <text:s/>его</text:p>
      <text:p text:style-name="Standard"><text:s text:c="2"/>признать сына законным, стало быть, Пьер уж будет не Пьер, а граф Безухой, и</text:p>
      <text:p text:style-name="Standard"><text:s text:c="2"/>тогда <text:s/>он <text:s/>по <text:s/>завещанию <text:s/>получит <text:s/>все? <text:s/>И <text:s/>ежели <text:s/>завещание <text:s/>с <text:s/>письмом <text:s/>не</text:p>
      <text:p text:style-name="Standard"><text:s text:c="2"/>уничтожены, <text:s/>то тебе, кроме утешения, что ты была <text:s/>добродетельна et tout <text:s/>ce</text:p>
      <text:p text:style-name="Standard"><text:s text:c="2"/>qui s'en suit, [176] ничего не останется. Это верно.</text:p>
      <text:p text:style-name="Standard"><text:s text:c="7"/>-- <text:s text:c="2"/>Я <text:s text:c="2"/>знаю, <text:s/>что <text:s text:c="2"/>завещание <text:s/>написано; <text:s text:c="2"/>но <text:s text:c="2"/>знаю <text:s/>тоже, <text:s/>что <text:s/>оно</text:p>
      <text:p text:style-name="Standard"><text:s text:c="2"/>недействительно, и <text:s/>вы меня, <text:s/>кажется, <text:s/>считаете за <text:s/>совершенную <text:s/>дуру, <text:s/>mon</text:p>
      <text:p text:style-name="Standard"><text:s text:c="2"/>cousin, <text:s/>-- <text:s/>сказала <text:s/>княжна с <text:s/>тем выражением, <text:s/>с <text:s/>которым говорят женщины,</text:p>
      <text:p text:style-name="Standard"><text:s text:c="2"/>полагающие, что они сказали нечто остроумное и оскорбительное.</text:p>
      <text:p text:style-name="Standard"><text:s text:c="7"/>-- <text:s/>Милая <text:s/>ты моя <text:s/>княжна <text:s/>Катерина Семеновна, -- нетерпеливо заговорил</text:p>
      <text:p text:style-name="Standard"><text:s text:c="2"/>князь Василий. -- Я пришел <text:s/>к тебе не за тем, чтобы пикироваться <text:s/>с тобой, а</text:p>
      <text:p text:style-name="Standard"><text:s text:c="2"/>за <text:s/>тем, чтобы <text:s/>как с родной, хорошею, доброю, истинною родной, поговорить о</text:p>
      <text:p text:style-name="Standard"><text:s text:c="2"/>твоих же интересах. Я тебе говорю десятый раз, что ежели письмо к государю и</text:p>
      <text:p text:style-name="Standard"><text:s text:c="2"/>завещание в <text:s/>пользу <text:s/>Пьера есть в <text:s/>бумагах графа, <text:s/>то ты, моя голубушка, и с</text:p>
      <text:p text:style-name="Standard"><text:s text:c="2"/>сестрами, не наследница. Ежели ты мне не веришь, то <text:s/>поверь людям знающим: я</text:p>
      <text:p text:style-name="Standard"><text:s text:c="2"/>сейчас говорил с <text:s/>Дмитрием <text:s/>Онуфриичем <text:s/>(это <text:s/>был <text:s/>адвокат <text:s/>дома), он то <text:s/>же</text:p>
      <text:p text:style-name="Standard"><text:s text:c="2"/>сказал.</text:p>
      <text:p text:style-name="Standard"><text:s text:c="7"/>Видимо, что-то вдруг изменилось в мыслях княжны; тонкие губы побледнели</text:p>
      <text:p text:style-name="Standard"><text:s text:c="2"/>(глаза остались те же), и <text:s/>голос, в то время как она заговорила, <text:s/>прорывался</text:p>
      <text:p text:style-name="Standard"><text:s text:c="2"/>такими раскатами, каких она, видимо, сама не ожидала.</text:p>
      <text:p text:style-name="Standard"><text:s text:c="7"/>-- Это было бы хорошо, -- сказала она. -- Я ничего не хотела и не хочу.</text:p>
      <text:p text:style-name="Standard"><text:s text:c="7"/>Она сбросила свою собачку с колен и оправила складки платья.</text:p>
      <text:p text:style-name="Standard"><text:s text:c="7"/>-- <text:s text:c="2"/>Вот <text:s/>благодарность, <text:s/>вот <text:s/>признательность <text:s text:c="2"/>людям, <text:s/>которые <text:s text:c="2"/>всем</text:p>
      <text:p text:style-name="Standard"><text:s text:c="2"/>пожертвовали для него, <text:s/>-- сказала <text:s/>она. <text:s/>-- <text:s/>Прекрасно! <text:s/>Очень хорошо! <text:s/>Мне</text:p>
      <text:p text:style-name="Standard"><text:s text:c="2"/>ничего не нужно, князь.</text:p>
      <text:p text:style-name="Standard"><text:s text:c="7"/>-- Да, но ты не одна, у тебя сестры, -- ответил князь Василий.</text:p>
      <text:p text:style-name="Standard"><text:s text:c="7"/>Но княжна не слушала его.</text:p>
      <text:p text:style-name="Standard"><text:s text:c="7"/>-- Да, <text:s/>я <text:s/>это давно <text:s/>знала, <text:s/>но забыла, что, <text:s/>кроме <text:s/>низости, <text:s/>обмана,</text:p>
      <text:p text:style-name="Standard"><text:s text:c="2"/>зависти, <text:s/>интриг, <text:s/>кроме <text:s/>неблагодарности, <text:s/>самой черной неблагодарности, <text:s/>я</text:p>
      <text:p text:style-name="Standard"><text:s text:c="2"/>ничего не могла ожидать в этом доме...</text:p>
      <text:p text:style-name="Standard"><text:s text:c="7"/>-- Знаешь ли ты или <text:s/>не знаешь, где это завещание? -- <text:s/>спрашивал <text:s/>князь</text:p>
      <text:p text:style-name="Standard"><text:s text:c="2"/>Василий еще с большим, чем прежде, подергиванием щек.</text:p>
      <text:p text:style-name="Standard"><text:s text:c="7"/>-- Да, я была глупа, <text:s/>я еще <text:s/>верила <text:s/>в людей <text:s/>и любила их <text:s/>и жертвовала</text:p>
      <text:p text:style-name="Standard"><text:s text:c="2"/>собой. А успевают только те, которые подлы и гадки. Я знаю, чьи это интриги.</text:p>
      <text:p text:style-name="Standard"><text:s text:c="7"/>Княжна хотела <text:s/>встать, но князь удержал ее <text:s/>за руку. <text:s/>Княжна <text:s/>имела вид</text:p>
      <text:p text:style-name="Standard"><text:s text:c="2"/>человека, <text:s/>вдруг разочаровавшегося во <text:s/>всем <text:s/>человеческом роде; <text:s/>она <text:s/>злобно</text:p>
      <text:p text:style-name="Standard"><text:s text:c="2"/>смотрела на своего собеседника.</text:p>
      <text:p text:style-name="Standard"><text:s text:c="7"/>-- Еще есть <text:s/>время, мой друг. Ты помни, Катишь, что все <text:s/>это <text:s/>сделалось</text:p>
      <text:p text:style-name="Standard"><text:s text:c="2"/>нечаянно, <text:s/>в <text:s/>минуту гнева, болезни, и потом <text:s/>забыто. Наша <text:s/>обязанность, моя</text:p>
      <text:p text:style-name="Standard"><text:s text:c="2"/>милая, исправить <text:s/>его ошибку, <text:s/>облегчить его <text:s/>последние минуты тем, чтобы не</text:p>
      <text:p text:style-name="Standard"><text:s text:c="2"/>допустить его сделать <text:s/>этой <text:s/>несправедливости, не дать ему умереть в мыслях,</text:p>
      <text:p text:style-name="Standard"><text:s text:c="2"/>что он сделал несчастными тех людей...</text:p>
      <text:p text:style-name="Standard"><text:s text:c="7"/>-- Тех людей, которые всем пожертвовали для него, -- подхватила княжна,</text:p>
      <text:p text:style-name="Standard"><text:soft-page-break/><text:s text:c="2"/>порываясь опять <text:s/>встать, но князь <text:s/>не пустил <text:s/>ее, -- чего он никогда не умел</text:p>
      <text:p text:style-name="Standard"><text:s text:c="2"/>ценить. Нет, mon cousin, -- прибавила она со вздохом, -- я буду помнить, что</text:p>
      <text:p text:style-name="Standard"><text:s text:c="2"/>на <text:s/>этом свете <text:s/>нельзя ждать награды, что на этом свете <text:s/>нет <text:s/>ни <text:s/>чести, <text:s/>ни</text:p>
      <text:p text:style-name="Standard"><text:s text:c="2"/>справедливости. На этом свете надо быть хитрою и злою.</text:p>
      <text:p text:style-name="Standard"><text:s text:c="7"/>-- Ну, voyons, [177] успокойся; я знаю твое прекрасное сердце.</text:p>
      <text:p text:style-name="Standard"><text:s text:c="7"/>-- Нет, у меня злое сердце.</text:p>
      <text:p text:style-name="Standard"><text:s text:c="7"/>-- <text:s/>Я знаю твое сердце, -- повторил князь, -- ценю твою дружбу и <text:s/>желал</text:p>
      <text:p text:style-name="Standard"><text:s text:c="2"/>бы, <text:s/>чтобы <text:s text:c="2"/>ты <text:s/>была <text:s/>обо <text:s/>мне <text:s/>того <text:s/>же <text:s text:c="2"/>мнения. <text:s text:c="2"/>Успокойся <text:s text:c="2"/>и <text:s/>parlons</text:p>
      <text:p text:style-name="Standard"><text:s text:c="2"/>raison,[178] пока есть <text:s/>время -- может, сутки, может, час; расскажи</text:p>
      <text:p text:style-name="Standard"><text:s text:c="2"/>мне все, что ты знаешь о завещании, и, главное, где оно: ты должна знать. Мы</text:p>
      <text:p text:style-name="Standard"><text:s text:c="2"/>теперь же <text:s/>возьмем его <text:s/>и покажем <text:s/>графу. <text:s/>Он, верно, забыл <text:s/>уже про <text:s/>него и</text:p>
      <text:p text:style-name="Standard"><text:s text:c="2"/>захочет <text:s/>его <text:s/>уничтожить. <text:s/>Ты <text:s/>понимаешь, <text:s/>что <text:s/>мое <text:s/>одно желание <text:s/>-- <text:s/>свято</text:p>
      <text:p text:style-name="Standard"><text:s text:c="2"/>исполнить его волю; я <text:s/>затем только и <text:s/>приехал <text:s/>сюда. Я здесь <text:s/>только затем,</text:p>
      <text:p text:style-name="Standard"><text:s text:c="2"/>чтобы помогать ему и вам.</text:p>
      <text:p text:style-name="Standard"><text:s text:c="7"/>-- <text:s/>Теперь я все поняла. Я <text:s/>знаю, чьи это <text:s/>интриги. Я знаю, -- говорила</text:p>
      <text:p text:style-name="Standard"><text:s text:c="2"/>княжна.</text:p>
      <text:p text:style-name="Standard"><text:s text:c="7"/>-- Hе в том дело, моя душа.</text:p>
      <text:p text:style-name="Standard"><text:s text:c="7"/>-- Это ваша protégée, [179] ваша милая княгиня Друбецкая, Анна</text:p>
      <text:p text:style-name="Standard"><text:s text:c="2"/>Михайловна, которую <text:s/>я <text:s/>не желала бы <text:s/>иметь горничной, <text:s/>эту <text:s/>мерзкую, гадкую</text:p>
      <text:p text:style-name="Standard"><text:s text:c="2"/>женщину.</text:p>
      <text:p text:style-name="Standard"><text:s text:c="7"/>-- Ne perdons point de temps. [180]</text:p>
      <text:p text:style-name="Standard"><text:s text:c="7"/>-- Ax, <text:s/>не <text:s/>говорите! Прошлую зиму <text:s/>она втерлась сюда и такие <text:s/>гадости,</text:p>
      <text:p text:style-name="Standard"><text:s text:c="2"/>такие скверности <text:s/>наговорила <text:s/>графу на <text:s/>всех <text:s/>нас, <text:s/>особенно <text:s/>Sophie, <text:s/>-- <text:s/>я</text:p>
      <text:p text:style-name="Standard"><text:s text:c="2"/>повторить <text:s/>не могу, <text:s/>-- что граф сделался <text:s/>болен и две недели <text:s/>не хотел <text:s/>нас</text:p>
      <text:p text:style-name="Standard"><text:s text:c="2"/>видеть. В это время, я знаю, что он написал эту гадкую, мерзкую бумагу; но я</text:p>
      <text:p text:style-name="Standard"><text:s text:c="2"/>думала, что эта бумага ничего не значит.</text:p>
      <text:p text:style-name="Standard"><text:s text:c="7"/>-- Nous <text:s/>у voilà, [181] отчего же ты прежде <text:s/>ничего не сказала</text:p>
      <text:p text:style-name="Standard"><text:s text:c="2"/>мне?</text:p>
      <text:p text:style-name="Standard"><text:s text:c="7"/>-- <text:s/>В <text:s/>мозаиковом <text:s/>портфеле, который он <text:s/>держит под подушкой. <text:s/>Теперь я</text:p>
      <text:p text:style-name="Standard"><text:s text:c="2"/>знаю, -- сказала княжна, не отвечая. -- Да, ежели есть за мной грех, большой</text:p>
      <text:p text:style-name="Standard"><text:s text:c="2"/>грех, <text:s/>то <text:s/>это ненависть <text:s/>к <text:s/>этой <text:s/>мерзавке, <text:s/>-- <text:s/>почти <text:s/>прокричала <text:s/>княжна,</text:p>
      <text:p text:style-name="Standard"><text:s text:c="2"/>совершенно изменившись. -- И зачем она втирается сюда? Но <text:s/>я ей выскажу все,</text:p>
      <text:p text:style-name="Standard"><text:s text:c="2"/>все. Придет время!</text:p>
      <text:p text:style-name="Standard"><text:s text:c="2"/></text:p>
      <text:p text:style-name="Standard"><text:s text:c="2"/></text:p>
      <text:p text:style-name="Standard"><text:s text:c="2"/></text:p>
      <text:p text:style-name="Standard">XXII.</text:p>
      <text:p text:style-name="Standard"></text:p>
      <text:p text:style-name="Standard"></text:p>
      <text:p text:style-name="Standard"><text:s text:c="2"/></text:p>
      <text:p text:style-name="Standard"><text:s text:c="7"/>В <text:s/>то время как такие <text:s/>разговоры происходили <text:s/>в <text:s/>приемной и в княжниной</text:p>
      <text:p text:style-name="Standard"><text:s text:c="2"/>комнатах, <text:s/>карета с <text:s/>Пьером (за которым было послано) и <text:s/>с Анной Михайловной</text:p>
      <text:p text:style-name="Standard"><text:s text:c="2"/>(которая <text:s/>нашла нужным ехать с ним) въезжала во двор графа <text:s/>Безухого. <text:s/>Когда</text:p>
      <text:p text:style-name="Standard"><text:s text:c="2"/>колеса <text:s/>кареты <text:s/>мягко <text:s/>зазвучали <text:s/>по <text:s/>соломе, настланной <text:s/>под <text:s/>окнами, <text:s/>Анна</text:p>
      <text:p text:style-name="Standard"><text:s text:c="2"/>Михайловна, обратившись к своему спутнику с утешительными словами, убедилась</text:p>
      <text:p text:style-name="Standard"><text:s text:c="2"/>в том, что он спит в углу кареты, и разбудила его. Очнувшись, <text:s/>Пьер за Анною</text:p>
      <text:p text:style-name="Standard"><text:s text:c="2"/>Михайловной вышел из кареты и тут только подумал о том свидании с <text:s/>умирающим</text:p>
      <text:p text:style-name="Standard"><text:s text:c="2"/>отцом, которое его ожидало. Он заметил, что они <text:s/>подъехали не к парадному, а</text:p>
      <text:p text:style-name="Standard"><text:s text:c="2"/>к заднему подъезду. <text:s/>В <text:s/>то <text:s/>время как он <text:s/>сходил с <text:s/>подножки, два человека в</text:p>
      <text:p text:style-name="Standard"><text:s text:c="2"/>мещанской <text:s text:c="2"/>одежде <text:s text:c="2"/>торопливо <text:s text:c="2"/>отбежали <text:s text:c="2"/>от <text:s/>подъезда <text:s text:c="2"/>в <text:s text:c="2"/>тень <text:s text:c="2"/>стены.</text:p>
      <text:p text:style-name="Standard"><text:s text:c="2"/>Приостановившись, <text:s/>Пьер разглядел в тени дома с <text:s/>обеих сторон еще <text:s/>несколько</text:p>
      <text:p text:style-name="Standard"><text:s text:c="2"/>таких же людей. Но ни <text:s/>Анна Михайловна, ни лакей, ни кучер, которые не могли</text:p>
      <text:p text:style-name="Standard"><text:soft-page-break/><text:s text:c="2"/>не <text:s/>видеть <text:s/>этих людей, <text:s/>не <text:s/>обратили на них внимания. <text:s/>Стало-быть, <text:s/>это так</text:p>
      <text:p text:style-name="Standard"><text:s text:c="2"/>нужно, решил сам с собой Пьер и прошел за Анною Михайловной. Анна Михайловна</text:p>
      <text:p text:style-name="Standard"><text:s text:c="2"/>поспешными шагами <text:s/>шла вверх <text:s/>по слабо-освещенной узкой <text:s/>каменной <text:s/>лестнице,</text:p>
      <text:p text:style-name="Standard"><text:s text:c="2"/>подзывая отстававшего за ней Пьера, который, хотя и не понимал, для чего ему</text:p>
      <text:p text:style-name="Standard"><text:s text:c="2"/>надо было вообще <text:s/>итти к <text:s/>графу, <text:s/>и еще меньше, зачем <text:s/>ему надо было итти по</text:p>
      <text:p text:style-name="Standard"><text:s text:c="2"/>задней лестнице, но, <text:s/>судя <text:s/>по уверенности <text:s/>и <text:s/>поспешности <text:s/>Анны Михайловны,</text:p>
      <text:p text:style-name="Standard"><text:s text:c="2"/>решил про себя, что это было необходимо нужно. На половине лестницы <text:s/>чуть не</text:p>
      <text:p text:style-name="Standard"><text:s text:c="2"/>сбили их <text:s/>с ног какие-то люди с ведрами, которые, стуча сапогами, сбегали им</text:p>
      <text:p text:style-name="Standard"><text:s text:c="2"/>навстречу. Люди <text:s/>эти <text:s/>прижались <text:s/>к <text:s/>стене, чтобы <text:s/>пропустить <text:s/>Пьера с <text:s/>Анной</text:p>
      <text:p text:style-name="Standard"><text:s text:c="2"/>Михайловной, и не показали ни малейшего удивления при виде их.</text:p>
      <text:p text:style-name="Standard"><text:s text:c="7"/>-- <text:s/>Здесь <text:s/>на <text:s/>половину княжен? <text:s/>-- спросила Анна Михайловна <text:s/>одного из</text:p>
      <text:p text:style-name="Standard"><text:s text:c="2"/>них...</text:p>
      <text:p text:style-name="Standard"><text:s text:c="7"/>-- Здесь, <text:s/>-- отвечал лакей смелым, громким голосом, как <text:s/>будто <text:s/>теперь</text:p>
      <text:p text:style-name="Standard"><text:s text:c="2"/>все уже было можно, -- дверь налево, матушка.</text:p>
      <text:p text:style-name="Standard"><text:s text:c="7"/>-- <text:s/>Может <text:s/>быть, граф не звал меня, -- <text:s/>сказал Пьер в то время, как <text:s/>он</text:p>
      <text:p text:style-name="Standard"><text:s text:c="2"/>вышел на площадку, -- я пошел бы к себе.</text:p>
      <text:p text:style-name="Standard"><text:s text:c="7"/>Анна Михайловна остановилась, чтобы поровняться с Пьером.</text:p>
      <text:p text:style-name="Standard"><text:s text:c="7"/>-- Ah, <text:s/>mon ami! -- сказала она <text:s/>с <text:s/>тем <text:s/>же жестом, как утром <text:s/>с сыном,</text:p>
      <text:p text:style-name="Standard"><text:s text:c="2"/>дотрогиваясь до его <text:s/>руки: -- croyez, <text:s/>que je souffre autant, que vous, mais</text:p>
      <text:p text:style-name="Standard"><text:s text:c="2"/>soyez homme. [182]</text:p>
      <text:p text:style-name="Standard"><text:s text:c="7"/>-- Право, я пойду? <text:s/>-- спросил Пьер, ласково <text:s/>чрез очки <text:s/>глядя на <text:s/>Анну</text:p>
      <text:p text:style-name="Standard"><text:s text:c="2"/>Михайловну.</text:p>
      <text:p text:style-name="Standard"><text:s text:c="7"/>-- Ah, mon ami, oubliez les <text:s/>torts qu'on a pu avoir envers vous, pensez</text:p>
      <text:p text:style-name="Standard"><text:s text:c="2"/>que c'est votre père... <text:s/>peut-être à l'agonie. <text:s/>-- Она вздохнула. -- Je vous</text:p>
      <text:p text:style-name="Standard"><text:s text:c="2"/>ai tout de suite aimé comme mon fils. Fiez vous à moi, Pierre. Je n'oublirai</text:p>
      <text:p text:style-name="Standard"><text:s text:c="2"/>pas vos intérêts. [183]</text:p>
      <text:p text:style-name="Standard"><text:s text:c="7"/>Пьер <text:s/>ничего не понимал; опять ему еще сильнее <text:s/>показалось, что все это</text:p>
      <text:p text:style-name="Standard"><text:s text:c="2"/>так <text:s/>должно <text:s/>быть, <text:s/>и <text:s/>он <text:s/>покорно <text:s/>последовал <text:s/>за <text:s/>Анною <text:s/>Михайловной, <text:s/>уже</text:p>
      <text:p text:style-name="Standard"><text:s text:c="2"/>отворявшею дверь.</text:p>
      <text:p text:style-name="Standard"><text:s text:c="7"/>Дверь <text:s/>выходила <text:s/>в переднюю <text:s/>заднего <text:s/>хода. В углу <text:s/>сидел <text:s/>старик-слуга</text:p>
      <text:p text:style-name="Standard"><text:s text:c="2"/>княжен <text:s/>и <text:s/>вязал <text:s/>чулок. <text:s/>Пьер <text:s/>никогда <text:s/>не <text:s/>был <text:s/>на <text:s/>этой половине, даже не</text:p>
      <text:p text:style-name="Standard"><text:s text:c="2"/>предполагал <text:s text:c="2"/>существования <text:s/>таких <text:s/>покоев. <text:s/>Анна <text:s/>Михайловна <text:s text:c="2"/>спросила <text:s text:c="2"/>у</text:p>
      <text:p text:style-name="Standard"><text:s text:c="2"/>обгонявшей их, с графином на подносе, девушки (назвав ее милой и голубушкой)</text:p>
      <text:p text:style-name="Standard"><text:s text:c="2"/>о здоровье княжен и повлекла Пьера дальше по каменному коридору. Из коридора</text:p>
      <text:p text:style-name="Standard"><text:s text:c="2"/>первая <text:s/>дверь <text:s/>налево <text:s/>вела в <text:s/>жилые комнаты княжен. Горничная, <text:s/>с графином,</text:p>
      <text:p text:style-name="Standard"><text:s text:c="2"/>второпях (как и все делалось второпях в эту минуту в этом доме) не затворила</text:p>
      <text:p text:style-name="Standard"><text:s text:c="2"/>двери, и Пьер <text:s/>с <text:s/>Анною <text:s/>Михайловной, проходя мимо, <text:s/>невольно заглянули в ту</text:p>
      <text:p text:style-name="Standard"><text:s text:c="2"/>комнату, <text:s/>где, разговаривая, сидели близко друг от <text:s/>друга <text:s/>старшая <text:s/>княжна с</text:p>
      <text:p text:style-name="Standard"><text:s text:c="2"/>князем <text:s/>Васильем. <text:s/>Увидав <text:s/>проходящих, <text:s/>князь <text:s/>Василий <text:s/>сделал <text:s/>нетерпеливое</text:p>
      <text:p text:style-name="Standard"><text:s text:c="2"/>движение и откинулся назад; княжна вскочила и отчаянным жестом изо всей силы</text:p>
      <text:p text:style-name="Standard"><text:s text:c="2"/>хлопнула дверью, затворяя ее.</text:p>
      <text:p text:style-name="Standard"><text:s text:c="7"/>Жест <text:s/>этот был <text:s/>так не <text:s/>похож на всегдашнее спокойствие княжны, <text:s/>страх,</text:p>
      <text:p text:style-name="Standard"><text:s text:c="2"/>выразившийся на лице князя <text:s/>Василья, <text:s/>был так несвойствен его важности, <text:s/>что</text:p>
      <text:p text:style-name="Standard"><text:s text:c="2"/>Пьер, <text:s text:c="2"/>остановившись, <text:s/>вопросительно, <text:s/>через <text:s text:c="2"/>очки, <text:s/>посмотрел <text:s text:c="2"/>на <text:s text:c="2"/>свою</text:p>
      <text:p text:style-name="Standard"><text:s text:c="2"/>руководительницу.</text:p>
      <text:p text:style-name="Standard"><text:s text:c="7"/>Анна <text:s/>Михайловна не <text:s/>выразила удивления, она только слегка улыбнулась и</text:p>
      <text:p text:style-name="Standard"><text:s text:c="2"/>вздохнула, как будто показывая, что всего этого она ожидала.</text:p>
      <text:p text:style-name="Standard"><text:s text:c="7"/>-- Soyez <text:s/>homme, <text:s/>mon ami, <text:s/>c'est moi <text:s/>qui veillerai <text:s/>à <text:s/>vos <text:s/>intérêts,</text:p>
      <text:p text:style-name="Standard"><text:s text:c="2"/>[184] -- сказала <text:s/>она в <text:s/>ответ на его <text:s/>взгляд и еще скорее пошла по</text:p>
      <text:p text:style-name="Standard"><text:s text:c="2"/>коридору.</text:p>
      <text:p text:style-name="Standard"><text:s text:c="7"/>Пьер не понимал, в чем дело, и еще <text:s/>меньше, <text:s/>что <text:s/>значило veiller à vos</text:p>
      <text:p text:style-name="Standard"><text:s text:c="2"/>intérêts, <text:s/>[185] <text:s/>но <text:s/>он <text:s/>понимал, <text:s/>что все <text:s/>это <text:s/>так должно <text:s/>быть.</text:p>
      <text:p text:style-name="Standard"><text:soft-page-break/><text:s text:c="2"/>Коридором они вышли в полуосвещенную залу, примыкавшую к приемной графа. Это</text:p>
      <text:p text:style-name="Standard"><text:s text:c="2"/>была одна из тех холодных и <text:s/>роскошных комнат, которые знал Пьер с парадного</text:p>
      <text:p text:style-name="Standard"><text:s text:c="2"/>крыльца. Но и в этой комнате, посередине, стояла пустая ванна и была пролита</text:p>
      <text:p text:style-name="Standard"><text:s text:c="2"/>вода по ковру. Навстречу <text:s/>им вышли на цыпочках, не обращая <text:s/>на них внимания,</text:p>
      <text:p text:style-name="Standard"><text:s text:c="2"/>слуга и причетник <text:s/>с кадилом. Они <text:s/>вошли в знакомую <text:s/>Пьеру приемную <text:s/>с двумя</text:p>
      <text:p text:style-name="Standard"><text:s text:c="2"/>итальянскими окнами, выходом в <text:s/>зимний сад, с большим бюстом и во весь <text:s/>рост</text:p>
      <text:p text:style-name="Standard"><text:s text:c="2"/>портретом <text:s/>Екатерины. <text:s/>Все <text:s/>те же <text:s/>люди, почти в тех же <text:s/>положениях, сидели,</text:p>
      <text:p text:style-name="Standard"><text:s text:c="2"/>перешептываясь, <text:s/>в <text:s/>приемной. <text:s/>Все, смолкнув, оглянулись <text:s/>на <text:s/>вошедшую <text:s/>Анну</text:p>
      <text:p text:style-name="Standard"><text:s text:c="2"/>Михайловну, с ее <text:s/>исплаканным, бледным лицом, и на толстого, большого Пьера,</text:p>
      <text:p text:style-name="Standard"><text:s text:c="2"/>который, опустив голову, покорно следовал за нею.</text:p>
      <text:p text:style-name="Standard"><text:s text:c="7"/>На <text:s/>лице Анны <text:s/>Михайловны <text:s/>выразилось <text:s/>сознание того, <text:s/>что <text:s/>решительная</text:p>
      <text:p text:style-name="Standard"><text:s text:c="2"/>минута наступила; <text:s/>она, <text:s/>с <text:s/>приемами <text:s/>деловой петербургской <text:s/>дамы, <text:s/>вошла <text:s/>в</text:p>
      <text:p text:style-name="Standard"><text:s text:c="2"/>комнату, не отпуская от себя Пьера, еще смелее, чем утром. <text:s/>Она чувствовала,</text:p>
      <text:p text:style-name="Standard"><text:s text:c="2"/>что так как она <text:s/>ведет за собою <text:s/>того, кого желал видеть умирающий, то прием</text:p>
      <text:p text:style-name="Standard"><text:s text:c="2"/>ее был обеспечен. Быстрым взглядом оглядев всех, бывших в комнате, и заметив</text:p>
      <text:p text:style-name="Standard"><text:s text:c="2"/>графова духовника, <text:s/>она, <text:s/>не то что <text:s/>согнувшись, но <text:s/>сделавшись вдруг меньше</text:p>
      <text:p text:style-name="Standard"><text:s text:c="2"/>ростом, <text:s/>мелкою <text:s/>иноходью <text:s/>подплыла <text:s text:c="2"/>к <text:s/>духовнику <text:s text:c="2"/>и <text:s/>почтительно <text:s/>приняла</text:p>
      <text:p text:style-name="Standard"><text:s text:c="2"/>благословение одного, потом другого духовного лица.</text:p>
      <text:p text:style-name="Standard"><text:s text:c="7"/>-- Слава <text:s/>Богу, что успели, -- сказала <text:s/>она духовному <text:s/>лицу, -- мы все,</text:p>
      <text:p text:style-name="Standard"><text:s text:c="2"/>родные, так боялись. Вот этот молодой человек -- сын графа, -- прибавила она</text:p>
      <text:p text:style-name="Standard"><text:s text:c="2"/>тише. -- Ужасная минута!</text:p>
      <text:p text:style-name="Standard"><text:s text:c="7"/>Проговорив эти слова, она подошла к доктору.</text:p>
      <text:p text:style-name="Standard"><text:s text:c="7"/>-- Cher docteur, <text:s/>-- сказала она ему, -- <text:s/>ce jeune homme est le fils du</text:p>
      <text:p text:style-name="Standard"><text:s text:c="2"/>comte... y a-t-il de l'espoir? [186]</text:p>
      <text:p text:style-name="Standard"><text:s text:c="7"/>Доктор молча, <text:s/>быстрым <text:s/>движением <text:s/>возвел <text:s/>кверху глаза и <text:s/>плечи. <text:s/>Анна</text:p>
      <text:p text:style-name="Standard"><text:s text:c="2"/>Михайловна точно таким же движением <text:s/>возвела плечи и глаза, почти закрыв их,</text:p>
      <text:p text:style-name="Standard"><text:s text:c="2"/>вздохнула <text:s/>и <text:s/>отошла <text:s text:c="2"/>от <text:s/>доктора <text:s/>к <text:s/>Пьеру. <text:s/>Она <text:s/>особенно <text:s/>почтительно <text:s/>и</text:p>
      <text:p text:style-name="Standard"><text:s text:c="2"/>нежно-грустно обратилась к Пьеру.</text:p>
      <text:p text:style-name="Standard"><text:s text:c="7"/>-- Ayez confiance en Sa miséricorde, [187] -- сказала она ему,</text:p>
      <text:p text:style-name="Standard"><text:s text:c="2"/>указав ему диванчик, чтобы сесть подождать ее, <text:s/>сама <text:s/>неслышно направилась к</text:p>
      <text:p text:style-name="Standard"><text:s text:c="2"/>двери, на которую все смотрели, и <text:s/>вслед за <text:s/>чуть <text:s/>слышным звуком этой двери</text:p>
      <text:p text:style-name="Standard"><text:s text:c="2"/>скрылась за нею.</text:p>
      <text:p text:style-name="Standard"><text:s text:c="7"/>Пьер, решившись во всем повиноваться своей руководительнице, направился</text:p>
      <text:p text:style-name="Standard"><text:s text:c="2"/>к диванчику, <text:s/>который она <text:s/>ему указала. Как только Анна Михайловна скрылась,</text:p>
      <text:p text:style-name="Standard"><text:s text:c="2"/>он заметил, что взгляды всех, бывших в комнате, больше <text:s/>чем с любопытством и</text:p>
      <text:p text:style-name="Standard"><text:s text:c="2"/>с <text:s/>участием <text:s/>устремились <text:s/>на <text:s/>него. <text:s/>Он заметил, <text:s/>что <text:s/>все <text:s/>перешептывались,</text:p>
      <text:p text:style-name="Standard"><text:s text:c="2"/>указывая на него глазами, как будто со страхом и даже с подобострастием. Ему</text:p>
      <text:p text:style-name="Standard"><text:s text:c="2"/>оказывали уважение, <text:s/>какого прежде никогда <text:s/>не <text:s/>оказывали: <text:s/>неизвестная <text:s/>ему</text:p>
      <text:p text:style-name="Standard"><text:s text:c="2"/>дама, <text:s/>которая <text:s/>говорила <text:s/>с <text:s/>духовными <text:s/>лицами, <text:s/>встала <text:s/>с <text:s/>своего <text:s/>места <text:s/>и</text:p>
      <text:p text:style-name="Standard"><text:s text:c="2"/>предложила ему сесть, адъютант поднял уроненную Пьером перчатку и подал ему;</text:p>
      <text:p text:style-name="Standard"><text:s text:c="2"/>доктора почтительно замолкли, когда он <text:s/>проходил мимо <text:s/>их, и <text:s/>посторонились,</text:p>
      <text:p text:style-name="Standard"><text:s text:c="2"/>чтобы <text:s/>дать ему <text:s/>место. Пьер хотел <text:s/>сначала <text:s/>сесть на другое место, чтобы не</text:p>
      <text:p text:style-name="Standard"><text:s text:c="2"/>стеснять даму, хотел сам поднять перчатку и обойти докторов, которые вовсе и</text:p>
      <text:p text:style-name="Standard"><text:s text:c="2"/>не стояли на дороге; но он <text:s/>вдруг почувствовал, что это было <text:s/>бы неприлично,</text:p>
      <text:p text:style-name="Standard"><text:s text:c="2"/>он почувствовал, что он в нынешнюю ночь есть лицо, которое обязано совершить</text:p>
      <text:p text:style-name="Standard"><text:s text:c="2"/>какой-то <text:s/>страшный <text:s/>и ожидаемый всеми <text:s/>обряд, <text:s/>и что <text:s/>поэтому <text:s/>он должен был</text:p>
      <text:p text:style-name="Standard"><text:s text:c="2"/>принимать <text:s/>от всех услуги. <text:s/>Он принял молча <text:s/>перчатку от <text:s/>адъютанта, сел <text:s/>на</text:p>
      <text:p text:style-name="Standard"><text:s text:c="2"/>место дамы, положив свои большие руки на симметрично-выставленные <text:s/>колени, в</text:p>
      <text:p text:style-name="Standard"><text:s text:c="2"/>наивной позе <text:s/>египетской <text:s/>статуи, и решил про себя, <text:s/>что все <text:s/>это так именно</text:p>
      <text:p text:style-name="Standard"><text:s text:c="2"/>должно <text:s/>быть и что ему в нынешний <text:s/>вечер, для <text:s/>того чтобы не потеряться и не</text:p>
      <text:p text:style-name="Standard"><text:s text:c="2"/>наделать глупостей, <text:s/>не следует действовать по своим соображениям, а надобно</text:p>
      <text:p text:style-name="Standard"><text:s text:c="2"/>предоставить себя вполне на волю тех, которые руководили им.</text:p>
      <text:p text:style-name="Standard"><text:soft-page-break/><text:s text:c="7"/>Не <text:s/>прошло и двух минут, как <text:s/>князь <text:s/>Василий, <text:s/>в своем <text:s/>кафтане с тремя</text:p>
      <text:p text:style-name="Standard"><text:s text:c="2"/>звездами, <text:s/>величественно, <text:s/>высоко <text:s/>неся голову, вошел в комнату. Он <text:s/>казался</text:p>
      <text:p text:style-name="Standard"><text:s text:c="2"/>похудевшим с утра; глаза его были <text:s/>больше обыкновенного, <text:s/>когда <text:s/>он <text:s/>оглянул</text:p>
      <text:p text:style-name="Standard"><text:s text:c="2"/>комнату и увидал Пьера. Он подошел к нему, взял руку (чего он прежде никогда</text:p>
      <text:p text:style-name="Standard"><text:s text:c="2"/>не делал) и потянул ее книзу, <text:s/>как <text:s/>будто <text:s/>он хотел <text:s/>испытать, крепко ли она</text:p>
      <text:p text:style-name="Standard"><text:s text:c="2"/>держится.</text:p>
      <text:p text:style-name="Standard"><text:s text:c="7"/>-- Courage, courage, mon ami. Il a demandé à <text:s/>vous voir. C'est <text:s/>bien...</text:p>
      <text:p text:style-name="Standard"><text:s text:c="2"/>[188] -- и он хотел итти.</text:p>
      <text:p text:style-name="Standard"><text:s text:c="7"/>Но Пьер почел нужным спросить:</text:p>
      <text:p text:style-name="Standard"><text:s text:c="7"/>-- Как здоровье...</text:p>
      <text:p text:style-name="Standard"><text:s text:c="7"/>Он замялся, не зная, прилично ли назвать умирающего <text:s/>графом; назвать же</text:p>
      <text:p text:style-name="Standard"><text:s text:c="2"/>отцом ему было совестно.</text:p>
      <text:p text:style-name="Standard"><text:s text:c="7"/>-- <text:s/>Il a <text:s/>eu encore <text:s/>un coup, <text:s/>il <text:s/>y a <text:s/>une <text:s/>demi-heure. <text:s/>Еще был удар.</text:p>
      <text:p text:style-name="Standard"><text:s text:c="2"/>Courage, mon аmi... [189]</text:p>
      <text:p text:style-name="Standard"><text:s text:c="7"/>Пьер был в <text:s/>таком состоянии неясности мысли, <text:s/>что при слове <text:s/>"удар" ему</text:p>
      <text:p text:style-name="Standard"><text:s text:c="2"/>представился удар <text:s/>какого-нибудь тела. Он, <text:s/>недоумевая, <text:s/>посмотрел <text:s/>на князя</text:p>
      <text:p text:style-name="Standard"><text:s text:c="2"/>Василия и уже потом сообразил, что ударом называется <text:s/>болезнь. Князь Василий</text:p>
      <text:p text:style-name="Standard"><text:s text:c="2"/>на ходу сказал несколько <text:s/>слов <text:s/>Лоррену и прошел в дверь на цыпочках. <text:s/>Он не</text:p>
      <text:p text:style-name="Standard"><text:s text:c="2"/>умел ходить <text:s/>на цыпочках <text:s/>и неловко подпрыгивал <text:s/>всем <text:s/>телом. <text:s/>Вслед за <text:s/>ним</text:p>
      <text:p text:style-name="Standard"><text:s text:c="2"/>прошла <text:s/>старшая княжна, <text:s/>потом <text:s/>прошли <text:s/>духовные <text:s/>лица <text:s/>и <text:s/>причетники, <text:s/>люди</text:p>
      <text:p text:style-name="Standard"><text:s text:c="2"/>(прислуга) <text:s/>тоже прошли в дверь. <text:s/>За этою дверью послышалось передвиженье, и</text:p>
      <text:p text:style-name="Standard"><text:s text:c="2"/>наконец, все с тем же бледным, но твердым в исполнении долга лицом, выбежала</text:p>
      <text:p text:style-name="Standard"><text:s text:c="2"/>Анна Михайловна и, дотронувшись до руки Пьера, сказала:</text:p>
      <text:p text:style-name="Standard"><text:s text:c="7"/>-- <text:s/>La bonté <text:s/>divine <text:s/>est inépuisable. <text:s/>C'est la cérémonie de l'extrême</text:p>
      <text:p text:style-name="Standard"><text:s text:c="2"/>onction qui va commencer. Venez. [190]</text:p>
      <text:p text:style-name="Standard"><text:s text:c="7"/>Пьер <text:s/>прошел <text:s/>в <text:s/>дверь, <text:s/>ступая <text:s/>по мягкому ковру, <text:s/>и <text:s/>заметил, <text:s/>что <text:s/>и</text:p>
      <text:p text:style-name="Standard"><text:s text:c="2"/>адъютант, и незнакомая дама, и еще кто-то из <text:s/>прислуги -- все прошли за ним,</text:p>
      <text:p text:style-name="Standard"><text:s text:c="2"/>как будто <text:s/>теперь уж <text:s/>не <text:s/>надо <text:s/>было <text:s/>спрашивать <text:s/>разрешения входить <text:s/>в <text:s/>эту</text:p>
      <text:p text:style-name="Standard"><text:s text:c="2"/>комнату.</text:p>
      <text:p text:style-name="Standard"><text:s text:c="2"/></text:p>
      <text:p text:style-name="Standard"><text:s text:c="2"/></text:p>
      <text:p text:style-name="Standard"><text:s text:c="2"/></text:p>
      <text:p text:style-name="Standard">XXIII.</text:p>
      <text:p text:style-name="Standard"></text:p>
      <text:p text:style-name="Standard"></text:p>
      <text:p text:style-name="Standard"><text:s text:c="2"/></text:p>
      <text:p text:style-name="Standard"><text:s text:c="7"/>Пьер хорошо <text:s/>знал эту большую, разделенную колоннами и <text:s/>аркой <text:s/>комнату,</text:p>
      <text:p text:style-name="Standard"><text:s text:c="2"/>всю <text:s/>обитую персидскими <text:s/>коврами. <text:s/>Часть комнаты за <text:s/>колоннами, где <text:s/>с одной</text:p>
      <text:p text:style-name="Standard"><text:s text:c="2"/>стороны стояла высокая красного дерева кровать, под шелковыми <text:s/>занавесами, а</text:p>
      <text:p text:style-name="Standard"><text:s text:c="2"/>с <text:s/>другой <text:s/>-- <text:s/>огромный киот с образами, <text:s/>была красно и <text:s/>ярко освещена, <text:s/>как</text:p>
      <text:p text:style-name="Standard"><text:s text:c="2"/>бывают освещены церкви <text:s/>во <text:s/>время <text:s/>вечерней службы. Под <text:s/>освещенными <text:s/>ризами</text:p>
      <text:p text:style-name="Standard"><text:s text:c="2"/>киота <text:s/>стояло длинное вольтеровское кресло, и <text:s/>на <text:s/>кресле, обложенном вверху</text:p>
      <text:p text:style-name="Standard"><text:s text:c="2"/>снежно-белыми, <text:s/>не смятыми, видимо, только <text:s/>-- <text:s/>что перемененными подушками,</text:p>
      <text:p text:style-name="Standard"><text:s text:c="2"/>укрытая до пояса ярко-зеленым одеялом, лежала знакомая <text:s/>Пьеру величественная</text:p>
      <text:p text:style-name="Standard"><text:s text:c="2"/>фигура его <text:s/>отца, графа Безухого, с тою <text:s/>же седою гривой волос, напоминавших</text:p>
      <text:p text:style-name="Standard"><text:s text:c="2"/>льва, <text:s/>над <text:s/>широким <text:s/>лбом <text:s/>и <text:s/>с <text:s/>теми <text:s/>же <text:s/>характерно-благородными <text:s/>крупными</text:p>
      <text:p text:style-name="Standard"><text:s text:c="2"/>морщинами на красивом <text:s/>красно-желтом лице. Он лежал <text:s/>прямо под образами; обе</text:p>
      <text:p text:style-name="Standard"><text:s text:c="2"/>толстые, большие руки его были выпростаны из-под одеяла <text:s/>и лежали на <text:s/>нем. В</text:p>
      <text:p text:style-name="Standard"><text:s text:c="2"/>правую руку, лежавшую <text:s/>ладонью книзу, между большим и указательным <text:s/>пальцами</text:p>
      <text:p text:style-name="Standard"><text:s text:c="2"/>вставлена была восковая свеча, которую, нагибаясь из-за кресла, <text:s/>придерживал</text:p>
      <text:p text:style-name="Standard"><text:s text:c="2"/>в ней старый слуга. Над креслом стояли духовные лица <text:s/>в своих величественных</text:p>
      <text:p text:style-name="Standard"><text:s text:c="2"/>блестящих одеждах, <text:s/>с <text:s/>выпростанными на них длинными волосами, с <text:s/>зажженными</text:p>
      <text:p text:style-name="Standard"><text:soft-page-break/><text:s text:c="2"/>свечами в руках, и медленно-торжественно <text:s/>служили. Немного позади их <text:s/>стояли</text:p>
      <text:p text:style-name="Standard"><text:s text:c="2"/>две <text:s/>младшие княжны, <text:s/>с платком <text:s/>в <text:s/>руках и <text:s/>у <text:s/>глаз, и впереди их <text:s/>старшая,</text:p>
      <text:p text:style-name="Standard"><text:s text:c="2"/>Катишь, <text:s/>с злобным и <text:s/>решительным <text:s/>видом, ни на мгновение не <text:s/>спуская глаз с</text:p>
      <text:p text:style-name="Standard"><text:s text:c="2"/>икон, как будто говорила всем, что не отвечает за себя, если оглянется. Анна</text:p>
      <text:p text:style-name="Standard"><text:s text:c="2"/>Михайловна, с <text:s/>кроткою <text:s/>печалью и всепрощением <text:s/>на лице, и <text:s/>неизвестная дама</text:p>
      <text:p text:style-name="Standard"><text:s text:c="2"/>стояли у двери. Князь Василий стоял с другой стороны двери, близко к креслу,</text:p>
      <text:p text:style-name="Standard"><text:s text:c="2"/>за <text:s/>резным <text:s/>бархатным стулом, <text:s/>который <text:s/>он <text:s/>поворотил <text:s/>к <text:s/>себе <text:s/>спинкой, <text:s/>и,</text:p>
      <text:p text:style-name="Standard"><text:s text:c="2"/>облокотив на нее левую руку со свечой, крестился правою, каждый раз поднимая</text:p>
      <text:p text:style-name="Standard"><text:s text:c="2"/>глаза кверху, когда приставлял персты <text:s/>ко лбу. Лицо <text:s/>его выражало <text:s/>спокойную</text:p>
      <text:p text:style-name="Standard"><text:s text:c="2"/>набожность и преданность <text:s/>воле Божией."Ежели вы не понимаете этих чувств, то</text:p>
      <text:p text:style-name="Standard"><text:s text:c="2"/>тем хуже для вас", казалось, говорило его лицо.</text:p>
      <text:p text:style-name="Standard"><text:s text:c="7"/>Сзади его стоял адъютант, доктора и мужская <text:s/>прислуга; как бы в церкви,</text:p>
      <text:p text:style-name="Standard"><text:s text:c="2"/>мужчины и женщины разделились. Все молчало, <text:s/>крестилось, только слышны <text:s/>были</text:p>
      <text:p text:style-name="Standard"><text:s text:c="2"/>церковное <text:s/>чтение, <text:s/>сдержанное, густое басовое <text:s/>пение <text:s/>и в <text:s/>минуты <text:s/>молчания</text:p>
      <text:p text:style-name="Standard"><text:s text:c="2"/>перестановка <text:s/>ног и <text:s/>вздохи. <text:s/>Анна <text:s/>Михайловна, <text:s/>с тем <text:s/>значительным <text:s/>видом,</text:p>
      <text:p text:style-name="Standard"><text:s text:c="2"/>который показывал, что она <text:s/>знает, <text:s/>что делает, перешла <text:s/>через всю комнату к</text:p>
      <text:p text:style-name="Standard"><text:s text:c="2"/>Пьеру и подала <text:s/>ему <text:s/>свечу. Он <text:s/>зажег <text:s/>ее и, <text:s/>развлеченный <text:s/>наблюдениями над</text:p>
      <text:p text:style-name="Standard"><text:s text:c="2"/>окружающими, стал креститься тою же рукой, в которой была свеча.</text:p>
      <text:p text:style-name="Standard"><text:s text:c="7"/>Младшая, румяная и смешливая княжна Софи, с родинкою, смотрела на него.</text:p>
      <text:p text:style-name="Standard"><text:s text:c="2"/>Она <text:s/>улыбнулась, спрятала свое лицо <text:s/>в платок <text:s/>и долго не открывала его; но,</text:p>
      <text:p text:style-name="Standard"><text:s text:c="2"/>посмотрев на <text:s/>Пьера, <text:s/>опять засмеялась. Она, <text:s/>видимо, <text:s/>чувствовала себя не в</text:p>
      <text:p text:style-name="Standard"><text:s text:c="2"/>силах глядеть на него <text:s/>без смеха, но не <text:s/>могла удержаться, чтобы не смотреть</text:p>
      <text:p text:style-name="Standard"><text:s text:c="2"/>на него, и во избежание искушений тихо перешла за колонну. В середине службы</text:p>
      <text:p text:style-name="Standard"><text:s text:c="2"/>голоса духовенства вдруг замолкли; духовные лица шопотом сказали что-то друг</text:p>
      <text:p text:style-name="Standard"><text:s text:c="2"/>другу; старый <text:s/>слуга, <text:s/>державший руку <text:s/>графа, поднялся и обратился к <text:s/>дамам.</text:p>
      <text:p text:style-name="Standard"><text:s text:c="2"/>Анна Михайловна выступила <text:s/>вперед <text:s/>и, <text:s/>нагнувшись <text:s/>над <text:s/>больным, из-за спины</text:p>
      <text:p text:style-name="Standard"><text:s text:c="2"/>пальцем поманила к <text:s/>себе Лоррена. Француз-доктор, -- стоявший без <text:s/>зажженной</text:p>
      <text:p text:style-name="Standard"><text:s text:c="2"/>свечи, прислонившись к колонне, в той почтительной <text:s/>позе иностранца, которая</text:p>
      <text:p text:style-name="Standard"><text:s text:c="2"/>показывает, <text:s/>что, <text:s/>несмотря <text:s/>на <text:s/>различие <text:s/>веры, <text:s/>он понимает <text:s/>всю <text:s/>важность</text:p>
      <text:p text:style-name="Standard"><text:s text:c="2"/>совершающегося обряда и даже одобряет <text:s/>его, -- неслышными шагами человека во</text:p>
      <text:p text:style-name="Standard"><text:s text:c="2"/>всей силе возраста подошел к больному, взял своими белыми <text:s/>тонкими <text:s/>пальцами</text:p>
      <text:p text:style-name="Standard"><text:s text:c="2"/>его свободную руку с зеленого <text:s/>одеяла и, <text:s/>отвернувшись, стал щупать <text:s/>пульс и</text:p>
      <text:p text:style-name="Standard"><text:s text:c="2"/>задумался. Больному <text:s/>дали <text:s/>чего-то <text:s/>выпить, зашевелились около <text:s/>него, <text:s/>потом</text:p>
      <text:p text:style-name="Standard"><text:s text:c="2"/>опять расступились <text:s/>по <text:s/>местам, и богослужение возобновилось. Во время этого</text:p>
      <text:p text:style-name="Standard"><text:s text:c="2"/>перерыва Пьер заметил, что князь Василий вышел из-за своей спинки стула и, с</text:p>
      <text:p text:style-name="Standard"><text:s text:c="2"/>тем <text:s/>же видом, который показывал, что он знает, <text:s/>что делает, <text:s/>и что тем хуже</text:p>
      <text:p text:style-name="Standard"><text:s text:c="2"/>для других, ежели они не понимают его, не подошел к больному, а, пройдя мимо</text:p>
      <text:p text:style-name="Standard"><text:s text:c="2"/>его, присоединился <text:s/>к <text:s/>старшей <text:s/>княжне <text:s/>и с <text:s/>нею вместе <text:s/>направился в <text:s/>глубь</text:p>
      <text:p text:style-name="Standard"><text:s text:c="2"/>спальни, к высокой кровати под шелковыми занавесами. <text:s/>От <text:s/>кровати и <text:s/>князь и</text:p>
      <text:p text:style-name="Standard"><text:s text:c="2"/>княжна <text:s/>оба <text:s/>скрылись в заднюю дверь, но <text:s/>перед концом службы один за другим</text:p>
      <text:p text:style-name="Standard"><text:s text:c="2"/>возвратились <text:s/>на <text:s/>свои <text:s/>места. Пьер обратил на <text:s/>это обстоятельство не <text:s/>более</text:p>
      <text:p text:style-name="Standard"><text:s text:c="2"/>внимания, как и на все другие, раз навсегда решив в своем уме, <text:s/>что все, что</text:p>
      <text:p text:style-name="Standard"><text:s text:c="2"/>совершалось перед ним нынешний вечер, было так необходимо нужно.</text:p>
      <text:p text:style-name="Standard"><text:s text:c="7"/>Звуки церковного пения прекратились, и послышался голос духовного лица,</text:p>
      <text:p text:style-name="Standard"><text:s text:c="2"/>которое почтительно поздравляло больного с принятием таинства. Больной лежал</text:p>
      <text:p text:style-name="Standard"><text:s text:c="2"/>все <text:s/>так <text:s text:c="2"/>же <text:s/>безжизненно <text:s/>и <text:s/>неподвижно. <text:s/>Вокруг <text:s/>него <text:s/>все <text:s/>зашевелилось,</text:p>
      <text:p text:style-name="Standard"><text:s text:c="2"/>послышались шаги и шопоты, из которых шопот <text:s/>Анны Михайловны выдавался резче</text:p>
      <text:p text:style-name="Standard"><text:s text:c="2"/>всех.</text:p>
      <text:p text:style-name="Standard"><text:s text:c="7"/>Пьер слышал, как она сказала:</text:p>
      <text:p text:style-name="Standard"><text:s text:c="7"/>-- Непременно надо перенести на кровать, здесь никак нельзя будет...</text:p>
      <text:p text:style-name="Standard"><text:s text:c="7"/>Больного <text:s/>так обступили доктора, <text:s/>княжны и слуги, что Пьер уже не видал</text:p>
      <text:p text:style-name="Standard"><text:s text:c="2"/>той <text:s/>красно-желтой <text:s/>головы с седою <text:s/>гривой, <text:s/>которая, несмотря на то, что он</text:p>
      <text:p text:style-name="Standard"><text:soft-page-break/><text:s text:c="2"/>видел и другие лица, ни на мгновение не выходила у него из вида во все время</text:p>
      <text:p text:style-name="Standard"><text:s text:c="2"/>службы. <text:s/>Пьер догадался по <text:s/>осторожному движению людей, обступивших <text:s/>кресло,</text:p>
      <text:p text:style-name="Standard"><text:s text:c="2"/>что умирающего поднимали и переносили.</text:p>
      <text:p text:style-name="Standard"><text:s text:c="7"/>-- За мою руку держись, уронишь так, -- послышался ему испуганный шопот</text:p>
      <text:p text:style-name="Standard"><text:s text:c="2"/>одного из слуг, <text:s/>-- снизу... еще один, -- говорили голоса, и тяжелые дыхания</text:p>
      <text:p text:style-name="Standard"><text:s text:c="2"/>и переступанья ногами людей стали торопливее, как будто тяжесть, которую они</text:p>
      <text:p text:style-name="Standard"><text:s text:c="2"/>несли, была сверх сил их.</text:p>
      <text:p text:style-name="Standard"><text:s text:c="7"/>Несущие, в числе которых была и Анна Михайловна, поровнялись с <text:s/>молодым</text:p>
      <text:p text:style-name="Standard"><text:s text:c="2"/>человеком, <text:s/>и <text:s/>ему <text:s/>на мгновение из-за <text:s/>спин <text:s/>и <text:s/>затылков <text:s/>людей <text:s/>показалась</text:p>
      <text:p text:style-name="Standard"><text:s text:c="2"/>высокая, жирная, открытая грудь, тучные плечи <text:s/>больного, <text:s/>приподнятые кверху</text:p>
      <text:p text:style-name="Standard"><text:s text:c="2"/>людьми, державшими его под <text:s/>мышки, и седая курчавая, львиная <text:s/>голова. Голова</text:p>
      <text:p text:style-name="Standard"><text:s text:c="2"/>эта, <text:s/>с <text:s/>необычайно-широким <text:s/>лбом <text:s/>и скулами, <text:s/>красивым <text:s/>чувственным ртом <text:s/>и</text:p>
      <text:p text:style-name="Standard"><text:s text:c="2"/>величественным холодным взглядом, была не обезображена близостью смерти. Она</text:p>
      <text:p text:style-name="Standard"><text:s text:c="2"/>была такая же, какою знал ее Пьер назад тому три месяца, когда граф отпускал</text:p>
      <text:p text:style-name="Standard"><text:s text:c="2"/>его <text:s/>в <text:s/>Петербург. Но <text:s/>голова эта беспомощно <text:s/>покачивалась от неровных шагов</text:p>
      <text:p text:style-name="Standard"><text:s text:c="2"/>несущих, и холодный, безучастный взгляд не знал, на чем остановиться.</text:p>
      <text:p text:style-name="Standard"><text:s text:c="7"/>Прошло <text:s/>несколько минут <text:s/>суетни <text:s/>около высокой <text:s/>кровати; <text:s/>люди, <text:s/>несшие</text:p>
      <text:p text:style-name="Standard"><text:s text:c="2"/>больного, <text:s/>разошлись. Анна Михайловна дотронулась до руки <text:s/>Пьера <text:s/>и <text:s/>сказала</text:p>
      <text:p text:style-name="Standard"><text:s text:c="2"/>ему: <text:s/>"Venez". <text:s/>[191] <text:s/>Пьер <text:s/>вместе <text:s/>с <text:s/>нею <text:s/>подошел к <text:s/>кровати, на</text:p>
      <text:p text:style-name="Standard"><text:s text:c="2"/>которой, <text:s/>в <text:s/>праздничной <text:s/>позе, <text:s text:c="2"/>видимо, <text:s/>имевшей <text:s/>отношение <text:s/>к <text:s/>только-что</text:p>
      <text:p text:style-name="Standard"><text:s text:c="2"/>совершенному <text:s/>таинству, был <text:s/>положен <text:s/>больной. <text:s/>Он <text:s/>лежал, <text:s/>высоко <text:s/>опираясь</text:p>
      <text:p text:style-name="Standard"><text:s text:c="2"/>головой на подушки. Руки <text:s/>его <text:s/>были симметрично выложены на зеленом шелковом</text:p>
      <text:p text:style-name="Standard"><text:s text:c="2"/>одеяле ладонями <text:s/>вниз. <text:s/>Когда Пьер подошел, <text:s/>граф глядел <text:s/>прямо <text:s/>на него, но</text:p>
      <text:p text:style-name="Standard"><text:s text:c="2"/>глядел тем взглядом, которого смысл <text:s/>и значение <text:s/>нельзя понять человеку. Или</text:p>
      <text:p text:style-name="Standard"><text:s text:c="2"/>этот взгляд ровно ничего не говорил, как только <text:s/>то, что, покуда есть глаза,</text:p>
      <text:p text:style-name="Standard"><text:s text:c="2"/>надо <text:s/>же <text:s text:c="2"/>глядеть <text:s text:c="2"/>куда-нибудь, <text:s/>или <text:s/>он <text:s/>говорил <text:s text:c="2"/>слишком <text:s/>многое. <text:s/>Пьер</text:p>
      <text:p text:style-name="Standard"><text:s text:c="2"/>остановился, <text:s/>не зная, что ему делать, <text:s/>и <text:s/>вопросительно оглянулся <text:s/>на <text:s/>свою</text:p>
      <text:p text:style-name="Standard"><text:s text:c="2"/>руководительницу <text:s/>Анну <text:s/>Михайловну. <text:s/>Анна Михайловна <text:s/>сделала ему торопливый</text:p>
      <text:p text:style-name="Standard"><text:s text:c="2"/>жест <text:s/>глазами, <text:s/>указывая <text:s/>на <text:s/>руку <text:s/>больного и губами <text:s/>посылая ей <text:s/>воздушный</text:p>
      <text:p text:style-name="Standard"><text:s text:c="2"/>поцелуй. <text:s/>Пьер, старательно <text:s/>вытягивая <text:s/>шею, чтоб <text:s/>не <text:s/>зацепить <text:s/>за <text:s/>одеяло,</text:p>
      <text:p text:style-name="Standard"><text:s text:c="2"/>исполнил ее совет и приложился к ширококостной и мясистой руке. Ни <text:s/>рука, ни</text:p>
      <text:p text:style-name="Standard"><text:s text:c="2"/>один <text:s/>мускул лица графа не <text:s/>дрогнули. Пьер <text:s/>опять вопросительно посмотрел на</text:p>
      <text:p text:style-name="Standard"><text:s text:c="2"/>Анну <text:s/>Михайловну, спрашивая <text:s/>теперь, что ему делать. Анна Михайловна глазами</text:p>
      <text:p text:style-name="Standard"><text:s text:c="2"/>указала ему на кресло, стоявшее подле кровати. Пьер покорно стал садиться на</text:p>
      <text:p text:style-name="Standard"><text:s text:c="2"/>кресло, <text:s/>глазами продолжая <text:s/>спрашивать, то <text:s/>ли <text:s/>он <text:s/>сделал, что нужно. <text:s/>Анна</text:p>
      <text:p text:style-name="Standard"><text:s text:c="2"/>Михайловна <text:s text:c="3"/>одобрительно <text:s text:c="3"/>кивнула <text:s text:c="3"/>головой. <text:s text:c="3"/>Пьер <text:s text:c="3"/>принял <text:s text:c="3"/>опять</text:p>
      <text:p text:style-name="Standard"><text:s text:c="2"/>симметрично-наивное положение египетской статуи, <text:s/>видимо, соболезнуя <text:s/>о том,</text:p>
      <text:p text:style-name="Standard"><text:s text:c="2"/>что <text:s/>неуклюжее <text:s/>и толстое <text:s/>тело его занимало такое <text:s/>большое <text:s/>пространство, и</text:p>
      <text:p text:style-name="Standard"><text:s text:c="2"/>употребляя все душевные силы, чтобы казаться как можно меньше. Он смотрел на</text:p>
      <text:p text:style-name="Standard"><text:s text:c="2"/>графа. Граф смотрел <text:s/>на то <text:s/>место, где находилось лицо Пьера, в то время как</text:p>
      <text:p text:style-name="Standard"><text:s text:c="2"/>он <text:s/>стоял. <text:s/>Анна Михайловна <text:s/>являла <text:s/>в своем положении сознание трогательной</text:p>
      <text:p text:style-name="Standard"><text:s text:c="2"/>важности этой последней минуты свидания отца с сыном. Это <text:s/>продолжалось <text:s/>две</text:p>
      <text:p text:style-name="Standard"><text:s text:c="2"/>минуты, которые показались Пьеру часом. Вдруг в крупных мускулах и <text:s/>морщинах</text:p>
      <text:p text:style-name="Standard"><text:s text:c="2"/>лица <text:s/>графа <text:s/>появилось <text:s/>содрогание. <text:s/>Содрогание <text:s/>усиливалось, <text:s/>красивый <text:s/>рот</text:p>
      <text:p text:style-name="Standard"><text:s text:c="2"/>покривился <text:s/>(тут только Пьер понял, до какой <text:s/>степени отец его был <text:s/>близок к</text:p>
      <text:p text:style-name="Standard"><text:s text:c="2"/>смерти), <text:s/>из <text:s/>перекривленного <text:s/>рта <text:s/>послышался <text:s/>неясный <text:s/>хриплый звук. <text:s/>Анна</text:p>
      <text:p text:style-name="Standard"><text:s text:c="2"/>Михайловна старательно <text:s/>смотрела в глаза больному и, <text:s/>стараясь угадать, чего</text:p>
      <text:p text:style-name="Standard"><text:s text:c="2"/>было нужно ему, указывала то на Пьера, то на питье, то шопотом вопросительно</text:p>
      <text:p text:style-name="Standard"><text:s text:c="2"/>называла <text:s/>князя <text:s/>Василия, <text:s/>то <text:s/>указывала <text:s/>на одеяло. Глаза и <text:s/>лицо <text:s/>больного</text:p>
      <text:p text:style-name="Standard"><text:s text:c="2"/>выказывали нетерпение. Он сделал усилие, <text:s/>чтобы взглянуть на слугу, <text:s/>который</text:p>
      <text:p text:style-name="Standard"><text:s text:c="2"/>безотходно стоял у изголовья постели.</text:p>
      <text:p text:style-name="Standard"><text:s text:c="7"/>-- На другой бочок перевернуться хотят, -- прошептал <text:s/>слуга и поднялся,</text:p>
      <text:p text:style-name="Standard"><text:soft-page-break/><text:s text:c="2"/>чтобы переворотить лицом к стене тяжелое тело графа.</text:p>
      <text:p text:style-name="Standard"><text:s text:c="7"/>Пьер встал, чтобы помочь слуге.</text:p>
      <text:p text:style-name="Standard"><text:s text:c="7"/>В <text:s/>то <text:s/>время <text:s/>как <text:s/>графа <text:s/>переворачивали, <text:s/>одна <text:s text:c="2"/>рука <text:s/>его <text:s/>беспомощно</text:p>
      <text:p text:style-name="Standard"><text:s text:c="2"/>завалилась назад, и он сделал напрасное усилие, чтобы перетащить ее. Заметил</text:p>
      <text:p text:style-name="Standard"><text:s text:c="2"/>ли <text:s/>граф тот <text:s/>взгляд ужаса, с которым Пьер смотрел на эту безжизненную руку,</text:p>
      <text:p text:style-name="Standard"><text:s text:c="2"/>или какая другая мысль промелькнула в его умирающей голове в эту минуту, <text:s/>но</text:p>
      <text:p text:style-name="Standard"><text:s text:c="2"/>он посмотрел на <text:s/>непослушную руку, на выражение ужаса в лице Пьера, опять на</text:p>
      <text:p text:style-name="Standard"><text:s text:c="2"/>руку, <text:s text:c="2"/>и <text:s/>на <text:s/>лице <text:s/>его <text:s text:c="2"/>явилась <text:s/>так <text:s/>не <text:s/>шедшая <text:s/>к <text:s/>его <text:s/>чертам <text:s/>слабая,</text:p>
      <text:p text:style-name="Standard"><text:s text:c="2"/>страдальческая <text:s/>улыбка, <text:s/>выражавшая <text:s/>как <text:s/>бы насмешку <text:s/>над своим собственным</text:p>
      <text:p text:style-name="Standard"><text:s text:c="2"/>бессилием. Неожиданно, при виде <text:s/>этой улыбки, Пьер почувствовал содрогание в</text:p>
      <text:p text:style-name="Standard"><text:s text:c="2"/>груди, щипанье <text:s/>в носу, и слезы затуманили его <text:s/>зрение. Больного перевернули</text:p>
      <text:p text:style-name="Standard"><text:s text:c="2"/>на бок к стене. Он вздохнул.</text:p>
      <text:p text:style-name="Standard"><text:s text:c="7"/>-- Il est assoupi, [192] -- <text:s/>сказала Анна Михайловна, <text:s/>заметив</text:p>
      <text:p text:style-name="Standard"><text:s text:c="2"/>приходившую на смену княжну. -- Аllons. [193]</text:p>
      <text:p text:style-name="Standard"><text:s text:c="7"/>Пьер вышел.</text:p>
      <text:p text:style-name="Standard"><text:s text:c="2"/></text:p>
      <text:p text:style-name="Standard"><text:s text:c="2"/></text:p>
      <text:p text:style-name="Standard">XXIV.</text:p>
      <text:p text:style-name="Standard"></text:p>
      <text:p text:style-name="Standard"></text:p>
      <text:p text:style-name="Standard"><text:s text:c="2"/></text:p>
      <text:p text:style-name="Standard"><text:s text:c="7"/>В приемной никого <text:s/>уже не было, кроме князя Василия <text:s/>и старшей <text:s/>княжны,</text:p>
      <text:p text:style-name="Standard"><text:s text:c="2"/>которые, сидя <text:s/>под <text:s/>портретом <text:s/>Екатерины, <text:s/>о чем-то оживленно говорили. <text:s/>Как</text:p>
      <text:p text:style-name="Standard"><text:s text:c="2"/>только они <text:s/>увидали <text:s/>Пьера <text:s/>с его руководительницей, <text:s/>они <text:s/>замолчали. Княжна</text:p>
      <text:p text:style-name="Standard"><text:s text:c="2"/>что-то спрятала, как показалось Пьеру, и прошептала:</text:p>
      <text:p text:style-name="Standard"><text:s text:c="7"/>-- Не могу видеть эту женщину.</text:p>
      <text:p text:style-name="Standard"><text:s text:c="7"/>-- Catiche <text:s/>a fait donner <text:s/>du thé dans <text:s/>le petit salon, -- сказал князь</text:p>
      <text:p text:style-name="Standard"><text:s text:c="2"/>Василий Анне Михайловне. -- Allez, ma pauvre Анна Михайловна, prenez quelque</text:p>
      <text:p text:style-name="Standard"><text:s text:c="2"/>сhose, autrement vous ne suffirez pas. [194]</text:p>
      <text:p text:style-name="Standard"><text:s text:c="7"/>Пьеру он ничего <text:s/>не <text:s/>сказал, только пожал с <text:s/>чувством <text:s/>его <text:s/>руку пониже</text:p>
      <text:p text:style-name="Standard"><text:s text:c="2"/>плеча. Пьер с Анной Михайловной прошли в petit salon. [195]</text:p>
      <text:p text:style-name="Standard"><text:s text:c="7"/>-- II n'y a rien <text:s/>qui <text:s/>restaure, comme une tasse <text:s/>de <text:s/>cet excellent thé</text:p>
      <text:p text:style-name="Standard"><text:s text:c="2"/>russe après une nuit blanche, [196] -- говорил <text:s/>Лоррен с выражением</text:p>
      <text:p text:style-name="Standard"><text:s text:c="2"/>сдержанной <text:s/>оживленности, отхлебывая из тонкой, <text:s/>без ручки, китайской чашки,</text:p>
      <text:p text:style-name="Standard"><text:s text:c="2"/>стоя в маленькой круглой <text:s/>гостиной перед <text:s/>столом, <text:s/>на котором <text:s/>стоял <text:s/>чайный</text:p>
      <text:p text:style-name="Standard"><text:s text:c="2"/>прибор и холодный ужин. <text:s/>Около стола <text:s/>собрались, чтобы подкрепить свои силы,</text:p>
      <text:p text:style-name="Standard"><text:s text:c="2"/>все <text:s/>бывшие <text:s/>в <text:s/>эту <text:s/>ночь <text:s/>в <text:s/>доме графа <text:s/>Безухого. <text:s/>Пьер хорошо помнил <text:s/>эту</text:p>
      <text:p text:style-name="Standard"><text:s text:c="2"/>маленькую <text:s/>круглую <text:s/>гостиную, <text:s/>с зеркалами и маленькими <text:s/>столиками. Во время</text:p>
      <text:p text:style-name="Standard"><text:s text:c="2"/>балов <text:s/>в <text:s/>доме <text:s/>графа, <text:s/>Пьер, не <text:s/>умевший танцовать, <text:s/>любил <text:s/>сидеть <text:s/>в <text:s/>этой</text:p>
      <text:p text:style-name="Standard"><text:s text:c="2"/>маленькой зеркальной и наблюдать, как <text:s/>дамы в бальных туалетах, брильянтах и</text:p>
      <text:p text:style-name="Standard"><text:s text:c="2"/>жемчугах на голых плечах, <text:s/>проходя через эту комнату, оглядывали себя в ярко</text:p>
      <text:p text:style-name="Standard"><text:s text:c="2"/>освещенные зеркала, <text:s/>несколько раз повторявшие их <text:s/>отражения. <text:s/>Теперь та <text:s/>же</text:p>
      <text:p text:style-name="Standard"><text:s text:c="2"/>комната <text:s/>была едва освещена двумя свечами, и <text:s/>среди ночи на одном <text:s/>маленьком</text:p>
      <text:p text:style-name="Standard"><text:s text:c="2"/>столике <text:s text:c="2"/>беспорядочно <text:s/>стояли <text:s/>чайный <text:s/>прибор <text:s/>и <text:s/>блюда, <text:s/>и <text:s/>разнообразные,</text:p>
      <text:p text:style-name="Standard"><text:s text:c="2"/>непраздничные люди, шопотом переговариваясь, сидели в ней, каждым движением,</text:p>
      <text:p text:style-name="Standard"><text:s text:c="2"/>каждым словом показывая, что никто не забывает и того, что делается теперь и</text:p>
      <text:p text:style-name="Standard"><text:s text:c="2"/>имеет <text:s/>еще <text:s/>совершиться <text:s/>в <text:s/>спальне. Пьер <text:s/>не <text:s/>стал <text:s/>есть, хотя <text:s/>ему и очень</text:p>
      <text:p text:style-name="Standard"><text:s text:c="2"/>хотелось. Он оглянулся вопросительно <text:s/>на свою руководительницу и увидел, что</text:p>
      <text:p text:style-name="Standard"><text:s text:c="2"/>она <text:s/>на <text:s/>цыпочках выходила <text:s/>опять <text:s/>в приемную, <text:s/>где остался князь <text:s/>Василий с</text:p>
      <text:p text:style-name="Standard"><text:s text:c="2"/>старшею <text:s/>княжной. <text:s/>Пьер <text:s/>полагал, что <text:s/>и это <text:s/>было <text:s/>так <text:s/>нужно, и, <text:s/>помедлив</text:p>
      <text:p text:style-name="Standard"><text:s text:c="2"/>немного, пошел за ней. Анна Михайловна стояла подле княжны, и обе они в одно</text:p>
      <text:p text:style-name="Standard"><text:s text:c="2"/>время говорили взволнованным шопотом:</text:p>
      <text:p text:style-name="Standard"><text:soft-page-break/><text:s text:c="7"/>-- Позвольте мне, княгиня, знать, что нужно и <text:s/>что ненужно, -- говорила</text:p>
      <text:p text:style-name="Standard"><text:s text:c="2"/>княжна, видимо, находясь <text:s/>в том же взволнованном состоянии, в каком она была</text:p>
      <text:p text:style-name="Standard"><text:s text:c="2"/>в то время, как захлопывала дверь своей комнаты.</text:p>
      <text:p text:style-name="Standard"><text:s text:c="7"/>-- Но, милая княжна, -- кротко <text:s/>и убедительно говорила Анна Михайловна,</text:p>
      <text:p text:style-name="Standard"><text:s text:c="2"/>заступая <text:s/>дорогу от спальни и не <text:s/>пуская княжну, -- <text:s/>не будет ли это слишком</text:p>
      <text:p text:style-name="Standard"><text:s text:c="2"/>тяжело для бедного дядюшки <text:s/>в такие минуты, когда ему <text:s/>нужен отдых? <text:s/>В такие</text:p>
      <text:p text:style-name="Standard"><text:s text:c="2"/>минуты разговор о мирском, когда его душа уже приготовлена...</text:p>
      <text:p text:style-name="Standard"><text:s text:c="7"/>Князь Василий сидел на кресле, в своей фамильярной позе, высоко заложив</text:p>
      <text:p text:style-name="Standard"><text:s text:c="2"/>ногу на ногу. <text:s/>Щеки его сильно перепрыгивали <text:s/>и, опустившись, казались толще</text:p>
      <text:p text:style-name="Standard"><text:s text:c="2"/>внизу; но он имел вид человека, мало занятого разговором двух дам.</text:p>
      <text:p text:style-name="Standard"><text:s text:c="7"/>-- <text:s/>Voyons, <text:s text:c="2"/>ma <text:s text:c="2"/>bonne <text:s text:c="2"/>Анна <text:s/>Михайловна, <text:s text:c="2"/>laissez <text:s/>faire <text:s/>Catiche.</text:p>
      <text:p text:style-name="Standard"><text:s text:c="2"/>[197] Вы знаете, как граф ее любит.</text:p>
      <text:p text:style-name="Standard"><text:s text:c="7"/>-- <text:s/>Я и не знаю, <text:s/>что <text:s/>в <text:s/>этой бумаге, -- говорила <text:s/>княжна, обращаясь к</text:p>
      <text:p text:style-name="Standard"><text:s text:c="2"/>князю <text:s/>Василью <text:s/>и указывая на мозаиковый <text:s/>портфель, <text:s/>который <text:s/>она держала <text:s/>в</text:p>
      <text:p text:style-name="Standard"><text:s text:c="2"/>руках. -- <text:s/>Я <text:s/>знаю <text:s/>только, <text:s/>что <text:s/>настоящее завещание у <text:s/>него в бюро, а <text:s/>это</text:p>
      <text:p text:style-name="Standard"><text:s text:c="2"/>забытая бумага...</text:p>
      <text:p text:style-name="Standard"><text:s text:c="7"/>Она <text:s/>хотела <text:s/>обойти Анну <text:s/>Михайловну, но <text:s/>Анна Михайловна, <text:s/>подпрыгнув,</text:p>
      <text:p text:style-name="Standard"><text:s text:c="2"/>опять загородила ей дорогу.</text:p>
      <text:p text:style-name="Standard"><text:s text:c="7"/>-- Я знаю, милая, <text:s/>добрая княжна, <text:s/>-- сказала Анна Михайловна, хватаясь</text:p>
      <text:p text:style-name="Standard"><text:s text:c="2"/>рукой за <text:s/>портфель и так крепко, что видно было, она не скоро его пустит. --</text:p>
      <text:p text:style-name="Standard"><text:s text:c="2"/>Милая <text:s/>княжна, <text:s/>я вас <text:s/>прошу, <text:s/>я <text:s/>вас <text:s/>умоляю, <text:s/>пожалейте <text:s/>его. <text:s/>Je <text:s/>vous en</text:p>
      <text:p text:style-name="Standard"><text:s text:c="2"/>conjure... [198]</text:p>
      <text:p text:style-name="Standard"><text:s text:c="7"/>Княжна <text:s/>молчала. <text:s/>Слышны были только звуки усилий борьбы <text:s/>зa <text:s/>портфель.</text:p>
      <text:p text:style-name="Standard"><text:s text:c="2"/>Видно <text:s/>было, <text:s/>что ежели <text:s/>она <text:s/>заговорит, то <text:s/>заговорит не <text:s/>лестно <text:s/>для <text:s/>Анны</text:p>
      <text:p text:style-name="Standard"><text:s text:c="2"/>Михайловны. <text:s/>Анна <text:s/>Михайловна держала крепко, но, несмотря на <text:s/>то, голос <text:s/>ее</text:p>
      <text:p text:style-name="Standard"><text:s text:c="2"/>удерживал всю свою сладкую тягучесть и мягкость.</text:p>
      <text:p text:style-name="Standard"><text:s text:c="7"/>-- Пьер, <text:s/>подойдите <text:s/>сюда, <text:s/>мой <text:s/>друг. <text:s/>Я <text:s/>думаю, что он <text:s/>не <text:s/>лишний <text:s/>в</text:p>
      <text:p text:style-name="Standard"><text:s text:c="2"/>родственном совете: не правда ли, князь?</text:p>
      <text:p text:style-name="Standard"><text:s text:c="7"/>-- <text:s/>Что же <text:s/>вы молчите, <text:s/>mon cousin? -- <text:s/>вдруг <text:s/>вскрикнула <text:s/>княжна <text:s/>так</text:p>
      <text:p text:style-name="Standard"><text:s text:c="2"/>громко, что в гостиной услыхали и <text:s/>испугались ее голоса. -- Что <text:s/>вы молчите,</text:p>
      <text:p text:style-name="Standard"><text:s text:c="2"/>когда здесь <text:s/>Бог знает <text:s/>кто <text:s/>позволяет <text:s/>себе вмешиваться и <text:s/>делать <text:s/>сцены на</text:p>
      <text:p text:style-name="Standard"><text:s text:c="2"/>пороге <text:s/>комнаты умирающего. Интриганка! <text:s/>-- прошептала она злобно <text:s/>и дернула</text:p>
      <text:p text:style-name="Standard"><text:s text:c="2"/>портфель изо всей силы.</text:p>
      <text:p text:style-name="Standard"><text:s text:c="7"/>Но <text:s/>Анна <text:s/>Михайловна <text:s/>сделала <text:s/>несколько <text:s/>шагов, <text:s/>чтобы <text:s/>не <text:s/>отстать от</text:p>
      <text:p text:style-name="Standard"><text:s text:c="2"/>портфеля, и перехватила руку.</text:p>
      <text:p text:style-name="Standard"><text:s text:c="7"/>-- Oh! -- сказал <text:s/>князь Василий укоризненно <text:s/>и удивленно. <text:s/>Он встал. --</text:p>
      <text:p text:style-name="Standard"><text:s text:c="2"/>C'est ridicule. Voyons, [199] пустите. Я вам говорю.</text:p>
      <text:p text:style-name="Standard"><text:s text:c="7"/>Княжна пустила.</text:p>
      <text:p text:style-name="Standard"><text:s text:c="7"/>-- И вы!</text:p>
      <text:p text:style-name="Standard"><text:s text:c="7"/>Анна Михайловна не послушалась его.</text:p>
      <text:p text:style-name="Standard"><text:s text:c="7"/>-- Пустите, <text:s/>я вам <text:s/>говорю. Я беру <text:s/>все на себя. <text:s/>Я пойду и спрошу его.</text:p>
      <text:p text:style-name="Standard"><text:s text:c="2"/>Я... довольно вам этого.</text:p>
      <text:p text:style-name="Standard"><text:s text:c="7"/>-- Mais, <text:s/>mon <text:s/>prince, <text:s/>[200] -- говорила Анна <text:s/>Михайловна, --</text:p>
      <text:p text:style-name="Standard"><text:s text:c="2"/>после такого великого таинства <text:s/>дайте ему <text:s/>минуту покоя. Вот, <text:s/>Пьер, скажите</text:p>
      <text:p text:style-name="Standard"><text:s text:c="2"/>ваше мнение, -- обратилась она к <text:s/>молодому человеку, который, вплоть подойдя</text:p>
      <text:p text:style-name="Standard"><text:s text:c="2"/>к ним, удивленно смотрел на озлобленное, потерявшее все приличие лицо княжны</text:p>
      <text:p text:style-name="Standard"><text:s text:c="2"/>и на перепрыгивающие щеки князя Василья.</text:p>
      <text:p text:style-name="Standard"><text:s text:c="7"/>-- Помните, что вы будете отвечать за все последствия, -- строго сказал</text:p>
      <text:p text:style-name="Standard"><text:s text:c="2"/>князь Василий, -- вы не знаете, что вы делаете.</text:p>
      <text:p text:style-name="Standard"><text:s text:c="7"/>-- <text:s/>Мерзкая женщина! -- вскрикнула княжна, <text:s/>неожиданно бросаясь на Анну</text:p>
      <text:p text:style-name="Standard"><text:s text:c="2"/>Михайловну и вырывая портфель.</text:p>
      <text:p text:style-name="Standard"><text:s text:c="7"/>Князь Василий опустил голову и развел руками.</text:p>
      <text:p text:style-name="Standard"><text:soft-page-break/><text:s text:c="7"/>В <text:s/>эту минуту дверь, та <text:s/>страшная <text:s/>дверь, на <text:s/>которую так долго смотрел</text:p>
      <text:p text:style-name="Standard"><text:s text:c="2"/>Пьер и которая так <text:s/>тихо отворялась, быстро, с шумом откинулась, стукнув <text:s/>об</text:p>
      <text:p text:style-name="Standard"><text:s text:c="2"/>стену, и средняя княжна выбежала оттуда и всплеснула руками.</text:p>
      <text:p text:style-name="Standard"><text:s text:c="7"/>-- Что вы <text:s/>делаете! -- отчаянно <text:s/>проговорила она. -- II s'en va et vous</text:p>
      <text:p text:style-name="Standard"><text:s text:c="2"/>me laissez seule. [201]</text:p>
      <text:p text:style-name="Standard"><text:s text:c="7"/>Старшая княжна выронила <text:s/>портфель. Анна Михайловна <text:s/>быстро нагнулась и,</text:p>
      <text:p text:style-name="Standard"><text:s text:c="2"/>подхватив спорную вещь, побежала <text:s/>в спальню. Старшая княжна и князь Василий,</text:p>
      <text:p text:style-name="Standard"><text:s text:c="2"/>опомнившись, пошли за ней. Через несколько минут первая вышла оттуда старшая</text:p>
      <text:p text:style-name="Standard"><text:s text:c="2"/>княжна <text:s/>с бледным <text:s/>и сухим лицом и <text:s/>прикушенною нижнею губой. При виде Пьера</text:p>
      <text:p text:style-name="Standard"><text:s text:c="2"/>лицо ее выразило неудержимую злобу.</text:p>
      <text:p text:style-name="Standard"><text:s text:c="7"/>-- Да, радуйтесь теперь, -- сказала она, -- вы этого ждали.</text:p>
      <text:p text:style-name="Standard"><text:s text:c="7"/>И, зарыдав, она закрыла лицо платком и выбежала из комнаты.</text:p>
      <text:p text:style-name="Standard"><text:s text:c="7"/>За <text:s/>княжной <text:s/>вышел <text:s/>князь Василий. <text:s/>Он, <text:s/>шатаясь, дошел <text:s/>до дивана, <text:s/>на</text:p>
      <text:p text:style-name="Standard"><text:s text:c="2"/>котором сидел Пьер, и упал на него, закрыв глаза рукой. Пьер заметил, что он</text:p>
      <text:p text:style-name="Standard"><text:s text:c="2"/>был <text:s/>бледен и что нижняя челюсть его прыгала и тряслась, как <text:s/>в лихорадочной</text:p>
      <text:p text:style-name="Standard"><text:s text:c="2"/>дрожи.</text:p>
      <text:p text:style-name="Standard"><text:s text:c="7"/>-- Ах, мой <text:s/>друг! -- сказал он, взяв Пьера за <text:s/>локоть; <text:s/>и <text:s/>в голосе его</text:p>
      <text:p text:style-name="Standard"><text:s text:c="2"/>была искренность <text:s/>и слабость, которых Пьер никогда прежде не замечал <text:s/>в нем.</text:p>
      <text:p text:style-name="Standard"><text:s text:c="2"/>-- <text:s/>Сколько мы грешим, сколько <text:s/>мы обманываем, <text:s/>и <text:s/>все для <text:s/>чего? Мне шестой</text:p>
      <text:p text:style-name="Standard"><text:s text:c="2"/>десяток, мой друг... Ведь мне... Все кончится смертью, <text:s/>все. <text:s/>Смерть ужасна.</text:p>
      <text:p text:style-name="Standard"><text:s text:c="2"/>-- Он заплакал.</text:p>
      <text:p text:style-name="Standard"><text:s text:c="7"/>Анна Михайловна вышла последняя. Она подошла к Пьеру тихими, медленными</text:p>
      <text:p text:style-name="Standard"><text:s text:c="2"/>шагами.</text:p>
      <text:p text:style-name="Standard"><text:s text:c="7"/>-- Пьер!... -- сказала она.</text:p>
      <text:p text:style-name="Standard"><text:s text:c="7"/>Пьер вопросительно <text:s/>смотрел на <text:s/>нее. <text:s/>Она <text:s/>поцеловала <text:s/>в <text:s/>лоб <text:s/>молодого</text:p>
      <text:p text:style-name="Standard"><text:s text:c="2"/>человека, увлажая его слезами. Она помолчала.</text:p>
      <text:p text:style-name="Standard"><text:s text:c="7"/>-- II n'est plus... [202]</text:p>
      <text:p text:style-name="Standard"><text:s text:c="7"/>Пьер смотрел на нее через очки.</text:p>
      <text:p text:style-name="Standard"><text:s text:c="7"/>-- <text:s/>Allons, je vous reconduirai. <text:s/>Tâchez <text:s/>de pleurer. Rien ne <text:s/>soulage,</text:p>
      <text:p text:style-name="Standard"><text:s text:c="2"/>comme les larmes. [203]</text:p>
      <text:p text:style-name="Standard"><text:s text:c="7"/>Она <text:s/>провела его в темную <text:s/>гостиную <text:s/>и <text:s/>Пьер рад был, что <text:s/>никто там не</text:p>
      <text:p text:style-name="Standard"><text:s text:c="2"/>видел <text:s/>его лица. Анна Михайловна ушла <text:s/>от него, и <text:s/>когда она вернулась, <text:s/>он,</text:p>
      <text:p text:style-name="Standard"><text:s text:c="2"/>подложив под голову руку, спал крепким сном.</text:p>
      <text:p text:style-name="Standard"><text:s text:c="7"/>На другое утро Анна Михайловна говорила Пьеру:</text:p>
      <text:p text:style-name="Standard"><text:s text:c="7"/>-- Oui, <text:s/>mon cher, c'est une <text:s/>grande perte pour nous tous. <text:s/>Je ne parle</text:p>
      <text:p text:style-name="Standard"><text:s text:c="2"/>pas <text:s/>de <text:s/>vous. Mais Dieu vous soutndra, vous <text:s/>êtes <text:s/>jeune et vous voilà à la</text:p>
      <text:p text:style-name="Standard"><text:s text:c="2"/>tête <text:s/>d'une <text:s/>immense fortune, je l'espère. Le <text:s/>testament n'a pas été <text:s/>encore</text:p>
      <text:p text:style-name="Standard"><text:s text:c="2"/>ouvert. Je vous connais assez pour savoir que cela ne vous tourienera pas la</text:p>
      <text:p text:style-name="Standard"><text:s text:c="2"/>tête, <text:s/>mais <text:s text:c="2"/>cela <text:s/>vous <text:s/>impose <text:s/>des <text:s/>devoirs, <text:s/>et <text:s text:c="2"/>il <text:s/>faut <text:s/>être <text:s/>homme.</text:p>
      <text:p text:style-name="Standard"><text:s text:c="2"/>[204]</text:p>
      <text:p text:style-name="Standard"><text:s text:c="7"/>Пьер молчал.</text:p>
      <text:p text:style-name="Standard"><text:s text:c="7"/>-- <text:s/>Peut-être plus tard je vous dirai, <text:s/>mon cher, que si je n'avais pas</text:p>
      <text:p text:style-name="Standard"><text:s text:c="2"/>été là, Dieu sait <text:s/>ce qui <text:s/>serait arrivé. Vous savez, <text:s/>mon oncle <text:s/>avant-hier</text:p>
      <text:p text:style-name="Standard"><text:s text:c="2"/>encore me promettait <text:s/>de ne pas oublier Boris. Mais <text:s/>il n'a pas eu le temps.</text:p>
      <text:p text:style-name="Standard"><text:s text:c="2"/>J'espère, <text:s/>mon <text:s/>cher <text:s/>ami, <text:s/>que <text:s/>vous <text:s/>remplirez <text:s/>le <text:s/>désir <text:s/>de <text:s/>votre père.</text:p>
      <text:p text:style-name="Standard"><text:s text:c="2"/>[205]</text:p>
      <text:p text:style-name="Standard"><text:s text:c="7"/>Пьер, ничего не понимая и молча, застенчиво краснея, смотрел на княгиню</text:p>
      <text:p text:style-name="Standard"><text:s text:c="2"/>Анну Михайловну. Переговорив с Пьером, Анна Михайловна <text:s/>уехала к Ростовым <text:s/>и</text:p>
      <text:p text:style-name="Standard"><text:s text:c="2"/>легла спать. <text:s/>Проснувшись утром, она рассказывала <text:s/>Ростовым <text:s/>и всем знакомым</text:p>
      <text:p text:style-name="Standard"><text:s text:c="2"/>подробности смерти графа Безухого. Она говорила, что граф умер <text:s/>так, <text:s/>как <text:s/>и</text:p>
      <text:p text:style-name="Standard"><text:s text:c="2"/>она <text:s/>желала бы умереть, <text:s/>что <text:s/>конец <text:s/>его <text:s/>был <text:s/>не <text:s/>только трогателен, <text:s/>но <text:s/>и</text:p>
      <text:p text:style-name="Standard"><text:s text:c="2"/>назидателен; последнее же <text:s/>свидание отца с сыном было <text:s/>до того <text:s/>трогательно,</text:p>
      <text:p text:style-name="Standard"><text:soft-page-break/><text:s text:c="2"/>что она <text:s/>не могла вспомнить его без слез, <text:s/>и что она не <text:s/>знает, -- кто лучше</text:p>
      <text:p text:style-name="Standard"><text:s text:c="2"/>вел себя в эти страшные минуты: отец ли, который <text:s/>так все и всех <text:s/>вспомнил в</text:p>
      <text:p text:style-name="Standard"><text:s text:c="2"/>последние <text:s/>минуты <text:s/>и такие <text:s/>трогательные <text:s/>слова <text:s/>сказал <text:s/>сыну, <text:s/>или Пьер, на</text:p>
      <text:p text:style-name="Standard"><text:s text:c="2"/>которого <text:s/>жалко <text:s/>было смотреть, как <text:s/>он был <text:s/>убит и <text:s/>как, <text:s/>несмотря <text:s/>на это,</text:p>
      <text:p text:style-name="Standard"><text:s text:c="2"/>старался <text:s/>скрыть <text:s/>свою <text:s/>печаль, чтобы <text:s/>не огорчить умирающего <text:s/>отца. <text:s/>"C'est</text:p>
      <text:p text:style-name="Standard"><text:s text:c="2"/>pénible, mais cela <text:s/>fait <text:s/>du bien; ça élève l'âme de voir des hommes,</text:p>
      <text:p text:style-name="Standard"><text:s text:c="2"/>comme <text:s/>le vieux <text:s/>comte <text:s/>et son digne fils", [206] <text:s/>говорила она. <text:s/>О</text:p>
      <text:p text:style-name="Standard"><text:s text:c="2"/>поступках княжны и князя Василья она, не <text:s/>одобряя их, <text:s/>тоже рассказывала, но</text:p>
      <text:p text:style-name="Standard"><text:s text:c="2"/>под большим секретом и шопотом.</text:p>
      <text:p text:style-name="Standard"><text:s text:c="2"/></text:p>
      <text:p text:style-name="Standard"><text:s text:c="2"/></text:p>
      <text:p text:style-name="Standard"><text:s text:c="2"/></text:p>
      <text:p text:style-name="Standard">XXV.</text:p>
      <text:p text:style-name="Standard"></text:p>
      <text:p text:style-name="Standard"></text:p>
      <text:p text:style-name="Standard"><text:s text:c="2"/></text:p>
      <text:p text:style-name="Standard"><text:s text:c="7"/>В Лысых Горах, <text:s/>имении князя Николая Андреевича Болконского, <text:s/>ожидали с</text:p>
      <text:p text:style-name="Standard"><text:s text:c="2"/>каждым <text:s/>днем <text:s/>приезда <text:s/>молодого <text:s/>князя <text:s/>Андрея с <text:s/>княгиней; но <text:s/>ожидание <text:s/>не</text:p>
      <text:p text:style-name="Standard"><text:s text:c="2"/>нарушало стройного <text:s/>порядка, <text:s/>по <text:s/>которому шла <text:s/>жизнь в доме <text:s/>старого князя.</text:p>
      <text:p text:style-name="Standard"><text:s text:c="2"/>Генерал-аншеф князь Николай <text:s/>Андреевич, по <text:s/>прозванию <text:s/>в <text:s/>обществе le roi de</text:p>
      <text:p text:style-name="Standard"><text:s text:c="2"/>Prusse, [207] с <text:s/>того времени, как при Павле был <text:s/>сослан в деревню,</text:p>
      <text:p text:style-name="Standard"><text:s text:c="2"/>жил <text:s/>безвыездно <text:s/>в своих Лысых <text:s/>Горах <text:s/>с дочерью, княжною <text:s/>Марьей, и при ней</text:p>
      <text:p text:style-name="Standard"><text:s text:c="2"/>компаньонкой, m-lle Bourienne. [208] И в новое <text:s/>царствование, <text:s/>хотя</text:p>
      <text:p text:style-name="Standard"><text:s text:c="2"/>ему <text:s/>и был <text:s/>разрешен въезд в столицы, он <text:s/>также продолжал безвыездно <text:s/>жить в</text:p>
      <text:p text:style-name="Standard"><text:s text:c="2"/>деревне, <text:s/>говоря, <text:s/>что <text:s/>ежели кому <text:s/>его нужно, то тот и от Москвы полтораста</text:p>
      <text:p text:style-name="Standard"><text:s text:c="2"/>верст доедет до Лысых Гор, а что ему никого <text:s/>и ничего <text:s/>не нужно. Он говорил,</text:p>
      <text:p text:style-name="Standard"><text:s text:c="2"/>что есть только два источника людских пороков: <text:s/>праздность и суеверие, и что</text:p>
      <text:p text:style-name="Standard"><text:s text:c="2"/>есть только две добродетели: деятельность и ум. Он сам занимался воспитанием</text:p>
      <text:p text:style-name="Standard"><text:s text:c="2"/>своей дочери и, чтобы развивать в ней обе главные добродетели, <text:s/>до <text:s/>двадцати</text:p>
      <text:p text:style-name="Standard"><text:s text:c="2"/>лет <text:s/>давал <text:s/>ей уроки алгебры <text:s/>и геометрии <text:s/>и <text:s/>распределял <text:s/>всю <text:s/>ее <text:s/>жизнь <text:s/>в</text:p>
      <text:p text:style-name="Standard"><text:s text:c="2"/>беспрерывных <text:s/>занятиях. <text:s/>Сам <text:s/>он <text:s/>постоянно <text:s/>был <text:s/>занят <text:s/>то <text:s/>писанием <text:s/>своих</text:p>
      <text:p text:style-name="Standard"><text:s text:c="2"/>мемуаров, <text:s/>то <text:s/>выкладками из высшей <text:s/>математики, то <text:s/>точением <text:s/>табакерок <text:s/>на</text:p>
      <text:p text:style-name="Standard"><text:s text:c="2"/>станке, <text:s/>то работой <text:s/>в <text:s/>саду <text:s/>и <text:s/>наблюдением <text:s/>над <text:s/>постройками, <text:s/>которые <text:s/>не</text:p>
      <text:p text:style-name="Standard"><text:s text:c="2"/>прекращались <text:s/>в <text:s/>его имении. Так как <text:s/>главное условие для <text:s/>деятельности есть</text:p>
      <text:p text:style-name="Standard"><text:s text:c="2"/>порядок, <text:s/>то и порядок в его <text:s/>образе жизни <text:s/>был доведен до последней степени</text:p>
      <text:p text:style-name="Standard"><text:s text:c="2"/>точности. Его выходы <text:s/>к <text:s/>столу совершались при <text:s/>одних <text:s/>и <text:s/>тех же <text:s/>неизменных</text:p>
      <text:p text:style-name="Standard"><text:s text:c="2"/>условиях, <text:s/>и <text:s/>не только <text:s/>в <text:s/>один <text:s/>и <text:s/>тот же <text:s/>час, <text:s/>но <text:s/>и <text:s/>минуту. С <text:s/>людьми,</text:p>
      <text:p text:style-name="Standard"><text:s text:c="2"/>окружавшими <text:s text:c="3"/>его, <text:s text:c="3"/>от <text:s text:c="3"/>дочери <text:s text:c="2"/>до <text:s text:c="2"/>слуг, <text:s text:c="2"/>князь <text:s text:c="3"/>был <text:s text:c="3"/>резок <text:s text:c="2"/>и</text:p>
      <text:p text:style-name="Standard"><text:s text:c="2"/>неизменно-требователен, и потому, не быв жестоким, он возбуждал к себе страх</text:p>
      <text:p text:style-name="Standard"><text:s text:c="2"/>и почтительность, <text:s/>каких не <text:s/>легко <text:s/>мог бы <text:s/>добиться самый жестокий человек.</text:p>
      <text:p text:style-name="Standard"><text:s text:c="2"/>Несмотря на <text:s/>то, что он был в отставке и не <text:s/>имел теперь никакого значения в</text:p>
      <text:p text:style-name="Standard"><text:s text:c="2"/>государственных делах, каждый начальник той губернии, где было имение князя,</text:p>
      <text:p text:style-name="Standard"><text:s text:c="2"/>считал своим долгом являться к нему и точно так же, как архитектор, садовник</text:p>
      <text:p text:style-name="Standard"><text:s text:c="2"/>или <text:s/>княжна <text:s/>Марья, <text:s/>дожидался <text:s/>назначенного <text:s/>часа выхода <text:s/>князя <text:s/>в <text:s/>высокой</text:p>
      <text:p text:style-name="Standard"><text:s text:c="2"/>официантской. <text:s/>И <text:s/>каждый <text:s/>в <text:s/>этой <text:s/>официантской <text:s/>испытывал <text:s/>то <text:s/>же <text:s text:c="2"/>чувство</text:p>
      <text:p text:style-name="Standard"><text:s text:c="2"/>почтительности <text:s/>и даже <text:s/>страха, <text:s/>в то <text:s/>время как отворялась громадно-высокая</text:p>
      <text:p text:style-name="Standard"><text:s text:c="2"/>дверь <text:s/>кабинета <text:s/>и <text:s/>показывалась <text:s/>в <text:s/>напудренном <text:s/>парике <text:s/>невысокая <text:s/>фигурка</text:p>
      <text:p text:style-name="Standard"><text:s text:c="2"/>старика, с маленькими сухими ручками и серыми висячими бровями, <text:s/>иногда, как</text:p>
      <text:p text:style-name="Standard"><text:s text:c="2"/>он насупливался, застилавшими блеск умных и точно молодых блестящих глаз.</text:p>
      <text:p text:style-name="Standard"><text:s text:c="7"/>В день <text:s/>приезда молодых, утром, по <text:s/>обыкновению, княжна Марья в урочный</text:p>
      <text:p text:style-name="Standard"><text:s text:c="2"/>час входила для утреннего приветствия в официантскую и со страхом крестилась</text:p>
      <text:p text:style-name="Standard"><text:s text:c="2"/>и читала внутренно молитву. Каждый день она входила и каждый день молилась о</text:p>
      <text:p text:style-name="Standard"><text:soft-page-break/><text:s text:c="2"/>том, чтобы это ежедневное свидание сошло благополучно.</text:p>
      <text:p text:style-name="Standard"><text:s text:c="7"/>Сидевший в <text:s/>официантской пудреный старик-слуга тихим движением <text:s/>встал и</text:p>
      <text:p text:style-name="Standard"><text:s text:c="2"/>шопотом доложил: "Пожалуйте".</text:p>
      <text:p text:style-name="Standard"><text:s text:c="7"/>Из-за двери слышались равномерные звуки <text:s/>станка. Княжна робко <text:s/>потянула</text:p>
      <text:p text:style-name="Standard"><text:s text:c="2"/>за легко и <text:s/>плавно отворяющуюся дверь и остановилась у входа. <text:s/>Князь работал</text:p>
      <text:p text:style-name="Standard"><text:s text:c="2"/>за станком и, оглянувшись, продолжал свое дело.</text:p>
      <text:p text:style-name="Standard"><text:s text:c="7"/>Огромный <text:s text:c="5"/>кабинет <text:s text:c="5"/>был <text:s text:c="5"/>наполнен <text:s text:c="4"/>вещами, <text:s text:c="5"/>очевидно,</text:p>
      <text:p text:style-name="Standard"><text:s text:c="2"/>беспрестанно-употребляемыми. Большой стол, на котором лежали <text:s/>книги и планы,</text:p>
      <text:p text:style-name="Standard"><text:s text:c="2"/>высокие стеклянные шкафы библиотеки с <text:s/>ключами в дверцах, высокий <text:s/>стол <text:s/>для</text:p>
      <text:p text:style-name="Standard"><text:s text:c="2"/>писания <text:s/>в <text:s/>стоячем положении, на котором лежала <text:s/>открытая тетрадь, токарный</text:p>
      <text:p text:style-name="Standard"><text:s text:c="2"/>станок, <text:s/>с разложенными инструментами и <text:s/>с рассыпанными кругом стружками, --</text:p>
      <text:p text:style-name="Standard"><text:s text:c="2"/>все <text:s/>выказывало <text:s/>постоянную, <text:s/>разнообразную <text:s/>и <text:s/>порядочную <text:s/>деятельность. По</text:p>
      <text:p text:style-name="Standard"><text:s text:c="2"/>движениям небольшой ноги, <text:s/>обутой в татарский, <text:s/>шитый серебром, сапожок, <text:s/>по</text:p>
      <text:p text:style-name="Standard"><text:s text:c="2"/>твердому налеганию жилистой, сухощавой руки видна была в князе еще упорная и</text:p>
      <text:p text:style-name="Standard"><text:s text:c="2"/>много выдерживающая сила свежей старости. Сделав <text:s/>несколько кругов, <text:s/>он снял</text:p>
      <text:p text:style-name="Standard"><text:s text:c="2"/>ногу с педали станка, обтер стамеску, кинул ее в кожаный карман, приделанный</text:p>
      <text:p text:style-name="Standard"><text:s text:c="2"/>к станку, и, <text:s/>подойдя <text:s/>к столу, подозвал <text:s/>дочь. Он <text:s/>никогда <text:s/>не благословлял</text:p>
      <text:p text:style-name="Standard"><text:s text:c="2"/>своих детей <text:s/>и только, <text:s/>подставив ей щетинистую, <text:s/>еще <text:s/>небритую нынче <text:s/>щеку,</text:p>
      <text:p text:style-name="Standard"><text:s text:c="2"/>сказал, строго и вместе с тем внимательно-нежно оглядев ее:</text:p>
      <text:p text:style-name="Standard"><text:s text:c="7"/>-- Здорова?... ну, так садись!</text:p>
      <text:p text:style-name="Standard"><text:s text:c="7"/>Он <text:s/>взял тетрадь геометрии, <text:s/>писанную его рукой, <text:s/>и подвинул ногой свое</text:p>
      <text:p text:style-name="Standard"><text:s text:c="2"/>кресло.</text:p>
      <text:p text:style-name="Standard"><text:s text:c="7"/>-- На завтра! -- сказал он, быстро отыскивая страницу и от параграфа до</text:p>
      <text:p text:style-name="Standard"><text:s text:c="2"/>другого отмечая жестким ногтем.</text:p>
      <text:p text:style-name="Standard"><text:s text:c="7"/>Княжна пригнулась к столу над тетрадью.</text:p>
      <text:p text:style-name="Standard"><text:s text:c="7"/>-- <text:s text:c="2"/>Постой, <text:s/>письмо <text:s text:c="2"/>тебе, <text:s/>-- <text:s/>вдруг <text:s/>сказал <text:s/>старик, <text:s/>доставая <text:s text:c="2"/>из</text:p>
      <text:p text:style-name="Standard"><text:s text:c="2"/>приделанного над <text:s/>столом кармана конверт, надписанный женскою рукой, и кидая</text:p>
      <text:p text:style-name="Standard"><text:s text:c="2"/>его на стол.</text:p>
      <text:p text:style-name="Standard"><text:s text:c="7"/>Лицо княжны покрылось красными <text:s/>пятнами при <text:s/>виде письма. Она торопливо</text:p>
      <text:p text:style-name="Standard"><text:s text:c="2"/>взяла его и пригнулась к нему.</text:p>
      <text:p text:style-name="Standard"><text:s text:c="7"/>-- От Элоизы? -- спросил <text:s/>князь, холодною улыбкой выказывая еще крепкие</text:p>
      <text:p text:style-name="Standard"><text:s text:c="2"/>и желтоватые зубы.</text:p>
      <text:p text:style-name="Standard"><text:s text:c="7"/>-- Да, от Жюли, -- сказала княжна, робко взглядывая и робко улыбаясь.</text:p>
      <text:p text:style-name="Standard"><text:s text:c="7"/>-- Еще два <text:s/>письма пропущу, а третье прочту, -- строго сказал князь, --</text:p>
      <text:p text:style-name="Standard"><text:s text:c="2"/>боюсь, много вздору пишете. Третье прочту.</text:p>
      <text:p text:style-name="Standard"><text:s text:c="7"/>-- <text:s/>Прочтите хоть <text:s/>это, <text:s/>mon père, <text:s/>[209] <text:s/>-- отвечала княжна,</text:p>
      <text:p text:style-name="Standard"><text:s text:c="2"/>краснея еще более и подавая ему письмо.</text:p>
      <text:p text:style-name="Standard"><text:s text:c="7"/>-- <text:s/>Третье, <text:s/>я сказал, третье, <text:s/>-- коротко <text:s/>крикнул <text:s/>князь, <text:s/>отталкивая</text:p>
      <text:p text:style-name="Standard"><text:s text:c="2"/>письмо, и, облокотившись на стол, пододвинул тетрадь с чертежами геометрии.</text:p>
      <text:p text:style-name="Standard"><text:s text:c="7"/>-- Ну, <text:s/>сударыня, <text:s/>-- начал старик, <text:s/>пригнувшись <text:s/>близко к <text:s/>дочери <text:s/>над</text:p>
      <text:p text:style-name="Standard"><text:s text:c="2"/>тетрадью и положив одну руку на спинку кресла, на котором сидела княжна, так</text:p>
      <text:p text:style-name="Standard"><text:s text:c="2"/>что <text:s/>княжна чувствовала <text:s/>себя <text:s/>со <text:s/>всех <text:s/>сторон окруженною <text:s/>тем <text:s/>табачным <text:s/>и</text:p>
      <text:p text:style-name="Standard"><text:s text:c="2"/>старчески-едким запахом отца, который она так давно знала. -- <text:s/>Ну, сударыня,</text:p>
      <text:p text:style-name="Standard"><text:s text:c="2"/>треугольники эти подобны; изволишь видеть, угол abc...</text:p>
      <text:p text:style-name="Standard"><text:s text:c="7"/>Княжна испуганно <text:s/>взглядывала <text:s/>на <text:s/>близко от нее блестящие глаза <text:s/>отца;</text:p>
      <text:p text:style-name="Standard"><text:s text:c="2"/>красные <text:s/>пятна <text:s/>переливались <text:s/>по ее <text:s/>лицу, и видно <text:s/>было, что она <text:s/>ничего не</text:p>
      <text:p text:style-name="Standard"><text:s text:c="2"/>понимает <text:s/>и <text:s/>так <text:s/>боится, <text:s/>что <text:s/>страх <text:s/>помешает <text:s/>ей <text:s/>понять <text:s/>все <text:s/>дальнейшие</text:p>
      <text:p text:style-name="Standard"><text:s text:c="2"/>толкования <text:s/>отца, <text:s/>как <text:s/>бы ясны они ни <text:s/>были. <text:s/>Виноват ли <text:s/>был <text:s/>учитель <text:s/>или</text:p>
      <text:p text:style-name="Standard"><text:s text:c="2"/>виновата <text:s/>была ученица, <text:s/>но каждый день повторялось одно <text:s/>и то <text:s/>же: у княжны</text:p>
      <text:p text:style-name="Standard"><text:s text:c="2"/>мутилось <text:s/>в глазах, <text:s/>она ничего <text:s/>не видела, не <text:s/>слышала, <text:s/>только чувствовала</text:p>
      <text:p text:style-name="Standard"><text:s text:c="2"/>близко подле себя сухое лицо строгого отца, чувствовала его дыхание <text:s/>и запах</text:p>
      <text:p text:style-name="Standard"><text:s text:c="2"/>и <text:s/>только <text:s/>думала <text:s/>о том, как бы ей уйти поскорее из <text:s/>кабинета и <text:s/>у <text:s/>себя на</text:p>
      <text:p text:style-name="Standard"><text:soft-page-break/><text:s text:c="2"/>просторе понять задачу.</text:p>
      <text:p text:style-name="Standard"><text:s text:c="7"/>Старик <text:s/>выходил из <text:s/>себя: с <text:s/>грохотом отодвигал <text:s/>и придвигал кресло, на</text:p>
      <text:p text:style-name="Standard"><text:s text:c="2"/>котором сам сидел, <text:s/>делал усилия над <text:s/>собой, чтобы не разгорячиться, и почти</text:p>
      <text:p text:style-name="Standard"><text:s text:c="2"/>всякий раз горячился, бранился, а иногда швырял тетрадью.</text:p>
      <text:p text:style-name="Standard"><text:s text:c="7"/>Княжна ошиблась ответом.</text:p>
      <text:p text:style-name="Standard"><text:s text:c="7"/>-- Ну, как же не <text:s/>дура! <text:s/>-- крикнул <text:s/>князь, оттолкнув тетрадь и <text:s/>быстро</text:p>
      <text:p text:style-name="Standard"><text:s text:c="2"/>отвернувшись, <text:s/>но <text:s/>тотчас <text:s/>же <text:s/>встал, <text:s/>прошелся, дотронулся руками <text:s/>до волос</text:p>
      <text:p text:style-name="Standard"><text:s text:c="2"/>княжны и снова сел.</text:p>
      <text:p text:style-name="Standard"><text:s text:c="7"/>Он придвинулся и продолжал толкование.</text:p>
      <text:p text:style-name="Standard"><text:s text:c="7"/>-- Нельзя, княжна, нельзя, -- сказал <text:s/>он, когда княжна, <text:s/>взяв и <text:s/>закрыв</text:p>
      <text:p text:style-name="Standard"><text:s text:c="2"/>тетрадь с заданными уроками, <text:s/>уже готовилась уходить, <text:s/>-- математика великое</text:p>
      <text:p text:style-name="Standard"><text:s text:c="2"/>дело, <text:s/>моя сударыня. А <text:s/>чтобы ты была <text:s/>похожа на наших <text:s/>глупых барынь, я <text:s/>не</text:p>
      <text:p text:style-name="Standard"><text:s text:c="2"/>хочу. Стерпится-слюбится. -- Он потрепал ее рукой по щеке. -- Дурь из головы</text:p>
      <text:p text:style-name="Standard"><text:s text:c="2"/>выскочит.</text:p>
      <text:p text:style-name="Standard"><text:s text:c="7"/>Она хотела <text:s/>выйти, <text:s/>он остановил ее <text:s/>жестом <text:s/>и достал с <text:s/>высокого стола</text:p>
      <text:p text:style-name="Standard"><text:s text:c="2"/>новую неразрезанную книгу.</text:p>
      <text:p text:style-name="Standard"><text:s text:c="7"/>-- <text:s text:c="2"/>Вот <text:s/>еще <text:s text:c="2"/>какой-то <text:s/>Ключ <text:s/>таинства <text:s/>тебе <text:s/>твоя <text:s/>Элоиза <text:s/>посылает.</text:p>
      <text:p text:style-name="Standard"><text:s text:c="2"/>Религиозная. <text:s/>А я <text:s/>ни в <text:s/>чью веру не <text:s/>вмешиваюсь... <text:s/>Просмотрел. Возьми. Ну,</text:p>
      <text:p text:style-name="Standard"><text:s text:c="2"/>ступай, ступай!</text:p>
      <text:p text:style-name="Standard"><text:s text:c="7"/>Он потрепал ее по плечу и сам запер за нею дверь.</text:p>
      <text:p text:style-name="Standard"><text:s text:c="7"/>Княжна <text:s/>Марья <text:s/>возвратилась <text:s/>в <text:s/>свою <text:s/>комнату <text:s/>с <text:s/>грустным, <text:s/>испуганным</text:p>
      <text:p text:style-name="Standard"><text:s text:c="2"/>выражением, <text:s/>которое редко <text:s/>покидало ее и <text:s/>делало ее некрасивое, болезненное</text:p>
      <text:p text:style-name="Standard"><text:s text:c="2"/>лицо <text:s/>еще <text:s/>более <text:s/>некрасивым, <text:s/>села <text:s/>за свой <text:s/>письменный <text:s/>стол, <text:s/>уставленный</text:p>
      <text:p text:style-name="Standard"><text:s text:c="2"/>миниатюрными портретами и заваленный тетрадями и книгами. Княжна <text:s/>была столь</text:p>
      <text:p text:style-name="Standard"><text:s text:c="2"/>же <text:s/>беспорядочная, как отец <text:s/>ее порядочен. <text:s/>Она положила тетрадь геометрии и</text:p>
      <text:p text:style-name="Standard"><text:s text:c="2"/>нетерпеливо распечатала письмо. <text:s/>Письмо было от <text:s/>ближайшего <text:s/>с детства друга</text:p>
      <text:p text:style-name="Standard"><text:s text:c="2"/>княжны; друг этот <text:s/>была та самая Жюли Карагина, <text:s/>которая была <text:s/>на именинах у</text:p>
      <text:p text:style-name="Standard"><text:s text:c="2"/>Ростовых:</text:p>
      <text:p text:style-name="Standard"><text:s text:c="7"/>Жюли писала:</text:p>
      <text:p text:style-name="Standard"><text:s text:c="7"/>"Chère <text:s/>et excellente <text:s/>amie, <text:s/>quelle <text:s/>chose <text:s/>terrible et effrayante que</text:p>
      <text:p text:style-name="Standard"><text:s text:c="2"/>l'absence! <text:s/>J'ai beau <text:s/>me <text:s/>dire que la moitié <text:s/>de <text:s/>mon existence <text:s/>et <text:s/>de mon</text:p>
      <text:p text:style-name="Standard"><text:s text:c="2"/>bonheur est en vous, que malgré la distance qui nous sépare, nos coeurs sont</text:p>
      <text:p text:style-name="Standard"><text:s text:c="2"/>unis par des liens indissolubles; le mien se révolte contre la <text:s/>destinée, et</text:p>
      <text:p text:style-name="Standard"><text:s text:c="2"/>je ne puis, malgré les plaisirs et les distractions qui m'entourent, vaincre</text:p>
      <text:p text:style-name="Standard"><text:s text:c="2"/>une certaine tristesse cachée que <text:s/>je ressens au fond du coeur depuis <text:s/>notre</text:p>
      <text:p text:style-name="Standard"><text:s text:c="2"/>séparation. <text:s/>Pourquoi ne sommes-nous pas réunies, <text:s/>comme cet <text:s/>été dans votre</text:p>
      <text:p text:style-name="Standard"><text:s text:c="2"/>grand <text:s/>cabinet <text:s/>sur le canapé bleu, <text:s/>le <text:s/>canapé <text:s/>à confidences? <text:s/>Pourquoi ne</text:p>
      <text:p text:style-name="Standard"><text:s text:c="2"/>puis-je, comme il y a trois <text:s/>mois, puiser <text:s/>de nouvelles forces <text:s/>morales dans</text:p>
      <text:p text:style-name="Standard"><text:s text:c="2"/>votre regard si doux, si calme <text:s/>et si pénétrant, regard que j'aimais tant et</text:p>
      <text:p text:style-name="Standard"><text:s text:c="2"/>que je crois voir devant moi, quand je vous écris". [210]</text:p>
      <text:p text:style-name="Standard"><text:s text:c="7"/>Прочтя <text:s/>до этого <text:s/>места, княжна Марья <text:s/>вздохнула и оглянулась <text:s/>в трюмо,</text:p>
      <text:p text:style-name="Standard"><text:s text:c="2"/>которое стояло направо <text:s/>от нее. Зеркало <text:s/>отразило <text:s/>некрасивое <text:s/>слабое тело и</text:p>
      <text:p text:style-name="Standard"><text:s text:c="2"/>худое <text:s/>лицо. <text:s/>Глаза, всегда грустные, теперь особенно безнадежно смотрели на</text:p>
      <text:p text:style-name="Standard"><text:s text:c="2"/>себя в зеркало. <text:s/>"Она мне льстит", подумала княжна, отвернулась и продолжала</text:p>
      <text:p text:style-name="Standard"><text:s text:c="2"/>читать. Жюли, <text:s/>однако, <text:s/>не льстила <text:s/>своему <text:s/>другу: <text:s/>действительно, <text:s/>и <text:s/>глаза</text:p>
      <text:p text:style-name="Standard"><text:s text:c="2"/>княжны, <text:s/>большие, <text:s/>глубокие и <text:s/>лучистые (как будто лучи теплого света иногда</text:p>
      <text:p text:style-name="Standard"><text:s text:c="2"/>снопами <text:s/>выходили из них), были так <text:s/>хороши, <text:s/>что <text:s/>очень <text:s/>часто, несмотря на</text:p>
      <text:p text:style-name="Standard"><text:s text:c="2"/>некрасивость <text:s/>всего <text:s/>лица, <text:s/>глаза <text:s/>эти делались привлекательнее <text:s/>красоты. Но</text:p>
      <text:p text:style-name="Standard"><text:s text:c="2"/>княжна <text:s/>никогда не <text:s/>видала <text:s/>хорошего <text:s/>выражения своих <text:s/>глаз, того выражения,</text:p>
      <text:p text:style-name="Standard"><text:s text:c="2"/>которое они принимали в те минуты, когда она не <text:s/>думала о себе. Как и у всех</text:p>
      <text:p text:style-name="Standard"><text:s text:c="2"/>людей, <text:s/>лицо ее <text:s/>принимало <text:s/>натянуто-неестественное, дурное <text:s/>выражение, <text:s/>как</text:p>
      <text:p text:style-name="Standard"><text:s text:c="2"/>скоро она смотрелась в зеркало. Она продолжала читать: [211]</text:p>
      <text:p text:style-name="Standard"><text:soft-page-break/><text:s text:c="7"/>"Tout <text:s/>Moscou ne <text:s/>parle que guerre. L'un de mes deux frères est <text:s/>déjà à</text:p>
      <text:p text:style-name="Standard"><text:s text:c="2"/>l'étranger, <text:s/>l'autre est <text:s/>avec la <text:s/>garde, <text:s/>qui <text:s/>se <text:s/>met <text:s/>en Marieche vers la</text:p>
      <text:p text:style-name="Standard"><text:s text:c="2"/>frontière. Notre cher еmpereur a quitté Pétersbourg et, à ce qu'on <text:s/>prétend,</text:p>
      <text:p text:style-name="Standard"><text:s text:c="2"/>compte lui-même exposer sa précieuse existence aux chances de <text:s/>la guerre. Du</text:p>
      <text:p text:style-name="Standard"><text:s text:c="2"/>veuille que le monstre <text:s/>corsicain, qui détruit le repos <text:s/>de <text:s/>l'Europe, <text:s/>soit</text:p>
      <text:p text:style-name="Standard"><text:s text:c="2"/>terrassé par l'ange que le Tout-Рuissant, dans Sa miséricorde, nous a donnée</text:p>
      <text:p text:style-name="Standard"><text:s text:c="2"/>pour <text:s/>souverain. Sans <text:s/>parler de <text:s/>mes <text:s/>frères, cette guerre m'a privée d'une</text:p>
      <text:p text:style-name="Standard"><text:s text:c="2"/>relation des plus chères à mon coeur. Je parle du jeune Nicolas Rostoff, qui</text:p>
      <text:p text:style-name="Standard"><text:s text:c="2"/>avec son enthousiasme n'a pu supporter l'inaction et <text:s/>a <text:s/>quitté l'université</text:p>
      <text:p text:style-name="Standard"><text:s text:c="2"/>pour aller s'enrôler dans l'armée. Eh bien, chère Marieie, je vous avouerai,</text:p>
      <text:p text:style-name="Standard"><text:s text:c="2"/>que, <text:s/>malgré son <text:s/>extrême <text:s/>jeunesse, son départ pour l'armée a été un <text:s/>grand</text:p>
      <text:p text:style-name="Standard"><text:s text:c="2"/>chagrin pour moi. Le jeune <text:s/>homme, dont je <text:s/>vous parlais cet été, a tant <text:s/>de</text:p>
      <text:p text:style-name="Standard"><text:s text:c="2"/>noblesse, <text:s/>de véritable jeunesse qu'on rencontre si rarement dans le <text:s/>siècle</text:p>
      <text:p text:style-name="Standard"><text:s text:c="2"/>оu nous vivons parmi <text:s/>nos <text:s/>villards <text:s/>de <text:s/>vingt <text:s/>ans. <text:s/>Il <text:s/>a <text:s/>surtout tant de</text:p>
      <text:p text:style-name="Standard"><text:s text:c="2"/>franchise et de coeur. <text:s/>Il est tellement pur et <text:s/>poétique, que mes relations</text:p>
      <text:p text:style-name="Standard"><text:s text:c="2"/>avec lui, quelque passagères qu'elles fussent, ont été l'une des plus douées</text:p>
      <text:p text:style-name="Standard"><text:s text:c="2"/>jouissances <text:s/>de <text:s/>mon <text:s/>pauvre <text:s/>coeur, <text:s/>qui <text:s/>a <text:s/>déjà <text:s/>tant <text:s/>souffert. <text:s/>Je vous</text:p>
      <text:p text:style-name="Standard"><text:s text:c="2"/>raconterai un jour nos adieux et tout ce qui s'est dit en partant. Tout cela</text:p>
      <text:p text:style-name="Standard"><text:s text:c="2"/>est <text:s/>encore <text:s/>trop <text:s/>frais. <text:s/>Ah! chère <text:s/>amie, vous êtes <text:s/>heureuse <text:s/>de <text:s/>ne <text:s/>pas</text:p>
      <text:p text:style-name="Standard"><text:s text:c="2"/>connaître <text:s/>ces <text:s/>jouissances et ces peines si poignantes. Vous êtes heureuse,</text:p>
      <text:p text:style-name="Standard"><text:s text:c="2"/>puisque <text:s/>les derienières <text:s/>sont ordinairement <text:s/>les <text:s/>plus fortes! Je sais fort</text:p>
      <text:p text:style-name="Standard"><text:s text:c="2"/>bien, que le comte Nicolas est trop <text:s/>jeune pour pouvoir jamais <text:s/>devenir pour</text:p>
      <text:p text:style-name="Standard"><text:s text:c="2"/>moi quelque chose de plus <text:s/>qu'un ami, mais cette douée amitié, ces relations</text:p>
      <text:p text:style-name="Standard"><text:s text:c="2"/>si poétiques et si pures ont été un besoin pour mon coeur. Mais n'en parlons</text:p>
      <text:p text:style-name="Standard"><text:s text:c="2"/>plus. La grande nouvelle du jour qui occupe tout Moscou est la mort du vieux</text:p>
      <text:p text:style-name="Standard"><text:s text:c="2"/>comte Безухой et son héritage. Figurez-vous que les <text:s/>trois <text:s/>princesses n'ont</text:p>
      <text:p text:style-name="Standard"><text:s text:c="2"/>reçu que très peu de chose, <text:s/>le prince <text:s/>Basile rien, est que c'est M.</text:p>
      <text:p text:style-name="Standard"><text:s text:c="2"/>Pierre qui a tout hérité, et qui par-dessus le <text:s/>Marieché a été reconnu <text:s/>pour</text:p>
      <text:p text:style-name="Standard"><text:s text:c="2"/>fils légitime, par conséquent comte Безухой est possesseur <text:s/>de la plus belle</text:p>
      <text:p text:style-name="Standard"><text:s text:c="2"/>fortune de la Russie. On prétend <text:s/>que le prince Basile a joué un très vilain</text:p>
      <text:p text:style-name="Standard"><text:s text:c="2"/>rôle <text:s/>dans toute cette <text:s/>histoire <text:s/>et qu'il <text:s/>est <text:s/>reparti <text:s/>tout <text:s/>penaud <text:s/>pour</text:p>
      <text:p text:style-name="Standard"><text:s text:c="2"/>Pétersbourg.</text:p>
      <text:p text:style-name="Standard"><text:s text:c="7"/>"Je vous avoue, que <text:s/>je comprends très peu toutes ces affaires <text:s/>de legs</text:p>
      <text:p text:style-name="Standard"><text:s text:c="2"/>et de <text:s/>testament; ce que je <text:s/>sais, <text:s/>c'est que depuis que <text:s/>le jeune homme que</text:p>
      <text:p text:style-name="Standard"><text:s text:c="2"/>nous connaissions <text:s/>tous <text:s/>sous le nom de M. <text:s/>Pierre les tout court est devenu</text:p>
      <text:p text:style-name="Standard"><text:s text:c="2"/>comte Безухой et possesseur de l'une des plus grandes fortunes de la Russie,</text:p>
      <text:p text:style-name="Standard"><text:s text:c="2"/>je m'amuse fort à observer les changements de ton et des manières des mamans</text:p>
      <text:p text:style-name="Standard"><text:s text:c="2"/>accablées de filles à Marieier <text:s/>et des demoiselles elles-mêmes à <text:s/>l'égard de</text:p>
      <text:p text:style-name="Standard"><text:s text:c="2"/>cet</text:p>
      <text:p text:style-name="Standard"><text:s text:c="7"/>individu, qui, par parenthèse, m'a paru toujours être un pauvre, <text:s/>sire.</text:p>
      <text:p text:style-name="Standard"><text:s text:c="2"/>Comme on <text:s/>s'amuse depuis deux <text:s/>ans à <text:s/>me donner des promis que je ne connais</text:p>
      <text:p text:style-name="Standard"><text:s text:c="2"/>pas le plus souvent, la chronique <text:s/>matrimoniale de <text:s/>Moscou <text:s/>me fait comtesse</text:p>
      <text:p text:style-name="Standard"><text:s text:c="2"/>Безухой. Mais vous sentez bien que je ne me souc <text:s/>nullement de le devenir. A</text:p>
      <text:p text:style-name="Standard"><text:s text:c="2"/>propos de <text:s/>Marieiage, savez-vous que tout derienièrement la tante en général</text:p>
      <text:p text:style-name="Standard"><text:s text:c="2"/>Анна Михайловна, m'a confié sous le sceau du plus grand secret <text:s/>un projet de</text:p>
      <text:p text:style-name="Standard"><text:s text:c="2"/>Marieiage <text:s/>pour <text:s/>vous. <text:s/>Ce <text:s/>n'est ni <text:s/>plus, ni moins, que le <text:s/>fils du prince</text:p>
      <text:p text:style-name="Standard"><text:s text:c="2"/>Basile, Anatole, qu'on voudrait ranger en le Marieiant à une <text:s/>personne riche</text:p>
      <text:p text:style-name="Standard"><text:s text:c="2"/>et distinguée, et c'est sur <text:s/>vous qu'est <text:s/>tombé le <text:s/>choix des parents. Je ne</text:p>
      <text:p text:style-name="Standard"><text:s text:c="2"/>sais comment vous envisagerez la <text:s/>chose, mais j'ai cru de mon devoir de vous</text:p>
      <text:p text:style-name="Standard"><text:s text:c="2"/>en <text:s/>avertir. On le dit très <text:s/>beau et très mauvais <text:s/>sujet; c'est <text:s/>tout ce que</text:p>
      <text:p text:style-name="Standard"><text:s text:c="2"/>j'ai pu savoir sur son compte.</text:p>
      <text:p text:style-name="Standard"><text:s text:c="7"/>"Mais assez de bavardage comme cela. Je finis <text:s/>mon second <text:s/>feuillet, et</text:p>
      <text:p text:style-name="Standard"><text:soft-page-break/><text:s text:c="2"/>maman me fait chercher pour aller dîner chez les Apraksines. Lisez <text:s/>le livre</text:p>
      <text:p text:style-name="Standard"><text:s text:c="2"/>mystique <text:s/>que je vous envoie et <text:s/>qui fait fureur <text:s/>chez nous. Quoiqu'il y ait</text:p>
      <text:p text:style-name="Standard"><text:s text:c="2"/>des choses <text:s/>dans ce livre <text:s/>difficiles à atteindre avec <text:s/>la faible conception</text:p>
      <text:p text:style-name="Standard"><text:s text:c="2"/>humaine, c'est <text:s/>un <text:s/>livre admirable dont la <text:s/>lecture calme <text:s/>et élève <text:s/>l'âme.</text:p>
      <text:p text:style-name="Standard"><text:s text:c="2"/>Adieu. Mes <text:s/>respects <text:s/>à <text:s/>monsieur <text:s/>votre père <text:s/>et <text:s/>mes <text:s/>compliments à m-elle</text:p>
      <text:p text:style-name="Standard"><text:s text:c="2"/>Bourienne. Je vous embrasse comme je vous aime. Julie".</text:p>
      <text:p text:style-name="Standard"><text:s text:c="7"/>"P.S.Donnez-moi des nouvelles de votre frère <text:s/>et de sa charmante petite</text:p>
      <text:p text:style-name="Standard"><text:s text:c="2"/>femme".</text:p>
      <text:p text:style-name="Standard"><text:s text:c="7"/>Княжна подумала, <text:s/>задумчиво <text:s/>улыбаясь (при <text:s/>чем лицо ее, <text:s/>освещенное ее</text:p>
      <text:p text:style-name="Standard"><text:s text:c="2"/>лучистыми глазами, совершенно преобразилось), <text:s/>и, <text:s/>вдруг поднявшись, <text:s/>тяжело</text:p>
      <text:p text:style-name="Standard"><text:s text:c="2"/>ступая, перешла к столу. Она достала бумагу, и рука ее <text:s/>быстро начала ходить</text:p>
      <text:p text:style-name="Standard"><text:s text:c="2"/>по ней. Так писала она в ответ:</text:p>
      <text:p text:style-name="Standard"><text:s text:c="7"/>"Chère et excellente ami. [212] <text:s/>Votre lettre du 13 <text:s/>m'a causé</text:p>
      <text:p text:style-name="Standard"><text:s text:c="2"/>une grande joie. Vous m'aimez donc toujours, ma poétique Julie.</text:p>
      <text:p text:style-name="Standard"><text:s text:c="7"/>L'absence, dont <text:s/>vous <text:s/>dites tant de mal, n'a donc pas eu son influenсе</text:p>
      <text:p text:style-name="Standard"><text:s text:c="2"/>habituelle sur vous. Vous vous <text:s/>plaignez de <text:s/>l'absence -- que devrai-je dire</text:p>
      <text:p text:style-name="Standard"><text:s text:c="2"/>moi, si j'osais <text:s/>me plaindre, privée de tous ceux qui me sont chers? Ah l si</text:p>
      <text:p text:style-name="Standard"><text:s text:c="2"/>nous n'avions pas la religion pour nous consoler, la vie serait bien triste.</text:p>
      <text:p text:style-name="Standard"><text:s text:c="2"/>Pourquoi me <text:s/>supposez-vous un regard sévère, quand <text:s/>vous me parlez de <text:s/>votre</text:p>
      <text:p text:style-name="Standard"><text:s text:c="2"/>affection <text:s/>pour le jeune homme? Sous <text:s/>ce rapport je ne <text:s/>suis rigide que pour</text:p>
      <text:p text:style-name="Standard"><text:s text:c="2"/>moi. Je comprends ces sentiments chez les autres et <text:s/>si je ne puis approuver</text:p>
      <text:p text:style-name="Standard"><text:s text:c="2"/>ne les ayant jamais ressentis, je ne les condamiene pas. Me paraît seulement</text:p>
      <text:p text:style-name="Standard"><text:s text:c="2"/>que l'amour chrétien, l'amour du prochain, l'amour pour ses ennemis est plus</text:p>
      <text:p text:style-name="Standard"><text:s text:c="2"/>méritoire, plus doux et plus beau, que ne le sont les sentiments que peuvent</text:p>
      <text:p text:style-name="Standard"><text:s text:c="2"/>inspire <text:s/>les beaux <text:s/>yeux <text:s/>d'un <text:s/>jeune <text:s/>homme <text:s/>à une jeune fille poétique <text:s/>et</text:p>
      <text:p text:style-name="Standard"><text:s text:c="2"/>aimante comme vous.</text:p>
      <text:p text:style-name="Standard"><text:s text:c="7"/>"La nouvelle de <text:s/>la mort du comte Безухой nous est parvenue avant votre</text:p>
      <text:p text:style-name="Standard"><text:s text:c="2"/>lettre, <text:s/>et <text:s/>mon <text:s/>père <text:s text:c="2"/>en <text:s text:c="2"/>a <text:s/>été <text:s/>très <text:s/>affecté. <text:s text:c="2"/>Il <text:s/>dit <text:s/>que <text:s/>c'était</text:p>
      <text:p text:style-name="Standard"><text:s text:c="2"/>avant-derienier <text:s/>représentant <text:s/>du <text:s/>grand siècle, <text:s/>et qu'à présent <text:s/>c'est son</text:p>
      <text:p text:style-name="Standard"><text:s text:c="2"/>tour; <text:s/>mais qu'il fera son possible pour que son <text:s/>tour vienne le <text:s/>plus <text:s/>tard</text:p>
      <text:p text:style-name="Standard"><text:s text:c="2"/>possible. <text:s/>Que Dieu <text:s/>nous garde de ce terrible malheur! Je ne <text:s/>puis partager</text:p>
      <text:p text:style-name="Standard"><text:s text:c="2"/>votre opinion <text:s/>sur Pierre que j'ai connu enfant. <text:s/>Il <text:s/>me paraissait toujours</text:p>
      <text:p text:style-name="Standard"><text:s text:c="2"/>avoir un coeur excellent, et c'est la qualité <text:s/>que j'estime le plus dans les</text:p>
      <text:p text:style-name="Standard"><text:s text:c="2"/>gens. Quant à son héritage <text:s/>et au rôle <text:s/>qu'y a joué <text:s/>le prince Basile, c'est</text:p>
      <text:p text:style-name="Standard"><text:s text:c="2"/>bien triste <text:s/>pour <text:s/>tous les deux. Ah! chère amie, la <text:s/>parole de <text:s/>notre divin</text:p>
      <text:p text:style-name="Standard"><text:s text:c="2"/>Sauveur <text:s/>qu'il est <text:s/>plus <text:s/>aisé <text:s/>à un <text:s/>hameau <text:s/>de <text:s/>passer par <text:s/>le trou <text:s/>d'une</text:p>
      <text:p text:style-name="Standard"><text:s text:c="2"/>aiguille, qu'il ne l'est à un riche d'entrer dans le <text:s/>royaume de Dieu, cette</text:p>
      <text:p text:style-name="Standard"><text:s text:c="2"/>parole est <text:s/>terriblement vraie; je <text:s/>plains le prince Basile <text:s/>et je <text:s/>regrette</text:p>
      <text:p text:style-name="Standard"><text:s text:c="2"/>encore <text:s/>davantage <text:s/>Pierre. Si jeune et accablé de <text:s/>cette <text:s/>richesse, <text:s/>que <text:s/>de</text:p>
      <text:p text:style-name="Standard"><text:s text:c="2"/>tentations n'aura-t-il pas à subir! Si on me demandait ce <text:s/>que je désirerais</text:p>
      <text:p text:style-name="Standard"><text:s text:c="2"/>le <text:s/>plus <text:s/>au <text:s/>monde, ce serait <text:s/>d'être plus <text:s/>pauvre que <text:s/>le plus <text:s/>pauvre des</text:p>
      <text:p text:style-name="Standard"><text:s text:c="2"/>mendiants. Mille grâces, chère amie, pour <text:s/>l'ouvrage <text:s/>que vous m'envoyez, et</text:p>
      <text:p text:style-name="Standard"><text:s text:c="2"/>qui fait si grande fureur chez vous. Cependant, puisque vous me <text:s/>dites qu'au</text:p>
      <text:p text:style-name="Standard"><text:s text:c="2"/>milieu <text:s/>de plusurs bonnes choses il y en a d'autres que la faible conception</text:p>
      <text:p text:style-name="Standard"><text:s text:c="2"/>humaine ne <text:s/>peut <text:s/>atteindre, <text:s/>il me paraît assez inutile de s'occuper <text:s/>d'une</text:p>
      <text:p text:style-name="Standard"><text:s text:c="2"/>lecture inintelligible, qui par là même ne <text:s/>pourrait être <text:s/>d'aucun fruit. Je</text:p>
      <text:p text:style-name="Standard"><text:s text:c="2"/>n'ai <text:s/>jamais <text:s/>pu <text:s/>comprendre <text:s/>la <text:s/>passion <text:s/>qu'ont <text:s/>certaines <text:s/>personnes <text:s text:c="2"/>de</text:p>
      <text:p text:style-name="Standard"><text:s text:c="2"/>s'embrouiller <text:s/>l'entendement, en s'attachant <text:s/>à des <text:s/>livres <text:s/>mystiques, <text:s/>qui</text:p>
      <text:p text:style-name="Standard"><text:s text:c="2"/>n'élèvent que des doutes dans <text:s/>leurs esprits, exaltant <text:s/>leur imagination <text:s/>et</text:p>
      <text:p text:style-name="Standard"><text:s text:c="2"/>leur <text:s text:c="2"/>donnent <text:s/>un <text:s/>caractère <text:s/>d'exagération <text:s/>tout-à-fait <text:s/>contraire <text:s text:c="2"/>à <text:s/>la</text:p>
      <text:p text:style-name="Standard"><text:s text:c="2"/>simplicité <text:s/>chrétnne. Lisons les Apôtres <text:s/>et l'Evangile. Ne cherchons <text:s/>pas à</text:p>
      <text:p text:style-name="Standard"><text:s text:c="2"/>pénétrer ce que ceux-là renferment de mystérux, car, <text:s/>comment oserions-nous,</text:p>
      <text:p text:style-name="Standard"><text:soft-page-break/><text:s text:c="2"/>misérables pécheurs <text:s/>que <text:s/>nous <text:s/>sommes, prétendre <text:s/>à <text:s/>nous <text:s/>initier dans les</text:p>
      <text:p text:style-name="Standard"><text:s text:c="2"/>secrets terribles et sacrés de <text:s/>la Providence, tant <text:s/>que nous portons <text:s/>cette</text:p>
      <text:p text:style-name="Standard"><text:s text:c="2"/>dépouille <text:s/>charienelle, <text:s/>qui <text:s/>élève <text:s/>entre <text:s/>nous <text:s/>et <text:s/>l'Eterienel <text:s/>un <text:s/>voile</text:p>
      <text:p text:style-name="Standard"><text:s text:c="2"/>impénétrable? Borienons-nous <text:s/>donc à étudr les <text:s/>principes sublimes que notre</text:p>
      <text:p text:style-name="Standard"><text:s text:c="2"/>divin Sauveur nous a laissé pour notre conduite ici-bas; cherchons à nous <text:s/>y</text:p>
      <text:p text:style-name="Standard"><text:s text:c="2"/>conformer <text:s/>et à les suivre, persuadons-nous que moins nous donnons d'essor à</text:p>
      <text:p text:style-name="Standard"><text:s text:c="2"/>notre faible esprit humain et plus il est agréable à Dieu, Qui rejette toute</text:p>
      <text:p text:style-name="Standard"><text:s text:c="2"/>science ne venant pas de Lui;que moins nous cherchons à approfondir ce qu'il</text:p>
      <text:p text:style-name="Standard"><text:s text:c="2"/>Lui a <text:s/>plu de dérober à notre connaissance,et plutôt II nous en accordera la</text:p>
      <text:p text:style-name="Standard"><text:s text:c="2"/>découverte par Son divin esprit.</text:p>
      <text:p text:style-name="Standard"><text:s text:c="7"/>"Mon <text:s/>père ne m'a pas <text:s/>parlé du prétendant, mais <text:s/>il m'a dit <text:s/>seulement</text:p>
      <text:p text:style-name="Standard"><text:s text:c="2"/>qu'il <text:s/>a <text:s/>reçu une <text:s/>lettre et attendait <text:s/>une visite du prince Basile.</text:p>
      <text:p text:style-name="Standard"><text:s text:c="2"/>Pour ce qui est du projet de <text:s/>Marieiage qui me regarde, je vous dirai, chère</text:p>
      <text:p text:style-name="Standard"><text:s text:c="2"/>et excellente amie, que le Marieiage, selon moi,est une institution divine à</text:p>
      <text:p text:style-name="Standard"><text:s text:c="2"/>laquelle il faut se conformer. Quelque pénible que cela soit pour moi, si le</text:p>
      <text:p text:style-name="Standard"><text:s text:c="2"/>Tout-Puissant <text:s/>m'impose jamais les devoirs d'épouse et de mère, <text:s/>je tâcherai</text:p>
      <text:p text:style-name="Standard"><text:s text:c="2"/>de <text:s/>les <text:s/>remplir <text:s/>aussi fidèlement que je <text:s/>le <text:s/>pourrai, sans m'inquiéter <text:s/>de</text:p>
      <text:p text:style-name="Standard"><text:s text:c="2"/>l'examen de mes sentiments à l'égard de celui <text:s/>qu'il me donnera pour <text:s/>époux.</text:p>
      <text:p text:style-name="Standard"><text:s text:c="2"/>J'ai reçu une lettre de mon frère, qui <text:s/>m'annonce son arrivée à Лысые</text:p>
      <text:p text:style-name="Standard"><text:s text:c="2"/>Горы avec sa femme. Ce sera une joie de <text:s/>courte durée, puisqu'il nous quitte</text:p>
      <text:p text:style-name="Standard"><text:s text:c="2"/>pour <text:s/>prendre <text:s/>part <text:s/>à <text:s/>cette <text:s/>malheureuse <text:s/>guerre, <text:s/>à <text:s/>laquelle nous sommes</text:p>
      <text:p text:style-name="Standard"><text:s text:c="2"/>entraînés <text:s/>Dieu sait, comment et pourquoi. Non seulement chez vous au centre</text:p>
      <text:p text:style-name="Standard"><text:s text:c="2"/>des affaires et du <text:s/>monde on ne parle que <text:s/>de guerre, mais ici, au milieu de</text:p>
      <text:p text:style-name="Standard"><text:s text:c="2"/>ces travaux champêtres <text:s/>et de <text:s/>ce calme de la nature, <text:s/>que les <text:s/>citadins <text:s/>se</text:p>
      <text:p text:style-name="Standard"><text:s text:c="2"/>représentent <text:s/>ordinairement à la campagne, les bruits de la <text:s/>guerre <text:s/>se font</text:p>
      <text:p text:style-name="Standard"><text:s text:c="2"/>entendre <text:s/>et <text:s/>sentir <text:s/>péniblement. <text:s/>Mon <text:s/>père <text:s/>ne <text:s/>parle <text:s/>que <text:s/>Marieche <text:s text:c="2"/>et</text:p>
      <text:p text:style-name="Standard"><text:s text:c="2"/>contreMarieche, <text:s/>choses auxquelles <text:s/>je <text:s/>ne comprends rien; et avant-hier <text:s/>en</text:p>
      <text:p text:style-name="Standard"><text:s text:c="2"/>faisant ma promenade habituelle dans la rue du village, je <text:s/>fus témoin d'une</text:p>
      <text:p text:style-name="Standard"><text:s text:c="2"/>scène <text:s/>déchirante... C'était <text:s/>un convoi des <text:s/>recrues <text:s/>enrôlés chez <text:s/>nous <text:s/>et</text:p>
      <text:p text:style-name="Standard"><text:s text:c="2"/>expédiés pour l'armée... Il <text:s/>fallait voir l'état dans lequel se trouvant les</text:p>
      <text:p text:style-name="Standard"><text:s text:c="2"/>mères, les <text:s/>femmes, <text:s/>les enfants des hommes qui <text:s/>partaient <text:s/>et entendre <text:s/>les</text:p>
      <text:p text:style-name="Standard"><text:s text:c="2"/>sanglots des uns et des autres</text:p>
      <text:p text:style-name="Standard"><text:s text:c="7"/>On dirait <text:s/>que l'humanité a <text:s/>oublié les <text:s/>lois de son divin Sauveur, Qui</text:p>
      <text:p text:style-name="Standard"><text:s text:c="2"/>prêchait l'amour <text:s/>et le <text:s/>pardon des <text:s/>offenses, et qu'elle fait consister son</text:p>
      <text:p text:style-name="Standard"><text:s text:c="2"/>plus grand mérite dans l'art de s'entretuer.</text:p>
      <text:p text:style-name="Standard"><text:s text:c="7"/>"Adieu, <text:s/>chère et bonne amie, que notre divin Sauveur et Sa très Sainte</text:p>
      <text:p text:style-name="Standard"><text:s text:c="2"/>Mère vous aient en Leur sainte et puissante garde. Marieie".</text:p>
      <text:p text:style-name="Standard"><text:s text:c="7"/>-- Ah, <text:s/>vous expédiez le <text:s/>courier, princesse, moi j'ai déjà expédié <text:s/>le</text:p>
      <text:p text:style-name="Standard"><text:s text:c="2"/>mien. <text:s text:c="2"/>J'ai <text:s text:c="2"/>écris <text:s text:c="2"/>а <text:s text:c="2"/>ma <text:s text:c="2"/>pauvre <text:s/>mère,[213] <text:s text:c="2"/>-- <text:s/>заговорила</text:p>
      <text:p text:style-name="Standard"><text:s text:c="2"/>быстро-приятным, сочным голоском улыбающаяся m-lle Bourienne, картавя на р и</text:p>
      <text:p text:style-name="Standard"><text:s text:c="2"/>внося с собой в сосредоточенную, грустную и пасмурную атмосферу княжны Марьи</text:p>
      <text:p text:style-name="Standard"><text:s text:c="2"/>совсем другой, легкомысленно-веселый и самодовольный мир.</text:p>
      <text:p text:style-name="Standard"><text:s text:c="7"/>-- Princesse, il <text:s/>faut que je vous prévienne, -- прибавила она, понижая</text:p>
      <text:p text:style-name="Standard"><text:s text:c="2"/>голос, -- <text:s/>le prince <text:s/>a eu une altercation, <text:s/>-- altercation, -- сказала она,</text:p>
      <text:p text:style-name="Standard"><text:s text:c="2"/>особенно <text:s/>грассируя и с удовольствием слушая <text:s/>себя, -- une <text:s/>altercation avec</text:p>
      <text:p text:style-name="Standard"><text:s text:c="2"/>Michel Ivanoff. Il est de très mauvaise humeur, très morose. Soyez prévenue,</text:p>
      <text:p text:style-name="Standard"><text:s text:c="2"/>vous savez... [214]</text:p>
      <text:p text:style-name="Standard"><text:s text:c="7"/>-- Ah l chère amie, -- отвечала <text:s/>княжна Марья, -- je vous ai prié de ne</text:p>
      <text:p text:style-name="Standard"><text:s text:c="2"/>jamais <text:s/>me prévenir de l'humeur dans laquelle se trouve <text:s/>mon père. <text:s/>Je ne me</text:p>
      <text:p text:style-name="Standard"><text:s text:c="2"/>permets pas de <text:s/>le juger, et je ne voudrais <text:s/>pas que les autres <text:s/>le fassent.</text:p>
      <text:p text:style-name="Standard"><text:s text:c="2"/>[215]</text:p>
      <text:p text:style-name="Standard"><text:s text:c="7"/>Княжна взглянула на часы и, <text:s/>заметив, что она уже пять минут пропустила</text:p>
      <text:p text:style-name="Standard"><text:soft-page-break/><text:s text:c="2"/>то время, <text:s/>которое <text:s/>должна <text:s/>была употреблять <text:s/>для <text:s/>игры <text:s/>на <text:s/>клавикордах, <text:s/>с</text:p>
      <text:p text:style-name="Standard"><text:s text:c="2"/>испуганным <text:s/>видом <text:s/>пошла <text:s/>в <text:s/>диванную. <text:s/>Между 12 <text:s/>и <text:s/>2 <text:s/>часами, <text:s/>сообразно с</text:p>
      <text:p text:style-name="Standard"><text:s text:c="2"/>заведенным порядком дня, князь отдыхал, а княжна играла на клавикордах.</text:p>
      <text:p text:style-name="Standard"><text:s text:c="2"/></text:p>
      <text:p text:style-name="Standard"><text:s text:c="2"/></text:p>
      <text:p text:style-name="Standard"><text:s text:c="2"/></text:p>
      <text:p text:style-name="Standard">XXVI.</text:p>
      <text:p text:style-name="Standard"></text:p>
      <text:p text:style-name="Standard"></text:p>
      <text:p text:style-name="Standard"><text:s text:c="2"/></text:p>
      <text:p text:style-name="Standard"><text:s text:c="7"/>Седой <text:s/>камердинер <text:s/>сидел, дремля и <text:s/>прислушиваясь <text:s/>к <text:s/>храпению <text:s/>князя в</text:p>
      <text:p text:style-name="Standard"><text:s text:c="2"/>огромном <text:s/>кабинете. <text:s/>Из <text:s/>дальней <text:s/>стороны <text:s/>дома, из-за <text:s/>затворенных <text:s/>дверей,</text:p>
      <text:p text:style-name="Standard"><text:s text:c="2"/>слышались по двадцати раз повторяемые трудные пассажи Дюссековой сонаты.</text:p>
      <text:p text:style-name="Standard"><text:s text:c="7"/>В <text:s/>это <text:s/>время <text:s/>подъехала к крыльцу карета и <text:s/>бричка, и из кареты <text:s/>вышел</text:p>
      <text:p text:style-name="Standard"><text:s text:c="2"/>князь <text:s/>Андрей, высадил <text:s/>свою маленькую <text:s/>жену и пропустил <text:s/>ее <text:s/>вперед. <text:s/>Седой</text:p>
      <text:p text:style-name="Standard"><text:s text:c="2"/>Тихон, <text:s/>в парике, высунувшись <text:s/>из двери <text:s/>официантской, шопотом доложил, <text:s/>что</text:p>
      <text:p text:style-name="Standard"><text:s text:c="2"/>князь почивают, и торопливо затворил дверь. Тихон знал, что ни приезд сына и</text:p>
      <text:p text:style-name="Standard"><text:s text:c="2"/>никакие необыкновенные события не должны <text:s/>были нарушать порядка <text:s/>дня. <text:s/>Князь</text:p>
      <text:p text:style-name="Standard"><text:s text:c="2"/>Андрей, видимо, знал это так же хорошо, <text:s/>как и Тихон; <text:s/>он посмотрел на часы,</text:p>
      <text:p text:style-name="Standard"><text:s text:c="2"/>как будто для того, чтобы поверить, не <text:s/>изменились <text:s/>ли <text:s/>привычки отца за <text:s/>то</text:p>
      <text:p text:style-name="Standard"><text:s text:c="2"/>время, в которое <text:s/>он <text:s/>не видал его, и, <text:s/>убедившись, что <text:s/>они не <text:s/>изменились,</text:p>
      <text:p text:style-name="Standard"><text:s text:c="2"/>обратился к жене:</text:p>
      <text:p text:style-name="Standard"><text:s text:c="7"/>-- <text:s/>Через двадцать минут он встанет. Пройдем к княжне <text:s/>Марье, -- сказал</text:p>
      <text:p text:style-name="Standard"><text:s text:c="2"/>он.</text:p>
      <text:p text:style-name="Standard"><text:s text:c="7"/>Маленькая княгиня потолстела за это <text:s/>время, но глаза и короткая губка с</text:p>
      <text:p text:style-name="Standard"><text:s text:c="2"/>усиками и улыбкой поднимались так же весело и мило, когда она заговорила.</text:p>
      <text:p text:style-name="Standard"><text:s text:c="7"/>-- Mais c'est un palais, -- сказала она мужу, оглядываясь кругом, с тем</text:p>
      <text:p text:style-name="Standard"><text:s text:c="2"/>выражением, с каким говорят похвалы хозяину бала. -- Allons, vite, <text:s/>vite!...</text:p>
      <text:p text:style-name="Standard"><text:s text:c="2"/>[216] -- Она, оглядываясь, улыбалась и Тихону, и мужу, и официанту,</text:p>
      <text:p text:style-name="Standard"><text:s text:c="2"/>провожавшему их.</text:p>
      <text:p text:style-name="Standard"><text:s text:c="7"/>-- C'est Marieie qui s'exerce? Allons doucement, il faut la surprendre.</text:p>
      <text:p text:style-name="Standard"><text:s text:c="2"/>[217]</text:p>
      <text:p text:style-name="Standard"><text:s text:c="7"/>Князь Андрей шел за ней с учтивым и грустным выражением.</text:p>
      <text:p text:style-name="Standard"><text:s text:c="7"/>-- Ты постарел, Тихон, -- <text:s/>сказал он, проходя, старику, целовавшему его</text:p>
      <text:p text:style-name="Standard"><text:s text:c="2"/>руку.</text:p>
      <text:p text:style-name="Standard"><text:s text:c="7"/>Перед комнатою, в <text:s/>которой <text:s/>слышны были <text:s/>клавикорды, из <text:s/>боковой <text:s/>двери</text:p>
      <text:p text:style-name="Standard"><text:s text:c="2"/>выскочила хорошенькая белокурая француженка.</text:p>
      <text:p text:style-name="Standard"><text:s text:c="7"/>M-lle Bourienne казалась обезумевшею от восторга.</text:p>
      <text:p text:style-name="Standard"><text:s text:c="7"/>-- Ah! quel <text:s/>bonheur pour la princesse, -- заговорила она. -- Enfin! Il</text:p>
      <text:p text:style-name="Standard"><text:s text:c="2"/>faut que je la prévienne. [218]</text:p>
      <text:p text:style-name="Standard"><text:s text:c="7"/>-- <text:s/>Non, <text:s/>non, de grâce... <text:s/>Vous êtes m-lle Bourienne, je <text:s/>vous connais</text:p>
      <text:p text:style-name="Standard"><text:s text:c="2"/>déjà <text:s/>par l'amitié <text:s/>que <text:s/>vous <text:s/>рorte ma <text:s/>belle-soeur, -- <text:s/>говорила <text:s/>княгиня,</text:p>
      <text:p text:style-name="Standard"><text:s text:c="2"/>целуясь с француженкой. -- Elle ne nous attend рas?[219]</text:p>
      <text:p text:style-name="Standard"><text:s text:c="7"/>Они <text:s/>подошли к двери <text:s/>диванной, <text:s/>из <text:s/>которой <text:s/>слышался <text:s/>опять <text:s/>и <text:s/>опять</text:p>
      <text:p text:style-name="Standard"><text:s text:c="2"/>повторяемый пассаж. Князь Андрей остановился <text:s/>и поморщился, как будто ожидая</text:p>
      <text:p text:style-name="Standard"><text:s text:c="2"/>чего-то неприятного.</text:p>
      <text:p text:style-name="Standard"><text:s text:c="7"/>Княгиня вошла. Пассаж оборвался <text:s/>на <text:s/>середине; послышался крик, тяжелые</text:p>
      <text:p text:style-name="Standard"><text:s text:c="2"/>ступни <text:s/>княжны Марьи и <text:s/>звуки <text:s/>поцелуев. Когда князь Андрей вошел, <text:s/>княжна и</text:p>
      <text:p text:style-name="Standard"><text:s text:c="2"/>княгиня, только <text:s/>раз на короткое <text:s/>время видевшиеся <text:s/>во время <text:s/>свадьбы <text:s/>князя</text:p>
      <text:p text:style-name="Standard"><text:s text:c="2"/>Андрея, <text:s/>обхватившись <text:s/>руками, <text:s/>крепко <text:s/>прижимались губами к <text:s/>тем местам, на</text:p>
      <text:p text:style-name="Standard"><text:s text:c="2"/>которые попали <text:s/>в <text:s/>первую минуту. M-lle <text:s/>Bourienne стояла <text:s/>около них, прижав</text:p>
      <text:p text:style-name="Standard"><text:s text:c="2"/>руки <text:s/>к <text:s/>сердцу и <text:s/>набожно улыбаясь, очевидно столько <text:s/>же готовая заплакать,</text:p>
      <text:p text:style-name="Standard"><text:soft-page-break/><text:s text:c="2"/>сколько и засмеяться.</text:p>
      <text:p text:style-name="Standard"><text:s text:c="7"/>Князь Андрей пожал плечами и поморщился, как <text:s/>морщатся любители музыки,</text:p>
      <text:p text:style-name="Standard"><text:s text:c="2"/>услышав <text:s/>фальшивую ноту. Обе женщины отпустили друг <text:s/>друга; потом опять, как</text:p>
      <text:p text:style-name="Standard"><text:s text:c="2"/>будто боясь опоздать, схватили друг друга за руки, стали целовать и отрывать</text:p>
      <text:p text:style-name="Standard"><text:s text:c="2"/>руки и потом опять стали целовать друг друга в лицо, и совершенно неожиданно</text:p>
      <text:p text:style-name="Standard"><text:s text:c="2"/>для <text:s/>князя Андрея <text:s/>обе заплакали и опять стали <text:s/>целоваться. M-lle <text:s/>Bourienne</text:p>
      <text:p text:style-name="Standard"><text:s text:c="2"/>тоже <text:s/>заплакала. Князю <text:s/>Андрею было, <text:s/>очевидно, неловко; но для двух <text:s/>женщин</text:p>
      <text:p text:style-name="Standard"><text:s text:c="2"/>казалось так естественно, что они <text:s/>плакали; казалось, они и не предполагали,</text:p>
      <text:p text:style-name="Standard"><text:s text:c="2"/>чтобы могло иначе совершиться это свидание.</text:p>
      <text:p text:style-name="Standard"><text:s text:c="7"/>-- <text:s/>Ah!chère!...Ah!Marieie!... <text:s/>-- <text:s/>вдруг <text:s/>заговорили <text:s/>обе <text:s text:c="2"/>женщины <text:s/>и</text:p>
      <text:p text:style-name="Standard"><text:s text:c="2"/>засмеялись. -- <text:s/>J'ai rêvé <text:s/>сette <text:s/>nuit <text:s/>... -- <text:s/>Vous <text:s/>ne nous attendez <text:s/>donc</text:p>
      <text:p text:style-name="Standard"><text:s text:c="2"/>pas?...Ah!Marieie,vous <text:s text:c="4"/>avez <text:s text:c="4"/>maigri... <text:s text:c="4"/>-- <text:s text:c="4"/>Et <text:s text:c="3"/>vous <text:s text:c="4"/>avez</text:p>
      <text:p text:style-name="Standard"><text:s text:c="2"/>repris...[220]</text:p>
      <text:p text:style-name="Standard"><text:s text:c="7"/>-- <text:s/>J'ai <text:s/>tout <text:s/>de suite reconnu madame la princesse, [221] --</text:p>
      <text:p text:style-name="Standard"><text:s text:c="2"/>вставила m-lle Бурьен.</text:p>
      <text:p text:style-name="Standard"><text:s text:c="7"/>-- Et moi qui ne me <text:s/>doutais pas!... -- восклицала княжна Марья. -- Ah!</text:p>
      <text:p text:style-name="Standard"><text:s text:c="2"/>André, je ne vous voyais pas. [222]</text:p>
      <text:p text:style-name="Standard"><text:s text:c="7"/>Князь Андрей поцеловался <text:s/>с <text:s/>сестрою рука в <text:s/>руку и сказал ей, что <text:s/>она</text:p>
      <text:p text:style-name="Standard"><text:s text:c="2"/>такая <text:s/>же <text:s/>pleurienicheuse, <text:s/>[223] <text:s/>как всегда была. <text:s/>Княжна <text:s/>Марья</text:p>
      <text:p text:style-name="Standard"><text:s text:c="2"/>повернулась <text:s/>к брату, <text:s/>и сквозь <text:s/>слезы любовный, теплый <text:s/>и кроткий взгляд ее</text:p>
      <text:p text:style-name="Standard"><text:s text:c="2"/>прекрасных <text:s/>в ту <text:s/>минуту, <text:s/>больших лучистых глаз остановился на <text:s/>лице <text:s/>князя</text:p>
      <text:p text:style-name="Standard"><text:s text:c="2"/>Андрея.</text:p>
      <text:p text:style-name="Standard"><text:s text:c="7"/>Княгиня говорила без умолку. Короткая верхняя губка с усиками то и дело</text:p>
      <text:p text:style-name="Standard"><text:s text:c="2"/>на мгновение <text:s/>слетала вниз, притрогивалась, где нужно было, к румяной нижней</text:p>
      <text:p text:style-name="Standard"><text:s text:c="2"/>губке, и вновь открывалась <text:s/>блестевшая <text:s/>зубами <text:s/>и <text:s/>глазами <text:s/>улыбка. <text:s/>Княгиня</text:p>
      <text:p text:style-name="Standard"><text:s text:c="2"/>рассказывала <text:s/>случай, <text:s/>который был <text:s/>с <text:s/>ними на Спасской <text:s/>горе, грозивший <text:s/>ей</text:p>
      <text:p text:style-name="Standard"><text:s text:c="2"/>опасностию <text:s/>в ее положении, и <text:s/>сейчас же после <text:s/>этого сообщила, что <text:s/>она все</text:p>
      <text:p text:style-name="Standard"><text:s text:c="2"/>платья свои оставила <text:s/>в <text:s/>Петербурге и здесь будет ходить <text:s/>Бог знает в чем, и</text:p>
      <text:p text:style-name="Standard"><text:s text:c="2"/>что Андрей совсем переменился, и что Китти Одынцова вышла <text:s/>замуж за старика,</text:p>
      <text:p text:style-name="Standard"><text:s text:c="2"/>и что есть жених для княжны Марьи pour tout de bon, [224] но что об</text:p>
      <text:p text:style-name="Standard"><text:s text:c="2"/>этом поговорим <text:s/>после. <text:s/>Княжна Марья <text:s/>все <text:s/>еще молча смотрела <text:s/>на брата, и в</text:p>
      <text:p text:style-name="Standard"><text:s text:c="2"/>прекрасных <text:s/>глазах <text:s/>ее <text:s/>была и <text:s/>любовь и <text:s/>грусть. <text:s/>Видно <text:s/>было, <text:s/>что <text:s/>в <text:s/>ней</text:p>
      <text:p text:style-name="Standard"><text:s text:c="2"/>установился теперь <text:s/>свой ход <text:s/>мысли, <text:s/>независимый <text:s/>от <text:s/>речей невестки. Она в</text:p>
      <text:p text:style-name="Standard"><text:s text:c="2"/>середине ее рассказа о последнем празднике в Петербурге обратилась к брату:</text:p>
      <text:p text:style-name="Standard"><text:s text:c="7"/>-- И ты решительно едешь на войну, André? -- сказала oíà, вздохнув.</text:p>
      <text:p text:style-name="Standard"><text:s text:c="7"/>Lise вздрогнула тоже.</text:p>
      <text:p text:style-name="Standard"><text:s text:c="7"/>-- Даже завтра, -- отвечал брат.</text:p>
      <text:p text:style-name="Standard"><text:s text:c="7"/>-- II <text:s/>m'abandonne <text:s/>ici,et Du <text:s/>sait pourquoi, quand il aur <text:s/>pu avoir de</text:p>
      <text:p text:style-name="Standard"><text:s text:c="2"/>l'avancement...[225]</text:p>
      <text:p text:style-name="Standard"><text:s text:c="7"/>Княжна Марья не дослушала и, продолжая <text:s/>нить своих мыслей, обратилась к</text:p>
      <text:p text:style-name="Standard"><text:s text:c="2"/>невестке, ласковыми глазами указывая на ее живот:</text:p>
      <text:p text:style-name="Standard"><text:s text:c="7"/>-- Наверное? -- сказала она.</text:p>
      <text:p text:style-name="Standard"><text:s text:c="7"/>Лицо княгини изменилось. Она вздохнула.</text:p>
      <text:p text:style-name="Standard"><text:s text:c="7"/>-- Да, наверное, -- сказала она. -- Ах! Это очень страшно...</text:p>
      <text:p text:style-name="Standard"><text:s text:c="7"/>Губка Лизы опустилась. Она <text:s/>приблизила свое лицо к лицу золовки и опять</text:p>
      <text:p text:style-name="Standard"><text:s text:c="2"/>неожиданно заплакала.</text:p>
      <text:p text:style-name="Standard"><text:s text:c="7"/>-- Ей надо отдохнуть, -- сказал князь Андрей, морщась. -- Не правда ли,</text:p>
      <text:p text:style-name="Standard"><text:s text:c="2"/>Лиза? Сведи ее к себе, а я пойду к батюшке. Что он, все то же?</text:p>
      <text:p text:style-name="Standard"><text:s text:c="7"/>-- То же, то же самое; не знаю, как на твои глаза, -- отвечала радостно</text:p>
      <text:p text:style-name="Standard"><text:s text:c="2"/>княжна.</text:p>
      <text:p text:style-name="Standard"><text:s text:c="7"/>-- <text:s/>И те же часы, <text:s/>и по аллеям <text:s/>прогулки? <text:s/>Станок? <text:s/>-- <text:s/>спрашивал князь</text:p>
      <text:p text:style-name="Standard"><text:s text:c="2"/>Андрей <text:s/>с чуть <text:s/>заметною <text:s/>улыбкой, <text:s/>показывавшею, <text:s/>что несмотря на всю <text:s/>свою</text:p>
      <text:p text:style-name="Standard"><text:soft-page-break/><text:s text:c="2"/>любовь и уважение к отцу, он понимал его слабости.</text:p>
      <text:p text:style-name="Standard"><text:s text:c="7"/>-- Те <text:s/>же <text:s/>часы <text:s/>и станок, еще математика <text:s/>и <text:s/>мои <text:s/>уроки геометрии, <text:s/>--</text:p>
      <text:p text:style-name="Standard"><text:s text:c="2"/>радостно отвечала княжна Марья, <text:s/>как будто ее уроки из <text:s/>геометрии были одним</text:p>
      <text:p text:style-name="Standard"><text:s text:c="2"/>из самых радостных впечатлений ее жизни.</text:p>
      <text:p text:style-name="Standard"><text:s text:c="7"/>Когда прошли те двадцать минут, которые нужны были для <text:s/>срока вставанья</text:p>
      <text:p text:style-name="Standard"><text:s text:c="2"/>старого <text:s/>князя, <text:s/>Тихон <text:s/>пришел звать молодого <text:s/>князя <text:s/>к <text:s/>отцу. Старик сделал</text:p>
      <text:p text:style-name="Standard"><text:s text:c="2"/>исключение в своем <text:s/>образе жизни в честь приезда сына: он велел впустить его</text:p>
      <text:p text:style-name="Standard"><text:s text:c="2"/>в свою половину во время одевания перед обедом. Князь ходил по-старинному, в</text:p>
      <text:p text:style-name="Standard"><text:s text:c="2"/>кафтане <text:s/>и <text:s/>пудре. <text:s/>И <text:s/>в <text:s/>то время <text:s/>как князь <text:s/>Андрей <text:s/>(не с тем <text:s/>брюзгливым</text:p>
      <text:p text:style-name="Standard"><text:s text:c="2"/>выражением лица и манерами, которые он напускал на себя в гостиных, а <text:s/>с тем</text:p>
      <text:p text:style-name="Standard"><text:s text:c="2"/>оживленным лицом, <text:s/>которое <text:s/>у него было, <text:s/>когда <text:s/>он разговаривал <text:s/>с <text:s/>Пьером)</text:p>
      <text:p text:style-name="Standard"><text:s text:c="2"/>входил к отцу, старик сидел в уборной на широком, сафьяном обитом, кресле, в</text:p>
      <text:p text:style-name="Standard"><text:s text:c="2"/>пудроманте, предоставляя свою голову рукам Тихона.</text:p>
      <text:p text:style-name="Standard"><text:s text:c="7"/>-- А! <text:s/>Воин! Бонапарта завоевать <text:s/>хочешь? -- сказал <text:s/>старик <text:s/>и <text:s/>тряхнул</text:p>
      <text:p text:style-name="Standard"><text:s text:c="2"/>напудренною головой, сколько позволяла это <text:s/>заплетаемая коса, находившаяся в</text:p>
      <text:p text:style-name="Standard"><text:s text:c="2"/>руках Тихона. -- Примись хоть ты <text:s/>за <text:s/>него <text:s/>хорошенько, а то он эдак скоро и</text:p>
      <text:p text:style-name="Standard"><text:s text:c="2"/>нас своими подданными запишет. -- Здорово! -- И он выставил свою щеку.</text:p>
      <text:p text:style-name="Standard"><text:s text:c="7"/>Старик <text:s/>находился <text:s/>в хорошем <text:s/>расположении духа после дообеденного сна.</text:p>
      <text:p text:style-name="Standard"><text:s text:c="2"/>(Он говорил, что <text:s/>после <text:s/>обеда серебряный <text:s/>сон, <text:s/>а <text:s/>до <text:s/>обеда <text:s/>золотой.) <text:s/>Он</text:p>
      <text:p text:style-name="Standard"><text:s text:c="2"/>радостно из-под своих густых нависших <text:s/>бровей косился на <text:s/>сына. Князь Андрей</text:p>
      <text:p text:style-name="Standard"><text:s text:c="2"/>подошел и поцеловал отца в указанное им место. Он не отвечал на любимую тему</text:p>
      <text:p text:style-name="Standard"><text:s text:c="2"/>разговора отца -- подтруниванье над теперешними военными <text:s/>людьми, а особенно</text:p>
      <text:p text:style-name="Standard"><text:s text:c="2"/>над Бонапартом.</text:p>
      <text:p text:style-name="Standard"><text:s text:c="7"/>-- <text:s/>Да, приехал к вам, батюшка, и с <text:s/>беременною женой, -- <text:s/>сказал князь</text:p>
      <text:p text:style-name="Standard"><text:s text:c="2"/>Андрей, следя оживленными и почтительными глазами за движением <text:s/>каждой черты</text:p>
      <text:p text:style-name="Standard"><text:s text:c="2"/>отцовского лица. -- Как здоровье ваше?</text:p>
      <text:p text:style-name="Standard"><text:s text:c="7"/>-- Нездоровы, <text:s/>брат, <text:s/>бывают <text:s/>только дураки да развратники, <text:s/>а <text:s/>ты меня</text:p>
      <text:p text:style-name="Standard"><text:s text:c="2"/>знаешь: с утра до вечера занят, воздержен, ну и здоров.</text:p>
      <text:p text:style-name="Standard"><text:s text:c="7"/>-- Слава Богу, -- сказал сын, улыбаясь.</text:p>
      <text:p text:style-name="Standard"><text:s text:c="7"/>-- Бог тут <text:s/>не при чем. Ну, рассказывай, -- продолжал он, возвращаясь к</text:p>
      <text:p text:style-name="Standard"><text:s text:c="2"/>своему любимому коньку, -- <text:s/>как <text:s/>вас немцы с Бонапартом <text:s/>сражаться по <text:s/>вашей</text:p>
      <text:p text:style-name="Standard"><text:s text:c="2"/>новой науке, стратегией называемой, научили.</text:p>
      <text:p text:style-name="Standard"><text:s text:c="7"/>Князь Андрей улыбнулся.</text:p>
      <text:p text:style-name="Standard"><text:s text:c="7"/>-- Дайте опомниться, батюшка, -- сказал он с улыбкою, показывавшею, что</text:p>
      <text:p text:style-name="Standard"><text:s text:c="2"/>слабости <text:s/>отца не <text:s/>мешают <text:s/>ему <text:s/>уважать <text:s/>и любить <text:s/>его. -- Ведь <text:s/>я еще и <text:s/>не</text:p>
      <text:p text:style-name="Standard"><text:s text:c="2"/>разместился.</text:p>
      <text:p text:style-name="Standard"><text:s text:c="7"/>-- <text:s/>Врешь, <text:s/>врешь, <text:s/>-- <text:s/>закричал <text:s/>старик, <text:s/>встряхивая <text:s/>косичкою, <text:s/>чтобы</text:p>
      <text:p text:style-name="Standard"><text:s text:c="2"/>попробовать, крепко ли она была заплетена, и хватая сына за руку. -- Дом для</text:p>
      <text:p text:style-name="Standard"><text:s text:c="2"/>твоей жены готов. Княжна Марья сведет ее и покажет и с три короба наболтает.</text:p>
      <text:p text:style-name="Standard"><text:s text:c="2"/>Это их бабье дело. Я <text:s/>ей рад. Сиди, рассказывай. Михельсона армию я понимаю,</text:p>
      <text:p text:style-name="Standard"><text:s text:c="2"/>Толстого <text:s/>тоже... высадка <text:s/>единовременная... <text:s/>Южная армия что <text:s/>будет делать?</text:p>
      <text:p text:style-name="Standard"><text:s text:c="2"/>Пруссия, <text:s/>нейтралитет... это <text:s/>я знаю. <text:s/>Австрия что? -- <text:s/>говорил он, встав <text:s/>с</text:p>
      <text:p text:style-name="Standard"><text:s text:c="2"/>кресла и <text:s/>ходя <text:s/>по комнате с бегавшим и подававшим <text:s/>части одежды Тихоном. --</text:p>
      <text:p text:style-name="Standard"><text:s text:c="2"/>Швеция что? Как Померанию перейдут?</text:p>
      <text:p text:style-name="Standard"><text:s text:c="7"/>Князь <text:s/>Андрей, <text:s/>видя настоятельность требования отца, сначала неохотно,</text:p>
      <text:p text:style-name="Standard"><text:s text:c="2"/>но <text:s/>потом <text:s/>все более <text:s/>и <text:s/>более <text:s/>оживляясь <text:s/>и <text:s/>невольно, посреди рассказа, по</text:p>
      <text:p text:style-name="Standard"><text:s text:c="2"/>привычке, <text:s text:c="2"/>перейдя <text:s/>с <text:s/>русского <text:s/>на <text:s/>французский <text:s text:c="2"/>язык, <text:s text:c="2"/>начал <text:s text:c="2"/>излагать</text:p>
      <text:p text:style-name="Standard"><text:s text:c="2"/>операционный <text:s text:c="3"/>план <text:s text:c="2"/>предполагаемой <text:s text:c="2"/>кампании. <text:s text:c="3"/>Он <text:s text:c="3"/>рассказал, <text:s text:c="3"/>как</text:p>
      <text:p text:style-name="Standard"><text:s text:c="2"/>девяностотысячная армия <text:s/>должна <text:s/>была угрожать Пруссии, <text:s/>чтобы вывести ее из</text:p>
      <text:p text:style-name="Standard"><text:s text:c="2"/>нейтралитета <text:s/>и <text:s/>втянуть <text:s/>в <text:s/>войну, <text:s/>как <text:s/>часть <text:s/>этих <text:s/>войск <text:s/>должна была <text:s/>в</text:p>
      <text:p text:style-name="Standard"><text:s text:c="2"/>Штральзунде соединиться <text:s/>с шведскими <text:s/>войсками, <text:s/>как двести <text:s/>двадцать <text:s/>тысяч</text:p>
      <text:p text:style-name="Standard"><text:s text:c="2"/>австрийцев, в соединении со <text:s/>ста тысячами русских, должны были действовать в</text:p>
      <text:p text:style-name="Standard"><text:soft-page-break/><text:s text:c="2"/>Италии и <text:s/>на Рейне, и как пятьдесят тысяч русских и пятьдесят тысяч англичан</text:p>
      <text:p text:style-name="Standard"><text:s text:c="2"/>высадятся в Неаполе, <text:s/>и <text:s/>как в <text:s/>итоге <text:s/>пятисоттысячная <text:s/>армия <text:s/>должна была с</text:p>
      <text:p text:style-name="Standard"><text:s text:c="2"/>разных <text:s/>сторон <text:s/>сделать нападение на французов. Старый <text:s/>князь не выказал <text:s/>ни</text:p>
      <text:p text:style-name="Standard"><text:s text:c="2"/>малейшего интереса при рассказе, <text:s/>как будто не слушал, и, продолжая <text:s/>на ходу</text:p>
      <text:p text:style-name="Standard"><text:s text:c="2"/>одеваться, <text:s/>три раза <text:s/>неожиданно перервал его. <text:s/>Один раз он <text:s/>остановил его и</text:p>
      <text:p text:style-name="Standard"><text:s text:c="2"/>закричал:</text:p>
      <text:p text:style-name="Standard"><text:s text:c="7"/>-- Белый! белый!</text:p>
      <text:p text:style-name="Standard"><text:s text:c="7"/>Это <text:s/>значило, <text:s/>что Тихон подавал ему <text:s/>не тот жилет, <text:s/>который <text:s/>он хотел.</text:p>
      <text:p text:style-name="Standard"><text:s text:c="2"/>Другой раз он остановился, спросил:</text:p>
      <text:p text:style-name="Standard"><text:s text:c="7"/>-- <text:s/>И <text:s/>скоро она родит? <text:s/>-- и, <text:s/>с <text:s/>упреком покачав <text:s/>головой, сказал: --</text:p>
      <text:p text:style-name="Standard"><text:s text:c="2"/>Нехорошо! Продолжай, продолжай.</text:p>
      <text:p text:style-name="Standard"><text:s text:c="7"/>В <text:s/>третий раз, <text:s/>когда <text:s/>князь <text:s/>Андрей <text:s/>оканчивал описание, старик <text:s/>запел</text:p>
      <text:p text:style-name="Standard"><text:s text:c="2"/>фальшивым и <text:s/>старческим <text:s/>голосом: <text:s/>"Malbroug s'en va-t-en <text:s/>guerre. Dieu sait</text:p>
      <text:p text:style-name="Standard"><text:s text:c="2"/>guand reviendra". [226]</text:p>
      <text:p text:style-name="Standard"><text:s text:c="7"/>Сын только улыбнулся.</text:p>
      <text:p text:style-name="Standard"><text:s text:c="7"/>-- Я не говорю, чтоб это был план, который я одобряю, -- сказал сын, --</text:p>
      <text:p text:style-name="Standard"><text:s text:c="2"/>я вам <text:s/>только рассказал, что есть. Наполеон уже <text:s/>составил свой план <text:s/>не хуже</text:p>
      <text:p text:style-name="Standard"><text:s text:c="2"/>этого.</text:p>
      <text:p text:style-name="Standard"><text:s text:c="7"/>-- <text:s/>Ну, <text:s/>новенького ты мне ничего <text:s/>не <text:s/>сказал. -- <text:s/>И <text:s/>старик <text:s/>задумчиво</text:p>
      <text:p text:style-name="Standard"><text:s text:c="2"/>проговорил <text:s/>про <text:s/>себя скороговоркой: -- Dieu sait quand reviendra. -- Иди <text:s/>в</text:p>
      <text:p text:style-name="Standard"><text:s text:c="2"/>cтоловую.</text:p>
      <text:p text:style-name="Standard"><text:s text:c="2"/></text:p>
      <text:p text:style-name="Standard"><text:s text:c="2"/></text:p>
      <text:p text:style-name="Standard"><text:s text:c="2"/></text:p>
      <text:p text:style-name="Standard">XXVII.</text:p>
      <text:p text:style-name="Standard"></text:p>
      <text:p text:style-name="Standard"></text:p>
      <text:p text:style-name="Standard"><text:s text:c="2"/></text:p>
      <text:p text:style-name="Standard"><text:s text:c="7"/>В назначенный час, напудренный и <text:s/>выбритый, князь вышел в столовую, где</text:p>
      <text:p text:style-name="Standard"><text:s text:c="2"/>ожидала его <text:s/>невестка, <text:s/>княжна <text:s/>Марья, m-lle Бурьен и <text:s/>архитектор <text:s/>князя, по</text:p>
      <text:p text:style-name="Standard"><text:s text:c="2"/>странной <text:s/>прихоти <text:s/>его <text:s/>допускаемый <text:s text:c="2"/>к <text:s/>столу, <text:s/>хотя <text:s/>по <text:s/>своему <text:s/>положению</text:p>
      <text:p text:style-name="Standard"><text:s text:c="2"/>незначительный человек этот никак не мог рассчитывать на такую честь. Князь,</text:p>
      <text:p text:style-name="Standard"><text:s text:c="2"/>твердо <text:s/>державшийся <text:s/>в жизни различия состояний и редко <text:s/>допускавший к столу</text:p>
      <text:p text:style-name="Standard"><text:s text:c="2"/>даже важных губернских чиновников, вдруг на <text:s/>архитекторе Михайле <text:s/>Ивановиче,</text:p>
      <text:p text:style-name="Standard"><text:s text:c="2"/>сморкавшемся в <text:s/>углу в клетчатый платок, доказывал, что все люди равны, и не</text:p>
      <text:p text:style-name="Standard"><text:s text:c="2"/>раз внушал своей дочери, <text:s/>что Михайла Иванович ничем не хуже нас с тобой. За</text:p>
      <text:p text:style-name="Standard"><text:s text:c="2"/>столом князь чаще всего обращался к бессловесному Михайле Ивановичу.</text:p>
      <text:p text:style-name="Standard"><text:s text:c="7"/>В столовой, громадно-высокой, как и все <text:s/>комнаты в доме, ожидали выхода</text:p>
      <text:p text:style-name="Standard"><text:s text:c="2"/>князя <text:s/>домашние <text:s/>и <text:s/>официанты, <text:s/>стоявшие <text:s/>за <text:s/>каждым <text:s/>стулом; <text:s/>дворецкий, <text:s/>с</text:p>
      <text:p text:style-name="Standard"><text:s text:c="2"/>салфеткой на руке, оглядывал <text:s/>сервировку, мигая лакеям и постоянно перебегая</text:p>
      <text:p text:style-name="Standard"><text:s text:c="2"/>беспокойным <text:s/>взглядом <text:s/>от <text:s/>стенных часов <text:s/>к <text:s/>двери, из <text:s/>которой <text:s/>должен <text:s/>был</text:p>
      <text:p text:style-name="Standard"><text:s text:c="2"/>появиться князь. <text:s/>Князь <text:s/>Андрей глядел <text:s/>на огромную, новую для него, золотую</text:p>
      <text:p text:style-name="Standard"><text:s text:c="2"/>раму <text:s/>с изображением <text:s/>генеалогического <text:s/>дерева князей <text:s/>Болконских, <text:s/>висевшую</text:p>
      <text:p text:style-name="Standard"><text:s text:c="2"/>напротив такой же громадной рамы с <text:s/>дурно-сделанным (видимо, рукою домашнего</text:p>
      <text:p text:style-name="Standard"><text:s text:c="2"/>живописца) изображением владетельного <text:s/>князя в <text:s/>короне, <text:s/>который должен <text:s/>был</text:p>
      <text:p text:style-name="Standard"><text:s text:c="2"/>происходить от <text:s/>Рюрика и быть <text:s/>родоначальником рода Болконских. Князь Андрей</text:p>
      <text:p text:style-name="Standard"><text:s text:c="2"/>смотрел <text:s/>на <text:s/>это <text:s/>генеалогическое дерево, покачивая головой, и посмеивался с</text:p>
      <text:p text:style-name="Standard"><text:s text:c="2"/>тем видом, с каким смотрят на похожий до смешного портрет.</text:p>
      <text:p text:style-name="Standard"><text:s text:c="7"/>-- Как <text:s/>я узнаю его всего тут! -- сказал он княжне <text:s/>Марье, подошедшей к</text:p>
      <text:p text:style-name="Standard"><text:s text:c="2"/>нему.</text:p>
      <text:p text:style-name="Standard"><text:s text:c="7"/>Княжна Марья с удивлением посмотрела на брата. Она не понимала, чему он</text:p>
      <text:p text:style-name="Standard"><text:s text:c="2"/>улыбался. Все сделанное ее отцом возбуждало <text:s/>в ней <text:s/>благоговение, которое не</text:p>
      <text:p text:style-name="Standard"><text:soft-page-break/><text:s text:c="2"/>подлежало обсуждению.</text:p>
      <text:p text:style-name="Standard"><text:s text:c="7"/>-- У каждого своя Ахиллесова пятка, -- продолжал князь Андрей. -- С его</text:p>
      <text:p text:style-name="Standard"><text:s text:c="2"/>огромным умом donner dans ce ridicule! [227]</text:p>
      <text:p text:style-name="Standard"><text:s text:c="7"/>Княжна <text:s/>Марья <text:s text:c="2"/>не <text:s/>могла <text:s/>понять <text:s/>смелости <text:s/>суждений <text:s/>своего <text:s/>брата <text:s/>и</text:p>
      <text:p text:style-name="Standard"><text:s text:c="2"/>готовилась возражать <text:s/>ему, как послышались из кабинета ожидаемые шаги: князь</text:p>
      <text:p text:style-name="Standard"><text:s text:c="2"/>входил быстро, <text:s/>весело, как он и <text:s/>всегда <text:s/>ходил, как будто <text:s/>умышленно своими</text:p>
      <text:p text:style-name="Standard"><text:s text:c="2"/>торопливыми манерами представляя противоположность строгому порядку дома.</text:p>
      <text:p text:style-name="Standard"><text:s text:c="7"/>В <text:s/>то <text:s/>же <text:s/>мгновение <text:s/>большие <text:s/>часы <text:s/>пробили <text:s/>два, <text:s/>и <text:s/>тонким <text:s/>голоском</text:p>
      <text:p text:style-name="Standard"><text:s text:c="2"/>отозвались в <text:s/>гостиной <text:s/>другие. <text:s/>Князь <text:s/>остановился; <text:s/>из-под висячих <text:s/>густых</text:p>
      <text:p text:style-name="Standard"><text:s text:c="2"/>бровей оживленные, <text:s/>блестящие, строгие глаза оглядели всех и остановились на</text:p>
      <text:p text:style-name="Standard"><text:s text:c="2"/>молодой княгине. Молодая <text:s/>княгиня <text:s/>испытывала <text:s/>в то время то <text:s/>чувство, какое</text:p>
      <text:p text:style-name="Standard"><text:s text:c="2"/>испытывают <text:s/>придворные на <text:s/>царском выходе, <text:s/>то <text:s/>чувство страха <text:s/>и <text:s/>почтения,</text:p>
      <text:p text:style-name="Standard"><text:s text:c="2"/>которое возбуждал этот старик во всех <text:s/>приближенных. <text:s/>Он погладил княгиню по</text:p>
      <text:p text:style-name="Standard"><text:s text:c="2"/>голове и потом неловким движением потрепал ее по затылку.</text:p>
      <text:p text:style-name="Standard"><text:s text:c="7"/>-- <text:s/>Я рад, <text:s/>я рад, -- <text:s/>проговорил он и, пристально <text:s/>еще <text:s/>взглянув <text:s/>ей в</text:p>
      <text:p text:style-name="Standard"><text:s text:c="2"/>глаза, быстро <text:s/>отошел и сел на свое <text:s/>место. <text:s/>-- Садитесь, <text:s/>садитесь! <text:s/>Михаил</text:p>
      <text:p text:style-name="Standard"><text:s text:c="2"/>Иванович, садитесь.</text:p>
      <text:p text:style-name="Standard"><text:s text:c="7"/>Он указал невестке место подле себя. Официант отодвинул для нее стул.</text:p>
      <text:p text:style-name="Standard"><text:s text:c="7"/>-- <text:s/>Го, го! -- <text:s/>сказал <text:s/>старик, <text:s/>оглядывая <text:s/>ее <text:s/>округленную <text:s/>талию. <text:s/>--</text:p>
      <text:p text:style-name="Standard"><text:s text:c="2"/>Поторопилась, нехорошо!</text:p>
      <text:p text:style-name="Standard"><text:s text:c="7"/>Он засмеялся сухо, холодно, <text:s/>неприятно, <text:s/>как он <text:s/>всегда смеялся, <text:s/>одним</text:p>
      <text:p text:style-name="Standard"><text:s text:c="2"/>ртом, а не глазами.</text:p>
      <text:p text:style-name="Standard"><text:s text:c="7"/>-- Ходить надо, ходить, как можно больше, <text:s/>как можно больше, <text:s/>-- сказал</text:p>
      <text:p text:style-name="Standard"><text:s text:c="2"/>он.</text:p>
      <text:p text:style-name="Standard"><text:s text:c="7"/>Маленькая <text:s/>княгиня <text:s/>не <text:s/>слыхала <text:s/>или <text:s/>не хотела слышать <text:s/>его слов. <text:s/>Она</text:p>
      <text:p text:style-name="Standard"><text:s text:c="2"/>молчала и казалась смущенною. Князь спросил ее об отце, и княгиня заговорила</text:p>
      <text:p text:style-name="Standard"><text:s text:c="2"/>и улыбнулась. Он спросил ее об общих знакомых: княгиня еще более оживилась и</text:p>
      <text:p text:style-name="Standard"><text:s text:c="2"/>стала рассказывать, передавая князю поклоны и городские сплетни.</text:p>
      <text:p text:style-name="Standard"><text:s text:c="7"/>-- <text:s/>La <text:s/>comtesse <text:s/>Apraksine, la pauvre, a perdu <text:s/>son Mariei, et <text:s/>elle a</text:p>
      <text:p text:style-name="Standard"><text:s text:c="2"/>pleuré les larmes de ses yeux, [228] <text:s/>-- говорила она, все <text:s/>более и</text:p>
      <text:p text:style-name="Standard"><text:s text:c="2"/>более оживляясь.</text:p>
      <text:p text:style-name="Standard"><text:s text:c="7"/>По мере того как <text:s/>она оживлялась, князь все строже и <text:s/>строже смотрел на</text:p>
      <text:p text:style-name="Standard"><text:s text:c="2"/>нее и вдруг, как будто <text:s/>достаточно изучив <text:s/>ее и составив <text:s/>себе <text:s/>ясное <text:s/>о ней</text:p>
      <text:p text:style-name="Standard"><text:s text:c="2"/>понятие, отвернулся от нее и обратился к Михайлу Ивановичу.</text:p>
      <text:p text:style-name="Standard"><text:s text:c="7"/>-- Ну, <text:s/>что, Михайла Иванович, Буонапарте-то <text:s/>нашему <text:s/>плохо приходится.</text:p>
      <text:p text:style-name="Standard"><text:s text:c="2"/>Как <text:s/>мне <text:s/>князь <text:s/>Андрей <text:s text:c="2"/>(он <text:s/>всегда <text:s/>так <text:s/>называл <text:s/>сына <text:s/>в <text:s/>третьем <text:s/>лице)</text:p>
      <text:p text:style-name="Standard"><text:s text:c="2"/>порассказал, <text:s/>какие <text:s/>на него <text:s/>силы собираются! А <text:s/>мы с вами <text:s/>все его <text:s/>пустым</text:p>
      <text:p text:style-name="Standard"><text:s text:c="2"/>человеком считали.</text:p>
      <text:p text:style-name="Standard"><text:s text:c="7"/>Михаил Иванович, решительно не знавший, <text:s/>когда <text:s/>это мы с вами <text:s/>говорили</text:p>
      <text:p text:style-name="Standard"><text:s text:c="2"/>такие слова о <text:s/>Бонапарте, <text:s/>но понимавший, что он <text:s/>был нужен для вступления в</text:p>
      <text:p text:style-name="Standard"><text:s text:c="2"/>любимый разговор, удивленно взглянул на молодого князя, сам не зная, <text:s/>что из</text:p>
      <text:p text:style-name="Standard"><text:s text:c="2"/>этого выйдет.</text:p>
      <text:p text:style-name="Standard"><text:s text:c="7"/>-- <text:s/>Он <text:s/>у <text:s/>меня <text:s/>тактик великий! -- <text:s/>сказал <text:s/>князь <text:s/>сыну, <text:s/>указывая <text:s/>на</text:p>
      <text:p text:style-name="Standard"><text:s text:c="2"/>архитектора.</text:p>
      <text:p text:style-name="Standard"><text:s text:c="7"/>И разговор <text:s/>зашел <text:s/>опять <text:s/>о войне, о Бонапарте <text:s/>и нынешних генералах <text:s/>и</text:p>
      <text:p text:style-name="Standard"><text:s text:c="2"/>государственных людях. Старый князь, казалось, был убежден <text:s/>не только в том,</text:p>
      <text:p text:style-name="Standard"><text:s text:c="2"/>что все теперешние деятели были мальчишки, не смыслившие и азбуки военного и</text:p>
      <text:p text:style-name="Standard"><text:s text:c="2"/>государственного дела, и что Бонапарте был <text:s/>ничтожный <text:s/>французишка, <text:s/>имевший</text:p>
      <text:p text:style-name="Standard"><text:s text:c="2"/>успех только потому, что уже не было Потемкиных и Суворовых противопоставить</text:p>
      <text:p text:style-name="Standard"><text:s text:c="2"/>ему; но он был убежден <text:s/>даже, что никаких политических затруднений не было в</text:p>
      <text:p text:style-name="Standard"><text:s text:c="2"/>Европе, не было и войны, а была какая-то кукольная комедия, в которую играли</text:p>
      <text:p text:style-name="Standard"><text:s text:c="2"/>нынешние люди, притворяясь, что делают дело. Князь <text:s/>Андрей весело выдерживал</text:p>
      <text:p text:style-name="Standard"><text:soft-page-break/><text:s text:c="2"/>насмешки <text:s/>отца <text:s/>над <text:s/>новыми людьми <text:s/>и <text:s/>с видимою <text:s/>радостью вызывал <text:s/>отца <text:s/>на</text:p>
      <text:p text:style-name="Standard"><text:s text:c="2"/>разговор и слушал его.</text:p>
      <text:p text:style-name="Standard"><text:s text:c="7"/>-- <text:s/>Все кажется <text:s/>хорошим, что было прежде, -- сказал он, -- а разве тот</text:p>
      <text:p text:style-name="Standard"><text:s text:c="2"/>же Суворов не попался в ловушку, которую ему поставил Моро, и не умел из нее</text:p>
      <text:p text:style-name="Standard"><text:s text:c="2"/>выпутаться?</text:p>
      <text:p text:style-name="Standard"><text:s text:c="7"/>-- Это кто тебе сказал? Кто сказал? <text:s/>-- крикнул князь. -- Суворов! -- И</text:p>
      <text:p text:style-name="Standard"><text:s text:c="2"/>он отбросил тарелку, которую живо подхватил Тихон. -- Суворов!... Подумавши,</text:p>
      <text:p text:style-name="Standard"><text:s text:c="2"/>князь Андрей. Два: Фридрих и Суворов... Моро! Моро был бы в плену, коли бы у</text:p>
      <text:p text:style-name="Standard"><text:s text:c="2"/>Суворова <text:s text:c="3"/>руки <text:s text:c="3"/>свободны <text:s text:c="2"/>были; <text:s text:c="2"/>а <text:s text:c="3"/>у <text:s text:c="2"/>него <text:s text:c="3"/>на <text:s text:c="3"/>руках <text:s text:c="2"/>сидели</text:p>
      <text:p text:style-name="Standard"><text:s text:c="2"/>хофс-кригс-вурст-шнапс-рат. <text:s text:c="2"/>Ему <text:s text:c="2"/>чорт <text:s text:c="2"/>не <text:s text:c="2"/>рад. <text:s text:c="3"/>Вот <text:s text:c="2"/>пойдете, <text:s text:c="2"/>эти</text:p>
      <text:p text:style-name="Standard"><text:s text:c="2"/>хофс-кригс-вурст-раты <text:s/>узнаете! <text:s/>Суворов <text:s/>с <text:s/>ними не сладил, <text:s/>так <text:s/>уж где <text:s/>ж</text:p>
      <text:p text:style-name="Standard"><text:s text:c="2"/>Михайле <text:s/>Кутузову <text:s/>сладить? Нет, <text:s/>дружок, -- <text:s/>продолжал он, -- <text:s/>вам с своими</text:p>
      <text:p text:style-name="Standard"><text:s text:c="2"/>генералами <text:s/>против Бонапарте <text:s/>не обойтись; надо <text:s/>французов взять, чтобы своя</text:p>
      <text:p text:style-name="Standard"><text:s text:c="2"/>своих <text:s/>не <text:s/>познаша и своя <text:s/>своих <text:s/>побиваша. Немца <text:s/>Палена <text:s/>в <text:s/>Новый-Йорк, <text:s/>в</text:p>
      <text:p text:style-name="Standard"><text:s text:c="2"/>Америку, за <text:s/>французом Моро послали, -- сказал он, <text:s/>намекая на <text:s/>приглашение,</text:p>
      <text:p text:style-name="Standard"><text:s text:c="2"/>которое в <text:s/>этом <text:s/>году <text:s/>было <text:s/>сделано <text:s/>Моро <text:s/>вступить <text:s/>в <text:s/>русскую службу. <text:s/>--</text:p>
      <text:p text:style-name="Standard"><text:s text:c="2"/>Чудеса!... Что Потемкины, Суворовы, Орловы разве немцы были? Нет, брат, либо</text:p>
      <text:p text:style-name="Standard"><text:s text:c="2"/>там <text:s/>вы все с ума сошли, <text:s/>либо <text:s/>я из ума выжил. Дай вам Бог, а мы посмотрим.</text:p>
      <text:p text:style-name="Standard"><text:s text:c="2"/>Бонапарте у них стал полководец великий! Гм!...</text:p>
      <text:p text:style-name="Standard"><text:s text:c="7"/>-- <text:s/>Я ничего не говорю, чтобы все распоряжения <text:s/>были хороши, <text:s/>-- сказал</text:p>
      <text:p text:style-name="Standard"><text:s text:c="2"/>князь Андрей, <text:s/>-- <text:s/>только <text:s/>я <text:s/>не <text:s/>могу понять, как <text:s/>вы <text:s/>можете <text:s/>так судить о</text:p>
      <text:p text:style-name="Standard"><text:s text:c="2"/>Бонапарте. Смейтесь, как хотите, а Бонапарте все-таки великий полководец!</text:p>
      <text:p text:style-name="Standard"><text:s text:c="7"/>-- <text:s/>Михайла Иванович! <text:s/>-- закричал <text:s/>старый <text:s/>князь архитектору, который,</text:p>
      <text:p text:style-name="Standard"><text:s text:c="2"/>занявшись <text:s/>жарким, <text:s/>надеялся, что <text:s/>про него <text:s/>забыли. -- Я вам <text:s/>говорил, <text:s/>что</text:p>
      <text:p text:style-name="Standard"><text:s text:c="2"/>Бонапарте великий тактик? Вон и он говорит.</text:p>
      <text:p text:style-name="Standard"><text:s text:c="7"/>-- Как же, ваше сиятельство, -- отвечал архитектор.</text:p>
      <text:p text:style-name="Standard"><text:s text:c="7"/>Князь опять засмеялся своим холодным смехом.</text:p>
      <text:p text:style-name="Standard"><text:s text:c="7"/>-- <text:s/>Бонапарте в <text:s/>рубашке родился. Солдаты <text:s/>у него прекрасные. <text:s/>Да <text:s/>и на</text:p>
      <text:p text:style-name="Standard"><text:s text:c="2"/>первых он на немцев напал. А немцев только ленивый не бил. С тех пор как мир</text:p>
      <text:p text:style-name="Standard"><text:s text:c="2"/>стоит, <text:s/>немцев <text:s/>все <text:s/>били. А <text:s/>они никого. Только друг друга. Он на них <text:s/>свою</text:p>
      <text:p text:style-name="Standard"><text:s text:c="2"/>славу сделал.</text:p>
      <text:p text:style-name="Standard"><text:s text:c="7"/>И князь начал <text:s/>разбирать все ошибки, которые, <text:s/>по <text:s/>его <text:s/>понятиям, делал</text:p>
      <text:p text:style-name="Standard"><text:s text:c="2"/>Бонапарте <text:s/>во всех <text:s/>своих <text:s/>войнах и даже <text:s/>в <text:s/>государственных <text:s/>делах. Сын <text:s/>не</text:p>
      <text:p text:style-name="Standard"><text:s text:c="2"/>возражал, но видно было, что <text:s/>какие бы доводы ему ни представляли, он так же</text:p>
      <text:p text:style-name="Standard"><text:s text:c="2"/>мало способен был <text:s/>изменить свое <text:s/>мнение, как <text:s/>и старый князь. <text:s/>Князь Андрей</text:p>
      <text:p text:style-name="Standard"><text:s text:c="2"/>слушал, удерживаясь от возражений и невольно удивляясь, <text:s/>как мог этот старый</text:p>
      <text:p text:style-name="Standard"><text:s text:c="2"/>человек, сидя столько лет один безвыездно в деревне, <text:s/>в таких подробностях и</text:p>
      <text:p text:style-name="Standard"><text:s text:c="2"/>с <text:s text:c="2"/>такою <text:s/>тонкостью <text:s/>знать <text:s/>и <text:s text:c="2"/>обсуживать <text:s/>все <text:s text:c="2"/>военные <text:s/>и <text:s text:c="2"/>политические</text:p>
      <text:p text:style-name="Standard"><text:s text:c="2"/>обстоятельства Европы последних годов.</text:p>
      <text:p text:style-name="Standard"><text:s text:c="7"/>-- <text:s/>Ты думаешь, <text:s/>я, <text:s/>старик, не <text:s/>понимаю настоящего <text:s/>положения <text:s/>дел? --</text:p>
      <text:p text:style-name="Standard"><text:s text:c="2"/>заключил он. -- А мне <text:s/>оно вот <text:s/>где! Я ночи не сплю. Ну, где же этот великий</text:p>
      <text:p text:style-name="Standard"><text:s text:c="2"/>полководец твой-то, где он показал себя?</text:p>
      <text:p text:style-name="Standard"><text:s text:c="7"/>-- Это длинно было бы, -- отвечал сын.</text:p>
      <text:p text:style-name="Standard"><text:s text:c="7"/>-- Ступай же <text:s/>ты к Буонапарте своему. M-lle <text:s/>Bourienne, voilà encore un</text:p>
      <text:p text:style-name="Standard"><text:s text:c="2"/>admirateur <text:s/>de <text:s/>votre <text:s/>goujat <text:s/>d'empereur! <text:s/>[229] <text:s/>-- <text:s/>закричал <text:s/>он</text:p>
      <text:p text:style-name="Standard"><text:s text:c="2"/>отличным французским языком.</text:p>
      <text:p text:style-name="Standard"><text:s text:c="7"/>-- <text:s/>Vous <text:s/>savez, <text:s/>que <text:s/>je <text:s/>ne <text:s text:c="2"/>suis <text:s/>pas <text:s text:c="2"/>bonapartiste, <text:s/>mon <text:s/>prince.</text:p>
      <text:p text:style-name="Standard"><text:s text:c="2"/>[230]</text:p>
      <text:p text:style-name="Standard"><text:s text:c="7"/>-- <text:s/>"Dieu <text:s/>sait <text:s/>quand <text:s/>reviendra"... [231] <text:s/>-- <text:s/>пропел <text:s/>князь</text:p>
      <text:p text:style-name="Standard"><text:s text:c="2"/>фальшиво, еще фальшивее засмеялся и вышел из-за стола.</text:p>
      <text:p text:style-name="Standard"><text:s text:c="7"/>Маленькая <text:s/>княгиня во <text:s/>все <text:s/>время спора <text:s/>и <text:s/>остального обеда <text:s/>молчала и</text:p>
      <text:p text:style-name="Standard"><text:s text:c="2"/>испуганно <text:s/>поглядывала <text:s/>то на княжну <text:s/>Марью, <text:s/>то на <text:s/>свекра. Когда они вышли</text:p>
      <text:p text:style-name="Standard"><text:soft-page-break/><text:s text:c="2"/>из-за стола, она взяла за руку золовку и отозвала ее в другую комнату.</text:p>
      <text:p text:style-name="Standard"><text:s text:c="7"/>-- Сomme c'est un homme d'esprit votre père, -- сказала она, -- c'est à</text:p>
      <text:p text:style-name="Standard"><text:s text:c="2"/>cause de cela peut- être qu'il me fait peur. [232]</text:p>
      <text:p text:style-name="Standard"><text:s text:c="7"/>-- Ax, он так добр! -- сказала княжна.</text:p>
      <text:p text:style-name="Standard"><text:s text:c="2"/></text:p>
      <text:p text:style-name="Standard"><text:s text:c="2"/></text:p>
      <text:p text:style-name="Standard"><text:s text:c="2"/></text:p>
      <text:p text:style-name="Standard">XXVIII.</text:p>
      <text:p text:style-name="Standard"></text:p>
      <text:p text:style-name="Standard"></text:p>
      <text:p text:style-name="Standard"><text:s text:c="2"/></text:p>
      <text:p text:style-name="Standard"><text:s text:c="7"/>Князь Андрей уезжал на другой <text:s/>день вечером. Старый князь, не <text:s/>отступая</text:p>
      <text:p text:style-name="Standard"><text:s text:c="2"/>от своего <text:s/>порядка, <text:s/>после обеда <text:s/>ушел <text:s/>к себе. <text:s/>Маленькая <text:s/>княгиня <text:s/>была <text:s/>у</text:p>
      <text:p text:style-name="Standard"><text:s text:c="2"/>золовки. Князь Андрей, одевшись в дорожный сюртук <text:s/>без эполет, в <text:s/>отведенных</text:p>
      <text:p text:style-name="Standard"><text:s text:c="2"/>ему покоях укладывался с своим камердинером. <text:s/>Сам осмотрев коляску и укладку</text:p>
      <text:p text:style-name="Standard"><text:s text:c="2"/>чемоданов, <text:s/>он <text:s/>велел <text:s/>закладывать. В <text:s/>комнате <text:s/>оставались <text:s/>только те <text:s/>вещи,</text:p>
      <text:p text:style-name="Standard"><text:s text:c="2"/>которые <text:s/>князь <text:s/>Андрей <text:s/>всегда брал <text:s/>с <text:s/>собой: <text:s/>шкатулка, большой серебряный</text:p>
      <text:p text:style-name="Standard"><text:s text:c="2"/>погребец, <text:s/>два <text:s/>турецких пистолета и шашка, подарок отца, привезенный из-под</text:p>
      <text:p text:style-name="Standard"><text:s text:c="2"/>Очакова. <text:s/>Все эти дорожные принадлежности были <text:s/>в <text:s/>большом <text:s/>порядке у <text:s/>князя</text:p>
      <text:p text:style-name="Standard"><text:s text:c="2"/>Андрея: <text:s/>все <text:s/>было <text:s/>ново, <text:s/>чисто, в <text:s/>суконных <text:s/>чехлах, старательно <text:s/>завязано</text:p>
      <text:p text:style-name="Standard"><text:s text:c="2"/>тесемочками.</text:p>
      <text:p text:style-name="Standard"><text:s text:c="7"/>В минуты отъезда и <text:s/>перемены жизни на людей, способных <text:s/>обдумывать свои</text:p>
      <text:p text:style-name="Standard"><text:s text:c="2"/>поступки, обыкновенно <text:s/>находит серьезное <text:s/>настроение <text:s/>мыслей. В <text:s/>эти <text:s/>минуты</text:p>
      <text:p text:style-name="Standard"><text:s text:c="2"/>обыкновенно <text:s/>поверяется <text:s/>прошедшее <text:s/>и <text:s/>делаются планы будущего. <text:s/>Лицо <text:s/>князя</text:p>
      <text:p text:style-name="Standard"><text:s text:c="2"/>Андрея было очень задумчиво и нежно. Он, заложив руки назад, быстро ходил по</text:p>
      <text:p text:style-name="Standard"><text:s text:c="2"/>комнате <text:s/>из <text:s/>угла в угол, глядя вперед <text:s/>себя, и задумчиво покачивал головой.</text:p>
      <text:p text:style-name="Standard"><text:s text:c="2"/>Страшно ли ему было итти на войну, грустно ли бросить жену, -- может быть, и</text:p>
      <text:p text:style-name="Standard"><text:s text:c="2"/>то <text:s/>и другое, только, видимо, <text:s/>не желая, чтоб его видели в таком <text:s/>положении,</text:p>
      <text:p text:style-name="Standard"><text:s text:c="2"/>услыхав шаги в сенях, он торопливо высвободил руки, остановился у стола, как</text:p>
      <text:p text:style-name="Standard"><text:s text:c="2"/>будто увязывал <text:s/>чехол <text:s/>шкатулки, <text:s/>и <text:s/>принял <text:s/>свое <text:s/>всегдашнее, <text:s/>спокойное <text:s/>и</text:p>
      <text:p text:style-name="Standard"><text:s text:c="2"/>непроницаемое выражение. Это были тяжелые шаги княжны Марьи.</text:p>
      <text:p text:style-name="Standard"><text:s text:c="7"/>-- Мне сказали, что <text:s/>ты велел <text:s/>закладывать, -- сказала она, запыхавшись</text:p>
      <text:p text:style-name="Standard"><text:s text:c="2"/>(она, видно, бежала), -- а мне так хотелось еще поговорить <text:s/>с тобой наедине.</text:p>
      <text:p text:style-name="Standard"><text:s text:c="2"/>Бог знает, <text:s/>на <text:s/>сколько <text:s/>времени опять расстаемся. Ты <text:s/>не <text:s/>сердишься, что <text:s/>я</text:p>
      <text:p text:style-name="Standard"><text:s text:c="2"/>пришла? Ты очень переменился, <text:s/>Андрюша, -- прибавила она как бы в объяснение</text:p>
      <text:p text:style-name="Standard"><text:s text:c="2"/>такого вопроса.</text:p>
      <text:p text:style-name="Standard"><text:s text:c="7"/>Она улыбнулась, произнося слово "Андрюша". Видно, ей самой было странно</text:p>
      <text:p text:style-name="Standard"><text:s text:c="2"/>подумать, что этот <text:s/>строгий, красивый мужчина был тот самый Андрюша, <text:s/>худой,</text:p>
      <text:p text:style-name="Standard"><text:s text:c="2"/>шаловливый мальчик, товарищ детства.</text:p>
      <text:p text:style-name="Standard"><text:s text:c="7"/>-- А где Lise? -- спросил он, только улыбкой отвечая на ее вопрос.</text:p>
      <text:p text:style-name="Standard"><text:s text:c="7"/>-- Она так <text:s/>устала, <text:s/>что заснула у меня в комнате на диване. Ax, André!</text:p>
      <text:p text:style-name="Standard"><text:s text:c="2"/>Que! trésor de femme vous avez, [233] -- сказала она, усаживаясь на</text:p>
      <text:p text:style-name="Standard"><text:s text:c="2"/>диван <text:s/>против <text:s/>брата. <text:s/>-- <text:s/>Она совершенный <text:s/>ребенок, <text:s/>такой <text:s/>милый, <text:s/>веселый</text:p>
      <text:p text:style-name="Standard"><text:s text:c="2"/>ребенок. Я так ее полюбила.</text:p>
      <text:p text:style-name="Standard"><text:s text:c="7"/>Князь <text:s/>Андрей <text:s/>молчал, но княжна <text:s/>заметила ироническое <text:s/>и презрительное</text:p>
      <text:p text:style-name="Standard"><text:s text:c="2"/>выражение, появившееся на его лице.</text:p>
      <text:p text:style-name="Standard"><text:s text:c="7"/>-- Но надо быть снисходительным к <text:s/>маленьким слабостям; у кого <text:s/>их нет,</text:p>
      <text:p text:style-name="Standard"><text:s text:c="2"/>Аndré! Ты <text:s/>не <text:s/>забудь, что <text:s/>она <text:s/>воспитана и <text:s/>выросла в <text:s/>свете. И <text:s/>потом <text:s/>ее</text:p>
      <text:p text:style-name="Standard"><text:s text:c="2"/>положение <text:s/>теперь <text:s/>не розовое. <text:s/>Надобно входить в <text:s/>положение <text:s/>каждого. <text:s/>Tout</text:p>
      <text:p text:style-name="Standard"><text:s text:c="2"/>comprendre, <text:s/>c'est <text:s/>tout <text:s/>pardonner.[234] <text:s/>Ты подумай, <text:s/>каково <text:s/>ей,</text:p>
      <text:p text:style-name="Standard"><text:s text:c="2"/>бедняжке, после жизни, к которой она привыкла, расстаться с мужем и остаться</text:p>
      <text:p text:style-name="Standard"><text:s text:c="2"/>одной в деревне и в ее положении? Это очень тяжело.</text:p>
      <text:p text:style-name="Standard"><text:soft-page-break/><text:s text:c="7"/>Князь Андрей улыбался, глядя на сестру, как мы улыбаемся, слушая людей,</text:p>
      <text:p text:style-name="Standard"><text:s text:c="2"/>которых, нам кажется, что мы насквозь видим.</text:p>
      <text:p text:style-name="Standard"><text:s text:c="7"/>-- Ты живешь в деревне и не находишь эту жизнь ужасною, -- сказал он.</text:p>
      <text:p text:style-name="Standard"><text:s text:c="7"/>-- Я другое <text:s/>дело. Что обо мне говорить! Я не желаю <text:s/>другой жизни, да и</text:p>
      <text:p text:style-name="Standard"><text:s text:c="2"/>не могу <text:s/>желать, <text:s/>потому что <text:s/>не знаю <text:s/>никакой другой жизни. <text:s/>А ты <text:s/>подумай,</text:p>
      <text:p text:style-name="Standard"><text:s text:c="2"/>André, для молодой <text:s/>и <text:s/>светской женщины похорониться в лучшие <text:s/>годы жизни <text:s/>в</text:p>
      <text:p text:style-name="Standard"><text:s text:c="2"/>деревне, одной, <text:s/>потому что папенька всегда занят, <text:s/>а я... ты меня знаешь...</text:p>
      <text:p text:style-name="Standard"><text:s text:c="2"/>как я бедна <text:s/>en ressources, [235] для женщины, <text:s/>привыкшей к лучшему</text:p>
      <text:p text:style-name="Standard"><text:s text:c="2"/>обществу. M-lle Bourienne одна...</text:p>
      <text:p text:style-name="Standard"><text:s text:c="7"/>-- Она мне очень не нравится, ваша Bourienne, -- сказал князь Андрей.</text:p>
      <text:p text:style-name="Standard"><text:s text:c="7"/>-- О, <text:s/>нет! Она очень <text:s/>милая и добрая,а главное -- жалкая девушка.У нее</text:p>
      <text:p text:style-name="Standard"><text:s text:c="2"/>никого,никого <text:s/>нет. <text:s/>По <text:s/>правде сказать, мне <text:s/>она <text:s/>не <text:s/>только не <text:s/>нужна, <text:s/>но</text:p>
      <text:p text:style-name="Standard"><text:s text:c="2"/>стеснительна. <text:s/>Я,ты <text:s/>знаешь,и <text:s/>всегда была дикарка, а <text:s/>теперь еще больше. <text:s/>Я</text:p>
      <text:p text:style-name="Standard"><text:s text:c="2"/>люблю <text:s/>быть одна... <text:s/>Mon père <text:s/>[236] ее <text:s/>очень любит. Она <text:s/>и Михаил</text:p>
      <text:p text:style-name="Standard"><text:s text:c="2"/>Иваныч -- <text:s/>два <text:s/>лица, <text:s/>к которым он всегда ласков и добр, потому что они оба</text:p>
      <text:p text:style-name="Standard"><text:s text:c="2"/>облагодетельствованы им; как говорит Стерн: "мы не столько любим людей за то</text:p>
      <text:p text:style-name="Standard"><text:s text:c="2"/>добро, которое они нам сделали, сколько за то добро, которое мы им сделали".</text:p>
      <text:p text:style-name="Standard"><text:s text:c="2"/>Mon <text:s/>pеre взял ее <text:s/>сиротой sur le pavе, [237] и она очень добрая. И</text:p>
      <text:p text:style-name="Standard"><text:s text:c="2"/>mon pere <text:s/>любит <text:s/>ее манеру <text:s/>чтения. Она <text:s/>по <text:s/>вечерам <text:s/>читает ему вслух. <text:s/>Она</text:p>
      <text:p text:style-name="Standard"><text:s text:c="2"/>прекрасно читает.</text:p>
      <text:p text:style-name="Standard"><text:s text:c="7"/>-- <text:s/>Ну, а <text:s/>по правде, Marie, <text:s/>тебе, <text:s/>я думаю, тяжело иногда <text:s/>бывает <text:s/>от</text:p>
      <text:p text:style-name="Standard"><text:s text:c="2"/>характера отца? -- вдруг спросил князь Андрей.</text:p>
      <text:p text:style-name="Standard"><text:s text:c="7"/>Княжна Марья сначала удивилась, потом испугалась этого вопроса.</text:p>
      <text:p text:style-name="Standard"><text:s text:c="7"/>-- МНЕ?... Мне?!... Мне тяжело?! -- сказала она.</text:p>
      <text:p text:style-name="Standard"><text:s text:c="7"/>-- Он и всегда был крут; а теперь тяжел становится, я <text:s/>думаю, -- сказал</text:p>
      <text:p text:style-name="Standard"><text:s text:c="2"/>князь Андрей, видимо, нарочно, чтоб озадачить или испытать сестру, так легко</text:p>
      <text:p text:style-name="Standard"><text:s text:c="2"/>отзываясь об отце.</text:p>
      <text:p text:style-name="Standard"><text:s text:c="7"/>-- Ты всем хорош, André, <text:s/>но у тебя есть <text:s/>какая-то гордость <text:s/>мысли, <text:s/>--</text:p>
      <text:p text:style-name="Standard"><text:s text:c="2"/>сказала княжна, больше следуя за своим ходом мыслей, чем за ходом разговора,</text:p>
      <text:p text:style-name="Standard"><text:s text:c="2"/>-- и это большой грех. Разве возможно судить об отце? Да ежели бы и возможно</text:p>
      <text:p text:style-name="Standard"><text:s text:c="2"/>было, какое другое чувство, кроме vénération, [238] может возбудить</text:p>
      <text:p text:style-name="Standard"><text:s text:c="2"/>такой человек, <text:s/>как mon père? И я так довольна и <text:s/>счастлива с ним. <text:s/>Я только</text:p>
      <text:p text:style-name="Standard"><text:s text:c="2"/>желала бы, чтобы вы все были счастливы, как я.</text:p>
      <text:p text:style-name="Standard"><text:s text:c="7"/>Брат недоверчиво покачал головой.</text:p>
      <text:p text:style-name="Standard"><text:s text:c="7"/>-- Одно, что тяжело для <text:s/>меня, -- я тебе по правде скажу, André, -- это</text:p>
      <text:p text:style-name="Standard"><text:s text:c="2"/>образ мыслей отца в религиозном отношении. Я не понимаю, как человек с таким</text:p>
      <text:p text:style-name="Standard"><text:s text:c="2"/>огромным <text:s/>умом <text:s/>не <text:s/>может <text:s/>видеть <text:s/>того, <text:s/>что <text:s/>ясно, как <text:s/>день, <text:s/>и может так</text:p>
      <text:p text:style-name="Standard"><text:s text:c="2"/>заблуждаться? Вот <text:s/>это <text:s/>составляет одно <text:s/>мое несчастие. Но и тут в последнее</text:p>
      <text:p text:style-name="Standard"><text:s text:c="2"/>время <text:s/>я <text:s/>вижу <text:s/>тень <text:s/>улучшения. <text:s/>В <text:s/>последнее <text:s/>время его <text:s/>насмешки <text:s/>не <text:s/>так</text:p>
      <text:p text:style-name="Standard"><text:s text:c="2"/>язвительны, и есть один монах, которого он принимал и долго говорил с ним.</text:p>
      <text:p text:style-name="Standard"><text:s text:c="7"/>-- Ну, мой <text:s/>друг, я боюсь, что вы с <text:s/>монахом <text:s/>даром растрачиваете <text:s/>свой</text:p>
      <text:p text:style-name="Standard"><text:s text:c="2"/>порох, -- насмешливо, но ласково сказал князь Андрей.</text:p>
      <text:p text:style-name="Standard"><text:s text:c="7"/>-- Аh! mon <text:s/>ami. [239] <text:s/>Я только молюсь Богу и надеюсь, что Он</text:p>
      <text:p text:style-name="Standard"><text:s text:c="2"/>услышит меня. André, -- сказала она робко после минуты молчания, -- у меня к</text:p>
      <text:p text:style-name="Standard"><text:s text:c="2"/>тебе есть большая просьба.</text:p>
      <text:p text:style-name="Standard"><text:s text:c="7"/>-- Что, мой друг?</text:p>
      <text:p text:style-name="Standard"><text:s text:c="7"/>-- <text:s/>Нет, <text:s/>обещай мне, что <text:s/>ты <text:s/>не откажешь. <text:s/>Это <text:s/>тебе не будет <text:s/>стоить</text:p>
      <text:p text:style-name="Standard"><text:s text:c="2"/>никакого труда, и ничего недостойного тебя в этом не <text:s/>будет. <text:s/>Только ты меня</text:p>
      <text:p text:style-name="Standard"><text:s text:c="2"/>утешишь. <text:s/>Обещай, Андрюша, -- сказала она, <text:s/>сунув руку <text:s/>в ридикюль <text:s/>и <text:s/>в нем</text:p>
      <text:p text:style-name="Standard"><text:s text:c="2"/>держа <text:s/>что-то, но <text:s/>еще <text:s/>не <text:s/>показывая, <text:s/>как будто <text:s/>то, <text:s/>что она <text:s/>держала, <text:s/>и</text:p>
      <text:p text:style-name="Standard"><text:s text:c="2"/>составляло <text:s/>предмет <text:s/>просьбы и будто прежде получения обещания в <text:s/>исполнении</text:p>
      <text:p text:style-name="Standard"><text:s text:c="2"/>просьбы она не могла вынуть из ридикюля это что-то.</text:p>
      <text:p text:style-name="Standard"><text:soft-page-break/><text:s text:c="7"/>Она робко, умоляющим взглядом смотрела на брата.</text:p>
      <text:p text:style-name="Standard"><text:s text:c="7"/>-- <text:s/>Ежели <text:s/>бы <text:s/>это <text:s/>и <text:s/>стоило <text:s/>мне <text:s text:c="2"/>большого <text:s/>труда... <text:s/>-- <text:s/>как <text:s/>будто</text:p>
      <text:p text:style-name="Standard"><text:s text:c="2"/>догадываясь, в чем было дело, отвечал князь Андрей.</text:p>
      <text:p text:style-name="Standard"><text:s text:c="7"/>-- Ты, <text:s/>что хочешь, думай! Я <text:s/>знаю, ты <text:s/>такой же, <text:s/>как и mon <text:s/>père. Что</text:p>
      <text:p text:style-name="Standard"><text:s text:c="2"/>хочешь думай, но для меня это сделай. Сделай, пожалуйста! Его еще отец моего</text:p>
      <text:p text:style-name="Standard"><text:s text:c="2"/>отца, наш дедушка, носил во всех войнах... -- Она все еще не доставала того,</text:p>
      <text:p text:style-name="Standard"><text:s text:c="2"/>что держала, из ридикюля. -- Так ты обещаешь мне?</text:p>
      <text:p text:style-name="Standard"><text:s text:c="7"/>-- Конечно, в чем дело?</text:p>
      <text:p text:style-name="Standard"><text:s text:c="7"/>-- André, я тебя благословлю образом, и ты обещай мне, <text:s/>что никогда его</text:p>
      <text:p text:style-name="Standard"><text:s text:c="2"/>не будешь снимать. Обещаешь?</text:p>
      <text:p text:style-name="Standard"><text:s text:c="7"/>-- <text:s/>Ежели <text:s/>он не в <text:s/>два <text:s/>пуда и шеи <text:s/>не <text:s/>оттянет... <text:s/>Чтобы тебе сделать</text:p>
      <text:p text:style-name="Standard"><text:s text:c="2"/>удовольствие... <text:s/>-- <text:s/>сказал <text:s/>князь <text:s/>Андрей, <text:s/>но <text:s/>в <text:s/>ту <text:s/>же <text:s/>секунду, заметив</text:p>
      <text:p text:style-name="Standard"><text:s text:c="2"/>огорченное <text:s/>выражение, которое <text:s/>приняло <text:s/>лицо <text:s/>сестры <text:s/>при <text:s/>этой <text:s/>шутке, <text:s/>он</text:p>
      <text:p text:style-name="Standard"><text:s text:c="2"/>раскаялся. -- Очень рад, право очень рад, мой друг, -- прибавил он.</text:p>
      <text:p text:style-name="Standard"><text:s text:c="7"/>-- Против твоей воли <text:s/>Он спасет и <text:s/>помилует тебя и обратит тебя к Себе,</text:p>
      <text:p text:style-name="Standard"><text:s text:c="2"/>потому что <text:s/>в Нем <text:s/>одном и истина и <text:s/>успокоение, -- сказала она дрожащим <text:s/>от</text:p>
      <text:p text:style-name="Standard"><text:s text:c="2"/>волнения голосом, <text:s/>с <text:s/>торжественным жестом держа в обеих руках перед <text:s/>братом</text:p>
      <text:p text:style-name="Standard"><text:s text:c="2"/>овальный старинный <text:s/>образок <text:s/>Спасителя <text:s/>с <text:s/>черным ликом в серебряной ризе на</text:p>
      <text:p text:style-name="Standard"><text:s text:c="2"/>серебряной цепочке мелкой работы.</text:p>
      <text:p text:style-name="Standard"><text:s text:c="7"/>Она перекрестилась, поцеловала образок и подала его Андрею.</text:p>
      <text:p text:style-name="Standard"><text:s text:c="7"/>-- Пожалуйста, André, для меня...</text:p>
      <text:p text:style-name="Standard"><text:s text:c="7"/>Из больших глаз ее <text:s/>светились <text:s/>лучи доброго и робкого <text:s/>света. Глаза эти</text:p>
      <text:p text:style-name="Standard"><text:s text:c="2"/>освещали <text:s/>все болезненное, <text:s/>худое лицо <text:s/>и делали его прекрасным. Брат <text:s/>хотел</text:p>
      <text:p text:style-name="Standard"><text:s text:c="2"/>взять <text:s/>образок, <text:s/>но <text:s/>она <text:s/>остановила <text:s/>его. <text:s/>Андрей <text:s/>понял, <text:s/>перекрестился <text:s/>и</text:p>
      <text:p text:style-name="Standard"><text:s text:c="2"/>поцеловал образок. Лицо его в одно и <text:s/>то же время было нежно (он был тронут)</text:p>
      <text:p text:style-name="Standard"><text:s text:c="2"/>и насмешливо.</text:p>
      <text:p text:style-name="Standard"><text:s text:c="7"/>-- Merci, mon ami. [240]</text:p>
      <text:p text:style-name="Standard"><text:s text:c="7"/>Она поцеловала его в лоб и опять села на диван. Они молчали.</text:p>
      <text:p text:style-name="Standard"><text:s text:c="7"/>-- Так я тебе говорила, André, будь добр и великодушен, каким ты всегда</text:p>
      <text:p text:style-name="Standard"><text:s text:c="2"/>был. <text:s/>Не суди строго <text:s/>Lise, <text:s/>-- начала она. -- <text:s/>Она <text:s/>так мила, <text:s/>так добра, и</text:p>
      <text:p text:style-name="Standard"><text:s text:c="2"/>положение ее очень тяжело теперь.</text:p>
      <text:p text:style-name="Standard"><text:s text:c="7"/>-- Кажется, я ничего не говорил тебе, Маша, чтоб я упрекал в чем-нибудь</text:p>
      <text:p text:style-name="Standard"><text:s text:c="2"/>свою жену или был недоволен ею. К чему ты все это говоришь мне?</text:p>
      <text:p text:style-name="Standard"><text:s text:c="7"/>Княжна Марья покраснела пятнами и замолчала, как будто <text:s/>она чувствовала</text:p>
      <text:p text:style-name="Standard"><text:s text:c="2"/>себя виноватою.</text:p>
      <text:p text:style-name="Standard"><text:s text:c="7"/>-- Я ничего не говорил тебе, а тебе уж говорили. И мне это грустно.</text:p>
      <text:p text:style-name="Standard"><text:s text:c="7"/>Красные <text:s/>пятна еще сильнее выступили на лбу, шее и щеках княжны <text:s/>Марьи.</text:p>
      <text:p text:style-name="Standard"><text:s text:c="2"/>Она <text:s/>хотела <text:s/>сказать что-то <text:s/>и не могла <text:s/>выговорить. <text:s/>Брат угадал: маленькая</text:p>
      <text:p text:style-name="Standard"><text:s text:c="2"/>княгиня <text:s/>после обеда плакала, <text:s/>говорила, <text:s/>что предчувствует несчастные роды,</text:p>
      <text:p text:style-name="Standard"><text:s text:c="2"/>боится их, и жаловалась на свою судьбу, на свекра и на мужа. После слез <text:s/>она</text:p>
      <text:p text:style-name="Standard"><text:s text:c="2"/>заснула. Князю Андрею жалко стало сестру.</text:p>
      <text:p text:style-name="Standard"><text:s text:c="7"/>-- Знай одно, Маша, я <text:s/>ни в чем не могу упрекнуть, не упрекал и никогда</text:p>
      <text:p text:style-name="Standard"><text:s text:c="2"/>не <text:s/>упрекну мою жену, и <text:s/>сам <text:s/>ни в чем себя не могу упрекнуть в отношении <text:s/>к</text:p>
      <text:p text:style-name="Standard"><text:s text:c="2"/>ней; и это всегда так будет, в каких бы я <text:s/>ни был <text:s/>обстоятельствах. Но ежели</text:p>
      <text:p text:style-name="Standard"><text:s text:c="2"/>ты хочешь <text:s/>знать <text:s/>правду... хочешь <text:s/>знать, счастлив ли <text:s/>я? Нет. Счастлива ли</text:p>
      <text:p text:style-name="Standard"><text:s text:c="2"/>она? Нет. Отчего это? Не знаю...</text:p>
      <text:p text:style-name="Standard"><text:s text:c="7"/>Говоря это, <text:s/>он встал, <text:s/>подошел к сестре и, нагнувшись, поцеловал ее <text:s/>в</text:p>
      <text:p text:style-name="Standard"><text:s text:c="2"/>лоб. Прекрасные глаза его светились <text:s/>умным и добрым, непривычным блеском, но</text:p>
      <text:p text:style-name="Standard"><text:s text:c="2"/>он смотрел не на сестру, а в темноту отворенной двери, через ее голову.</text:p>
      <text:p text:style-name="Standard"><text:s text:c="7"/>-- Пойдем к ней, надо проститься. <text:s/>Или иди одна, разбуди ее, а я сейчас</text:p>
      <text:p text:style-name="Standard"><text:s text:c="2"/>приду. Петрушка! <text:s/>-- крикнул <text:s/>он камердинеру, -- <text:s/>поди сюда, убирай. <text:s/>Это <text:s/>в</text:p>
      <text:p text:style-name="Standard"><text:s text:c="2"/>сиденье, это на правую сторону.</text:p>
      <text:p text:style-name="Standard"><text:soft-page-break/><text:s text:c="7"/>Княжна Марья встала и направилась к двери. Она остановилась.</text:p>
      <text:p text:style-name="Standard"><text:s text:c="7"/>-- <text:s/>André, si vous avez. la foi, vous vous seriez adressé à <text:s/>Dieu, pour</text:p>
      <text:p text:style-name="Standard"><text:s text:c="2"/>qu'il vous donne l'amour, <text:s/>que vous ne sentez pas et votre prière aurait été</text:p>
      <text:p text:style-name="Standard"><text:s text:c="2"/>exaucée. [241]</text:p>
      <text:p text:style-name="Standard"><text:s text:c="7"/>-- Да, разве это! -- сказал князь Андрей. -- Иди, Маша, я сейчас приду.</text:p>
      <text:p text:style-name="Standard"><text:s text:c="7"/>По дороге <text:s/>к комнате сестры, в галлерее, соединявшей один дом с другим,</text:p>
      <text:p text:style-name="Standard"><text:s text:c="2"/>князь Андрей встретил <text:s/>мило улыбавшуюся m-lle Bourienne, уже <text:s/>в третий раз в</text:p>
      <text:p text:style-name="Standard"><text:s text:c="2"/>этот день <text:s/>с восторженною и <text:s/>наивною улыбкой <text:s/>попадавшуюся <text:s/>ему в уединенных</text:p>
      <text:p text:style-name="Standard"><text:s text:c="2"/>переходах.</text:p>
      <text:p text:style-name="Standard"><text:s text:c="7"/>-- <text:s/>Ah! <text:s/>je <text:s/>vous croyais <text:s/>chez <text:s/>vous, [242] <text:s/>-- сказала <text:s/>она,</text:p>
      <text:p text:style-name="Standard"><text:s text:c="2"/>почему-то краснея и опуская глаза.</text:p>
      <text:p text:style-name="Standard"><text:s text:c="7"/>Князь <text:s/>Андрей <text:s/>строго <text:s/>посмотрел <text:s/>на нее. <text:s/>На <text:s/>лице князя <text:s/>Андрея вдруг</text:p>
      <text:p text:style-name="Standard"><text:s text:c="2"/>выразилось озлобление. <text:s/>Он ничего <text:s/>не <text:s/>сказал <text:s/>ей, но посмотрел на <text:s/>ее лоб и</text:p>
      <text:p text:style-name="Standard"><text:s text:c="2"/>волосы, не глядя в глаза, <text:s/>так <text:s/>презрительно, что <text:s/>француженка покраснела <text:s/>и</text:p>
      <text:p text:style-name="Standard"><text:s text:c="2"/>ушла, ничего не сказав.</text:p>
      <text:p text:style-name="Standard"><text:s text:c="7"/>Когда он подошел к комнате сестры, княгиня уже проснулась, и ее веселый</text:p>
      <text:p text:style-name="Standard"><text:s text:c="2"/>голосок, торопивший одно <text:s/>слово за другим, <text:s/>послышался из отворенной <text:s/>двери.</text:p>
      <text:p text:style-name="Standard"><text:s text:c="2"/>Она <text:s/>говорила, как будто <text:s/>после долгого воздержания ей хотелось вознаградить</text:p>
      <text:p text:style-name="Standard"><text:s text:c="2"/>потерянное время.</text:p>
      <text:p text:style-name="Standard"><text:s text:c="7"/>-- Non, mais figurez-vous, <text:s/>la vieille comtesse Zouboff avec de fausses</text:p>
      <text:p text:style-name="Standard"><text:s text:c="2"/>boucles et <text:s/>la bouche pleine <text:s/>de fausses dents, comme si elle voulait défier</text:p>
      <text:p text:style-name="Standard"><text:s text:c="2"/>les années...[243] Xa, xa, xa, Marieie!</text:p>
      <text:p text:style-name="Standard"><text:s text:c="7"/>Точно ту же фразу о <text:s/>графине Зубовой и тот <text:s/>же смех уже раз пять слышал</text:p>
      <text:p text:style-name="Standard"><text:s text:c="2"/>при посторонних князь Андрей от своей жены.</text:p>
      <text:p text:style-name="Standard"><text:s text:c="7"/>Он тихо вошел <text:s/>в комнату. <text:s/>Княгиня, толстенькая, румяная, <text:s/>с работой <text:s/>в</text:p>
      <text:p text:style-name="Standard"><text:s text:c="2"/>руках, сидела <text:s/>на <text:s/>кресле и <text:s/>без умолку <text:s/>говорила, <text:s/>перебирая <text:s/>петербургские</text:p>
      <text:p text:style-name="Standard"><text:s text:c="2"/>воспоминания <text:s/>и <text:s/>даже фразы. Князь <text:s/>Андрей подошел, погладил ее по голове <text:s/>и</text:p>
      <text:p text:style-name="Standard"><text:s text:c="2"/>спросил, <text:s/>отдохнула ли она <text:s/>от <text:s/>дороги. <text:s/>Она ответила <text:s/>и продолжала <text:s/>тот <text:s/>же</text:p>
      <text:p text:style-name="Standard"><text:s text:c="2"/>разговор.</text:p>
      <text:p text:style-name="Standard"><text:s text:c="7"/>Коляска <text:s/>шестериком <text:s/>стояла <text:s/>у подъезда. На дворе <text:s/>была <text:s/>темная осенняя</text:p>
      <text:p text:style-name="Standard"><text:s text:c="2"/>ночь. Кучер не видел <text:s/>дышла <text:s/>коляски. На крыльце <text:s/>суетились люди с фонарями.</text:p>
      <text:p text:style-name="Standard"><text:s text:c="2"/>Огромный дом горел <text:s/>огнями <text:s/>сквозь свои большие <text:s/>окна. <text:s/>В передней толпились</text:p>
      <text:p text:style-name="Standard"><text:s text:c="2"/>дворовые, желавшие проститься с молодым князем; в <text:s/>зале стояли все домашние:</text:p>
      <text:p text:style-name="Standard"><text:s text:c="2"/>Михаил Иванович, m-lle Bourienne, княжна Марья и княгиня.</text:p>
      <text:p text:style-name="Standard"><text:s text:c="7"/>Князь Андрей был позван в кабинет к отцу, который с-глазу-на-глаз хотел</text:p>
      <text:p text:style-name="Standard"><text:s text:c="2"/>проститься с ним. Все ждали их выхода.</text:p>
      <text:p text:style-name="Standard"><text:s text:c="7"/>Когда князь Андрей вошел в кабинет, старый князь в стариковских очках и</text:p>
      <text:p text:style-name="Standard"><text:s text:c="2"/>в своем белом халате, в котором он никого не <text:s/>принимал, кроме сына, сидел за</text:p>
      <text:p text:style-name="Standard"><text:s text:c="2"/>столом и писал. Он оглянулся.</text:p>
      <text:p text:style-name="Standard"><text:s text:c="7"/>-- Едешь? -- И он опять стал писать.</text:p>
      <text:p text:style-name="Standard"><text:s text:c="7"/>-- Пришел проститься.</text:p>
      <text:p text:style-name="Standard"><text:s text:c="7"/>-- Целуй сюда, -- он показал щеку, -- спасибо, спасибо!</text:p>
      <text:p text:style-name="Standard"><text:s text:c="7"/>-- За что вы меня благодарите?</text:p>
      <text:p text:style-name="Standard"><text:s text:c="7"/>-- За <text:s/>то, <text:s/>что <text:s/>не <text:s/>просрочиваешь, за бабью юбку <text:s/>не держишься. Служба</text:p>
      <text:p text:style-name="Standard"><text:s text:c="2"/>прежде всего. <text:s/>Спасибо, спасибо! <text:s/>-- И он продолжал <text:s/>писать, <text:s/>так что брызги</text:p>
      <text:p text:style-name="Standard"><text:s text:c="2"/>летели с трещавшего пера. <text:s/>-- Ежели нужно сказать что, говори. Эти два <text:s/>дела</text:p>
      <text:p text:style-name="Standard"><text:s text:c="2"/>могу делать вместе, -- прибавил он.</text:p>
      <text:p text:style-name="Standard"><text:s text:c="7"/>-- О жене... Мне и так совестно, что я вам ее на руки оставляю...</text:p>
      <text:p text:style-name="Standard"><text:s text:c="7"/>-- Что врешь? Говори, что нужно.</text:p>
      <text:p text:style-name="Standard"><text:s text:c="7"/>-- Когда жене будет время родить, <text:s/>пошлите в Москву за акушером... Чтоб</text:p>
      <text:p text:style-name="Standard"><text:s text:c="2"/>он тут был.</text:p>
      <text:p text:style-name="Standard"><text:s text:c="7"/>Старый <text:s/>князь остановился и, <text:s/>как <text:s/>бы <text:s/>не понимая, <text:s/>уставился <text:s/>строгими</text:p>
      <text:p text:style-name="Standard"><text:soft-page-break/><text:s text:c="2"/>глазами на сына.</text:p>
      <text:p text:style-name="Standard"><text:s text:c="7"/>-- <text:s/>Я знаю, что <text:s/>никто помочь <text:s/>не <text:s/>может, <text:s/>коли натура не <text:s/>поможет, <text:s/>--</text:p>
      <text:p text:style-name="Standard"><text:s text:c="2"/>говорил князь <text:s/>Андрей, <text:s/>видимо смущенный. -- <text:s/>Я согласен, что <text:s/>и из миллиона</text:p>
      <text:p text:style-name="Standard"><text:s text:c="2"/>случаев один бывает несчастный, но это ее и моя фантазия. Ей наговорили, она</text:p>
      <text:p text:style-name="Standard"><text:s text:c="2"/>во сне видела, и она боится.</text:p>
      <text:p text:style-name="Standard"><text:s text:c="7"/>-- <text:s/>Гм... <text:s/>гм... <text:s/>-- <text:s/>проговорил <text:s/>про <text:s/>себя <text:s/>старый <text:s text:c="2"/>князь, <text:s/>продолжая</text:p>
      <text:p text:style-name="Standard"><text:s text:c="2"/>дописывать. -- Сделаю.</text:p>
      <text:p text:style-name="Standard"><text:s text:c="7"/>Он расчеркнул подпись, вдруг быстро повернулся к сыну и засмеялся.</text:p>
      <text:p text:style-name="Standard"><text:s text:c="7"/>-- Плохо дело, а?</text:p>
      <text:p text:style-name="Standard"><text:s text:c="7"/>-- Что плохо, батюшка?</text:p>
      <text:p text:style-name="Standard"><text:s text:c="7"/>-- Жена! -- коротко и значительно сказал старый князь.</text:p>
      <text:p text:style-name="Standard"><text:s text:c="7"/>-- Я не понимаю, -- сказал князь Андрей.</text:p>
      <text:p text:style-name="Standard"><text:s text:c="7"/>-- Да нечего делать, <text:s/>дружок, <text:s/>-- <text:s/>сказал князь, -- они <text:s/>все <text:s/>такие, не</text:p>
      <text:p text:style-name="Standard"><text:s text:c="2"/>разженишься. Ты не бойся; никому не скажу; а ты сам знаешь.</text:p>
      <text:p text:style-name="Standard"><text:s text:c="7"/>Он <text:s/>схватил <text:s/>его за руку своею костлявою <text:s/>маленькою кистью, <text:s/>потряс ее,</text:p>
      <text:p text:style-name="Standard"><text:s text:c="2"/>взглянул <text:s/>прямо в лицо сына своими быстрыми глазами, которые, как <text:s/>казалось,</text:p>
      <text:p text:style-name="Standard"><text:s text:c="2"/>насквозь видели человека, и опять засмеялся своим холодным смехом.</text:p>
      <text:p text:style-name="Standard"><text:s text:c="7"/>Сын вздохнул, <text:s/>признаваясь этим <text:s/>вздохом в <text:s/>том, <text:s/>что <text:s/>отец понял <text:s/>его.</text:p>
      <text:p text:style-name="Standard"><text:s text:c="2"/>Старик, продолжая складывать и печатать письма, с своею привычною быстротой,</text:p>
      <text:p text:style-name="Standard"><text:s text:c="2"/>схватывал и бросал сургуч, печать и бумагу.</text:p>
      <text:p text:style-name="Standard"><text:s text:c="7"/>-- Что <text:s/>делать? Красива! Я <text:s/>все сделаю. Ты <text:s/>будь покоен, <text:s/>-- говорил он</text:p>
      <text:p text:style-name="Standard"><text:s text:c="2"/>отрывисто во время печатания.</text:p>
      <text:p text:style-name="Standard"><text:s text:c="7"/>Андрей <text:s/>молчал: <text:s/>ему и <text:s/>приятно <text:s/>и неприятно было, что отец <text:s/>понял его.</text:p>
      <text:p text:style-name="Standard"><text:s text:c="2"/>Старик встал и подал письмо сыну.</text:p>
      <text:p text:style-name="Standard"><text:s text:c="7"/>-- <text:s/>Слушай, -- сказал он, -- <text:s/>о жене не заботься: что возможно сделать,</text:p>
      <text:p text:style-name="Standard"><text:s text:c="2"/>то будет сделано. Теперь <text:s/>слушай: письмо Михайлу Иларионовичу отдай. Я пишу,</text:p>
      <text:p text:style-name="Standard"><text:s text:c="2"/>чтоб <text:s/>он <text:s/>тебя в <text:s/>хорошие <text:s/>места употреблял <text:s/>и долго адъютантом <text:s/>не <text:s/>держал:</text:p>
      <text:p text:style-name="Standard"><text:s text:c="2"/>скверная должность! Скажи ты ему, что я его помню и люблю. Да напиши, как он</text:p>
      <text:p text:style-name="Standard"><text:s text:c="2"/>тебя примет. Коли хорош будет, служи. Николая <text:s/>Андреича Болконского <text:s/>сын <text:s/>из</text:p>
      <text:p text:style-name="Standard"><text:s text:c="2"/>милости служить ни у кого не будет. Ну, теперь поди сюда.</text:p>
      <text:p text:style-name="Standard"><text:s text:c="7"/>Он говорил такою скороговоркой, что не доканчивал половины слов, но сын</text:p>
      <text:p text:style-name="Standard"><text:s text:c="2"/>привык понимать его. Он подвел сына к бюро, откинул крышку, выдвинул ящик <text:s/>и</text:p>
      <text:p text:style-name="Standard"><text:s text:c="2"/>вынул исписанную его крупным, длинным и сжатым почерком тетрадь.</text:p>
      <text:p text:style-name="Standard"><text:s text:c="7"/>-- Должно <text:s/>быть, мне прежде тебя умереть. <text:s/>Знай, <text:s/>тут <text:s/>мои <text:s/>записки, их</text:p>
      <text:p text:style-name="Standard"><text:s text:c="2"/>государю передать после моей смерти. Теперь здесь -- <text:s/>вот ломбардный билет и</text:p>
      <text:p text:style-name="Standard"><text:s text:c="2"/>письмо: это премия тому, <text:s/>кто напишет <text:s/>историю суворовских войн. Переслать в</text:p>
      <text:p text:style-name="Standard"><text:s text:c="2"/>академию. Здесь мои ремарки, после меня читай для себя, найдешь пользу.</text:p>
      <text:p text:style-name="Standard"><text:s text:c="7"/>Андрей не сказал отцу, что, верно, он <text:s/>проживет <text:s/>еще долго. Он понимал,</text:p>
      <text:p text:style-name="Standard"><text:s text:c="2"/>что этого говорить не нужно.</text:p>
      <text:p text:style-name="Standard"><text:s text:c="7"/>-- Все исполню, батюшка, -- сказал он.</text:p>
      <text:p text:style-name="Standard"><text:s text:c="7"/>-- Ну, теперь прощай! -- Он <text:s/>дал поцеловать сыну свою руку и обнял его.</text:p>
      <text:p text:style-name="Standard"><text:s text:c="2"/>-- Помни одно, князь Андрей: коли тебя убьют, мне старику больно будет... --</text:p>
      <text:p text:style-name="Standard"><text:s text:c="2"/>Он неожиданно замолчал и вдруг крикливым голосом продолжал: -- а коли узнаю,</text:p>
      <text:p text:style-name="Standard"><text:s text:c="2"/>что ты повел себя <text:s/>не как сын Николая Болконского, <text:s/>мне будет... <text:s/>стыдно! --</text:p>
      <text:p text:style-name="Standard"><text:s text:c="2"/>взвизгнул он.</text:p>
      <text:p text:style-name="Standard"><text:s text:c="7"/>-- Этого вы могли бы не говорить мне, батюшка, -- улыбаясь, сказал сын.</text:p>
      <text:p text:style-name="Standard"><text:s text:c="7"/>Старик замолчал.</text:p>
      <text:p text:style-name="Standard"><text:s text:c="7"/>-- Еще я <text:s/>хотел просить вас, -- продолжал <text:s/>князь Андрей, <text:s/>-- ежели меня</text:p>
      <text:p text:style-name="Standard"><text:s text:c="2"/>убьют и ежели у меня будет <text:s/>сын, <text:s/>не отпускайте его от себя, как я вам вчера</text:p>
      <text:p text:style-name="Standard"><text:s text:c="2"/>говорил, чтоб он вырос у вас... пожалуйста.</text:p>
      <text:p text:style-name="Standard"><text:s text:c="7"/>-- Жене не отдавать? -- сказал старик и засмеялся.</text:p>
      <text:p text:style-name="Standard"><text:s text:c="7"/>Они <text:s/>молча стояли <text:s/>друг <text:s/>против друга. Быстрые глаза старика прямо были</text:p>
      <text:p text:style-name="Standard"><text:soft-page-break/><text:s text:c="2"/>устремлены в глаза сына. Что-то дрогнуло в нижней части лица старого князя.</text:p>
      <text:p text:style-name="Standard"><text:s text:c="7"/>-- Простились... <text:s/>ступай! -- вдруг сказал он. -- Ступай! -- закричал он</text:p>
      <text:p text:style-name="Standard"><text:s text:c="2"/>сердитым и громким голосом, отворяя дверь кабинета.</text:p>
      <text:p text:style-name="Standard"><text:s text:c="7"/>-- Что такое, что? <text:s/>-- спрашивали княгиня и княжна, увидев князя Андрея</text:p>
      <text:p text:style-name="Standard"><text:s text:c="2"/>и на минуту высунувшуюся фигуру кричавшего сердитым <text:s/>голосом старика в белом</text:p>
      <text:p text:style-name="Standard"><text:s text:c="2"/>халате, без парика и в стариковских очках.</text:p>
      <text:p text:style-name="Standard"><text:s text:c="7"/>Князь Андрей вздохнул и ничего не ответил.</text:p>
      <text:p text:style-name="Standard"><text:s text:c="7"/>-- Ну, -- сказал он, обратившись к жене.</text:p>
      <text:p text:style-name="Standard"><text:s text:c="7"/>И это <text:s/>"ну" звучало холодною <text:s/>насмешкой, как будто он <text:s/>говорил: "теперь</text:p>
      <text:p text:style-name="Standard"><text:s text:c="2"/>проделывайте вы ваши штуки".</text:p>
      <text:p text:style-name="Standard"><text:s text:c="7"/>-- <text:s/>André, déjà! [244] -- сказала маленькая княгиня, бледнея и</text:p>
      <text:p text:style-name="Standard"><text:s text:c="2"/>со страхом глядя на мужа.</text:p>
      <text:p text:style-name="Standard"><text:s text:c="7"/>Он обнял ее. Она вскрикнула и без чувств упала на его плечо.</text:p>
      <text:p text:style-name="Standard"><text:s text:c="7"/>Он <text:s/>осторожно отвел плечо, на котором она лежала, заглянул в <text:s/>ее лицо и</text:p>
      <text:p text:style-name="Standard"><text:s text:c="2"/>бережно посадил ее на кресло.</text:p>
      <text:p text:style-name="Standard"><text:s text:c="7"/>-- Adieu, Marieie, [245] -- сказал он тихо сестре, поцеловался</text:p>
      <text:p text:style-name="Standard"><text:s text:c="2"/>с нею рука в руку и скорыми шагами вышел из комнаты.</text:p>
      <text:p text:style-name="Standard"><text:s text:c="7"/>Княгиня лежала в <text:s/>кресле, m-lle Бурьен терла <text:s/>ей виски. <text:s/>Княжна <text:s/>Марья,</text:p>
      <text:p text:style-name="Standard"><text:s text:c="2"/>поддерживая невестку, с заплаканными прекрасными глазами, все еще смотрела в</text:p>
      <text:p text:style-name="Standard"><text:s text:c="2"/>дверь, в которую <text:s/>вышел <text:s/>князь Андрей, и <text:s/>крестила его. Из <text:s/>кабинета <text:s/>слышны</text:p>
      <text:p text:style-name="Standard"><text:s text:c="2"/>были, <text:s/>как <text:s/>выстрелы, <text:s text:c="2"/>часто <text:s text:c="2"/>повторяемые <text:s/>сердитые <text:s/>звуки <text:s text:c="2"/>стариковского</text:p>
      <text:p text:style-name="Standard"><text:s text:c="2"/>сморкания. Только-что князь Андрей вышел, дверь кабинета быстро отворилась и</text:p>
      <text:p text:style-name="Standard"><text:s text:c="2"/>выглянула строгая фигура старика в белом халате.</text:p>
      <text:p text:style-name="Standard"><text:s text:c="7"/>-- <text:s text:c="2"/>Уехал? <text:s text:c="2"/>Ну <text:s/>и <text:s text:c="2"/>хорошо! <text:s/>-- <text:s/>сказал <text:s text:c="2"/>он, <text:s/>сердито <text:s/>посмотрев <text:s/>на</text:p>
      <text:p text:style-name="Standard"><text:s text:c="2"/>бесчувственную <text:s/>маленькую княгиню, укоризненно <text:s/>покачал головою и <text:s/>захлопнул</text:p>
      <text:p text:style-name="Standard"><text:s text:c="2"/>дверь.</text:p>
      <text:p text:style-name="Standard"><text:s text:c="2"/></text:p>
      <text:p text:style-name="Standard"><text:s text:c="2"/></text:p>
      <text:p text:style-name="Standard"><text:s text:c="2"/></text:p>
      <text:p text:style-name="Standard">Примечания</text:p>
      <text:p text:style-name="Standard"></text:p>
      <text:p text:style-name="Standard"></text:p>
      <text:p text:style-name="Standard"><text:s text:c="2"/></text:p>
      <text:p text:style-name="Standard"><text:s text:c="7"/>[(сноска <text:s/>1)] <text:s/>Ну, что, князь, Генуа и Лукка стали <text:s/>не больше,</text:p>
      <text:p text:style-name="Standard"><text:s text:c="2"/>как поместьями фамилии Бонапарте. <text:s/>Нет, я <text:s/>вас предупреждаю, если вы <text:s/>мне не</text:p>
      <text:p text:style-name="Standard"><text:s text:c="2"/>скажете, что у нас <text:s/>война, если вы еще <text:s/>позволите себе защищать все гадости,</text:p>
      <text:p text:style-name="Standard"><text:s text:c="2"/>все ужасы этого Антихриста (право, я верю, что он Антихрист) -- я вас больше</text:p>
      <text:p text:style-name="Standard"><text:s text:c="2"/>не знаю, вы уж не друг мой, вы уж не мой верный раб, как вы говорите.</text:p>
      <text:p text:style-name="Standard"><text:s text:c="7"/>[(сноска 2)] Я вижу, что я вас пугаю,</text:p>
      <text:p text:style-name="Standard"><text:s text:c="7"/>[(сноска 3)] <text:s/>Если <text:s/>y вас, граф (или князь), нет в виду ничего</text:p>
      <text:p text:style-name="Standard"><text:s text:c="2"/>лучшего и если перспектива вечера у бедной больной не слишком вас пугает, то</text:p>
      <text:p text:style-name="Standard"><text:s text:c="2"/>я буду очень рада видеть вас нынче у себя между семью и десятью часами. Анна</text:p>
      <text:p text:style-name="Standard"><text:s text:c="2"/>Шерер.</text:p>
      <text:p text:style-name="Standard"><text:s text:c="7"/>[(сноска 4)] О! какое жестокое нападение!</text:p>
      <text:p text:style-name="Standard"><text:s text:c="7"/>[(сноска 5)] Прежде всего скажите, как ваше здоровье?</text:p>
      <text:p text:style-name="Standard"><text:s text:c="7"/>[(сноска <text:s/>6)] <text:s/>Признаюсь, <text:s/>все <text:s/>эти <text:s/>праздники <text:s/>и <text:s text:c="2"/>фейерверки</text:p>
      <text:p text:style-name="Standard"><text:s text:c="2"/>становятся несносны.</text:p>
      <text:p text:style-name="Standard"><text:s text:c="7"/>[(сноска 7)] <text:s/>Не <text:s/>мучьте меня. <text:s/>Ну, <text:s/>что <text:s/>же решили <text:s/>по случаю</text:p>
      <text:p text:style-name="Standard"><text:s text:c="2"/>депеши Новосильцова? Вы все знаете.</text:p>
      <text:p text:style-name="Standard"><text:s text:c="7"/>[(сноска <text:s/>8)] <text:s/>Что <text:s/>решили? Решили, <text:s/>что Бонапарте <text:s/>сжег <text:s/>свои</text:p>
      <text:p text:style-name="Standard"><text:s text:c="2"/>корабли; и мы тоже, кажется, готовы сжечь наши.</text:p>
      <text:p text:style-name="Standard"><text:s text:c="7"/>[(сноска <text:s/>9)] Этот <text:s/>пресловутый нейтралитет Пруссии <text:s/>-- только</text:p>
      <text:p text:style-name="Standard"><text:soft-page-break/><text:s text:c="2"/>западня.</text:p>
      <text:p text:style-name="Standard"><text:s text:c="7"/>[(сноска <text:s/>10)] [Кстати, -- виконт <text:s/>Мортемар,] он <text:s/>в родстве <text:s/>с</text:p>
      <text:p text:style-name="Standard"><text:s text:c="2"/>Монморанси чрез Роганов,]</text:p>
      <text:p text:style-name="Standard"><text:s text:c="7"/>[(сноска 11)] [аббат Морио:]</text:p>
      <text:p text:style-name="Standard"><text:s text:c="7"/>[(сноска 12)] [императрица-мать]</text:p>
      <text:p text:style-name="Standard"><text:s text:c="7"/>[(сноска 13)] [Этот барон, кажется, ничтожная личность.]</text:p>
      <text:p text:style-name="Standard"><text:s text:c="7"/>[(сноска <text:s/>14)] Барон Функе рекомендован императрице-матери <text:s/>ее</text:p>
      <text:p text:style-name="Standard"><text:s text:c="2"/>сестрою,</text:p>
      <text:p text:style-name="Standard"><text:s text:c="7"/>[(сноска 15)] много уважения,</text:p>
      <text:p text:style-name="Standard"><text:s text:c="7"/>[(сноска 16)] [Кстати о вашей семье,]</text:p>
      <text:p text:style-name="Standard"><text:s text:c="7"/>[(сноска <text:s/>17)] <text:s/>составляет восторг <text:s/>всего общества. Ее находят</text:p>
      <text:p text:style-name="Standard"><text:s text:c="2"/>прекрасною, как день.</text:p>
      <text:p text:style-name="Standard"><text:s text:c="7"/>[(сноска 18)] Чего вы <text:s/>хотите? <text:s/>Лафатер <text:s/>сказал бы, что у меня</text:p>
      <text:p text:style-name="Standard"><text:s text:c="2"/>нет шишки родительской любви,</text:p>
      <text:p text:style-name="Standard"><text:s text:c="7"/>[(сноска 19)] дураки.</text:p>
      <text:p text:style-name="Standard"><text:s text:c="7"/>[(сноска 20)] [Я ваш]</text:p>
      <text:p text:style-name="Standard"><text:s text:c="7"/>[(сноска <text:s/>21)] <text:s/>вам одним могу <text:s/>признаться. Мои дети -- <text:s/>обуза</text:p>
      <text:p text:style-name="Standard"><text:s text:c="2"/>моего существования.</text:p>
      <text:p text:style-name="Standard"><text:s text:c="7"/>[(сноска 22)] [Что вы хотите?...]</text:p>
      <text:p text:style-name="Standard"><text:s text:c="7"/>[(сноска 23)] имеют манию женить.</text:p>
      <text:p text:style-name="Standard"><text:s text:c="7"/>[(сноска 24)] маленькая особа,]</text:p>
      <text:p text:style-name="Standard"><text:s text:c="7"/>[(сноска 25)] наша родственница, княжна</text:p>
      <text:p text:style-name="Standard"><text:s text:c="7"/>[(сноска 26)] Вот выгода быть отцом.</text:p>
      <text:p text:style-name="Standard"><text:s text:c="7"/>[(сноска 27)] Бедняжка несчастлива, как камни.</text:p>
      <text:p text:style-name="Standard"><text:s text:c="7"/>[(сноска 28)] [Послушайте, милая Аннет,]</text:p>
      <text:p text:style-name="Standard"><text:s text:c="7"/>[(сноска 29)] Устройте мне это дело, и я навсегда ваш</text:p>
      <text:p text:style-name="Standard"><text:s text:c="7"/>[(сноска 30)] [как пишет мне мой староста]</text:p>
      <text:p text:style-name="Standard"><text:s text:c="7"/>[(сноска 31)] [Подождите,]</text:p>
      <text:p text:style-name="Standard"><text:s text:c="7"/>[(сноска 32)] [с Лизой (женой молодого Болконского).]</text:p>
      <text:p text:style-name="Standard"><text:s text:c="7"/>[(сноска <text:s/>33)] Я <text:s/>в <text:s/>вашем <text:s/>семействе начну <text:s/>обучаться ремеслу</text:p>
      <text:p text:style-name="Standard"><text:s text:c="2"/>старой девки.</text:p>
      <text:p text:style-name="Standard"><text:s text:c="7"/>[(сноска 34)] самая обворожительная женщина в Петербурге,</text:p>
      <text:p text:style-name="Standard"><text:s text:c="7"/>[(сноска 35)] [с моей тетушкой?]</text:p>
      <text:p text:style-name="Standard"><text:s text:c="7"/>[(сноска 36)] [тетушку,]</text:p>
      <text:p text:style-name="Standard"><text:s text:c="7"/>[(сноска 37)] [развлечением]</text:p>
      <text:p text:style-name="Standard"><text:s text:c="7"/>[(сноска 38)] Я захватила работу,</text:p>
      <text:p text:style-name="Standard"><text:s text:c="7"/>[(сноска 39)] Не сыграйте со мной дурной шутки; вы мне писали,</text:p>
      <text:p text:style-name="Standard"><text:s text:c="2"/>что у вас совсем маленький вечер. Видите, как я одета дурно.</text:p>
      <text:p text:style-name="Standard"><text:s text:c="7"/>[(сноска 40)] Будьте спокойны, вы все будете лучше всех,</text:p>
      <text:p text:style-name="Standard"><text:s text:c="7"/>[(сноска <text:s/>41)] Вы <text:s/>знаете, <text:s/>мой <text:s/>муж <text:s/>покидает <text:s/>меня. <text:s/>Идет на</text:p>
      <text:p text:style-name="Standard"><text:s text:c="2"/>смерть. Скажите, зачем эта гадкая война,</text:p>
      <text:p text:style-name="Standard"><text:s text:c="7"/>[(сноска 42)] Что за прелестная особа эта маленькая княгиня!</text:p>
      <text:p text:style-name="Standard"><text:s text:c="7"/>[(сноска <text:s/>43)] [Очень любезно с вашей стороны, <text:s/>Пьер, <text:s/>что <text:s/>вы</text:p>
      <text:p text:style-name="Standard"><text:s text:c="2"/>пришли навестить</text:p>
      <text:p text:style-name="Standard"><text:s text:c="7"/>бедную больную,]</text:p>
      <text:p text:style-name="Standard"><text:s text:c="7"/>[(сноска 44)] Расскажите нам это, виконт,</text:p>
      <text:p text:style-name="Standard"><text:s text:c="7"/>[(сноска 45)] [в стиле Людовика XV]</text:p>
      <text:p text:style-name="Standard"><text:s text:c="7"/>[(сноска 46)] Виконт был лично знаком с герцогом,</text:p>
      <text:p text:style-name="Standard"><text:s text:c="7"/>[(сноска 47)] Bиконт удивительный мастер рассказывать,</text:p>
      <text:p text:style-name="Standard"><text:s text:c="7"/>[(сноска 48)] Как сейчас виден человек хорошего общества,</text:p>
      <text:p text:style-name="Standard"><text:s text:c="7"/>[(сноска 49)] [милая Элен,]</text:p>
      <text:p text:style-name="Standard"><text:s text:c="7"/>[(сноска 50)] [Какая красавица!]</text:p>
      <text:p text:style-name="Standard"><text:soft-page-break/><text:s text:c="7"/>[(сноска 51)] <text:s/>Я, право, опасаюсь за <text:s/>свои <text:s/>способности <text:s/>перед</text:p>
      <text:p text:style-name="Standard"><text:s text:c="2"/>такой публикой,</text:p>
      <text:p text:style-name="Standard"><text:s text:c="7"/>[(сноска 52)] Подождите, я возьму мою работу,</text:p>
      <text:p text:style-name="Standard"><text:s text:c="7"/>[(сноска 53)] О чем вы думаете? Принесите мой ридикюль.</text:p>
      <text:p text:style-name="Standard"><text:s text:c="7"/>[(сноска 54)] [Очаровательный Ипполит]</text:p>
      <text:p text:style-name="Standard"><text:s text:c="7"/>[(сноска 55)] Это не история о привидениях?</text:p>
      <text:p text:style-name="Standard"><text:s text:c="7"/>[(сноска 56)] Вовсе нет,</text:p>
      <text:p text:style-name="Standard"><text:s text:c="7"/>[(сноска <text:s/>57)] Дело в <text:s/>том, <text:s/>что я терпеть не <text:s/>могу <text:s/>историй о</text:p>
      <text:p text:style-name="Standard"><text:s text:c="2"/>привидениях,</text:p>
      <text:p text:style-name="Standard"><text:s text:c="7"/>[(сноска 58)] [бедра испуганной нимфы,]</text:p>
      <text:p text:style-name="Standard"><text:s text:c="7"/>[(сноска 59)] [Виконт]</text:p>
      <text:p text:style-name="Standard"><text:s text:c="7"/>[(сноска 60)] [мадмуазель Жорж,]</text:p>
      <text:p text:style-name="Standard"><text:s text:c="7"/>[(сноска 61)] [Очаровательно,]</text:p>
      <text:p text:style-name="Standard"><text:s text:c="7"/>[(сноска 62)] [международное право,]</text:p>
      <text:p text:style-name="Standard"><text:s text:c="7"/>[(сноска 63)] Вы собираетесь на войну, князь?</text:p>
      <text:p text:style-name="Standard"><text:s text:c="7"/>[(сноска <text:s/>64)] <text:s text:c="2"/>Генералу <text:s/>Кутузову <text:s/>угодно <text:s/>меня <text:s text:c="2"/>к <text:s/>себе <text:s/>в</text:p>
      <text:p text:style-name="Standard"><text:s text:c="2"/>адъютанты.</text:p>
      <text:p text:style-name="Standard"><text:s text:c="7"/>[(сноска 65)] А Лиза, ваша жена?</text:p>
      <text:p text:style-name="Standard"><text:s text:c="7"/>[(сноска 66)] [Андрей,]</text:p>
      <text:p text:style-name="Standard"><text:s text:c="7"/>[(сноска 67)] [Будьте добрым малым, как вы были,]</text:p>
      <text:p text:style-name="Standard"><text:s text:c="7"/>[(сноска 68)] [Раз он перейдет в гвардию...]</text:p>
      <text:p text:style-name="Standard"><text:s text:c="7"/>[(сноска 69)] [до свиданья,]</text:p>
      <text:p text:style-name="Standard"><text:s text:c="7"/>[(сноска 70)] [Василий,]</text:p>
      <text:p text:style-name="Standard"><text:s text:c="7"/>[(сноска 71)] [миланского помазания?]</text:p>
      <text:p text:style-name="Standard"><text:s text:c="7"/>[(сноска <text:s/>72)] <text:s/>И <text:s/>вот <text:s/>новая <text:s/>комедия: народы <text:s/>Генуи и <text:s/>Лукки</text:p>
      <text:p text:style-name="Standard"><text:s text:c="2"/>изъявляют свои желания <text:s/>господину Бонапарте. <text:s/>И господин Бонапарте <text:s/>сидит на</text:p>
      <text:p text:style-name="Standard"><text:s text:c="2"/>троне и исполняет желания народов. 0! это восхитительно! Нет, от этого можно</text:p>
      <text:p text:style-name="Standard"><text:s text:c="2"/>с ума сойти. Подумаешь, что весь свет потерял голову.</text:p>
      <text:p text:style-name="Standard"><text:s text:c="7"/>[(сноска 73)] Бог мне дал корону. Беда тому, кто ее тронет. --</text:p>
      <text:p text:style-name="Standard"><text:s text:c="2"/>Говорят, он был очень хорош, произнося эти слова,</text:p>
      <text:p text:style-name="Standard"><text:s text:c="7"/>[(сноска 74)] <text:s/>Надеюсь, <text:s/>что <text:s/>это <text:s/>была, <text:s/>наконец, <text:s/>та <text:s/>капля,</text:p>
      <text:p text:style-name="Standard"><text:s text:c="2"/>которая переполнит <text:s/>стакан. Государи не могут более терпеть этого <text:s/>человека,</text:p>
      <text:p text:style-name="Standard"><text:s text:c="2"/>который угрожает всему.</text:p>
      <text:p text:style-name="Standard"><text:s text:c="7"/>[(сноска 75)] Государи! Я не говорю о России. Государи! Но что</text:p>
      <text:p text:style-name="Standard"><text:s text:c="2"/>они сделали <text:s/>для Людовика <text:s/>XVII, для <text:s/>королевы, для <text:s/>Елизаветы? <text:s/>Ничего. <text:s/>И,</text:p>
      <text:p text:style-name="Standard"><text:s text:c="2"/>поверьте мне, они <text:s/>несут <text:s/>наказание за свою измену делу <text:s/>Бурбонов. Государи!</text:p>
      <text:p text:style-name="Standard"><text:s text:c="2"/>Они шлют послов приветствовать похитителя престола.</text:p>
      <text:p text:style-name="Standard"><text:s text:c="7"/>[(сноска <text:s/>76)] <text:s/>[Фраза, <text:s/>не <text:s/>переводимая <text:s/>буквально, <text:s/>так <text:s/>как</text:p>
      <text:p text:style-name="Standard"><text:s text:c="2"/>состоит из условных геральдических терминов, не вполне точно <text:s/>употребленных.</text:p>
      <text:p text:style-name="Standard"><text:s text:c="2"/>Общий смысл такой: <text:s/>Герб <text:s/>Конде представляет щит с красными <text:s/>и синими узкими</text:p>
      <text:p text:style-name="Standard"><text:s text:c="2"/>зазубренными полосами,]</text:p>
      <text:p text:style-name="Standard"><text:s text:c="7"/>[(сноска 77)] [Господин виконт]</text:p>
      <text:p text:style-name="Standard"><text:s text:c="7"/>[(сноска 78)] Это сказал Бонапарт,</text:p>
      <text:p text:style-name="Standard"><text:s text:c="7"/>[(сноска 79)] Я показал им путь славы: они не хотели; я открыл</text:p>
      <text:p text:style-name="Standard"><text:s text:c="2"/>им <text:s/>мои передние: <text:s/>они бросились толпой... Не знаю, до какой степени имел он</text:p>
      <text:p text:style-name="Standard"><text:s text:c="2"/>право так говорить.</text:p>
      <text:p text:style-name="Standard"><text:s text:c="7"/>[(сноска 80)] [Никакого,]</text:p>
      <text:p text:style-name="Standard"><text:s text:c="7"/>[(сноска 81)] Если он и <text:s/>был <text:s/>героем для <text:s/>некоторых людей, <text:s/>то</text:p>
      <text:p text:style-name="Standard"><text:s text:c="2"/>после убиения герцога одним мучеником стало больше на небесах и одним героем</text:p>
      <text:p text:style-name="Standard"><text:s text:c="2"/>меньше на земле.</text:p>
      <text:p text:style-name="Standard"><text:s text:c="7"/>[(сноска 82)] [Боже! мой Боже!]</text:p>
      <text:p text:style-name="Standard"><text:s text:c="7"/>[(сноска 83)] <text:s/>Как, <text:s/>мсье Пьер, <text:s/>вы <text:s/>видите в убийстве величие</text:p>
      <text:p text:style-name="Standard"><text:soft-page-break/><text:s text:c="2"/>души,</text:p>
      <text:p text:style-name="Standard"><text:s text:c="7"/>[(сноска 84)] Превосходно!</text:p>
      <text:p text:style-name="Standard"><text:s text:c="7"/>[(сноска 85)] [Общественный договор,]</text:p>
      <text:p text:style-name="Standard"><text:s text:c="7"/>[(сноска 86)] [Но, мой милый Пьер,]</text:p>
      <text:p text:style-name="Standard"><text:s text:c="7"/>[(сноска <text:s/>87)] <text:s/>Это <text:s/>шулерство, <text:s/>вовсе <text:s/>не <text:s/>похожее <text:s/>на <text:s/>образ</text:p>
      <text:p text:style-name="Standard"><text:s text:c="2"/>действий великого человека.</text:p>
      <text:p text:style-name="Standard"><text:s text:c="7"/>[(сноска 88)] [Это проходимец, что бы вы ни говорили,]</text:p>
      <text:p text:style-name="Standard"><text:s text:c="7"/>[(сноска <text:s/>89)] <text:s/>Сегодня мне <text:s/>рассказали <text:s/>прелестный московский</text:p>
      <text:p text:style-name="Standard"><text:s text:c="2"/>анекдот; надо <text:s/>вас им <text:s/>поподчивать. <text:s/>Извините, виконт, я <text:s/>буду <text:s/>рассказывать</text:p>
      <text:p text:style-name="Standard"><text:s text:c="2"/>по-русски, иначе пропадет вся соль анекдота.</text:p>
      <text:p text:style-name="Standard"><text:s text:c="7"/>[(сноска 90)] [лакея]</text:p>
      <text:p text:style-name="Standard"><text:s text:c="7"/>[(сноска 91)] [горничную.]</text:p>
      <text:p text:style-name="Standard"><text:s text:c="7"/>[(сноска 92)] [ливрею]</text:p>
      <text:p text:style-name="Standard"><text:s text:c="7"/>[(сноска 93)] [делать визиты.]</text:p>
      <text:p text:style-name="Standard"><text:s text:c="7"/>[(сноска 94)] [очаровательный вечер,]</text:p>
      <text:p text:style-name="Standard"><text:s text:c="7"/>[(сноска 95)] Решено,</text:p>
      <text:p text:style-name="Standard"><text:s text:c="7"/>[(сноска 96)] Как отец посмотрит на дело. До свидания,</text:p>
      <text:p text:style-name="Standard"><text:s text:c="7"/>[(сноска 97)] [Княгиня, до свиданья,]</text:p>
      <text:p text:style-name="Standard"><text:s text:c="7"/>[(сноска 98)] Ну, <text:s/>мой дорогой, <text:s/>ваша маленькая княгиня <text:s/>очень</text:p>
      <text:p text:style-name="Standard"><text:s text:c="2"/>мила! Очень мила и совершенная француженка.</text:p>
      <text:p text:style-name="Standard"><text:s text:c="7"/>[(сноска 99)] А знаете ли, вы ужасный человек, несмотря на ваш</text:p>
      <text:p text:style-name="Standard"><text:s text:c="2"/>невинный вид. Мне жаль бедного мужа, этого офицерика, который корчит из себя</text:p>
      <text:p text:style-name="Standard"><text:s text:c="2"/>владетельную особу.</text:p>
      <text:p text:style-name="Standard"><text:s text:c="7"/>[(сноска <text:s text:c="2"/>100)] <text:s text:c="2"/>А <text:s/>вы <text:s/>говорили, <text:s/>что <text:s/>русские <text:s/>дамы <text:s text:c="2"/>хуже</text:p>
      <text:p text:style-name="Standard"><text:s text:c="2"/>французских. Надо уметь взяться.</text:p>
      <text:p text:style-name="Standard"><text:s text:c="7"/>[(сноска 101)] [мой милый,]</text:p>
      <text:p text:style-name="Standard"><text:s text:c="7"/>[(сноска 102)] [Это знаменитый князь Андрей? Честное слово!]</text:p>
      <text:p text:style-name="Standard"><text:s text:c="7"/>[(сноска 103)] Ах, не говорите мне про этот отъезд! <text:s/>Я не хочу</text:p>
      <text:p text:style-name="Standard"><text:s text:c="2"/>про него слышать,</text:p>
      <text:p text:style-name="Standard"><text:s text:c="7"/>[(сноска 104)] Мне страшно, мне страшно!</text:p>
      <text:p text:style-name="Standard"><text:s text:c="7"/>[(сноска 105)] Чего ты боишься,</text:p>
      <text:p text:style-name="Standard"><text:s text:c="7"/>[(сноска <text:s text:c="2"/>106)] <text:s text:c="2"/>Нет, <text:s/>Андрей, <text:s text:c="2"/>я <text:s/>говорю: <text:s text:c="2"/>ты <text:s text:c="2"/>так, <text:s/>так</text:p>
      <text:p text:style-name="Standard"><text:s text:c="2"/>переменился...</text:p>
      <text:p text:style-name="Standard"><text:s text:c="7"/>[(сноска 107)] [Боже мой, Боже мой!]</text:p>
      <text:p text:style-name="Standard"><text:s text:c="7"/>[(сноска 108)] [Доброй ночи, Лиза,]</text:p>
      <text:p text:style-name="Standard"><text:s text:c="7"/>[(сноска 109)] [Я очень мил и очень едок,]</text:p>
      <text:p text:style-name="Standard"><text:s text:c="7"/>[(сноска 110)] [все эти женщины хорошего общества].</text:p>
      <text:p text:style-name="Standard"><text:s text:c="7"/>[(сноска 111)] [Я человек конченный,]</text:p>
      <text:p text:style-name="Standard"><text:s text:c="7"/>[(сноска 112)] [Я незаконный сын!]</text:p>
      <text:p text:style-name="Standard"><text:s text:c="7"/>[(сноска 113)] [Без имени, без состояния...]</text:p>
      <text:p text:style-name="Standard"><text:s text:c="7"/>[(сноска 114)] [Что вы хотите, дорогой <text:s/>мой, <text:s/>женщины, дорогой</text:p>
      <text:p text:style-name="Standard"><text:s text:c="2"/>мой, женщины!]</text:p>
      <text:p text:style-name="Standard"><text:s text:c="7"/>[(сноска 115)] Порядочные женщины,]</text:p>
      <text:p text:style-name="Standard"><text:s text:c="7"/>[(сноска 116)] [женщины Курагина, женщины и вино,]</text:p>
      <text:p text:style-name="Standard"><text:s text:c="7"/>[(сноска 117)] [моя дорогая или мой дорогой]</text:p>
      <text:p text:style-name="Standard"><text:s text:c="7"/>[(сноска 118)] [Дорогая графиня, как давно... она <text:s/>должна была</text:p>
      <text:p text:style-name="Standard"><text:s text:c="2"/>пролежать в постеле, <text:s/>бедное <text:s/>дитя... <text:s/>на <text:s/>балу <text:s/>у <text:s/>Разумовских... и графиня</text:p>
      <text:p text:style-name="Standard"><text:s text:c="2"/>Апраксина... была так счастлива...</text:p>
      <text:p text:style-name="Standard"><text:s text:c="7"/>[(сноска 119)] <text:s/>Я <text:s/>в восхищении; <text:s/>здоровье <text:s/>мамы... <text:s/>и графиня</text:p>
      <text:p text:style-name="Standard"><text:s text:c="2"/>Апраксина</text:p>
      <text:p text:style-name="Standard"><text:s text:c="7"/>[(сноска 120)] [между нами,]</text:p>
      <text:p text:style-name="Standard"><text:s text:c="7"/>[(сноска 121)] Милая, на все есть время,</text:p>
      <text:p text:style-name="Standard"><text:soft-page-break/><text:s text:c="7"/>[(сноска 122)] Здравствуйте, моя милая, поздравляю вас,</text:p>
      <text:p text:style-name="Standard"><text:s text:c="7"/>[(сноска 123)] Какое прелестное дитя!</text:p>
      <text:p text:style-name="Standard"><text:s text:c="7"/>[(сноска 124)] [о графине Апраксиной.]</text:p>
      <text:p text:style-name="Standard"><text:s text:c="7"/>[(сноска 125)] [двоюродного брата]</text:p>
      <text:p text:style-name="Standard"><text:s text:c="7"/>[(сноска 126)] Бедовое дело -- двоюродные братцы и сестрицы,</text:p>
      <text:p text:style-name="Standard"><text:s text:c="7"/>[(сноска 127)] [поверенной]</text:p>
      <text:p text:style-name="Standard"><text:s text:c="7"/>[(сноска 128)] [мадам Жанлис]</text:p>
      <text:p text:style-name="Standard"><text:s text:c="7"/>[(сноска 129)] не все розы. -- при нашем образе жизни,</text:p>
      <text:p text:style-name="Standard"><text:s text:c="7"/>[(сноска 130)] [княгиня такая-то]</text:p>
      <text:p text:style-name="Standard"><text:s text:c="7"/>[(сноска 131)] Он за мной волочился,</text:p>
      <text:p text:style-name="Standard"><text:s text:c="7"/>[(сноска <text:s/>132)] <text:s/>Высокое <text:s/>положение <text:s/>не <text:s/>вскружило ему <text:s/>головы</text:p>
      <text:p text:style-name="Standard"><text:s text:c="2"/>нисколько.</text:p>
      <text:p text:style-name="Standard"><text:s text:c="7"/>[(сноска 133)] [буквально]</text:p>
      <text:p text:style-name="Standard"><text:s text:c="7"/>[(сноска 134)] [милый друг!]</text:p>
      <text:p text:style-name="Standard"><text:s text:c="7"/>[(сноска 135)] [Дорогой Борис,]</text:p>
      <text:p text:style-name="Standard"><text:s text:c="7"/>[(сноска 136)] [Друг мой!]</text:p>
      <text:p text:style-name="Standard"><text:s text:c="7"/>[(сноска 137)] Мой друг, ты мне обещал,</text:p>
      <text:p text:style-name="Standard"><text:s text:c="7"/>[(сноска 138)] Итак, это верно? -- <text:s/>Князь, <text:s/>человеку ошибаться</text:p>
      <text:p text:style-name="Standard"><text:s text:c="2"/>свойственно. -- Хорошо, хорошо...</text:p>
      <text:p text:style-name="Standard"><text:s text:c="7"/>[(сноска <text:s/>139)] Я никогда <text:s/>не <text:s/>мог понять, как Натали решилась</text:p>
      <text:p text:style-name="Standard"><text:s text:c="2"/>выйти замуж за этого грязного медведя. Совершенно глупая и <text:s/>смешная особа. К</text:p>
      <text:p text:style-name="Standard"><text:s text:c="2"/>тому же игрок, говорят.</text:p>
      <text:p text:style-name="Standard"><text:s text:c="7"/>[(сноска 140)] Но добрый человек, князь,</text:p>
      <text:p text:style-name="Standard"><text:s text:c="7"/>[(сноска 141)] Это его крестник,</text:p>
      <text:p text:style-name="Standard"><text:s text:c="7"/>[(сноска 142)] Подумайте, дело идет о <text:s/>спасения <text:s/>его души! Ах!</text:p>
      <text:p text:style-name="Standard"><text:s text:c="2"/>это ужасно, долг христианина...</text:p>
      <text:p text:style-name="Standard"><text:s text:c="7"/>[(сноска 143)] [Ах, милая, я не узнала вас,]</text:p>
      <text:p text:style-name="Standard"><text:s text:c="7"/>[(сноска <text:s/>144)] <text:s/>Я приехала <text:s/>помогать вам ходить <text:s/>за дядюшкой.</text:p>
      <text:p text:style-name="Standard"><text:s text:c="2"/>Воображаю, как вы настрадались,</text:p>
      <text:p text:style-name="Standard"><text:s text:c="7"/>[(сноска 145)] Я был бы очень рад, если бы вы меня избавили от</text:p>
      <text:p text:style-name="Standard"><text:s text:c="2"/>этого молодого человека...</text:p>
      <text:p text:style-name="Standard"><text:s text:c="7"/>[(сноска 146)] Здравствуйте, кузина. Вы меня не узнаете?</text:p>
      <text:p text:style-name="Standard"><text:s text:c="7"/>[(сноска 147)] Мой милый, если вы будете вести себя здесь, как</text:p>
      <text:p text:style-name="Standard"><text:s text:c="2"/>в Петербурге, вы кончите очень дурно; больше мне нечего вам сказать.</text:p>
      <text:p text:style-name="Standard"><text:s text:c="7"/>[(сноска 148)] Англии конец,</text:p>
      <text:p text:style-name="Standard"><text:s text:c="7"/>[(сноска <text:s/>149)] <text:s/>Питт, <text:s/>как изменник нации и народному <text:s/>праву,</text:p>
      <text:p text:style-name="Standard"><text:s text:c="2"/>приговаривается к...</text:p>
      <text:p text:style-name="Standard"><text:s text:c="7"/>[(сноска 150)] [мадам Жако...]</text:p>
      <text:p text:style-name="Standard"><text:s text:c="7"/>[(сноска 151)] Прощайте, князь, да поддержит вас Бог.</text:p>
      <text:p text:style-name="Standard"><text:s text:c="7"/>[(сноска 152)] [Прощайте, моя милая,]</text:p>
      <text:p text:style-name="Standard"><text:s text:c="7"/>[(сноска 153)] [сотэ на мадере]</text:p>
      <text:p text:style-name="Standard"><text:s text:c="7"/>[(сноска 154)] [страшный дракон,]</text:p>
      <text:p text:style-name="Standard"><text:s text:c="7"/>[(сноска 155)] [почтеннейший]</text:p>
      <text:p text:style-name="Standard"><text:s text:c="7"/>[(сноска 156)] [Вы рассчитываете иметь доход с казны,]</text:p>
      <text:p text:style-name="Standard"><text:s text:c="7"/>[(сноска 157)] Баланс установлен...</text:p>
      <text:p text:style-name="Standard"><text:s text:c="7"/>[(сноска 158)] [как говорит пословица,]</text:p>
      <text:p text:style-name="Standard"><text:s text:c="7"/>[(сноска 159)] [Да, сударыня,]</text:p>
      <text:p text:style-name="Standard"><text:s text:c="7"/>[(сноска 160)] [Нет, сударыня.]</text:p>
      <text:p text:style-name="Standard"><text:s text:c="7"/>[(сноска <text:s/>161)] [Разумовские... Это было <text:s/>восхитительно... <text:s/>Вы</text:p>
      <text:p text:style-name="Standard"><text:s text:c="2"/>очень добры... Графиня Апраксина...]</text:p>
      <text:p text:style-name="Standard"><text:s text:c="7"/>[(сноска 162)] [черепаховый,]</text:p>
      <text:p text:style-name="Standard"><text:s text:c="7"/>[(сноска 163)] Он уже сбил спесь с Австрии. <text:s/>Боюсь, не <text:s/>пришел</text:p>
      <text:p text:style-name="Standard"><text:soft-page-break/><text:s text:c="2"/>бы теперь наш черед.</text:p>
      <text:p text:style-name="Standard"><text:s text:c="7"/>[(сноска 164)] Знаете пословицу:</text:p>
      <text:p text:style-name="Standard"><text:s text:c="7"/>[(сноска 165)] Это нам кстати.</text:p>
      <text:p text:style-name="Standard"><text:s text:c="7"/>[(сноска 166)] [на голову,]</text:p>
      <text:p text:style-name="Standard"><text:s text:c="7"/>[(сноска 167)] [Спрашиваю я вас,]</text:p>
      <text:p text:style-name="Standard"><text:s text:c="7"/>[(сноска 168)] Прекрасно! прекрасно то, что вы сказали,</text:p>
      <text:p text:style-name="Standard"><text:s text:c="7"/>[(сноска 169)] прекрасная <text:s/>погода, княжна, и потом <text:s/>Москва так</text:p>
      <text:p text:style-name="Standard"><text:s text:c="2"/>похожа на деревню.</text:p>
      <text:p text:style-name="Standard"><text:s text:c="7"/>[(сноска 170)] Не правда ли?</text:p>
      <text:p text:style-name="Standard"><text:s text:c="7"/>[(сноска 171)] [щепотку кремортартара...]</text:p>
      <text:p text:style-name="Standard"><text:s text:c="7"/>[(сноска 172)] [поговорим.]</text:p>
      <text:p text:style-name="Standard"><text:s text:c="7"/>[(сноска 173)] Я заморен, как почтовая лошадь;</text:p>
      <text:p text:style-name="Standard"><text:s text:c="7"/>[(сноска 174)] Но, моя дорогая Катишь, это ясно, как день.</text:p>
      <text:p text:style-name="Standard"><text:s text:c="7"/>[(сноска 175)] [Незаконный,]</text:p>
      <text:p text:style-name="Standard"><text:s text:c="7"/>[(сноска 176)] и всего, что отсюда вытекает,</text:p>
      <text:p text:style-name="Standard"><text:s text:c="7"/>[(сноска 177)] [послушай,]</text:p>
      <text:p text:style-name="Standard"><text:s text:c="7"/>[(сноска 178)] [поговорим толком,]</text:p>
      <text:p text:style-name="Standard"><text:s text:c="7"/>[(сноска 179)] [любимица,]</text:p>
      <text:p text:style-name="Standard"><text:s text:c="7"/>[(сноска 180)] Не будем терять время.</text:p>
      <text:p text:style-name="Standard"><text:s text:c="7"/>[(сноска 181)] В этом-то и дело.</text:p>
      <text:p text:style-name="Standard"><text:s text:c="7"/>[(сноска 182)] Поверьте, <text:s/>я страдаю не <text:s/>меньше вас, но <text:s/>будьте</text:p>
      <text:p text:style-name="Standard"><text:s text:c="2"/>мужчиной.</text:p>
      <text:p text:style-name="Standard"><text:s text:c="7"/>[(сноска <text:s/>183)] Забудьте, <text:s/>друг <text:s/>мой, <text:s/>в <text:s/>чем были против <text:s/>вас</text:p>
      <text:p text:style-name="Standard"><text:s text:c="2"/>неправы. <text:s/>Вспомните, <text:s/>что <text:s/>это ваш отец... <text:s/>Может быть, в агонии. <text:s/>Я <text:s/>тотчас</text:p>
      <text:p text:style-name="Standard"><text:s text:c="2"/>полюбила вас, как сына. Доверьтесь мне, Пьер. Я не забуду ваших интересов.</text:p>
      <text:p text:style-name="Standard"><text:s text:c="7"/>[(сноска 184)] Будьте мужчиною, друг мой, я же стану блюсти за</text:p>
      <text:p text:style-name="Standard"><text:s text:c="2"/>вашими интересами.</text:p>
      <text:p text:style-name="Standard"><text:s text:c="7"/>[(сноска 185)] [блюсти ваши интересы,]</text:p>
      <text:p text:style-name="Standard"><text:s text:c="7"/>[(сноска 186)] <text:s/>этот <text:s/>молодой человек <text:s/>-- сын графа... Есть ли</text:p>
      <text:p text:style-name="Standard"><text:s text:c="2"/>надежда?</text:p>
      <text:p text:style-name="Standard"><text:s text:c="7"/>[(сноска 187)] Доверьтесь Его милосердию,</text:p>
      <text:p text:style-name="Standard"><text:s text:c="7"/>[(сноска 188)] <text:s/>Не <text:s/>унывать, не унывать, мой друг. <text:s/>Он пожелал</text:p>
      <text:p text:style-name="Standard"><text:s text:c="2"/>вас видеть. Это хорошо...</text:p>
      <text:p text:style-name="Standard"><text:s text:c="7"/>[(сноска 189)] Полчаса назад у него был еще удар. Не <text:s/>унывать,</text:p>
      <text:p text:style-name="Standard"><text:s text:c="2"/>мой друг...</text:p>
      <text:p text:style-name="Standard"><text:s text:c="7"/>[(сноска <text:s/>190)] <text:s/>Милосердие <text:s/>Божие <text:s/>неисчерпаемо. <text:s/>Соборование</text:p>
      <text:p text:style-name="Standard"><text:s text:c="2"/>сейчас начнется. Пойдемте.</text:p>
      <text:p text:style-name="Standard"><text:s text:c="7"/>[(сноска 191)] [Идите.]</text:p>
      <text:p text:style-name="Standard"><text:s text:c="7"/>[(сноска 192)] Он задремал,</text:p>
      <text:p text:style-name="Standard"><text:s text:c="7"/>[(сноска 193)] Пойдем.</text:p>
      <text:p text:style-name="Standard"><text:s text:c="7"/>[(сноска <text:s/>194)] Катишь велела подать чаю в маленькой гостиной.</text:p>
      <text:p text:style-name="Standard"><text:s text:c="2"/>Вы бы пошли, бедная Анна Михайловна, подкрепили себя, а то вас не хватит.</text:p>
      <text:p text:style-name="Standard"><text:s text:c="7"/>[(сноска 195)] [маленькую гостиную.]</text:p>
      <text:p text:style-name="Standard"><text:s text:c="7"/>[(сноска <text:s/>196)] Ничто <text:s/>так не <text:s/>восстановляет <text:s/>после <text:s/>бессонной</text:p>
      <text:p text:style-name="Standard"><text:s text:c="2"/>ночи, как чашка этого превосходного русского чаю.</text:p>
      <text:p text:style-name="Standard"><text:s text:c="7"/>[(сноска 197)] Оставьте Катю делать, что она знает.</text:p>
      <text:p text:style-name="Standard"><text:s text:c="7"/>[(сноска 198)] Умоляю вас...</text:p>
      <text:p text:style-name="Standard"><text:s text:c="7"/>[(сноска 199)] Это смешно. Ну, же,</text:p>
      <text:p text:style-name="Standard"><text:s text:c="7"/>[(сноска 200)] [Но, князь,]</text:p>
      <text:p text:style-name="Standard"><text:s text:c="7"/>[(сноска 201)] Он умирает, а вы меня оставляете одну.</text:p>
      <text:p text:style-name="Standard"><text:s text:c="7"/>[(сноска 202)] Его не стало...</text:p>
      <text:p text:style-name="Standard"><text:s text:c="7"/>[(сноска <text:s/>203)] Пойдемте, <text:s/>я вас провожу. Старайтесь <text:s/>плакать:</text:p>
      <text:p text:style-name="Standard"><text:soft-page-break/><text:s text:c="2"/>ничто так не облегчает, как слезы.</text:p>
      <text:p text:style-name="Standard"><text:s text:c="7"/>[(сноска 204)] Да, мой друг, <text:s/>это великая потеря для всех нас,</text:p>
      <text:p text:style-name="Standard"><text:s text:c="2"/>не <text:s/>говоря о вас. Но Бог вас поддержит, вы молоды, и вот вы теперь, надеюсь,</text:p>
      <text:p text:style-name="Standard"><text:s text:c="2"/>обладатель огромного <text:s/>богатства. Завещание еще <text:s/>не <text:s/>вскрыто. Я довольно <text:s/>вас</text:p>
      <text:p text:style-name="Standard"><text:s text:c="2"/>знаю <text:s/>и уверена, что <text:s/>это не <text:s/>вскружит вам голову; <text:s/>но это <text:s/>налагает на <text:s/>вас</text:p>
      <text:p text:style-name="Standard"><text:s text:c="2"/>обязанности; и надо быть мужчиной.</text:p>
      <text:p text:style-name="Standard"><text:s text:c="7"/>[(сноска 205)] После я, может быть, расскажу вам, что если б я</text:p>
      <text:p text:style-name="Standard"><text:s text:c="2"/>не была там, то Бог знает, что бы случилось. Вы знаете, что дядюшка третьего</text:p>
      <text:p text:style-name="Standard"><text:s text:c="2"/>дня <text:s/>обещал мне <text:s/>не <text:s/>забыть Бориса, <text:s/>но <text:s/>не <text:s/>успел. <text:s/>Надеюсь, <text:s/>мой <text:s/>друг, вы</text:p>
      <text:p text:style-name="Standard"><text:s text:c="2"/>исполните желание отца.</text:p>
      <text:p text:style-name="Standard"><text:s text:c="7"/>[(сноска <text:s/>206)] <text:s text:c="2"/>Это <text:s/>тяжело, <text:s text:c="2"/>но <text:s text:c="2"/>это <text:s/>спасительно; <text:s text:c="2"/>душа</text:p>
      <text:p text:style-name="Standard"><text:s text:c="2"/>возвышается, когда видишь таких людей, как старый граф и его достойный сын,</text:p>
      <text:p text:style-name="Standard"><text:s text:c="7"/>[(сноска 207)] [король прусский,]</text:p>
      <text:p text:style-name="Standard"><text:s text:c="7"/>[(сноска 208)] [мадмуазель Бурьен.]</text:p>
      <text:p text:style-name="Standard"><text:s text:c="7"/>[(сноска 209)] [батюшка,]</text:p>
      <text:p text:style-name="Standard"><text:s text:c="7"/>[(сноска <text:s/>210)] <text:s/>Милый <text:s/>и <text:s/>бесценный <text:s/>друг, <text:s/>какая <text:s/>страшная и</text:p>
      <text:p text:style-name="Standard"><text:s text:c="2"/>ужасная <text:s/>вещь <text:s/>разлука! <text:s text:c="2"/>Сколько <text:s/>ни <text:s/>твержу <text:s text:c="2"/>себе, <text:s text:c="2"/>что <text:s/>половина <text:s/>моего</text:p>
      <text:p text:style-name="Standard"><text:s text:c="2"/>существования и моего счастия <text:s/>в вас, <text:s/>что, несмотря на <text:s/>расстояние, которое</text:p>
      <text:p text:style-name="Standard"><text:s text:c="2"/>нас <text:s/>разлучает, <text:s/>сердца <text:s/>наши <text:s/>соединены <text:s/>неразрывными <text:s text:c="2"/>узами, <text:s/>мое <text:s/>сердце</text:p>
      <text:p text:style-name="Standard"><text:s text:c="2"/>возмущается против судьбы, <text:s/>и, несмотря на удовольствия и рассеяния, которые</text:p>
      <text:p text:style-name="Standard"><text:s text:c="2"/>меня <text:s/>окружают, <text:s/>я <text:s/>не <text:s/>могу <text:s/>подавить <text:s/>некоторую <text:s/>скрытую <text:s/>грусть, <text:s/>которую</text:p>
      <text:p text:style-name="Standard"><text:s text:c="2"/>испытываю <text:s/>в <text:s/>глубине сердца со времени нашей разлуки. Отчего мы <text:s/>не вместе,</text:p>
      <text:p text:style-name="Standard"><text:s text:c="2"/>как в прошлое лето, <text:s/>в вашем <text:s/>большом кабинете, на голубом диване, на диване</text:p>
      <text:p text:style-name="Standard"><text:s text:c="2"/>"признаний"? Отчего я <text:s/>не <text:s/>могу, как три месяца тому <text:s/>назад, почерпать новые</text:p>
      <text:p text:style-name="Standard"><text:s text:c="2"/>нравственные <text:s/>силы <text:s/>в <text:s/>вашем взгляде, <text:s/>кротком, <text:s/>спокойном и проницательном,</text:p>
      <text:p text:style-name="Standard"><text:s text:c="2"/>который я так любила и который я вижу перед собой в ту минуту, как пишу вам?</text:p>
      <text:p text:style-name="Standard"><text:s text:c="7"/>[(сноска 211)] Вся Москва только и <text:s/>говорит что <text:s/>о войне. Один</text:p>
      <text:p text:style-name="Standard"><text:s text:c="2"/>из моих двух братьев уже за границей, другой с гвардией, которая выступает в</text:p>
      <text:p text:style-name="Standard"><text:s text:c="2"/>поход к границе. Наш милый государь оставляет Петербург и, как предполагают,</text:p>
      <text:p text:style-name="Standard"><text:s text:c="2"/>намерен сам подвергнуть <text:s/>свое драгоценное <text:s/>существование случайностям войны.</text:p>
      <text:p text:style-name="Standard"><text:s text:c="2"/>Дай <text:s/>Бог, чтобы корсиканское чудовище, которое возмущает спокойствие Европы,</text:p>
      <text:p text:style-name="Standard"><text:s text:c="2"/>было низвергнуто ангелом, которого <text:s/>Всемогущий в Своей благости поставил над</text:p>
      <text:p text:style-name="Standard"><text:s text:c="2"/>нами повелителем. Не говоря уже о моих братьях, эта война лишила меня одного</text:p>
      <text:p text:style-name="Standard"><text:s text:c="2"/>из отношений самых близких моему сердцу. Я говорю о молодом Николае Ростове;</text:p>
      <text:p text:style-name="Standard"><text:s text:c="2"/>который, <text:s/>при <text:s/>своем <text:s/>энтузиазме, не <text:s/>мог <text:s/>переносить бездействия и <text:s/>оставил</text:p>
      <text:p text:style-name="Standard"><text:s text:c="2"/>университет, <text:s/>чтобы <text:s/>поступить <text:s/>в армию. <text:s/>Признаюсь <text:s/>вам, <text:s/>милая Мари, <text:s/>что,</text:p>
      <text:p text:style-name="Standard"><text:s text:c="2"/>несмотря <text:s/>на его <text:s/>чрезвычайную <text:s/>молодость, отъезд его <text:s/>в <text:s/>армию был для меня</text:p>
      <text:p text:style-name="Standard"><text:s text:c="2"/>большим горем. В молодом человеке, о <text:s/>котором я говорила <text:s/>вам прошлым летом,</text:p>
      <text:p text:style-name="Standard"><text:s text:c="2"/>столько благородства, истинной молодости, которую встречаешь так редко в наш</text:p>
      <text:p text:style-name="Standard"><text:s text:c="2"/>век между двадцатилетними стариками! У него особенно так много откровенности</text:p>
      <text:p text:style-name="Standard"><text:s text:c="2"/>и сердца. Он так чист и <text:s/>полон поэзии, что <text:s/>мои отношения к <text:s/>нему, при <text:s/>всей</text:p>
      <text:p text:style-name="Standard"><text:s text:c="2"/>мимолетности <text:s/>своей, были одною <text:s/>из <text:s/>самых сладостных <text:s/>отрад <text:s/>моего <text:s/>бедного</text:p>
      <text:p text:style-name="Standard"><text:s text:c="2"/>сердца, <text:s/>которое уже так много страдало. <text:s/>Я вам <text:s/>расскажу <text:s/>когда-нибудь наше</text:p>
      <text:p text:style-name="Standard"><text:s text:c="2"/>прощанье и все, <text:s/>что говорилось при прощании. <text:s/>Все это еще слишком <text:s/>свежо...</text:p>
      <text:p text:style-name="Standard"><text:s text:c="2"/>Ах! милый друг, вы счастливы, что не знаете <text:s/>этих жгучих <text:s/>наслаждений, <text:s/>этих</text:p>
      <text:p text:style-name="Standard"><text:s text:c="2"/>жгучих <text:s/>горестей. <text:s/>Вы счастливы, <text:s/>потому <text:s/>что <text:s/>последние обыкновенно сильнее</text:p>
      <text:p text:style-name="Standard"><text:s text:c="2"/>первых. Я очень хорошо знаю, что граф Николай слишком молод для того, <text:s/>чтобы</text:p>
      <text:p text:style-name="Standard"><text:s text:c="2"/>сделаться для меня чем-нибудь кроме <text:s/>как другом. <text:s/>Но эта сладкая дружба, эти</text:p>
      <text:p text:style-name="Standard"><text:s text:c="2"/>столь <text:s/>поэтические и столь <text:s/>чистые отношения были потребностью моего сердца.</text:p>
      <text:p text:style-name="Standard"><text:s text:c="2"/>Но довольно об этом.</text:p>
      <text:p text:style-name="Standard"><text:s text:c="7"/>"Главная новость, <text:s/>занимающая <text:s/>всю <text:s/>Москву, <text:s/>-- <text:s/>смерть <text:s/>старого <text:s/>графа</text:p>
      <text:p text:style-name="Standard"><text:s text:c="2"/>Безухого и его наследство. <text:s/>Представьте себе, три <text:s/>княжны <text:s/>получили какую-то</text:p>
      <text:p text:style-name="Standard"><text:soft-page-break/><text:s text:c="2"/>малость, князь Василий <text:s/>ничего, а Пьер <text:s/>-- наследник <text:s/>всего <text:s/>и, сверх <text:s/>того,</text:p>
      <text:p text:style-name="Standard"><text:s text:c="2"/>признан законным сыном и потому графом Безухим и владельцем самого огромного</text:p>
      <text:p text:style-name="Standard"><text:s text:c="2"/>состояния в России. <text:s/>Говорят, что <text:s/>князь Василий играл очень гадкую <text:s/>роль во</text:p>
      <text:p text:style-name="Standard"><text:s text:c="2"/>всей этой <text:s/>истории, и что он уехал в Петербург очень сконфуженный. Признаюсь</text:p>
      <text:p text:style-name="Standard"><text:s text:c="2"/>вам, я очень плохо понимаю все эти дела по духовным завещаниям; знаю только,</text:p>
      <text:p text:style-name="Standard"><text:s text:c="2"/>что с тех пор как молодой человек, которого мы <text:s/>все знали под именем <text:s/>просто</text:p>
      <text:p text:style-name="Standard"><text:s text:c="2"/>Пьера, <text:s/>сделался <text:s/>графом <text:s/>Безухим и владельцем <text:s/>одного <text:s/>из <text:s/>лучших состояний</text:p>
      <text:p text:style-name="Standard"><text:s text:c="2"/>России, <text:s/>-- я забавляюсь наблюдениями над переменой тона маменек, у <text:s/>которых</text:p>
      <text:p text:style-name="Standard"><text:s text:c="2"/>есть дочери-невесты, и самих барышень в отношении к этому господину, который</text:p>
      <text:p text:style-name="Standard"><text:s text:c="2"/>(в скобках будь сказано) всегда казался мне очень ничтожным. Так как уже два</text:p>
      <text:p text:style-name="Standard"><text:s text:c="2"/>года все <text:s/>забавляются <text:s/>тем, чтобы приискивать мне женихов, которых я большею</text:p>
      <text:p text:style-name="Standard"><text:s text:c="2"/>частью не знаю, то брачная хроника Москвы делает меня графинею Безуховой. Но</text:p>
      <text:p text:style-name="Standard"><text:s text:c="2"/>вы понимаете, что я нисколько этого не желаю. Кстати о браках. Знаете ли вы,</text:p>
      <text:p text:style-name="Standard"><text:s text:c="2"/>что <text:s/>недавно <text:s/>всеобщая тетушка Анна Михайловна <text:s/>доверила мне, под величайшим</text:p>
      <text:p text:style-name="Standard"><text:s text:c="2"/>секретом, замысел <text:s/>устроить <text:s/>ваше супружество. Это ни более ни менее как сын</text:p>
      <text:p text:style-name="Standard"><text:s text:c="2"/>князя Василья, <text:s/>Анатоль, которого хотят пристроить, женив <text:s/>его на <text:s/>богатой и</text:p>
      <text:p text:style-name="Standard"><text:s text:c="2"/>знатной девице, и <text:s/>на вас пал выбор <text:s/>родителей. Я не знаю, как вы посмотрите</text:p>
      <text:p text:style-name="Standard"><text:s text:c="2"/>на это <text:s/>дело, но я сочла своим долгом предуведомить вас. Он, <text:s/>говорят, очень</text:p>
      <text:p text:style-name="Standard"><text:s text:c="2"/>хорош и большой повеса. Вот все, что я могла узнать о нем.</text:p>
      <text:p text:style-name="Standard"><text:s text:c="7"/>Но <text:s/>будет <text:s/>болтать. Кончаю <text:s/>мой второй листок, а <text:s/>маменька <text:s/>прислала за</text:p>
      <text:p text:style-name="Standard"><text:s text:c="2"/>мной, чтобы ехать обедать к Апраксиным.</text:p>
      <text:p text:style-name="Standard"><text:s text:c="7"/>Прочитайте мистическую книгу, которую я <text:s/>вам посылаю; она <text:s/>имеет <text:s/>у нас</text:p>
      <text:p text:style-name="Standard"><text:s text:c="2"/>огромный успех. <text:s/>Хотя в ней есть вещи, <text:s/>которые <text:s/>трудно понять <text:s/>слабому <text:s/>уму</text:p>
      <text:p text:style-name="Standard"><text:s text:c="2"/>человеческому, но это превосходная книга; <text:s/>чтение ее успокоивает и возвышает</text:p>
      <text:p text:style-name="Standard"><text:s text:c="2"/>душу. Прощайте. Мое <text:s/>почтение вашему батюшке и мои приветствия m-lle Бурьен.</text:p>
      <text:p text:style-name="Standard"><text:s text:c="2"/>Обнимаю вас от всего сердца. Юлия.</text:p>
      <text:p text:style-name="Standard"><text:s text:c="7"/>PS. Известите меня о вашем брате и о его прелестной жене.</text:p>
      <text:p text:style-name="Standard"><text:s text:c="7"/>[(сноска 212)] Милый и бесценный друг. Ваше <text:s/>письмо <text:s/>от <text:s/>13-го</text:p>
      <text:p text:style-name="Standard"><text:s text:c="2"/>доставило мне большую радость. Вы все еще меня любите, моя поэтическая Юлия.</text:p>
      <text:p text:style-name="Standard"><text:s text:c="2"/>Разлука, о <text:s/>которой вы говорите <text:s/>так много дурного, <text:s/>видно, не имела на <text:s/>вас</text:p>
      <text:p text:style-name="Standard"><text:s text:c="2"/>своего обычного влияния. Вы жалуетесь на разлуку, что же <text:s/>я <text:s/>должна <text:s/>была бы</text:p>
      <text:p text:style-name="Standard"><text:s text:c="2"/>сказать, если бы смела, -- я, лишенная всех тех, кто мне дорог? Ах, ежели бы</text:p>
      <text:p text:style-name="Standard"><text:s text:c="2"/>не было <text:s/>у <text:s/>нас религии для утешения, жизнь <text:s/>была <text:s/>бы очень печальна. Почему</text:p>
      <text:p text:style-name="Standard"><text:s text:c="2"/>приписываете вы <text:s/>мне <text:s/>строгий <text:s/>взгляд, когда говорите <text:s/>о <text:s/>вашей склонности к</text:p>
      <text:p text:style-name="Standard"><text:s text:c="2"/>молодому человеку? В этом отношении я строга <text:s/>только к <text:s/>себе. Я понимаю <text:s/>эти</text:p>
      <text:p text:style-name="Standard"><text:s text:c="2"/>чувства у других, и если не <text:s/>могу одобрять их, никогда не испытавши, то и не</text:p>
      <text:p text:style-name="Standard"><text:s text:c="2"/>осуждаю их. Мне кажется только, что христианская <text:s/>любовь, любовь к ближнему,</text:p>
      <text:p text:style-name="Standard"><text:s text:c="2"/>любовь <text:s/>к врагам, достойнее, слаще и <text:s/>лучше, <text:s/>чем <text:s/>те чувства, которые могут</text:p>
      <text:p text:style-name="Standard"><text:s text:c="2"/>внушить прекрасные <text:s/>глаза молодого человека <text:s/>молодой <text:s/>девушке, поэтической и</text:p>
      <text:p text:style-name="Standard"><text:s text:c="2"/>любящей, как вы.</text:p>
      <text:p text:style-name="Standard"><text:s text:c="7"/>Известие <text:s/>о смерти графа Безухова дошло до нас <text:s/>прежде вашего письма, и</text:p>
      <text:p text:style-name="Standard"><text:s text:c="2"/>мой <text:s/>отец <text:s/>был <text:s/>очень <text:s/>тронут <text:s/>им. <text:s/>Он говорит, <text:s/>что это <text:s/>был <text:s/>предпоследний</text:p>
      <text:p text:style-name="Standard"><text:s text:c="2"/>представитель <text:s/>великого века, и что теперь черед <text:s/>за ним, но <text:s/>что он сделает</text:p>
      <text:p text:style-name="Standard"><text:s text:c="2"/>все, зависящее от него, чтобы черед этот пришел <text:s/>как можно позже. Избави нас</text:p>
      <text:p text:style-name="Standard"><text:s text:c="2"/>Боже от этого несчастия.</text:p>
      <text:p text:style-name="Standard"><text:s text:c="7"/>Я не могу разделять вашего мнения о Пьере, которого знала еще ребенком.</text:p>
      <text:p text:style-name="Standard"><text:s text:c="2"/>Мне казалось, что <text:s/>у него было всегда прекрасное сердце, <text:s/>а это то качество,</text:p>
      <text:p text:style-name="Standard"><text:s text:c="2"/>которое я более всего ценю <text:s/>в людях. <text:s/>Что касается до <text:s/>его <text:s/>наследства <text:s/>и до</text:p>
      <text:p text:style-name="Standard"><text:s text:c="2"/>роли, которую играл в этом князь Василий, <text:s/>то это <text:s/>очень печально для обоих.</text:p>
      <text:p text:style-name="Standard"><text:s text:c="2"/>Ах, милый <text:s/>друг, <text:s/>слова <text:s/>нашего Божественного <text:s/>Спасителя, что легче верблюду</text:p>
      <text:p text:style-name="Standard"><text:s text:c="2"/>пройти в <text:s/>иглиное <text:s/>ухо, чем богатому войти в царствие <text:s/>Божие, <text:s/>-- <text:s/>эти слова</text:p>
      <text:p text:style-name="Standard"><text:s text:c="2"/>страшно <text:s/>справедливы. Я <text:s/>жалею <text:s/>князя <text:s/>Василия <text:s/>и еще <text:s/>более <text:s/>Пьера. <text:s/>Такому</text:p>
      <text:p text:style-name="Standard"><text:soft-page-break/><text:s text:c="2"/>молодому <text:s/>быть отягощенным <text:s/>таким <text:s/>огромным <text:s/>состоянием, <text:s/>-- <text:s/>через <text:s/>сколько</text:p>
      <text:p text:style-name="Standard"><text:s text:c="2"/>искушений <text:s/>надо будет пройти ему! Если б у меня спросили, чего я желаю более</text:p>
      <text:p text:style-name="Standard"><text:s text:c="2"/>всего на <text:s/>свете, -- я желаю быть беднее <text:s/>самого бедного из <text:s/>нищих. Благодарю</text:p>
      <text:p text:style-name="Standard"><text:s text:c="2"/>вас тысячу раз, <text:s/>милый друг, за книгу, которую <text:s/>вы <text:s/>мне посылаете и <text:s/>которая</text:p>
      <text:p text:style-name="Standard"><text:s text:c="2"/>делает столько шуму у вас. Впрочем, так как вы мне говорите, что в ней между</text:p>
      <text:p text:style-name="Standard"><text:s text:c="2"/>многими хорошими <text:s/>вещами есть такие, <text:s/>которых не <text:s/>может постигнуть слабый ум</text:p>
      <text:p text:style-name="Standard"><text:s text:c="2"/>человеческий, то мне кажется излишним заниматься непонятным чтением, которое</text:p>
      <text:p text:style-name="Standard"><text:s text:c="2"/>по этому <text:s/>самому не <text:s/>могло бы <text:s/>принести <text:s/>никакой <text:s/>пользы. Я никогда не могла</text:p>
      <text:p text:style-name="Standard"><text:s text:c="2"/>понять <text:s/>страсть, <text:s text:c="2"/>которую <text:s/>имеют <text:s/>некоторые <text:s text:c="2"/>особы, <text:s text:c="2"/>путать <text:s/>себе <text:s/>мысли,</text:p>
      <text:p text:style-name="Standard"><text:s text:c="2"/>пристращаясь к мистическим книгам, <text:s/>которые возбуждают только <text:s/>сомнения в их</text:p>
      <text:p text:style-name="Standard"><text:s text:c="2"/>умах, раздражают их воображение и дают им характер преувеличения, совершенно</text:p>
      <text:p text:style-name="Standard"><text:s text:c="2"/>противный простоте христианской.</text:p>
      <text:p text:style-name="Standard"><text:s text:c="7"/>Будем читать лучше Апостолов и Евангелие. Не <text:s/>будем пытаться проникнуть</text:p>
      <text:p text:style-name="Standard"><text:s text:c="2"/>то, что в этих книгах есть таинственного, ибо как можем мы, жалкие грешники,</text:p>
      <text:p text:style-name="Standard"><text:s text:c="2"/>познать страшные и священные тайны Провидения до тех пор, пока носим на себе</text:p>
      <text:p text:style-name="Standard"><text:s text:c="2"/>ту <text:s/>плотскую оболочку, <text:s/>которая воздвигает между нами и Вечным непроницаемую</text:p>
      <text:p text:style-name="Standard"><text:s text:c="2"/>завесу? Ограничимся лучше изучением великих правил, которые наш Божественный</text:p>
      <text:p text:style-name="Standard"><text:s text:c="2"/>Спаситель <text:s/>оставил <text:s/>нам <text:s/>для <text:s/>нашего <text:s/>руководства <text:s/>здесь, <text:s/>на <text:s/>земле; <text:s/>будем</text:p>
      <text:p text:style-name="Standard"><text:s text:c="2"/>стараться <text:s/>следовать <text:s/>им и постараемся убедиться в том, <text:s/>что <text:s/>чем меньше <text:s/>мы</text:p>
      <text:p text:style-name="Standard"><text:s text:c="2"/>будем <text:s/>давать <text:s/>разгула <text:s/>нашему уму, <text:s/>тем <text:s/>мы будем <text:s/>приятнее <text:s/>Богу, <text:s/>Который</text:p>
      <text:p text:style-name="Standard"><text:s text:c="2"/>отвергает <text:s/>всякое <text:s/>знание, <text:s/>исходящее <text:s/>не от <text:s/>Него, <text:s/>и <text:s/>что <text:s/>чем <text:s/>меньше <text:s/>мы</text:p>
      <text:p text:style-name="Standard"><text:s text:c="2"/>углубляемся в то, что Ему угодно было скрыть <text:s/>от нас, тем скорее даст Он нам</text:p>
      <text:p text:style-name="Standard"><text:s text:c="2"/>это открытие Своим божественным разумом.</text:p>
      <text:p text:style-name="Standard"><text:s text:c="7"/>Отец мне <text:s/>ничего не говорил <text:s/>о женихе, но сказал <text:s/>только, <text:s/>что <text:s/>получил</text:p>
      <text:p text:style-name="Standard"><text:s text:c="2"/>письмо и <text:s/>ждет <text:s/>посещения князя Василия; <text:s/>что касается <text:s/>до плана супружества</text:p>
      <text:p text:style-name="Standard"><text:s text:c="2"/>относительно меня, я вам скажу, милый <text:s/>и бесценный друг, что брак, по-моему,</text:p>
      <text:p text:style-name="Standard"><text:s text:c="2"/>есть <text:s/>божественное установление, которому <text:s/>нужно подчиняться. <text:s/>Как бы то <text:s/>ни</text:p>
      <text:p text:style-name="Standard"><text:s text:c="2"/>было <text:s/>тяжело для <text:s/>меня, но если Всемогущему угодно <text:s/>будет наложить <text:s/>на <text:s/>меня</text:p>
      <text:p text:style-name="Standard"><text:s text:c="2"/>обязанности супруги и <text:s/>матери, я <text:s/>буду стараться исполнять их так верно, как</text:p>
      <text:p text:style-name="Standard"><text:s text:c="2"/>могу, не <text:s/>заботясь об <text:s/>изучении своих чувств в <text:s/>отношении <text:s/>того, кого Он мне</text:p>
      <text:p text:style-name="Standard"><text:s text:c="2"/>даст супругом.</text:p>
      <text:p text:style-name="Standard"><text:s text:c="7"/>Я получила письмо от брата, <text:s/>который <text:s/>мне объявляет <text:s/>о <text:s/>своем приезде с</text:p>
      <text:p text:style-name="Standard"><text:s text:c="2"/>женой в Лысые Горы. Радость эта будет непродолжительна, так как он оставляет</text:p>
      <text:p text:style-name="Standard"><text:s text:c="2"/>нас <text:s/>для того, чтобы принять участие в этой войне, в которую <text:s/>мы втянуты Бог</text:p>
      <text:p text:style-name="Standard"><text:s text:c="2"/>знает как <text:s/>и зачем. Не только у вас, в центре дел и света, но и здесь, среди</text:p>
      <text:p text:style-name="Standard"><text:s text:c="2"/>этих полевых работ и этой <text:s/>тишины, <text:s/>какую горожане <text:s/>обыкновенно представляют</text:p>
      <text:p text:style-name="Standard"><text:s text:c="2"/>себе в деревне, <text:s/>отголоски войны слышны и дают себя тяжело чувствовать. Отец</text:p>
      <text:p text:style-name="Standard"><text:s text:c="2"/>мой только и говорит, что о <text:s/>походах и переходах, в чем я ничего не понимаю,</text:p>
      <text:p text:style-name="Standard"><text:s text:c="2"/>и третьего <text:s/>дня, делая мою <text:s/>обычную прогулку <text:s/>по <text:s/>улице <text:s/>деревни, <text:s/>я <text:s/>видела</text:p>
      <text:p text:style-name="Standard"><text:s text:c="2"/>раздирающую душу сцену.</text:p>
      <text:p text:style-name="Standard"><text:s text:c="7"/>Это была партия рекрут, набранных у нас и посылаемых в армию. Надо было</text:p>
      <text:p text:style-name="Standard"><text:s text:c="2"/>видеть <text:s/>состояние, в <text:s/>котором <text:s/>находились матери, <text:s/>жены и дети <text:s/>тех, которые</text:p>
      <text:p text:style-name="Standard"><text:s text:c="2"/>уходили, и слышать рыдания тех <text:s/>и других. Подумаешь, что человечество забыло</text:p>
      <text:p text:style-name="Standard"><text:s text:c="2"/>законы своего Божественного Спасителя, учившего нас любви и прощению обид, и</text:p>
      <text:p text:style-name="Standard"><text:s text:c="2"/>что оно полагает главное достоинство свое в искусстве убивать друг друга.</text:p>
      <text:p text:style-name="Standard"><text:s text:c="7"/>Прощайте, <text:s/>милый <text:s/>и <text:s/>добрый <text:s/>друг. <text:s/>Да <text:s/>сохранит вас <text:s/>наш <text:s/>Божественный</text:p>
      <text:p text:style-name="Standard"><text:s text:c="2"/>Спаситель и его Пресвятая Матерь под Своим святым и могущественным покровом.</text:p>
      <text:p text:style-name="Standard"><text:s text:c="2"/>Мария.</text:p>
      <text:p text:style-name="Standard"><text:s text:c="7"/>[(сноска 213)] А, вы отправляете письмо, я уж отправила <text:s/>свое.</text:p>
      <text:p text:style-name="Standard"><text:s text:c="2"/>Я писала моей бедной матери,</text:p>
      <text:p text:style-name="Standard"><text:s text:c="7"/>[(сноска <text:s/>214)] <text:s/>Надо <text:s/>предупредить <text:s/>вас, <text:s/>княжна, <text:s/>что <text:s/>князь</text:p>
      <text:p text:style-name="Standard"><text:s text:c="2"/>разбранился <text:s/>с <text:s/>Михайлом <text:s/>Иванычем. <text:s/>Он <text:s/>очень <text:s/>не <text:s/>в духе, <text:s/>такой <text:s/>угрюмый.</text:p>
      <text:p text:style-name="Standard"><text:soft-page-break/><text:s text:c="2"/>Предупреждаю вас, знаете...</text:p>
      <text:p text:style-name="Standard"><text:s text:c="7"/>[(сноска 215)] Ах, милый друг <text:s/>мой! Я <text:s/>просила вас никогда <text:s/>не</text:p>
      <text:p text:style-name="Standard"><text:s text:c="2"/>говорить <text:s/>мне, в каком <text:s/>расположении <text:s/>духа батюшка. Я не позволю себе судить</text:p>
      <text:p text:style-name="Standard"><text:s text:c="2"/>его и не желапа бы, чтоб и другие судили.</text:p>
      <text:p text:style-name="Standard"><text:s text:c="7"/>[(сноска 216)] Да это дворец! -- Пойдем скорее, скорее!...</text:p>
      <text:p text:style-name="Standard"><text:s text:c="7"/>[(сноска <text:s text:c="2"/>217)] <text:s/>Это <text:s/>Мари <text:s/>упражняется? <text:s/>Тише, <text:s/>застанем <text:s/>ее</text:p>
      <text:p text:style-name="Standard"><text:s text:c="2"/>врасплох.</text:p>
      <text:p text:style-name="Standard"><text:s text:c="7"/>[(сноска <text:s/>218)] Ах, какая радость для княжны! Наконец! Надо ее</text:p>
      <text:p text:style-name="Standard"><text:s text:c="2"/>предупредить.</text:p>
      <text:p text:style-name="Standard"><text:s text:c="7"/>[(сноска <text:s/>219)] <text:s/>Нет, нет, пожалуйста... Вы <text:s/>мамзель Бурьен; я</text:p>
      <text:p text:style-name="Standard"><text:s text:c="2"/>уже знакома с <text:s/>вами по той дружбе, какую имеет <text:s/>к <text:s/>вам моя невестка. Она <text:s/>не</text:p>
      <text:p text:style-name="Standard"><text:s text:c="2"/>ожидает нас?</text:p>
      <text:p text:style-name="Standard"><text:s text:c="7"/>[(сноска 220)] <text:s/>Ах, милая!... <text:s/>Ах, Мари!... <text:s/>-- А я видела <text:s/>во</text:p>
      <text:p text:style-name="Standard"><text:s text:c="2"/>сне. <text:s/>-- <text:s/>Так <text:s/>вы нас не ожидали?... Ах, Мари, вы так <text:s/>похудели. -- А вы так</text:p>
      <text:p text:style-name="Standard"><text:s text:c="2"/>пополнели...</text:p>
      <text:p text:style-name="Standard"><text:s text:c="7"/>[(сноска 221)] Я тотчас узнала княгиню,</text:p>
      <text:p text:style-name="Standard"><text:s text:c="7"/>[(сноска 222)] А я не подозревала!... Ах, André, я и не видела</text:p>
      <text:p text:style-name="Standard"><text:s text:c="2"/>тебя.</text:p>
      <text:p text:style-name="Standard"><text:s text:c="7"/>[(сноска 223)] плакса,</text:p>
      <text:p text:style-name="Standard"><text:s text:c="7"/>[(сноска 224)] [вполне серьезный,]</text:p>
      <text:p text:style-name="Standard"><text:s text:c="7"/>[(сноска <text:s/>225)] <text:s/>Он <text:s/>покидает меня здесь, <text:s/>и Бог <text:s/>знает зачем,</text:p>
      <text:p text:style-name="Standard"><text:s text:c="2"/>тогда как он мог бы получить повышение...</text:p>
      <text:p text:style-name="Standard"><text:s text:c="7"/>[(сноска 226)] [Мальбрук в поход собрался. Бог <text:s/>знает вернется</text:p>
      <text:p text:style-name="Standard"><text:s text:c="2"/>когда.]</text:p>
      <text:p text:style-name="Standard"><text:s text:c="7"/>[(сноска 227)] [поддаваться этой мелочности!]</text:p>
      <text:p text:style-name="Standard"><text:s text:c="7"/>[(сноска 228)] <text:s/>[Княгиня Апраксина, бедняжка, <text:s/>потеряла своего</text:p>
      <text:p text:style-name="Standard"><text:s text:c="2"/>мужа и выплакала все глаза свои,]</text:p>
      <text:p text:style-name="Standard"><text:s text:c="7"/>[(сноска <text:s text:c="2"/>229)] <text:s text:c="2"/>вот <text:s text:c="2"/>еще <text:s text:c="2"/>поклонник <text:s text:c="2"/>вашего <text:s text:c="2"/>холопского</text:p>
      <text:p text:style-name="Standard"><text:s text:c="2"/>императора...</text:p>
      <text:p text:style-name="Standard"><text:s text:c="7"/>[(сноска 230)] Вы знаете, князь, что я не бонапартистка.</text:p>
      <text:p text:style-name="Standard"><text:s text:c="7"/>[(сноска 231)] [Бог знает, вернется когда!]</text:p>
      <text:p text:style-name="Standard"><text:s text:c="7"/>[(сноска 232)] Какой умный человек ваш батюшка. Может быть, от</text:p>
      <text:p text:style-name="Standard"><text:s text:c="2"/>этого-то я и боюсь его.</text:p>
      <text:p text:style-name="Standard"><text:s text:c="7"/>[(сноска 233)] [Ax, Андрей! Какое сокровище твоя жена,]</text:p>
      <text:p text:style-name="Standard"><text:s text:c="7"/>[(сноска 234)] Кто все поймет, тот все и простит.</text:p>
      <text:p text:style-name="Standard"><text:s text:c="7"/>[(сноска 235)] [интересами.]</text:p>
      <text:p text:style-name="Standard"><text:s text:c="7"/>[(сноска 236)] [Отец]</text:p>
      <text:p text:style-name="Standard"><text:s text:c="7"/>[(сноска 237)] [на мостовой,]</text:p>
      <text:p text:style-name="Standard"><text:s text:c="7"/>[(сноска 238)] [глубокого уважения,]</text:p>
      <text:p text:style-name="Standard"><text:s text:c="7"/>[(сноска 239)] [А! Друг мой.]</text:p>
      <text:p text:style-name="Standard"><text:s text:c="7"/>[(сноска 240)] [Благодарю, мой друг. ]</text:p>
      <text:p text:style-name="Standard"><text:s text:c="7"/>[(сноска 241)] Если бы ты имел веру, <text:s/>то обратился бы к Богу с</text:p>
      <text:p text:style-name="Standard"><text:s text:c="2"/>молитвою, чтоб Он даровал тебе любовь, которую <text:s/>ты не <text:s/>чувствуешь, и молитва</text:p>
      <text:p text:style-name="Standard"><text:s text:c="2"/>твоя была бы услышана.</text:p>
      <text:p text:style-name="Standard"><text:s text:c="7"/>[(сноска 242)] Ах, я думала, вы у себя,</text:p>
      <text:p text:style-name="Standard"><text:s text:c="7"/>[(сноска 243)] Нет, представьте себе, старая графиня Зубова, с</text:p>
      <text:p text:style-name="Standard"><text:s text:c="2"/>фальшивыми локонами, с фальшивыми зубами, как будто издеваясь над годами...</text:p>
      <text:p text:style-name="Standard"><text:s text:c="7"/>[(сноска 244)] [Андрей, уже!]</text:p>
      <text:p text:style-name="Standard"><text:s text:c="7"/>[(сноска 245)] [Прощай, Маша,]</text:p>
      <text:p text:style-name="Standard"><text:s text:c="2"/></text:p>
      <text:p text:style-name="Standard"><text:s text:c="2"/></text:p>
      <text:p text:style-name="Standard"><text:s text:c="2"/></text:p>
      <text:p text:style-name="Standard"><text:soft-page-break/><text:s/>* ЧАСТЬ BTОРАЯ. * </text:p>
      <text:p text:style-name="Standard"></text:p>
      <text:p text:style-name="Standard"></text:p>
      <text:p text:style-name="Standard"><text:s text:c="2"/></text:p>
      <text:p text:style-name="Standard"><text:s text:c="2"/></text:p>
      <text:p text:style-name="Standard">I.</text:p>
      <text:p text:style-name="Standard"></text:p>
      <text:p text:style-name="Standard"></text:p>
      <text:p text:style-name="Standard"><text:s text:c="2"/></text:p>
      <text:p text:style-name="Standard"><text:s text:c="7"/>В октябре 1805 года русские войска занимали села и города эрцгерцогства</text:p>
      <text:p text:style-name="Standard"><text:s text:c="2"/>Австрийского, и <text:s/>еще новые <text:s/>полки <text:s/>приходили из <text:s/>России и, <text:s/>отягощая постоем</text:p>
      <text:p text:style-name="Standard"><text:s text:c="2"/>жителей, располагались у крепости <text:s/>Браунау. В Браунау была главная <text:s/>квартира</text:p>
      <text:p text:style-name="Standard"><text:s text:c="2"/>главнокомандующего Кутузова.</text:p>
      <text:p text:style-name="Standard"><text:s text:c="7"/>11-го октября 1805 года один из только-что пришедших к Браунау пехотных</text:p>
      <text:p text:style-name="Standard"><text:s text:c="2"/>полков, <text:s/>ожидая <text:s/>смотра <text:s/>главнокомандующего, <text:s/>стоял в <text:s/>полумиле <text:s/>от <text:s/>города.</text:p>
      <text:p text:style-name="Standard"><text:s text:c="2"/>Несмотря <text:s/>на <text:s/>нерусскую <text:s/>местность <text:s/>и обстановку <text:s/>(фруктовые сады, <text:s/>каменные</text:p>
      <text:p text:style-name="Standard"><text:s text:c="2"/>ограды, <text:s/>черепичные <text:s/>крыши, горы, видневшиеся вдали), на нерусский народ, <text:s/>c</text:p>
      <text:p text:style-name="Standard"><text:s text:c="2"/>любопытством смотревший на солдат, полк <text:s/>имел точно такой же вид, какой имел</text:p>
      <text:p text:style-name="Standard"><text:s text:c="2"/>всякий русский полк, готовившийся к смотру где-нибудь в середине России.</text:p>
      <text:p text:style-name="Standard"><text:s text:c="7"/>С <text:s/>вечера, <text:s text:c="2"/>на <text:s text:c="2"/>последнем <text:s text:c="2"/>переходе, <text:s text:c="2"/>был <text:s text:c="2"/>получен <text:s text:c="2"/>приказ, <text:s text:c="2"/>что</text:p>
      <text:p text:style-name="Standard"><text:s text:c="2"/>главнокомандующий <text:s/>будет <text:s/>смотреть <text:s/>полк <text:s/>на <text:s/>походе. <text:s/>Хотя слова приказа <text:s/>и</text:p>
      <text:p text:style-name="Standard"><text:s text:c="2"/>показались неясны полковому командиру, и возник вопрос, как <text:s/>разуметь <text:s/>слова</text:p>
      <text:p text:style-name="Standard"><text:s text:c="2"/>приказа: <text:s/>в походной <text:s/>форме <text:s/>или <text:s/>нет? <text:s/>в совете батальонных командиров было</text:p>
      <text:p text:style-name="Standard"><text:s text:c="2"/>решено представить полк в парадной форме на том основании, что <text:s/>всегда лучше</text:p>
      <text:p text:style-name="Standard"><text:s text:c="2"/>перекланяться, <text:s/>чем <text:s/>не <text:s/>докланяться. <text:s/>И <text:s/>солдаты, <text:s/>после <text:s/>тридцативерстного</text:p>
      <text:p text:style-name="Standard"><text:s text:c="2"/>перехода, не смыкали глаз, всю ночь чинились, чистились; <text:s/>адъютанты и ротные</text:p>
      <text:p text:style-name="Standard"><text:s text:c="2"/>рассчитывали, отчисляли; <text:s/>и <text:s/>к <text:s/>утру <text:s/>полк, вместо растянутой <text:s/>беспорядочной</text:p>
      <text:p text:style-name="Standard"><text:s text:c="2"/>толпы, какою он был <text:s/>накануне <text:s/>на последнем переходе, <text:s/>представлял <text:s/>стройную</text:p>
      <text:p text:style-name="Standard"><text:s text:c="2"/>массу 2 000 людей, из которых каждый знал свое место, свое дело и из которых</text:p>
      <text:p text:style-name="Standard"><text:s text:c="2"/>на каждом каждая пуговка и ремешок были на своем месте <text:s/>и блестели чистотой.</text:p>
      <text:p text:style-name="Standard"><text:s text:c="2"/>Не только наружное было исправно, но ежели бы угодно было главнокомандующему</text:p>
      <text:p text:style-name="Standard"><text:s text:c="2"/>заглянуть под мундиры, то на каждом он увидел бы одинаково чистую рубаху и в</text:p>
      <text:p text:style-name="Standard"><text:s text:c="2"/>каждом ранце <text:s/>нашел бы <text:s/>узаконенное <text:s/>число <text:s/>вещей, <text:s/>"шильце и <text:s/>мыльце", <text:s/>как</text:p>
      <text:p text:style-name="Standard"><text:s text:c="2"/>говорят солдаты. Было только одно обстоятельство, <text:s/>насчет которого <text:s/>никто не</text:p>
      <text:p text:style-name="Standard"><text:s text:c="2"/>мог быть <text:s/>спокоен. Это <text:s/>была <text:s/>обувь. Больше чем у половины людей сапоги были</text:p>
      <text:p text:style-name="Standard"><text:s text:c="2"/>разбиты. <text:s/>Но недостаток этот происходил не от вины полкового командира, <text:s/>так</text:p>
      <text:p text:style-name="Standard"><text:s text:c="2"/>как, <text:s/>несмотря на неоднократные требования, <text:s/>ему <text:s/>не <text:s/>был <text:s/>отпущен товар <text:s/>от</text:p>
      <text:p text:style-name="Standard"><text:s text:c="2"/>австрийского ведомства, а полк прошел тысячу верст.</text:p>
      <text:p text:style-name="Standard"><text:s text:c="7"/>Полковой <text:s/>командир <text:s/>был пожилой, сангвинический, с <text:s/>седеющими бровями и</text:p>
      <text:p text:style-name="Standard"><text:s text:c="2"/>бакенбардами <text:s/>генерал, <text:s/>плотный <text:s/>и <text:s/>широкий больше от груди к спине, <text:s/>чем от</text:p>
      <text:p text:style-name="Standard"><text:s text:c="2"/>одного плеча к <text:s/>другому. На <text:s/>нем <text:s/>был <text:s/>новый, <text:s/>с <text:s/>иголочки, со <text:s/>слежавшимися</text:p>
      <text:p text:style-name="Standard"><text:s text:c="2"/>складками мундир и <text:s/>густые золотые <text:s/>эполеты, которые как будто <text:s/>не книзу, <text:s/>а</text:p>
      <text:p text:style-name="Standard"><text:s text:c="2"/>кверху поднимали <text:s/>его <text:s/>тучные плечи. Полковой <text:s/>командир <text:s/>имел <text:s/>вид человека,</text:p>
      <text:p text:style-name="Standard"><text:s text:c="2"/>счастливо совершающего одно <text:s/>из самых торжественных дел жизни. <text:s/>Он похаживал</text:p>
      <text:p text:style-name="Standard"><text:s text:c="2"/>перед <text:s/>фронтом <text:s/>и, <text:s/>похаживая, подрагивал на каждом <text:s/>шагу, слегка <text:s/>изгибаясь</text:p>
      <text:p text:style-name="Standard"><text:s text:c="2"/>спиною. Видно, <text:s/>было, что полковой командир <text:s/>любуется своим полком, счастлив</text:p>
      <text:p text:style-name="Standard"><text:s text:c="2"/>им, что все <text:s/>его силы душевные заняты только полком; но, несмотря на то, его</text:p>
      <text:p text:style-name="Standard"><text:s text:c="2"/>подрагивающая походка <text:s/>как-будто говорила, что, кроме военных <text:s/>интересов, <text:s/>в</text:p>
      <text:p text:style-name="Standard"><text:s text:c="2"/>душе его немалое место занимают и интересы общественного быта и женский пол.</text:p>
      <text:p text:style-name="Standard"><text:s text:c="7"/>-- Ну, <text:s/>батюшка Михайло Митрич, -- <text:s/>обратился <text:s/>он к одному батальонному</text:p>
      <text:p text:style-name="Standard"><text:s text:c="2"/>командиру (батальонный командир улыбаясь подался вперед; видно было, что они</text:p>
      <text:p text:style-name="Standard"><text:s text:c="2"/>были счастливы), -- досталось на орехи нынче ночью. Однако, кажется, ничего,</text:p>
      <text:p text:style-name="Standard"><text:soft-page-break/><text:s text:c="2"/>полк не из дурных... А?</text:p>
      <text:p text:style-name="Standard"><text:s text:c="7"/>Батальонный командир понял веселую иронию и засмеялся.</text:p>
      <text:p text:style-name="Standard"><text:s text:c="7"/>-- И на Царицыном лугу с поля бы не прогнали.</text:p>
      <text:p text:style-name="Standard"><text:s text:c="7"/>-- Что? -- сказал командир.</text:p>
      <text:p text:style-name="Standard"><text:s text:c="7"/>В это время по дороге из города, по которой расставлены были махальные,</text:p>
      <text:p text:style-name="Standard"><text:s text:c="2"/>показались два верховые. Это были адъютант и казак, ехавший сзади.</text:p>
      <text:p text:style-name="Standard"><text:s text:c="7"/>Адъютант был прислан из <text:s/>главного штаба подтвердить полковому командиру</text:p>
      <text:p text:style-name="Standard"><text:s text:c="2"/>то, <text:s/>что <text:s/>было <text:s/>сказано <text:s/>неясно <text:s/>во <text:s/>вчерашнем <text:s/>приказе, <text:s/>а именно <text:s/>то, <text:s/>что</text:p>
      <text:p text:style-name="Standard"><text:s text:c="2"/>главнокомандующий желал видеть полк совершенно в том положении, в котором oн</text:p>
      <text:p text:style-name="Standard"><text:s text:c="2"/>шел -- в шинелях, в чехлах и без всяких приготовлений.</text:p>
      <text:p text:style-name="Standard"><text:s text:c="7"/>К Кутузову накануне прибыл член гофкригсрата из Вены, с предложениями и</text:p>
      <text:p text:style-name="Standard"><text:s text:c="2"/>требованиями <text:s/>итти <text:s/>как можно <text:s/>скорее <text:s/>на <text:s/>соединение <text:s/>с <text:s/>армией <text:s/>эрцгерцога</text:p>
      <text:p text:style-name="Standard"><text:s text:c="2"/>Фердинанда и <text:s/>Мака, <text:s/>и Кутузов, не считая выгодным это <text:s/>соединение, в <text:s/>числе</text:p>
      <text:p text:style-name="Standard"><text:s text:c="2"/>прочих <text:s/>доказательств <text:s/>в <text:s text:c="2"/>пользу <text:s text:c="2"/>своего <text:s text:c="2"/>мнения <text:s text:c="2"/>намеревался <text:s text:c="2"/>показать</text:p>
      <text:p text:style-name="Standard"><text:s text:c="2"/>австрийскому генералу то печальное положение, <text:s/>в котором приходили войска из</text:p>
      <text:p text:style-name="Standard"><text:s text:c="2"/>России. <text:s/>С этою целью <text:s/>он и хотел выехать навстречу полку, так что, чем хуже</text:p>
      <text:p text:style-name="Standard"><text:s text:c="2"/>было бы положение полка, тем <text:s/>приятнее <text:s/>было бы это главнокомандующему. Хотя</text:p>
      <text:p text:style-name="Standard"><text:s text:c="2"/>адъютант и не знал этих подробностей, однако <text:s/>он передал полковому командиру</text:p>
      <text:p text:style-name="Standard"><text:s text:c="2"/>непременное <text:s/>требование главнокомандующего, <text:s/>чтобы <text:s/>люди были <text:s/>в <text:s/>шинелях <text:s/>и</text:p>
      <text:p text:style-name="Standard"><text:s text:c="2"/>чехлах, и что в противном случае главнокомандующий будет недоволен. Выслушав</text:p>
      <text:p text:style-name="Standard"><text:s text:c="2"/>эти <text:s/>слова, <text:s/>полковой командир <text:s/>опустил <text:s/>голову, <text:s/>молча <text:s/>вздернул <text:s/>плечами и</text:p>
      <text:p text:style-name="Standard"><text:s text:c="2"/>сангвиническим жестом развел руки.</text:p>
      <text:p text:style-name="Standard"><text:s text:c="7"/>-- <text:s/>Наделали дела! -- <text:s/>проговорил он. -- Вот я вам <text:s/>говорил же, Михайло</text:p>
      <text:p text:style-name="Standard"><text:s text:c="2"/>Митрич, <text:s/>что <text:s/>на <text:s/>походе, <text:s/>так в <text:s/>шинелях, <text:s/>-- <text:s/>обратился <text:s/>он <text:s/>с <text:s/>упреком <text:s/>к</text:p>
      <text:p text:style-name="Standard"><text:s text:c="2"/>батальонному командиру. -- Ах, мой Бог! -- прибавил он и решительно выступил</text:p>
      <text:p text:style-name="Standard"><text:s text:c="2"/>вперед. <text:s/>-- Господа <text:s/>ротные <text:s/>командиры! -- <text:s/>крикнул <text:s/>он голосом, привычным к</text:p>
      <text:p text:style-name="Standard"><text:s text:c="2"/>команде. <text:s/>-- <text:s/>Фельдфебелей!... <text:s text:c="2"/>Скоро <text:s/>ли <text:s/>пожалуют? <text:s/>-- <text:s text:c="2"/>обратился <text:s/>он <text:s/>к</text:p>
      <text:p text:style-name="Standard"><text:s text:c="2"/>приехавшему <text:s text:c="2"/>адъютанту <text:s text:c="2"/>с <text:s text:c="2"/>выражением <text:s/>почтительной <text:s text:c="2"/>учтивости, <text:s text:c="2"/>видимо</text:p>
      <text:p text:style-name="Standard"><text:s text:c="2"/>относившейся к лицу, про которое он говорил.</text:p>
      <text:p text:style-name="Standard"><text:s text:c="7"/>-- Через час, я думаю.</text:p>
      <text:p text:style-name="Standard"><text:s text:c="7"/>-- Успеем переодеть?</text:p>
      <text:p text:style-name="Standard"><text:s text:c="7"/>-- Не знаю, генерал...</text:p>
      <text:p text:style-name="Standard"><text:s text:c="7"/>Полковой командир, <text:s/>сам <text:s/>подойдя <text:s/>к <text:s/>рядам, <text:s/>распорядился переодеванием</text:p>
      <text:p text:style-name="Standard"><text:s text:c="2"/>опять <text:s/>в <text:s/>шинели. <text:s/>Ротные <text:s/>командиры <text:s text:c="2"/>разбежались <text:s text:c="2"/>по <text:s/>ротам, <text:s/>фельдфебели</text:p>
      <text:p text:style-name="Standard"><text:s text:c="2"/>засуетились <text:s text:c="2"/>(шинели <text:s/>были <text:s/>не <text:s/>совсем <text:s/>исправны) <text:s/>и <text:s text:c="2"/>в <text:s/>то <text:s/>же <text:s/>мгновение</text:p>
      <text:p text:style-name="Standard"><text:s text:c="2"/>заколыхались, растянулись и говором загудели <text:s/>прежде правильные, <text:s/>молчаливые</text:p>
      <text:p text:style-name="Standard"><text:s text:c="2"/>четвероугольники. Со всех сторон отбегали и <text:s/>подбегали <text:s/>солдаты, подкидывали</text:p>
      <text:p text:style-name="Standard"><text:s text:c="2"/>сзади <text:s/>плечом, <text:s/>через <text:s/>голову перетаскивали ранцы, снимали <text:s/>шинели и, высоко</text:p>
      <text:p text:style-name="Standard"><text:s text:c="2"/>поднимая руки, натягивали их в рукава.</text:p>
      <text:p text:style-name="Standard"><text:s text:c="7"/>Через <text:s/>полчаса <text:s text:c="2"/>все <text:s text:c="2"/>опять <text:s text:c="2"/>пришло <text:s text:c="2"/>в <text:s text:c="2"/>прежний <text:s text:c="2"/>порядок, <text:s text:c="2"/>только</text:p>
      <text:p text:style-name="Standard"><text:s text:c="2"/>четвероугольники <text:s/>сделались <text:s/>серыми <text:s/>из <text:s/>черных. <text:s/>Полковой <text:s/>командир, <text:s/>опять</text:p>
      <text:p text:style-name="Standard"><text:s text:c="2"/>подрагивающею походкой, вышел вперед полка и издалека оглядел его.</text:p>
      <text:p text:style-name="Standard"><text:s text:c="7"/>-- Это что еще? Это что! -- <text:s/>прокричал он, останавливаясь. -- Командира</text:p>
      <text:p text:style-name="Standard"><text:s text:c="2"/>3-й роты!..</text:p>
      <text:p text:style-name="Standard"><text:s text:c="7"/>-- Командир <text:s/>3-й <text:s/>роты <text:s/>к <text:s/>генералу! командира <text:s/>к <text:s/>генералу, 3-й роты к</text:p>
      <text:p text:style-name="Standard"><text:s text:c="2"/>командиру!... -- послышались голоса по рядам, и адъютант <text:s/>побежал отыскивать</text:p>
      <text:p text:style-name="Standard"><text:s text:c="2"/>замешкавшегося офицера.</text:p>
      <text:p text:style-name="Standard"><text:s text:c="7"/>Когда <text:s/>звуки усердных <text:s/>голосов, <text:s/>перевирая, <text:s/>крича уже <text:s/>"генерала в 3-ю</text:p>
      <text:p text:style-name="Standard"><text:s text:c="2"/>роту", дошли по <text:s/>назначению, требуемый офицер показался <text:s/>из-за <text:s/>роты и, хотя</text:p>
      <text:p text:style-name="Standard"><text:s text:c="2"/>человек уже пожилой и не имевший привычки бегать, <text:s/>неловко цепляясь носками,</text:p>
      <text:p text:style-name="Standard"><text:s text:c="2"/>рысью направился <text:s/>к генералу. Лицо капитана выражало беспокойство школьника,</text:p>
      <text:p text:style-name="Standard"><text:s text:c="2"/>которому <text:s/>велят <text:s/>сказать <text:s/>невыученный <text:s/>им <text:s/>урок. <text:s/>На <text:s/>красном <text:s/>(очевидно <text:s/>от</text:p>
      <text:p text:style-name="Standard"><text:soft-page-break/><text:s text:c="2"/>невоздержания) носу <text:s/>выступали пятна, и рот не <text:s/>находил положения. <text:s/>Полковой</text:p>
      <text:p text:style-name="Standard"><text:s text:c="2"/>командир с ног до головы осматривал капитана, в <text:s/>то время как он запыхавшись</text:p>
      <text:p text:style-name="Standard"><text:s text:c="2"/>подходил, по мере приближения сдерживая шаг.</text:p>
      <text:p text:style-name="Standard"><text:s text:c="7"/>-- Вы скоро людей в сарафаны <text:s/>нарядите! <text:s/>Это что? <text:s/>-- крикнул <text:s/>полковой</text:p>
      <text:p text:style-name="Standard"><text:s text:c="2"/>командир, выдвигая нижнюю челюсть и указывая в рядах 3-й роты <text:s/>на солдата <text:s/>в</text:p>
      <text:p text:style-name="Standard"><text:s text:c="2"/>шинели цвета фабричного сукна, отличавшегося от других шинелей. -- <text:s/>Сами где</text:p>
      <text:p text:style-name="Standard"><text:s text:c="2"/>находились? <text:s/>Ожидается <text:s/>главнокомандующий, <text:s/>а вы <text:s/>отходите от своего <text:s/>места?</text:p>
      <text:p text:style-name="Standard"><text:s text:c="2"/>А?... Я вас научу, как на смотр людей в казакины одевать!... А?...</text:p>
      <text:p text:style-name="Standard"><text:s text:c="7"/>Ротный <text:s/>командир, <text:s/>не спуская глаз с <text:s/>начальника, все больше <text:s/>и <text:s/>больше</text:p>
      <text:p text:style-name="Standard"><text:s text:c="2"/>прижимал свои два пальца к козырьку, <text:s/>как <text:s/>будто в одном этом <text:s/>прижимании он</text:p>
      <text:p text:style-name="Standard"><text:s text:c="2"/>видел теперь свое спасенье.</text:p>
      <text:p text:style-name="Standard"><text:s text:c="7"/>-- Ну, что ж вы <text:s/>молчите? Кто у вас <text:s/>там в венгерца наряжен? -- <text:s/>строго</text:p>
      <text:p text:style-name="Standard"><text:s text:c="2"/>шутил полковой командир.</text:p>
      <text:p text:style-name="Standard"><text:s text:c="7"/>-- Ваше превосходительство...</text:p>
      <text:p text:style-name="Standard"><text:s text:c="7"/>-- <text:s/>Ну <text:s/>что <text:s/>"ваше <text:s/>превосходительство"? Ваше превосходительство! <text:s/>Ваше</text:p>
      <text:p text:style-name="Standard"><text:s text:c="2"/>превосходительство! А что ваше превосходительство -- никому неизвестно.</text:p>
      <text:p text:style-name="Standard"><text:s text:c="7"/>-- Ваше <text:s/>превосходительство, это <text:s/>Долохов, <text:s/>разжалованный... <text:s/>-- сказал</text:p>
      <text:p text:style-name="Standard"><text:s text:c="2"/>тихо капитан.</text:p>
      <text:p text:style-name="Standard"><text:s text:c="7"/>-- <text:s/>Что он в фельдмаршалы, что ли, разжалован или в солдаты? <text:s/>А солдат,</text:p>
      <text:p text:style-name="Standard"><text:s text:c="2"/>так должен быть одет, как все, по форме.</text:p>
      <text:p text:style-name="Standard"><text:s text:c="7"/>-- Ваше превосходительство, вы сами разрешили ему походом.</text:p>
      <text:p text:style-name="Standard"><text:s text:c="7"/>-- Разрешил? <text:s/>Разрешил? <text:s/>Вот <text:s/>вы всегда <text:s/>так, молодые люди, <text:s/>-- <text:s/>сказал</text:p>
      <text:p text:style-name="Standard"><text:s text:c="2"/>полковой командир, остывая несколько. -- Разрешил? Вам что-нибудь скажешь, а</text:p>
      <text:p text:style-name="Standard"><text:s text:c="2"/>вы и... -- Полковой командир помолчал. -- Вам <text:s/>что-нибудь скажешь, а вы и...</text:p>
      <text:p text:style-name="Standard"><text:s text:c="2"/>-- Что? -- сказал он, снова раздражаясь. -- Извольте одеть людей прилично...</text:p>
      <text:p text:style-name="Standard"><text:s text:c="7"/>И <text:s/>полковой <text:s/>командир, оглядываясь на <text:s/>адъютанта, <text:s/>своею <text:s/>вздрагивающею</text:p>
      <text:p text:style-name="Standard"><text:s text:c="2"/>походкой направился к полку. <text:s/>Видно было, <text:s/>что его <text:s/>раздражение <text:s/>ему <text:s/>самому</text:p>
      <text:p text:style-name="Standard"><text:s text:c="2"/>понравилось, и <text:s/>что он, <text:s/>пройдясь по <text:s/>полку, хотел найти <text:s/>еще предлог своему</text:p>
      <text:p text:style-name="Standard"><text:s text:c="2"/>гневу. <text:s text:c="2"/>Оборвав <text:s text:c="2"/>одного <text:s/>офицера <text:s text:c="2"/>за <text:s text:c="2"/>невычищенный <text:s text:c="2"/>знак, <text:s text:c="2"/>другого <text:s/>за</text:p>
      <text:p text:style-name="Standard"><text:s text:c="2"/>неправильность ряда, он подошел к 3-й роте.</text:p>
      <text:p text:style-name="Standard"><text:s text:c="7"/>-- Кааак <text:s/>стоишь? Где нога? <text:s/>Нога <text:s/>где? -- закричал полковой командир с</text:p>
      <text:p text:style-name="Standard"><text:s text:c="2"/>выражением страдания в голосе, еще <text:s/>человек за пять <text:s/>не доходя до <text:s/>Долохова,</text:p>
      <text:p text:style-name="Standard"><text:s text:c="2"/>одетого в синеватую шинель.</text:p>
      <text:p text:style-name="Standard"><text:s text:c="7"/>Долохов медленно выпрямил согнутую ногу и прямо, своим светлым и наглым</text:p>
      <text:p text:style-name="Standard"><text:s text:c="2"/>взглядом, посмотрел в лицо генерала.</text:p>
      <text:p text:style-name="Standard"><text:s text:c="7"/>-- Зачем синяя шинель? Долой... Фельдфебель! Переодеть его... дря... --</text:p>
      <text:p text:style-name="Standard"><text:s text:c="2"/>Он не успел договорить.</text:p>
      <text:p text:style-name="Standard"><text:s text:c="7"/>-- <text:s/>Генерал, я обязан исполнять приказания, но не <text:s/>обязан переносить...</text:p>
      <text:p text:style-name="Standard"><text:s text:c="2"/>-- поспешно сказал Долохов.</text:p>
      <text:p text:style-name="Standard"><text:s text:c="7"/>-- <text:s text:c="3"/>Во <text:s text:c="3"/>фронте <text:s text:c="2"/>не <text:s text:c="2"/>разговаривать!... <text:s text:c="3"/>Не <text:s text:c="2"/>разговаривать, <text:s text:c="2"/>не</text:p>
      <text:p text:style-name="Standard"><text:s text:c="2"/>разговаривать!...</text:p>
      <text:p text:style-name="Standard"><text:s text:c="7"/>-- <text:s/>Не <text:s/>обязан <text:s/>переносить <text:s/>оскорбления, <text:s/>-- <text:s/>громко, <text:s/>звучно договорил</text:p>
      <text:p text:style-name="Standard"><text:s text:c="2"/>Долохов.</text:p>
      <text:p text:style-name="Standard"><text:s text:c="7"/>Глаза <text:s/>генерала <text:s/>и <text:s text:c="2"/>солдата <text:s/>встретились. <text:s/>Генерал <text:s/>замолчал, <text:s/>сердито</text:p>
      <text:p text:style-name="Standard"><text:s text:c="2"/>оттягивая книзу тугой шарф.</text:p>
      <text:p text:style-name="Standard"><text:s text:c="7"/>-- Извольте переодеться, прошу вас, -- сказал он, отходя.</text:p>
      <text:p text:style-name="Standard"><text:s text:c="2"/></text:p>
      <text:p text:style-name="Standard"><text:s text:c="2"/></text:p>
      <text:p text:style-name="Standard">II.</text:p>
      <text:p text:style-name="Standard"></text:p>
      <text:p text:style-name="Standard"></text:p>
      <text:p text:style-name="Standard"><text:s text:c="2"/></text:p>
      <text:p text:style-name="Standard"><text:soft-page-break/><text:s text:c="7"/>-- Едет! -- закричал в это время махальный.</text:p>
      <text:p text:style-name="Standard"><text:s text:c="7"/>Полковой <text:s/>командир, <text:s/>покраснел, <text:s/>подбежал к <text:s/>лошади, <text:s/>дрожащими <text:s/>руками</text:p>
      <text:p text:style-name="Standard"><text:s text:c="2"/>взялся <text:s/>за стремя, перекинул тело, <text:s/>оправился, вынул <text:s/>шпагу и <text:s/>с счастливым,</text:p>
      <text:p text:style-name="Standard"><text:s text:c="2"/>решительным <text:s text:c="2"/>лицом, <text:s text:c="2"/>набок <text:s text:c="2"/>раскрыв <text:s/>рот, <text:s/>приготовился <text:s/>крикнуть. <text:s text:c="2"/>Полк</text:p>
      <text:p text:style-name="Standard"><text:s text:c="2"/>встрепенулся, как оправляющаяся птица, и замер.</text:p>
      <text:p text:style-name="Standard"><text:s text:c="7"/>-- <text:s/>Смир-р-р-р-на! <text:s/>-- <text:s/>закричал <text:s/>полковой <text:s/>командир <text:s/>потрясающим <text:s/>душу</text:p>
      <text:p text:style-name="Standard"><text:s text:c="2"/>голосом, <text:s/>радостным для себя, строгим в отношении <text:s/>к полку и <text:s/>приветливым <text:s/>в</text:p>
      <text:p text:style-name="Standard"><text:s text:c="2"/>отношении к подъезжающему начальнику.</text:p>
      <text:p text:style-name="Standard"><text:s text:c="7"/>По широкой, обсаженной <text:s/>деревьями, большой, бесшоссейной дороге, слегка</text:p>
      <text:p text:style-name="Standard"><text:s text:c="2"/>погромыхивая <text:s/>рессорами, шибкою рысью ехала высокая голубая <text:s/>венская коляска</text:p>
      <text:p text:style-name="Standard"><text:s text:c="2"/>цугом. За <text:s/>коляской <text:s/>скакали свита <text:s/>и <text:s/>конвой кроатов. Подле <text:s/>Кутузова сидел</text:p>
      <text:p text:style-name="Standard"><text:s text:c="2"/>австрийский генерал в странном, среди черных русских, белом мундире. Коляска</text:p>
      <text:p text:style-name="Standard"><text:s text:c="2"/>остановилась у полка. Кутузов и австрийский генерал о <text:s/>чем-то тихо говорили,</text:p>
      <text:p text:style-name="Standard"><text:s text:c="2"/>и Кутузов слегка улыбнулся, в то время как, тяжело ступая, он опускал ногу с</text:p>
      <text:p text:style-name="Standard"><text:s text:c="2"/>подножки, <text:s/>точно <text:s/>как будто <text:s/>и не <text:s/>было <text:s/>этих 2 000 <text:s/>людей, <text:s/>которые не дыша</text:p>
      <text:p text:style-name="Standard"><text:s text:c="2"/>смотрели на него и на полкового командира.</text:p>
      <text:p text:style-name="Standard"><text:s text:c="7"/>Раздался крик команды, опять полк <text:s/>звеня <text:s/>дрогнул, <text:s/>сделав на караул. В</text:p>
      <text:p text:style-name="Standard"><text:s text:c="2"/>мертвой <text:s/>тишине <text:s/>послышался слабый <text:s/>голос <text:s/>главнокомандующего. Полк рявкнул:</text:p>
      <text:p text:style-name="Standard"><text:s text:c="2"/>"Здравья <text:s/>желаем, <text:s/>ваше <text:s/>го-го-го-го-ство!" <text:s/>И опять <text:s/>все <text:s/>замерло. <text:s/>Сначала</text:p>
      <text:p text:style-name="Standard"><text:s text:c="2"/>Кутузов <text:s/>стоял на одном месте, пока <text:s/>полк двигался; <text:s/>потом Кутузов <text:s/>рядом <text:s/>с</text:p>
      <text:p text:style-name="Standard"><text:s text:c="2"/>белым генералом, пешком, сопутствуемый свитою, стал ходить по рядам.</text:p>
      <text:p text:style-name="Standard"><text:s text:c="7"/>По тому, как полковой командир салютовал главнокомандующему, впиваясь в</text:p>
      <text:p text:style-name="Standard"><text:s text:c="2"/>него <text:s/>глазами, вытягиваясь <text:s/>и подбираясь, как <text:s/>наклоненный вперед <text:s/>ходил <text:s/>за</text:p>
      <text:p text:style-name="Standard"><text:s text:c="2"/>генералами по рядам, едва удерживая <text:s/>подрагивающее движение, как подскакивал</text:p>
      <text:p text:style-name="Standard"><text:s text:c="2"/>при <text:s/>каждом слове и <text:s/>движении <text:s/>главнокомандующего, <text:s/>-- видно <text:s/>было, <text:s/>что <text:s/>он</text:p>
      <text:p text:style-name="Standard"><text:s text:c="2"/>исполнял свои <text:s/>обязанности <text:s/>подчиненного <text:s/>еще <text:s/>с большим <text:s/>наслаждением, <text:s/>чем</text:p>
      <text:p text:style-name="Standard"><text:s text:c="2"/>обязанности начальника. Полк, благодаря строгости и старательности полкового</text:p>
      <text:p text:style-name="Standard"><text:s text:c="2"/>командира, был в прекрасном состоянии сравнительно с другими, приходившими в</text:p>
      <text:p text:style-name="Standard"><text:s text:c="2"/>то же время к <text:s/>Браунау. Отсталых и больных было <text:s/>только <text:s/>217 человек. <text:s/>И все</text:p>
      <text:p text:style-name="Standard"><text:s text:c="2"/>было исправно, кроме обуви.</text:p>
      <text:p text:style-name="Standard"><text:s text:c="7"/>Кутузов <text:s/>прошел по рядам, изредка останавливаясь <text:s/>и говоря по нескольку</text:p>
      <text:p text:style-name="Standard"><text:s text:c="2"/>ласковых <text:s/>слов офицерам, которых <text:s/>он <text:s/>знал по турецкой <text:s/>войне, <text:s/>а <text:s/>иногда <text:s/>и</text:p>
      <text:p text:style-name="Standard"><text:s text:c="2"/>солдатам. Поглядывая на обувь, <text:s/>он несколько раз грустно покачивал головой и</text:p>
      <text:p text:style-name="Standard"><text:s text:c="2"/>указывал <text:s/>на <text:s/>нее австрийскому генералу <text:s/>с таким выражением, что <text:s/>как <text:s/>бы не</text:p>
      <text:p text:style-name="Standard"><text:s text:c="2"/>упрекал в этом никого, но не мог не видеть, как это плохо. Полковой командир</text:p>
      <text:p text:style-name="Standard"><text:s text:c="2"/>каждый раз при этом забегал вперед, боясь упустить <text:s/>слово главнокомандующего</text:p>
      <text:p text:style-name="Standard"><text:s text:c="2"/>касательно <text:s/>полка. Сзади <text:s/>Кутузова, <text:s/>в таком расстоянии, <text:s/>что <text:s/>всякое <text:s/>слабо</text:p>
      <text:p text:style-name="Standard"><text:s text:c="2"/>произнесенное слово могло быть услышано, шло человек 20 свиты. Господа свиты</text:p>
      <text:p text:style-name="Standard"><text:s text:c="2"/>разговаривали между собой и иногда смеялись. Ближе всех за главнокомандующим</text:p>
      <text:p text:style-name="Standard"><text:s text:c="2"/>шел красивый адъютант. Это был князь Болконский. Рядом с ним шел его товарищ</text:p>
      <text:p text:style-name="Standard"><text:s text:c="2"/>Несвицкий, высокий штаб-офицер, чрезвычайно толстый, с добрым, и улыбающимся</text:p>
      <text:p text:style-name="Standard"><text:s text:c="2"/>красивым <text:s/>лицом и <text:s/>влажными глазами; <text:s/>Несвицкий <text:s/>едва <text:s/>удерживался от смеха,</text:p>
      <text:p text:style-name="Standard"><text:s text:c="2"/>возбуждаемого черноватым <text:s/>гусарским офицером, <text:s/>шедшим подле него. <text:s/>Гусарский</text:p>
      <text:p text:style-name="Standard"><text:s text:c="2"/>офицер, не улыбаясь, не изменяя выражения остановившихся глаз, <text:s/>с <text:s/>серьезным</text:p>
      <text:p text:style-name="Standard"><text:s text:c="2"/>лицом <text:s/>смотрел на <text:s/>спину <text:s/>полкового <text:s/>командира и <text:s/>передразнивал <text:s/>каждое <text:s/>его</text:p>
      <text:p text:style-name="Standard"><text:s text:c="2"/>движение. <text:s/>Каждый <text:s/>раз, как полковой командир вздрагивал и нагибался вперед,</text:p>
      <text:p text:style-name="Standard"><text:s text:c="2"/>точно так же, точь-в-точь так <text:s/>же, <text:s/>вздрагивал <text:s/>и нагибался вперед гусарский</text:p>
      <text:p text:style-name="Standard"><text:s text:c="2"/>офицер. Несвицкий смеялся и толкал других, чтобы они смотрели на забавника.</text:p>
      <text:p text:style-name="Standard"><text:s text:c="7"/>Кутузов шел медленно и вяло мимо тысячей глаз, <text:s/>которые выкатывались из</text:p>
      <text:p text:style-name="Standard"><text:s text:c="2"/>своих <text:s/>орбит, <text:s/>следя за <text:s/>начальником. <text:s/>Поровнявшись <text:s/>с 3-й <text:s/>ротой, он <text:s/>вдруг</text:p>
      <text:p text:style-name="Standard"><text:s text:c="2"/>остановился. Свита, <text:s/>не предвидя этой <text:s/>остановки, <text:s/>невольно <text:s/>надвинулась <text:s/>на</text:p>
      <text:p text:style-name="Standard"><text:s text:c="2"/>него.</text:p>
      <text:p text:style-name="Standard"><text:soft-page-break/><text:s text:c="7"/>-- А, Тимохин! -- <text:s/>сказал главнокомандующий, узнавая капитана с красным</text:p>
      <text:p text:style-name="Standard"><text:s text:c="2"/>носом, пострадавшего за синюю шинель.</text:p>
      <text:p text:style-name="Standard"><text:s text:c="7"/>Казалось, <text:s/>нельзя <text:s/>было <text:s/>вытягиваться <text:s text:c="2"/>больше <text:s/>того, <text:s/>как <text:s/>вытягивался</text:p>
      <text:p text:style-name="Standard"><text:s text:c="2"/>Тимохин, <text:s/>в то <text:s/>время как полковой командир <text:s/>делал ему замечание. Но <text:s/>в <text:s/>эту</text:p>
      <text:p text:style-name="Standard"><text:s text:c="2"/>минуту <text:s/>обращения <text:s/>к <text:s/>нему главнокомандующего капитан <text:s/>вытянулся <text:s/>так, <text:s/>что,</text:p>
      <text:p text:style-name="Standard"><text:s text:c="2"/>казалось, посмотри на него главнокомандующий <text:s/>еще несколько времени, капитан</text:p>
      <text:p text:style-name="Standard"><text:s text:c="2"/>не <text:s/>выдержал <text:s/>бы; <text:s/>и <text:s/>потому <text:s/>Кутузов, видимо <text:s/>поняв его положение <text:s/>и желая,</text:p>
      <text:p text:style-name="Standard"><text:s text:c="2"/>напротив, <text:s/>всякого <text:s text:c="2"/>добра <text:s/>капитану, <text:s text:c="2"/>поспешно <text:s text:c="2"/>отвернулся. <text:s/>По <text:s/>пухлому,</text:p>
      <text:p text:style-name="Standard"><text:s text:c="2"/>изуродованному раной лицу Кутузова пробежала чуть заметная улыбка.</text:p>
      <text:p text:style-name="Standard"><text:s text:c="7"/>-- Еще <text:s/>измайловский <text:s/>товарищ, -- <text:s/>сказал <text:s/>он. <text:s/>-- Храбрый <text:s/>офицер! <text:s/>Ты</text:p>
      <text:p text:style-name="Standard"><text:s text:c="2"/>доволен им? -- спросил Кутузов у полкового командира.</text:p>
      <text:p text:style-name="Standard"><text:s text:c="7"/>И полковой <text:s/>командир, отражаясь, как <text:s/>в <text:s/>зеркале, невидимо <text:s/>для себя, в</text:p>
      <text:p text:style-name="Standard"><text:s text:c="2"/>гусарском офицере, вздрогнул, подошел вперед и отвечал:</text:p>
      <text:p text:style-name="Standard"><text:s text:c="7"/>-- Очень доволен, ваше высокопревосходительство.</text:p>
      <text:p text:style-name="Standard"><text:s text:c="7"/>-- <text:s/>Мы все не <text:s/>без слабостей, -- сказал <text:s/>Кутузов, улыбаясь <text:s/>и отходя от</text:p>
      <text:p text:style-name="Standard"><text:s text:c="2"/>него. -- У него была приверженность к Бахусу.</text:p>
      <text:p text:style-name="Standard"><text:s text:c="7"/>Полковой <text:s/>командир испугался, <text:s/>не виноват <text:s/>ли <text:s/>он в <text:s/>этом, и <text:s/>ничего не</text:p>
      <text:p text:style-name="Standard"><text:s text:c="2"/>ответил. Офицер <text:s/>в <text:s/>эту <text:s/>минуту <text:s/>заметил <text:s/>лицо <text:s/>капитана с <text:s/>красным <text:s/>носом и</text:p>
      <text:p text:style-name="Standard"><text:s text:c="2"/>подтянутым животом <text:s/>и так похоже <text:s/>передразнил его лицо и позу, что Несвицкий</text:p>
      <text:p text:style-name="Standard"><text:s text:c="2"/>не мог удержать смеха.</text:p>
      <text:p text:style-name="Standard"><text:s text:c="7"/>Кутузов <text:s/>обернулся. Видно было, что офицер <text:s/>мог <text:s/>управлять своим лицом,</text:p>
      <text:p text:style-name="Standard"><text:s text:c="2"/>как хотел: в ту минуту, как Кутузов обернулся, офицер успел сделать гримасу,</text:p>
      <text:p text:style-name="Standard"><text:s text:c="2"/>а вслед за тем принять самое серьезное, почтительное и невинное выражение.</text:p>
      <text:p text:style-name="Standard"><text:s text:c="7"/>Третья <text:s/>рота <text:s/>была последняя, <text:s/>и Кутузов <text:s/>задумался, <text:s/>видимо припоминая</text:p>
      <text:p text:style-name="Standard"><text:s text:c="2"/>что-то. Князь Андрей выступил из свиты и по-французски тихо сказал:</text:p>
      <text:p text:style-name="Standard"><text:s text:c="7"/>-- Вы приказали напомнить о разжалованном Долохове в этом полку.</text:p>
      <text:p text:style-name="Standard"><text:s text:c="7"/>-- Где тут Долохов? -- спросил Кутузов.</text:p>
      <text:p text:style-name="Standard"><text:s text:c="7"/>Долохов, уже переодетый <text:s/>в солдатскую серую <text:s/>шинель, не дожидался, чтоб</text:p>
      <text:p text:style-name="Standard"><text:s text:c="2"/>его вызвали. Стройная фигура <text:s/>белокурого с ясными голубыми <text:s/>глазами <text:s/>солдата</text:p>
      <text:p text:style-name="Standard"><text:s text:c="2"/>выступила из фронта. Он подошел к главнокомандующему и сделал на караул.</text:p>
      <text:p text:style-name="Standard"><text:s text:c="7"/>-- Претензия? -- нахмурившись слегка, спросил Кутузов.</text:p>
      <text:p text:style-name="Standard"><text:s text:c="7"/>-- Это Долохов, -- сказал князь Андрей.</text:p>
      <text:p text:style-name="Standard"><text:s text:c="7"/>-- A! -- сказал Кутузов. -- Надеюсь, что этот урок тебя исправит, служи</text:p>
      <text:p text:style-name="Standard"><text:s text:c="2"/>хорошенько. Государь милостив. И я не забуду тебя, ежели ты заслужишь.</text:p>
      <text:p text:style-name="Standard"><text:s text:c="7"/>Голубые ясные глаза смотрели на главнокомандующего так же дерзко, как и</text:p>
      <text:p text:style-name="Standard"><text:s text:c="2"/>на <text:s/>полкового <text:s/>командира, <text:s text:c="2"/>как <text:s/>будто <text:s/>своим <text:s text:c="2"/>выражением <text:s/>разрывая <text:s/>завесу</text:p>
      <text:p text:style-name="Standard"><text:s text:c="2"/>условности, отделявшую так далеко главнокомандующего от солдата.</text:p>
      <text:p text:style-name="Standard"><text:s text:c="7"/>-- Об одном прошу, <text:s/>ваше высокопревосходительство, -- <text:s/>сказал он <text:s/>своим</text:p>
      <text:p text:style-name="Standard"><text:s text:c="2"/>звучным, твердым, неспешащим голосом. -- Прошу дать мне случай загладить мою</text:p>
      <text:p text:style-name="Standard"><text:s text:c="2"/>вину и доказать мою преданность государю императору и России.</text:p>
      <text:p text:style-name="Standard"><text:s text:c="7"/>Кутузов отвернулся. На лице его промелькнула та же улыбка глаз, как и в</text:p>
      <text:p text:style-name="Standard"><text:s text:c="2"/>то <text:s/>время, <text:s/>когда <text:s/>он <text:s/>отвернулся <text:s/>от капитана <text:s/>Тимохина. <text:s/>Он <text:s/>отвернулся <text:s/>и</text:p>
      <text:p text:style-name="Standard"><text:s text:c="2"/>поморщился, как будто хотел выразить этим, что все, <text:s/>что ему сказал Долохов,</text:p>
      <text:p text:style-name="Standard"><text:s text:c="2"/>и <text:s/>все, <text:s/>что он мог сказать ему, <text:s/>он <text:s/>давно, давно знает, что <text:s/>все <text:s/>это <text:s/>уже</text:p>
      <text:p text:style-name="Standard"><text:s text:c="2"/>прискучило <text:s/>ему и что все <text:s/>это <text:s/>совсем не <text:s/>то, <text:s/>что <text:s/>нужно. Он отвернулся <text:s/>и</text:p>
      <text:p text:style-name="Standard"><text:s text:c="2"/>направился к коляске.</text:p>
      <text:p text:style-name="Standard"><text:s text:c="7"/>Полк разобрался ротами и направился к <text:s/>назначенным <text:s/>квартирам невдалеке</text:p>
      <text:p text:style-name="Standard"><text:s text:c="2"/>от <text:s/>Браунау, <text:s/>где <text:s/>надеялся <text:s/>обуться, <text:s/>одеться <text:s/>и <text:s/>отдохнуть <text:s/>после <text:s/>трудных</text:p>
      <text:p text:style-name="Standard"><text:s text:c="2"/>переходов.</text:p>
      <text:p text:style-name="Standard"><text:s text:c="7"/>-- Вы <text:s/>на <text:s/>меня не <text:s/>претендуете, <text:s/>Прохор Игнатьич? <text:s/>-- <text:s/>сказал полковой</text:p>
      <text:p text:style-name="Standard"><text:s text:c="2"/>командир, <text:s/>объезжая двигавшуюся <text:s/>к <text:s/>месту 3-ю <text:s/>роту и <text:s/>подъезжая <text:s/>к <text:s/>шедшему</text:p>
      <text:p text:style-name="Standard"><text:s text:c="2"/>впереди <text:s/>ее капитану <text:s/>Тимохину. <text:s/>Лицо <text:s/>полкового <text:s/>командира <text:s/>выражало <text:s/>после</text:p>
      <text:p text:style-name="Standard"><text:soft-page-break/><text:s text:c="2"/>счастливо-отбытого <text:s text:c="2"/>смотра <text:s/>неудержимую <text:s/>радость. <text:s text:c="2"/>-- <text:s text:c="2"/>Служба <text:s/>царская...</text:p>
      <text:p text:style-name="Standard"><text:s text:c="2"/>нельзя... другой <text:s/>раз во <text:s/>фронте оборвешь... <text:s/>Сам извинюсь <text:s/>первый, вы <text:s/>меня</text:p>
      <text:p text:style-name="Standard"><text:s text:c="2"/>знаете... Очень благодарил! -- И он протянул руку ротному.</text:p>
      <text:p text:style-name="Standard"><text:s text:c="7"/>-- Помилуйте, генерал, да смею ли я! -- отвечал капитан, краснея носом,</text:p>
      <text:p text:style-name="Standard"><text:s text:c="2"/>улыбаясь <text:s/>и <text:s/>раскрывая <text:s/>улыбкой <text:s/>недостаток <text:s/>двух <text:s/>передних <text:s/>зубов, <text:s/>выбитых</text:p>
      <text:p text:style-name="Standard"><text:s text:c="2"/>прикладом под Измаилом.</text:p>
      <text:p text:style-name="Standard"><text:s text:c="7"/>-- Да господину <text:s/>Долохову <text:s/>передайте, что я его не <text:s/>забуду, чтоб он был</text:p>
      <text:p text:style-name="Standard"><text:s text:c="2"/>спокоен. <text:s/>Да <text:s/>скажите, пожалуйста, <text:s/>я все хотел спросить, что <text:s/>он, как <text:s/>себя</text:p>
      <text:p text:style-name="Standard"><text:s text:c="2"/>ведет? И все...</text:p>
      <text:p text:style-name="Standard"><text:s text:c="7"/>-- По службе очень исправен, ваше превосходительство... но <text:s/>карахтер...</text:p>
      <text:p text:style-name="Standard"><text:s text:c="2"/>-- сказал Тимохин.</text:p>
      <text:p text:style-name="Standard"><text:s text:c="7"/>-- А что, что характер? -- спросил полковой командир.</text:p>
      <text:p text:style-name="Standard"><text:s text:c="7"/>-- Находит, ваше превосходительство, днями, -- говорил капитан, -- то и</text:p>
      <text:p text:style-name="Standard"><text:s text:c="2"/>умен, и учен, и добр. А то зверь. В Польше убил было жида, изволите знать...</text:p>
      <text:p text:style-name="Standard"><text:s text:c="7"/>-- <text:s/>Ну да, <text:s/>ну да, -- <text:s/>сказал полковой <text:s/>командир, -- <text:s/>все надо пожалеть</text:p>
      <text:p text:style-name="Standard"><text:s text:c="2"/>молодого человека в несчастии. Ведь большие связи... Так вы того...</text:p>
      <text:p text:style-name="Standard"><text:s text:c="7"/>-- <text:s/>Слушаю, <text:s/>ваше превосходительство, -- сказал <text:s/>Тимохин, улыбкой давая</text:p>
      <text:p text:style-name="Standard"><text:s text:c="2"/>чувствовать, что он понимает желания начальника.</text:p>
      <text:p text:style-name="Standard"><text:s text:c="7"/>-- Ну да, ну да.</text:p>
      <text:p text:style-name="Standard"><text:s text:c="7"/>Полковой командир отыскал в рядах Долохова и придержал лошадь.</text:p>
      <text:p text:style-name="Standard"><text:s text:c="7"/>-- До первого дела -- эполеты, -- сказал он ему.</text:p>
      <text:p text:style-name="Standard"><text:s text:c="7"/>Долохов оглянулся, ничего <text:s/>не сказал <text:s/>и <text:s/>не <text:s/>изменил <text:s/>выражения <text:s/>своего</text:p>
      <text:p text:style-name="Standard"><text:s text:c="2"/>насмешливо-улыбающегося рта.</text:p>
      <text:p text:style-name="Standard"><text:s text:c="7"/>-- Ну, вот и хорошо, -- продолжал полковой <text:s/>командир. -- Людям по чарке</text:p>
      <text:p text:style-name="Standard"><text:s text:c="2"/>водки <text:s/>от меня, <text:s/>-- прибавил он, чтобы солдаты <text:s/>слышали. <text:s/>-- Благодарю всех!</text:p>
      <text:p text:style-name="Standard"><text:s text:c="2"/>Слава Богу! -- И он, обогнав роту, подъехал к другой.</text:p>
      <text:p text:style-name="Standard"><text:s text:c="7"/>-- Что <text:s/>ж, он, право, хороший человек; с <text:s/>ним служить можно, <text:s/>-- сказал</text:p>
      <text:p text:style-name="Standard"><text:s text:c="2"/>Тимохин субалтерн-офицеру, шедшему подле него.</text:p>
      <text:p text:style-name="Standard"><text:s text:c="7"/>-- Одно слово, <text:s/>червонный!... (полкового <text:s/>командира прозвали <text:s/>червонным</text:p>
      <text:p text:style-name="Standard"><text:s text:c="2"/>королем) -- смеясь, сказал субалтерн-офицер.</text:p>
      <text:p text:style-name="Standard"><text:s text:c="7"/>Счастливое <text:s/>расположение <text:s/>духа <text:s/>начальства после <text:s/>смотра <text:s/>перешло <text:s/>и <text:s/>к</text:p>
      <text:p text:style-name="Standard"><text:s text:c="2"/>солдатам. Рота <text:s/>шла <text:s/>весело. <text:s/>Со <text:s/>всех <text:s/>сторон <text:s/>переговаривались <text:s/>солдатские</text:p>
      <text:p text:style-name="Standard"><text:s text:c="2"/>голоса.</text:p>
      <text:p text:style-name="Standard"><text:s text:c="7"/>-- Как же сказывали, Кутузов кривой, об одном глазу?</text:p>
      <text:p text:style-name="Standard"><text:s text:c="7"/>-- А то нет! Вовсе кривой.</text:p>
      <text:p text:style-name="Standard"><text:s text:c="7"/>-- Не... брат, глазастее тебя. Сапоги и подвертки -- все оглядел...</text:p>
      <text:p text:style-name="Standard"><text:s text:c="7"/>-- Как он, братец ты мой, глянет на ноги мне... ну! думаю...</text:p>
      <text:p text:style-name="Standard"><text:s text:c="7"/>-- А <text:s/>другой-то австрияк, с ним <text:s/>был, словно <text:s/>мелом вымазан. Как <text:s/>мука,</text:p>
      <text:p text:style-name="Standard"><text:s text:c="2"/>белый. Я чай, как амуницию чистят!</text:p>
      <text:p text:style-name="Standard"><text:s text:c="7"/>-- Что, Федешоу!... сказывал <text:s/>он, что ли, когда стражения начнутся, <text:s/>ты</text:p>
      <text:p text:style-name="Standard"><text:s text:c="2"/>ближе стоял? Говорили все, в Брунове сам Бунапарте стоит.</text:p>
      <text:p text:style-name="Standard"><text:s text:c="7"/>-- <text:s/>Бунапарте <text:s/>стоит! ишь врет, <text:s/>дура! Чего <text:s/>не <text:s/>знает! <text:s/>Теперь пруссак</text:p>
      <text:p text:style-name="Standard"><text:s text:c="2"/>бунтует. <text:s/>Австрияк <text:s/>его, <text:s/>значит, усмиряет. <text:s/>Как <text:s/>он <text:s/>замирится, тогда <text:s/>и <text:s/>с</text:p>
      <text:p text:style-name="Standard"><text:s text:c="2"/>Бунапартом война откроется. А то, <text:s/>говорит, в Брунове Бунапарте стоит! То-то</text:p>
      <text:p text:style-name="Standard"><text:s text:c="2"/>и видно, что дурак. Ты слушай больше.</text:p>
      <text:p text:style-name="Standard"><text:s text:c="7"/>-- <text:s text:c="2"/>Вишь <text:s/>черти <text:s text:c="2"/>квартирьеры! <text:s/>Пятая <text:s/>рота, <text:s/>гляди, <text:s/>уже <text:s text:c="2"/>в <text:s/>деревню</text:p>
      <text:p text:style-name="Standard"><text:s text:c="2"/>заворачивает, они кашу сварят, а мы еще до места не дойдем.</text:p>
      <text:p text:style-name="Standard"><text:s text:c="7"/>-- Дай сухарика-то, чорт.</text:p>
      <text:p text:style-name="Standard"><text:s text:c="7"/>-- А табаку-то вчера дал? То-то, брат. Ну, на, Бог с тобой.</text:p>
      <text:p text:style-name="Standard"><text:s text:c="7"/>-- Хоть бы привал сделали, а то еще верст пять пропрем не емши.</text:p>
      <text:p text:style-name="Standard"><text:s text:c="7"/>-- То-то любо было, как немцы нам коляски подавали. Едешь, знай: важно!</text:p>
      <text:p text:style-name="Standard"><text:s text:c="7"/>-- <text:s/>А <text:s/>здесь, братец, народ <text:s/>вовсе оголтелый пошел. <text:s/>Там все <text:s/>как будто</text:p>
      <text:p text:style-name="Standard"><text:soft-page-break/><text:s text:c="2"/>поляк был, все русской короны; а нынче, брат, сплошной немец пошел.</text:p>
      <text:p text:style-name="Standard"><text:s text:c="7"/>-- Песенники вперед! -- послышался крик капитана.</text:p>
      <text:p text:style-name="Standard"><text:s text:c="7"/>И <text:s text:c="3"/>перед <text:s text:c="2"/>роту <text:s text:c="2"/>с <text:s text:c="2"/>разных <text:s text:c="2"/>рядов <text:s text:c="2"/>выбежало <text:s text:c="2"/>человек <text:s text:c="2"/>двадцать.</text:p>
      <text:p text:style-name="Standard"><text:s text:c="2"/>Барабанщик-запевало <text:s/>обернулся <text:s/>лицом к песенникам, и, махнув рукой, затянул</text:p>
      <text:p text:style-name="Standard"><text:s text:c="2"/>протяжную <text:s text:c="2"/>солдатскую <text:s/>песню, <text:s text:c="2"/>начинавшуюся: <text:s text:c="2"/>"Не <text:s text:c="2"/>заря <text:s text:c="2"/>ли, <text:s text:c="2"/>солнышко</text:p>
      <text:p text:style-name="Standard"><text:s text:c="2"/>занималося..." <text:s/>и <text:s/>кончавшуюся словами: "То-то, <text:s/>братцы, будет слава <text:s/>нам <text:s/>с</text:p>
      <text:p text:style-name="Standard"><text:s text:c="2"/>Каменскиим <text:s/>отцом..." <text:s/>Песня эта <text:s/>была сложена в Турции <text:s/>и <text:s/>пелась <text:s/>теперь в</text:p>
      <text:p text:style-name="Standard"><text:s text:c="2"/>Австрии, только с тем изменением, <text:s/>что на место "Каменскиим отцом" вставляли</text:p>
      <text:p text:style-name="Standard"><text:s text:c="2"/>слова: "Кутузовым отцом".</text:p>
      <text:p text:style-name="Standard"><text:s text:c="7"/>Оторвав <text:s/>по-солдатски эти последние слова и махнув руками, как будто он</text:p>
      <text:p text:style-name="Standard"><text:s text:c="2"/>бросал что-то на землю, <text:s/>барабанщик, <text:s/>сухой <text:s/>и красивый солдат <text:s/>лет <text:s/>сорока,</text:p>
      <text:p text:style-name="Standard"><text:s text:c="2"/>строго оглянул солдат-песенников <text:s/>и <text:s/>зажмурился. Потом, убедившись, <text:s/>что все</text:p>
      <text:p text:style-name="Standard"><text:s text:c="2"/>глаза <text:s/>устремлены на <text:s/>него, он <text:s/>как будто осторожно приподнял <text:s/>обеими руками</text:p>
      <text:p text:style-name="Standard"><text:s text:c="2"/>какую-то невидимую, драгоценную вещь над головой, подержал ее <text:s/>так несколько</text:p>
      <text:p text:style-name="Standard"><text:s text:c="2"/>секунд и вдруг отчаянно бросил ее:</text:p>
      <text:p text:style-name="Standard"><text:s text:c="7"/>Ах, вы, сени мои, сени!</text:p>
      <text:p text:style-name="Standard"><text:s text:c="7"/>"Сени новые мои...", подхватили двадцать <text:s/>голосов, и ложечник, несмотря</text:p>
      <text:p text:style-name="Standard"><text:s text:c="2"/>на <text:s/>тяжесть <text:s/>амуниции, <text:s/>резво <text:s/>выскочил <text:s/>вперед и <text:s/>пошел задом <text:s/>перед ротой,</text:p>
      <text:p text:style-name="Standard"><text:s text:c="2"/>пошевеливая плечами <text:s/>и <text:s/>угрожая <text:s/>кому-то <text:s/>ложками. <text:s/>Солдаты, <text:s/>в <text:s/>такт <text:s/>песни</text:p>
      <text:p text:style-name="Standard"><text:s text:c="2"/>размахивая руками, шли просторным шагом, невольно попадая в ногу. Сзади роты</text:p>
      <text:p text:style-name="Standard"><text:s text:c="2"/>послышались звуки колес, похрускиванье рессор и топот лошадей.</text:p>
      <text:p text:style-name="Standard"><text:s text:c="7"/>Кутузов <text:s/>со <text:s/>свитой возвращался <text:s/>в город. <text:s/>Главнокомандующий дал <text:s/>знак,</text:p>
      <text:p text:style-name="Standard"><text:s text:c="2"/>чтобы люди продолжали <text:s/>итти <text:s/>вольно, и на его лице и на всех лицах его свиты</text:p>
      <text:p text:style-name="Standard"><text:s text:c="2"/>выразилось <text:s/>удовольствие <text:s/>при <text:s/>звуках песни, <text:s/>при <text:s/>виде пляшущего <text:s/>солдата и</text:p>
      <text:p text:style-name="Standard"><text:s text:c="2"/>весело и <text:s/>бойко <text:s/>идущих солдат <text:s/>роты. <text:s/>Во втором ряду, <text:s/>с правого фланга, <text:s/>с</text:p>
      <text:p text:style-name="Standard"><text:s text:c="2"/>которого <text:s/>коляска <text:s/>обгоняла роты, <text:s/>невольно <text:s/>бросался в <text:s/>глаза <text:s/>голубоглазый</text:p>
      <text:p text:style-name="Standard"><text:s text:c="2"/>солдат, Долохов, который особенно <text:s/>бойко и <text:s/>грациозно <text:s/>шел <text:s/>в <text:s/>такт песни <text:s/>и</text:p>
      <text:p text:style-name="Standard"><text:s text:c="2"/>глядел на лица проезжающих с таким выражением, как <text:s/>будто он жалел всех, кто</text:p>
      <text:p text:style-name="Standard"><text:s text:c="2"/>не <text:s/>шел <text:s/>в <text:s/>это <text:s/>время <text:s/>с <text:s/>ротой. <text:s/>Гусарский <text:s/>корнет <text:s text:c="2"/>из <text:s text:c="2"/>свиты <text:s/>Кутузова,</text:p>
      <text:p text:style-name="Standard"><text:s text:c="2"/>передразнивавший <text:s/>полкового <text:s/>командира, <text:s/>отстал <text:s/>от <text:s/>коляски <text:s/>и <text:s/>подъехал <text:s/>к</text:p>
      <text:p text:style-name="Standard"><text:s text:c="2"/>Долохову.</text:p>
      <text:p text:style-name="Standard"><text:s text:c="7"/>Гусарский <text:s/>корнет <text:s/>Жерков одно время <text:s/>в Петербурге принадлежал <text:s/>к <text:s/>тому</text:p>
      <text:p text:style-name="Standard"><text:s text:c="2"/>буйному <text:s/>обществу, которым руководил Долохов. За <text:s/>границей <text:s/>Жерков <text:s/>встретил</text:p>
      <text:p text:style-name="Standard"><text:s text:c="2"/>Долохова <text:s/>солдатом, <text:s/>но не счел <text:s/>нужным узнать его. Теперь, <text:s/>после разговора</text:p>
      <text:p text:style-name="Standard"><text:s text:c="2"/>Кутузова с разжалованным, он с радостью старого друга обратился к нему:</text:p>
      <text:p text:style-name="Standard"><text:s text:c="7"/>-- <text:s/>Друг <text:s/>сердечный, ты как? -- сказал <text:s/>он при звуках песни, ровняя шаг</text:p>
      <text:p text:style-name="Standard"><text:s text:c="2"/>своей лошади с шагом роты.</text:p>
      <text:p text:style-name="Standard"><text:s text:c="7"/>-- Я как? -- отвечал холодно Долохов, -- как видишь.</text:p>
      <text:p text:style-name="Standard"><text:s text:c="7"/>Бойкая песня <text:s/>придавала особенное значение тону развязной веселости, <text:s/>с</text:p>
      <text:p text:style-name="Standard"><text:s text:c="2"/>которой говорил Жерков, и умышленной холодности ответов Долохова.</text:p>
      <text:p text:style-name="Standard"><text:s text:c="7"/>-- Ну, как ладишь с начальством? -- спросил Жерков.</text:p>
      <text:p text:style-name="Standard"><text:s text:c="7"/>-- Ничего, хорошие люди. Ты как в штаб затесался?</text:p>
      <text:p text:style-name="Standard"><text:s text:c="7"/>-- Прикомандирован, дежурю.</text:p>
      <text:p text:style-name="Standard"><text:s text:c="7"/>Они помолчали.</text:p>
      <text:p text:style-name="Standard"><text:s text:c="7"/>"Выпускала <text:s/>сокола <text:s/>да из <text:s/>правого <text:s/>рукава", говорила <text:s/>песня, <text:s/>невольно</text:p>
      <text:p text:style-name="Standard"><text:s text:c="2"/>возбуждая <text:s/>бодрое, веселое чувство. <text:s/>Разговор их, вероятно, был <text:s/>бы <text:s/>другой,</text:p>
      <text:p text:style-name="Standard"><text:s text:c="2"/>ежели бы они говорили не при звуках песни.</text:p>
      <text:p text:style-name="Standard"><text:s text:c="7"/>-- Что правда, австрийцев побили? -- спросил Долохов.</text:p>
      <text:p text:style-name="Standard"><text:s text:c="7"/>-- А чорт их знает, говорят.</text:p>
      <text:p text:style-name="Standard"><text:s text:c="7"/>-- Я рад, -- отвечал Долохов коротко и ясно, как того требовала песня.</text:p>
      <text:p text:style-name="Standard"><text:s text:c="7"/>-- Что <text:s/>ж, <text:s/>приходи <text:s/>к нам <text:s/>когда вечерком, фараон заложишь, <text:s/>-- сказал</text:p>
      <text:p text:style-name="Standard"><text:s text:c="2"/>Жерков.</text:p>
      <text:p text:style-name="Standard"><text:soft-page-break/><text:s text:c="7"/>-- Или у вас денег много завелось?</text:p>
      <text:p text:style-name="Standard"><text:s text:c="7"/>-- Приходи.</text:p>
      <text:p text:style-name="Standard"><text:s text:c="7"/>-- Нельзя. Зарок дал. Не пью и не играю, пока не произведут.</text:p>
      <text:p text:style-name="Standard"><text:s text:c="7"/>-- Да что ж, до первого дела...</text:p>
      <text:p text:style-name="Standard"><text:s text:c="7"/>-- Там видно будет.</text:p>
      <text:p text:style-name="Standard"><text:s text:c="7"/>Опять они помолчали.</text:p>
      <text:p text:style-name="Standard"><text:s text:c="7"/>-- Ты заходи, коли что нужно, все в штабе помогут... -- сказал Жерков.</text:p>
      <text:p text:style-name="Standard"><text:s text:c="7"/>Долохов усмехнулся.</text:p>
      <text:p text:style-name="Standard"><text:s text:c="7"/>-- <text:s/>Ты <text:s/>лучше <text:s/>не <text:s/>беспокойся. <text:s/>Мне <text:s/>что нужно, я просить не стану, сам</text:p>
      <text:p text:style-name="Standard"><text:s text:c="2"/>возьму.</text:p>
      <text:p text:style-name="Standard"><text:s text:c="7"/>-- Да что ж, я так...</text:p>
      <text:p text:style-name="Standard"><text:s text:c="7"/>-- Ну, и я так.</text:p>
      <text:p text:style-name="Standard"><text:s text:c="7"/>-- Прощай.</text:p>
      <text:p text:style-name="Standard"><text:s text:c="7"/>-- Будь здоров...</text:p>
      <text:p text:style-name="Standard"><text:s text:c="7"/>... и высоко, и далеко,</text:p>
      <text:p text:style-name="Standard"><text:s text:c="7"/>На родиму сторону...</text:p>
      <text:p text:style-name="Standard"><text:s text:c="7"/>Жерков <text:s/>тронул шпорами <text:s/>лошадь, <text:s/>которая <text:s/>раза три, <text:s/>горячась, перебила</text:p>
      <text:p text:style-name="Standard"><text:s text:c="2"/>ногами, <text:s/>не зная, <text:s/>с какой <text:s/>начать, <text:s/>справилась и <text:s/>поскакала, обгоняя роту и</text:p>
      <text:p text:style-name="Standard"><text:s text:c="2"/>догоняя коляску, тоже в такт песни.</text:p>
      <text:p text:style-name="Standard"><text:s text:c="2"/></text:p>
      <text:p text:style-name="Standard"><text:s text:c="2"/></text:p>
      <text:p text:style-name="Standard">III.</text:p>
      <text:p text:style-name="Standard"></text:p>
      <text:p text:style-name="Standard"></text:p>
      <text:p text:style-name="Standard"><text:s text:c="2"/></text:p>
      <text:p text:style-name="Standard"><text:s text:c="7"/>Возвратившись со смотра, Кутузов, сопутствуемый австрийским <text:s/>генералом,</text:p>
      <text:p text:style-name="Standard"><text:s text:c="2"/>прошел в свой <text:s/>кабинет и, кликнув адъютанта, <text:s/>приказал подать себе некоторые</text:p>
      <text:p text:style-name="Standard"><text:s text:c="2"/>бумаги, относившиеся до состояния приходивших войск, и письма, полученные от</text:p>
      <text:p text:style-name="Standard"><text:s text:c="2"/>эрцгерцога <text:s/>Фердинанда, <text:s/>начальствовавшего передовою <text:s/>армией. <text:s/>Князь <text:s/>Андрей</text:p>
      <text:p text:style-name="Standard"><text:s text:c="2"/>Болконский с требуемыми бумагами вошел <text:s/>в кабинет <text:s/>главнокомандующего. Перед</text:p>
      <text:p text:style-name="Standard"><text:s text:c="2"/>разложенным на столе планом сидели Кутузов и австрийский член гофкригсрата.</text:p>
      <text:p text:style-name="Standard"><text:s text:c="7"/>-- <text:s/>А... -- сказал Кутузов, оглядываясь на <text:s/>Болконского, как будто этим</text:p>
      <text:p text:style-name="Standard"><text:s text:c="2"/>словом <text:s/>приглашая <text:s/>адъютанта подождать, <text:s/>и продолжал <text:s/>по-французски <text:s/>начатый</text:p>
      <text:p text:style-name="Standard"><text:s text:c="2"/>разговор.</text:p>
      <text:p text:style-name="Standard"><text:s text:c="7"/>-- <text:s/>Я <text:s/>только говорю <text:s/>одно, <text:s/>генерал, <text:s/>-- говорил <text:s/>Кутузов <text:s/>с <text:s/>приятным</text:p>
      <text:p text:style-name="Standard"><text:s text:c="2"/>изяществом <text:s/>выражений <text:s/>и <text:s/>интонации, <text:s/>заставлявшим <text:s/>вслушиваться <text:s text:c="2"/>в <text:s/>каждое</text:p>
      <text:p text:style-name="Standard"><text:s text:c="2"/>неторопливо-сказанное слово. Видно было, <text:s/>что Кутузов и сам <text:s/>с удовольствием</text:p>
      <text:p text:style-name="Standard"><text:s text:c="2"/>слушал себя. -- Я только одно говорю, генерал, что ежели бы дело зависело от</text:p>
      <text:p text:style-name="Standard"><text:s text:c="2"/>моего <text:s/>личного желания, то <text:s/>воля его величества императора Франца давно была</text:p>
      <text:p text:style-name="Standard"><text:s text:c="2"/>бы исполнена. Я <text:s/>давно <text:s/>уже присоединился бы <text:s/>к <text:s/>эрцгерцогу. И <text:s/>верьте <text:s/>моей</text:p>
      <text:p text:style-name="Standard"><text:s text:c="2"/>чести, что <text:s/>для <text:s/>меня лично <text:s/>передать высшее начальство <text:s/>армией <text:s/>более <text:s/>меня</text:p>
      <text:p text:style-name="Standard"><text:s text:c="2"/>сведущему и искусному генералу, какими так обильна Австрия, и сложить с себя</text:p>
      <text:p text:style-name="Standard"><text:s text:c="2"/>всю <text:s/>эту <text:s/>тяжкую <text:s/>ответственность <text:s/>для <text:s/>меня <text:s text:c="2"/>лично <text:s/>было <text:s/>бы <text:s/>отрадой. <text:s/>Но</text:p>
      <text:p text:style-name="Standard"><text:s text:c="2"/>обстоятельства бывают сильнее нас, генерал.</text:p>
      <text:p text:style-name="Standard"><text:s text:c="7"/>И Кутузов улыбнулся <text:s/>с таким <text:s/>выражением, <text:s/>как <text:s/>будто <text:s/>он <text:s/>говорил: "Вы</text:p>
      <text:p text:style-name="Standard"><text:s text:c="2"/>имеете <text:s/>полное право не верить мне, и <text:s/>даже мне совершенно все равно, верите</text:p>
      <text:p text:style-name="Standard"><text:s text:c="2"/>ли вы мне <text:s/>или нет, <text:s/>но вы не имеете повода сказать мне это. И в этом-то все</text:p>
      <text:p text:style-name="Standard"><text:s text:c="2"/>дело".</text:p>
      <text:p text:style-name="Standard"><text:s text:c="7"/>Австрийский генерал имел <text:s/>недовольный вид, но не мог <text:s/>не в том же <text:s/>тоне</text:p>
      <text:p text:style-name="Standard"><text:s text:c="2"/>отвечать Кутузову.</text:p>
      <text:p text:style-name="Standard"><text:s text:c="7"/>-- <text:s text:c="2"/>Напротив, <text:s/>-- <text:s/>сказал <text:s text:c="2"/>он <text:s/>ворчливым <text:s text:c="2"/>и <text:s text:c="2"/>сердитым <text:s text:c="2"/>тоном, <text:s/>так</text:p>
      <text:p text:style-name="Standard"><text:s text:c="2"/>противоречившим лестному значению произносимых <text:s/>слов, <text:s/>-- напротив, <text:s/>участие</text:p>
      <text:p text:style-name="Standard"><text:soft-page-break/><text:s text:c="2"/>вашего превосходительства в общем деле высоко ценится его величеством; но мы</text:p>
      <text:p text:style-name="Standard"><text:s text:c="2"/>полагаем, <text:s/>что <text:s/>настоящее <text:s/>замедление <text:s/>лишает <text:s/>славные <text:s/>русские войска и <text:s/>их</text:p>
      <text:p text:style-name="Standard"><text:s text:c="2"/>главнокомандующих тех <text:s/>лавров, <text:s/>которые они привыкли пожинать <text:s/>в <text:s/>битвах, --</text:p>
      <text:p text:style-name="Standard"><text:s text:c="2"/>закончил он видимо-приготовленную фразу.</text:p>
      <text:p text:style-name="Standard"><text:s text:c="7"/>Кутузов поклонился, не изменяя улыбки.</text:p>
      <text:p text:style-name="Standard"><text:s text:c="7"/>-- А я так убежден и, <text:s/>основываясь на последнем письме, которым <text:s/>почтил</text:p>
      <text:p text:style-name="Standard"><text:s text:c="2"/>меня <text:s/>его <text:s/>высочество <text:s/>эрцгерцог <text:s/>Фердинанд, <text:s/>предполагаю, <text:s/>что <text:s/>австрийские</text:p>
      <text:p text:style-name="Standard"><text:s text:c="2"/>войска, под начальством столь искусного помощника, каков генерал Мак, теперь</text:p>
      <text:p text:style-name="Standard"><text:s text:c="2"/>уже <text:s/>одержали решительную победу <text:s/>и <text:s/>не <text:s/>нуждаются более в <text:s/>нашей помощи, --</text:p>
      <text:p text:style-name="Standard"><text:s text:c="2"/>сказал Кутузов.</text:p>
      <text:p text:style-name="Standard"><text:s text:c="7"/>Генерал нахмурился. <text:s/>Хотя <text:s/>и не было положительных известий о поражении</text:p>
      <text:p text:style-name="Standard"><text:s text:c="2"/>австрийцев, <text:s/>но <text:s/>было <text:s/>слишком <text:s/>много <text:s/>обстоятельств, <text:s/>подтверждавших <text:s/>общие</text:p>
      <text:p text:style-name="Standard"><text:s text:c="2"/>невыгодные слухи; и потому <text:s/>предположение Кутузова <text:s/>о победе австрийцев было</text:p>
      <text:p text:style-name="Standard"><text:s text:c="2"/>весьма похоже <text:s/>на <text:s/>насмешку. <text:s/>Но <text:s/>Кутузов <text:s/>кротко улыбался, <text:s/>все <text:s/>с <text:s/>тем <text:s/>же</text:p>
      <text:p text:style-name="Standard"><text:s text:c="2"/>выражением, <text:s/>которое <text:s/>говорило, <text:s/>что <text:s text:c="2"/>он <text:s text:c="2"/>имеет <text:s/>право <text:s/>предполагать <text:s/>это.</text:p>
      <text:p text:style-name="Standard"><text:s text:c="2"/>Действительно, последнее письмо, полученное им из армии Мака, извещало его о</text:p>
      <text:p text:style-name="Standard"><text:s text:c="2"/>победе и о самом выгодном стратегическом положении армии.</text:p>
      <text:p text:style-name="Standard"><text:s text:c="7"/>-- Дай-ка сюда это письмо, -- сказал Кутузов, обращаясь к князю Андрею.</text:p>
      <text:p text:style-name="Standard"><text:s text:c="2"/>-- Вот изволите видеть. <text:s/>-- И Кутузов, с насмешливою улыбкой <text:s/>на концах губ,</text:p>
      <text:p text:style-name="Standard"><text:s text:c="2"/>прочел по-немецки австрийскому генералу следующее место из письма эрцгерцога</text:p>
      <text:p text:style-name="Standard"><text:s text:c="2"/>Фердинанда: "Wir haben vollkommen zusammengehaltene Kräfte, <text:s/>nahe an 70 <text:s/>000</text:p>
      <text:p text:style-name="Standard"><text:s text:c="2"/>Mann, um den <text:s/>Feind, wenn <text:s/>er <text:s/>den <text:s/>Lech passirte, angreifen und schlagen zu</text:p>
      <text:p text:style-name="Standard"><text:s text:c="2"/>können. Wir können, <text:s/>da <text:s/>wir Meister von Ulm <text:s/>sind, den Vortheil, <text:s/>auch <text:s/>von</text:p>
      <text:p text:style-name="Standard"><text:s text:c="2"/>beiden Uferien <text:s/>der Donau <text:s/>Meister zu <text:s/>bleiben, nicht verlieren; mithin auch</text:p>
      <text:p text:style-name="Standard"><text:s text:c="2"/>jeden <text:s/>Augenblick, <text:s/>wenn der <text:s/>Feind <text:s/>den <text:s/>Lech <text:s/>nicht <text:s/>passirte, <text:s/>die <text:s/>Donau</text:p>
      <text:p text:style-name="Standard"><text:s text:c="2"/>übersetzen, uns auf seine Communikations-Linie werfen, die <text:s/>Donau <text:s/>unterhalb</text:p>
      <text:p text:style-name="Standard"><text:s text:c="2"/>repassiren <text:s/>und <text:s/>dem Feinde, <text:s/>wenn er sich <text:s/>gegen unsere <text:s/>treue Allirte <text:s/>mit</text:p>
      <text:p text:style-name="Standard"><text:s text:c="2"/>ganzer <text:s/>Macht <text:s/>wenden wollte, seine Absicht <text:s/>alabald vereitelien. Wir werden</text:p>
      <text:p text:style-name="Standard"><text:s text:c="2"/>auf <text:s/>solche <text:s/>Weise <text:s text:c="2"/>den <text:s/>Zeitpunkt, <text:s text:c="2"/>wo <text:s/>die <text:s/>Kaiserlich-Ruseische <text:s text:c="2"/>Armée</text:p>
      <text:p text:style-name="Standard"><text:s text:c="2"/>ausgerüstet <text:s text:c="2"/>sein <text:s text:c="2"/>wird, <text:s text:c="2"/>muthig <text:s text:c="2"/>entgegenharren, <text:s/>und <text:s text:c="2"/>sodann <text:s text:c="2"/>leicht</text:p>
      <text:p text:style-name="Standard"><text:s text:c="2"/>gemeinschaftlich <text:s text:c="2"/>die <text:s text:c="2"/>Möglichkeit <text:s/>finden, <text:s text:c="2"/>dem <text:s text:c="2"/>Feinde <text:s/>das <text:s/>Schicksal</text:p>
      <text:p text:style-name="Standard"><text:s text:c="2"/>zuzubereiten, so er verdient". [1]</text:p>
      <text:p text:style-name="Standard"><text:s text:c="7"/>Кутузов тяжело вздохнул, окончив этот период, <text:s/>и внимательно <text:s/>и ласково</text:p>
      <text:p text:style-name="Standard"><text:s text:c="2"/>посмотрел на члена гофкригсрата.</text:p>
      <text:p text:style-name="Standard"><text:s text:c="7"/>-- <text:s text:c="2"/>Но <text:s text:c="2"/>вы <text:s text:c="2"/>знаете, <text:s text:c="2"/>ваше <text:s text:c="2"/>превосходительство, <text:s text:c="2"/>мудрое <text:s text:c="2"/>правило,</text:p>
      <text:p text:style-name="Standard"><text:s text:c="2"/>предписывающее <text:s/>предполагать худшее, -- сказал <text:s/>австрийский генерал, <text:s/>видимо</text:p>
      <text:p text:style-name="Standard"><text:s text:c="2"/>желая покончить с шутками и приступить к делу.</text:p>
      <text:p text:style-name="Standard"><text:s text:c="7"/>Он невольно оглянулся на адъютанта.</text:p>
      <text:p text:style-name="Standard"><text:s text:c="7"/>-- Извините, генерал, -- перебил его Кутузов и тоже поворотился к князю</text:p>
      <text:p text:style-name="Standard"><text:s text:c="2"/>Андрею. <text:s/>-- <text:s/>Вот <text:s/>что, <text:s/>мой <text:s/>любезный, возьми <text:s/>ты <text:s/>все <text:s/>донесения <text:s/>от <text:s/>наших</text:p>
      <text:p text:style-name="Standard"><text:s text:c="2"/>лазутчиков у Козловского. Вот два письма от графа Ностица, вот письмо от его</text:p>
      <text:p text:style-name="Standard"><text:s text:c="2"/>высочества <text:s/>эрцгерцога <text:s/>Фердинанда, <text:s/>вот <text:s/>еще, <text:s/>-- <text:s/>сказал <text:s/>он, подавая <text:s/>ему</text:p>
      <text:p text:style-name="Standard"><text:s text:c="2"/>несколько <text:s/>бумаг. <text:s/>-- <text:s/>И <text:s/>из <text:s/>всего этого <text:s/>чистенько, на <text:s/>французском языке,</text:p>
      <text:p text:style-name="Standard"><text:s text:c="2"/>составь mеmorandum, записочку, для видимости всех тех известий, которые мы о</text:p>
      <text:p text:style-name="Standard"><text:s text:c="2"/>действиях <text:s text:c="2"/>австрийской <text:s text:c="2"/>армии <text:s text:c="2"/>имели. <text:s text:c="2"/>Ну, <text:s/>так-то, <text:s/>и <text:s text:c="2"/>представь <text:s text:c="2"/>его</text:p>
      <text:p text:style-name="Standard"><text:s text:c="2"/>превосходительству.</text:p>
      <text:p text:style-name="Standard"><text:s text:c="7"/>Князь Андрей <text:s/>наклонил голову в <text:s/>знак <text:s/>того, что понял с первых слов не</text:p>
      <text:p text:style-name="Standard"><text:s text:c="2"/>только то, что было сказано, <text:s/>но и то, что <text:s/>желал бы сказать ему Кутузов. Он</text:p>
      <text:p text:style-name="Standard"><text:s text:c="2"/>собрал бумаги, и, отдав общий поклон, тихо шагая по ковру, вышел в приемную.</text:p>
      <text:p text:style-name="Standard"><text:s text:c="7"/>Несмотря на <text:s/>то, что еще не много <text:s/>времени прошло с тех <text:s/>пор, как князь</text:p>
      <text:p text:style-name="Standard"><text:s text:c="2"/>Андрей <text:s/>оставил <text:s/>Россию, <text:s/>он много изменился за это время. В <text:s/>выражении <text:s/>его</text:p>
      <text:p text:style-name="Standard"><text:s text:c="2"/>лица, <text:s/>в движениях, в походке <text:s/>почти не было <text:s/>заметно <text:s/>прежнего притворства,</text:p>
      <text:p text:style-name="Standard"><text:soft-page-break/><text:s text:c="2"/>усталости и <text:s/>лени; <text:s/>он <text:s/>имел <text:s/>вид <text:s/>человека, <text:s/>не <text:s/>имеющего времени <text:s/>думать о</text:p>
      <text:p text:style-name="Standard"><text:s text:c="2"/>впечатлении, <text:s/>какое <text:s/>он производит на <text:s/>других, <text:s/>и занятого делом <text:s/>приятным и</text:p>
      <text:p text:style-name="Standard"><text:s text:c="2"/>интересным. Лицо его <text:s/>выражало больше довольства собой и окружающими; улыбка</text:p>
      <text:p text:style-name="Standard"><text:s text:c="2"/>и взгляд его были веселее и привлекательнее.</text:p>
      <text:p text:style-name="Standard"><text:s text:c="7"/>Кутузов, <text:s/>которого он догнал еще в <text:s/>Польше, <text:s/>принял его <text:s/>очень ласково,</text:p>
      <text:p text:style-name="Standard"><text:s text:c="2"/>обещал ему не забывать его, <text:s/>отличал от <text:s/>других адъютантов, брал с <text:s/>собою <text:s/>в</text:p>
      <text:p text:style-name="Standard"><text:s text:c="2"/>Вену и давал более серьезные поручения. Из Вены Кутузов писал своему старому</text:p>
      <text:p text:style-name="Standard"><text:s text:c="2"/>товарищу, отцу князя Андрея:</text:p>
      <text:p text:style-name="Standard"><text:s text:c="7"/>"Ваш <text:s/>сын, <text:s/>-- <text:s/>писал <text:s/>он, -- <text:s/>надежду <text:s/>подает <text:s/>быть <text:s/>офицером, из ряду</text:p>
      <text:p text:style-name="Standard"><text:s text:c="2"/>выходящим <text:s/>по своим <text:s/>занятиям, твердости и исполнительности. <text:s/>Я <text:s/>считаю себя</text:p>
      <text:p text:style-name="Standard"><text:s text:c="2"/>счастливым, имея под рукой такого подчиненного".</text:p>
      <text:p text:style-name="Standard"><text:s text:c="7"/>В <text:s/>штабе Кутузова, между товарищами-сослуживцами и вообще в армии князь</text:p>
      <text:p text:style-name="Standard"><text:s text:c="2"/>Андрей, <text:s text:c="2"/>так <text:s text:c="3"/>же <text:s text:c="3"/>как <text:s text:c="2"/>и <text:s text:c="2"/>в <text:s text:c="2"/>петербургском <text:s text:c="2"/>обществе, <text:s text:c="3"/>имел <text:s text:c="2"/>две</text:p>
      <text:p text:style-name="Standard"><text:s text:c="2"/>совершенно-противоположные репутации.</text:p>
      <text:p text:style-name="Standard"><text:s text:c="7"/>Одни, меньшая часть, признавали князя Андрея чем-то особенным от себя и</text:p>
      <text:p text:style-name="Standard"><text:s text:c="2"/>от <text:s/>всех <text:s/>других <text:s/>людей, <text:s/>ожидали <text:s/>от <text:s/>него <text:s/>больших успехов, <text:s/>слушали <text:s/>его,</text:p>
      <text:p text:style-name="Standard"><text:s text:c="2"/>восхищались им и подражали <text:s/>ему; и с этими <text:s/>людьми князь Андрей <text:s/>был прост и</text:p>
      <text:p text:style-name="Standard"><text:s text:c="2"/>приятен. Другие, большинство, не любили <text:s/>князя <text:s/>Андрея, считали его надутым,</text:p>
      <text:p text:style-name="Standard"><text:s text:c="2"/>холодным и <text:s/>неприятным <text:s/>человеком. <text:s/>Но <text:s/>с <text:s/>этими <text:s/>людьми <text:s/>князь Андрей <text:s/>умел</text:p>
      <text:p text:style-name="Standard"><text:s text:c="2"/>поставить себя так, что его уважали и даже боялись.</text:p>
      <text:p text:style-name="Standard"><text:s text:c="7"/>Выйдя в приемную из кабинета Кутузова, князь Андрей <text:s/>с бумагами подошел</text:p>
      <text:p text:style-name="Standard"><text:s text:c="2"/>к товарищу,дежурному адъютанту Козловскому, который с книгой сидел у окна.</text:p>
      <text:p text:style-name="Standard"><text:s text:c="7"/>-- Ну, что, князь? -- спросил Козловский.</text:p>
      <text:p text:style-name="Standard"><text:s text:c="7"/>-- Приказано составить записку, почему нейдем вперед.</text:p>
      <text:p text:style-name="Standard"><text:s text:c="7"/>-- А почему?</text:p>
      <text:p text:style-name="Standard"><text:s text:c="7"/>Князь Андрей пожал плечами.</text:p>
      <text:p text:style-name="Standard"><text:s text:c="7"/>-- Нет известия от Мака? -- спросил Козловский.</text:p>
      <text:p text:style-name="Standard"><text:s text:c="7"/>-- Нет.</text:p>
      <text:p text:style-name="Standard"><text:s text:c="7"/>-- Ежели бы правда, что он разбит, так пришло бы известие.</text:p>
      <text:p text:style-name="Standard"><text:s text:c="7"/>-- Вероятно, -- сказал князь Андрей и направился к выходной двери; но в</text:p>
      <text:p text:style-name="Standard"><text:s text:c="2"/>то же время навстречу ему, хлопнув дверью, быстро <text:s/>вошел в приемную высокий,</text:p>
      <text:p text:style-name="Standard"><text:s text:c="2"/>очевидно <text:s/>приезжий, <text:s/>австрийский <text:s/>генерал <text:s/>в сюртуке, <text:s/>с <text:s/>повязанною <text:s/>черным</text:p>
      <text:p text:style-name="Standard"><text:s text:c="2"/>платком головой и с орденом Марии-Терезии на шее. Князь Андрей остановился.</text:p>
      <text:p text:style-name="Standard"><text:s text:c="7"/>-- <text:s/>Генерал-аншеф Кутузов? <text:s/>-- быстро <text:s/>проговорил <text:s/>приезжий <text:s/>генерал <text:s/>с</text:p>
      <text:p text:style-name="Standard"><text:s text:c="2"/>резким <text:s/>немецким <text:s/>выговором, <text:s/>оглядываясь <text:s/>на <text:s/>обе <text:s/>стороны <text:s/>и без остановки</text:p>
      <text:p text:style-name="Standard"><text:s text:c="2"/>проходя к двери кабинета.</text:p>
      <text:p text:style-name="Standard"><text:s text:c="7"/>-- Генерал-аншеф <text:s/>занят, <text:s/>-- <text:s/>сказал <text:s/>Козловский, торопливо <text:s/>подходя <text:s/>к</text:p>
      <text:p text:style-name="Standard"><text:s text:c="2"/>неизвестному генералу и <text:s/>загораживая ему дорогу от двери. -- <text:s/>Как <text:s/>прикажете</text:p>
      <text:p text:style-name="Standard"><text:s text:c="2"/>доложить?</text:p>
      <text:p text:style-name="Standard"><text:s text:c="7"/>Неизвестный <text:s/>генерал <text:s/>презрительно оглянулся <text:s/>сверху вниз на невысокого</text:p>
      <text:p text:style-name="Standard"><text:s text:c="2"/>ростом Козловского, как будто удивляясь, что его могут не знать.</text:p>
      <text:p text:style-name="Standard"><text:s text:c="7"/>-- Генерал-аншеф занят, -- спокойно повторил Козловский.</text:p>
      <text:p text:style-name="Standard"><text:s text:c="7"/>Лицо генерала нахмурилось, <text:s/>губы <text:s/>его <text:s/>дернулись и задрожали. <text:s/>Он вынул</text:p>
      <text:p text:style-name="Standard"><text:s text:c="2"/>записную <text:s/>книжку, быстро <text:s/>начертил что-то карандашом, <text:s/>вырвал листок, отдал,</text:p>
      <text:p text:style-name="Standard"><text:s text:c="2"/>быстрыми <text:s/>шагами подошел к окну, бросил свое тело на стул и оглянул бывших в</text:p>
      <text:p text:style-name="Standard"><text:s text:c="2"/>комнате, <text:s/>как будто <text:s/>спрашивая: зачем <text:s/>они на него <text:s/>смотрят? <text:s/>Потом <text:s/>генерал</text:p>
      <text:p text:style-name="Standard"><text:s text:c="2"/>поднял голову, <text:s/>вытянул шею, как будто намереваясь что-то сказать, но тотчас</text:p>
      <text:p text:style-name="Standard"><text:s text:c="2"/>же, как <text:s/>будто небрежно начиная <text:s/>напевать про себя, <text:s/>произвел странный звук,</text:p>
      <text:p text:style-name="Standard"><text:s text:c="2"/>который <text:s/>тотчас <text:s/>же <text:s/>пресекся. <text:s/>Дверь кабинета <text:s/>отворилась, <text:s/>и <text:s/>на пороге ее</text:p>
      <text:p text:style-name="Standard"><text:s text:c="2"/>показался <text:s/>Кутузов. <text:s/>Генерал <text:s/>с <text:s/>повязанною <text:s/>головой, <text:s/>как <text:s/>будто <text:s/>убегая от</text:p>
      <text:p text:style-name="Standard"><text:s text:c="2"/>опасности, <text:s/>нагнувшись, <text:s/>большими, <text:s/>быстрыми <text:s/>шагами <text:s/>худых <text:s/>ног <text:s/>подошел <text:s/>к</text:p>
      <text:p text:style-name="Standard"><text:s text:c="2"/>Кутузову.</text:p>
      <text:p text:style-name="Standard"><text:soft-page-break/><text:s text:c="7"/>-- Vous <text:s/>voyez <text:s/>le <text:s/>malheureux <text:s/>Mack, <text:s/>[2] <text:s/>-- <text:s/>проговорил <text:s/>он</text:p>
      <text:p text:style-name="Standard"><text:s text:c="2"/>сорвавшимся голосом.</text:p>
      <text:p text:style-name="Standard"><text:s text:c="7"/>Лицо <text:s/>Кутузова, <text:s/>стоявшего <text:s/>в <text:s/>дверях <text:s text:c="2"/>кабинета, <text:s/>несколько <text:s/>мгновений</text:p>
      <text:p text:style-name="Standard"><text:s text:c="2"/>оставалось <text:s/>совершенно <text:s/>неподвижно. Потом, как волна, пробежала по <text:s/>его лицу</text:p>
      <text:p text:style-name="Standard"><text:s text:c="2"/>морщина, лоб <text:s/>разгладился; <text:s/>он <text:s/>почтительно <text:s/>наклонил голову, <text:s/>закрыл глаза,</text:p>
      <text:p text:style-name="Standard"><text:s text:c="2"/>молча пропустил мимо себя Мака и сам за собой затворил дверь.</text:p>
      <text:p text:style-name="Standard"><text:s text:c="7"/>Слух, уже распространенный прежде, о разбитии австрийцев и о сдаче всей</text:p>
      <text:p text:style-name="Standard"><text:s text:c="2"/>армии под <text:s/>Ульмом, оказывался <text:s/>справедливым. <text:s/>Через <text:s/>полчаса уже <text:s/>по <text:s/>разным</text:p>
      <text:p text:style-name="Standard"><text:s text:c="2"/>направлениям были <text:s/>разосланы <text:s/>адъютанты <text:s/>с <text:s/>приказаниями, доказывавшими, что</text:p>
      <text:p text:style-name="Standard"><text:s text:c="2"/>скоро и <text:s/>русские <text:s/>войска, <text:s/>до <text:s/>сих пор <text:s/>бывшие в бездействии, <text:s/>должны <text:s/>будут</text:p>
      <text:p text:style-name="Standard"><text:s text:c="2"/>встретиться с неприятелем.</text:p>
      <text:p text:style-name="Standard"><text:s text:c="7"/>Князь Андрей был <text:s/>один из <text:s/>тех редких офицеров в штабе, который полагал</text:p>
      <text:p text:style-name="Standard"><text:s text:c="2"/>свой главный <text:s/>интерес в <text:s/>общем <text:s/>ходе <text:s/>военного <text:s/>дела. Увидав Мака <text:s/>и услыхав</text:p>
      <text:p text:style-name="Standard"><text:s text:c="2"/>подробности его погибели, <text:s/>он понял, что половина кампании проиграна, <text:s/>понял</text:p>
      <text:p text:style-name="Standard"><text:s text:c="2"/>всю трудность положения русских войск и живо вообразил себе то, что <text:s/>ожидает</text:p>
      <text:p text:style-name="Standard"><text:s text:c="2"/>армию, и ту роль, которую он должен будет играть в ней.</text:p>
      <text:p text:style-name="Standard"><text:s text:c="7"/>Невольно <text:s/>он <text:s/>испытывал <text:s/>волнующее <text:s/>радостное <text:s text:c="2"/>чувство <text:s/>при <text:s text:c="2"/>мысли <text:s/>о</text:p>
      <text:p text:style-name="Standard"><text:s text:c="2"/>посрамлении <text:s/>самонадеянной Австрии и <text:s/>о <text:s/>том, что через неделю, может <text:s/>быть,</text:p>
      <text:p text:style-name="Standard"><text:s text:c="2"/>придется ему <text:s/>увидеть и принять участие в столкновении русских с французами,</text:p>
      <text:p text:style-name="Standard"><text:s text:c="2"/>впервые после Суворова.</text:p>
      <text:p text:style-name="Standard"><text:s text:c="7"/>Но <text:s/>он <text:s/>боялся <text:s/>гения Бонапарта, <text:s/>который <text:s/>мог оказаться <text:s/>сильнее <text:s/>всей</text:p>
      <text:p text:style-name="Standard"><text:s text:c="2"/>храбрости <text:s/>русских войск, <text:s/>и вместе с тем не мог допустить позора для своего</text:p>
      <text:p text:style-name="Standard"><text:s text:c="2"/>героя.</text:p>
      <text:p text:style-name="Standard"><text:s text:c="7"/>Взволнованный и раздраженный <text:s/>этими мыслями, князь Андрей <text:s/>пошел в свою</text:p>
      <text:p text:style-name="Standard"><text:s text:c="2"/>комнату, чтобы <text:s/>написать отцу, которому он писал <text:s/>каждый день. <text:s/>Он сошелся в</text:p>
      <text:p text:style-name="Standard"><text:s text:c="2"/>коридоре с своим сожителем Несвицким и шутником <text:s/>Жерковым; они, <text:s/>как всегда,</text:p>
      <text:p text:style-name="Standard"><text:s text:c="2"/>чему-то смеялись.</text:p>
      <text:p text:style-name="Standard"><text:s text:c="7"/>-- <text:s/>Что <text:s/>ты <text:s/>так <text:s/>мрачен? <text:s/>-- <text:s/>спросил <text:s/>Несвицкий, <text:s/>заметив <text:s/>бледное <text:s/>с</text:p>
      <text:p text:style-name="Standard"><text:s text:c="2"/>блестящими глазами лицо князя Андрея.</text:p>
      <text:p text:style-name="Standard"><text:s text:c="7"/>-- Веселиться нечему, -- отвечал Болконский.</text:p>
      <text:p text:style-name="Standard"><text:s text:c="7"/>В то время как князь Андрей сошелся <text:s/>с Несвицким и Жерковым, <text:s/>с <text:s/>другой</text:p>
      <text:p text:style-name="Standard"><text:s text:c="2"/>стороны <text:s/>коридора навстречу им шли Штраух, <text:s/>австрийский генерал, <text:s/>состоявший</text:p>
      <text:p text:style-name="Standard"><text:s text:c="2"/>при штабе <text:s/>Кутузова для наблюдения за продовольствием русской <text:s/>армии, и член</text:p>
      <text:p text:style-name="Standard"><text:s text:c="2"/>гофкригсрата, <text:s/>приехавшие <text:s/>накануне. <text:s/>По <text:s/>широкому коридору <text:s/>было достаточно</text:p>
      <text:p text:style-name="Standard"><text:s text:c="2"/>места, чтобы генералы могли свободно разойтись с тремя офицерами; но Жерков,</text:p>
      <text:p text:style-name="Standard"><text:s text:c="2"/>отталкивая рукой Несвицкого, запыхавшимся голосом проговорил:</text:p>
      <text:p text:style-name="Standard"><text:s text:c="7"/>-- Идут!... идут!... посторонитесь, дорогу! пожалуйста дорогу!</text:p>
      <text:p text:style-name="Standard"><text:s text:c="7"/>Генералы проходили с видом <text:s/>желания избавиться от утруждающих почестей.</text:p>
      <text:p text:style-name="Standard"><text:s text:c="2"/>На <text:s/>лице шутника <text:s/>Жеркова выразилась вдруг глупая улыбка радости, которой он</text:p>
      <text:p text:style-name="Standard"><text:s text:c="2"/>как будто не мог удержать.</text:p>
      <text:p text:style-name="Standard"><text:s text:c="7"/>-- Ваше превосходительство, <text:s/>-- сказал он по-немецки, выдвигаясь вперед</text:p>
      <text:p text:style-name="Standard"><text:s text:c="2"/>и обращаясь к австрийскому генералу. -- Имею честь поздравить.</text:p>
      <text:p text:style-name="Standard"><text:s text:c="7"/>Он наклонил голову и неловко, как дети, которые <text:s/>учатся танцовать, стал</text:p>
      <text:p text:style-name="Standard"><text:s text:c="2"/>расшаркиваться то одной, то другой ногой.</text:p>
      <text:p text:style-name="Standard"><text:s text:c="7"/>Генерал, член <text:s/>гофкригсрата, <text:s/>строго <text:s/>оглянулся <text:s/>на <text:s/>него; <text:s/>не <text:s/>заметив</text:p>
      <text:p text:style-name="Standard"><text:s text:c="2"/>серьезность <text:s/>глупой <text:s/>улыбки, <text:s/>не <text:s/>мог <text:s/>отказать <text:s/>в <text:s/>минутном <text:s text:c="2"/>внимании. <text:s/>Он</text:p>
      <text:p text:style-name="Standard"><text:s text:c="2"/>прищурился, показывая, что слушает.</text:p>
      <text:p text:style-name="Standard"><text:s text:c="7"/>-- <text:s/>Имею честь <text:s/>поздравить, генерал <text:s/>Мак <text:s/>приехал,совсем <text:s/>здоров,только</text:p>
      <text:p text:style-name="Standard"><text:s text:c="2"/>немного тут зашибся, -- прибавил он,сияя улыбкой и указывая на свою голову.</text:p>
      <text:p text:style-name="Standard"><text:s text:c="7"/>Генерал нахмурился, отвернулся и пошел дальше.</text:p>
      <text:p text:style-name="Standard"><text:s text:c="7"/>-- Gott, wie naiv! [3] -- сказал он сердито, отойдя <text:s/>несколько</text:p>
      <text:p text:style-name="Standard"><text:s text:c="2"/>шагов.</text:p>
      <text:p text:style-name="Standard"><text:soft-page-break/><text:s text:c="7"/>Несвицкий <text:s/>с <text:s/>хохотом <text:s/>обнял <text:s/>князя <text:s/>Андрея, <text:s/>но Болконский, <text:s/>еще более</text:p>
      <text:p text:style-name="Standard"><text:s text:c="2"/>побледнев, с злобным выражением в лице, оттолкнул его и обратился к Жеркову.</text:p>
      <text:p text:style-name="Standard"><text:s text:c="2"/>То нервное раздражение, <text:s/>в <text:s/>которое его привели <text:s/>вид Мака, <text:s/>известие <text:s/>об его</text:p>
      <text:p text:style-name="Standard"><text:s text:c="2"/>поражении <text:s/>и мысли <text:s/>о <text:s/>том, что ожидает русскую армию, <text:s/>нашло <text:s/>себе исход <text:s/>в</text:p>
      <text:p text:style-name="Standard"><text:s text:c="2"/>озлоблении на неуместную шутку Жеркова.</text:p>
      <text:p text:style-name="Standard"><text:s text:c="7"/>-- Если вы, милостивый государь, -- заговорил он <text:s/>пронзительно с легким</text:p>
      <text:p text:style-name="Standard"><text:s text:c="2"/>дрожанием нижней <text:s/>челюсти, -- хотите быть шутом, <text:s/>то я <text:s/>вам в <text:s/>этом не <text:s/>могу</text:p>
      <text:p text:style-name="Standard"><text:s text:c="2"/>воспрепятствовать; <text:s/>но <text:s/>объявляю <text:s/>вам, <text:s/>что <text:s/>если <text:s/>вы <text:s/>осмелитесь другой раз</text:p>
      <text:p text:style-name="Standard"><text:s text:c="2"/>скоморошничать в моем присутствии, то я вас научу, как вести себя.</text:p>
      <text:p text:style-name="Standard"><text:s text:c="7"/>Несвицкий и Жерков <text:s/>так были удивлены этой выходкой, что молча, раскрыв</text:p>
      <text:p text:style-name="Standard"><text:s text:c="2"/>глаза, смотрели на Болконского.</text:p>
      <text:p text:style-name="Standard"><text:s text:c="7"/>-- Что ж, я поздравил только, -- сказал Жерков.</text:p>
      <text:p text:style-name="Standard"><text:s text:c="7"/>-- Я не шучу с вами, извольте молчать! -- крикнул Болконский и, взяв за</text:p>
      <text:p text:style-name="Standard"><text:s text:c="2"/>руку Несвицкого, пошел прочь от Жеркова, не находившего, что ответить.</text:p>
      <text:p text:style-name="Standard"><text:s text:c="7"/>-- Ну, что ты, братец, -- успокоивая сказал Несвицкий.</text:p>
      <text:p text:style-name="Standard"><text:s text:c="7"/>-- Как что? -- заговорил князь Андрей, <text:s/>останавливаясь от <text:s/>волнения. --</text:p>
      <text:p text:style-name="Standard"><text:s text:c="2"/>Да <text:s/>ты <text:s/>пойми, что мы, или офицеры, которые служим своему царю и отечеству и</text:p>
      <text:p text:style-name="Standard"><text:s text:c="2"/>радуемся общему успеху <text:s/>и печалимся об общей неудаче, <text:s/>или мы лакеи, которым</text:p>
      <text:p text:style-name="Standard"><text:s text:c="2"/>дела нет до господского дела. Quarante milles hommes massacrés et l'ario mée</text:p>
      <text:p text:style-name="Standard"><text:s text:c="2"/>de nos alliés détruite, et vous trouvez là le mot <text:s/>pour <text:s/>rire, -- сказал он,</text:p>
      <text:p text:style-name="Standard"><text:s text:c="2"/>как будто этою французскою фразой закрепляя <text:s/>свое мнение. -- C'est bien pour</text:p>
      <text:p text:style-name="Standard"><text:s text:c="2"/>un garçon de rien, comme <text:s/>cet individu, dont <text:s/>vous avez fait un <text:s/>ami,</text:p>
      <text:p text:style-name="Standard"><text:s text:c="2"/>mais pas pour vous, pas <text:s/>pour vous. [4] Мальчишкам только можно так</text:p>
      <text:p text:style-name="Standard"><text:s text:c="2"/>забавляться, <text:s/>-- сказал <text:s/>князь <text:s/>Андрей <text:s/>по-русски, выговаривая это <text:s/>слово <text:s/>с</text:p>
      <text:p text:style-name="Standard"><text:s text:c="2"/>французским акцентом, заметив, что Жерков мог еще слышать его.</text:p>
      <text:p text:style-name="Standard"><text:s text:c="7"/>Он подождал, не ответит ли что корнет. Но <text:s/>корнет повернулся и вышел из</text:p>
      <text:p text:style-name="Standard"><text:s text:c="2"/>коридора.</text:p>
      <text:p text:style-name="Standard"><text:s text:c="2"/></text:p>
      <text:p text:style-name="Standard"><text:s text:c="2"/></text:p>
      <text:p text:style-name="Standard"><text:s text:c="2"/></text:p>
      <text:p text:style-name="Standard">IV.</text:p>
      <text:p text:style-name="Standard"></text:p>
      <text:p text:style-name="Standard"></text:p>
      <text:p text:style-name="Standard"><text:s text:c="2"/></text:p>
      <text:p text:style-name="Standard"><text:s text:c="7"/>Гусарский Павлоградский полк стоял в двух милях от Браунау. Эскадрон, в</text:p>
      <text:p text:style-name="Standard"><text:s text:c="2"/>котором <text:s/>юнкером <text:s/>служил <text:s/>Николай Ростов, расположен был в немецкой <text:s/>деревне</text:p>
      <text:p text:style-name="Standard"><text:s text:c="2"/>Зальценек. <text:s/>Эскадронному <text:s/>командиру, <text:s/>ротмистру <text:s/>Денисову, <text:s/>известному <text:s/>всей</text:p>
      <text:p text:style-name="Standard"><text:s text:c="2"/>кавалерийской <text:s/>дивизии <text:s/>под <text:s/>именем Васьки Денисова, <text:s/>была <text:s/>отведена <text:s/>лучшая</text:p>
      <text:p text:style-name="Standard"><text:s text:c="2"/>квартира <text:s/>в <text:s/>деревне. <text:s/>Юнкер <text:s/>Ростов <text:s/>с <text:s/>тех самых пор, как он догнал полк в</text:p>
      <text:p text:style-name="Standard"><text:s text:c="2"/>Польше, жил вместе с эскадронным командиром.</text:p>
      <text:p text:style-name="Standard"><text:s text:c="7"/>11 октября, в тот самый день, когда в главной квартире все было поднято</text:p>
      <text:p text:style-name="Standard"><text:s text:c="2"/>на <text:s/>ноги <text:s/>известием <text:s/>о поражении Мака, <text:s/>в <text:s/>штабе <text:s/>эскадрона <text:s/>походная <text:s/>жизнь</text:p>
      <text:p text:style-name="Standard"><text:s text:c="2"/>спокойно <text:s/>шла по-старому. <text:s/>Денисов, <text:s/>проигравший <text:s/>всю <text:s/>ночь в <text:s/>карты, еще не</text:p>
      <text:p text:style-name="Standard"><text:s text:c="2"/>приходил домой, когда Ростов, рано <text:s/>утром, <text:s/>верхом, вернулся <text:s/>с фуражировки.</text:p>
      <text:p text:style-name="Standard"><text:s text:c="2"/>Ростов в юнкерском <text:s/>мундире <text:s/>подъехал к <text:s/>крыльцу, толконув <text:s/>лошадь, <text:s/>гибким,</text:p>
      <text:p text:style-name="Standard"><text:s text:c="2"/>молодым <text:s/>жестом <text:s/>скинул <text:s/>ногу, <text:s/>постоял <text:s/>на <text:s/>стремени, <text:s/>как <text:s/>будто <text:s/>не желая</text:p>
      <text:p text:style-name="Standard"><text:s text:c="2"/>расстаться с лошадью, наконец, спрыгнул и крикнул вестового.</text:p>
      <text:p text:style-name="Standard"><text:s text:c="7"/>-- <text:s/>А, <text:s/>Бондаренко, <text:s/>друг <text:s/>сердечный, <text:s/>-- <text:s/>проговорил <text:s/>он <text:s/>бросившемуся</text:p>
      <text:p text:style-name="Standard"><text:s text:c="2"/>стремглав к <text:s/>его <text:s/>лошади <text:s/>гусару. <text:s/>-- <text:s/>Выводи, дружок, <text:s/>-- сказал <text:s/>он <text:s/>с тою</text:p>
      <text:p text:style-name="Standard"><text:s text:c="2"/>братскою, веселою нежностию, с которою <text:s/>обращаются <text:s/>со всеми хорошие молодые</text:p>
      <text:p text:style-name="Standard"><text:s text:c="2"/>люди, когда они счастливы.</text:p>
      <text:p text:style-name="Standard"><text:s text:c="7"/>-- <text:s/>Слушаю, <text:s/>ваше <text:s/>сиятельство, <text:s/>-- отвечал <text:s/>хохол, <text:s/>встряхивая <text:s/>весело</text:p>
      <text:p text:style-name="Standard"><text:soft-page-break/><text:s text:c="2"/>головой.</text:p>
      <text:p text:style-name="Standard"><text:s text:c="7"/>-- Смотри же, выводи хорошенько!</text:p>
      <text:p text:style-name="Standard"><text:s text:c="7"/>Другой <text:s/>гусар <text:s/>бросился <text:s/>тоже <text:s/>к лошади, <text:s/>но Бондаренко <text:s/>уже <text:s/>перекинул</text:p>
      <text:p text:style-name="Standard"><text:s text:c="2"/>поводья трензеля. Видно <text:s/>было, <text:s/>что <text:s/>юнкер <text:s/>давал <text:s/>хорошо <text:s/>на <text:s/>водку, и <text:s/>что</text:p>
      <text:p text:style-name="Standard"><text:s text:c="2"/>услужить <text:s/>ему было выгодно. Ростов <text:s/>погладил лошадь по шее, потом по крупу и</text:p>
      <text:p text:style-name="Standard"><text:s text:c="2"/>остановился на крыльце.</text:p>
      <text:p text:style-name="Standard"><text:s text:c="7"/>"Славно! <text:s/>Такая <text:s/>будет <text:s/>лошадь!" сказал <text:s/>он <text:s/>сам <text:s/>себе <text:s/>и, <text:s/>улыбаясь <text:s/>и</text:p>
      <text:p text:style-name="Standard"><text:s text:c="2"/>придерживая саблю, взбежал на крыльцо, погромыхивая шпорами. Хозяин-немец, в</text:p>
      <text:p text:style-name="Standard"><text:s text:c="2"/>фуфайке и <text:s/>колпаке, <text:s/>с <text:s/>вилами, <text:s/>которыми <text:s/>он <text:s/>вычищал <text:s/>навоз, <text:s/>выглянул <text:s/>из</text:p>
      <text:p text:style-name="Standard"><text:s text:c="2"/>коровника. <text:s/>Лицо немца вдруг просветлело, как <text:s/>только он увидал Ростова. <text:s/>Он</text:p>
      <text:p text:style-name="Standard"><text:s text:c="2"/>весело <text:s/>улыбнулся <text:s/>и <text:s/>подмигнул: <text:s/>"Schön, <text:s/>gut <text:s/>Morgen! Schön, gut <text:s/>Morgen!"</text:p>
      <text:p text:style-name="Standard"><text:s text:c="2"/>[5] повторял он, видимо, находя удовольствие в приветствии молодого</text:p>
      <text:p text:style-name="Standard"><text:s text:c="2"/>человека.</text:p>
      <text:p text:style-name="Standard"><text:s text:c="7"/>-- <text:s/>Schon <text:s/>fleissig! <text:s/>[6] <text:s/>-- <text:s/>сказал <text:s/>Ростов <text:s/>все <text:s/>с <text:s/>тою <text:s/>же</text:p>
      <text:p text:style-name="Standard"><text:s text:c="2"/>радостною, <text:s/>братскою улыбкой, <text:s/>какая <text:s/>не сходила с <text:s/>его оживленного лица. --</text:p>
      <text:p text:style-name="Standard"><text:s text:c="2"/>Hoch <text:s/>Oestreicher! <text:s/>Hoch <text:s/>Russen! <text:s/>Kaiser Alexander <text:s/>hoch! <text:s/>[7] <text:s/>--</text:p>
      <text:p text:style-name="Standard"><text:s text:c="2"/>обратился он к немцу, повторяя слова, говоренные часто немцем-хозяином.</text:p>
      <text:p text:style-name="Standard"><text:s text:c="7"/>Немец засмеялся, вышел совсем из двери коровника, сдернул</text:p>
      <text:p text:style-name="Standard"><text:s text:c="7"/>колпак и, взмахнув им над головой, закричал:</text:p>
      <text:p text:style-name="Standard"><text:s text:c="7"/>-- Und die ganze Welt hoch! [8]</text:p>
      <text:p text:style-name="Standard"><text:s text:c="7"/>Ростов сам так же, как немец, взмахнул <text:s/>фуражкой над головой и, смеясь,</text:p>
      <text:p text:style-name="Standard"><text:s text:c="2"/>закричал: "Und <text:s/>Vivat die <text:s/>ganze <text:s/>Welt"! <text:s/>Хотя не <text:s/>было <text:s/>никакой <text:s/>причины <text:s/>к</text:p>
      <text:p text:style-name="Standard"><text:s text:c="2"/>особенной радости ни <text:s/>для <text:s/>немца, вычищавшего свой коровник, ни для Ростова,</text:p>
      <text:p text:style-name="Standard"><text:s text:c="2"/>ездившего <text:s/>со взводом <text:s/>за сеном, оба <text:s/>человека эти с счастливым <text:s/>восторгом и</text:p>
      <text:p text:style-name="Standard"><text:s text:c="2"/>братскою любовью посмотрели друг на друга, потрясли головами в знак взаимной</text:p>
      <text:p text:style-name="Standard"><text:s text:c="2"/>любви <text:s/>и <text:s/>улыбаясь разошлись -- <text:s/>немец в коровник, а Ростов в <text:s/>избу, которую</text:p>
      <text:p text:style-name="Standard"><text:s text:c="2"/>занимал с Денисовым.</text:p>
      <text:p text:style-name="Standard"><text:s text:c="7"/>-- <text:s/>Что барин? <text:s/>-- <text:s/>спросил <text:s/>он <text:s/>у <text:s/>Лаврушки, <text:s/>известного <text:s/>всему <text:s/>полку</text:p>
      <text:p text:style-name="Standard"><text:s text:c="2"/>плута-лакея Денисова.</text:p>
      <text:p text:style-name="Standard"><text:s text:c="7"/>-- С вечера не бывали. Верно, проигрались, -- отвечал Лаврушка. -- Уж я</text:p>
      <text:p text:style-name="Standard"><text:s text:c="2"/>знаю, коли <text:s/>выиграют, рано придут хвастаться, а <text:s/>коли <text:s/>до <text:s/>утра нет, значит,</text:p>
      <text:p text:style-name="Standard"><text:s text:c="2"/>продулись, -- сердитые придут. Кофею прикажете?</text:p>
      <text:p text:style-name="Standard"><text:s text:c="7"/>-- Давай, давай.</text:p>
      <text:p text:style-name="Standard"><text:s text:c="7"/>Через 10 минут <text:s/>Лаврушка принес кофею. <text:s/>Идут! -- <text:s/>сказал он, -- <text:s/>теперь</text:p>
      <text:p text:style-name="Standard"><text:s text:c="2"/>беда. <text:s/>-- <text:s/>Ростов заглянул в <text:s/>окно и <text:s/>увидал возвращающегося домой Денисова.</text:p>
      <text:p text:style-name="Standard"><text:s text:c="2"/>Денисов <text:s/>был маленький человек <text:s/>с красным лицом, блестящими черными глазами,</text:p>
      <text:p text:style-name="Standard"><text:s text:c="2"/>черными <text:s/>взлохмоченными усами <text:s/>и <text:s/>волосами. На нем <text:s/>был расстегнутый ментик,</text:p>
      <text:p text:style-name="Standard"><text:s text:c="2"/>спущенные <text:s/>в <text:s/>складках широкие <text:s/>чикчиры, <text:s/>и на <text:s/>затылке была <text:s/>надета <text:s/>смятая</text:p>
      <text:p text:style-name="Standard"><text:s text:c="2"/>гусарская шапочка. Он мрачно, опустив голову, приближался к крыльцу.</text:p>
      <text:p text:style-name="Standard"><text:s text:c="7"/>-- Лавг'ушка, -- закричал он громко и сердито. -- Ну, снимай, болван!</text:p>
      <text:p text:style-name="Standard"><text:s text:c="7"/>-- Да я и так снимаю, -- отвечал голос Лаврушки.</text:p>
      <text:p text:style-name="Standard"><text:s text:c="7"/>-- А! ты уж встал, -- сказал Денисов, входя в комнату.</text:p>
      <text:p text:style-name="Standard"><text:s text:c="7"/>-- Давно, -- сказал Ростов, -- я уже за сеном сходил и фрейлен Матильда</text:p>
      <text:p text:style-name="Standard"><text:s text:c="2"/>видел.</text:p>
      <text:p text:style-name="Standard"><text:s text:c="7"/>-- <text:s/>Вот <text:s/>как! А я пг'одулся, бг'ат, <text:s/>вчег'а, как сукин сын! -- закричал</text:p>
      <text:p text:style-name="Standard"><text:s text:c="2"/>Денисов, <text:s/>не выговаривая р. -- Такого несчастия! <text:s/>Такого <text:s/>несчастия! Как <text:s/>ты</text:p>
      <text:p text:style-name="Standard"><text:s text:c="2"/>уехал, так и пошло. Эй, чаю!</text:p>
      <text:p text:style-name="Standard"><text:s text:c="7"/>Денисов, сморщившись, как бы улыбаясь и выказывая свои короткие крепкие</text:p>
      <text:p text:style-name="Standard"><text:s text:c="2"/>зубы, 'начал обеими руками с короткими пальцами лохматить, <text:s/>как пес, взбитые</text:p>
      <text:p text:style-name="Standard"><text:s text:c="2"/>черные, густые волосы.</text:p>
      <text:p text:style-name="Standard"><text:s text:c="7"/>-- Чог'т меня <text:s/>дег'нул <text:s/>пойти <text:s/>к <text:s/>этой <text:s/>кг'ысе <text:s/>(прозвище офицера), <text:s/>--</text:p>
      <text:p text:style-name="Standard"><text:s text:c="2"/>растирая <text:s/>себе <text:s/>обеими <text:s/>руками <text:s/>лоб <text:s/>и лицо, <text:s/>говорил <text:s/>он. <text:s/>-- <text:s/>Можешь <text:s/>себе</text:p>
      <text:p text:style-name="Standard"><text:soft-page-break/><text:s text:c="2"/>пг`едставить, ни одной каг'ты, ни одной, ни одной каг'ты не дал.</text:p>
      <text:p text:style-name="Standard"><text:s text:c="7"/>Денисов <text:s/>взял подаваемую <text:s/>ему <text:s/>закуренную <text:s/>трубку, <text:s/>сжал <text:s/>в <text:s/>кулак, <text:s/>и,</text:p>
      <text:p text:style-name="Standard"><text:s text:c="2"/>рассыпая огонь, ударил ею по полу, продолжая кричать.</text:p>
      <text:p text:style-name="Standard"><text:s text:c="7"/>-- Семпель даст, паг'оль бьет; семпель даст, паг'оль бьет.</text:p>
      <text:p text:style-name="Standard"><text:s text:c="7"/>Он рассыпал огонь, разбил трубку и бросил ее. Денисов <text:s/>помолчал и вдруг</text:p>
      <text:p text:style-name="Standard"><text:s text:c="2"/>своими блестящими черными глазами весело взглянул на Ростова.</text:p>
      <text:p text:style-name="Standard"><text:s text:c="7"/>-- Хоть бы женщины были. А то тут, кг'оме как пить, делать нечего. Хоть</text:p>
      <text:p text:style-name="Standard"><text:s text:c="2"/>бы дг'аться ског'ей.</text:p>
      <text:p text:style-name="Standard"><text:s text:c="7"/>-- <text:s/>Эй, кто там? <text:s/>-- обратился он к двери, заслышав остановившиеся шаги</text:p>
      <text:p text:style-name="Standard"><text:s text:c="2"/>толстых сапог с бряцанием шпор и почтительное покашливанье.</text:p>
      <text:p text:style-name="Standard"><text:s text:c="7"/>-- Вахмистр! -- сказал Лаврушка.</text:p>
      <text:p text:style-name="Standard"><text:s text:c="7"/>Денисов сморщился еще больше.</text:p>
      <text:p text:style-name="Standard"><text:s text:c="7"/>-- Сквег'но, <text:s/>-- проговорил <text:s/>он, бросая кошелек с несколькими золотыми.</text:p>
      <text:p text:style-name="Standard"><text:s text:c="2"/>-- <text:s/>Г`остов, сочти, голубчик, <text:s/>сколько <text:s/>там <text:s/>осталось, да <text:s/>сунь <text:s/>кошелек под</text:p>
      <text:p text:style-name="Standard"><text:s text:c="2"/>подушку, -- сказал он и вышел к вахмистру.</text:p>
      <text:p text:style-name="Standard"><text:s text:c="7"/>Ростов взял <text:s/>деньги и, машинально, откладывая и ровняя кучками старые и</text:p>
      <text:p text:style-name="Standard"><text:s text:c="2"/>новые золотые, стал считать их.</text:p>
      <text:p text:style-name="Standard"><text:s text:c="7"/>-- <text:s/>А! <text:s/>Телянин! <text:s/>Здог'ово! Вздули <text:s/>меня <text:s/>вчег'а! <text:s/>-- послышался <text:s/>голос</text:p>
      <text:p text:style-name="Standard"><text:s text:c="2"/>Денисова из другой комнаты.</text:p>
      <text:p text:style-name="Standard"><text:s text:c="7"/>-- У кого? <text:s/>У Быкова, у <text:s/>крысы?... <text:s/>Я знал, -- сказал <text:s/>другой тоненький</text:p>
      <text:p text:style-name="Standard"><text:s text:c="2"/>голос, и вслед за тем в комнату вошел поручик Телянин, маленький офицер того</text:p>
      <text:p text:style-name="Standard"><text:s text:c="2"/>же эскадрона.</text:p>
      <text:p text:style-name="Standard"><text:s text:c="7"/>Ростов <text:s/>кинул <text:s/>под <text:s/>подушку <text:s/>кошелек и пожал протянутую <text:s/>ему <text:s/>маленькую</text:p>
      <text:p text:style-name="Standard"><text:s text:c="2"/>влажную руку. Телянин был перед походом за <text:s/>что-то переведен <text:s/>из гвардии. Он</text:p>
      <text:p text:style-name="Standard"><text:s text:c="2"/>держал себя очень хорошо в <text:s/>полку; но его <text:s/>не любили, и в особенности Ростов</text:p>
      <text:p text:style-name="Standard"><text:s text:c="2"/>не мог ни преодолеть, <text:s/>ни скрывать <text:s/>своего беспричинного отвращения <text:s/>к этому</text:p>
      <text:p text:style-name="Standard"><text:s text:c="2"/>офицеру.</text:p>
      <text:p text:style-name="Standard"><text:s text:c="7"/>-- Ну, что, <text:s/>молодой <text:s/>кавалерист, как вам мой Грачик служит? -- спросил</text:p>
      <text:p text:style-name="Standard"><text:s text:c="2"/>он. (Грачик была верховая лошадь, подъездок, проданная Теляниным Ростову.)</text:p>
      <text:p text:style-name="Standard"><text:s text:c="7"/>Поручик никогда <text:s/>не смотрел в глаза человеку, с кем говорил; глаза <text:s/>его</text:p>
      <text:p text:style-name="Standard"><text:s text:c="2"/>постоянно перебегали с одного предмета на другой.</text:p>
      <text:p text:style-name="Standard"><text:s text:c="7"/>-- Я видел, вы нынче проехали...</text:p>
      <text:p text:style-name="Standard"><text:s text:c="7"/>-- Да ничего, конь <text:s/>добрый, -- <text:s/>отвечал Ростов, <text:s/>несмотря <text:s/>на <text:s/>то, <text:s/>что</text:p>
      <text:p text:style-name="Standard"><text:s text:c="2"/>лошадь эта, купленная <text:s/>им за 700 рублей, не стоила и половины этой цены. <text:s/>--</text:p>
      <text:p text:style-name="Standard"><text:s text:c="2"/>Припадать стала на левую переднюю... -- прибавил он. -- Треснуло копыто! Это</text:p>
      <text:p text:style-name="Standard"><text:s text:c="2"/>ничего. Я вас научу, покажу, заклепку какую положить.</text:p>
      <text:p text:style-name="Standard"><text:s text:c="7"/>-- Да, покажите пожалуйста, -- сказал Ростов.</text:p>
      <text:p text:style-name="Standard"><text:s text:c="7"/>-- Покажу, покажу, это не секрет. А за лошадь благодарить будете.</text:p>
      <text:p text:style-name="Standard"><text:s text:c="7"/>-- Так я велю привести лошадь, <text:s/>-- <text:s/>сказал <text:s/>Ростов, желая избавиться от</text:p>
      <text:p text:style-name="Standard"><text:s text:c="2"/>Телянина, и вышел, чтобы велеть привести лошадь.</text:p>
      <text:p text:style-name="Standard"><text:s text:c="7"/>В <text:s/>сенях <text:s/>Денисов, <text:s/>с <text:s/>трубкой, <text:s/>скорчившись <text:s/>на <text:s/>пороге, <text:s/>сидел <text:s/>перед</text:p>
      <text:p text:style-name="Standard"><text:s text:c="2"/>вахмистром, который что-то докладывал. Увидав Ростова, <text:s/>Денисов сморщился и,</text:p>
      <text:p text:style-name="Standard"><text:s text:c="2"/>указывая через <text:s/>плечо <text:s/>большим пальцем в <text:s/>комнату, <text:s/>в которой сидел Телянин,</text:p>
      <text:p text:style-name="Standard"><text:s text:c="2"/>поморщился и с отвращением тряхнулся.</text:p>
      <text:p text:style-name="Standard"><text:s text:c="7"/>-- Ох, <text:s/>не <text:s/>люблю <text:s/>молодца, <text:s/>-- <text:s/>сказал <text:s/>он, не <text:s/>стесняясь присутствием</text:p>
      <text:p text:style-name="Standard"><text:s text:c="2"/>вахмистра.</text:p>
      <text:p text:style-name="Standard"><text:s text:c="7"/>Ростов пожал плечами, как будто говоря: "И <text:s/>я тоже, да <text:s/>что же делать!"</text:p>
      <text:p text:style-name="Standard"><text:s text:c="2"/>и, распорядившись, вернулся к Телянину.</text:p>
      <text:p text:style-name="Standard"><text:s text:c="7"/>Телянин сидел все в той же ленивой позе, в которой <text:s/>его оставил Ростов,</text:p>
      <text:p text:style-name="Standard"><text:s text:c="2"/>потирая маленькие белые руки.</text:p>
      <text:p text:style-name="Standard"><text:s text:c="7"/>"Бывают же такие противные лица", подумал Ростов, входя в комнату.</text:p>
      <text:p text:style-name="Standard"><text:s text:c="7"/>-- <text:s/>Что <text:s/>же, велели <text:s/>привести лошадь? <text:s/>-- <text:s/>сказал <text:s/>Телянин, <text:s/>вставая <text:s/>и</text:p>
      <text:p text:style-name="Standard"><text:soft-page-break/><text:s text:c="2"/>небрежно оглядываясь.</text:p>
      <text:p text:style-name="Standard"><text:s text:c="7"/>-- Велел.</text:p>
      <text:p text:style-name="Standard"><text:s text:c="7"/>-- Да пойдемте сами. Я ведь <text:s/>зашел только спросить Денисова о вчерашнем</text:p>
      <text:p text:style-name="Standard"><text:s text:c="2"/>приказе. Получили, Денисов?</text:p>
      <text:p text:style-name="Standard"><text:s text:c="7"/>-- Нет еще. А вы куда?</text:p>
      <text:p text:style-name="Standard"><text:s text:c="7"/>-- Вот хочу <text:s/>молодого <text:s/>человека научить, как ковать <text:s/>лошадь, -- <text:s/>сказал</text:p>
      <text:p text:style-name="Standard"><text:s text:c="2"/>Телянин.</text:p>
      <text:p text:style-name="Standard"><text:s text:c="7"/>Они вышли на крыльцо и в конюшню. Поручик показал, как делать заклепку,</text:p>
      <text:p text:style-name="Standard"><text:s text:c="2"/>и ушел к себе.</text:p>
      <text:p text:style-name="Standard"><text:s text:c="7"/>Когда <text:s/>Ростов <text:s/>вернулся, на <text:s/>столе <text:s/>стояла бутылка <text:s/>с <text:s/>водкой <text:s/>и лежала</text:p>
      <text:p text:style-name="Standard"><text:s text:c="2"/>колбаса. Денисов сидел <text:s/>перед столом и <text:s/>трещал пером <text:s/>по <text:s/>бумаге. Он <text:s/>мрачно</text:p>
      <text:p text:style-name="Standard"><text:s text:c="2"/>посмотрел в лицо Ростову.</text:p>
      <text:p text:style-name="Standard"><text:s text:c="7"/>-- Ей пишу, -- сказал он.</text:p>
      <text:p text:style-name="Standard"><text:s text:c="7"/>Он облокотился на стол с пером <text:s/>в руке, и, очевидно обрадованный случаю</text:p>
      <text:p text:style-name="Standard"><text:s text:c="2"/>быстрее <text:s/>сказать словом <text:s/>все, <text:s/>что он хотел написать, высказывал свое письмо</text:p>
      <text:p text:style-name="Standard"><text:s text:c="2"/>Ростову.</text:p>
      <text:p text:style-name="Standard"><text:s text:c="7"/>-- Ты видишь ли, дг'уг, -- <text:s/>сказал он. -- <text:s/>Мы <text:s/>спим, пока не <text:s/>любим. Мы</text:p>
      <text:p text:style-name="Standard"><text:s text:c="2"/>дети <text:s/>пг`axa... <text:s/>а <text:s/>полюбил <text:s/>-- <text:s/>и <text:s/>ты <text:s/>Бог, <text:s/>ты <text:s/>чист, как <text:s/>в <text:s/>пег'вый день</text:p>
      <text:p text:style-name="Standard"><text:s text:c="2"/>создания... <text:s/>Это <text:s/>еще <text:s/>кто? <text:s/>Гони его к <text:s/>чог'ту. <text:s/>Некогда! -- крикнул он <text:s/>на</text:p>
      <text:p text:style-name="Standard"><text:s text:c="2"/>Лаврушку, который, нисколько не робея, подошел к нему.</text:p>
      <text:p text:style-name="Standard"><text:s text:c="7"/>-- Да кому ж быть? Сами велели. Вахмистр за деньгами пришел.</text:p>
      <text:p text:style-name="Standard"><text:s text:c="7"/>Денисов сморщился, хотел что-то крикнуть и замолчал.</text:p>
      <text:p text:style-name="Standard"><text:s text:c="7"/>-- Сквег'но дело, -- <text:s/>проговорил он <text:s/>про <text:s/>себя. -- Сколько там денег <text:s/>в</text:p>
      <text:p text:style-name="Standard"><text:s text:c="2"/>кошельке осталось? -- спросил он у Ростова.</text:p>
      <text:p text:style-name="Standard"><text:s text:c="7"/>-- Семь новых и три старых.</text:p>
      <text:p text:style-name="Standard"><text:s text:c="7"/>-- Ах,сквег'но! Ну, <text:s/>что <text:s/>стоишь, чучела, пошли вахмистг'а, -- <text:s/>крикнул</text:p>
      <text:p text:style-name="Standard"><text:s text:c="2"/>Денисов на Лаврушку.</text:p>
      <text:p text:style-name="Standard"><text:s text:c="7"/>-- <text:s/>Пожалуйста, Денисов, возьми <text:s/>у меня <text:s/>денег, <text:s/>ведь <text:s/>у меня есть, <text:s/>--</text:p>
      <text:p text:style-name="Standard"><text:s text:c="2"/>сказал Ростов краснея.</text:p>
      <text:p text:style-name="Standard"><text:s text:c="7"/>-- Не люблю у своих занимать, не люблю, -- проворчал Денисов.</text:p>
      <text:p text:style-name="Standard"><text:s text:c="7"/>-- <text:s/>А <text:s/>ежели <text:s/>ты <text:s/>у меня не <text:s/>возьмешь <text:s/>деньги <text:s/>по-товарищески, ты <text:s/>меня</text:p>
      <text:p text:style-name="Standard"><text:s text:c="2"/>обидишь. Право, у меня есть, -- повторял Ростов.</text:p>
      <text:p text:style-name="Standard"><text:s text:c="7"/>-- Да нет же.</text:p>
      <text:p text:style-name="Standard"><text:s text:c="7"/>И Денисов подошел к кровати, чтобы достать из-под подушки кошелек.</text:p>
      <text:p text:style-name="Standard"><text:s text:c="7"/>-- Ты куда положил, Ростов?</text:p>
      <text:p text:style-name="Standard"><text:s text:c="7"/>-- Под нижнюю подушку.</text:p>
      <text:p text:style-name="Standard"><text:s text:c="7"/>-- Да нету.</text:p>
      <text:p text:style-name="Standard"><text:s text:c="7"/>Денисов скинул обе подушки на пол. Кошелька не было.</text:p>
      <text:p text:style-name="Standard"><text:s text:c="7"/>-- Вот чудо-то!</text:p>
      <text:p text:style-name="Standard"><text:s text:c="7"/>-- Постой, ты не уронил ли? -- сказал Ростов, по одной поднимая подушки</text:p>
      <text:p text:style-name="Standard"><text:s text:c="2"/>и вытрясая их.</text:p>
      <text:p text:style-name="Standard"><text:s text:c="7"/>Он скинул и отряхнул одеяло. Кошелька не было.</text:p>
      <text:p text:style-name="Standard"><text:s text:c="7"/>-- Уж не забыл ли я? Нет, я еще подумал, что ты точно клад</text:p>
      <text:p text:style-name="Standard"><text:s text:c="7"/>под голову кладешь, -- сказал Ростов. -- Я тут положил кошелек. Где он?</text:p>
      <text:p text:style-name="Standard"><text:s text:c="2"/>-- обратился он к Лаврушке.</text:p>
      <text:p text:style-name="Standard"><text:s text:c="7"/>-- Я не входил. Где положили, там и должен быть.</text:p>
      <text:p text:style-name="Standard"><text:s text:c="7"/>-- Да нет...</text:p>
      <text:p text:style-name="Standard"><text:s text:c="7"/>-- Вы все так, бросите куда, да и забудете. В карманах-то посмотрите.</text:p>
      <text:p text:style-name="Standard"><text:s text:c="7"/>-- Нет, <text:s/>коли бы <text:s/>я не подумал <text:s/>про клад, -- сказал <text:s/>Ростов, <text:s/>-- а то я</text:p>
      <text:p text:style-name="Standard"><text:s text:c="2"/>помню, что положил.</text:p>
      <text:p text:style-name="Standard"><text:s text:c="7"/>Лаврушка перерыл всю <text:s/>постель, заглянул под нее, под <text:s/>стол, перерыл всю</text:p>
      <text:p text:style-name="Standard"><text:s text:c="2"/>комнату и <text:s/>остановился посреди комнаты. Денисов <text:s/>молча следил за <text:s/>движениями</text:p>
      <text:p text:style-name="Standard"><text:soft-page-break/><text:s text:c="2"/>Лаврушки и, <text:s/>когда Лаврушка удивленно развел руками, <text:s/>говоря, что нигде нет,</text:p>
      <text:p text:style-name="Standard"><text:s text:c="2"/>он оглянулся на Ростова.</text:p>
      <text:p text:style-name="Standard"><text:s text:c="7"/>-- Г'остов, ты не школьнич...</text:p>
      <text:p text:style-name="Standard"><text:s text:c="7"/>Ростов почувствовал <text:s/>на себе взгляд <text:s/>Денисова, поднял глаза <text:s/>и в <text:s/>то же</text:p>
      <text:p text:style-name="Standard"><text:s text:c="2"/>мгновение опустил <text:s/>их. Вся <text:s/>кровь <text:s/>его, бывшая запертою <text:s/>где-то <text:s/>ниже горла,</text:p>
      <text:p text:style-name="Standard"><text:s text:c="2"/>хлынула ему в лицо и глаза. Он не мог перевести дыхание.</text:p>
      <text:p text:style-name="Standard"><text:s text:c="7"/>-- И <text:s/>в комнате-то никого не было, <text:s/>окромя поручика <text:s/>да <text:s/>вас самих. Тут</text:p>
      <text:p text:style-name="Standard"><text:s text:c="2"/>где-нибудь, -- сказал Лаврушка.</text:p>
      <text:p text:style-name="Standard"><text:s text:c="7"/>-- <text:s/>Ну, ты, чог'това <text:s/>кукла, <text:s/>повог`ачивайся, ищи, <text:s/>-- <text:s/>вдруг <text:s/>закричал</text:p>
      <text:p text:style-name="Standard"><text:s text:c="2"/>Денисов, <text:s/>побагровев и с угрожающим жестом бросаясь <text:s/>на <text:s/>лакея. <text:s/>-- Чтоб был</text:p>
      <text:p text:style-name="Standard"><text:s text:c="2"/>кошелек, а то запог'ю. Всех запог'ю!</text:p>
      <text:p text:style-name="Standard"><text:s text:c="7"/>Ростов, <text:s/>обходя взглядом Денисова, <text:s/>стал застегивать куртку, подстегнул</text:p>
      <text:p text:style-name="Standard"><text:s text:c="2"/>саблю и надел фуражку.</text:p>
      <text:p text:style-name="Standard"><text:s text:c="7"/>-- Я тебе говог'ю, чтоб был кошелек, -- кричал Денисов, тряся <text:s/>за плечи</text:p>
      <text:p text:style-name="Standard"><text:s text:c="2"/>денщика и толкая его об стену.</text:p>
      <text:p text:style-name="Standard"><text:s text:c="7"/>-- Денисов, <text:s/>оставь его; <text:s/>я знаю кто взял, -- сказал <text:s/>Ростов, подходя к</text:p>
      <text:p text:style-name="Standard"><text:s text:c="2"/>двери и не поднимая глаз.</text:p>
      <text:p text:style-name="Standard"><text:s text:c="7"/>Денисов остановился, подумал и, видимо поняв то, на что намекал Ростов,</text:p>
      <text:p text:style-name="Standard"><text:s text:c="2"/>схватил его за руку.</text:p>
      <text:p text:style-name="Standard"><text:s text:c="7"/>-- Вздог'! -- закричал он так, <text:s/>что <text:s/>жилы, как веревки, надулись у него</text:p>
      <text:p text:style-name="Standard"><text:s text:c="2"/>на шее и лбу. -- Я тебе говог'ю, ты с ума сошел, я этого не позволю. Кошелек</text:p>
      <text:p text:style-name="Standard"><text:s text:c="2"/>здесь; спущу шкуг`у с этого мег`завца, и будет здесь.</text:p>
      <text:p text:style-name="Standard"><text:s text:c="7"/>-- <text:s/>Я <text:s/>знаю, <text:s/>кто взял, -- <text:s/>повторил Ростов дрожащим голосом и пошел <text:s/>к</text:p>
      <text:p text:style-name="Standard"><text:s text:c="2"/>двери.</text:p>
      <text:p text:style-name="Standard"><text:s text:c="7"/>-- <text:s/>А я тебе <text:s/>говог'ю, <text:s/>не <text:s/>смей <text:s/>этого <text:s/>делать, <text:s/>-- закричал <text:s/>Денисов,</text:p>
      <text:p text:style-name="Standard"><text:s text:c="2"/>бросаясь к юнкеру, чтоб удержать его.</text:p>
      <text:p text:style-name="Standard"><text:s text:c="7"/>Но <text:s/>Ростов <text:s/>вырвал <text:s/>свою руку и <text:s/>с такою злобой, <text:s/>как будто Денисов был</text:p>
      <text:p text:style-name="Standard"><text:s text:c="2"/>величайший враг его, прямо и твердо устремил на него глаза.</text:p>
      <text:p text:style-name="Standard"><text:s text:c="7"/>-- Ты понимаешь <text:s/>ли, что <text:s/>говоришь? <text:s/>-- сказал он дрожащим <text:s/>голосом, --</text:p>
      <text:p text:style-name="Standard"><text:s text:c="2"/>кроме меня никого не было в комнате. Стало быть, ежели не то, так...</text:p>
      <text:p text:style-name="Standard"><text:s text:c="7"/>Он не мог договорить и выбежал из комнаты.</text:p>
      <text:p text:style-name="Standard"><text:s text:c="7"/>-- Ах, чог'т <text:s/>с тобой <text:s/>и со всеми, <text:s/>-- <text:s/>были <text:s/>последние <text:s/>слова, которые</text:p>
      <text:p text:style-name="Standard"><text:s text:c="2"/>слышал Ростов.</text:p>
      <text:p text:style-name="Standard"><text:s text:c="7"/>Ростов пришел на квартиру Телянина.</text:p>
      <text:p text:style-name="Standard"><text:s text:c="7"/>-- Барина дома нет, в штаб <text:s/>уехали, <text:s/>-- сказал <text:s/>ему денщик Телянина. --</text:p>
      <text:p text:style-name="Standard"><text:s text:c="2"/>Или <text:s/>что <text:s/>случилось? <text:s/>-- <text:s/>прибавил <text:s/>денщик, <text:s/>удивляясь <text:s/>на расстроенное лицо</text:p>
      <text:p text:style-name="Standard"><text:s text:c="2"/>юнкера.</text:p>
      <text:p text:style-name="Standard"><text:s text:c="7"/>-- Нет, ничего.</text:p>
      <text:p text:style-name="Standard"><text:s text:c="7"/>-- , Немного не застали, -- сказал денщик.</text:p>
      <text:p text:style-name="Standard"><text:s text:c="7"/>Штаб находился в трех <text:s/>верстах от Зальценека. Ростов, не <text:s/>заходя домой,</text:p>
      <text:p text:style-name="Standard"><text:s text:c="2"/>взял лошадь и <text:s/>поехал <text:s/>в <text:s/>штаб. В деревне, <text:s/>занимаемой штабом, был <text:s/>трактир,</text:p>
      <text:p text:style-name="Standard"><text:s text:c="2"/>посещаемый офицерами. Ростов приехал в трактир; у <text:s/>крыльца он <text:s/>увидал лошадь</text:p>
      <text:p text:style-name="Standard"><text:s text:c="2"/>Телянина.</text:p>
      <text:p text:style-name="Standard"><text:s text:c="7"/>Во второй комнате трактира сидел поручик за <text:s/>блюдом <text:s/>сосисок и бутылкою</text:p>
      <text:p text:style-name="Standard"><text:s text:c="2"/>вина.</text:p>
      <text:p text:style-name="Standard"><text:s text:c="7"/>-- А, и вы заехали, юноша, -- сказал <text:s/>он, <text:s/>улыбаясь <text:s/>и <text:s/>высоко поднимая</text:p>
      <text:p text:style-name="Standard"><text:s text:c="2"/>брови.</text:p>
      <text:p text:style-name="Standard"><text:s text:c="7"/>-- Да, -- сказал Ростов, как будто выговорить это слово стоило большого</text:p>
      <text:p text:style-name="Standard"><text:s text:c="2"/>труда, и сел за соседний стол.</text:p>
      <text:p text:style-name="Standard"><text:s text:c="7"/>Оба молчали; <text:s/>в комнате сидели <text:s/>два <text:s/>немца <text:s/>и один <text:s/>русский офицер. Все</text:p>
      <text:p text:style-name="Standard"><text:s text:c="2"/>молчали, <text:s/>и слышались <text:s/>звуки ножей <text:s/>о <text:s/>тарелки <text:s/>и <text:s/>чавканье <text:s/>поручика. Когда</text:p>
      <text:p text:style-name="Standard"><text:s text:c="2"/>Телянин <text:s/>кончил завтрак, он вынул <text:s/>из кармана <text:s/>двойной <text:s/>кошелек, <text:s/>изогнутыми</text:p>
      <text:p text:style-name="Standard"><text:soft-page-break/><text:s text:c="2"/>кверху <text:s/>маленькими <text:s/>белыми <text:s/>пальцами раздвинул <text:s/>кольца, <text:s/>достал <text:s/>золотой <text:s/>и,</text:p>
      <text:p text:style-name="Standard"><text:s text:c="2"/>приподняв брови, отдал деньги слуге.</text:p>
      <text:p text:style-name="Standard"><text:s text:c="7"/>-- Пожалуйста, поскорее, -- сказал он.</text:p>
      <text:p text:style-name="Standard"><text:s text:c="7"/>Золотой был новый. Ростов встал и подошел к Телянину.</text:p>
      <text:p text:style-name="Standard"><text:s text:c="7"/>-- Позвольте посмотреть <text:s/>мне кошелек, -- сказал <text:s/>он тихим, чуть слышным</text:p>
      <text:p text:style-name="Standard"><text:s text:c="2"/>голосом.</text:p>
      <text:p text:style-name="Standard"><text:s text:c="7"/>С бегающими глазами, но все поднятыми бровями Телянин подал кошелек.</text:p>
      <text:p text:style-name="Standard"><text:s text:c="7"/>-- <text:s/>Да, <text:s/>хорошенький <text:s/>кошелек... <text:s/>Да... <text:s/>да... <text:s/>-- сказал <text:s/>он <text:s/>и <text:s/>вдруг</text:p>
      <text:p text:style-name="Standard"><text:s text:c="2"/>побледнел. -- Посмотрите, юноша, -- прибавил он.</text:p>
      <text:p text:style-name="Standard"><text:s text:c="7"/>Ростов взял в руки кошелек и <text:s/>посмотрел и на него, и на деньги, которые</text:p>
      <text:p text:style-name="Standard"><text:s text:c="2"/>были в нем, и на Телянина. Поручик оглядывался кругом, по <text:s/>своей привычке и,</text:p>
      <text:p text:style-name="Standard"><text:s text:c="2"/>казалось, вдруг стал очень весел.</text:p>
      <text:p text:style-name="Standard"><text:s text:c="7"/>-- Коли будем в Вене, все там оставлю, а теперь и девать некуда <text:s/>в этих</text:p>
      <text:p text:style-name="Standard"><text:s text:c="2"/>дрянных городишках, -- сказал он. -- Ну, давайте, юноша, я пойду.</text:p>
      <text:p text:style-name="Standard"><text:s text:c="7"/>Ростов молчал.</text:p>
      <text:p text:style-name="Standard"><text:s text:c="7"/>-- А <text:s/>вы <text:s/>что <text:s/>ж? <text:s/>тоже <text:s/>позавтракать? Порядочно кормят, <text:s/>-- <text:s/>продолжал</text:p>
      <text:p text:style-name="Standard"><text:s text:c="2"/>Телянин. -- Давайте же.</text:p>
      <text:p text:style-name="Standard"><text:s text:c="7"/>Он протянул руку и взялся за кошелек. Ростов выпустил его. Телянин взял</text:p>
      <text:p text:style-name="Standard"><text:s text:c="2"/>кошелек и стал опускать его в карман рейтуз, и брови его небрежно поднялись,</text:p>
      <text:p text:style-name="Standard"><text:s text:c="2"/>а <text:s/>рот слегка раскрылся, как <text:s/>будто он говорил: "да, да, кладу в карман свой</text:p>
      <text:p text:style-name="Standard"><text:s text:c="2"/>кошелек, и это очень просто, и никому до этого дела нет".</text:p>
      <text:p text:style-name="Standard"><text:s text:c="7"/>-- Ну, <text:s/>что, юноша? -- <text:s/>сказал он, вздохнув и из-под приподнятых бровей</text:p>
      <text:p text:style-name="Standard"><text:s text:c="2"/>взглянув в глаза Ростова. Какой-то свет глаз с быстротою электрической искры</text:p>
      <text:p text:style-name="Standard"><text:s text:c="2"/>перебежал из глаз Телянина в глаза Ростова и обратно, обратно и обратно, все</text:p>
      <text:p text:style-name="Standard"><text:s text:c="2"/>в одно мгновение.</text:p>
      <text:p text:style-name="Standard"><text:s text:c="7"/>-- Подите сюда, -- проговорил Ростов, хватая Телянина за руку. Он почти</text:p>
      <text:p text:style-name="Standard"><text:s text:c="2"/>притащил его к окну. -- Это деньги Денисова, вы их взяли... -- прошептал <text:s/>он</text:p>
      <text:p text:style-name="Standard"><text:s text:c="2"/>ему над ухом.</text:p>
      <text:p text:style-name="Standard"><text:s text:c="7"/>-- Что?... Что?... Как вы смеете? Что?... -- проговорил Телянин.</text:p>
      <text:p text:style-name="Standard"><text:s text:c="7"/>Но эти слова звучали жалобным, отчаянным криком и мольбой <text:s/>о <text:s/>прощении.</text:p>
      <text:p text:style-name="Standard"><text:s text:c="2"/>Как только Ростов услыхал этот звук голоса, с <text:s/>души <text:s/>его <text:s/>свалился <text:s/>огромный</text:p>
      <text:p text:style-name="Standard"><text:s text:c="2"/>камень сомнения. Он почувствовал радость и в то же мгновение ему стало жалко</text:p>
      <text:p text:style-name="Standard"><text:s text:c="2"/>несчастного, <text:s/>стоявшего перед ним <text:s/>человека; <text:s/>но надо было до <text:s/>конца довести</text:p>
      <text:p text:style-name="Standard"><text:s text:c="2"/>начатое дело.</text:p>
      <text:p text:style-name="Standard"><text:s text:c="7"/>-- <text:s/>Здесь <text:s/>люди <text:s/>Бог знает что <text:s/>могут <text:s/>подумать, <text:s/>-- бормотал <text:s/>Телянин,</text:p>
      <text:p text:style-name="Standard"><text:s text:c="2"/>схватывая <text:s/>фуражку <text:s/>и <text:s/>направляясь <text:s/>в <text:s/>небольшую <text:s/>пустую <text:s/>комнату, <text:s/>-- <text:s/>надо</text:p>
      <text:p text:style-name="Standard"><text:s text:c="2"/>объясниться...</text:p>
      <text:p text:style-name="Standard"><text:s text:c="7"/>-- Я это знаю, и я это докажу, -- сказал Ростов.</text:p>
      <text:p text:style-name="Standard"><text:s text:c="7"/>-- Я...</text:p>
      <text:p text:style-name="Standard"><text:s text:c="7"/>Испуганное, бледное лицо Телянина начало дрожать всеми мускулами; глаза</text:p>
      <text:p text:style-name="Standard"><text:s text:c="2"/>все так <text:s/>же <text:s/>бегали, <text:s/>но <text:s/>где-то <text:s/>внизу, <text:s/>не поднимаясь до <text:s/>лица Ростова, <text:s/>и</text:p>
      <text:p text:style-name="Standard"><text:s text:c="2"/>послышались всхлипыванья.</text:p>
      <text:p text:style-name="Standard"><text:s text:c="7"/>-- Граф!... <text:s/>не <text:s/>губите молодого человека... вот эти несчастные деньги,</text:p>
      <text:p text:style-name="Standard"><text:s text:c="2"/>возьмите их... -- Он бросил их на стол. -- У меня отец-старик, мать!...</text:p>
      <text:p text:style-name="Standard"><text:s text:c="7"/>Ростов взял деньги, избегая <text:s/>взгляда <text:s/>Телянина, и, не говоря ни <text:s/>слова,</text:p>
      <text:p text:style-name="Standard"><text:s text:c="2"/>пошел из комнаты. Но <text:s/>у двери он остановился и <text:s/>вернулся назад. -- Боже мой,</text:p>
      <text:p text:style-name="Standard"><text:s text:c="2"/>-- сказал он со слезами на глазах, -- как вы могли это сделать?</text:p>
      <text:p text:style-name="Standard"><text:s text:c="7"/>-- Граф, -- сказал Телянин, приближаясь к юнкеру.</text:p>
      <text:p text:style-name="Standard"><text:s text:c="7"/>-- Не трогайте меня, <text:s/>-- проговорил Ростов, отстраняясь. <text:s/>-- Ежели <text:s/>вам</text:p>
      <text:p text:style-name="Standard"><text:s text:c="2"/>нужда, возьмите эти деньги. -- Он швырнул ему кошелек и выбежал из трактира.</text:p>
      <text:p text:style-name="Standard"><text:s text:c="2"/></text:p>
      <text:p text:style-name="Standard"><text:s text:c="2"/></text:p>
      <text:p text:style-name="Standard"><text:soft-page-break/><text:s text:c="2"/></text:p>
      <text:p text:style-name="Standard">V.</text:p>
      <text:p text:style-name="Standard"></text:p>
      <text:p text:style-name="Standard"></text:p>
      <text:p text:style-name="Standard"><text:s text:c="2"/></text:p>
      <text:p text:style-name="Standard"><text:s text:c="7"/>Вечером того <text:s/>же <text:s/>дня <text:s/>на <text:s/>квартире <text:s/>Денисова шел <text:s/>оживленный <text:s/>разговор</text:p>
      <text:p text:style-name="Standard"><text:s text:c="2"/>офицеров эскадрона.</text:p>
      <text:p text:style-name="Standard"><text:s text:c="7"/>-- <text:s/>А <text:s/>я говорю вам, <text:s/>Ростов, что <text:s/>вам надо извиниться <text:s/>перед <text:s/>полковым</text:p>
      <text:p text:style-name="Standard"><text:s text:c="2"/>командиром, <text:s/>-- <text:s/>говорил, <text:s text:c="2"/>обращаясь <text:s text:c="2"/>к <text:s/>пунцово-красному, <text:s/>взволнованному</text:p>
      <text:p text:style-name="Standard"><text:s text:c="2"/>Ростову, <text:s/>высокий <text:s/>штаб-ротмистр, с <text:s/>седеющими <text:s/>волосами, огромными усами <text:s/>и</text:p>
      <text:p text:style-name="Standard"><text:s text:c="2"/>крупными чертами морщинистого лица.</text:p>
      <text:p text:style-name="Standard"><text:s text:c="7"/>Штаб-ротмистр Кирстен был два раза разжалован в солдаты зa дела чести и</text:p>
      <text:p text:style-name="Standard"><text:s text:c="2"/>два раза выслуживался.</text:p>
      <text:p text:style-name="Standard"><text:s text:c="7"/>-- Я никому не позволю себе говорить, что <text:s/>я лгу! <text:s/>-- вскрикнул Ростов.</text:p>
      <text:p text:style-name="Standard"><text:s text:c="2"/>-- <text:s/>Он сказал мне, <text:s/>что я <text:s/>лгу, а я <text:s/>сказал ему, что <text:s/>он лжет. <text:s/>Так с <text:s/>тем и</text:p>
      <text:p text:style-name="Standard"><text:s text:c="2"/>останется. На <text:s/>дежурство может меня назначать хоть <text:s/>каждый день и под <text:s/>арест</text:p>
      <text:p text:style-name="Standard"><text:s text:c="2"/>сажать, а <text:s/>извиняться <text:s/>меня никто <text:s/>не <text:s/>заставит, потому <text:s/>что <text:s/>ежели он, <text:s/>как</text:p>
      <text:p text:style-name="Standard"><text:s text:c="2"/>полковой командир, считает недостойным себя дать мне удовлетворение, так...</text:p>
      <text:p text:style-name="Standard"><text:s text:c="7"/>-- <text:s/>Да <text:s/>вы <text:s text:c="2"/>постойте, <text:s/>батюшка; <text:s/>вы <text:s text:c="2"/>послушайте <text:s text:c="2"/>меня, <text:s text:c="2"/>-- <text:s/>перебил</text:p>
      <text:p text:style-name="Standard"><text:s text:c="2"/>штаб-ротмистр своим басистым голосом, спокойно разглаживая свои длинные усы.</text:p>
      <text:p text:style-name="Standard"><text:s text:c="2"/>-- Вы при других офицерах говорите полковому командиру, что офицер украл...</text:p>
      <text:p text:style-name="Standard"><text:s text:c="7"/>-- Я не виноват, что разговор зашел при других офицерах. Может быть, не</text:p>
      <text:p text:style-name="Standard"><text:s text:c="2"/>надо было <text:s/>говорить при них, да <text:s/>я не дипломат. <text:s/>Я <text:s/>затем в гусары <text:s/>и пошел,</text:p>
      <text:p text:style-name="Standard"><text:s text:c="2"/>думал, <text:s/>что <text:s/>здесь не нужно тонкостей, а он <text:s/>мне говорит, <text:s/>что я лгу... <text:s/>так</text:p>
      <text:p text:style-name="Standard"><text:s text:c="2"/>пусть даст мне удовлетворение...</text:p>
      <text:p text:style-name="Standard"><text:s text:c="7"/>-- Это <text:s/>все хорошо, <text:s/>никто не <text:s/>думает, что вы <text:s/>трус, да не <text:s/>в том дело.</text:p>
      <text:p text:style-name="Standard"><text:s text:c="2"/>Спросите <text:s/>у <text:s/>Денисова, <text:s/>похоже <text:s/>это <text:s/>на <text:s/>что-нибудь, <text:s/>чтобы <text:s/>юнкер <text:s/>требовал</text:p>
      <text:p text:style-name="Standard"><text:s text:c="2"/>удовлетворения у полкового командира?</text:p>
      <text:p text:style-name="Standard"><text:s text:c="7"/>Денисов, <text:s/>закусив ус, с <text:s/>мрачным видом слушал разговор, видимо не желая</text:p>
      <text:p text:style-name="Standard"><text:s text:c="2"/>вступаться в него. На вопрос штаб-ротмистра он отрицательно покачал головой.</text:p>
      <text:p text:style-name="Standard"><text:s text:c="7"/>-- <text:s/>Вы <text:s/>при офицерах говорите полковому командиру про <text:s/>эту пакость, <text:s/>--</text:p>
      <text:p text:style-name="Standard"><text:s text:c="2"/>продолжал <text:s text:c="2"/>штаб-ротмистр. <text:s/>-- <text:s/>Богданыч <text:s text:c="2"/>(Богданычем <text:s text:c="2"/>называли <text:s/>полкового</text:p>
      <text:p text:style-name="Standard"><text:s text:c="2"/>командира) вас осадил.</text:p>
      <text:p text:style-name="Standard"><text:s text:c="7"/>-- Не осадил, а сказал, что я неправду говорю.</text:p>
      <text:p text:style-name="Standard"><text:s text:c="7"/>-- Ну да, и вы наговорили ему глупостей, и надо извиниться.</text:p>
      <text:p text:style-name="Standard"><text:s text:c="7"/>-- Ни за что! -- крикнул Ростов.</text:p>
      <text:p text:style-name="Standard"><text:s text:c="7"/>-- <text:s/>Не думал я этого от вас, -- серьезно и строго сказал штаб-ротмистр.</text:p>
      <text:p text:style-name="Standard"><text:s text:c="2"/>-- Вы не хотите извиниться, а вы, батюшка, не только перед ним, а перед всем</text:p>
      <text:p text:style-name="Standard"><text:s text:c="2"/>полком, перед всеми нами, вы кругом виноваты. А вот как: кабы вы подумали да</text:p>
      <text:p text:style-name="Standard"><text:s text:c="2"/>посоветовались, как обойтись с этим делом, а то вы прямо, да при офицерах, и</text:p>
      <text:p text:style-name="Standard"><text:s text:c="2"/>бухнули. <text:s/>Что теперь делать полковому командиру? Надо отдать под суд офицера</text:p>
      <text:p text:style-name="Standard"><text:s text:c="2"/>и замарать весь полк? Из-за <text:s/>одного негодяя весь полк осрамить? Так, что ли,</text:p>
      <text:p text:style-name="Standard"><text:s text:c="2"/>по-вашему? <text:s/>А <text:s/>по-нашему, <text:s/>не так. И Богданыч молодец, он вам сказал, что вы</text:p>
      <text:p text:style-name="Standard"><text:s text:c="2"/>неправду <text:s/>говорите. Неприятно, <text:s/>да <text:s/>что делать, батюшка, сами <text:s/>наскочили. <text:s/>А</text:p>
      <text:p text:style-name="Standard"><text:s text:c="2"/>теперь, как <text:s/>дело <text:s/>хотят замять, так <text:s/>вы из-за фанаберии <text:s/>какой-то не хотите</text:p>
      <text:p text:style-name="Standard"><text:s text:c="2"/>извиниться, <text:s/>а хотите все рассказать. Вам <text:s/>обидно, что вы подежурите, да что</text:p>
      <text:p text:style-name="Standard"><text:s text:c="2"/>вам извиниться <text:s/>перед <text:s/>старым <text:s/>и <text:s/>честным <text:s/>офицером! <text:s/>Какой <text:s/>бы <text:s/>там ни <text:s/>был</text:p>
      <text:p text:style-name="Standard"><text:s text:c="2"/>Богданыч, <text:s/>а все <text:s/>честный <text:s/>и храбрый, <text:s/>старый полковник, так вам <text:s/>обидно; <text:s/>а</text:p>
      <text:p text:style-name="Standard"><text:s text:c="2"/>замарать полк <text:s/>вам <text:s/>ничего? -- Голос штаб-ротмистра начинал <text:s/>дрожать. -- Вы,</text:p>
      <text:p text:style-name="Standard"><text:s text:c="2"/>батюшка, <text:s/>в <text:s/>полку без <text:s/>году <text:s/>неделя; нынче <text:s/>здесь, завтра <text:s/>перешли <text:s/>куда <text:s/>в</text:p>
      <text:p text:style-name="Standard"><text:s text:c="2"/>адъютантики; <text:s/>вам <text:s/>наплевать, <text:s/>что <text:s/>говорить <text:s/>будут: <text:s/>"между <text:s/>павлоградскими</text:p>
      <text:p text:style-name="Standard"><text:s text:c="2"/>офицерами воры!" А нам не все равно. Так, что ли, Денисов? Не все равно?</text:p>
      <text:p text:style-name="Standard"><text:soft-page-break/><text:s text:c="7"/>Денисов <text:s text:c="2"/>все <text:s/>молчал <text:s/>и <text:s/>не <text:s text:c="2"/>шевелился, <text:s/>изредка <text:s text:c="2"/>взглядывая <text:s/>своими</text:p>
      <text:p text:style-name="Standard"><text:s text:c="2"/>блестящими, черными глазами на Ростова.</text:p>
      <text:p text:style-name="Standard"><text:s text:c="7"/>-- <text:s/>Вам <text:s/>своя фанаберия дорога, извиниться <text:s/>не <text:s/>хочется, <text:s/>-- <text:s/>продолжал</text:p>
      <text:p text:style-name="Standard"><text:s text:c="2"/>штаб-ротмистр, -- а нам, старикам, как мы выросли, да и умереть, <text:s/>Бог <text:s/>даст,</text:p>
      <text:p text:style-name="Standard"><text:s text:c="2"/>приведется <text:s/>в полку, так нам честь полка дорога, <text:s/>и Богданыч это <text:s/>знает. Ох,</text:p>
      <text:p text:style-name="Standard"><text:s text:c="2"/>как дорога, батюшка! <text:s/>А это нехорошо, нехорошо! Там обижайтесь или <text:s/>нет, а я</text:p>
      <text:p text:style-name="Standard"><text:s text:c="2"/>всегда правду-матку скажу. Нехорошо!</text:p>
      <text:p text:style-name="Standard"><text:s text:c="7"/>И штаб-ротмистр встал и отвернулся от Ростова.</text:p>
      <text:p text:style-name="Standard"><text:s text:c="7"/>-- Пг`авда, <text:s/>чог'т <text:s/>возьми! <text:s/>-- <text:s/>закричал, вскакивая, Денисов. <text:s/>-- <text:s/>Ну,</text:p>
      <text:p text:style-name="Standard"><text:s text:c="2"/>Г'остов! Ну!</text:p>
      <text:p text:style-name="Standard"><text:s text:c="7"/>Ростов, краснея и бледнея, смотрел то на одного, то на другого офицера.</text:p>
      <text:p text:style-name="Standard"><text:s text:c="7"/>-- Нет, господа, нет... вы не думайте... <text:s/>я очень <text:s/>понимаю, вы напрасно</text:p>
      <text:p text:style-name="Standard"><text:s text:c="2"/>обо мне думаете так... я... для меня... я за честь полка.да что? это на деле</text:p>
      <text:p text:style-name="Standard"><text:s text:c="2"/>я <text:s/>покажу, и для меня честь знамени...ну, все равно, правда, я виноват!.. --</text:p>
      <text:p text:style-name="Standard"><text:s text:c="2"/>Слезы стояли у него в глазах. -- <text:s/>Я виноват, кругом виноват!... Ну, <text:s/>что вам</text:p>
      <text:p text:style-name="Standard"><text:s text:c="2"/>еще?...</text:p>
      <text:p text:style-name="Standard"><text:s text:c="7"/>-- Вот это так, <text:s/>граф, -- поворачиваясь, крикнул штаб-ротмистр, <text:s/>ударяя</text:p>
      <text:p text:style-name="Standard"><text:s text:c="2"/>его большою рукою по плечу.</text:p>
      <text:p text:style-name="Standard"><text:s text:c="7"/>-- Я тебе говог'ю, -- закричал Денисов, -- он малый славный.</text:p>
      <text:p text:style-name="Standard"><text:s text:c="7"/>-- Так-то лучше, граф, -- <text:s/>повторил <text:s/>штаб-ротмистр, <text:s/>как будто <text:s/>за <text:s/>его</text:p>
      <text:p text:style-name="Standard"><text:s text:c="2"/>признание <text:s/>начиная <text:s/>величать <text:s/>его <text:s/>титулом. <text:s/>-- Подите <text:s/>и <text:s/>извинитесь, <text:s/>ваше</text:p>
      <text:p text:style-name="Standard"><text:s text:c="2"/>сиятельство, да-с.</text:p>
      <text:p text:style-name="Standard"><text:s text:c="7"/>-- Господа, все сделаю, никто <text:s/>от меня <text:s/>слова не услышит, -- <text:s/>умоляющим</text:p>
      <text:p text:style-name="Standard"><text:s text:c="2"/>голосом проговорил Ростов, <text:s/>-- но <text:s/>извиняться не могу, ей-Богу, не могу, как</text:p>
      <text:p text:style-name="Standard"><text:s text:c="2"/>хотите! Как я буду извиняться, точно маленький, прощенья просить?</text:p>
      <text:p text:style-name="Standard"><text:s text:c="7"/>Денисов засмеялся.</text:p>
      <text:p text:style-name="Standard"><text:s text:c="7"/>-- Вам <text:s/>же хуже. <text:s/>Богданыч <text:s/>злопамятен, <text:s/>поплатитесь <text:s/>за <text:s/>упрямство, --</text:p>
      <text:p text:style-name="Standard"><text:s text:c="2"/>сказал Кирстен.</text:p>
      <text:p text:style-name="Standard"><text:s text:c="7"/>-- Ей-Богу, <text:s/>не <text:s/>упрямство! Я не <text:s/>могу <text:s/>вам описать, какое <text:s/>чувство, не</text:p>
      <text:p text:style-name="Standard"><text:s text:c="2"/>могу...</text:p>
      <text:p text:style-name="Standard"><text:s text:c="7"/>-- <text:s/>Ну, ваша воля, -- <text:s/>сказал штаб-ротмистр. -- Что ж, мерзавец-то этот</text:p>
      <text:p text:style-name="Standard"><text:s text:c="2"/>куда делся? -- спросил он у Денисова.</text:p>
      <text:p text:style-name="Standard"><text:s text:c="7"/>-- Сказался <text:s/>больным, завтг'а велено пг'иказом исключить, -- проговорил</text:p>
      <text:p text:style-name="Standard"><text:s text:c="2"/>Денисов.</text:p>
      <text:p text:style-name="Standard"><text:s text:c="7"/>-- Это болезнь, иначе нельзя объяснить, -- сказал штаб-ротмистр.</text:p>
      <text:p text:style-name="Standard"><text:s text:c="7"/>-- <text:s/>Уж там <text:s/>болезнь не болезнь, а не попадайся он мне на глаза -- убью!</text:p>
      <text:p text:style-name="Standard"><text:s text:c="2"/>-- кровожадно прокричал Денисов.</text:p>
      <text:p text:style-name="Standard"><text:s text:c="7"/>В комнату вошел Жерков.</text:p>
      <text:p text:style-name="Standard"><text:s text:c="7"/>-- Ты как? -- обратились вдруг офицеры к вошедшему.</text:p>
      <text:p text:style-name="Standard"><text:s text:c="7"/>-- Поход, господа. Мак в плен сдался и с армией, совсем.</text:p>
      <text:p text:style-name="Standard"><text:s text:c="7"/>-- Врешь!</text:p>
      <text:p text:style-name="Standard"><text:s text:c="7"/>-- Сам видел.</text:p>
      <text:p text:style-name="Standard"><text:s text:c="7"/>-- Как? Мака живого видел? с руками, с ногами?</text:p>
      <text:p text:style-name="Standard"><text:s text:c="7"/>-- <text:s/>Поход! Поход! Дать <text:s/>ему бутылку <text:s/>за <text:s/>такую новость. Ты <text:s/>как же сюда</text:p>
      <text:p text:style-name="Standard"><text:s text:c="2"/>попал?</text:p>
      <text:p text:style-name="Standard"><text:s text:c="7"/>-- <text:s/>Опять <text:s/>в <text:s/>полк <text:s/>выслали, за чорта, <text:s/>за <text:s/>Мака. <text:s/>Австрийской <text:s/>генерал</text:p>
      <text:p text:style-name="Standard"><text:s text:c="2"/>пожаловался. <text:s/>Я его <text:s/>поздравил <text:s/>с <text:s/>приездом Мака...Ты <text:s/>что, Ростов, точно из</text:p>
      <text:p text:style-name="Standard"><text:s text:c="2"/>бани?</text:p>
      <text:p text:style-name="Standard"><text:s text:c="7"/>-- Тут, брат, у нас, такая каша второй день.</text:p>
      <text:p text:style-name="Standard"><text:s text:c="7"/>Вошел полковой адъютант и подтвердил известие, привезенное Жерковым. На</text:p>
      <text:p text:style-name="Standard"><text:s text:c="2"/>завтра велено было выступать.</text:p>
      <text:p text:style-name="Standard"><text:s text:c="7"/>-- Поход, господа!</text:p>
      <text:p text:style-name="Standard"><text:soft-page-break/><text:s text:c="7"/>-- Ну, и слава Богу, засиделись.</text:p>
      <text:p text:style-name="Standard"><text:s text:c="2"/></text:p>
      <text:p text:style-name="Standard"><text:s text:c="2"/></text:p>
      <text:p text:style-name="Standard">VI.</text:p>
      <text:p text:style-name="Standard"></text:p>
      <text:p text:style-name="Standard"></text:p>
      <text:p text:style-name="Standard"><text:s text:c="2"/></text:p>
      <text:p text:style-name="Standard"><text:s text:c="7"/>Кутузов отступил <text:s/>к <text:s/>Вене, уничтожая <text:s/>за собой <text:s/>мосты на <text:s/>реках Инне (в</text:p>
      <text:p text:style-name="Standard"><text:s text:c="2"/>Браунау) и Трауне (в <text:s/>Линце). <text:s/>23-го октября .русские войска переходили реку</text:p>
      <text:p text:style-name="Standard"><text:s text:c="2"/>Энс. Русские обозы, артиллерия и колонны войск в середине дня тянулись через</text:p>
      <text:p text:style-name="Standard"><text:s text:c="2"/>город Энс, по сю и по ту сторону моста.</text:p>
      <text:p text:style-name="Standard"><text:s text:c="7"/>День <text:s/>был <text:s text:c="2"/>теплый, <text:s/>осенний <text:s/>и <text:s text:c="2"/>дождливый. <text:s/>Пространная <text:s/>перспектива,</text:p>
      <text:p text:style-name="Standard"><text:s text:c="2"/>раскрывавшаяся с возвышения, где стояли русские батареи, защищавшие мост, то</text:p>
      <text:p text:style-name="Standard"><text:s text:c="2"/>вдруг затягивалась кисейным занавесом косого дождя, то вдруг <text:s/>расширялась, и</text:p>
      <text:p text:style-name="Standard"><text:s text:c="2"/>при свете солнца далеко и <text:s/>ясно <text:s/>становились <text:s/>видны предметы, точно покрытые</text:p>
      <text:p text:style-name="Standard"><text:s text:c="2"/>лаком. Виднелся <text:s/>городок <text:s/>под <text:s/>ногами <text:s/>с <text:s/>своими <text:s/>белыми <text:s/>домами <text:s/>и красными</text:p>
      <text:p text:style-name="Standard"><text:s text:c="2"/>крышами, собором и мостом, по обеим сторонам которого, толпясь, лилися массы</text:p>
      <text:p text:style-name="Standard"><text:s text:c="2"/>русских войск. Виднелись на повороте Дуная суда, и остров, и замок с парком,</text:p>
      <text:p text:style-name="Standard"><text:s text:c="2"/>окруженный водами впадения Энса в Дунай, виднелся левый скалистый и покрытый</text:p>
      <text:p text:style-name="Standard"><text:s text:c="2"/>сосновым лесом берег Дуная с таинственною далью зеленых вершин и голубеющими</text:p>
      <text:p text:style-name="Standard"><text:s text:c="2"/>ущельями. <text:s text:c="2"/>Виднелись <text:s/>башни <text:s text:c="2"/>монастыря, <text:s/>выдававшегося <text:s text:c="2"/>из-за <text:s/>соснового,</text:p>
      <text:p text:style-name="Standard"><text:s text:c="2"/>казавшегося нетронутым, дикого леса; далеко впереди на <text:s/>горе, по ту <text:s/>сторону</text:p>
      <text:p text:style-name="Standard"><text:s text:c="2"/>Энса, виднелись разъезды неприятеля.</text:p>
      <text:p text:style-name="Standard"><text:s text:c="7"/>Между орудиями, на высоте, стояли <text:s/>спереди начальник ариергарда генерал</text:p>
      <text:p text:style-name="Standard"><text:s text:c="2"/>с свитским офицером, рассматривая в трубу местность. Несколько <text:s/>позади сидел</text:p>
      <text:p text:style-name="Standard"><text:s text:c="2"/>на хоботе орудия Несвицкий, посланный от главнокомандующего к ариергарду.</text:p>
      <text:p text:style-name="Standard"><text:s text:c="7"/>Казак, сопутствовавший Несвицкому, подал сумочку и фляжку, и <text:s/>Несвицкий</text:p>
      <text:p text:style-name="Standard"><text:s text:c="2"/>угощал <text:s/>офицеров <text:s/>пирожками <text:s/>и настоящим <text:s/>доппелькюмелем. <text:s/>Офицеры <text:s/>радостно</text:p>
      <text:p text:style-name="Standard"><text:s text:c="2"/>окружали его, кто на коленах, кто сидя по-турецки на мокрой траве.</text:p>
      <text:p text:style-name="Standard"><text:s text:c="7"/>-- Да, <text:s/>не <text:s/>дурак был <text:s/>этот австрийский князь, <text:s/>что тут замок выстроил.</text:p>
      <text:p text:style-name="Standard"><text:s text:c="2"/>Славное место. Что же вы не едите, господа? -- говорил Несвицкий.</text:p>
      <text:p text:style-name="Standard"><text:s text:c="7"/>-- <text:s text:c="2"/>Покорно <text:s/>благодарю, <text:s/>князь, <text:s/>-- <text:s/>отвечал <text:s/>один <text:s text:c="2"/>из <text:s text:c="2"/>офицеров, <text:s/>с</text:p>
      <text:p text:style-name="Standard"><text:s text:c="2"/>удовольствием разговаривая с таким важным штабным <text:s/>чиновником. -- Прекрасное</text:p>
      <text:p text:style-name="Standard"><text:s text:c="2"/>место. <text:s/>Мы мимо самого <text:s/>парка <text:s/>проходили, <text:s/>двух <text:s/>оленей видели, <text:s/>и дом какой</text:p>
      <text:p text:style-name="Standard"><text:s text:c="2"/>чудесный!</text:p>
      <text:p text:style-name="Standard"><text:s text:c="7"/>-- Посмотрите, князь, -- сказал <text:s/>другой, которому <text:s/>очень хотелось взять</text:p>
      <text:p text:style-name="Standard"><text:s text:c="2"/>еще <text:s/>пирожок, но <text:s/>совестно <text:s/>было, и <text:s/>который <text:s/>поэтому <text:s/>притворялся, <text:s/>что <text:s/>он</text:p>
      <text:p text:style-name="Standard"><text:s text:c="2"/>оглядывает местность, -- посмотрите-ка, уж забрались туда наши пехотные. Вон</text:p>
      <text:p text:style-name="Standard"><text:s text:c="2"/>там, на лужку, за деревней, трое тащут что-то. .Они проберут этот дворец, --</text:p>
      <text:p text:style-name="Standard"><text:s text:c="2"/>сказал он с видимым одобрением.</text:p>
      <text:p text:style-name="Standard"><text:s text:c="7"/>-- <text:s/>И то, <text:s/>и то, -- сказал Несвицкий. -- Нет, <text:s/>а <text:s/>чего <text:s/>бы я <text:s/>желал, --</text:p>
      <text:p text:style-name="Standard"><text:s text:c="2"/>прибавил он, прожевывая пирожок в своем красивом влажном рте, -- так это вон</text:p>
      <text:p text:style-name="Standard"><text:s text:c="2"/>туда забраться.</text:p>
      <text:p text:style-name="Standard"><text:s text:c="7"/>Он указывал на монастырь с башнями, видневшийся на горе. Он <text:s/>улыбнулся,</text:p>
      <text:p text:style-name="Standard"><text:s text:c="2"/>глаза его сузились и засветились.</text:p>
      <text:p text:style-name="Standard"><text:s text:c="7"/>-- А ведь хорошо бы, господа!</text:p>
      <text:p text:style-name="Standard"><text:s text:c="7"/>Офицеры засмеялись.</text:p>
      <text:p text:style-name="Standard"><text:s text:c="7"/>-- <text:s/>Хоть <text:s/>бы <text:s text:c="2"/>попугать <text:s text:c="2"/>этих <text:s text:c="2"/>монашенок. <text:s/>Итальянки, <text:s/>говорят, <text:s/>есть</text:p>
      <text:p text:style-name="Standard"><text:s text:c="2"/>молоденькие. Право, пять лет жизни отдал бы!</text:p>
      <text:p text:style-name="Standard"><text:s text:c="7"/>-- Им ведь и скучно, -- смеясь, сказал офицер, который был посмелее.</text:p>
      <text:p text:style-name="Standard"><text:s text:c="7"/>Между <text:s/>тем свитский офицер, стоявший впереди, указывал что-то генералу;</text:p>
      <text:p text:style-name="Standard"><text:s text:c="2"/>генерал смотрел в зрительную трубку.</text:p>
      <text:p text:style-name="Standard"><text:soft-page-break/><text:s text:c="7"/>-- <text:s/>Ну, так и <text:s/>есть, <text:s/>так и есть, <text:s/>-- <text:s/>сердито сказал <text:s/>генерал, опуская</text:p>
      <text:p text:style-name="Standard"><text:s text:c="2"/>трубку от глаз и пожимая плечами, -- так и есть, станут бить по переправе. И</text:p>
      <text:p text:style-name="Standard"><text:s text:c="2"/>что они там мешкают?</text:p>
      <text:p text:style-name="Standard"><text:s text:c="7"/>На той стороне простым глазом виден <text:s/>был неприятель и <text:s/>его батарея, <text:s/>из</text:p>
      <text:p text:style-name="Standard"><text:s text:c="2"/>которой <text:s/>показался молочно-белый <text:s/>дымок. <text:s/>Вслед за <text:s/>дымком раздался <text:s/>дальний</text:p>
      <text:p text:style-name="Standard"><text:s text:c="2"/>выстрел, и видно было, как наши войска заспешили на переправе.</text:p>
      <text:p text:style-name="Standard"><text:s text:c="7"/>Несвицкий, отдуваясь, поднялся и, улыбаясь, подошел к генералу.</text:p>
      <text:p text:style-name="Standard"><text:s text:c="7"/>-- Не угодно ли закусить вашему превосходительству? -- сказал он.</text:p>
      <text:p text:style-name="Standard"><text:s text:c="7"/>-- <text:s/>Нехорошо <text:s/>дело, -- сказал <text:s/>генерал, не отвечая ему, -- <text:s/>замешкались</text:p>
      <text:p text:style-name="Standard"><text:s text:c="2"/>наши.</text:p>
      <text:p text:style-name="Standard"><text:s text:c="7"/>-- Не съездить ли, ваше превосходительство? -- сказал Несвицкий.</text:p>
      <text:p text:style-name="Standard"><text:s text:c="7"/>-- Да, съездите, пожалуйста, -- <text:s/>сказал <text:s/>генерал, повторяя то, <text:s/>что уже</text:p>
      <text:p text:style-name="Standard"><text:s text:c="2"/>раз <text:s/>подробно <text:s/>было приказано, <text:s/>-- <text:s/>и <text:s/>скажите гусарам, чтобы они <text:s/>последние</text:p>
      <text:p text:style-name="Standard"><text:s text:c="2"/>перешли и зажгли мост, как я приказывал, да чтобы горючие материалы на мосту</text:p>
      <text:p text:style-name="Standard"><text:s text:c="2"/>еще осмотреть.</text:p>
      <text:p text:style-name="Standard"><text:s text:c="7"/>-- Очень хорошо, -- отвечал Несвицкий.</text:p>
      <text:p text:style-name="Standard"><text:s text:c="7"/>Он кликнул казака с <text:s/>лошадью, <text:s/>велел убрать сумочку <text:s/>и <text:s/>фляжку <text:s/>и легко</text:p>
      <text:p text:style-name="Standard"><text:s text:c="2"/>перекинул свое тяжелое тело на седло.</text:p>
      <text:p text:style-name="Standard"><text:s text:c="7"/>-- Право, <text:s/>заеду <text:s/>к <text:s/>монашенкам, <text:s/>-- <text:s/>сказал <text:s/>он <text:s/>офицерам, <text:s/>с <text:s/>улыбкою</text:p>
      <text:p text:style-name="Standard"><text:s text:c="2"/>глядевшим на него, и поехал по вьющейся тропинке под гору.</text:p>
      <text:p text:style-name="Standard"><text:s text:c="7"/>-- <text:s/>Нут-ка, <text:s/>куда <text:s/>донесет, <text:s/>капитан, <text:s/>хватите-ка! -- <text:s/>сказал <text:s/>генерал,</text:p>
      <text:p text:style-name="Standard"><text:s text:c="2"/>обращаясь к артиллеристу. -- Позабавьтесь от скуки.</text:p>
      <text:p text:style-name="Standard"><text:s text:c="7"/>-- Прислуга к орудиям! -- скомандовал офицер.</text:p>
      <text:p text:style-name="Standard"><text:s text:c="7"/>И через минуту весело выбежали от костров артиллеристы и зарядили.</text:p>
      <text:p text:style-name="Standard"><text:s text:c="7"/>-- Первое! -- послышалась команда.</text:p>
      <text:p text:style-name="Standard"><text:s text:c="7"/>Бойко отскочил <text:s/>1-й номер. <text:s/>Металлически, оглушая, зазвенело <text:s/>орудие, и</text:p>
      <text:p text:style-name="Standard"><text:s text:c="2"/>через головы всех <text:s/>наших под горой, свистя, пролетела граната <text:s/>и, <text:s/>далеко не</text:p>
      <text:p text:style-name="Standard"><text:s text:c="2"/>долетев до неприятеля, дымком показала место своего падения и лопнула.</text:p>
      <text:p text:style-name="Standard"><text:s text:c="7"/>Лица <text:s/>солдат <text:s/>и <text:s/>офицеров повеселели <text:s/>при <text:s/>этом <text:s/>звуке; все поднялись и</text:p>
      <text:p text:style-name="Standard"><text:s text:c="2"/>занялись наблюдениями над видными, <text:s/>как на ладони, <text:s/>движениями <text:s/>внизу <text:s/>наших</text:p>
      <text:p text:style-name="Standard"><text:s text:c="2"/>войск и <text:s/>впереди <text:s/>-- движениями приближавшегося неприятеля. Солнце <text:s/>в ту <text:s/>же</text:p>
      <text:p text:style-name="Standard"><text:s text:c="2"/>минуту <text:s/>совсем <text:s/>вышло из-за <text:s/>туч, <text:s/>и этот красивый звук одинокого выстрела и</text:p>
      <text:p text:style-name="Standard"><text:s text:c="2"/>блеск яркого солнца слились в одно бодрое и веселое впечатление.</text:p>
      <text:p text:style-name="Standard"><text:s text:c="2"/></text:p>
      <text:p text:style-name="Standard"><text:s text:c="2"/></text:p>
      <text:p text:style-name="Standard">VII.</text:p>
      <text:p text:style-name="Standard"></text:p>
      <text:p text:style-name="Standard"></text:p>
      <text:p text:style-name="Standard"><text:s text:c="2"/></text:p>
      <text:p text:style-name="Standard"><text:s text:c="7"/>Над <text:s/>мостом уже <text:s/>пролетели два <text:s/>неприятельские <text:s/>ядра, <text:s/>и на <text:s/>мосту была</text:p>
      <text:p text:style-name="Standard"><text:s text:c="2"/>давка. В средине <text:s/>моста, слезши <text:s/>с <text:s/>лошади, прижатый <text:s/>своим толстым <text:s/>телом к</text:p>
      <text:p text:style-name="Standard"><text:s text:c="2"/>перилам, стоял князь Несвицкий.</text:p>
      <text:p text:style-name="Standard"><text:s text:c="7"/>Он, <text:s/>смеючись, <text:s/>оглядывался <text:s/>назад <text:s/>на <text:s/>своего казака, который с <text:s/>двумя</text:p>
      <text:p text:style-name="Standard"><text:s text:c="2"/>лошадьми в поводу стоял несколько шагов позади его.</text:p>
      <text:p text:style-name="Standard"><text:s text:c="7"/>Только-что князь Несвицкий хотел двинуться вперед, как опять солдаты <text:s/>и</text:p>
      <text:p text:style-name="Standard"><text:s text:c="2"/>повозки напирали на него и опять <text:s/>прижимали его <text:s/>к перилам, <text:s/>и ему ничего не</text:p>
      <text:p text:style-name="Standard"><text:s text:c="2"/>оставалось, как улыбаться.</text:p>
      <text:p text:style-name="Standard"><text:s text:c="7"/>-- Экой <text:s/>ты, <text:s/>братец, <text:s/>мой! <text:s/>-- <text:s/>говорил <text:s/>казак фурштатскому <text:s/>солдату с</text:p>
      <text:p text:style-name="Standard"><text:s text:c="2"/>повозкой, напиравшему на толпившуюся v самых колес и лошадей пехоту, -- экой</text:p>
      <text:p text:style-name="Standard"><text:s text:c="2"/>ты! Нет, чтобы подождать: видишь, генералу проехать.</text:p>
      <text:p text:style-name="Standard"><text:s text:c="7"/>Но <text:s/>фурштат, не обращая внимания на наименование <text:s/>генерала, <text:s/>кричал <text:s/>на</text:p>
      <text:p text:style-name="Standard"><text:s text:c="2"/>солдат, запружавших <text:s/>ему дорогу: -- <text:s/>Эй! землячки! держись влево, постой! --</text:p>
      <text:p text:style-name="Standard"><text:soft-page-break/><text:s text:c="2"/>Но <text:s/>землячки, теснясь <text:s/>плечо с <text:s/>плечом, <text:s/>цепляясь <text:s/>штыками и <text:s/>не прерываясь,</text:p>
      <text:p text:style-name="Standard"><text:s text:c="2"/>двигались <text:s/>по <text:s/>мосту <text:s/>одною сплошною массой. Поглядев за перила вниз, <text:s/>князь</text:p>
      <text:p text:style-name="Standard"><text:s text:c="2"/>Несвицкий <text:s/>видел быстрые, шумные, невысокие <text:s/>волны Энса, которые, <text:s/>сливаясь,</text:p>
      <text:p text:style-name="Standard"><text:s text:c="2"/>рябея <text:s/>и <text:s/>загибаясь около <text:s/>свай моста, <text:s/>перегоняли одна другую. Поглядев <text:s/>на</text:p>
      <text:p text:style-name="Standard"><text:s text:c="2"/>мост, <text:s/>он видел столь же однообразные живые волны <text:s/>солдат, <text:s/>кутасы, кивера с</text:p>
      <text:p text:style-name="Standard"><text:s text:c="2"/>чехлами, <text:s/>ранцы, <text:s/>штыки, <text:s/>длинные ружья и <text:s/>из-под <text:s/>киверов лица <text:s/>с <text:s/>широкими</text:p>
      <text:p text:style-name="Standard"><text:s text:c="2"/>скулами, ввалившимися <text:s/>щеками и беззаботно-усталыми выражениями и движущиеся</text:p>
      <text:p text:style-name="Standard"><text:s text:c="2"/>ноги <text:s/>по натасканной на доски моста липкой грязи. Иногда между однообразными</text:p>
      <text:p text:style-name="Standard"><text:s text:c="2"/>волнами <text:s/>солдат, как взбрызг белой <text:s/>пены в волнах Энса, протискивался <text:s/>между</text:p>
      <text:p text:style-name="Standard"><text:s text:c="2"/>солдатами <text:s/>офицер в плаще, с своею отличною от <text:s/>солдат <text:s/>физиономией; иногда,</text:p>
      <text:p text:style-name="Standard"><text:s text:c="2"/>как щепка, вьющаяся по <text:s/>реке, уносился по мосту волнами <text:s/>пехоты пеший гусар,</text:p>
      <text:p text:style-name="Standard"><text:s text:c="2"/>денщик или житель; иногда, <text:s/>как бревно, плывущее по реке, окруженная со всех</text:p>
      <text:p text:style-name="Standard"><text:s text:c="2"/>сторон, проплывала <text:s/>по мосту ротная <text:s/>или офицерская, <text:s/>наложенная <text:s/>доверху <text:s/>и</text:p>
      <text:p text:style-name="Standard"><text:s text:c="2"/>прикрытая кожами, повозка.</text:p>
      <text:p text:style-name="Standard"><text:s text:c="7"/>-- <text:s/>Вишь, <text:s/>их, как <text:s/>плотину, <text:s/>прорвало, -- <text:s/>безнадежно <text:s/>останавливаясь,</text:p>
      <text:p text:style-name="Standard"><text:s text:c="2"/>говорил казак. -- Много ль вас еще там?</text:p>
      <text:p text:style-name="Standard"><text:s text:c="7"/>-- <text:s/>Мелион <text:s/>без одного! <text:s/>-- <text:s/>подмигивая <text:s/>говорил <text:s/>близко проходивший <text:s/>в</text:p>
      <text:p text:style-name="Standard"><text:s text:c="2"/>прорванной шинели веселый солдат и скрывался; за ним проходил другой, старый</text:p>
      <text:p text:style-name="Standard"><text:s text:c="2"/>солдат.</text:p>
      <text:p text:style-name="Standard"><text:s text:c="7"/>-- Как <text:s/>он (он -- неприятель) таперича по мосту примется зажаривать, --</text:p>
      <text:p text:style-name="Standard"><text:s text:c="2"/>говорил мрачно старый солдат, обращаясь к товарищу, -- забудешь чесаться.</text:p>
      <text:p text:style-name="Standard"><text:s text:c="7"/>И солдат проходил. За ним другой солдат ехал на повозке.</text:p>
      <text:p text:style-name="Standard"><text:s text:c="7"/>-- Куда, чорт, <text:s/>подвертки запихал? <text:s/>-- говорил <text:s/>денщик, бегом следуя за</text:p>
      <text:p text:style-name="Standard"><text:s text:c="2"/>повозкой и шаря в задке.</text:p>
      <text:p text:style-name="Standard"><text:s text:c="7"/>И этот проходил с повозкой. За этим шли веселые и, видимо,</text:p>
      <text:p text:style-name="Standard"><text:s text:c="7"/>выпившие солдаты.</text:p>
      <text:p text:style-name="Standard"><text:s text:c="7"/>-- Как он его, милый человек, полыхнет прикладом-то в <text:s/>самые зубы... --</text:p>
      <text:p text:style-name="Standard"><text:s text:c="2"/>радостно говорил один солдат в высоко-подоткнутой шинели, <text:s/>широко размахивая</text:p>
      <text:p text:style-name="Standard"><text:s text:c="2"/>рукой.</text:p>
      <text:p text:style-name="Standard"><text:s text:c="7"/>-- То-то оно, сладкая ветчина-то. -- отвечал другой с хохотом.</text:p>
      <text:p text:style-name="Standard"><text:s text:c="7"/>И они прошли, так что Несвицкий не узнал, кого ударили в <text:s/>зубы и к чему</text:p>
      <text:p text:style-name="Standard"><text:s text:c="2"/>относилась ветчина.</text:p>
      <text:p text:style-name="Standard"><text:s text:c="7"/>-- <text:s/>Эк торопятся, что он холодную пустил, так и думаешь, всех перебьют.</text:p>
      <text:p text:style-name="Standard"><text:s text:c="2"/>-- говорил унтер-офицер сердито и укоризненно.</text:p>
      <text:p text:style-name="Standard"><text:s text:c="7"/>-- Как <text:s/>оно <text:s/>пролетит мимо <text:s/>меня, дяденька, <text:s/>ядро-то, -- <text:s/>говорил, едва</text:p>
      <text:p text:style-name="Standard"><text:s text:c="2"/>удерживаясь <text:s/>от смеха, с огромным ртом молодой <text:s/>солдат, <text:s/>-- <text:s/>я <text:s/>так и обмер.</text:p>
      <text:p text:style-name="Standard"><text:s text:c="2"/>Право, ей-Богу, <text:s/>так <text:s/>испужался, <text:s/>беда! <text:s/>-- <text:s/>говорил <text:s/>этот солдат, как будто</text:p>
      <text:p text:style-name="Standard"><text:s text:c="2"/>хвастаясь тем, что он испугался. И этот <text:s/>проходил. За ним следовала повозка,</text:p>
      <text:p text:style-name="Standard"><text:s text:c="2"/>непохожая на все проезжавшие до сих пор. <text:s/>Это был немецкий <text:s/>форшпан на паре,</text:p>
      <text:p text:style-name="Standard"><text:s text:c="2"/>нагруженный, <text:s/>казалось, <text:s/>целым <text:s/>домом; <text:s/>за <text:s/>форшпаном, <text:s/>который <text:s/>вез <text:s/>немец,</text:p>
      <text:p text:style-name="Standard"><text:s text:c="2"/>привязана <text:s/>была красивая, <text:s/>пестрая, <text:s/>с <text:s/>огромным <text:s/>вымем, <text:s/>корова. На перинах</text:p>
      <text:p text:style-name="Standard"><text:s text:c="2"/>сидела женщина <text:s/>с <text:s/>грудным <text:s/>ребенком, <text:s/>старуха <text:s/>и <text:s/>молодая, <text:s/>багроворумяная,</text:p>
      <text:p text:style-name="Standard"><text:s text:c="2"/>здоровая девушка-немка. Видно, <text:s/>по <text:s/>особому разрешению <text:s/>были <text:s/>пропущены <text:s/>эти</text:p>
      <text:p text:style-name="Standard"><text:s text:c="2"/>выселявшиеся жители. <text:s/>Глаза <text:s/>всех <text:s/>солдат <text:s/>обратились <text:s/>на <text:s/>женщин, <text:s/>и, <text:s/>пока</text:p>
      <text:p text:style-name="Standard"><text:s text:c="2"/>проезжала повозка, двигаясь шаг за шагом, и, все замечания солдат относились</text:p>
      <text:p text:style-name="Standard"><text:s text:c="2"/>только к <text:s/>двум <text:s/>женщинам. <text:s/>На <text:s/>всех лицах была <text:s/>почти одна <text:s/>и <text:s/>та же <text:s/>улыбка</text:p>
      <text:p text:style-name="Standard"><text:s text:c="2"/>непристойных мыслей об этой женщине.</text:p>
      <text:p text:style-name="Standard"><text:s text:c="7"/>-- Ишь, колбаса-то, тоже убирается!</text:p>
      <text:p text:style-name="Standard"><text:s text:c="7"/>-- Продай матушку, -- ударяя на последнем слоге, говорил другой солдат,</text:p>
      <text:p text:style-name="Standard"><text:s text:c="2"/>обращаясь <text:s/>к немцу, который, опустив глаза, сердито и испуганно шел <text:s/>широким</text:p>
      <text:p text:style-name="Standard"><text:s text:c="2"/>шагом.</text:p>
      <text:p text:style-name="Standard"><text:s text:c="7"/>-- Эк убралась как! То-то черти!</text:p>
      <text:p text:style-name="Standard"><text:soft-page-break/><text:s text:c="7"/>-- Вот бы тебе к ним стоять, Федотов.</text:p>
      <text:p text:style-name="Standard"><text:s text:c="7"/>-- Видали, брат!</text:p>
      <text:p text:style-name="Standard"><text:s text:c="7"/>-- <text:s/>Куда <text:s/>вы? <text:s text:c="2"/>-- <text:s/>спрашивал <text:s/>пехотный <text:s/>офицер, <text:s text:c="2"/>евший <text:s/>яблоко, <text:s/>тоже</text:p>
      <text:p text:style-name="Standard"><text:s text:c="2"/>полуулыбаясь и глядя на красивую девушку.</text:p>
      <text:p text:style-name="Standard"><text:s text:c="7"/>Немец, закрыв глаза, показывал, что не понимает.</text:p>
      <text:p text:style-name="Standard"><text:s text:c="7"/>-- <text:s/>Хочешь, <text:s/>возьми себе, -- <text:s/>говорил <text:s/>офицер, <text:s/>подавая девушке яблоко.</text:p>
      <text:p text:style-name="Standard"><text:s text:c="2"/>Девушка улыбнулась <text:s/>и <text:s/>взяла. Несвицкий, как <text:s/>и <text:s/>все, <text:s/>бывшие на <text:s/>мосту, <text:s/>не</text:p>
      <text:p text:style-name="Standard"><text:s text:c="2"/>спускал глаз с женщин, пока они не проехали. Когда <text:s/>они проехали, <text:s/>опять шли</text:p>
      <text:p text:style-name="Standard"><text:s text:c="2"/>такие же солдаты, с такими же разговорами, и, наконец, все остановились. Как</text:p>
      <text:p text:style-name="Standard"><text:s text:c="2"/>это <text:s/>часто бывает, на выезде моста <text:s/>замялись лошади в ротной повозке, и <text:s/>вся</text:p>
      <text:p text:style-name="Standard"><text:s text:c="2"/>толпа должна была ждать.</text:p>
      <text:p text:style-name="Standard"><text:s text:c="7"/>-- <text:s/>И <text:s/>что становятся? <text:s/>Порядку-то нет! <text:s/>-- говорили солдаты. <text:s/>-- <text:s/>Куда</text:p>
      <text:p text:style-name="Standard"><text:s text:c="2"/>прешь? <text:s/>Чорт! Нет <text:s/>того, <text:s/>чтобы <text:s/>подождать. Хуже <text:s/>того <text:s/>будет, <text:s/>как <text:s/>он мост</text:p>
      <text:p text:style-name="Standard"><text:s text:c="2"/>подожжет. <text:s/>Вишь, <text:s/>и <text:s/>офицера-то <text:s/>приперли, <text:s/>-- <text:s/>говорили <text:s text:c="2"/>с <text:s/>разных <text:s/>сторон</text:p>
      <text:p text:style-name="Standard"><text:s text:c="2"/>остановившиеся толпы, оглядывая друг друга, и все жались вперед к выходу.</text:p>
      <text:p text:style-name="Standard"><text:s text:c="7"/>Оглянувшись под мост на <text:s/>воды Энса, Несвицкий вдруг услышал <text:s/>еще <text:s/>новый</text:p>
      <text:p text:style-name="Standard"><text:s text:c="2"/>для <text:s/>него <text:s/>звук, <text:s/>быстро <text:s text:c="2"/>приближающегося... <text:s/>чего-то <text:s/>большого <text:s/>и <text:s/>чего-то</text:p>
      <text:p text:style-name="Standard"><text:s text:c="2"/>шлепнувшегося в воду.</text:p>
      <text:p text:style-name="Standard"><text:s text:c="7"/>-- <text:s/>Ишь <text:s/>ты, куда фатает! -- <text:s/>строго <text:s/>сказал <text:s/>близко <text:s/>стоявший <text:s/>солдат,</text:p>
      <text:p text:style-name="Standard"><text:s text:c="2"/>оглядываясь на звук.</text:p>
      <text:p text:style-name="Standard"><text:s text:c="7"/>-- Подбадривает, чтобы скорей проходили, -- сказал другой неспокойно.</text:p>
      <text:p text:style-name="Standard"><text:s text:c="7"/>Толпа опять тронулась. Несвицкий понял, что это было ядро.</text:p>
      <text:p text:style-name="Standard"><text:s text:c="7"/>-- <text:s/>Эй, казак, подавай <text:s/>лошадь! <text:s/>-- <text:s/>сказал он. <text:s/>-- Ну, вы! <text:s/>сторонись!</text:p>
      <text:p text:style-name="Standard"><text:s text:c="2"/>посторонись! дорогу!</text:p>
      <text:p text:style-name="Standard"><text:s text:c="7"/>Он <text:s/>с <text:s/>большим усилием добрался до <text:s/>лошади. Не <text:s/>переставая <text:s/>кричать, он</text:p>
      <text:p text:style-name="Standard"><text:s text:c="2"/>тронулся вперед. Солдаты <text:s/>пожались, <text:s/>чтобы дать ему дорогу, но <text:s/>снова <text:s/>опять</text:p>
      <text:p text:style-name="Standard"><text:s text:c="2"/>нажали <text:s/>на него так, что отдавили ему ногу, и <text:s/>ближайшие <text:s/>не <text:s/>были виноваты,</text:p>
      <text:p text:style-name="Standard"><text:s text:c="2"/>потому что их давили еще сильнее.</text:p>
      <text:p text:style-name="Standard"><text:s text:c="7"/>-- Несвицкий! Несвицкий! <text:s/>Ты, г'ожа! -- послышался <text:s/>в <text:s/>это <text:s/>время сзади</text:p>
      <text:p text:style-name="Standard"><text:s text:c="2"/>хриплый голос.</text:p>
      <text:p text:style-name="Standard"><text:s text:c="7"/>Несвицкий оглянулся <text:s/>и увидал <text:s/>в пятнадцати <text:s/>шагах <text:s/>отделенного от него</text:p>
      <text:p text:style-name="Standard"><text:s text:c="2"/>живою массой двигающейся пехоты красного, черного, лохматого, <text:s/>в фуражке <text:s/>на</text:p>
      <text:p text:style-name="Standard"><text:s text:c="2"/>затылке и в молодецки-накинутом на плече ментике Ваську Денисова.</text:p>
      <text:p text:style-name="Standard"><text:s text:c="7"/>-- <text:s/>Вели ты <text:s/>им, чег'тям, дьяволам, <text:s/>дать дог'огу, <text:s/>-- кричал. Денисов,</text:p>
      <text:p text:style-name="Standard"><text:s text:c="2"/>видимо находясь в припадке горячности, блестя и поводя своими <text:s/>черными, <text:s/>как</text:p>
      <text:p text:style-name="Standard"><text:s text:c="2"/>уголь, глазами <text:s/>в <text:s/>воспаленных <text:s/>белках <text:s/>и <text:s/>махая невынутою из ножен <text:s/>саблей,</text:p>
      <text:p text:style-name="Standard"><text:s text:c="2"/>которую он держал такою же красною, как и лицо, голою маленькою рукой.</text:p>
      <text:p text:style-name="Standard"><text:s text:c="7"/>-- Э! Вася! -- отвечал радостно Несвицкий. -- Да ты что?</text:p>
      <text:p text:style-name="Standard"><text:s text:c="7"/>-- Эскадг'ону пг'ойти нельзя, -- кричал Васька Денисов, злобно открывая</text:p>
      <text:p text:style-name="Standard"><text:s text:c="2"/>белые <text:s/>зубы, <text:s/>шпоря своего <text:s/>красивого <text:s/>вороного, кровного <text:s/>Бедуина, который,</text:p>
      <text:p text:style-name="Standard"><text:s text:c="2"/>мигая ушами от штыков, на которые он натыкался, фыркая, брызгая вокруг <text:s/>себя</text:p>
      <text:p text:style-name="Standard"><text:s text:c="2"/>пеной <text:s/>с мундштука, <text:s/>звеня, бил <text:s/>копытами по доскам моста и, казалось, готов</text:p>
      <text:p text:style-name="Standard"><text:s text:c="2"/>был <text:s/>перепрыгнуть <text:s/>через перила моста, <text:s/>ежели бы ему позволил <text:s/>седок. -- Что</text:p>
      <text:p text:style-name="Standard"><text:s text:c="2"/>это? как баг'аны! <text:s/>точь-в-точь баг'аны! <text:s/>Пг'очь... дай дог'огу!... Стой там!</text:p>
      <text:p text:style-name="Standard"><text:s text:c="2"/>ты повозка, <text:s/>чог'т! <text:s/>Саблей <text:s/>изг'ублю! -- кричал <text:s/>он, <text:s/>действительно вынимая</text:p>
      <text:p text:style-name="Standard"><text:s text:c="2"/>наголо саблю и начиная махать ею.</text:p>
      <text:p text:style-name="Standard"><text:s text:c="7"/>Солдаты <text:s/>с <text:s/>испуганными <text:s/>лицами <text:s/>нажались <text:s/>друг <text:s/>на <text:s/>друга, <text:s/>и <text:s/>Денисов</text:p>
      <text:p text:style-name="Standard"><text:s text:c="2"/>присоединился к Несвицкому.</text:p>
      <text:p text:style-name="Standard"><text:s text:c="7"/>-- Что <text:s/>же <text:s/>ты не <text:s/>пьян нынче? -- сказал <text:s/>Несвицкий Денисову, <text:s/>когда он</text:p>
      <text:p text:style-name="Standard"><text:s text:c="2"/>подъехал к нему.</text:p>
      <text:p text:style-name="Standard"><text:s text:c="7"/>-- И напиться-то вг'емени не дадут! -- отвечал Васька Денисов. -- Целый</text:p>
      <text:p text:style-name="Standard"><text:s text:c="2"/>день <text:s/>то туда, то <text:s/>сюда таскают полк. Дг'аться -- <text:s/>так дг`аться. А то <text:s/>чог'т</text:p>
      <text:p text:style-name="Standard"><text:soft-page-break/><text:s text:c="2"/>знает что такое!</text:p>
      <text:p text:style-name="Standard"><text:s text:c="7"/>-- <text:s/>Каким ты щеголем нынче! -- оглядывая <text:s/>его новый ментик <text:s/>и вальтрап,</text:p>
      <text:p text:style-name="Standard"><text:s text:c="2"/>сказал Несвицкий.</text:p>
      <text:p text:style-name="Standard"><text:s text:c="7"/>Денисов <text:s/>улыбнулся, <text:s/>достал из <text:s/>ташки <text:s/>платок, <text:s/>распространявший <text:s/>запах</text:p>
      <text:p text:style-name="Standard"><text:s text:c="2"/>духов, и сунул в нос Несвицкому.</text:p>
      <text:p text:style-name="Standard"><text:s text:c="7"/>-- Нельзя, в дело иду! выбг'ился, зубы вычистил и надушился.</text:p>
      <text:p text:style-name="Standard"><text:s text:c="7"/>Осанистая <text:s/>фигура Несвицкого, <text:s/>сопровождаемая казаком, <text:s/>и решительность</text:p>
      <text:p text:style-name="Standard"><text:s text:c="2"/>Денисова, махавшего саблей и отчаянно кричавшего, подействовали так, что они</text:p>
      <text:p text:style-name="Standard"><text:s text:c="2"/>протискались на <text:s/>ту сторону <text:s/>моста и <text:s/>остановили пехоту. Несвицкий <text:s/>нашел <text:s/>у</text:p>
      <text:p text:style-name="Standard"><text:s text:c="2"/>выезда <text:s/>полковника, которому ему надо было передать приказание, и, <text:s/>исполнив</text:p>
      <text:p text:style-name="Standard"><text:s text:c="2"/>свое поручение, поехал назад.</text:p>
      <text:p text:style-name="Standard"><text:s text:c="7"/>Расчистив <text:s/>дорогу, <text:s/>Денисов <text:s/>остановился <text:s/>у <text:s/>входа <text:s/>на <text:s/>мост. <text:s/>Небрежно</text:p>
      <text:p text:style-name="Standard"><text:s text:c="2"/>сдерживая <text:s/>рвавшегося <text:s/>к <text:s/>своим <text:s/>и <text:s/>бившего <text:s/>ногой жеребца, <text:s/>он <text:s/>смотрел <text:s/>на</text:p>
      <text:p text:style-name="Standard"><text:s text:c="2"/>двигавшийся ему навстречу эскадрон.</text:p>
      <text:p text:style-name="Standard"><text:s text:c="7"/>По доскам <text:s/>моста <text:s/>раздались прозрачные <text:s/>звуки копыт, как <text:s/>будто скакало</text:p>
      <text:p text:style-name="Standard"><text:s text:c="2"/>несколько лошадей, и эскадрон, с офицерами впереди по четыре человека в ряд,</text:p>
      <text:p text:style-name="Standard"><text:s text:c="2"/>растянулся по мосту и стал выходить на ту сторону.</text:p>
      <text:p text:style-name="Standard"><text:s text:c="7"/>Остановленные пехотные солдаты, толпясь в растоптанной у моста грязи, с</text:p>
      <text:p text:style-name="Standard"><text:s text:c="2"/>тем особенным недоброжелательным чувством отчужденности и насмешки, <text:s/>с каким</text:p>
      <text:p text:style-name="Standard"><text:s text:c="2"/>встречаются <text:s text:c="2"/>обыкновенно <text:s text:c="2"/>различные <text:s/>роды <text:s/>войск, <text:s text:c="2"/>смотрели <text:s text:c="2"/>на <text:s/>чистых,</text:p>
      <text:p text:style-name="Standard"><text:s text:c="2"/>щеголеватых гусар, стройно проходивших мимо их.</text:p>
      <text:p text:style-name="Standard"><text:s text:c="7"/>-- Нарядные ребята! Только бы на Подновинское!</text:p>
      <text:p text:style-name="Standard"><text:s text:c="7"/>-- Что от них проку! Только напоказ и водят! -- говорил другой.</text:p>
      <text:p text:style-name="Standard"><text:s text:c="7"/>-- <text:s/>Пехота, <text:s/>не <text:s/>пыли! <text:s/>-- <text:s/>шутил гусар, под <text:s/>которым лошадь, <text:s/>заиграв,</text:p>
      <text:p text:style-name="Standard"><text:s text:c="2"/>брызнула грязью в пехотинца.</text:p>
      <text:p text:style-name="Standard"><text:s text:c="7"/>-- Прогонял бы тебя с ранцем перехода два, шнурки-то бы повытерлись, --</text:p>
      <text:p text:style-name="Standard"><text:s text:c="2"/>обтирая рукавом грязь с лица, говорил пехотинец; -- а то не человек, а птица</text:p>
      <text:p text:style-name="Standard"><text:s text:c="2"/>сидит!</text:p>
      <text:p text:style-name="Standard"><text:s text:c="7"/>-- То-то бы <text:s/>тебя, Зикин, на <text:s/>коня посадить, ловок бы ты <text:s/>был, -- шутил</text:p>
      <text:p text:style-name="Standard"><text:s text:c="2"/>ефрейтор над худым, скрюченным от тяжести ранца солдатиком.</text:p>
      <text:p text:style-name="Standard"><text:s text:c="7"/>-- Дубинку промеж ног возьми, вот тебе и конь буде, -- отозвался гусар.</text:p>
      <text:p text:style-name="Standard"><text:s text:c="2"/></text:p>
      <text:p text:style-name="Standard"><text:s text:c="2"/></text:p>
      <text:p text:style-name="Standard">VIII.</text:p>
      <text:p text:style-name="Standard"></text:p>
      <text:p text:style-name="Standard"></text:p>
      <text:p text:style-name="Standard"><text:s text:c="2"/></text:p>
      <text:p text:style-name="Standard"><text:s text:c="7"/>Остальная <text:s/>пехота <text:s/>поспешно <text:s/>проходила по мосту, <text:s/>спираясь <text:s/>воронкой <text:s/>у</text:p>
      <text:p text:style-name="Standard"><text:s text:c="2"/>входа. Наконец повозки все прошли, <text:s/>давка стала меньше, и последний батальон</text:p>
      <text:p text:style-name="Standard"><text:s text:c="2"/>вступил <text:s/>на мост. Одни гусары эскадрона <text:s/>Денисова <text:s/>оставались по ту <text:s/>сторону</text:p>
      <text:p text:style-name="Standard"><text:s text:c="2"/>моста против неприятеля. Неприятель, вдалеке видный с <text:s/>противоположной горы,</text:p>
      <text:p text:style-name="Standard"><text:s text:c="2"/>снизу, от моста, не был еще виден, так как из лощины, по которой текла река,</text:p>
      <text:p text:style-name="Standard"><text:s text:c="2"/>горизонт оканчивался противоположным</text:p>
      <text:p text:style-name="Standard"><text:s text:c="7"/>возвышением <text:s/>не дальше полуверсты. <text:s/>Впереди <text:s/>была <text:s/>пустыня, <text:s/>по которой</text:p>
      <text:p text:style-name="Standard"><text:s text:c="2"/>кое-где шевелились кучки наших разъездных <text:s/>казаков. Вдруг на противоположном</text:p>
      <text:p text:style-name="Standard"><text:s text:c="2"/>возвышении <text:s/>дороги показались войска в синих капотах и артиллерия. Это <text:s/>были</text:p>
      <text:p text:style-name="Standard"><text:s text:c="2"/>французы. <text:s/>Разъезд <text:s/>казаков <text:s/>рысью <text:s/>отошел <text:s/>под <text:s/>гору. <text:s/>Все <text:s/>офицеры и <text:s/>люди</text:p>
      <text:p text:style-name="Standard"><text:s text:c="2"/>эскадрона Денисова, хотя <text:s/>и старались говорить о постороннем <text:s/>и <text:s/>смотреть по</text:p>
      <text:p text:style-name="Standard"><text:s text:c="2"/>сторонам, не <text:s/>переставали думать <text:s/>только <text:s/>о том, <text:s/>что было <text:s/>там, <text:s/>на горе, и</text:p>
      <text:p text:style-name="Standard"><text:s text:c="2"/>беспрестанно все <text:s/>вглядывались в выходившие на горизонт <text:s/>пятна, которые <text:s/>они</text:p>
      <text:p text:style-name="Standard"><text:s text:c="2"/>признавали за неприятельские войска. Погода после полудня опять прояснилась,</text:p>
      <text:p text:style-name="Standard"><text:s text:c="2"/>солнце <text:s/>ярко <text:s/>спускалось над Дунаем и <text:s/>окружающими его темными <text:s/>горами. Было</text:p>
      <text:p text:style-name="Standard"><text:soft-page-break/><text:s text:c="2"/>тихо, и с той горы изредка долетали <text:s/>звуки рожков и криков неприятеля. Между</text:p>
      <text:p text:style-name="Standard"><text:s text:c="2"/>эскадроном и неприятелями уже никого не было, кроме мелких разъездов. Пустое</text:p>
      <text:p text:style-name="Standard"><text:s text:c="2"/>пространство, саженей <text:s/>в триста, <text:s/>отделяло <text:s/>их от него. <text:s/>Неприятель перестал</text:p>
      <text:p text:style-name="Standard"><text:s text:c="2"/>стрелять, и <text:s/>тем <text:s/>яснее <text:s/>чувствовалась та строгая, <text:s/>грозная, неприступная <text:s/>и</text:p>
      <text:p text:style-name="Standard"><text:s text:c="2"/>неуловимая черта, которая разделяет два неприятельские войска.</text:p>
      <text:p text:style-name="Standard"><text:s text:c="7"/>"Один шаг <text:s/>за <text:s/>эту <text:s/>черту, <text:s/>напоминающую <text:s/>черту, <text:s/>отделяющую <text:s/>живых <text:s/>от</text:p>
      <text:p text:style-name="Standard"><text:s text:c="2"/>мертвых, и -- неизвестность страдания и смерть. И что там? кто там? там, <text:s/>за</text:p>
      <text:p text:style-name="Standard"><text:s text:c="2"/>этим <text:s/>полем, и <text:s/>деревом, и крышей, <text:s/>освещенной <text:s/>солнцем? Никто <text:s/>не <text:s/>знает, и</text:p>
      <text:p text:style-name="Standard"><text:s text:c="2"/>хочется знать; и страшно перейти эту черту, <text:s/>и хочется перейти ее; и знаешь,</text:p>
      <text:p text:style-name="Standard"><text:s text:c="2"/>что рано <text:s/>или поздно <text:s/>придется перейти <text:s/>ее и узнать, что там, по той стороне</text:p>
      <text:p text:style-name="Standard"><text:s text:c="2"/>черты, <text:s/>как и неизбежно узнать, что там, по <text:s/>ту сторону смерти. А сам силен,</text:p>
      <text:p text:style-name="Standard"><text:s text:c="2"/>здоров, <text:s text:c="3"/>весел <text:s text:c="3"/>и <text:s text:c="2"/>раздражен <text:s text:c="3"/>и <text:s text:c="3"/>окружен <text:s text:c="3"/>такими <text:s text:c="2"/>здоровыми <text:s text:c="3"/>и</text:p>
      <text:p text:style-name="Standard"><text:s text:c="2"/>раздраженно-оживленными людьми". Так ежели и не думает, то <text:s/>чувствует всякий</text:p>
      <text:p text:style-name="Standard"><text:s text:c="2"/>человек, <text:s/>находящийся <text:s/>в <text:s/>виду неприятеля, <text:s/>и чувство это <text:s/>придает особенный</text:p>
      <text:p text:style-name="Standard"><text:s text:c="2"/>блеск и радостную резкость впечатлений всему происходящему в эти минуты.</text:p>
      <text:p text:style-name="Standard"><text:s text:c="7"/>На <text:s/>бугре у <text:s/>неприятеля <text:s/>показался <text:s/>дымок <text:s/>выстрела, <text:s/>и <text:s/>ядро, <text:s/>свистя,</text:p>
      <text:p text:style-name="Standard"><text:s text:c="2"/>пролетело <text:s/>над <text:s/>головами <text:s/>гусарского <text:s/>эскадрона. <text:s/>Офицеры, <text:s/>стоявшие вместе,</text:p>
      <text:p text:style-name="Standard"><text:s text:c="2"/>разъехались <text:s/>по местам. <text:s/>Гусары старательно <text:s/>стали <text:s/>выравнивать <text:s/>лошадей. <text:s/>В</text:p>
      <text:p text:style-name="Standard"><text:s text:c="2"/>эскадроне <text:s text:c="2"/>все <text:s/>замолкло. <text:s/>Все <text:s/>поглядывали <text:s/>вперед <text:s text:c="2"/>на <text:s/>неприятеля <text:s/>и <text:s/>на</text:p>
      <text:p text:style-name="Standard"><text:s text:c="2"/>эскадронного командира, <text:s/>ожидая <text:s/>команды. <text:s/>Пролетело <text:s/>другое, <text:s/>третье <text:s/>ядро.</text:p>
      <text:p text:style-name="Standard"><text:s text:c="2"/>Очевидно, <text:s/>что <text:s/>стреляли <text:s/>по <text:s/>гусарам; <text:s/>но <text:s/>ядро, <text:s/>равномерно-быстро свистя,</text:p>
      <text:p text:style-name="Standard"><text:s text:c="2"/>пролетало <text:s/>над <text:s/>головами <text:s/>гусар <text:s/>и <text:s/>ударялось <text:s text:c="2"/>где-то <text:s text:c="2"/>сзади. <text:s text:c="2"/>Гусары <text:s/>не</text:p>
      <text:p text:style-name="Standard"><text:s text:c="2"/>оглядывались, но при каждом звуке пролетающего ядра, будто по команде, <text:s/>весь</text:p>
      <text:p text:style-name="Standard"><text:s text:c="2"/>эскадрон с своими однообразно-разнообразными лицами, сдерживая дыханье, пока</text:p>
      <text:p text:style-name="Standard"><text:s text:c="2"/>летело <text:s/>ядро, <text:s/>приподнимался <text:s/>на <text:s/>стременах <text:s/>и снова <text:s/>опускался. Солдаты, не</text:p>
      <text:p text:style-name="Standard"><text:s text:c="2"/>поворачивая головы, <text:s/>косились друг <text:s/>на <text:s/>друга, <text:s/>с <text:s/>любопытством <text:s/>высматривая</text:p>
      <text:p text:style-name="Standard"><text:s text:c="2"/>впечатление <text:s/>товарища. <text:s/>На каждом лице, от Денисова до горниста, <text:s/>показалась</text:p>
      <text:p text:style-name="Standard"><text:s text:c="2"/>около губ и подбородка одна общая черта <text:s/>борьбы, раздраженности и <text:s/>волнения.</text:p>
      <text:p text:style-name="Standard"><text:s text:c="2"/>Вахмистр <text:s/>хмурился, <text:s/>оглядывая солдат, как <text:s/>будто <text:s/>угрожая наказанием. Юнкер</text:p>
      <text:p text:style-name="Standard"><text:s text:c="2"/>Миронов нагибался <text:s/>при каждом пролете ядра. <text:s/>Ростов, стоя на левом фланге на</text:p>
      <text:p text:style-name="Standard"><text:s text:c="2"/>своем <text:s/>тронутом <text:s/>ногами, <text:s/>но <text:s/>видном Грачике, имел счастливый <text:s/>вид <text:s/>ученика,</text:p>
      <text:p text:style-name="Standard"><text:s text:c="2"/>вызванного <text:s/>перед <text:s/>большою <text:s/>публикой к экзамену, <text:s/>в <text:s/>котором он уверен, <text:s/>что</text:p>
      <text:p text:style-name="Standard"><text:s text:c="2"/>отличится. Он ясно и <text:s/>светло <text:s/>оглядывался <text:s/>на <text:s/>всех, <text:s/>как бы прося <text:s/>обратить</text:p>
      <text:p text:style-name="Standard"><text:s text:c="2"/>внимание <text:s/>на <text:s/>то, как <text:s/>он спокойно <text:s/>стоит под ядрами. <text:s/>Но и в его лице та же</text:p>
      <text:p text:style-name="Standard"><text:s text:c="2"/>черта чего-то нового и строгого, против его воли, показывалась около рта.</text:p>
      <text:p text:style-name="Standard"><text:s text:c="7"/>-- Кто там кланяется? Юнкег' Миг'онов! Hexoг'oшo, на меня смотг'ите! --</text:p>
      <text:p text:style-name="Standard"><text:s text:c="2"/>закричал Денисов, которому не стоялось на месте и который вертелся на лошади</text:p>
      <text:p text:style-name="Standard"><text:s text:c="2"/>перед эскадроном.</text:p>
      <text:p text:style-name="Standard"><text:s text:c="7"/>Курносое и <text:s/>черноволосатое <text:s/>лицо <text:s/>Васьки Денисова <text:s/>и вся <text:s/>его маленькая</text:p>
      <text:p text:style-name="Standard"><text:s text:c="2"/>сбитая <text:s/>фигурка с <text:s/>его жилистою <text:s/>(с короткими пальцами, покрытыми <text:s/>волосами)</text:p>
      <text:p text:style-name="Standard"><text:s text:c="2"/>кистью руки, в которой он держал ефес вынутой наголо сабли, было точно такое</text:p>
      <text:p text:style-name="Standard"><text:s text:c="2"/>же, как и <text:s/>всегда, особенно <text:s/>к вечеру, <text:s/>после выпитых <text:s/>двух <text:s/>бутылок. Он был</text:p>
      <text:p text:style-name="Standard"><text:s text:c="2"/>только более обыкновенного красен и, задрав свою мохнатую голову кверху, как</text:p>
      <text:p text:style-name="Standard"><text:s text:c="2"/>птицы, когда они пьют, безжалостно вдавив своими <text:s/>маленькими <text:s/>ногами шпоры в</text:p>
      <text:p text:style-name="Standard"><text:s text:c="2"/>бока <text:s/>доброго <text:s/>Бедуина, <text:s/>он, будто падая назад, <text:s/>поскакал <text:s/>к другому <text:s/>флангу</text:p>
      <text:p text:style-name="Standard"><text:s text:c="2"/>эскадрона и хриплым <text:s/>голосом закричал, чтоб осмотрели пистолеты. Он подъехал</text:p>
      <text:p text:style-name="Standard"><text:s text:c="2"/>к <text:s/>Кирстену. <text:s/>Штаб-ротмистр, <text:s/>на <text:s/>широкой <text:s/>и <text:s/>степенной <text:s/>кобыле, шагом <text:s/>ехал</text:p>
      <text:p text:style-name="Standard"><text:s text:c="2"/>навстречу Денисову. Штаб-ротмистр, <text:s/>с своими длинными <text:s/>усами, <text:s/>был серьезен,</text:p>
      <text:p text:style-name="Standard"><text:s text:c="2"/>как и всегда, только глаза его блестели больше обыкновенного.</text:p>
      <text:p text:style-name="Standard"><text:s text:c="7"/>-- <text:s/>Да что? <text:s/>-- <text:s/>сказал он Денисову, <text:s/>-- не дойдет дело <text:s/>до драки. <text:s/>Вот</text:p>
      <text:p text:style-name="Standard"><text:s text:c="2"/>увидишь, назад уйдем.</text:p>
      <text:p text:style-name="Standard"><text:s text:c="7"/>-- <text:s/>Чог'т их знает, что делают -- проворчал Денисов. -- А! Г'остов! <text:s/>--</text:p>
      <text:p text:style-name="Standard"><text:soft-page-break/><text:s text:c="2"/>крикнул он юнкеру, заметив его веселое лицо. -- Ну, дождался.</text:p>
      <text:p text:style-name="Standard"><text:s text:c="7"/>И он улыбнулся одобрительно, видимо радуясь на юнкера.</text:p>
      <text:p text:style-name="Standard"><text:s text:c="7"/>Ростов почувствовал <text:s/>себя совершенно счастливым. В <text:s/>это время начальник</text:p>
      <text:p text:style-name="Standard"><text:s text:c="2"/>показался на мосту. Денисов поскакал к нему.</text:p>
      <text:p text:style-name="Standard"><text:s text:c="7"/>-- Ваше пг`евосходительство! позвольте атаковать! я их опг'окину.</text:p>
      <text:p text:style-name="Standard"><text:s text:c="7"/>-- Какие тут атаки, -- сказал начальник скучливым голосом, морщась, как</text:p>
      <text:p text:style-name="Standard"><text:s text:c="2"/>от докучливой мухи. <text:s/>-- И <text:s/>зачем вы тут стоите? <text:s/>Видите, фланкеры отступают.</text:p>
      <text:p text:style-name="Standard"><text:s text:c="2"/>Ведите назад эскадрон.</text:p>
      <text:p text:style-name="Standard"><text:s text:c="7"/>Эскадрон <text:s/>перешел мост и вышел из-под выстрелов, не <text:s/>потеряв <text:s/>ни одного</text:p>
      <text:p text:style-name="Standard"><text:s text:c="2"/>человека. Вслед за ним перешел и второй эскадрон, бывший в цепи, и последние</text:p>
      <text:p text:style-name="Standard"><text:s text:c="2"/>казаки очистили ту сторону.</text:p>
      <text:p text:style-name="Standard"><text:s text:c="7"/>Два эскадрона павлоградцев, перейдя мост, один за другим, <text:s/>пошли <text:s/>назад</text:p>
      <text:p text:style-name="Standard"><text:s text:c="2"/>на <text:s/>гору. <text:s/>Полковой <text:s/>командир Карл <text:s/>Богданович <text:s/>Шуберт подъехал к <text:s/>эскадрону</text:p>
      <text:p text:style-name="Standard"><text:s text:c="2"/>Денисова и <text:s/>ехал <text:s/>шагом <text:s/>недалеко от Ростова, <text:s/>не <text:s/>обращая на него <text:s/>никакого</text:p>
      <text:p text:style-name="Standard"><text:s text:c="2"/>внимания, несмотря на <text:s/>то, что после бывшего столкновения <text:s/>за <text:s/>Телянина, они</text:p>
      <text:p text:style-name="Standard"><text:s text:c="2"/>виделись <text:s/>теперь в первый <text:s/>раз. Ростов, <text:s/>чувствуя <text:s/>себя во <text:s/>фронте во власти</text:p>
      <text:p text:style-name="Standard"><text:s text:c="2"/>человека, перед которым он теперь <text:s/>считал себя виноватым, не <text:s/>спускал глаз с</text:p>
      <text:p text:style-name="Standard"><text:s text:c="2"/>атлетической спины, <text:s/>белокурого затылка и красной <text:s/>шеи полкового <text:s/>командира.</text:p>
      <text:p text:style-name="Standard"><text:s text:c="2"/>Ростову то казалось, что Богданыч <text:s/>только притворяется невнимательным, и что</text:p>
      <text:p text:style-name="Standard"><text:s text:c="2"/>вся цель <text:s/>его <text:s/>теперь <text:s/>состоит в <text:s/>том, чтоб испытать храбрость юнкера, <text:s/>и он</text:p>
      <text:p text:style-name="Standard"><text:s text:c="2"/>выпрямлялся и весело оглядывался; то ему казалось, что Богданыч нарочно едет</text:p>
      <text:p text:style-name="Standard"><text:s text:c="2"/>близко, чтобы показать Ростову свою храбрость. То ему думалось, что враг его</text:p>
      <text:p text:style-name="Standard"><text:s text:c="2"/>теперь <text:s/>нарочно <text:s/>пошлет <text:s/>эскадрон в <text:s/>отчаянную <text:s/>атаку, чтобы <text:s/>наказать <text:s/>его,</text:p>
      <text:p text:style-name="Standard"><text:s text:c="2"/>Ростова. То <text:s/>думалось, что после <text:s/>атаки <text:s/>он подойдет <text:s/>к нему <text:s/>и <text:s/>великодушно</text:p>
      <text:p text:style-name="Standard"><text:s text:c="2"/>протянет ему, раненому, руку примирения.</text:p>
      <text:p text:style-name="Standard"><text:s text:c="7"/>Знакомая <text:s/>павлоградцам, с высокоподнятыми <text:s/>плечами, фигура Жеркова <text:s/>(он</text:p>
      <text:p text:style-name="Standard"><text:s text:c="2"/>недавно <text:s/>выбыл из <text:s/>их полка) подъехала к полковому командиру. Жерков, <text:s/>после</text:p>
      <text:p text:style-name="Standard"><text:s text:c="2"/>своего <text:s/>изгнания из главного штаба, <text:s/>не остался в полку, <text:s/>говоря, что он <text:s/>не</text:p>
      <text:p text:style-name="Standard"><text:s text:c="2"/>дурак во <text:s/>фронте лямку тянуть, когда он <text:s/>при штабе, ничего не делая, получит</text:p>
      <text:p text:style-name="Standard"><text:s text:c="2"/>наград больше, и умел пристроиться ординарцем к князю Багратиону. Он приехал</text:p>
      <text:p text:style-name="Standard"><text:s text:c="2"/>к своему бывшему начальнику с приказанием от начальника ариергарда.</text:p>
      <text:p text:style-name="Standard"><text:s text:c="7"/>-- Полковник, <text:s/>-- сказал он <text:s/>с своею мрачною серьезностью, обращаясь ко</text:p>
      <text:p text:style-name="Standard"><text:s text:c="2"/>врагу Ростова и оглядывая товарищей, -- велено остановиться, мост зажечь.</text:p>
      <text:p text:style-name="Standard"><text:s text:c="7"/>-- Кто велено? -- угрюмо спросил полковник.</text:p>
      <text:p text:style-name="Standard"><text:s text:c="7"/>-- <text:s/>Уж я и не знаю, полковник, кто велено, -- серьезно отвечал <text:s/>корнет,</text:p>
      <text:p text:style-name="Standard"><text:s text:c="2"/>-- но только мне князь приказал: "Поезжай и скажи <text:s/>полковнику, <text:s/>чтобы гусары</text:p>
      <text:p text:style-name="Standard"><text:s text:c="2"/>вернулись скорей и зажгли бы мост".</text:p>
      <text:p text:style-name="Standard"><text:s text:c="7"/>Вслед за Жерковым <text:s/>к гусарскому <text:s/>полковнику подъехал <text:s/>свитский офицер с</text:p>
      <text:p text:style-name="Standard"><text:s text:c="2"/>тем <text:s/>же <text:s/>приказанием. Вслед за свитским офицером на казачьей лошади, которая</text:p>
      <text:p text:style-name="Standard"><text:s text:c="2"/>насилу несла его галопом, подъехал толстый Несвицкий.</text:p>
      <text:p text:style-name="Standard"><text:s text:c="7"/>-- Как же, полковник, -- кричал он <text:s/>еще на <text:s/>езде, -- я вам говорил мост</text:p>
      <text:p text:style-name="Standard"><text:s text:c="2"/>зажечь, а теперь кто-то переврал; там все с ума сходят, ничего не разберешь.</text:p>
      <text:p text:style-name="Standard"><text:s text:c="7"/>Полковник неторопливо остановил полк и обратился к Несвицкому:</text:p>
      <text:p text:style-name="Standard"><text:s text:c="7"/>-- Вы мне <text:s/>говорили <text:s/>про горючие вещества, -- <text:s/>сказал он, -- <text:s/>а про то,</text:p>
      <text:p text:style-name="Standard"><text:s text:c="2"/>чтобы зажигать, вы мне ничего не говорили.</text:p>
      <text:p text:style-name="Standard"><text:s text:c="7"/>-- Да <text:s/>как же, батюшка, -- заговорил, <text:s/>остановившись, Несвицкий, снимая</text:p>
      <text:p text:style-name="Standard"><text:s text:c="2"/>фуражку и <text:s/>расправляя пухлой <text:s/>рукой <text:s/>мокрые от <text:s/>пота <text:s/>волосы, <text:s/>-- как <text:s/>же не</text:p>
      <text:p text:style-name="Standard"><text:s text:c="2"/>говорил, что мост зажечь, когда горючие вещества положили?</text:p>
      <text:p text:style-name="Standard"><text:s text:c="7"/>-- Я вам не "батюшка", господин штаб-офицер, а вы мне не говорили, чтоб</text:p>
      <text:p text:style-name="Standard"><text:s text:c="2"/>мост зажигайт! Я служба знаю, и мне <text:s/>в привычка приказание строго исполняйт.</text:p>
      <text:p text:style-name="Standard"><text:s text:c="2"/>Вы сказали, мост зажгут, а кто зажгут, я святым духом не могу знайт...</text:p>
      <text:p text:style-name="Standard"><text:s text:c="7"/>-- Ну, <text:s/>вот всегда <text:s/>так, -- махнув <text:s/>рукой, <text:s/>сказал Несвицкий. -- Ты как</text:p>
      <text:p text:style-name="Standard"><text:soft-page-break/><text:s text:c="2"/>здесь? -- обратился он к Жеркову.</text:p>
      <text:p text:style-name="Standard"><text:s text:c="7"/>-- Да за тем же. Однако ты отсырел, дай я тебя выжму.</text:p>
      <text:p text:style-name="Standard"><text:s text:c="7"/>-- Вы сказали, господин штаб-офицер, -- <text:s/>продолжал полковник <text:s/>обиженным</text:p>
      <text:p text:style-name="Standard"><text:s text:c="2"/>тоном...</text:p>
      <text:p text:style-name="Standard"><text:s text:c="7"/>-- Полковник, <text:s/>-- <text:s/>перебил <text:s/>свитский <text:s/>офицер, <text:s/>-- надо торопиться, а то</text:p>
      <text:p text:style-name="Standard"><text:s text:c="2"/>неприятель пододвинет орудия на картечный выстрел.</text:p>
      <text:p text:style-name="Standard"><text:s text:c="7"/>Полковник <text:s text:c="2"/>молча <text:s text:c="2"/>посмотрел <text:s text:c="2"/>на <text:s/>свитского <text:s text:c="2"/>офицера, <text:s text:c="2"/>на <text:s/>толстого</text:p>
      <text:p text:style-name="Standard"><text:s text:c="2"/>штаб-офицера, на Жеркова и нахмурился.</text:p>
      <text:p text:style-name="Standard"><text:s text:c="7"/>-- Я буду мост зажигайт, -- сказал он торжественным тоном, как будто бы</text:p>
      <text:p text:style-name="Standard"><text:s text:c="2"/>выражал этим, что, несмотря <text:s/>на все делаемые ему <text:s/>неприятности, <text:s/>он все-таки</text:p>
      <text:p text:style-name="Standard"><text:s text:c="2"/>сделает то, что должно.</text:p>
      <text:p text:style-name="Standard"><text:s text:c="7"/>Ударив своими длинными мускулистыми ногами лошадь, как будто <text:s/>она <text:s/>была</text:p>
      <text:p text:style-name="Standard"><text:s text:c="2"/>во всем виновата, полковник выдвинулся вперед к 2-му эскадрону, тому самому,</text:p>
      <text:p text:style-name="Standard"><text:s text:c="2"/>в котором служил Ростов под командою Денисова, скомандовал вернуться назад к</text:p>
      <text:p text:style-name="Standard"><text:s text:c="2"/>мосту.</text:p>
      <text:p text:style-name="Standard"><text:s text:c="7"/>"Ну, <text:s/>так и есть, -- <text:s/>подумал Ростов, -- <text:s/>он <text:s/>хочет <text:s/>испытать <text:s/>меня! --</text:p>
      <text:p text:style-name="Standard"><text:s text:c="2"/>Сердце его сжалось, и кровь бросилась к <text:s/>лицу. <text:s/>-- Пускай посмотрит, трус ли</text:p>
      <text:p text:style-name="Standard"><text:s text:c="2"/>я" -- подумал он.</text:p>
      <text:p text:style-name="Standard"><text:s text:c="7"/>Опять <text:s/>на <text:s/>всех веселых <text:s/>лицах <text:s/>людей эскадрона <text:s/>появилась та серьезная</text:p>
      <text:p text:style-name="Standard"><text:s text:c="2"/>черта, которая была на них в то время, как они стояли под ядрами. Ростов, не</text:p>
      <text:p text:style-name="Standard"><text:s text:c="2"/>спуская глаз, смотрел на <text:s/>своего <text:s/>врага, полкового командира, желая найти на</text:p>
      <text:p text:style-name="Standard"><text:s text:c="2"/>его <text:s/>лице подтверждение своих <text:s/>догадок; но полковник ни разу не взглянул <text:s/>на</text:p>
      <text:p text:style-name="Standard"><text:s text:c="2"/>Ростова, а смотрел, как всегда во фронте, строго и торжественно. Послышалась</text:p>
      <text:p text:style-name="Standard"><text:s text:c="2"/>команда.</text:p>
      <text:p text:style-name="Standard"><text:s text:c="7"/>-- Живо! Живо! -- проговорило около него несколько голосов.</text:p>
      <text:p text:style-name="Standard"><text:s text:c="7"/>Цепляясь саблями за поводья, гремя шпорами и <text:s/>торопясь, слезали гусары,</text:p>
      <text:p text:style-name="Standard"><text:s text:c="2"/>сами не зная, что они будут делать. Гусары крестились. Ростов уже не смотрел</text:p>
      <text:p text:style-name="Standard"><text:s text:c="2"/>на полкового командира, <text:s/>-- ему некогда было. Он боялся, с замиранием сердца</text:p>
      <text:p text:style-name="Standard"><text:s text:c="2"/>боялся, как бы ему не отстать от гусар. Рука его дрожала, когда он передавал</text:p>
      <text:p text:style-name="Standard"><text:s text:c="2"/>лошадь <text:s/>коноводу, <text:s/>и <text:s/>он <text:s/>чувствовал, <text:s/>как со <text:s/>стуком приливает кровь к <text:s/>его</text:p>
      <text:p text:style-name="Standard"><text:s text:c="2"/>сердцу. Денисов, заваливаясь назад и крича что-то, проехал мимо него. Ростов</text:p>
      <text:p text:style-name="Standard"><text:s text:c="2"/>ничего <text:s/>не видел, кроме <text:s/>бежавших вокруг <text:s/>него гусар, <text:s/>цеплявшихся шпорами и</text:p>
      <text:p text:style-name="Standard"><text:s text:c="2"/>бренчавших саблями.</text:p>
      <text:p text:style-name="Standard"><text:s text:c="7"/>-- Носилки! -- крикнул чей-то голос сзади.</text:p>
      <text:p text:style-name="Standard"><text:s text:c="7"/>Ростов <text:s/>не <text:s/>подумал <text:s/>о том, что значит <text:s/>требование носилок: <text:s/>он <text:s/>бежал,</text:p>
      <text:p text:style-name="Standard"><text:s text:c="2"/>стараясь только быть впереди всех; но у самого моста он, не смотря под ноги,</text:p>
      <text:p text:style-name="Standard"><text:s text:c="2"/>попал <text:s/>в <text:s/>вязкую, <text:s/>растоптанную грязь <text:s/>и, <text:s/>споткнувшись, <text:s/>упал <text:s/>на руки. Его</text:p>
      <text:p text:style-name="Standard"><text:s text:c="2"/>обежали другие.</text:p>
      <text:p text:style-name="Standard"><text:s text:c="7"/>-- <text:s/>По <text:s/>обоий <text:s/>сторона, <text:s/>ротмистр, <text:s/>-- послышался <text:s/>ему голос <text:s/>полкового</text:p>
      <text:p text:style-name="Standard"><text:s text:c="2"/>командира, <text:s/>который, <text:s/>заехав <text:s/>вперед, <text:s text:c="2"/>стал <text:s/>верхом <text:s/>недалеко <text:s/>от <text:s/>моста <text:s/>с</text:p>
      <text:p text:style-name="Standard"><text:s text:c="2"/>торжествующим и веселым лицом.</text:p>
      <text:p text:style-name="Standard"><text:s text:c="7"/>Ростов, обтирая испачканные руки о рейтузы, оглянулся на своего врага и</text:p>
      <text:p text:style-name="Standard"><text:s text:c="2"/>хотел бежать <text:s/>дальше, <text:s/>полагая, <text:s/>что чем он дальше уйдет вперед, <text:s/>тем <text:s/>будет</text:p>
      <text:p text:style-name="Standard"><text:s text:c="2"/>лучше. Но Богданыч, хотя и не глядел и не узнал Ростова, крикнул на него:</text:p>
      <text:p text:style-name="Standard"><text:s text:c="7"/>-- <text:s/>Кто <text:s/>по <text:s/>средине <text:s/>моста бежит? На права <text:s/>сторона! Юнкер, <text:s/>назад! --</text:p>
      <text:p text:style-name="Standard"><text:s text:c="2"/>сердито закричал он <text:s/>и <text:s/>обратился к <text:s/>Денисову, <text:s/>который, щеголяя храбростью,</text:p>
      <text:p text:style-name="Standard"><text:s text:c="2"/>въехал верхом на доски моста.</text:p>
      <text:p text:style-name="Standard"><text:s text:c="7"/>-- Зачем рисковайт, ротмистр! Вы бы слезали, -- сказал полковник.</text:p>
      <text:p text:style-name="Standard"><text:s text:c="7"/>-- Э! виноватого найдет, -- <text:s/>отвечал Васька <text:s/>Денисов, поворачиваясь <text:s/>на</text:p>
      <text:p text:style-name="Standard"><text:s text:c="2"/>седле.</text:p>
      <text:p text:style-name="Standard"><text:s text:c="7"/>-- -- -</text:p>
      <text:p text:style-name="Standard"><text:s text:c="7"/>Между <text:s/>тем <text:s/>Несвицкий, <text:s/>Жерков <text:s/>и <text:s/>свитский <text:s/>офицер стояли <text:s/>вместе <text:s/>вне</text:p>
      <text:p text:style-name="Standard"><text:soft-page-break/><text:s text:c="2"/>выстрелов <text:s/>и смотрели <text:s/>то на эту <text:s/>небольшую <text:s/>кучку <text:s/>людей <text:s/>в желтых киверах,</text:p>
      <text:p text:style-name="Standard"><text:s text:c="2"/>темнозеленых <text:s/>куртках, расшитых снурками, <text:s/>и синих рейтузах, копошившихся <text:s/>у</text:p>
      <text:p text:style-name="Standard"><text:s text:c="2"/>моста, то на ту сторону, <text:s/>на приближавшиеся вдалеке синие капоты и <text:s/>группы с</text:p>
      <text:p text:style-name="Standard"><text:s text:c="2"/>лошадьми, которые легко можно было признать за орудия.</text:p>
      <text:p text:style-name="Standard"><text:s text:c="7"/>"Зажгут или не зажгут <text:s/>мост? Кто прежде? Они добегут и зажгут мост, или</text:p>
      <text:p text:style-name="Standard"><text:s text:c="2"/>французы <text:s/>подъедут <text:s/>на <text:s/>картечный <text:s/>выстрел <text:s/>и <text:s/>перебьют их?" <text:s/>Эти <text:s/>вопросы с</text:p>
      <text:p text:style-name="Standard"><text:s text:c="2"/>замиранием сердца невольно задавал <text:s/>себе <text:s/>каждый из того большого количества</text:p>
      <text:p text:style-name="Standard"><text:s text:c="2"/>войск, которые стояли над мостом и при ярком вечернем свете смотрели на мост</text:p>
      <text:p text:style-name="Standard"><text:s text:c="2"/>и <text:s/>гусаров <text:s/>и <text:s/>на ту <text:s/>сторону, <text:s/>на <text:s/>подвигавшиеся <text:s/>синие капоты со штыками и</text:p>
      <text:p text:style-name="Standard"><text:s text:c="2"/>орудиями.</text:p>
      <text:p text:style-name="Standard"><text:s text:c="7"/>-- <text:s text:c="2"/>Ох! <text:s/>достанется <text:s/>гусарам! <text:s/>-- <text:s/>говорил <text:s/>Несвицкий, <text:s/>-- <text:s/>не <text:s/>дальше</text:p>
      <text:p text:style-name="Standard"><text:s text:c="2"/>картечного выстрела теперь.</text:p>
      <text:p text:style-name="Standard"><text:s text:c="7"/>-- Напрасно он так много людей повел, -- сказал свитский офицер.</text:p>
      <text:p text:style-name="Standard"><text:s text:c="7"/>-- И <text:s/>в <text:s/>самом <text:s/>деле, <text:s/>-- сказал Несвицкий. <text:s/>-- <text:s/>Тут <text:s/>бы двух <text:s/>молодцов</text:p>
      <text:p text:style-name="Standard"><text:s text:c="2"/>послать, все равно бы.</text:p>
      <text:p text:style-name="Standard"><text:s text:c="7"/>-- Ах, ваше сиятельство, -- вмешался <text:s/>Жерков, не спуская глаз с <text:s/>гусар,</text:p>
      <text:p text:style-name="Standard"><text:s text:c="2"/>но все с <text:s/>своею наивною <text:s/>манерой, <text:s/>из-за <text:s/>которой <text:s/>нельзя <text:s/>было <text:s/>догадаться,</text:p>
      <text:p text:style-name="Standard"><text:s text:c="2"/>серьезно <text:s/>ли, <text:s/>что он говорит, <text:s/>или <text:s/>нет. -- <text:s/>Ах, ваше <text:s/>сиятельство! Как <text:s/>вы</text:p>
      <text:p text:style-name="Standard"><text:s text:c="2"/>судите! Двух <text:s/>человек послать, а <text:s/>нам-то <text:s/>кто же Владимира <text:s/>с бантом даст? А</text:p>
      <text:p text:style-name="Standard"><text:s text:c="2"/>так-то, хоть <text:s/>и <text:s/>поколотят, <text:s/>да можно эскадрон представить <text:s/>и <text:s/>самому бантик</text:p>
      <text:p text:style-name="Standard"><text:s text:c="2"/>получить. Наш Богданыч порядки знает.</text:p>
      <text:p text:style-name="Standard"><text:s text:c="7"/>-- Ну, -- сказал свитский офицер, -- это картечь!</text:p>
      <text:p text:style-name="Standard"><text:s text:c="7"/>Он <text:s/>показывал на французские орудия, <text:s/>которые <text:s/>снимались <text:s/>с <text:s/>передков и</text:p>
      <text:p text:style-name="Standard"><text:s text:c="2"/>поспешно отъезжали.</text:p>
      <text:p text:style-name="Standard"><text:s text:c="7"/>На <text:s/>французской <text:s/>стороне, в <text:s/>тех группах, где <text:s/>были <text:s/>орудия, <text:s/>показался</text:p>
      <text:p text:style-name="Standard"><text:s text:c="2"/>дымок, другой, третий, почти в <text:s/>одно время, и в ту минуту, как долетел <text:s/>звук</text:p>
      <text:p text:style-name="Standard"><text:s text:c="2"/>первого выстрела, показался четвертый. Два звука, один за другим, и третий.</text:p>
      <text:p text:style-name="Standard"><text:s text:c="7"/>-- О, ох! -- охнул Несвицкий, как будто от жгучей боли, хватая за <text:s/>руку</text:p>
      <text:p text:style-name="Standard"><text:s text:c="2"/>свитского офицера. -- Посмотрите, упал один, упал, упал!</text:p>
      <text:p text:style-name="Standard"><text:s text:c="7"/>-- Два, кажется?</text:p>
      <text:p text:style-name="Standard"><text:s text:c="7"/>-- <text:s/>Был <text:s/>бы <text:s/>я <text:s/>царь, <text:s/>никогда <text:s/>бы <text:s/>не <text:s/>воевал, <text:s/>-- <text:s/>сказал <text:s/>Несвицкий,</text:p>
      <text:p text:style-name="Standard"><text:s text:c="2"/>отворачиваясь.</text:p>
      <text:p text:style-name="Standard"><text:s text:c="7"/>Французские орудия опять <text:s/>поспешно <text:s/>заряжали. <text:s/>Пехота <text:s/>в <text:s/>синих капотах</text:p>
      <text:p text:style-name="Standard"><text:s text:c="2"/>бегом двинулась к мосту. Опять, но в разных промежутках, показались дымки, и</text:p>
      <text:p text:style-name="Standard"><text:s text:c="2"/>защелкала и <text:s/>затрещала картечь <text:s/>по <text:s/>мосту. Но <text:s/>в этот <text:s/>раз Несвицкий <text:s/>не мог</text:p>
      <text:p text:style-name="Standard"><text:s text:c="2"/>видеть того, <text:s/>что <text:s/>делалось на мосту. <text:s/>С моста <text:s/>поднялся густой дым. <text:s/>Гусары</text:p>
      <text:p text:style-name="Standard"><text:s text:c="2"/>успели зажечь мост, и французские <text:s/>батареи <text:s/>стреляли по ним уже не для того,</text:p>
      <text:p text:style-name="Standard"><text:s text:c="2"/>чтобы помешать, а для того, что орудия были наведены и было по ком стрелять.</text:p>
      <text:p text:style-name="Standard"><text:s text:c="7"/>-- Французы успели <text:s/>сделать три <text:s/>картечные <text:s/>выстрела, прежде чем гусары</text:p>
      <text:p text:style-name="Standard"><text:s text:c="2"/>вернулись <text:s/>к <text:s/>коноводам. <text:s/>Два <text:s/>залпа были <text:s/>сделаны <text:s/>неверно, <text:s/>и картечь <text:s/>всю</text:p>
      <text:p text:style-name="Standard"><text:s text:c="2"/>перенесло, но зато последний выстрел попал <text:s/>в середину кучки гусар и повалил</text:p>
      <text:p text:style-name="Standard"><text:s text:c="2"/>троих.</text:p>
      <text:p text:style-name="Standard"><text:s text:c="7"/>Ростов, <text:s/>озабоченный <text:s/>своими отношениями <text:s/>к Богданычу, <text:s/>остановился <text:s/>на</text:p>
      <text:p text:style-name="Standard"><text:s text:c="2"/>мосту, <text:s/>не <text:s/>зная, <text:s/>что ему <text:s/>делать. <text:s/>Рубить (как <text:s/>он <text:s/>всегда воображал <text:s/>себе</text:p>
      <text:p text:style-name="Standard"><text:s text:c="2"/>сражение) было некого, помогать в зажжении моста он <text:s/>тоже не мог, потому что</text:p>
      <text:p text:style-name="Standard"><text:s text:c="2"/>не взял <text:s/>с собою, как другие солдаты, <text:s/>жгута соломы. Он стоял и оглядывался,</text:p>
      <text:p text:style-name="Standard"><text:s text:c="2"/>как вдруг затрещало по мосту будто рассыпанные орехи, и один из гусар, ближе</text:p>
      <text:p text:style-name="Standard"><text:s text:c="2"/>всех бывший от него, со стоном упал на <text:s/>перилы. Ростов побежал к нему вместе</text:p>
      <text:p text:style-name="Standard"><text:s text:c="2"/>с <text:s/>другими. <text:s/>Опять <text:s/>закричал <text:s/>кто-то: <text:s/>"Носилки!". Гусара <text:s/>подхватили четыре</text:p>
      <text:p text:style-name="Standard"><text:s text:c="2"/>человека и стали поднимать.</text:p>
      <text:p text:style-name="Standard"><text:s text:c="7"/>-- Оооо!... Бросьте, ради Христа, -- <text:s/>закричал раненый; но его все-таки</text:p>
      <text:p text:style-name="Standard"><text:s text:c="2"/>подняли и положили.</text:p>
      <text:p text:style-name="Standard"><text:soft-page-break/><text:s text:c="7"/>Николай Ростов отвернулся и, как будто отыскивая чего-то, стал смотреть</text:p>
      <text:p text:style-name="Standard"><text:s text:c="2"/>на даль, на <text:s/>воду Дуная, на небо, на солнце. Как хорошо показалось небо, как</text:p>
      <text:p text:style-name="Standard"><text:s text:c="2"/>голубо, спокойно и глубоко! Как ярко и торжественно опускающееся солнце! Как</text:p>
      <text:p text:style-name="Standard"><text:s text:c="2"/>ласково-глянцовито блестела вода в далеком Дунае! И еще <text:s/>лучше были далекие,</text:p>
      <text:p text:style-name="Standard"><text:s text:c="2"/>голубеющие <text:s/>за Дунаем горы, монастырь, таинственные ущелья, залитые до макуш</text:p>
      <text:p text:style-name="Standard"><text:s text:c="2"/>туманом сосновые <text:s/>леса... <text:s/>там <text:s/>тихо, счастливо... "Ничего, ничего бы <text:s/>я <text:s/>не</text:p>
      <text:p text:style-name="Standard"><text:s text:c="2"/>желал, ничего бы не желал, ежели бы я только был там, -- думал Ростов. -- Во</text:p>
      <text:p text:style-name="Standard"><text:s text:c="2"/>мне <text:s/>одном и <text:s/>в этом <text:s/>солнце <text:s/>так много счастия, а тут... <text:s/>стоны, страдания,</text:p>
      <text:p text:style-name="Standard"><text:s text:c="2"/>страх и эта неясность, <text:s/>эта поспешность... Вот опять кричат что-то, и <text:s/>опять</text:p>
      <text:p text:style-name="Standard"><text:s text:c="2"/>все побежали куда-то назад, и <text:s/>я бегу с ними, и вот <text:s/>она, вот <text:s/>она, <text:s/>смерть,</text:p>
      <text:p text:style-name="Standard"><text:s text:c="2"/>надо мной, <text:s/>вокруг <text:s/>меня... Мгновенье <text:s/>-- и <text:s/>я <text:s/>никогда уже <text:s/>не <text:s/>увижу этого</text:p>
      <text:p text:style-name="Standard"><text:s text:c="2"/>солнца, этой воды, этого ущелья"...</text:p>
      <text:p text:style-name="Standard"><text:s text:c="7"/>В <text:s/>эту <text:s/>минуту <text:s/>солнце <text:s/>стало <text:s/>скрываться <text:s/>за <text:s/>тучами; <text:s/>впереди Ростова</text:p>
      <text:p text:style-name="Standard"><text:s text:c="2"/>показались другие <text:s/>носилки. И страх смерти <text:s/>и <text:s/>носилок, и любовь к солнцу <text:s/>и</text:p>
      <text:p text:style-name="Standard"><text:s text:c="2"/>жизни -- все слилось в одно болезненно-тревожное впечатление.</text:p>
      <text:p text:style-name="Standard"><text:s text:c="7"/>"Господи Боже! Тот, Кто там в этом небе, спаси, прости <text:s/>и защити меня!"</text:p>
      <text:p text:style-name="Standard"><text:s text:c="2"/>прошептал про себя Ростов.</text:p>
      <text:p text:style-name="Standard"><text:s text:c="7"/>Гусары подбежали к коноводам, голоса стали громче и спокойнее, <text:s/>носилки</text:p>
      <text:p text:style-name="Standard"><text:s text:c="2"/>скрылись из глаз.</text:p>
      <text:p text:style-name="Standard"><text:s text:c="7"/>-- <text:s/>Что, бг'ат, понюхал <text:s/>пог'оху?... -- <text:s/>прокричал <text:s/>ему над <text:s/>ухом голос</text:p>
      <text:p text:style-name="Standard"><text:s text:c="2"/>Васьки Денисова.</text:p>
      <text:p text:style-name="Standard"><text:s text:c="7"/>"Все <text:s/>кончилось; <text:s/>но я <text:s/>трус, <text:s/>да, <text:s/>я трус", подумал <text:s/>Ростов и, <text:s/>тяжело</text:p>
      <text:p text:style-name="Standard"><text:s text:c="2"/>вздыхая, взял из <text:s/>рук <text:s/>коновода <text:s/>своего <text:s/>отставившего <text:s/>ногу <text:s/>Грачика <text:s/>и стал</text:p>
      <text:p text:style-name="Standard"><text:s text:c="2"/>садиться.</text:p>
      <text:p text:style-name="Standard"><text:s text:c="7"/>-- Что это было, картечь? -- спросил он у Денисова.</text:p>
      <text:p text:style-name="Standard"><text:s text:c="7"/>-- <text:s/>Да <text:s/>еще <text:s/>какая! <text:s/>-- прокричал <text:s/>Денисов. <text:s/>-- <text:s/>Молодцами г'аботали! А</text:p>
      <text:p text:style-name="Standard"><text:s text:c="2"/>г'абота сквег'ная! Атака -- любезное дело, г'убай в песи, а тут, чог'т знает</text:p>
      <text:p text:style-name="Standard"><text:s text:c="2"/>что, бьют как в мишень.</text:p>
      <text:p text:style-name="Standard"><text:s text:c="7"/>И <text:s/>Денисов <text:s/>отъехал <text:s/>к <text:s/>остановившейся <text:s/>недалеко <text:s/>от <text:s text:c="2"/>Ростова <text:s/>группе:</text:p>
      <text:p text:style-name="Standard"><text:s text:c="2"/>полкового командира, Несвицкого, Жеркова и свитского офицера.</text:p>
      <text:p text:style-name="Standard"><text:s text:c="7"/>"Однако, <text:s/>кажется, <text:s/>никто <text:s text:c="2"/>не <text:s/>заметил", <text:s/>думал <text:s/>про <text:s/>себя <text:s/>Ростов. <text:s/>И</text:p>
      <text:p text:style-name="Standard"><text:s text:c="2"/>действительно, никто ничего <text:s/>не заметил, <text:s/>потому что каждому было знакомо то</text:p>
      <text:p text:style-name="Standard"><text:s text:c="2"/>чувство, которое испытал в первый раз необстреленный юнкер.</text:p>
      <text:p text:style-name="Standard"><text:s text:c="7"/>-- <text:s/>Вот <text:s/>вам реляция и <text:s/>будет, -- сказал Жерков, -- глядишь, и <text:s/>меня <text:s/>в</text:p>
      <text:p text:style-name="Standard"><text:s text:c="2"/>подпоручики произведут.</text:p>
      <text:p text:style-name="Standard"><text:s text:c="7"/>-- Доложите князу, что я мост зажигал, -- сказал полковник торжественно</text:p>
      <text:p text:style-name="Standard"><text:s text:c="2"/>и весело.</text:p>
      <text:p text:style-name="Standard"><text:s text:c="7"/>-- А коли про потерю спросят?</text:p>
      <text:p text:style-name="Standard"><text:s text:c="7"/>-- <text:s/>Пустячок! <text:s/>-- пробасил <text:s/>полковник, <text:s/>-- <text:s/>два гусара ранено, <text:s/>и <text:s/>один</text:p>
      <text:p text:style-name="Standard"><text:s text:c="2"/>наповал, <text:s/>-- <text:s/>сказал он <text:s/>с <text:s/>видимою <text:s/>радостью, <text:s/>не <text:s/>в <text:s/>силах <text:s/>удержаться <text:s/>от</text:p>
      <text:p text:style-name="Standard"><text:s text:c="2"/>счастливой улыбки, звучно отрубая красивое слово наповал.</text:p>
      <text:p text:style-name="Standard"><text:s text:c="2"/></text:p>
      <text:p text:style-name="Standard"><text:s text:c="2"/></text:p>
      <text:p text:style-name="Standard">IX.</text:p>
      <text:p text:style-name="Standard"></text:p>
      <text:p text:style-name="Standard"></text:p>
      <text:p text:style-name="Standard"><text:s text:c="2"/></text:p>
      <text:p text:style-name="Standard"><text:s text:c="7"/>Преследуемая стотысячною французскою армией под начальством <text:s/>Бонапарта,</text:p>
      <text:p text:style-name="Standard"><text:s text:c="2"/>встречаемая <text:s text:c="2"/>враждебно-расположенными <text:s/>жителями, <text:s/>не <text:s/>доверяя <text:s/>более <text:s/>своим</text:p>
      <text:p text:style-name="Standard"><text:s text:c="2"/>союзникам, <text:s/>испытывая недостаток продовольствия <text:s/>и принужденная <text:s/>действовать</text:p>
      <text:p text:style-name="Standard"><text:s text:c="2"/>вне всех предвидимых условий войны, русская тридцатипятитысячная армия, <text:s/>под</text:p>
      <text:p text:style-name="Standard"><text:s text:c="2"/>начальством Кутузова, поспешно отступала вниз по Дунаю, останавливаясь <text:s/>там,</text:p>
      <text:p text:style-name="Standard"><text:soft-page-break/><text:s text:c="2"/>где <text:s/>она бывала настигнута неприятелем, <text:s/>и <text:s/>отбиваясь ариергардными <text:s/>делами,</text:p>
      <text:p text:style-name="Standard"><text:s text:c="2"/>лишь насколько это было нужно для того, <text:s/>чтоб <text:s/>отступать, не теряя тяжестей.</text:p>
      <text:p text:style-name="Standard"><text:s text:c="2"/>Были дела <text:s/>при <text:s/>Ламбахе, Амштетене и Мельке; <text:s/>но, <text:s/>несмотря на <text:s/>храбрость <text:s/>и</text:p>
      <text:p text:style-name="Standard"><text:s text:c="2"/>стойкость, <text:s/>признаваемую <text:s/>самим <text:s/>неприятелем, <text:s/>с <text:s/>которою <text:s/>дрались <text:s/>русские,</text:p>
      <text:p text:style-name="Standard"><text:s text:c="2"/>последствием этих <text:s/>дел было только <text:s/>еще быстрейшее отступление. <text:s/>Австрийские</text:p>
      <text:p text:style-name="Standard"><text:s text:c="2"/>войска, избежавшие плена под Ульмом и присоединившиеся к Кутузову у Браунау,</text:p>
      <text:p text:style-name="Standard"><text:s text:c="2"/>отделились теперь от русской армии, и Кутузов был предоставлен <text:s/>только своим</text:p>
      <text:p text:style-name="Standard"><text:s text:c="2"/>слабым, истощенным силам. Защищать более Вену нельзя <text:s/>было и думать. <text:s/>Вместо</text:p>
      <text:p text:style-name="Standard"><text:s text:c="2"/>наступательной, <text:s/>глубоко <text:s/>обдуманной, по <text:s/>законам новой <text:s/>науки -- стратегии,</text:p>
      <text:p text:style-name="Standard"><text:s text:c="2"/>войны, план которой был передан Кутузову в его бытность в <text:s/>Вене <text:s/>австрийским</text:p>
      <text:p text:style-name="Standard"><text:s text:c="2"/>гофкригсратом, <text:s/>единственная, <text:s/>почти <text:s/>недостижимая <text:s/>цель, <text:s text:c="2"/>представлявшаяся</text:p>
      <text:p text:style-name="Standard"><text:s text:c="2"/>теперь Кутузову, состояла <text:s/>в том, чтобы, <text:s/>не погубив армии <text:s/>подобно Маку под</text:p>
      <text:p text:style-name="Standard"><text:s text:c="2"/>Ульмом, соединиться с войсками, шедшими из России.</text:p>
      <text:p text:style-name="Standard"><text:s text:c="7"/>28-го октября Кутузов с армией перешел на левый берег Дуная и в <text:s/>первый</text:p>
      <text:p text:style-name="Standard"><text:s text:c="2"/>раз <text:s/>остановился, <text:s/>положив <text:s/>Дунай между собой <text:s/>и главными <text:s/>силами французов.</text:p>
      <text:p text:style-name="Standard"><text:s text:c="2"/>30-го он атаковал находившуюся на левом берегу Дуная дивизию Мортье и разбил</text:p>
      <text:p text:style-name="Standard"><text:s text:c="2"/>ее. <text:s text:c="2"/>В <text:s/>этом <text:s/>деле <text:s/>в <text:s/>первый <text:s/>раз <text:s/>взяты <text:s text:c="2"/>трофеи: <text:s/>знамя, <text:s/>орудия <text:s/>и <text:s/>два</text:p>
      <text:p text:style-name="Standard"><text:s text:c="2"/>неприятельские <text:s/>генерала. <text:s/>В <text:s/>первый раз <text:s/>после <text:s/>двухнедельного <text:s/>отступления</text:p>
      <text:p text:style-name="Standard"><text:s text:c="2"/>русские войска остановились и после борьбы не только удержали поле сражения,</text:p>
      <text:p text:style-name="Standard"><text:s text:c="2"/>но прогнали французов. Несмотря на то, что войска были раздеты, изнурены, на</text:p>
      <text:p text:style-name="Standard"><text:s text:c="2"/>одну <text:s/>треть <text:s/>ослаблены отсталыми, ранеными, убитыми и больными; несмотря <text:s/>на</text:p>
      <text:p text:style-name="Standard"><text:s text:c="2"/>то, <text:s/>что <text:s/>на той стороне <text:s/>Дуная были оставлены больные <text:s/>и <text:s/>раненые с письмом</text:p>
      <text:p text:style-name="Standard"><text:s text:c="2"/>Кутузова, <text:s/>поручавшим <text:s/>их <text:s/>человеколюбию <text:s/>неприятеля; <text:s/>несмотря на <text:s/>то, <text:s/>что</text:p>
      <text:p text:style-name="Standard"><text:s text:c="2"/>большие <text:s/>госпитали и <text:s/>дома в <text:s/>Кремсе, обращенные <text:s/>в лазареты, <text:s/>не могли <text:s/>уже</text:p>
      <text:p text:style-name="Standard"><text:s text:c="2"/>вмещать в себе всех больных и раненых, -- несмотря на все это, остановка при</text:p>
      <text:p text:style-name="Standard"><text:s text:c="2"/>Кремсе и победа над Мортье значительно подняли дух войска. Во всей армии и в</text:p>
      <text:p text:style-name="Standard"><text:s text:c="2"/>главной <text:s/>квартире ходили самые <text:s/>радостные, <text:s/>хотя <text:s/>и <text:s/>несправедливые <text:s/>слухи о</text:p>
      <text:p text:style-name="Standard"><text:s text:c="2"/>мнимом <text:s text:c="2"/>приближении <text:s text:c="2"/>колонн <text:s/>из <text:s/>России, <text:s/>о <text:s/>какой-то <text:s/>победе, <text:s/>одержанной</text:p>
      <text:p text:style-name="Standard"><text:s text:c="2"/>австрийцами, и об отступлении испуганного Бонапарта.</text:p>
      <text:p text:style-name="Standard"><text:s text:c="7"/>Князь <text:s/>Андрей находился <text:s/>во <text:s/>время <text:s/>сражения <text:s/>при убитом <text:s/>в <text:s/>этом <text:s/>деле</text:p>
      <text:p text:style-name="Standard"><text:s text:c="2"/>австрийском генерале Шмите. Под ним была ранена лошадь, и сам он <text:s/>был слегка</text:p>
      <text:p text:style-name="Standard"><text:s text:c="2"/>оцарапан <text:s/>в <text:s/>руку пулей. В <text:s/>знак особой милости <text:s/>главнокомандующего <text:s/>он <text:s/>был</text:p>
      <text:p text:style-name="Standard"><text:s text:c="2"/>послан с известием об этой победе к австрийскому двору, находившемуся уже не</text:p>
      <text:p text:style-name="Standard"><text:s text:c="2"/>в <text:s/>Вене, которой угрожали французские войска, <text:s/>а в Брюнне. В ночь <text:s/>сражения,</text:p>
      <text:p text:style-name="Standard"><text:s text:c="2"/>взволнованный, но не усталый(несмотря на <text:s/>свое несильное <text:s/>на <text:s/>вид <text:s/>сложение,</text:p>
      <text:p text:style-name="Standard"><text:s text:c="2"/>князь Андрей мог переносить физическую усталость гораздо лучше самых сильных</text:p>
      <text:p text:style-name="Standard"><text:s text:c="2"/>людей), верхом приехав с донесением от <text:s/>Дохтурова в Кремс <text:s/>к Кутузову, князь</text:p>
      <text:p text:style-name="Standard"><text:s text:c="2"/>Андрей был в ту же ночь <text:s/>отправлен курьером <text:s/>в Брюнн. Отправление <text:s/>курьером,</text:p>
      <text:p text:style-name="Standard"><text:s text:c="2"/>кроме наград, означало важный шаг к повышению.</text:p>
      <text:p text:style-name="Standard"><text:s text:c="7"/>Ночь <text:s/>была <text:s/>темная, <text:s/>звездная; <text:s/>дорога чернелась между белевшим снегом,</text:p>
      <text:p text:style-name="Standard"><text:s text:c="2"/>выпавшим <text:s/>накануне, <text:s/>в <text:s/>день <text:s/>сражения. То перебирая <text:s/>впечатления прошедшего</text:p>
      <text:p text:style-name="Standard"><text:s text:c="2"/>сражения, то радостно воображая впечатление, которое он произведет известием</text:p>
      <text:p text:style-name="Standard"><text:s text:c="2"/>о <text:s/>победе, вспоминая <text:s/>проводы главнокомандующего <text:s/>и товарищей, <text:s/>князь Андрей</text:p>
      <text:p text:style-name="Standard"><text:s text:c="2"/>скакал в почтовой <text:s/>бричке, испытывая чувство <text:s/>человека, <text:s/>долго <text:s/>ждавшего <text:s/>и,</text:p>
      <text:p text:style-name="Standard"><text:s text:c="2"/>наконец, достигшего начала желаемого счастия. Как скоро он закрывал глаза, в</text:p>
      <text:p text:style-name="Standard"><text:s text:c="2"/>ушах <text:s/>его раздавалась пальба <text:s/>ружей <text:s/>и орудий, которая <text:s/>сливалась <text:s/>со стуком</text:p>
      <text:p text:style-name="Standard"><text:s text:c="2"/>колес <text:s/>и впечатлением <text:s/>победы. То <text:s/>ему начинало представляться, что <text:s/>русские</text:p>
      <text:p text:style-name="Standard"><text:s text:c="2"/>бегут, <text:s/>что он сам убит; но он <text:s/>поспешно <text:s/>просыпался, со счастием <text:s/>как будто</text:p>
      <text:p text:style-name="Standard"><text:s text:c="2"/>вновь узнавал, что ничего этого не было, и <text:s/>что, <text:s/>напротив, французы бежали.</text:p>
      <text:p text:style-name="Standard"><text:s text:c="2"/>Он снова вспоминал <text:s/>все подробности победы, свое спокойное мужество во время</text:p>
      <text:p text:style-name="Standard"><text:s text:c="2"/>сражения и, успокоившись, задремывал... После темной звездной ночи наступило</text:p>
      <text:p text:style-name="Standard"><text:s text:c="2"/>яркое, <text:s/>веселое <text:s/>утро. <text:s/>Снег <text:s/>таял <text:s/>на <text:s/>солнце, <text:s/>лошади <text:s/>быстро <text:s/>скакали, <text:s/>и</text:p>
      <text:p text:style-name="Standard"><text:soft-page-break/><text:s text:c="2"/>безразлично <text:s/>вправе <text:s/>и <text:s/>влеве <text:s/>проходили <text:s/>новые <text:s/>разнообразные <text:s/>леса, <text:s/>поля,</text:p>
      <text:p text:style-name="Standard"><text:s text:c="2"/>деревни.</text:p>
      <text:p text:style-name="Standard"><text:s text:c="7"/>На <text:s/>одной из <text:s/>станций он обогнал обоз русских <text:s/>раненых. Русский офицер,</text:p>
      <text:p text:style-name="Standard"><text:s text:c="2"/>ведший транспорт, развалясь на передней телеге, что-то кричал, ругая грубыми</text:p>
      <text:p text:style-name="Standard"><text:s text:c="2"/>словами солдата. В <text:s/>длинных немецких форшпанах тряслось по каменистой дороге</text:p>
      <text:p text:style-name="Standard"><text:s text:c="2"/>по шести и более <text:s/>бледных, <text:s/>перевязанных и грязных раненых. Некоторые из них</text:p>
      <text:p text:style-name="Standard"><text:s text:c="2"/>говорили (он слышал русский <text:s/>говор), другие ели хлеб, самые тяжелые молча, с</text:p>
      <text:p text:style-name="Standard"><text:s text:c="2"/>кротким <text:s/>и <text:s/>болезненным <text:s/>детским <text:s/>участием, смотрели <text:s/>на скачущего <text:s/>мимо <text:s/>их</text:p>
      <text:p text:style-name="Standard"><text:s text:c="2"/>курьера.</text:p>
      <text:p text:style-name="Standard"><text:s text:c="7"/>Князь <text:s/>Андрей <text:s/>велел <text:s/>остановиться <text:s/>и спросил <text:s/>у солдата, <text:s/>в каком деле</text:p>
      <text:p text:style-name="Standard"><text:s text:c="2"/>ранены. "Позавчера на Дунаю", <text:s/>отвечал солдат. Князь Андрей достал кошелек и</text:p>
      <text:p text:style-name="Standard"><text:s text:c="2"/>дал солдату три золотых.</text:p>
      <text:p text:style-name="Standard"><text:s text:c="7"/>-- <text:s/>На <text:s/>всех, -- <text:s/>прибавил <text:s/>он, <text:s/>обращаясь <text:s/>к <text:s/>подошедшему офицеру. <text:s/>--</text:p>
      <text:p text:style-name="Standard"><text:s text:c="2"/>Поправляйтесь, ребята, -- обратился он к солдатам, -- еще дела много.</text:p>
      <text:p text:style-name="Standard"><text:s text:c="7"/>-- Что, г. <text:s/>адъютант, какие новости? <text:s/>-- <text:s/>спросил офицер, видимо <text:s/>желая</text:p>
      <text:p text:style-name="Standard"><text:s text:c="2"/>разговориться.</text:p>
      <text:p text:style-name="Standard"><text:s text:c="7"/>-- Хорошие! Вперед, -- крикнул он ямщику и поскакал далее.</text:p>
      <text:p text:style-name="Standard"><text:s text:c="7"/>Уже было <text:s/>совсем темно, когда князь Андрей въехал в Брюнн и увидал себя</text:p>
      <text:p text:style-name="Standard"><text:s text:c="2"/>окруженным высокими <text:s/>домами, огнями лавок, окон домов и фонарей, шумящими по</text:p>
      <text:p text:style-name="Standard"><text:s text:c="2"/>мостовой красивыми <text:s/>экипажами <text:s/>и всею <text:s/>тою <text:s/>атмосферой <text:s/>большого оживленного</text:p>
      <text:p text:style-name="Standard"><text:s text:c="2"/>города, которая <text:s/>всегда <text:s/>так <text:s/>привлекательна <text:s/>для <text:s/>военного <text:s/>человека <text:s/>после</text:p>
      <text:p text:style-name="Standard"><text:s text:c="2"/>лагеря. Князь <text:s/>Андрей, <text:s/>несмотря на быструю езду и бессонную ночь, подъезжая</text:p>
      <text:p text:style-name="Standard"><text:s text:c="2"/>ко дворцу, чувствовал себя еще более оживленным, <text:s/>чем накануне. Только глаза</text:p>
      <text:p text:style-name="Standard"><text:s text:c="2"/>блестели лихорадочным блеском, и мысли изменялись с чрезвычайною быстротой и</text:p>
      <text:p text:style-name="Standard"><text:s text:c="2"/>ясностью. Живо представились ему <text:s/>опять <text:s/>все <text:s/>подробности <text:s/>сражения <text:s/>уже <text:s/>не</text:p>
      <text:p text:style-name="Standard"><text:s text:c="2"/>смутно, но <text:s/>определенно, в сжатом изложении, которое <text:s/>он в воображении делал</text:p>
      <text:p text:style-name="Standard"><text:s text:c="2"/>императору <text:s/>Францу. Живо <text:s/>представились ему случайные вопросы, которые могли</text:p>
      <text:p text:style-name="Standard"><text:s text:c="2"/>быть ему <text:s/>сделаны,и те <text:s/>ответы,которые он сделает на них.Он полагал,что <text:s/>его</text:p>
      <text:p text:style-name="Standard"><text:s text:c="2"/>сейчас <text:s/>же представят <text:s/>императору. <text:s/>Но <text:s/>у <text:s/>большого подъезда <text:s/>дворца <text:s/>к нему</text:p>
      <text:p text:style-name="Standard"><text:s text:c="2"/>выбежал чиновник и, узнав в нем курьера, проводил его на другой подъезд.</text:p>
      <text:p text:style-name="Standard"><text:s text:c="7"/>-- Из <text:s/>коридора направо; <text:s/>там, Euer Hochgeboren, <text:s/>[9] <text:s/>найдете</text:p>
      <text:p text:style-name="Standard"><text:s text:c="2"/>дежурного <text:s/>флигель-адъютанта, -- <text:s/>сказал <text:s/>ему <text:s/>чиновник. <text:s/>-- Он <text:s/>проводит <text:s/>к</text:p>
      <text:p text:style-name="Standard"><text:s text:c="2"/>военному министру.</text:p>
      <text:p text:style-name="Standard"><text:s text:c="7"/>Дежурный <text:s/>флигель-адъютант, <text:s/>встретивший <text:s/>князя <text:s/>Андрея, <text:s/>попросил <text:s/>его</text:p>
      <text:p text:style-name="Standard"><text:s text:c="2"/>подождать <text:s/>и пошел <text:s/>к <text:s/>военному министру. <text:s/>Через пять минут флигель-адъютант</text:p>
      <text:p text:style-name="Standard"><text:s text:c="2"/>вернулся и, <text:s/>особенно учтиво наклонясь и пропуская князя Андрея вперед себя,</text:p>
      <text:p text:style-name="Standard"><text:s text:c="2"/>провел <text:s/>его <text:s/>через <text:s/>коридор <text:s/>в <text:s/>кабинет, <text:s text:c="2"/>где <text:s/>занимался <text:s/>военный <text:s/>министр.</text:p>
      <text:p text:style-name="Standard"><text:s text:c="2"/>Флигель-адъютант своею изысканною учтивостью, казалось, хотел <text:s/>оградить себя</text:p>
      <text:p text:style-name="Standard"><text:s text:c="2"/>от попыток фамильярности русского адъютанта. Радостное чувство князя <text:s/>Андрея</text:p>
      <text:p text:style-name="Standard"><text:s text:c="2"/>значительно ослабело, <text:s/>когда он подходил к двери кабинета военного министра.</text:p>
      <text:p text:style-name="Standard"><text:s text:c="2"/>Он почувствовал <text:s/>себя <text:s/>оскорбленным, и чувство <text:s/>оскорбления перешло в <text:s/>то же</text:p>
      <text:p text:style-name="Standard"><text:s text:c="2"/>мгновенье <text:s/>незаметно <text:s/>для него <text:s/>самого в <text:s/>чувство <text:s/>презрения, ни <text:s/>на чем <text:s/>не</text:p>
      <text:p text:style-name="Standard"><text:s text:c="2"/>основанного. <text:s/>Находчивый <text:s/>же ум <text:s/>в <text:s/>то же <text:s/>мгновение подсказал ему ту <text:s/>точку</text:p>
      <text:p text:style-name="Standard"><text:s text:c="2"/>зрения, <text:s/>с которой он имел право презирать и адъютанта и военного <text:s/>министра.</text:p>
      <text:p text:style-name="Standard"><text:s text:c="2"/>"Им, должно быть, очень легко покажется одерживать победы, не нюхая пороха!"</text:p>
      <text:p text:style-name="Standard"><text:s text:c="2"/>подумал он. Глаза его презрительно прищурились; он особенно-медленно вошел в</text:p>
      <text:p text:style-name="Standard"><text:s text:c="2"/>кабинет военного министра. <text:s/>Чувство это еще более усилилось, когда он увидал</text:p>
      <text:p text:style-name="Standard"><text:s text:c="2"/>военного министра, <text:s/>сидевшего <text:s/>над большим <text:s/>столом <text:s/>и первые <text:s/>две <text:s/>минуты не</text:p>
      <text:p text:style-name="Standard"><text:s text:c="2"/>обращавшего <text:s/>внимания <text:s/>на вошедшего. <text:s/>Военный министр опустил свою <text:s/>лысую, с</text:p>
      <text:p text:style-name="Standard"><text:s text:c="2"/>седыми <text:s/>висками, <text:s/>голову <text:s/>между <text:s/>двух <text:s/>восковых <text:s/>свечей <text:s text:c="2"/>и <text:s/>читал, <text:s/>отмечая</text:p>
      <text:p text:style-name="Standard"><text:s text:c="2"/>карандашом, <text:s/>бумаги. <text:s/>Он <text:s/>дочитывал, не <text:s/>поднимая головы, <text:s/>в <text:s/>то <text:s/>время <text:s/>как</text:p>
      <text:p text:style-name="Standard"><text:s text:c="2"/>отворилась дверь и послышались шаги.</text:p>
      <text:p text:style-name="Standard"><text:soft-page-break/><text:s text:c="7"/>-- <text:s/>Возьмите <text:s/>это <text:s/>и <text:s/>передайте, <text:s/>-- <text:s text:c="2"/>сказал <text:s/>военный <text:s/>министр <text:s/>своему</text:p>
      <text:p text:style-name="Standard"><text:s text:c="2"/>адъютанту, подавая бумаги и не обращая еще внимания на курьера.</text:p>
      <text:p text:style-name="Standard"><text:s text:c="7"/>Князь Андрей почувствовал, что либо из <text:s/>всех <text:s/>дел, занимавших <text:s/>военного</text:p>
      <text:p text:style-name="Standard"><text:s text:c="2"/>министра, действия <text:s/>кутузовской <text:s/>армии менее <text:s/>всего <text:s/>могли его интересовать,</text:p>
      <text:p text:style-name="Standard"><text:s text:c="2"/>либо нужно <text:s/>было <text:s/>это <text:s/>дать почувствовать <text:s/>русскому <text:s/>курьеру. <text:s/>"Но <text:s/>мне <text:s/>это</text:p>
      <text:p text:style-name="Standard"><text:s text:c="2"/>совершенно все равно", подумал он. Военный министр сдвинул остальные бумаги,</text:p>
      <text:p text:style-name="Standard"><text:s text:c="2"/>сровнял их края с краями <text:s/>и поднял голову. У него была <text:s/>умная и <text:s/>характерная</text:p>
      <text:p text:style-name="Standard"><text:s text:c="2"/>голова. <text:s/>Но в <text:s/>то же <text:s/>мгновение, <text:s/>как он <text:s/>обратился к <text:s/>князю Андрею, умное и</text:p>
      <text:p text:style-name="Standard"><text:s text:c="2"/>твердое выражение <text:s/>лица военного министра, видимо, <text:s/>привычно <text:s/>и <text:s/>сознательно</text:p>
      <text:p text:style-name="Standard"><text:s text:c="2"/>изменилось: <text:s/>на лице <text:s/>его <text:s/>остановилась <text:s/>глупая, <text:s/>притворная, не <text:s/>скрывающая</text:p>
      <text:p text:style-name="Standard"><text:s text:c="2"/>своего <text:s/>притворства, <text:s/>улыбка человека, принимающего одного <text:s/>за другим <text:s/>много</text:p>
      <text:p text:style-name="Standard"><text:s text:c="2"/>просителей.</text:p>
      <text:p text:style-name="Standard"><text:s text:c="7"/>-- <text:s/>От генерала-фельдмаршала <text:s/>Кутузова? <text:s/>-- <text:s/>спросил <text:s/>он. <text:s/>-- <text:s/>Надеюсь,</text:p>
      <text:p text:style-name="Standard"><text:s text:c="2"/>хорошие вести? Было столкновение с Мортье? Победа? Пора!</text:p>
      <text:p text:style-name="Standard"><text:s text:c="7"/>Он взял депешу, <text:s/>которая была <text:s/>на его имя, и стал читать <text:s/>ее с грустным</text:p>
      <text:p text:style-name="Standard"><text:s text:c="2"/>выражением.</text:p>
      <text:p text:style-name="Standard"><text:s text:c="7"/>-- <text:s/>Ах, <text:s/>Боже мой! <text:s/>Боже мой! Шмит! <text:s/>-- <text:s/>сказал он по-немецки. -- Какое</text:p>
      <text:p text:style-name="Standard"><text:s text:c="2"/>несчастие, какое несчастие!</text:p>
      <text:p text:style-name="Standard"><text:s text:c="7"/>Пробежав депешу, он <text:s/>положил ее <text:s/>на стол <text:s/>и взглянул на <text:s/>князя <text:s/>Андрея,</text:p>
      <text:p text:style-name="Standard"><text:s text:c="2"/>видимо, что-то соображая.</text:p>
      <text:p text:style-name="Standard"><text:s text:c="7"/>-- Ах, какое несчастие! Дело, вы говорите, решительное? Мортье не взят,</text:p>
      <text:p text:style-name="Standard"><text:s text:c="2"/>однако. (Он подумал.) Очень рад, что вы привезли <text:s/>хорошие вести, хотя смерть</text:p>
      <text:p text:style-name="Standard"><text:s text:c="2"/>Шмита есть <text:s/>дорогая плата за <text:s/>победу. <text:s/>Его <text:s/>величество, <text:s/>верно, пожелает вас</text:p>
      <text:p text:style-name="Standard"><text:s text:c="2"/>видеть, но не нынче. Благодарю вас, отдохните. Завтра будьте на выходе после</text:p>
      <text:p text:style-name="Standard"><text:s text:c="2"/>парада. Впрочем, я вам дам знать.</text:p>
      <text:p text:style-name="Standard"><text:s text:c="7"/>Исчезнувшая <text:s/>во время разговора <text:s/>глупая улыбка <text:s/>опять явилась <text:s/>на <text:s/>лице</text:p>
      <text:p text:style-name="Standard"><text:s text:c="2"/>военного министра.</text:p>
      <text:p text:style-name="Standard"><text:s text:c="7"/>-- <text:s/>До свидания, <text:s/>очень благодарю <text:s/>вас. <text:s/>Государь император, <text:s/>вероятно,</text:p>
      <text:p text:style-name="Standard"><text:s text:c="2"/>пожелает вас видеть, -- повторил он и наклонил голову.</text:p>
      <text:p text:style-name="Standard"><text:s text:c="7"/>Когда князь Андрей вышел из дворца, он почувствовал, что весь интерес и</text:p>
      <text:p text:style-name="Standard"><text:s text:c="2"/>счастие, <text:s/>доставленные <text:s/>ему <text:s/>победой, <text:s/>оставлены <text:s/>им <text:s/>теперь <text:s/>и <text:s/>переданы <text:s/>в</text:p>
      <text:p text:style-name="Standard"><text:s text:c="2"/>равнодушные руки военного <text:s/>министра и учтивого адъютанта. Весь <text:s/>склад мыслей</text:p>
      <text:p text:style-name="Standard"><text:s text:c="2"/>его <text:s/>мгновенно <text:s/>изменился: <text:s/>сражение <text:s/>представилось <text:s/>ему давнишним, <text:s/>далеким</text:p>
      <text:p text:style-name="Standard"><text:s text:c="2"/>воспоминанием.</text:p>
      <text:p text:style-name="Standard"><text:s text:c="2"/></text:p>
      <text:p text:style-name="Standard"><text:s text:c="2"/></text:p>
      <text:p text:style-name="Standard">X.</text:p>
      <text:p text:style-name="Standard"></text:p>
      <text:p text:style-name="Standard"></text:p>
      <text:p text:style-name="Standard"><text:s text:c="2"/></text:p>
      <text:p text:style-name="Standard"><text:s text:c="7"/>Князь <text:s/>Андрей <text:s/>остановился <text:s/>в <text:s/>Брюнне <text:s text:c="2"/>у <text:s/>своего <text:s/>знакомого, <text:s/>русского</text:p>
      <text:p text:style-name="Standard"><text:s text:c="2"/>дипломата .Билибина.</text:p>
      <text:p text:style-name="Standard"><text:s text:c="7"/>-- А, <text:s/>милый <text:s/>князь, нет <text:s/>приятнее <text:s/>гостя, <text:s/>-- <text:s/>сказал <text:s/>Билибин, выходя</text:p>
      <text:p text:style-name="Standard"><text:s text:c="2"/>навстречу князю Андрею. -- <text:s/>Франц, в мою спальню вещи князя! -- обратился он</text:p>
      <text:p text:style-name="Standard"><text:s text:c="2"/>к слуге, провожавшему <text:s/>Болконского. -- Что, вестником победы? Прекрасно. А я</text:p>
      <text:p text:style-name="Standard"><text:s text:c="2"/>сижу больной, как видите.</text:p>
      <text:p text:style-name="Standard"><text:s text:c="7"/>Князь Андрей, умывшись и одевшись, <text:s/>вышел в роскошный кабинет дипломата</text:p>
      <text:p text:style-name="Standard"><text:s text:c="2"/>и сел за приготовленный обед. Билибин покойно уселся у камина.</text:p>
      <text:p text:style-name="Standard"><text:s text:c="7"/>Князь <text:s/>Андрей <text:s/>не только <text:s/>после своего <text:s/>путешествия, <text:s/>но и после <text:s/>всего</text:p>
      <text:p text:style-name="Standard"><text:s text:c="2"/>похода, <text:s/>во время <text:s/>которого <text:s/>он <text:s/>был <text:s/>лишен всех удобств чистоты и изящества</text:p>
      <text:p text:style-name="Standard"><text:s text:c="2"/>жизни, испытывал приятное чувство отдыха среди тех роскошных <text:s/>условий жизни,</text:p>
      <text:p text:style-name="Standard"><text:s text:c="2"/>к <text:s/>которым <text:s/>он <text:s/>привык <text:s/>с <text:s/>детства. <text:s/>Кроме <text:s text:c="2"/>того <text:s/>ему <text:s/>было <text:s/>приятно <text:s/>после</text:p>
      <text:p text:style-name="Standard"><text:soft-page-break/><text:s text:c="2"/>австрийского <text:s text:c="2"/>приема <text:s text:c="2"/>поговорить <text:s text:c="2"/>хоть <text:s text:c="2"/>не <text:s text:c="2"/>по-русски <text:s text:c="2"/>(они <text:s text:c="2"/>говорили</text:p>
      <text:p text:style-name="Standard"><text:s text:c="2"/>по-французски), <text:s/>но <text:s/>с русским человеком, <text:s/>который, он предполагал, разделял</text:p>
      <text:p text:style-name="Standard"><text:s text:c="2"/>общее русское отвращение (теперь особенно живо испытываемое) к австрийцам.</text:p>
      <text:p text:style-name="Standard"><text:s text:c="7"/>Билибин <text:s/>был человек <text:s/>лет <text:s/>тридцати <text:s/>пяти, холостой, одного общества <text:s/>с</text:p>
      <text:p text:style-name="Standard"><text:s text:c="2"/>князем <text:s/>Андреем. <text:s/>Они <text:s/>были <text:s/>знакомы <text:s/>еще <text:s text:c="2"/>в <text:s text:c="2"/>Петербурге, <text:s/>но <text:s text:c="2"/>еще <text:s/>ближе</text:p>
      <text:p text:style-name="Standard"><text:s text:c="2"/>познакомились в последний приезд князя Андрея в Вену вместе с Кутузовым. Как</text:p>
      <text:p text:style-name="Standard"><text:s text:c="2"/>князь Андрей был молодой человек, обещающий пойти далеко на военном поприще,</text:p>
      <text:p text:style-name="Standard"><text:s text:c="2"/>так, и еще <text:s/>более, <text:s/>обещал Билибин <text:s/>на дипломатическом. Он был <text:s/>еще <text:s/>молодой</text:p>
      <text:p text:style-name="Standard"><text:s text:c="2"/>человек, но уже немолодой дипломат, <text:s/>так как <text:s/>он начал служить с шестнадцати</text:p>
      <text:p text:style-name="Standard"><text:s text:c="2"/>лет, <text:s/>был <text:s/>в <text:s/>Париже, <text:s/>в <text:s/>Копенгагене <text:s/>и <text:s/>теперь <text:s/>в <text:s/>Вене <text:s/>занимал <text:s/>довольно</text:p>
      <text:p text:style-name="Standard"><text:s text:c="2"/>значительное место. И канцлер и <text:s/>наш посланник в <text:s/>Вене знали <text:s/>его и дорожили</text:p>
      <text:p text:style-name="Standard"><text:s text:c="2"/>им. Он был не из того большого количества <text:s/>дипломатов, которые обязаны иметь</text:p>
      <text:p text:style-name="Standard"><text:s text:c="2"/>только <text:s/>отрицательные достоинства, <text:s/>не <text:s/>делать <text:s/>известных вещей <text:s/>и <text:s/>говорить</text:p>
      <text:p text:style-name="Standard"><text:s text:c="2"/>по-французски для <text:s/>того, чтобы быть очень хорошими <text:s/>дипломатами; он был один</text:p>
      <text:p text:style-name="Standard"><text:s text:c="2"/>из тех дипломатов, которые любят и умеют работать, и, несмотря на свою лень,</text:p>
      <text:p text:style-name="Standard"><text:s text:c="2"/>он иногда проводил ночи за письменным столом. Он работал одинаково хорошо, в</text:p>
      <text:p text:style-name="Standard"><text:s text:c="2"/>чем <text:s/>бы ни состояла <text:s/>сущность работы. <text:s/>Его интересовал не вопрос "зачем?", а</text:p>
      <text:p text:style-name="Standard"><text:s text:c="2"/>вопрос "как?". В чем состояло дипломатическое дело, ему было все <text:s/>равно; <text:s/>но</text:p>
      <text:p text:style-name="Standard"><text:s text:c="2"/>составить искусно, метко и изящно <text:s/>циркуляр, <text:s/>меморандум или <text:s/>донесение -- в</text:p>
      <text:p text:style-name="Standard"><text:s text:c="2"/>этом <text:s/>он <text:s/>находил <text:s/>большое <text:s/>удовольствие. <text:s/>Заслуги Билибина ценились, <text:s/>кроме</text:p>
      <text:p text:style-name="Standard"><text:s text:c="2"/>письменных работ, еще и <text:s/>по его <text:s/>искусству <text:s/>обращаться <text:s/>и <text:s/>говорить в высших</text:p>
      <text:p text:style-name="Standard"><text:s text:c="2"/>сферах.</text:p>
      <text:p text:style-name="Standard"><text:s text:c="7"/>Билибин любил разговор так же, как он любил работу, только тогда, когда</text:p>
      <text:p text:style-name="Standard"><text:s text:c="2"/>разговор <text:s/>мог быть изящно-остроумен. В обществе он <text:s/>постоянно выжидал случая</text:p>
      <text:p text:style-name="Standard"><text:s text:c="2"/>сказать что-нибудь замечательное и вступал в разговор не иначе, как при этих</text:p>
      <text:p text:style-name="Standard"><text:s text:c="2"/>условиях. <text:s/>Разговор <text:s/>Билибина постоянно пересыпался оригинально-остроумными,</text:p>
      <text:p text:style-name="Standard"><text:s text:c="2"/>законченными фразами, имеющими общий интерес.</text:p>
      <text:p text:style-name="Standard"><text:s text:c="7"/>Эти фразы изготовлялись во внутренней <text:s/>лаборатории Билибина, как <text:s/>будто</text:p>
      <text:p text:style-name="Standard"><text:s text:c="2"/>нарочно, портативного свойства, <text:s/>для того, <text:s/>чтобы <text:s/>ничтожные <text:s/>светские <text:s/>люди</text:p>
      <text:p text:style-name="Standard"><text:s text:c="2"/>удобно <text:s/>могли <text:s text:c="2"/>запоминать <text:s/>их <text:s/>и <text:s/>переносить <text:s/>из <text:s/>гостиных <text:s/>в <text:s/>гостиные. <text:s/>И</text:p>
      <text:p text:style-name="Standard"><text:s text:c="2"/>действительно, <text:s/>les mots de <text:s/>Bilibine <text:s/>se <text:s/>colportaient <text:s/>dans les salons <text:s/>de</text:p>
      <text:p text:style-name="Standard"><text:s text:c="2"/>Vienne, [10] и часто имели влияние на так называемые важные дела.</text:p>
      <text:p text:style-name="Standard"><text:s text:c="7"/>Худое, <text:s/>истощенное, <text:s/>желтоватое <text:s/>лицо <text:s/>его <text:s/>было <text:s/>все покрыто <text:s/>крупными</text:p>
      <text:p text:style-name="Standard"><text:s text:c="2"/>морщинами, которые всегда <text:s/>казались <text:s/>так чистоплотно и <text:s/>старательно промыты,</text:p>
      <text:p text:style-name="Standard"><text:s text:c="2"/>как кончики пальцев после бани. Движения этих морщин составляли главную игру</text:p>
      <text:p text:style-name="Standard"><text:s text:c="2"/>его физиономии. То у него морщился лоб широкими складками, брови поднимались</text:p>
      <text:p text:style-name="Standard"><text:s text:c="2"/>кверху, то брови спускались книзу, и <text:s/>у щек образовывались крупные <text:s/>морщины.</text:p>
      <text:p text:style-name="Standard"><text:s text:c="2"/>Глубоко поставленные, небольшие глаза всегда смотрели прямо и весело.</text:p>
      <text:p text:style-name="Standard"><text:s text:c="7"/>-- Ну, теперь расскажите нам ваши подвиги, -- сказал он.</text:p>
      <text:p text:style-name="Standard"><text:s text:c="7"/>Болконский <text:s/>самым <text:s/>скромным <text:s/>образом, <text:s/>ни <text:s/>разу <text:s/>не <text:s/>упоминая <text:s/>о <text:s/>себе,</text:p>
      <text:p text:style-name="Standard"><text:s text:c="2"/>рассказал дело и прием военного министра.</text:p>
      <text:p text:style-name="Standard"><text:s text:c="7"/>-- Ils <text:s/>m'ont reçu avec ma nouvelle, comme un chien <text:s/>dans un jeu</text:p>
      <text:p text:style-name="Standard"><text:s text:c="2"/>de quilles, [11] -- заключил он.</text:p>
      <text:p text:style-name="Standard"><text:s text:c="7"/>Билибин усмехнулся и распустил складки кожи.</text:p>
      <text:p text:style-name="Standard"><text:s text:c="7"/>-- Cependant, mon cher, -- сказал он, рассматривая издалека свой ноготь</text:p>
      <text:p text:style-name="Standard"><text:s text:c="2"/>и подбирая кожу над левым <text:s/>глазом, -- malgré la haute estime que je professe</text:p>
      <text:p text:style-name="Standard"><text:s text:c="2"/>pour <text:s/>le <text:s/>православное российское воинство, j'avoue que votre victoire n'est</text:p>
      <text:p text:style-name="Standard"><text:s text:c="2"/>pas des plus victorieuses. [12]</text:p>
      <text:p text:style-name="Standard"><text:s text:c="7"/>Он продолжал все так <text:s/>же <text:s/>на <text:s/>французском <text:s/>языке, <text:s/>произнося <text:s/>по-русски</text:p>
      <text:p text:style-name="Standard"><text:s text:c="2"/>только те слова, которые он презрительно хотел подчеркнуть.</text:p>
      <text:p text:style-name="Standard"><text:s text:c="7"/>-- Как же? Вы со всею массой своею обрушились на несчастного Мортье при</text:p>
      <text:p text:style-name="Standard"><text:s text:c="2"/>одной дивизии, и этот Мортье уходит у вас между рук? Где же победа?</text:p>
      <text:p text:style-name="Standard"><text:soft-page-break/><text:s text:c="7"/>-- Однако, серьезно говоря, -- <text:s/>отвечал <text:s/>князь Андрей, <text:s/>-- <text:s/>все-таки мы</text:p>
      <text:p text:style-name="Standard"><text:s text:c="2"/>можем сказать без хвастовства, что это немного получше Ульма...</text:p>
      <text:p text:style-name="Standard"><text:s text:c="7"/>-- Отчего вы не взяли нам одного, хоть одного маршала?</text:p>
      <text:p text:style-name="Standard"><text:s text:c="7"/>-- Оттого, что не все делается, как предполагается, и не так регулярно,</text:p>
      <text:p text:style-name="Standard"><text:s text:c="2"/>как <text:s/>на <text:s/>параде. Мы полагали, как <text:s/>я вам говорил, зайти <text:s/>в тыл <text:s/>к семи часам</text:p>
      <text:p text:style-name="Standard"><text:s text:c="2"/>утра, а не пришли и к пяти вечера.</text:p>
      <text:p text:style-name="Standard"><text:s text:c="7"/>-- <text:s/>Отчего же вы не <text:s/>пришли к семи часам утра? Вам надо было <text:s/>притти <text:s/>в</text:p>
      <text:p text:style-name="Standard"><text:s text:c="2"/>семь <text:s/>часов утра, -- <text:s/>улыбаясь сказал Билибин, <text:s/>-- надо было <text:s/>притти в <text:s/>семь</text:p>
      <text:p text:style-name="Standard"><text:s text:c="2"/>часов утра.</text:p>
      <text:p text:style-name="Standard"><text:s text:c="7"/>-- Отчего вы не внушили Бонапарту дипломатическим путем, что ему <text:s/>лучше</text:p>
      <text:p text:style-name="Standard"><text:s text:c="2"/>оставить Геную? -- тем же тоном сказал князь Андрей.</text:p>
      <text:p text:style-name="Standard"><text:s text:c="7"/>-- <text:s/>Я знаю, -- перебил Билибин, <text:s/>-- вы думаете, <text:s/>что очень легко <text:s/>брать</text:p>
      <text:p text:style-name="Standard"><text:s text:c="2"/>маршалов, сидя на диване перед камином. Это правда, а все-таки, зачем вы его</text:p>
      <text:p text:style-name="Standard"><text:s text:c="2"/>не взяли? И не удивляйтесь, что не только военный министр, <text:s/>но и августейший</text:p>
      <text:p text:style-name="Standard"><text:s text:c="2"/>император и король Франц не будут очень осчастливлены вашей победой; да и я,</text:p>
      <text:p text:style-name="Standard"><text:s text:c="2"/>несчастный секретарь русского посольства, <text:s/>не чувствую никакой потребности в</text:p>
      <text:p text:style-name="Standard"><text:s text:c="2"/>знак <text:s/>радости дать моему <text:s/>Францу талер <text:s/>и <text:s/>отпустить его <text:s/>с <text:s/>своей <text:s/>Liebchen</text:p>
      <text:p text:style-name="Standard"><text:s text:c="2"/>[13] на Пратер... Правда, здесь нет Пратера.</text:p>
      <text:p text:style-name="Standard"><text:s text:c="7"/>Он <text:s/>посмотрел прямо на князя Андрея и <text:s/>вдруг спустил <text:s/>собранную кожу со</text:p>
      <text:p text:style-name="Standard"><text:s text:c="2"/>лба.</text:p>
      <text:p text:style-name="Standard"><text:s text:c="7"/>-- <text:s/>Теперь <text:s/>мой <text:s/>черед <text:s/>спросить <text:s/>вас <text:s/>"отчего", <text:s/>мой <text:s/>милый, -- сказал</text:p>
      <text:p text:style-name="Standard"><text:s text:c="2"/>Болконский. -- <text:s/>Я <text:s/>вам <text:s/>признаюсь, что <text:s/>не <text:s/>понимаю, <text:s/>может <text:s/>быть, <text:s/>тут есть</text:p>
      <text:p text:style-name="Standard"><text:s text:c="2"/>дипломатические тонкости выше моего слабого ума, но я не понимаю: Мак теряет</text:p>
      <text:p text:style-name="Standard"><text:s text:c="2"/>целую армию, эрцгерцог Фердинанд и эрцгерцог Карл не <text:s/>дают никаких признаков</text:p>
      <text:p text:style-name="Standard"><text:s text:c="2"/>жизни <text:s/>и <text:s/>делают <text:s/>ошибки <text:s/>за <text:s/>ошибками, <text:s/>наконец, <text:s/>один <text:s/>Кутузов <text:s/>одерживает</text:p>
      <text:p text:style-name="Standard"><text:s text:c="2"/>действительную победу, уничтожает charme [14] французов, и <text:s/>военный</text:p>
      <text:p text:style-name="Standard"><text:s text:c="2"/>министр не интересуется даже знать подробности.</text:p>
      <text:p text:style-name="Standard"><text:s text:c="7"/>-- Именно от этого, мой милый. Voyez-vous, mon cher: [15] ура!</text:p>
      <text:p text:style-name="Standard"><text:s text:c="2"/>за царя, за Русь, за <text:s/>веру! Tout ça est bel et bon, [16] <text:s/>но</text:p>
      <text:p text:style-name="Standard"><text:s text:c="2"/>что нам, я говорю <text:s/>-- <text:s/>австрийскому двору, за дело до ваших побед? Привезите</text:p>
      <text:p text:style-name="Standard"><text:s text:c="2"/>вы нам свое хорошенькое известие о победе эрцгерцога Карла или Фердинанда --</text:p>
      <text:p text:style-name="Standard"><text:s text:c="2"/>un archiduc vaut l'autre, [17] как <text:s/>вам известно -- хоть <text:s/>над ротой</text:p>
      <text:p text:style-name="Standard"><text:s text:c="2"/>пожарной команды Бонапарте, это другое дело, мы прогремим в пушки. А то это,</text:p>
      <text:p text:style-name="Standard"><text:s text:c="2"/>как нарочно, <text:s/>может только <text:s/>дразнить <text:s/>нас. Эрцгерцог Карл ничего <text:s/>не делает,</text:p>
      <text:p text:style-name="Standard"><text:s text:c="2"/>эрцгерцог <text:s/>Фердинанд <text:s/>покрывается <text:s/>позором. Вену вы бросаете, <text:s/>не <text:s/>защищаете</text:p>
      <text:p text:style-name="Standard"><text:s text:c="2"/>больше, comme si vous nous disiez: [18] с нами Бог, а Бог с вами, с</text:p>
      <text:p text:style-name="Standard"><text:s text:c="2"/>вашей столицей. Один генерал, которого мы все любили, Шмит: вы его подводите</text:p>
      <text:p text:style-name="Standard"><text:s text:c="2"/>под <text:s/>пулю и поздравляете нас с победой!... Согласитесь, что раздразнительнее</text:p>
      <text:p text:style-name="Standard"><text:s text:c="2"/>того известия, <text:s/>которое вы привозите, нельзя <text:s/>придумать. C'est comme un fait</text:p>
      <text:p text:style-name="Standard"><text:s text:c="2"/>exprès, comme un fait exprès. [19] Кроме того, ну, одержи вы <text:s/>точно</text:p>
      <text:p text:style-name="Standard"><text:s text:c="2"/>блестящую победу, одержи победу даже эрцгерцог Карл, что ж бы это переменило</text:p>
      <text:p text:style-name="Standard"><text:s text:c="2"/>в общем ходе дел? Теперь уж поздно, когда Вена занята французскими войсками.</text:p>
      <text:p text:style-name="Standard"><text:s text:c="7"/>-- Как занята? Вена занята?</text:p>
      <text:p text:style-name="Standard"><text:s text:c="7"/>-- Не только <text:s/>занята, но <text:s/>Бонапарте в Шенбрунне, а граф, наш милый граф</text:p>
      <text:p text:style-name="Standard"><text:s text:c="2"/>Врбна отправляется к нему за приказаниями.</text:p>
      <text:p text:style-name="Standard"><text:s text:c="7"/>Болконский <text:s/>после <text:s/>усталости и <text:s/>впечатлений <text:s/>путешествия, <text:s/>приема <text:s/>и <text:s/>в</text:p>
      <text:p text:style-name="Standard"><text:s text:c="2"/>особенности после <text:s/>обеда чувствовал, что он не понимает всего значения слов,</text:p>
      <text:p text:style-name="Standard"><text:s text:c="2"/>которые он слышал.</text:p>
      <text:p text:style-name="Standard"><text:s text:c="7"/>-- Нынче утром был здесь граф <text:s/>Лихтенфельс, -- продолжал <text:s/>Билибин, -- и</text:p>
      <text:p text:style-name="Standard"><text:s text:c="2"/>показывал <text:s/>мне письмо, в котором подробно описан парад французов в Вене. <text:s/>Le</text:p>
      <text:p text:style-name="Standard"><text:s text:c="2"/>prince <text:s/>Murât et tout <text:s/>le <text:s/>tremblement... [20] Вы видите, что <text:s/>ваша</text:p>
      <text:p text:style-name="Standard"><text:s text:c="2"/>победа <text:s/>не <text:s/>очень-то <text:s/>радостна, <text:s text:c="2"/>и <text:s/>что <text:s/>вы <text:s/>не <text:s/>можете <text:s/>быть <text:s/>приняты <text:s/>как</text:p>
      <text:p text:style-name="Standard"><text:soft-page-break/><text:s text:c="2"/>спаситель...</text:p>
      <text:p text:style-name="Standard"><text:s text:c="7"/>-- Право, <text:s/>для меня <text:s/>все равно, совершенно все <text:s/>равно! -- <text:s/>сказал князь</text:p>
      <text:p text:style-name="Standard"><text:s text:c="2"/>Андрей, <text:s text:c="2"/>начиная <text:s text:c="2"/>понимать,что <text:s/>известие <text:s/>его <text:s text:c="2"/>о <text:s text:c="2"/>сражении <text:s/>под <text:s/>Кремсом</text:p>
      <text:p text:style-name="Standard"><text:s text:c="2"/>действительно имело мало важности ввиду таких <text:s/>событий, как <text:s/>занятие столицы</text:p>
      <text:p text:style-name="Standard"><text:s text:c="2"/>Австрии. <text:s/>-- <text:s/>Как <text:s/>же <text:s/>Вена <text:s/>взята? <text:s/>А <text:s/>мост <text:s/>и <text:s/>знаменитый <text:s/>tête <text:s/>de <text:s/>pont,</text:p>
      <text:p text:style-name="Standard"><text:s text:c="2"/>[21] <text:s/>и <text:s/>князь Ауэрсперг? <text:s/>У <text:s/>нас <text:s/>были слухи, <text:s/>что князь Ауэрсперг</text:p>
      <text:p text:style-name="Standard"><text:s text:c="2"/>защищает Вену, -- сказал он.</text:p>
      <text:p text:style-name="Standard"><text:s text:c="7"/>-- <text:s/>Князь <text:s/>Ауэрсперг стоит на этой, на нашей, стороне и защищает нас; я</text:p>
      <text:p text:style-name="Standard"><text:s text:c="2"/>думаю, очень плохо защищает, <text:s/>но <text:s/>все-таки защищает. А <text:s/>Вена на той стороне.</text:p>
      <text:p text:style-name="Standard"><text:s text:c="2"/>Нет, мост еще не <text:s/>взят и, надеюсь, не будет взят, потому что он минирован, и</text:p>
      <text:p text:style-name="Standard"><text:s text:c="2"/>его <text:s/>велено взорвать. В противном случае мы были бы давно в горах Богемии, и</text:p>
      <text:p text:style-name="Standard"><text:s text:c="2"/>вы с вашею армией провели бы дурную четверть часа между двух огней.</text:p>
      <text:p text:style-name="Standard"><text:s text:c="7"/>-- <text:s/>Но это все-таки не значит, <text:s/>чтобы кампания <text:s/>была кончена, -- сказал</text:p>
      <text:p text:style-name="Standard"><text:s text:c="2"/>князь Андрей.</text:p>
      <text:p text:style-name="Standard"><text:s text:c="7"/>-- А я думаю, что <text:s/>кончена. И так думают <text:s/>большие колпаки здесь, <text:s/>но не</text:p>
      <text:p text:style-name="Standard"><text:s text:c="2"/>смеют сказать этого. Будет то, что я говорил в начале <text:s/>кампании, что не ваша</text:p>
      <text:p text:style-name="Standard"><text:s text:c="2"/>echauffourée de Dürenstein, [22] вообще <text:s/>не порох решит дело, а те,</text:p>
      <text:p text:style-name="Standard"><text:s text:c="2"/>кто <text:s text:c="2"/>его <text:s/>выдумали, <text:s/>-- <text:s/>сказал <text:s/>Билибин, <text:s/>повторяя <text:s/>одно <text:s/>из <text:s/>своих <text:s/>mots,</text:p>
      <text:p text:style-name="Standard"><text:s text:c="2"/>[23] распуская кожу <text:s/>на лбу и приостанавливаясь. -- Вопрос только в</text:p>
      <text:p text:style-name="Standard"><text:s text:c="2"/>том, <text:s/>что <text:s/>скажет <text:s/>берлинское <text:s/>свидание <text:s/>императора <text:s/>Александра <text:s/>с <text:s/>прусским</text:p>
      <text:p text:style-name="Standard"><text:s text:c="2"/>королем. <text:s/>Ежели Пруссия <text:s/>вступит <text:s/>в союз, on forcera <text:s/>la main <text:s/>à l'Autriche,</text:p>
      <text:p text:style-name="Standard"><text:s text:c="2"/>[24] <text:s/>и <text:s/>будет война. <text:s/>Ежели же <text:s/>нет, <text:s/>то дело <text:s/>только в том, <text:s/>чтоб</text:p>
      <text:p text:style-name="Standard"><text:s text:c="2"/>условиться, <text:s text:c="2"/>где <text:s text:c="3"/>составлять <text:s text:c="3"/>первоначальные <text:s text:c="2"/>статьи <text:s text:c="2"/>нового <text:s text:c="3"/>Саmро</text:p>
      <text:p text:style-name="Standard"><text:s text:c="2"/>Formio.[25]</text:p>
      <text:p text:style-name="Standard"><text:s text:c="7"/>-- Но что за необычайная гениальность! -- вдруг вскрикнул князь Андрей,</text:p>
      <text:p text:style-name="Standard"><text:s text:c="2"/>сжимая свою маленькую руку и ударяя ею по столу. <text:s/>-- <text:s/>И что за счастие этому</text:p>
      <text:p text:style-name="Standard"><text:s text:c="2"/>человеку!</text:p>
      <text:p text:style-name="Standard"><text:s text:c="7"/>-- Buonaparte? [26] -- вопросительно сказал Билибин, морща лоб</text:p>
      <text:p text:style-name="Standard"><text:s text:c="2"/>и <text:s/>этим <text:s/>давая <text:s/>чувствовать, <text:s/>что <text:s/>сейчас <text:s/>будет un <text:s/>mot. <text:s/>[27] <text:s/>--</text:p>
      <text:p text:style-name="Standard"><text:s text:c="2"/>Buonaparte? -- сказал он, <text:s/>ударяя особенно на <text:s/>u. <text:s/>-- <text:s/>Я думаю, однако, <text:s/>что</text:p>
      <text:p text:style-name="Standard"><text:s text:c="2"/>теперь, когда он предписывает законы Австрии из Шенбрунна, il faut lui faire</text:p>
      <text:p text:style-name="Standard"><text:s text:c="2"/>grâce <text:s/>de <text:s/>l'u. [28] Я <text:s/>решительно делаю нововведение и называю его</text:p>
      <text:p text:style-name="Standard"><text:s text:c="2"/>Bonaparte tout court. [29]</text:p>
      <text:p text:style-name="Standard"><text:s text:c="7"/>-- Нет, <text:s/>без шуток, -- сказал князь <text:s/>Андрей, -- неужели <text:s/>вы думаете,что</text:p>
      <text:p text:style-name="Standard"><text:s text:c="2"/>кампания кончена?</text:p>
      <text:p text:style-name="Standard"><text:s text:c="7"/>-- <text:s/>Я <text:s/>вот <text:s/>что <text:s/>думаю. Австрия осталась <text:s/>в дурах, а <text:s/>она <text:s/>к <text:s/>этому <text:s/>не</text:p>
      <text:p text:style-name="Standard"><text:s text:c="2"/>привыкла. <text:s/>И она отплатит. <text:s/>А в дурах она <text:s/>осталась оттого, что, <text:s/>во-первых,</text:p>
      <text:p text:style-name="Standard"><text:s text:c="2"/>провинции разорены (on dit, <text:s/>le православное est terrible pour le <text:s/>pillage),</text:p>
      <text:p text:style-name="Standard"><text:s text:c="2"/>[30] армия разбита, столица взята, и все это pour les beaux yeux du</text:p>
      <text:p text:style-name="Standard"><text:s text:c="2"/>[31] <text:s/>Сардинское <text:s/>величество. И потому <text:s/>-- <text:s/>entre <text:s/>nous, <text:s/>mon <text:s/>cher</text:p>
      <text:p text:style-name="Standard"><text:s text:c="2"/>[32] -- я чутьем слышу, что нас обманывают, я чутьем слышу сношения</text:p>
      <text:p text:style-name="Standard"><text:s text:c="2"/>с Францией и проекты мира, тайного мира, отдельно заключенного.</text:p>
      <text:p text:style-name="Standard"><text:s text:c="7"/>-- Это не может быть! -- сказал <text:s/>князь Андрей, <text:s/>-- <text:s/>это было бы слишком</text:p>
      <text:p text:style-name="Standard"><text:s text:c="2"/>гадко.</text:p>
      <text:p text:style-name="Standard"><text:s text:c="7"/>-- Qui vivra <text:s/>verra, [33] -- <text:s/>сказал Билибин, распуская <text:s/>опять</text:p>
      <text:p text:style-name="Standard"><text:s text:c="2"/>кожу в знак окончания разговора.</text:p>
      <text:p text:style-name="Standard"><text:s text:c="7"/>Когда князь Андрей пришел <text:s/>в приготовленную для него комнату и в чистом</text:p>
      <text:p text:style-name="Standard"><text:s text:c="2"/>белье лег на пуховики и душистые гретые <text:s/>подушки, -- он почувствовал, что то</text:p>
      <text:p text:style-name="Standard"><text:s text:c="2"/>сражение, <text:s/>о <text:s/>котором <text:s/>он <text:s/>привез известие, <text:s/>было <text:s/>далеко, <text:s/>далеко от <text:s/>него.</text:p>
      <text:p text:style-name="Standard"><text:s text:c="2"/>Прусский <text:s/>союз, измена Австрии, новое торжество <text:s/>Бонапарта, выход и парад, и</text:p>
      <text:p text:style-name="Standard"><text:s text:c="2"/>прием императора Франца на завтра занимали его.</text:p>
      <text:p text:style-name="Standard"><text:s text:c="7"/>Он закрыл глаза, но в то же <text:s/>мгновение в <text:s/>ушах его затрещала <text:s/>канонада,</text:p>
      <text:p text:style-name="Standard"><text:soft-page-break/><text:s text:c="2"/>пальба, стук колес экипажа, и вот опять спускаются с <text:s/>горы растянутые ниткой</text:p>
      <text:p text:style-name="Standard"><text:s text:c="2"/>мушкатеры, <text:s/>и французы стреляют, и он чувствует, как содрогается его сердце,</text:p>
      <text:p text:style-name="Standard"><text:s text:c="2"/>и он выезжает вперед рядом с Шмитом, и пули весело свистят вокруг него, и он</text:p>
      <text:p text:style-name="Standard"><text:s text:c="2"/>испытывает то чувство удесятеренной радости жизни, какого он не <text:s/>испытывал с</text:p>
      <text:p text:style-name="Standard"><text:s text:c="2"/>самого детства.</text:p>
      <text:p text:style-name="Standard"><text:s text:c="7"/>Он пробудился...</text:p>
      <text:p text:style-name="Standard"><text:s text:c="7"/>"Да, все это было!..." сказал он, <text:s/>счастливо, детски-улыбаясь сам себе,</text:p>
      <text:p text:style-name="Standard"><text:s text:c="2"/>и заснул крепким, молодым сном.</text:p>
      <text:p text:style-name="Standard"><text:s text:c="2"/></text:p>
      <text:p text:style-name="Standard"><text:s text:c="2"/></text:p>
      <text:p text:style-name="Standard"><text:s text:c="2"/></text:p>
      <text:p text:style-name="Standard">XI.</text:p>
      <text:p text:style-name="Standard"></text:p>
      <text:p text:style-name="Standard"></text:p>
      <text:p text:style-name="Standard"><text:s text:c="2"/></text:p>
      <text:p text:style-name="Standard"><text:s text:c="7"/>На другой день он проснулся поздно. Возобновляя впечатления прошедшего,</text:p>
      <text:p text:style-name="Standard"><text:s text:c="2"/>он <text:s/>вспомнил <text:s/>прежде <text:s/>всего <text:s/>то, <text:s/>что нынче <text:s/>надо <text:s/>представляться императору</text:p>
      <text:p text:style-name="Standard"><text:s text:c="2"/>Францу, вспомнил военного министра, учтивого австрийского флигель-адъютанта,</text:p>
      <text:p text:style-name="Standard"><text:s text:c="2"/>Билибина и <text:s/>разговор <text:s/>вчерашнего <text:s/>вечера. Одевшись <text:s/>в полную парадную форму,</text:p>
      <text:p text:style-name="Standard"><text:s text:c="2"/>которой <text:s/>он <text:s/>уже давно не <text:s/>надевал, <text:s/>для <text:s/>поездки <text:s/>во <text:s/>дворец, <text:s/>он, <text:s/>свежий,</text:p>
      <text:p text:style-name="Standard"><text:s text:c="2"/>оживленный <text:s/>и красивый, с подвязанною рукой, вошел <text:s/>в <text:s/>кабинет <text:s/>Билибина. <text:s/>В</text:p>
      <text:p text:style-name="Standard"><text:s text:c="2"/>кабинете <text:s/>находились <text:s/>четыре <text:s/>господина <text:s/>дипломатического корпуса. С <text:s/>князем</text:p>
      <text:p text:style-name="Standard"><text:s text:c="2"/>Ипполитом <text:s/>Курагиным, <text:s/>который <text:s/>был <text:s/>секретарем посольства, <text:s/>Болконский <text:s/>был</text:p>
      <text:p text:style-name="Standard"><text:s text:c="2"/>знаком; с другими его познакомил Билибин.</text:p>
      <text:p text:style-name="Standard"><text:s text:c="7"/>Господа, бывавшие <text:s/>у <text:s/>Билибина, <text:s/>светские, молодые, <text:s/>богатые <text:s/>и веселые</text:p>
      <text:p text:style-name="Standard"><text:s text:c="2"/>люди, <text:s/>составляли и в Вене и здесь отдельный кружок, который Билибин, бывший</text:p>
      <text:p text:style-name="Standard"><text:s text:c="2"/>главой этого <text:s/>кружка, <text:s/>называл наши, les nфtres. В <text:s/>кружке этом, <text:s/>состоявшем</text:p>
      <text:p text:style-name="Standard"><text:s text:c="2"/>почти <text:s/>исключительно <text:s/>из <text:s/>дипломатов, видимо, <text:s/>были свои, <text:s/>не имеющие ничего</text:p>
      <text:p text:style-name="Standard"><text:s text:c="2"/>общего с <text:s/>войной и <text:s/>политикой, интересы высшего света, отношений к некоторым</text:p>
      <text:p text:style-name="Standard"><text:s text:c="2"/>женщинам и канцелярской стороны службы. Эти господа, повидимому, охотно, как</text:p>
      <text:p text:style-name="Standard"><text:s text:c="2"/>своего (честь, <text:s/>которую они делали <text:s/>немногим), приняли в свой <text:s/>кружок <text:s/>князя</text:p>
      <text:p text:style-name="Standard"><text:s text:c="2"/>Андрея. Из учтивости, и как предмет для <text:s/>вступления <text:s/>в разговор, ему сделали</text:p>
      <text:p text:style-name="Standard"><text:s text:c="2"/>несколько вопросов <text:s/>об <text:s/>армии <text:s/>и сражении, <text:s/>и <text:s/>разговор опять рассыпался <text:s/>на</text:p>
      <text:p text:style-name="Standard"><text:s text:c="2"/>непоследовательные, веселые шутки и пересуды.</text:p>
      <text:p text:style-name="Standard"><text:s text:c="7"/>-- <text:s text:c="2"/>Но <text:s/>особенно <text:s text:c="2"/>хорошо, <text:s text:c="2"/>-- <text:s/>говорил <text:s/>один, <text:s/>рассказывая <text:s text:c="2"/>неудачу</text:p>
      <text:p text:style-name="Standard"><text:s text:c="2"/>товарища-дипломата, -- особенно хорошо то, что канцлер прямо сказал ему, что</text:p>
      <text:p text:style-name="Standard"><text:s text:c="2"/>назначение его в Лондон <text:s/>есть <text:s/>повышение, и <text:s/>чтоб <text:s/>он так и смотрел на <text:s/>это.</text:p>
      <text:p text:style-name="Standard"><text:s text:c="2"/>Видите вы его фигуру при этом?...</text:p>
      <text:p text:style-name="Standard"><text:s text:c="7"/>-- <text:s/>Но что <text:s/>всего <text:s/>хуже, <text:s/>господа, <text:s/>я вам <text:s/>выдаю <text:s/>Курагина: <text:s/>человек <text:s/>в</text:p>
      <text:p text:style-name="Standard"><text:s text:c="2"/>несчастии, и этим-то пользуется этот Дон-Жуан, этот ужасный человек!</text:p>
      <text:p text:style-name="Standard"><text:s text:c="7"/>Князь <text:s/>Ипполит лежал в <text:s/>вольтеровском кресле, положив ноги через ручку.</text:p>
      <text:p text:style-name="Standard"><text:s text:c="2"/>Он засмеялся.</text:p>
      <text:p text:style-name="Standard"><text:s text:c="7"/>-- Parlez-moi de ça, [34] -- сказал он.</text:p>
      <text:p text:style-name="Standard"><text:s text:c="7"/>-- О, Дон-Жуан! О, змея! -- послышались голоса.</text:p>
      <text:p text:style-name="Standard"><text:s text:c="7"/>-- Вы не знаете, <text:s/>Болконский, -- <text:s/>обратился Билибин к князю <text:s/>Андрею, --</text:p>
      <text:p text:style-name="Standard"><text:s text:c="2"/>что все ужасы французской армии (я чуть <text:s/>было не сказал -- русской армии) --</text:p>
      <text:p text:style-name="Standard"><text:s text:c="2"/>ничто в сравнении с тем, что наделал между женщинами этот человек.</text:p>
      <text:p text:style-name="Standard"><text:s text:c="7"/>-- La femme est la compagne de l'homme, [35] -- произнес князь</text:p>
      <text:p text:style-name="Standard"><text:s text:c="2"/>Ипполит и стал смотреть в лорнет на свои поднятые ноги.</text:p>
      <text:p text:style-name="Standard"><text:s text:c="7"/>Билибин <text:s/>и наши <text:s/>расхохотались, глядя в <text:s/>глаза <text:s/>Ипполиту. <text:s/>Князь Андрей</text:p>
      <text:p text:style-name="Standard"><text:s text:c="2"/>видел, что этот Ипполит, которого он (должно было признаться) почти ревновал</text:p>
      <text:p text:style-name="Standard"><text:s text:c="2"/>к своей жене, был шутом в этом обществе.</text:p>
      <text:p text:style-name="Standard"><text:soft-page-break/><text:s text:c="7"/>-- <text:s/>Нет, <text:s/>я <text:s/>должен <text:s/>вас <text:s/>угостить <text:s/>Курагиным, <text:s/>-- <text:s/>сказал Билибин тихо</text:p>
      <text:p text:style-name="Standard"><text:s text:c="2"/>Болконскому. -- Он прелестен, когда рассуждает о политике, <text:s/>надо видеть <text:s/>эту</text:p>
      <text:p text:style-name="Standard"><text:s text:c="2"/>важность.</text:p>
      <text:p text:style-name="Standard"><text:s text:c="7"/>Он <text:s/>подсел <text:s/>к <text:s/>Ипполиту <text:s/>и, <text:s/>собрав на <text:s/>лбу свои складки, <text:s/>завел с <text:s/>ним</text:p>
      <text:p text:style-name="Standard"><text:s text:c="2"/>разговор о политике. Князь Андрей и другие обступили обоих.</text:p>
      <text:p text:style-name="Standard"><text:s text:c="7"/>-- Le cabinet de <text:s/>Berlin ne <text:s/>peut pas exprimer un sentiment d'alliance,</text:p>
      <text:p text:style-name="Standard"><text:s text:c="2"/>-- начал Ипполит, значительно оглядывая всех, -- sans exprimer... comme dans</text:p>
      <text:p text:style-name="Standard"><text:s text:c="2"/>sa derienière <text:s/>note... <text:s/>vous <text:s/>comprenez... <text:s/>vous <text:s/>comprenez... et puis si sa</text:p>
      <text:p text:style-name="Standard"><text:s text:c="2"/>Majesté <text:s/>l'Empereur <text:s/>ne <text:s/>déroge <text:s/>pas <text:s text:c="2"/>au <text:s/>principe <text:s/>de <text:s/>notre <text:s text:c="2"/>alliance...</text:p>
      <text:p text:style-name="Standard"><text:s text:c="2"/>[36]</text:p>
      <text:p text:style-name="Standard"><text:s text:c="7"/>-- Attendez, je n'ai pas fini... -- сказал <text:s/>он князю Андрею, хватая его</text:p>
      <text:p text:style-name="Standard"><text:s text:c="2"/>за <text:s/>руку. <text:s/>-- <text:s text:c="2"/>Je <text:s/>suppose <text:s/>que <text:s/>l'intervention <text:s/>sera <text:s/>plus <text:s/>forte <text:s/>que <text:s/>la</text:p>
      <text:p text:style-name="Standard"><text:s text:c="2"/>non-intervention. Et... -- Он помолчал. -- On ne pourra pas imputer à la fin</text:p>
      <text:p text:style-name="Standard"><text:s text:c="2"/>de <text:s/>non-recevoir <text:s/>notre <text:s/>dépêche <text:s/>du <text:s/>28 novembre. <text:s/>Voilà comment tout <text:s/>cela</text:p>
      <text:p text:style-name="Standard"><text:s text:c="2"/>finira. [37]</text:p>
      <text:p text:style-name="Standard"><text:s text:c="7"/>И <text:s/>он отпустил <text:s/>руку Болконского, <text:s/>показывая <text:s/>тем, что теперь он совсем</text:p>
      <text:p text:style-name="Standard"><text:s text:c="2"/>кончил.</text:p>
      <text:p text:style-name="Standard"><text:s text:c="7"/>-- <text:s/>Demosthènes, je te reconnais <text:s/>au caillou <text:s/>que tu <text:s/>as <text:s/>caché dans ta</text:p>
      <text:p text:style-name="Standard"><text:s text:c="2"/>bouche <text:s/>d'or! <text:s/>[38] -- <text:s/>сказал <text:s/>Билибин, <text:s/>y <text:s/>которого <text:s/>шапка <text:s/>волос</text:p>
      <text:p text:style-name="Standard"><text:s text:c="2"/>подвинулась на голове от удовольствия.</text:p>
      <text:p text:style-name="Standard"><text:s text:c="7"/>Все засмеялись. <text:s/>Ипполит <text:s/>смеялся громче <text:s/>всех. <text:s/>Он, <text:s/>видимо, <text:s/>страдал,</text:p>
      <text:p text:style-name="Standard"><text:s text:c="2"/>задыхался, <text:s/>но не мог удержаться от дикого смеха, растягивающего его <text:s/>всегда</text:p>
      <text:p text:style-name="Standard"><text:s text:c="2"/>неподвижное лицо.</text:p>
      <text:p text:style-name="Standard"><text:s text:c="7"/>-- Ну <text:s/>вот что, господа, -- <text:s/>сказал Билибин, <text:s/>-- Болконский мой гость в</text:p>
      <text:p text:style-name="Standard"><text:s text:c="2"/>доме <text:s/>и здесь в Брюнне, и я хочу его угостить, сколько могу, всеми радостями</text:p>
      <text:p text:style-name="Standard"><text:s text:c="2"/>здешней жизни. Ежели бы <text:s/>мы были в Брюнне, это было бы легко; но здесь, dans</text:p>
      <text:p text:style-name="Standard"><text:s text:c="2"/>ce vilain trou <text:s/>morave <text:s/>[39], <text:s/>это труднее, и <text:s/>я <text:s/>прошу у всех <text:s/>вас</text:p>
      <text:p text:style-name="Standard"><text:s text:c="2"/>помощи. Il faut lui faire les <text:s/>honneurs de <text:s/>Brünn. [40] Вы возьмите</text:p>
      <text:p text:style-name="Standard"><text:s text:c="2"/>на себя театр, я -- общество, вы, Ипполит, разумеется, -- женщин.</text:p>
      <text:p text:style-name="Standard"><text:s text:c="7"/>-- Надо ему <text:s/>показать Амели, прелесть! <text:s/>-- сказал один из наших, <text:s/>целуя</text:p>
      <text:p text:style-name="Standard"><text:s text:c="2"/>кончики пальцев.</text:p>
      <text:p text:style-name="Standard"><text:s text:c="7"/>-- Вообще <text:s/>этого <text:s/>кровожадного <text:s/>солдата, <text:s/>-- <text:s/>сказал Билибин, <text:s/>-- <text:s/>надо</text:p>
      <text:p text:style-name="Standard"><text:s text:c="2"/>обратить к более человеколюбивым взглядам.</text:p>
      <text:p text:style-name="Standard"><text:s text:c="7"/>-- Едва <text:s/>ли я воспользуюсь вашим гостеприимством, господа, и теперь мне</text:p>
      <text:p text:style-name="Standard"><text:s text:c="2"/>пора ехать, -- взглядывая на часы, сказал Болконский.</text:p>
      <text:p text:style-name="Standard"><text:s text:c="7"/>-- Куда?</text:p>
      <text:p text:style-name="Standard"><text:s text:c="7"/>-- К императору.</text:p>
      <text:p text:style-name="Standard"><text:s text:c="7"/>-- О! о! о!</text:p>
      <text:p text:style-name="Standard"><text:s text:c="7"/>-- Ну, <text:s/>до <text:s/>свидания, <text:s/>Болконский! <text:s/>До <text:s/>свидания, князь; приезжайте <text:s/>же</text:p>
      <text:p text:style-name="Standard"><text:s text:c="2"/>обедать раньше, -- пocлшaлиcь голоса. -- Мы беремся за вас.</text:p>
      <text:p text:style-name="Standard"><text:s text:c="7"/>-- <text:s/>Старайтесь <text:s/>как <text:s/>можно <text:s/>более расхваливать <text:s/>порядок <text:s/>в <text:s/>доставлении</text:p>
      <text:p text:style-name="Standard"><text:s text:c="2"/>провианта <text:s/>и <text:s/>маршрутов, <text:s/>когда <text:s/>будете говорить <text:s/>с <text:s/>императором, <text:s/>-- сказал</text:p>
      <text:p text:style-name="Standard"><text:s text:c="2"/>Билибин, провожая до передней Болконского.</text:p>
      <text:p text:style-name="Standard"><text:s text:c="7"/>-- И <text:s/>желал бы хвалить, но <text:s/>не могу, сколько <text:s/>знаю, -- улыбаясь отвечал</text:p>
      <text:p text:style-name="Standard"><text:s text:c="2"/>Болконский.</text:p>
      <text:p text:style-name="Standard"><text:s text:c="7"/>-- Ну, вообще <text:s/>как можно больше <text:s/>говорите. <text:s/>Его страсть -- аудиенции; а</text:p>
      <text:p text:style-name="Standard"><text:s text:c="2"/>говорить сам он не любит и не умеет, как увидите.</text:p>
      <text:p text:style-name="Standard"><text:s text:c="2"/></text:p>
      <text:p text:style-name="Standard"><text:s text:c="2"/></text:p>
      <text:p text:style-name="Standard"><text:s text:c="2"/></text:p>
      <text:p text:style-name="Standard">XII.</text:p>
      <text:p text:style-name="Standard"></text:p>
      <text:p text:style-name="Standard"><text:soft-page-break/></text:p>
      <text:p text:style-name="Standard"><text:s text:c="2"/></text:p>
      <text:p text:style-name="Standard"><text:s text:c="7"/>На выходе <text:s/>император <text:s/>Франц только <text:s/>пристально <text:s/>вгляделся в <text:s/>лицо князя</text:p>
      <text:p text:style-name="Standard"><text:s text:c="2"/>Андрея, стоявшего в назначенном месте между австрийскими офицерами, и кивнул</text:p>
      <text:p text:style-name="Standard"><text:s text:c="2"/>ему своей длинной <text:s/>головой. <text:s/>Но после <text:s/>выхода вчерашний <text:s/>флигель-адъютант <text:s/>с</text:p>
      <text:p text:style-name="Standard"><text:s text:c="2"/>учтивостью передал Болконскому желание императора дать ему аудиенцию.</text:p>
      <text:p text:style-name="Standard"><text:s text:c="7"/>Император <text:s/>Франц принял <text:s/>его, стоя <text:s/>посредине <text:s/>комнаты. Перед <text:s/>тем <text:s/>как</text:p>
      <text:p text:style-name="Standard"><text:s text:c="2"/>начинать <text:s/>разговор, <text:s/>князя <text:s/>Андрея <text:s/>поразило то, <text:s/>что <text:s/>император <text:s/>как <text:s/>будто</text:p>
      <text:p text:style-name="Standard"><text:s text:c="2"/>смешался, не зная, что сказать, и покраснел.</text:p>
      <text:p text:style-name="Standard"><text:s text:c="7"/>-- Скажите, когда началось сражение? -- спросил он поспешно.</text:p>
      <text:p text:style-name="Standard"><text:s text:c="7"/>Князь <text:s/>Андрей отвечал. После <text:s/>этого вопроса следовали другие, столь <text:s/>же</text:p>
      <text:p text:style-name="Standard"><text:s text:c="2"/>простые вопросы: "здоров ли Кутузов? как давно выехал он из Кремса?" и т. п.</text:p>
      <text:p text:style-name="Standard"><text:s text:c="2"/>Император говорил с таким выражением, как будто вся цель его состояла только</text:p>
      <text:p text:style-name="Standard"><text:s text:c="2"/>в <text:s/>том, чтобы сделать <text:s/>известное <text:s/>количество <text:s/>вопросов. <text:s/>Ответы <text:s/>же <text:s/>на <text:s/>эти</text:p>
      <text:p text:style-name="Standard"><text:s text:c="2"/>вопросы, как было слишком очевидно, не могли интересовать его.</text:p>
      <text:p text:style-name="Standard"><text:s text:c="7"/>-- В котором часу началось сражение? -- спросил император.</text:p>
      <text:p text:style-name="Standard"><text:s text:c="7"/>-- Не могу донести <text:s/>вашему величеству, в котором часу началось сражение</text:p>
      <text:p text:style-name="Standard"><text:s text:c="2"/>с фронта, но в <text:s/>Дюренштейне, где я находился, войско <text:s/>начало атаку в <text:s/>6 часу</text:p>
      <text:p text:style-name="Standard"><text:s text:c="2"/>вечера, -- сказал Болконский, оживляясь <text:s/>и при этом <text:s/>случае предполагая, что</text:p>
      <text:p text:style-name="Standard"><text:s text:c="2"/>ему удастся представить уже готовое в его <text:s/>голове <text:s/>правдивое описание <text:s/>всего</text:p>
      <text:p text:style-name="Standard"><text:s text:c="2"/>того, что он знал и видел.</text:p>
      <text:p text:style-name="Standard"><text:s text:c="7"/>Но император улыбнулся и перебил его:</text:p>
      <text:p text:style-name="Standard"><text:s text:c="7"/>-- Сколько миль?</text:p>
      <text:p text:style-name="Standard"><text:s text:c="7"/>-- Откуда и докуда, ваше величество?</text:p>
      <text:p text:style-name="Standard"><text:s text:c="7"/>-- От Дюренштейна до Кремса?</text:p>
      <text:p text:style-name="Standard"><text:s text:c="7"/>-- Три с половиною мили, ваше величество.</text:p>
      <text:p text:style-name="Standard"><text:s text:c="7"/>-- Французы оставили левый берег?</text:p>
      <text:p text:style-name="Standard"><text:s text:c="7"/>-- Как доносили лазутчики, в ночь на плотах переправились последние.</text:p>
      <text:p text:style-name="Standard"><text:s text:c="7"/>-- Достаточно ли фуража в Кремсе?</text:p>
      <text:p text:style-name="Standard"><text:s text:c="7"/>-- Фураж не был доставлен в том количестве...</text:p>
      <text:p text:style-name="Standard"><text:s text:c="7"/>Император перебил его.</text:p>
      <text:p text:style-name="Standard"><text:s text:c="7"/>-- В котором часу убит генерал Шмит?...</text:p>
      <text:p text:style-name="Standard"><text:s text:c="7"/>-- В семь часов, кажется.</text:p>
      <text:p text:style-name="Standard"><text:s text:c="7"/>-- В 7 часов. Очень печально! Очень печально!</text:p>
      <text:p text:style-name="Standard"><text:s text:c="7"/>Император сказал, что он благодарит, и поклонился. Князь Андрей вышел и</text:p>
      <text:p text:style-name="Standard"><text:s text:c="2"/>тотчас же со всех сторон был окружен придворными. Со всех <text:s/>сторон глядели на</text:p>
      <text:p text:style-name="Standard"><text:s text:c="2"/>него ласковые глаза и <text:s/>слышались ласковые слова. Вчерашний <text:s/>флигель-адъютант</text:p>
      <text:p text:style-name="Standard"><text:s text:c="2"/>делал ему упреки, зачем он <text:s/>не <text:s/>остановился во дворце, и предлагал ему <text:s/>свой</text:p>
      <text:p text:style-name="Standard"><text:s text:c="2"/>дом. <text:s/>Военный министр <text:s/>подошел, <text:s/>поздравляя его с орденом <text:s/>Марии-Терезии З-й</text:p>
      <text:p text:style-name="Standard"><text:s text:c="2"/>степени, которым жаловал его император. Камергер императрицы приглашал его к</text:p>
      <text:p text:style-name="Standard"><text:s text:c="2"/>ее <text:s/>величеству. <text:s/>Эрцгерцогиня <text:s/>тоже <text:s/>желала <text:s/>его <text:s/>видеть. Он <text:s/>не знал, <text:s/>кому</text:p>
      <text:p text:style-name="Standard"><text:s text:c="2"/>отвечать, и несколько секунд собирался с мыслями. Русский посланник взял его</text:p>
      <text:p text:style-name="Standard"><text:s text:c="2"/>за плечо, отвел к окну и стал говорить с ним.</text:p>
      <text:p text:style-name="Standard"><text:s text:c="7"/>Вопреки <text:s/>словам <text:s/>Билибина, <text:s/>известие, <text:s/>привезенное <text:s/>им, <text:s/>было <text:s text:c="2"/>принято</text:p>
      <text:p text:style-name="Standard"><text:s text:c="2"/>радостно. Назначено было благодарственное молебствие. Кутузов был <text:s/>награжден</text:p>
      <text:p text:style-name="Standard"><text:s text:c="2"/>Марией-Терезией большого <text:s/>креста, и <text:s/>вся <text:s/>армия получила награды. Болконский</text:p>
      <text:p text:style-name="Standard"><text:s text:c="2"/>получал <text:s/>приглашения <text:s/>со всех сторон <text:s/>и все утро должен <text:s/>был <text:s/>делать <text:s/>визиты</text:p>
      <text:p text:style-name="Standard"><text:s text:c="2"/>главным <text:s/>сановникам Австрии. <text:s/>Окончив <text:s/>свои <text:s/>визиты <text:s/>в <text:s/>пятом <text:s/>часу <text:s/>вечера,</text:p>
      <text:p text:style-name="Standard"><text:s text:c="2"/>мысленно <text:s/>сочиняя <text:s/>письмо отцу о сражении и о своей <text:s/>поездке в <text:s/>Брюнн, князь</text:p>
      <text:p text:style-name="Standard"><text:s text:c="2"/>Андрей возвращался домой к Билибину. У крыльца дома, <text:s/>занимаемого Билибиным,</text:p>
      <text:p text:style-name="Standard"><text:s text:c="2"/>стояла <text:s/>до <text:s/>половины уложенная вещами бричка, <text:s/>и Франц, <text:s/>слуга <text:s/>Билибина, <text:s/>с</text:p>
      <text:p text:style-name="Standard"><text:s text:c="2"/>трудом таща чемодан, вышел из двери.</text:p>
      <text:p text:style-name="Standard"><text:soft-page-break/><text:s text:c="7"/>Прежде <text:s/>чем <text:s/>ехать к <text:s/>Билибину, <text:s/>князь Андрей <text:s/>поехал <text:s/>в книжную <text:s/>лавку</text:p>
      <text:p text:style-name="Standard"><text:s text:c="2"/>запастись на поход книгами и засиделся в лавке.</text:p>
      <text:p text:style-name="Standard"><text:s text:c="7"/>-- Что такое? -- спросил Болконский.</text:p>
      <text:p text:style-name="Standard"><text:s text:c="7"/>-- Ach, Erlaucht? -- сказал Франц, с трудом взваливая чемодан в бричку.</text:p>
      <text:p text:style-name="Standard"><text:s text:c="2"/>-- Wir <text:s/>ziehen noch weiter. <text:s/>Der <text:s/>Bösewicht ist schon wieder hinter uns her!</text:p>
      <text:p text:style-name="Standard"><text:s text:c="2"/>[41]</text:p>
      <text:p text:style-name="Standard"><text:s text:c="7"/>-- Что такое? Что? -- спрашивал князь Андрей.</text:p>
      <text:p text:style-name="Standard"><text:s text:c="7"/>Билибин вышел <text:s/>навстречу Болконскому. На всегда спокойном лице Билибина</text:p>
      <text:p text:style-name="Standard"><text:s text:c="2"/>было волнение.</text:p>
      <text:p text:style-name="Standard"><text:s text:c="7"/>-- <text:s/>Non, non, avouez que <text:s/>c'est <text:s/>charmant, <text:s/>-- <text:s/>говорил <text:s/>он, <text:s/>-- <text:s/>cette</text:p>
      <text:p text:style-name="Standard"><text:s text:c="2"/>histoire <text:s/>du pont de Thabor <text:s/>(мост в Вене). Ils l'ont passé sans coup férir.</text:p>
      <text:p text:style-name="Standard"><text:s text:c="2"/>[42]</text:p>
      <text:p text:style-name="Standard"><text:s text:c="7"/>Князь Андрей ничего не понимал.</text:p>
      <text:p text:style-name="Standard"><text:s text:c="7"/>-- Да откуда же вы, что вы не знаете того, <text:s/>что уже <text:s/>знают все кучера в</text:p>
      <text:p text:style-name="Standard"><text:s text:c="2"/>городе?</text:p>
      <text:p text:style-name="Standard"><text:s text:c="7"/>-- Я от эрцгерцогини. Там я ничего не слыхал.</text:p>
      <text:p text:style-name="Standard"><text:s text:c="7"/>-- И не видали, что везде укладываются?</text:p>
      <text:p text:style-name="Standard"><text:s text:c="7"/>-- Не видал... Да в чем дело? -- нетерпеливо спросил князь Андрей.</text:p>
      <text:p text:style-name="Standard"><text:s text:c="7"/>-- В чем дело? Дело в том, что французы перешли <text:s/>мост, который защищает</text:p>
      <text:p text:style-name="Standard"><text:s text:c="2"/>Ауэсперг, и мост не взорвали, так что Мюрат бежит теперь по дороге к Брюнну,</text:p>
      <text:p text:style-name="Standard"><text:s text:c="2"/>и нынче-завтра они будут здесь.</text:p>
      <text:p text:style-name="Standard"><text:s text:c="7"/>-- Как здесь? Да как же не взорвали мост, когда он минирован?</text:p>
      <text:p text:style-name="Standard"><text:s text:c="7"/>-- А это я у вас спрашиваю. Этого никто, и сам Бонапарте, не знает.</text:p>
      <text:p text:style-name="Standard"><text:s text:c="7"/>Болконский пожал плечами.</text:p>
      <text:p text:style-name="Standard"><text:s text:c="7"/>-- Но ежели мост перейден, значит, и армия погибла: она будет отрезана,</text:p>
      <text:p text:style-name="Standard"><text:s text:c="2"/>-- сказал он.</text:p>
      <text:p text:style-name="Standard"><text:s text:c="7"/>-- <text:s/>В <text:s/>этом-то <text:s/>и <text:s/>штука, -- <text:s/>отвечал <text:s/>Билибин. <text:s/>-- Слушайте. <text:s/>Вступают</text:p>
      <text:p text:style-name="Standard"><text:s text:c="2"/>французы в Вену, <text:s/>как <text:s/>я вам говорил. <text:s/>Все очень хорошо. На другой день, <text:s/>то</text:p>
      <text:p text:style-name="Standard"><text:s text:c="2"/>есть <text:s/>вчера, <text:s/>господа <text:s/>маршалы: <text:s/>Мюрат <text:s/>Ланн <text:s/>и <text:s/>Бельяр, <text:s/>садятся <text:s/>верхом <text:s/>и</text:p>
      <text:p text:style-name="Standard"><text:s text:c="2"/>отправляются на <text:s/>мост. (Заметьте, все <text:s/>трое <text:s/>гасконцы.) Господа, <text:s/>-- говорит</text:p>
      <text:p text:style-name="Standard"><text:s text:c="2"/>один, -- вы знаете, что <text:s/>Таборский мост минирован <text:s/>и контраминирован, <text:s/>и что</text:p>
      <text:p text:style-name="Standard"><text:s text:c="2"/>перед ним грозный tête de pont <text:s/>и пятнадцать тысяч <text:s/>войска, которому <text:s/>велено</text:p>
      <text:p text:style-name="Standard"><text:s text:c="2"/>взорвать <text:s/>мост и <text:s/>нас не <text:s/>пускать. <text:s/>Но нашему государю <text:s/>императору Наполеону</text:p>
      <text:p text:style-name="Standard"><text:s text:c="2"/>будет <text:s/>приятно, ежели мы возьмем этот мост. <text:s/>Проедемте втроем и возьмем этот</text:p>
      <text:p text:style-name="Standard"><text:s text:c="2"/>мост. <text:s/>-- Поедемте, <text:s/>говорят <text:s/>другие; <text:s/>и <text:s/>они <text:s/>отправляются <text:s/>и <text:s/>берут <text:s/>мост,</text:p>
      <text:p text:style-name="Standard"><text:s text:c="2"/>переходят его и теперь со всею <text:s/>армией по сю <text:s/>сторону Дуная направляются <text:s/>на</text:p>
      <text:p text:style-name="Standard"><text:s text:c="2"/>нас, на вас и на ваши сообщения.</text:p>
      <text:p text:style-name="Standard"><text:s text:c="7"/>-- Полноте шутить, -- грустно и серьезно сказал князь Андрей.</text:p>
      <text:p text:style-name="Standard"><text:s text:c="7"/>Известие это было горестно и вместе с тем приятно князю Андрею.</text:p>
      <text:p text:style-name="Standard"><text:s text:c="7"/>Как <text:s/>только он <text:s/>узнал, что русская армия находится в <text:s/>таком безнадежном</text:p>
      <text:p text:style-name="Standard"><text:s text:c="2"/>положении, <text:s/>ему пришло <text:s/>в <text:s/>голову, <text:s/>что <text:s/>ему-то именно предназначено вывести</text:p>
      <text:p text:style-name="Standard"><text:s text:c="2"/>русскую армию из этого положения, что вот он, тот Тулон, который выведет его</text:p>
      <text:p text:style-name="Standard"><text:s text:c="2"/>из <text:s/>рядов <text:s/>неизвестных <text:s/>офицеров <text:s/>и откроет ему первый <text:s/>путь к славе! Слушая</text:p>
      <text:p text:style-name="Standard"><text:s text:c="2"/>Билибина, <text:s/>он соображал <text:s/>уже, как, приехав <text:s/>к армии, он <text:s/>на <text:s/>военном <text:s/>совете</text:p>
      <text:p text:style-name="Standard"><text:s text:c="2"/>подаст <text:s/>мнение, которое одно <text:s/>спасет армию, <text:s/>и как ему одному будет поручено</text:p>
      <text:p text:style-name="Standard"><text:s text:c="2"/>исполнение этого плана.</text:p>
      <text:p text:style-name="Standard"><text:s text:c="7"/>-- Полноте шутить, -- сказал он.</text:p>
      <text:p text:style-name="Standard"><text:s text:c="7"/>-- <text:s/>Не шучу, <text:s/>-- <text:s/>продолжал <text:s/>Билибин, <text:s/>-- <text:s/>ничего <text:s/>нет <text:s/>справедливее <text:s/>и</text:p>
      <text:p text:style-name="Standard"><text:s text:c="2"/>печальнее. Господа <text:s/>эти <text:s/>приезжают <text:s/>на мост одни и <text:s/>поднимают белые <text:s/>платки;</text:p>
      <text:p text:style-name="Standard"><text:s text:c="2"/>уверяют, что перемирие, и <text:s/>что они, маршалы, едут <text:s/>для переговоров <text:s/>с князем</text:p>
      <text:p text:style-name="Standard"><text:s text:c="2"/>Ауэрспергом. <text:s/>Дежурный офицер пускает их в <text:s/>tête de pont. <text:s/>[43] Они</text:p>
      <text:p text:style-name="Standard"><text:s text:c="2"/>рассказывают ему тысячу <text:s/>гасконских <text:s/>глупостей: говорят, <text:s/>что война кончена,</text:p>
      <text:p text:style-name="Standard"><text:soft-page-break/><text:s text:c="2"/>что император Франц назначил свидание Бонапарту, что они желают видеть князя</text:p>
      <text:p text:style-name="Standard"><text:s text:c="2"/>Ауэрсперга, <text:s/>и <text:s/>тысячу гасконад <text:s/>и <text:s/>проч. Офицер <text:s/>посылает <text:s/>за <text:s/>Ауэрспергом;</text:p>
      <text:p text:style-name="Standard"><text:s text:c="2"/>господа <text:s/>эти <text:s/>обнимают <text:s/>офицеров, <text:s/>шутят, <text:s/>садятся <text:s/>на <text:s/>пушки, а <text:s/>между <text:s/>тем</text:p>
      <text:p text:style-name="Standard"><text:s text:c="2"/>французский <text:s/>баталион <text:s/>незамеченный <text:s/>входит <text:s/>на <text:s/>мост, <text:s/>сбрасывает <text:s/>мешки <text:s/>с</text:p>
      <text:p text:style-name="Standard"><text:s text:c="2"/>горючими веществами в воду и подходит к <text:s/>tête de pont. Наконец, является сам</text:p>
      <text:p text:style-name="Standard"><text:s text:c="2"/>генерал-лейтенант, наш милый князь Ауэрсперг фон-Маутерн. "Милый неприятель!</text:p>
      <text:p text:style-name="Standard"><text:s text:c="2"/>Цвет австрийского <text:s/>воинства, герой турецких войн! Вражда <text:s/>кончена, мы <text:s/>можем</text:p>
      <text:p text:style-name="Standard"><text:s text:c="2"/>подать <text:s/>друг другу руку... император Наполеон сгорает желанием узнать <text:s/>князя</text:p>
      <text:p text:style-name="Standard"><text:s text:c="2"/>Ауэрсперга". Одним <text:s/>словом, эти господа, не даром гасконцы, <text:s/>так забрасывают</text:p>
      <text:p text:style-name="Standard"><text:s text:c="2"/>Ауэрсперга <text:s text:c="2"/>прекрасными <text:s/>словами, <text:s text:c="2"/>он <text:s/>так <text:s/>прельщен <text:s/>своею <text:s/>столь <text:s/>быстро</text:p>
      <text:p text:style-name="Standard"><text:s text:c="2"/>установившеюся <text:s/>интимностью <text:s/>с <text:s/>французскими маршалами, <text:s/>так <text:s/>ослеплен видом</text:p>
      <text:p text:style-name="Standard"><text:s text:c="2"/>мантии и страусовых перьев Мюрата, qu'il n'y <text:s/>voit que du feu, et oubl celui</text:p>
      <text:p text:style-name="Standard"><text:s text:c="2"/>qu'il <text:s/>devait faire faire sur l'ennemi. <text:s/>[44] <text:s/>(Несмотря на живость</text:p>
      <text:p text:style-name="Standard"><text:s text:c="2"/>своей речи, Билибин не забыл <text:s/>приостановиться <text:s/>после <text:s/>этого <text:s/>mot, чтобы дать</text:p>
      <text:p text:style-name="Standard"><text:s text:c="2"/>время <text:s text:c="2"/>оценить <text:s text:c="2"/>его.) <text:s/>Французский <text:s/>баталион <text:s/>вбегает <text:s/>в <text:s/>tête <text:s text:c="2"/>de <text:s/>pont,</text:p>
      <text:p text:style-name="Standard"><text:s text:c="2"/>заколачивают пушки, и <text:s/>мост <text:s/>взят. Нет, но что лучше всего, -- продолжал он,</text:p>
      <text:p text:style-name="Standard"><text:s text:c="2"/>успокоиваясь <text:s/>в <text:s/>своем волнении прелестью собственного рассказа, <text:s/>-- это то,</text:p>
      <text:p text:style-name="Standard"><text:s text:c="2"/>что сержант, приставленный <text:s/>к той <text:s/>пушке, <text:s/>по сигналу <text:s/>которой <text:s/>должно <text:s/>было</text:p>
      <text:p text:style-name="Standard"><text:s text:c="2"/>зажигать <text:s/>мины и взрывать мост, сержант этот, увидав, что французские войска</text:p>
      <text:p text:style-name="Standard"><text:s text:c="2"/>бегут на мост, хотел уже стрелять, но Ланн отвел его руку. Сержант, который,</text:p>
      <text:p text:style-name="Standard"><text:s text:c="2"/>видно, был умнее <text:s/>своего генерала, подходит к Ауэрспергу <text:s/>и говорит: "Князь,</text:p>
      <text:p text:style-name="Standard"><text:s text:c="2"/>вас обманывают, вот французы!" Мюрат видит, <text:s/>что дело проиграно, <text:s/>ежели дать</text:p>
      <text:p text:style-name="Standard"><text:s text:c="2"/>говорить <text:s/>сержанту. <text:s/>Он <text:s/>с <text:s/>удивлением <text:s/>(настоящий <text:s/>гасконец) <text:s/>обращается <text:s/>к</text:p>
      <text:p text:style-name="Standard"><text:s text:c="2"/>Ауэрспергу: "Я <text:s/>не узнаю столь хваленую в <text:s/>мире <text:s/>австрийскую <text:s/>дисциплину, --</text:p>
      <text:p text:style-name="Standard"><text:s text:c="2"/>говорит он, -- и вы позволяете <text:s/>так говорить с <text:s/>вами <text:s/>низшему <text:s/>чину!" <text:s/>C'est</text:p>
      <text:p text:style-name="Standard"><text:s text:c="2"/>génial. Le prince d'Auersperg se <text:s/>pique d'honneur et fait mettre le <text:s/>sergent</text:p>
      <text:p text:style-name="Standard"><text:s text:c="2"/>aux arrêts. Non, mais avouez que c'est charmant toute cette histoire du pont</text:p>
      <text:p text:style-name="Standard"><text:s text:c="2"/>de Thabor. Ce n'est ni bêtise, ni lâcheté... [45]</text:p>
      <text:p text:style-name="Standard"><text:s text:c="7"/>-- С'est trahison peut-être, [46] -- сказал князь Андрей, живо</text:p>
      <text:p text:style-name="Standard"><text:s text:c="2"/>воображая себе серые шинели, <text:s/>раны, пороховой дым, <text:s/>звуки <text:s/>пальбы <text:s/>и <text:s/>славу,</text:p>
      <text:p text:style-name="Standard"><text:s text:c="2"/>которая ожидает его.</text:p>
      <text:p text:style-name="Standard"><text:s text:c="7"/>-- Non plus. Cela met <text:s/>la cour dans de trop mauvais draps, -- продолжал</text:p>
      <text:p text:style-name="Standard"><text:s text:c="2"/>Билибин. <text:s/>-- Ce n'est <text:s/>ni trahison, <text:s/>ni <text:s/>lâcheté, ni bêtise; c'est <text:s/>comme <text:s/>à</text:p>
      <text:p text:style-name="Standard"><text:s text:c="2"/>Ulm... <text:s/>-- Он как будто задумался, отыскивая выражение: -- c'est... c'est du</text:p>
      <text:p text:style-name="Standard"><text:s text:c="2"/>Mack. Nous sommes <text:s/>mackés,[47] -- <text:s/>заключил <text:s/>он, <text:s/>чувствуя, что <text:s/>он</text:p>
      <text:p text:style-name="Standard"><text:s text:c="2"/>сказал un mot, и свежее mot, такое mot, которое будет повторяться.</text:p>
      <text:p text:style-name="Standard"><text:s text:c="7"/>Собранные <text:s/>до <text:s/>тех <text:s/>пор <text:s/>складки <text:s/>на <text:s/>лбу быстро <text:s/>распустились <text:s/>в <text:s/>знак</text:p>
      <text:p text:style-name="Standard"><text:s text:c="2"/>удовольствия, и он, слегка улыбаясь, стал рассматривать свои ногти.</text:p>
      <text:p text:style-name="Standard"><text:s text:c="7"/>-- Куда вы? -- сказал он вдруг, обращаясь к князю Андрею, который встал</text:p>
      <text:p text:style-name="Standard"><text:s text:c="2"/>и направился в свою комнату.</text:p>
      <text:p text:style-name="Standard"><text:s text:c="7"/>-- Я еду.</text:p>
      <text:p text:style-name="Standard"><text:s text:c="7"/>-- Куда?</text:p>
      <text:p text:style-name="Standard"><text:s text:c="7"/>-- В армию.</text:p>
      <text:p text:style-name="Standard"><text:s text:c="7"/>-- Да вы хотели остаться еще два дня?</text:p>
      <text:p text:style-name="Standard"><text:s text:c="7"/>-- А теперь я еду сейчас.</text:p>
      <text:p text:style-name="Standard"><text:s text:c="7"/>И князь Андрей, сделав распоряжение об отъезде, ушел в свою комнату.</text:p>
      <text:p text:style-name="Standard"><text:s text:c="7"/>-- Знаете что, мой милый, -- сказал Билибин, входя к нему в комнату. --</text:p>
      <text:p text:style-name="Standard"><text:s text:c="2"/>Я подумал об вас. Зачем вы поедете?</text:p>
      <text:p text:style-name="Standard"><text:s text:c="7"/>И в <text:s/>доказательство неопровержимости этого довода складки все сбежали с</text:p>
      <text:p text:style-name="Standard"><text:s text:c="2"/>лица.</text:p>
      <text:p text:style-name="Standard"><text:s text:c="7"/>Князь <text:s/>Андрей вопросительно посмотрел на своего собеседника и ничего не</text:p>
      <text:p text:style-name="Standard"><text:s text:c="2"/>ответил.</text:p>
      <text:p text:style-name="Standard"><text:soft-page-break/><text:s text:c="7"/>-- Зачем вы поедете? Я <text:s/>знаю, <text:s/>вы <text:s/>думаете, что ваш долг <text:s/>-- <text:s/>скакать в</text:p>
      <text:p text:style-name="Standard"><text:s text:c="2"/>армию теперь, <text:s/>когда армия в <text:s/>опасности. Я это понимаю, mon <text:s/>cher, c'est <text:s/>de</text:p>
      <text:p text:style-name="Standard"><text:s text:c="2"/>l'héroisme.[48]</text:p>
      <text:p text:style-name="Standard"><text:s text:c="7"/>-- Нисколько, -- сказал князь Андрей.</text:p>
      <text:p text:style-name="Standard"><text:s text:c="7"/>-- Но вы un philoSophiee, [49] будьте же им вполне, посмотрите</text:p>
      <text:p text:style-name="Standard"><text:s text:c="2"/>на вещи с другой стороны, и вы увидите, что ваш долг, напротив, беречь себя.</text:p>
      <text:p text:style-name="Standard"><text:s text:c="2"/>Предоставьте это другим, которые ни на что более не <text:s/>годны... Вам не <text:s/>велено</text:p>
      <text:p text:style-name="Standard"><text:s text:c="2"/>приезжать назад, и отсюда вас не отпустили; стало быть, вы можете остаться и</text:p>
      <text:p text:style-name="Standard"><text:s text:c="2"/>ехать <text:s/>с нами, <text:s/>куда нас <text:s/>повлечет наша <text:s/>несчастная судьба. <text:s/>Говорят, едут в</text:p>
      <text:p text:style-name="Standard"><text:s text:c="2"/>Ольмюц. А <text:s/>Ольмюц очень милый город. И мы <text:s/>с вами <text:s/>вместе спокойно поедем <text:s/>в</text:p>
      <text:p text:style-name="Standard"><text:s text:c="2"/>моей коляске.</text:p>
      <text:p text:style-name="Standard"><text:s text:c="7"/>-- Перестаньте шутить, Билибин, -- сказал Болконский.</text:p>
      <text:p text:style-name="Standard"><text:s text:c="7"/>-- <text:s/>Я говорю <text:s/>вам искренно и <text:s/>дружески. Рассудите. Куда и <text:s/>для чего <text:s/>вы</text:p>
      <text:p text:style-name="Standard"><text:s text:c="2"/>поедете <text:s/>теперь, когда вы можете оставаться здесь? Вас ожидает <text:s/>одно из двух</text:p>
      <text:p text:style-name="Standard"><text:s text:c="2"/>(он собрал кожу <text:s/>над <text:s/>левым <text:s/>виском): или <text:s/>не <text:s/>доедете до армии и <text:s/>мир будет</text:p>
      <text:p text:style-name="Standard"><text:s text:c="2"/>заключен, или поражение и срам со всею кутузовскою армией.</text:p>
      <text:p text:style-name="Standard"><text:s text:c="7"/>И Билибин распустил кожу, чувствуя, что дилемма его неопровержима.</text:p>
      <text:p text:style-name="Standard"><text:s text:c="7"/>-- Этого <text:s/>я не <text:s/>могу <text:s/>рассудить, <text:s/>-- <text:s/>холодно <text:s/>сказал <text:s/>князь Андрей, <text:s/>а</text:p>
      <text:p text:style-name="Standard"><text:s text:c="2"/>подумал: "еду для того, чтобы спасти армию".</text:p>
      <text:p text:style-name="Standard"><text:s text:c="7"/>-- Mon cher, vous êtes un héros, [50] -- сказал Билибин.</text:p>
      <text:p text:style-name="Standard"><text:s text:c="2"/></text:p>
      <text:p text:style-name="Standard"><text:s text:c="2"/></text:p>
      <text:p text:style-name="Standard"><text:s text:c="2"/></text:p>
      <text:p text:style-name="Standard">XIII.</text:p>
      <text:p text:style-name="Standard"></text:p>
      <text:p text:style-name="Standard"></text:p>
      <text:p text:style-name="Standard"><text:s text:c="2"/></text:p>
      <text:p text:style-name="Standard"><text:s text:c="7"/>В <text:s/>ту же ночь, откланявшись военному министру, Болконский ехал в армию,</text:p>
      <text:p text:style-name="Standard"><text:s text:c="2"/>сам <text:s/>не <text:s/>зная, <text:s/>где <text:s/>он <text:s/>найдет <text:s/>ее, <text:s/>и <text:s/>опасаясь <text:s/>по <text:s/>дороге к Кремсу <text:s/>быть</text:p>
      <text:p text:style-name="Standard"><text:s text:c="2"/>перехваченным французами.</text:p>
      <text:p text:style-name="Standard"><text:s text:c="7"/>В Брюнне все <text:s/>придворное <text:s/>население <text:s/>укладывалось, <text:s/>и уже <text:s/>отправлялись</text:p>
      <text:p text:style-name="Standard"><text:s text:c="2"/>тяжести <text:s/>в Ольмюц. <text:s/>Около <text:s/>Эцельсдорфа <text:s/>князь Андрей <text:s/>выехал на <text:s/>дорогу, <text:s/>по</text:p>
      <text:p text:style-name="Standard"><text:s text:c="2"/>которой <text:s/>с <text:s/>величайшею <text:s/>поспешностью <text:s/>и в <text:s/>величайшем <text:s/>беспорядке <text:s/>двигалась</text:p>
      <text:p text:style-name="Standard"><text:s text:c="2"/>русская <text:s/>армия. <text:s/>Дорога <text:s/>была <text:s/>так запружена <text:s/>повозками, что невозможно было</text:p>
      <text:p text:style-name="Standard"><text:s text:c="2"/>ехать в экипаже. Взяв у казачьего начальника лошадь <text:s/>и казака, князь Андрей,</text:p>
      <text:p text:style-name="Standard"><text:s text:c="2"/>голодный и усталый, обгоняя обозы, ехал отыскивать главнокомандующего и свою</text:p>
      <text:p text:style-name="Standard"><text:s text:c="2"/>повозку. Самые зловещие <text:s/>слухи о положении армии доходили до него дорогой, и</text:p>
      <text:p text:style-name="Standard"><text:s text:c="2"/>вид беспорядочно-бегущей армии подтверждал эти слухи.</text:p>
      <text:p text:style-name="Standard"><text:s text:c="7"/>"Cette <text:s/>armée <text:s/>russe <text:s/>que <text:s/>l'or <text:s/>de <text:s/>l'Angleterre <text:s/>a <text:s/>transportée, <text:s/>des</text:p>
      <text:p text:style-name="Standard"><text:s text:c="2"/>extrémités de <text:s/>l'univers, <text:s/>nous <text:s/>allons lui faire éprouver le même <text:s/>sort (le</text:p>
      <text:p text:style-name="Standard"><text:s text:c="2"/>sort de l'armée d'Ulm)", [51] вспоминал он <text:s/>слова приказа Бонапарта</text:p>
      <text:p text:style-name="Standard"><text:s text:c="2"/>своей армии перед началом кампании, и слова <text:s/>эти одинаково <text:s/>возбуждали в нем</text:p>
      <text:p text:style-name="Standard"><text:s text:c="2"/>удивление <text:s/>к гениальному <text:s/>герою, <text:s/>чувство <text:s/>оскорбленной гордости <text:s/>и <text:s/>надежду</text:p>
      <text:p text:style-name="Standard"><text:s text:c="2"/>славы. "А ежели ничего не остается, <text:s/>кроме <text:s/>как умереть? думал <text:s/>он. Что <text:s/>же,</text:p>
      <text:p text:style-name="Standard"><text:s text:c="2"/>коли нужно! Я сделаю это не хуже других".</text:p>
      <text:p text:style-name="Standard"><text:s text:c="7"/>Князь Андрей <text:s/>с <text:s/>презрением <text:s/>смотрел <text:s/>на <text:s/>эти <text:s/>бесконечные, <text:s/>мешавшиеся</text:p>
      <text:p text:style-name="Standard"><text:s text:c="2"/>команды, повозки, <text:s/>парки, артиллерию и опять повозки, повозки и повозки всех</text:p>
      <text:p text:style-name="Standard"><text:s text:c="2"/>возможных видов, обгонявшие <text:s/>одна другую и <text:s/>в три, в четыре ряда запружавшие</text:p>
      <text:p text:style-name="Standard"><text:s text:c="2"/>грязную <text:s/>дорогу. <text:s/>Со <text:s/>всех <text:s/>сторон, <text:s/>назади <text:s/>и впереди, <text:s/>покуда хватал слух,</text:p>
      <text:p text:style-name="Standard"><text:s text:c="2"/>слышались звуки колес, громыхание кузовов, телег и лафетов, лошадиный топот,</text:p>
      <text:p text:style-name="Standard"><text:s text:c="2"/>удары кнутом, крики понуканий, ругательства солдат, <text:s/>денщиков и офицеров. По</text:p>
      <text:p text:style-name="Standard"><text:s text:c="2"/>краям дороги видны <text:s/>были <text:s/>беспрестанно то павшие <text:s/>ободранные <text:s/>и неободранные</text:p>
      <text:p text:style-name="Standard"><text:soft-page-break/><text:s text:c="2"/>лошади, то сломанные повозки, у которых, дожидаясь <text:s/>чего-то, сидели одинокие</text:p>
      <text:p text:style-name="Standard"><text:s text:c="2"/>солдаты, то отделившиеся от команд <text:s/>солдаты, которые толпами направлялись <text:s/>в</text:p>
      <text:p text:style-name="Standard"><text:s text:c="2"/>соседние деревни или тащили из деревень кур, баранов, сено или мешки, чем-то</text:p>
      <text:p text:style-name="Standard"><text:s text:c="2"/>наполненные.</text:p>
      <text:p text:style-name="Standard"><text:s text:c="7"/>На спусках и подъемах толпы делались гуще, <text:s/>и <text:s/>стоял <text:s/>непрерывный <text:s/>стон</text:p>
      <text:p text:style-name="Standard"><text:s text:c="2"/>криков. Солдаты, утопая по колена в грязи, на руках <text:s/>подхватывали <text:s/>орудия <text:s/>и</text:p>
      <text:p text:style-name="Standard"><text:s text:c="2"/>фуры; <text:s/>бились кнуты, <text:s/>скользили копыта, <text:s/>лопались <text:s/>постромки <text:s/>и <text:s/>надрывались</text:p>
      <text:p text:style-name="Standard"><text:s text:c="2"/>криками <text:s/>груди. <text:s/>Офицеры, <text:s/>заведывавшие <text:s/>движением, <text:s text:c="2"/>то <text:s/>вперед, <text:s/>то <text:s/>назад</text:p>
      <text:p text:style-name="Standard"><text:s text:c="2"/>проезжали между обозами. <text:s/>Голоса их были слабо слышны посреди общего гула, и</text:p>
      <text:p text:style-name="Standard"><text:s text:c="2"/>по лицам их <text:s/>видно <text:s/>было, что они отчаивались в <text:s/>возможности остановить этот</text:p>
      <text:p text:style-name="Standard"><text:s text:c="2"/>беспорядок. <text:s/>"Voilà <text:s/>le <text:s/>cher [52] православное <text:s/>воинство", подумал</text:p>
      <text:p text:style-name="Standard"><text:s text:c="2"/>Болконский, вспоминая слова Билибина.</text:p>
      <text:p text:style-name="Standard"><text:s text:c="7"/>Желая спросить у <text:s/>кого-нибудь из этих <text:s/>людей, где главнокомандующий, он</text:p>
      <text:p text:style-name="Standard"><text:s text:c="2"/>подъехал к обозу. Прямо против <text:s/>него ехал <text:s/>странный, <text:s/>в одну лошадь, экипаж,</text:p>
      <text:p text:style-name="Standard"><text:s text:c="2"/>видимо, устроенный домашними солдатскими средствами, представлявший середину</text:p>
      <text:p text:style-name="Standard"><text:s text:c="2"/>между телегой, кабриолетом и <text:s/>коляской. В экипаже правил солдат и сидела под</text:p>
      <text:p text:style-name="Standard"><text:s text:c="2"/>кожаным верхом за фартуком женщина, <text:s/>вся <text:s/>обвязанная <text:s/>платками. Князь Андрей</text:p>
      <text:p text:style-name="Standard"><text:s text:c="2"/>подъехал и уже обратился <text:s/>с вопросом к <text:s/>солдату, когда его внимание обратили</text:p>
      <text:p text:style-name="Standard"><text:s text:c="2"/>отчаянные крики женщины, сидевшей в кибиточке. Офицер, заведывавший <text:s/>обозом,</text:p>
      <text:p text:style-name="Standard"><text:s text:c="2"/>бил <text:s/>солдата, <text:s/>сидевшего кучером <text:s/>в <text:s/>этой <text:s/>колясочке, <text:s/>за то, что <text:s/>он <text:s/>хотел</text:p>
      <text:p text:style-name="Standard"><text:s text:c="2"/>объехать других, и плеть <text:s/>попадала по фартуку экипажа. Женщина <text:s/>пронзительно</text:p>
      <text:p text:style-name="Standard"><text:s text:c="2"/>кричала. Увидав князя Андрея, она высунулась из-под <text:s/>фартука и, махая худыми</text:p>
      <text:p text:style-name="Standard"><text:s text:c="2"/>руками, выскочившими из-под коврового платка, кричала:</text:p>
      <text:p text:style-name="Standard"><text:s text:c="7"/>-- Адъютант! Господин адъютант!... Ради Бога... <text:s/>защитите... <text:s/>Что ж это</text:p>
      <text:p text:style-name="Standard"><text:s text:c="2"/>будет?... Я лекарская жена <text:s/>7-го егерского... не пускают; мы <text:s/>отстали, своих</text:p>
      <text:p text:style-name="Standard"><text:s text:c="2"/>потеряли...</text:p>
      <text:p text:style-name="Standard"><text:s text:c="7"/>-- <text:s/>В лепешку расшибу, <text:s/>заворачивай! <text:s/>-- кричал <text:s/>озлобленный <text:s/>офицер на</text:p>
      <text:p text:style-name="Standard"><text:s text:c="2"/>солдата, -- заворачивай назад со шлюхой своею.</text:p>
      <text:p text:style-name="Standard"><text:s text:c="7"/>-- Господин адъютант, защитите. Что ж это? -- кричала лекарша.</text:p>
      <text:p text:style-name="Standard"><text:s text:c="7"/>-- <text:s/>Извольте <text:s/>пропустить <text:s/>эту <text:s/>повозку. <text:s/>Разве <text:s/>вы не <text:s/>видите, что <text:s/>это</text:p>
      <text:p text:style-name="Standard"><text:s text:c="2"/>женщина? -- сказал князь Андрей, подъезжая к офицеру.</text:p>
      <text:p text:style-name="Standard"><text:s text:c="7"/>Офицер взглянул на него и, не отвечая, поворотился опять к солдату: <text:s/>--</text:p>
      <text:p text:style-name="Standard"><text:s text:c="2"/>Я те объеду... Назад!...</text:p>
      <text:p text:style-name="Standard"><text:s text:c="7"/>-- <text:s/>Пропустите, <text:s/>я вам говорю, -- опять повторил, <text:s/>поджимая губы, князь</text:p>
      <text:p text:style-name="Standard"><text:s text:c="2"/>Андрей.</text:p>
      <text:p text:style-name="Standard"><text:s text:c="7"/>-- <text:s/>А <text:s/>ты <text:s/>кто <text:s/>такой? -- вдруг с <text:s/>пьяным <text:s/>бешенством обратился к <text:s/>нему</text:p>
      <text:p text:style-name="Standard"><text:s text:c="2"/>офицер. <text:s/>-- Ты кто <text:s/>такой? Ты (он особенно упирал <text:s/>на ты) начальник, что ль?</text:p>
      <text:p text:style-name="Standard"><text:s text:c="2"/>Здесь я начальник, а не ты. Ты, назад, -- повторил он, -- в лепешку расшибу.</text:p>
      <text:p text:style-name="Standard"><text:s text:c="7"/>Это выражение, видимо, понравилось офицеру.</text:p>
      <text:p text:style-name="Standard"><text:s text:c="7"/>-- Важно отбрил адъютантика, -- послышался голос сзади.</text:p>
      <text:p text:style-name="Standard"><text:s text:c="7"/>Князь <text:s/>Андрей <text:s/>видел, <text:s/>что <text:s/>офицер <text:s/>находился <text:s/>в <text:s/>том <text:s/>пьяном <text:s/>припадке</text:p>
      <text:p text:style-name="Standard"><text:s text:c="2"/>беспричинного <text:s/>бешенства, в котором люди <text:s/>не помнят, что <text:s/>говорят. Он видел,</text:p>
      <text:p text:style-name="Standard"><text:s text:c="2"/>что его заступничество за лекарскую жену в кибиточке исполнено того, чего он</text:p>
      <text:p text:style-name="Standard"><text:s text:c="2"/>боялся больше всего в мире, <text:s/>того, что называется ridicule, [53] но</text:p>
      <text:p text:style-name="Standard"><text:s text:c="2"/>инстинкт его говорил другое. Не успел офицер договорить последних слов, <text:s/>как</text:p>
      <text:p text:style-name="Standard"><text:s text:c="2"/>князь <text:s/>Андрей с изуродованным <text:s/>от бешенства лицом подъехал <text:s/>к нему <text:s/>и поднял</text:p>
      <text:p text:style-name="Standard"><text:s text:c="2"/>нагайку:</text:p>
      <text:p text:style-name="Standard"><text:s text:c="7"/>-- Из-воль-те про-пус-тить!</text:p>
      <text:p text:style-name="Standard"><text:s text:c="7"/>Офицер махнул рукой и торопливо отъехал прочь.</text:p>
      <text:p text:style-name="Standard"><text:s text:c="7"/>-- Все <text:s/>от этих, <text:s/>от штабных, <text:s/>беспорядок <text:s/>весь, <text:s/>-- <text:s/>проворчал <text:s/>он. --</text:p>
      <text:p text:style-name="Standard"><text:s text:c="2"/>Делайте ж, как знаете.</text:p>
      <text:p text:style-name="Standard"><text:s text:c="7"/>Князь <text:s/>Андрей торопливо, не поднимая глаз, <text:s/>отъехал от лекарской <text:s/>жены,</text:p>
      <text:p text:style-name="Standard"><text:soft-page-break/><text:s text:c="2"/>называвшей его спасителем, и, с отвращением вспоминая мельчайшие подробности</text:p>
      <text:p text:style-name="Standard"><text:s text:c="2"/>этой <text:s/>унизи-тельной <text:s/>сцены, <text:s/>поскакал <text:s/>дальше <text:s/>к той <text:s/>деревне, где, как <text:s/>ему</text:p>
      <text:p text:style-name="Standard"><text:s text:c="2"/>сказали, находился главнокомандующий.</text:p>
      <text:p text:style-name="Standard"><text:s text:c="7"/>Въехав <text:s/>в деревню, он слез с лошади и пошел к первому дому с намерением</text:p>
      <text:p text:style-name="Standard"><text:s text:c="2"/>отдохнуть хоть на минуту, <text:s/>съесть что-нибудь <text:s/>и привесть в <text:s/>ясность <text:s/>все эти</text:p>
      <text:p text:style-name="Standard"><text:s text:c="2"/>оскорбительные, <text:s/>мучившие его мысли. <text:s/>"Это толпа <text:s/>мерзавцев, <text:s/>а <text:s/>не войско",</text:p>
      <text:p text:style-name="Standard"><text:s text:c="2"/>думал он, подходя <text:s/>к окну <text:s/>первого дома, когда знакомый ему голос назвал его</text:p>
      <text:p text:style-name="Standard"><text:s text:c="2"/>по имени.</text:p>
      <text:p text:style-name="Standard"><text:s text:c="7"/>Он оглянулся. Из маленького окна высовывалось красивое лицо Несвицкого.</text:p>
      <text:p text:style-name="Standard"><text:s text:c="2"/>Несвицкий, пережевывая что-то сочным ртом и махая руками, звал его к себе.</text:p>
      <text:p text:style-name="Standard"><text:s text:c="7"/>-- Болконский, Болконский! <text:s/>Не слышишь, <text:s/>что ли? Иди скорее, -- <text:s/>кричал</text:p>
      <text:p text:style-name="Standard"><text:s text:c="2"/>он.</text:p>
      <text:p text:style-name="Standard"><text:s text:c="7"/>Войдя <text:s/>в <text:s/>дом, князь Андрей <text:s/>увидал Несвицкого и еще другого адъютанта,</text:p>
      <text:p text:style-name="Standard"><text:s text:c="2"/>закусывавших <text:s/>что-то. Они поспешно <text:s/>обратились к Болконскому <text:s/>с вопросом, не</text:p>
      <text:p text:style-name="Standard"><text:s text:c="2"/>знает ли он чего нового. На их столь знакомых ему <text:s/>лицах князь Андрей прочел</text:p>
      <text:p text:style-name="Standard"><text:s text:c="2"/>выражение тревоги <text:s/>и беспокойства. Выражение это <text:s/>особенно заметно <text:s/>было <text:s/>на</text:p>
      <text:p text:style-name="Standard"><text:s text:c="2"/>всегда-смеющемся лице Несвицкого.</text:p>
      <text:p text:style-name="Standard"><text:s text:c="7"/>-- Где главнокомандующий? -- спросил Болконский.</text:p>
      <text:p text:style-name="Standard"><text:s text:c="7"/>-- Здесь, в том доме, -- отвечал адъютант.</text:p>
      <text:p text:style-name="Standard"><text:s text:c="7"/>-- Ну, что ж, правда, что мир и капитуляция? -- спрашивал Несвицкий.</text:p>
      <text:p text:style-name="Standard"><text:s text:c="7"/>-- <text:s/>Я <text:s/>у <text:s/>вас <text:s/>спрашиваю. Я ничего не <text:s/>знаю, кроме того, что <text:s/>я <text:s/>насилу</text:p>
      <text:p text:style-name="Standard"><text:s text:c="2"/>добрался до вас.</text:p>
      <text:p text:style-name="Standard"><text:s text:c="7"/>-- А у нас, брат, что! Ужас! Винюсь, брат, над Маком смеялись, <text:s/>а самим</text:p>
      <text:p text:style-name="Standard"><text:s text:c="2"/>еще <text:s/>хуже <text:s/>приходится, <text:s/>-- <text:s/>сказал <text:s text:c="2"/>Несвицкий. <text:s/>-- <text:s/>Да <text:s/>садись <text:s text:c="2"/>же, <text:s/>поешь</text:p>
      <text:p text:style-name="Standard"><text:s text:c="2"/>чего-нибудь.</text:p>
      <text:p text:style-name="Standard"><text:s text:c="7"/>-- Теперь, князь, ни повозок, ничего не <text:s/>найдете, <text:s/>и ваш Петр <text:s/>Бог <text:s/>его</text:p>
      <text:p text:style-name="Standard"><text:s text:c="2"/>знает где, -- сказал другой адъютант.</text:p>
      <text:p text:style-name="Standard"><text:s text:c="7"/>-- Где ж главная квартира?</text:p>
      <text:p text:style-name="Standard"><text:s text:c="7"/>-- В Цнайме ночуем.</text:p>
      <text:p text:style-name="Standard"><text:s text:c="7"/>-- А я так перевьючил <text:s/>себе все, <text:s/>что <text:s/>мне нужно, на <text:s/>двух лошадей, <text:s/>--</text:p>
      <text:p text:style-name="Standard"><text:s text:c="2"/>сказал Несвицкий, -- и вьюки отличные мне сделали. Хоть через Богемские горы</text:p>
      <text:p text:style-name="Standard"><text:s text:c="2"/>удирать. Плохо, <text:s/>брат. Да что <text:s/>ты, верно нездоров, что <text:s/>так вздрагиваешь? --</text:p>
      <text:p text:style-name="Standard"><text:s text:c="2"/>спросил Несвицкий, заметив, как князя Андрея дернуло, будто от прикосновения</text:p>
      <text:p text:style-name="Standard"><text:s text:c="2"/>к лейденской банке.</text:p>
      <text:p text:style-name="Standard"><text:s text:c="7"/>-- Ничего, -- отвечал князь Андрей.</text:p>
      <text:p text:style-name="Standard"><text:s text:c="7"/>Он вспомнил <text:s/>в <text:s/>эту минуту о недавнем столкновении <text:s/>с лекарскою женой и</text:p>
      <text:p text:style-name="Standard"><text:s text:c="2"/>фурштатским офицером.</text:p>
      <text:p text:style-name="Standard"><text:s text:c="7"/>-- Что главнокомандующий здесь делает? -- спросил он.</text:p>
      <text:p text:style-name="Standard"><text:s text:c="7"/>-- Ничего не понимаю, -- сказал Несвицкий.</text:p>
      <text:p text:style-name="Standard"><text:s text:c="7"/>-- Я одно понимаю, <text:s/>что <text:s/>все мерзко, мерзко <text:s/>и <text:s/>мерзко, -- сказал князь</text:p>
      <text:p text:style-name="Standard"><text:s text:c="2"/>Андрей и пошел в дом, где стоял главнокомандующий.</text:p>
      <text:p text:style-name="Standard"><text:s text:c="7"/>Пройдя <text:s/>мимо <text:s/>экипажа Кутузова, <text:s/>верховых <text:s/>замученных лошадей <text:s/>свиты <text:s/>и</text:p>
      <text:p text:style-name="Standard"><text:s text:c="2"/>казаков, громко говоривших между <text:s/>собою, <text:s/>князь <text:s/>Андрей <text:s/>вошел в <text:s/>сени. <text:s/>Сам</text:p>
      <text:p text:style-name="Standard"><text:s text:c="2"/>Кутузов, как сказали князю Андрею, находился в избе <text:s/>с <text:s/>князем Багратионом и</text:p>
      <text:p text:style-name="Standard"><text:s text:c="2"/>Вейротером. Вейротер <text:s/>был австрийский генерал, <text:s/>заменивший убитого <text:s/>Шмита. В</text:p>
      <text:p text:style-name="Standard"><text:s text:c="2"/>сенях <text:s/>маленький <text:s/>Козловский <text:s/>сидел на корточках <text:s/>перед <text:s/>писарем. <text:s/>Писарь на</text:p>
      <text:p text:style-name="Standard"><text:s text:c="2"/>перевернутой <text:s/>кадушке, <text:s/>заворотив <text:s/>обшлага <text:s/>мундира, <text:s/>поспешно <text:s/>писал. <text:s/>Лицо</text:p>
      <text:p text:style-name="Standard"><text:s text:c="2"/>Козловского было измученное -- он, видно, тоже не <text:s/>спал ночь. Он взглянул на</text:p>
      <text:p text:style-name="Standard"><text:s text:c="2"/>князя Андрея и даже не кивнул ему головой.</text:p>
      <text:p text:style-name="Standard"><text:s text:c="7"/>-- Вторая линия... Написал? -- продолжал он, диктуя писарю, -- Киевский</text:p>
      <text:p text:style-name="Standard"><text:s text:c="2"/>гренадерский, Подольский...</text:p>
      <text:p text:style-name="Standard"><text:s text:c="7"/>-- <text:s/>Не поспеешь, ваше высокоблагородие, -- отвечал писарь непочтительно</text:p>
      <text:p text:style-name="Standard"><text:soft-page-break/><text:s text:c="2"/>и сердито, оглядываясь на Козловского.</text:p>
      <text:p text:style-name="Standard"><text:s text:c="7"/>Из-за <text:s/>двери <text:s/>слышен <text:s/>был <text:s/>в <text:s/>это <text:s/>время <text:s/>оживленно-недовольный <text:s text:c="2"/>голос</text:p>
      <text:p text:style-name="Standard"><text:s text:c="2"/>Кутузова, перебиваемый другим, незнакомым голосом. По звуку этих голосов, по</text:p>
      <text:p text:style-name="Standard"><text:s text:c="2"/>невниманию, с <text:s/>которым взглянул <text:s/>на <text:s/>него <text:s/>Козловский, <text:s/>по <text:s/>непочтительности</text:p>
      <text:p text:style-name="Standard"><text:s text:c="2"/>измученного <text:s/>писаря, по тому, что писарь <text:s/>и Козловский сидели так <text:s/>близко от</text:p>
      <text:p text:style-name="Standard"><text:s text:c="2"/>главнокомандующего на <text:s/>полу около кадушки,и по тому, <text:s/>что казаки, <text:s/>державшие</text:p>
      <text:p text:style-name="Standard"><text:s text:c="2"/>лошадей, смеялись громко под <text:s/>окном <text:s/>дома, -- по <text:s/>всему <text:s/>этому <text:s/>князь Андрей</text:p>
      <text:p text:style-name="Standard"><text:s text:c="2"/>чувствовал, что должно было случиться что-нибудь важное и несчастливое.</text:p>
      <text:p text:style-name="Standard"><text:s text:c="7"/>Князь Андрей настоятельно обратился к Козловскому с вопросами.</text:p>
      <text:p text:style-name="Standard"><text:s text:c="7"/>-- Сейчас, князь, -- сказал Козловский. -- Диспозиция Багратиону.</text:p>
      <text:p text:style-name="Standard"><text:s text:c="7"/>-- А капитуляция?</text:p>
      <text:p text:style-name="Standard"><text:s text:c="7"/>-- Никакой нет; сделаны распоряжения к сражению.</text:p>
      <text:p text:style-name="Standard"><text:s text:c="7"/>Князь Андрей направился к двери, из-за которой слышны были голоса. Но в</text:p>
      <text:p text:style-name="Standard"><text:s text:c="2"/>то время, как он хотел отворить дверь, голоса в комнате замолкли, дверь сама</text:p>
      <text:p text:style-name="Standard"><text:s text:c="2"/>отворилась, <text:s/>и <text:s/>Кутузов, с своим орлиным <text:s/>носом на пухлом лице, показался на</text:p>
      <text:p text:style-name="Standard"><text:s text:c="2"/>пороге.</text:p>
      <text:p text:style-name="Standard"><text:s text:c="7"/>Князь Андрей стоял прямо против Кутузова; но по выражению единственного</text:p>
      <text:p text:style-name="Standard"><text:s text:c="2"/>зрячего глаза главнокомандующего видно было, что <text:s/>мысль и забота так <text:s/>сильно</text:p>
      <text:p text:style-name="Standard"><text:s text:c="2"/>занимали <text:s/>его, что как будто <text:s/>застилали ему зрение. Он прямо смотрел на лицо</text:p>
      <text:p text:style-name="Standard"><text:s text:c="2"/>своего адъютанта и не узнавал его.</text:p>
      <text:p text:style-name="Standard"><text:s text:c="7"/>-- Ну, что, кончил? -- обратился он к Козловскому.</text:p>
      <text:p text:style-name="Standard"><text:s text:c="7"/>-- Сию секунду, ваше высокопревосходительство.</text:p>
      <text:p text:style-name="Standard"><text:s text:c="7"/>Багратион, невысокий, <text:s/>с восточным <text:s/>типом твердого и неподвижного лица,</text:p>
      <text:p text:style-name="Standard"><text:s text:c="2"/>сухой, еще не старый человек, вышел за главнокомандующим.</text:p>
      <text:p text:style-name="Standard"><text:s text:c="7"/>-- <text:s/>Честь имею <text:s/>явиться, <text:s/>-- <text:s/>повторил довольно <text:s/>громко <text:s/>князь <text:s/>Андрей,</text:p>
      <text:p text:style-name="Standard"><text:s text:c="2"/>подавая конверт.</text:p>
      <text:p text:style-name="Standard"><text:s text:c="7"/>-- А, из Вены? Хорошо. После, после!</text:p>
      <text:p text:style-name="Standard"><text:s text:c="7"/>Кутузов вышел с Багратионом на крыльцо.</text:p>
      <text:p text:style-name="Standard"><text:s text:c="7"/>-- <text:s/>Ну, князь, прощай, -- <text:s/>сказал он Багратиону. <text:s/>-- <text:s/>Христос <text:s/>с тобой.</text:p>
      <text:p text:style-name="Standard"><text:s text:c="2"/>Благословляю тебя на великий подвиг.</text:p>
      <text:p text:style-name="Standard"><text:s text:c="7"/>Лицо Кутузова неожиданно смягчилось, и <text:s/>слезы показались <text:s/>в его глазах.</text:p>
      <text:p text:style-name="Standard"><text:s text:c="2"/>Он притянул к себе левою рукой Багратиона, а правой, на которой было кольцо,</text:p>
      <text:p text:style-name="Standard"><text:s text:c="2"/>видимо-привычным жестом перекрестил его <text:s/>и подставил ему пухлую щеку, вместо</text:p>
      <text:p text:style-name="Standard"><text:s text:c="2"/>которой Багратион поцеловал его в шею.</text:p>
      <text:p text:style-name="Standard"><text:s text:c="7"/>-- Христос с тобой! -- повторил Кутузов и подошел <text:s/>к коляске. -- Садись</text:p>
      <text:p text:style-name="Standard"><text:s text:c="2"/>со мной, -- сказал он Болконскому.</text:p>
      <text:p text:style-name="Standard"><text:s text:c="7"/>-- <text:s/>Ваше <text:s/>высокопревосходительство, <text:s/>я желал <text:s/>бы <text:s/>быть <text:s/>полезен <text:s/>здесь.</text:p>
      <text:p text:style-name="Standard"><text:s text:c="2"/>Позвольте мне остаться в отряде князя Багратиона.</text:p>
      <text:p text:style-name="Standard"><text:s text:c="7"/>-- Садись, -- <text:s/>сказал Кутузов и, заметив, что Болконский медлит, -- мне</text:p>
      <text:p text:style-name="Standard"><text:s text:c="2"/>хорошие офицеры самому нужны, самому нужны.</text:p>
      <text:p text:style-name="Standard"><text:s text:c="7"/>Они сели в коляску и молча проехали несколько минут.</text:p>
      <text:p text:style-name="Standard"><text:s text:c="7"/>-- Еще впереди много, много всего будет, <text:s/>-- сказал <text:s/>он <text:s/>со <text:s/>старческим</text:p>
      <text:p text:style-name="Standard"><text:s text:c="2"/>выражением <text:s/>проницательности, <text:s/>как <text:s/>будто <text:s/>поняв <text:s/>все, что <text:s/>делалось в <text:s/>душе</text:p>
      <text:p text:style-name="Standard"><text:s text:c="2"/>Болконского. -- Ежели из отряда его придет завтра одна десятая часть, я буду</text:p>
      <text:p text:style-name="Standard"><text:s text:c="2"/>Бога благодарить, -- прибавил Кутузов, как бы говоря сам с собой.</text:p>
      <text:p text:style-name="Standard"><text:s text:c="7"/>Князь Андрей взглянул на Кутузова, и <text:s/>ему невольно бросились в глаза, в</text:p>
      <text:p text:style-name="Standard"><text:s text:c="2"/>полуаршине от <text:s/>него, чисто промытые сборки <text:s/>шрама <text:s/>на <text:s/>виске <text:s/>Кутузова, <text:s/>где</text:p>
      <text:p text:style-name="Standard"><text:s text:c="2"/>измаильская пуля пронизала <text:s/>ему голову, <text:s/>и его вытекший <text:s/>глаз. "Да, он имеет</text:p>
      <text:p text:style-name="Standard"><text:s text:c="2"/>право так спокойно говорить о погибели этих людей!" подумал Болконский.</text:p>
      <text:p text:style-name="Standard"><text:s text:c="7"/>-- От этого я и прошу отправить меня в этот отряд, -- сказал он.</text:p>
      <text:p text:style-name="Standard"><text:s text:c="7"/>Кутузов не ответил. Он, казалось, уж забыл <text:s/>о том, что было сказано им,</text:p>
      <text:p text:style-name="Standard"><text:s text:c="2"/>и <text:s/>сидел <text:s/>задумавшись. <text:s/>Через <text:s/>пять <text:s/>минут, <text:s/>плавно раскачиваясь <text:s/>на <text:s/>мягких</text:p>
      <text:p text:style-name="Standard"><text:soft-page-break/><text:s text:c="2"/>рессорах коляски, <text:s/>Кутузов обратился к князю Андрею. На лице <text:s/>его не <text:s/>было и</text:p>
      <text:p text:style-name="Standard"><text:s text:c="2"/>следа <text:s/>волнения. <text:s/>Он <text:s/>с тонкою насмешливостью <text:s/>расспрашивал князя <text:s/>Андрея <text:s/>о</text:p>
      <text:p text:style-name="Standard"><text:s text:c="2"/>подробностях его <text:s/>свидания с императором, об отзывах, слышанных <text:s/>при дворе о</text:p>
      <text:p text:style-name="Standard"><text:s text:c="2"/>кремском деле, и о некоторых общих знакомых женщинах.</text:p>
      <text:p text:style-name="Standard"><text:s text:c="2"/></text:p>
      <text:p text:style-name="Standard"><text:s text:c="2"/></text:p>
      <text:p text:style-name="Standard"><text:s text:c="2"/></text:p>
      <text:p text:style-name="Standard">XIV.</text:p>
      <text:p text:style-name="Standard"></text:p>
      <text:p text:style-name="Standard"></text:p>
      <text:p text:style-name="Standard"><text:s text:c="2"/></text:p>
      <text:p text:style-name="Standard"><text:s text:c="7"/>Кутузов чрез своего <text:s/>лазутчика <text:s/>получил 1-го ноября известие, ставившее</text:p>
      <text:p text:style-name="Standard"><text:s text:c="2"/>командуемую <text:s/>им армию почти в безвыходное <text:s/>положение. Лазутчик <text:s/>доносил, что</text:p>
      <text:p text:style-name="Standard"><text:s text:c="2"/>французы <text:s/>в <text:s/>огромных <text:s/>силах, перейдя <text:s/>венский <text:s/>мост, <text:s/>направились <text:s/>на <text:s/>путь</text:p>
      <text:p text:style-name="Standard"><text:s text:c="2"/>сообщения Кутузова с <text:s/>войсками, шедшими <text:s/>из России. Ежели бы Кутузов решился</text:p>
      <text:p text:style-name="Standard"><text:s text:c="2"/>оставаться в Кремсе, то полуторастатысячная армия Наполеона отрезала <text:s/>бы его</text:p>
      <text:p text:style-name="Standard"><text:s text:c="2"/>от <text:s/>всех сообщений, <text:s/>окружила бы его сорокатысячную изнуренную <text:s/>армию, <text:s/>и он</text:p>
      <text:p text:style-name="Standard"><text:s text:c="2"/>находился бы в <text:s/>положении Мака под Ульмом. Ежели бы Кутузов решился оставить</text:p>
      <text:p text:style-name="Standard"><text:s text:c="2"/>дорогу, ведшую <text:s/>на сообщения с войсками из России, то он должен был вступить</text:p>
      <text:p text:style-name="Standard"><text:s text:c="2"/>без дороги в неизвестные края Богемских</text:p>
      <text:p text:style-name="Standard"><text:s text:c="7"/>гор, <text:s/>защищаясь от превосходного силами неприятеля, <text:s/>и <text:s/>оставить всякую</text:p>
      <text:p text:style-name="Standard"><text:s text:c="2"/>надежду на <text:s/>сообщение с Буксгевденом. <text:s/>Ежели бы Кутузов решился отступать по</text:p>
      <text:p text:style-name="Standard"><text:s text:c="2"/>дороге из Кремса в Ольмюц на соединение с войсками из России, то он рисковал</text:p>
      <text:p text:style-name="Standard"><text:s text:c="2"/>быть предупрежденным на этой дороге французами, перешедшими <text:s/>мост в Вене, <text:s/>и</text:p>
      <text:p text:style-name="Standard"><text:s text:c="2"/>таким <text:s/>образом <text:s/>быть <text:s/>принужденным <text:s/>принять <text:s/>сражение <text:s/>на <text:s/>походе, <text:s/>со всеми</text:p>
      <text:p text:style-name="Standard"><text:s text:c="2"/>тяжестями и обозами, <text:s/>и имея дело с неприятелем, втрое превосходившим <text:s/>его и</text:p>
      <text:p text:style-name="Standard"><text:s text:c="2"/>окружавшим его с двух сторон.</text:p>
      <text:p text:style-name="Standard"><text:s text:c="7"/>Кутузов избрал этот последний выход.</text:p>
      <text:p text:style-name="Standard"><text:s text:c="7"/>Французы, как доносил лазутчик, перейдя мост в Вене, <text:s/>усиленным <text:s/>маршем</text:p>
      <text:p text:style-name="Standard"><text:s text:c="2"/>шли на Цнайм, лежавший на пути отступления Кутузова, <text:s/>впереди его более <text:s/>чем</text:p>
      <text:p text:style-name="Standard"><text:s text:c="2"/>на сто верст. Достигнуть Цнайма прежде французов -- значило получить большую</text:p>
      <text:p text:style-name="Standard"><text:s text:c="2"/>надежду на <text:s/>спасение армии; дать французам <text:s/>предупредить <text:s/>себя <text:s/>в Цнайме <text:s/>--</text:p>
      <text:p text:style-name="Standard"><text:s text:c="2"/>значило <text:s/>наверное <text:s/>подвергнуть всю армию <text:s/>позору, подобному <text:s/>ульмскому, <text:s/>или</text:p>
      <text:p text:style-name="Standard"><text:s text:c="2"/>общей <text:s/>гибели. Но предупредить <text:s/>французов <text:s/>со <text:s/>всею <text:s/>армией было невозможно.</text:p>
      <text:p text:style-name="Standard"><text:s text:c="2"/>Дорога французов от Вены до Цнайма была короче и <text:s/>лучше, <text:s/>чем дорога русских</text:p>
      <text:p text:style-name="Standard"><text:s text:c="2"/>от Кремса до Цнайма.</text:p>
      <text:p text:style-name="Standard"><text:s text:c="7"/>В <text:s/>ночь <text:s/>получения известия <text:s/>Кутузов <text:s/>послал <text:s/>четырехтысячный <text:s/>авангард</text:p>
      <text:p text:style-name="Standard"><text:s text:c="2"/>Багратиона <text:s/>направо <text:s/>горами <text:s/>с кремско-цнаймской дороги на венско-цнаймскую.</text:p>
      <text:p text:style-name="Standard"><text:s text:c="2"/>Багратион <text:s/>должен <text:s/>был пройти без отдыха этот переход, остановиться лицом <text:s/>к</text:p>
      <text:p text:style-name="Standard"><text:s text:c="2"/>Вене и задом к Цнайму, и ежели бы ему удалось предупредить французов, <text:s/>то он</text:p>
      <text:p text:style-name="Standard"><text:s text:c="2"/>должен был <text:s/>задерживать их, сколько <text:s/>мог. Сам же <text:s/>Кутузов со всеми тяжестями</text:p>
      <text:p text:style-name="Standard"><text:s text:c="2"/>тронулся к Цнайму.</text:p>
      <text:p text:style-name="Standard"><text:s text:c="7"/>Пройдя с голодными, разутыми солдатами, без дороги, <text:s/>по горам, в бурную</text:p>
      <text:p text:style-name="Standard"><text:s text:c="2"/>ночь <text:s/>сорок пять верст, растеряв третью <text:s/>часть <text:s/>отсталыми, Багратион вышел в</text:p>
      <text:p text:style-name="Standard"><text:s text:c="2"/>Голлабрун <text:s/>на <text:s/>венско-цнаймскую <text:s/>дорогу несколькими часами прежде французов,</text:p>
      <text:p text:style-name="Standard"><text:s text:c="2"/>подходивших к Голлабруну из Вены. Кутузову надо было итти еще целые <text:s/>сутки с</text:p>
      <text:p text:style-name="Standard"><text:s text:c="2"/>своими обозами, чтобы <text:s/>достигнуть <text:s/>Цнайма, и <text:s/>потому, <text:s/>чтобы <text:s/>спасти <text:s/>армию,</text:p>
      <text:p text:style-name="Standard"><text:s text:c="2"/>Багратион <text:s/>должен <text:s/>был <text:s/>с <text:s/>четырьмя <text:s/>тысячами <text:s/>голодных, <text:s/>измученных <text:s/>солдат</text:p>
      <text:p text:style-name="Standard"><text:s text:c="2"/>удерживать в продолжение суток всю неприятельскую армию, встретившуюся с ним</text:p>
      <text:p text:style-name="Standard"><text:s text:c="2"/>в <text:s/>Голлабруне, <text:s/>что было, <text:s/>очевидно, невозможно. Но странная судьба <text:s/>сделала</text:p>
      <text:p text:style-name="Standard"><text:s text:c="2"/>невозможное возможным. Успех того обмана, который без боя отдал венский мост</text:p>
      <text:p text:style-name="Standard"><text:s text:c="2"/>в руки французов, побудил Мюрата пытаться обмануть так же и Кутузова. Мюрат,</text:p>
      <text:p text:style-name="Standard"><text:soft-page-break/><text:s text:c="2"/>встретив слабый отряд Багратиона на цнаймской дороге, подумал, что <text:s/>это была</text:p>
      <text:p text:style-name="Standard"><text:s text:c="2"/>вся <text:s/>армия Кутузова. <text:s/>Чтобы <text:s/>несомненно <text:s/>раздавить <text:s/>эту <text:s/>армию, <text:s/>он поджидал</text:p>
      <text:p text:style-name="Standard"><text:s text:c="2"/>отставшие по дороге из Вены войска и с этою целью предложил перемирие на три</text:p>
      <text:p text:style-name="Standard"><text:s text:c="2"/>дня, <text:s/>с условием, чтобы те и другие <text:s/>войска не изменяли своих положений и не</text:p>
      <text:p text:style-name="Standard"><text:s text:c="2"/>трогались с <text:s/>места. <text:s/>Мюрат уверял, что уже идут <text:s/>переговоры <text:s/>о <text:s/>мире <text:s/>и <text:s/>что</text:p>
      <text:p text:style-name="Standard"><text:s text:c="2"/>потому, <text:s/>избегая <text:s/>бесполезного <text:s/>пролития <text:s/>крови, <text:s/>он <text:s/>предлагает <text:s/>перемирие.</text:p>
      <text:p text:style-name="Standard"><text:s text:c="2"/>Австрийский <text:s/>генерал <text:s/>граф <text:s/>Ностиц, <text:s/>стоявший <text:s/>на аванпостах, поверил словам</text:p>
      <text:p text:style-name="Standard"><text:s text:c="2"/>парламентера Мюрата и отступил, открыв отряд <text:s/>Багратиона. Другой парламентер</text:p>
      <text:p text:style-name="Standard"><text:s text:c="2"/>поехал <text:s/>в русскую <text:s/>цепь <text:s/>объявить <text:s/>то же <text:s/>известие <text:s/>о мирных <text:s/>переговорах <text:s/>и</text:p>
      <text:p text:style-name="Standard"><text:s text:c="2"/>предложить перемирие русским войскам на три <text:s/>дня. Багратион отвечал, что <text:s/>он</text:p>
      <text:p text:style-name="Standard"><text:s text:c="2"/>не может <text:s/>принимать или не принимать перемирия, и с <text:s/>донесением <text:s/>о сделанном</text:p>
      <text:p text:style-name="Standard"><text:s text:c="2"/>ему предложении послал к Кутузову своего адъютанта.</text:p>
      <text:p text:style-name="Standard"><text:s text:c="7"/>Перемирие для Кутузова было единственным средством выиграть время, дать</text:p>
      <text:p text:style-name="Standard"><text:s text:c="2"/>отдохнуть <text:s/>измученному <text:s/>отряду <text:s/>Багратиона <text:s/>и <text:s/>пропустить <text:s/>обозы <text:s/>и <text:s/>тяжести</text:p>
      <text:p text:style-name="Standard"><text:s text:c="2"/>(движение <text:s/>которых было скрыто <text:s/>от французов), хотя один <text:s/>лишний <text:s/>переход до</text:p>
      <text:p text:style-name="Standard"><text:s text:c="2"/>Цнайма. Предложение перемирия давало единственную и неожиданную <text:s/>возможность</text:p>
      <text:p text:style-name="Standard"><text:s text:c="2"/>спасти <text:s/>армию. <text:s/>Получив это известие, Кутузов <text:s/>немедленно послал состоявшего</text:p>
      <text:p text:style-name="Standard"><text:s text:c="2"/>при нем генерал-адъютанта Винценгероде в неприятельский лагерь. Винценгероде</text:p>
      <text:p text:style-name="Standard"><text:s text:c="2"/>должен был не только принять перемирие, но и предложить условия капитуляции,</text:p>
      <text:p text:style-name="Standard"><text:s text:c="2"/>а между <text:s/>тем <text:s/>Кутузов <text:s/>послал своих адъютантов назад торопить сколь возможно</text:p>
      <text:p text:style-name="Standard"><text:s text:c="2"/>движение обозов всей армии по кремско-цнаймской дороге. Измученный, голодный</text:p>
      <text:p text:style-name="Standard"><text:s text:c="2"/>отряд Багратиона один должен был, прикрывая собой это движение обозов и всей</text:p>
      <text:p text:style-name="Standard"><text:s text:c="2"/>армии, неподвижно оставаться перед неприятелем в восемь раз сильнейшим.</text:p>
      <text:p text:style-name="Standard"><text:s text:c="7"/>Ожидания <text:s/>Кутузова <text:s/>сбылись <text:s/>как <text:s/>относительно <text:s/>того, <text:s/>что <text:s/>предложения</text:p>
      <text:p text:style-name="Standard"><text:s text:c="2"/>капитуляции, <text:s/>ни <text:s/>к чему не обязывающие, могли дать время <text:s/>пройти <text:s/>некоторой</text:p>
      <text:p text:style-name="Standard"><text:s text:c="2"/>части <text:s/>обозов, <text:s/>так <text:s/>и <text:s/>относительно <text:s/>того, что ошибка <text:s/>Мюрата <text:s/>должна <text:s/>была</text:p>
      <text:p text:style-name="Standard"><text:s text:c="2"/>открыться очень скоро. Как только Бонапарте, <text:s/>находившийся в Шенбрунне, в 25</text:p>
      <text:p text:style-name="Standard"><text:s text:c="2"/>верстах <text:s/>от <text:s/>Голлабруна, <text:s/>получил <text:s/>донесение <text:s/>Мюрата и <text:s/>проект <text:s/>перемирия <text:s/>и</text:p>
      <text:p text:style-name="Standard"><text:s text:c="2"/>капитуляции, он увидел обман и написал следующее письмо к Мюрату:</text:p>
      <text:p text:style-name="Standard"><text:s text:c="7"/>Au <text:s/>prince Murat. Schoenbrunn, 25 brumaire en <text:s/>1805 à <text:s/>huit <text:s/>heures <text:s/>du</text:p>
      <text:p text:style-name="Standard"><text:s text:c="2"/>matin.</text:p>
      <text:p text:style-name="Standard"><text:s text:c="7"/>"II m'est <text:s/>impossible <text:s/>de <text:s/>trouver <text:s/>des <text:s/>termes pour vous exprimer <text:s/>mon</text:p>
      <text:p text:style-name="Standard"><text:s text:c="2"/>mécontentement. Vous ne commandez que mon avant-garde et <text:s/>vous n'avez pas le</text:p>
      <text:p text:style-name="Standard"><text:s text:c="2"/>droit de faire d'armistice <text:s/>sans mon ordre. Vous me <text:s/>faites perdre <text:s/>le fruit</text:p>
      <text:p text:style-name="Standard"><text:s text:c="2"/>d'une <text:s/>campagne. Rompez l'armistice sur-le-champ <text:s/>et Mariechez <text:s/>à <text:s/>l'ennemi.</text:p>
      <text:p text:style-name="Standard"><text:s text:c="2"/>Vous lui <text:s/>ferez <text:s/>déclarer,que le <text:s/>général qui <text:s/>a <text:s/>signé cette <text:s/>capitulation,</text:p>
      <text:p text:style-name="Standard"><text:s text:c="2"/>n'avait pas le droit de le <text:s/>faire, qu'il n'y a que <text:s/>l'Empereur de Russie qui</text:p>
      <text:p text:style-name="Standard"><text:s text:c="2"/>ait ce droit.</text:p>
      <text:p text:style-name="Standard"><text:s text:c="7"/>"Toutes les fois cependant que l'Empereur de Russie ratifierait la dite</text:p>
      <text:p text:style-name="Standard"><text:s text:c="2"/>convention, je la ratifierai; mais ce n'est qu'une ruse.Mariechez, détruisez</text:p>
      <text:p text:style-name="Standard"><text:s text:c="2"/>l'armée <text:s/>russe... <text:s/>vous êtes en <text:s/>position <text:s/>de <text:s/>prendre <text:s/>son <text:s/>bagage <text:s/>et <text:s/>son</text:p>
      <text:p text:style-name="Standard"><text:s text:c="2"/>artiller.</text:p>
      <text:p text:style-name="Standard"><text:s text:c="7"/>"L'aide-de-camp de l'Empereur de Russie est un... Les officiers ne sont</text:p>
      <text:p text:style-name="Standard"><text:s text:c="2"/>rien <text:s/>quand <text:s/>ils n'ont pas de <text:s/>pouvoirs: celui-ci <text:s/>n'en avait <text:s/>point... <text:s/>Les</text:p>
      <text:p text:style-name="Standard"><text:s text:c="2"/>Autrichiens <text:s/>se <text:s/>sont laissé jouer <text:s/>pour le passage du <text:s/>pont de Vienne, vous</text:p>
      <text:p text:style-name="Standard"><text:s text:c="2"/>vous <text:s text:c="2"/>laissez <text:s/>jouer <text:s/>par <text:s text:c="2"/>un <text:s text:c="2"/>aide-de-camp <text:s/>de <text:s text:c="2"/>l'Empereur. <text:s/>Napoléon".</text:p>
      <text:p text:style-name="Standard"><text:s text:c="2"/>[54]</text:p>
      <text:p text:style-name="Standard"><text:s text:c="7"/>Адъютант Бонапарте во всю прыть <text:s/>лошади скакал с этим грозным письмом к</text:p>
      <text:p text:style-name="Standard"><text:s text:c="2"/>Мюрату. Сам Бонапарте, не доверяя своим генералам, со всею гвардией двигался</text:p>
      <text:p text:style-name="Standard"><text:s text:c="2"/>к <text:s/>полю <text:s/>сражения, <text:s/>боясь <text:s/>упустить <text:s/>готовую <text:s/>жертву, <text:s/>а <text:s/>4 <text:s/>000-ный <text:s text:c="2"/>отряд</text:p>
      <text:p text:style-name="Standard"><text:s text:c="2"/>Багратиона, весело раскладывая костры, сушился, обогревался, варил в <text:s/>первый</text:p>
      <text:p text:style-name="Standard"><text:s text:c="2"/>раз после трех <text:s/>дней кашу, и никто из людей отряда не знал и не думал о том,</text:p>
      <text:p text:style-name="Standard"><text:soft-page-break/><text:s text:c="2"/>что предстояло ему.</text:p>
      <text:p text:style-name="Standard"><text:s text:c="2"/></text:p>
      <text:p text:style-name="Standard"><text:s text:c="2"/></text:p>
      <text:p text:style-name="Standard"><text:s text:c="2"/></text:p>
      <text:p text:style-name="Standard">XV.</text:p>
      <text:p text:style-name="Standard"></text:p>
      <text:p text:style-name="Standard"></text:p>
      <text:p text:style-name="Standard"><text:s text:c="2"/></text:p>
      <text:p text:style-name="Standard"><text:s text:c="7"/>В <text:s/>четвертом <text:s/>часу вечера <text:s/>князь Андрей, настояв <text:s/>на <text:s/>своей <text:s/>просьбе <text:s/>у</text:p>
      <text:p text:style-name="Standard"><text:s text:c="2"/>Кутузова, приехал в Грунт и явился к Багратиону.</text:p>
      <text:p text:style-name="Standard"><text:s text:c="7"/>Адъютант <text:s/>Бонапарте <text:s/>еще <text:s/>не приехал в отряд Мюрата, <text:s/>и сражение еще не</text:p>
      <text:p text:style-name="Standard"><text:s text:c="2"/>начиналось. В отряде Багратиона ничего не знали об общем ходе <text:s/>дел, говорили</text:p>
      <text:p text:style-name="Standard"><text:s text:c="2"/>о мире, но не верили в его возможность. Говорили о сражении и тоже не верили</text:p>
      <text:p text:style-name="Standard"><text:s text:c="2"/>и в близость сражения. Багратион, зная Болконского за любимого и доверенного</text:p>
      <text:p text:style-name="Standard"><text:s text:c="2"/>адъютанта, принял его с особенным начальническим <text:s/>отличием <text:s/>и снисхождением,</text:p>
      <text:p text:style-name="Standard"><text:s text:c="2"/>объяснил ему, <text:s/>что, вероятно, нынче или завтра будет сражение, и предоставил</text:p>
      <text:p text:style-name="Standard"><text:s text:c="2"/>ему <text:s/>полную свободу <text:s/>находиться при <text:s/>нем во время сражения или <text:s/>в ариергарде</text:p>
      <text:p text:style-name="Standard"><text:s text:c="2"/>наблюдать за порядком отступления, "что тоже было очень важно".</text:p>
      <text:p text:style-name="Standard"><text:s text:c="7"/>-- Впрочем, нынче, вероятно, дела не будет, -- сказал Багратион, как бы</text:p>
      <text:p text:style-name="Standard"><text:s text:c="2"/>успокоивая князя Андрея.</text:p>
      <text:p text:style-name="Standard"><text:s text:c="7"/>"Ежели <text:s/>это <text:s/>один <text:s/>из <text:s/>обыкновенных <text:s/>штабных франтиков, посылаемых <text:s/>для</text:p>
      <text:p text:style-name="Standard"><text:s text:c="2"/>получения крестика, то <text:s/>он и в ариергарде получит награду, а ежели хочет <text:s/>со</text:p>
      <text:p text:style-name="Standard"><text:s text:c="2"/>мной <text:s/>быть, пускай... <text:s/>пригодится, коли <text:s/>храбрый офицер", подумал Багратион.</text:p>
      <text:p text:style-name="Standard"><text:s text:c="2"/>Князь Андрей ничего не ответив, попросил позволения князя объехать позицию и</text:p>
      <text:p text:style-name="Standard"><text:s text:c="2"/>узнать расположение войск с тем, чтобы в случае поручения знать, куда ехать.</text:p>
      <text:p text:style-name="Standard"><text:s text:c="2"/>Дежурный <text:s/>офицер отряда, мужчина <text:s/>красивый, <text:s/>щеголевато одетый и с <text:s/>алмазным</text:p>
      <text:p text:style-name="Standard"><text:s text:c="2"/>перстнем <text:s/>на указательном пальце, дурно, но охотно говоривший по-французски,</text:p>
      <text:p text:style-name="Standard"><text:s text:c="2"/>вызвался проводить князя Андрея.</text:p>
      <text:p text:style-name="Standard"><text:s text:c="7"/>Со <text:s/>всех сторон виднелись мокрые, с грустными <text:s/>лицами <text:s/>офицеры, чего-то</text:p>
      <text:p text:style-name="Standard"><text:s text:c="2"/>как будто искавшие, и солдаты, тащившие из деревни двери, лавки и заборы.</text:p>
      <text:p text:style-name="Standard"><text:s text:c="7"/>-- <text:s/>Вот <text:s/>не <text:s/>можем, <text:s/>князь, <text:s/>избавиться <text:s/>от <text:s/>этого <text:s/>народа, <text:s/>-- <text:s/>сказал</text:p>
      <text:p text:style-name="Standard"><text:s text:c="2"/>штаб-офицер, <text:s/>указывая на этих людей. -- Распускают командиры. А <text:s/>вот здесь,</text:p>
      <text:p text:style-name="Standard"><text:s text:c="2"/>-- он указал на <text:s/>раскинутую палатку маркитанта, <text:s/>-- собьются и <text:s/>сидят. Нынче</text:p>
      <text:p text:style-name="Standard"><text:s text:c="2"/>утром всех выгнал: посмотрите, опять полна. Надо подъехать, <text:s/>князь, <text:s/>пугнуть</text:p>
      <text:p text:style-name="Standard"><text:s text:c="2"/>их. Одна минута.</text:p>
      <text:p text:style-name="Standard"><text:s text:c="7"/>-- Заедемте, и я возьму у него сыру и булку, <text:s/>-- сказал <text:s/>князь <text:s/>Андрей,</text:p>
      <text:p text:style-name="Standard"><text:s text:c="2"/>который не успел еще поесть.</text:p>
      <text:p text:style-name="Standard"><text:s text:c="7"/>-- Что ж вы не сказали, князь? Я бы предложил своего хлеба-соли.</text:p>
      <text:p text:style-name="Standard"><text:s text:c="7"/>Они сошли <text:s/>с лошадей и вошли под палатку маркитанта. <text:s/>Несколько человек</text:p>
      <text:p text:style-name="Standard"><text:s text:c="2"/>офицеров с раскрасневшимися и истомленными лицами <text:s/>сидели за столами, пили и</text:p>
      <text:p text:style-name="Standard"><text:s text:c="2"/>ели.</text:p>
      <text:p text:style-name="Standard"><text:s text:c="7"/>-- Ну, что ж это, <text:s/>господа, -- <text:s/>сказал <text:s/>штаб-офицер тоном <text:s/>упрека, <text:s/>как</text:p>
      <text:p text:style-name="Standard"><text:s text:c="2"/>человек, <text:s/>уже <text:s/>несколько <text:s/>раз повторявший одно <text:s/>и то <text:s/>же. -- Ведь нельзя <text:s/>же</text:p>
      <text:p text:style-name="Standard"><text:s text:c="2"/>отлучаться <text:s/>так. <text:s/>Князь приказал, <text:s/>чтобы <text:s/>никого <text:s/>не <text:s/>было. <text:s/>Ну, вот вы, <text:s/>г.</text:p>
      <text:p text:style-name="Standard"><text:s text:c="2"/>штабс-капитан, <text:s text:c="2"/>-- <text:s text:c="2"/>обратился <text:s text:c="2"/>он <text:s text:c="3"/>к <text:s text:c="2"/>маленькому, <text:s text:c="2"/>грязному, <text:s text:c="2"/>худому</text:p>
      <text:p text:style-name="Standard"><text:s text:c="2"/>артиллерийскому офицеру, который без <text:s/>сапог (он отдал их сушить маркитанту),</text:p>
      <text:p text:style-name="Standard"><text:s text:c="2"/>в одних чулках, встал перед вошедшими, улыбаясь не совсем естественно.</text:p>
      <text:p text:style-name="Standard"><text:s text:c="7"/>-- Ну, как вам, капитан <text:s/>Тушин, не стыдно? -- продолжал штаб-офицер, --</text:p>
      <text:p text:style-name="Standard"><text:s text:c="2"/>вам бы, кажется, как артиллеристу <text:s/>надо пример показывать, <text:s/>а вы <text:s/>без сапог.</text:p>
      <text:p text:style-name="Standard"><text:s text:c="2"/>Забьют тревогу, а вы без сапог очень хороши будете. (Штаб-офицер улыбнулся.)</text:p>
      <text:p text:style-name="Standard"><text:s text:c="2"/>Извольте <text:s/>отправляться <text:s/>к <text:s/>своим местам, <text:s/>господа, все, <text:s/>все, -- прибавил он</text:p>
      <text:p text:style-name="Standard"><text:s text:c="2"/>начальнически.</text:p>
      <text:p text:style-name="Standard"><text:soft-page-break/><text:s text:c="7"/>Князь <text:s/>Андрей невольно улыбнулся, <text:s/>взглянув <text:s/>на штабс-капитана <text:s/>Тушина.</text:p>
      <text:p text:style-name="Standard"><text:s text:c="2"/>Молча и улыбаясь, <text:s/>Тушин, переступая с <text:s/>босой <text:s/>ноги <text:s/>на <text:s/>ногу, вопросительно</text:p>
      <text:p text:style-name="Standard"><text:s text:c="2"/>глядел <text:s/>большими, <text:s/>умными <text:s/>и добрыми <text:s/>глазами <text:s/>то <text:s/>на князя <text:s/>Андрея, <text:s/>то <text:s/>на</text:p>
      <text:p text:style-name="Standard"><text:s text:c="2"/>штаб-офицера.</text:p>
      <text:p text:style-name="Standard"><text:s text:c="7"/>-- Солдаты говорят: разумшись ловчее, -- сказал капитан Тушин, улыбаясь</text:p>
      <text:p text:style-name="Standard"><text:s text:c="2"/>и робея, видимо, желая из своего неловкого положения перейти в шутливый тон.</text:p>
      <text:p text:style-name="Standard"><text:s text:c="7"/>Но еще он не договорил, как почувствовал, что шутка его не принята и не</text:p>
      <text:p text:style-name="Standard"><text:s text:c="2"/>вышла. Он смутился.</text:p>
      <text:p text:style-name="Standard"><text:s text:c="7"/>-- Извольте отправляться, <text:s/>-- <text:s/>сказал <text:s/>штаб-офицер, <text:s/>стараясь <text:s/>удержать</text:p>
      <text:p text:style-name="Standard"><text:s text:c="2"/>серьезность.</text:p>
      <text:p text:style-name="Standard"><text:s text:c="7"/>Князь <text:s/>Андрей еще <text:s/>раз <text:s/>взглянул на <text:s/>фигурку <text:s/>артиллериста. В ней <text:s/>было</text:p>
      <text:p text:style-name="Standard"><text:s text:c="2"/>что-то <text:s text:c="2"/>особенное, <text:s/>совершенно <text:s text:c="2"/>не <text:s/>военное, <text:s/>несколько <text:s text:c="2"/>комическое, <text:s text:c="2"/>но</text:p>
      <text:p text:style-name="Standard"><text:s text:c="2"/>чрезвычайно привлекательное.</text:p>
      <text:p text:style-name="Standard"><text:s text:c="7"/>Штаб-офицер и князь Андрей сели на лошадей и поехали дальше.</text:p>
      <text:p text:style-name="Standard"><text:s text:c="7"/>Выехав <text:s/>за деревню, <text:s/>беспрестанно <text:s/>обгоняя <text:s/>и <text:s/>встречая идущих <text:s/>солдат,</text:p>
      <text:p text:style-name="Standard"><text:s text:c="2"/>офицеров <text:s/>разных <text:s text:c="2"/>команд, <text:s/>они <text:s/>увидали <text:s/>налево <text:s/>краснеющие <text:s/>свежею, <text:s/>вновь</text:p>
      <text:p text:style-name="Standard"><text:s text:c="2"/>вскопанною глиною строящиеся укрепления. Несколько баталионов солдат в одних</text:p>
      <text:p text:style-name="Standard"><text:s text:c="2"/>рубахах, несмотря на <text:s/>холодный ветер, как белые <text:s/>муравьи, копошились на этих</text:p>
      <text:p text:style-name="Standard"><text:s text:c="2"/>укреплениях; <text:s/>из-за <text:s/>вала <text:s/>невидимо <text:s/>кем <text:s/>беспрестанно <text:s/>выкидывались <text:s/>лопаты</text:p>
      <text:p text:style-name="Standard"><text:s text:c="2"/>красной глины. Они подъехали <text:s/>к <text:s/>укреплению, осмотрели его и поехали дальше.</text:p>
      <text:p text:style-name="Standard"><text:s text:c="2"/>За <text:s/>самым <text:s/>укреплением <text:s text:c="2"/>наткнулись <text:s text:c="2"/>они <text:s/>на <text:s/>несколько <text:s text:c="2"/>десятков <text:s/>солдат,</text:p>
      <text:p text:style-name="Standard"><text:s text:c="2"/>беспрестанно переменяющихся, сбегающих с укрепления. Они должны <text:s/>были зажать</text:p>
      <text:p text:style-name="Standard"><text:s text:c="2"/>нос и тронуть лошадей рысью, чтобы выехать из этой отравленной атмосферы.</text:p>
      <text:p text:style-name="Standard"><text:s text:c="7"/>-- <text:s/>Voilà l'agrément des camps, monsieur le <text:s/>prince, -- сказал дежурный</text:p>
      <text:p text:style-name="Standard"><text:s text:c="2"/>штаб-офицер. [55]</text:p>
      <text:p text:style-name="Standard"><text:s text:c="7"/>Они <text:s/>выехали на <text:s/>противоположную <text:s/>гору. <text:s/>С <text:s/>этой <text:s/>горы <text:s/>уже видны <text:s/>были</text:p>
      <text:p text:style-name="Standard"><text:s text:c="2"/>французы. Князь Андрей остановился и начал рассматривать.</text:p>
      <text:p text:style-name="Standard"><text:s text:c="7"/>-- Вот тут наша батарея стоит, -- сказал штаб-офицер, указывая на самый</text:p>
      <text:p text:style-name="Standard"><text:s text:c="2"/>высокий пункт, -- того самого чудака, что без сапог сидел; оттуда все видно:</text:p>
      <text:p text:style-name="Standard"><text:s text:c="2"/>поедемте, князь.</text:p>
      <text:p text:style-name="Standard"><text:s text:c="7"/>-- Покорно благодарю, <text:s/>я <text:s/>теперь один проеду, -- <text:s/>сказал <text:s/>князь Андрей,</text:p>
      <text:p text:style-name="Standard"><text:s text:c="2"/>желая избавиться от штаб-офицера, -- не беспокойтесь, пожалуйста.</text:p>
      <text:p text:style-name="Standard"><text:s text:c="7"/>Штаб-офицер отстал, и князь Андрей поехал один.</text:p>
      <text:p text:style-name="Standard"><text:s text:c="7"/>Чем <text:s/>далее подвигался он вперед, ближе к <text:s/>неприятелю, тем <text:s/>порядочнее и</text:p>
      <text:p text:style-name="Standard"><text:s text:c="2"/>веселее становился <text:s/>вид войск. Самый сильный беспорядок и <text:s/>уныние были в том</text:p>
      <text:p text:style-name="Standard"><text:s text:c="2"/>обозе перед Цнаймом, который объезжал <text:s/>утром князь Андрей <text:s/>и который <text:s/>был <text:s/>в</text:p>
      <text:p text:style-name="Standard"><text:s text:c="2"/>десяти верстах от французов. В Грунте тоже чувствовалась некоторая тревога и</text:p>
      <text:p text:style-name="Standard"><text:s text:c="2"/>страх <text:s/>чего-то. Но <text:s/>чем ближе <text:s/>подъезжал князь Андрей <text:s/>к цепи французов, тем</text:p>
      <text:p text:style-name="Standard"><text:s text:c="2"/>самоувереннее <text:s/>становился <text:s/>вид <text:s/>наших <text:s/>войск. <text:s/>Выстроенные в ряд, <text:s/>стояли <text:s/>в</text:p>
      <text:p text:style-name="Standard"><text:s text:c="2"/>шинелях солдаты, и фельдфебель и ротный <text:s/>рассчитывали людей, тыкая пальцем в</text:p>
      <text:p text:style-name="Standard"><text:s text:c="2"/>грудь <text:s/>крайнему по <text:s/>отделению <text:s/>солдату <text:s/>и <text:s/>приказывая <text:s/>ему <text:s/>поднимать <text:s/>руку;</text:p>
      <text:p text:style-name="Standard"><text:s text:c="2"/>рассыпанные по всему пространству, солдаты тащили дрова и хворост и <text:s/>строили</text:p>
      <text:p text:style-name="Standard"><text:s text:c="2"/>балаганчики, весело <text:s/>смеясь и <text:s/>переговариваясь; <text:s/>у <text:s/>костров сидели одетые <text:s/>и</text:p>
      <text:p text:style-name="Standard"><text:s text:c="2"/>голые, суша рубахи, подвертки или починивая сапоги и шинели, толпились около</text:p>
      <text:p text:style-name="Standard"><text:s text:c="2"/>котлов и кашеваров. В <text:s/>одной роте обед был готов, и солдаты с жадными лицами</text:p>
      <text:p text:style-name="Standard"><text:s text:c="2"/>смотрели <text:s/>на <text:s/>дымившиеся котлы и <text:s/>ждали <text:s/>пробы, которую <text:s/>в <text:s/>деревянной чашке</text:p>
      <text:p text:style-name="Standard"><text:s text:c="2"/>подносил каптенармус офицеру, сидевшему на бревне против своего балагана. <text:s/>В</text:p>
      <text:p text:style-name="Standard"><text:s text:c="2"/>другой, более счастливой <text:s/>роте, <text:s/>так <text:s/>как <text:s/>не у <text:s/>всех была <text:s/>водка, <text:s/>солдаты,</text:p>
      <text:p text:style-name="Standard"><text:s text:c="2"/>толпясь, стояли <text:s/>около <text:s/>рябого широкоплечего <text:s/>фельдфебеля, <text:s/>который, нагибая</text:p>
      <text:p text:style-name="Standard"><text:s text:c="2"/>бочонок, лил в подставляемые <text:s/>поочередно крышки манерок. Солдаты с набожными</text:p>
      <text:p text:style-name="Standard"><text:s text:c="2"/>лицами <text:s/>подносили ко рту манерки, <text:s/>опрокидывали их <text:s/>и, полоща рот и утираясь</text:p>
      <text:p text:style-name="Standard"><text:s text:c="2"/>рукавами шинелей, с повеселевшими лицами <text:s/>отходили от фельдфебеля. Все <text:s/>лица</text:p>
      <text:p text:style-name="Standard"><text:soft-page-break/><text:s text:c="2"/>были такие спокойные, как будто все <text:s/>происходило не в виду неприятеля, перед</text:p>
      <text:p text:style-name="Standard"><text:s text:c="2"/>делом, где должна была остаться <text:s/>на месте, по крайней мере, половина отряда,</text:p>
      <text:p text:style-name="Standard"><text:s text:c="2"/>а <text:s/>как <text:s/>будто <text:s/>где-нибудь на <text:s/>родине <text:s/>в ожидании <text:s/>спокойной стоянки. Проехав</text:p>
      <text:p text:style-name="Standard"><text:s text:c="2"/>егерский полк, в рядах киевских гренадеров, молодцоватых людей, занятых теми</text:p>
      <text:p text:style-name="Standard"><text:s text:c="2"/>же <text:s/>мирными <text:s/>делами, <text:s/>князь <text:s/>Андрей недалеко от <text:s/>высокого, <text:s/>отличавшегося от</text:p>
      <text:p text:style-name="Standard"><text:s text:c="2"/>других балагана полкового <text:s/>командира, наехал на фронт взвода гренадер, перед</text:p>
      <text:p text:style-name="Standard"><text:s text:c="2"/>которыми <text:s/>лежал <text:s/>обнаженный <text:s/>человек. <text:s/>Двое <text:s/>солдат <text:s/>держали <text:s text:c="2"/>его, <text:s/>а <text:s/>двое</text:p>
      <text:p text:style-name="Standard"><text:s text:c="2"/>взмахивали <text:s/>гибкие прутья и мерно ударяли по <text:s/>обнаженной спине. Наказываемый</text:p>
      <text:p text:style-name="Standard"><text:s text:c="2"/>неестественно кричал. Толстый майор ходил <text:s/>перед фронтом и, не <text:s/>переставая и</text:p>
      <text:p text:style-name="Standard"><text:s text:c="2"/>не обращая внимания на крик, говорил:</text:p>
      <text:p text:style-name="Standard"><text:s text:c="7"/>-- <text:s/>Солдату <text:s/>позорно <text:s/>красть, солдат должен быть честен, <text:s/>благороден <text:s/>и</text:p>
      <text:p text:style-name="Standard"><text:s text:c="2"/>храбр; а коли у своего <text:s/>брата украл, так в нем чести нет; это мерзавец. Еще,</text:p>
      <text:p text:style-name="Standard"><text:s text:c="2"/>еще!</text:p>
      <text:p text:style-name="Standard"><text:s text:c="7"/>И все слышались гибкие удары и отчаянный, но притворный крик.</text:p>
      <text:p text:style-name="Standard"><text:s text:c="7"/>-- Еще, еще, -- приговаривал майор.</text:p>
      <text:p text:style-name="Standard"><text:s text:c="7"/>Молодой офицер, <text:s/>с выражением недоумения и <text:s/>страдания в лице, отошел от</text:p>
      <text:p text:style-name="Standard"><text:s text:c="2"/>наказываемого, оглядываясь вопросительно на проезжавшего адъютанта.</text:p>
      <text:p text:style-name="Standard"><text:s text:c="7"/>Князь Андрей, <text:s/>выехав <text:s/>в переднюю линию, поехал по фронту. Цепь наша <text:s/>и</text:p>
      <text:p text:style-name="Standard"><text:s text:c="2"/>неприятельская стояли на левом и на правом фланге далеко друг от друга, но в</text:p>
      <text:p text:style-name="Standard"><text:s text:c="2"/>средине, <text:s/>в <text:s/>том месте, <text:s/>где <text:s/>утром проезжали парламентеры, цепи сошлись так</text:p>
      <text:p text:style-name="Standard"><text:s text:c="2"/>близко, <text:s/>что могли <text:s/>видеть лица друг друга <text:s/>и <text:s/>переговариваться между собой.</text:p>
      <text:p text:style-name="Standard"><text:s text:c="2"/>Кроме солдат, занимавших цепь в этом месте, <text:s/>с той и с другой стороны стояло</text:p>
      <text:p text:style-name="Standard"><text:s text:c="2"/>много любопытных, которые, посмеиваясь, разглядывали <text:s/>странных <text:s/>и чуждых для</text:p>
      <text:p text:style-name="Standard"><text:s text:c="2"/>них неприятелей.</text:p>
      <text:p text:style-name="Standard"><text:s text:c="7"/>С раннего утра, несмотря на запрещение подходить к <text:s/>цепи, начальники не</text:p>
      <text:p text:style-name="Standard"><text:s text:c="2"/>могли <text:s/>отбиться <text:s/>от <text:s/>любопытных. <text:s/>Солдаты, <text:s/>стоявшие <text:s/>в <text:s text:c="2"/>цепи, <text:s/>как <text:s text:c="2"/>люди,</text:p>
      <text:p text:style-name="Standard"><text:s text:c="2"/>показывающие что-нибудь редкое, уж не <text:s/>смотрели <text:s/>на французов, а делали свои</text:p>
      <text:p text:style-name="Standard"><text:s text:c="2"/>наблюдения <text:s/>над <text:s/>приходящими <text:s/>и, <text:s/>скучая, <text:s/>дожидались <text:s/>смены. <text:s/>Князь <text:s/>Андрей</text:p>
      <text:p text:style-name="Standard"><text:s text:c="2"/>остановился рассматривать французов.</text:p>
      <text:p text:style-name="Standard"><text:s text:c="7"/>-- <text:s/>Глянь-ка, <text:s/>глянь, -- <text:s/>говорил <text:s/>один <text:s/>солдат <text:s/>товарищу, <text:s/>указывая на</text:p>
      <text:p text:style-name="Standard"><text:s text:c="2"/>русского мушкатера-солдата, который с офицером подошел к цепи и что-то часто</text:p>
      <text:p text:style-name="Standard"><text:s text:c="2"/>и горячо говорил <text:s/>с <text:s/>французским гренадером. -- <text:s/>Вишь, лопочет как ловко! Аж</text:p>
      <text:p text:style-name="Standard"><text:s text:c="2"/>хранцуз-то за ним не поспевает. Ну-ка ты, Сидоров!</text:p>
      <text:p text:style-name="Standard"><text:s text:c="7"/>-- <text:s/>Погоди, послушай. <text:s/>Ишь, <text:s/>ловко! <text:s/>-- <text:s/>отвечал <text:s/>Сидоров, <text:s/>считавшийся</text:p>
      <text:p text:style-name="Standard"><text:s text:c="2"/>мастером говорить по-французски.</text:p>
      <text:p text:style-name="Standard"><text:s text:c="7"/>Солдат, <text:s/>на <text:s/>которого <text:s/>указывали смеявшиеся, был <text:s/>Долохов. Князь Андрей</text:p>
      <text:p text:style-name="Standard"><text:s text:c="2"/>узнал <text:s/>его и <text:s/>прислушался к его разговору. Долохов, вместе <text:s/>с <text:s/>своим ротным,</text:p>
      <text:p text:style-name="Standard"><text:s text:c="2"/>пришел в цепь с левого фланга, на котором стоял их полк.</text:p>
      <text:p text:style-name="Standard"><text:s text:c="7"/>-- Ну, <text:s/>еще, еще! -- <text:s/>подстрекал <text:s/>ротный командир, нагибаясь <text:s/>вперед <text:s/>и</text:p>
      <text:p text:style-name="Standard"><text:s text:c="2"/>стараясь не проронить ни одного <text:s/>непонятного для него слова. <text:s/>-- Пожалуйста,</text:p>
      <text:p text:style-name="Standard"><text:s text:c="2"/>почаще. Что он?</text:p>
      <text:p text:style-name="Standard"><text:s text:c="7"/>Долохов <text:s/>не <text:s/>отвечал <text:s text:c="2"/>ротному; <text:s/>он <text:s/>был <text:s/>вовлечен <text:s/>в <text:s/>горячий <text:s/>спор <text:s/>с</text:p>
      <text:p text:style-name="Standard"><text:s text:c="2"/>французским гренадером. Они говорили, как <text:s/>и должно <text:s/>было <text:s/>быть, о кампании.</text:p>
      <text:p text:style-name="Standard"><text:s text:c="2"/>Француз <text:s/>доказывал, смешивая австрийцев с <text:s/>русскими, что русские <text:s/>сдались <text:s/>и</text:p>
      <text:p text:style-name="Standard"><text:s text:c="2"/>бежали от самого <text:s/>Ульма; Долохов доказывал, что русские не сдавались, а били</text:p>
      <text:p text:style-name="Standard"><text:s text:c="2"/>французов.</text:p>
      <text:p text:style-name="Standard"><text:s text:c="7"/>-- Здесь велят прогнать вас и прогоним, -- говорил Долохов.</text:p>
      <text:p text:style-name="Standard"><text:s text:c="7"/>-- Только старайтесь, чтобы вас не забрали со всеми вашими казаками, --</text:p>
      <text:p text:style-name="Standard"><text:s text:c="2"/>сказал гренадер-француз.</text:p>
      <text:p text:style-name="Standard"><text:s text:c="7"/>Зрители и слушатели-французы засмеялись.</text:p>
      <text:p text:style-name="Standard"><text:s text:c="7"/>-- Вас заставят плясать, <text:s/>как при <text:s/>Суворове вы <text:s/>плясали <text:s/>(on <text:s/>vous fera</text:p>
      <text:p text:style-name="Standard"><text:s text:c="2"/>danser), [56] -- сказал Долохов.</text:p>
      <text:p text:style-name="Standard"><text:soft-page-break/><text:s text:c="7"/>-- Qu'est-ce qu'il chante? [57] -- сказал один француз.</text:p>
      <text:p text:style-name="Standard"><text:s text:c="7"/>-- De l'histoire ancienne,[58] -- сказал <text:s/>другой, догадавшись,</text:p>
      <text:p text:style-name="Standard"><text:s text:c="2"/>что <text:s/>дело <text:s/>шло о <text:s/>прежних войнах. <text:s/>-- L'Empereur va <text:s/>lui faire <text:s/>voir à votre</text:p>
      <text:p text:style-name="Standard"><text:s text:c="2"/>Souvara, comme aux autres...[59]</text:p>
      <text:p text:style-name="Standard"><text:s text:c="7"/>-- Бонапарте... -- начал было Долохов, но француз перебил его.</text:p>
      <text:p text:style-name="Standard"><text:s text:c="7"/>-- Нет Бонапарте. Есть император! Sacré nom... [60] -- сердито</text:p>
      <text:p text:style-name="Standard"><text:s text:c="2"/>крикнул он.</text:p>
      <text:p text:style-name="Standard"><text:s text:c="7"/>-- Чорт его дери вашего императора!</text:p>
      <text:p text:style-name="Standard"><text:s text:c="7"/>И <text:s/>Долохов по-русски, грубо, по-солдатски <text:s/>обругался и, вскинув <text:s/>ружье,</text:p>
      <text:p text:style-name="Standard"><text:s text:c="2"/>отошел прочь.</text:p>
      <text:p text:style-name="Standard"><text:s text:c="7"/>-- Пойдемте, Иван Лукич, -- сказал он ротному.</text:p>
      <text:p text:style-name="Standard"><text:s text:c="7"/>-- Вот так по-хранцузски, -- <text:s/>заговорили <text:s/>солдаты в <text:s/>цепи. -- Ну-ка ты,</text:p>
      <text:p text:style-name="Standard"><text:s text:c="2"/>Сидоров!</text:p>
      <text:p text:style-name="Standard"><text:s text:c="7"/>Сидоров подмигнул и, обращаясь к французам, начал часто, часто лепетать</text:p>
      <text:p text:style-name="Standard"><text:s text:c="2"/>непонятные слова:</text:p>
      <text:p text:style-name="Standard"><text:s text:c="7"/>-- <text:s/>Кари, <text:s/>мала, тафа, <text:s/>сафи, <text:s/>мутер, <text:s/>каска, <text:s/>-- <text:s/>лопотал он, стараясь</text:p>
      <text:p text:style-name="Standard"><text:s text:c="2"/>придавать выразительные интонации своему голосу.</text:p>
      <text:p text:style-name="Standard"><text:s text:c="7"/>-- Го, го, <text:s/>го! ха ха, ха, <text:s/>ха! Ух! <text:s/>Ух! -- <text:s/>раздался <text:s/>между <text:s/>солдатами</text:p>
      <text:p text:style-name="Standard"><text:s text:c="2"/>грохот такого здорового и веселого хохота, невольно через цепь сообщившегося</text:p>
      <text:p text:style-name="Standard"><text:s text:c="2"/>и французам, что после этого нужно было, казалось, разрядить ружья, взорвать</text:p>
      <text:p text:style-name="Standard"><text:s text:c="2"/>заряды и разойтись поскорее всем по домам.</text:p>
      <text:p text:style-name="Standard"><text:s text:c="7"/>Но ружья остались заряжены, бойницы в домах и укреплениях так же грозно</text:p>
      <text:p text:style-name="Standard"><text:s text:c="2"/>смотрели вперед и так же, как прежде, остались друг против друга обращенные,</text:p>
      <text:p text:style-name="Standard"><text:s text:c="2"/>снятые с передков пушки.</text:p>
      <text:p text:style-name="Standard"><text:s text:c="2"/></text:p>
      <text:p text:style-name="Standard"><text:s text:c="2"/></text:p>
      <text:p text:style-name="Standard">XVI.</text:p>
      <text:p text:style-name="Standard"></text:p>
      <text:p text:style-name="Standard"></text:p>
      <text:p text:style-name="Standard"><text:s text:c="2"/></text:p>
      <text:p text:style-name="Standard"><text:s text:c="7"/>Объехав всю <text:s/>линию <text:s/>войск <text:s/>от <text:s/>правого <text:s/>до левого фланга, князь <text:s/>Андрей</text:p>
      <text:p text:style-name="Standard"><text:s text:c="2"/>поднялся на <text:s/>ту батарею, с которой, по <text:s/>словам штаб-офицера, <text:s/>все поле <text:s/>было</text:p>
      <text:p text:style-name="Standard"><text:s text:c="2"/>видно. Здесь <text:s/>он слез с лошади и остановился <text:s/>у крайнего из четырех снятых с</text:p>
      <text:p text:style-name="Standard"><text:s text:c="2"/>передков орудий. Впереди орудий ходил часовой-артиллерист, вытянувшийся было</text:p>
      <text:p text:style-name="Standard"><text:s text:c="2"/>перед офицером, но по сделанному ему знаку <text:s/>возобновивший свое <text:s/>равномерное,</text:p>
      <text:p text:style-name="Standard"><text:s text:c="2"/>скучливое хождение. Сзади орудий стояли передки, еще сзади коновязь и костры</text:p>
      <text:p text:style-name="Standard"><text:s text:c="2"/>артиллеристов. <text:s/>Налево, <text:s/>недалеко от <text:s/>крайнего <text:s/>орудия, <text:s/>был <text:s/>новый плетеный</text:p>
      <text:p text:style-name="Standard"><text:s text:c="2"/>шалашик, из которого слышались оживленные офицерские голоса.</text:p>
      <text:p text:style-name="Standard"><text:s text:c="7"/>Действительно, <text:s/>с <text:s/>батареи <text:s/>открывался <text:s/>вид <text:s/>почти <text:s/>всего <text:s/>расположения</text:p>
      <text:p text:style-name="Standard"><text:s text:c="2"/>русских войск и большей части неприятеля. Прямо против батареи, на горизонте</text:p>
      <text:p text:style-name="Standard"><text:s text:c="2"/>противоположного <text:s/>бугра, виднелась деревня <text:s/>Шенграбен; левее и правее <text:s/>можно</text:p>
      <text:p text:style-name="Standard"><text:s text:c="2"/>было <text:s/>различить <text:s/>в <text:s/>трех <text:s/>местах, среди дыма их <text:s/>костров, <text:s/>массы французских</text:p>
      <text:p text:style-name="Standard"><text:s text:c="2"/>войск, <text:s/>которых, <text:s/>очевидно, большая <text:s/>часть находилась в <text:s/>самой деревне <text:s/>и за</text:p>
      <text:p text:style-name="Standard"><text:s text:c="2"/>горою. Левее деревни, в дыму, казалось что-то похожее на батарею, но простым</text:p>
      <text:p text:style-name="Standard"><text:s text:c="2"/>глазом нельзя было рассмотреть хорошенько. Правый фланг наш <text:s/>располагался на</text:p>
      <text:p text:style-name="Standard"><text:s text:c="2"/>довольно <text:s/>крутом возвышении, которое <text:s/>господствовало над позицией французов.</text:p>
      <text:p text:style-name="Standard"><text:s text:c="2"/>По нем расположена была наша пехота, и на самом краю <text:s/>видны <text:s/>были драгуны. В</text:p>
      <text:p text:style-name="Standard"><text:s text:c="2"/>центре, где <text:s/>и находилась та батарея Тушина, с которой рассматривал <text:s/>позицию</text:p>
      <text:p text:style-name="Standard"><text:s text:c="2"/>князь Андрей, был самый отлогий и прямой спуск и подъем к ручью, отделявшему</text:p>
      <text:p text:style-name="Standard"><text:s text:c="2"/>нас от Шенграбена. <text:s/>Налево войска наши примыкали к лесу, где дымились костры</text:p>
      <text:p text:style-name="Standard"><text:s text:c="2"/>нашей, рубившей дрова, пехоты. Линия французов была шире нашей, и ясно было,</text:p>
      <text:p text:style-name="Standard"><text:s text:c="2"/>что французы легко могли <text:s/>обойти нас с обеих сторон. Сзади нашей позиции был</text:p>
      <text:p text:style-name="Standard"><text:soft-page-break/><text:s text:c="2"/>крутой и <text:s/>глубокий овраг, <text:s/>по <text:s/>которому трудно <text:s/>было <text:s/>отступать артиллерии и</text:p>
      <text:p text:style-name="Standard"><text:s text:c="2"/>коннице. <text:s/>Князь Андрей, облокотясь <text:s/>на пушку и достав бумажник, начертил для</text:p>
      <text:p text:style-name="Standard"><text:s text:c="2"/>себя план расположения войск. В двух местах <text:s/>он карандашом поставил заметки,</text:p>
      <text:p text:style-name="Standard"><text:s text:c="2"/>намереваясь сообщить их Багратиону. Он предполагал, во-первых, сосредоточить</text:p>
      <text:p text:style-name="Standard"><text:s text:c="2"/>всю <text:s/>артиллерию в <text:s/>центре и, во-вторых, кавалерию <text:s/>перевести <text:s/>назад, <text:s/>на <text:s/>ту</text:p>
      <text:p text:style-name="Standard"><text:s text:c="2"/>сторону <text:s/>оврага. <text:s/>Князь Андрей, <text:s/>постоянно <text:s/>находясь при <text:s/>главнокомандующем,</text:p>
      <text:p text:style-name="Standard"><text:s text:c="2"/>следя за <text:s/>движениями <text:s/>масс <text:s/>и <text:s/>общими распоряжениями <text:s/>и постоянно <text:s/>занимаясь</text:p>
      <text:p text:style-name="Standard"><text:s text:c="2"/>историческими <text:s/>описаниями <text:s/>сражений, и <text:s/>в <text:s/>этом <text:s/>предстоящем <text:s/>деле <text:s/>невольно</text:p>
      <text:p text:style-name="Standard"><text:s text:c="2"/>соображал <text:s/>будущий <text:s text:c="2"/>ход <text:s text:c="2"/>военных <text:s/>действий <text:s/>только <text:s/>в <text:s/>общих <text:s/>чертах. <text:s/>Ему</text:p>
      <text:p text:style-name="Standard"><text:s text:c="2"/>представлялись лишь следующего рода <text:s/>крупные случайности: "Ежели <text:s/>неприятель</text:p>
      <text:p text:style-name="Standard"><text:s text:c="2"/>поведет <text:s/>атаку <text:s/>на <text:s/>правый <text:s/>фланг, -- <text:s/>говорил <text:s/>он <text:s/>сам <text:s/>себе, <text:s/>-- <text:s/>Киевский</text:p>
      <text:p text:style-name="Standard"><text:s text:c="2"/>гренадерский и <text:s/>Подольский егерский должны будут удерживать свою позицию <text:s/>до</text:p>
      <text:p text:style-name="Standard"><text:s text:c="2"/>тех пор, <text:s/>пока резервы центра не подойдут к ним. В этом случае драгуны могут</text:p>
      <text:p text:style-name="Standard"><text:s text:c="2"/>ударить во фланг и опрокинуть их. В <text:s/>случае же атаки на центр, мы выставляем</text:p>
      <text:p text:style-name="Standard"><text:s text:c="2"/>на этом возвышении центральную <text:s/>батарею и <text:s/>под ее прикрытием стягиваем левый</text:p>
      <text:p text:style-name="Standard"><text:s text:c="2"/>фланг и отступаем до оврага эшелонами", рассуждал он сам с собою...</text:p>
      <text:p text:style-name="Standard"><text:s text:c="7"/>Все время, что он был на батарее у орудия, он, как это часто бывает, не</text:p>
      <text:p text:style-name="Standard"><text:s text:c="2"/>переставая, <text:s/>слышал звуки голосов офицеров, <text:s/>говоривших в <text:s/>балагане, <text:s/>но <text:s/>не</text:p>
      <text:p text:style-name="Standard"><text:s text:c="2"/>понимал ни одного <text:s/>слова из <text:s/>того, что они <text:s/>говорили. <text:s/>Вдруг звук голосов из</text:p>
      <text:p text:style-name="Standard"><text:s text:c="2"/>балагана <text:s/>поразил <text:s/>его <text:s/>таким <text:s/>задушевным <text:s text:c="2"/>тоном, <text:s/>что <text:s/>он <text:s text:c="2"/>невольно <text:s/>стал</text:p>
      <text:p text:style-name="Standard"><text:s text:c="2"/>прислушиваться.</text:p>
      <text:p text:style-name="Standard"><text:s text:c="7"/>-- Нет, голубчик, -- говорил приятный и как будто знакомый князю Андрею</text:p>
      <text:p text:style-name="Standard"><text:s text:c="2"/>голос, -- я говорю, что коли бы возможно было знать, что будет после смерти,</text:p>
      <text:p text:style-name="Standard"><text:s text:c="2"/>тогда бы и смерти из нас никто не боялся. Так-то, голубчик.</text:p>
      <text:p text:style-name="Standard"><text:s text:c="7"/>Другой, более молодой голос перебил его:</text:p>
      <text:p text:style-name="Standard"><text:s text:c="7"/>-- Да бойся, не бойся, все равно, -- не минуешь.</text:p>
      <text:p text:style-name="Standard"><text:s text:c="7"/>-- <text:s/>А <text:s/>все боишься! Эх <text:s/>вы, ученые люди, -- сказал <text:s/>третий мужественный</text:p>
      <text:p text:style-name="Standard"><text:s text:c="2"/>голос, перебивая обоих. -- То-то вы, артиллеристы, и учены очень оттого, что</text:p>
      <text:p text:style-name="Standard"><text:s text:c="2"/>все с собой свезти можно, и водочки и закусочки.</text:p>
      <text:p text:style-name="Standard"><text:s text:c="7"/>И владелец мужественного голоса, видимо, пехотный офицер, засмеялся.</text:p>
      <text:p text:style-name="Standard"><text:s text:c="7"/>-- А <text:s/>все <text:s/>боишься, <text:s/>-- <text:s/>продолжал <text:s/>первый <text:s/>знакомый <text:s/>голос. -- Боишься</text:p>
      <text:p text:style-name="Standard"><text:s text:c="2"/>неизвестности, вот чего. Как там ни говори, что душа на небо <text:s/>пойдет... ведь</text:p>
      <text:p text:style-name="Standard"><text:s text:c="2"/>это мы знаем, что неба нет, a сфера одна.</text:p>
      <text:p text:style-name="Standard"><text:s text:c="7"/>Опять мужественный голос перебил артиллериста.</text:p>
      <text:p text:style-name="Standard"><text:s text:c="7"/>-- Ну, угостите же травником-то вашим, Тушин, -- сказал он.</text:p>
      <text:p text:style-name="Standard"><text:s text:c="7"/>"А, <text:s/>это тот <text:s/>самый <text:s/>капитан, который без <text:s/>сапог <text:s/>стоял у <text:s/>маркитанта",</text:p>
      <text:p text:style-name="Standard"><text:s text:c="2"/>подумал <text:s/>князь Андрей, с <text:s/>удовольствием признавая приятный философствовавший</text:p>
      <text:p text:style-name="Standard"><text:s text:c="2"/>голос.</text:p>
      <text:p text:style-name="Standard"><text:s text:c="7"/>-- <text:s/>Травничку можно, <text:s/>-- <text:s/>сказал <text:s/>Тушин, <text:s/>-- <text:s/>а все-таки <text:s/>будущую жизнь</text:p>
      <text:p text:style-name="Standard"><text:s text:c="2"/>постигнуть...</text:p>
      <text:p text:style-name="Standard"><text:s text:c="7"/>Он не договорил. <text:s/>В это время в воздухе послышался свист; ближе, ближе,</text:p>
      <text:p text:style-name="Standard"><text:s text:c="2"/>быстрее и слышнее, слышнее и быстрее, и <text:s/>ядро, как будто не договорив всего,</text:p>
      <text:p text:style-name="Standard"><text:s text:c="2"/>что нужно <text:s/>было, с нечеловеческою <text:s/>силой взрывая брызги, шлепнулось в <text:s/>землю</text:p>
      <text:p text:style-name="Standard"><text:s text:c="2"/>недалеко от балагана. Земля как будто ахнула от страшного удара.</text:p>
      <text:p text:style-name="Standard"><text:s text:c="7"/>В то же <text:s/>мгновение из балагана выскочил <text:s/>прежде всех маленький Тушин <text:s/>с</text:p>
      <text:p text:style-name="Standard"><text:s text:c="2"/>закушенною на бок <text:s/>трубочкой; доброе, умное лицо <text:s/>его было несколько бледно.</text:p>
      <text:p text:style-name="Standard"><text:s text:c="2"/>За ним вышел владетель мужественного голоса, молодцоватый пехотный офицер, и</text:p>
      <text:p text:style-name="Standard"><text:s text:c="2"/>побежал к своей роте, на бегу застегиваясь.</text:p>
      <text:p text:style-name="Standard"><text:s text:c="2"/></text:p>
      <text:p text:style-name="Standard"><text:s text:c="2"/></text:p>
      <text:p text:style-name="Standard">XVII.</text:p>
      <text:p text:style-name="Standard"></text:p>
      <text:p text:style-name="Standard"><text:soft-page-break/></text:p>
      <text:p text:style-name="Standard"><text:s text:c="2"/></text:p>
      <text:p text:style-name="Standard"><text:s text:c="7"/>Князь <text:s/>Андрей <text:s/>верхом остановился на батарее, глядя на <text:s/>дым <text:s/>орудия, из</text:p>
      <text:p text:style-name="Standard"><text:s text:c="2"/>которого вылетело ядро. Глаза его <text:s/>разбегались по обширному пространству. Он</text:p>
      <text:p text:style-name="Standard"><text:s text:c="2"/>видел только, <text:s/>что прежде-неподвижные <text:s/>массы французов <text:s/>заколыхались, <text:s/>и что</text:p>
      <text:p text:style-name="Standard"><text:s text:c="2"/>налево <text:s text:c="2"/>действительно <text:s/>была <text:s text:c="2"/>батарея. <text:s/>На <text:s/>ней <text:s/>еще <text:s/>не <text:s/>разошелся <text:s/>дымок.</text:p>
      <text:p text:style-name="Standard"><text:s text:c="2"/>Французские <text:s/>два конные, <text:s/>вероятно, адъютанта, проскакали по горе. Под гору,</text:p>
      <text:p text:style-name="Standard"><text:s text:c="2"/>вероятно, <text:s/>для <text:s/>усиления <text:s/>цепи, <text:s/>двигалась <text:s/>явственно-видневшаяся <text:s/>небольшая</text:p>
      <text:p text:style-name="Standard"><text:s text:c="2"/>колонна <text:s/>неприятеля. Еще дым <text:s/>первого <text:s/>выстрела не рассеялся, как <text:s/>показался</text:p>
      <text:p text:style-name="Standard"><text:s text:c="2"/>другой дымок и <text:s/>выстрел. <text:s/>Сраженье началось. Князь Андрей <text:s/>повернул лошадь и</text:p>
      <text:p text:style-name="Standard"><text:s text:c="2"/>поскакал назад в <text:s/>Грунт <text:s/>отыскивать князя Багратиона. Сзади <text:s/>себя он слышал,</text:p>
      <text:p text:style-name="Standard"><text:s text:c="2"/>как <text:s/>канонада <text:s/>становилась чаще <text:s/>и громче. Видно, <text:s/>наши <text:s/>начинали <text:s/>отвечать.</text:p>
      <text:p text:style-name="Standard"><text:s text:c="2"/>Внизу, <text:s/>в <text:s/>том <text:s/>месте, <text:s/>где <text:s/>проезжали <text:s/>парламентеры, <text:s/>послышались <text:s/>ружейные</text:p>
      <text:p text:style-name="Standard"><text:s text:c="2"/>выстрелы.</text:p>
      <text:p text:style-name="Standard"><text:s text:c="7"/>Лемарруа <text:s/>(Le <text:s/>Marierois) <text:s text:c="2"/>с <text:s/>грозным <text:s/>письмом <text:s/>Бонапарта <text:s/>только <text:s/>что</text:p>
      <text:p text:style-name="Standard"><text:s text:c="2"/>прискакал <text:s/>к <text:s/>Мюрату, и <text:s/>пристыженный <text:s/>Мюрат, <text:s/>желая загладить <text:s/>свою ошибку,</text:p>
      <text:p text:style-name="Standard"><text:s text:c="2"/>тотчас же двинул <text:s/>свои <text:s/>войска на центр и в обход обоих флангов, надеясь еще</text:p>
      <text:p text:style-name="Standard"><text:s text:c="2"/>до <text:s/>вечера и до прибытия императора раздавить ничтожный, стоявший перед ним,</text:p>
      <text:p text:style-name="Standard"><text:s text:c="2"/>отряд.</text:p>
      <text:p text:style-name="Standard"><text:s text:c="7"/>"Началось! <text:s/>Вот оно"! <text:s/>думал <text:s/>князь <text:s/>Андрей, <text:s/>чувствуя, <text:s/>как кровь чаще</text:p>
      <text:p text:style-name="Standard"><text:s text:c="2"/>начинала <text:s/>приливать к его <text:s/>сердцу. "Но где же? Как же выразится <text:s/>мой Тулон?"</text:p>
      <text:p text:style-name="Standard"><text:s text:c="2"/>думал он.</text:p>
      <text:p text:style-name="Standard"><text:s text:c="7"/>Проезжая <text:s/>между тех же рот, которые ели кашу и пили водку четверть часа</text:p>
      <text:p text:style-name="Standard"><text:s text:c="2"/>тому <text:s/>назад, <text:s/>он везде <text:s/>видел <text:s/>одни и те же быстрые <text:s/>движения строившихся <text:s/>и</text:p>
      <text:p text:style-name="Standard"><text:s text:c="2"/>разбиравших ружья солдат, и на всех лицах узнавал <text:s/>он то чувство <text:s/>оживления,</text:p>
      <text:p text:style-name="Standard"><text:s text:c="2"/>которое было в <text:s/>его сердце. "Началось! Вот оно! Страшно и весело!" <text:s/>говорило</text:p>
      <text:p text:style-name="Standard"><text:s text:c="2"/>лицо каждого солдата и офицера.</text:p>
      <text:p text:style-name="Standard"><text:s text:c="7"/>Не доехав еще до <text:s/>строившегося <text:s/>укрепления, он увидел в вечернем <text:s/>свете</text:p>
      <text:p text:style-name="Standard"><text:s text:c="2"/>пасмурного <text:s/>осеннего дня подвигавшихся ему навстречу верховых. Передовой, <text:s/>в</text:p>
      <text:p text:style-name="Standard"><text:s text:c="2"/>бурке <text:s/>и картузе со смушками, ехал на белой лошади. Это был князь Багратион.</text:p>
      <text:p text:style-name="Standard"><text:s text:c="2"/>Князь <text:s/>Андрей остановился, ожидая его. <text:s/>Князь <text:s/>Багратион <text:s/>приостановил <text:s/>свою</text:p>
      <text:p text:style-name="Standard"><text:s text:c="2"/>лошадь и, <text:s/>узнав князя <text:s/>Андрея, кивнул <text:s/>ему головой. <text:s/>Он продолжал <text:s/>смотреть</text:p>
      <text:p text:style-name="Standard"><text:s text:c="2"/>вперед в то время, как князь Андрей говорил ему то, что он видел.</text:p>
      <text:p text:style-name="Standard"><text:s text:c="7"/>Выражение: "началось! вот оно!" было даже и на крепком карем лице князя</text:p>
      <text:p text:style-name="Standard"><text:s text:c="2"/>Багратиона с полузакрытыми, мутными, как будто невыспавшимися глазами. Князь</text:p>
      <text:p text:style-name="Standard"><text:s text:c="2"/>Андрей <text:s/>с беспокойным любопытством вглядывался в это неподвижное лицо, и ему</text:p>
      <text:p text:style-name="Standard"><text:s text:c="2"/>хотелось знать, думает ли и <text:s/>чувствует, и <text:s/>что <text:s/>думает, <text:s/>что чувствует <text:s/>этот</text:p>
      <text:p text:style-name="Standard"><text:s text:c="2"/>человек <text:s/>в эту минуту? "Есть ли <text:s/>вообще <text:s/>что-нибудь там, за этим неподвижным</text:p>
      <text:p text:style-name="Standard"><text:s text:c="2"/>лицом?" спрашивал себя князь Андрей, глядя на него. Князь Багратион наклонил</text:p>
      <text:p text:style-name="Standard"><text:s text:c="2"/>голову, в знак согласия на слова <text:s/>князя Андрея, и сказал: <text:s/>"Хорошо", с таким</text:p>
      <text:p text:style-name="Standard"><text:s text:c="2"/>выражением, <text:s/>как <text:s/>будто <text:s/>все <text:s/>то, <text:s/>что происходило <text:s/>и что ему сообщали, было</text:p>
      <text:p text:style-name="Standard"><text:s text:c="2"/>именно то, что он уже предвидел. Князь Андрей, запихавшись от быстроты езды,</text:p>
      <text:p text:style-name="Standard"><text:s text:c="2"/>говорил быстро. Князь Багратион произносил слова <text:s/>с своим восточным акцентом</text:p>
      <text:p text:style-name="Standard"><text:s text:c="2"/>особенно медленно, как бы <text:s/>внушая, что торопиться некуда. Он тронул, однако,</text:p>
      <text:p text:style-name="Standard"><text:s text:c="2"/>рысью <text:s/>свою лошадь <text:s/>по направлению <text:s/>к батарее Тушина. Князь Андрей вместе <text:s/>с</text:p>
      <text:p text:style-name="Standard"><text:s text:c="2"/>свитой поехал за ним. За князем Багратионом <text:s/>ехали: <text:s/>свитский офицер, личный</text:p>
      <text:p text:style-name="Standard"><text:s text:c="2"/>адъютант князя, Жерков, ординарец, <text:s/>дежурный штаб-офицер <text:s/>на энглизированной</text:p>
      <text:p text:style-name="Standard"><text:s text:c="2"/>красивой <text:s/>лошади <text:s/>и <text:s/>статский <text:s/>чиновник, <text:s/>аудитор, <text:s/>который <text:s/>из <text:s/>любопытства</text:p>
      <text:p text:style-name="Standard"><text:s text:c="2"/>попросился <text:s/>ехать в сражение. <text:s/>Аудитор, полный <text:s/>мужчина <text:s/>с <text:s/>полным <text:s/>лицом, с</text:p>
      <text:p text:style-name="Standard"><text:s text:c="2"/>наивною <text:s/>улыбкой <text:s/>радости <text:s/>оглядывался <text:s/>вокруг, <text:s/>трясясь <text:s/>на <text:s/>своей <text:s/>лошади,</text:p>
      <text:p text:style-name="Standard"><text:s text:c="2"/>представляя странный вид <text:s/>в своей <text:s/>камлотовой <text:s/>шинели <text:s/>на <text:s/>фурштатском седле</text:p>
      <text:p text:style-name="Standard"><text:s text:c="2"/>среди гусар, казаков и адъютантов.</text:p>
      <text:p text:style-name="Standard"><text:soft-page-break/><text:s text:c="7"/>-- <text:s/>Вот <text:s/>хочет <text:s/>сраженье <text:s/>посмотреть, <text:s/>-- <text:s/>сказал <text:s/>Жерков <text:s/>Болконскому,</text:p>
      <text:p text:style-name="Standard"><text:s text:c="2"/>указывая на аудитора, -- да под ложечкой уж заболело.</text:p>
      <text:p text:style-name="Standard"><text:s text:c="7"/>-- Ну, <text:s/>полно <text:s/>вам, -- проговорил аудитор с <text:s/>сияющею, наивною и <text:s/>вместе</text:p>
      <text:p text:style-name="Standard"><text:s text:c="2"/>хитрою <text:s/>улыбкой, как будто ему лестно было, что он <text:s/>составлял <text:s/>предмет шуток</text:p>
      <text:p text:style-name="Standard"><text:s text:c="2"/>Жеркова, и как будто он нарочно старался казаться глупее, чем он был в самом</text:p>
      <text:p text:style-name="Standard"><text:s text:c="2"/>деле.</text:p>
      <text:p text:style-name="Standard"><text:s text:c="7"/>-- <text:s/>Très <text:s/>drôle, mon <text:s/>monsieur prince, [61] -- сказал дежурный</text:p>
      <text:p text:style-name="Standard"><text:s text:c="2"/>штаб-офицер. (Он <text:s/>помнил, <text:s/>что по-французски как-то особенно говорится титул</text:p>
      <text:p text:style-name="Standard"><text:s text:c="2"/>князь, и никак не мог наладить.)</text:p>
      <text:p text:style-name="Standard"><text:s text:c="7"/>В <text:s/>это время <text:s/>они <text:s/>все <text:s/>уже подъезжали к <text:s/>батарее Тушина, и впереди <text:s/>их</text:p>
      <text:p text:style-name="Standard"><text:s text:c="2"/>ударилось ядро.</text:p>
      <text:p text:style-name="Standard"><text:s text:c="7"/>-- Что ж это упало? -- наивно улыбаясь, спросил аудитор.</text:p>
      <text:p text:style-name="Standard"><text:s text:c="7"/>-- Лепешки французские, -- сказал Жерков.</text:p>
      <text:p text:style-name="Standard"><text:s text:c="7"/>-- Этим-то бьют, значит? -- спросил аудитор. -- Страсть-то какая!</text:p>
      <text:p text:style-name="Standard"><text:s text:c="7"/>И <text:s/>он, казалось, распускался весь от удовольствия. <text:s/>Едва <text:s/>он договорил,</text:p>
      <text:p text:style-name="Standard"><text:s text:c="2"/>как опять раздался неожиданно страшный свист, вдруг прекратившийся ударом во</text:p>
      <text:p text:style-name="Standard"><text:s text:c="2"/>что-то жидкое, <text:s/>и <text:s/>ш-ш-ш-шлеп -- <text:s/>казак, ехавший <text:s/>несколько <text:s/>правее и <text:s/>сзади</text:p>
      <text:p text:style-name="Standard"><text:s text:c="2"/>аудитора, <text:s/>с <text:s/>лошадью <text:s/>рухнулся <text:s/>на <text:s/>землю. <text:s/>Жерков <text:s/>и <text:s/>дежурный штаб-офицер</text:p>
      <text:p text:style-name="Standard"><text:s text:c="2"/>пригнулись к седлам <text:s/>и прочь поворотили <text:s/>лошадей. Аудитор остановился против</text:p>
      <text:p text:style-name="Standard"><text:s text:c="2"/>казака, со <text:s/>внимательным <text:s/>любопытством рассматривая <text:s/>его. <text:s/>Казак был <text:s/>мертв,</text:p>
      <text:p text:style-name="Standard"><text:s text:c="2"/>лошадь еще билась.</text:p>
      <text:p text:style-name="Standard"><text:s text:c="7"/>Князь Багратион, прищурившись, оглянулся и, увидав причину происшедшего</text:p>
      <text:p text:style-name="Standard"><text:s text:c="2"/>замешательства, равнодушно отвернулся, как будто говоря: стоит ли глупостями</text:p>
      <text:p text:style-name="Standard"><text:s text:c="2"/>заниматься! <text:s/>Он <text:s/>остановил <text:s/>лошадь, <text:s/>с <text:s/>приемом <text:s/>хорошего ездока, <text:s/>несколько</text:p>
      <text:p text:style-name="Standard"><text:s text:c="2"/>перегнулся и выправил зацепившуюся за бурку шпагу. Шпага была старинная, <text:s/>не</text:p>
      <text:p text:style-name="Standard"><text:s text:c="2"/>такая, какие носились теперь. <text:s/>Князь Андрей <text:s/>вспомнил <text:s/>рассказ <text:s/>о <text:s/>том, <text:s/>как</text:p>
      <text:p text:style-name="Standard"><text:s text:c="2"/>Суворов в Италии <text:s/>подарил свою шпагу Багратиону, и ему в эту минуту особенно</text:p>
      <text:p text:style-name="Standard"><text:s text:c="2"/>приятно было это воспоминание. Они подъехали к той самой батарее, <text:s/>у которой</text:p>
      <text:p text:style-name="Standard"><text:s text:c="2"/>стоял Болконский, когда рассматривал поле сражения.</text:p>
      <text:p text:style-name="Standard"><text:s text:c="7"/>-- Чья рота? -- спросил <text:s/>князь <text:s/>Багратион у фейерверкера, <text:s/>стоявшего <text:s/>у</text:p>
      <text:p text:style-name="Standard"><text:s text:c="2"/>ящиков.</text:p>
      <text:p text:style-name="Standard"><text:s text:c="7"/>Он спрашивал: чья рота? а <text:s/>в сущности он спрашивал: уж не робеете ли вы</text:p>
      <text:p text:style-name="Standard"><text:s text:c="2"/>тут? И фейерверкер понял это.</text:p>
      <text:p text:style-name="Standard"><text:s text:c="7"/>-- Капитана Тушина, ваше превосходительство, -- <text:s/>вытягиваясь, <text:s/>закричал</text:p>
      <text:p text:style-name="Standard"><text:s text:c="2"/>веселым голосом рыжий, с покрытым веснушками лицом, фейерверкер.</text:p>
      <text:p text:style-name="Standard"><text:s text:c="7"/>-- Так, так, -- проговорил Багратион, что-то соображая, и мимо передков</text:p>
      <text:p text:style-name="Standard"><text:s text:c="2"/>проехал к крайнему орудию.</text:p>
      <text:p text:style-name="Standard"><text:s text:c="7"/>В <text:s/>то время <text:s/>как <text:s/>он подъезжал, из <text:s/>орудия этого, оглушая его и <text:s/>свиту,</text:p>
      <text:p text:style-name="Standard"><text:s text:c="2"/>зазвенел <text:s text:c="2"/>выстрел, <text:s/>и <text:s text:c="2"/>в <text:s/>дыму, <text:s text:c="2"/>вдруг <text:s text:c="2"/>окружившем <text:s/>орудие, <text:s/>видны <text:s/>были</text:p>
      <text:p text:style-name="Standard"><text:s text:c="2"/>артиллеристы, подхватившие пушку и, торопливо напрягаясь, накатывавшие ее на</text:p>
      <text:p text:style-name="Standard"><text:s text:c="2"/>прежнее <text:s text:c="2"/>место. <text:s/>Широкоплечий, <text:s/>огромный <text:s/>солдат <text:s/>1-й <text:s/>с <text:s/>банником, <text:s/>широко</text:p>
      <text:p text:style-name="Standard"><text:s text:c="2"/>расставив ноги, отскочил <text:s/>к колесу. 2-й трясущейся рукой клал заряд <text:s/>в дуло.</text:p>
      <text:p text:style-name="Standard"><text:s text:c="2"/>Небольшой сутуловатый человек, офицер Тушин, спотыкнувшись на хобот, выбежал</text:p>
      <text:p text:style-name="Standard"><text:s text:c="2"/>вперед, не замечая генерала и выглядывая из-под маленькой ручки.</text:p>
      <text:p text:style-name="Standard"><text:s text:c="7"/>-- Еще две линии прибавь, как раз <text:s/>так будет, -- закричал он <text:s/>тоненьким</text:p>
      <text:p text:style-name="Standard"><text:s text:c="2"/>голоском, <text:s/>которому <text:s/>он старался <text:s/>придать молодцоватость, не <text:s/>шедшую <text:s/>к <text:s/>его</text:p>
      <text:p text:style-name="Standard"><text:s text:c="2"/>фигуре. -- Второе! -- пропищал он. -- Круши, Медведев!</text:p>
      <text:p text:style-name="Standard"><text:s text:c="7"/>Багратион окликнул <text:s/>офицера, и <text:s/>Тушин, <text:s/>робким <text:s/>и <text:s/>неловким <text:s/>движением,</text:p>
      <text:p text:style-name="Standard"><text:s text:c="2"/>совсем <text:s/>не так, как салютуют военные, а <text:s/>так, как <text:s/>благословляют священники,</text:p>
      <text:p text:style-name="Standard"><text:s text:c="2"/>приложив <text:s/>три пальца к козырьку, подошел к генералу. Хотя орудия Тушина были</text:p>
      <text:p text:style-name="Standard"><text:s text:c="2"/>назначены для того, чтоб <text:s/>обстреливать лощину, он <text:s/>стрелял брандскугелями по</text:p>
      <text:p text:style-name="Standard"><text:s text:c="2"/>видневшейся <text:s/>впереди деревне <text:s/>Шенграбен, перед которой <text:s/>выдвигались <text:s/>большие</text:p>
      <text:p text:style-name="Standard"><text:soft-page-break/><text:s text:c="2"/>массы французов.</text:p>
      <text:p text:style-name="Standard"><text:s text:c="7"/>Никто <text:s/>не приказывал Тушину, куда и чем стрелять, и он, посоветовавшись</text:p>
      <text:p text:style-name="Standard"><text:s text:c="2"/>с <text:s/>своим <text:s/>фельдфебелем Захарченком, к которому имел большое уважение, решил,</text:p>
      <text:p text:style-name="Standard"><text:s text:c="2"/>что хорошо <text:s/>было <text:s/>бы зажечь <text:s/>деревню. "Хорошо!" сказал <text:s/>Багратион на <text:s/>доклад</text:p>
      <text:p text:style-name="Standard"><text:s text:c="2"/>офицера и стал оглядывать все открывавшееся перед ним поле сражения, <text:s/>как бы</text:p>
      <text:p text:style-name="Standard"><text:s text:c="2"/>что-то <text:s/>соображая. <text:s/>С правой <text:s/>стороны ближе всего подошли <text:s/>французы. <text:s/>Пониже</text:p>
      <text:p text:style-name="Standard"><text:s text:c="2"/>высоты, <text:s/>на которой стоял <text:s/>Киевский полк, в лощине речки слышалась хватающая</text:p>
      <text:p text:style-name="Standard"><text:s text:c="2"/>за душу перекатная трескотня ружей, и гораздо правее, за драгунами, свитский</text:p>
      <text:p text:style-name="Standard"><text:s text:c="2"/>офицер <text:s/>указывал <text:s/>князю на <text:s/>обходившую наш фланг <text:s/>колонну <text:s/>французов. Налево</text:p>
      <text:p text:style-name="Standard"><text:s text:c="2"/>горизонт <text:s/>ограничивался <text:s/>близким <text:s text:c="2"/>лесом. <text:s/>Князь <text:s text:c="2"/>Багратион <text:s/>приказал <text:s/>двум</text:p>
      <text:p text:style-name="Standard"><text:s text:c="2"/>баталионам из центра итти на подкрепление направо. Свитский офицер осмелился</text:p>
      <text:p text:style-name="Standard"><text:s text:c="2"/>заметить князю, что по уходе этих баталионов орудия останутся без прикрытия.</text:p>
      <text:p text:style-name="Standard"><text:s text:c="2"/>Князь Багратион обернулся к <text:s/>свитскому офицеру и <text:s/>тусклыми глазами посмотрел</text:p>
      <text:p text:style-name="Standard"><text:s text:c="2"/>на него <text:s/>молча. Князю <text:s/>Андрею казалось, что замечание свитского офицера было</text:p>
      <text:p text:style-name="Standard"><text:s text:c="2"/>справедливо <text:s/>и <text:s/>что <text:s/>действительно <text:s/>сказать <text:s/>было нечего. <text:s/>Но <text:s/>в <text:s/>это <text:s/>время</text:p>
      <text:p text:style-name="Standard"><text:s text:c="2"/>прискакал адъютант <text:s/>от полкового командира, <text:s/>бывшего <text:s/>в лощине, с известием,</text:p>
      <text:p text:style-name="Standard"><text:s text:c="2"/>что огромные массы французов <text:s/>шли <text:s/>низом, что полк расстроен <text:s/>и <text:s/>отступает к</text:p>
      <text:p text:style-name="Standard"><text:s text:c="2"/>киевским <text:s/>гренадерам. <text:s/>Князь Багратион <text:s/>наклонил голову в <text:s/>знак <text:s/>согласия <text:s/>и</text:p>
      <text:p text:style-name="Standard"><text:s text:c="2"/>одобрения. <text:s/>Шагом <text:s/>поехал <text:s/>он <text:s/>направо <text:s/>и <text:s/>послал <text:s/>адъютанта <text:s/>к <text:s/>драгунам <text:s/>с</text:p>
      <text:p text:style-name="Standard"><text:s text:c="2"/>приказанием <text:s/>атаковать французов. Но посланный <text:s/>туда адъютант <text:s/>приехал через</text:p>
      <text:p text:style-name="Standard"><text:s text:c="2"/>полчаса с известием, что драгунский полковой командир уже отступил за овраг,</text:p>
      <text:p text:style-name="Standard"><text:s text:c="2"/>ибо против него <text:s/>был направлен сильный огонь, и <text:s/>он понапрасну терял людей и</text:p>
      <text:p text:style-name="Standard"><text:s text:c="2"/>потому спешил стрелков в лес.</text:p>
      <text:p text:style-name="Standard"><text:s text:c="7"/>-- Хорошо! -- сказал Багратион.</text:p>
      <text:p text:style-name="Standard"><text:s text:c="7"/>В то время как он отъезжал от батареи, налево тоже послышались выстрелы</text:p>
      <text:p text:style-name="Standard"><text:s text:c="2"/>в лесу, <text:s/>и так как было слишком далеко до левого фланга, чтобы успеть самому</text:p>
      <text:p text:style-name="Standard"><text:s text:c="2"/>приехать <text:s/>во-время, <text:s/>князь Багратион <text:s/>послал туда Жеркова <text:s/>сказать <text:s/>старшему</text:p>
      <text:p text:style-name="Standard"><text:s text:c="2"/>генералу, тому самому, который представлял полк Кутузову в Браунау, чтобы он</text:p>
      <text:p text:style-name="Standard"><text:s text:c="2"/>отступил сколь можно поспешнее за <text:s/>овраг, потому что правый фланг, вероятно,</text:p>
      <text:p text:style-name="Standard"><text:s text:c="2"/>не <text:s/>в силах будет <text:s/>долго <text:s/>удерживать неприятеля. Про <text:s/>Тушина же <text:s/>и баталион,</text:p>
      <text:p text:style-name="Standard"><text:s text:c="2"/>прикрывавший <text:s/>его, <text:s/>было забыто. <text:s/>Князь <text:s/>Андрей <text:s/>тщательно <text:s/>прислушивался <text:s/>к</text:p>
      <text:p text:style-name="Standard"><text:s text:c="2"/>разговорам князя Багратиона с начальниками и к отдаваемым им приказаниям и к</text:p>
      <text:p text:style-name="Standard"><text:s text:c="2"/>удивлению <text:s/>замечал, что <text:s/>приказаний <text:s/>никаких отдаваемо не было, а что <text:s/>князь</text:p>
      <text:p text:style-name="Standard"><text:s text:c="2"/>Багратион <text:s/>только <text:s/>старался <text:s text:c="2"/>делать <text:s/>вид, <text:s text:c="2"/>что <text:s text:c="2"/>все, <text:s/>что <text:s text:c="2"/>делалось <text:s text:c="2"/>по</text:p>
      <text:p text:style-name="Standard"><text:s text:c="2"/>необходимости, случайности и воле частных <text:s/>начальников, что все это делалось</text:p>
      <text:p text:style-name="Standard"><text:s text:c="2"/>хоть не по его приказанию, но <text:s/>согласно <text:s/>с его намерениями. Благодаря такту,</text:p>
      <text:p text:style-name="Standard"><text:s text:c="2"/>который выказывал <text:s/>князь Багратион, <text:s/>князь Андрей замечал, что, <text:s/>несмотря на</text:p>
      <text:p text:style-name="Standard"><text:s text:c="2"/>эту <text:s/>случайность событий и независимость их от воли <text:s/>начальника, присутствие</text:p>
      <text:p text:style-name="Standard"><text:s text:c="2"/>его <text:s/>сделало <text:s text:c="2"/>чрезвычайно <text:s text:c="2"/>много. <text:s/>Начальники, <text:s text:c="2"/>с <text:s/>расстроенными <text:s text:c="2"/>лицами</text:p>
      <text:p text:style-name="Standard"><text:s text:c="2"/>подъезжавшие <text:s/>к <text:s/>князю Багратиону, становились спокойны, солдаты <text:s/>и <text:s/>офицеры</text:p>
      <text:p text:style-name="Standard"><text:s text:c="2"/>весело приветствовали его <text:s/>и становились <text:s/>оживленнее в <text:s/>его <text:s/>присутствии <text:s/>и,</text:p>
      <text:p text:style-name="Standard"><text:s text:c="2"/>видимо, щеголяли перед ним своею храбростию.</text:p>
      <text:p text:style-name="Standard"><text:s text:c="2"/></text:p>
      <text:p text:style-name="Standard"><text:s text:c="2"/></text:p>
      <text:p text:style-name="Standard">XVIII.</text:p>
      <text:p text:style-name="Standard"></text:p>
      <text:p text:style-name="Standard"></text:p>
      <text:p text:style-name="Standard"><text:s text:c="2"/></text:p>
      <text:p text:style-name="Standard"><text:s text:c="7"/>Князь Багратион, <text:s/>выехав на самый <text:s/>высокий пункт нашего правого фланга,</text:p>
      <text:p text:style-name="Standard"><text:s text:c="2"/>стал спускаться <text:s/>книзу, где <text:s/>слышалась перекатная стрельба и ничего не видно</text:p>
      <text:p text:style-name="Standard"><text:s text:c="2"/>было от <text:s/>порохового дыма. Чем ближе они спускались <text:s/>к лощине, тем <text:s/>менее <text:s/>им</text:p>
      <text:p text:style-name="Standard"><text:s text:c="2"/>становилось <text:s/>видно, <text:s/>но <text:s/>тем <text:s text:c="2"/>чувствительнее <text:s/>становилась <text:s/>близость <text:s/>самого</text:p>
      <text:p text:style-name="Standard"><text:soft-page-break/><text:s text:c="2"/>настоящего <text:s/>поля <text:s text:c="2"/>сражения. <text:s/>Им <text:s text:c="2"/>стали <text:s/>встречаться <text:s text:c="2"/>раненые. <text:s text:c="2"/>Одного <text:s/>с</text:p>
      <text:p text:style-name="Standard"><text:s text:c="2"/>окровавленной головой, без шапки, <text:s/>тащили двое солдат <text:s/>под руки. Он хрипел и</text:p>
      <text:p text:style-name="Standard"><text:s text:c="2"/>плевал. <text:s/>Пуля попала, <text:s/>видно, в рот <text:s/>или в <text:s/>горло. Другой, встретившийся им,</text:p>
      <text:p text:style-name="Standard"><text:s text:c="2"/>бодро <text:s/>шел <text:s/>один, без ружья, громко охая и махая от свежей <text:s/>боли <text:s/>рукою, <text:s/>из</text:p>
      <text:p text:style-name="Standard"><text:s text:c="2"/>которой кровь <text:s/>лилась, <text:s/>как из стклянки, на <text:s/>его шинель. <text:s/>Лицо <text:s/>его казалось</text:p>
      <text:p text:style-name="Standard"><text:s text:c="2"/>больше испуганным, чем страдающим. Он минуту тому назад <text:s/>был ранен. Переехав</text:p>
      <text:p text:style-name="Standard"><text:s text:c="2"/>дорогу, они <text:s/>стали круто спускаться и на спуске <text:s/>увидали <text:s/>несколько человек,</text:p>
      <text:p text:style-name="Standard"><text:s text:c="2"/>которые <text:s/>лежали; <text:s/>им <text:s/>встретилась <text:s/>толпа солдат, <text:s/>в <text:s/>числе которых были и не</text:p>
      <text:p text:style-name="Standard"><text:s text:c="2"/>раненые. <text:s/>Солдаты шли <text:s/>в <text:s/>гору, тяжело <text:s/>дыша, и, несмотря на <text:s/>вид <text:s/>генерала,</text:p>
      <text:p text:style-name="Standard"><text:s text:c="2"/>громко разговаривали и <text:s/>махали руками. Впереди, в <text:s/>дыму, уже были видны ряды</text:p>
      <text:p text:style-name="Standard"><text:s text:c="2"/>серых шинелей, <text:s/>и <text:s/>офицер, увидав Багратиона, с криком побежал за солдатами,</text:p>
      <text:p text:style-name="Standard"><text:s text:c="2"/>шедшими толпой, требуя, чтоб они воротились. <text:s/>Багратион подъехал к рядам, по</text:p>
      <text:p text:style-name="Standard"><text:s text:c="2"/>которым то там, то здесь быстро щелкали выстрелы, заглушая говор и командные</text:p>
      <text:p text:style-name="Standard"><text:s text:c="2"/>крики. <text:s/>Весь воздух <text:s/>пропитан был пороховым <text:s/>дымом. <text:s/>Лица <text:s/>солдат <text:s/>все <text:s/>были</text:p>
      <text:p text:style-name="Standard"><text:s text:c="2"/>закопчены порохом и <text:s/>оживлены. Иные забивали <text:s/>шомполами, другие посыпали <text:s/>на</text:p>
      <text:p text:style-name="Standard"><text:s text:c="2"/>полки, доставали заряды <text:s/>из сумок, третьи стреляли. Но в кого <text:s/>они стреляли,</text:p>
      <text:p text:style-name="Standard"><text:s text:c="2"/>этого <text:s/>не было видно от порохового дыма, не уносимого ветром. Довольно часто</text:p>
      <text:p text:style-name="Standard"><text:s text:c="2"/>слышались <text:s/>приятные <text:s/>звуки <text:s/>жужжанья и свистения. <text:s/>"Что это <text:s/>такое? -- думал</text:p>
      <text:p text:style-name="Standard"><text:s text:c="2"/>князь Андрей, <text:s/>подъезжая <text:s/>к этой <text:s/>толпе солдат. -- Это не может быть <text:s/>атака,</text:p>
      <text:p text:style-name="Standard"><text:s text:c="2"/>потому что они не двигаются; не может быть карре: они не так стоят".</text:p>
      <text:p text:style-name="Standard"><text:s text:c="7"/>Худощавый, <text:s/>слабый <text:s/>на <text:s/>вид <text:s/>старичок, <text:s/>полковой <text:s/>командир, с <text:s/>приятною</text:p>
      <text:p text:style-name="Standard"><text:s text:c="2"/>улыбкой, <text:s/>с <text:s/>веками, которые больше чем наполовину закрывали его <text:s/>старческие</text:p>
      <text:p text:style-name="Standard"><text:s text:c="2"/>глаза, придавая <text:s/>ему кроткий вид, подъехал к князю <text:s/>Багратиону и принял его,</text:p>
      <text:p text:style-name="Standard"><text:s text:c="2"/>как хозяин дорогого гостя. Он доложил князю Багратиону, что против его полка</text:p>
      <text:p text:style-name="Standard"><text:s text:c="2"/>была конная <text:s/>атака <text:s/>французов, но что, <text:s/>хотя атака эта <text:s/>отбита, полк потерял</text:p>
      <text:p text:style-name="Standard"><text:s text:c="2"/>больше <text:s/>половины <text:s/>людей. Полковой командир сказал, что <text:s/>атака <text:s/>была <text:s/>отбита,</text:p>
      <text:p text:style-name="Standard"><text:s text:c="2"/>придумав <text:s/>это <text:s/>военное название тому, <text:s/>что <text:s/>происходило в <text:s/>его полку; <text:s/>но он</text:p>
      <text:p text:style-name="Standard"><text:s text:c="2"/>действительно <text:s/>сам не знал, что <text:s/>происходило в эти полчаса <text:s/>во вверенных ему</text:p>
      <text:p text:style-name="Standard"><text:s text:c="2"/>войсках, и <text:s/>не мог с достоверностью <text:s/>сказать, <text:s/>была ли отбита атака или полк</text:p>
      <text:p text:style-name="Standard"><text:s text:c="2"/>его был разбит атакой. В начале действий он знал только то, что по всему его</text:p>
      <text:p text:style-name="Standard"><text:s text:c="2"/>полку стали летать ядра и гранаты и <text:s/>бить людей, что потом <text:s/>кто-то закричал:</text:p>
      <text:p text:style-name="Standard"><text:s text:c="2"/>"конница", и наши стали стрелять. И стреляли <text:s/>до <text:s/>сих пор уже <text:s/>не в конницу,</text:p>
      <text:p text:style-name="Standard"><text:s text:c="2"/>которая <text:s/>скрылась, а <text:s/>в <text:s/>пеших <text:s/>французов, <text:s/>которые показались <text:s/>в <text:s/>лощине <text:s/>и</text:p>
      <text:p text:style-name="Standard"><text:s text:c="2"/>стреляли по нашим. Князь <text:s/>Багратион наклонил голову в знак того, что все это</text:p>
      <text:p text:style-name="Standard"><text:s text:c="2"/>было совершенно так, как он желал и предполагал. Обратившись к адъютанту, он</text:p>
      <text:p text:style-name="Standard"><text:s text:c="2"/>приказал ему привести с горы два баталиона 6-го егерского, <text:s/>мимо которых они</text:p>
      <text:p text:style-name="Standard"><text:s text:c="2"/>сейчас проехали. Князя Андрея поразила в эту <text:s/>минуту перемена, происшедшая в</text:p>
      <text:p text:style-name="Standard"><text:s text:c="2"/>лице <text:s/>князя Багратиона. Лицо <text:s/>его выражало <text:s/>ту сосредоточенную и <text:s/>счастливую</text:p>
      <text:p text:style-name="Standard"><text:s text:c="2"/>решимость, <text:s/>которая бывает <text:s/>у человека, <text:s/>готового в жаркий день броситься <text:s/>в</text:p>
      <text:p text:style-name="Standard"><text:s text:c="2"/>воду и берущего последний разбег. <text:s/>Не было ни невыспавшихся тусклых глаз, ни</text:p>
      <text:p text:style-name="Standard"><text:s text:c="2"/>притворно-глубокомысленного <text:s text:c="2"/>вида: <text:s text:c="2"/>круглые, <text:s/>твердые, <text:s text:c="2"/>ястребиные <text:s/>глаза</text:p>
      <text:p text:style-name="Standard"><text:s text:c="2"/>восторженно и несколько презрительно смотрели вперед, очевидно, ни на чем не</text:p>
      <text:p text:style-name="Standard"><text:s text:c="2"/>останавливаясь, <text:s/>хотя <text:s/>в <text:s/>его <text:s/>движениях <text:s/>оставалась прежняя <text:s/>медленность <text:s/>и</text:p>
      <text:p text:style-name="Standard"><text:s text:c="2"/>размеренность.</text:p>
      <text:p text:style-name="Standard"><text:s text:c="7"/>Полковой командир обратился к князю Багратиону, упрашивая <text:s/>его отъехать</text:p>
      <text:p text:style-name="Standard"><text:s text:c="2"/>назад, так как здесь было слишком опасно. "Помилуйте, ваше сиятельство, ради</text:p>
      <text:p text:style-name="Standard"><text:s text:c="2"/>Бога!" <text:s/>говорил <text:s/>он, <text:s/>за <text:s/>подтверждением <text:s/>взглядывая <text:s/>на <text:s/>свитского офицера,</text:p>
      <text:p text:style-name="Standard"><text:s text:c="2"/>который <text:s/>отвертывался <text:s/>от него. <text:s/>"Вот, <text:s/>изволите видеть!" <text:s/>Он давал заметить</text:p>
      <text:p text:style-name="Standard"><text:s text:c="2"/>пули, <text:s/>которые беспрестанно визжали, пели и <text:s/>свистали около <text:s/>них. Он говорил</text:p>
      <text:p text:style-name="Standard"><text:s text:c="2"/>таким тоном просьбы и <text:s/>упрека, с каким <text:s/>плотник <text:s/>говорит взявшемуся за топор</text:p>
      <text:p text:style-name="Standard"><text:s text:c="2"/>барину: "наше дело <text:s/>привычное, а <text:s/>вы ручки намозолите". <text:s/>Он говорил так, как</text:p>
      <text:p text:style-name="Standard"><text:s text:c="2"/>будто его самого не могли убить эти пули, и его полузакрытые глаза придавали</text:p>
      <text:p text:style-name="Standard"><text:soft-page-break/><text:s text:c="2"/>его <text:s/>словам еще <text:s/>более <text:s/>убедительное выражение. Штаб-офицер <text:s/>присоединился к</text:p>
      <text:p text:style-name="Standard"><text:s text:c="2"/>увещаниям <text:s/>полкового командира; <text:s/>но князь <text:s/>Багратион не отвечал им и <text:s/>только</text:p>
      <text:p text:style-name="Standard"><text:s text:c="2"/>приказал перестать <text:s/>стрелять и построиться так, чтобы дать место подходившим</text:p>
      <text:p text:style-name="Standard"><text:s text:c="2"/>двум баталионам. В то время как он <text:s/>говорил, будто невидимою рукой потянулся</text:p>
      <text:p text:style-name="Standard"><text:s text:c="2"/>справа <text:s/>налево, <text:s/>от поднявшегося ветра, <text:s/>полог <text:s/>дыма, <text:s/>скрывавший <text:s/>лощину, и</text:p>
      <text:p text:style-name="Standard"><text:s text:c="2"/>противоположная гора с двигающимися по ней французами <text:s/>открылась перед ними.</text:p>
      <text:p text:style-name="Standard"><text:s text:c="2"/>Все глаза были невольно устремлены на эту французскую колонну, подвигавшуюся</text:p>
      <text:p text:style-name="Standard"><text:s text:c="2"/>к нам <text:s/>и извивавшуюся <text:s/>по уступам местности. Уже видны <text:s/>были мохнатые <text:s/>шапки</text:p>
      <text:p text:style-name="Standard"><text:s text:c="2"/>солдат; <text:s/>уже <text:s/>можно <text:s/>было <text:s/>отличить <text:s/>офицеров <text:s/>от <text:s/>рядовых; видно <text:s/>было, как</text:p>
      <text:p text:style-name="Standard"><text:s text:c="2"/>трепалось о древко их знамя.</text:p>
      <text:p text:style-name="Standard"><text:s text:c="7"/>-- Славно идут, -- сказал кто-то в свите Багратиона.</text:p>
      <text:p text:style-name="Standard"><text:s text:c="7"/>Голова <text:s/>колонны <text:s/>спустилась <text:s/>уже <text:s/>в <text:s/>лощину. Столкновение <text:s/>должно <text:s/>было</text:p>
      <text:p text:style-name="Standard"><text:s text:c="2"/>произойти на этой стороне спуска...</text:p>
      <text:p text:style-name="Standard"><text:s text:c="7"/>Остатки <text:s/>нашего <text:s/>полка, <text:s/>бывшего <text:s/>в <text:s/>деле, <text:s/>поспешно строясь, <text:s/>отходили</text:p>
      <text:p text:style-name="Standard"><text:s text:c="2"/>вправо; из-за них, разгоняя отставших, <text:s/>подходили стройно два баталиона 6-го</text:p>
      <text:p text:style-name="Standard"><text:s text:c="2"/>егерского. Они еще не <text:s/>поровнялись с Багратионом, а уже слышен был <text:s/>тяжелый,</text:p>
      <text:p text:style-name="Standard"><text:s text:c="2"/>грузный шаг, отбиваемый в ногу <text:s/>всею массой людей. С левого фланга шел ближе</text:p>
      <text:p text:style-name="Standard"><text:s text:c="2"/>всех <text:s/>к Багратиону ротный командир, <text:s/>круглолицый, статный мужчина <text:s/>с глупым,</text:p>
      <text:p text:style-name="Standard"><text:s text:c="2"/>счастливым выражением <text:s/>лица, <text:s/>тот самый, который <text:s/>выбежал <text:s/>из <text:s/>балагана. Он,</text:p>
      <text:p text:style-name="Standard"><text:s text:c="2"/>видимо, <text:s/>ни о чем не думал в эту минуту, кроме того, что он молодцом пройдет</text:p>
      <text:p text:style-name="Standard"><text:s text:c="2"/>мимо начальства.</text:p>
      <text:p text:style-name="Standard"><text:s text:c="7"/>С фрунтовым самодовольством он шел легко на мускулистых ногах, точно он</text:p>
      <text:p text:style-name="Standard"><text:s text:c="2"/>плыл, без <text:s/>малейшего <text:s/>усилия <text:s/>вытягиваясь <text:s/>и <text:s/>отличаясь <text:s/>этою <text:s/>легкостью <text:s/>от</text:p>
      <text:p text:style-name="Standard"><text:s text:c="2"/>тяжелого <text:s/>шага солдат, шедших по его шагу. Он нес <text:s/>у ноги вынутую тоненькую,</text:p>
      <text:p text:style-name="Standard"><text:s text:c="2"/>узенькую <text:s/>шпагу (гнутую шпажку, <text:s/>не похожую <text:s/>на оружие) и, оглядываясь то на</text:p>
      <text:p text:style-name="Standard"><text:s text:c="2"/>начальство, то назад, не теряя шагу, гибко <text:s/>поворачивался всем своим сильным</text:p>
      <text:p text:style-name="Standard"><text:s text:c="2"/>станом. <text:s/>Казалось, все силы души <text:s/>его были направлены на то,чтобы <text:s/>наилучшим</text:p>
      <text:p text:style-name="Standard"><text:s text:c="2"/>образом пройти <text:s/>мимо начальства, <text:s/>и, <text:s/>чувствуя, <text:s/>что <text:s/>он <text:s/>исполняет это дело</text:p>
      <text:p text:style-name="Standard"><text:s text:c="2"/>хорошо, он был <text:s/>счастлив. "Левой... левой... <text:s/>левой...", казалось, внутренно</text:p>
      <text:p text:style-name="Standard"><text:s text:c="2"/>приговаривал он <text:s/>через каждый шаг, и по этому такту с разно-образно-строгими</text:p>
      <text:p text:style-name="Standard"><text:s text:c="2"/>лицами двигалась стена солдатских <text:s/>фигур, отягченных ранцами и <text:s/>ружьями, как</text:p>
      <text:p text:style-name="Standard"><text:s text:c="2"/>будто каждый из этих сотен солдат мысленно через шаг приговаривал: "левой...</text:p>
      <text:p text:style-name="Standard"><text:s text:c="2"/>левой... левой...". Толстый майор, пыхтя и разрознивая <text:s/>шаг, обходил куст по</text:p>
      <text:p text:style-name="Standard"><text:s text:c="2"/>дороге; <text:s/>отставший <text:s/>солдат, <text:s text:c="2"/>запыхавшись, <text:s/>с <text:s/>испуганным <text:s text:c="2"/>лицом <text:s text:c="2"/>за <text:s/>свою</text:p>
      <text:p text:style-name="Standard"><text:s text:c="2"/>неисправность, <text:s/>рысью догонял <text:s/>роту; <text:s/>ядро, <text:s/>нажимая <text:s/>воздух, <text:s/>пролетело над</text:p>
      <text:p text:style-name="Standard"><text:s text:c="2"/>головой князя Багратиона <text:s/>и свиты и <text:s/>в <text:s/>такт: "левой -- левой!" ударилось <text:s/>в</text:p>
      <text:p text:style-name="Standard"><text:s text:c="2"/>колонну. "Сомкнись!" послышался щеголяющий голос ротного <text:s/>командира. Солдаты</text:p>
      <text:p text:style-name="Standard"><text:s text:c="2"/>дугой <text:s/>обходили <text:s/>что-то <text:s/>в <text:s/>том <text:s/>месте, <text:s/>куда <text:s/>упало <text:s/>ядро; <text:s/>старый кавалер,</text:p>
      <text:p text:style-name="Standard"><text:s text:c="2"/>фланговый <text:s/>унтер-офицер, отстав около убитых, догнал <text:s/>свой ряд, <text:s/>подпрыгнув,</text:p>
      <text:p text:style-name="Standard"><text:s text:c="2"/>переменил <text:s/>ногу, <text:s/>попал <text:s/>в <text:s/>шаг <text:s/>и <text:s/>сердито <text:s/>оглянулся. <text:s/>"Левой... <text:s/>левой...</text:p>
      <text:p text:style-name="Standard"><text:s text:c="2"/>левой...", казалось, слышалось <text:s/>из-за угрожающего молчания <text:s/>и <text:s/>однообразного</text:p>
      <text:p text:style-name="Standard"><text:s text:c="2"/>звука единовременно ударяющих о землю ног.</text:p>
      <text:p text:style-name="Standard"><text:s text:c="7"/>-- Молодцами, ребята! -- сказал князь Багратион.</text:p>
      <text:p text:style-name="Standard"><text:s text:c="7"/>"Ради... <text:s/>ого-го-го-го-го!..." <text:s/>раздалось <text:s/>по <text:s/>рядам. <text:s/>Угрюмый <text:s/>солдат,</text:p>
      <text:p text:style-name="Standard"><text:s text:c="2"/>шедший слева, крича, оглянулся глазами на Багратиона с таким выражением, как</text:p>
      <text:p text:style-name="Standard"><text:s text:c="2"/>будто <text:s/>говорил: <text:s/>"сами <text:s/>знаем"; <text:s/>другой, не <text:s/>оглядываясь и <text:s/>как <text:s/>будто боясь</text:p>
      <text:p text:style-name="Standard"><text:s text:c="2"/>развлечься, разинув рот, кричал и проходил.</text:p>
      <text:p text:style-name="Standard"><text:s text:c="7"/>Велено было остановиться и снять ранцы.</text:p>
      <text:p text:style-name="Standard"><text:s text:c="7"/>Багратион объехал прошедшие мимо его <text:s/>ряды <text:s/>и слез с <text:s/>лошади. <text:s/>Он отдал</text:p>
      <text:p text:style-name="Standard"><text:s text:c="2"/>казаку <text:s/>поводья, <text:s/>снял <text:s/>и отдал бурку, расправил ноги и поправил <text:s/>на <text:s/>голове</text:p>
      <text:p text:style-name="Standard"><text:s text:c="2"/>картуз. Голова французской <text:s/>колонны, с офицерами <text:s/>впереди, показалась из-под</text:p>
      <text:p text:style-name="Standard"><text:s text:c="2"/>горы.</text:p>
      <text:p text:style-name="Standard"><text:soft-page-break/><text:s text:c="7"/>"С <text:s/>Богом!" проговорил Багратион твердым, слышным голосом, на мгновение</text:p>
      <text:p text:style-name="Standard"><text:s text:c="2"/>обернулся к фронту и, слегка размахивая руками, неловким <text:s/>шагом кавалериста,</text:p>
      <text:p text:style-name="Standard"><text:s text:c="2"/>как бы трудясь, пошел вперед по неровному полю. Князь Андрей чувствовал, что</text:p>
      <text:p text:style-name="Standard"><text:s text:c="2"/>какая-то непреодолимая <text:s/>сила влечет его вперед, и испытывал большое счастие.</text:p>
      <text:p text:style-name="Standard"><text:s text:c="2"/>[62]</text:p>
      <text:p text:style-name="Standard"><text:s text:c="7"/>Уже <text:s/>близко <text:s/>становились французы; <text:s/>уже <text:s/>князь <text:s/>Андрей, шедший <text:s/>рядом с</text:p>
      <text:p text:style-name="Standard"><text:s text:c="2"/>Багратионом, ясно различал перевязи, красные <text:s/>эполеты, <text:s/>даже лица французов.</text:p>
      <text:p text:style-name="Standard"><text:s text:c="2"/>(Он <text:s/>ясно видел <text:s/>одного <text:s/>старого <text:s/>французского <text:s/>офицера, который вывернутыми</text:p>
      <text:p text:style-name="Standard"><text:s text:c="2"/>ногами <text:s/>в штиблетах <text:s/>с трудом шел в <text:s/>гору.) Князь <text:s/>Багратион не давал нового</text:p>
      <text:p text:style-name="Standard"><text:s text:c="2"/>приказания и <text:s/>все <text:s/>так же молча <text:s/>шел перед <text:s/>рядами. <text:s/>Вдруг <text:s/>между французами</text:p>
      <text:p text:style-name="Standard"><text:s text:c="2"/>треснул <text:s text:c="2"/>один <text:s/>выстрел, <text:s/>другой, <text:s text:c="2"/>третий... <text:s text:c="2"/>и <text:s/>по <text:s/>всем <text:s text:c="2"/>расстроившимся</text:p>
      <text:p text:style-name="Standard"><text:s text:c="2"/>неприятельским <text:s/>рядам разнесся дым <text:s/>и <text:s/>затрещала <text:s/>пальба. Несколько <text:s/>человек</text:p>
      <text:p text:style-name="Standard"><text:s text:c="2"/>наших <text:s/>упало, <text:s/>в <text:s/>том <text:s/>числе <text:s/>и <text:s/>круглолицый <text:s/>офицер, шедший <text:s/>так <text:s/>весело <text:s/>и</text:p>
      <text:p text:style-name="Standard"><text:s text:c="2"/>старательно. Но в <text:s/>то <text:s/>же мгновение <text:s/>как раздался <text:s/>первый выстрел, Багратион</text:p>
      <text:p text:style-name="Standard"><text:s text:c="2"/>оглянулся и закричал: "Ура!"</text:p>
      <text:p text:style-name="Standard"><text:s text:c="7"/>"Ура-а-а-а!" протяжным <text:s/>криком разнеслось <text:s/>по нашей <text:s/>линии <text:s/>и, <text:s/>обгоняя</text:p>
      <text:p text:style-name="Standard"><text:s text:c="2"/>князя <text:s/>Багратиона и друг <text:s/>друга, нестройною, <text:s/>но веселою и оживленною толпой</text:p>
      <text:p text:style-name="Standard"><text:s text:c="2"/>побежали наши под гору за расстроенными французами.</text:p>
      <text:p text:style-name="Standard"><text:s text:c="2"/></text:p>
      <text:p text:style-name="Standard"><text:s text:c="2"/></text:p>
      <text:p text:style-name="Standard"><text:s text:c="2"/></text:p>
      <text:p text:style-name="Standard">XIX.</text:p>
      <text:p text:style-name="Standard"></text:p>
      <text:p text:style-name="Standard"></text:p>
      <text:p text:style-name="Standard"><text:s text:c="2"/></text:p>
      <text:p text:style-name="Standard"><text:s text:c="7"/>Атака <text:s/>6-го <text:s/>егерского обеспечила отступление правого фланга. В <text:s/>центре</text:p>
      <text:p text:style-name="Standard"><text:s text:c="2"/>действие <text:s/>забытой батареи Тушина, успевшего <text:s/>зажечь Шенграбен, останавливало</text:p>
      <text:p text:style-name="Standard"><text:s text:c="2"/>движение французов. Французы тушили пожар, разносимый ветром, и давали время</text:p>
      <text:p text:style-name="Standard"><text:s text:c="2"/>отступать. <text:s/>Отступление центра <text:s/>через <text:s/>овраг совершалось <text:s/>поспешно и <text:s/>шумно;</text:p>
      <text:p text:style-name="Standard"><text:s text:c="2"/>однако войска, <text:s/>отступая, не <text:s/>путались <text:s/>командами. Но <text:s/>левый <text:s/>фланг, который</text:p>
      <text:p text:style-name="Standard"><text:s text:c="2"/>единовременно был атакован и <text:s/>обходим <text:s/>превосходными <text:s/>силами <text:s/>французов <text:s/>под</text:p>
      <text:p text:style-name="Standard"><text:s text:c="2"/>начальством <text:s/>Ланна и который состоял из Азовского <text:s/>и Подольского пехотных <text:s/>и</text:p>
      <text:p text:style-name="Standard"><text:s text:c="2"/>Павлоградского гусарского полков, был <text:s/>расстроен. Багратион послал Жеркова к</text:p>
      <text:p text:style-name="Standard"><text:s text:c="2"/>генералу левого фланга с приказанием немедленно отступать.</text:p>
      <text:p text:style-name="Standard"><text:s text:c="7"/>Жерков бойко, не отнимая руки от фуражки, <text:s/>тронул лошадь и поскакал. Но</text:p>
      <text:p text:style-name="Standard"><text:s text:c="2"/>едва только он <text:s/>отъехал от Багратиона, как силы изменили ему. На него <text:s/>нашел</text:p>
      <text:p text:style-name="Standard"><text:s text:c="2"/>непреодолимый страх, и он не мог ехать туда, где было опасно.</text:p>
      <text:p text:style-name="Standard"><text:s text:c="7"/>Подъехав <text:s/>к <text:s/>войскам <text:s/>левого фланга, <text:s/>он <text:s/>поехал <text:s/>не <text:s/>вперед, где <text:s/>была</text:p>
      <text:p text:style-name="Standard"><text:s text:c="2"/>стрельба, <text:s/>а стал отыскивать генерала <text:s/>и начальников там, <text:s/>где их <text:s/>не <text:s/>могло</text:p>
      <text:p text:style-name="Standard"><text:s text:c="2"/>быть, и потому не передал приказания.</text:p>
      <text:p text:style-name="Standard"><text:s text:c="7"/>Командование <text:s text:c="2"/>левым <text:s/>флангом <text:s/>принадлежало <text:s/>по <text:s/>старшинству <text:s/>полковому</text:p>
      <text:p text:style-name="Standard"><text:s text:c="2"/>командиру того самого полка, который <text:s/>представлялся под Браунау Кутузову и в</text:p>
      <text:p text:style-name="Standard"><text:s text:c="2"/>котором служил солдатом Долохов. Командование же крайнего левого фланга было</text:p>
      <text:p text:style-name="Standard"><text:s text:c="2"/>предназначено командиру Павлоградского полка, <text:s/>где служил Ростов, вследствие</text:p>
      <text:p text:style-name="Standard"><text:s text:c="2"/>чего <text:s/>произошло недоразумение. Оба <text:s/>начальника <text:s/>были сильно раздражены <text:s/>друг</text:p>
      <text:p text:style-name="Standard"><text:s text:c="2"/>против <text:s/>друга, и в то самое время как на <text:s/>правом фланге давно уже шло дело и</text:p>
      <text:p text:style-name="Standard"><text:s text:c="2"/>французы уже начали <text:s/>наступление, оба начальника были <text:s/>заняты <text:s/>переговорами,</text:p>
      <text:p text:style-name="Standard"><text:s text:c="2"/>которые имели целью оскорбить друг друга. Полки же, как кавалерийский, так и</text:p>
      <text:p text:style-name="Standard"><text:s text:c="2"/>пехотный, были весьма мало приготовлены к предстоящему делу. Люди полков, от</text:p>
      <text:p text:style-name="Standard"><text:s text:c="2"/>солдата до генерала, не ждали сражения и спокойно занимались мирными делами:</text:p>
      <text:p text:style-name="Standard"><text:s text:c="2"/>кормлением лошадей в коннице, собиранием дров -- в пехоте.</text:p>
      <text:p text:style-name="Standard"><text:s text:c="7"/>-- <text:s/>Есть он, <text:s/>однако, старше моего в чином, -- говорил немец, гусарский</text:p>
      <text:p text:style-name="Standard"><text:soft-page-break/><text:s text:c="2"/>полковник, краснея и обращаясь к подъехавшему адъютанту, -- то оставляяй его</text:p>
      <text:p text:style-name="Standard"><text:s text:c="2"/>делать, <text:s/>как <text:s/>он хочет. <text:s/>Я <text:s/>своих гусар <text:s/>не <text:s/>могу жертвовать. Трубач! <text:s/>Играй</text:p>
      <text:p text:style-name="Standard"><text:s text:c="2"/>отступление!</text:p>
      <text:p text:style-name="Standard"><text:s text:c="7"/>Но дело становилось к <text:s/>спеху. Канонада <text:s/>и <text:s/>стрельба, сливаясь, <text:s/>гремели</text:p>
      <text:p text:style-name="Standard"><text:s text:c="2"/>справа и в центре, и французские капоты стрелков Ланна проходили уже плотину</text:p>
      <text:p text:style-name="Standard"><text:s text:c="2"/>мельницы и выстраивались на этой стороне в двух ружейных выстрелах. Пехотный</text:p>
      <text:p text:style-name="Standard"><text:s text:c="2"/>полковник <text:s/>вздрагивающею походкой <text:s/>подошел к <text:s/>лошади <text:s/>и, взлезши <text:s/>на <text:s/>нее <text:s/>и</text:p>
      <text:p text:style-name="Standard"><text:s text:c="2"/>сделавшись очень <text:s/>прямым <text:s/>и <text:s/>высоким, <text:s/>поехал <text:s/>к <text:s/>павлоградскому <text:s/>командиру.</text:p>
      <text:p text:style-name="Standard"><text:s text:c="2"/>Полковые командиры съехались <text:s/>с учтивыми поклонами <text:s/>и со скрываемою злобой в</text:p>
      <text:p text:style-name="Standard"><text:s text:c="2"/>сердце.</text:p>
      <text:p text:style-name="Standard"><text:s text:c="7"/>-- Опять-таки, полковник, -- <text:s/>говорил <text:s/>генерал, -- не <text:s/>могу я, <text:s/>однако,</text:p>
      <text:p text:style-name="Standard"><text:s text:c="2"/>оставить половину людей в лесу. Я вас прошу, я вас прошу, -- повторил он, --</text:p>
      <text:p text:style-name="Standard"><text:s text:c="2"/>занять позицию и приготовиться к атаке.</text:p>
      <text:p text:style-name="Standard"><text:s text:c="7"/>-- <text:s/>А вас <text:s/>прошу <text:s/>не мешивайтся <text:s/>не <text:s/>свое <text:s/>дело, <text:s/>-- отвечал, горячась,</text:p>
      <text:p text:style-name="Standard"><text:s text:c="2"/>полковник. -- Коли бы вы был кавалерист...</text:p>
      <text:p text:style-name="Standard"><text:s text:c="7"/>-- Я не <text:s/>кавалерист, <text:s/>полковник, но я <text:s/>русский генерал, и ежели вам это</text:p>
      <text:p text:style-name="Standard"><text:s text:c="2"/>неизвестно...</text:p>
      <text:p text:style-name="Standard"><text:s text:c="7"/>-- Очень известно, ваше превосходительство, -- <text:s/>вдруг вскрикнул, трогая</text:p>
      <text:p text:style-name="Standard"><text:s text:c="2"/>лошадь, полковник, и делаясь красно-багровым. <text:s/>-- Не угодно ли пожаловать <text:s/>в</text:p>
      <text:p text:style-name="Standard"><text:s text:c="2"/>цепи, и вы будете посмотрейть, что <text:s/>этот <text:s/>позиция никуда негодный. Я не хочу</text:p>
      <text:p text:style-name="Standard"><text:s text:c="2"/>истребить своя полка для ваше удовольствие.</text:p>
      <text:p text:style-name="Standard"><text:s text:c="7"/>-- <text:s/>Вы <text:s/>забываетесь, <text:s/>полковник. Я <text:s/>не <text:s/>удовольствие <text:s/>свое <text:s/>соблюдаю <text:s/>и</text:p>
      <text:p text:style-name="Standard"><text:s text:c="2"/>говорить этого не позволю.</text:p>
      <text:p text:style-name="Standard"><text:s text:c="7"/>Генерал, принимая <text:s/>приглашение полковника на турнир храбрости, выпрямив</text:p>
      <text:p text:style-name="Standard"><text:s text:c="2"/>грудь и нахмурившись, поехал с ним вместе <text:s/>по <text:s/>направлению к цепи, как будто</text:p>
      <text:p text:style-name="Standard"><text:s text:c="2"/>все их <text:s/>разногласие <text:s/>должно <text:s/>было <text:s/>решиться там, <text:s/>в <text:s/>цепи, под <text:s/>пулями. <text:s/>Они</text:p>
      <text:p text:style-name="Standard"><text:s text:c="2"/>приехали <text:s/>в <text:s text:c="2"/>цепь, <text:s/>несколько <text:s text:c="2"/>пуль <text:s/>пролетело <text:s/>над <text:s/>ними, <text:s/>и <text:s text:c="2"/>они <text:s/>молча</text:p>
      <text:p text:style-name="Standard"><text:s text:c="2"/>остановились. Смотреть <text:s/>в <text:s/>цепи нечего было, <text:s/>так как <text:s/>и <text:s/>с того <text:s/>места, <text:s/>на</text:p>
      <text:p text:style-name="Standard"><text:s text:c="2"/>котором они <text:s/>прежде <text:s/>стояли, ясно <text:s/>было, что по <text:s/>кустам и оврагам <text:s/>кавалерии</text:p>
      <text:p text:style-name="Standard"><text:s text:c="2"/>действовать <text:s/>невозможно, <text:s/>и что <text:s/>французы <text:s/>обходят <text:s/>левое <text:s/>крыло. <text:s/>Генерал и</text:p>
      <text:p text:style-name="Standard"><text:s text:c="2"/>полковник строго и значительно смотрели, как два петуха, <text:s/>готовящиеся к бою,</text:p>
      <text:p text:style-name="Standard"><text:s text:c="2"/>друг на <text:s/>друга, напрасно выжидая <text:s/>признаков трусости. Оба выдержали экзамен.</text:p>
      <text:p text:style-name="Standard"><text:s text:c="2"/>Так как говорить было нечего, и ни тому, ни другому не хотелось подать повод</text:p>
      <text:p text:style-name="Standard"><text:s text:c="2"/>другому <text:s/>сказать, что он первый выехал из-под пуль, они <text:s/>долго простояли <text:s/>бы</text:p>
      <text:p text:style-name="Standard"><text:s text:c="2"/>там, взаимно испытывая храбрость, ежели <text:s/>бы в это время в лесу, <text:s/>почти сзади</text:p>
      <text:p text:style-name="Standard"><text:s text:c="2"/>их, <text:s/>не послышались <text:s/>трескотня <text:s/>ружей и <text:s/>глухой <text:s/>сливающийся крик. <text:s/>Французы</text:p>
      <text:p text:style-name="Standard"><text:s text:c="2"/>напали на <text:s/>солдат, находившихся в <text:s/>лесу с <text:s/>дровами. <text:s/>Гусарам уже нельзя было</text:p>
      <text:p text:style-name="Standard"><text:s text:c="2"/>отступать вместе с пехотой. <text:s/>Они <text:s/>были <text:s/>отрезаны от пути отступления <text:s/>налево</text:p>
      <text:p text:style-name="Standard"><text:s text:c="2"/>французскою цепью. <text:s/>Теперь, как ни неудобна была местность, <text:s/>необходимо было</text:p>
      <text:p text:style-name="Standard"><text:s text:c="2"/>атаковать, чтобы проложить себе дорогу.</text:p>
      <text:p text:style-name="Standard"><text:s text:c="7"/>Эскадрон, где служил Ростов, только что успевший сесть на лошадей, <text:s/>был</text:p>
      <text:p text:style-name="Standard"><text:s text:c="2"/>остановлен <text:s/>лицом <text:s/>к <text:s/>неприятелю. <text:s/>Опять, <text:s/>как <text:s/>и <text:s/>на <text:s/>Энском <text:s/>мосту, <text:s/>между</text:p>
      <text:p text:style-name="Standard"><text:s text:c="2"/>эскадроном и неприятелем никого не было, <text:s/>и <text:s/>между ними, разделяя их, лежала</text:p>
      <text:p text:style-name="Standard"><text:s text:c="2"/>та же страшная черта неизвестности и страха, как <text:s/>бы черта, отделяющая живых</text:p>
      <text:p text:style-name="Standard"><text:s text:c="2"/>от <text:s/>мертвых. Все люди чувствовали эту черту, и вопрос о том, перейдут ли или</text:p>
      <text:p text:style-name="Standard"><text:s text:c="2"/>нет и как перейдут они черту, волновал их.</text:p>
      <text:p text:style-name="Standard"><text:s text:c="7"/>Ко <text:s/>фронту <text:s/>подъехал <text:s/>полковник, <text:s/>сердито <text:s/>ответил <text:s/>что-то <text:s/>на <text:s/>вопросы</text:p>
      <text:p text:style-name="Standard"><text:s text:c="2"/>офицеров <text:s/>и, как <text:s/>человек, отчаянно <text:s/>настаивающий <text:s/>на своем, <text:s/>отдал какое-то</text:p>
      <text:p text:style-name="Standard"><text:s text:c="2"/>приказание. <text:s/>Никто <text:s/>ничего <text:s/>определенного <text:s/>не <text:s/>говорил, <text:s text:c="2"/>но <text:s text:c="2"/>по <text:s/>эскадрону</text:p>
      <text:p text:style-name="Standard"><text:s text:c="2"/>пронеслась <text:s/>молва <text:s/>об атаке. <text:s/>Раздалась <text:s/>команда построения, потом <text:s/>визгнули</text:p>
      <text:p text:style-name="Standard"><text:s text:c="2"/>сабли, вынутые из ножен. Но все еще никто не двигался. Войска левого фланга,</text:p>
      <text:p text:style-name="Standard"><text:s text:c="2"/>и пехота и гусары, чувствовали, что начальство само <text:s/>не знает, что делать, и</text:p>
      <text:p text:style-name="Standard"><text:soft-page-break/><text:s text:c="2"/>нерешимость начальников сообщалась войскам.</text:p>
      <text:p text:style-name="Standard"><text:s text:c="7"/>"Поскорее, <text:s text:c="2"/>поскорее <text:s/>бы", <text:s/>думал <text:s/>Ростов, <text:s/>чувствуя, <text:s/>что <text:s/>наконец-то</text:p>
      <text:p text:style-name="Standard"><text:s text:c="2"/>наступило время изведать наслаждение <text:s/>атаки, про которое он так много слышал</text:p>
      <text:p text:style-name="Standard"><text:s text:c="2"/>от товарищей-гусаров.</text:p>
      <text:p text:style-name="Standard"><text:s text:c="7"/>-- С Богом, г'ебята, -- прозвучал голос Денисова, -- г'ысыо, маг'ш!</text:p>
      <text:p text:style-name="Standard"><text:s text:c="7"/>В <text:s/>переднем <text:s/>ряду заколыхались крупы лошадей. Грачик <text:s/>потянул поводья и</text:p>
      <text:p text:style-name="Standard"><text:s text:c="2"/>сам тронулся.</text:p>
      <text:p text:style-name="Standard"><text:s text:c="7"/>Справа <text:s/>Ростов <text:s/>видел <text:s/>первые <text:s/>ряды <text:s/>своих гусар, а еще <text:s/>дальше впереди</text:p>
      <text:p text:style-name="Standard"><text:s text:c="2"/>виднелась <text:s/>ему <text:s/>темная <text:s/>полоса, <text:s/>которую он не <text:s/>мог рассмотреть, <text:s/>но <text:s/>считал</text:p>
      <text:p text:style-name="Standard"><text:s text:c="2"/>неприятелем. Выстрелы были слышны, но в отдалении.</text:p>
      <text:p text:style-name="Standard"><text:s text:c="7"/>-- <text:s/>Прибавь рыси! <text:s/>-- <text:s/>послышалась <text:s/>команда, <text:s/>и Ростов чувствовал, <text:s/>как</text:p>
      <text:p text:style-name="Standard"><text:s text:c="2"/>поддает задом, перебивая в галоп, его Грачик.</text:p>
      <text:p text:style-name="Standard"><text:s text:c="7"/>Он <text:s/>вперед угадывал <text:s/>его <text:s/>движения, <text:s/>и ему <text:s/>становилось <text:s/>все веселее <text:s/>и</text:p>
      <text:p text:style-name="Standard"><text:s text:c="2"/>веселее. <text:s/>Он заметил <text:s/>одинокое <text:s/>дерево <text:s/>впереди. <text:s/>Это <text:s/>дерево <text:s/>сначала <text:s/>было</text:p>
      <text:p text:style-name="Standard"><text:s text:c="2"/>впереди, <text:s/>на середине <text:s/>той черты, которая казалась столь <text:s/>страшною. А вот <text:s/>и</text:p>
      <text:p text:style-name="Standard"><text:s text:c="2"/>перешли эту черту, и не только ничего страшного <text:s/>не <text:s/>было, но все <text:s/>веселее и</text:p>
      <text:p text:style-name="Standard"><text:s text:c="2"/>оживленнее становилось. "Ох, как я <text:s/>рубану его", думал Ростов, сжимая в руке</text:p>
      <text:p text:style-name="Standard"><text:s text:c="2"/>ефес сабли.</text:p>
      <text:p text:style-name="Standard"><text:s text:c="7"/>-- О-о-о-а-а-а!! -- <text:s/>загудели <text:s/>голоса. <text:s/>"Ну, попадись <text:s/>теперь кто бы ни</text:p>
      <text:p text:style-name="Standard"><text:s text:c="2"/>был", <text:s/>думал Ростов, вдавливая шпоры Грачику, и, <text:s/>перегоняя других, выпустил</text:p>
      <text:p text:style-name="Standard"><text:s text:c="2"/>его <text:s/>во весь <text:s/>карьер. Впереди уже виден был неприятель. <text:s/>Вдруг, как <text:s/>широким</text:p>
      <text:p text:style-name="Standard"><text:s text:c="2"/>веником, стегнуло что-то по эскадрону. Ростов поднял саблю, готовясь рубить,</text:p>
      <text:p text:style-name="Standard"><text:s text:c="2"/>но <text:s/>в <text:s/>это время <text:s/>впереди скакавший <text:s/>солдат Никитенко отделился <text:s/>от него, <text:s/>и</text:p>
      <text:p text:style-name="Standard"><text:s text:c="2"/>Ростов <text:s/>почувствовал, как <text:s/>во сне, что <text:s/>продолжает <text:s/>нестись с неестественною</text:p>
      <text:p text:style-name="Standard"><text:s text:c="2"/>быстротой <text:s/>вперед <text:s/>и <text:s/>вместе с <text:s/>тем остается на месте. Сзади <text:s/>знакомый гусар</text:p>
      <text:p text:style-name="Standard"><text:s text:c="2"/>Бандарчук <text:s text:c="2"/>наскакал <text:s/>на <text:s/>него <text:s text:c="2"/>и <text:s/>сердито <text:s/>посмотрел. <text:s/>Лошадь <text:s text:c="2"/>Бандарчука</text:p>
      <text:p text:style-name="Standard"><text:s text:c="2"/>шарахнулась, и он обскакал мимо.</text:p>
      <text:p text:style-name="Standard"><text:s text:c="7"/>"Что же это? я <text:s/>не <text:s/>подвигаюсь? <text:s/>-- Я упал, я убит..." в одно мгновение</text:p>
      <text:p text:style-name="Standard"><text:s text:c="2"/>спросил и ответил Ростов. Он был уже <text:s/>один посреди <text:s/>поля. Вместо двигавшихся</text:p>
      <text:p text:style-name="Standard"><text:s text:c="2"/>лошадей <text:s/>и гусарских <text:s/>спин <text:s/>он видел вокруг себя неподвижную землю и жнивье.</text:p>
      <text:p text:style-name="Standard"><text:s text:c="2"/>Теплая кровь была под ним. <text:s/>"Нет, я ранен, и <text:s/>лошадь убита". Грачик поднялся</text:p>
      <text:p text:style-name="Standard"><text:s text:c="2"/>было на передние ноги, но упал, придавив седоку ногу. Из головы лошади текла</text:p>
      <text:p text:style-name="Standard"><text:s text:c="2"/>кровь. <text:s/>Лошадь билась и не могла встать. Ростов хотел подняться и упал тоже:</text:p>
      <text:p text:style-name="Standard"><text:s text:c="2"/>ташка зацепилась за седло. Где были <text:s/>наши, где были французы -- он не <text:s/>знал.</text:p>
      <text:p text:style-name="Standard"><text:s text:c="2"/>Никого не было кругом.</text:p>
      <text:p text:style-name="Standard"><text:s text:c="7"/>Высвободив <text:s/>ногу, <text:s/>он поднялся. "Где, с <text:s/>какой <text:s/>стороны была теперь <text:s/>та</text:p>
      <text:p text:style-name="Standard"><text:s text:c="2"/>черта, которая так резко отделяла два войска?" -- он спрашивал себя и не мог</text:p>
      <text:p text:style-name="Standard"><text:s text:c="2"/>ответить."Уже не дурное <text:s/>ли <text:s/>что-нибудь случилось со <text:s/>мной? <text:s/>Бывают ли такие</text:p>
      <text:p text:style-name="Standard"><text:s text:c="2"/>случаи, и что надо делать в <text:s/>таких случаях?" -- спросил он сам себя вставая;</text:p>
      <text:p text:style-name="Standard"><text:s text:c="2"/>и в это время почувствовал, что <text:s/>что-то <text:s/>лишнее висит на его левой онемевшей</text:p>
      <text:p text:style-name="Standard"><text:s text:c="2"/>руке. Кисть ее была, как чужая. Он оглядывал <text:s/>руку, тщетно <text:s/>отыскивая на ней</text:p>
      <text:p text:style-name="Standard"><text:s text:c="2"/>кровь. <text:s/>"Ну, вот и люди, -- подумал он радостно, <text:s/>увидав <text:s/>несколько человек,</text:p>
      <text:p text:style-name="Standard"><text:s text:c="2"/>бежавших <text:s/>к <text:s/>нему. <text:s/>-- Они <text:s/>мне помогут!" <text:s/>Впереди этих <text:s/>людей бежал один <text:s/>в</text:p>
      <text:p text:style-name="Standard"><text:s text:c="2"/>странном кивере и в синей шинели, <text:s/>черный, загорелый, с горбатым носом. <text:s/>Еще</text:p>
      <text:p text:style-name="Standard"><text:s text:c="2"/>два <text:s/>и <text:s/>еще <text:s/>много бежало <text:s/>сзади. Один <text:s/>из <text:s/>них проговорил <text:s/>что-то странное,</text:p>
      <text:p text:style-name="Standard"><text:s text:c="2"/>нерусское. Между задними <text:s/>такими же людьми, в таких <text:s/>же киверах, <text:s/>стоял один</text:p>
      <text:p text:style-name="Standard"><text:s text:c="2"/>русский гусар. Его держали за руки; позади его держали его лошадь.</text:p>
      <text:p text:style-name="Standard"><text:s text:c="7"/>"Верно, наш <text:s/>пленный... Да. Неужели и меня <text:s/>возьмут? Что <text:s/>это за люди?"</text:p>
      <text:p text:style-name="Standard"><text:s text:c="2"/>все думал Ростов, <text:s/>не <text:s/>веря своим глазам. "Неужели <text:s/>французы?" Он смотрел на</text:p>
      <text:p text:style-name="Standard"><text:s text:c="2"/>приближавшихся французов, <text:s/>и, несмотря <text:s/>на то, что <text:s/>за секунду скакал только</text:p>
      <text:p text:style-name="Standard"><text:s text:c="2"/>затем, чтобы настигнуть этих французов и <text:s/>изрубить <text:s/>их, близость их казалась</text:p>
      <text:p text:style-name="Standard"><text:s text:c="2"/>ему теперь так ужасна, что <text:s/>он <text:s/>не верил своим глазам. <text:s/>"Кто <text:s/>они? Зачем они</text:p>
      <text:p text:style-name="Standard"><text:soft-page-break/><text:s text:c="2"/>бегут? Неужели <text:s/>ко мне? Неужели ко мне они бегут? И зачем? Убить меня? Меня,</text:p>
      <text:p text:style-name="Standard"><text:s text:c="2"/>кого так любят все?" <text:s/>-- <text:s/>Ему <text:s/>вспомнилась любовь к <text:s/>нему его матери, семьи,</text:p>
      <text:p text:style-name="Standard"><text:s text:c="2"/>друзей, и намерение неприятелей убить его <text:s/>показалось невозможно. <text:s/>"А может,</text:p>
      <text:p text:style-name="Standard"><text:s text:c="2"/>-- <text:s/>и убить!" Он более десяти секунд стоял, не двигаясь с места и не понимая</text:p>
      <text:p text:style-name="Standard"><text:s text:c="2"/>своего положения. Передний француз с горбатым носом подбежал так близко, что</text:p>
      <text:p text:style-name="Standard"><text:s text:c="2"/>уже видно было выражение его лица. <text:s/>И <text:s/>разгоряченная чуждая физиономия этого</text:p>
      <text:p text:style-name="Standard"><text:s text:c="2"/>человека, <text:s/>который со штыком на-перевес, сдерживая дыханье, легко подбегал к</text:p>
      <text:p text:style-name="Standard"><text:s text:c="2"/>нему, испугала Ростова. Он схватил пистолет и, вместо того чтобы стрелять из</text:p>
      <text:p text:style-name="Standard"><text:s text:c="2"/>него, бросил <text:s/>им в <text:s/>француза и <text:s/>побежал <text:s/>к кустам <text:s/>что было силы. <text:s/>Не <text:s/>с тем</text:p>
      <text:p text:style-name="Standard"><text:s text:c="2"/>чувством <text:s/>сомнения <text:s/>и борьбы, с каким он ходил на Энский мост, бежал он, а с</text:p>
      <text:p text:style-name="Standard"><text:s text:c="2"/>чувством <text:s/>зайца, <text:s/>убегающего от <text:s/>собак. Одно нераздельное чувство страха <text:s/>за</text:p>
      <text:p text:style-name="Standard"><text:s text:c="2"/>свою <text:s text:c="2"/>молодую, <text:s text:c="2"/>счастливую <text:s/>жизнь <text:s/>владело <text:s text:c="2"/>всем <text:s/>его <text:s/>существом. <text:s/>Быстро</text:p>
      <text:p text:style-name="Standard"><text:s text:c="2"/>перепрыгивая через межи, с тою стремительностью, с которою он бегал, играя в</text:p>
      <text:p text:style-name="Standard"><text:s text:c="2"/>горелки, он летел по полю, изредка оборачивая свое бледное, <text:s/>доброе, молодое</text:p>
      <text:p text:style-name="Standard"><text:s text:c="2"/>лицо, и холод ужаса пробегал по его спине. "Нет, лучше не смотреть", подумал</text:p>
      <text:p text:style-name="Standard"><text:s text:c="2"/>он, но, подбежав <text:s/>к кустам, оглянулся еще раз. Французы отстали, и даже в ту</text:p>
      <text:p text:style-name="Standard"><text:s text:c="2"/>минуту <text:s/>как <text:s/>он оглянулся, <text:s/>передний только <text:s/>что переменил <text:s/>рысь <text:s/>на <text:s/>шаг и,</text:p>
      <text:p text:style-name="Standard"><text:s text:c="2"/>обернувшись, что-то сильно <text:s/>кричал <text:s/>заднему <text:s/>товарищу. <text:s/>Ростов <text:s/>остановился.</text:p>
      <text:p text:style-name="Standard"><text:s text:c="2"/>"Что-нибудь не так, -- <text:s/>подумал он, -- не может быть, чтоб они хотели <text:s/>убить</text:p>
      <text:p text:style-name="Standard"><text:s text:c="2"/>меня". А между тем <text:s/>левая рука его <text:s/>была так тяжела, <text:s/>как будто <text:s/>двухпудовая</text:p>
      <text:p text:style-name="Standard"><text:s text:c="2"/>гиря была привешана к ней. Он не мог бежать дальше. Француз остановился тоже</text:p>
      <text:p text:style-name="Standard"><text:s text:c="2"/>и <text:s/>прицелился. <text:s/>Ростов зажмурился и нагнулся. <text:s/>Одна, <text:s/>другая пуля пролетела,</text:p>
      <text:p text:style-name="Standard"><text:s text:c="2"/>жужжа, мимо <text:s/>него. <text:s/>Он собрал последние силы, <text:s/>взял <text:s/>левую руку <text:s/>в правую <text:s/>и</text:p>
      <text:p text:style-name="Standard"><text:s text:c="2"/>побежал до кустов. В кустах были русские стрелки.</text:p>
      <text:p text:style-name="Standard"><text:s text:c="2"/></text:p>
      <text:p text:style-name="Standard"><text:s text:c="2"/></text:p>
      <text:p text:style-name="Standard">XX.</text:p>
      <text:p text:style-name="Standard"></text:p>
      <text:p text:style-name="Standard"></text:p>
      <text:p text:style-name="Standard"><text:s text:c="2"/></text:p>
      <text:p text:style-name="Standard"><text:s text:c="7"/>Пехотные полки, застигнутые <text:s/>врасплох в лесу, выбегали из леса, и роты,</text:p>
      <text:p text:style-name="Standard"><text:s text:c="2"/>смешиваясь <text:s/>с другими <text:s/>ротами, уходили беспорядочными толпами. Один солдат в</text:p>
      <text:p text:style-name="Standard"><text:s text:c="2"/>испуге проговорил <text:s/>страшное <text:s/>на войне и бессмысленное слово: <text:s/>"отрезали!", и</text:p>
      <text:p text:style-name="Standard"><text:s text:c="2"/>слово вместе с чувством страха сообщилось всей массе.</text:p>
      <text:p text:style-name="Standard"><text:s text:c="7"/>-- Обошли! Отрезали! Пропали! -- кричали голоса бегущих.</text:p>
      <text:p text:style-name="Standard"><text:s text:c="7"/>Полковой <text:s/>командир, <text:s/>в ту самую минуту как <text:s/>он услыхал стрельбу и <text:s/>крик</text:p>
      <text:p text:style-name="Standard"><text:s text:c="2"/>сзади, понял, что случилось <text:s/>что-нибудь ужасное <text:s/>с его полком, <text:s/>и мысль, что</text:p>
      <text:p text:style-name="Standard"><text:s text:c="2"/>он, примерный, много лет служивший, ни в чем <text:s/>не виноватый офицер, мог <text:s/>быть</text:p>
      <text:p text:style-name="Standard"><text:s text:c="2"/>виновен <text:s/>перед <text:s/>начальством <text:s/>в <text:s/>оплошности <text:s text:c="2"/>или <text:s/>нераспорядительности, <text:s/>так</text:p>
      <text:p text:style-name="Standard"><text:s text:c="2"/>поразила его, что в ту же минуту, забыв и непокорного кавалериста-полковника</text:p>
      <text:p text:style-name="Standard"><text:s text:c="2"/>и свою генеральскую важность, а главное -- <text:s/>совершенно забыв про опасность и</text:p>
      <text:p text:style-name="Standard"><text:s text:c="2"/>чувство <text:s/>самосохранения, <text:s/>он, <text:s/>ухватившись <text:s/>за луку <text:s/>седла <text:s/>и <text:s/>шпоря лошадь,</text:p>
      <text:p text:style-name="Standard"><text:s text:c="2"/>поскакал к полку под градом обсыпавших, но счастливо миновавших его пуль. Он</text:p>
      <text:p text:style-name="Standard"><text:s text:c="2"/>желал одного: узнать, в чем дело, и помочь и исправить во что бы то ни стало</text:p>
      <text:p text:style-name="Standard"><text:s text:c="2"/>ошибку, ежели она была с его <text:s/>стороны, и не <text:s/>быть виновным ему, двадцать два</text:p>
      <text:p text:style-name="Standard"><text:s text:c="2"/>года служившему, ни в чем не замеченному, примерному офицеру.</text:p>
      <text:p text:style-name="Standard"><text:s text:c="7"/>Счастливо проскакав между французами, <text:s/>он <text:s/>подскакал к <text:s/>полю <text:s/>за лесом,</text:p>
      <text:p text:style-name="Standard"><text:s text:c="2"/>через <text:s/>который <text:s/>бежали наши <text:s/>и, <text:s/>не <text:s/>слушаясь команды, спускались <text:s/>под гору.</text:p>
      <text:p text:style-name="Standard"><text:s text:c="2"/>Наступила та минута нравственного колебания, которая решает участь сражений:</text:p>
      <text:p text:style-name="Standard"><text:s text:c="2"/>послушают <text:s/>эти <text:s/>расстроенные <text:s/>толпы <text:s/>солдат <text:s/>голоса <text:s/>своего <text:s/>командира <text:s/>или,</text:p>
      <text:p text:style-name="Standard"><text:s text:c="2"/>оглянувшись на него, побегут дальше. Несмотря на отчаянный крик прежде столь</text:p>
      <text:p text:style-name="Standard"><text:s text:c="2"/>грозного <text:s/>для солдата <text:s/>голоса полкового командира, <text:s/>несмотря на разъяренное,</text:p>
      <text:p text:style-name="Standard"><text:soft-page-break/><text:s text:c="2"/>багровое, на <text:s/>себя не <text:s/>похожее <text:s/>лицо <text:s/>полкового командира и <text:s/>маханье шпагой,</text:p>
      <text:p text:style-name="Standard"><text:s text:c="2"/>солдаты <text:s/>все бежали, разговаривали, стреляли в воздух и не слушали <text:s/>команды.</text:p>
      <text:p text:style-name="Standard"><text:s text:c="2"/>Нравственное колебание, <text:s/>решающее участь <text:s/>сражений, очевидно, разрешалось <text:s/>в</text:p>
      <text:p text:style-name="Standard"><text:s text:c="2"/>пользу страха.</text:p>
      <text:p text:style-name="Standard"><text:s text:c="7"/>Генерал закашлялся от крика и порохового дыма и остановился в отчаянии.</text:p>
      <text:p text:style-name="Standard"><text:s text:c="2"/>Все <text:s/>казалось потеряно, <text:s/>но <text:s/>в эту <text:s/>минуту <text:s/>французы, наступавшие <text:s/>на наших,</text:p>
      <text:p text:style-name="Standard"><text:s text:c="2"/>вдруг, без видимой причины, <text:s/>побежали <text:s/>назад, скрылись из <text:s/>опушки леса, и <text:s/>в</text:p>
      <text:p text:style-name="Standard"><text:s text:c="2"/>лесу показались русские стрелки. Это была рота Тимохина, которая одна в лесу</text:p>
      <text:p text:style-name="Standard"><text:s text:c="2"/>удержалась <text:s/>в <text:s/>порядке <text:s/>и, засев <text:s/>в <text:s/>канаву <text:s/>у <text:s/>леса, <text:s/>неожиданно <text:s/>атаковала</text:p>
      <text:p text:style-name="Standard"><text:s text:c="2"/>французов. <text:s/>Тимохин с таким отчаянным криком бросился на французов и с такою</text:p>
      <text:p text:style-name="Standard"><text:s text:c="2"/>безумною <text:s/>и пьяною <text:s/>решительностью, с одною <text:s/>шпажкой, набежал на неприятеля,</text:p>
      <text:p text:style-name="Standard"><text:s text:c="2"/>что <text:s/>французы, не успев опомниться, побросали оружие <text:s/>и <text:s/>побежали. <text:s/>Долохов,</text:p>
      <text:p text:style-name="Standard"><text:s text:c="2"/>бежавший <text:s/>рядом с Тимохиным, <text:s/>в упор <text:s/>убил одного француза <text:s/>и первый взял за</text:p>
      <text:p text:style-name="Standard"><text:s text:c="2"/>воротник сдавшегося <text:s/>офицера. Бегущие <text:s/>возвратились, баталионы <text:s/>собрались, и</text:p>
      <text:p text:style-name="Standard"><text:s text:c="2"/>французы, разделившие было на две <text:s/>части <text:s/>войска левого фланга, на мгновение</text:p>
      <text:p text:style-name="Standard"><text:s text:c="2"/>были оттеснены. Резервные части успели <text:s/>соединиться, и беглецы остановились.</text:p>
      <text:p text:style-name="Standard"><text:s text:c="2"/>Полковой командир <text:s/>стоял с <text:s/>майором Экономовым у моста, <text:s/>пропуская мимо себя</text:p>
      <text:p text:style-name="Standard"><text:s text:c="2"/>отступающие роты, <text:s/>когда к нему подошел <text:s/>солдат, взял его за стремя <text:s/>и почти</text:p>
      <text:p text:style-name="Standard"><text:s text:c="2"/>прислонился к <text:s/>нему. <text:s/>На солдате <text:s/>была <text:s/>синеватая, фабричного сукна <text:s/>шинель,</text:p>
      <text:p text:style-name="Standard"><text:s text:c="2"/>ранца и кивера <text:s/>не было, <text:s/>голова была <text:s/>повязана, <text:s/>и через плечо была <text:s/>надета</text:p>
      <text:p text:style-name="Standard"><text:s text:c="2"/>французская <text:s/>зарядная сумка. Он в <text:s/>руках держал офицерскую шпагу. Солдат был</text:p>
      <text:p text:style-name="Standard"><text:s text:c="2"/>бледен, голубые глаза его нагло смотрели в лицо полковому командиру, <text:s/>а <text:s/>рот</text:p>
      <text:p text:style-name="Standard"><text:s text:c="2"/>улыбался.Несмотря <text:s/>на то,что полковой командир был занят отданием приказания</text:p>
      <text:p text:style-name="Standard"><text:s text:c="2"/>майору Экономову, он не мог не обратить внимания на этого солдата.</text:p>
      <text:p text:style-name="Standard"><text:s text:c="7"/>-- Ваше превосходительство, вот два трофея, -- сказал Долохов, указывая</text:p>
      <text:p text:style-name="Standard"><text:s text:c="2"/>на французскую <text:s/>шпагу и сумку. -- Мною взят в плен офицер. Я остановил роту.</text:p>
      <text:p text:style-name="Standard"><text:s text:c="2"/>-- Долохов тяжело дышал от усталости; <text:s/>он говорил с остановками. -- Вся рота</text:p>
      <text:p text:style-name="Standard"><text:s text:c="2"/>может свидетельствовать. Прошу запомнить, ваше превосходительство!</text:p>
      <text:p text:style-name="Standard"><text:s text:c="7"/>-- <text:s/>Хорошо, хорошо, <text:s/>-- сказал полковой командир и <text:s/>обратился <text:s/>к майору</text:p>
      <text:p text:style-name="Standard"><text:s text:c="2"/>Экономову.</text:p>
      <text:p text:style-name="Standard"><text:s text:c="7"/>Но <text:s/>Долохов <text:s/>не <text:s/>отошел; <text:s/>он <text:s/>развязал <text:s/>платок, <text:s/>дернул его <text:s/>и <text:s/>показал</text:p>
      <text:p text:style-name="Standard"><text:s text:c="2"/>запекшуюся в волосах кровь.</text:p>
      <text:p text:style-name="Standard"><text:s text:c="7"/>-- <text:s text:c="3"/>Рана <text:s text:c="2"/>штыком, <text:s text:c="2"/>я <text:s text:c="2"/>остался <text:s text:c="2"/>во <text:s text:c="3"/>фронте. <text:s text:c="3"/>Попомните, <text:s text:c="2"/>ваше</text:p>
      <text:p text:style-name="Standard"><text:s text:c="2"/>превосходительство.</text:p>
      <text:p text:style-name="Standard"><text:s text:c="7"/>-- -- -</text:p>
      <text:p text:style-name="Standard"><text:s text:c="7"/>Про батарею Тушина было забыто, и только <text:s/>в самом конце дела, продолжая</text:p>
      <text:p text:style-name="Standard"><text:s text:c="2"/>слышать <text:s text:c="2"/>канонаду <text:s text:c="2"/>в <text:s/>центре, <text:s/>князь <text:s text:c="2"/>Багратион <text:s text:c="2"/>послал <text:s/>туда <text:s/>дежурного</text:p>
      <text:p text:style-name="Standard"><text:s text:c="2"/>штаб-офицера и <text:s/>потом князя Андрея, чтобы велеть батарее отступать как можно</text:p>
      <text:p text:style-name="Standard"><text:s text:c="2"/>скорее. <text:s/>Прикрытие, <text:s/>стоявшее <text:s/>подле <text:s text:c="2"/>пушек <text:s text:c="2"/>Тушина, <text:s text:c="2"/>ушло, <text:s/>по <text:s/>чьему-то</text:p>
      <text:p text:style-name="Standard"><text:s text:c="2"/>приказанию, в середине дела; но батарея <text:s/>продолжала стрелять и не была взята</text:p>
      <text:p text:style-name="Standard"><text:s text:c="2"/>французами <text:s/>только <text:s/>потому, <text:s/>что неприятель <text:s/>не <text:s/>мог <text:s/>предполагать <text:s/>дерзости</text:p>
      <text:p text:style-name="Standard"><text:s text:c="2"/>стрельбы <text:s/>четырех <text:s/>никем <text:s/>не <text:s/>защищенных <text:s/>пушек. <text:s/>Напротив, <text:s/>по <text:s/>энергичному</text:p>
      <text:p text:style-name="Standard"><text:s text:c="2"/>действию <text:s/>этой батареи <text:s/>он предполагал, <text:s/>что здесь, в центре, <text:s/>сосредоточены</text:p>
      <text:p text:style-name="Standard"><text:s text:c="2"/>главные силы русских, и два раза пытался атаковать этот пункт и оба раза был</text:p>
      <text:p text:style-name="Standard"><text:s text:c="2"/>прогоняем картечными выстрелами <text:s/>одиноко стоявших на этом возвышении четырех</text:p>
      <text:p text:style-name="Standard"><text:s text:c="2"/>пушек.</text:p>
      <text:p text:style-name="Standard"><text:s text:c="7"/>Скоро после отъезда князя Багратиона Тушину удалось зажечь Шенграбен.</text:p>
      <text:p text:style-name="Standard"><text:s text:c="7"/>-- <text:s/>Вишь, засумятились! <text:s/>Горит! <text:s/>Вишь, дым-то! <text:s/>Ловко! <text:s/>Важно! <text:s/>Дым-то,</text:p>
      <text:p text:style-name="Standard"><text:s text:c="2"/>дым-то! -- заговорила прислуга, оживляясь.</text:p>
      <text:p text:style-name="Standard"><text:s text:c="7"/>Все <text:s/>орудия <text:s/>без <text:s/>приказания <text:s/>били <text:s/>в <text:s/>направлении <text:s/>пожара. <text:s/>Как <text:s/>будто</text:p>
      <text:p text:style-name="Standard"><text:s text:c="2"/>подгоняя, подкрикивали солдаты к каждому выстрелу: "Ловко! Вот так-так! Ишь,</text:p>
      <text:p text:style-name="Standard"><text:s text:c="2"/>ты... Важно!" Пожар, разносимый ветром, <text:s/>быстро распространялся. Французские</text:p>
      <text:p text:style-name="Standard"><text:soft-page-break/><text:s text:c="2"/>колонны, выступившие за деревню, <text:s/>ушли назад, но, как <text:s/>бы в наказание за эту</text:p>
      <text:p text:style-name="Standard"><text:s text:c="2"/>неудачу, неприятель выставил правее деревни десять орудий и стал бить из них</text:p>
      <text:p text:style-name="Standard"><text:s text:c="2"/>по Тушину.</text:p>
      <text:p text:style-name="Standard"><text:s text:c="7"/>Из-за <text:s/>детской радости, возбужденной пожаром, и азарта удачной стрельбы</text:p>
      <text:p text:style-name="Standard"><text:s text:c="2"/>по французам, наши артиллеристы заметили эту батарею только тогда, когда два</text:p>
      <text:p text:style-name="Standard"><text:s text:c="2"/>ядра и вслед за ними еще четыре ударили между орудиями и одно <text:s/>повалило двух</text:p>
      <text:p text:style-name="Standard"><text:s text:c="2"/>лошадей, <text:s/>а <text:s/>другое <text:s/>оторвало <text:s/>ногу <text:s/>ящичному <text:s text:c="2"/>вожатому. <text:s text:c="2"/>Оживление, <text:s text:c="2"/>раз</text:p>
      <text:p text:style-name="Standard"><text:s text:c="2"/>установившееся, <text:s/>однако, не ослабело, а только переменило настроение. Лошади</text:p>
      <text:p text:style-name="Standard"><text:s text:c="2"/>были заменены <text:s/>другими из запасного <text:s/>лафета, раненые убраны, и четыре орудия</text:p>
      <text:p text:style-name="Standard"><text:s text:c="2"/>повернуты против десятипушечной батареи. Офицер, <text:s/>товарищ Тушина, был убит в</text:p>
      <text:p text:style-name="Standard"><text:s text:c="2"/>начале <text:s/>дела, <text:s/>и в <text:s/>продолжение <text:s/>часа <text:s/>из <text:s/>сорока <text:s/>человек <text:s/>прислуги <text:s/>выбыли</text:p>
      <text:p text:style-name="Standard"><text:s text:c="2"/>семнадцать, но артиллеристы все так же были веселы и оживлены. Два <text:s/>раза они</text:p>
      <text:p text:style-name="Standard"><text:s text:c="2"/>замечали, <text:s/>что внизу, близко от них, показывались французы, и тогда они били</text:p>
      <text:p text:style-name="Standard"><text:s text:c="2"/>по них картечью.</text:p>
      <text:p text:style-name="Standard"><text:s text:c="7"/>Маленький человек, <text:s/>с <text:s/>слабыми, <text:s/>неловкими <text:s/>движениями, <text:s/>требовал <text:s/>себе</text:p>
      <text:p text:style-name="Standard"><text:s text:c="2"/>беспрестанно у денщика <text:s/>еще трубочку за <text:s/>это, как он говорил, и, рассыпая из</text:p>
      <text:p text:style-name="Standard"><text:s text:c="2"/>нее огонь, выбегал вперед и из-под маленькой ручки смотрел на французов.</text:p>
      <text:p text:style-name="Standard"><text:s text:c="7"/>-- Круши, ребята! -- приговаривал он и сам подхватывал орудия за колеса</text:p>
      <text:p text:style-name="Standard"><text:s text:c="2"/>и вывинчивал винты.</text:p>
      <text:p text:style-name="Standard"><text:s text:c="7"/>В дыму, оглушаемый <text:s/>беспрерывными выстрелами, заставлявшими <text:s/>его каждый</text:p>
      <text:p text:style-name="Standard"><text:s text:c="2"/>раз вздрагивать, Тушин, не выпуская своей носогрелки, бегал от одного орудия</text:p>
      <text:p text:style-name="Standard"><text:s text:c="2"/>к другому, то <text:s/>прицеливаясь, то считая заряды, то <text:s/>распоряжаясь переменой <text:s/>и</text:p>
      <text:p text:style-name="Standard"><text:s text:c="2"/>перепряжкой убитых <text:s/>и раненых лошадей, и покрикивал своим <text:s/>слабым тоненьким,</text:p>
      <text:p text:style-name="Standard"><text:s text:c="2"/>нерешительным голоском. Лицо его все более <text:s/>и более оживлялось. Только когда</text:p>
      <text:p text:style-name="Standard"><text:s text:c="2"/>убивали или ранили людей, <text:s/>он <text:s/>морщился и, отворачиваясь от убитого, сердито</text:p>
      <text:p text:style-name="Standard"><text:s text:c="2"/>кричал <text:s/>на людей, как всегда, мешкавших поднять раненого или тело. <text:s/>Солдаты,</text:p>
      <text:p text:style-name="Standard"><text:s text:c="2"/>большею <text:s/>частью <text:s/>красивые <text:s/>молодцы (как и всегда в <text:s/>батарейной роте, на <text:s/>две</text:p>
      <text:p text:style-name="Standard"><text:s text:c="2"/>головы <text:s/>выше <text:s/>своего <text:s/>офицера <text:s/>и <text:s text:c="2"/>вдвое <text:s/>шире <text:s text:c="2"/>его), <text:s/>все, <text:s text:c="2"/>как <text:s text:c="2"/>дети <text:s/>в</text:p>
      <text:p text:style-name="Standard"><text:s text:c="2"/>затруднительном положении, <text:s/>смотрели <text:s/>на <text:s/>своего командира, и то <text:s/>выражение,</text:p>
      <text:p text:style-name="Standard"><text:s text:c="2"/>которое было на его лице, неизменно отражалось на их лицах.</text:p>
      <text:p text:style-name="Standard"><text:s text:c="7"/>Вследствие <text:s text:c="2"/>этого <text:s text:c="2"/>страшного <text:s/>гула, <text:s/>шума, <text:s/>потребности <text:s/>внимания <text:s text:c="2"/>и</text:p>
      <text:p text:style-name="Standard"><text:s text:c="2"/>деятельности Тушин не испытывал ни малейшего <text:s/>неприятного <text:s/>чувства страха, и</text:p>
      <text:p text:style-name="Standard"><text:s text:c="2"/>мысль, <text:s/>что его <text:s/>могут убить <text:s/>или больно ранить, не <text:s/>приходила ему в голову.</text:p>
      <text:p text:style-name="Standard"><text:s text:c="2"/>Напротив, ему становилось все веселее и веселее. Ему казалось, что уже очень</text:p>
      <text:p text:style-name="Standard"><text:s text:c="2"/>давно, едва ли не вчера, была та минута, когда он увидел неприятеля и сделал</text:p>
      <text:p text:style-name="Standard"><text:s text:c="2"/>первый <text:s/>выстрел, <text:s/>и <text:s/>что клочок поля, на <text:s/>котором <text:s/>он <text:s/>стоял, был ему <text:s/>давно</text:p>
      <text:p text:style-name="Standard"><text:s text:c="2"/>знакомым, <text:s/>родственным <text:s/>местом. <text:s/>Несмотря <text:s/>на то, что <text:s/>он <text:s/>все <text:s/>помнил, <text:s/>все</text:p>
      <text:p text:style-name="Standard"><text:s text:c="2"/>соображал, все делал, что мог делать самый лучший офицер в его положении, он</text:p>
      <text:p text:style-name="Standard"><text:s text:c="2"/>находился в состоянии, похожем на лихорадочный бред или на состояние пьяного</text:p>
      <text:p text:style-name="Standard"><text:s text:c="2"/>человека.</text:p>
      <text:p text:style-name="Standard"><text:s text:c="7"/>Из-за <text:s/>оглушающих <text:s/>со <text:s/>всех сторон звуков своих орудий, <text:s/>из-за свиста и</text:p>
      <text:p text:style-name="Standard"><text:s text:c="2"/>ударов <text:s/>снарядов <text:s/>неприятелей, <text:s/>из-за <text:s text:c="2"/>вида <text:s text:c="2"/>вспотевшей, <text:s/>раскрасневшейся,</text:p>
      <text:p text:style-name="Standard"><text:s text:c="2"/>торопящейся около <text:s/>орудий прислуги, из-за вида <text:s/>крови людей и лошадей, из-за</text:p>
      <text:p text:style-name="Standard"><text:s text:c="2"/>вида <text:s/>дымков неприятеля на <text:s/>той стороне <text:s/>(после которых всякий раз прилетало</text:p>
      <text:p text:style-name="Standard"><text:s text:c="2"/>ядро <text:s/>и <text:s/>било в землю, <text:s/>в человека, в орудие или в лошадь), из-за <text:s/>вида этих</text:p>
      <text:p text:style-name="Standard"><text:s text:c="2"/>предметов у него <text:s/>в <text:s/>голове <text:s/>установился <text:s/>свой <text:s/>фантастический <text:s/>мир, который</text:p>
      <text:p text:style-name="Standard"><text:s text:c="2"/>составлял <text:s/>его <text:s/>наслаждение <text:s text:c="2"/>в <text:s/>эту <text:s/>минуту. <text:s/>Неприятельские <text:s/>пушки <text:s/>в <text:s/>его</text:p>
      <text:p text:style-name="Standard"><text:s text:c="2"/>воображении были не пушки, а трубки, из которых редкими клубами выпускал дым</text:p>
      <text:p text:style-name="Standard"><text:s text:c="2"/>невидимый курильщик.</text:p>
      <text:p text:style-name="Standard"><text:s text:c="7"/>-- Вишь, пыхнул опять, -- проговорил Тушин шопотом про себя, в то время</text:p>
      <text:p text:style-name="Standard"><text:s text:c="2"/>как с горы выскакивал клуб дыма и влево полосой относился ветром, <text:s/>-- теперь</text:p>
      <text:p text:style-name="Standard"><text:s text:c="2"/>мячик жди -- отсылать назад.</text:p>
      <text:p text:style-name="Standard"><text:soft-page-break/><text:s text:c="7"/>-- <text:s/>Что <text:s/>прикажете, ваше <text:s/>благородие? <text:s/>-- <text:s/>спросил фейерверкер, <text:s/>близко</text:p>
      <text:p text:style-name="Standard"><text:s text:c="2"/>стоявший около него и слышавший, что он бормотал что-то.</text:p>
      <text:p text:style-name="Standard"><text:s text:c="7"/>-- Ничего, гранату... -- отвечал он.</text:p>
      <text:p text:style-name="Standard"><text:s text:c="7"/>"Ну-ка, наша Матвевна", говорил он про себя. Матвевной представлялась в</text:p>
      <text:p text:style-name="Standard"><text:s text:c="2"/>его <text:s text:c="2"/>воображении <text:s/>большая <text:s/>крайняя, <text:s/>старинного <text:s text:c="2"/>литья <text:s/>пушка. <text:s text:c="2"/>Муравьями</text:p>
      <text:p text:style-name="Standard"><text:s text:c="2"/>представлялись ему французы <text:s/>около своих орудий. Красавец <text:s/>и пьяница <text:s/>первый</text:p>
      <text:p text:style-name="Standard"><text:s text:c="2"/>номер второго орудия в его мире был дядя; Тушин чаще других <text:s/>смотрел на него</text:p>
      <text:p text:style-name="Standard"><text:s text:c="2"/>и <text:s/>радовался <text:s/>на <text:s/>каждое <text:s/>его <text:s text:c="2"/>движение. <text:s/>Звук <text:s/>то <text:s/>замиравшей, <text:s/>то <text:s text:c="2"/>опять</text:p>
      <text:p text:style-name="Standard"><text:s text:c="2"/>усиливавшейся <text:s/>ружейной <text:s/>перестрелки <text:s/>под горою <text:s/>представлялся <text:s/>ему <text:s/>чьим-то</text:p>
      <text:p text:style-name="Standard"><text:s text:c="2"/>дыханием. Он прислушивался к затиханью и разгоранью этих звуков.</text:p>
      <text:p text:style-name="Standard"><text:s text:c="7"/>-- Ишь, задышала опять, задышала, -- говорил он про себя.</text:p>
      <text:p text:style-name="Standard"><text:s text:c="7"/>Сам <text:s/>он представлялся <text:s/>себе огромного роста, <text:s/>мощным мужчиной, <text:s/>который</text:p>
      <text:p text:style-name="Standard"><text:s text:c="2"/>обеими руками швыряет французам ядра.</text:p>
      <text:p text:style-name="Standard"><text:s text:c="7"/>-- Ну, Матвевна, матушка, не выдавай! -- говорил <text:s/>он, отходя от орудия,</text:p>
      <text:p text:style-name="Standard"><text:s text:c="2"/>как над его головой раздался чуждый, незнакомый голос:</text:p>
      <text:p text:style-name="Standard"><text:s text:c="7"/>-- Капитан Тушин! Капитан!</text:p>
      <text:p text:style-name="Standard"><text:s text:c="7"/>Тушин испуганно оглянулся. Это был тот <text:s/>штаб-офицер, который выгнал его</text:p>
      <text:p text:style-name="Standard"><text:s text:c="2"/>из Грунта. Он запыхавшимся голосом кричал ему:</text:p>
      <text:p text:style-name="Standard"><text:s text:c="7"/>-- Что вы, с ума сошли. Вам два раза приказано отступать, а вы...</text:p>
      <text:p text:style-name="Standard"><text:s text:c="7"/>"Ну, за <text:s/>что <text:s/>они меня?..." думал про <text:s/>себя <text:s/>Тушин, со страхом глядя на</text:p>
      <text:p text:style-name="Standard"><text:s text:c="2"/>начальника.</text:p>
      <text:p text:style-name="Standard"><text:s text:c="7"/>-- Я... ничего... -- проговорил он, <text:s/>приставляя <text:s/>два пальца к козырьку.</text:p>
      <text:p text:style-name="Standard"><text:s text:c="2"/>-- Я...</text:p>
      <text:p text:style-name="Standard"><text:s text:c="7"/>Но полковник не договорил всего, что <text:s/>хотел. <text:s/>Близко <text:s/>пролетевшее <text:s/>ядро</text:p>
      <text:p text:style-name="Standard"><text:s text:c="2"/>заставило его, <text:s/>нырнув, согнуться <text:s/>на <text:s/>лошади. <text:s/>Он замолк и только что хотел</text:p>
      <text:p text:style-name="Standard"><text:s text:c="2"/>сказать еще что-то, <text:s/>как <text:s/>еще <text:s/>ядро <text:s/>остановило его. <text:s/>Он поворотил лошадь <text:s/>и</text:p>
      <text:p text:style-name="Standard"><text:s text:c="2"/>поскакал прочь.</text:p>
      <text:p text:style-name="Standard"><text:s text:c="7"/>-- <text:s/>Отступать! <text:s/>Все <text:s/>отступать! <text:s text:c="2"/>-- <text:s/>прокричал <text:s/>он <text:s/>издалека. <text:s/>Солдаты</text:p>
      <text:p text:style-name="Standard"><text:s text:c="2"/>засмеялись. Через минуту приехал адъютант с тем же приказанием.</text:p>
      <text:p text:style-name="Standard"><text:s text:c="7"/>Это <text:s/>был <text:s text:c="2"/>князь <text:s/>Андрей. <text:s/>Первое, <text:s/>что <text:s/>он <text:s text:c="2"/>увидел, <text:s/>выезжая <text:s text:c="2"/>на <text:s/>то</text:p>
      <text:p text:style-name="Standard"><text:s text:c="2"/>пространство, которое <text:s/>занимали пушки <text:s/>Тушина, <text:s/>была <text:s/>отпряженная <text:s/>лошадь <text:s/>с</text:p>
      <text:p text:style-name="Standard"><text:s text:c="2"/>перебитою ногой, которая ржала около запряженных лошадей. Из ноги ее, как из</text:p>
      <text:p text:style-name="Standard"><text:s text:c="2"/>ключа, лилась кровь. <text:s/>Между передками лежало несколько убитых. <text:s/>Одно ядро за</text:p>
      <text:p text:style-name="Standard"><text:s text:c="2"/>другим пролетало над ним, <text:s/>в <text:s/>то <text:s/>время как он подъезжал, и он почувствовал,</text:p>
      <text:p text:style-name="Standard"><text:s text:c="2"/>как <text:s/>нервическая дрожь пробежала по его спине. Но одна мысль о <text:s/>том, что <text:s/>он</text:p>
      <text:p text:style-name="Standard"><text:s text:c="2"/>боится, снова подняла его. "Я не могу бояться", подумал он и медленно слез с</text:p>
      <text:p text:style-name="Standard"><text:s text:c="2"/>лошади между орудиями. Он передал приказание и не уехал с батареи. Он решил,</text:p>
      <text:p text:style-name="Standard"><text:s text:c="2"/>что при себе <text:s/>снимет орудия с позиции <text:s/>и отведет их. Вместе с Тушиным, шагая</text:p>
      <text:p text:style-name="Standard"><text:s text:c="2"/>через тела и под страшным огнем французов, он занялся уборкой орудий.</text:p>
      <text:p text:style-name="Standard"><text:s text:c="7"/>-- <text:s/>А <text:s/>то <text:s/>приезжало сейчас <text:s/>начальство, <text:s/>так <text:s/>скорее <text:s/>драло, -- сказал</text:p>
      <text:p text:style-name="Standard"><text:s text:c="2"/>фейерверкер князю Андрею, -- не так, как ваше благородие.</text:p>
      <text:p text:style-name="Standard"><text:s text:c="7"/>Князь <text:s/>Андрей ничего не говорил с Тушиным. <text:s/>Они оба были и <text:s/>так заняты,</text:p>
      <text:p text:style-name="Standard"><text:s text:c="2"/>что, казалось, и не видали друг друга. Когда, надев уцелевшие из четырех два</text:p>
      <text:p text:style-name="Standard"><text:s text:c="2"/>орудия на <text:s/>передки, они двинулись под гору (одна разбитая пушка <text:s/>и <text:s/>единорог</text:p>
      <text:p text:style-name="Standard"><text:s text:c="2"/>были оставлены), князь Андрей подъехал к Тушину.</text:p>
      <text:p text:style-name="Standard"><text:s text:c="7"/>-- Ну, до свидания, -- сказал князь Андрей, протягивая руку Тушину.</text:p>
      <text:p text:style-name="Standard"><text:s text:c="7"/>-- <text:s/>До <text:s/>свидания, голубчик, -- сказал <text:s/>Тушин, -- милая <text:s/>душа! прощайте,</text:p>
      <text:p text:style-name="Standard"><text:s text:c="2"/>голубчик, <text:s/>-- сказал <text:s/>Тушин <text:s/>со <text:s/>слезами, <text:s/>которые <text:s/>неизвестно почему <text:s/>вдруг</text:p>
      <text:p text:style-name="Standard"><text:s text:c="2"/>выступили ему на глаза.</text:p>
      <text:p text:style-name="Standard"><text:s text:c="2"/></text:p>
      <text:p text:style-name="Standard"><text:s text:c="2"/></text:p>
      <text:p text:style-name="Standard">XXI.</text:p>
      <text:p text:style-name="Standard"><text:soft-page-break/></text:p>
      <text:p text:style-name="Standard"></text:p>
      <text:p text:style-name="Standard"><text:s text:c="2"/></text:p>
      <text:p text:style-name="Standard"><text:s text:c="7"/>Ветер стих, черные тучи низко нависли над местом сражения, <text:s/>сливаясь на</text:p>
      <text:p text:style-name="Standard"><text:s text:c="2"/>горизонте с пороховым дымом. Становилось темно, <text:s/>и тем яснее обозначалось <text:s/>в</text:p>
      <text:p text:style-name="Standard"><text:s text:c="2"/>двух <text:s/>местах зарево пожаров. Канонада стала слабее, но трескотня ружей сзади</text:p>
      <text:p text:style-name="Standard"><text:s text:c="2"/>и справа слышалась <text:s/>еще <text:s/>чаще и ближе. Как только Тушин <text:s/>с своими <text:s/>орудиями,</text:p>
      <text:p text:style-name="Standard"><text:s text:c="2"/>объезжая <text:s/>и наезжая на раненых, вышел <text:s/>из-под огня <text:s/>и спустился в овраг, его</text:p>
      <text:p text:style-name="Standard"><text:s text:c="2"/>встретило начальство <text:s/>и <text:s/>адъютанты, <text:s/>в числе <text:s/>которых <text:s/>были и штаб-офицер <text:s/>и</text:p>
      <text:p text:style-name="Standard"><text:s text:c="2"/>Жерков, два <text:s/>раза <text:s/>посланный и <text:s/>ни разу не доехавший до батареи <text:s/>Тушина. Все</text:p>
      <text:p text:style-name="Standard"><text:s text:c="2"/>они, перебивая <text:s/>один другого, отдавали и передавали приказания, как <text:s/>и <text:s/>куда</text:p>
      <text:p text:style-name="Standard"><text:s text:c="2"/>итти, и делали ему упреки и замечания. Тушин ничем не распоряжался и <text:s/>молча,</text:p>
      <text:p text:style-name="Standard"><text:s text:c="2"/>боясь <text:s/>говорить, <text:s/>потому что <text:s/>при каждом <text:s/>слове <text:s/>он <text:s/>готов <text:s/>был, сам не зная</text:p>
      <text:p text:style-name="Standard"><text:s text:c="2"/>отчего, <text:s/>заплакать, <text:s/>ехал сзади на своей <text:s/>артиллерийской кляче. Хотя раненых</text:p>
      <text:p text:style-name="Standard"><text:s text:c="2"/>велено было <text:s/>бросать, много <text:s/>из <text:s/>них тащилось <text:s/>за войсками <text:s/>и <text:s/>просилось <text:s/>на</text:p>
      <text:p text:style-name="Standard"><text:s text:c="2"/>орудия. Тот <text:s/>самый <text:s/>молодцоватый пехотный офицер, <text:s/>который <text:s/>перед <text:s/>сражением</text:p>
      <text:p text:style-name="Standard"><text:s text:c="2"/>выскочил из шалаша Тушина, был, с пулей в животе, положен на лафет Матвевны.</text:p>
      <text:p text:style-name="Standard"><text:s text:c="2"/>Под горой бледный гусарский юнкер, одною рукой поддерживая другую, подошел к</text:p>
      <text:p text:style-name="Standard"><text:s text:c="2"/>Тушину и попросился сесть.</text:p>
      <text:p text:style-name="Standard"><text:s text:c="7"/>-- Капитан, ради Бога, я контужен <text:s/>в руку, <text:s/>-- сказал он робко. -- Ради</text:p>
      <text:p text:style-name="Standard"><text:s text:c="2"/>Бога, я не могу итти. Ради Бога!</text:p>
      <text:p text:style-name="Standard"><text:s text:c="7"/>Видно было, что юнкер этот уже не раз просился где-нибудь сесть и везде</text:p>
      <text:p text:style-name="Standard"><text:s text:c="2"/>получал отказы. Он просил нерешительным и жалким голосом.</text:p>
      <text:p text:style-name="Standard"><text:s text:c="7"/>-- Прикажите посадить, ради Бога.</text:p>
      <text:p text:style-name="Standard"><text:s text:c="7"/>-- Посадите, посадите, -- сказал Тушин. -- Подложи шинель, ты, дядя, --</text:p>
      <text:p text:style-name="Standard"><text:s text:c="2"/>обратился он к своему любимому солдату. -- А где офицер раненый?</text:p>
      <text:p text:style-name="Standard"><text:s text:c="7"/>-- Сложили, кончился, -- ответил кто-то.</text:p>
      <text:p text:style-name="Standard"><text:s text:c="7"/>-- Посадите. Садитесь, милый, садитесь. Подстели шинель, Антонов.</text:p>
      <text:p text:style-name="Standard"><text:s text:c="7"/>Юнкер <text:s/>был Ростов. Он <text:s/>держал одною рукой другую, был бледен, и <text:s/>нижняя</text:p>
      <text:p text:style-name="Standard"><text:s text:c="2"/>челюсть <text:s/>тряслась от <text:s/>лихорадочной дрожи. Его <text:s/>посадили <text:s/>на Матвевну, <text:s/>на то</text:p>
      <text:p text:style-name="Standard"><text:s text:c="2"/>самое орудие, с <text:s/>которого сложили мертвого <text:s/>офицера. <text:s/>На подложенной <text:s/>шинели</text:p>
      <text:p text:style-name="Standard"><text:s text:c="2"/>была кровь, в которой запачкались рейтузы и руки Ростова.</text:p>
      <text:p text:style-name="Standard"><text:s text:c="7"/>-- Что, <text:s/>вы ранены, голубчик? <text:s/>-- сказал <text:s/>Тушин, подходя к <text:s/>орудию, <text:s/>на</text:p>
      <text:p text:style-name="Standard"><text:s text:c="2"/>котором сидел Ростов.</text:p>
      <text:p text:style-name="Standard"><text:s text:c="7"/>-- Нет, контужен.</text:p>
      <text:p text:style-name="Standard"><text:s text:c="7"/>-- Отчего же кровь-то на станине? -- спросил Тушин.</text:p>
      <text:p text:style-name="Standard"><text:s text:c="7"/>-- <text:s text:c="3"/>Это <text:s text:c="3"/>офицер, <text:s text:c="3"/>ваше <text:s text:c="2"/>благородие, <text:s text:c="3"/>окровянил, <text:s text:c="2"/>-- <text:s text:c="2"/>отвечал</text:p>
      <text:p text:style-name="Standard"><text:s text:c="2"/>солдат-артиллерист, обтирая кровь рукавом <text:s/>шинели и <text:s/>как будто <text:s/>извиняясь за</text:p>
      <text:p text:style-name="Standard"><text:s text:c="2"/>нечистоту, в которой находилось орудие.</text:p>
      <text:p text:style-name="Standard"><text:s text:c="7"/>Насилу, <text:s/>с помощью <text:s/>пехоты, <text:s/>вывезли орудия в гору, <text:s/>и достигши деревни</text:p>
      <text:p text:style-name="Standard"><text:s text:c="2"/>Гунтерсдорф, остановились. <text:s/>Стало уже так темно, что <text:s/>в десяти шагах <text:s/>нельзя</text:p>
      <text:p text:style-name="Standard"><text:s text:c="2"/>было различить мундиров солдат, и перестрелка стала стихать. Вдруг <text:s/>близко с</text:p>
      <text:p text:style-name="Standard"><text:s text:c="2"/>правой стороны послышались опять крики и пальба. От выстрелов уже блестело в</text:p>
      <text:p text:style-name="Standard"><text:s text:c="2"/>темноте. Это <text:s/>была последняя <text:s/>атака французов, <text:s/>на которую отвечали солдаты,</text:p>
      <text:p text:style-name="Standard"><text:s text:c="2"/>засевшие в дома деревни. Опять все бросилось из деревни, но орудия Тушина не</text:p>
      <text:p text:style-name="Standard"><text:s text:c="2"/>могли <text:s/>двинуться, и <text:s/>артиллеристы, <text:s/>Тушин <text:s/>и <text:s/>юнкер, молча <text:s/>переглядывались,</text:p>
      <text:p text:style-name="Standard"><text:s text:c="2"/>ожидая своей участи. Перестрелка стала стихать, и из <text:s/>боковой улицы высыпали</text:p>
      <text:p text:style-name="Standard"><text:s text:c="2"/>оживленные говором солдаты.</text:p>
      <text:p text:style-name="Standard"><text:s text:c="7"/>-- Цел, Петров? -- спрашивал один.</text:p>
      <text:p text:style-name="Standard"><text:s text:c="7"/>-- Задали, брат, жару. Теперь не сунутся, -- говорил другой.</text:p>
      <text:p text:style-name="Standard"><text:s text:c="7"/>-- <text:s/>Ничего не видать. Как они в своих-то <text:s/>зажарили! <text:s/>Не <text:s/>видать; <text:s/>темь,</text:p>
      <text:p text:style-name="Standard"><text:s text:c="2"/>братцы. Нет ли напиться?</text:p>
      <text:p text:style-name="Standard"><text:soft-page-break/><text:s text:c="7"/>Французы <text:s/>последний <text:s/>раз <text:s/>были отбиты. <text:s/>И опять, в <text:s/>совершенном <text:s/>мраке,</text:p>
      <text:p text:style-name="Standard"><text:s text:c="2"/>орудия <text:s/>Тушина, <text:s/>как <text:s/>рамой окруженные <text:s/>гудевшею пехотой, <text:s/>двинулись куда-то</text:p>
      <text:p text:style-name="Standard"><text:s text:c="2"/>вперед.</text:p>
      <text:p text:style-name="Standard"><text:s text:c="7"/>В <text:s/>темноте <text:s/>как <text:s/>будто <text:s/>текла невидимая, <text:s/>мрачная <text:s/>река, <text:s/>все <text:s/>в <text:s/>одном</text:p>
      <text:p text:style-name="Standard"><text:s text:c="2"/>направлении, <text:s/>гудя шопотом, <text:s/>говором и звуками копыт <text:s/>и колес. <text:s/>В общем гуле</text:p>
      <text:p text:style-name="Standard"><text:s text:c="2"/>из-за <text:s/>всех <text:s/>других звуков яснее всех были стоны <text:s/>и голоса <text:s/>раненых во мраке</text:p>
      <text:p text:style-name="Standard"><text:s text:c="2"/>ночи. Их стоны, казалось, наполняли собой весь этот мрак, окружавший войска.</text:p>
      <text:p text:style-name="Standard"><text:s text:c="2"/>Их <text:s/>стоны и мрак этой ночи -- это было одно и то же. Через несколько времени</text:p>
      <text:p text:style-name="Standard"><text:s text:c="2"/>в движущейся <text:s/>толпе произошло волнение. <text:s/>Кто-то проехал со <text:s/>свитой на <text:s/>белой</text:p>
      <text:p text:style-name="Standard"><text:s text:c="2"/>лошади и что-то <text:s/>сказал, проезжая. Что сказал? Куда теперь? Стоять, что <text:s/>ль?</text:p>
      <text:p text:style-name="Standard"><text:s text:c="2"/>Благодарил, что ли? -- послышались <text:s/>жадные расспросы со всех сторон, <text:s/>и <text:s/>вся</text:p>
      <text:p text:style-name="Standard"><text:s text:c="2"/>движущаяся масса стала напирать сама на себя (видно, передние остановились),</text:p>
      <text:p text:style-name="Standard"><text:s text:c="2"/>и <text:s/>пронесся <text:s/>слух, <text:s/>что велено <text:s/>остановиться. Все остановились, как <text:s/>шли, на</text:p>
      <text:p text:style-name="Standard"><text:s text:c="2"/>середине грязной дороги.</text:p>
      <text:p text:style-name="Standard"><text:s text:c="7"/>Засветились огни, <text:s/>и слышнее стал говор. Капитан <text:s/>Тушин, распорядившись</text:p>
      <text:p text:style-name="Standard"><text:s text:c="2"/>по роте, послал одного <text:s/>из солдат <text:s/>отыскивать перевязочный пункт <text:s/>или лекаря</text:p>
      <text:p text:style-name="Standard"><text:s text:c="2"/>для <text:s/>юнкера <text:s/>и <text:s/>сел <text:s/>у <text:s/>огня, <text:s text:c="2"/>разложенного <text:s/>на <text:s/>дороге <text:s/>солдатами. <text:s/>Ростов</text:p>
      <text:p text:style-name="Standard"><text:s text:c="2"/>перетащился тоже к огню. Лихорадочная дрожь от боли, холода и сырости трясла</text:p>
      <text:p text:style-name="Standard"><text:s text:c="2"/>все <text:s/>его <text:s/>тело. <text:s/>Сон <text:s/>непреодолимо <text:s/>клонил <text:s/>его, <text:s/>но <text:s/>он <text:s/>не мог <text:s/>заснуть от</text:p>
      <text:p text:style-name="Standard"><text:s text:c="2"/>мучительной боли <text:s/>в нывшей и не <text:s/>находившей <text:s/>положения руке. Он то <text:s/>закрывал</text:p>
      <text:p text:style-name="Standard"><text:s text:c="2"/>глаза, <text:s/>то <text:s/>взглядывал <text:s/>на <text:s/>огонь, <text:s/>казавшийся <text:s/>ему <text:s/>горячо-красным, <text:s/>то <text:s/>на</text:p>
      <text:p text:style-name="Standard"><text:s text:c="2"/>сутуловатую слабую фигуру Тушина, по-турецки сидевшего подле <text:s/>него. <text:s/>Большие</text:p>
      <text:p text:style-name="Standard"><text:s text:c="2"/>добрые и <text:s/>умные глаза Тушина с <text:s/>сочувствием <text:s/>и <text:s/>состраданием устремлялись на</text:p>
      <text:p text:style-name="Standard"><text:s text:c="2"/>него. Он видел, что Тушин всею душой хотел и ничем не мог помочь ему.</text:p>
      <text:p text:style-name="Standard"><text:s text:c="7"/>Со всех сторон слышны были <text:s/>шаги <text:s/>и <text:s/>говор <text:s/>проходивших, проезжавших <text:s/>и</text:p>
      <text:p text:style-name="Standard"><text:s text:c="2"/>кругом размещавшейся пехоты. <text:s/>Звуки голосов, шагов <text:s/>и переставляемых в грязи</text:p>
      <text:p text:style-name="Standard"><text:s text:c="2"/>лошадиных копыт, <text:s/>ближний и дальний треск дров сливались в один колеблющийся</text:p>
      <text:p text:style-name="Standard"><text:s text:c="2"/>гул.</text:p>
      <text:p text:style-name="Standard"><text:s text:c="7"/>Теперь уже не текла, как прежде, во мраке невидимая река, а будто после</text:p>
      <text:p text:style-name="Standard"><text:s text:c="2"/>бури укладывалось и <text:s/>трепетало <text:s/>мрачное <text:s/>море. Ростов бессмысленно смотрел и</text:p>
      <text:p text:style-name="Standard"><text:s text:c="2"/>слушал, что <text:s/>происходило перед ним и вокруг него. <text:s/>Пехотный солдат подошел к</text:p>
      <text:p text:style-name="Standard"><text:s text:c="2"/>костру, присел на корточки, всунул руки в огонь и отвернул лицо.</text:p>
      <text:p text:style-name="Standard"><text:s text:c="7"/>-- <text:s/>Ничего, ваше благородие? <text:s/>-- сказал <text:s/>он, вопросительно <text:s/>обращаясь к</text:p>
      <text:p text:style-name="Standard"><text:s text:c="2"/>Тушину. -- Вот отбился от роты, ваше благородие; сам не знаю, где. Беда!</text:p>
      <text:p text:style-name="Standard"><text:s text:c="7"/>Вместе <text:s/>с солдатом подошел к костру пехотный офицер с подвязанной щекой</text:p>
      <text:p text:style-name="Standard"><text:s text:c="2"/>и, обращаясь к <text:s/>Тушину, <text:s/>просил приказать <text:s/>подвинуть крошечку орудия, <text:s/>чтобы</text:p>
      <text:p text:style-name="Standard"><text:s text:c="2"/>провезти повозку. За ротным командиром <text:s/>набежали на костер два <text:s/>солдата. Они</text:p>
      <text:p text:style-name="Standard"><text:s text:c="2"/>отчаянно ругались и дрались, выдергивая друг у друга какой-то сапог.</text:p>
      <text:p text:style-name="Standard"><text:s text:c="7"/>-- Как же, ты поднял! Ишь, ловок, -- кричал один хриплым голосом.</text:p>
      <text:p text:style-name="Standard"><text:s text:c="7"/>Потом подошел <text:s/>худой, <text:s/>бледный солдат с <text:s/>шеей, обвязанной окровавленною</text:p>
      <text:p text:style-name="Standard"><text:s text:c="2"/>подверткой, и сердитым голосом требовал воды у артиллеристов.</text:p>
      <text:p text:style-name="Standard"><text:s text:c="7"/>-- Что ж, умирать, что ли, как собаке? -- говорил он.</text:p>
      <text:p text:style-name="Standard"><text:s text:c="7"/>Тушин велел дать ему воды. Потом подбежал веселый солдат, прося огоньку</text:p>
      <text:p text:style-name="Standard"><text:s text:c="2"/>в пехоту.</text:p>
      <text:p text:style-name="Standard"><text:s text:c="7"/>-- <text:s/>Огоньку <text:s/>горяченького <text:s/>в пехоту! <text:s/>Счастливо <text:s/>оставаться, <text:s/>землячки,</text:p>
      <text:p text:style-name="Standard"><text:s text:c="2"/>благодарим <text:s/>за <text:s/>огонек, мы назад с процентой <text:s/>отдадим, <text:s/>-- говорил он, унося</text:p>
      <text:p text:style-name="Standard"><text:s text:c="2"/>куда-то в темноту краснеющуюся головешку.</text:p>
      <text:p text:style-name="Standard"><text:s text:c="7"/>За этим солдатом четыре солдата, неся что-то тяжелое на <text:s/>шинели, прошли</text:p>
      <text:p text:style-name="Standard"><text:s text:c="2"/>мимо костра. Один из них споткнулся.</text:p>
      <text:p text:style-name="Standard"><text:s text:c="7"/>-- Ишь, черти, на дороге дрова положили, -- проворчал он.</text:p>
      <text:p text:style-name="Standard"><text:s text:c="7"/>-- Кончился, что ж его носить? -- сказал один из них.</text:p>
      <text:p text:style-name="Standard"><text:s text:c="7"/>-- Ну, вас!</text:p>
      <text:p text:style-name="Standard"><text:soft-page-break/><text:s text:c="7"/>И они скрылись во мраке с своею ношей.</text:p>
      <text:p text:style-name="Standard"><text:s text:c="7"/>-- Что? болит? -- спросил Тушин шопотом у Ростова.</text:p>
      <text:p text:style-name="Standard"><text:s text:c="7"/>-- Болит.</text:p>
      <text:p text:style-name="Standard"><text:s text:c="7"/>-- <text:s/>Ваше <text:s/>благородие, <text:s/>к <text:s/>генералу. <text:s/>Здесь <text:s/>в <text:s/>избе <text:s/>стоят, <text:s/>-- <text:s/>сказал</text:p>
      <text:p text:style-name="Standard"><text:s text:c="2"/>фейерверкер, подходя к Тушину.</text:p>
      <text:p text:style-name="Standard"><text:s text:c="7"/>-- Сейчас, голубчик.</text:p>
      <text:p text:style-name="Standard"><text:s text:c="7"/>Тушин встал и, застегивая шинель и оправляясь, отошел от костра...</text:p>
      <text:p text:style-name="Standard"><text:s text:c="7"/>Недалеко от костра артиллеристов, в приготовленной для него избе, сидел</text:p>
      <text:p text:style-name="Standard"><text:s text:c="2"/>князь Багратион за <text:s/>обедом, <text:s/>разговаривая с некоторыми <text:s/>начальниками частей,</text:p>
      <text:p text:style-name="Standard"><text:s text:c="2"/>собравшимися <text:s/>у <text:s/>него. <text:s/>Тут <text:s/>был <text:s/>старичок <text:s/>с <text:s/>полузакрытыми глазами, <text:s/>жадно</text:p>
      <text:p text:style-name="Standard"><text:s text:c="2"/>обгладывавший <text:s/>баранью <text:s/>кость, <text:s/>и <text:s/>двадцатидвухлетний <text:s/>безупречный <text:s/>генерал,</text:p>
      <text:p text:style-name="Standard"><text:s text:c="2"/>раскрасневшийся от рюмки <text:s/>водки и обеда, и штаб-офицер с именным перстнем, и</text:p>
      <text:p text:style-name="Standard"><text:s text:c="2"/>Жерков, беспокойно <text:s/>оглядывавший всех, <text:s/>и князь Андрей, бледный, с поджатыми</text:p>
      <text:p text:style-name="Standard"><text:s text:c="2"/>губами и лихорадочно блестящими глазами.</text:p>
      <text:p text:style-name="Standard"><text:s text:c="7"/>В избе стояло прислоненное в углу взятое французское знамя, и аудитор с</text:p>
      <text:p text:style-name="Standard"><text:s text:c="2"/>наивным лицом щупал ткань <text:s/>знамени и, недоумевая, покачивал <text:s/>головой, <text:s/>может</text:p>
      <text:p text:style-name="Standard"><text:s text:c="2"/>быть оттого, что его и в самом деле интересовал вид знамени, а может быть, и</text:p>
      <text:p text:style-name="Standard"><text:s text:c="2"/>оттого, что ему тяжело было голодному смотреть на <text:s/>обед, за которым <text:s/>ему <text:s/>не</text:p>
      <text:p text:style-name="Standard"><text:s text:c="2"/>достало <text:s/>прибора. <text:s/>В <text:s/>соседней <text:s/>избе <text:s/>находился <text:s text:c="2"/>взятый <text:s/>в <text:s/>плен <text:s/>драгунами</text:p>
      <text:p text:style-name="Standard"><text:s text:c="2"/>французский полковник. Около него толпились, рассматривая его, наши офицеры.</text:p>
      <text:p text:style-name="Standard"><text:s text:c="2"/>Князь <text:s/>Багратион <text:s/>благодарил <text:s text:c="2"/>отдельных <text:s text:c="2"/>начальников <text:s text:c="2"/>и <text:s text:c="2"/>расспрашивал <text:s/>о</text:p>
      <text:p text:style-name="Standard"><text:s text:c="2"/>подробностях <text:s/>дела <text:s/>и о <text:s/>потерях. Полковой <text:s/>командир, <text:s/>представлявшийся <text:s/>под</text:p>
      <text:p text:style-name="Standard"><text:s text:c="2"/>Браунау, <text:s/>докладывал князю, что, как только <text:s/>началось дело, <text:s/>он <text:s/>отступил из</text:p>
      <text:p text:style-name="Standard"><text:s text:c="2"/>леса, собрал <text:s/>дроворубов <text:s/>и, <text:s/>пропустив <text:s/>их <text:s/>мимо себя, с <text:s/>двумя баталионами</text:p>
      <text:p text:style-name="Standard"><text:s text:c="2"/>ударил в штыки и опрокинул французов.</text:p>
      <text:p text:style-name="Standard"><text:s text:c="7"/>-- <text:s/>Как я <text:s/>увидал, ваше сиятельство, что <text:s/>первый батальон расстроен, <text:s/>я</text:p>
      <text:p text:style-name="Standard"><text:s text:c="2"/>стал на дороге <text:s/>и <text:s/>думаю: "пропущу этих <text:s/>и встречу батальным <text:s/>огнем"; так <text:s/>и</text:p>
      <text:p text:style-name="Standard"><text:s text:c="2"/>сделал.</text:p>
      <text:p text:style-name="Standard"><text:s text:c="7"/>Полковому <text:s/>командиру <text:s/>так хотелось <text:s/>сделать <text:s/>это, так он жалел, <text:s/>что не</text:p>
      <text:p text:style-name="Standard"><text:s text:c="2"/>успел этого сделать, что ему казалось, <text:s/>что все <text:s/>это точно было. Даже, может</text:p>
      <text:p text:style-name="Standard"><text:s text:c="2"/>быть, и <text:s/>в самом деле <text:s/>было? Разве можно было разобрать в этой путанице, что</text:p>
      <text:p text:style-name="Standard"><text:s text:c="2"/>было и чего не было?</text:p>
      <text:p text:style-name="Standard"><text:s text:c="7"/>-- Причем должен заметить, ваше сиятельство, -- продолжал он, вспоминая</text:p>
      <text:p text:style-name="Standard"><text:s text:c="2"/>о <text:s text:c="2"/>разговоре <text:s text:c="2"/>Долохова <text:s/>с <text:s text:c="2"/>Кутузовым <text:s/>и <text:s/>о <text:s/>последнем <text:s/>свидании <text:s/>своем <text:s/>с</text:p>
      <text:p text:style-name="Standard"><text:s text:c="2"/>разжалованным, -- что рядовой, разжалованный Долохов, на моих глазах взял <text:s/>в</text:p>
      <text:p text:style-name="Standard"><text:s text:c="2"/>плен французского офицера и особенно отличился.</text:p>
      <text:p text:style-name="Standard"><text:s text:c="7"/>-- <text:s/>Здесь-то <text:s/>я <text:s/>видел, <text:s text:c="2"/>ваше <text:s/>сиятельство, <text:s text:c="2"/>атаку <text:s/>павлоградцев, <text:s/>--</text:p>
      <text:p text:style-name="Standard"><text:s text:c="2"/>беспокойно оглядываясь, <text:s/>вмешался Жерков, который вовсе не видал в этот день</text:p>
      <text:p text:style-name="Standard"><text:s text:c="2"/>гусар, а только слышал о них <text:s/>от <text:s/>пехотного офицера. -- Смяли два каре, ваше</text:p>
      <text:p text:style-name="Standard"><text:s text:c="2"/>сиятельство.</text:p>
      <text:p text:style-name="Standard"><text:s text:c="7"/>На слова Жеркова некоторые улыбнулись, <text:s/>как <text:s/>и <text:s/>всегда <text:s/>ожидая <text:s/>от него</text:p>
      <text:p text:style-name="Standard"><text:s text:c="2"/>шутки; но, заметив, <text:s/>что <text:s/>то, что он говорил, клонилось тоже к славе <text:s/>нашего</text:p>
      <text:p text:style-name="Standard"><text:s text:c="2"/>оружия и <text:s/>нынешнего <text:s/>дня, <text:s/>приняли <text:s/>серьезное <text:s/>выражение, хотя многие <text:s/>очень</text:p>
      <text:p text:style-name="Standard"><text:s text:c="2"/>хорошо <text:s/>знали, <text:s/>что <text:s/>то, <text:s/>что <text:s/>говорил <text:s/>Жерков, <text:s/>была <text:s/>ложь, ни <text:s/>на <text:s/>чем <text:s/>не</text:p>
      <text:p text:style-name="Standard"><text:s text:c="2"/>основанная. Князь Багратион обратился к старичку-полковнику.</text:p>
      <text:p text:style-name="Standard"><text:s text:c="7"/>-- Благодарю всех, <text:s/>господа, <text:s/>все части <text:s/>действовали геройски: <text:s/>пехота,</text:p>
      <text:p text:style-name="Standard"><text:s text:c="2"/>кавалерия <text:s/>и <text:s/>артиллерия. <text:s/>Каким <text:s/>образом в центре оставлены два орудия? <text:s/>--</text:p>
      <text:p text:style-name="Standard"><text:s text:c="2"/>спросил <text:s/>он, ища кого-то <text:s/>глазами. (Князь Багратион не спрашивал про <text:s/>орудия</text:p>
      <text:p text:style-name="Standard"><text:s text:c="2"/>левого <text:s/>фланга; он знал <text:s/>уже, что там в самом <text:s/>начале дела были брошены <text:s/>все</text:p>
      <text:p text:style-name="Standard"><text:s text:c="2"/>пушки.) -- Я вас, кажется, просил, -- обратился он к дежурному штаб-офицеру.</text:p>
      <text:p text:style-name="Standard"><text:s text:c="7"/>-- Одно было подбито, -- отвечал <text:s/>дежурный штаб-офицер, -- а <text:s/>другое, я</text:p>
      <text:p text:style-name="Standard"><text:s text:c="2"/>не <text:s/>могу <text:s/>понять; я <text:s/>сам <text:s/>там все время <text:s/>был <text:s/>и <text:s/>распоряжался <text:s/>и только <text:s/>что</text:p>
      <text:p text:style-name="Standard"><text:soft-page-break/><text:s text:c="2"/>отъехал... Жарко было, правда, -- прибавил он скромно.</text:p>
      <text:p text:style-name="Standard"><text:s text:c="7"/>Кто-то сказал, что капитан Тушин стоит здесь у самой деревни, и <text:s/>что за</text:p>
      <text:p text:style-name="Standard"><text:s text:c="2"/>ним уже послано.</text:p>
      <text:p text:style-name="Standard"><text:s text:c="7"/>-- Да вот вы были, -- сказал князь Багратион, обращаясь к князю Андрею.</text:p>
      <text:p text:style-name="Standard"><text:s text:c="7"/>-- <text:s/>Как <text:s/>же, <text:s/>мы <text:s/>вместе <text:s/>немного <text:s/>не <text:s/>съехались, <text:s/>-- <text:s/>сказал <text:s/>дежурный</text:p>
      <text:p text:style-name="Standard"><text:s text:c="2"/>штаб-офицер, приятно улыбаясь Болконскому.</text:p>
      <text:p text:style-name="Standard"><text:s text:c="7"/>-- Я не имел <text:s/>удовольствия вас видеть, <text:s/>-- холодно <text:s/>и <text:s/>отрывисто сказал</text:p>
      <text:p text:style-name="Standard"><text:s text:c="2"/>князь Андрей.</text:p>
      <text:p text:style-name="Standard"><text:s text:c="7"/>Все молчали. <text:s/>На пороге показался Тушин, робко пробиравшийся из-за спин</text:p>
      <text:p text:style-name="Standard"><text:s text:c="2"/>генералов. Обходя генералов в тесной избе, <text:s/>сконфуженный, <text:s/>как и всегда, при</text:p>
      <text:p text:style-name="Standard"><text:s text:c="2"/>виде начальства, <text:s/>Тушин не рассмотрел древка <text:s/>знамени и спотыкнулся на него.</text:p>
      <text:p text:style-name="Standard"><text:s text:c="2"/>Несколько голосов засмеялось.</text:p>
      <text:p text:style-name="Standard"><text:s text:c="7"/>-- Каким <text:s/>образом орудие <text:s/>оставлено? -- спросил Багратион, нахмурившись</text:p>
      <text:p text:style-name="Standard"><text:s text:c="2"/>не столько на <text:s/>капитана, сколько на смеявшихся, в числе <text:s/>которых громче всех</text:p>
      <text:p text:style-name="Standard"><text:s text:c="2"/>слышался голос Жеркова.</text:p>
      <text:p text:style-name="Standard"><text:s text:c="7"/>Тушину <text:s/>теперь только, при <text:s/>виде грозного <text:s/>начальства, <text:s/>во <text:s/>всем <text:s/>ужасе</text:p>
      <text:p text:style-name="Standard"><text:s text:c="2"/>представилась его вина и позор в том, <text:s/>что он, <text:s/>оставшись жив, <text:s/>потерял <text:s/>два</text:p>
      <text:p text:style-name="Standard"><text:s text:c="2"/>орудия. Он так был взволнован, что до сей <text:s/>минуты не успел подумать об этом.</text:p>
      <text:p text:style-name="Standard"><text:s text:c="2"/>Смех <text:s/>офицеров еще <text:s/>больше <text:s/>сбил его <text:s/>с толку. <text:s/>Он стоял перед Багратионом с</text:p>
      <text:p text:style-name="Standard"><text:s text:c="2"/>дрожащею нижнею челюстью и едва проговорил:</text:p>
      <text:p text:style-name="Standard"><text:s text:c="7"/>-- Не знаю... ваше сиятельство... людей не было, ваше сиятельство.</text:p>
      <text:p text:style-name="Standard"><text:s text:c="7"/>-- Вы бы могли из прикрытия взять!</text:p>
      <text:p text:style-name="Standard"><text:s text:c="7"/>Что прикрытия не <text:s/>было, <text:s/>этого не <text:s/>сказал <text:s/>Тушин, хотя <text:s/>это <text:s/>была сущая</text:p>
      <text:p text:style-name="Standard"><text:s text:c="2"/>правда. Он боялся подвести этим другого начальника и молча, <text:s/>остановившимися</text:p>
      <text:p text:style-name="Standard"><text:s text:c="2"/>глазами, <text:s/>смотрел <text:s/>прямо в лицо Багратиону, как <text:s/>смотрит сбившийся ученик <text:s/>в</text:p>
      <text:p text:style-name="Standard"><text:s text:c="2"/>глаза экзаменатору.</text:p>
      <text:p text:style-name="Standard"><text:s text:c="7"/>Молчание <text:s/>было <text:s/>довольно <text:s/>продолжительно. <text:s/>Князь Багратион, <text:s/>видимо, не</text:p>
      <text:p text:style-name="Standard"><text:s text:c="2"/>желая <text:s/>быть строгим, не находился, что сказать; остальные не смели вмешаться</text:p>
      <text:p text:style-name="Standard"><text:s text:c="2"/>в разговор. Князь Андрей <text:s/>исподлобья <text:s/>смотрел на Тушина, и <text:s/>пальцы <text:s/>его <text:s/>рук</text:p>
      <text:p text:style-name="Standard"><text:s text:c="2"/>нервически двигались.</text:p>
      <text:p text:style-name="Standard"><text:s text:c="7"/>-- <text:s/>Ваше <text:s/>сиятельство, <text:s/>-- <text:s/>прервал <text:s/>князь Андрей молчание своим резким</text:p>
      <text:p text:style-name="Standard"><text:s text:c="2"/>голосом, -- вы меня изволили послать к батарее капитана Тушина. Я был там <text:s/>и</text:p>
      <text:p text:style-name="Standard"><text:s text:c="2"/>нашел <text:s/>две трети людей и <text:s/>лошадей <text:s/>перебитыми, <text:s/>два орудия исковерканными, и</text:p>
      <text:p text:style-name="Standard"><text:s text:c="2"/>прикрытия никакого.</text:p>
      <text:p text:style-name="Standard"><text:s text:c="7"/>Князь Багратион и Тушин одинаково упорно смотрели теперь на сдержанно и</text:p>
      <text:p text:style-name="Standard"><text:s text:c="2"/>взволнованно говорившего Болконского.</text:p>
      <text:p text:style-name="Standard"><text:s text:c="7"/>-- <text:s/>И <text:s/>ежели, ваше сиятельство, позволите мне высказать свое мнение, --</text:p>
      <text:p text:style-name="Standard"><text:s text:c="2"/>продолжал он, -- то успехом дня мы обязаны более всего действию этой батареи</text:p>
      <text:p text:style-name="Standard"><text:s text:c="2"/>и геройской стойкости капитана Тушина с его ротой, -- сказал князь Андрей и,</text:p>
      <text:p text:style-name="Standard"><text:s text:c="2"/>не ожидая ответа, тотчас же встал и отошел от стола.</text:p>
      <text:p text:style-name="Standard"><text:s text:c="7"/>Князь <text:s/>Багратион <text:s/>посмотрел <text:s/>на <text:s/>Тушина <text:s/>и, <text:s/>видимо не <text:s/>желая <text:s/>выказать</text:p>
      <text:p text:style-name="Standard"><text:s text:c="2"/>недоверия к резкому суждению Болконского и, вместе с тем, чувствуя себя не в</text:p>
      <text:p text:style-name="Standard"><text:s text:c="2"/>состоянии <text:s/>вполне верить ему, наклонил голову и сказал <text:s/>Тушину, что он может</text:p>
      <text:p text:style-name="Standard"><text:s text:c="2"/>итти. Князь Андрей вышел за ним.</text:p>
      <text:p text:style-name="Standard"><text:s text:c="7"/>-- Вот спасибо: выручил, голубчик, -- сказал ему Тушин.</text:p>
      <text:p text:style-name="Standard"><text:s text:c="7"/>Князь Андрей оглянул Тушина и, <text:s/>ничего не сказав, отошел от него. Князю</text:p>
      <text:p text:style-name="Standard"><text:s text:c="2"/>Андрею было грустно и <text:s/>тяжело. Все это было так странно, так непохоже на то,</text:p>
      <text:p text:style-name="Standard"><text:s text:c="2"/>чего он надеялся.</text:p>
      <text:p text:style-name="Standard"><text:s text:c="7"/>-- -- -</text:p>
      <text:p text:style-name="Standard"><text:s text:c="7"/>"Кто <text:s/>они? Зачем <text:s/>они? <text:s/>Что им нужно? И <text:s/>когда все это кончится?" думал</text:p>
      <text:p text:style-name="Standard"><text:s text:c="2"/>Ростов, <text:s/>глядя на переменявшиеся перед ним тени. Боль в руке становилась все</text:p>
      <text:p text:style-name="Standard"><text:s text:c="2"/>мучительнее. <text:s/>Сон клонил непреодолимо, <text:s/>в глазах <text:s/>прыгали <text:s/>красные круги, <text:s/>и</text:p>
      <text:p text:style-name="Standard"><text:soft-page-break/><text:s text:c="2"/>впечатление <text:s/>этих <text:s/>голосов <text:s/>и <text:s/>этих лиц и <text:s/>чувство <text:s/>одиночества <text:s/>сливались с</text:p>
      <text:p text:style-name="Standard"><text:s text:c="2"/>чувством боли. <text:s/>Это <text:s/>они, эти солдаты, раненые и нераненые, <text:s/>-- это они-то и</text:p>
      <text:p text:style-name="Standard"><text:s text:c="2"/>давили, и тяготили, <text:s/>и выворачивали жилы, и жгли мясо в его разломанной руке</text:p>
      <text:p text:style-name="Standard"><text:s text:c="2"/>и плече. Чтобы избавиться от них, он закрыл глаза.</text:p>
      <text:p text:style-name="Standard"><text:s text:c="7"/>Он <text:s/>забылся на одну минуту, но в этот <text:s/>короткий промежуток <text:s/>забвения он</text:p>
      <text:p text:style-name="Standard"><text:s text:c="2"/>видел во сне <text:s/>бесчисленное <text:s/>количество предметов: он <text:s/>видел свою <text:s/>мать и <text:s/>ее</text:p>
      <text:p text:style-name="Standard"><text:s text:c="2"/>большую белую <text:s/>руку, <text:s/>видел худенькие <text:s/>плечи Сони, <text:s/>глаза <text:s/>и смех Наташи, <text:s/>и</text:p>
      <text:p text:style-name="Standard"><text:s text:c="2"/>Денисова с его голосом и усами, и Телянина, и всю свою историю с Теляниным и</text:p>
      <text:p text:style-name="Standard"><text:s text:c="2"/>Богданычем. Вся эта история <text:s/>была одно и то <text:s/>же, <text:s/>что <text:s/>этот солдат с <text:s/>резким</text:p>
      <text:p text:style-name="Standard"><text:s text:c="2"/>голосом, и <text:s/>эта-то вся история и этот-то солдат <text:s/>так <text:s/>мучительно, неотступно</text:p>
      <text:p text:style-name="Standard"><text:s text:c="2"/>держали, давили и все в одну сторону тянули его руку. Он пытался устраняться</text:p>
      <text:p text:style-name="Standard"><text:s text:c="2"/>от них, но они не отпускали ни на волос, ни на секунду его плечо. Оно <text:s/>бы не</text:p>
      <text:p text:style-name="Standard"><text:s text:c="2"/>болело, оно было бы здорово, ежели <text:s/>б <text:s/>они <text:s/>не <text:s/>тянули его; <text:s/>но нельзя <text:s/>было</text:p>
      <text:p text:style-name="Standard"><text:s text:c="2"/>избавиться от них.</text:p>
      <text:p text:style-name="Standard"><text:s text:c="7"/>Он открыл глаза и поглядел вверх. Черный полог ночи на <text:s/>аршин висел над</text:p>
      <text:p text:style-name="Standard"><text:s text:c="2"/>светом <text:s/>углей. <text:s/>В <text:s/>этом <text:s/>свете <text:s/>летали <text:s/>порошинки падавшего <text:s/>снега. Тушин не</text:p>
      <text:p text:style-name="Standard"><text:s text:c="2"/>возвращался, лекарь не приходил. Он был один, только какой-то солдатик сидел</text:p>
      <text:p text:style-name="Standard"><text:s text:c="2"/>теперь голый по другую сторону огня и грел свое худое желтое тело.</text:p>
      <text:p text:style-name="Standard"><text:s text:c="7"/>"Никому не нужен я! -- думал Ростов. -- <text:s/>Некому ни помочь, ни пожалеть.</text:p>
      <text:p text:style-name="Standard"><text:s text:c="2"/>А был же и я когда-то <text:s/>дома, сильный, веселый, любимый". -- Он вздохнул и со</text:p>
      <text:p text:style-name="Standard"><text:s text:c="2"/>вздохом невольно застонал.</text:p>
      <text:p text:style-name="Standard"><text:s text:c="7"/>-- Ай болит что? -- спросил солдатик, встряхивая свою рубаху над огнем,</text:p>
      <text:p text:style-name="Standard"><text:s text:c="2"/>и, <text:s/>не <text:s/>дожидаясь <text:s/>ответа, крякнув, прибавил: <text:s/>-- <text:s/>Мало ли <text:s/>за <text:s/>день <text:s/>народу</text:p>
      <text:p text:style-name="Standard"><text:s text:c="2"/>попортили -- страсть!</text:p>
      <text:p text:style-name="Standard"><text:s text:c="7"/>Ростов не слушал солдата. Он смотрел на порхавшие над <text:s/>огнем снежинки и</text:p>
      <text:p text:style-name="Standard"><text:s text:c="2"/>вспоминал русскую <text:s/>зиму <text:s/>с теплым, <text:s/>светлым <text:s/>домом, пушистою шубой, быстрыми</text:p>
      <text:p text:style-name="Standard"><text:s text:c="2"/>санями, здоровым телом и со всею любовью и заботою <text:s/>семьи. <text:s/>"И зачем я пошел</text:p>
      <text:p text:style-name="Standard"><text:s text:c="2"/>сюда!" думал он.</text:p>
      <text:p text:style-name="Standard"><text:s text:c="7"/>На <text:s/>другой <text:s text:c="2"/>день <text:s text:c="2"/>французы <text:s text:c="2"/>не <text:s/>возобновляли <text:s/>нападения, <text:s/>и <text:s/>остаток</text:p>
      <text:p text:style-name="Standard"><text:s text:c="2"/>Багратионова отряда присоединился к армии Кутузова.</text:p>
      <text:p text:style-name="Standard"><text:s text:c="2"/></text:p>
      <text:p text:style-name="Standard"><text:s text:c="2"/></text:p>
      <text:p text:style-name="Standard"><text:s text:c="2"/></text:p>
      <text:p text:style-name="Standard"><text:s text:c="2"/></text:p>
      <text:p text:style-name="Standard">Примечания</text:p>
      <text:p text:style-name="Standard"></text:p>
      <text:p text:style-name="Standard"></text:p>
      <text:p text:style-name="Standard"><text:s text:c="2"/></text:p>
      <text:p text:style-name="Standard"><text:s text:c="2"/></text:p>
      <text:p text:style-name="Standard"><text:s text:c="7"/>[(сноска <text:s/>1)] Мы имеем вполне сосредоточенные силы, <text:s/>около <text:s/>70</text:p>
      <text:p text:style-name="Standard"><text:s text:c="2"/>000 <text:s/>человек, <text:s/>так <text:s/>что <text:s/>мы <text:s/>можем атаковать <text:s/>и разбить неприятеля <text:s/>в случае</text:p>
      <text:p text:style-name="Standard"><text:s text:c="2"/>переправы <text:s/>его через Лех. <text:s/>Так <text:s/>как мы <text:s/>уже <text:s/>владеем <text:s/>Ульмом, <text:s/>то <text:s/>мы <text:s/>можем</text:p>
      <text:p text:style-name="Standard"><text:s text:c="2"/>удерживать за собою выгоду командования <text:s/>обоими берегами Дуная, <text:s/>стало быть,</text:p>
      <text:p text:style-name="Standard"><text:s text:c="2"/>ежеминутно, <text:s/>в <text:s/>случае если <text:s/>неприятель не перейдет через Лех, переправиться</text:p>
      <text:p text:style-name="Standard"><text:s text:c="2"/>через <text:s/>Дунай, броситься на его коммуникационную линию, ниже <text:s/>перейти обратно</text:p>
      <text:p text:style-name="Standard"><text:s text:c="2"/>Дунай и неприятелю, если он вздумает <text:s/>обратить всю свою силу на наших верных</text:p>
      <text:p text:style-name="Standard"><text:s text:c="2"/>союзников, <text:s/>не дать исполнить <text:s/>его намерение. <text:s/>Таким образом мы будем <text:s/>бодро</text:p>
      <text:p text:style-name="Standard"><text:s text:c="2"/>ожидать времени, <text:s/>когда императорская российская армия совсем изготовится, и</text:p>
      <text:p text:style-name="Standard"><text:s text:c="2"/>затем вместе <text:s/>легко найдем возможность уготовить неприятелю <text:s/>участь, коей он</text:p>
      <text:p text:style-name="Standard"><text:s text:c="2"/>заслуживает".</text:p>
      <text:p text:style-name="Standard"><text:s text:c="7"/>[(сноска 2)] Вы видите несчастного Мака.</text:p>
      <text:p text:style-name="Standard"><text:s text:c="7"/>[(сноска 3)] Боже мой, как он прост!</text:p>
      <text:p text:style-name="Standard"><text:soft-page-break/><text:s text:c="7"/>[(сноска 4)] <text:s/>Сорок тысяч человек погибло и союзная <text:s/>нам армия</text:p>
      <text:p text:style-name="Standard"><text:s text:c="2"/>уничтожена, <text:s/>а <text:s/>вы <text:s/>можете <text:s/>при <text:s/>этом <text:s/>шутить. <text:s/>Это простительно <text:s/>ничтожному</text:p>
      <text:p text:style-name="Standard"><text:s text:c="2"/>мальчишке, как вот <text:s/>этот господин, <text:s/>которого <text:s/>вы сделали себе другом, <text:s/>но не</text:p>
      <text:p text:style-name="Standard"><text:s text:c="2"/>вам, не вам.</text:p>
      <text:p text:style-name="Standard"><text:s text:c="7"/>[(сноска 5)] [Прекрасно, доброго утра!]</text:p>
      <text:p text:style-name="Standard"><text:s text:c="7"/>[(сноска 6)] [Уже за работой!]</text:p>
      <text:p text:style-name="Standard"><text:s text:c="7"/>[(сноска 7)] [Ура Австрийцы! Ура <text:s/>Русские! Император Александр</text:p>
      <text:p text:style-name="Standard"><text:s text:c="2"/>ура!]</text:p>
      <text:p text:style-name="Standard"><text:s text:c="7"/>[(сноска 8)] [И весь свет ура!]</text:p>
      <text:p text:style-name="Standard"><text:s text:c="7"/>[(сноска 9)] [Ваше высокородие,]</text:p>
      <text:p text:style-name="Standard"><text:s text:c="7"/>[(сноска 10)] Отзывы Билибина расходились по венским гостиным</text:p>
      <text:p text:style-name="Standard"><text:s text:c="7"/>[(сноска 11)] <text:s/>Они приняли <text:s/>меня с этою <text:s/>вестью, как принимают</text:p>
      <text:p text:style-name="Standard"><text:s text:c="2"/>собаку, когда она мешает игре в кегли,</text:p>
      <text:p text:style-name="Standard"><text:s text:c="7"/>[(сноска 12)] <text:s/>Однако, <text:s/>мой милый, при <text:s/>всем <text:s/>моем уважении <text:s/>к</text:p>
      <text:p text:style-name="Standard"><text:s text:c="2"/>православному российскому воинству, я полагаю, что победа <text:s/>ваша не <text:s/>из самых</text:p>
      <text:p text:style-name="Standard"><text:s text:c="2"/>блестящих.</text:p>
      <text:p text:style-name="Standard"><text:s text:c="7"/>[(сноска 13)] [милой]</text:p>
      <text:p text:style-name="Standard"><text:s text:c="7"/>[(сноска 14)] [очарование]</text:p>
      <text:p text:style-name="Standard"><text:s text:c="7"/>[(сноска 15)] [Видите ли, мой милый:]</text:p>
      <text:p text:style-name="Standard"><text:s text:c="7"/>[(сноска 16)] [все это прекрасно и хорошо;]</text:p>
      <text:p text:style-name="Standard"><text:s text:c="7"/>[(сноска 17)] [один эрцгерцог стоит другого,]</text:p>
      <text:p text:style-name="Standard"><text:s text:c="7"/>[(сноска 18)] [как если бы вы нам сказали:]</text:p>
      <text:p text:style-name="Standard"><text:s text:c="7"/>[(сноска 19)] [Это как нарочно, как нарочно.]</text:p>
      <text:p text:style-name="Standard"><text:s text:c="7"/>[(сноска 20)] [Принц Мюрат и все такое...]</text:p>
      <text:p text:style-name="Standard"><text:s text:c="7"/>[(сноска 21)] [мостовое укрепление,]</text:p>
      <text:p text:style-name="Standard"><text:s text:c="7"/>[(сноска 22)] [дюренштейнская стычка,]</text:p>
      <text:p text:style-name="Standard"><text:s text:c="7"/>[(сноска 23)] [словечек,]</text:p>
      <text:p text:style-name="Standard"><text:s text:c="7"/>[(сноска 24)] [принудят Австрию,]</text:p>
      <text:p text:style-name="Standard"><text:s text:c="7"/>[(сноска 25)] [Кампо Формио.]</text:p>
      <text:p text:style-name="Standard"><text:s text:c="7"/>[(сноска 26)] [Буонапарте?]</text:p>
      <text:p text:style-name="Standard"><text:s text:c="7"/>[(сноска 27)] [словечко.]</text:p>
      <text:p text:style-name="Standard"><text:s text:c="7"/>[(сноска 28)] [надо его избавить от и.]</text:p>
      <text:p text:style-name="Standard"><text:s text:c="7"/>[(сноска 29)] [просто Бонапарт.]</text:p>
      <text:p text:style-name="Standard"><text:s text:c="7"/>[(сноска 30)] <text:s/>[говорят, <text:s/>что <text:s/>православное <text:s/>ужасно <text:s/>по <text:s/>части</text:p>
      <text:p text:style-name="Standard"><text:s text:c="2"/>грабежей,]</text:p>
      <text:p text:style-name="Standard"><text:s text:c="7"/>[(сноска 31)] [ради прекрасных глаз,]</text:p>
      <text:p text:style-name="Standard"><text:s text:c="7"/>[(сноска 32)] [между нами, мой милый]</text:p>
      <text:p text:style-name="Standard"><text:s text:c="7"/>[(сноска 33)] [Поживем, увидим,]</text:p>
      <text:p text:style-name="Standard"><text:s text:c="7"/>[(сноска 34)] [Ну-ка, ну-ка,]</text:p>
      <text:p text:style-name="Standard"><text:s text:c="7"/>[(сноска 35)] [Женщина -- подруга мужчины,]</text:p>
      <text:p text:style-name="Standard"><text:s text:c="7"/>[(сноска 36)] Берлинский кабинет не может выразить свое мнение</text:p>
      <text:p text:style-name="Standard"><text:s text:c="2"/>о <text:s/>союзе, <text:s/>не выражая... <text:s/>как в своей <text:s/>последней ноте... <text:s/>вы понимаете... вы</text:p>
      <text:p text:style-name="Standard"><text:s text:c="2"/>понимаете... <text:s/>впрочем, <text:s/>если его величество <text:s/>император <text:s/>не изменит <text:s/>сущности</text:p>
      <text:p text:style-name="Standard"><text:s text:c="2"/>нашего союза...</text:p>
      <text:p text:style-name="Standard"><text:s text:c="7"/>[(сноска <text:s/>37)] <text:s text:c="2"/>Подождите, <text:s/>я <text:s text:c="2"/>не <text:s/>кончил. <text:s text:c="2"/>Я <text:s/>думаю, <text:s text:c="2"/>что</text:p>
      <text:p text:style-name="Standard"><text:s text:c="2"/>вмешательство будет прочнее чем невмешательство И... Невозможно считать дело</text:p>
      <text:p text:style-name="Standard"><text:s text:c="2"/>оконченным непринятием нашей депеши от 28 ноября. Чем-то все это кончится.</text:p>
      <text:p text:style-name="Standard"><text:s text:c="7"/>[(сноска 38)] Демосфен, я <text:s/>узнаю <text:s/>тебя по камешку, который <text:s/>ты</text:p>
      <text:p text:style-name="Standard"><text:s text:c="2"/>скрываешь в своих золотых устах!</text:p>
      <text:p text:style-name="Standard"><text:s text:c="7"/>[(сноска 39)] [в этой скверной моравской дыре,]</text:p>
      <text:p text:style-name="Standard"><text:s text:c="7"/>[(сноска 40)] [Надо ему показать Брюнн.]</text:p>
      <text:p text:style-name="Standard"><text:s text:c="7"/>[(сноска 41)] Ах, ваше сиятельство! Мы отправляемся еще далее.</text:p>
      <text:p text:style-name="Standard"><text:soft-page-break/><text:s text:c="2"/>Злодей уж опять за нами по пятам.</text:p>
      <text:p text:style-name="Standard"><text:s text:c="7"/>[(сноска 42)] <text:s/>Нет, <text:s/>нет, <text:s/>признайтесь, <text:s/>что это прелесть, эта</text:p>
      <text:p text:style-name="Standard"><text:s text:c="2"/>история с Таборским мостом. Они перешли его без сопротивления.</text:p>
      <text:p text:style-name="Standard"><text:s text:c="7"/>[(сноска 43)] [мостовое укрепление.]</text:p>
      <text:p text:style-name="Standard"><text:s text:c="7"/>[(сноска <text:s/>44)] [Что он <text:s/>видит только <text:s/>их <text:s/>огонь <text:s/>и забывает <text:s/>о</text:p>
      <text:p text:style-name="Standard"><text:s text:c="2"/>своем, о том, который он обязан был открыть против неприятеля.]</text:p>
      <text:p text:style-name="Standard"><text:s text:c="7"/>[(сноска 45)] <text:s/>Это гениально. Князь <text:s/>Ауэрсперг <text:s/>оскорбляется и</text:p>
      <text:p text:style-name="Standard"><text:s text:c="2"/>приказывает арестовать сержанта. Нет, признайтесь, что это прелесть, вся эта</text:p>
      <text:p text:style-name="Standard"><text:s text:c="2"/>история с мостом. Это не то что глупость, не то что подлость...</text:p>
      <text:p text:style-name="Standard"><text:s text:c="7"/>[(сноска 46)] Быть может, измена,</text:p>
      <text:p text:style-name="Standard"><text:s text:c="7"/>[(сноска <text:s/>47)] Также нет. <text:s/>Это ставит <text:s/>двор <text:s/>в <text:s/>самое <text:s/>нелепое</text:p>
      <text:p text:style-name="Standard"><text:s text:c="2"/>положение; это <text:s/>ни измена, <text:s/>ни подлость, ни <text:s/>глупость; это <text:s/>как <text:s/>при <text:s/>Ульме,</text:p>
      <text:p text:style-name="Standard"><text:s text:c="2"/>это... это Маковщина. Мы обмаковались.</text:p>
      <text:p text:style-name="Standard"><text:s text:c="7"/>[(сноска 48)] [мой дорогой, это героизм.]</text:p>
      <text:p text:style-name="Standard"><text:s text:c="7"/>[(сноска 49)] [философ,]</text:p>
      <text:p text:style-name="Standard"><text:s text:c="7"/>[(сноска 50)] [Мой дорогой, вы -- герой,]</text:p>
      <text:p text:style-name="Standard"><text:s text:c="7"/>[(сноска <text:s/>51)] "Эта <text:s/>русская <text:s/>армия, которую английское золото</text:p>
      <text:p text:style-name="Standard"><text:s text:c="2"/>перенесло <text:s/>сюда <text:s/>с <text:s/>конца света, <text:s/>испытает <text:s/>ту <text:s/>же <text:s/>участь <text:s/>(участь ульмской</text:p>
      <text:p text:style-name="Standard"><text:s text:c="2"/>армии)".</text:p>
      <text:p text:style-name="Standard"><text:s text:c="7"/>[(сноска 52)] ["Вот дорогое]</text:p>
      <text:p text:style-name="Standard"><text:s text:c="7"/>[(сноска 53)] [смешное,]</text:p>
      <text:p text:style-name="Standard"><text:s text:c="7"/>[(сноска 54)] Принцу <text:s/>Мюрату. Шенбрюнн, <text:s/>25 брюмера 1805 г. <text:s/>8</text:p>
      <text:p text:style-name="Standard"><text:s text:c="2"/>часов утра.</text:p>
      <text:p text:style-name="Standard"><text:s text:c="7"/>Я <text:s/>не <text:s/>могу <text:s/>найти <text:s/>слов <text:s/>чтоб <text:s/>выразить <text:s/>вам <text:s/>мое <text:s/>неудовольствие. <text:s/>Вы</text:p>
      <text:p text:style-name="Standard"><text:s text:c="2"/>командуете только моим <text:s/>авангардом <text:s/>и не <text:s/>имеете права делать перемирие <text:s/>без</text:p>
      <text:p text:style-name="Standard"><text:s text:c="2"/>моего <text:s/>приказания. <text:s/>Вы <text:s/>заставляете <text:s/>меня <text:s/>потерять <text:s/>плоды <text:s/>целой <text:s/>кампании.</text:p>
      <text:p text:style-name="Standard"><text:s text:c="2"/>Немедленно разорвите перемирие и <text:s/>идите против <text:s/>неприятеля. Вы объявите ему,</text:p>
      <text:p text:style-name="Standard"><text:s text:c="2"/>что генерал, подписавший <text:s/>эту капитуляцию, не имел <text:s/>на это права, и никто не</text:p>
      <text:p text:style-name="Standard"><text:s text:c="2"/>имеет, исключая лишь российского императора.</text:p>
      <text:p text:style-name="Standard"><text:s text:c="7"/>Впрочем, если российский император согласится на <text:s/>упомянутое условие, я</text:p>
      <text:p text:style-name="Standard"><text:s text:c="2"/>тоже соглашусь; но это <text:s/>не что иное, как хитрость. Идите, уничтожьте русскую</text:p>
      <text:p text:style-name="Standard"><text:s text:c="2"/>армию... Вы можете взять ее обозы и ее артиллерию.</text:p>
      <text:p text:style-name="Standard"><text:s text:c="7"/>Генерал-адъютант российского императора <text:s/>обманщик... <text:s/>Офицеры ничего не</text:p>
      <text:p text:style-name="Standard"><text:s text:c="2"/>значат, когда не имеют власти полномочия; он также не имеет его... Австрийцы</text:p>
      <text:p text:style-name="Standard"><text:s text:c="2"/>дали <text:s/>себя <text:s/>обмануть при <text:s/>переходе венского моста, а <text:s/>вы даете себя обмануть</text:p>
      <text:p text:style-name="Standard"><text:s text:c="2"/>адъютантам императора. Наполеон.</text:p>
      <text:p text:style-name="Standard"><text:s text:c="7"/>[(сноска 55)] [Вот удовольствие лагеря, князь,]</text:p>
      <text:p text:style-name="Standard"><text:s text:c="7"/>[(сноска 56)] [вас заставят плясать,]</text:p>
      <text:p text:style-name="Standard"><text:s text:c="7"/>[(сноска 57)] Что он там поет?</text:p>
      <text:p text:style-name="Standard"><text:s text:c="7"/>[(сноска 58)] Древняя история,</text:p>
      <text:p text:style-name="Standard"><text:s text:c="7"/>[(сноска 59)] Император покажет вашему Сувара, как и другим...</text:p>
      <text:p text:style-name="Standard"><text:s text:c="7"/>[(сноска 60)] [Чорт возьми...]</text:p>
      <text:p text:style-name="Standard"><text:s text:c="7"/>[(сноска 61)] [Очень забавно, мой господин князь,]</text:p>
      <text:p text:style-name="Standard"><text:s text:c="7"/>[(сноска <text:s/>62)] <text:s/>Тут <text:s/>произошла <text:s/>та <text:s/>атака, <text:s/>про <text:s/>которую <text:s/>Тьер</text:p>
      <text:p text:style-name="Standard"><text:s text:c="2"/>говорит: "Les russes se conduisirent vaillamment, et chose rare à la guerre,</text:p>
      <text:p text:style-name="Standard"><text:s text:c="2"/>on <text:s/>vit deux <text:s/>masses d'infanterie Mariecher résolument l'une contre <text:s/>l'autre</text:p>
      <text:p text:style-name="Standard"><text:s text:c="2"/>sans qu'aucune des deux céda avant <text:s/>d'être <text:s/>abordée"; <text:s/>а Наполеон на острове</text:p>
      <text:p text:style-name="Standard"><text:s text:c="2"/>Св. <text:s/>Елены сказал: "Quelques bataillons russes montrèrent de l'intrépidité".</text:p>
      <text:p text:style-name="Standard"><text:s text:c="2"/>[Русские <text:s/>вели себя доблестно, и вещь <text:s/>-- редкая на войне, две массы <text:s/>пехоты</text:p>
      <text:p text:style-name="Standard"><text:s text:c="2"/>шли <text:s/>решительно <text:s/>одна против другой, и ни одна из двух не уступила до самого</text:p>
      <text:p text:style-name="Standard"><text:s text:c="2"/>столкновения". <text:s/>Слова <text:s/>Наполеона: <text:s/>[Несколько <text:s/>русских <text:s/>батальонов <text:s/>проявили</text:p>
      <text:p text:style-name="Standard"><text:s text:c="2"/>бесстрашие.]</text:p>
      <text:p text:style-name="Standard"><text:soft-page-break/><text:s text:c="2"/></text:p>
      <text:p text:style-name="Standard"><text:s text:c="2"/></text:p>
      <text:p text:style-name="Standard"><text:s text:c="2"/></text:p>
      <text:p text:style-name="Standard"><text:s text:c="2"/></text:p>
      <text:p text:style-name="Standard"><text:s/>* ЧАСТЬ ТРЕТЬЯ. * </text:p>
      <text:p text:style-name="Standard"></text:p>
      <text:p text:style-name="Standard"></text:p>
      <text:p text:style-name="Standard"><text:s text:c="2"/></text:p>
      <text:p text:style-name="Standard"><text:s text:c="2"/></text:p>
      <text:p text:style-name="Standard">I.</text:p>
      <text:p text:style-name="Standard"></text:p>
      <text:p text:style-name="Standard"></text:p>
      <text:p text:style-name="Standard"><text:s text:c="2"/></text:p>
      <text:p text:style-name="Standard"><text:s text:c="7"/>Князь Василий <text:s/>не обдумывал своих <text:s/>планов. Он <text:s/>еще менее думал <text:s/>сделать</text:p>
      <text:p text:style-name="Standard"><text:s text:c="2"/>людям зло для того, чтобы приобрести выгоду. Он был только светский человек,</text:p>
      <text:p text:style-name="Standard"><text:s text:c="2"/>успевший в <text:s/>свете и <text:s/>сделавший <text:s/>привычку из этого успеха. <text:s/>У него постоянно,</text:p>
      <text:p text:style-name="Standard"><text:s text:c="2"/>смотря по <text:s/>обстоятельствам, <text:s/>по сближениям с <text:s/>людьми, составлялись различные</text:p>
      <text:p text:style-name="Standard"><text:s text:c="2"/>планы и соображения, в которых он сам не отдавал себе хорошенько отчета, <text:s/>но</text:p>
      <text:p text:style-name="Standard"><text:s text:c="2"/>которые составляли <text:s/>весь <text:s/>интерес его жизни. <text:s/>Не один и не два таких плана и</text:p>
      <text:p text:style-name="Standard"><text:s text:c="2"/>соображения бывало у него в ходу, а десятки, из которых одни только начинали</text:p>
      <text:p text:style-name="Standard"><text:s text:c="2"/>представляться ему, другие достигались, третьи уничтожались. Он <text:s/>не <text:s/>говорил</text:p>
      <text:p text:style-name="Standard"><text:s text:c="2"/>себе, например: "Этот человек теперь в силе, я должен приобрести его доверие</text:p>
      <text:p text:style-name="Standard"><text:s text:c="2"/>и дружбу и через него устроить себе выдачу единовременного пособия", <text:s/>или он</text:p>
      <text:p text:style-name="Standard"><text:s text:c="2"/>не говорил себе: "Вот Пьер богат, я должен заманить его жениться на дочери и</text:p>
      <text:p text:style-name="Standard"><text:s text:c="2"/>занять нужные мне 40 тысяч"; но человек <text:s/>в силе <text:s/>встречался <text:s/>ему, и <text:s/>в ту же</text:p>
      <text:p text:style-name="Standard"><text:s text:c="2"/>минуту инстинкт <text:s/>подсказывал <text:s/>ему, <text:s/>что этот человек может <text:s/>быть полезен, <text:s/>и</text:p>
      <text:p text:style-name="Standard"><text:s text:c="2"/>князь Василий сближался с <text:s/>ним и при первой возможности, <text:s/>без приготовления,</text:p>
      <text:p text:style-name="Standard"><text:s text:c="2"/>по инстинкту, льстил, делался фамильярен, говорил о том, о чем нужно было.</text:p>
      <text:p text:style-name="Standard"><text:s text:c="7"/>Пьер <text:s/>был у него под рукою <text:s/>в Москве, и князь <text:s/>Василий устроил для него</text:p>
      <text:p text:style-name="Standard"><text:s text:c="2"/>назначение <text:s/>в камер-юнкеры, что тогда равнялось чину <text:s/>статского советника, и</text:p>
      <text:p text:style-name="Standard"><text:s text:c="2"/>настоял на <text:s/>том, <text:s/>чтобы молодой <text:s/>человек с <text:s/>ним вместе ехал <text:s/>в <text:s/>Петербург <text:s/>и</text:p>
      <text:p text:style-name="Standard"><text:s text:c="2"/>остановился в его доме. Как будто <text:s/>рассеянно и <text:s/>вместе с тем <text:s/>с <text:s/>несомненной</text:p>
      <text:p text:style-name="Standard"><text:s text:c="2"/>уверенностью, что так должно быть, князь <text:s/>Василий делал все, что <text:s/>было нужно</text:p>
      <text:p text:style-name="Standard"><text:s text:c="2"/>для <text:s/>того, <text:s/>чтобы <text:s/>женить <text:s/>Пьера <text:s/>на <text:s/>своей <text:s/>дочери. Ежели бы князь <text:s/>Василий</text:p>
      <text:p text:style-name="Standard"><text:s text:c="2"/>обдумывал <text:s/>вперед <text:s/>свои планы, он <text:s/>не <text:s/>мог бы иметь такой <text:s/>естественности <text:s/>в</text:p>
      <text:p text:style-name="Standard"><text:s text:c="2"/>обращении <text:s/>и такой простоты и фамильярности в сношении со всеми людьми, выше</text:p>
      <text:p text:style-name="Standard"><text:s text:c="2"/>и <text:s/>ниже себя поставленными. Что-то <text:s/>влекло его постоянно к людям сильнее или</text:p>
      <text:p text:style-name="Standard"><text:s text:c="2"/>богаче его, и он одарен был редким искусством ловить именно ту минуту, когда</text:p>
      <text:p text:style-name="Standard"><text:s text:c="2"/>надо и можно было пользоваться людьми.</text:p>
      <text:p text:style-name="Standard"><text:s text:c="7"/>Пьер, <text:s/>сделавшись неожиданно богачом и <text:s/>графом Безухим, после недавнего</text:p>
      <text:p text:style-name="Standard"><text:s text:c="2"/>одиночества и беззаботности, почувствовал себя до <text:s/>такой степени окруженным,</text:p>
      <text:p text:style-name="Standard"><text:s text:c="2"/>занятым, что ему только <text:s/>в постели удавалось остаться <text:s/>одному с самим собою.</text:p>
      <text:p text:style-name="Standard"><text:s text:c="2"/>Ему <text:s/>нужно было подписывать бумаги, <text:s/>ведаться с присутственными <text:s/>местами, <text:s/>о</text:p>
      <text:p text:style-name="Standard"><text:s text:c="2"/>значении которых <text:s/>он не <text:s/>имел ясного <text:s/>понятия, <text:s/>спрашивать о чем-то главного</text:p>
      <text:p text:style-name="Standard"><text:s text:c="2"/>управляющего, ехать в подмосковное имение и принимать множество лиц, которые</text:p>
      <text:p text:style-name="Standard"><text:s text:c="2"/>прежде не хотели <text:s/>и знать <text:s/>о его существовании, а <text:s/>теперь были бы обижены <text:s/>и</text:p>
      <text:p text:style-name="Standard"><text:s text:c="2"/>огорчены, ежели бы он не захотел их видеть. <text:s/>Все <text:s/>эти разнообразные лица <text:s/>--</text:p>
      <text:p text:style-name="Standard"><text:s text:c="2"/>деловые, <text:s/>родственники, <text:s/>знакомые <text:s/>-- <text:s/>все <text:s/>были <text:s/>одинаково хорошо, <text:s/>ласково</text:p>
      <text:p text:style-name="Standard"><text:s text:c="2"/>расположены к молодому <text:s/>наследнику; <text:s/>все <text:s/>они, очевидно <text:s/>и <text:s/>несомненно, были</text:p>
      <text:p text:style-name="Standard"><text:s text:c="2"/>убеждены в <text:s/>высоких <text:s/>достоинствах <text:s/>Пьера. Беспрестанно он <text:s/>слышал <text:s/>слова: "С</text:p>
      <text:p text:style-name="Standard"><text:s text:c="2"/>вашей необыкновенной <text:s/>добротой" или <text:s/>"при <text:s/>вашем прекрасном сердце", или "вы</text:p>
      <text:p text:style-name="Standard"><text:s text:c="2"/>сами так чисты, граф..." или "ежели бы он был так умен, как вы" и т. п., так</text:p>
      <text:p text:style-name="Standard"><text:soft-page-break/><text:s text:c="2"/>что он <text:s/>искренно <text:s/>начинал <text:s/>верить <text:s/>своей <text:s/>необыкновенной <text:s/>доброте <text:s/>и <text:s/>своему</text:p>
      <text:p text:style-name="Standard"><text:s text:c="2"/>необыкновенному уму, тем более, что и <text:s/>всегда, в глубине души, ему казалось,</text:p>
      <text:p text:style-name="Standard"><text:s text:c="2"/>что он действительно очень добр и очень умен. Даже люди, прежде бывшие злыми</text:p>
      <text:p text:style-name="Standard"><text:s text:c="2"/>и очевидно враждебными, делались с ним <text:s/>нежными <text:s/>и любящими. Столь <text:s/>сердитая</text:p>
      <text:p text:style-name="Standard"><text:s text:c="2"/>старшая из княжен, с длинной талией, с приглаженными, как у куклы, волосами,</text:p>
      <text:p text:style-name="Standard"><text:s text:c="2"/>после <text:s/>похорон <text:s/>пришла <text:s/>в <text:s/>комнату <text:s/>Пьера. <text:s/>Опуская <text:s/>глаза <text:s text:c="2"/>и <text:s/>беспрестанно</text:p>
      <text:p text:style-name="Standard"><text:s text:c="2"/>вспыхивая, <text:s text:c="2"/>она <text:s/>сказала <text:s/>ему, <text:s/>что <text:s/>очень <text:s/>жалеет <text:s/>о <text:s text:c="2"/>бывших <text:s/>между <text:s/>ними</text:p>
      <text:p text:style-name="Standard"><text:s text:c="2"/>недоразумениях и что теперь не чувствует себя вправе <text:s/>ничего <text:s/>просить, разве</text:p>
      <text:p text:style-name="Standard"><text:s text:c="2"/>только позволения, после постигшего ее удара, остаться на несколько недель в</text:p>
      <text:p text:style-name="Standard"><text:s text:c="2"/>доме, который она так <text:s/>любила и <text:s/>где <text:s/>столько принесла <text:s/>жертв. <text:s/>Она не могла</text:p>
      <text:p text:style-name="Standard"><text:s text:c="2"/>удержаться <text:s/>и <text:s/>заплакала <text:s/>при <text:s text:c="2"/>этих <text:s/>словах. <text:s text:c="2"/>Растроганный <text:s/>тем, <text:s/>что <text:s/>эта</text:p>
      <text:p text:style-name="Standard"><text:s text:c="2"/>статуеобразная княжна могла так измениться, <text:s/>Пьер <text:s/>взял ее за руку <text:s/>и просил</text:p>
      <text:p text:style-name="Standard"><text:s text:c="2"/>извинения, сам не зная, за <text:s/>что. С этого дня <text:s/>княжна начала вязать полосатый</text:p>
      <text:p text:style-name="Standard"><text:s text:c="2"/>шарф для Пьера и совершенно изменилась к нему.</text:p>
      <text:p text:style-name="Standard"><text:s text:c="7"/>-- Сделай это для нее, <text:s/>mon <text:s/>cher; все-таки <text:s/>она <text:s/>много <text:s/>пострадала <text:s/>от</text:p>
      <text:p text:style-name="Standard"><text:s text:c="2"/>покойника, -- сказал <text:s/>ему <text:s/>князь Василий, давая подписать <text:s/>какую-то бумагу в</text:p>
      <text:p text:style-name="Standard"><text:s text:c="2"/>пользу княжны.</text:p>
      <text:p text:style-name="Standard"><text:s text:c="7"/>Князь Василий решил, что эту кость, вексель в 30 т., надо было все-таки</text:p>
      <text:p text:style-name="Standard"><text:s text:c="2"/>бросить бедной <text:s/>княжне с тем, чтобы ей не могло притти в голову толковать об</text:p>
      <text:p text:style-name="Standard"><text:s text:c="2"/>участии князя Василия в деле мозаикового портфеля. Пьер подписал вексель, <text:s/>и</text:p>
      <text:p text:style-name="Standard"><text:s text:c="2"/>с <text:s/>тех пор княжна <text:s/>стала еще добрее. <text:s/>Младшие сестры <text:s/>стали <text:s/>также ласковы к</text:p>
      <text:p text:style-name="Standard"><text:s text:c="2"/>нему, в <text:s/>особенности самая младшая, хорошенькая, с <text:s/>родинкой, часто <text:s/>смущала</text:p>
      <text:p text:style-name="Standard"><text:s text:c="2"/>Пьера своими улыбками и смущением при виде его.</text:p>
      <text:p text:style-name="Standard"><text:s text:c="7"/>Пьеру <text:s/>так естественно <text:s/>казалось, <text:s/>что все его любят, <text:s/>так <text:s/>казалось бы</text:p>
      <text:p text:style-name="Standard"><text:s text:c="2"/>неестественно, ежели бы кто-нибудь не полюбил его, что он не мог не верить в</text:p>
      <text:p text:style-name="Standard"><text:s text:c="2"/>искренность <text:s/>людей, окружавших его. Притом <text:s/>ему <text:s/>не было времени <text:s/>спрашивать</text:p>
      <text:p text:style-name="Standard"><text:s text:c="2"/>себя <text:s/>об <text:s/>искренности <text:s/>или <text:s/>неискренности <text:s/>этих <text:s/>людей. Ему <text:s/>постоянно <text:s/>было</text:p>
      <text:p text:style-name="Standard"><text:s text:c="2"/>некогда, <text:s/>он <text:s/>постоянно <text:s/>чувствовал <text:s/>себя <text:s/>в состоянии кроткого <text:s/>и <text:s/>веселого</text:p>
      <text:p text:style-name="Standard"><text:s text:c="2"/>опьянения. Он <text:s/>чувствовал себя <text:s/>центром <text:s/>какого-то важного <text:s/>общего движения;</text:p>
      <text:p text:style-name="Standard"><text:s text:c="2"/>чувствовал, что от него что-то постоянно ожидается; <text:s/>что, не сделай он того,</text:p>
      <text:p text:style-name="Standard"><text:s text:c="2"/>он огорчит многих <text:s/>и <text:s/>лишит их ожидаемого, а сделай то-то и то-то, все будет</text:p>
      <text:p text:style-name="Standard"><text:s text:c="2"/>хорошо, -- и он делал то, что требовали <text:s/>от него, но это что-то <text:s/>хорошее все</text:p>
      <text:p text:style-name="Standard"><text:s text:c="2"/>оставалось впереди.</text:p>
      <text:p text:style-name="Standard"><text:s text:c="7"/>Более всех других в это <text:s/>первое время <text:s/>как делами Пьера, так и им самим</text:p>
      <text:p text:style-name="Standard"><text:s text:c="2"/>овладел князь Василий. Со смерти графа Безухого он не выпускал из рук Пьера.</text:p>
      <text:p text:style-name="Standard"><text:s text:c="2"/>Князь Василий имел вид человека, отягченного делами, <text:s/>усталого, измученного,</text:p>
      <text:p text:style-name="Standard"><text:s text:c="2"/>но из сострадания не могущего, наконец, бросить <text:s/>на произвол судьбы и плутов</text:p>
      <text:p text:style-name="Standard"><text:s text:c="2"/>этого беспомощного юношу, сына его друга, après tout, [1] и с таким</text:p>
      <text:p text:style-name="Standard"><text:s text:c="2"/>огромным состоянием. В <text:s/>те несколько дней, <text:s/>которые он пробыл в Москве после</text:p>
      <text:p text:style-name="Standard"><text:s text:c="2"/>смерти графа <text:s/>Безухого, он призывал к себе Пьера или <text:s/>сам <text:s/>приходил к нему и</text:p>
      <text:p text:style-name="Standard"><text:s text:c="2"/>предписывал <text:s/>ему <text:s/>то, <text:s/>что <text:s/>нужно <text:s/>было <text:s/>делать, <text:s/>таким <text:s/>тоном <text:s/>усталости <text:s/>и</text:p>
      <text:p text:style-name="Standard"><text:s text:c="2"/>уверенности, как будто он всякий раз приговаривал:</text:p>
      <text:p text:style-name="Standard"><text:s text:c="7"/>"Vous <text:s/>savez, que <text:s/>je <text:s/>suis accablé d'affaires <text:s/>et que ce n'est que par</text:p>
      <text:p text:style-name="Standard"><text:s text:c="2"/>pure charité, que <text:s/>je <text:s/>m'occupe de vous, et puis vous savez bien, que ce que</text:p>
      <text:p text:style-name="Standard"><text:s text:c="2"/>je vous propose est la seule chose faisable". [2]</text:p>
      <text:p text:style-name="Standard"><text:s text:c="7"/>-- Ну, <text:s/>мой <text:s/>друг, завтра мы едем, <text:s/>наконец, <text:s/>-- сказал он ему однажды,</text:p>
      <text:p text:style-name="Standard"><text:s text:c="2"/>закрывая глаза, перебирая пальцами его локоть и <text:s/>таким тоном, как <text:s/>будто то,</text:p>
      <text:p text:style-name="Standard"><text:s text:c="2"/>что он <text:s/>говорил, было давным-давно решено между ними и не <text:s/>могло быть решено</text:p>
      <text:p text:style-name="Standard"><text:s text:c="2"/>иначе.</text:p>
      <text:p text:style-name="Standard"><text:s text:c="7"/>-- Завтра мы едем, я тебе даю место в своей коляске. Я очень рад. Здесь</text:p>
      <text:p text:style-name="Standard"><text:s text:c="2"/>у <text:s/>нас все <text:s/>важное <text:s/>покончено. <text:s/>А мне уж давно <text:s/>бы надо. Вот <text:s/>я <text:s/>получил <text:s/>от</text:p>
      <text:p text:style-name="Standard"><text:s text:c="2"/>канцлера. Я <text:s/>его просил о <text:s/>тебе, и ты <text:s/>зачислен <text:s/>в <text:s/>дипломатический корпус и</text:p>
      <text:p text:style-name="Standard"><text:soft-page-break/><text:s text:c="2"/>сделан камер-юнкером. Теперь дипломатическая дорога тебе открыта.</text:p>
      <text:p text:style-name="Standard"><text:s text:c="7"/>Несмотря <text:s text:c="2"/>на <text:s text:c="2"/>всю <text:s/>силу <text:s/>тона <text:s/>усталости <text:s/>и <text:s/>уверенности, <text:s/>с <text:s/>которой</text:p>
      <text:p text:style-name="Standard"><text:s text:c="2"/>произнесены были эти слова, Пьер, так <text:s/>долго думавший о своей карьере, хотел</text:p>
      <text:p text:style-name="Standard"><text:s text:c="2"/>было возражать. <text:s/>Но князь Василий перебил его тем воркующим, басистым тоном,</text:p>
      <text:p text:style-name="Standard"><text:s text:c="2"/>который <text:s/>исключал возможность перебить его речь <text:s/>и который употреблялся им в</text:p>
      <text:p text:style-name="Standard"><text:s text:c="2"/>случае необходимости крайнего убеждения.</text:p>
      <text:p text:style-name="Standard"><text:s text:c="7"/>-- <text:s/>Mais, mon cher, [3] <text:s/>я <text:s/>это <text:s/>сделал <text:s/>для <text:s/>себя, <text:s/>для своей</text:p>
      <text:p text:style-name="Standard"><text:s text:c="2"/>совести, <text:s/>и меня благодарить <text:s/>нечего. Никогда никто <text:s/>не жаловался, <text:s/>что <text:s/>его</text:p>
      <text:p text:style-name="Standard"><text:s text:c="2"/>слишком <text:s/>любили; <text:s/>а потом, ты свободен, хоть завтра брось. Вот ты все сам <text:s/>в</text:p>
      <text:p text:style-name="Standard"><text:s text:c="2"/>Петербурге <text:s/>увидишь. <text:s text:c="2"/>И <text:s text:c="2"/>тебе <text:s/>давно <text:s/>пора <text:s/>удалиться <text:s/>от <text:s text:c="2"/>этих <text:s text:c="2"/>ужасных</text:p>
      <text:p text:style-name="Standard"><text:s text:c="2"/>воспоминаний. -- <text:s/>Князь <text:s/>Василий вздохнул. <text:s/>-- <text:s/>Так-так, <text:s/>моя <text:s/>душа. <text:s/>А <text:s/>мой</text:p>
      <text:p text:style-name="Standard"><text:s text:c="2"/>камердинер <text:s/>пускай в твоей коляске едет. Ах <text:s/>да, я было и забыл, -- прибавил</text:p>
      <text:p text:style-name="Standard"><text:s text:c="2"/>еще князь Василий, -- ты знаешь, mon <text:s/>cher, что у нас были счеты с покойным,</text:p>
      <text:p text:style-name="Standard"><text:s text:c="2"/>так с рязанского я получил и оставлю: тебе не нужно. Мы с тобою сочтемся.</text:p>
      <text:p text:style-name="Standard"><text:s text:c="7"/>То, <text:s/>что <text:s/>князь Василий <text:s/>называл с "рязанского", <text:s/>было несколько <text:s/>тысяч</text:p>
      <text:p text:style-name="Standard"><text:s text:c="2"/>оброка, которые князь Василий оставил у себя.</text:p>
      <text:p text:style-name="Standard"><text:s text:c="7"/>В <text:s/>Петербурге, так <text:s/>же <text:s/>как и в Москве, атмосфера нежных, любящих людей</text:p>
      <text:p text:style-name="Standard"><text:s text:c="2"/>окружила Пьера. <text:s/>Он не мог отказаться <text:s/>от места или, скорее, звания <text:s/>(потому</text:p>
      <text:p text:style-name="Standard"><text:s text:c="2"/>что <text:s/>он ничего <text:s/>не делал), которое доставил ему князь Василий, а <text:s/>знакомств,</text:p>
      <text:p text:style-name="Standard"><text:s text:c="2"/>зовов <text:s/>и общественных <text:s/>занятий <text:s/>было <text:s/>столько, <text:s/>что <text:s/>Пьер еще больше, <text:s/>чем в</text:p>
      <text:p text:style-name="Standard"><text:s text:c="2"/>Москве, испытывал чувство отуманенности, торопливости и все наступающего, но</text:p>
      <text:p text:style-name="Standard"><text:s text:c="2"/>не совершающегося какого-то блага.</text:p>
      <text:p text:style-name="Standard"><text:s text:c="7"/>Из прежнего его холостого общества многих не было в Петербурге. Гвардия</text:p>
      <text:p text:style-name="Standard"><text:s text:c="2"/>ушла <text:s/>в <text:s/>поход. <text:s/>Долохов <text:s/>был <text:s/>разжалован, <text:s/>Анатоль <text:s/>находился <text:s/>в <text:s/>армии, <text:s/>в</text:p>
      <text:p text:style-name="Standard"><text:s text:c="2"/>провинции, князь Андрей <text:s/>был за <text:s/>границей, и потому <text:s/>Пьеру <text:s/>не <text:s/>удавалось ни</text:p>
      <text:p text:style-name="Standard"><text:s text:c="2"/>проводить ночей, как он прежде любил проводить их, <text:s/>ни отводить изредка душу</text:p>
      <text:p text:style-name="Standard"><text:s text:c="2"/>в <text:s/>дружеской беседе <text:s/>с старшим уважаемым <text:s/>другом. Все время его проходило на</text:p>
      <text:p text:style-name="Standard"><text:s text:c="2"/>обедах, <text:s/>балах и <text:s/>преимущественно <text:s/>у <text:s/>князя Василия <text:s/>-- <text:s/>в <text:s/>обществе толстой</text:p>
      <text:p text:style-name="Standard"><text:s text:c="2"/>княгини, его жены, и красавицы Элен.</text:p>
      <text:p text:style-name="Standard"><text:s text:c="7"/>Анна <text:s/>Павловна <text:s/>Шерер, так же <text:s/>как и другие, выказала <text:s/>Пьеру <text:s/>перемену,</text:p>
      <text:p text:style-name="Standard"><text:s text:c="2"/>происшедшую в общественном взгляде на него.</text:p>
      <text:p text:style-name="Standard"><text:s text:c="7"/>Прежде Пьер в присутствии Анны Павловны <text:s/>постоянно <text:s/>чувствовал, что то,</text:p>
      <text:p text:style-name="Standard"><text:s text:c="2"/>что он <text:s/>говорит, <text:s/>неприлично, бестактно, <text:s/>не то, <text:s/>что <text:s/>нужно; что речи <text:s/>его,</text:p>
      <text:p text:style-name="Standard"><text:s text:c="2"/>кажущиеся <text:s/>ему умными, <text:s/>пока <text:s/>он <text:s/>готовит <text:s/>их в своем <text:s/>воображении, делаются</text:p>
      <text:p text:style-name="Standard"><text:s text:c="2"/>глупыми, как <text:s/>скоро он <text:s/>громко выговорит, и что, напротив, <text:s/>самые тупые речи</text:p>
      <text:p text:style-name="Standard"><text:s text:c="2"/>Ипполита <text:s/>выходят умными и <text:s/>милыми. <text:s/>Теперь <text:s/>все, <text:s/>что <text:s/>ни <text:s/>говорил <text:s/>он, все</text:p>
      <text:p text:style-name="Standard"><text:s text:c="2"/>выходило charmant. [4] <text:s/>Ежели даже Анна Павловна не говорила этого,</text:p>
      <text:p text:style-name="Standard"><text:s text:c="2"/>то <text:s/>он <text:s/>видел, <text:s/>что <text:s/>ей хотелось это сказать, и она <text:s/>только, в уважение <text:s/>его</text:p>
      <text:p text:style-name="Standard"><text:s text:c="2"/>скромности, воздерживалась от этого.</text:p>
      <text:p text:style-name="Standard"><text:s text:c="7"/>В начале зимы с 1805 на 1806 год Пьер получил <text:s/>от Анны Павловны обычную</text:p>
      <text:p text:style-name="Standard"><text:s text:c="2"/>розовую записку с <text:s/>приглашением, в <text:s/>котором было прибавлено: "Vous trouverez</text:p>
      <text:p text:style-name="Standard"><text:s text:c="2"/>chez moi la belle Hélène, qu'on ne se lasse jamais de voir". [5]</text:p>
      <text:p text:style-name="Standard"><text:s text:c="7"/>Читая это место, Пьер в первый раз почувствовал, что <text:s/>между ним и <text:s/>Элен</text:p>
      <text:p text:style-name="Standard"><text:s text:c="2"/>образовалась какая-то связь, признаваемая другими людьми, и эта мысль в одно</text:p>
      <text:p text:style-name="Standard"><text:s text:c="2"/>и то же время и испугала его, как будто на него накладывалось обязательство,</text:p>
      <text:p text:style-name="Standard"><text:s text:c="2"/>которое <text:s/>он <text:s/>не <text:s/>мог <text:s/>сдержать, <text:s/>и <text:s/>вместе <text:s/>понравилась <text:s/>ему, <text:s/>как <text:s/>забавное</text:p>
      <text:p text:style-name="Standard"><text:s text:c="2"/>предположение.</text:p>
      <text:p text:style-name="Standard"><text:s text:c="7"/>Вечер <text:s/>Анны Павловны был <text:s/>такой же, <text:s/>как <text:s/>и <text:s/>первый, <text:s/>только <text:s/>новинкой,</text:p>
      <text:p text:style-name="Standard"><text:s text:c="2"/>которою <text:s/>угощала Анна <text:s/>Павловна <text:s/>своих <text:s/>гостей, <text:s/>был <text:s/>теперь не <text:s/>Мортемар, а</text:p>
      <text:p text:style-name="Standard"><text:s text:c="2"/>дипломат, <text:s/>приехавший <text:s/>из <text:s/>Берлина <text:s/>и привезший самые свежие <text:s/>подробности <text:s/>о</text:p>
      <text:p text:style-name="Standard"><text:s text:c="2"/>пребывании государя Александра в Потсдаме и о том, как два <text:s/>высочайшие друга</text:p>
      <text:p text:style-name="Standard"><text:s text:c="2"/>поклялись <text:s/>там <text:s/>в неразрывном <text:s/>союзе <text:s/>отстаивать <text:s/>правое <text:s/>дело против <text:s/>врага</text:p>
      <text:p text:style-name="Standard"><text:soft-page-break/><text:s text:c="2"/>человеческого рода. <text:s/>Пьер <text:s/>был <text:s/>принят Анной <text:s/>Павловной <text:s/>с оттенком <text:s/>грусти,</text:p>
      <text:p text:style-name="Standard"><text:s text:c="2"/>относившейся, очевидно, к <text:s/>свежей <text:s/>потере, <text:s/>постигшей <text:s/>молодого <text:s/>человека, к</text:p>
      <text:p text:style-name="Standard"><text:s text:c="2"/>смерти графа Безухого <text:s/>(все <text:s/>постоянно считали долгом уверять Пьера, <text:s/>что он</text:p>
      <text:p text:style-name="Standard"><text:s text:c="2"/>очень огорчен кончиною отца, которого он почти не <text:s/>знал), -- <text:s/>и грусти точно</text:p>
      <text:p text:style-name="Standard"><text:s text:c="2"/>такой же, <text:s/>как и та высочайшая грусть, которая выражалась при упоминаниях об</text:p>
      <text:p text:style-name="Standard"><text:s text:c="2"/>августейшей императрице Марии Феодоровне. Пьер <text:s/>почувствовал себя польщенным</text:p>
      <text:p text:style-name="Standard"><text:s text:c="2"/>этим. Анна <text:s/>Павловна <text:s/>с <text:s/>своим <text:s/>обычным <text:s/>искусством <text:s/>устроила <text:s/>кружки <text:s/>своей</text:p>
      <text:p text:style-name="Standard"><text:s text:c="2"/>гостиной. <text:s/>Большой кружок, где были князь <text:s/>Василий <text:s/>и <text:s/>генералы, пользовался</text:p>
      <text:p text:style-name="Standard"><text:s text:c="2"/>дипломатом. Другой кружок был у чайного столика. Пьер хотел присоединиться к</text:p>
      <text:p text:style-name="Standard"><text:s text:c="2"/>первому, <text:s/>но Анна Павловна, находившаяся в раздраженном состоянии полководца</text:p>
      <text:p text:style-name="Standard"><text:s text:c="2"/>на поле битвы, когда <text:s/>приходят тысячи <text:s/>новых блестящих мыслей, которые <text:s/>едва</text:p>
      <text:p text:style-name="Standard"><text:s text:c="2"/>успеваешь приводить <text:s/>в исполнение, Анна Павловна, увидев Пьера, <text:s/>тронула его</text:p>
      <text:p text:style-name="Standard"><text:s text:c="2"/>пальцем за рукав.</text:p>
      <text:p text:style-name="Standard"><text:s text:c="7"/>-- Attendez, j'ai <text:s/>des <text:s/>vues sur <text:s/>vous pour <text:s/>ce <text:s/>soir. [6] Она</text:p>
      <text:p text:style-name="Standard"><text:s text:c="2"/>взглянула на Элен и <text:s/>улыбнулась ей. -- Ma bonne Hélène, il <text:s/>faut, <text:s/>que <text:s/>vous</text:p>
      <text:p text:style-name="Standard"><text:s text:c="2"/>soyez charitable pour ma <text:s/>рauvre tante, qui a une adoration pour vous. Allez</text:p>
      <text:p text:style-name="Standard"><text:s text:c="2"/>lui tenir compagnie pour 10 minutes. [7] А чтоб вам не очень скучно</text:p>
      <text:p text:style-name="Standard"><text:s text:c="2"/>было, вот вам милый граф, который не откажется за вами следовать.</text:p>
      <text:p text:style-name="Standard"><text:s text:c="7"/>Красавица направилась <text:s/>к тетушке, <text:s/>но <text:s/>Пьера Анна Павловна еще удержала</text:p>
      <text:p text:style-name="Standard"><text:s text:c="2"/>подле <text:s/>себя, <text:s/>показывая <text:s/>вид, <text:s/>как <text:s/>будто <text:s/>ей <text:s/>надо <text:s/>сделать <text:s/>еще <text:s/>последнее</text:p>
      <text:p text:style-name="Standard"><text:s text:c="2"/>необходимое распоряжение.</text:p>
      <text:p text:style-name="Standard"><text:s text:c="7"/>-- Не правда ли, она восхитительна? -- сказала она <text:s/>Пьеру, <text:s/>указывая на</text:p>
      <text:p text:style-name="Standard"><text:s text:c="2"/>отплывающую величавую красавицу. <text:s/>-- Et quelle tenue! [8] Для такой</text:p>
      <text:p text:style-name="Standard"><text:s text:c="2"/>молодой <text:s/>девушки <text:s/>и <text:s/>такой такт, <text:s/>такое <text:s/>мастерское уменье держать себя! Это</text:p>
      <text:p text:style-name="Standard"><text:s text:c="2"/>происходит от сердца! <text:s/>Счастлив будет <text:s/>тот, <text:s/>чьей <text:s/>она <text:s/>будет! С <text:s/>нею <text:s/>самый</text:p>
      <text:p text:style-name="Standard"><text:s text:c="2"/>несветский <text:s/>муж будет <text:s/>невольно занимать <text:s/>самое блестящее место в свете. <text:s/>Не</text:p>
      <text:p text:style-name="Standard"><text:s text:c="2"/>правда <text:s/>ли? <text:s/>Я только хотела знать ваше мнение, -- и Анна Павловна отпустила</text:p>
      <text:p text:style-name="Standard"><text:s text:c="2"/>Пьера.</text:p>
      <text:p text:style-name="Standard"><text:s text:c="7"/>Пьер с искренностью отвечал Анне Павловне утвердительно на вопрос ее об</text:p>
      <text:p text:style-name="Standard"><text:s text:c="2"/>искусстве Элен <text:s/>держать себя. <text:s/>Ежели он когда-нибудь думал об Элен, то думал</text:p>
      <text:p text:style-name="Standard"><text:s text:c="2"/>именно <text:s/>о ее красоте <text:s/>и <text:s/>о <text:s/>том <text:s/>не <text:s/>обыкновенном ее <text:s/>спокойном <text:s/>уменьи быть</text:p>
      <text:p text:style-name="Standard"><text:s text:c="2"/>молчаливо-достойною в свете.</text:p>
      <text:p text:style-name="Standard"><text:s text:c="7"/>Тетушка приняла в свой уголок двух молодых <text:s/>людей, но, казалось, желала</text:p>
      <text:p text:style-name="Standard"><text:s text:c="2"/>скрыть <text:s/>свое <text:s/>обожание <text:s/>к <text:s/>Элен <text:s/>и желала более выразить страх <text:s/>перед <text:s/>Анной</text:p>
      <text:p text:style-name="Standard"><text:s text:c="2"/>Павловной. Она взглядывала на племянницу, как бы спрашивая, что ей <text:s/>делать с</text:p>
      <text:p text:style-name="Standard"><text:s text:c="2"/>этими людьми. Отходя <text:s/>от них, Анна <text:s/>Павловна опять тронула <text:s/>пальчиком <text:s/>рукав</text:p>
      <text:p text:style-name="Standard"><text:s text:c="2"/>Пьера и проговорила:</text:p>
      <text:p text:style-name="Standard"><text:s text:c="7"/>-- <text:s/>J'espère, <text:s/>que <text:s/>vous <text:s/>ne <text:s/>direz <text:s/>plus <text:s/>qu'on <text:s/>s'ennuie <text:s text:c="2"/>chez <text:s/>moi,</text:p>
      <text:p text:style-name="Standard"><text:s text:c="2"/>[9] -- и взглянула на Элен.</text:p>
      <text:p text:style-name="Standard"><text:s text:c="7"/>Элен <text:s/>улыбнулась с таким <text:s/>видом, <text:s/>который говорил, что она не допускала</text:p>
      <text:p text:style-name="Standard"><text:s text:c="2"/>возможности, чтобы кто-либо мог видеть ее <text:s/>и <text:s/>не быть <text:s/>восхищенным. <text:s/>Тетушка</text:p>
      <text:p text:style-name="Standard"><text:s text:c="2"/>прокашлялась, проглотила <text:s/>слюни и по-французски <text:s/>сказала, что она очень рада</text:p>
      <text:p text:style-name="Standard"><text:s text:c="2"/>видеть Элен; потом <text:s/>обратилась <text:s/>к Пьеру <text:s/>с тем <text:s/>же <text:s/>приветствием и с той <text:s/>же</text:p>
      <text:p text:style-name="Standard"><text:s text:c="2"/>миной. В <text:s/>середине скучливого и <text:s/>спотыкающегося разговора Элен оглянулась на</text:p>
      <text:p text:style-name="Standard"><text:s text:c="2"/>Пьера и <text:s/>улыбнулась ему <text:s/>той улыбкой, ясной, красивой, которой она улыбалась</text:p>
      <text:p text:style-name="Standard"><text:s text:c="2"/>всем. Пьер так привык к этой улыбке, так мало она выражала для него, <text:s/>что он</text:p>
      <text:p text:style-name="Standard"><text:s text:c="2"/>не <text:s/>обратил <text:s/>на <text:s/>нее <text:s/>никакого <text:s/>внимания. Тетушка <text:s/>говорила <text:s/>в это <text:s/>время <text:s/>о</text:p>
      <text:p text:style-name="Standard"><text:s text:c="2"/>коллекции табакерок, которая была у покойного отца <text:s/>Пьера, графа Безухого, и</text:p>
      <text:p text:style-name="Standard"><text:s text:c="2"/>показала свою <text:s/>табакерку. <text:s/>Княжна <text:s/>Элен <text:s/>попросила <text:s/>посмотреть портрет <text:s/>мужа</text:p>
      <text:p text:style-name="Standard"><text:s text:c="2"/>тетушки, который был сделан на этой табакерке.</text:p>
      <text:p text:style-name="Standard"><text:s text:c="7"/>-- <text:s/>Это, <text:s/>верно, <text:s/>делано <text:s/>Винесом, <text:s/>-- сказал Пьер, <text:s/>называя известного</text:p>
      <text:p text:style-name="Standard"><text:s text:c="2"/>миниатюриста, <text:s text:c="2"/>нагибаясь <text:s text:c="2"/>к <text:s/>столу, <text:s/>чтоб <text:s/>взять <text:s/>в <text:s text:c="2"/>руки <text:s text:c="2"/>табакерку, <text:s/>и</text:p>
      <text:p text:style-name="Standard"><text:soft-page-break/><text:s text:c="2"/>прислушиваясь к разговору за другим столом.</text:p>
      <text:p text:style-name="Standard"><text:s text:c="7"/>Он <text:s/>привстал, <text:s/>желая <text:s/>обойти, <text:s/>но <text:s/>тетушка подала табакерку прямо через</text:p>
      <text:p text:style-name="Standard"><text:s text:c="2"/>Элен, <text:s/>позади <text:s/>ее. Элен нагнулась вперед, чтобы <text:s/>дать <text:s/>место, <text:s/>и, <text:s/>улыбаясь,</text:p>
      <text:p text:style-name="Standard"><text:s text:c="2"/>оглянулась. Она <text:s/>была, <text:s/>как <text:s/>и <text:s/>всегда на <text:s/>вечерах, <text:s/>в <text:s/>весьма <text:s/>открытом <text:s/>по</text:p>
      <text:p text:style-name="Standard"><text:s text:c="2"/>тогдашней моде спереди и сзади платье. Ее бюст, казавшийся <text:s/>всегда мраморным</text:p>
      <text:p text:style-name="Standard"><text:s text:c="2"/>Пьеру, находился <text:s/>в таком близком <text:s/>расстоянии <text:s/>от <text:s/>его глаз, <text:s/>что он <text:s/>своими</text:p>
      <text:p text:style-name="Standard"><text:s text:c="2"/>близорукими <text:s/>глазами <text:s/>невольно различал живую прелесть ее плеч и шеи, <text:s/>и так</text:p>
      <text:p text:style-name="Standard"><text:s text:c="2"/>близко от его губ, что ему стоило <text:s/>немного <text:s/>нагнуться, чтобы прикоснуться до</text:p>
      <text:p text:style-name="Standard"><text:s text:c="2"/>нее. Он слышал тепло ее тела, <text:s/>запах <text:s/>духов и скрып ее корсета при движении.</text:p>
      <text:p text:style-name="Standard"><text:s text:c="2"/>Он видел не <text:s/>ее мраморную красоту, составлявшую одно целое <text:s/>с ее платьем, он</text:p>
      <text:p text:style-name="Standard"><text:s text:c="2"/>видел <text:s/>и <text:s/>чувствовал всю <text:s/>прелесть <text:s/>ее <text:s/>тела, <text:s/>которое было <text:s/>закрыто <text:s/>только</text:p>
      <text:p text:style-name="Standard"><text:s text:c="2"/>одеждой. И, <text:s/>раз <text:s/>увидав <text:s/>это, <text:s/>он не <text:s/>мог <text:s/>видеть <text:s/>иначе, <text:s/>как мы <text:s/>не можем</text:p>
      <text:p text:style-name="Standard"><text:s text:c="2"/>возвратиться к раз объясненному обману.</text:p>
      <text:p text:style-name="Standard"><text:s text:c="7"/>"Так вы <text:s/>до сих пор не замечали, как я <text:s/>прекрасна? -- как будто сказала</text:p>
      <text:p text:style-name="Standard"><text:s text:c="2"/>Элен. <text:s/>-- Вы <text:s/>не замечали, <text:s/>что <text:s/>я <text:s/>женщина? <text:s/>Да, <text:s/>я женщина, <text:s/>которая может</text:p>
      <text:p text:style-name="Standard"><text:s text:c="2"/>принадлежать всякому и вам <text:s/>тоже", сказал ее взгляд. И в <text:s/>ту <text:s/>же минуту Пьер</text:p>
      <text:p text:style-name="Standard"><text:s text:c="2"/>почувствовал, что <text:s/>Элен не только могла, <text:s/>но должна была быть его женою, что</text:p>
      <text:p text:style-name="Standard"><text:s text:c="2"/>это не может быть иначе.</text:p>
      <text:p text:style-name="Standard"><text:s text:c="7"/>Он знал это <text:s/>в <text:s/>эту <text:s/>минуту так <text:s/>же верно, как бы он знал это, стоя под</text:p>
      <text:p text:style-name="Standard"><text:s text:c="2"/>венцом с <text:s/>нею. <text:s/>Как это будет? и когда? он не <text:s/>знал; не знал даже, хорошо ли</text:p>
      <text:p text:style-name="Standard"><text:s text:c="2"/>это будет (ему даже чувствовалось, что это нехорошо почему-то), но <text:s/>он знал,</text:p>
      <text:p text:style-name="Standard"><text:s text:c="2"/>что это будет.</text:p>
      <text:p text:style-name="Standard"><text:s text:c="7"/>Пьер <text:s/>опустил глаза, опять <text:s/>поднял их <text:s/>и <text:s/>снова хотел <text:s/>увидеть ее такою</text:p>
      <text:p text:style-name="Standard"><text:s text:c="2"/>дальнею, чужою для себя красавицею, какою он видал ее каждый день прежде; но</text:p>
      <text:p text:style-name="Standard"><text:s text:c="2"/>он не мог уже этого сделать. Не мог, как не может человек, прежде смотревший</text:p>
      <text:p text:style-name="Standard"><text:s text:c="2"/>в тумане на былинку <text:s/>бурьяна и видевший в ней <text:s/>дерево, увидав былинку, снова</text:p>
      <text:p text:style-name="Standard"><text:s text:c="2"/>увидеть в <text:s/>ней дерево. Она была страшно близка ему. Она имела уже власть над</text:p>
      <text:p text:style-name="Standard"><text:s text:c="2"/>ним. <text:s/>И между ним <text:s/>и <text:s/>ею не было <text:s/>уже <text:s/>никаких <text:s/>преград, <text:s/>кроме преград <text:s/>его</text:p>
      <text:p text:style-name="Standard"><text:s text:c="2"/>собственной воли.</text:p>
      <text:p text:style-name="Standard"><text:s text:c="7"/>-- Bon, je vous laisse dans votre petit <text:s/>coin. Je vois, que vous y êtes</text:p>
      <text:p text:style-name="Standard"><text:s text:c="2"/>très bien, [10] -- сказал голос Анны Павловны.</text:p>
      <text:p text:style-name="Standard"><text:s text:c="7"/>И <text:s text:c="2"/>Пьер, <text:s/>со <text:s/>страхом <text:s/>вспоминая, <text:s text:c="2"/>не <text:s text:c="2"/>сделал <text:s text:c="2"/>ли <text:s text:c="2"/>он <text:s/>чего-нибудь</text:p>
      <text:p text:style-name="Standard"><text:s text:c="2"/>предосудительного, <text:s/>краснея, оглянулся вокруг <text:s/>себя. <text:s/>Ему казалось, <text:s/>что все</text:p>
      <text:p text:style-name="Standard"><text:s text:c="2"/>знают, так же как и он, про то, что с ним случилось.</text:p>
      <text:p text:style-name="Standard"><text:s text:c="7"/>Через <text:s/>несколько <text:s/>времени, когда он <text:s/>подошел <text:s/>к <text:s/>большому <text:s/>кружку, Анна</text:p>
      <text:p text:style-name="Standard"><text:s text:c="2"/>Павловна сказала ему:</text:p>
      <text:p text:style-name="Standard"><text:s text:c="7"/>-- <text:s/>On <text:s/>dit <text:s/>que <text:s text:c="2"/>vous <text:s text:c="2"/>embellissez <text:s/>votre <text:s/>maison <text:s/>de <text:s text:c="2"/>Pétersbourg.</text:p>
      <text:p text:style-name="Standard"><text:s text:c="2"/>[11]</text:p>
      <text:p text:style-name="Standard"><text:s text:c="7"/>(Это была <text:s/>правда: архитектор сказал, что это нужно ему, и Пьер, сам не</text:p>
      <text:p text:style-name="Standard"><text:s text:c="2"/>зная, зачем, отделывал свой огромный дом в Петербурге.)</text:p>
      <text:p text:style-name="Standard"><text:s text:c="7"/>-- C'est <text:s/>bien, mais ne déménagez pas de chez le <text:s/>prince Ваsile. Il est</text:p>
      <text:p text:style-name="Standard"><text:s text:c="2"/>bon <text:s/>d'avoir un ami comme le prince, -- сказала она, улыбаясь князю Василию.</text:p>
      <text:p text:style-name="Standard"><text:s text:c="2"/>-- J'en sais quelque chose. N'est-ce pas? [12] А вы еще так молоды.</text:p>
      <text:p text:style-name="Standard"><text:s text:c="2"/>Вам <text:s/>нужны советы. Вы не сердитесь на меня, что я пользуюсь правами <text:s/>старух.</text:p>
      <text:p text:style-name="Standard"><text:s text:c="2"/>-- Она замолчала, как <text:s/>молчат всегда женщины, чего-то ожидая после того, как</text:p>
      <text:p text:style-name="Standard"><text:s text:c="2"/>скажут <text:s/>про <text:s/>свои <text:s/>года. -- Если <text:s/>вы <text:s/>женитесь, то <text:s/>другое дело. <text:s/>-- <text:s/>И <text:s/>она</text:p>
      <text:p text:style-name="Standard"><text:s text:c="2"/>соединила их в один взгляд. Пьер не смотрел на Элен, <text:s/>и она на <text:s/>него. Но она</text:p>
      <text:p text:style-name="Standard"><text:s text:c="2"/>была все так же страшно близка ему. Он промычал что-то и покраснел.</text:p>
      <text:p text:style-name="Standard"><text:s text:c="7"/>Вернувшись домой, <text:s/>Пьер <text:s/>долго не <text:s/>мог <text:s/>заснуть, думая о том, что с ним</text:p>
      <text:p text:style-name="Standard"><text:s text:c="2"/>случилось. <text:s/>Что же случилось <text:s/>с ним? Ничего. <text:s/>Он <text:s/>только понял, что женщина,</text:p>
      <text:p text:style-name="Standard"><text:s text:c="2"/>которую <text:s/>он знал ребенком, про <text:s/>которую он рассеянно говорил: <text:s/>"да, хороша",</text:p>
      <text:p text:style-name="Standard"><text:s text:c="2"/>когда ему <text:s/>говорили, что <text:s/>Элен <text:s/>красавица, <text:s/>он понял, <text:s/>что эта женщина может</text:p>
      <text:p text:style-name="Standard"><text:soft-page-break/><text:s text:c="2"/>принадлежать ему.</text:p>
      <text:p text:style-name="Standard"><text:s text:c="7"/>"Но она глупа, <text:s/>я <text:s/>сам говорил, что она <text:s/>глупа, -- думал <text:s/>он. -- Что-то</text:p>
      <text:p text:style-name="Standard"><text:s text:c="2"/>гадкое есть в том чувстве, которое она возбудила во мне, что-то запрещенное.</text:p>
      <text:p text:style-name="Standard"><text:s text:c="2"/>Мне <text:s/>говорили, что ее брат Анатоль был влюблен в нее, и она влюблена в него,</text:p>
      <text:p text:style-name="Standard"><text:s text:c="2"/>что была целая история, и что от этого услали Анатоля. Брат ее -- Ипполит...</text:p>
      <text:p text:style-name="Standard"><text:s text:c="2"/>Отец ее -- князь Василий... Это нехорошо", думал он; и в то же время <text:s/>как он</text:p>
      <text:p text:style-name="Standard"><text:s text:c="2"/>рассуждал так <text:s/>(еще <text:s/>рассуждения эти оставались неоконченными), <text:s/>он заставал</text:p>
      <text:p text:style-name="Standard"><text:s text:c="2"/>себя улыбающимся <text:s/>и <text:s/>сознавал, что <text:s/>другой ряд <text:s/>рассуждений <text:s/>всплывал <text:s/>из-за</text:p>
      <text:p text:style-name="Standard"><text:s text:c="2"/>первых, что <text:s/>он в одно и то же время <text:s/>думал о ее ничтожестве и мечтал о том,</text:p>
      <text:p text:style-name="Standard"><text:s text:c="2"/>как она будет его женой, как <text:s/>она <text:s/>может <text:s/>полюбить его, как она <text:s/>может <text:s/>быть</text:p>
      <text:p text:style-name="Standard"><text:s text:c="2"/>совсем <text:s/>другою, <text:s/>и как <text:s/>все <text:s/>то, <text:s/>что он об <text:s/>ней думал и слышал, может <text:s/>быть</text:p>
      <text:p text:style-name="Standard"><text:s text:c="2"/>неправдою. И он опять видел ее <text:s/>не какою-то дочерью князя <text:s/>Василья, <text:s/>а видел</text:p>
      <text:p text:style-name="Standard"><text:s text:c="2"/>все ее тело, только прикрытое <text:s/>серым платьем. <text:s/>"Но нет, отчего же <text:s/>прежде не</text:p>
      <text:p text:style-name="Standard"><text:s text:c="2"/>приходила мне <text:s/>в <text:s/>голову <text:s/>эта <text:s/>мысль?" И <text:s/>опять он <text:s/>говорил <text:s/>себе, <text:s/>что <text:s/>это</text:p>
      <text:p text:style-name="Standard"><text:s text:c="2"/>невозможно; <text:s/>что <text:s/>что-то <text:s/>гадкое, <text:s/>противоестественное, <text:s/>как <text:s/>ему <text:s/>казалось,</text:p>
      <text:p text:style-name="Standard"><text:s text:c="2"/>нечестное было бы в этом <text:s/>браке. <text:s/>Он вспоминал <text:s/>ее прежние слова, взгляды, и</text:p>
      <text:p text:style-name="Standard"><text:s text:c="2"/>слова <text:s/>и взгляды тех, кто их видал вместе. Он вспомнил <text:s/>слова и взгляды Анны</text:p>
      <text:p text:style-name="Standard"><text:s text:c="2"/>Павловны, когда она говорила ему <text:s/>о доме, <text:s/>вспомнил тысячи таких намеков <text:s/>со</text:p>
      <text:p text:style-name="Standard"><text:s text:c="2"/>стороны <text:s/>князя Василья <text:s/>и <text:s/>других, и на него нашел ужас, <text:s/>не связал ли он уж</text:p>
      <text:p text:style-name="Standard"><text:s text:c="2"/>себя <text:s/>чем-нибудь <text:s/>в <text:s/>исполнении такого дела, которое, <text:s/>очевидно, <text:s/>нехорошо и</text:p>
      <text:p text:style-name="Standard"><text:s text:c="2"/>которое он не должен делать. Но <text:s/>в то же время, как <text:s/>он сам себе выражал это</text:p>
      <text:p text:style-name="Standard"><text:s text:c="2"/>решение, с другой <text:s/>стороны <text:s/>души всплывал ее образ со всею своею женственной</text:p>
      <text:p text:style-name="Standard"><text:s text:c="2"/>красотою.</text:p>
      <text:p text:style-name="Standard"><text:s text:c="2"/></text:p>
      <text:p text:style-name="Standard"><text:s text:c="2"/></text:p>
      <text:p text:style-name="Standard"><text:s text:c="2"/></text:p>
      <text:p text:style-name="Standard">II.</text:p>
      <text:p text:style-name="Standard"></text:p>
      <text:p text:style-name="Standard"></text:p>
      <text:p text:style-name="Standard"><text:s text:c="2"/></text:p>
      <text:p text:style-name="Standard"><text:s text:c="7"/>В ноябре месяце 1805 года князь Василий <text:s/>должен был ехать на ревизию <text:s/>в</text:p>
      <text:p text:style-name="Standard"><text:s text:c="2"/>четыре <text:s/>губернии. Он <text:s/>устроил для себя это назначение с тем, чтобы <text:s/>побывать</text:p>
      <text:p text:style-name="Standard"><text:s text:c="2"/>заодно <text:s text:c="2"/>в <text:s text:c="2"/>своих <text:s/>расстроенных <text:s/>имениях, <text:s/>и <text:s/>захватив <text:s/>с <text:s/>собой <text:s/>(в <text:s/>месте</text:p>
      <text:p text:style-name="Standard"><text:s text:c="2"/>расположения его полка) сына Анатоля, с ним <text:s/>вместе заехать к <text:s/>князю Николаю</text:p>
      <text:p text:style-name="Standard"><text:s text:c="2"/>Андреевичу Болконскому с тем, <text:s/>чтоб женить <text:s/>сына на <text:s/>дочери <text:s/>этого <text:s/>богатого</text:p>
      <text:p text:style-name="Standard"><text:s text:c="2"/>старика. Но прежде отъезда и этих новых дел, князю Василью нужно было решить</text:p>
      <text:p text:style-name="Standard"><text:s text:c="2"/>дела с Пьером, который, правда, <text:s/>последнее время проводил целые дни дома, т.</text:p>
      <text:p text:style-name="Standard"><text:s text:c="2"/>е. у князя Василья, у которого <text:s/>он жил, был <text:s/>смешон, взволнован <text:s/>и глуп (как</text:p>
      <text:p text:style-name="Standard"><text:s text:c="2"/>должен быть влюбленный) в присутствии Элен, но все еще не делал предложения.</text:p>
      <text:p text:style-name="Standard"><text:s text:c="7"/>"Tout ça <text:s/>est bel et bon, mais il <text:s/>faut que <text:s/>ça finisse",</text:p>
      <text:p text:style-name="Standard"><text:s text:c="2"/>[13] <text:s/>-- сказал себе раз <text:s/>утром князь <text:s/>Василий <text:s/>со вздохом <text:s/>грусти,</text:p>
      <text:p text:style-name="Standard"><text:s text:c="2"/>сознавая, <text:s/>что Пьер, стольким <text:s/>обязанный <text:s/>ему <text:s/>(ну, да <text:s/>Христос с <text:s/>ним!), не</text:p>
      <text:p text:style-name="Standard"><text:s text:c="2"/>совсем хорошо поступает в этом деле. "Молодость... легкомыслие... ну, да Бог</text:p>
      <text:p text:style-name="Standard"><text:s text:c="2"/>с ним, -- подумал князь Василий, с удовольствием <text:s/>чувствуя свою доброту: <text:s/>--</text:p>
      <text:p text:style-name="Standard"><text:s text:c="2"/>mais il faut, que ça finisse. <text:s/>После завтра Лелины <text:s/>именины, я позову</text:p>
      <text:p text:style-name="Standard"><text:s text:c="2"/>кое-кого, и ежели <text:s/>он не поймет, что он должен сделать, то уже это будет мое</text:p>
      <text:p text:style-name="Standard"><text:s text:c="2"/>дело. Да, мое дело. Я -- отец!"</text:p>
      <text:p text:style-name="Standard"><text:s text:c="7"/>Пьер полтора месяца после <text:s/>вечера Анны <text:s/>Павловны и последовавшей за ним</text:p>
      <text:p text:style-name="Standard"><text:s text:c="2"/>бессонной, взволнованной ночи, в которую он решил, что женитьба на Элен была</text:p>
      <text:p text:style-name="Standard"><text:s text:c="2"/>бы несчастие, и что ему нужно избегать ее и уехать, Пьер после этого решения</text:p>
      <text:p text:style-name="Standard"><text:s text:c="2"/>не переезжал от князя <text:s/>Василья и с <text:s/>ужасом <text:s/>чувствовал, <text:s/>что каждый <text:s/>день он</text:p>
      <text:p text:style-name="Standard"><text:s text:c="2"/>больше и больше <text:s/>в <text:s/>глазах людей связывается с нею, <text:s/>что он <text:s/>не может <text:s/>никак</text:p>
      <text:p text:style-name="Standard"><text:soft-page-break/><text:s text:c="2"/>возвратиться к своему прежнему взгляду на нее, что он не может <text:s/>и оторваться</text:p>
      <text:p text:style-name="Standard"><text:s text:c="2"/>от нее, что это будет ужасно, но <text:s/>что <text:s/>он должен <text:s/>будет связать <text:s/>с <text:s/>нею свою</text:p>
      <text:p text:style-name="Standard"><text:s text:c="2"/>судьбу. <text:s/>Может быть, он и мог бы воздержаться, но не проходило дня, чтобы <text:s/>у</text:p>
      <text:p text:style-name="Standard"><text:s text:c="2"/>князя Василья (у которого редко бывал прием) не <text:s/>было бы вечера, <text:s/>на котором</text:p>
      <text:p text:style-name="Standard"><text:s text:c="2"/>должен <text:s/>был быть Пьер, <text:s/>ежели он <text:s/>не хотел расстроить <text:s/>общее удовольствие <text:s/>и</text:p>
      <text:p text:style-name="Standard"><text:s text:c="2"/>обмануть <text:s/>ожидания всех. Князь Василий в те редкие минуты, когда бывал дома,</text:p>
      <text:p text:style-name="Standard"><text:s text:c="2"/>проходя <text:s/>мимо Пьера, дергал <text:s/>его за руку вниз, рассеянно подставлял <text:s/>ему для</text:p>
      <text:p text:style-name="Standard"><text:s text:c="2"/>поцелуя <text:s/>выбритую, морщинистую щеку и говорил или "до завтра", или "к обеду,</text:p>
      <text:p text:style-name="Standard"><text:s text:c="2"/>а то я тебя не <text:s/>увижу", или "я для тебя <text:s/>остаюсь" и т. п. Но несмотря на то,</text:p>
      <text:p text:style-name="Standard"><text:s text:c="2"/>что, <text:s/>когда князь <text:s/>Василий оставался для Пьера (как он <text:s/>это говорил), он <text:s/>не</text:p>
      <text:p text:style-name="Standard"><text:s text:c="2"/>говорил с <text:s/>ним <text:s/>двух <text:s/>слов, <text:s/>Пьер <text:s/>не чувствовал себя в <text:s/>силах обмануть <text:s/>его</text:p>
      <text:p text:style-name="Standard"><text:s text:c="2"/>ожидания. <text:s/>Он <text:s/>каждый день <text:s/>говорил себе все одно и одно: "Надо же, наконец,</text:p>
      <text:p text:style-name="Standard"><text:s text:c="2"/>понять <text:s/>ее и <text:s/>дать <text:s/>себе <text:s/>отчет: <text:s/>кто она? Ошибался ли я <text:s/>прежде или <text:s/>теперь</text:p>
      <text:p text:style-name="Standard"><text:s text:c="2"/>ошибаюсь? Нет, она <text:s/>не глупа; нет, она прекрасная девушка! -- говорил он сам</text:p>
      <text:p text:style-name="Standard"><text:s text:c="2"/>себе иногда. -- <text:s/>Никогда <text:s/>ни в чем <text:s/>она не <text:s/>ошибается, никогда она ничего не</text:p>
      <text:p text:style-name="Standard"><text:s text:c="2"/>сказала глупого. Она <text:s/>мало говорит, <text:s/>но то, что она <text:s/>скажет, всегда просто и</text:p>
      <text:p text:style-name="Standard"><text:s text:c="2"/>ясно. Так она не глупа. Никогда она не смущалась <text:s/>и не смущается. Так она не</text:p>
      <text:p text:style-name="Standard"><text:s text:c="2"/>дурная <text:s/>женщина!" <text:s/>Часто ему <text:s/>случалось с нею <text:s/>начинать <text:s/>рассуждать, <text:s/>думать</text:p>
      <text:p text:style-name="Standard"><text:s text:c="2"/>вслух, <text:s/>и <text:s/>всякий раз <text:s/>она <text:s/>отвечала ему <text:s/>на <text:s/>это либо <text:s/>коротким, но <text:s/>кстати</text:p>
      <text:p text:style-name="Standard"><text:s text:c="2"/>сказанным <text:s text:c="2"/>замечанием, <text:s/>показывавшим, <text:s/>что <text:s/>ее <text:s/>это <text:s/>не <text:s/>интересует, <text:s text:c="2"/>либо</text:p>
      <text:p text:style-name="Standard"><text:s text:c="2"/>молчаливой улыбкой и взглядом, которые ощутительнее всего <text:s/>показывали <text:s/>Пьеру</text:p>
      <text:p text:style-name="Standard"><text:s text:c="2"/>ее <text:s/>превосходство. <text:s/>Она <text:s/>была права, <text:s/>признавая <text:s/>все <text:s/>рассуждения вздором <text:s/>в</text:p>
      <text:p text:style-name="Standard"><text:s text:c="2"/>сравнении с этой улыбкой.</text:p>
      <text:p text:style-name="Standard"><text:s text:c="7"/>Она обращалась <text:s/>к <text:s/>нему <text:s/>всегда с радостной, <text:s/>доверчивой, к нему одному</text:p>
      <text:p text:style-name="Standard"><text:s text:c="2"/>относившейся <text:s/>улыбкой, в которой было что-то значительней того, <text:s/>что <text:s/>было в</text:p>
      <text:p text:style-name="Standard"><text:s text:c="2"/>общей <text:s/>улыбке, украшавшей <text:s/>всегда <text:s/>ее лицо. <text:s/>Пьер знал, что все ждут <text:s/>только</text:p>
      <text:p text:style-name="Standard"><text:s text:c="2"/>того, <text:s/>чтобы он, <text:s/>наконец, <text:s/>сказал одно <text:s/>слово, переступил <text:s/>через <text:s/>известную</text:p>
      <text:p text:style-name="Standard"><text:s text:c="2"/>черту, и он знал, что он рано <text:s/>или поздно переступит <text:s/>через нее; но какой-то</text:p>
      <text:p text:style-name="Standard"><text:s text:c="2"/>непонятный ужас охватывал его при одной мысли об <text:s/>этом страшном шаге. Тысячу</text:p>
      <text:p text:style-name="Standard"><text:s text:c="2"/>раз в продолжение <text:s/>этого <text:s/>полутора месяца, <text:s/>во <text:s/>время которого он чувствовал</text:p>
      <text:p text:style-name="Standard"><text:s text:c="2"/>себя <text:s/>все <text:s/>дальше <text:s/>и дальше втягиваемым в ту <text:s/>страшившую его пропасть, <text:s/>Пьер</text:p>
      <text:p text:style-name="Standard"><text:s text:c="2"/>говорил себе: "Да что ж это? Нужна решимость! Разве нет у меня ее?"</text:p>
      <text:p text:style-name="Standard"><text:s text:c="7"/>Он хотел <text:s/>решиться, но <text:s/>с ужасом чувствовал, что не было у него в <text:s/>этом</text:p>
      <text:p text:style-name="Standard"><text:s text:c="2"/>случае той решимости, которую он знал в себе и <text:s/>которая действительно была в</text:p>
      <text:p text:style-name="Standard"><text:s text:c="2"/>нем. Пьер принадлежал к числу тех людей, которые сильны только тогда, <text:s/>когда</text:p>
      <text:p text:style-name="Standard"><text:s text:c="2"/>они чувствуют себя вполне <text:s/>чистыми. А с того дня, как им <text:s/>владело то чувство</text:p>
      <text:p text:style-name="Standard"><text:s text:c="2"/>желания, <text:s/>которое <text:s/>он испытал <text:s/>над табакеркой у <text:s/>Анны Павловны, <text:s/>несознанное</text:p>
      <text:p text:style-name="Standard"><text:s text:c="2"/>чувство виноватости этого стремления парализировало его решимость.</text:p>
      <text:p text:style-name="Standard"><text:s text:c="7"/>В <text:s/>день именин <text:s/>Элен у <text:s/>князя Василья ужинало маленькое общество <text:s/>людей</text:p>
      <text:p text:style-name="Standard"><text:s text:c="2"/>самых близких, <text:s/>как говорила княгиня, родные <text:s/>и друзья. Всем <text:s/>этим родным <text:s/>и</text:p>
      <text:p text:style-name="Standard"><text:s text:c="2"/>друзьям <text:s/>дано было <text:s/>чувствовать, <text:s/>что <text:s/>в <text:s/>этот <text:s/>день должна решиться <text:s/>участь</text:p>
      <text:p text:style-name="Standard"><text:s text:c="2"/>именинницы.</text:p>
      <text:p text:style-name="Standard"><text:s text:c="7"/>Гости сидели за ужином. Княгиня Курагина, массивная, когда-то красивая,</text:p>
      <text:p text:style-name="Standard"><text:s text:c="2"/>представительная <text:s/>женщина сидела <text:s/>на <text:s/>хозяйском месте. По обеим сторонам <text:s/>ее</text:p>
      <text:p text:style-name="Standard"><text:s text:c="2"/>сидели почетнейшие гости -- старый генерал, его жена, Анна Павловна Шерер; в</text:p>
      <text:p text:style-name="Standard"><text:s text:c="2"/>конце стола сидели менее пожилые и почетные гости, и там же сидели домашние,</text:p>
      <text:p text:style-name="Standard"><text:s text:c="2"/>Пьер и Элен, -- рядом. Князь Василий не ужинал: он похаживал вокруг стола, в</text:p>
      <text:p text:style-name="Standard"><text:s text:c="2"/>веселом расположении духа, подсаживаясь то к тому, <text:s/>то к <text:s/>другому из гостей.</text:p>
      <text:p text:style-name="Standard"><text:s text:c="2"/>Каждому <text:s/>он <text:s/>говорил небрежное <text:s/>и приятное <text:s/>слово, <text:s/>исключая <text:s/>Пьера и <text:s/>Элен,</text:p>
      <text:p text:style-name="Standard"><text:s text:c="2"/>которых присутствия <text:s/>он <text:s/>не замечал, <text:s/>казалось. Князь Василий оживлял <text:s/>всех.</text:p>
      <text:p text:style-name="Standard"><text:s text:c="2"/>Ярко горели восковые свечи, блестели серебро и хрусталь посуды, наряды дам и</text:p>
      <text:p text:style-name="Standard"><text:s text:c="2"/>золото <text:s/>и <text:s/>серебро <text:s/>эполет; вокруг стола сновали слуги <text:s/>в красных <text:s/>кафтанах;</text:p>
      <text:p text:style-name="Standard"><text:soft-page-break/><text:s text:c="2"/>слышались <text:s/>звуки <text:s/>ножей, <text:s/>стаканов, <text:s/>тарелок <text:s/>и <text:s/>звуки <text:s text:c="2"/>оживленного <text:s/>говора</text:p>
      <text:p text:style-name="Standard"><text:s text:c="2"/>нескольких разговоров вокруг этого стола. Слышно было, как старый камергер в</text:p>
      <text:p text:style-name="Standard"><text:s text:c="2"/>одном <text:s/>конце <text:s/>уверял старушку-баронессу в своей пламенной любви <text:s/>к ней и <text:s/>ее</text:p>
      <text:p text:style-name="Standard"><text:s text:c="2"/>смех; <text:s/>с другой -- рассказ <text:s/>о неуспехе какой-то Марьи Викторовны. У середины</text:p>
      <text:p text:style-name="Standard"><text:s text:c="2"/>стола <text:s/>князь <text:s/>Василий <text:s/>сосредоточил <text:s/>вокруг себя слушателей. Он <text:s/>рассказывал</text:p>
      <text:p text:style-name="Standard"><text:s text:c="2"/>дамам, <text:s/>с шутливой улыбкой <text:s/>на <text:s/>губах, <text:s/>последнее -- в <text:s/>среду <text:s/>-- <text:s/>заседание</text:p>
      <text:p text:style-name="Standard"><text:s text:c="2"/>государственного <text:s/>совета, на котором был получен и читался Сергеем Кузьмичем</text:p>
      <text:p text:style-name="Standard"><text:s text:c="2"/>Вязмитиновым, <text:s/>новым петербургским военным <text:s/>генерал-губернатором, знаменитый</text:p>
      <text:p text:style-name="Standard"><text:s text:c="2"/>тогда рескрипт государя Александра Павловича из <text:s/>армии, в <text:s/>котором государь,</text:p>
      <text:p text:style-name="Standard"><text:s text:c="2"/>обращаясь <text:s/>к <text:s/>Сергею <text:s/>Кузьмичу, говорил, <text:s/>что <text:s/>со <text:s/>всех <text:s/>сторон получает <text:s/>он</text:p>
      <text:p text:style-name="Standard"><text:s text:c="2"/>заявления о преданности народа, и что заявление <text:s/>Петербурга особенно приятно</text:p>
      <text:p text:style-name="Standard"><text:s text:c="2"/>ему, <text:s/>что <text:s/>он гордится честью <text:s/>быть главою такой нации и постарается быть ее</text:p>
      <text:p text:style-name="Standard"><text:s text:c="2"/>достойным. Рескрипт этот <text:s/>начинался <text:s/>словами: Сергей Кузьмич! Со всех сторон</text:p>
      <text:p text:style-name="Standard"><text:s text:c="2"/>доходят до меня слухи и т. д.</text:p>
      <text:p text:style-name="Standard"><text:s text:c="7"/>-- Так-таки и не пошло дальше, чем "Сергей Кузьмич"? -- спрашивала одна</text:p>
      <text:p text:style-name="Standard"><text:s text:c="2"/>дама.</text:p>
      <text:p text:style-name="Standard"><text:s text:c="7"/>-- Да, да, ни <text:s/>на <text:s/>волос, -- отвечал <text:s/>смеясь <text:s/>князь Василий. -- <text:s/>Сергей</text:p>
      <text:p text:style-name="Standard"><text:s text:c="2"/>Кузьмич... <text:s/>со <text:s/>всех <text:s/>сторон. <text:s/>Со <text:s/>всех <text:s/>сторон, <text:s/>Сергей <text:s/>Кузьмич... <text:s/>Бедный</text:p>
      <text:p text:style-name="Standard"><text:s text:c="2"/>Вязмитинов <text:s/>никак не мог пойти далее. <text:s/>Несколько раз <text:s/>он принимался снова за</text:p>
      <text:p text:style-name="Standard"><text:s text:c="2"/>письмо, но только <text:s/>что скажет <text:s/>Сергей... <text:s/>всхлипывания... <text:s/>Ку...зьми...ч <text:s/>--</text:p>
      <text:p text:style-name="Standard"><text:s text:c="2"/>слезы... и со всех сторон заглушаются рыданиями, и дальше он не мог. И опять</text:p>
      <text:p text:style-name="Standard"><text:s text:c="2"/>платок, и <text:s/>опять <text:s/>"Сергей Кузьмич, со всех <text:s/>сторон", <text:s/>и слезы... так что уже</text:p>
      <text:p text:style-name="Standard"><text:s text:c="2"/>попросили прочесть другого.</text:p>
      <text:p text:style-name="Standard"><text:s text:c="7"/>-- Кузьмич... со всех сторон... и слезы... -- повторил кто-то смеясь.</text:p>
      <text:p text:style-name="Standard"><text:s text:c="7"/>-- <text:s/>Не <text:s/>будьте <text:s/>злы, <text:s/>-- <text:s/>погрозив <text:s/>пальцем, <text:s/>с <text:s/>другого <text:s/>конца <text:s/>стола,</text:p>
      <text:p text:style-name="Standard"><text:s text:c="2"/>проговорила Анна Павловна, -- c'est un si brave et excellent homme notre bon</text:p>
      <text:p text:style-name="Standard"><text:s text:c="2"/>Viasmitinoff...[14]</text:p>
      <text:p text:style-name="Standard"><text:s text:c="7"/>Все очень смеялись. На верхнем почетном конце стола все были, казалось,</text:p>
      <text:p text:style-name="Standard"><text:s text:c="2"/>веселы <text:s/>и под влиянием самых различных оживленных <text:s/>настроений; только Пьер и</text:p>
      <text:p text:style-name="Standard"><text:s text:c="2"/>Элен молча <text:s/>сидели <text:s/>рядом <text:s/>почти на <text:s/>нижнем <text:s/>конце <text:s/>стола; <text:s/>на <text:s/>лицах <text:s/>обоих</text:p>
      <text:p text:style-name="Standard"><text:s text:c="2"/>сдерживалась <text:s/>сияющая <text:s/>улыбка, не зависящая <text:s/>от <text:s/>Сергея <text:s/>Кузьмича, -- улыбка</text:p>
      <text:p text:style-name="Standard"><text:s text:c="2"/>стыдливости перед своими чувствами. Что бы ни говорили <text:s/>и как бы ни смеялись</text:p>
      <text:p text:style-name="Standard"><text:s text:c="2"/>и шутили другие, как бы аппетитно ни кушали и рейнвейн, и соте, и мороженое,</text:p>
      <text:p text:style-name="Standard"><text:s text:c="2"/>как <text:s/>бы ни <text:s/>избегали <text:s/>взглядом эту <text:s/>чету, как <text:s/>бы <text:s/>ни <text:s/>казались <text:s/>равнодушны,</text:p>
      <text:p text:style-name="Standard"><text:s text:c="2"/>невнимательны к ней, чувствовалось <text:s/>почему-то, по <text:s/>изредка бросаемым <text:s/>на них</text:p>
      <text:p text:style-name="Standard"><text:s text:c="2"/>взглядам, что и анекдот о Сергее Кузьмиче, <text:s/>и смех, <text:s/>и <text:s/>кушанье <text:s/>-- все было</text:p>
      <text:p text:style-name="Standard"><text:s text:c="2"/>притворно, а все силы внимания всего этого общества были обращены <text:s/>только на</text:p>
      <text:p text:style-name="Standard"><text:s text:c="2"/>эту <text:s/>пару -- <text:s/>Пьера и <text:s/>Элен. Князь Василий представлял <text:s/>всхлипыванья <text:s/>Сергея</text:p>
      <text:p text:style-name="Standard"><text:s text:c="2"/>Кузьмича и в это время <text:s/>обегал взглядом дочь; и <text:s/>в то время как он <text:s/>смеялся,</text:p>
      <text:p text:style-name="Standard"><text:s text:c="2"/>выражение его лица говорило: "Так, так, все хорошо идет; нынче все решится".</text:p>
      <text:p text:style-name="Standard"><text:s text:c="2"/>Анна Павловна грозила ему за notre bon <text:s/>Viasmitinoff, а в глазах ее, которые</text:p>
      <text:p text:style-name="Standard"><text:s text:c="2"/>мельком <text:s/>блеснули в этот момент на Пьера, князь Василий читал поздравление с</text:p>
      <text:p text:style-name="Standard"><text:s text:c="2"/>будущим <text:s/>зятем и <text:s/>счастием <text:s/>дочери. Старая <text:s/>княгиня, <text:s/>предлагая <text:s/>с <text:s/>грустным</text:p>
      <text:p text:style-name="Standard"><text:s text:c="2"/>вздохом <text:s/>вина своей <text:s/>соседке и <text:s/>сердито <text:s/>взглянув на дочь, <text:s/>этим вздохом как</text:p>
      <text:p text:style-name="Standard"><text:s text:c="2"/>будто говорила: <text:s/>"да, теперь нам с вами ничего больше <text:s/>не осталось, как пить</text:p>
      <text:p text:style-name="Standard"><text:s text:c="2"/>сладкое <text:s/>вино, <text:s/>моя <text:s/>милая; <text:s/>теперь <text:s/>время <text:s/>этой молодежи <text:s/>быть <text:s/>так <text:s/>дерзко</text:p>
      <text:p text:style-name="Standard"><text:s text:c="2"/>вызывающе-счастливой". "И что <text:s/>за глупость <text:s/>все то, <text:s/>что я <text:s/>рассказываю, как</text:p>
      <text:p text:style-name="Standard"><text:s text:c="2"/>будто это меня интересует, -- думал дипломат, взглядывая на счастливые <text:s/>лица</text:p>
      <text:p text:style-name="Standard"><text:s text:c="2"/>любовников -- вот это счастие!"</text:p>
      <text:p text:style-name="Standard"><text:s text:c="7"/>Среди тех <text:s/>ничтожно-мелких, искусственных интересов, которые <text:s/>связывали</text:p>
      <text:p text:style-name="Standard"><text:s text:c="2"/>это общество, попало простое чувство стремления красивых <text:s/>и здоровых молодых</text:p>
      <text:p text:style-name="Standard"><text:s text:c="2"/>мужчины и женщины друг <text:s/>к другу. И это <text:s/>человеческое чувство подавило <text:s/>все и</text:p>
      <text:p text:style-name="Standard"><text:soft-page-break/><text:s text:c="2"/>парило <text:s/>над <text:s/>всем их <text:s/>искусственным <text:s/>лепетом. Шутки <text:s/>были невеселы, <text:s/>новости</text:p>
      <text:p text:style-name="Standard"><text:s text:c="2"/>неинтересны, оживление <text:s/>-- очевидно <text:s/>поддельно. Не <text:s/>только <text:s/>они, <text:s/>но <text:s/>лакеи,</text:p>
      <text:p text:style-name="Standard"><text:s text:c="2"/>служившие за столом, казалось, чувствовали то <text:s/>же и забывали порядки службы,</text:p>
      <text:p text:style-name="Standard"><text:s text:c="2"/>заглядываясь <text:s/>на красавицу <text:s/>Элен с ее <text:s/>сияющим лицом и на <text:s/>красное, толстое,</text:p>
      <text:p text:style-name="Standard"><text:s text:c="2"/>счастливое и <text:s/>беспокойное лицо Пьера. Казалось, <text:s/>и огни свечей сосредоточены</text:p>
      <text:p text:style-name="Standard"><text:s text:c="2"/>были только на этих двух счастливых лицах.</text:p>
      <text:p text:style-name="Standard"><text:s text:c="7"/>Пьер чувствовал, что он был центром всего, и это положение и радовало и</text:p>
      <text:p text:style-name="Standard"><text:s text:c="2"/>стесняло его. Он находился в состоянии человека, углубленного в какое-нибудь</text:p>
      <text:p text:style-name="Standard"><text:s text:c="2"/>занятие. Он ничего ясно не видел, <text:s/>не понимал и не <text:s/>слыхал. <text:s/>Только изредка,</text:p>
      <text:p text:style-name="Standard"><text:s text:c="2"/>неожиданно, <text:s/>мелькали <text:s/>в <text:s/>его <text:s/>душе <text:s text:c="2"/>отрывочные <text:s/>мысли <text:s/>и <text:s/>впечатления <text:s text:c="2"/>из</text:p>
      <text:p text:style-name="Standard"><text:s text:c="2"/>действительности.</text:p>
      <text:p text:style-name="Standard"><text:s text:c="7"/>"Так <text:s/>уж <text:s/>все кончено! -- думал <text:s/>он. -- <text:s/>И <text:s/>как это все <text:s/>сделалось? Так</text:p>
      <text:p text:style-name="Standard"><text:s text:c="2"/>быстро! Теперь <text:s/>я знаю, что не для нее <text:s/>одной, не для себя одного, <text:s/>но и для</text:p>
      <text:p text:style-name="Standard"><text:s text:c="2"/>всех <text:s/>это должно неизбежно свершиться. Они все так ждут этого, <text:s/>так уверены,</text:p>
      <text:p text:style-name="Standard"><text:s text:c="2"/>что <text:s/>это <text:s/>будет, что <text:s/>я не могу, не могу обмануть <text:s/>их. <text:s/>Но как это будет? Не</text:p>
      <text:p text:style-name="Standard"><text:s text:c="2"/>знаю; <text:s/>а <text:s/>будет, непременно <text:s/>будет!" думал Пьер, взглядывая <text:s/>на <text:s/>эти <text:s/>плечи,</text:p>
      <text:p text:style-name="Standard"><text:s text:c="2"/>блестевшие подле самых глаз его.</text:p>
      <text:p text:style-name="Standard"><text:s text:c="7"/>То вдруг ему становилось стыдно чего-то. Ему неловко было, что <text:s/>он один</text:p>
      <text:p text:style-name="Standard"><text:s text:c="2"/>занимает внимание <text:s/>всех, что он счастливец в <text:s/>глазах других, <text:s/>что он с своим</text:p>
      <text:p text:style-name="Standard"><text:s text:c="2"/>некрасивым лицом какой-то Парис, <text:s/>обладающий Еленой. "Но, верно, <text:s/>это всегда</text:p>
      <text:p text:style-name="Standard"><text:s text:c="2"/>так бывает и так надо, -- утешал он себя. -- И, впрочем, что же я сделал для</text:p>
      <text:p text:style-name="Standard"><text:s text:c="2"/>этого? Когда это началось? Из <text:s/>Москвы я поехал вместе с князем Васильем. Тут</text:p>
      <text:p text:style-name="Standard"><text:s text:c="2"/>еще ничего не было. Потом, отчего же мне было у него не остановиться? <text:s/>Потом</text:p>
      <text:p text:style-name="Standard"><text:s text:c="2"/>я играл <text:s/>с ней в карты и поднял ее ридикюль, ездил с ней <text:s/>кататься. Когда же</text:p>
      <text:p text:style-name="Standard"><text:s text:c="2"/>это <text:s/>началось, <text:s/>когда это <text:s/>все сделалось? И вот он сидит подле нее <text:s/>женихом;</text:p>
      <text:p text:style-name="Standard"><text:s text:c="2"/>слышит, видит, <text:s/>чувствует ее близость, ее дыхание, <text:s/>ее движения, ее красоту.</text:p>
      <text:p text:style-name="Standard"><text:s text:c="2"/>То вдруг ему кажется, что это не она, а он сам так необыкновенно красив, что</text:p>
      <text:p text:style-name="Standard"><text:s text:c="2"/>оттого-то <text:s/>и <text:s/>смотрят <text:s/>так <text:s/>на <text:s/>него, <text:s/>и <text:s/>он, <text:s/>счастливый общим <text:s/>удивлением,</text:p>
      <text:p text:style-name="Standard"><text:s text:c="2"/>выпрямляет грудь, поднимает голову и радуется своему счастью. Вдруг какой-то</text:p>
      <text:p text:style-name="Standard"><text:s text:c="2"/>голос, чей-то знакомый голос, слышится и говорит ему <text:s/>что-то другой раз. <text:s/>Но</text:p>
      <text:p text:style-name="Standard"><text:s text:c="2"/>Пьер так занят, <text:s/>что <text:s/>не <text:s/>понимает того, что <text:s/>говорят ему. -- Я <text:s/>спрашиваю у</text:p>
      <text:p text:style-name="Standard"><text:s text:c="2"/>тебя, когда ты получил письмо от Болконского, -- <text:s/>повторяет третий раз князь</text:p>
      <text:p text:style-name="Standard"><text:s text:c="2"/>Василий. -- Как ты рассеян, мой милый.</text:p>
      <text:p text:style-name="Standard"><text:s text:c="7"/>Князь Василий улыбается, и Пьер видит, что все, все улыбаются на него и</text:p>
      <text:p text:style-name="Standard"><text:s text:c="2"/>на Элен. "Ну, что ж, коли вы все знаете", говорил сам себе Пьер. "Ну, что ж?</text:p>
      <text:p text:style-name="Standard"><text:s text:c="2"/>это правда", <text:s/>и <text:s/>он <text:s/>сам <text:s/>улыбался своей <text:s/>кроткой, <text:s/>детской улыбкой, <text:s/>и Элен</text:p>
      <text:p text:style-name="Standard"><text:s text:c="2"/>улыбается.</text:p>
      <text:p text:style-name="Standard"><text:s text:c="7"/>-- Когда <text:s/>же <text:s/>ты получил? <text:s/>Из <text:s/>Ольмюца? <text:s/>-- <text:s/>повторяет <text:s/>князь <text:s/>Василий,</text:p>
      <text:p text:style-name="Standard"><text:s text:c="2"/>которому будто нужно это знать для решения спора.</text:p>
      <text:p text:style-name="Standard"><text:s text:c="7"/>"И можно ли говорить и думать о таких пустяках?" думает Пьер.</text:p>
      <text:p text:style-name="Standard"><text:s text:c="7"/>-- Да, из Ольмюца, -- отвечает он со вздохом.</text:p>
      <text:p text:style-name="Standard"><text:s text:c="7"/>От <text:s/>ужина Пьер <text:s/>повел <text:s/>свою <text:s/>даму <text:s/>за <text:s/>другими в гостиную. <text:s/>Гости стали</text:p>
      <text:p text:style-name="Standard"><text:s text:c="2"/>разъезжаться и <text:s/>некоторые уезжали, не простившись с Элен. Как будто не желая</text:p>
      <text:p text:style-name="Standard"><text:s text:c="2"/>отрывать ее от ее серьезного занятия, некоторые подходили на минуту и скорее</text:p>
      <text:p text:style-name="Standard"><text:s text:c="2"/>отходили, запрещая <text:s/>ей провожать <text:s/>себя. Дипломат грустно молчал, <text:s/>выходя <text:s/>из</text:p>
      <text:p text:style-name="Standard"><text:s text:c="2"/>гостиной. <text:s/>Ему <text:s/>представлялась <text:s/>вся <text:s/>тщета <text:s/>его <text:s/>дипломатической <text:s/>карьеры <text:s/>в</text:p>
      <text:p text:style-name="Standard"><text:s text:c="2"/>сравнении <text:s/>с счастьем <text:s/>Пьера. Старый генерал сердито проворчал на свою жену,</text:p>
      <text:p text:style-name="Standard"><text:s text:c="2"/>когда она спросила его о <text:s/>состоянии его ноги. "Эка, <text:s/>старая дура, -- подумал</text:p>
      <text:p text:style-name="Standard"><text:s text:c="2"/>он. -- Вот Елена Васильевна так та и в 50 лет красавица будет".</text:p>
      <text:p text:style-name="Standard"><text:s text:c="7"/>-- Кажется, <text:s/>что я <text:s/>могу вас <text:s/>поздравить, -- <text:s/>прошептала Анна <text:s/>Павловна</text:p>
      <text:p text:style-name="Standard"><text:s text:c="2"/>княгине и крепко поцеловала ее. -- Ежели бы не мигрень, я бы осталась.</text:p>
      <text:p text:style-name="Standard"><text:s text:c="7"/>Княгиня ничего не отвечала; ее мучила зависть к счастью своей дочери.</text:p>
      <text:p text:style-name="Standard"><text:soft-page-break/><text:s text:c="7"/>Пьер во время проводов гостей долго <text:s/>оставался один с Элен в <text:s/>маленькой</text:p>
      <text:p text:style-name="Standard"><text:s text:c="2"/>гостиной, где <text:s/>они сели. <text:s/>Он часто <text:s/>и <text:s/>прежде, в последние <text:s/>полтора <text:s/>месяца,</text:p>
      <text:p text:style-name="Standard"><text:s text:c="2"/>оставался <text:s/>один <text:s/>с <text:s/>Элен, <text:s/>но <text:s/>никогда не <text:s/>говорил <text:s/>ей <text:s/>о <text:s/>любви. Теперь <text:s/>он</text:p>
      <text:p text:style-name="Standard"><text:s text:c="2"/>чувствовал, <text:s/>что <text:s/>это было необходимо, но он <text:s/>никак <text:s/>не мог решиться на этот</text:p>
      <text:p text:style-name="Standard"><text:s text:c="2"/>последний <text:s/>шаг. <text:s/>Ему <text:s/>было <text:s/>стыдно; ему казалось, <text:s/>что <text:s/>тут, подле <text:s/>Элен, он</text:p>
      <text:p text:style-name="Standard"><text:s text:c="2"/>занимает чье-то <text:s/>чужое <text:s/>место. Не <text:s/>для <text:s/>тебя это <text:s/>счастье, <text:s/>-- <text:s/>говорил <text:s/>ему</text:p>
      <text:p text:style-name="Standard"><text:s text:c="2"/>какой-то внутренний голос. -- Это счастье для тех, у кого нет того, что есть</text:p>
      <text:p text:style-name="Standard"><text:s text:c="2"/>у <text:s/>тебя. Но надо было <text:s/>сказать что-нибудь, и он заговорил. Он спросил у нее,</text:p>
      <text:p text:style-name="Standard"><text:s text:c="2"/>довольна <text:s/>ли <text:s/>она нынешним вечером? <text:s/>Она, как и <text:s/>всегда, <text:s/>с <text:s/>простотой своей</text:p>
      <text:p text:style-name="Standard"><text:s text:c="2"/>отвечала, что нынешние именины были для нее одними из самых приятных.</text:p>
      <text:p text:style-name="Standard"><text:s text:c="7"/>Кое-кто <text:s/>из <text:s/>ближайших <text:s/>родных <text:s/>еще оставались. <text:s/>Они сидели <text:s/>в <text:s/>большой</text:p>
      <text:p text:style-name="Standard"><text:s text:c="2"/>гостиной. <text:s/>Князь Василий <text:s/>ленивыми <text:s/>шагами <text:s/>подошел <text:s/>к <text:s/>Пьеру. <text:s/>Пьер встал и</text:p>
      <text:p text:style-name="Standard"><text:s text:c="2"/>сказал, <text:s/>что <text:s/>уже <text:s/>поздно. <text:s/>Князь Василий <text:s/>строго-вопросительно посмотрел на</text:p>
      <text:p text:style-name="Standard"><text:s text:c="2"/>него, <text:s/>как <text:s/>будто то, <text:s/>что он сказал, было так <text:s/>странно, что <text:s/>нельзя было <text:s/>и</text:p>
      <text:p text:style-name="Standard"><text:s text:c="2"/>расслышать. <text:s/>Но вслед за тем выражение строгости изменилось, и князь Василий</text:p>
      <text:p text:style-name="Standard"><text:s text:c="2"/>дернул Пьера вниз за руку, посадил его и ласково улыбнулся.</text:p>
      <text:p text:style-name="Standard"><text:s text:c="7"/>-- <text:s/>Ну, что, Леля? -- обратился <text:s/>он тотчас же к дочери <text:s/>с тем небрежным</text:p>
      <text:p text:style-name="Standard"><text:s text:c="2"/>тоном <text:s/>привычной <text:s/>нежности, <text:s/>который <text:s/>усвоивается <text:s text:c="2"/>родителями, <text:s text:c="2"/>с <text:s/>детства</text:p>
      <text:p text:style-name="Standard"><text:s text:c="2"/>ласкающими своих <text:s/>детей, <text:s/>но <text:s/>который <text:s/>князем <text:s/>Василием <text:s/>был <text:s/>только <text:s/>угадан</text:p>
      <text:p text:style-name="Standard"><text:s text:c="2"/>посредством подражания другим родителям.</text:p>
      <text:p text:style-name="Standard"><text:s text:c="7"/>И он опять обратился к Пьеру.</text:p>
      <text:p text:style-name="Standard"><text:s text:c="7"/>-- <text:s/>Сергей Кузьмич, <text:s/>со <text:s/>всех <text:s/>сторон, <text:s/>-- <text:s/>проговорил <text:s/>он, расстегивая</text:p>
      <text:p text:style-name="Standard"><text:s text:c="2"/>верхнюю пуговицу жилета.</text:p>
      <text:p text:style-name="Standard"><text:s text:c="7"/>Пьер <text:s/>улыбнулся, но по его улыбке <text:s/>видно было, что <text:s/>он <text:s/>понимал, что не</text:p>
      <text:p text:style-name="Standard"><text:s text:c="2"/>анекдот <text:s/>Сергея Кузьмича <text:s/>интересовал <text:s/>в <text:s/>это время князя <text:s/>Василия; и <text:s/>князь</text:p>
      <text:p text:style-name="Standard"><text:s text:c="2"/>Василий понял, что <text:s/>Пьер понимал это. Князь Василий вдруг пробурлил что-то и</text:p>
      <text:p text:style-name="Standard"><text:s text:c="2"/>вышел. Пьеру <text:s/>показалось, <text:s/>что даже <text:s/>князь Василий был смущен. <text:s/>Вид смущенья</text:p>
      <text:p text:style-name="Standard"><text:s text:c="2"/>этого <text:s/>старого светского человека тронул Пьера; <text:s/>он <text:s/>оглянулся <text:s/>на Элен -- и</text:p>
      <text:p text:style-name="Standard"><text:s text:c="2"/>она, казалось, была смущена и взглядом говорила: "что ж, вы сами виноваты".</text:p>
      <text:p text:style-name="Standard"><text:s text:c="7"/>"Надо неизбежно перешагнуть, <text:s/>но <text:s/>не могу, <text:s/>я <text:s/>не могу", думал Пьер, <text:s/>и</text:p>
      <text:p text:style-name="Standard"><text:s text:c="2"/>заговорил опять о постороннем, о Сергее <text:s/>Кузьмиче, спрашивая, <text:s/>в чем состоял</text:p>
      <text:p text:style-name="Standard"><text:s text:c="2"/>этот анекдот, так как он <text:s/>его не расслышал. Элен с улыбкой отвечала, что она</text:p>
      <text:p text:style-name="Standard"><text:s text:c="2"/>тоже не знает.</text:p>
      <text:p text:style-name="Standard"><text:s text:c="7"/>Когда князь Василий вошел в гостиную, княгиня тихо <text:s/>говорила <text:s/>с пожилой</text:p>
      <text:p text:style-name="Standard"><text:s text:c="2"/>дамой о Пьере.</text:p>
      <text:p text:style-name="Standard"><text:s text:c="7"/>-- Конечно, c'est un parti très <text:s/>brillant, mais le bonheur, ma chère...</text:p>
      <text:p text:style-name="Standard"><text:s text:c="2"/>-- Les Marieiages se font dans les cieux, [15] <text:s/>-- отвечала пожилая</text:p>
      <text:p text:style-name="Standard"><text:s text:c="2"/>дама.</text:p>
      <text:p text:style-name="Standard"><text:s text:c="7"/>Князь Василий, как <text:s/>бы <text:s/>не слушая дам, прошел в <text:s/>дальний угол и сел <text:s/>на</text:p>
      <text:p text:style-name="Standard"><text:s text:c="2"/>диван. <text:s/>Он закрыл глаза <text:s/>и как <text:s/>будто <text:s/>дремал. Голова его было <text:s/>упала, и <text:s/>он</text:p>
      <text:p text:style-name="Standard"><text:s text:c="2"/>очнулся.</text:p>
      <text:p text:style-name="Standard"><text:s text:c="7"/>-- <text:s/>Aline, <text:s/>-- <text:s/>сказал <text:s/>он <text:s/>жене, <text:s/>-- <text:s/>allez <text:s/>voir <text:s text:c="2"/>ce <text:s/>qu'ils <text:s text:c="2"/>font.</text:p>
      <text:p text:style-name="Standard"><text:s text:c="2"/>[16]</text:p>
      <text:p text:style-name="Standard"><text:s text:c="7"/>Княгиня подошла к двери, <text:s/>прошлась мимо нее с значительным, равнодушным</text:p>
      <text:p text:style-name="Standard"><text:s text:c="2"/>видом и заглянула в гостиную. Пьер и Элен так же сидели и разговаривали.</text:p>
      <text:p text:style-name="Standard"><text:s text:c="7"/>-- Все то же, -- отвечала она мужу.</text:p>
      <text:p text:style-name="Standard"><text:s text:c="7"/>Князь Василий нахмурился, сморщил рот <text:s/>на сторону, щеки его запрыгали с</text:p>
      <text:p text:style-name="Standard"><text:s text:c="2"/>свойственным <text:s/>ему неприятным, грубым выражением; он, <text:s/>встряхнувшись, <text:s/>встал,</text:p>
      <text:p text:style-name="Standard"><text:s text:c="2"/>закинул <text:s/>назад голову <text:s/>и решительными <text:s/>шагами, мимо дам, прошел <text:s/>в маленькую</text:p>
      <text:p text:style-name="Standard"><text:s text:c="2"/>гостиную. Он скорыми шагами, <text:s/>радостно <text:s/>подошел к Пьеру. Лицо князя было так</text:p>
      <text:p text:style-name="Standard"><text:s text:c="2"/>необыкновенно-торжественно, что Пьер испуганно встал, увидав его.</text:p>
      <text:p text:style-name="Standard"><text:s text:c="7"/>-- Слава Богу! -- сказал он. -- Жена мне все сказала! -- Он обнял одной</text:p>
      <text:p text:style-name="Standard"><text:soft-page-break/><text:s text:c="2"/>рукой Пьера, другой -- дочь. -- Друг мой <text:s/>Леля! Я очень, очень рад. -- Голос</text:p>
      <text:p text:style-name="Standard"><text:s text:c="2"/>его задрожал. -- Я любил твоего отца... и она будет тебе хорошая жена... Бог</text:p>
      <text:p text:style-name="Standard"><text:s text:c="2"/>да благословит вас!...</text:p>
      <text:p text:style-name="Standard"><text:s text:c="7"/>Он обнял дочь, <text:s/>потом опять Пьера и <text:s/>поцеловал его дурно <text:s/>пахучим ртом.</text:p>
      <text:p text:style-name="Standard"><text:s text:c="2"/>Слезы, действительно, омочили его щеки.</text:p>
      <text:p text:style-name="Standard"><text:s text:c="7"/>-- Княгиня, иди же сюда, -- прокричал он.</text:p>
      <text:p text:style-name="Standard"><text:s text:c="7"/>Княгиня <text:s/>вышла и <text:s/>заплакала тоже. Пожилая дама <text:s/>тоже утиралась платком.</text:p>
      <text:p text:style-name="Standard"><text:s text:c="2"/>Пьера <text:s/>целовали, <text:s/>и <text:s/>он несколько раз <text:s/>целовал руку <text:s/>прекрасной Элен. <text:s/>Через</text:p>
      <text:p text:style-name="Standard"><text:s text:c="2"/>несколько времени их опять оставили одних.</text:p>
      <text:p text:style-name="Standard"><text:s text:c="7"/>"Все это так должно было <text:s/>быть и не могло быть иначе, -- думал Пьер, --</text:p>
      <text:p text:style-name="Standard"><text:s text:c="2"/>поэтому <text:s/>нечего <text:s/>спрашивать, <text:s/>хорошо ли <text:s/>это или <text:s/>дурно? Хорошо, <text:s/>потому что</text:p>
      <text:p text:style-name="Standard"><text:s text:c="2"/>определенно, и <text:s/>нет прежнего мучительного сомнения". Пьер <text:s/>молча держал руку</text:p>
      <text:p text:style-name="Standard"><text:s text:c="2"/>своей невесты и смотрел на ее поднимающуюся и опускающуюся прекрасную грудь.</text:p>
      <text:p text:style-name="Standard"><text:s text:c="7"/>-- Элен! -- сказал он вслух и остановился.</text:p>
      <text:p text:style-name="Standard"><text:s text:c="7"/>"Что-то <text:s/>такое особенное говорят в этих случаях", думал он, но никак не</text:p>
      <text:p text:style-name="Standard"><text:s text:c="2"/>мог вспомнить, <text:s/>что <text:s/>такое именно говорят <text:s/>в этих случаях. <text:s/>Он взглянул в ее</text:p>
      <text:p text:style-name="Standard"><text:s text:c="2"/>лицо. Она придвинулась к нему ближе. Лицо ее зарумянилось.</text:p>
      <text:p text:style-name="Standard"><text:s text:c="7"/>-- Ах, снимите эти... как эти... -- она указывала на очки.</text:p>
      <text:p text:style-name="Standard"><text:s text:c="7"/>Пьер <text:s/>снял <text:s/>очки, и глаза <text:s/>его <text:s/>сверх той общей странности глаз <text:s/>людей,</text:p>
      <text:p text:style-name="Standard"><text:s text:c="2"/>снявших очки, глаза его смотрели испуганно-вопросительно. Он хотел нагнуться</text:p>
      <text:p text:style-name="Standard"><text:s text:c="2"/>над <text:s/>ее рукой и поцеловать <text:s/>ее; <text:s/>но она <text:s/>быстрым и <text:s/>грубым движеньем <text:s/>головы</text:p>
      <text:p text:style-name="Standard"><text:s text:c="2"/>пeрехватила <text:s/>его губы и <text:s/>свела <text:s/>их с <text:s/>своими. <text:s/>Лицо ее поразило Пьера <text:s/>своим</text:p>
      <text:p text:style-name="Standard"><text:s text:c="2"/>изменившимся, неприятно-растерянным выражением.</text:p>
      <text:p text:style-name="Standard"><text:s text:c="7"/>"Теперь уж поздно, все кончено; да и я люблю ее", подумал Пьер.</text:p>
      <text:p text:style-name="Standard"><text:s text:c="7"/>-- Je vous aime! [17] <text:s/>-- <text:s/>сказал он, <text:s/>вспомнив то, что <text:s/>нужно</text:p>
      <text:p text:style-name="Standard"><text:s text:c="2"/>было <text:s/>говорить в этих случаях; но <text:s/>слова <text:s/>эти <text:s/>прозвучали так бедно, что ему</text:p>
      <text:p text:style-name="Standard"><text:s text:c="2"/>стало стыдно за себя.</text:p>
      <text:p text:style-name="Standard"><text:s text:c="7"/>Через <text:s/>полтора <text:s/>месяца <text:s/>он <text:s/>был обвенчан <text:s/>и <text:s/>поселился, <text:s/>как <text:s/>говорили,</text:p>
      <text:p text:style-name="Standard"><text:s text:c="2"/>счастливым обладателем красавицы-жены и <text:s/>миллионов, <text:s/>в большом петербургском</text:p>
      <text:p text:style-name="Standard"><text:s text:c="2"/>заново отделанном доме графов Безухих.</text:p>
      <text:p text:style-name="Standard"><text:s text:c="2"/></text:p>
      <text:p text:style-name="Standard"><text:s text:c="2"/></text:p>
      <text:p text:style-name="Standard"><text:s text:c="2"/></text:p>
      <text:p text:style-name="Standard">III.</text:p>
      <text:p text:style-name="Standard"></text:p>
      <text:p text:style-name="Standard"></text:p>
      <text:p text:style-name="Standard"><text:s text:c="2"/></text:p>
      <text:p text:style-name="Standard"><text:s text:c="7"/>Старый князь <text:s/>Николай <text:s/>Андреич Болконский <text:s/>в декабре 1805 года <text:s/>получил</text:p>
      <text:p text:style-name="Standard"><text:s text:c="2"/>письмо от князя Василия, извещавшего его о своем приезде вместе с сыном. ("Я</text:p>
      <text:p text:style-name="Standard"><text:s text:c="2"/>еду на <text:s/>ревизию, и, разумеется, мне 100 верст <text:s/>не крюк, чтобы <text:s/>посетить вас,</text:p>
      <text:p text:style-name="Standard"><text:s text:c="2"/>многоуважаемый благодетель, -- писал он, -- <text:s/>и Анатоль мой провожает меня <text:s/>и</text:p>
      <text:p text:style-name="Standard"><text:s text:c="2"/>едет в армию; и <text:s/>я <text:s/>надеюсь, что <text:s/>вы позволите ему <text:s/>лично <text:s/>выразить <text:s/>вам <text:s/>то</text:p>
      <text:p text:style-name="Standard"><text:s text:c="2"/>глубокое уважение, которое он, подражая отцу, питает к вам".)</text:p>
      <text:p text:style-name="Standard"><text:s text:c="7"/>-- Вот Мари и вывозить не нужно: женихи сами к нам едут, -- неосторожно</text:p>
      <text:p text:style-name="Standard"><text:s text:c="2"/>сказала маленькая княгиня, услыхав про это.</text:p>
      <text:p text:style-name="Standard"><text:s text:c="7"/>Князь Николай Андреич поморщился и ничего не сказал.</text:p>
      <text:p text:style-name="Standard"><text:s text:c="7"/>Через две недели после получения письма, <text:s/>вечером, приехали вперед люди</text:p>
      <text:p text:style-name="Standard"><text:s text:c="2"/>князя Василья, а на другой день приехал и он сам с сыном.</text:p>
      <text:p text:style-name="Standard"><text:s text:c="7"/>Старик <text:s/>Болконский <text:s/>всегда <text:s/>был <text:s/>невысокого <text:s/>мнения <text:s/>о <text:s/>характере князя</text:p>
      <text:p text:style-name="Standard"><text:s text:c="2"/>Василья, <text:s/>и <text:s/>тем <text:s/>более в <text:s/>последнее <text:s/>время, <text:s/>когда <text:s/>князь Василий <text:s/>в <text:s/>новые</text:p>
      <text:p text:style-name="Standard"><text:s text:c="2"/>царствования при Павле и Александре далеко <text:s/>пошел в чинах и почестях. Теперь</text:p>
      <text:p text:style-name="Standard"><text:s text:c="2"/>же, по намекам письма и маленькой княгини, он понял, в чем дело, и невысокое</text:p>
      <text:p text:style-name="Standard"><text:soft-page-break/><text:s text:c="2"/>мнение о <text:s/>князе Василье <text:s/>перешло в душе <text:s/>князя <text:s/>Николая <text:s/>Андреича <text:s/>в чувство</text:p>
      <text:p text:style-name="Standard"><text:s text:c="2"/>недоброжелательного презрения. Он постоянно фыркал, говоря про <text:s/>него. <text:s/>В тот</text:p>
      <text:p text:style-name="Standard"><text:s text:c="2"/>день, <text:s/>как <text:s/>приехать <text:s/>князю <text:s/>Василью, князь <text:s/>Николай <text:s/>Андреич <text:s/>был <text:s/>особенно</text:p>
      <text:p text:style-name="Standard"><text:s text:c="2"/>недоволен <text:s/>и не <text:s/>в духе. <text:s/>Оттого <text:s/>ли <text:s/>он <text:s/>был не <text:s/>в духе, что приезжал князь</text:p>
      <text:p text:style-name="Standard"><text:s text:c="2"/>Василий, или <text:s/>оттого он был особенно недоволен <text:s/>приездом князя Василья, <text:s/>что</text:p>
      <text:p text:style-name="Standard"><text:s text:c="2"/>был <text:s/>не <text:s/>в <text:s/>духе; <text:s/>но он был <text:s/>не в <text:s/>духе, <text:s/>и <text:s/>Тихон <text:s/>еще <text:s/>утром <text:s/>отсоветывал</text:p>
      <text:p text:style-name="Standard"><text:s text:c="2"/>архитектору входить с докладом к князю.</text:p>
      <text:p text:style-name="Standard"><text:s text:c="7"/>-- Слышите, как ходит, -- сказал Тихон, обращая внимание архитектора на</text:p>
      <text:p text:style-name="Standard"><text:s text:c="2"/>звуки шагов князя. -- На всю пятку ступает -- уж мы знаем...</text:p>
      <text:p text:style-name="Standard"><text:s text:c="7"/>Однако, <text:s/>как <text:s/>обыкновенно, <text:s/>в <text:s/>9-м часу <text:s/>князь <text:s/>вышел <text:s/>гулять <text:s/>в <text:s/>своей</text:p>
      <text:p text:style-name="Standard"><text:s text:c="2"/>бархатной шубке с собольим воротником и такой же шапке. Накануне выпал снег.</text:p>
      <text:p text:style-name="Standard"><text:s text:c="2"/>Дорожка, <text:s/>по <text:s/>которой <text:s/>хаживал <text:s/>князь <text:s/>Николай <text:s/>Андреич <text:s/>к <text:s/>оранжерее, <text:s/>была</text:p>
      <text:p text:style-name="Standard"><text:s text:c="2"/>расчищена, <text:s/>следы <text:s/>метлы <text:s/>виднелись <text:s/>на <text:s/>разметанном <text:s/>снегу, и <text:s/>лопата <text:s/>была</text:p>
      <text:p text:style-name="Standard"><text:s text:c="2"/>воткнута в рыхлую насыпь снега, <text:s/>шедшую с обеих сторон дорожки. Князь прошел</text:p>
      <text:p text:style-name="Standard"><text:s text:c="2"/>по оранжереям, по дворне и постройкам, нахмуренный и молчаливый.</text:p>
      <text:p text:style-name="Standard"><text:s text:c="7"/>-- А <text:s/>проехать <text:s/>в санях можно? -- спросил он провожавшего <text:s/>его до <text:s/>дома</text:p>
      <text:p text:style-name="Standard"><text:s text:c="2"/>почтенного, похожего лицом и манерами на хозяина, управляющего.</text:p>
      <text:p text:style-name="Standard"><text:s text:c="7"/>-- Глубок снег, ваше сиятельство. Я уже по прешпекту разметать велел.</text:p>
      <text:p text:style-name="Standard"><text:s text:c="7"/>Князь наклонил голову <text:s/>и <text:s/>подошел <text:s/>к крыльцу. "Слава тебе, Господи, <text:s/>--</text:p>
      <text:p text:style-name="Standard"><text:s text:c="2"/>подумал управляющий, -- пронеслась туча!"</text:p>
      <text:p text:style-name="Standard"><text:s text:c="7"/>-- Проехать <text:s/>трудно было, ваше сиятельство, -- прибавил управляющий. --</text:p>
      <text:p text:style-name="Standard"><text:s text:c="2"/>Как <text:s text:c="2"/>слышно <text:s text:c="2"/>было, <text:s/>ваше <text:s/>сиятельство, <text:s/>что <text:s/>министр <text:s/>пожалует <text:s/>к <text:s text:c="2"/>вашему</text:p>
      <text:p text:style-name="Standard"><text:s text:c="2"/>сиятельству?</text:p>
      <text:p text:style-name="Standard"><text:s text:c="7"/>Князь <text:s/>повернулся к управляющему и нахмуренными <text:s/>глазами <text:s/>уставился <text:s/>на</text:p>
      <text:p text:style-name="Standard"><text:s text:c="2"/>него.</text:p>
      <text:p text:style-name="Standard"><text:s text:c="7"/>-- <text:s/>Что? Министр? Какой <text:s/>министр? Кто <text:s/>велел? <text:s/>-- <text:s/>заговорил <text:s/>он <text:s/>своим</text:p>
      <text:p text:style-name="Standard"><text:s text:c="2"/>пронзительным, жестким голосом. -- Для княжны, моей дочери, не расчистили, а</text:p>
      <text:p text:style-name="Standard"><text:s text:c="2"/>для министра! У меня нет министров!</text:p>
      <text:p text:style-name="Standard"><text:s text:c="7"/>-- Ваше сиятельство, я полагал...</text:p>
      <text:p text:style-name="Standard"><text:s text:c="7"/>-- Ты полагал! -- закричал князь, все поспешнее и несвязнее выговаривая</text:p>
      <text:p text:style-name="Standard"><text:s text:c="2"/>слова. -- Ты полагал... <text:s/>Разбойники! прохвосты! Я тебя научу полагать, -- и,</text:p>
      <text:p text:style-name="Standard"><text:s text:c="2"/>подняв палку, он замахнулся ею на Алпатыча и ударил бы, ежели бы управляющий</text:p>
      <text:p text:style-name="Standard"><text:s text:c="2"/>невольно не отклонился от <text:s/>удара. -- Полагал! Прохвосты! -- торопливо кричал</text:p>
      <text:p text:style-name="Standard"><text:s text:c="2"/>он. Но, несмотря <text:s/>на <text:s/>то, <text:s/>что <text:s/>Алпатыч, <text:s/>сам испугавшийся своей дерзости --</text:p>
      <text:p text:style-name="Standard"><text:s text:c="2"/>отклониться <text:s/>от удара, приблизился <text:s/>к князю, опустив перед ним покорно <text:s/>свою</text:p>
      <text:p text:style-name="Standard"><text:s text:c="2"/>плешивую голову, или, может <text:s/>быть, именно от этого князь, продолжая кричать:</text:p>
      <text:p text:style-name="Standard"><text:s text:c="2"/>"прохвосты! закидать дорогу!" не поднял другой раз палки и вбежал в комнаты.</text:p>
      <text:p text:style-name="Standard"><text:s text:c="7"/>Перед обедом <text:s/>княжна <text:s/>и m-lle Bourienne, <text:s/>знавшие, что князь не в духе,</text:p>
      <text:p text:style-name="Standard"><text:s text:c="2"/>стояли, <text:s/>ожидая его: <text:s/>m-lle <text:s/>Bourienne с сияющим лицом, которое говорило: "Я</text:p>
      <text:p text:style-name="Standard"><text:s text:c="2"/>ничего <text:s/>не <text:s/>знаю, я такая же, <text:s/>как <text:s/>и всегда", <text:s/>и <text:s/>княжна Марья -- <text:s/>бледная,</text:p>
      <text:p text:style-name="Standard"><text:s text:c="2"/>испуганная, с опущенными <text:s/>глазами. Тяжелее всего <text:s/>для княжны <text:s/>Марьи было то,</text:p>
      <text:p text:style-name="Standard"><text:s text:c="2"/>что она знала, что в этих случаях надо <text:s/>поступать, <text:s/>как m-lle Bourime, но не</text:p>
      <text:p text:style-name="Standard"><text:s text:c="2"/>могла этого <text:s/>сделать. Ей казалось: "сделаю <text:s/>я так, как будто <text:s/>не замечаю, он</text:p>
      <text:p text:style-name="Standard"><text:s text:c="2"/>подумает, что у меня нет к нему сочувствия; сделаю я так, что <text:s/>я сама скучна</text:p>
      <text:p text:style-name="Standard"><text:s text:c="2"/>и не в духе, он скажет (как это и бывало), что я нос повесила", и т. п.</text:p>
      <text:p text:style-name="Standard"><text:s text:c="7"/>Князь взглянул на испуганное лицо дочери и фыркнул.</text:p>
      <text:p text:style-name="Standard"><text:s text:c="7"/>-- Др... или дура!... -- проговорил он.</text:p>
      <text:p text:style-name="Standard"><text:s text:c="7"/>"И той нет! уж <text:s/>и <text:s/>ей насплетничали", подумал он про маленькую княгиню,</text:p>
      <text:p text:style-name="Standard"><text:s text:c="2"/>которой не было в столовой.</text:p>
      <text:p text:style-name="Standard"><text:s text:c="7"/>-- А княгиня где? -- спросил он. -- Прячется?...</text:p>
      <text:p text:style-name="Standard"><text:s text:c="7"/>-- Она не совсем здорова, -- весело улыбаясь, сказала m-llе <text:s/>Bourienne,</text:p>
      <text:p text:style-name="Standard"><text:s text:c="2"/>-- она не выйдет. Это так понятно в ее положении.</text:p>
      <text:p text:style-name="Standard"><text:soft-page-break/><text:s text:c="7"/>-- Гм! гм! кх! кх! -- проговорил князь и сел за стол.</text:p>
      <text:p text:style-name="Standard"><text:s text:c="7"/>Тарелка ему показалась не чиста; он указал на пятно и бросил ее. <text:s/>Тихон</text:p>
      <text:p text:style-name="Standard"><text:s text:c="2"/>подхватил <text:s/>ее и <text:s/>передал буфетчику. Маленькая княгиня <text:s/>не была нездорова; но</text:p>
      <text:p text:style-name="Standard"><text:s text:c="2"/>она до такой степени непреодолимо боялась <text:s/>князя, что, услыхав о том, как он</text:p>
      <text:p text:style-name="Standard"><text:s text:c="2"/>не в духе, она решилась не выходить.</text:p>
      <text:p text:style-name="Standard"><text:s text:c="7"/>-- Я боюсь за <text:s/>ребенка, -- <text:s/>говорила она m-lle Bourienne, -- Бог знает,</text:p>
      <text:p text:style-name="Standard"><text:s text:c="2"/>что может сделаться от испуга.</text:p>
      <text:p text:style-name="Standard"><text:s text:c="7"/>Вообще маленькая <text:s/>княгиня жила <text:s/>в <text:s/>Лысых <text:s/>Горах постоянно <text:s/>под чувством</text:p>
      <text:p text:style-name="Standard"><text:s text:c="2"/>страха и <text:s/>антипатии <text:s/>к старому <text:s/>князю, <text:s/>которой она не сознавала, потому что</text:p>
      <text:p text:style-name="Standard"><text:s text:c="2"/>страх так преобладал, что она не могла чувствовать ее. Со стороны князя была</text:p>
      <text:p text:style-name="Standard"><text:s text:c="2"/>тоже антипатия, <text:s/>но она <text:s/>заглушалась презрением. Княгиня, <text:s/>обжившись в Лысых</text:p>
      <text:p text:style-name="Standard"><text:s text:c="2"/>Горах, особенно полюбила m-lle <text:s/>Bourienne, проводила <text:s/>с нею дни, просила <text:s/>ее</text:p>
      <text:p text:style-name="Standard"><text:s text:c="2"/>ночевать с собой и с нею часто говорила о свекоре и судила его.</text:p>
      <text:p text:style-name="Standard"><text:s text:c="7"/>-- Il nous arrive du monde, mon prince, [18] -- сказала <text:s/>m-lle</text:p>
      <text:p text:style-name="Standard"><text:s text:c="2"/>Bourienne, своими розовенькими <text:s/>руками развертывая белую <text:s/>салфетку. <text:s/>-- <text:s/>Son</text:p>
      <text:p text:style-name="Standard"><text:s text:c="2"/>excellence le рrince Kouraguine <text:s/>avec son fils, à <text:s/>ce que j'ai entendu dire?</text:p>
      <text:p text:style-name="Standard"><text:s text:c="2"/>[19] -- вопросительно сказала она.</text:p>
      <text:p text:style-name="Standard"><text:s text:c="7"/>-- Гм... <text:s/>эта excellence <text:s/>мальчишка... <text:s/>я его определил <text:s/>в коллегию, --</text:p>
      <text:p text:style-name="Standard"><text:s text:c="2"/>оскорбленно сказал князь. -- А сын <text:s/>зачем, не могу понять. Княгиня <text:s/>Лизавета</text:p>
      <text:p text:style-name="Standard"><text:s text:c="2"/>Карловна и княжна Марья, может, знают; я не знаю, к чему он везет этого сына</text:p>
      <text:p text:style-name="Standard"><text:s text:c="2"/>сюда. Мне не нужно. -- И он посмотрел на покрасневшую дочь.</text:p>
      <text:p text:style-name="Standard"><text:s text:c="7"/>-- Нездорова, что ли? От страха министра, как нынче этот болван Алпатыч</text:p>
      <text:p text:style-name="Standard"><text:s text:c="2"/>сказал.</text:p>
      <text:p text:style-name="Standard"><text:s text:c="7"/>-- Нет, mon père. [20]</text:p>
      <text:p text:style-name="Standard"><text:s text:c="7"/>Как <text:s/>ни <text:s/>неудачно <text:s/>попала m-lle Bourienne на <text:s/>предмет разговора, она не</text:p>
      <text:p text:style-name="Standard"><text:s text:c="2"/>остановилась <text:s/>и <text:s/>болтала об оранжереях, <text:s/>о <text:s/>красоте <text:s/>нового <text:s/>распустившегося</text:p>
      <text:p text:style-name="Standard"><text:s text:c="2"/>цветка, и князь после супа смягчился.</text:p>
      <text:p text:style-name="Standard"><text:s text:c="7"/>После обеда он прошел к невестке. Маленькая княгиня сидела за маленьким</text:p>
      <text:p text:style-name="Standard"><text:s text:c="2"/>столиком и болтала с Машей, горничной. Она побледнела, увидав свекора.</text:p>
      <text:p text:style-name="Standard"><text:s text:c="7"/>Маленькая <text:s/>княгиня <text:s/>очень переменилась. Она скорее была <text:s/>дурна, <text:s/>нежели</text:p>
      <text:p text:style-name="Standard"><text:s text:c="2"/>хороша, теперь. Щеки <text:s/>опустились, губа поднялась кверху, глаза были обтянуты</text:p>
      <text:p text:style-name="Standard"><text:s text:c="2"/>книзу.</text:p>
      <text:p text:style-name="Standard"><text:s text:c="7"/>-- <text:s/>Да, <text:s/>тяжесть какая-то, <text:s/>-- отвечала <text:s/>она на вопрос князя, <text:s/>что <text:s/>она</text:p>
      <text:p text:style-name="Standard"><text:s text:c="2"/>чувствует.</text:p>
      <text:p text:style-name="Standard"><text:s text:c="7"/>-- Не нужно ли чего?</text:p>
      <text:p text:style-name="Standard"><text:s text:c="7"/>-- Нет, merci, mon père. [21]</text:p>
      <text:p text:style-name="Standard"><text:s text:c="7"/>-- Ну, хорошо, хорошо.</text:p>
      <text:p text:style-name="Standard"><text:s text:c="7"/>Он <text:s/>вышел <text:s/>и <text:s/>дошел до <text:s/>официантской. Алпатыч, <text:s/>нагнув голову, стоял <text:s/>в</text:p>
      <text:p text:style-name="Standard"><text:s text:c="2"/>официантской.</text:p>
      <text:p text:style-name="Standard"><text:s text:c="7"/>-- Закидана дорога?</text:p>
      <text:p text:style-name="Standard"><text:s text:c="7"/>-- Закидана, ваше сиятельство; простите, ради Бога, по одной глупости.</text:p>
      <text:p text:style-name="Standard"><text:s text:c="7"/>Князь перебил его и засмеялся своим неестественным смехом.</text:p>
      <text:p text:style-name="Standard"><text:s text:c="7"/>-- Ну, хорошо, хорошо.</text:p>
      <text:p text:style-name="Standard"><text:s text:c="7"/>Он протянул руку, которую поцеловал Алпатыч, и прошел в кабинет.</text:p>
      <text:p text:style-name="Standard"><text:s text:c="7"/>Вечером <text:s text:c="2"/>приехал <text:s/>князь <text:s/>Василий. <text:s/>Его <text:s/>встретили <text:s/>на <text:s/>прешпекте <text:s/>(так</text:p>
      <text:p text:style-name="Standard"><text:s text:c="2"/>назывался проспект) кучера и официанты, с криком провезли его возки и сани к</text:p>
      <text:p text:style-name="Standard"><text:s text:c="2"/>флигелю по нарочно засыпанной снегом дороге.</text:p>
      <text:p text:style-name="Standard"><text:s text:c="7"/>Князю Василью и Анатолю были отведены отдельные комнаты.</text:p>
      <text:p text:style-name="Standard"><text:s text:c="7"/>Анатоль сидел, сняв камзол и подпершись руками в бока, перед столом, на</text:p>
      <text:p text:style-name="Standard"><text:s text:c="2"/>угол которого он, улыбаясь, пристально и рассеянно устремил свои <text:s/>прекрасные</text:p>
      <text:p text:style-name="Standard"><text:s text:c="2"/>большие глаза. На всю жизнь свою <text:s/>он смотрел <text:s/>как на непрерывное увеселение,</text:p>
      <text:p text:style-name="Standard"><text:s text:c="2"/>которое кто-то <text:s/>такой почему-то обязался устроить для него. Так <text:s/>же и теперь</text:p>
      <text:p text:style-name="Standard"><text:soft-page-break/><text:s text:c="2"/>он смотрел на свою поездку к злому старику и к богатой уродливой наследнице.</text:p>
      <text:p text:style-name="Standard"><text:s text:c="2"/>Все <text:s/>это могло выйти, по его предположению, очень хорошо и забавно. А отчего</text:p>
      <text:p text:style-name="Standard"><text:s text:c="2"/>же не жениться, коли она очень богата? Это никогда не мешает, думал Анатоль.</text:p>
      <text:p text:style-name="Standard"><text:s text:c="7"/>Он выбрился, <text:s/>надушился с тщательностью и щегольством, сделавшимися его</text:p>
      <text:p text:style-name="Standard"><text:s text:c="2"/>привычкою, <text:s/>и с прирожденным ему добродушно-победительным выражением, высоко</text:p>
      <text:p text:style-name="Standard"><text:s text:c="2"/>неся красивую голову, вошел в комнату к отцу. Около князя <text:s/>Василья хлопотали</text:p>
      <text:p text:style-name="Standard"><text:s text:c="2"/>его два камердинера, одевая его; он сам оживленно <text:s/>оглядывался вокруг себя и</text:p>
      <text:p text:style-name="Standard"><text:s text:c="2"/>весело кивнул входившему сыну, как <text:s/>будто он говорил: "Так, таким мне тебя и</text:p>
      <text:p text:style-name="Standard"><text:s text:c="2"/>надо!"</text:p>
      <text:p text:style-name="Standard"><text:s text:c="7"/>-- Нет, без шуток, батюшка, она очень уродлива? А? <text:s/>-- <text:s/>спросил он, как</text:p>
      <text:p text:style-name="Standard"><text:s text:c="2"/>бы продолжая разговор, не раз веденный во время путешествия.</text:p>
      <text:p text:style-name="Standard"><text:s text:c="7"/>-- <text:s/>Полно. <text:s/>Глупости! <text:s/>Главное <text:s/>дело <text:s/>-- <text:s/>старайся <text:s/>быть <text:s/>почтителен <text:s/>и</text:p>
      <text:p text:style-name="Standard"><text:s text:c="2"/>благоразумен с старым князем.</text:p>
      <text:p text:style-name="Standard"><text:s text:c="7"/>-- <text:s/>Ежели он <text:s/>будет браниться, я <text:s/>уйду, -- <text:s/>сказал <text:s/>Анатоль. -- <text:s/>Я этих</text:p>
      <text:p text:style-name="Standard"><text:s text:c="2"/>стариков терпеть не могу. А?</text:p>
      <text:p text:style-name="Standard"><text:s text:c="7"/>-- Помни, что для тебя от этого зависит все.</text:p>
      <text:p text:style-name="Standard"><text:s text:c="7"/>В это время <text:s/>в девичьей не только был известен приезд министра с сыном,</text:p>
      <text:p text:style-name="Standard"><text:s text:c="2"/>но внешний вид их <text:s/>обоих был уже подробно описан. Княжна Марья сидела одна в</text:p>
      <text:p text:style-name="Standard"><text:s text:c="2"/>своей комнате и тщетно пыталась преодолеть свое внутреннее волнение.</text:p>
      <text:p text:style-name="Standard"><text:s text:c="7"/>"Зачем они писали, зачем Лиза говорила мне про это? Ведь этого не может</text:p>
      <text:p text:style-name="Standard"><text:s text:c="2"/>быть! -- говорила она себе, взглядывая в зеркало. -- Как я выйду в гостиную?</text:p>
      <text:p text:style-name="Standard"><text:s text:c="2"/>Ежели <text:s/>бы он <text:s/>даже <text:s/>мне <text:s/>понравился, я бы <text:s/>не могла <text:s/>быть теперь <text:s/>с ним сама</text:p>
      <text:p text:style-name="Standard"><text:s text:c="2"/>собою". Одна мысль о взгляде ее отца приводила ее в ужас.</text:p>
      <text:p text:style-name="Standard"><text:s text:c="7"/>Маленькая княгиня и m-lle Bourienne получили уже все нужные сведения от</text:p>
      <text:p text:style-name="Standard"><text:s text:c="2"/>горничной Маши о том, какой <text:s/>румяный, <text:s/>чернобровый красавец был министерский</text:p>
      <text:p text:style-name="Standard"><text:s text:c="2"/>сын, и о том, как папенька <text:s/>их насилу ноги проволок на лестницу, <text:s/>а <text:s/>он, как</text:p>
      <text:p text:style-name="Standard"><text:s text:c="2"/>орел, шагая <text:s/>по <text:s/>три <text:s/>ступеньки, <text:s/>пробежал зa <text:s/>ним. <text:s/>Получив <text:s/>эти <text:s/>сведения,</text:p>
      <text:p text:style-name="Standard"><text:s text:c="2"/>маленькая <text:s/>княгиня <text:s text:c="2"/>с <text:s/>m-lle <text:s/>Bourienne,еще <text:s/>из <text:s text:c="2"/>коридора <text:s/>слышные <text:s/>своими</text:p>
      <text:p text:style-name="Standard"><text:s text:c="2"/>оживленно-переговаривавшими голосами, вошли в комнату княжны.</text:p>
      <text:p text:style-name="Standard"><text:s text:c="7"/>-- <text:s/>Ils <text:s/>sont <text:s/>arrivés, Marieie, <text:s/>[22] вы знаете? <text:s/>-- <text:s/>сказала</text:p>
      <text:p text:style-name="Standard"><text:s text:c="2"/>маленькая княгиня, переваливаясь своим животом и тяжело опускаясь на кресло.</text:p>
      <text:p text:style-name="Standard"><text:s text:c="7"/>Она уже <text:s/>не была <text:s/>в той блузе, в которой <text:s/>сидела поутру, <text:s/>а на ней было</text:p>
      <text:p text:style-name="Standard"><text:s text:c="2"/>одно из лучших ее платьев; голова <text:s/>ее была тщательно убрана, <text:s/>и <text:s/>на лице <text:s/>ее</text:p>
      <text:p text:style-name="Standard"><text:s text:c="2"/>было оживление, не скрывавшее, однако, опустившихся и помертвевших очертаний</text:p>
      <text:p text:style-name="Standard"><text:s text:c="2"/>лица. <text:s/>В том <text:s/>наряде, <text:s/>в <text:s/>котором <text:s/>она <text:s/>бывала <text:s/>обыкновенно <text:s/>в <text:s/>обществах <text:s/>в</text:p>
      <text:p text:style-name="Standard"><text:s text:c="2"/>Петербурге, еще заметнее было, как много она <text:s/>подурнела. На <text:s/>m-lle Bourienne</text:p>
      <text:p text:style-name="Standard"><text:s text:c="2"/>тоже появилось уже <text:s/>незаметно <text:s/>какое-то <text:s/>усовершенствование наряда, <text:s/>которое</text:p>
      <text:p text:style-name="Standard"><text:s text:c="2"/>придавало ее хорошенькому, свеженькому лицу еще более привлекательности.</text:p>
      <text:p text:style-name="Standard"><text:s text:c="7"/>-- <text:s/>Eh <text:s/>bien, <text:s/>et vous <text:s/>restez <text:s/>comme <text:s/>vous êtes, chère <text:s/>princesse? <text:s/>--</text:p>
      <text:p text:style-name="Standard"><text:s text:c="2"/>заговорила она. -- On va venir annoncer, que ces messieurs sont au salon; il</text:p>
      <text:p text:style-name="Standard"><text:s text:c="2"/>faudra <text:s/>descendre, <text:s/>et <text:s/>vous <text:s/>ne <text:s/>faites <text:s/>pas <text:s/>un <text:s/>petit <text:s/>brin <text:s/>de toilette!</text:p>
      <text:p text:style-name="Standard"><text:s text:c="2"/>[23]</text:p>
      <text:p text:style-name="Standard"><text:s text:c="7"/>Маленькая княгиня поднялась с кресла, позвонила горничную и <text:s/>поспешно и</text:p>
      <text:p text:style-name="Standard"><text:s text:c="2"/>весело <text:s/>принялась <text:s/>придумывать <text:s/>наряд для <text:s/>княжны Марьи <text:s/>и <text:s/>приводить его <text:s/>в</text:p>
      <text:p text:style-name="Standard"><text:s text:c="2"/>исполнение. <text:s text:c="2"/>Княжна <text:s text:c="2"/>Марья <text:s/>чувствовала <text:s/>себя <text:s text:c="2"/>оскорбленной <text:s text:c="2"/>в <text:s text:c="2"/>чувстве</text:p>
      <text:p text:style-name="Standard"><text:s text:c="2"/>собственного достоинства тем, что приезд обещанного ей жениха волновал ее, и</text:p>
      <text:p text:style-name="Standard"><text:s text:c="2"/>еще <text:s/>более она <text:s/>была <text:s/>оскорблена тем, <text:s/>что обе ее подруги и не предполагали,</text:p>
      <text:p text:style-name="Standard"><text:s text:c="2"/>чтобы это <text:s/>могло быть иначе. Сказать им, <text:s/>как ей совестно было за себя <text:s/>и за</text:p>
      <text:p text:style-name="Standard"><text:s text:c="2"/>них, это <text:s/>значило выдать свое волнение; кроме того отказаться от <text:s/>наряжения,</text:p>
      <text:p text:style-name="Standard"><text:s text:c="2"/>которое предлагали <text:s/>ей, повело бы <text:s/>к <text:s/>продолжительным шуткам и настаиваниям.</text:p>
      <text:p text:style-name="Standard"><text:s text:c="2"/>Она вспыхнула, <text:s/>прекрасные глаза ее потухли, <text:s/>лицо ее покрылось пятнами <text:s/>и с</text:p>
      <text:p text:style-name="Standard"><text:s text:c="2"/>тем некрасивым выражением жертвы, чаще <text:s/>всего останавливающемся <text:s/>на ее лице,</text:p>
      <text:p text:style-name="Standard"><text:soft-page-break/><text:s text:c="2"/>она отдалась <text:s/>во <text:s/>власть <text:s/>m-lle <text:s/>Bourienne и <text:s/>Лизы. <text:s/>Обе <text:s/>женщины заботились</text:p>
      <text:p text:style-name="Standard"><text:s text:c="2"/>совершенно искренно о том, чтобы сделать ее красивой. <text:s/>Она <text:s/>была так <text:s/>дурна,</text:p>
      <text:p text:style-name="Standard"><text:s text:c="2"/>что ни одной из них не могла притти мысль о соперничестве с нею; поэтому они</text:p>
      <text:p text:style-name="Standard"><text:s text:c="2"/>совершенно искренно, с тем наивным <text:s/>и твердым убеждением <text:s/>женщин, что <text:s/>наряд</text:p>
      <text:p text:style-name="Standard"><text:s text:c="2"/>может сделать лицо красивым, принялись за ее одеванье.</text:p>
      <text:p text:style-name="Standard"><text:s text:c="7"/>-- <text:s/>Нет, <text:s/>право, ma <text:s/>bonne amie, [24] это платье нехорошо, <text:s/>--</text:p>
      <text:p text:style-name="Standard"><text:s text:c="2"/>говорила Лиза, издалека <text:s/>боком взглядывая на княжну. -- <text:s/>Вели подать, у тебя</text:p>
      <text:p text:style-name="Standard"><text:s text:c="2"/>там есть масака. Право! <text:s/>Что ж, ведь это, может быть, судьба жизни решается.</text:p>
      <text:p text:style-name="Standard"><text:s text:c="2"/>А это слишком светло, нехорошо, нет, нехорошо!</text:p>
      <text:p text:style-name="Standard"><text:s text:c="7"/>Нехорошо <text:s/>было <text:s/>не <text:s/>платье, но <text:s/>лицо <text:s/>и вся фигура <text:s/>княжны, но этого не</text:p>
      <text:p text:style-name="Standard"><text:s text:c="2"/>чувствовали m-lle Bourienne и маленькая княгиня; им все казалось, что <text:s/>ежели</text:p>
      <text:p text:style-name="Standard"><text:s text:c="2"/>приложить <text:s/>голубую ленту <text:s/>к волосам, <text:s/>зачесанным <text:s/>кверху, и спустить голубой</text:p>
      <text:p text:style-name="Standard"><text:s text:c="2"/>шарф с коричневого платья и <text:s/>т. п., то <text:s/>все будет хорошо. Они <text:s/>забывали, что</text:p>
      <text:p text:style-name="Standard"><text:s text:c="2"/>испуганное <text:s/>лицо <text:s/>и <text:s/>фигуру <text:s/>нельзя <text:s/>было <text:s/>изменить, и <text:s/>потому, <text:s/>как они <text:s/>ни</text:p>
      <text:p text:style-name="Standard"><text:s text:c="2"/>видоизменяли раму <text:s/>и <text:s/>украшение <text:s/>этого лица, <text:s/>само <text:s/>лицо оставалось жалко <text:s/>и</text:p>
      <text:p text:style-name="Standard"><text:s text:c="2"/>некрасиво. <text:s/>После двух или трех перемен, которым покорно подчинялась <text:s/>княжна</text:p>
      <text:p text:style-name="Standard"><text:s text:c="2"/>Марья, <text:s/>в ту <text:s/>минуту, <text:s/>как она <text:s/>была <text:s/>зачесана кверху (прическа, <text:s/>совершенно</text:p>
      <text:p text:style-name="Standard"><text:s text:c="2"/>изменявшая <text:s/>и портившая ее лицо), в голубом шарфе <text:s/>и масака нарядном платье,</text:p>
      <text:p text:style-name="Standard"><text:s text:c="2"/>маленькая княгиня раза два обошла кругом нее, <text:s/>маленькой ручкой оправила тут</text:p>
      <text:p text:style-name="Standard"><text:s text:c="2"/>складку платья, там <text:s/>подернула шарф и посмотрела, склонив голову, то <text:s/>с той,</text:p>
      <text:p text:style-name="Standard"><text:s text:c="2"/>то с другой стороны.</text:p>
      <text:p text:style-name="Standard"><text:s text:c="7"/>-- Нет, <text:s/>это нельзя, <text:s/>-- сказала <text:s/>она решительно, всплеснув руками. <text:s/>--</text:p>
      <text:p text:style-name="Standard"><text:s text:c="2"/>Non, Marie, <text:s/>décidément ça ne <text:s/>vous va pas. Je <text:s/>vous aime mieux <text:s/>dans</text:p>
      <text:p text:style-name="Standard"><text:s text:c="2"/>votre petite robe <text:s/>grise de tous les jours. Non, de grâce, <text:s/>faites cela pour</text:p>
      <text:p text:style-name="Standard"><text:s text:c="2"/>moi. <text:s/>[25] <text:s/>Катя, <text:s/>-- <text:s/>сказала <text:s/>она горничной, <text:s/>-- <text:s/>принеси <text:s/>княжне</text:p>
      <text:p text:style-name="Standard"><text:s text:c="2"/>серенькое <text:s/>платье, и посмотрите, <text:s/>m-lle Bourienne, <text:s/>как <text:s/>я <text:s/>это <text:s/>устрою, <text:s/>--</text:p>
      <text:p text:style-name="Standard"><text:s text:c="2"/>сказала она с улыбкой предвкушения артистической радости.</text:p>
      <text:p text:style-name="Standard"><text:s text:c="7"/>Но <text:s/>когда Катя принесла требуемое <text:s/>платье, княжна Марья <text:s/>неподвижно все</text:p>
      <text:p text:style-name="Standard"><text:s text:c="2"/>сидела перед зеркалом, глядя на свое лицо, и в зеркале увидала, что в глазах</text:p>
      <text:p text:style-name="Standard"><text:s text:c="2"/>ее стоят слезы, и что рот ее дрожит, приготовляясь к рыданиям.</text:p>
      <text:p text:style-name="Standard"><text:s text:c="7"/>-- Voyons, <text:s/>chère <text:s/>princesse, <text:s/>-- сказала m-lle Bourienne, -- encore un</text:p>
      <text:p text:style-name="Standard"><text:s text:c="2"/>petit effort. [26]</text:p>
      <text:p text:style-name="Standard"><text:s text:c="7"/>Маленькая княгиня, <text:s/>взяв <text:s/>платье из рук <text:s/>горничной, подходила к <text:s/>княжне</text:p>
      <text:p text:style-name="Standard"><text:s text:c="2"/>Марье.</text:p>
      <text:p text:style-name="Standard"><text:s text:c="7"/>-- Нет, теперь мы это сделаем просто, мило, -- говорила она.</text:p>
      <text:p text:style-name="Standard"><text:s text:c="7"/>Голоса <text:s/>ее, m-lle <text:s/>Bourienne <text:s/>и <text:s/>Кати, <text:s/>которая <text:s/>о <text:s/>чем-то <text:s/>засмеялась,</text:p>
      <text:p text:style-name="Standard"><text:s text:c="2"/>сливались в веселое лепетанье, похожее на пение птиц.</text:p>
      <text:p text:style-name="Standard"><text:s text:c="7"/>-- Non, laissez-moi, [27] -- сказала княжна.</text:p>
      <text:p text:style-name="Standard"><text:s text:c="7"/>И голос ее звучал такой серьезностью и страданием, что <text:s/>лепетанье <text:s/>птиц</text:p>
      <text:p text:style-name="Standard"><text:s text:c="2"/>тотчас же замолкло. Они посмотрели на большие, прекрасные глаза, полные слез</text:p>
      <text:p text:style-name="Standard"><text:s text:c="2"/>и <text:s/>мысли, ясно и <text:s/>умоляюще <text:s/>смотревшие <text:s/>на <text:s/>них, <text:s/>и <text:s/>поняли, что <text:s/>настаивать</text:p>
      <text:p text:style-name="Standard"><text:s text:c="2"/>бесполезно и даже жестоко.</text:p>
      <text:p text:style-name="Standard"><text:s text:c="7"/>-- Au moins changez <text:s/>de coiffure, -- сказала маленькая <text:s/>княгиня. <text:s/>-- Je</text:p>
      <text:p text:style-name="Standard"><text:s text:c="2"/>vous disais, <text:s/>-- с <text:s/>упреком <text:s/>сказала она, <text:s/>обращаясь <text:s/>к m-lle <text:s/>Bourienne, --</text:p>
      <text:p text:style-name="Standard"><text:s text:c="2"/>Marieie a <text:s/>une de ces figures, auxquelles ce <text:s/>genre de coiffure ne va pas du</text:p>
      <text:p text:style-name="Standard"><text:s text:c="2"/>tout. Mais du tout, du tout. Changez de grâce. [28]</text:p>
      <text:p text:style-name="Standard"><text:s text:c="7"/>-- Laissez-moi, <text:s/>laissez-moi, <text:s/>tout ça m'est parfaitement <text:s/>égal,</text:p>
      <text:p text:style-name="Standard"><text:s text:c="2"/>[29] -- отвечал голос, едва удерживающий слезы.</text:p>
      <text:p text:style-name="Standard"><text:s text:c="7"/>M-lle Bourienne и маленькая княгиня <text:s/>должны были признаться самим себе,</text:p>
      <text:p text:style-name="Standard"><text:s text:c="2"/>что <text:s/>княжна. Марья <text:s/>в этом виде была очень дурна, хуже, чем всегда; но <text:s/>было</text:p>
      <text:p text:style-name="Standard"><text:s text:c="2"/>уже поздно. <text:s/>Она <text:s/>смотрела <text:s/>на них <text:s/>с тем <text:s/>выражением, <text:s/>которое <text:s/>они <text:s/>знали,</text:p>
      <text:p text:style-name="Standard"><text:s text:c="2"/>выражением мысли и <text:s/>грусти. <text:s/>Выражение <text:s/>это <text:s/>не внушало им страха <text:s/>к <text:s/>княжне</text:p>
      <text:p text:style-name="Standard"><text:soft-page-break/><text:s text:c="2"/>Марье. (Этого чувства она никому не внушала.) Но они знали, что когда на <text:s/>ее</text:p>
      <text:p text:style-name="Standard"><text:s text:c="2"/>лице <text:s/>появлялось это <text:s/>выражение, она <text:s/>была <text:s/>молчалива и непоколебима в своих</text:p>
      <text:p text:style-name="Standard"><text:s text:c="2"/>решениях.</text:p>
      <text:p text:style-name="Standard"><text:s text:c="7"/>-- Vous changerez, n'est-ce <text:s/>pas?[30] -- сказала Лиза, и когда</text:p>
      <text:p text:style-name="Standard"><text:s text:c="2"/>княжна Марья ничего не ответила, Лиза вышла из комнаты.</text:p>
      <text:p text:style-name="Standard"><text:s text:c="7"/>Княжна <text:s/>Марья осталась одна. Она не исполнила желания Лизы и <text:s/>не только</text:p>
      <text:p text:style-name="Standard"><text:s text:c="2"/>не переменила прически, но и не <text:s/>взглянула на себя в зеркало. Она, бессильно</text:p>
      <text:p text:style-name="Standard"><text:s text:c="2"/>опустив глаза и руки, молча сидела и думала. <text:s/>Ей представлялся муж, мужчина,</text:p>
      <text:p text:style-name="Standard"><text:s text:c="2"/>сильное, преобладающее <text:s/>и непонятно-привлекательное существо, переносящее ее</text:p>
      <text:p text:style-name="Standard"><text:s text:c="2"/>вдруг в свой, совершенно другой, счастливый мир. Ребенок свой, такой, какого</text:p>
      <text:p text:style-name="Standard"><text:s text:c="2"/>она видела вчера у дочери кормилицы, -- представлялся ей у своей собственной</text:p>
      <text:p text:style-name="Standard"><text:s text:c="2"/>груди. Муж стоит и нежно <text:s/>смотрит на нее и ребенка. "Но нет, это невозможно:</text:p>
      <text:p text:style-name="Standard"><text:s text:c="2"/>я слишком дурна", думала она.</text:p>
      <text:p text:style-name="Standard"><text:s text:c="7"/>-- Пожалуйте к чаю. <text:s/>Князь сейчас <text:s/>выйдут, -- сказал <text:s/>из-за двери голос</text:p>
      <text:p text:style-name="Standard"><text:s text:c="2"/>горничной.</text:p>
      <text:p text:style-name="Standard"><text:s text:c="7"/>Она <text:s/>очнулась и <text:s/>ужаснулась тому, <text:s/>о чем <text:s/>она думала. И прежде чем итти</text:p>
      <text:p text:style-name="Standard"><text:s text:c="2"/>вниз, она встала, вошла в образную и, устремив на освещенный лампадой черный</text:p>
      <text:p text:style-name="Standard"><text:s text:c="2"/>лик <text:s/>большого образа Спасителя, простояла перед <text:s/>ним с <text:s/>сложенными несколько</text:p>
      <text:p text:style-name="Standard"><text:s text:c="2"/>минут руками. В душе княжны Марьи было мучительное сомненье. Возможна ли для</text:p>
      <text:p text:style-name="Standard"><text:s text:c="2"/>нее радость <text:s/>любви, земной любви к <text:s/>мужчине? <text:s/>В <text:s/>помышлениях о браке <text:s/>княжне</text:p>
      <text:p text:style-name="Standard"><text:s text:c="2"/>Марье <text:s/>мечталось <text:s/>и <text:s/>семейное <text:s/>счастие, <text:s/>и дети, <text:s/>но главною, <text:s/>сильнейшею <text:s/>и</text:p>
      <text:p text:style-name="Standard"><text:s text:c="2"/>затаенною ее мечтою была любовь земная. Чувство было <text:s/>тем сильнее, чем более</text:p>
      <text:p text:style-name="Standard"><text:s text:c="2"/>она <text:s/>старалась скрывать его <text:s/>от других <text:s/>и даже от самой себя. <text:s/>Боже <text:s/>мой, --</text:p>
      <text:p text:style-name="Standard"><text:s text:c="2"/>говорила она, -- как мне подавить в сердце <text:s/>своем эти мысли дьявола? Как мне</text:p>
      <text:p text:style-name="Standard"><text:s text:c="2"/>отказаться так, навсегда <text:s/>от злых помыслов, чтобы <text:s/>спокойно <text:s/>исполнять <text:s/>Твою</text:p>
      <text:p text:style-name="Standard"><text:s text:c="2"/>волю? <text:s/>И <text:s/>едва <text:s/>она <text:s/>сделала этот <text:s/>вопрос, <text:s/>как <text:s/>Бог <text:s/>уже <text:s/>отвечал <text:s/>ей <text:s/>в ее</text:p>
      <text:p text:style-name="Standard"><text:s text:c="2"/>собственном <text:s/>сердце: <text:s/>"Не желай <text:s/>ничего <text:s/>для <text:s/>себя; <text:s/>не ищи, не волнуйся, не</text:p>
      <text:p text:style-name="Standard"><text:s text:c="2"/>завидуй. <text:s/>Будущее людей и твоя судьба должна быть <text:s/>неизвестна тебе; <text:s/>но живи</text:p>
      <text:p text:style-name="Standard"><text:s text:c="2"/>так, чтобы быть готовой ко <text:s/>всему. Если <text:s/>Богу <text:s/>угодно <text:s/>будет испытать тебя в</text:p>
      <text:p text:style-name="Standard"><text:s text:c="2"/>обязанностях брака, будь готова <text:s/>исполнить Его <text:s/>волю". С этой успокоительной</text:p>
      <text:p text:style-name="Standard"><text:s text:c="2"/>мыслью <text:s/>(но <text:s/>все-таки с <text:s/>надеждой <text:s/>на исполнение <text:s/>своей <text:s/>запрещенной, земной</text:p>
      <text:p text:style-name="Standard"><text:s text:c="2"/>мечты) княжна Марья, вздохнув, <text:s/>перекрестилась <text:s/>и сошла вниз, не думая ни <text:s/>о</text:p>
      <text:p text:style-name="Standard"><text:s text:c="2"/>своем платье, ни о <text:s/>прическе, <text:s/>ни <text:s/>о том, <text:s/>как она войдет <text:s/>и что скажет. Что</text:p>
      <text:p text:style-name="Standard"><text:s text:c="2"/>могло все это значить в сравнении с предопределением Бога, без воли Которого</text:p>
      <text:p text:style-name="Standard"><text:s text:c="2"/>не падет ни один волос с головы человеческой.</text:p>
      <text:p text:style-name="Standard"><text:s text:c="2"/></text:p>
      <text:p text:style-name="Standard"><text:s text:c="2"/></text:p>
      <text:p text:style-name="Standard">IV.</text:p>
      <text:p text:style-name="Standard"></text:p>
      <text:p text:style-name="Standard"></text:p>
      <text:p text:style-name="Standard"><text:s text:c="2"/></text:p>
      <text:p text:style-name="Standard"><text:s text:c="7"/>Когда княжна Марья взошла в комнату, князь <text:s/>Василий с сыном уже <text:s/>были в</text:p>
      <text:p text:style-name="Standard"><text:s text:c="2"/>гостиной, разговаривая с <text:s/>маленькой <text:s/>княгиней и m-lle <text:s/>Bourienne. Когда <text:s/>она</text:p>
      <text:p text:style-name="Standard"><text:s text:c="2"/>вошла своей <text:s/>тяжелой походкой, ступая <text:s/>на <text:s/>пятки, мужчины и m-lle <text:s/>Bourienne</text:p>
      <text:p text:style-name="Standard"><text:s text:c="2"/>приподнялись, и маленькая княгиня, указывая на нее мужчинам, <text:s/>сказала: Voilà</text:p>
      <text:p text:style-name="Standard"><text:s text:c="2"/>Marie! [31] Княжна Марья видела всех и <text:s/>подробно видела. Она видела</text:p>
      <text:p text:style-name="Standard"><text:s text:c="2"/>лицо князя Василья, на мгновенье серьезно остановившееся при <text:s/>виде <text:s/>княжны и</text:p>
      <text:p text:style-name="Standard"><text:s text:c="2"/>тотчас же улыбнувшееся, и лицо маленькой княгини, читавшей с любопытством на</text:p>
      <text:p text:style-name="Standard"><text:s text:c="2"/>лицах гостей впечатление, <text:s/>которое произведет на <text:s/>них Marie. <text:s/>Она <text:s/>видела <text:s/>и</text:p>
      <text:p text:style-name="Standard"><text:s text:c="2"/>m-lle Bourienne <text:s/>с <text:s/>ее лентой <text:s/>и красивым лицом <text:s/>и <text:s/>оживленным, как никогда,</text:p>
      <text:p text:style-name="Standard"><text:s text:c="2"/>взглядом, устремленным на <text:s/>него; <text:s/>но она <text:s/>не могла <text:s/>видеть <text:s/>его, она <text:s/>видела</text:p>
      <text:p text:style-name="Standard"><text:s text:c="2"/>только <text:s/>что-то большое, яркое и прекрасное, <text:s/>подвинувшееся к ней, <text:s/>когда она</text:p>
      <text:p text:style-name="Standard"><text:soft-page-break/><text:s text:c="2"/>вошла <text:s/>в <text:s/>комнату. Сначала к <text:s/>ней подошел князь Василий, <text:s/>и <text:s/>она <text:s/>поцеловала</text:p>
      <text:p text:style-name="Standard"><text:s text:c="2"/>плешивую голову, наклонившуюся <text:s/>над <text:s/>ее рукою, и <text:s/>отвечала на его слова, что</text:p>
      <text:p text:style-name="Standard"><text:s text:c="2"/>она, напротив, очень хорошо помнит его. Потом к ней подошел Анатоль. Она все</text:p>
      <text:p text:style-name="Standard"><text:s text:c="2"/>еще не видала его. <text:s/>Она только почувствовала нежную руку, твердо взявшую ее,</text:p>
      <text:p text:style-name="Standard"><text:s text:c="2"/>и <text:s/>чуть дотронулась <text:s/>до <text:s/>белого лба, над которым были припомажены прекрасные</text:p>
      <text:p text:style-name="Standard"><text:s text:c="2"/>русые волосы. Когда она взглянула на него, красота его поразила ее. Анатопь,</text:p>
      <text:p text:style-name="Standard"><text:s text:c="2"/>заложив <text:s/>большой <text:s/>палец <text:s/>правой <text:s/>руки <text:s/>за <text:s/>застегнутую <text:s/>пуговицу <text:s/>мундира, с</text:p>
      <text:p text:style-name="Standard"><text:s text:c="2"/>выгнутой вперед грудью, <text:s/>а назад <text:s/>-- спиною, <text:s/>покачивая <text:s/>одной <text:s/>отставленной</text:p>
      <text:p text:style-name="Standard"><text:s text:c="2"/>ногой <text:s/>и <text:s/>слегка склонив голову, <text:s/>молча, <text:s/>весело <text:s/>глядел на <text:s/>княжну, <text:s/>видимо</text:p>
      <text:p text:style-name="Standard"><text:s text:c="2"/>совершенно <text:s/>о <text:s/>ней <text:s/>не <text:s/>думая. <text:s/>Анатоль <text:s/>был <text:s/>не находчив, <text:s/>не <text:s/>быстр <text:s/>и <text:s/>не</text:p>
      <text:p text:style-name="Standard"><text:s text:c="2"/>красноречив <text:s/>в <text:s/>разговорах, <text:s/>но <text:s/>у <text:s/>него зато <text:s/>была <text:s/>драгоценная <text:s/>для <text:s/>света</text:p>
      <text:p text:style-name="Standard"><text:s text:c="2"/>способность <text:s/>спокойствия и ничем <text:s/>не <text:s/>изменяемая <text:s/>уверенность. <text:s/>Замолчи <text:s/>при</text:p>
      <text:p text:style-name="Standard"><text:s text:c="2"/>первом <text:s/>знакомстве несамоуверенный человек <text:s/>и выкажи <text:s/>сознание неприличности</text:p>
      <text:p text:style-name="Standard"><text:s text:c="2"/>этого <text:s/>молчания и желание найти <text:s/>что-нибудь, <text:s/>и <text:s/>будет нехорошо; но <text:s/>Анатоль</text:p>
      <text:p text:style-name="Standard"><text:s text:c="2"/>молчал, покачивал ногой, весело наблюдая прическу княжны. Видно было, что он</text:p>
      <text:p text:style-name="Standard"><text:s text:c="2"/>так спокойно мог <text:s/>молчать очень долго. "Ежели кому неловко это молчание, так</text:p>
      <text:p text:style-name="Standard"><text:s text:c="2"/>разговаривайте, а <text:s/>мне не хочется", как <text:s/>будто говорил его вид. Кроме того в</text:p>
      <text:p text:style-name="Standard"><text:s text:c="2"/>обращении <text:s/>с женщинами у Анатоля была та манера, которая более всего внушает</text:p>
      <text:p text:style-name="Standard"><text:s text:c="2"/>в женщинах <text:s/>любопытство, <text:s/>страх <text:s/>и даже <text:s/>любовь, <text:s/>-- <text:s/>манера <text:s/>презрительного</text:p>
      <text:p text:style-name="Standard"><text:s text:c="2"/>сознания <text:s/>своего превосходства. Как будто он говорил <text:s/>им <text:s/>своим видом: "Знаю</text:p>
      <text:p text:style-name="Standard"><text:s text:c="2"/>вас, знаю, <text:s/>да что с <text:s/>вами возиться? А уж <text:s/>вы бы рады!" <text:s/>Может <text:s/>быть, что он</text:p>
      <text:p text:style-name="Standard"><text:s text:c="2"/>этого не думал, встречаясь с женщинами (и даже вероятно, что нет, потому что</text:p>
      <text:p text:style-name="Standard"><text:s text:c="2"/>он <text:s/>вообще мало <text:s/>думал), но такой <text:s/>у него <text:s/>был вид <text:s/>и такая <text:s/>манера. <text:s/>Княжна</text:p>
      <text:p text:style-name="Standard"><text:s text:c="2"/>почувствовала это и, как будто желая ему показать, что она и не смеет думать</text:p>
      <text:p text:style-name="Standard"><text:s text:c="2"/>об том, чтобы занять его, обратилась к <text:s/>старому князю. Разговор <text:s/>шел общий и</text:p>
      <text:p text:style-name="Standard"><text:s text:c="2"/>оживленный, благодаря <text:s/>голоску и губке <text:s/>с <text:s/>усиками, поднимавшейся над белыми</text:p>
      <text:p text:style-name="Standard"><text:s text:c="2"/>зубами маленькой княгини. Она встретила князя Василья с тем приемом шуточки,</text:p>
      <text:p text:style-name="Standard"><text:s text:c="2"/>который <text:s/>часто <text:s/>употребляется болтливо-веселыми <text:s/>людьми и который состоит <text:s/>в</text:p>
      <text:p text:style-name="Standard"><text:s text:c="2"/>том, что <text:s/>между <text:s/>человеком, с которым <text:s/>так обращаются, и <text:s/>собой предполагают</text:p>
      <text:p text:style-name="Standard"><text:s text:c="2"/>какие-то давно установившиеся шуточки и веселые, отчасти не всем <text:s/>известные,</text:p>
      <text:p text:style-name="Standard"><text:s text:c="2"/>забавные воспоминания, тогда как никаких таких воспоминаний нет, как их и не</text:p>
      <text:p text:style-name="Standard"><text:s text:c="2"/>было <text:s/>между <text:s/>маленькой <text:s/>княгиней и <text:s/>князем <text:s/>Васильем. <text:s/>Князь <text:s/>Василий охотно</text:p>
      <text:p text:style-name="Standard"><text:s text:c="2"/>поддался <text:s/>этому тону; маленькая княгиня вовлекла в это <text:s/>воспоминание никогда</text:p>
      <text:p text:style-name="Standard"><text:s text:c="2"/>не бывших смешных происшествий и Анатоля, которого она почти не знала. M-lle</text:p>
      <text:p text:style-name="Standard"><text:s text:c="2"/>Bourienne тоже <text:s/>разделяла <text:s/>эти <text:s/>общие <text:s/>воспоминания, и <text:s/>даже княжна <text:s/>Марья с</text:p>
      <text:p text:style-name="Standard"><text:s text:c="2"/>удовольствием почувствовала и себя втянутою в это веселое воспоминание.</text:p>
      <text:p text:style-name="Standard"><text:s text:c="7"/>-- Вот, по крайней <text:s/>мере, мы <text:s/>вами теперь <text:s/>вполне воспользуемся, <text:s/>милый</text:p>
      <text:p text:style-name="Standard"><text:s text:c="2"/>князь, <text:s/>-- <text:s/>говорила <text:s/>маленькая <text:s/>княгиня, <text:s/>разумеется <text:s/>по-французски, <text:s/>князю</text:p>
      <text:p text:style-name="Standard"><text:s text:c="2"/>Василью, -- <text:s/>это <text:s/>не <text:s/>так, как на <text:s/>наших <text:s/>вечерах <text:s/>у Annette, <text:s/>где вы всегда</text:p>
      <text:p text:style-name="Standard"><text:s text:c="2"/>убежите; помните cette chère Annette? [32]</text:p>
      <text:p text:style-name="Standard"><text:s text:c="7"/>-- А, да вы мне не подите говорить про политику, как Annette!</text:p>
      <text:p text:style-name="Standard"><text:s text:c="7"/>-- А наш чайный столик?</text:p>
      <text:p text:style-name="Standard"><text:s text:c="7"/>-- О, да!</text:p>
      <text:p text:style-name="Standard"><text:s text:c="7"/>-- Отчего вы никогда не бывали у Annette? -- спросила маленькая княгиня</text:p>
      <text:p text:style-name="Standard"><text:s text:c="2"/>у Анатоля. -- А я знаю, знаю, -- сказала она, подмигнув, -- ваш брат Ипполит</text:p>
      <text:p text:style-name="Standard"><text:s text:c="2"/>мне рассказывал про ваши дела. -- О! <text:s/>-- Она погрозила ему пальчиком. -- Еще</text:p>
      <text:p text:style-name="Standard"><text:s text:c="2"/>в Париже ваши проказы знаю!</text:p>
      <text:p text:style-name="Standard"><text:s text:c="7"/>-- А он, Ипполит, тебе не говорил? -- сказал князь Василий (обращаясь к</text:p>
      <text:p text:style-name="Standard"><text:s text:c="2"/>сыну и схватив <text:s/>за <text:s/>руку <text:s/>княгиню, как будто она хотела <text:s/>убежать, <text:s/>а он едва</text:p>
      <text:p text:style-name="Standard"><text:s text:c="2"/>успел удержать ее), -- а он тебе не говорил, как он сам, Ипполит, иссыхал по</text:p>
      <text:p text:style-name="Standard"><text:s text:c="2"/>милой княгине и как она le mettait à la porte? [33]</text:p>
      <text:p text:style-name="Standard"><text:s text:c="7"/>-- Oh! C'est la perle des femmes, princesse! [34] -- обратился</text:p>
      <text:p text:style-name="Standard"><text:soft-page-break/><text:s text:c="2"/>он к княжне.</text:p>
      <text:p text:style-name="Standard"><text:s text:c="7"/>С <text:s/>своей <text:s/>стороны m-lle Bourienne <text:s/>не упустила <text:s/>случая при слове <text:s/>Париж</text:p>
      <text:p text:style-name="Standard"><text:s text:c="2"/>вступить тоже в общий <text:s/>разговор воспоминаний. Она <text:s/>позволила <text:s/>себе спросить,</text:p>
      <text:p text:style-name="Standard"><text:s text:c="2"/>давно ли <text:s/>Анатоль оставил Париж, <text:s/>и как <text:s/>понравился ему <text:s/>этот город. Анатоль</text:p>
      <text:p text:style-name="Standard"><text:s text:c="2"/>весьма охотно отвечал <text:s/>француженке и, улыбаясь, глядя на нее, разговаривал с</text:p>
      <text:p text:style-name="Standard"><text:s text:c="2"/>нею <text:s/>про ее <text:s/>отечество. Увидав хорошенькую Bourienne, <text:s/>Анатоль <text:s/>решил, что и</text:p>
      <text:p text:style-name="Standard"><text:s text:c="2"/>здесь, в Лысых Горах, будет нескучно. "Очень недурна! -- думал он, оглядывая</text:p>
      <text:p text:style-name="Standard"><text:s text:c="2"/>ее, -- <text:s/>очень <text:s/>недурна эта demoiselle de compagn.[35] Надеюсь, <text:s/>что</text:p>
      <text:p text:style-name="Standard"><text:s text:c="2"/>она возьмет ее <text:s/>с собой, когда выйдет за меня, -- <text:s/>подумал он, -- <text:s/>la petite</text:p>
      <text:p text:style-name="Standard"><text:s text:c="2"/>est gentille".</text:p>
      <text:p text:style-name="Standard"><text:s text:c="7"/>Старый князь неторопливо <text:s/>одевался в кабинете, хмурясь и <text:s/>обдумывая то,</text:p>
      <text:p text:style-name="Standard"><text:s text:c="2"/>что ему делать. Приезд этих гостей сердил <text:s/>его. "Что мне князь Василий и его</text:p>
      <text:p text:style-name="Standard"><text:s text:c="2"/>сынок? Князь <text:s/>Василий <text:s/>хвастунишка, <text:s/>пустой, ну и <text:s/>сын хорош <text:s/>должен <text:s/>быть",</text:p>
      <text:p text:style-name="Standard"><text:s text:c="2"/>ворчал он <text:s/>про себя. Его сердило то, что <text:s/>приезд этих гостей поднимал <text:s/>в его</text:p>
      <text:p text:style-name="Standard"><text:s text:c="2"/>душе <text:s/>нерешенный, <text:s/>постоянно заглушаемый <text:s/>вопрос, -- вопрос, насчет которого</text:p>
      <text:p text:style-name="Standard"><text:s text:c="2"/>старый князь всегда сам себя обманывал. Вопрос <text:s/>состоял в том, решится ли он</text:p>
      <text:p text:style-name="Standard"><text:s text:c="2"/>когда-либо расстаться с княжной Марьей и отдать ее мужу. Князь никогда прямо</text:p>
      <text:p text:style-name="Standard"><text:s text:c="2"/>не <text:s/>решался задавать себе этот <text:s/>вопрос, зная <text:s/>вперед, что <text:s/>он ответил бы <text:s/>по</text:p>
      <text:p text:style-name="Standard"><text:s text:c="2"/>справедливости, <text:s/>а справедливость противоречила <text:s/>больше чем чувству, а <text:s/>всей</text:p>
      <text:p text:style-name="Standard"><text:s text:c="2"/>возможности <text:s/>его <text:s/>жизни. <text:s/>Жизнь <text:s/>без княжны Марьи <text:s/>князю Николаю Андреевичу,</text:p>
      <text:p text:style-name="Standard"><text:s text:c="2"/>несмотря на то, что он, казалось, мало дорожил ею, была немыслима. "И к чему</text:p>
      <text:p text:style-name="Standard"><text:s text:c="2"/>ей выходить замуж? -- <text:s/>думал он, <text:s/>-- наверно, <text:s/>быть несчастной. <text:s/>Вон Лиза за</text:p>
      <text:p text:style-name="Standard"><text:s text:c="2"/>Андреем (лучше <text:s/>мужа теперь, кажется, <text:s/>трудно найти), а <text:s/>разве она <text:s/>довольна</text:p>
      <text:p text:style-name="Standard"><text:s text:c="2"/>своей судьбой? И кто ее возьмет из <text:s/>любви? Дурна, неловка. Возьмут за связи,</text:p>
      <text:p text:style-name="Standard"><text:s text:c="2"/>за богатство. <text:s/>И <text:s/>разве <text:s/>не <text:s/>живут <text:s/>в девках? Еще <text:s/>счастливее!" <text:s/>Так <text:s/>думал,</text:p>
      <text:p text:style-name="Standard"><text:s text:c="2"/>одеваясь, князь Николай Андреевич, а <text:s/>вместе с тем все <text:s/>откладываемый вопрос</text:p>
      <text:p text:style-name="Standard"><text:s text:c="2"/>требовал немедленного решения. Князь Василий привез своего сына, очевидно, с</text:p>
      <text:p text:style-name="Standard"><text:s text:c="2"/>намерением <text:s/>сделать <text:s/>предложение и, вероятно, <text:s/>нынче <text:s/>или <text:s/>завтра <text:s/>потребует</text:p>
      <text:p text:style-name="Standard"><text:s text:c="2"/>прямого ответа. <text:s/>Имя, положение в свете приличное. <text:s/>"Что <text:s/>ж, я <text:s/>не прочь, --</text:p>
      <text:p text:style-name="Standard"><text:s text:c="2"/>говорил сам <text:s/>себе князь, <text:s/>-- но <text:s/>пусть он <text:s/>будет стоить ее. Вот это-то мы <text:s/>и</text:p>
      <text:p text:style-name="Standard"><text:s text:c="2"/>посмотрим".</text:p>
      <text:p text:style-name="Standard"><text:s text:c="7"/>-- <text:s/>Это-то <text:s/>мы <text:s/>и <text:s/>посмотрим, <text:s/>-- проговорил он вслух. <text:s/>-- Это-то мы <text:s/>и</text:p>
      <text:p text:style-name="Standard"><text:s text:c="2"/>посмотрим.</text:p>
      <text:p text:style-name="Standard"><text:s text:c="7"/>И <text:s/>он, <text:s/>как всегда, <text:s/>бодрыми шагами вошел <text:s/>в <text:s/>гостиную, <text:s/>быстро <text:s/>окинул</text:p>
      <text:p text:style-name="Standard"><text:s text:c="2"/>глазами всех, <text:s/>заметил и <text:s/>перемену <text:s/>платья <text:s/>маленькой <text:s/>княгини, <text:s/>и <text:s/>ленточку</text:p>
      <text:p text:style-name="Standard"><text:s text:c="2"/>Bourienne, и уродливую прическу княжны Марьи, <text:s/>и улыбки Bourienne и Анатоля,</text:p>
      <text:p text:style-name="Standard"><text:s text:c="2"/>и <text:s/>одиночество своей <text:s/>княжны <text:s/>в <text:s/>общем <text:s/>разговоре. "Убралась, <text:s/>как <text:s/>дура! --</text:p>
      <text:p text:style-name="Standard"><text:s text:c="2"/>подумал <text:s/>он, злобно <text:s/>взглянув <text:s/>на <text:s/>дочь. <text:s/>-- Стыда <text:s/>нет: а <text:s/>он ее и знать не</text:p>
      <text:p text:style-name="Standard"><text:s text:c="2"/>хочет!"</text:p>
      <text:p text:style-name="Standard"><text:s text:c="7"/>Он подошел к князю Василью.</text:p>
      <text:p text:style-name="Standard"><text:s text:c="7"/>-- Ну, здравствуй, здравствуй; рад видеть.</text:p>
      <text:p text:style-name="Standard"><text:s text:c="7"/>-- Для <text:s/>мила дружка семь верст не околица, -- заговорил <text:s/>князь Василий,</text:p>
      <text:p text:style-name="Standard"><text:s text:c="2"/>как всегда, быстро, самоуверенно <text:s/>и <text:s/>фамильярно. <text:s/>-- <text:s/>Вот <text:s/>мой второй, прошу</text:p>
      <text:p text:style-name="Standard"><text:s text:c="2"/>любить и жаловать.</text:p>
      <text:p text:style-name="Standard"><text:s text:c="7"/>Князь Николай Андреевич оглядел Анатоля. -- Молодец, молодец! -- сказал</text:p>
      <text:p text:style-name="Standard"><text:s text:c="2"/>он, -- ну, поди поцелуй, -- и он подставил ему щеку.</text:p>
      <text:p text:style-name="Standard"><text:s text:c="7"/>Анатоль поцеловал старика и любопытно <text:s/>и совершенно-спокойно смотрел на</text:p>
      <text:p text:style-name="Standard"><text:s text:c="2"/>него, ожидая, скоро ли произойдет от него обещанное отцом чудацкое.</text:p>
      <text:p text:style-name="Standard"><text:s text:c="7"/>Князь <text:s/>Николай <text:s/>Андреевич <text:s/>сел на <text:s/>свое обычное <text:s/>место в <text:s/>угол <text:s/>дивана,</text:p>
      <text:p text:style-name="Standard"><text:s text:c="2"/>подвинул <text:s/>к <text:s/>себе <text:s text:c="2"/>кресло <text:s text:c="2"/>для <text:s/>князя <text:s/>Василья, <text:s/>указал <text:s/>на <text:s/>него <text:s/>и <text:s/>стал</text:p>
      <text:p text:style-name="Standard"><text:s text:c="2"/>расспрашивать <text:s/>о <text:s/>политических делах <text:s/>и новостях. <text:s/>Он <text:s/>слушал как <text:s/>будто <text:s/>со</text:p>
      <text:p text:style-name="Standard"><text:s text:c="2"/>вниманием рассказ князя Василья, но беспрестанно взглядывал на княжну Марью.</text:p>
      <text:p text:style-name="Standard"><text:soft-page-break/><text:s text:c="7"/>-- Так <text:s/>уж из <text:s/>Потсдама пишут? <text:s/>-- повторил <text:s/>он последние <text:s/>слова <text:s/>князя</text:p>
      <text:p text:style-name="Standard"><text:s text:c="2"/>Василья и вдруг, встав, подошел к дочери.</text:p>
      <text:p text:style-name="Standard"><text:s text:c="7"/>-- Это <text:s/>ты для гостей <text:s/>так убралась, а? -- <text:s/>сказал он. -- Хороша, очень</text:p>
      <text:p text:style-name="Standard"><text:s text:c="2"/>хороша. Ты при гостях причесана <text:s/>по-новому, а я при гостях тебе говорю, <text:s/>что</text:p>
      <text:p text:style-name="Standard"><text:s text:c="2"/>вперед не смей ты переодеваться без моего спроса.</text:p>
      <text:p text:style-name="Standard"><text:s text:c="7"/>-- Это <text:s/>я, mon <text:s/>pиre, [36] виновата, <text:s/>-- краснея, <text:s/>заступилась</text:p>
      <text:p text:style-name="Standard"><text:s text:c="2"/>маленькая княгиня.</text:p>
      <text:p text:style-name="Standard"><text:s text:c="7"/>-- <text:s/>Вам полная воля-с, -- сказал князь Николай Андреевич, расшаркиваясь</text:p>
      <text:p text:style-name="Standard"><text:s text:c="2"/>перед невесткой, -- а ей уродовать себя нечего -- и так дурна.</text:p>
      <text:p text:style-name="Standard"><text:s text:c="7"/>И <text:s/>он <text:s/>опять <text:s/>сел <text:s/>на <text:s/>место, <text:s/>не <text:s/>обращая <text:s/>более внимания на <text:s/>до <text:s/>слез</text:p>
      <text:p text:style-name="Standard"><text:s text:c="2"/>доведенную дочь.</text:p>
      <text:p text:style-name="Standard"><text:s text:c="7"/>-- Напротив, эта прическа очень идет княжне, -- сказал князь Василий.</text:p>
      <text:p text:style-name="Standard"><text:s text:c="7"/>-- Ну, батюшка, молодой князь, <text:s/>как его зовут? -- сказал князь <text:s/>Николай</text:p>
      <text:p text:style-name="Standard"><text:s text:c="2"/>Андреевич, обращаясь к Анатолию, -- поди сюда, поговорим, познакомимся.</text:p>
      <text:p text:style-name="Standard"><text:s text:c="7"/>"Вот <text:s/>когда <text:s/>начинается потеха", <text:s/>подумал Анатоль и <text:s/>с улыбкой подсел к</text:p>
      <text:p text:style-name="Standard"><text:s text:c="2"/>старому князю.</text:p>
      <text:p text:style-name="Standard"><text:s text:c="7"/>-- Ну, вот <text:s/>что: вы, мой милый, говорят, за границей воспитывались. <text:s/>Не</text:p>
      <text:p text:style-name="Standard"><text:s text:c="2"/>так, как <text:s/>нас с твоим отцом дьячок <text:s/>грамоте учил. Скажите мне, мой милый, вы</text:p>
      <text:p text:style-name="Standard"><text:s text:c="2"/>теперь служите в <text:s/>конной <text:s/>гвардии? -- спросил <text:s/>старик, <text:s/>близко и <text:s/>пристально</text:p>
      <text:p text:style-name="Standard"><text:s text:c="2"/>глядя на Анатоля.</text:p>
      <text:p text:style-name="Standard"><text:s text:c="7"/>-- <text:s/>Нет, <text:s/>я перешел в армию, <text:s/>-- отвечал Анатоль, <text:s/>едва удерживаясь <text:s/>от</text:p>
      <text:p text:style-name="Standard"><text:s text:c="2"/>смеха.</text:p>
      <text:p text:style-name="Standard"><text:s text:c="7"/>-- <text:s/>А! <text:s/>хорошее <text:s/>дело. <text:s/>Что <text:s/>ж, <text:s/>хотите, <text:s/>мой милый, <text:s/>послужить царю <text:s/>и</text:p>
      <text:p text:style-name="Standard"><text:s text:c="2"/>отечеству? Время <text:s/>военное. Такому молодцу служить надо, служить надо. Что ж,</text:p>
      <text:p text:style-name="Standard"><text:s text:c="2"/>во фронте?</text:p>
      <text:p text:style-name="Standard"><text:s text:c="7"/>-- Нет, князь. Полк наш выступил. А я числюсь. При чем я числюсь, папа?</text:p>
      <text:p text:style-name="Standard"><text:s text:c="2"/>-- обратился Анатоль со смехом к отцу.</text:p>
      <text:p text:style-name="Standard"><text:s text:c="7"/>-- Славно служит, <text:s/>славно. <text:s/>При чем <text:s/>я <text:s/>числюсь! Ха-ха-ха! -- засмеялся</text:p>
      <text:p text:style-name="Standard"><text:s text:c="2"/>князь Николай Андреевич.</text:p>
      <text:p text:style-name="Standard"><text:s text:c="7"/>И <text:s/>Анатоль <text:s/>засмеялся <text:s/>еще <text:s/>громче. <text:s text:c="2"/>Вдруг <text:s/>князь <text:s/>Николай <text:s text:c="2"/>Андреевич</text:p>
      <text:p text:style-name="Standard"><text:s text:c="2"/>нахмурился.</text:p>
      <text:p text:style-name="Standard"><text:s text:c="7"/>-- Ну, ступай, -- сказал он Анатолю.</text:p>
      <text:p text:style-name="Standard"><text:s text:c="7"/>Анатоль с улыбкой подошел опять к дамам.</text:p>
      <text:p text:style-name="Standard"><text:s text:c="7"/>-- <text:s/>Ведь ты <text:s/>их там <text:s/>за <text:s/>границей <text:s/>воспитывал, <text:s/>князь <text:s/>Василий? <text:s/>А? <text:s/>--</text:p>
      <text:p text:style-name="Standard"><text:s text:c="2"/>обратился старый князь к князю Василью.</text:p>
      <text:p text:style-name="Standard"><text:s text:c="7"/>-- Я делал, что мог; <text:s/>и я <text:s/>вам скажу, что <text:s/>тамошнее воспитание <text:s/>гораздо</text:p>
      <text:p text:style-name="Standard"><text:s text:c="2"/>лучше нашего.</text:p>
      <text:p text:style-name="Standard"><text:s text:c="7"/>-- <text:s/>Да, <text:s/>нынче <text:s/>все другое, все по-новому. <text:s/>Молодец малый! молодец! Ну,</text:p>
      <text:p text:style-name="Standard"><text:s text:c="2"/>пойдем ко мне.</text:p>
      <text:p text:style-name="Standard"><text:s text:c="7"/>Он взял князя Василья под руку и повел в кабинет.</text:p>
      <text:p text:style-name="Standard"><text:s text:c="7"/>Князь Василий, оставшись один-на-один с князем, тотчас же объявил ему о</text:p>
      <text:p text:style-name="Standard"><text:s text:c="2"/>своем желании и надеждах.</text:p>
      <text:p text:style-name="Standard"><text:s text:c="7"/>-- Что ж ты думаешь, -- сердито сказал старый князь, -- что я ее держу,</text:p>
      <text:p text:style-name="Standard"><text:s text:c="2"/>не могу расстаться? <text:s/>Вообразят <text:s/>себе! -- проговорил <text:s/>он сердито. -- Мне хоть</text:p>
      <text:p text:style-name="Standard"><text:s text:c="2"/>завтра! Только скажу тебе, что я своего зятя знать хочу лучше. Ты знаешь мои</text:p>
      <text:p text:style-name="Standard"><text:s text:c="2"/>правила: все открыто! Я завтра <text:s/>при <text:s/>тебе спрошу: хочет она, тогда пусть <text:s/>он</text:p>
      <text:p text:style-name="Standard"><text:s text:c="2"/>поживет. Пускай поживет, я посмотрю. -- Князь фыркнул.</text:p>
      <text:p text:style-name="Standard"><text:s text:c="7"/>-- Пускай выходит, <text:s/>мне <text:s/>все <text:s/>равно, -- <text:s/>закричал он <text:s/>тем пронзительным</text:p>
      <text:p text:style-name="Standard"><text:s text:c="2"/>голосом, которым он кричал при прощаньи с сыном.</text:p>
      <text:p text:style-name="Standard"><text:s text:c="7"/>-- Я <text:s/>вам прямо скажу, -- сказал князь Василий тоном <text:s/>хитрого человека,</text:p>
      <text:p text:style-name="Standard"><text:s text:c="2"/>убедившегося в ненужности хитрить перед проницательностью собеседника. -- Вы</text:p>
      <text:p text:style-name="Standard"><text:s text:c="2"/>ведь <text:s/>насквозь <text:s/>людей видите. Анатоль не <text:s/>гений, но честный, <text:s/>добрый <text:s/>малый,</text:p>
      <text:p text:style-name="Standard"><text:soft-page-break/><text:s text:c="2"/>прекрасный сын и родной.</text:p>
      <text:p text:style-name="Standard"><text:s text:c="7"/>-- Ну, ну, хорошо, увидим.</text:p>
      <text:p text:style-name="Standard"><text:s text:c="7"/>Как оно всегда бывает для одиноких женщин, долго проживших без мужского</text:p>
      <text:p text:style-name="Standard"><text:s text:c="2"/>общества, <text:s/>при <text:s/>появлении <text:s/>Анатоля <text:s/>все <text:s/>три женщины <text:s/>в <text:s/>доме князя <text:s/>Николая</text:p>
      <text:p text:style-name="Standard"><text:s text:c="2"/>Андреевича одинаково почувствовали, <text:s/>что <text:s/>жизнь <text:s/>их была не <text:s/>жизнью до этого</text:p>
      <text:p text:style-name="Standard"><text:s text:c="2"/>времени. Сила <text:s/>мыслить, <text:s/>чувствовать, наблюдать мгновенно <text:s/>удесятерилась <text:s/>во</text:p>
      <text:p text:style-name="Standard"><text:s text:c="2"/>всех их, и <text:s/>как будто <text:s/>до сих <text:s/>пор происходившая <text:s/>во <text:s/>мраке, их <text:s/>жизнь вдруг</text:p>
      <text:p text:style-name="Standard"><text:s text:c="2"/>осветилась новым, полным значения светом.</text:p>
      <text:p text:style-name="Standard"><text:s text:c="7"/>Княжна Марья вовсе не <text:s/>думала и не помнила о <text:s/>своем <text:s/>лице <text:s/>и <text:s/>прическе.</text:p>
      <text:p text:style-name="Standard"><text:s text:c="2"/>Красивое, <text:s/>открытое <text:s/>лицо <text:s/>человека, который, может быть, <text:s/>будет <text:s/>ее <text:s/>мужем,</text:p>
      <text:p text:style-name="Standard"><text:s text:c="2"/>поглощало все ее внимание. Он ей казался добр, храбр, решителен, мужествен и</text:p>
      <text:p text:style-name="Standard"><text:s text:c="2"/>великодушен. Она была убеждена <text:s/>в этом. Тысячи <text:s/>мечтаний о будущей <text:s/>семейной</text:p>
      <text:p text:style-name="Standard"><text:s text:c="2"/>жизни <text:s/>беспрестанно возникали <text:s/>в <text:s/>ее <text:s/>воображении. Она <text:s/>отгоняла и старалась</text:p>
      <text:p text:style-name="Standard"><text:s text:c="2"/>скрыть их.</text:p>
      <text:p text:style-name="Standard"><text:s text:c="7"/>"Но <text:s/>не <text:s/>слишком <text:s/>ли <text:s/>я <text:s/>холодна с ним? <text:s/>-- <text:s/>думала княжна Марья. -- <text:s/>Я</text:p>
      <text:p text:style-name="Standard"><text:s text:c="2"/>стараюсь сдерживать себя, потому что в глубине души чувствую себя к нему уже</text:p>
      <text:p text:style-name="Standard"><text:s text:c="2"/>слишком близкою; но ведь он не знает всего того, что <text:s/>я о нем думаю, и может</text:p>
      <text:p text:style-name="Standard"><text:s text:c="2"/>вообразить себе, что он мне неприятен".</text:p>
      <text:p text:style-name="Standard"><text:s text:c="7"/>И княжна Марья старалась и не умела <text:s/>быть <text:s/>любезной с новым гостем. "La</text:p>
      <text:p text:style-name="Standard"><text:s text:c="2"/>pauvre <text:s/>fille! <text:s/>Elle <text:s/>est <text:s/>diablement laide", <text:s/>[37] думал <text:s/>про <text:s/>нее</text:p>
      <text:p text:style-name="Standard"><text:s text:c="2"/>Анатоль.</text:p>
      <text:p text:style-name="Standard"><text:s text:c="7"/>M-lle <text:s/>Bourienne, взведенная тоже приездом Анатоля <text:s/>на <text:s/>высокую степень</text:p>
      <text:p text:style-name="Standard"><text:s text:c="2"/>возбуждения, думала в <text:s/>другом роде. <text:s/>Конечно, <text:s/>красивая молодая <text:s/>девушка без</text:p>
      <text:p text:style-name="Standard"><text:s text:c="2"/>определенного положения в свете, без родных и друзей и даже родины не думала</text:p>
      <text:p text:style-name="Standard"><text:s text:c="2"/>посвятить <text:s/>свою <text:s/>жизнь услугам князю <text:s/>Николаю Андреевичу, чтению ему <text:s/>книг и</text:p>
      <text:p text:style-name="Standard"><text:s text:c="2"/>дружбе к княжне <text:s/>Марье. <text:s/>M-lle <text:s/>Bourienne <text:s/>давно ждала того русского <text:s/>князя,</text:p>
      <text:p text:style-name="Standard"><text:s text:c="2"/>который <text:s/>сразу сумеет оценить ее превосходство над <text:s/>русскими, дурными, дурно</text:p>
      <text:p text:style-name="Standard"><text:s text:c="2"/>одетыми, неловкими княжнами, влюбится в нее и увезет ее; и вот <text:s/>этот русский</text:p>
      <text:p text:style-name="Standard"><text:s text:c="2"/>князь, наконец, приехал. У m-lle <text:s/>Bourienne <text:s/>была <text:s/>история, <text:s/>слышанная ею от</text:p>
      <text:p text:style-name="Standard"><text:s text:c="2"/>тетки, <text:s/>доконченная <text:s/>ею <text:s/>самой, <text:s/>которую <text:s text:c="2"/>она <text:s/>любила <text:s text:c="2"/>повторять <text:s/>в <text:s/>своем</text:p>
      <text:p text:style-name="Standard"><text:s text:c="2"/>воображении. Это была история о том, как соблазненной девушке представлялась</text:p>
      <text:p text:style-name="Standard"><text:s text:c="2"/>ее <text:s/>бедная мать, <text:s/>sa pauvre mère, <text:s/>и <text:s/>упрекала ее за <text:s/>то, что она без <text:s/>брака</text:p>
      <text:p text:style-name="Standard"><text:s text:c="2"/>отдалась мужчине. <text:s/>M-lle <text:s/>Bourienne <text:s/>часто трогалась до <text:s/>слез, в воображении</text:p>
      <text:p text:style-name="Standard"><text:s text:c="2"/>своем рассказывая <text:s/>ему, соблазнителю, эту историю. Теперь этот он, настоящий</text:p>
      <text:p text:style-name="Standard"><text:s text:c="2"/>русский князь, <text:s/>явился. Он увезет ее, <text:s/>потом явится ma <text:s/>pauvre <text:s/>mère, <text:s/>и <text:s/>он</text:p>
      <text:p text:style-name="Standard"><text:s text:c="2"/>женится <text:s/>на <text:s/>ней. <text:s/>Так складывалась в голове m-lle Bourienne вся <text:s/>ее будущая</text:p>
      <text:p text:style-name="Standard"><text:s text:c="2"/>история, <text:s/>в самое то время как она <text:s/>разговаривала с ним о Париже. Не расчеты</text:p>
      <text:p text:style-name="Standard"><text:s text:c="2"/>руководили <text:s/>m-lle Bourienne (она даже ни <text:s/>минуты <text:s/>не обдумывала того, что ей</text:p>
      <text:p text:style-name="Standard"><text:s text:c="2"/>делать), <text:s/>но <text:s/>все <text:s/>это <text:s/>уже <text:s/>давно <text:s/>было <text:s text:c="2"/>готово <text:s/>в <text:s/>ней <text:s/>и <text:s/>теперь <text:s/>только</text:p>
      <text:p text:style-name="Standard"><text:s text:c="2"/>сгруппировалось около появившегося Анатоля, которому она желала и старалась,</text:p>
      <text:p text:style-name="Standard"><text:s text:c="2"/>как можно больше, нравиться.</text:p>
      <text:p text:style-name="Standard"><text:s text:c="7"/>Маленькая <text:s/>княгиня, как <text:s/>старая полковая <text:s/>лошадь, <text:s/>услыхав звук <text:s/>трубы,</text:p>
      <text:p text:style-name="Standard"><text:s text:c="2"/>бессознательно <text:s/>и забывая <text:s/>свое положение, <text:s/>готовилась <text:s/>к привычному <text:s/>галопу</text:p>
      <text:p text:style-name="Standard"><text:s text:c="2"/>кокетства, без всякой задней мысли <text:s/>или борьбы, а с <text:s/>наивным, легкомысленным</text:p>
      <text:p text:style-name="Standard"><text:s text:c="2"/>весельем.</text:p>
      <text:p text:style-name="Standard"><text:s text:c="7"/>Несмотря на то, что Анатоль в женском обществе <text:s/>ставил себя обыкновенно</text:p>
      <text:p text:style-name="Standard"><text:s text:c="2"/>в <text:s/>положение <text:s/>человека, <text:s/>которому <text:s text:c="2"/>надоедала <text:s/>беготня <text:s/>за <text:s/>ним <text:s/>женщин, <text:s/>он</text:p>
      <text:p text:style-name="Standard"><text:s text:c="2"/>чувствовал <text:s/>тщеславное удовольствие, видя свое влияние на этих <text:s/>трех женщин.</text:p>
      <text:p text:style-name="Standard"><text:s text:c="2"/>Кроме <text:s/>того <text:s/>он начинал испытывать <text:s/>к хорошенькой и <text:s/>вызывающей Bourienne то</text:p>
      <text:p text:style-name="Standard"><text:s text:c="2"/>страстное, <text:s/>зверское <text:s/>чувство, <text:s/>которое <text:s/>на <text:s/>него <text:s/>находило <text:s/>с <text:s/>чрезвычайной</text:p>
      <text:p text:style-name="Standard"><text:s text:c="2"/>быстротой и побуждало его к самым грубым и смелым поступкам.</text:p>
      <text:p text:style-name="Standard"><text:s text:c="7"/>Общество <text:s/>после чаю перешло в диванную, и княжну <text:s/>попросили поиграть на</text:p>
      <text:p text:style-name="Standard"><text:soft-page-break/><text:s text:c="2"/>клавикордах. Анатоль облокотился <text:s/>перед ней подле <text:s/>m-lle <text:s/>Bourienne, и глаза</text:p>
      <text:p text:style-name="Standard"><text:s text:c="2"/>его, <text:s/>смеясь и радуясь, смотрели на княжну Марью. Княжна Марья с мучительным</text:p>
      <text:p text:style-name="Standard"><text:s text:c="2"/>и <text:s/>радостным <text:s/>волнением <text:s/>чувствовала <text:s/>на <text:s/>себе его <text:s/>взгляд. <text:s/>Любимая <text:s/>соната</text:p>
      <text:p text:style-name="Standard"><text:s text:c="2"/>переносила <text:s/>ее <text:s/>в самый задушевно-поэтический <text:s/>мир, <text:s/>а чувствуемый <text:s/>на <text:s/>себе</text:p>
      <text:p text:style-name="Standard"><text:s text:c="2"/>взгляд <text:s/>придавал этому миру еще большую поэтичность. Взгляд же Анатоля, хотя</text:p>
      <text:p text:style-name="Standard"><text:s text:c="2"/>и <text:s/>был устремлен на нее, <text:s/>относился не <text:s/>к ней, а <text:s/>к <text:s/>движениям <text:s/>ножки <text:s/>m-lle</text:p>
      <text:p text:style-name="Standard"><text:s text:c="2"/>Bourienne, которую <text:s/>он в это время трогал <text:s/>своею ногою под фортепиано. M-lle</text:p>
      <text:p text:style-name="Standard"><text:s text:c="2"/>Bourienne смотрела тоже на княжну, и <text:s/>в ее прекрасных глазах было тоже новое</text:p>
      <text:p text:style-name="Standard"><text:s text:c="2"/>для княжны Марьи выражение испуганной радости и надежды.</text:p>
      <text:p text:style-name="Standard"><text:s text:c="7"/>"Как <text:s/>она меня любит! -- думала княжна Марья. -- Как я счастлива теперь</text:p>
      <text:p text:style-name="Standard"><text:s text:c="2"/>и <text:s/>как могу быть <text:s/>счастлива с таким другом <text:s/>и <text:s/>таким мужем! Неужели <text:s/>мужем?"</text:p>
      <text:p text:style-name="Standard"><text:s text:c="2"/>думала <text:s/>она, <text:s/>не смея <text:s/>взглянуть на <text:s/>его лицо, чувствуя все тот <text:s/>же <text:s/>взгляд,</text:p>
      <text:p text:style-name="Standard"><text:s text:c="2"/>устремленный на себя.</text:p>
      <text:p text:style-name="Standard"><text:s text:c="7"/>Ввечеру, когда после ужина <text:s/>стали расходиться, Анатоль <text:s/>поцеловал <text:s/>руку</text:p>
      <text:p text:style-name="Standard"><text:s text:c="2"/>княжны. <text:s/>Она <text:s/>сама <text:s/>не <text:s/>знала, <text:s/>как у <text:s/>ней <text:s/>достало <text:s/>смелости, но <text:s/>она прямо</text:p>
      <text:p text:style-name="Standard"><text:s text:c="2"/>взглянула <text:s/>на приблизившееся <text:s/>к ее близоруким глазам <text:s/>прекрасное лицо. После</text:p>
      <text:p text:style-name="Standard"><text:s text:c="2"/>княжны он подошел к руке m-lle Bourienne (это было неприлично, <text:s/>но <text:s/>он делал</text:p>
      <text:p text:style-name="Standard"><text:s text:c="2"/>все <text:s/>так <text:s/>уверенно <text:s/>и <text:s/>просто), <text:s/>и m-lle <text:s/>Bourienne <text:s/>вспыхнула <text:s/>и <text:s/>испуганно</text:p>
      <text:p text:style-name="Standard"><text:s text:c="2"/>взглянула на княжну.</text:p>
      <text:p text:style-name="Standard"><text:s text:c="7"/>"Quelle délicatesse" <text:s/>[38] -- подумала <text:s/>княжна. -- Неужели Amé</text:p>
      <text:p text:style-name="Standard"><text:s text:c="2"/>(так звали m-lle Bourienne) <text:s/>думает, что я могу ревновать ее и не ценить <text:s/>ее</text:p>
      <text:p text:style-name="Standard"><text:s text:c="2"/>чистую <text:s/>нежность <text:s/>и преданность ко мне. <text:s/>-- Она подошла к m-lle Bourienne <text:s/>и</text:p>
      <text:p text:style-name="Standard"><text:s text:c="2"/>крепко ее поцеловала. Анатоль подошел к руке маленькой княгини.</text:p>
      <text:p text:style-name="Standard"><text:s text:c="7"/>-- Non, non, <text:s/>non! Quand votre père <text:s/>m'écrira, que <text:s/>vous vous conduisez</text:p>
      <text:p text:style-name="Standard"><text:s text:c="2"/>bien, je <text:s/>vous donnerai ma main <text:s/>à <text:s/>baiser. Pas avant. <text:s/>[39] -- <text:s/>И,</text:p>
      <text:p text:style-name="Standard"><text:s text:c="2"/>подняв пальчик и улыбаясь, она вышла из комнаты.</text:p>
      <text:p text:style-name="Standard"><text:s text:c="2"/></text:p>
      <text:p text:style-name="Standard"><text:s text:c="2"/></text:p>
      <text:p text:style-name="Standard"><text:s text:c="2"/></text:p>
      <text:p text:style-name="Standard">V.</text:p>
      <text:p text:style-name="Standard"></text:p>
      <text:p text:style-name="Standard"></text:p>
      <text:p text:style-name="Standard"><text:s text:c="2"/></text:p>
      <text:p text:style-name="Standard"><text:s text:c="7"/>Все разошлись, и, кроме Анатоля, который заснул тотчас <text:s/>же, как лег <text:s/>на</text:p>
      <text:p text:style-name="Standard"><text:s text:c="2"/>постель, никто долго не спал эту ночь.</text:p>
      <text:p text:style-name="Standard"><text:s text:c="7"/>"Неужели он <text:s/>мой муж, <text:s/>именно <text:s/>этот <text:s/>чужой, <text:s/>красивый, добрый <text:s/>мужчина;</text:p>
      <text:p text:style-name="Standard"><text:s text:c="2"/>главное <text:s/>-- добрый", думала княжна Марья, и страх, который <text:s/>почти никогда не</text:p>
      <text:p text:style-name="Standard"><text:s text:c="2"/>приходил к ней, <text:s/>нашел <text:s/>на <text:s/>нее. Она боялась <text:s/>оглянуться; ей <text:s/>чудилось, <text:s/>что</text:p>
      <text:p text:style-name="Standard"><text:s text:c="2"/>кто-то стоит тут за ширмами, в темном <text:s/>углу. И этот кто-то был он -- дьявол,</text:p>
      <text:p text:style-name="Standard"><text:s text:c="2"/>и он -- этот мужчина с белым лбом, черными бровями и румяным ртом.</text:p>
      <text:p text:style-name="Standard"><text:s text:c="7"/>Она позвонила горничную и попросила ее лечь в ее комнате.</text:p>
      <text:p text:style-name="Standard"><text:s text:c="7"/>M-lle <text:s/>Bourienne <text:s/>в <text:s/>этот вечер долго ходила <text:s/>по зимнему <text:s/>саду, <text:s/>тщетно</text:p>
      <text:p text:style-name="Standard"><text:s text:c="2"/>ожидая <text:s/>кого-то <text:s/>и то улыбаясь кому-то, то <text:s/>до слез <text:s/>трогаясь <text:s/>воображаемыми</text:p>
      <text:p text:style-name="Standard"><text:s text:c="2"/>словами рauvre mère, упрекающей ее за ее падение.</text:p>
      <text:p text:style-name="Standard"><text:s text:c="7"/>Маленькая <text:s/>княгиня <text:s/>ворчала <text:s/>на <text:s/>горничную <text:s/>за <text:s/>то, <text:s/>что <text:s/>постель <text:s/>была</text:p>
      <text:p text:style-name="Standard"><text:s text:c="2"/>нехороша. <text:s/>Нельзя <text:s/>было <text:s/>ей лечь ни на бок, <text:s/>ни на грудь. Все <text:s/>было тяжело и</text:p>
      <text:p text:style-name="Standard"><text:s text:c="2"/>неловко. Живот ее мешал <text:s/>ей. Он <text:s/>мешал ей больше, <text:s/>чем когда-нибудь, <text:s/>именно</text:p>
      <text:p text:style-name="Standard"><text:s text:c="2"/>нынче, потому <text:s/>что <text:s/>присутствие Анатоля перенесло <text:s/>ее живее в другое <text:s/>время,</text:p>
      <text:p text:style-name="Standard"><text:s text:c="2"/>когда этого не <text:s/>было и <text:s/>ей было все легко и весело. Она сидела <text:s/>в кофточке и</text:p>
      <text:p text:style-name="Standard"><text:s text:c="2"/>чепце на кресле. Катя, сонная и с спутанной косой, в третий раз перебивала и</text:p>
      <text:p text:style-name="Standard"><text:s text:c="2"/>переворачивала тяжелую перину, что-то приговаривая.</text:p>
      <text:p text:style-name="Standard"><text:s text:c="7"/>-- Я <text:s/>тебе <text:s/>говорила, <text:s/>что <text:s/>все буграми и <text:s/>ямами, -- твердила маленькая</text:p>
      <text:p text:style-name="Standard"><text:soft-page-break/><text:s text:c="2"/>княгиня, -- я <text:s/>бы сама <text:s/>рада была заснуть, стало быть, я <text:s/>не виновата, <text:s/>-- и</text:p>
      <text:p text:style-name="Standard"><text:s text:c="2"/>голос ее задрожал, как у собирающегося плакать ребенка.</text:p>
      <text:p text:style-name="Standard"><text:s text:c="7"/>Старый князь тоже не спал. <text:s/>Тихон сквозь сон <text:s/>слышал, <text:s/>как <text:s/>он <text:s/>сердито</text:p>
      <text:p text:style-name="Standard"><text:s text:c="2"/>шагал и фыркал носом. Старому князю казалось, что <text:s/>он <text:s/>был оскорблен за свою</text:p>
      <text:p text:style-name="Standard"><text:s text:c="2"/>дочь. Оскорбление самое больное, <text:s/>потому что оно относилось не <text:s/>к нему, а <text:s/>к</text:p>
      <text:p text:style-name="Standard"><text:s text:c="2"/>другому, <text:s/>к <text:s/>дочери, которую он <text:s/>любит больше себя. Он сказал <text:s/>себе, <text:s/>что он</text:p>
      <text:p text:style-name="Standard"><text:s text:c="2"/>передумает <text:s/>все это дело и найдет то, <text:s/>что справедливо и <text:s/>должно сделать, но</text:p>
      <text:p text:style-name="Standard"><text:s text:c="2"/>вместо того он только больше раздражал себя.</text:p>
      <text:p text:style-name="Standard"><text:s text:c="7"/>"Первый <text:s/>встречный показался -- и отец <text:s/>и все забыто, и <text:s/>бежит <text:s/>кверху,</text:p>
      <text:p text:style-name="Standard"><text:s text:c="2"/>причесывается и хвостом виляет, и сама на себя не похожа! Рада бросить отца!</text:p>
      <text:p text:style-name="Standard"><text:s text:c="2"/>И знала, что я <text:s/>замечу. Фр... фр... фр... И разве я не вижу, что этот дурень</text:p>
      <text:p text:style-name="Standard"><text:s text:c="2"/>смотрит только на Бурьенку (надо ее прогнать)! И как гордости настолько нет,</text:p>
      <text:p text:style-name="Standard"><text:s text:c="2"/>чтобы понять это! Хоть <text:s/>не для <text:s/>себя, коли нет гордости, <text:s/>так <text:s/>для меня, <text:s/>по</text:p>
      <text:p text:style-name="Standard"><text:s text:c="2"/>крайней мере. Надо ей показать, что этот болван об ней и не думает, а только</text:p>
      <text:p text:style-name="Standard"><text:s text:c="2"/>смотрит на Bourienne. Нет у ней гордости, но я покажу ей это"...</text:p>
      <text:p text:style-name="Standard"><text:s text:c="7"/>Сказав дочери, что <text:s/>она <text:s/>заблуждается, что Анатоль намерен ухаживать за</text:p>
      <text:p text:style-name="Standard"><text:s text:c="2"/>Bourienne, старый князь знал, что он раздражит самолюбие княжны Марьи, и его</text:p>
      <text:p text:style-name="Standard"><text:s text:c="2"/>дело (желание не разлучаться с дочерью) <text:s/>будет выиграно, и потому успокоился</text:p>
      <text:p text:style-name="Standard"><text:s text:c="2"/>на этом. Он кликнул Тихона и стал раздеваться.</text:p>
      <text:p text:style-name="Standard"><text:s text:c="7"/>"И чорт их <text:s/>принес! -- думал он в то <text:s/>время, как <text:s/>Тихон накрывал ночной</text:p>
      <text:p text:style-name="Standard"><text:s text:c="2"/>рубашкой его сухое, старческое тело, обросшее на груди седыми волосами. -- Я</text:p>
      <text:p text:style-name="Standard"><text:s text:c="2"/>их не звал. Приехали расстраивать мою жизнь. И немного ее осталось".</text:p>
      <text:p text:style-name="Standard"><text:s text:c="7"/>-- <text:s/>К чорту! -- проговорил <text:s/>он в <text:s/>то время, <text:s/>как <text:s/>голова <text:s/>его <text:s/>еще была</text:p>
      <text:p text:style-name="Standard"><text:s text:c="2"/>покрыта рубашкой.</text:p>
      <text:p text:style-name="Standard"><text:s text:c="7"/>Тихон знал привычку князя иногда вслух выражать свои мысли, а потому <text:s/>с</text:p>
      <text:p text:style-name="Standard"><text:s text:c="2"/>неизменным лицом <text:s/>встретил вопросительно-сердитый <text:s/>взгляд лица, появившегося</text:p>
      <text:p text:style-name="Standard"><text:s text:c="2"/>из-под рубашки.</text:p>
      <text:p text:style-name="Standard"><text:s text:c="7"/>-- Легли? -- спросил князь.</text:p>
      <text:p text:style-name="Standard"><text:s text:c="7"/>Тихон, <text:s/>как и все хорошие лакеи, знал чутьем направление мыслей барина.</text:p>
      <text:p text:style-name="Standard"><text:s text:c="2"/>Он угадал, что спрашивали о князе Василье с сыном.</text:p>
      <text:p text:style-name="Standard"><text:s text:c="7"/>-- Изволили лечь и огонь потушили, ваше сиятельство.</text:p>
      <text:p text:style-name="Standard"><text:s text:c="7"/>-- Не за чем, не за чем... -- быстро проговорил <text:s/>князь и, всунув ноги в</text:p>
      <text:p text:style-name="Standard"><text:s text:c="2"/>туфли и руки в халат, пошел к дивану, на котором он спал.</text:p>
      <text:p text:style-name="Standard"><text:s text:c="7"/>Несмотря на то, что <text:s/>между Анатолем <text:s/>и m-lle Bourienne <text:s/>ничего <text:s/>не было</text:p>
      <text:p text:style-name="Standard"><text:s text:c="2"/>сказано, они совершенно поняли друг <text:s/>друга в отношении первой части <text:s/>романа,</text:p>
      <text:p text:style-name="Standard"><text:s text:c="2"/>до <text:s/>появления <text:s/>pauvre mère, <text:s/>поняли, что им нужно много <text:s/>сказать друг <text:s/>другу</text:p>
      <text:p text:style-name="Standard"><text:s text:c="2"/>тайно, и потому с <text:s/>утра они искали случая увидаться наедине. В то <text:s/>время как</text:p>
      <text:p text:style-name="Standard"><text:s text:c="2"/>княжна прошла в <text:s/>обычный час к <text:s/>отцу, m-lle Bourienne <text:s/>сошлась с Анатолем <text:s/>в</text:p>
      <text:p text:style-name="Standard"><text:s text:c="2"/>зимнем саду.</text:p>
      <text:p text:style-name="Standard"><text:s text:c="7"/>Княжна Марья <text:s/>подходила <text:s/>в <text:s/>этот <text:s/>день <text:s/>с <text:s/>особенным трепетом <text:s/>к <text:s/>двери</text:p>
      <text:p text:style-name="Standard"><text:s text:c="2"/>кабинета. Ей казалось, что не только все знают, что нынче совершится решение</text:p>
      <text:p text:style-name="Standard"><text:s text:c="2"/>ее <text:s/>судьбы, <text:s/>но что <text:s/>и <text:s/>знают <text:s/>то, что она об этом <text:s/>думает. <text:s/>Она читала <text:s/>это</text:p>
      <text:p text:style-name="Standard"><text:s text:c="2"/>выражение <text:s/>в <text:s/>лице <text:s/>Тихона <text:s/>и <text:s/>в <text:s/>лице камердинера князя <text:s/>Василья, который с</text:p>
      <text:p text:style-name="Standard"><text:s text:c="2"/>горячей водой встретился в коридоре и низко поклонился ей.</text:p>
      <text:p text:style-name="Standard"><text:s text:c="7"/>Старый князь <text:s/>в это утро был <text:s/>чрезвычайно <text:s/>ласков и <text:s/>старателен в своем</text:p>
      <text:p text:style-name="Standard"><text:s text:c="2"/>обращении с дочерью. Это выражение старательности хорошо знала княжна Марья.</text:p>
      <text:p text:style-name="Standard"><text:s text:c="2"/>Это было то выражение, <text:s/>которое бывало на его лице в <text:s/>те минуты, когда сухие</text:p>
      <text:p text:style-name="Standard"><text:s text:c="2"/>руки <text:s/>его сжимались в кулак от <text:s/>досады <text:s/>за то, что <text:s/>княжна Марья не понимала</text:p>
      <text:p text:style-name="Standard"><text:s text:c="2"/>арифметической <text:s/>задачи, <text:s/>и <text:s/>он, <text:s/>вставая, <text:s/>отходил от <text:s/>нее <text:s/>и <text:s/>тихим голосом</text:p>
      <text:p text:style-name="Standard"><text:s text:c="2"/>повторял несколько раз одни и те же слова.</text:p>
      <text:p text:style-name="Standard"><text:s text:c="7"/>Он тотчас же приступил к делу и начал разговор, говоря "вы".</text:p>
      <text:p text:style-name="Standard"><text:s text:c="7"/>-- <text:s/>Мне <text:s/>сделали пропозицию <text:s/>насчет <text:s/>вас, <text:s/>-- сказал <text:s/>он, неестественно</text:p>
      <text:p text:style-name="Standard"><text:soft-page-break/><text:s text:c="2"/>улыбаясь. <text:s/>-- Вы, я думаю, догадались, -- продолжал он, -- что князь Василий</text:p>
      <text:p text:style-name="Standard"><text:s text:c="2"/>приехал сюда и привез с собой <text:s/>своего воспитанника <text:s/>(почему-то князь Николай</text:p>
      <text:p text:style-name="Standard"><text:s text:c="2"/>Андреич называл Анатоля <text:s/>воспитанником) <text:s/>не для <text:s/>моих <text:s/>прекрасных глаз. <text:s/>Мне</text:p>
      <text:p text:style-name="Standard"><text:s text:c="2"/>вчера <text:s/>сделали пропозицию насчет вас. <text:s/>А так <text:s/>как вы знаете <text:s/>мои <text:s/>правила, я</text:p>
      <text:p text:style-name="Standard"><text:s text:c="2"/>отнесся к вам.</text:p>
      <text:p text:style-name="Standard"><text:s text:c="7"/>-- Как <text:s/>мне вас <text:s/>понимать, mon père? -- <text:s/>проговорила княжна, <text:s/>бледнея и</text:p>
      <text:p text:style-name="Standard"><text:s text:c="2"/>краснея.</text:p>
      <text:p text:style-name="Standard"><text:s text:c="7"/>-- Как понимать! -- сердито крикнул отец. -- Князь Василий находит тебя</text:p>
      <text:p text:style-name="Standard"><text:s text:c="2"/>по <text:s/>своему <text:s/>вкусу <text:s/>для <text:s text:c="2"/>невестки <text:s/>и <text:s/>делает <text:s text:c="2"/>тебе <text:s/>пропозицию <text:s text:c="2"/>за <text:s/>своего</text:p>
      <text:p text:style-name="Standard"><text:s text:c="2"/>воспитанника. Вот как понимать. Как понимать?!... А я у тебя спрашиваю.</text:p>
      <text:p text:style-name="Standard"><text:s text:c="7"/>-- Я не знаю, как вы, mon père, -- шопотом проговорила княжна.</text:p>
      <text:p text:style-name="Standard"><text:s text:c="7"/>-- Я? я? что ж я-то? меня-то оставьте в стороне. Не я пойду <text:s/>замуж. Что</text:p>
      <text:p text:style-name="Standard"><text:s text:c="2"/>вы? вот это желательно знать.</text:p>
      <text:p text:style-name="Standard"><text:s text:c="7"/>Княжна видела, что отец недоброжелательно смотрел на это дело, но <text:s/>ей в</text:p>
      <text:p text:style-name="Standard"><text:s text:c="2"/>ту же минуту пришла мысль, <text:s/>что теперь или <text:s/>никогда решится судьба ее жизни.</text:p>
      <text:p text:style-name="Standard"><text:s text:c="2"/>Она опустила <text:s/>глаза, <text:s/>чтобы <text:s/>не <text:s/>видеть взгляда, <text:s/>под влиянием <text:s/>которого она</text:p>
      <text:p text:style-name="Standard"><text:s text:c="2"/>чувствовала, что не могла думать, а могла по привычке только повиноваться, и</text:p>
      <text:p text:style-name="Standard"><text:s text:c="2"/>сказала:</text:p>
      <text:p text:style-name="Standard"><text:s text:c="7"/>-- Я желаю только одного -- исполнить вашу <text:s/>волю, -- сказала она, -- но</text:p>
      <text:p text:style-name="Standard"><text:s text:c="2"/>ежели бы мое желание нужно было выразить...</text:p>
      <text:p text:style-name="Standard"><text:s text:c="7"/>Она не успела договорить. Князь перебил ее.</text:p>
      <text:p text:style-name="Standard"><text:s text:c="7"/>-- И <text:s/>прекрасно, <text:s/>-- закричал он. -- Он тебя <text:s/>возьмет с <text:s/>приданным, <text:s/>да</text:p>
      <text:p text:style-name="Standard"><text:s text:c="2"/>кстати захватит m-lle Bourienne. Та будет женой, а ты...</text:p>
      <text:p text:style-name="Standard"><text:s text:c="7"/>Князь остановился. <text:s/>Он заметил впечатление, произведенное этими словами</text:p>
      <text:p text:style-name="Standard"><text:s text:c="2"/>на дочь. Она опустила голову и собиралась плакать.</text:p>
      <text:p text:style-name="Standard"><text:s text:c="7"/>-- <text:s/>Ну, <text:s/>ну, шучу, шучу, -- сказал он. -- Помни одно, княжна: я держусь</text:p>
      <text:p text:style-name="Standard"><text:s text:c="2"/>тех <text:s/>правил, что <text:s/>девица <text:s/>имеет полное <text:s/>право выбирать. И даю тебе <text:s/>свободу.</text:p>
      <text:p text:style-name="Standard"><text:s text:c="2"/>Помни <text:s/>одно: от твоего решения зависит счастье жизни твоей. <text:s/>Обо мне <text:s/>нечего</text:p>
      <text:p text:style-name="Standard"><text:s text:c="2"/>говорить.</text:p>
      <text:p text:style-name="Standard"><text:s text:c="7"/>-- Да я не знаю... mon père.</text:p>
      <text:p text:style-name="Standard"><text:s text:c="7"/>-- Нечего <text:s/>говорить! <text:s/>Ему велят, он не только на <text:s/>тебе, на <text:s/>ком <text:s/>хочешь</text:p>
      <text:p text:style-name="Standard"><text:s text:c="2"/>женится; а ты свободна выбирать... Поди к себе, обдумай и через час приди ко</text:p>
      <text:p text:style-name="Standard"><text:s text:c="2"/>мне и при нем скажи: да <text:s/>или <text:s/>нет. Я знаю, ты станешь молиться. Ну, пожалуй,</text:p>
      <text:p text:style-name="Standard"><text:s text:c="2"/>молись. Только лучше подумай. Ступай. Да или нет, да или нет, да или нет! --</text:p>
      <text:p text:style-name="Standard"><text:s text:c="2"/>кричал он еще в то время, как княжна, <text:s/>как в <text:s/>тумане, шатаясь, <text:s/>уже вышла из</text:p>
      <text:p text:style-name="Standard"><text:s text:c="2"/>кабинета.</text:p>
      <text:p text:style-name="Standard"><text:s text:c="7"/>Судьба ее <text:s/>решилась <text:s/>и решилась счастливо. <text:s/>Но что отец сказал о <text:s/>m-lle</text:p>
      <text:p text:style-name="Standard"><text:s text:c="2"/>Bourienne, -- этот намек был ужасен. Неправда, положим, но все-таки это было</text:p>
      <text:p text:style-name="Standard"><text:s text:c="2"/>ужасно, она не <text:s/>могла <text:s/>не <text:s/>думать об этом. Она <text:s/>шла прямо <text:s/>перед собой через</text:p>
      <text:p text:style-name="Standard"><text:s text:c="2"/>зимний <text:s/>сад, <text:s/>ничего не <text:s/>видя и не слыша, <text:s/>как вдруг <text:s/>знакомый <text:s/>шопот <text:s/>m-lle</text:p>
      <text:p text:style-name="Standard"><text:s text:c="2"/>Bourienne <text:s/>разбудил <text:s/>ее. Она подняла глаза и <text:s/>в <text:s/>двух шагах <text:s/>от себя увидала</text:p>
      <text:p text:style-name="Standard"><text:s text:c="2"/>Анатоля, который обнимал француженку и что-то <text:s/>шептал ей. Анатоль с страшным</text:p>
      <text:p text:style-name="Standard"><text:s text:c="2"/>выражением на красивом лице оглянулся на княжну Марью и не выпустил в первую</text:p>
      <text:p text:style-name="Standard"><text:s text:c="2"/>секунду талию m-lle Bourienne, которая не видала ее.</text:p>
      <text:p text:style-name="Standard"><text:s text:c="7"/>"Кто <text:s/>тут? Зачем? Подождите!" <text:s/>как будто говорило лицо <text:s/>Анатоля. Княжна</text:p>
      <text:p text:style-name="Standard"><text:s text:c="2"/>Марья молча <text:s/>глядела <text:s/>на <text:s/>них. Она <text:s/>не могла <text:s/>понять <text:s/>этого. Наконец, <text:s/>m-lle</text:p>
      <text:p text:style-name="Standard"><text:s text:c="2"/>Bourienne вскрикнула <text:s/>и убежала, <text:s/>а <text:s/>Анатоль <text:s/>с <text:s/>веселой улыбкой <text:s/>поклонился</text:p>
      <text:p text:style-name="Standard"><text:s text:c="2"/>княжне <text:s/>Марье, как будто приглашая ее посмеяться <text:s/>над этим странным случаем,</text:p>
      <text:p text:style-name="Standard"><text:s text:c="2"/>и, пожав плечами, прошел в дверь, ведшую на его половину.</text:p>
      <text:p text:style-name="Standard"><text:s text:c="7"/>Через <text:s/>час <text:s/>Тихон <text:s/>пришел <text:s/>звать <text:s/>княжну <text:s/>Марью. <text:s/>Он звал ее к <text:s/>князю и</text:p>
      <text:p text:style-name="Standard"><text:s text:c="2"/>прибавил, <text:s/>что <text:s/>и князь <text:s/>Василий Сергеич <text:s/>там. Княжна, в то время как пришел</text:p>
      <text:p text:style-name="Standard"><text:s text:c="2"/>Тихон, сидела на диване <text:s/>в своей комнате и держала в своих объятиях плачущую</text:p>
      <text:p text:style-name="Standard"><text:soft-page-break/><text:s text:c="2"/>m-llå Bourienne. <text:s/>Княжна Марья <text:s/>тихо <text:s/>гладила ее по голове. Прекрасные</text:p>
      <text:p text:style-name="Standard"><text:s text:c="2"/>глаза княжны, со <text:s/>всем <text:s/>своим прежним спокойствием и лучистостью, смотрели с</text:p>
      <text:p text:style-name="Standard"><text:s text:c="2"/>нежной любовью и сожалением на хорошенькое личико m-lle Bourienne.</text:p>
      <text:p text:style-name="Standard"><text:s text:c="7"/>-- <text:s/>Non, princesse, <text:s/>je <text:s/>suis <text:s/>perdue pour toujours dans <text:s/>votre <text:s/>coeur,</text:p>
      <text:p text:style-name="Standard"><text:s text:c="2"/>[40] -- говорила m-lle Bourienne.</text:p>
      <text:p text:style-name="Standard"><text:s text:c="7"/>-- Pourquoi? <text:s/>Je vous aime plus, que jamais, -- говорила княжна <text:s/>Марья,</text:p>
      <text:p text:style-name="Standard"><text:s text:c="2"/>-- <text:s/>et je tâcherai <text:s/>de <text:s/>faire <text:s/>tout <text:s/>ce <text:s/>qui est <text:s/>en mon pouvoir <text:s/>pour votre</text:p>
      <text:p text:style-name="Standard"><text:s text:c="2"/>bonheur. [41]</text:p>
      <text:p text:style-name="Standard"><text:s text:c="7"/>-- Mais vous <text:s/>me méprisez, vous si pure, vous ne comprendrez jamais cet</text:p>
      <text:p text:style-name="Standard"><text:s text:c="2"/>égarement de la passion. Ah, ce n'est que ma pauvre mère... [42]</text:p>
      <text:p text:style-name="Standard"><text:s text:c="7"/>-- Je comprends <text:s/>tout, [43] -- отвечала княжна Марья, <text:s/>грустно</text:p>
      <text:p text:style-name="Standard"><text:s text:c="2"/>улыбаясь. -- Успокойтесь, мой друг. Я пойду к отцу, -- сказала она и вышла.</text:p>
      <text:p text:style-name="Standard"><text:s text:c="7"/>Князь <text:s/>Василий, <text:s/>загнув высоко <text:s/>ногу, <text:s/>с табакеркой в <text:s/>руках <text:s/>и как <text:s/>бы</text:p>
      <text:p text:style-name="Standard"><text:s text:c="2"/>расчувствованный <text:s/>донельзя, <text:s text:c="2"/>как <text:s/>бы <text:s/>сам <text:s text:c="2"/>сожалея <text:s/>и <text:s/>смеясь <text:s text:c="2"/>над <text:s/>своей</text:p>
      <text:p text:style-name="Standard"><text:s text:c="2"/>чувствительностью, <text:s/>сидел <text:s/>с <text:s/>улыбкой <text:s/>умиления на лице, когда вошла <text:s/>княжна</text:p>
      <text:p text:style-name="Standard"><text:s text:c="2"/>Марья. Он поспешно поднес щепоть табаку к носу.</text:p>
      <text:p text:style-name="Standard"><text:s text:c="7"/>-- <text:s/>Ah, ma bonne, ma <text:s/>bonne, [44] -- сказал он, вставая и взяв</text:p>
      <text:p text:style-name="Standard"><text:s text:c="2"/>ее за <text:s/>обе руки. Он вздохнул и прибавил: -- <text:s/>Le <text:s/>sort de mon fils est en vos</text:p>
      <text:p text:style-name="Standard"><text:s text:c="2"/>mains. <text:s/>Décidez, <text:s/>ma <text:s/>bonne, <text:s/>ma chère, ma <text:s/>douée Marieie qui <text:s/>j'ai toujours</text:p>
      <text:p text:style-name="Standard"><text:s text:c="2"/>aimée, comme ma fille. [45]</text:p>
      <text:p text:style-name="Standard"><text:s text:c="7"/>Он отошел. Действительная слеза показалась на его глазах.</text:p>
      <text:p text:style-name="Standard"><text:s text:c="7"/>-- Фр... фр... -- фыркал князь Николай Андреич.</text:p>
      <text:p text:style-name="Standard"><text:s text:c="7"/>-- Князь от имени своего воспитанника... сына, <text:s/>тебе делает пропозицию.</text:p>
      <text:p text:style-name="Standard"><text:s text:c="2"/>Хочешь <text:s/>ли ты <text:s/>или нет быть женою князя Анатоля Курагина? Ты говори: <text:s/>да или</text:p>
      <text:p text:style-name="Standard"><text:s text:c="2"/>нет! -- закричал он, -- а потом <text:s/>я <text:s/>удерживаю <text:s/>за собой право сказать и свое</text:p>
      <text:p text:style-name="Standard"><text:s text:c="2"/>мнение. Да, <text:s/>мое мнение <text:s/>и <text:s/>только свое <text:s/>мнение, -- <text:s/>прибавил князь <text:s/>Николай</text:p>
      <text:p text:style-name="Standard"><text:s text:c="2"/>Андреич, обращаясь к князю Василью <text:s/>и отвечая на его умоляющее выражение. --</text:p>
      <text:p text:style-name="Standard"><text:s text:c="2"/>Да или нет?</text:p>
      <text:p text:style-name="Standard"><text:s text:c="7"/>-- Мое желание, mon père, никогда не покидать вас, никогда не разделять</text:p>
      <text:p text:style-name="Standard"><text:s text:c="2"/>своей <text:s/>жизни с вашей. Я <text:s/>не хочу выходить замуж, -- сказала она <text:s/>решительно,</text:p>
      <text:p text:style-name="Standard"><text:s text:c="2"/>взглянув своими прекрасными глазами на князя Василья и на отца.</text:p>
      <text:p text:style-name="Standard"><text:s text:c="7"/>-- Вздор, <text:s/>глупости! <text:s/>Вздор, <text:s/>вздор, вздор! <text:s/>-- нахмурившись, <text:s/>закричал</text:p>
      <text:p text:style-name="Standard"><text:s text:c="2"/>князь Николай Андреич, взял дочь за руку, пригнул к себе и не поцеловал, <text:s/>но</text:p>
      <text:p text:style-name="Standard"><text:s text:c="2"/>только пригнув свой лоб к ее лбу, дотронулся до нее и так сжал руку, которую</text:p>
      <text:p text:style-name="Standard"><text:s text:c="2"/>он держал, что она поморщилась и вскрикнула.</text:p>
      <text:p text:style-name="Standard"><text:s text:c="7"/>Князь Василий встал.</text:p>
      <text:p text:style-name="Standard"><text:s text:c="7"/>-- <text:s/>Ma chère, <text:s/>je <text:s/>vous dirai, <text:s/>que c'est un <text:s/>moment <text:s/>que je <text:s/>n'oublrai</text:p>
      <text:p text:style-name="Standard"><text:s text:c="2"/>jamais, jamais; mais, ma bonne, est-ce que vous ne nous donnerez <text:s/>pas un peu</text:p>
      <text:p text:style-name="Standard"><text:s text:c="2"/>d'espérance de toucher ce coeur si bon, si généreux. Dites, que peut-être...</text:p>
      <text:p text:style-name="Standard"><text:s text:c="2"/>L'avenir est si grand. Dites: peut-être. [46]</text:p>
      <text:p text:style-name="Standard"><text:s text:c="7"/>-- <text:s/>Князь, то, <text:s/>что я сказала, <text:s/>есть все, <text:s/>что <text:s/>есть в моем <text:s/>сердце. <text:s/>Я</text:p>
      <text:p text:style-name="Standard"><text:s text:c="2"/>благодарю за честь, но никогда не буду женой вашего сына.</text:p>
      <text:p text:style-name="Standard"><text:s text:c="7"/>-- <text:s/>Ну, <text:s/>и <text:s/>кончено, <text:s/>мой милый. Очень <text:s/>рад тебя видеть, очень рад тебя</text:p>
      <text:p text:style-name="Standard"><text:s text:c="2"/>видеть. Поди к себе, княжна, поди, -- говорил <text:s/>старый князь. -- Очень, очень</text:p>
      <text:p text:style-name="Standard"><text:s text:c="2"/>рад тебя видеть, -- повторял он, обнимая князя Василья.</text:p>
      <text:p text:style-name="Standard"><text:s text:c="7"/>"Мое призвание другое, -- думала про себя <text:s/>княжна Марья, мое <text:s/>призвание</text:p>
      <text:p text:style-name="Standard"><text:s text:c="2"/>-- быть счастливой <text:s/>другим <text:s/>счастием, счастием любви и самопожертвования. <text:s/>И</text:p>
      <text:p text:style-name="Standard"><text:s text:c="2"/>что бы мне это ни стоило, я сделаю <text:s/>счастие бедной Amé. Она так страстно его</text:p>
      <text:p text:style-name="Standard"><text:s text:c="2"/>любит. Она так страстно раскаивается. Я все сделаю, чтобы устроить ее брак с</text:p>
      <text:p text:style-name="Standard"><text:s text:c="2"/>ним. Ежели он не богат, я дам ей средства, я попрошу отца, я попрошу Андрея.</text:p>
      <text:p text:style-name="Standard"><text:s text:c="2"/>Я так буду счастлива, когда она будет его женою. Она так несчастлива, чужая,</text:p>
      <text:p text:style-name="Standard"><text:s text:c="2"/>одинокая, без помощи! И <text:s/>Боже мой, как <text:s/>страстно она <text:s/>любит, <text:s/>ежели <text:s/>она так</text:p>
      <text:p text:style-name="Standard"><text:soft-page-break/><text:s text:c="2"/>могла <text:s/>забыть <text:s/>себя. Может быть, и я <text:s/>сделала <text:s/>бы <text:s/>то <text:s/>же!..." думала княжна</text:p>
      <text:p text:style-name="Standard"><text:s text:c="2"/>Марья.</text:p>
      <text:p text:style-name="Standard"><text:s text:c="2"/></text:p>
      <text:p text:style-name="Standard"><text:s text:c="2"/></text:p>
      <text:p text:style-name="Standard"><text:s text:c="2"/></text:p>
      <text:p text:style-name="Standard">VI.</text:p>
      <text:p text:style-name="Standard"></text:p>
      <text:p text:style-name="Standard"></text:p>
      <text:p text:style-name="Standard"><text:s text:c="2"/></text:p>
      <text:p text:style-name="Standard"><text:s text:c="7"/>Долго Ростовы <text:s/>не имели известий о <text:s/>Николушке; <text:s/>только в <text:s/>середине зимы</text:p>
      <text:p text:style-name="Standard"><text:s text:c="2"/>графу было передано письмо, на адресе которого <text:s/>он узнал <text:s/>руку сына. Получив</text:p>
      <text:p text:style-name="Standard"><text:s text:c="2"/>письмо, граф испуганно и поспешно, стараясь не быть замеченным, <text:s/>на-цыпочках</text:p>
      <text:p text:style-name="Standard"><text:s text:c="2"/>пробежал в свой кабинет, заперся и стал читать. Анна Михайловна, узнав <text:s/>(как</text:p>
      <text:p text:style-name="Standard"><text:s text:c="2"/>она и все знала, что делалось <text:s/>в доме) о получении письма, тихим шагом вошла</text:p>
      <text:p text:style-name="Standard"><text:s text:c="2"/>к графу <text:s/>и застала <text:s/>его с письмом в руках рыдающим <text:s/>и вместе смеющимся. Анна</text:p>
      <text:p text:style-name="Standard"><text:s text:c="2"/>Михайловна, несмотря на поправившиеся дела, продолжала жить у Ростовых.</text:p>
      <text:p text:style-name="Standard"><text:s text:c="7"/>-- <text:s/>Mon <text:s/>bon <text:s/>ami? -- <text:s/>вопросительно-грустно <text:s/>и с <text:s/>готовностью <text:s/>всякого</text:p>
      <text:p text:style-name="Standard"><text:s text:c="2"/>участия произнесла Анна Михайловна.</text:p>
      <text:p text:style-name="Standard"><text:s text:c="7"/>Граф зарыдал еще больше. "Николушка... <text:s/>письмо... ранен... бы... был...</text:p>
      <text:p text:style-name="Standard"><text:s text:c="2"/>ma сhère... ранен... <text:s/>голубчик <text:s/>мой... графинюшка... в офицеры произведен...</text:p>
      <text:p text:style-name="Standard"><text:s text:c="2"/>слава Богу... Графинюшке как сказать?..."</text:p>
      <text:p text:style-name="Standard"><text:s text:c="7"/>Анна Михайловна подсела к нему, отерла своим платком слезы <text:s/>с его глаз,</text:p>
      <text:p text:style-name="Standard"><text:s text:c="2"/>с письма, закапанного ими, и <text:s/>свои слезы, прочла <text:s/>письмо, успокоила <text:s/>графа и</text:p>
      <text:p text:style-name="Standard"><text:s text:c="2"/>решила, <text:s/>что до обеда и <text:s/>до чаю <text:s/>она приготовит графиню, а после чаю объявит</text:p>
      <text:p text:style-name="Standard"><text:s text:c="2"/>все, коли Бог ей поможет.</text:p>
      <text:p text:style-name="Standard"><text:s text:c="7"/>Все время обеда Анна Михайловна <text:s/>говорила о слухах <text:s/>войны, о Николушке;</text:p>
      <text:p text:style-name="Standard"><text:s text:c="2"/>спросила два раза, когда получено было последнее письмо <text:s/>от него, хотя знала</text:p>
      <text:p text:style-name="Standard"><text:s text:c="2"/>это и <text:s/>прежде, и заметила, что <text:s/>очень легко, может быть, и <text:s/>нынче <text:s/>получится</text:p>
      <text:p text:style-name="Standard"><text:s text:c="2"/>письмо. Всякий <text:s/>раз как <text:s/>при этих намеках <text:s/>графиня <text:s/>начинала беспокоиться <text:s/>и</text:p>
      <text:p text:style-name="Standard"><text:s text:c="2"/>тревожно взглядывать <text:s/>то на графа, <text:s/>то на <text:s/>Анну Михайловну, <text:s/>Анна Михайловна</text:p>
      <text:p text:style-name="Standard"><text:s text:c="2"/>самым <text:s/>незаметным <text:s/>образом <text:s/>сводила <text:s/>разговор <text:s/>на <text:s/>незначительные <text:s/>предметы.</text:p>
      <text:p text:style-name="Standard"><text:s text:c="2"/>Наташа, <text:s/>из <text:s/>всего семейства более всех <text:s/>одаренная <text:s/>способностью чувствовать</text:p>
      <text:p text:style-name="Standard"><text:s text:c="2"/>оттенки интонаций, взглядов и выражений лиц, <text:s/>с начала обеда насторожила уши</text:p>
      <text:p text:style-name="Standard"><text:s text:c="2"/>и знала, что что-нибудь есть между ее отцом и Анной Михайловной и что-нибудь</text:p>
      <text:p text:style-name="Standard"><text:s text:c="2"/>касающееся брата, и что Анна Михайловна приготавливает. Несмотря на всю свою</text:p>
      <text:p text:style-name="Standard"><text:s text:c="2"/>смелость <text:s/>(Наташа <text:s/>знала, <text:s/>как <text:s/>чувствительна <text:s/>была ее <text:s/>мать <text:s/>ко <text:s/>всему, что</text:p>
      <text:p text:style-name="Standard"><text:s text:c="2"/>касалось известий о Николушке), она не решилась за <text:s/>обедом сделать вопроса и</text:p>
      <text:p text:style-name="Standard"><text:s text:c="2"/>от беспокойства <text:s/>за <text:s/>обедом ничего не <text:s/>ела и вертелась на <text:s/>стуле, не <text:s/>слушая</text:p>
      <text:p text:style-name="Standard"><text:s text:c="2"/>замечаний своей <text:s/>гувернантки. После <text:s/>обеда она <text:s/>стремглав бросилась догонять</text:p>
      <text:p text:style-name="Standard"><text:s text:c="2"/>Анну Михайловну и в диванной с разбега бросилась ей на шею.</text:p>
      <text:p text:style-name="Standard"><text:s text:c="7"/>-- Тетенька, голубушка, скажите, что такое?</text:p>
      <text:p text:style-name="Standard"><text:s text:c="7"/>-- Ничего, мой друг.</text:p>
      <text:p text:style-name="Standard"><text:s text:c="7"/>-- Нет, душенька, голубчик, милая, персик, я не отстaнy, я знаю, что вы</text:p>
      <text:p text:style-name="Standard"><text:s text:c="2"/>знаете.</text:p>
      <text:p text:style-name="Standard"><text:s text:c="7"/>Анна Михайловна покачала головой.</text:p>
      <text:p text:style-name="Standard"><text:s text:c="7"/>-- Voua êtes une fine mouche, mon enfant, [47] -- сказала она.</text:p>
      <text:p text:style-name="Standard"><text:s text:c="7"/>-- <text:s/>От <text:s/>Николеньки <text:s/>письмо? <text:s/>Наверно! <text:s text:c="2"/>-- <text:s/>вскрикнула <text:s/>Наташа, <text:s/>прочтя</text:p>
      <text:p text:style-name="Standard"><text:s text:c="2"/>утвердительный ответ в лице Анны Михайловны.</text:p>
      <text:p text:style-name="Standard"><text:s text:c="7"/>-- Но ради Бога, будь осторожнее: <text:s/>ты знаешь, <text:s/>как это <text:s/>может <text:s/>поразить</text:p>
      <text:p text:style-name="Standard"><text:s text:c="2"/>твою maman.</text:p>
      <text:p text:style-name="Standard"><text:s text:c="7"/>-- Буду, <text:s/>буду, <text:s/>но расскажите. Не расскажете? Ну, так <text:s/>я сейчас <text:s/>пойду</text:p>
      <text:p text:style-name="Standard"><text:s text:c="2"/>скажу.</text:p>
      <text:p text:style-name="Standard"><text:soft-page-break/><text:s text:c="7"/>Анна Михайловна в коротких словах рассказала Наташе содержание письма с</text:p>
      <text:p text:style-name="Standard"><text:s text:c="2"/>условием не говорить никому.</text:p>
      <text:p text:style-name="Standard"><text:s text:c="7"/>Честное, благородное слово, <text:s/>-- крестясь, говорила Наташа, -- никому не</text:p>
      <text:p text:style-name="Standard"><text:s text:c="2"/>скажу, -- и тотчас же побежала к Соне.</text:p>
      <text:p text:style-name="Standard"><text:s text:c="7"/>-- <text:s/>Николенька...ранен...письмо... <text:s/>-- <text:s/>проговорила она торжественно <text:s/>и</text:p>
      <text:p text:style-name="Standard"><text:s text:c="2"/>радостно.</text:p>
      <text:p text:style-name="Standard"><text:s text:c="7"/>-- Nicolas! -- только выговорила Соня, мгновенно бледнея.</text:p>
      <text:p text:style-name="Standard"><text:s text:c="7"/>Наташа, увидав впечатление, <text:s/>произведенное на <text:s/>Соню <text:s/>известием <text:s/>о <text:s/>ране</text:p>
      <text:p text:style-name="Standard"><text:s text:c="2"/>брата, в первый раз почувствовала всю горестную сторону этого известия.</text:p>
      <text:p text:style-name="Standard"><text:s text:c="7"/>Она <text:s/>бросилась <text:s/>к <text:s/>Соне, <text:s/>обняла ее <text:s/>и заплакала. -- Немножко ранен, но</text:p>
      <text:p text:style-name="Standard"><text:s text:c="2"/>произведен в офицеры; он теперь здоров, он сам пишет, -- говорила она сквозь</text:p>
      <text:p text:style-name="Standard"><text:s text:c="2"/>слезы.</text:p>
      <text:p text:style-name="Standard"><text:s text:c="7"/>-- <text:s/>Вот <text:s/>видно, <text:s/>что <text:s/>все <text:s/>вы, <text:s/>женщины, <text:s/>-- <text:s/>плаксы, <text:s/>-- сказал <text:s/>Петя,</text:p>
      <text:p text:style-name="Standard"><text:s text:c="2"/>решительными большими шагами прохаживаясь по комнате. -- Я <text:s/>так очень рад и,</text:p>
      <text:p text:style-name="Standard"><text:s text:c="2"/>право, очень рад, что <text:s/>брат так отличился. Все вы нюни! ничего не понимаете.</text:p>
      <text:p text:style-name="Standard"><text:s text:c="2"/>-- Наташа улыбнулась сквозь слезы.</text:p>
      <text:p text:style-name="Standard"><text:s text:c="7"/>-- Ты не читала письма? -- спрашивала Соня.</text:p>
      <text:p text:style-name="Standard"><text:s text:c="7"/>-- Не читала, но она сказала, что все прошло, и что он уже офицер...</text:p>
      <text:p text:style-name="Standard"><text:s text:c="7"/>-- <text:s/>Слава <text:s/>Богу, <text:s/>-- <text:s/>сказала <text:s/>Соня, крестясь. <text:s/>-- <text:s/>Но, может быть, она</text:p>
      <text:p text:style-name="Standard"><text:s text:c="2"/>обманула тебя. Пойдем к maman.</text:p>
      <text:p text:style-name="Standard"><text:s text:c="7"/>Петя молча ходил по комнате.</text:p>
      <text:p text:style-name="Standard"><text:s text:c="7"/>-- Кабы я был на <text:s/>месте Николушки, я бы еще больше этих французов убил,</text:p>
      <text:p text:style-name="Standard"><text:s text:c="2"/>-- сказал он, <text:s/>-- такие они мерзкие! Я бы их побил <text:s/>столько, что кучу из них</text:p>
      <text:p text:style-name="Standard"><text:s text:c="2"/>сделали бы, -- продолжал Петя.</text:p>
      <text:p text:style-name="Standard"><text:s text:c="7"/>-- Молчи, Петя, какой ты дурак!...</text:p>
      <text:p text:style-name="Standard"><text:s text:c="7"/>-- Не я дурак, а дуры те, кто от пустяков плачут, -- сказал Петя.</text:p>
      <text:p text:style-name="Standard"><text:s text:c="7"/>-- Ты его помнишь? -- после минутного <text:s/>молчания вдруг <text:s/>спросила Наташа.</text:p>
      <text:p text:style-name="Standard"><text:s text:c="2"/>Соня улыбнулась: "Помню ли Nicolas?"</text:p>
      <text:p text:style-name="Standard"><text:s text:c="7"/>-- <text:s/>Нет, Соня, ты помнишь <text:s/>ли его так, <text:s/>чтоб хорошо помнить, <text:s/>чтобы все</text:p>
      <text:p text:style-name="Standard"><text:s text:c="2"/>помнить, <text:s/>-- <text:s/>с старательным жестом <text:s/>сказала <text:s/>Наташа, видимо, желая <text:s/>придать</text:p>
      <text:p text:style-name="Standard"><text:s text:c="2"/>своим словам самое серьезное <text:s/>значение. -- И я помню Николеньку, я помню, --</text:p>
      <text:p text:style-name="Standard"><text:s text:c="2"/>сказала она. -- А Бориса не помню. Совсем не помню...</text:p>
      <text:p text:style-name="Standard"><text:s text:c="7"/>-- Как? Не помнишь Бориса? -- спросила Соня с удивлением.</text:p>
      <text:p text:style-name="Standard"><text:s text:c="7"/>-- <text:s/>Не то, что не помню, -- я <text:s/>знаю, <text:s/>какой он, <text:s/>но <text:s/>не так <text:s/>помню, как</text:p>
      <text:p text:style-name="Standard"><text:s text:c="2"/>Николеньку. <text:s/>Его, я закрою глаза и помню, а <text:s/>Бориса нет (она закрыла глаза),</text:p>
      <text:p text:style-name="Standard"><text:s text:c="2"/>так, нет -- ничего!</text:p>
      <text:p text:style-name="Standard"><text:s text:c="7"/>-- <text:s/>Ах, Наташа, -- сказала Соня, восторженно <text:s/>и серьезно глядя <text:s/>на свою</text:p>
      <text:p text:style-name="Standard"><text:s text:c="2"/>подругу, как будто она <text:s/>считала ее <text:s/>недостойной слышать то, что она намерена</text:p>
      <text:p text:style-name="Standard"><text:s text:c="2"/>была сказать, <text:s/>и как будто <text:s/>она говорила это кому-то другому, <text:s/>с <text:s/>кем нельзя</text:p>
      <text:p text:style-name="Standard"><text:s text:c="2"/>шутить. -- <text:s/>Я <text:s/>полюбила раз твоего брата, <text:s/>и, что <text:s/>бы ни случилось с ним, со</text:p>
      <text:p text:style-name="Standard"><text:s text:c="2"/>мной, я никогда не перестану любить его во всю жизнь.</text:p>
      <text:p text:style-name="Standard"><text:s text:c="7"/>Наташа удивленно, <text:s/>любопытными глазами смотрела на Соню и <text:s/>молчала. Она</text:p>
      <text:p text:style-name="Standard"><text:s text:c="2"/>чувствовала, что то, что говорила Соня, была правда, <text:s/>что была такая любовь,</text:p>
      <text:p text:style-name="Standard"><text:s text:c="2"/>про которую говорила Соня; но Наташа ничего подобного еще не испытывала. Она</text:p>
      <text:p text:style-name="Standard"><text:s text:c="2"/>верила, что это могло быть, но не понимала.</text:p>
      <text:p text:style-name="Standard"><text:s text:c="7"/>-- Ты напишешь ему? -- спросила она.</text:p>
      <text:p text:style-name="Standard"><text:s text:c="7"/>Соня задумалась. Вопрос о том, как писать к Nicolas и нужно ли писать и</text:p>
      <text:p text:style-name="Standard"><text:s text:c="2"/>как писать, <text:s/>был вопрос, мучивший <text:s/>ее. <text:s/>Теперь, когда <text:s/>он <text:s/>был уже офицер <text:s/>и</text:p>
      <text:p text:style-name="Standard"><text:s text:c="2"/>раненый герой, хорошо ли было с ее стороны напомнить ему <text:s/>о себе и как будто</text:p>
      <text:p text:style-name="Standard"><text:s text:c="2"/>о том обязательстве, которое он взял на себя в отношении ее.</text:p>
      <text:p text:style-name="Standard"><text:s text:c="7"/>-- Не знаю; я <text:s/>думаю, коли он пишет, -- и я напишу, -- краснея, сказала</text:p>
      <text:p text:style-name="Standard"><text:s text:c="2"/>она.</text:p>
      <text:p text:style-name="Standard"><text:soft-page-break/><text:s text:c="7"/>-- И тебе не стыдно будет писать ему?</text:p>
      <text:p text:style-name="Standard"><text:s text:c="7"/>Соня улыбнулась. -- Нет.</text:p>
      <text:p text:style-name="Standard"><text:s text:c="7"/>-- А мне стыдно будет писать Борису, я не буду писать.</text:p>
      <text:p text:style-name="Standard"><text:s text:c="7"/>-- Да отчего же стыдно?Да так, я не знаю. Неловко, стыдно.</text:p>
      <text:p text:style-name="Standard"><text:s text:c="7"/>-- <text:s/>А я знаю, отчего ей стыдно будет, -- сказал <text:s/>Петя, обиженный первым</text:p>
      <text:p text:style-name="Standard"><text:s text:c="2"/>замечанием <text:s/>Наташи, -- оттого, <text:s/>что <text:s/>она была <text:s/>влюблена <text:s/>в этого <text:s/>толстого с</text:p>
      <text:p text:style-name="Standard"><text:s text:c="2"/>очками <text:s/>(так <text:s/>называл <text:s/>Петя <text:s/>своего тезку, <text:s/>нового графа <text:s/>Безухого); <text:s/>теперь</text:p>
      <text:p text:style-name="Standard"><text:s text:c="2"/>влюблена в певца этого (Петя говорил об итальянце, Наташином учителе пенья):</text:p>
      <text:p text:style-name="Standard"><text:s text:c="2"/>вот ей и стыдно.</text:p>
      <text:p text:style-name="Standard"><text:s text:c="7"/>-- Петя, ты глуп, -- сказала Наташа.</text:p>
      <text:p text:style-name="Standard"><text:s text:c="7"/>-- <text:s/>Не <text:s/>глупее тебя, <text:s/>матушка, -- сказал <text:s/>девятилетний Петя, точно <text:s/>как</text:p>
      <text:p text:style-name="Standard"><text:s text:c="2"/>будто он был старый бригадир.</text:p>
      <text:p text:style-name="Standard"><text:s text:c="7"/>Графиня была приготовлена намеками Анны Михайловны во время обеда. Уйдя</text:p>
      <text:p text:style-name="Standard"><text:s text:c="2"/>к себе, она, сидя <text:s/>на кресле, не спускала глаз с миниатюрного портрета сына,</text:p>
      <text:p text:style-name="Standard"><text:s text:c="2"/>вделанного в табакерке, и слезы навертывались ей на глаза. Анна Михайловна с</text:p>
      <text:p text:style-name="Standard"><text:s text:c="2"/>письмом на цыпочках подошла к комнате графини и остановилась.</text:p>
      <text:p text:style-name="Standard"><text:s text:c="7"/>-- Не входите, -- <text:s/>сказала она старому графу, шедшему за ней, -- после,</text:p>
      <text:p text:style-name="Standard"><text:s text:c="2"/>-- и затворила за собой дверь.</text:p>
      <text:p text:style-name="Standard"><text:s text:c="7"/>Граф приложил ухо к замку и стал слушать.</text:p>
      <text:p text:style-name="Standard"><text:s text:c="7"/>Сначала он слышал звуки равнодушных речей, потом один звук <text:s/>голоса Анны</text:p>
      <text:p text:style-name="Standard"><text:s text:c="2"/>Михайловны, <text:s/>говорившей <text:s/>длинную <text:s/>речь, <text:s/>потом вскрик, потом молчание, потом</text:p>
      <text:p text:style-name="Standard"><text:s text:c="2"/>опять <text:s/>оба <text:s/>голоса вместе говорили с радостными интонациями, и потом шаги, и</text:p>
      <text:p text:style-name="Standard"><text:s text:c="2"/>Анна <text:s/>Михайловна <text:s/>отворила ему дверь. На <text:s/>лице Анны Михайловны <text:s/>было <text:s/>гордое</text:p>
      <text:p text:style-name="Standard"><text:s text:c="2"/>выражение <text:s/>оператора, окончившего трудную ампутацию и вводящего <text:s/>публику для</text:p>
      <text:p text:style-name="Standard"><text:s text:c="2"/>того, чтоб она могла оценить его искусство.</text:p>
      <text:p text:style-name="Standard"><text:s text:c="7"/>-- C'est fait! [48] -- сказала она графу, торжественным жестом</text:p>
      <text:p text:style-name="Standard"><text:s text:c="2"/>указывая на графиню, которая <text:s/>держала в одной руке <text:s/>табакерку с портретом, в</text:p>
      <text:p text:style-name="Standard"><text:s text:c="2"/>другой -- письмо и прижимала губы то к тому, то к другому.</text:p>
      <text:p text:style-name="Standard"><text:s text:c="7"/>Увидав <text:s/>графа, она протянула к <text:s/>нему руки, обняла <text:s/>его <text:s/>лысую <text:s/>голову и</text:p>
      <text:p text:style-name="Standard"><text:s text:c="2"/>через <text:s/>лысую <text:s/>голову опять посмотрела на письмо и портрет <text:s/>и опять для того,</text:p>
      <text:p text:style-name="Standard"><text:s text:c="2"/>чтобы прижать их к губам, слегка оттолкнула лысую голову. Вера, Наташа, Соня</text:p>
      <text:p text:style-name="Standard"><text:s text:c="2"/>и Петя вошли в комнату, и началось чтение. В письме был кратко описан <text:s/>поход</text:p>
      <text:p text:style-name="Standard"><text:s text:c="2"/>и два <text:s/>сражения, в <text:s/>которых участвовал Николушка, производство <text:s/>в офицеры <text:s/>и</text:p>
      <text:p text:style-name="Standard"><text:s text:c="2"/>сказано, <text:s/>что он целует руки maman и papa, <text:s/>прося их благословения, и целует</text:p>
      <text:p text:style-name="Standard"><text:s text:c="2"/>Веру, Наташу, <text:s/>Петю. Кроме того он кланяется m-r Шелингу, и m-mе Шос и няне,</text:p>
      <text:p text:style-name="Standard"><text:s text:c="2"/>и, кроме того, просит поцеловать дорогую Соню, которую он все так же любит и</text:p>
      <text:p text:style-name="Standard"><text:s text:c="2"/>о которой все так же вспоминает. Услыхав это, Соня покраснела так, что слезы</text:p>
      <text:p text:style-name="Standard"><text:s text:c="2"/>выступили ей на глаза. И, не <text:s/>в силах выдержать обратившиеся на нее взгляды,</text:p>
      <text:p text:style-name="Standard"><text:s text:c="2"/>она <text:s/>побежала <text:s/>в залу, разбежалась, закружилась <text:s/>и, <text:s/>раздув <text:s/>баллоном платье</text:p>
      <text:p text:style-name="Standard"><text:s text:c="2"/>свое, раскрасневшаяся и улыбающаяся, села на пол. Графиня плакала.</text:p>
      <text:p text:style-name="Standard"><text:s text:c="7"/>-- <text:s/>О чем <text:s/>же вы плачете, maman? -- <text:s/>сказала Вера. <text:s/>-- По всему, что он</text:p>
      <text:p text:style-name="Standard"><text:s text:c="2"/>пишет, надо радоваться, а не плакать.</text:p>
      <text:p text:style-name="Standard"><text:s text:c="7"/>Это было совершенно справедливо, но и граф, <text:s/>и графиня, и Наташа -- все</text:p>
      <text:p text:style-name="Standard"><text:s text:c="2"/>с упреком посмотрели на нее. "И в кого она такая вышла!" подумала графиня.</text:p>
      <text:p text:style-name="Standard"><text:s text:c="7"/>Письмо Николушки <text:s/>было прочитано <text:s/>сотни <text:s/>раз, и те, <text:s/>которые <text:s/>считались</text:p>
      <text:p text:style-name="Standard"><text:s text:c="2"/>достойными <text:s/>его <text:s/>слушать, <text:s/>должны <text:s/>были <text:s/>приходить <text:s/>к <text:s/>графине, <text:s/>которая <text:s/>не</text:p>
      <text:p text:style-name="Standard"><text:s text:c="2"/>выпускала <text:s/>его <text:s/>из <text:s/>рук. <text:s/>Приходили <text:s/>гувернеры, <text:s/>няни, <text:s/>Митенька, <text:s/>некоторые</text:p>
      <text:p text:style-name="Standard"><text:s text:c="2"/>знакомые, <text:s/>и графиня перечитывала письмо <text:s/>всякий раз с новым <text:s/>наслаждением и</text:p>
      <text:p text:style-name="Standard"><text:s text:c="2"/>всякий раз открывала по <text:s/>этому письму <text:s/>новые добродетели в <text:s/>своем Николушке.</text:p>
      <text:p text:style-name="Standard"><text:s text:c="2"/>Как странно, необычайно, <text:s/>радостно ей было, что сын ее <text:s/>-- тот <text:s/>сын, который</text:p>
      <text:p text:style-name="Standard"><text:s text:c="2"/>чуть заметно крошечными членами шевелился в ней самой 20 лет тому назад, тот</text:p>
      <text:p text:style-name="Standard"><text:s text:c="2"/>сын, <text:s/>за которого <text:s/>она <text:s/>ссорилась <text:s/>с <text:s/>баловником-графом, <text:s/>тот <text:s/>сын, <text:s/>который</text:p>
      <text:p text:style-name="Standard"><text:soft-page-break/><text:s text:c="2"/>выучился говорить прежде: "груша", а потом "баба", что этот сын <text:s/>теперь там,</text:p>
      <text:p text:style-name="Standard"><text:s text:c="2"/>в <text:s/>чужой <text:s/>земле, <text:s/>в <text:s/>чужой среде, <text:s/>мужественный <text:s/>воин, <text:s/>один, <text:s/>без помощи <text:s/>и</text:p>
      <text:p text:style-name="Standard"><text:s text:c="2"/>руководства, <text:s/>делает там какое-то свое мужское <text:s/>дело. Весь всемирный вековой</text:p>
      <text:p text:style-name="Standard"><text:s text:c="2"/>опыт, указывающий на <text:s/>то, <text:s/>что <text:s/>дети незаметным путем <text:s/>от <text:s/>колыбели делаются</text:p>
      <text:p text:style-name="Standard"><text:s text:c="2"/>мужами, <text:s/>не <text:s/>существовал <text:s/>для <text:s/>графини. <text:s/>Возмужание <text:s/>ее <text:s/>сына <text:s/>в каждой поре</text:p>
      <text:p text:style-name="Standard"><text:s text:c="2"/>возмужания <text:s/>было <text:s/>для нее <text:s/>так <text:s/>же <text:s/>необычайно, как <text:s/>бы <text:s/>и <text:s/>не <text:s/>было никогда</text:p>
      <text:p text:style-name="Standard"><text:s text:c="2"/>миллионов-миллионов людей, точно так <text:s/>же возмужавших. Как не верилось 20 лет</text:p>
      <text:p text:style-name="Standard"><text:s text:c="2"/>тому назад, <text:s/>чтобы то маленькое существо, <text:s/>которое жило где-то там у ней под</text:p>
      <text:p text:style-name="Standard"><text:s text:c="2"/>сердцем, закричало бы и стало сосать грудь и стало бы говорить, так и теперь</text:p>
      <text:p text:style-name="Standard"><text:s text:c="2"/>не <text:s/>верилось <text:s/>ей, что <text:s/>это же <text:s/>существо <text:s/>могло <text:s/>быть <text:s/>тем <text:s/>сильным, <text:s/>храбрым</text:p>
      <text:p text:style-name="Standard"><text:s text:c="2"/>мужчиной, <text:s/>образцом <text:s/>сыновей <text:s/>и людей, которым он был теперь, судя по <text:s/>этому</text:p>
      <text:p text:style-name="Standard"><text:s text:c="2"/>письму.</text:p>
      <text:p text:style-name="Standard"><text:s text:c="7"/>-- <text:s/>Что <text:s/>за <text:s/>штиль, <text:s/>как <text:s/>он описывает <text:s/>мило! <text:s/>-- <text:s/>говорила она, <text:s/>читая</text:p>
      <text:p text:style-name="Standard"><text:s text:c="2"/>описательную часть письма. -- И что за душа! <text:s/>Об себе <text:s/>ничего... <text:s/>ничего! <text:s/>О</text:p>
      <text:p text:style-name="Standard"><text:s text:c="2"/>каком-то Денисове, а сам, <text:s/>верно, <text:s/>храбрее их всех. Ничего не пишет о <text:s/>своих</text:p>
      <text:p text:style-name="Standard"><text:s text:c="2"/>страданиях. Что за сердце! Как я узнаю его! <text:s/>И как вспомнил всех! <text:s/>Никого не</text:p>
      <text:p text:style-name="Standard"><text:s text:c="2"/>забыл. Я всегда, <text:s/>всегда <text:s/>говорила, <text:s/>еще когда <text:s/>он вот какой <text:s/>был, <text:s/>я всегда</text:p>
      <text:p text:style-name="Standard"><text:s text:c="2"/>говорила...</text:p>
      <text:p text:style-name="Standard"><text:s text:c="7"/>Более <text:s/>недели <text:s/>готовились, писались <text:s/>брульоны <text:s/>и переписывались <text:s/>набело</text:p>
      <text:p text:style-name="Standard"><text:s text:c="2"/>письма к <text:s/>Николушке от всего дома; под <text:s/>наблюдением графини и <text:s/>заботливостью</text:p>
      <text:p text:style-name="Standard"><text:s text:c="2"/>графа <text:s/>собирались нужные вещицы и деньги <text:s/>для обмундирования <text:s/>и <text:s/>обзаведения</text:p>
      <text:p text:style-name="Standard"><text:s text:c="2"/>вновь произведенного офицера. Анна Михайловна, <text:s/>практическая женщина, сумела</text:p>
      <text:p text:style-name="Standard"><text:s text:c="2"/>устроить <text:s/>себе и своему <text:s/>сыну <text:s/>протекцию в <text:s/>армии даже <text:s/>и для переписки. Она</text:p>
      <text:p text:style-name="Standard"><text:s text:c="2"/>имела случай посылать свои письма <text:s/>к <text:s/>великому <text:s/>князю Константину Павловичу,</text:p>
      <text:p text:style-name="Standard"><text:s text:c="2"/>который <text:s/>командовал гвардией. Ростовы предполагали, <text:s/>что русская гвардия <text:s/>за</text:p>
      <text:p text:style-name="Standard"><text:s text:c="2"/>границей, <text:s/>есть совершенно-определительный адрес, и <text:s/>что ежели письмо дойдет</text:p>
      <text:p text:style-name="Standard"><text:s text:c="2"/>до <text:s/>великого князя, командовавшего гвардией, <text:s/>то нет <text:s/>причины, <text:s/>чтобы оно не</text:p>
      <text:p text:style-name="Standard"><text:s text:c="2"/>дошло <text:s/>до <text:s/>Павлоградского полка, который <text:s/>должен быть там <text:s/>же <text:s/>поблизости; и</text:p>
      <text:p text:style-name="Standard"><text:s text:c="2"/>потому решено было отослать письма и <text:s/>деньги через <text:s/>курьера великого князя к</text:p>
      <text:p text:style-name="Standard"><text:s text:c="2"/>Борису, и Борис <text:s/>уже <text:s/>должен был доставить <text:s/>их <text:s/>к Николушке. Письма <text:s/>были от</text:p>
      <text:p text:style-name="Standard"><text:s text:c="2"/>старого графа, от графини, от <text:s/>Пети, от Веры, от Наташи, от Сони и, наконец,</text:p>
      <text:p text:style-name="Standard"><text:s text:c="2"/>6 000 денег на обмундировку и различные вещи, которые граф посылал сыну.</text:p>
      <text:p text:style-name="Standard"><text:s text:c="2"/></text:p>
      <text:p text:style-name="Standard"><text:s text:c="2"/></text:p>
      <text:p text:style-name="Standard"><text:s text:c="2"/></text:p>
      <text:p text:style-name="Standard">VII.</text:p>
      <text:p text:style-name="Standard"></text:p>
      <text:p text:style-name="Standard"></text:p>
      <text:p text:style-name="Standard"><text:s text:c="2"/></text:p>
      <text:p text:style-name="Standard"><text:s text:c="7"/>12-го ноября кутузовская боевая армия, стоявшая лагерем <text:s/>около Ольмюца,</text:p>
      <text:p text:style-name="Standard"><text:s text:c="2"/>готовилась <text:s/>к <text:s/>следующему <text:s/>дню на <text:s/>смотр <text:s/>двух <text:s/>императоров <text:s/>-- <text:s/>русского <text:s/>и</text:p>
      <text:p text:style-name="Standard"><text:s text:c="2"/>австрийского. <text:s/>Гвардия, <text:s/>только <text:s/>что подошедшая из России, ночевала в <text:s/>15-ти</text:p>
      <text:p text:style-name="Standard"><text:s text:c="2"/>верстах <text:s/>от Ольмюца <text:s/>и <text:s/>на другой день прямо <text:s/>на смотр, к 10-ти часам <text:s/>утра,</text:p>
      <text:p text:style-name="Standard"><text:s text:c="2"/>вступала на ольмюцкое поле.</text:p>
      <text:p text:style-name="Standard"><text:s text:c="7"/>Николай <text:s/>Ростов в этот день получил от Бориса записку, извещавшую <text:s/>его,</text:p>
      <text:p text:style-name="Standard"><text:s text:c="2"/>что <text:s/>Измайловский <text:s/>полк ночует в <text:s/>15-ти <text:s/>верстах не доходя Ольмюца, и что он</text:p>
      <text:p text:style-name="Standard"><text:s text:c="2"/>ждет его, чтобы передать письмо и деньги. Деньги были особенно нужны Ростову</text:p>
      <text:p text:style-name="Standard"><text:s text:c="2"/>теперь, когда, вернувшись из <text:s/>похода, войска остановились <text:s/>под <text:s/>Ольмюцом, <text:s/>и</text:p>
      <text:p text:style-name="Standard"><text:s text:c="2"/>хорошо снабженные <text:s/>маркитанты и <text:s/>австрийские <text:s/>жиды, предлагая <text:s/>всякого <text:s/>рода</text:p>
      <text:p text:style-name="Standard"><text:s text:c="2"/>соблазны, наполняли лагерь. У павлоградцев <text:s/>шли пиры за пирами, празднования</text:p>
      <text:p text:style-name="Standard"><text:s text:c="2"/>полученных за <text:s/>поход <text:s/>наград и <text:s/>поездки <text:s/>в <text:s/>Ольмюц к <text:s/>вновь <text:s/>прибывшей <text:s/>туда</text:p>
      <text:p text:style-name="Standard"><text:s text:c="2"/>Каролине Венгерке, открывшей там трактир с женской прислугой. Ростов недавно</text:p>
      <text:p text:style-name="Standard"><text:soft-page-break/><text:s text:c="2"/>отпраздновал свое <text:s/>вышедшее производство <text:s/>в корнеты, <text:s/>купил Бедуина, <text:s/>лошадь</text:p>
      <text:p text:style-name="Standard"><text:s text:c="2"/>Денисова, и <text:s/>был <text:s/>кругом должен <text:s/>товарищам <text:s/>и маркитантам. <text:s/>Получив <text:s/>записку</text:p>
      <text:p text:style-name="Standard"><text:s text:c="2"/>Бориса, Ростов с <text:s/>товарищем <text:s/>поехал до <text:s/>Ольмюца, там пообедал, выпил бутылку</text:p>
      <text:p text:style-name="Standard"><text:s text:c="2"/>вина и один поехал в <text:s/>гвардейский лагерь отыскивать своего товарища детства.</text:p>
      <text:p text:style-name="Standard"><text:s text:c="2"/>Ростов <text:s/>еще <text:s/>не <text:s/>успел обмундироваться. <text:s/>На <text:s/>нем была <text:s/>затасканная юнкерская</text:p>
      <text:p text:style-name="Standard"><text:s text:c="2"/>куртка <text:s/>с <text:s/>солдатским крестом, такие же, подбитые затертой <text:s/>кожей, рейтузы и</text:p>
      <text:p text:style-name="Standard"><text:s text:c="2"/>офицерская с <text:s/>темляком <text:s/>сабля; лошадь, <text:s/>на <text:s/>которой он ехал, <text:s/>была <text:s/>донская,</text:p>
      <text:p text:style-name="Standard"><text:s text:c="2"/>купленная походом у казака; <text:s/>гусарская <text:s/>измятая шапочка была <text:s/>ухарски надета</text:p>
      <text:p text:style-name="Standard"><text:s text:c="2"/>назад и набок. <text:s/>Подъезжая к лагерю Измайловского полка, он думал <text:s/>о том, как</text:p>
      <text:p text:style-name="Standard"><text:s text:c="2"/>он поразит Бориса и всех его товарищей-гвардейцев своим обстреленным <text:s/>боевым</text:p>
      <text:p text:style-name="Standard"><text:s text:c="2"/>гусарским видом.</text:p>
      <text:p text:style-name="Standard"><text:s text:c="7"/>Гвардия <text:s/>весь поход прошла, как на <text:s/>гуляньи, <text:s/>щеголяя своей чистотой <text:s/>и</text:p>
      <text:p text:style-name="Standard"><text:s text:c="2"/>дисциплиной. <text:s text:c="2"/>Переходы <text:s/>были <text:s/>малые, <text:s/>ранцы <text:s/>везли <text:s/>на <text:s/>подводах, <text:s/>офицерам</text:p>
      <text:p text:style-name="Standard"><text:s text:c="2"/>австрийское начальство <text:s/>готовило на всех переходах <text:s/>прекрасные <text:s/>обеды. Полки</text:p>
      <text:p text:style-name="Standard"><text:s text:c="2"/>вступали <text:s/>и выступали из городов <text:s/>с <text:s/>музыкой, и весь <text:s/>поход <text:s/>(чем <text:s/>гордились</text:p>
      <text:p text:style-name="Standard"><text:s text:c="2"/>гвардейцы), по приказанию великого князя, люди шли в ногу, а офицеры <text:s/>пешком</text:p>
      <text:p text:style-name="Standard"><text:s text:c="2"/>на <text:s/>своих <text:s/>местах. Борис <text:s/>все время похода <text:s/>шел и стоял с Бергом, теперь уже</text:p>
      <text:p text:style-name="Standard"><text:s text:c="2"/>ротным <text:s/>командиром. <text:s/>Берг, <text:s text:c="2"/>во <text:s/>время <text:s/>похода <text:s/>получив <text:s/>роту, <text:s/>успел <text:s/>своей</text:p>
      <text:p text:style-name="Standard"><text:s text:c="2"/>исполнительностью и аккуратностью <text:s/>заслужить доверие <text:s/>начальства <text:s/>и <text:s/>устроил</text:p>
      <text:p text:style-name="Standard"><text:s text:c="2"/>весьма выгодно свои <text:s/>экономические дела; Борис во <text:s/>время похода сделал много</text:p>
      <text:p text:style-name="Standard"><text:s text:c="2"/>знакомств <text:s text:c="2"/>с <text:s text:c="2"/>людьми, <text:s text:c="2"/>которые <text:s text:c="2"/>могли <text:s text:c="2"/>быть <text:s/>ему <text:s text:c="2"/>полезными, <text:s/>и <text:s/>через</text:p>
      <text:p text:style-name="Standard"><text:s text:c="2"/>рекомендательное письмо, <text:s/>привезенное <text:s/>им <text:s/>от <text:s/>Пьера, <text:s/>познакомился с князем</text:p>
      <text:p text:style-name="Standard"><text:s text:c="2"/>Андреем <text:s/>Болконским, <text:s/>через <text:s/>которого он <text:s/>надеялся получить <text:s/>место <text:s/>в <text:s/>штабе</text:p>
      <text:p text:style-name="Standard"><text:s text:c="2"/>главнокомандующего. Берг и <text:s/>Борис, <text:s/>чисто и аккуратно одетые, отдохнув после</text:p>
      <text:p text:style-name="Standard"><text:s text:c="2"/>последнего дневного перехода, сидели <text:s/>в чистой <text:s/>отведенной им квартире перед</text:p>
      <text:p text:style-name="Standard"><text:s text:c="2"/>круглым столом и <text:s/>играли <text:s/>в <text:s/>шахматы. <text:s/>Берг <text:s/>держал <text:s/>между <text:s/>колен <text:s/>курящуюся</text:p>
      <text:p text:style-name="Standard"><text:s text:c="2"/>трубочку. <text:s/>Борис, с свойственной <text:s/>ему <text:s/>аккуратностью, <text:s/>белыми тонкими руками</text:p>
      <text:p text:style-name="Standard"><text:s text:c="2"/>пирамидкой <text:s/>уставлял <text:s/>шашки, ожидая хода <text:s/>Берга, <text:s/>и <text:s/>глядел на <text:s/>лицо <text:s/>своего</text:p>
      <text:p text:style-name="Standard"><text:s text:c="2"/>партнера, видимо думая об игре, как он <text:s/>и всегда думал только <text:s/>о том, чем он</text:p>
      <text:p text:style-name="Standard"><text:s text:c="2"/>был занят.</text:p>
      <text:p text:style-name="Standard"><text:s text:c="7"/>-- Ну-ка, как вы из этого выйдете? -- сказал он.</text:p>
      <text:p text:style-name="Standard"><text:s text:c="7"/>-- <text:s/>Будем стараться, -- <text:s/>отвечал Берг, <text:s/>дотрогиваясь <text:s/>до пешки <text:s/>и опять</text:p>
      <text:p text:style-name="Standard"><text:s text:c="2"/>опуская руку.</text:p>
      <text:p text:style-name="Standard"><text:s text:c="7"/>В это время дверь отворилась.</text:p>
      <text:p text:style-name="Standard"><text:s text:c="7"/>-- <text:s/>Вот <text:s/>он, <text:s/>наконец, -- <text:s/>закричал <text:s/>Ростов. <text:s/>-- <text:s/>И <text:s/>Берг тут! <text:s/>Ах <text:s/>ты,</text:p>
      <text:p text:style-name="Standard"><text:s text:c="2"/>петизанфан, <text:s/>але <text:s/>куше дормир, [49] -- закричал <text:s/>он, повторяя слова</text:p>
      <text:p text:style-name="Standard"><text:s text:c="2"/>няньки, над которыми они смеивались когда-то вместе с Борисом.</text:p>
      <text:p text:style-name="Standard"><text:s text:c="7"/>-- Батюшки! как ты <text:s/>переменился! -- Борис встал <text:s/>навстречу Ростову, но,</text:p>
      <text:p text:style-name="Standard"><text:s text:c="2"/>вставая, не забыл поддержать и поставить на место падавшие <text:s/>шахматы <text:s/>и хотел</text:p>
      <text:p text:style-name="Standard"><text:s text:c="2"/>обнять <text:s/>своего <text:s/>друга, <text:s/>но <text:s/>Николай отсторонился <text:s/>от <text:s/>него. С тем <text:s/>особенным</text:p>
      <text:p text:style-name="Standard"><text:s text:c="2"/>чувством молодости, которая <text:s/>боится битых дорог, хочет, <text:s/>не подражая другим,</text:p>
      <text:p text:style-name="Standard"><text:s text:c="2"/>по-новому, по-своему выражать свои чувства, только <text:s/>бы не <text:s/>так, как выражают</text:p>
      <text:p text:style-name="Standard"><text:s text:c="2"/>это, <text:s/>часто притворно, <text:s/>старшие, Николай хотел <text:s/>что-нибудь особенное сделать</text:p>
      <text:p text:style-name="Standard"><text:s text:c="2"/>при свидании <text:s/>с другом: он хотел <text:s/>как-нибудь ущипнуть, <text:s/>толкнуть <text:s/>Бориса, но</text:p>
      <text:p text:style-name="Standard"><text:s text:c="2"/>только <text:s/>никак <text:s/>не <text:s/>поцеловаться, <text:s/>как <text:s/>это <text:s/>делали все. Борис же, <text:s/>напротив,</text:p>
      <text:p text:style-name="Standard"><text:s text:c="2"/>спокойно и дружелюбно обнял и три раза поцеловал Ростова.</text:p>
      <text:p text:style-name="Standard"><text:s text:c="7"/>Они <text:s/>полгода <text:s/>не видались почти; и в <text:s/>том возрасте, когда молодые <text:s/>люди</text:p>
      <text:p text:style-name="Standard"><text:s text:c="2"/>делают первые шаги на пути жизни, оба <text:s/>нашли друг в друге огромные перемены,</text:p>
      <text:p text:style-name="Standard"><text:s text:c="2"/>совершенно новые отражения тех <text:s/>обществ, в <text:s/>которых <text:s/>они сделали свои первые</text:p>
      <text:p text:style-name="Standard"><text:s text:c="2"/>шаги жизни. Оба много переменились с своего последнего свидания и оба хотели</text:p>
      <text:p text:style-name="Standard"><text:s text:c="2"/>поскорее выказать друг другу происшедшие в них перемены.</text:p>
      <text:p text:style-name="Standard"><text:s text:c="7"/>-- <text:s/>Ах вы, полотеры проклятые! Чистенькие, свеженькие, точно с гулянья,</text:p>
      <text:p text:style-name="Standard"><text:soft-page-break/><text:s text:c="2"/>не то, что <text:s/>мы <text:s/>грешные, армейщина, -- <text:s/>говорил <text:s/>Ростов с <text:s/>новыми для Бориса</text:p>
      <text:p text:style-name="Standard"><text:s text:c="2"/>баритонными <text:s/>звуками в <text:s/>голосе <text:s/>и <text:s/>армейскими <text:s/>ухватками, <text:s/>указывая на <text:s/>свои</text:p>
      <text:p text:style-name="Standard"><text:s text:c="2"/>забрызганные грязью рейтузы.</text:p>
      <text:p text:style-name="Standard"><text:s text:c="7"/>Хозяйка-немка высунулась из двери на громкий голос Ростова.</text:p>
      <text:p text:style-name="Standard"><text:s text:c="7"/>-- Что, хорошенькая? -- сказал он, подмигнув.</text:p>
      <text:p text:style-name="Standard"><text:s text:c="7"/>-- Что ты так кричишь! Ты их напугаешь, -- сказал Борис. -- А я тебя не</text:p>
      <text:p text:style-name="Standard"><text:s text:c="2"/>ждал нынче, -- <text:s/>прибавил он. <text:s/>-- Я <text:s/>вчера, только <text:s/>отдал тебе <text:s/>записку через</text:p>
      <text:p text:style-name="Standard"><text:s text:c="2"/>одного знакомого <text:s/>адъютанта Кутузовского -- Болконского. Я не думал, что <text:s/>он</text:p>
      <text:p text:style-name="Standard"><text:s text:c="2"/>так скоро тебе доставит... Ну, что ты, как? Уже обстрелен? -- спросил Борис.</text:p>
      <text:p text:style-name="Standard"><text:s text:c="7"/>Ростов, <text:s/>не <text:s/>отвечая, <text:s/>тряхнул <text:s/>по <text:s/>солдатскому <text:s/>Георгиевскому <text:s/>кресту,</text:p>
      <text:p text:style-name="Standard"><text:s text:c="2"/>висевшему <text:s/>на <text:s/>снурках <text:s/>мундира, <text:s/>и, <text:s/>указывая <text:s/>на <text:s/>свою <text:s/>подвязанную <text:s/>руку,</text:p>
      <text:p text:style-name="Standard"><text:s text:c="2"/>улыбаясь, взглянул на Берга.</text:p>
      <text:p text:style-name="Standard"><text:s text:c="7"/>-- Как видишь, -- сказал он.</text:p>
      <text:p text:style-name="Standard"><text:s text:c="7"/>-- Вот <text:s/>как, <text:s/>да, да! -- улыбаясь, сказал Борис, -- <text:s/>а мы <text:s/>тоже славный</text:p>
      <text:p text:style-name="Standard"><text:s text:c="2"/>поход сделали. <text:s/>Ведь <text:s/>ты <text:s/>знаешь, его <text:s/>высочество постоянно ехал <text:s/>при <text:s/>нашем</text:p>
      <text:p text:style-name="Standard"><text:s text:c="2"/>полку, так что у нас были <text:s/>все удобства и все выгоды. В Польше что за приемы</text:p>
      <text:p text:style-name="Standard"><text:s text:c="2"/>были, что <text:s/>за обеды, балы -- я не могу <text:s/>тебе рассказать. И <text:s/>цесаревич <text:s/>очень</text:p>
      <text:p text:style-name="Standard"><text:s text:c="2"/>милостив был ко всем нашим офицерам.</text:p>
      <text:p text:style-name="Standard"><text:s text:c="7"/>И оба <text:s/>приятеля <text:s/>рассказывали друг <text:s/>другу <text:s/>-- <text:s/>один <text:s/>о <text:s/>своих гусарских</text:p>
      <text:p text:style-name="Standard"><text:s text:c="2"/>кутежах и <text:s/>боевой жизни, <text:s/>другой о приятности и <text:s/>выгодах службы под командою</text:p>
      <text:p text:style-name="Standard"><text:s text:c="2"/>высокопоставленных лиц и т. п.</text:p>
      <text:p text:style-name="Standard"><text:s text:c="7"/>-- О гвардия! -- сказал Ростов. -- А вот что, пошли-ка за вином.</text:p>
      <text:p text:style-name="Standard"><text:s text:c="7"/>Борис поморщился.</text:p>
      <text:p text:style-name="Standard"><text:s text:c="7"/>-- Ежели непременно хочешь, -- сказал он.</text:p>
      <text:p text:style-name="Standard"><text:s text:c="7"/>И, подойдя к кровати, <text:s/>из-под <text:s/>чистых подушек достал <text:s/>кошелек <text:s/>и <text:s/>велел</text:p>
      <text:p text:style-name="Standard"><text:s text:c="2"/>принести вина.</text:p>
      <text:p text:style-name="Standard"><text:s text:c="7"/>-- Да, и тебе отдать деньги и письмо, -- прибавил он.</text:p>
      <text:p text:style-name="Standard"><text:s text:c="7"/>Ростов взял письмо и, бросив на диван деньги, облокотился обеими руками</text:p>
      <text:p text:style-name="Standard"><text:s text:c="2"/>на стол и стал читать. Он прочел несколько строк и злобно взглянул на Берга.</text:p>
      <text:p text:style-name="Standard"><text:s text:c="2"/>Встретив его взгляд, Ростов закрыл лицо письмом.</text:p>
      <text:p text:style-name="Standard"><text:s text:c="7"/>-- Однако <text:s/>денег <text:s/>вам <text:s/>порядочно прислали, <text:s/>-- сказал <text:s/>Берг, <text:s/>глядя <text:s/>на</text:p>
      <text:p text:style-name="Standard"><text:s text:c="2"/>тяжелый, <text:s/>вдавившийся <text:s/>в <text:s/>диван кошелек. -- <text:s/>Вот <text:s/>мы так и жалованьем, граф,</text:p>
      <text:p text:style-name="Standard"><text:s text:c="2"/>пробиваемся. Я вам скажу про себя...</text:p>
      <text:p text:style-name="Standard"><text:s text:c="7"/>-- Вот что, Берг милый мой, <text:s/>-- <text:s/>сказал Ростов, -- когда вы получите из</text:p>
      <text:p text:style-name="Standard"><text:s text:c="2"/>дома письмо <text:s/>и <text:s/>встретитесь <text:s/>с <text:s/>своим человеком, у <text:s/>которого <text:s/>вам <text:s/>захочется</text:p>
      <text:p text:style-name="Standard"><text:s text:c="2"/>расспросить <text:s/>про все, <text:s/>и <text:s/>я <text:s/>буду <text:s/>тут, я сейчас уйду, чтоб не <text:s/>мешать <text:s/>вам.</text:p>
      <text:p text:style-name="Standard"><text:s text:c="2"/>Послушайте, уйдите, <text:s/>пожалуйста, <text:s/>куда-нибудь, <text:s/>куда-нибудь... <text:s/>к чорту! <text:s/>--</text:p>
      <text:p text:style-name="Standard"><text:s text:c="2"/>крикнул он и тотчас <text:s/>же, <text:s/>схватив его за <text:s/>плечо и ласково глядя в его <text:s/>лицо,</text:p>
      <text:p text:style-name="Standard"><text:s text:c="2"/>видимо, стараясь смягчить <text:s/>грубость своих слов, прибавил: -- вы <text:s/>знаете, <text:s/>не</text:p>
      <text:p text:style-name="Standard"><text:s text:c="2"/>сердитесь; милый, голубчик, я от души говорю, как нашему старому знакомому.</text:p>
      <text:p text:style-name="Standard"><text:s text:c="7"/>-- <text:s/>Ах, помилуйте, <text:s/>граф, я очень понимаю, -- <text:s/>сказал Берг, <text:s/>вставая <text:s/>и</text:p>
      <text:p text:style-name="Standard"><text:s text:c="2"/>говоря в себя горловым голосом.</text:p>
      <text:p text:style-name="Standard"><text:s text:c="7"/>-- Вы к хозяевам пойдите: они вас звали, -- прибавил Борис.</text:p>
      <text:p text:style-name="Standard"><text:s text:c="7"/>Берг <text:s/>надел чистейший, <text:s/>без <text:s/>пятнушка и соринки, сюртучок, <text:s/>взбил перед</text:p>
      <text:p text:style-name="Standard"><text:s text:c="2"/>зеркалом <text:s/>височки <text:s/>кверху, как <text:s/>носил <text:s/>Александр Павлович, и, <text:s/>убедившись по</text:p>
      <text:p text:style-name="Standard"><text:s text:c="2"/>взгляду Ростова, что его сюртучок был <text:s/>замечен, с <text:s/>приятной улыбкой вышел из</text:p>
      <text:p text:style-name="Standard"><text:s text:c="2"/>комнаты.</text:p>
      <text:p text:style-name="Standard"><text:s text:c="7"/>-- Ах, какая я скотина, однако! -- проговорил Ростов, читая письмо.</text:p>
      <text:p text:style-name="Standard"><text:s text:c="7"/>-- А что?</text:p>
      <text:p text:style-name="Standard"><text:s text:c="7"/>-- Ах, какая я свинья, однако, что я ни разу не писал и так напугал их.</text:p>
      <text:p text:style-name="Standard"><text:s text:c="2"/>Ах, <text:s/>какая я свинья, -- повторил он, вдруг <text:s/>покраснев. <text:s/>-- Что же, <text:s/>пошли за</text:p>
      <text:p text:style-name="Standard"><text:s text:c="2"/>вином Гаврилу! Ну, ладно, хватим! -- сказал он...</text:p>
      <text:p text:style-name="Standard"><text:soft-page-break/><text:s text:c="7"/>В <text:s/>письмах <text:s/>родных <text:s/>было <text:s/>вложено <text:s/>еще <text:s/>рекомендательное письмо к князю</text:p>
      <text:p text:style-name="Standard"><text:s text:c="2"/>Багратиону, <text:s/>которое, <text:s/>по совету Анны <text:s/>Михайловны, <text:s/>через <text:s/>знакомых <text:s/>достала</text:p>
      <text:p text:style-name="Standard"><text:s text:c="2"/>старая <text:s/>графиня <text:s/>и <text:s/>посылала <text:s/>сыну, прося его <text:s/>снести <text:s/>по <text:s/>назначению <text:s/>и <text:s/>им</text:p>
      <text:p text:style-name="Standard"><text:s text:c="2"/>воспользоваться.</text:p>
      <text:p text:style-name="Standard"><text:s text:c="7"/>-- <text:s/>Вот <text:s/>глупости! Очень мне нужно, -- сказал Ростов, бросая письмо под</text:p>
      <text:p text:style-name="Standard"><text:s text:c="2"/>стол.</text:p>
      <text:p text:style-name="Standard"><text:s text:c="7"/>-- Зачем ты это бросил? -- спросил Борис.</text:p>
      <text:p text:style-name="Standard"><text:s text:c="7"/>-- Письмо какое-то рекомендательное, чорта ли мне в письме!</text:p>
      <text:p text:style-name="Standard"><text:s text:c="7"/>-- Как чорта ли в письме? -- поднимая и читая надпись, сказал Борис. --</text:p>
      <text:p text:style-name="Standard"><text:s text:c="2"/>Письмо это очень нужное для тебя.</text:p>
      <text:p text:style-name="Standard"><text:s text:c="7"/>-- Мне ничего не нужно, и я в адъютанты ни к кому не пойду.</text:p>
      <text:p text:style-name="Standard"><text:s text:c="7"/>-- Отчего же? -- спросил Борис.</text:p>
      <text:p text:style-name="Standard"><text:s text:c="7"/>-- Лакейская должность!</text:p>
      <text:p text:style-name="Standard"><text:s text:c="7"/>-- <text:s/>Ты все такой <text:s/>же <text:s/>мечтатель, я вижу, <text:s/>-- <text:s/>покачивая головой, сказал</text:p>
      <text:p text:style-name="Standard"><text:s text:c="2"/>Борис.</text:p>
      <text:p text:style-name="Standard"><text:s text:c="7"/>-- А ты все <text:s/>такой же дипломат. Ну, да <text:s/>не в том дело... Ну, ты что? --</text:p>
      <text:p text:style-name="Standard"><text:s text:c="2"/>спросил Ростов.</text:p>
      <text:p text:style-name="Standard"><text:s text:c="7"/>-- Да вот, как видишь. До сих пор все хорошо; но <text:s/>признаюсь, желал бы я</text:p>
      <text:p text:style-name="Standard"><text:s text:c="2"/>очень попасть в адъютанты, а не оставаться во фронте.</text:p>
      <text:p text:style-name="Standard"><text:s text:c="7"/>-- Зачем?</text:p>
      <text:p text:style-name="Standard"><text:s text:c="7"/>-- Затем, что, <text:s/>уже раз пойдя по карьере военной службы, надо стараться</text:p>
      <text:p text:style-name="Standard"><text:s text:c="2"/>делать, коль возможно, блестящую карьеру.</text:p>
      <text:p text:style-name="Standard"><text:s text:c="7"/>-- Да, вот как! -- сказал Ростов, видимо думая о другом.</text:p>
      <text:p text:style-name="Standard"><text:s text:c="7"/>Он <text:s/>пристально и вопросительно <text:s/>смотрел в <text:s/>глаза своему <text:s/>другу, <text:s/>видимо</text:p>
      <text:p text:style-name="Standard"><text:s text:c="2"/>тщетно отыскивая разрешение какого-то вопроса.</text:p>
      <text:p text:style-name="Standard"><text:s text:c="7"/>Старик Гаврило принес вино.</text:p>
      <text:p text:style-name="Standard"><text:s text:c="7"/>-- Не послать ли теперь за <text:s/>Альфонс <text:s/>Карлычем? -- <text:s/>сказал Борис. <text:s/>-- Он</text:p>
      <text:p text:style-name="Standard"><text:s text:c="2"/>выпьет с тобою, а я не могу.</text:p>
      <text:p text:style-name="Standard"><text:s text:c="7"/>-- Пошли, пошли! Ну, что эта немчура? <text:s/>-- сказал Ростов с презрительной</text:p>
      <text:p text:style-name="Standard"><text:s text:c="2"/>улыбкой.</text:p>
      <text:p text:style-name="Standard"><text:s text:c="7"/>-- <text:s/>Он <text:s/>очень, <text:s/>очень <text:s/>хороший, честный <text:s/>и <text:s/>приятный человек, -- сказал</text:p>
      <text:p text:style-name="Standard"><text:s text:c="2"/>Борис.</text:p>
      <text:p text:style-name="Standard"><text:s text:c="7"/>Ростов пристально еще <text:s/>раз <text:s/>посмотрел <text:s/>в <text:s/>глаза Борису и вздохнул. Берг</text:p>
      <text:p text:style-name="Standard"><text:s text:c="2"/>вернулся, <text:s/>и <text:s/>за бутылкой <text:s/>вина <text:s/>разговор <text:s/>между <text:s/>тремя офицерами <text:s/>оживился.</text:p>
      <text:p text:style-name="Standard"><text:s text:c="2"/>Гвардейцы рассказывали Ростову о своем походе, <text:s/>о том, <text:s/>как их <text:s/>чествовали в</text:p>
      <text:p text:style-name="Standard"><text:s text:c="2"/>России, <text:s/>Польше <text:s/>и <text:s/>за <text:s/>границей. <text:s/>Рассказывали <text:s/>о <text:s/>словах <text:s/>и <text:s/>поступках <text:s/>их</text:p>
      <text:p text:style-name="Standard"><text:s text:c="2"/>командира, великого князя, анекдоты о его доброте и вспыльчивости. Берг, как</text:p>
      <text:p text:style-name="Standard"><text:s text:c="2"/>и <text:s/>обыкновенно, <text:s/>молчал, <text:s/>когда <text:s/>дело касалось не <text:s/>лично <text:s/>его, но по <text:s/>случаю</text:p>
      <text:p text:style-name="Standard"><text:s text:c="2"/>анекдотов о вспыльчивости великого <text:s/>князя <text:s/>с <text:s/>наслаждением <text:s/>рассказал, как в</text:p>
      <text:p text:style-name="Standard"><text:s text:c="2"/>Галиции ему удалось говорить с великим <text:s/>князем, <text:s/>когда он объезжал <text:s/>полки <text:s/>и</text:p>
      <text:p text:style-name="Standard"><text:s text:c="2"/>гневался <text:s/>за <text:s/>неправильность <text:s/>движения. <text:s/>С <text:s text:c="2"/>приятной <text:s/>улыбкой <text:s/>на <text:s/>лице <text:s/>он</text:p>
      <text:p text:style-name="Standard"><text:s text:c="2"/>рассказал, как великий князь, очень разгневанный, подъехав к нему, закричал:</text:p>
      <text:p text:style-name="Standard"><text:s text:c="2"/>"Арнауты!" <text:s/>(Арнауты <text:s/>-- была <text:s/>любимая поговорка цесаревича, <text:s/>когда он был в</text:p>
      <text:p text:style-name="Standard"><text:s text:c="2"/>гневе) и потребовал ротного командира.</text:p>
      <text:p text:style-name="Standard"><text:s text:c="7"/>-- Поверите ли, граф, я ничего не <text:s/>испугался, потому что я знал, <text:s/>что я</text:p>
      <text:p text:style-name="Standard"><text:s text:c="2"/>прав. Я, <text:s/>знаете, граф, не хвалясь, <text:s/>могу <text:s/>сказать, <text:s/>что я приказы по <text:s/>полку</text:p>
      <text:p text:style-name="Standard"><text:s text:c="2"/>наизусть знаю и устав <text:s/>тоже знаю, <text:s/>как Отче наш на небесех. Поэтому, граф, у</text:p>
      <text:p text:style-name="Standard"><text:s text:c="2"/>меня по роте упущений не бывает. Вот моя совесть и спокойна. Я явился. (Берг</text:p>
      <text:p text:style-name="Standard"><text:s text:c="2"/>привстал <text:s/>и <text:s/>представил <text:s/>в <text:s/>лицах, <text:s/>как <text:s/>он <text:s/>с <text:s text:c="2"/>рукой <text:s/>к <text:s/>козырьку <text:s/>явился.</text:p>
      <text:p text:style-name="Standard"><text:s text:c="2"/>Действительно, <text:s/>трудно <text:s/>было <text:s/>изобразить <text:s/>в <text:s/>лице <text:s text:c="2"/>более <text:s/>почтительности <text:s/>и</text:p>
      <text:p text:style-name="Standard"><text:s text:c="2"/>самодовольства.) Уж он меня пушил, как это говорится, пушил, пушил; пушил не</text:p>
      <text:p text:style-name="Standard"><text:s text:c="2"/>на <text:s/>живот, а на смерть, как <text:s/>говорится; и "Арнауты", и черти, и в Сибирь, --</text:p>
      <text:p text:style-name="Standard"><text:soft-page-break/><text:s text:c="2"/>говорил Берг, проницательно улыбаясь. -- Я знаю, что я прав, и потому молчу:</text:p>
      <text:p text:style-name="Standard"><text:s text:c="2"/>не так ли, граф? "Что, ты немой, что ли?" он закричал. Я все молчу. Что ж вы</text:p>
      <text:p text:style-name="Standard"><text:s text:c="2"/>думаете, <text:s/>граф? На другой <text:s/>день <text:s/>и <text:s/>в <text:s/>приказе <text:s/>не было: вот <text:s/>что значит <text:s/>не</text:p>
      <text:p text:style-name="Standard"><text:s text:c="2"/>потеряться. <text:s/>Так-то, <text:s/>граф, -- <text:s/>говорил <text:s/>Берг, <text:s/>закуривая <text:s/>трубку <text:s/>и <text:s/>пуская</text:p>
      <text:p text:style-name="Standard"><text:s text:c="2"/>колечки.</text:p>
      <text:p text:style-name="Standard"><text:s text:c="7"/>-- Да, это славно, -- улыбаясь, сказал Ростов.</text:p>
      <text:p text:style-name="Standard"><text:s text:c="7"/>Но <text:s/>Борис, заметив, что Ростов сбирался <text:s/>посмеяться над Бергом, искусно</text:p>
      <text:p text:style-name="Standard"><text:s text:c="2"/>отклонил разговор. Он <text:s/>попросил <text:s/>Ростова <text:s/>рассказать <text:s/>о <text:s/>том, как <text:s/>и где <text:s/>он</text:p>
      <text:p text:style-name="Standard"><text:s text:c="2"/>получил рану. Ростову это было <text:s/>приятно, и он <text:s/>начал рассказывать, во <text:s/>время</text:p>
      <text:p text:style-name="Standard"><text:s text:c="2"/>рассказа все более и <text:s/>более одушевляясь. <text:s/>Он рассказал им свое Шенграбенское</text:p>
      <text:p text:style-name="Standard"><text:s text:c="2"/>дело совершенно так, как обыкновенно рассказывают про сражения участвовавшие</text:p>
      <text:p text:style-name="Standard"><text:s text:c="2"/>в них, то есть так, как им хотелось бы, чтобы оно было, так, как они слыхали</text:p>
      <text:p text:style-name="Standard"><text:s text:c="2"/>от других рассказчиков, <text:s/>так, как красивее было <text:s/>рассказывать, но совершенно</text:p>
      <text:p text:style-name="Standard"><text:s text:c="2"/>не так, <text:s/>как <text:s/>оно было. Ростов <text:s/>был правдивый молодой человек, он ни <text:s/>за что</text:p>
      <text:p text:style-name="Standard"><text:s text:c="2"/>умышленно <text:s/>не <text:s/>сказал <text:s/>бы <text:s/>неправды. <text:s/>Он <text:s/>начал <text:s/>рассказывать <text:s/>с <text:s/>намерением</text:p>
      <text:p text:style-name="Standard"><text:s text:c="2"/>рассказать все, <text:s/>как оно точно было, но незаметно, <text:s/>невольно и неизбежно для</text:p>
      <text:p text:style-name="Standard"><text:s text:c="2"/>себя <text:s/>перешел <text:s/>в <text:s/>неправду. <text:s/>Ежели бы он <text:s/>рассказал правду этим <text:s/>слушателям,</text:p>
      <text:p text:style-name="Standard"><text:s text:c="2"/>которые, как и <text:s/>он <text:s/>сам, <text:s/>слышали <text:s/>уже <text:s/>множество <text:s/>раз <text:s/>рассказы об атаках и</text:p>
      <text:p text:style-name="Standard"><text:s text:c="2"/>составили себе определенное понятие <text:s/>о том, что такое была атака, <text:s/>и ожидали</text:p>
      <text:p text:style-name="Standard"><text:s text:c="2"/>точно такого <text:s/>же рассказа, -- или бы они не поверили ему, или, что еще хуже,</text:p>
      <text:p text:style-name="Standard"><text:s text:c="2"/>подумали бы, <text:s/>что Ростов был сам виноват в том, что с ним не случилось того,</text:p>
      <text:p text:style-name="Standard"><text:s text:c="2"/>что случается <text:s/>обыкновенно с рассказчиками кавалерийских <text:s/>атак. Не мог он им</text:p>
      <text:p text:style-name="Standard"><text:s text:c="2"/>рассказать так просто, что поехали все рысью, он упал с лошади, свихнул руку</text:p>
      <text:p text:style-name="Standard"><text:s text:c="2"/>и изо <text:s/>всех сил <text:s/>побежал <text:s/>в <text:s/>лес <text:s/>от француза. Кроме того, <text:s/>для <text:s/>того <text:s/>чтобы</text:p>
      <text:p text:style-name="Standard"><text:s text:c="2"/>рассказать <text:s/>все, <text:s/>как <text:s/>было, <text:s/>надо <text:s/>было <text:s/>сделать усилие <text:s/>над <text:s/>собой, <text:s/>чтобы</text:p>
      <text:p text:style-name="Standard"><text:s text:c="2"/>рассказать только то, <text:s/>что было. Рассказать <text:s/>правду очень <text:s/>трудно; и молодые</text:p>
      <text:p text:style-name="Standard"><text:s text:c="2"/>люди <text:s/>редко на это способны. Они ждали рассказа о <text:s/>том, как горел он весь <text:s/>в</text:p>
      <text:p text:style-name="Standard"><text:s text:c="2"/>огне, сам себя <text:s/>не помня, как буря, налетал <text:s/>на <text:s/>каре; как врубался в <text:s/>него,</text:p>
      <text:p text:style-name="Standard"><text:s text:c="2"/>рубил <text:s/>направо <text:s/>и <text:s/>налево; <text:s/>как <text:s/>сабля <text:s/>отведала <text:s/>мяса, <text:s/>и <text:s/>как <text:s/>он <text:s/>падал в</text:p>
      <text:p text:style-name="Standard"><text:s text:c="2"/>изнеможении, и тому подобное. И он рассказал им все это.</text:p>
      <text:p text:style-name="Standard"><text:s text:c="7"/>В <text:s/>середине <text:s/>его <text:s/>рассказа, <text:s/>в <text:s/>то время как он говорил: "ты не <text:s/>можешь</text:p>
      <text:p text:style-name="Standard"><text:s text:c="2"/>представить, какое странное чувство бешенства испытываешь во время атаки", в</text:p>
      <text:p text:style-name="Standard"><text:s text:c="2"/>комнату <text:s/>вошел князь Андрей <text:s/>Болконский, <text:s/>которого ждал Борис. Князь Андрей,</text:p>
      <text:p text:style-name="Standard"><text:s text:c="2"/>любивший покровительственные отношения к молодым <text:s/>людям, польщенный тем, что</text:p>
      <text:p text:style-name="Standard"><text:s text:c="2"/>к нему <text:s/>обращались за протекцией, и хорошо <text:s/>расположенный к Борису, <text:s/>который</text:p>
      <text:p text:style-name="Standard"><text:s text:c="2"/>умел <text:s/>ему понравиться накануне, желал <text:s/>исполнить желание молодого <text:s/>человека.</text:p>
      <text:p text:style-name="Standard"><text:s text:c="2"/>Присланный <text:s/>с <text:s/>бумагами <text:s/>от <text:s/>Кутузова к <text:s/>цесаревичу, <text:s/>он <text:s/>зашел <text:s/>к <text:s/>молодому</text:p>
      <text:p text:style-name="Standard"><text:s text:c="2"/>человеку, <text:s text:c="2"/>надеясь <text:s/>застать <text:s/>его <text:s text:c="2"/>одного. <text:s/>Войдя <text:s text:c="2"/>в <text:s text:c="2"/>комнату <text:s text:c="2"/>и <text:s/>увидав</text:p>
      <text:p text:style-name="Standard"><text:s text:c="2"/>рассказывающего <text:s/>военные <text:s/>похождения армейского гусара (сорт людей, <text:s/>которых</text:p>
      <text:p text:style-name="Standard"><text:s text:c="2"/>терпеть не мог князь <text:s/>Андрей), <text:s/>он <text:s/>ласково <text:s/>улыбнулся <text:s/>Борису, <text:s/>поморщился,</text:p>
      <text:p text:style-name="Standard"><text:s text:c="2"/>прищурился на Ростова и, слегка поклонившись, устало и лениво сел <text:s/>на диван.</text:p>
      <text:p text:style-name="Standard"><text:s text:c="2"/>Ему неприятно было, что <text:s/>он попал <text:s/>в дурное общество. Ростов вспыхнул, поняв</text:p>
      <text:p text:style-name="Standard"><text:s text:c="2"/>это. <text:s/>Но <text:s/>это <text:s/>было <text:s/>ему <text:s/>все равно: <text:s/>это был чужой человек. Но, взглянув на</text:p>
      <text:p text:style-name="Standard"><text:s text:c="2"/>Бориса, он увидал, что и ему как будто стыдно за армейского гусара. Несмотря</text:p>
      <text:p text:style-name="Standard"><text:s text:c="2"/>на неприятный <text:s/>насмешливый тон <text:s/>князя <text:s/>Андрея, несмотря на общее <text:s/>презрение,</text:p>
      <text:p text:style-name="Standard"><text:s text:c="2"/>которое <text:s/>с своей <text:s/>армейской боевой <text:s/>точки зрения <text:s/>имел <text:s/>Ростов ко всем <text:s/>этим</text:p>
      <text:p text:style-name="Standard"><text:s text:c="2"/>штабным <text:s/>адъютантикам, к которым, <text:s/>очевидно, причислялся <text:s/>и вошедший, Ростов</text:p>
      <text:p text:style-name="Standard"><text:s text:c="2"/>почувствовал себя сконфуженным, покраснел и замолчал. <text:s/>Борис <text:s/>спросил, какие</text:p>
      <text:p text:style-name="Standard"><text:s text:c="2"/>новости в штабе, и что, без нескромности, слышно о наших предположениях?</text:p>
      <text:p text:style-name="Standard"><text:s text:c="7"/>-- <text:s/>Вероятно, <text:s/>пойдут <text:s/>вперед, <text:s/>-- <text:s/>видимо, <text:s/>не <text:s/>желая при <text:s/>посторонних</text:p>
      <text:p text:style-name="Standard"><text:s text:c="2"/>говорить более, отвечал Болконский.</text:p>
      <text:p text:style-name="Standard"><text:s text:c="7"/>Берг воспользовался <text:s/>случаем <text:s/>спросить с особенною учтивостию, будут ли</text:p>
      <text:p text:style-name="Standard"><text:soft-page-break/><text:s text:c="2"/>выдавать <text:s/>теперь, <text:s/>как слышно <text:s/>было, <text:s/>удвоенное <text:s/>фуражное <text:s/>армейским <text:s/>ротным</text:p>
      <text:p text:style-name="Standard"><text:s text:c="2"/>командирам? На это князь Андрей с улыбкой отвечал, <text:s/>что он не может судить о</text:p>
      <text:p text:style-name="Standard"><text:s text:c="2"/>столь важных государственных распоряжениях, и Берг радостно рассмеялся.</text:p>
      <text:p text:style-name="Standard"><text:s text:c="7"/>-- <text:s/>Об вашем деле, -- <text:s/>обратился <text:s/>князь Андрей опять <text:s/>к Борису, <text:s/>-- <text:s/>мы</text:p>
      <text:p text:style-name="Standard"><text:s text:c="2"/>поговорим <text:s/>после, и <text:s/>он оглянулся на Ростова. -- <text:s/>Вы приходите ко <text:s/>мне после</text:p>
      <text:p text:style-name="Standard"><text:s text:c="2"/>смотра, мы все сделаем, что можно будет.</text:p>
      <text:p text:style-name="Standard"><text:s text:c="7"/>И, оглянув комнату, он обратился к Ростову, которого положение детского</text:p>
      <text:p text:style-name="Standard"><text:s text:c="2"/>непреодолимого <text:s/>конфуза, <text:s/>переходящего <text:s/>в озлобление, <text:s/>он <text:s/>и <text:s/>не <text:s/>удостоивал</text:p>
      <text:p text:style-name="Standard"><text:s text:c="2"/>заметить, и сказал:</text:p>
      <text:p text:style-name="Standard"><text:s text:c="7"/>-- Вы, кажется, про Шенграбенское дело рассказывали? Вы были там?</text:p>
      <text:p text:style-name="Standard"><text:s text:c="7"/>-- Я был там, <text:s/>-- с озлоблением сказал Ростов, как будто <text:s/>бы этим желая</text:p>
      <text:p text:style-name="Standard"><text:s text:c="2"/>оскорбить адъютанта.</text:p>
      <text:p text:style-name="Standard"><text:s text:c="7"/>Болконский заметил <text:s/>состояние гусара, <text:s/>и оно ему показалось забавно. Он</text:p>
      <text:p text:style-name="Standard"><text:s text:c="2"/>слегка-презрительно улыбнулся.</text:p>
      <text:p text:style-name="Standard"><text:s text:c="7"/>-- Да! много теперь рассказов про это дело!</text:p>
      <text:p text:style-name="Standard"><text:s text:c="7"/>-- <text:s/>Да, <text:s/>рассказов, <text:s/>-- <text:s/>громко заговорил <text:s/>Ростов, <text:s/>вдруг <text:s/>сделавшимися</text:p>
      <text:p text:style-name="Standard"><text:s text:c="2"/>бешеными <text:s/>глазами глядя то на <text:s/>Бориса, то на <text:s/>Болконского, <text:s/>-- да, рассказов</text:p>
      <text:p text:style-name="Standard"><text:s text:c="2"/>много, <text:s/>но <text:s/>наши <text:s/>рассказы -- <text:s/>рассказы <text:s/>тех, <text:s/>которые <text:s/>были <text:s/>в <text:s/>самом <text:s/>огне</text:p>
      <text:p text:style-name="Standard"><text:s text:c="2"/>неприятеля, наши рассказы имеют вес, <text:s/>а не рассказы тех штабных <text:s/>молодчиков,</text:p>
      <text:p text:style-name="Standard"><text:s text:c="2"/>которые получают награды, ничего не делая.</text:p>
      <text:p text:style-name="Standard"><text:s text:c="7"/>-- <text:s/>К которым, <text:s/>вы <text:s/>предполагаете, <text:s/>что я <text:s/>принадлежу? <text:s/>-- <text:s/>спокойно <text:s/>и</text:p>
      <text:p text:style-name="Standard"><text:s text:c="2"/>особенно приятно улыбаясь, проговорил князь Андрей.</text:p>
      <text:p text:style-name="Standard"><text:s text:c="7"/>Странное чувство озлобления и вместе с тем уважения <text:s/>к спокойствию этой</text:p>
      <text:p text:style-name="Standard"><text:s text:c="2"/>фигуры соединялось в это время в душе Ростова.</text:p>
      <text:p text:style-name="Standard"><text:s text:c="7"/>-- Я говорю не про вас, -- сказал он, -- я вас не знаю и, признаюсь, не</text:p>
      <text:p text:style-name="Standard"><text:s text:c="2"/>желаю знать. Я говорю вообще про штабных.</text:p>
      <text:p text:style-name="Standard"><text:s text:c="7"/>-- А я вам вот что скажу, -- с <text:s/>спокойною властию в голосе перебил <text:s/>его</text:p>
      <text:p text:style-name="Standard"><text:s text:c="2"/>князь Андрей. -- Вы хотите оскорбить меня, и я готов согласиться с вами, что</text:p>
      <text:p text:style-name="Standard"><text:s text:c="2"/>это очень легко сделать, ежели <text:s/>вы не <text:s/>будете иметь достаточного <text:s/>уважения к</text:p>
      <text:p text:style-name="Standard"><text:s text:c="2"/>самому себе; но <text:s/>согласитесь, что и <text:s/>время <text:s/>и <text:s/>место <text:s/>весьма дурно для этого</text:p>
      <text:p text:style-name="Standard"><text:s text:c="2"/>выбраны. На-днях всем нам придется быть на большой, более серьезной дуэли, а</text:p>
      <text:p text:style-name="Standard"><text:s text:c="2"/>кроме <text:s/>того, <text:s/>Друбецкой, <text:s/>который <text:s/>говорит, <text:s/>что <text:s/>он <text:s/>ваш <text:s/>старый <text:s/>приятель,</text:p>
      <text:p text:style-name="Standard"><text:s text:c="2"/>нисколько <text:s/>не <text:s/>виноват <text:s/>в <text:s/>том, что <text:s/>моя физиономия <text:s/>имела несчастие вам <text:s/>не</text:p>
      <text:p text:style-name="Standard"><text:s text:c="2"/>понравиться. Впрочем, -- <text:s/>сказал он, <text:s/>вставая, -- вы знаете <text:s/>мою <text:s/>фамилию <text:s/>и</text:p>
      <text:p text:style-name="Standard"><text:s text:c="2"/>знаете, где найти меня; но не <text:s/>забудьте, <text:s/>-- прибавил он, -- что я не считаю</text:p>
      <text:p text:style-name="Standard"><text:s text:c="2"/>нисколько ни <text:s/>себя, <text:s/>ни вас <text:s/>оскорбленным, и <text:s/>мой совет, как человека старше</text:p>
      <text:p text:style-name="Standard"><text:s text:c="2"/>вас, <text:s/>оставить это дело без последствий. Так в пятницу, после <text:s/>смотра, я жду</text:p>
      <text:p text:style-name="Standard"><text:s text:c="2"/>вас, Друбецкой; <text:s/>до свидания, -- заключил князь Андрей и вышел, поклонившись</text:p>
      <text:p text:style-name="Standard"><text:s text:c="2"/>обоим.</text:p>
      <text:p text:style-name="Standard"><text:s text:c="7"/>Ростов вспомнил то, что ему надо было ответить, только тогда, <text:s/>когда он</text:p>
      <text:p text:style-name="Standard"><text:s text:c="2"/>уже <text:s/>вышел. И еще более был он сердит за то, что забыл <text:s/>сказать <text:s/>это. Ростов</text:p>
      <text:p text:style-name="Standard"><text:s text:c="2"/>сейчас же <text:s/>велел подать свою лошадь и, сухо простившись с <text:s/>Борисом, поехал к</text:p>
      <text:p text:style-name="Standard"><text:s text:c="2"/>себе. Ехать ли <text:s/>ему завтра <text:s/>в <text:s/>главную <text:s/>квартиру и вызвать этого ломающегося</text:p>
      <text:p text:style-name="Standard"><text:s text:c="2"/>адъютанта <text:s/>или, в самом <text:s/>деле, <text:s/>оставить <text:s/>это дело так? был вопрос, <text:s/>который</text:p>
      <text:p text:style-name="Standard"><text:s text:c="2"/>мучил <text:s/>его всю дорогу. То он <text:s/>с злобой думал о том, с каким бы удовольствием</text:p>
      <text:p text:style-name="Standard"><text:s text:c="2"/>он <text:s/>увидал <text:s/>испуг этого <text:s/>маленького, слабого <text:s/>и гордого <text:s/>человечка <text:s/>под <text:s/>его</text:p>
      <text:p text:style-name="Standard"><text:s text:c="2"/>пистолетом, то <text:s/>он с удивлением <text:s/>чувствовал, что <text:s/>из <text:s/>всех людей, которых он</text:p>
      <text:p text:style-name="Standard"><text:s text:c="2"/>знал, <text:s/>никого <text:s/>бы <text:s/>он <text:s/>столько <text:s/>не <text:s/>желал <text:s/>иметь <text:s/>своим <text:s/>другом, <text:s/>как <text:s/>этого</text:p>
      <text:p text:style-name="Standard"><text:s text:c="2"/>ненавидимого им адъютантика.</text:p>
      <text:p text:style-name="Standard"><text:s text:c="2"/></text:p>
      <text:p text:style-name="Standard"><text:s text:c="2"/></text:p>
      <text:p text:style-name="Standard">VIII.</text:p>
      <text:p text:style-name="Standard"><text:soft-page-break/></text:p>
      <text:p text:style-name="Standard"></text:p>
      <text:p text:style-name="Standard"><text:s text:c="2"/></text:p>
      <text:p text:style-name="Standard"><text:s text:c="7"/>На <text:s/>другой <text:s/>день свидания <text:s/>Бориса с <text:s/>Ростовым <text:s/>был смотр австрийских <text:s/>и</text:p>
      <text:p text:style-name="Standard"><text:s text:c="2"/>русских войск, как свежих, пришедших из России, так и тех, которые вернулись</text:p>
      <text:p text:style-name="Standard"><text:s text:c="2"/>из <text:s/>похода с <text:s/>Кутузовым. Оба императора, русский с наследником цесаревичем и</text:p>
      <text:p text:style-name="Standard"><text:s text:c="2"/>австрийский с эрцгерцогом, делали этот смотр союзной 80-титысячной армии.</text:p>
      <text:p text:style-name="Standard"><text:s text:c="7"/>С раннего утра начали двигаться щегольски вычищенные и убранные войска,</text:p>
      <text:p text:style-name="Standard"><text:s text:c="2"/>выстраиваясь на поле <text:s/>перед <text:s/>крепостью. То <text:s/>двигались тысячи ног <text:s/>и штыков с</text:p>
      <text:p text:style-name="Standard"><text:s text:c="2"/>развевавшимися <text:s text:c="2"/>знаменами <text:s text:c="3"/>и <text:s text:c="2"/>по <text:s text:c="2"/>команде <text:s text:c="2"/>офицеров <text:s text:c="2"/>останавливались,</text:p>
      <text:p text:style-name="Standard"><text:s text:c="2"/>заворачивались и строились в интервалах, обходя другие такие же массы пехоты</text:p>
      <text:p text:style-name="Standard"><text:s text:c="2"/>в других мундирах; то мерным <text:s/>топотом и бряцанием звучала нарядная кавалерия</text:p>
      <text:p text:style-name="Standard"><text:s text:c="2"/>в синих, красных, зеленых шитых мундирах с расшитыми музыкантами впереди, на</text:p>
      <text:p text:style-name="Standard"><text:s text:c="2"/>вороных, <text:s/>рыжих, <text:s/>серых лошадях; <text:s/>то, <text:s/>растягиваясь <text:s/>с <text:s/>своим медным <text:s/>звуком</text:p>
      <text:p text:style-name="Standard"><text:s text:c="2"/>подрагивающих <text:s/>на лафетах, <text:s/>вычищенных, <text:s/>блестящих пушек <text:s/>и с своим <text:s/>запахом</text:p>
      <text:p text:style-name="Standard"><text:s text:c="2"/>пальников, ползла между пехотой и кавалерией артиллерия и <text:s/>расставлялась <text:s/>на</text:p>
      <text:p text:style-name="Standard"><text:s text:c="2"/>назначенных <text:s/>местах. <text:s/>Не <text:s/>только <text:s/>генералы <text:s/>в <text:s/>полной <text:s/>парадной <text:s text:c="2"/>форме, <text:s text:c="2"/>с</text:p>
      <text:p text:style-name="Standard"><text:s text:c="2"/>перетянутыми донельзя <text:s/>толстыми <text:s/>и тонкими талиями и красневшими, подпертыми</text:p>
      <text:p text:style-name="Standard"><text:s text:c="2"/>воротниками, <text:s/>шеями, <text:s/>в шарфах <text:s/>и всех <text:s/>орденах; <text:s/>не <text:s/>только <text:s/>припомаженные,</text:p>
      <text:p text:style-name="Standard"><text:s text:c="2"/>расфранченные офицеры, но <text:s/>каждый <text:s/>солдат, <text:s/>-- с свежим, вымытым и <text:s/>выбритым</text:p>
      <text:p text:style-name="Standard"><text:s text:c="2"/>лицом <text:s/>и <text:s/>до <text:s/>последней <text:s/>возможности <text:s/>блеска <text:s/>вычищенной аммуницией, <text:s/>каждая</text:p>
      <text:p text:style-name="Standard"><text:s text:c="2"/>лошадь, выхоленная так, что, как атлас, светилась на ней шерсть <text:s/>и волосок к</text:p>
      <text:p text:style-name="Standard"><text:s text:c="2"/>волоску <text:s/>лежала примоченная <text:s/>гривка, <text:s/>-- все <text:s/>чувствовали, <text:s/>что <text:s/>совершается</text:p>
      <text:p text:style-name="Standard"><text:s text:c="2"/>что-то <text:s/>нешуточное, значительное <text:s/>и <text:s/>торжественное. Каждый <text:s/>генерал и солдат</text:p>
      <text:p text:style-name="Standard"><text:s text:c="2"/>чувствовали свое <text:s/>ничтожество, сознавая себя песчинкой в <text:s/>этом море людей, и</text:p>
      <text:p text:style-name="Standard"><text:s text:c="2"/>вместе <text:s/>чувствовали <text:s/>свое <text:s/>могущество, <text:s/>сознавая себя частью этого огромного</text:p>
      <text:p text:style-name="Standard"><text:s text:c="2"/>целого.</text:p>
      <text:p text:style-name="Standard"><text:s text:c="7"/>С раннего утра начались напряженные хлопоты и усилия, и <text:s/>в 10 часов все</text:p>
      <text:p text:style-name="Standard"><text:s text:c="2"/>пришло в <text:s/>требуемый <text:s/>порядок. <text:s/>На огромном поле стали <text:s/>ряды. Армия вся <text:s/>была</text:p>
      <text:p text:style-name="Standard"><text:s text:c="2"/>вытянута в три линии. Спереди кавалерия, сзади артиллерия, еще сзади пехота.</text:p>
      <text:p text:style-name="Standard"><text:s text:c="7"/>Между каждым рядом войск была <text:s/>как <text:s/>бы улица. Резко отделялись одна <text:s/>от</text:p>
      <text:p text:style-name="Standard"><text:s text:c="2"/>другой три части этой армии: боевая Кутузовская (в которой на правом <text:s/>фланге</text:p>
      <text:p text:style-name="Standard"><text:s text:c="2"/>в <text:s/>передней линии <text:s/>стояли <text:s/>павлоградцы), пришедшие <text:s/>из <text:s/>России <text:s/>армейские <text:s/>и</text:p>
      <text:p text:style-name="Standard"><text:s text:c="2"/>гвардейские полки и австрийское войско. Но <text:s/>все стояли <text:s/>под <text:s/>одну линию, под</text:p>
      <text:p text:style-name="Standard"><text:s text:c="2"/>одним начальством и в одинаковом порядке.</text:p>
      <text:p text:style-name="Standard"><text:s text:c="7"/>Как <text:s/>ветер <text:s/>по <text:s/>листьям <text:s/>пронесся <text:s/>взволнованный <text:s/>шопот: "едут! <text:s/>едут!"</text:p>
      <text:p text:style-name="Standard"><text:s text:c="2"/>Послышались <text:s/>испуганные <text:s/>голоса, <text:s/>и <text:s/>по всем <text:s/>войскам пробежала волна <text:s/>суеты</text:p>
      <text:p text:style-name="Standard"><text:s text:c="2"/>последних приготовлений.</text:p>
      <text:p text:style-name="Standard"><text:s text:c="7"/>Впереди <text:s/>от Ольмюца показалась подвигавшаяся группа. И <text:s/>в это же время,</text:p>
      <text:p text:style-name="Standard"><text:s text:c="2"/>хотя день был <text:s/>безветренный, <text:s/>легкая <text:s/>струя ветра <text:s/>пробежала по армии и чуть</text:p>
      <text:p text:style-name="Standard"><text:s text:c="2"/>заколебала флюгера <text:s/>пик <text:s/>и распущенные знамена, затрепавшиеся о свои древки.</text:p>
      <text:p text:style-name="Standard"><text:s text:c="2"/>Казалось, <text:s/>сама <text:s/>армия <text:s/>этим легким <text:s/>движением <text:s/>выражала <text:s/>свою <text:s/>радость <text:s/>при</text:p>
      <text:p text:style-name="Standard"><text:s text:c="2"/>приближении государей. Послышался один голос: "Смирно!" Потом, как петухи на</text:p>
      <text:p text:style-name="Standard"><text:s text:c="2"/>заре, повторились голоса в разных концах. И все затихло.</text:p>
      <text:p text:style-name="Standard"><text:s text:c="7"/>В <text:s/>мертвой <text:s/>тишине <text:s/>слышался <text:s/>топот <text:s text:c="2"/>только <text:s/>лошадей. <text:s/>То <text:s/>была <text:s/>свита</text:p>
      <text:p text:style-name="Standard"><text:s text:c="2"/>императоров. Государи подъехали к флангу <text:s/>и раздались звуки трубачей первого</text:p>
      <text:p text:style-name="Standard"><text:s text:c="2"/>кавалерийского <text:s/>полка, <text:s/>игравшие <text:s/>генерал-марш. <text:s/>Казалось, <text:s/>не <text:s/>трубачи <text:s/>это</text:p>
      <text:p text:style-name="Standard"><text:s text:c="2"/>играли, а сама армия, радуясь приближению государя, естественно издавала эти</text:p>
      <text:p text:style-name="Standard"><text:s text:c="2"/>звуки. Из-за этих звуков <text:s/>отчетливо послышался один молодой, <text:s/>ласковый голос</text:p>
      <text:p text:style-name="Standard"><text:s text:c="2"/>императора <text:s/>Александра. Он сказал приветствие, и первый <text:s/>полк гаркнул: Урра!</text:p>
      <text:p text:style-name="Standard"><text:s text:c="2"/>так <text:s/>оглушительно, <text:s/>продолжительно, <text:s text:c="2"/>радостно, <text:s/>что <text:s/>сами <text:s/>люди <text:s/>ужаснулись</text:p>
      <text:p text:style-name="Standard"><text:s text:c="2"/>численности и силе той громады, которую они составляли.</text:p>
      <text:p text:style-name="Standard"><text:soft-page-break/><text:s text:c="7"/>Ростов, <text:s/>стоя <text:s/>в <text:s/>первых рядах <text:s/>Кутузовской армии, <text:s/>к которой к <text:s/>первой</text:p>
      <text:p text:style-name="Standard"><text:s text:c="2"/>подъехал государь, <text:s/>испытывал <text:s/>то же чувство, какое испытывал каждый человек</text:p>
      <text:p text:style-name="Standard"><text:s text:c="2"/>этой <text:s/>армии, <text:s text:c="2"/>-- <text:s/>чувство <text:s/>самозабвения, <text:s/>гордого <text:s text:c="2"/>сознания <text:s/>могущества <text:s/>и</text:p>
      <text:p text:style-name="Standard"><text:s text:c="2"/>страстного влечения к тому, кто был причиной этого торжества.</text:p>
      <text:p text:style-name="Standard"><text:s text:c="7"/>Он чувствовал, <text:s/>что <text:s/>от одного слова этого человека зависело <text:s/>то, чтобы</text:p>
      <text:p text:style-name="Standard"><text:s text:c="2"/>вся громада эта <text:s/>(и он, связанный <text:s/>с ней, <text:s/>-- ничтожная песчинка) пошла бы в</text:p>
      <text:p text:style-name="Standard"><text:s text:c="2"/>огонь и в воду, <text:s/>на преступление, <text:s/>на смерть или на <text:s/>величайшее геройство, и</text:p>
      <text:p text:style-name="Standard"><text:s text:c="2"/>потому-то <text:s/>он <text:s/>не <text:s/>мог <text:s/>не <text:s/>трепетать <text:s/>и <text:s text:c="2"/>не <text:s text:c="2"/>замирать <text:s text:c="2"/>при <text:s/>виде <text:s text:c="2"/>этого</text:p>
      <text:p text:style-name="Standard"><text:s text:c="2"/>приближающегося слова.</text:p>
      <text:p text:style-name="Standard"><text:s text:c="7"/>-- Урра! Урра! Урра! -- гремело <text:s/>со всех сторон, и один полк за <text:s/>другим</text:p>
      <text:p text:style-name="Standard"><text:s text:c="2"/>принимал государя звуками генерал-марша; потом Урра!... генерал-марш и опять</text:p>
      <text:p text:style-name="Standard"><text:s text:c="2"/>Урра! и Урра!! которые, все усиливаясь и прибывая, сливались в оглушительный</text:p>
      <text:p text:style-name="Standard"><text:s text:c="2"/>гул.</text:p>
      <text:p text:style-name="Standard"><text:s text:c="7"/>Пока не подъезжал <text:s/>еще <text:s/>государь, <text:s/>каждый полк в <text:s/>своей безмолвности <text:s/>и</text:p>
      <text:p text:style-name="Standard"><text:s text:c="2"/>неподвижности казался безжизненным телом; только сравнивался с ним государь,</text:p>
      <text:p text:style-name="Standard"><text:s text:c="2"/>полк оживлялся и <text:s/>гремел, присоединяясь к реву всей <text:s/>той линии, <text:s/>которую уже</text:p>
      <text:p text:style-name="Standard"><text:s text:c="2"/>проехал <text:s/>государь. При <text:s/>страшном, оглушительном <text:s/>звуке этих голосов, посреди</text:p>
      <text:p text:style-name="Standard"><text:s text:c="2"/>масс <text:s/>войска, <text:s/>неподвижных, <text:s/>как <text:s/>бы окаменевших <text:s/>в своих четвероугольниках,</text:p>
      <text:p text:style-name="Standard"><text:s text:c="2"/>небрежно, <text:s/>но <text:s/>симметрично <text:s/>и, <text:s/>главное, <text:s/>свободно двигались сотни всадников</text:p>
      <text:p text:style-name="Standard"><text:s text:c="2"/>свиты и впереди их два человека <text:s/>-- <text:s/>императоры. На них-то безраздельно было</text:p>
      <text:p text:style-name="Standard"><text:s text:c="2"/>сосредоточено сдержанно-страстное внимание всей этой массы людей.</text:p>
      <text:p text:style-name="Standard"><text:s text:c="7"/>Красивый, молодой <text:s/>император Александр, <text:s/>в конно-гвардейском мундире, в</text:p>
      <text:p text:style-name="Standard"><text:s text:c="2"/>треугольной шляпе, надетой с поля, своим приятным лицом и звучным, негромким</text:p>
      <text:p text:style-name="Standard"><text:s text:c="2"/>голосом привлекал всю силу внимания.</text:p>
      <text:p text:style-name="Standard"><text:s text:c="7"/>Ростов стоял недалеко <text:s/>от <text:s/>трубачей <text:s/>и <text:s/>издалека своими зоркими глазами</text:p>
      <text:p text:style-name="Standard"><text:s text:c="2"/>узнал <text:s/>государя и следил за его приближением. <text:s/>Когда государь приблизился на</text:p>
      <text:p text:style-name="Standard"><text:s text:c="2"/>расстояние 20-ти шагов <text:s/>и <text:s/>Николай <text:s/>ясно, <text:s/>до всех подробностей, <text:s/>рассмотрел</text:p>
      <text:p text:style-name="Standard"><text:s text:c="2"/>прекрасное, <text:s/>молодое <text:s/>и <text:s/>счастливое <text:s/>лицо <text:s/>императора, <text:s/>он <text:s/>испытал <text:s/>чувство</text:p>
      <text:p text:style-name="Standard"><text:s text:c="2"/>нежности и восторга, подобного <text:s/>которому он еще <text:s/>не испытывал. Все -- всякая</text:p>
      <text:p text:style-name="Standard"><text:s text:c="2"/>черта, всякое движение -- казалось ему прелестно в государе.</text:p>
      <text:p text:style-name="Standard"><text:s text:c="7"/>Остановившись <text:s/>против <text:s/>Павлоградского <text:s/>полка, <text:s/>государь <text:s/>сказал <text:s/>что-то</text:p>
      <text:p text:style-name="Standard"><text:s text:c="2"/>по-французски австрийскому императору и улыбнулся.</text:p>
      <text:p text:style-name="Standard"><text:s text:c="7"/>Увидав эту улыбку, <text:s/>Ростов сам невольно начал улыбаться <text:s/>и почувствовал</text:p>
      <text:p text:style-name="Standard"><text:s text:c="2"/>еще <text:s/>сильнейший <text:s/>прилив <text:s/>любви <text:s/>к <text:s/>своему государю. <text:s/>Ему <text:s/>хотелось <text:s/>выказать</text:p>
      <text:p text:style-name="Standard"><text:s text:c="2"/>чем-нибудь <text:s/>свою любовь <text:s/>к государю. Он <text:s/>знал, <text:s/>что это <text:s/>невозможно, <text:s/>и <text:s/>ему</text:p>
      <text:p text:style-name="Standard"><text:s text:c="2"/>хотелось плакать.</text:p>
      <text:p text:style-name="Standard"><text:s text:c="7"/>Государь вызвал полкового командира и сказал ему несколько слов.</text:p>
      <text:p text:style-name="Standard"><text:s text:c="7"/>"Боже мой! что бы со мной было, <text:s/>ежели бы ко мне обратился государь! --</text:p>
      <text:p text:style-name="Standard"><text:s text:c="2"/>думал Ростов: -- я бы умер от счастия".</text:p>
      <text:p text:style-name="Standard"><text:s text:c="7"/>Государь обратился и к офицерам:</text:p>
      <text:p text:style-name="Standard"><text:s text:c="7"/>-- <text:s/>Всех, <text:s/>господа <text:s/>(каждое слово слышалось Ростову, как звук <text:s/>с неба),</text:p>
      <text:p text:style-name="Standard"><text:s text:c="2"/>благодарю от всей души.</text:p>
      <text:p text:style-name="Standard"><text:s text:c="7"/>Как бы счастлив был Ростов, ежели бы мог теперь умереть за своего царя!</text:p>
      <text:p text:style-name="Standard"><text:s text:c="7"/>-- Вы заслужили георгиевские знамена и будете их достойны.</text:p>
      <text:p text:style-name="Standard"><text:s text:c="7"/>"Только умереть, умереть за него!" думал Ростов.</text:p>
      <text:p text:style-name="Standard"><text:s text:c="7"/>Государь <text:s/>еще сказал <text:s/>что-то, <text:s/>чего <text:s/>не <text:s/>расслышал <text:s/>Ростов, и <text:s/>солдаты,</text:p>
      <text:p text:style-name="Standard"><text:s text:c="2"/>надсаживая <text:s/>свои груди, закричали: Урра! Ростов закричал тоже, пригнувшись к</text:p>
      <text:p text:style-name="Standard"><text:s text:c="2"/>седлу, что <text:s/>было <text:s/>его <text:s/>сил, <text:s/>желая повредить <text:s/>себе этим криком, только чтобы</text:p>
      <text:p text:style-name="Standard"><text:s text:c="2"/>выразить вполне свой восторг к государю.</text:p>
      <text:p text:style-name="Standard"><text:s text:c="7"/>Государь <text:s/>постоял <text:s/>несколько секунд <text:s/>против гусар, <text:s/>как будто <text:s/>он был в</text:p>
      <text:p text:style-name="Standard"><text:s text:c="2"/>нерешимости.</text:p>
      <text:p text:style-name="Standard"><text:s text:c="7"/>"Как <text:s/>мог быть в нерешимости государь?" подумал <text:s/>Ростов, а потом даже и</text:p>
      <text:p text:style-name="Standard"><text:soft-page-break/><text:s text:c="2"/>эта нерешительность показалась Ростову величественной и обворожительной, как</text:p>
      <text:p text:style-name="Standard"><text:s text:c="2"/>и все, что делал государь.</text:p>
      <text:p text:style-name="Standard"><text:s text:c="7"/>Нерешительность государя продолжалась одно мгновение. Нога <text:s/>государя, с</text:p>
      <text:p text:style-name="Standard"><text:s text:c="2"/>узким, острым носком сапога, <text:s/>как <text:s/>носили <text:s/>в <text:s/>то <text:s/>время, дотронулась до паха</text:p>
      <text:p text:style-name="Standard"><text:s text:c="2"/>энглизированной гнедой кобылы, <text:s/>на которой <text:s/>он ехал; <text:s/>рука <text:s/>государя в белой</text:p>
      <text:p text:style-name="Standard"><text:s text:c="2"/>перчатке <text:s text:c="4"/>подобрала <text:s text:c="4"/>поводья, <text:s text:c="4"/>он <text:s text:c="5"/>тронулся, <text:s text:c="5"/>сопутствуемый</text:p>
      <text:p text:style-name="Standard"><text:s text:c="2"/>беспорядочно-заколыхавшимся <text:s/>морем адъютантов. Дальше и дальше отъезжал <text:s/>он,</text:p>
      <text:p text:style-name="Standard"><text:s text:c="2"/>останавливаясь у других полков, и, наконец, только белый плюмаж его виднелся</text:p>
      <text:p text:style-name="Standard"><text:s text:c="2"/>Ростову из-за свиты, окружавшей императоров.</text:p>
      <text:p text:style-name="Standard"><text:s text:c="7"/>В числе господ свиты <text:s/>Ростов заметил и Болконского, лениво и распущенно</text:p>
      <text:p text:style-name="Standard"><text:s text:c="2"/>сидящего <text:s/>на <text:s/>лошади. <text:s/>Ростову <text:s/>вспомнилась его <text:s/>вчерашняя <text:s/>ссора <text:s/>с <text:s/>ним <text:s/>и</text:p>
      <text:p text:style-name="Standard"><text:s text:c="2"/>представился вопрос, следует -- или не следует вызывать его. "Разумеется, не</text:p>
      <text:p text:style-name="Standard"><text:s text:c="2"/>следует, -- подумал теперь Ростов... -- И стоит ли думать и говорить про это</text:p>
      <text:p text:style-name="Standard"><text:s text:c="2"/>в <text:s/>такую <text:s/>минуту, <text:s/>как <text:s/>теперь? <text:s/>В <text:s/>минуту такого <text:s/>чувства любви, восторга и</text:p>
      <text:p text:style-name="Standard"><text:s text:c="2"/>самоотвержения, что <text:s/>значат <text:s/>все наши ссоры и <text:s/>обиды!? <text:s/>Я <text:s/>всех люблю, <text:s/>всем</text:p>
      <text:p text:style-name="Standard"><text:s text:c="2"/>прощаю теперь", думал Ростов.</text:p>
      <text:p text:style-name="Standard"><text:s text:c="7"/>Когда государь объехал почти все полки, войска стали проходить мимо его</text:p>
      <text:p text:style-name="Standard"><text:s text:c="2"/>церемониальным <text:s/>маршем, и <text:s/>Ростов <text:s/>на <text:s/>вновь купленном <text:s/>у <text:s/>Денисова <text:s/>Бедуине</text:p>
      <text:p text:style-name="Standard"><text:s text:c="2"/>проехал в <text:s/>замке своего эскадрона, т. <text:s/>е. <text:s/>один и <text:s/>совершенно на виду <text:s/>перед</text:p>
      <text:p text:style-name="Standard"><text:s text:c="2"/>государем.</text:p>
      <text:p text:style-name="Standard"><text:s text:c="7"/>Не <text:s/>доезжая государя, <text:s/>Ростов, отличный ездок, <text:s/>два <text:s/>раза <text:s/>всадил шпоры</text:p>
      <text:p text:style-name="Standard"><text:s text:c="2"/>своему Бедуину и довел его <text:s/>счастливо <text:s/>до того бешеного аллюра рыси, которою</text:p>
      <text:p text:style-name="Standard"><text:s text:c="2"/>хаживал разгоряченный <text:s/>Бедуин. <text:s/>Подогнув пенящуюся <text:s/>морду к <text:s/>груди, <text:s/>отделив</text:p>
      <text:p text:style-name="Standard"><text:s text:c="2"/>хвост и как будто летя на воздухе <text:s/>и не касаясь до земли, грациозно и высоко</text:p>
      <text:p text:style-name="Standard"><text:s text:c="2"/>вскидывая <text:s/>и <text:s/>переменяя ноги, <text:s/>Бедуин, тоже <text:s/>чувствовавший <text:s/>на <text:s/>себе <text:s/>взгляд</text:p>
      <text:p text:style-name="Standard"><text:s text:c="2"/>государя, прошел превосходно.</text:p>
      <text:p text:style-name="Standard"><text:s text:c="7"/>Сам <text:s/>Ростов, завалив назад <text:s/>ноги и подобрав живот и чувствуя себя одним</text:p>
      <text:p text:style-name="Standard"><text:s text:c="2"/>куском с лошадью, с <text:s/>нахмуренным, но блаженным <text:s/>лицом, чортом, <text:s/>как <text:s/>говорил</text:p>
      <text:p text:style-name="Standard"><text:s text:c="2"/>Денисов, проехал мимо государя.</text:p>
      <text:p text:style-name="Standard"><text:s text:c="7"/>-- Молодцы павлоградцы! -- проговорил государь.</text:p>
      <text:p text:style-name="Standard"><text:s text:c="7"/>"Боже мой! Как бы я счастлив был, если бы он велел мне сейчас броситься</text:p>
      <text:p text:style-name="Standard"><text:s text:c="2"/>в огонь", подумал Ростов.</text:p>
      <text:p text:style-name="Standard"><text:s text:c="7"/>Когда <text:s/>смотр <text:s/>кончился, офицеры, вновь пришедшие <text:s/>и Кутузовские, <text:s/>стали</text:p>
      <text:p text:style-name="Standard"><text:s text:c="2"/>сходиться <text:s/>группами <text:s/>и <text:s/>начали <text:s/>разговоры <text:s/>о наградах, об <text:s/>австрийцах <text:s/>и <text:s/>их</text:p>
      <text:p text:style-name="Standard"><text:s text:c="2"/>мундирах, об их фронте, о Бонапарте и о <text:s/>том, как ему плохо придется теперь,</text:p>
      <text:p text:style-name="Standard"><text:s text:c="2"/>особенно когда подойдет еще корпус Эссена, и Пруссия примет нашу сторону.</text:p>
      <text:p text:style-name="Standard"><text:s text:c="7"/>Но <text:s/>более <text:s/>всего <text:s/>во <text:s/>всех <text:s/>кружках <text:s/>говорили <text:s/>о <text:s/>государе <text:s/>Александре,</text:p>
      <text:p text:style-name="Standard"><text:s text:c="2"/>передавали каждое его слово, движение и восторгались им.</text:p>
      <text:p text:style-name="Standard"><text:s text:c="7"/>Все <text:s/>только одного желали: <text:s/>под предводительством государя <text:s/>скорее итти</text:p>
      <text:p text:style-name="Standard"><text:s text:c="2"/>против неприятеля. Под командою самого государя нельзя было не победить кого</text:p>
      <text:p text:style-name="Standard"><text:s text:c="2"/>бы то ни было, так думали после смотра Ростов и большинство офицеров.</text:p>
      <text:p text:style-name="Standard"><text:s text:c="7"/>Все после <text:s/>смотра были уверены в победе больше, чем бы могли быть после</text:p>
      <text:p text:style-name="Standard"><text:s text:c="2"/>двух выигранных сражений.</text:p>
      <text:p text:style-name="Standard"><text:s text:c="2"/></text:p>
      <text:p text:style-name="Standard"><text:s text:c="2"/></text:p>
      <text:p text:style-name="Standard">IX.</text:p>
      <text:p text:style-name="Standard"></text:p>
      <text:p text:style-name="Standard"></text:p>
      <text:p text:style-name="Standard"><text:s text:c="2"/></text:p>
      <text:p text:style-name="Standard"><text:s text:c="7"/>На <text:s/>другой <text:s/>день <text:s/>после <text:s/>смотра <text:s/>Борис, <text:s/>одевшись <text:s/>в <text:s/>лучший <text:s/>мундир <text:s/>и</text:p>
      <text:p text:style-name="Standard"><text:s text:c="2"/>напутствуемый пожеланиями успеха от своего товарища Берга, поехал в Ольмюц к</text:p>
      <text:p text:style-name="Standard"><text:s text:c="2"/>Болконскому, <text:s/>желая <text:s/>воспользоваться <text:s/>его <text:s/>лаской и устроить себе <text:s/>наилучшее</text:p>
      <text:p text:style-name="Standard"><text:soft-page-break/><text:s text:c="2"/>положение, в особенности положение адъютанта при важном лице, казавшееся ему</text:p>
      <text:p text:style-name="Standard"><text:s text:c="2"/>особенно-заманчивым <text:s/>в армии. "Хорошо <text:s/>Ростову, которому <text:s/>отец <text:s/>присылает по</text:p>
      <text:p text:style-name="Standard"><text:s text:c="2"/>10-ти тысяч, рассуждать о том, как он никому не хочет <text:s/>кланяться и ни к кому</text:p>
      <text:p text:style-name="Standard"><text:s text:c="2"/>не <text:s/>пойдет в <text:s/>лакеи; <text:s/>но мне, ничего не имеющему, кроме <text:s/>своей головы, <text:s/>надо</text:p>
      <text:p text:style-name="Standard"><text:s text:c="2"/>сделать свою карьеру и не упускать случаев, а пользоваться ими".</text:p>
      <text:p text:style-name="Standard"><text:s text:c="7"/>В Ольмюце он не застал в <text:s/>этот день князя Андрея. Но <text:s/>вид Ольмюца, <text:s/>где</text:p>
      <text:p text:style-name="Standard"><text:s text:c="2"/>стояла <text:s/>главная квартира, <text:s/>дипломатический корпус <text:s/>и жили оба <text:s/>императора <text:s/>с</text:p>
      <text:p text:style-name="Standard"><text:s text:c="2"/>своими свитами -- придворных, приближенных, только больше усилил его желание</text:p>
      <text:p text:style-name="Standard"><text:s text:c="2"/>принадлежать к этому верховному миру.</text:p>
      <text:p text:style-name="Standard"><text:s text:c="7"/>Он никого <text:s/>не знал, <text:s/>и, несмотря на его щегольской гвардейский <text:s/>мундир,</text:p>
      <text:p text:style-name="Standard"><text:s text:c="2"/>все <text:s/>эти высшие люди, сновавшие по улицам, в щегольских <text:s/>экипажах, плюмажах,</text:p>
      <text:p text:style-name="Standard"><text:s text:c="2"/>лентах и орденах, придворные и военные, казалось, стояли так неизмеримо выше</text:p>
      <text:p text:style-name="Standard"><text:s text:c="2"/>его, гвардейского офицерика, что не только не хотели, но и не могли признать</text:p>
      <text:p text:style-name="Standard"><text:s text:c="2"/>его существование. В <text:s/>помещении главнокомандующего Кутузова, где <text:s/>он спросил</text:p>
      <text:p text:style-name="Standard"><text:s text:c="2"/>Болконского, <text:s/>все эти <text:s/>адъютанты <text:s/>и даже денщики смотрели на <text:s/>него так, <text:s/>как</text:p>
      <text:p text:style-name="Standard"><text:s text:c="2"/>будто <text:s/>желали внушить ему, <text:s/>что таких, <text:s/>как <text:s/>он, офицеров <text:s/>очень много <text:s/>сюда</text:p>
      <text:p text:style-name="Standard"><text:s text:c="2"/>шляется и <text:s/>что они все <text:s/>уже <text:s/>очень <text:s/>надоели. <text:s/>Несмотря на <text:s/>это, <text:s/>или <text:s/>скорее</text:p>
      <text:p text:style-name="Standard"><text:s text:c="2"/>вследствие <text:s/>этого, на другой день, 15 числа, он <text:s/>после <text:s/>обеда опять поехал в</text:p>
      <text:p text:style-name="Standard"><text:s text:c="2"/>Ольмюц <text:s/>и, <text:s/>войдя в <text:s/>дом, занимаемый Кутузовым, <text:s/>спросил <text:s/>Болконского. Князь</text:p>
      <text:p text:style-name="Standard"><text:s text:c="2"/>Андрей был <text:s/>дома, <text:s/>и Бориса провели в <text:s/>большую <text:s/>залу, в <text:s/>которой, <text:s/>вероятно,</text:p>
      <text:p text:style-name="Standard"><text:s text:c="2"/>прежде <text:s/>танцовали, а теперь стояли пять кроватей, разнородная <text:s/>мебель: стол,</text:p>
      <text:p text:style-name="Standard"><text:s text:c="2"/>стулья и клавикорды. Один адъютант, <text:s/>ближе <text:s/>к <text:s/>двери, <text:s/>в <text:s/>персидском халате,</text:p>
      <text:p text:style-name="Standard"><text:s text:c="2"/>сидел <text:s/>за <text:s/>столом <text:s/>и <text:s/>писал. Другой, красный, толстый <text:s/>Несвицкий, <text:s/>лежал <text:s/>на</text:p>
      <text:p text:style-name="Standard"><text:s text:c="2"/>постели, подложив <text:s/>руки <text:s/>под <text:s/>голову, и смеялся с присевшим к нему офицером.</text:p>
      <text:p text:style-name="Standard"><text:s text:c="2"/>Третий <text:s/>играл <text:s/>на <text:s/>клавикордах <text:s/>венский <text:s/>вальс, <text:s text:c="2"/>четвертый <text:s/>лежал <text:s/>на <text:s/>этих</text:p>
      <text:p text:style-name="Standard"><text:s text:c="2"/>клавикордах <text:s/>и <text:s/>подпевал ему. <text:s/>Болконского не было. <text:s/>Никто из <text:s/>этих <text:s/>господ,</text:p>
      <text:p text:style-name="Standard"><text:s text:c="2"/>заметив <text:s/>Бориса, не <text:s/>изменил <text:s/>своего <text:s/>положения. <text:s/>Тот, который <text:s/>писал, <text:s/>и <text:s/>к</text:p>
      <text:p text:style-name="Standard"><text:s text:c="2"/>которому обратился <text:s/>Борис, досадливо обернулся и сказал ему, что <text:s/>Болконский</text:p>
      <text:p text:style-name="Standard"><text:s text:c="2"/>дежурный, и чтобы <text:s/>он шел налево в дверь, <text:s/>в приемную, коли ему нужно видеть</text:p>
      <text:p text:style-name="Standard"><text:s text:c="2"/>его. Борис поблагодарил <text:s/>и пошел в приемную. В <text:s/>приемной было человек десять</text:p>
      <text:p text:style-name="Standard"><text:s text:c="2"/>офицеров и генералов.</text:p>
      <text:p text:style-name="Standard"><text:s text:c="7"/>В то время, как взошел <text:s/>Борис, князь Андрей, презрительно <text:s/>прищурившись</text:p>
      <text:p text:style-name="Standard"><text:s text:c="2"/>(с тем особенным видом учтивой усталости, которая ясно говорит, что, коли бы</text:p>
      <text:p text:style-name="Standard"><text:s text:c="2"/>не моя <text:s/>обязанность, я бы <text:s/>минуты <text:s/>с вами не стал разговаривать), выслушивал</text:p>
      <text:p text:style-name="Standard"><text:s text:c="2"/>старого русского генерала в <text:s/>орденах, который почти на цыпочках, на вытяжке,</text:p>
      <text:p text:style-name="Standard"><text:s text:c="2"/>с солдатским <text:s/>подобострастным <text:s/>выражением багрового <text:s/>лица что-то <text:s/>докладывал</text:p>
      <text:p text:style-name="Standard"><text:s text:c="2"/>князю Андрею.</text:p>
      <text:p text:style-name="Standard"><text:s text:c="7"/>-- <text:s/>Очень <text:s/>хорошо, <text:s/>извольте <text:s/>подождать, <text:s/>-- <text:s/>сказал <text:s/>он <text:s/>генералу <text:s/>тем</text:p>
      <text:p text:style-name="Standard"><text:s text:c="2"/>французским <text:s/>выговором по-русски, <text:s/>которым он говорил, когда <text:s/>хотел говорить</text:p>
      <text:p text:style-name="Standard"><text:s text:c="2"/>презрительно, <text:s/>и, заметив Бориса, <text:s/>не <text:s/>обращаясь более к генералу (который с</text:p>
      <text:p text:style-name="Standard"><text:s text:c="2"/>мольбою <text:s/>бегал <text:s/>за ним, прося <text:s/>еще что-то выслушать), князь Андрей с веселой</text:p>
      <text:p text:style-name="Standard"><text:s text:c="2"/>улыбкой, кивая ему, обратился к Борису.</text:p>
      <text:p text:style-name="Standard"><text:s text:c="7"/>Борис <text:s/>в эту минуту уже ясно <text:s/>понял то, что он предвидел прежде, именно</text:p>
      <text:p text:style-name="Standard"><text:s text:c="2"/>то, <text:s/>что в армии, кроме той субординации и дисциплины, которая была написана</text:p>
      <text:p text:style-name="Standard"><text:s text:c="2"/>в <text:s/>уставе, <text:s/>и <text:s/>которую <text:s/>знали <text:s/>в <text:s/>полку, <text:s/>и <text:s/>он <text:s/>знал, <text:s/>была <text:s/>другая, <text:s/>более</text:p>
      <text:p text:style-name="Standard"><text:s text:c="2"/>существенная <text:s/>субординация, <text:s text:c="2"/>та, <text:s/>которая <text:s/>заставляла <text:s/>этого <text:s/>затянутого <text:s/>с</text:p>
      <text:p text:style-name="Standard"><text:s text:c="2"/>багровым лицом генерала почтительно дожидаться, в то время как капитан князь</text:p>
      <text:p text:style-name="Standard"><text:s text:c="2"/>Андрей <text:s/>для <text:s/>своего <text:s/>удовольствия <text:s/>находил <text:s/>более <text:s/>удобным <text:s/>разговаривать <text:s/>с</text:p>
      <text:p text:style-name="Standard"><text:s text:c="2"/>прапорщиком Друбецким. Больше чем <text:s/>когда-нибудь Борис решился служить впредь</text:p>
      <text:p text:style-name="Standard"><text:s text:c="2"/>не <text:s/>по той писанной в уставе, а по этой <text:s/>неписанной субординации. Он <text:s/>теперь</text:p>
      <text:p text:style-name="Standard"><text:s text:c="2"/>чувствовал, <text:s/>что <text:s/>только <text:s/>вследствие <text:s/>того, <text:s/>что <text:s/>он был <text:s/>рекомендован князю</text:p>
      <text:p text:style-name="Standard"><text:s text:c="2"/>Андрею, <text:s/>он <text:s/>уже стал <text:s/>сразу <text:s/>выше генерала, который <text:s/>в <text:s/>других <text:s/>случаях, во</text:p>
      <text:p text:style-name="Standard"><text:soft-page-break/><text:s text:c="2"/>фронте, мог уничтожить его, гвардейского прапорщика. <text:s/>Князь Андрей подошел к</text:p>
      <text:p text:style-name="Standard"><text:s text:c="2"/>нему и взял за руку.</text:p>
      <text:p text:style-name="Standard"><text:s text:c="7"/>-- Очень жаль, что вчера вы не застали <text:s/>меня. Я целый день провозился с</text:p>
      <text:p text:style-name="Standard"><text:s text:c="2"/>немцами. <text:s/>Ездили <text:s/>с <text:s/>Вейротером поверять диспозицию. Как <text:s/>немцы возьмутся за</text:p>
      <text:p text:style-name="Standard"><text:s text:c="2"/>аккуратность -- конца нет!</text:p>
      <text:p text:style-name="Standard"><text:s text:c="7"/>Борис улыбнулся, как будто он понимал то, <text:s/>о чем, как об общеизвестном,</text:p>
      <text:p text:style-name="Standard"><text:s text:c="2"/>намекал князь Андрей. <text:s/>Но <text:s/>он в первый раз слышал и фамилию Вейротера и даже</text:p>
      <text:p text:style-name="Standard"><text:s text:c="2"/>слово диспозиция.</text:p>
      <text:p text:style-name="Standard"><text:s text:c="7"/>-- Ну что, мой милый, все в адъютанты хотите? <text:s/>Я об вас подумал за <text:s/>это</text:p>
      <text:p text:style-name="Standard"><text:s text:c="2"/>время.</text:p>
      <text:p text:style-name="Standard"><text:s text:c="7"/>-- Да, я думал, -- невольно отчего-то краснея, сказал Борис, -- просить</text:p>
      <text:p text:style-name="Standard"><text:s text:c="2"/>главнокомандующего; к нему <text:s/>было письмо <text:s/>обо <text:s/>мне от князя Курагина; я хотел</text:p>
      <text:p text:style-name="Standard"><text:s text:c="2"/>просить только потому, -- прибавил он, как бы извиняясь, что, боюсь, гвардия</text:p>
      <text:p text:style-name="Standard"><text:s text:c="2"/>не будет в деле.</text:p>
      <text:p text:style-name="Standard"><text:s text:c="7"/>-- Хорошо! хорошо! мы обо всем переговорим, -- сказал князь <text:s/>Андрей, --</text:p>
      <text:p text:style-name="Standard"><text:s text:c="2"/>только дайте доложить про этого господина, и я принадлежу вам.</text:p>
      <text:p text:style-name="Standard"><text:s text:c="7"/>В то время как <text:s/>князь Андрей <text:s/>ходил докладывать про багрового генерала,</text:p>
      <text:p text:style-name="Standard"><text:s text:c="2"/>генерал этот, <text:s/>видимо, не <text:s/>разделявший <text:s/>понятий Бориса о выгодах <text:s/>неписанной</text:p>
      <text:p text:style-name="Standard"><text:s text:c="2"/>субординации, <text:s/>так уперся <text:s/>глазами в <text:s/>дерзкого прапорщика, <text:s/>помешавшего <text:s/>ему</text:p>
      <text:p text:style-name="Standard"><text:s text:c="2"/>договорить <text:s/>с <text:s/>адъютантом, <text:s/>что Борису <text:s/>стало <text:s/>неловко. Он <text:s/>отвернулся <text:s/>и <text:s/>с</text:p>
      <text:p text:style-name="Standard"><text:s text:c="2"/>нетерпением <text:s text:c="2"/>ожидал, <text:s text:c="2"/>когда <text:s text:c="2"/>возвратится <text:s text:c="2"/>князь <text:s text:c="2"/>Андрей <text:s text:c="2"/>из <text:s text:c="2"/>кабинета</text:p>
      <text:p text:style-name="Standard"><text:s text:c="2"/>главнокомандующего.</text:p>
      <text:p text:style-name="Standard"><text:s text:c="7"/>-- Вот что, мой милый, я думал о вас, -- сказал князь Андрей, когда они</text:p>
      <text:p text:style-name="Standard"><text:s text:c="2"/>прошли <text:s/>в большую <text:s/>залу с клавикордами. <text:s/>-- К главнокомандующему <text:s/>вам ходить</text:p>
      <text:p text:style-name="Standard"><text:s text:c="2"/>нечего, <text:s/>-- <text:s/>говорил князь <text:s/>Андрей, -- <text:s/>он <text:s/>наговорит <text:s/>вам кучу любезностей,</text:p>
      <text:p text:style-name="Standard"><text:s text:c="2"/>скажет, чтобы <text:s/>приходили к нему <text:s/>обедать <text:s/>("это было бы еще не так плохо для</text:p>
      <text:p text:style-name="Standard"><text:s text:c="2"/>службы по той субординации", <text:s/>подумал Борис), но из <text:s/>этого дальше ничего <text:s/>не</text:p>
      <text:p text:style-name="Standard"><text:s text:c="2"/>выйдет; <text:s/>нас, адъютантов <text:s/>и ординарцев, скоро будет батальон. Но <text:s/>вот что мы</text:p>
      <text:p text:style-name="Standard"><text:s text:c="2"/>сделаем: <text:s/>у <text:s/>меня <text:s/>есть <text:s/>хороший <text:s/>приятель, <text:s/>генерал-адъютант <text:s/>и <text:s/>прекрасный</text:p>
      <text:p text:style-name="Standard"><text:s text:c="2"/>человек, князь Долгоруков; и хотя вы <text:s/>этого <text:s/>можете не знать, но дело в том,</text:p>
      <text:p text:style-name="Standard"><text:s text:c="2"/>что теперь Кутузов <text:s/>с его штабом и мы все ровно ничего не значим: все теперь</text:p>
      <text:p text:style-name="Standard"><text:s text:c="2"/>сосредоточивается <text:s/>у государя; <text:s/>так <text:s/>вот мы пойдемте-ка к Долгорукову, мне и</text:p>
      <text:p text:style-name="Standard"><text:s text:c="2"/>надо сходить к нему, я уж ему говорил про вас; так мы и посмотрим; не найдет</text:p>
      <text:p text:style-name="Standard"><text:s text:c="2"/>ли <text:s/>он <text:s/>возможным <text:s/>пристроить вас при себе, <text:s/>или где-нибудь <text:s/>там, поближе .к</text:p>
      <text:p text:style-name="Standard"><text:s text:c="2"/>солнцу.</text:p>
      <text:p text:style-name="Standard"><text:s text:c="7"/>Князь <text:s/>Андрей <text:s text:c="2"/>всегда <text:s text:c="2"/>особенно <text:s/>оживлялся, <text:s/>когда <text:s/>ему <text:s text:c="2"/>приходилось</text:p>
      <text:p text:style-name="Standard"><text:s text:c="2"/>руководить молодого человека и помогать ему в светском успехе. Под предлогом</text:p>
      <text:p text:style-name="Standard"><text:s text:c="2"/>этой <text:s/>помощи другому, которую он по гордости никогда не принял бы <text:s/>для себя,</text:p>
      <text:p text:style-name="Standard"><text:s text:c="2"/>он <text:s/>находился вблизи той среды, которая давала <text:s/>успех и <text:s/>которая притягивала</text:p>
      <text:p text:style-name="Standard"><text:s text:c="2"/>его <text:s/>к <text:s/>себе. <text:s/>Он весьма <text:s/>охотно взялся <text:s/>за Бориса <text:s/>и <text:s/>пошел с ним <text:s/>к <text:s/>князю</text:p>
      <text:p text:style-name="Standard"><text:s text:c="2"/>Долгорукову.</text:p>
      <text:p text:style-name="Standard"><text:s text:c="7"/>Было <text:s/>уже <text:s/>поздно <text:s text:c="2"/>вечером, <text:s/>когда <text:s/>они <text:s/>взошли <text:s/>в <text:s/>Ольмюцкий <text:s/>дворец,</text:p>
      <text:p text:style-name="Standard"><text:s text:c="2"/>занимаемый императорами и их приближенными.</text:p>
      <text:p text:style-name="Standard"><text:s text:c="7"/>В этот самый день был военный совет, <text:s/>на <text:s/>котором участвовали все члены</text:p>
      <text:p text:style-name="Standard"><text:s text:c="2"/>гофкригсрата <text:s/>и оба императора. На совете, в противность мнения <text:s/>стариков --</text:p>
      <text:p text:style-name="Standard"><text:s text:c="2"/>Кутузова и <text:s/>князя <text:s/>Шварцернберга, было решено <text:s/>немедленно <text:s/>наступать и <text:s/>дать</text:p>
      <text:p text:style-name="Standard"><text:s text:c="2"/>генеральное <text:s/>сражение Бонапарту. Военный <text:s/>совет <text:s/>только <text:s/>что кончился, когда</text:p>
      <text:p text:style-name="Standard"><text:s text:c="2"/>князь <text:s/>Андрей, <text:s/>сопутствуемый <text:s/>Борисом, <text:s/>пришел <text:s/>во <text:s/>дворец отыскивать князя</text:p>
      <text:p text:style-name="Standard"><text:s text:c="2"/>Долгорукова. <text:s/>Еще <text:s text:c="2"/>все <text:s/>лица <text:s/>главной <text:s/>квартиры <text:s text:c="2"/>находились <text:s/>под <text:s/>обаянием</text:p>
      <text:p text:style-name="Standard"><text:s text:c="2"/>сегодняшнего, <text:s/>победоносного <text:s/>для партии <text:s/>молодых, <text:s/>военного совета. <text:s/>Голоса</text:p>
      <text:p text:style-name="Standard"><text:s text:c="2"/>медлителей, советовавших <text:s/>ожидать <text:s/>еще чего-то не <text:s/>наступая, так <text:s/>единодушно</text:p>
      <text:p text:style-name="Standard"><text:s text:c="2"/>были заглушены и доводы их опровергнуты несомненными <text:s/>доказательствами выгод</text:p>
      <text:p text:style-name="Standard"><text:soft-page-break/><text:s text:c="2"/>наступления, <text:s/>что то, о <text:s/>чем толковалось <text:s/>в совете, <text:s/>будущее сражение и, без</text:p>
      <text:p text:style-name="Standard"><text:s text:c="2"/>сомнения, победа, казались уже не будущим, <text:s/>а <text:s/>прошедшим. Все выгоды были на</text:p>
      <text:p text:style-name="Standard"><text:s text:c="2"/>нашей стороне. Огромные силы, без <text:s/>сомнения, <text:s/>превосходившие силы Наполеона,</text:p>
      <text:p text:style-name="Standard"><text:s text:c="2"/>были стянуты в одно место; войска были одушевлены присутствием императоров и</text:p>
      <text:p text:style-name="Standard"><text:s text:c="2"/>рвались в <text:s/>дело; <text:s/>стратегический пункт, на <text:s/>котором приходилось действовать,</text:p>
      <text:p text:style-name="Standard"><text:s text:c="2"/>был <text:s/>до <text:s/>малейших <text:s/>подробностей <text:s/>известен <text:s/>австрийскому <text:s/>генералу Вейротеру,</text:p>
      <text:p text:style-name="Standard"><text:s text:c="2"/>руководившему <text:s/>войска <text:s text:c="2"/>(как <text:s/>бы <text:s/>счастливая <text:s/>случайность <text:s/>сделала <text:s/>то, <text:s/>что</text:p>
      <text:p text:style-name="Standard"><text:s text:c="2"/>австрийские войска в <text:s/>прошлом году были на маневрах <text:s/>именно на тех полях, на</text:p>
      <text:p text:style-name="Standard"><text:s text:c="2"/>которых теперь предстояло сразиться <text:s/>с французом); до малейших <text:s/>подробностей</text:p>
      <text:p text:style-name="Standard"><text:s text:c="2"/>была <text:s/>известна <text:s/>и передана на <text:s/>картах <text:s/>предлежащая местность, <text:s/>и <text:s/>Бонапарте,</text:p>
      <text:p text:style-name="Standard"><text:s text:c="2"/>видимо, ослабленный, ничего не предпринимал.</text:p>
      <text:p text:style-name="Standard"><text:s text:c="7"/>Долгоруков, <text:s/>один из самых горячих сторонников наступления, только <text:s/>что</text:p>
      <text:p text:style-name="Standard"><text:s text:c="2"/>вернулся <text:s/>из совета, усталый, измученный, но оживленный и <text:s/>гордый одержанной</text:p>
      <text:p text:style-name="Standard"><text:s text:c="2"/>победой. Князь Андрей представил <text:s/>покровительствуемого им офицера, но <text:s/>князь</text:p>
      <text:p text:style-name="Standard"><text:s text:c="2"/>Долгоруков, <text:s/>учтиво <text:s/>и крепко <text:s/>пожав ему руку, <text:s/>ничего не <text:s/>сказал Борису <text:s/>и,</text:p>
      <text:p text:style-name="Standard"><text:s text:c="2"/>очевидно не в <text:s/>силах <text:s/>удержаться от высказывания тех мыслей, которые сильнее</text:p>
      <text:p text:style-name="Standard"><text:s text:c="2"/>всего занимали его в эту минуту, по-французски обратился к князю Андрею.</text:p>
      <text:p text:style-name="Standard"><text:s text:c="7"/>-- <text:s/>Ну, мой милый, какое мы выдержали сражение! <text:s/>Дай Бог <text:s/>только, чтобы</text:p>
      <text:p text:style-name="Standard"><text:s text:c="2"/>то, которое будет следствием его, было бы столь <text:s/>же победоносно. Однако, мой</text:p>
      <text:p text:style-name="Standard"><text:s text:c="2"/>милый, -- говорил он отрывочно и <text:s/>оживленно, <text:s/>-- я должен признать свою вину</text:p>
      <text:p text:style-name="Standard"><text:s text:c="2"/>перед австрийцами и в особенности перед Вейротером. <text:s/>Что за точность, что за</text:p>
      <text:p text:style-name="Standard"><text:s text:c="2"/>подробность, что за знание местности, что за <text:s/>предвидение всех возможностей,</text:p>
      <text:p text:style-name="Standard"><text:s text:c="2"/>всех <text:s/>условий, <text:s/>всех малейших <text:s/>подробностей! <text:s/>Нет, <text:s/>мой <text:s/>милый, выгодней тех</text:p>
      <text:p text:style-name="Standard"><text:s text:c="2"/>условий, в которых мы находимся, нельзя ничего <text:s/>нарочно выдумать. Соединение</text:p>
      <text:p text:style-name="Standard"><text:s text:c="2"/>австрийской отчетливости с русской храбростию -- чего ж вы хотите еще?</text:p>
      <text:p text:style-name="Standard"><text:s text:c="7"/>-- Так наступление окончательно решено? -- сказал Болконский.</text:p>
      <text:p text:style-name="Standard"><text:s text:c="7"/>-- И <text:s/>знаете ли, <text:s/>мой <text:s/>милый, <text:s/>мне кажется, <text:s/>что <text:s/>решительно Буонапарте</text:p>
      <text:p text:style-name="Standard"><text:s text:c="2"/>потерял <text:s/>свою <text:s/>латынь. Вы <text:s/>знаете, <text:s/>что <text:s/>нынче получено <text:s/>от <text:s/>него <text:s/>письмо <text:s/>к</text:p>
      <text:p text:style-name="Standard"><text:s text:c="2"/>императору. -- Долгоруков улыбнулся значительно.</text:p>
      <text:p text:style-name="Standard"><text:s text:c="7"/>-- Вот как! Что ж он пишет? -- спросил Болконский.</text:p>
      <text:p text:style-name="Standard"><text:s text:c="7"/>-- <text:s/>Что <text:s/>он <text:s/>может <text:s/>писать? <text:s/>Традиридира и <text:s/>т. <text:s/>п., <text:s/>все только с целью</text:p>
      <text:p text:style-name="Standard"><text:s text:c="2"/>выиграть <text:s/>время. <text:s/>Я <text:s/>вам говорю, что <text:s/>он у нас <text:s/>в <text:s/>руках; это верно! <text:s/>Но что</text:p>
      <text:p text:style-name="Standard"><text:s text:c="2"/>забавнее всего, -- <text:s/>сказал <text:s/>он, вдруг добродушно засмеявшись, -- это то, что</text:p>
      <text:p text:style-name="Standard"><text:s text:c="2"/>никак <text:s/>не могли придумать, <text:s/>как ему адресовать ответ? Ежели не консулу, само</text:p>
      <text:p text:style-name="Standard"><text:s text:c="2"/>собою разумеется не императору, то генералу Буонапарту, как мне казалось.</text:p>
      <text:p text:style-name="Standard"><text:s text:c="7"/>-- Но между тем, чтобы не признавать императором, и тем, чтобы называть</text:p>
      <text:p text:style-name="Standard"><text:s text:c="2"/>генералом Буонапарте, есть разница, -- сказал Болконский.</text:p>
      <text:p text:style-name="Standard"><text:s text:c="7"/>-- В том-то и дело, -- смеясь <text:s/>и перебивая, <text:s/>быстро говорил Долгоруков.</text:p>
      <text:p text:style-name="Standard"><text:s text:c="2"/>-- <text:s/>Вы знаете <text:s/>Билибина, <text:s/>он очень <text:s/>умный человек, он предлагал <text:s/>адресовать:</text:p>
      <text:p text:style-name="Standard"><text:s text:c="2"/>"узурпатору и врагу человеческого рода".</text:p>
      <text:p text:style-name="Standard"><text:s text:c="7"/>Долгоруков весело захохотал.</text:p>
      <text:p text:style-name="Standard"><text:s text:c="7"/>-- Не более того? -- заметил Болконский.</text:p>
      <text:p text:style-name="Standard"><text:s text:c="7"/>-- Но <text:s/>все-таки Билибин <text:s/>нашел <text:s/>серьезный титул <text:s/>адреса. И остроумный и</text:p>
      <text:p text:style-name="Standard"><text:s text:c="2"/>умный человек.</text:p>
      <text:p text:style-name="Standard"><text:s text:c="7"/>-- Как же?</text:p>
      <text:p text:style-name="Standard"><text:s text:c="7"/>-- <text:s/>Главе <text:s/>французского <text:s/>правительства, <text:s text:c="2"/>au <text:s/>chef <text:s text:c="2"/>du <text:s/>gouverienement</text:p>
      <text:p text:style-name="Standard"><text:s text:c="2"/>français, -- серьезно и с <text:s/>удовольствием сказал князь Долгоруков. <text:s/>--</text:p>
      <text:p text:style-name="Standard"><text:s text:c="2"/>Не правда ли, что хорошо?</text:p>
      <text:p text:style-name="Standard"><text:s text:c="7"/>-- Хорошо, но очень не понравится ему, -- заметил Болконский.</text:p>
      <text:p text:style-name="Standard"><text:s text:c="7"/>-- <text:s/>О, <text:s/>и <text:s/>очень! Мой <text:s/>брат знает <text:s/>его: он <text:s/>не <text:s/>раз обедал <text:s/>у <text:s/>него, <text:s/>у</text:p>
      <text:p text:style-name="Standard"><text:s text:c="2"/>теперешнего императора, в <text:s/>Париже <text:s/>и говорил <text:s/>мне, <text:s/>что он <text:s/>не <text:s/>видал <text:s/>более</text:p>
      <text:p text:style-name="Standard"><text:s text:c="2"/>утонченного и хитрого дипломата: <text:s/>знаете, соединение французской ловкости <text:s/>и</text:p>
      <text:p text:style-name="Standard"><text:soft-page-break/><text:s text:c="2"/>итальянского актерства? <text:s/>Вы знаете <text:s/>его <text:s/>анекдоты с графом Марковым? <text:s/>Только</text:p>
      <text:p text:style-name="Standard"><text:s text:c="2"/>один <text:s/>граф Марков <text:s/>умел <text:s/>с <text:s/>ним <text:s/>обращаться. Вы знаете <text:s/>историю платка? <text:s/>Это</text:p>
      <text:p text:style-name="Standard"><text:s text:c="2"/>прелесть!</text:p>
      <text:p text:style-name="Standard"><text:s text:c="7"/>И словоохотливый Долгоруков, обращаясь то к Борису, то к <text:s/>князю Андрею,</text:p>
      <text:p text:style-name="Standard"><text:s text:c="2"/>рассказал, <text:s/>как Бонапарт, желая испытать Маркова, нашего посланника, нарочно</text:p>
      <text:p text:style-name="Standard"><text:s text:c="2"/>уронил <text:s/>перед <text:s/>ним <text:s/>платок и <text:s/>остановился, <text:s/>глядя на него, ожидая, вероятно,</text:p>
      <text:p text:style-name="Standard"><text:s text:c="2"/>услуги от Маркова и <text:s/>как, Марков тотчас же уронил рядом свой платок и поднял</text:p>
      <text:p text:style-name="Standard"><text:s text:c="2"/>свой, не поднимая платка Бонапарта.</text:p>
      <text:p text:style-name="Standard"><text:s text:c="7"/>-- Charmant, [50] -- сказал Болконский, -- <text:s/>но вот что, князь,</text:p>
      <text:p text:style-name="Standard"><text:s text:c="2"/>я пришел к вам просителем за этого молодого человека. Видите ли что?...</text:p>
      <text:p text:style-name="Standard"><text:s text:c="7"/>Но князь Андрей не <text:s/>успел <text:s/>докончить, <text:s/>как в <text:s/>комнату <text:s/>вошел <text:s/>адъютант,</text:p>
      <text:p text:style-name="Standard"><text:s text:c="2"/>который звал князя Долгорукова к императору.</text:p>
      <text:p text:style-name="Standard"><text:s text:c="7"/>-- Ах, <text:s/>какая досада! -- сказал Долгоруков, поспешно вставая и <text:s/>пожимая</text:p>
      <text:p text:style-name="Standard"><text:s text:c="2"/>руки <text:s/>князя Андрея и Бориса. -- Вы знаете, я <text:s/>очень рад сделать все, <text:s/>что от</text:p>
      <text:p text:style-name="Standard"><text:s text:c="2"/>меня зависит, и для вас и для этого <text:s/>милого молодого человека. -- Он еще раз</text:p>
      <text:p text:style-name="Standard"><text:s text:c="2"/>пожал руку <text:s/>Бориса <text:s/>с <text:s/>выражением <text:s/>добродушного, <text:s/>искреннего <text:s/>и <text:s/>оживленного</text:p>
      <text:p text:style-name="Standard"><text:s text:c="2"/>легкомыслия. -- Но вы видите... до другого раза!</text:p>
      <text:p text:style-name="Standard"><text:s text:c="7"/>Бориса волновала мысль <text:s/>о <text:s/>той близости к высшей власти, в которой он в</text:p>
      <text:p text:style-name="Standard"><text:s text:c="2"/>эту минуту <text:s/>чувствовал себя. Он сознавал себя здесь в соприкосновении с теми</text:p>
      <text:p text:style-name="Standard"><text:s text:c="2"/>пружинами, которые руководили всеми теми громадными движениями масс, которых</text:p>
      <text:p text:style-name="Standard"><text:s text:c="2"/>он в своем полку чувствовал <text:s/>себя <text:s/>маленькою, покорною и <text:s/>ничтожной" частью.</text:p>
      <text:p text:style-name="Standard"><text:s text:c="2"/>Они вышли в коридор вслед за князем Долгоруковым и встретили выходившего (из</text:p>
      <text:p text:style-name="Standard"><text:s text:c="2"/>той двери <text:s/>комнаты государя, в которую вошел Долгоруков) невысокого человека</text:p>
      <text:p text:style-name="Standard"><text:s text:c="2"/>в <text:s/>штатском <text:s/>платье, <text:s/>с <text:s/>умным лицом <text:s/>и <text:s/>резкой <text:s/>чертой выставленной <text:s/>вперед</text:p>
      <text:p text:style-name="Standard"><text:s text:c="2"/>челюсти, <text:s/>которая, <text:s/>не <text:s/>портя <text:s text:c="2"/>его, <text:s/>придавала <text:s/>ему <text:s/>особенную <text:s/>живость <text:s text:c="2"/>и</text:p>
      <text:p text:style-name="Standard"><text:s text:c="2"/>изворотливость <text:s/>выражения. <text:s text:c="2"/>Этот <text:s/>невысокий <text:s/>человек <text:s/>кивнул, <text:s/>как <text:s/>своему,</text:p>
      <text:p text:style-name="Standard"><text:s text:c="2"/>Долгорукому и пристально-холодным взглядом стал вглядываться в князя Андрея,</text:p>
      <text:p text:style-name="Standard"><text:s text:c="2"/>идя <text:s/>прямо <text:s/>на него и видимо, ожидая, <text:s/>чтобы князь Андрей поклонился ему или</text:p>
      <text:p text:style-name="Standard"><text:s text:c="2"/>дал дорогу. <text:s/>Князь <text:s/>Андрей <text:s/>не <text:s/>сделал <text:s/>ни <text:s/>того, <text:s/>ни <text:s/>другого; <text:s/>в лице <text:s/>его</text:p>
      <text:p text:style-name="Standard"><text:s text:c="2"/>выразилась злоба, и молодой человек, отвернувшись, прошел стороной коридора.</text:p>
      <text:p text:style-name="Standard"><text:s text:c="7"/>-- Кто это? -- спросил Борис.</text:p>
      <text:p text:style-name="Standard"><text:s text:c="7"/>-- Это один из самых замечательнейших, но неприятнейших <text:s/>мне людей. Это</text:p>
      <text:p text:style-name="Standard"><text:s text:c="2"/>министр иностранных дел, князь Адам Чарторижский.</text:p>
      <text:p text:style-name="Standard"><text:s text:c="7"/>-- Вот <text:s/>эти <text:s/>люди, -- <text:s/>сказал Болконский со вздохом, который он не <text:s/>мог</text:p>
      <text:p text:style-name="Standard"><text:s text:c="2"/>подавить, в <text:s/>то время как они выходили из дворца, <text:s/>-- вот эти-то люди решают</text:p>
      <text:p text:style-name="Standard"><text:s text:c="2"/>судьбы народов.</text:p>
      <text:p text:style-name="Standard"><text:s text:c="7"/>На <text:s/>другой день войска выступили в <text:s/>поход, и Борис <text:s/>не успел до <text:s/>самого</text:p>
      <text:p text:style-name="Standard"><text:s text:c="2"/>Аустерлицкого сражения побывать ни у Болконского, ни у Долгорукова и остался</text:p>
      <text:p text:style-name="Standard"><text:s text:c="2"/>еще на время в Измайловском полку.</text:p>
      <text:p text:style-name="Standard"><text:s text:c="7"/>X.</text:p>
      <text:p text:style-name="Standard"><text:s text:c="2"/></text:p>
      <text:p text:style-name="Standard"><text:s text:c="7"/>На заре 16 числа эскадрон Денисова, в котором служил Николай <text:s/>Ростов, и</text:p>
      <text:p text:style-name="Standard"><text:s text:c="2"/>который <text:s/>был <text:s/>в <text:s/>отряде князя Багратиона, <text:s/>двинулся с <text:s/>ночлега <text:s/>в дело, <text:s/>как</text:p>
      <text:p text:style-name="Standard"><text:s text:c="2"/>говорили, и, <text:s/>пройдя около версты <text:s/>позади других <text:s/>колонн, <text:s/>был остановлен на</text:p>
      <text:p text:style-name="Standard"><text:s text:c="2"/>большой дороге. Ростов видел, <text:s/>как мимо его прошли вперед казаки, 1-й и <text:s/>2-й</text:p>
      <text:p text:style-name="Standard"><text:s text:c="2"/>эскадрон <text:s/>гусар, <text:s/>пехотные <text:s/>батальоны <text:s/>с <text:s/>артиллерией <text:s/>и <text:s/>проехали <text:s/>генералы</text:p>
      <text:p text:style-name="Standard"><text:s text:c="2"/>Багратион и Долгоруков с адъютантами. Весь страх, который он, как <text:s/>и прежде,</text:p>
      <text:p text:style-name="Standard"><text:s text:c="2"/>испытывал <text:s/>перед <text:s/>делом; <text:s/>вся <text:s/>внутренняя <text:s/>борьба, <text:s/>посредством <text:s/>которой <text:s/>он</text:p>
      <text:p text:style-name="Standard"><text:s text:c="2"/>преодолевал этот страх; все его мечтания о том, как он по-гусарски отличится</text:p>
      <text:p text:style-name="Standard"><text:s text:c="2"/>в этом деле, -- пропали даром. Эскадрон их был оставлен в резерве, и Николай</text:p>
      <text:p text:style-name="Standard"><text:s text:c="2"/>Ростов скучно и тоскливо провел этот день. В 9-м часу утра он услыхал пальбу</text:p>
      <text:p text:style-name="Standard"><text:s text:c="2"/>впереди себя, крики ура, видел привозимых назад раненых (их было немного) и,</text:p>
      <text:p text:style-name="Standard"><text:soft-page-break/><text:s text:c="2"/>наконец, видел, как в середине сотни казаков провели целый отряд французских</text:p>
      <text:p text:style-name="Standard"><text:s text:c="2"/>кавалеристов. <text:s/>Очевидно, дело было кончено, и дело было, очевидно небольшое,</text:p>
      <text:p text:style-name="Standard"><text:s text:c="2"/>но <text:s/>счастливое. Проходившие назад солдаты и офицеры рассказывали о блестящей</text:p>
      <text:p text:style-name="Standard"><text:s text:c="2"/>победе, <text:s/>о <text:s/>занятии <text:s/>города <text:s/>Вишау <text:s/>и <text:s/>взятии <text:s/>в <text:s/>плен <text:s/>целого <text:s/>французского</text:p>
      <text:p text:style-name="Standard"><text:s text:c="2"/>эскадрона. День был ясный, солнечный, <text:s/>после <text:s/>сильного ночного <text:s/>заморозка, и</text:p>
      <text:p text:style-name="Standard"><text:s text:c="2"/>веселый блеск осеннего дня совпадал с известием о победе, которое передавали</text:p>
      <text:p text:style-name="Standard"><text:s text:c="2"/>не только рассказы участвовавших в нем, но и радостное выражение лиц солдат,</text:p>
      <text:p text:style-name="Standard"><text:s text:c="2"/>офицеров, генералов и <text:s/>адъютантов, ехавших туда и оттуда <text:s/>мимо Ростова. <text:s/>Тем</text:p>
      <text:p text:style-name="Standard"><text:s text:c="2"/>больнее <text:s text:c="2"/>щемило <text:s text:c="2"/>сердце <text:s/>Николая, <text:s/>напрасно <text:s/>перестрадавшего <text:s/>весь <text:s/>страх,</text:p>
      <text:p text:style-name="Standard"><text:s text:c="2"/>предшествующий сражению, и пробывшего этот веселый день в бездействии.</text:p>
      <text:p text:style-name="Standard"><text:s text:c="7"/>-- <text:s/>Ростов, иди <text:s/>сюда, выпьем с горя! -- крикнул <text:s/>Денисов, <text:s/>усевшись на</text:p>
      <text:p text:style-name="Standard"><text:s text:c="2"/>краю дороги перед фляжкой и закуской.</text:p>
      <text:p text:style-name="Standard"><text:s text:c="7"/>Офицеры <text:s/>собрались <text:s/>кружком, <text:s/>закусывая и разговаривая, около <text:s/>погребца</text:p>
      <text:p text:style-name="Standard"><text:s text:c="2"/>Денисова.</text:p>
      <text:p text:style-name="Standard"><text:s text:c="7"/>-- <text:s/>Вот <text:s/>еще одного ведут! <text:s/>-- сказал один <text:s/>из <text:s/>офицеров, <text:s/>указывая <text:s/>на</text:p>
      <text:p text:style-name="Standard"><text:s text:c="2"/>французского пленного драгуна, которого вели пешком два казака.</text:p>
      <text:p text:style-name="Standard"><text:s text:c="7"/>Один <text:s/>из <text:s/>них <text:s/>вел <text:s/>в <text:s/>поводу <text:s/>взятую <text:s/>у <text:s/>пленного <text:s/>рослую <text:s/>и <text:s/>красивую</text:p>
      <text:p text:style-name="Standard"><text:s text:c="2"/>французскую лошадь.</text:p>
      <text:p text:style-name="Standard"><text:s text:c="7"/>-- Продай лошадь! -- крикнул Денисов казаку.</text:p>
      <text:p text:style-name="Standard"><text:s text:c="7"/>-- Изволь, ваше благородие...</text:p>
      <text:p text:style-name="Standard"><text:s text:c="7"/>Офицеры встали <text:s/>и окружили <text:s/>казаков <text:s/>и <text:s/>пленного француза. <text:s/>Французский</text:p>
      <text:p text:style-name="Standard"><text:s text:c="2"/>драгун был молодой <text:s/>малый, <text:s/>альзасец, <text:s/>говоривший по-французски <text:s/>с <text:s/>немецким</text:p>
      <text:p text:style-name="Standard"><text:s text:c="2"/>акцентом. <text:s/>Он <text:s/>задыхался <text:s/>от <text:s/>волнения, <text:s/>лицо <text:s/>его <text:s/>было <text:s/>красно, и, услыхав</text:p>
      <text:p text:style-name="Standard"><text:s text:c="2"/>французский язык, он быстро заговорил с офицерами, обращаясь то к тому, то к</text:p>
      <text:p text:style-name="Standard"><text:s text:c="2"/>другому. Он говорил, что его <text:s/>бы <text:s/>не взяли; что он не виноват в том, что его</text:p>
      <text:p text:style-name="Standard"><text:s text:c="2"/>взяли, а виноват le caporal, который послал его захватить попоны, что он ему</text:p>
      <text:p text:style-name="Standard"><text:s text:c="2"/>говорил, что уже русские там. И ко всякому слову он прибавлял: mais qu'on ne</text:p>
      <text:p text:style-name="Standard"><text:s text:c="2"/>fasse <text:s/>pas de mal à mon petit <text:s/>cheval [51] и <text:s/>ласкал <text:s/>свою <text:s/>лошадь.</text:p>
      <text:p text:style-name="Standard"><text:s text:c="2"/>Видно было, что он не понимал хорошенько, где он находится. Он то извинялся,</text:p>
      <text:p text:style-name="Standard"><text:s text:c="2"/>что его взяли, то, <text:s/>предполагая перед собою свое <text:s/>начальство, выказывал свою</text:p>
      <text:p text:style-name="Standard"><text:s text:c="2"/>солдатскую <text:s/>исправность и <text:s/>заботливость о службе. <text:s/>Он донес <text:s/>с <text:s/>собой в <text:s/>наш</text:p>
      <text:p text:style-name="Standard"><text:s text:c="2"/>арьергард во всей <text:s/>свежести атмосферу французского войска, которое так чуждо</text:p>
      <text:p text:style-name="Standard"><text:s text:c="2"/>было для нас.</text:p>
      <text:p text:style-name="Standard"><text:s text:c="7"/>Казаки отдали лошадь за два червонца, и Ростов, теперь, получив деньги,</text:p>
      <text:p text:style-name="Standard"><text:s text:c="2"/>самый богатый из офицеров, купил ее.</text:p>
      <text:p text:style-name="Standard"><text:s text:c="7"/>-- Mais <text:s/>qu'on <text:s/>ne fasse pas <text:s/>de mal à mon petit cheval, <text:s/>-- добродушно</text:p>
      <text:p text:style-name="Standard"><text:s text:c="2"/>сказал альзасец Ростову, когда лошадь передана была гусару.</text:p>
      <text:p text:style-name="Standard"><text:s text:c="7"/>Ростов, улыбаясь, успокоил драгуна и дал ему денег.</text:p>
      <text:p text:style-name="Standard"><text:s text:c="7"/>-- Але! Але! <text:s/>-- сказал <text:s/>казак, <text:s/>трогая за руку пленного, чтобы <text:s/>он шел</text:p>
      <text:p text:style-name="Standard"><text:s text:c="2"/>дальше.</text:p>
      <text:p text:style-name="Standard"><text:s text:c="7"/>-- Государь! Государь! -- вдруг послышалось между гусарами.</text:p>
      <text:p text:style-name="Standard"><text:s text:c="7"/>Все побежало, <text:s/>заторопилось, и Ростов увидал сзади по <text:s/>дороге несколько</text:p>
      <text:p text:style-name="Standard"><text:s text:c="2"/>подъезжающих всадников с белыми султанами на <text:s/>шляпах. В одну минуту все были</text:p>
      <text:p text:style-name="Standard"><text:s text:c="2"/>на <text:s/>местах и ждали. Ростов не <text:s/>помнил и <text:s/>не <text:s/>чувствовал, как <text:s/>он <text:s/>добежал до</text:p>
      <text:p text:style-name="Standard"><text:s text:c="2"/>своего места и <text:s/>сел на <text:s/>лошадь. Мгновенно прошло его сожаление о неучастии в</text:p>
      <text:p text:style-name="Standard"><text:s text:c="2"/>деле, его будничное расположение <text:s/>духа в кругу приглядевшихся лиц, мгновенно</text:p>
      <text:p text:style-name="Standard"><text:s text:c="2"/>исчезла <text:s/>всякая <text:s/>мысль <text:s/>о <text:s/>себе: <text:s/>он <text:s/>весь <text:s/>поглощен был <text:s/>чувством <text:s/>счастия,</text:p>
      <text:p text:style-name="Standard"><text:s text:c="2"/>происходящего от близости государя. Он <text:s/>чувствовал себя одною этою близостью</text:p>
      <text:p text:style-name="Standard"><text:s text:c="2"/>вознагражденным <text:s/>за <text:s/>потерю <text:s/>нынешнего дня. <text:s/>Он был счастлив, <text:s/>как любовник,</text:p>
      <text:p text:style-name="Standard"><text:s text:c="2"/>дождавшийся <text:s/>ожидаемого свидания. <text:s/>Не <text:s/>смея <text:s/>оглядываться <text:s/>во <text:s/>фронте <text:s/>и <text:s/>не</text:p>
      <text:p text:style-name="Standard"><text:s text:c="2"/>оглядываясь, <text:s/>он <text:s/>чувствовал <text:s/>восторженным <text:s/>чутьем <text:s/>его <text:s/>приближение. <text:s/>И <text:s/>он</text:p>
      <text:p text:style-name="Standard"><text:s text:c="2"/>чувствовал это не <text:s/>по одному <text:s/>звуку копыт лошадей приближавшейся кавалькады,</text:p>
      <text:p text:style-name="Standard"><text:soft-page-break/><text:s text:c="2"/>но <text:s/>он <text:s/>чувствовал <text:s/>это <text:s/>потому, <text:s/>что, <text:s/>по мере <text:s/>приближения, <text:s/>все <text:s/>светлее,</text:p>
      <text:p text:style-name="Standard"><text:s text:c="2"/>радостнее <text:s/>и значительнее и <text:s/>праздничнее делалось вокруг него. <text:s/>Все <text:s/>ближе и</text:p>
      <text:p text:style-name="Standard"><text:s text:c="2"/>ближе подвигалось это <text:s/>солнце <text:s/>для Ростова, распространяя <text:s/>вокруг <text:s/>себя лучи</text:p>
      <text:p text:style-name="Standard"><text:s text:c="2"/>кроткого и <text:s/>величественного <text:s/>света, и вот он уже <text:s/>чувствует себя захваченным</text:p>
      <text:p text:style-name="Standard"><text:s text:c="2"/>этими <text:s text:c="2"/>лучами, <text:s text:c="2"/>он <text:s/>слышит <text:s/>его <text:s text:c="2"/>голос <text:s/>-- <text:s/>этот <text:s text:c="2"/>ласковый, <text:s text:c="2"/>спокойный,</text:p>
      <text:p text:style-name="Standard"><text:s text:c="2"/>величественный и вместе с тем столь простой голос. Как и должно было быть по</text:p>
      <text:p text:style-name="Standard"><text:s text:c="2"/>чувству Ростова, наступила мертвая тишина, и <text:s/>в этой тишине раздались <text:s/>звуки</text:p>
      <text:p text:style-name="Standard"><text:s text:c="2"/>голоса государя.</text:p>
      <text:p text:style-name="Standard"><text:s text:c="7"/>-- Les huzards de Pavlograd? [52] -- вопросительно сказал он.</text:p>
      <text:p text:style-name="Standard"><text:s text:c="7"/>-- La réserve, <text:s/>sire! <text:s/>[53] <text:s/>-- <text:s/>отвечал чей-то <text:s/>другой голос,</text:p>
      <text:p text:style-name="Standard"><text:s text:c="2"/>столь человеческий <text:s/>после того нечеловеческого <text:s/>голоса, который сказал: <text:s/>Les</text:p>
      <text:p text:style-name="Standard"><text:s text:c="2"/>huzards de Pavlograd?</text:p>
      <text:p text:style-name="Standard"><text:s text:c="7"/>Государь поровнялся с Ростовым и остановился. Лицо Александра было <text:s/>еще</text:p>
      <text:p text:style-name="Standard"><text:s text:c="2"/>прекраснее, чем <text:s/>на смотру три дня тому назад. Оно сияло такою веселостью <text:s/>и</text:p>
      <text:p text:style-name="Standard"><text:s text:c="2"/>молодостью, <text:s text:c="2"/>такою <text:s text:c="2"/>невинною <text:s text:c="2"/>молодостью, <text:s text:c="2"/>что <text:s text:c="2"/>напоминало <text:s text:c="2"/>ребяческую</text:p>
      <text:p text:style-name="Standard"><text:s text:c="2"/>четырнадцатилетнюю <text:s/>резвость, <text:s/>и <text:s/>вместе <text:s/>с <text:s/>тем <text:s text:c="2"/>это <text:s/>было <text:s/>все-таки <text:s/>лицо</text:p>
      <text:p text:style-name="Standard"><text:s text:c="2"/>величественного <text:s/>императора. <text:s/>Случайно <text:s/>оглядывая <text:s/>эскадрон, <text:s/>глаза государя</text:p>
      <text:p text:style-name="Standard"><text:s text:c="2"/>встретились с глазами Ростова и не более как на <text:s/>две секунды остановились на</text:p>
      <text:p text:style-name="Standard"><text:s text:c="2"/>них. Понял ли <text:s/>государь, что делалось в душе Ростова <text:s/>(Ростову казалось, что</text:p>
      <text:p text:style-name="Standard"><text:s text:c="2"/>он все <text:s/>понял), но он посмотрел секунды две <text:s/>своими <text:s/>голубыми глазами в лицо</text:p>
      <text:p text:style-name="Standard"><text:s text:c="2"/>Ростова. (Мягко и кротко лился из них свет.) Потом вдруг он приподнял брови,</text:p>
      <text:p text:style-name="Standard"><text:s text:c="2"/>резким движением ударил левой ногой лошадь и галопом поехал вперед.</text:p>
      <text:p text:style-name="Standard"><text:s text:c="7"/>Молодой <text:s/>император не мог <text:s/>воздержаться <text:s/>от желания <text:s/>присутствовать при</text:p>
      <text:p text:style-name="Standard"><text:s text:c="2"/>сражении <text:s/>и, <text:s text:c="2"/>несмотря <text:s/>на <text:s/>все <text:s/>представления <text:s/>придворных, <text:s/>в <text:s/>12 <text:s text:c="2"/>часов,</text:p>
      <text:p text:style-name="Standard"><text:s text:c="2"/>отделившись от 3-й колонны, при которой он <text:s/>следовал, поскакал к <text:s/>авангарду.</text:p>
      <text:p text:style-name="Standard"><text:s text:c="2"/>Еще не доезжая до <text:s/>гусар, несколько адъютантов встретили его <text:s/>с известием <text:s/>о</text:p>
      <text:p text:style-name="Standard"><text:s text:c="2"/>счастливом исходе дела.</text:p>
      <text:p text:style-name="Standard"><text:s text:c="7"/>Сражение, <text:s/>состоявшее только в том, <text:s/>что захвачен <text:s/>эскадрон <text:s/>французов,</text:p>
      <text:p text:style-name="Standard"><text:s text:c="2"/>было представлено <text:s/>как блестящая победа над французами, <text:s/>и потому государь и</text:p>
      <text:p text:style-name="Standard"><text:s text:c="2"/>вся армия, особенно после того, как <text:s/>не <text:s/>разошелся еще пороховой дым на поле</text:p>
      <text:p text:style-name="Standard"><text:s text:c="2"/>сражения, <text:s/>верили, <text:s/>что французы <text:s/>побеждены и отступают <text:s/>против своей <text:s/>воли.</text:p>
      <text:p text:style-name="Standard"><text:s text:c="2"/>Несколько минут <text:s/>после <text:s/>того, как <text:s/>проехал государь, <text:s/>дивизион <text:s/>павлоградцев</text:p>
      <text:p text:style-name="Standard"><text:s text:c="2"/>потребовали вперед. <text:s/>В <text:s/>самом <text:s/>Вишау, маленьком немецком городке, Ростов еще</text:p>
      <text:p text:style-name="Standard"><text:s text:c="2"/>раз увидал государя. На площади города, на которой была <text:s/>до приезда государя</text:p>
      <text:p text:style-name="Standard"><text:s text:c="2"/>довольно <text:s/>сильная перестрелка, лежало несколько <text:s/>человек <text:s/>убитых и <text:s/>раненых,</text:p>
      <text:p text:style-name="Standard"><text:s text:c="2"/>которых <text:s/>не <text:s/>успели <text:s text:c="2"/>подобрать. <text:s/>Государь, <text:s text:c="2"/>окруженный <text:s/>свитою <text:s/>военных <text:s/>и</text:p>
      <text:p text:style-name="Standard"><text:s text:c="2"/>невоенных, был на рыжей, <text:s/>уже другой, чем на смотру, <text:s/>энглизированной кобыле</text:p>
      <text:p text:style-name="Standard"><text:s text:c="2"/>и, склонившись на <text:s/>бок, грациозным <text:s/>жестом <text:s/>держа <text:s/>золотой <text:s/>лорнет <text:s/>у глаза,</text:p>
      <text:p text:style-name="Standard"><text:s text:c="2"/>смотрел <text:s/>в него <text:s/>на <text:s/>лежащего <text:s/>ничком, без <text:s/>кивера, с <text:s/>окровавленною головою</text:p>
      <text:p text:style-name="Standard"><text:s text:c="2"/>солдата. Солдат раненый был так нечист, <text:s/>груб и гадок, что Ростова оскорбила</text:p>
      <text:p text:style-name="Standard"><text:s text:c="2"/>близость <text:s/>его <text:s/>к <text:s/>государю. <text:s/>Ростов <text:s/>видел, <text:s/>как <text:s/>содрогнулись, <text:s/>как <text:s/>бы <text:s/>от</text:p>
      <text:p text:style-name="Standard"><text:s text:c="2"/>пробежавшего <text:s/>мороза, <text:s/>сутуловатые <text:s/>плечи <text:s text:c="2"/>государя, <text:s/>как <text:s/>левая <text:s/>нога <text:s/>его</text:p>
      <text:p text:style-name="Standard"><text:s text:c="2"/>судорожно стала бить <text:s/>шпорой <text:s/>бок лошади, и как приученная лошадь равнодушно</text:p>
      <text:p text:style-name="Standard"><text:s text:c="2"/>оглядывалась и не трогалась с места. Слезший с лошади адъютант взял под руки</text:p>
      <text:p text:style-name="Standard"><text:s text:c="2"/>солдата и стал класть на появившиеся носилки. Солдат застонал.</text:p>
      <text:p text:style-name="Standard"><text:s text:c="7"/>-- <text:s/>Тише, <text:s/>тише, разве <text:s/>нельзя тише? <text:s/>-- <text:s/>видимо, <text:s/>более <text:s/>страдая, <text:s/>чем</text:p>
      <text:p text:style-name="Standard"><text:s text:c="2"/>умирающий солдат, проговорил государь и отъехал прочь.</text:p>
      <text:p text:style-name="Standard"><text:s text:c="7"/>Ростов видел <text:s/>слезы, <text:s/>наполнившие <text:s/>глаза государя, <text:s/>и <text:s/>слышал, как <text:s/>он,</text:p>
      <text:p text:style-name="Standard"><text:s text:c="2"/>отъезжая, по-французски сказал Чарторижскому:</text:p>
      <text:p text:style-name="Standard"><text:s text:c="7"/>-- Какая ужасная <text:s/>вещь война, какая ужасная вещь! Quelle terrible chose</text:p>
      <text:p text:style-name="Standard"><text:s text:c="2"/>que la guerre!</text:p>
      <text:p text:style-name="Standard"><text:s text:c="7"/>Войска <text:s text:c="2"/>авангарда <text:s text:c="2"/>расположились <text:s text:c="2"/>впереди <text:s text:c="2"/>Вишау, <text:s text:c="2"/>в <text:s text:c="2"/>виду <text:s text:c="2"/>цепи</text:p>
      <text:p text:style-name="Standard"><text:soft-page-break/><text:s text:c="2"/>неприятельской, уступавшей нам место при малейшей перестрелке <text:s/>в продолжение</text:p>
      <text:p text:style-name="Standard"><text:s text:c="2"/>всего дня. Авангарду объявлена была благодарность государя, обещаны награды,</text:p>
      <text:p text:style-name="Standard"><text:s text:c="2"/>и людям <text:s/>роздана <text:s/>двойная порция <text:s/>водки. Еще веселее, чем <text:s/>в <text:s/>прошлую <text:s/>ночь,</text:p>
      <text:p text:style-name="Standard"><text:s text:c="2"/>трещали бивачные костры и раздавались солдатские песни.</text:p>
      <text:p text:style-name="Standard"><text:s text:c="7"/>Денисов в эту ночь праздновал производство свое в майоры, и Ростов, уже</text:p>
      <text:p text:style-name="Standard"><text:s text:c="2"/>довольно <text:s/>выпивший в конце <text:s/>пирушки, предложил тост за здоровье государя, но</text:p>
      <text:p text:style-name="Standard"><text:s text:c="2"/>"не государя-императора, как говорят на официальных обедах, -- сказал он, --</text:p>
      <text:p text:style-name="Standard"><text:s text:c="2"/>а за здоровье <text:s/>государя, доброго, обворожительного и великого человека; пьем</text:p>
      <text:p text:style-name="Standard"><text:s text:c="2"/>за его здоровье и за верную победу над французами!"</text:p>
      <text:p text:style-name="Standard"><text:s text:c="7"/>-- Коли <text:s/>мы прежде <text:s/>дрались, <text:s/>-- <text:s/>сказал <text:s/>он, <text:s/>-- <text:s/>и <text:s/>не <text:s/>давали спуску</text:p>
      <text:p text:style-name="Standard"><text:s text:c="2"/>французам, <text:s/>как под Шенграбеном, что <text:s/>же <text:s/>теперь будет, когда он впереди? Мы</text:p>
      <text:p text:style-name="Standard"><text:s text:c="2"/>все умрем, с <text:s/>наслаждением умрем за него. Так, господа? Может быть, я не так</text:p>
      <text:p text:style-name="Standard"><text:s text:c="2"/>говорю, я много выпил; да я так чувствую, и вы <text:s/>тоже. За здоровье Александра</text:p>
      <text:p text:style-name="Standard"><text:s text:c="2"/>первого! Урра!</text:p>
      <text:p text:style-name="Standard"><text:s text:c="7"/>-- Урра! -- зазвучали воодушевленные голоса офицеров.</text:p>
      <text:p text:style-name="Standard"><text:s text:c="7"/>И старый ротмистр Кирстен кричал воодушевленно и не менее искренно, чем</text:p>
      <text:p text:style-name="Standard"><text:s text:c="2"/>двадцатилетний Ростов.</text:p>
      <text:p text:style-name="Standard"><text:s text:c="7"/>Когда офицеры выпили и разбили <text:s/>свои стаканы, Кирстен налил другие и, в</text:p>
      <text:p text:style-name="Standard"><text:s text:c="2"/>одной рубашке и рейтузах, с стаканом в руке подошел к солдатским кострам и в</text:p>
      <text:p text:style-name="Standard"><text:s text:c="2"/>величественной позе взмахнув <text:s/>кверху рукой, с своими длинными седыми усами и</text:p>
      <text:p text:style-name="Standard"><text:s text:c="2"/>белой <text:s/>грудью, видневшейся из-за распахнувшейся рубашки, остановился в свете</text:p>
      <text:p text:style-name="Standard"><text:s text:c="2"/>костра.</text:p>
      <text:p text:style-name="Standard"><text:s text:c="7"/>-- <text:s/>Ребята, <text:s/>за здоровье <text:s/>государя-императора, за <text:s/>победу над <text:s/>врагами,</text:p>
      <text:p text:style-name="Standard"><text:s text:c="2"/>урра! -- крикнул он своим молодецким, старческим, гусарским баритоном.</text:p>
      <text:p text:style-name="Standard"><text:s text:c="7"/>Гусары столпились и дружно отвечали громким криком.</text:p>
      <text:p text:style-name="Standard"><text:s text:c="7"/>Поздно ночью, <text:s/>когда все разошлись, <text:s/>Денисов потрепал своей коротенькой</text:p>
      <text:p text:style-name="Standard"><text:s text:c="2"/>рукой по плечу своего любимца Ростова.</text:p>
      <text:p text:style-name="Standard"><text:s text:c="7"/>-- Вот на походе не в кого влюбиться, так он в ца'я влюбился, -- сказал</text:p>
      <text:p text:style-name="Standard"><text:s text:c="2"/>он.</text:p>
      <text:p text:style-name="Standard"><text:s text:c="7"/>-- Денисов, ты этим <text:s/>не шути, -- крикнул Ростов, -- <text:s/>это такое высокое,</text:p>
      <text:p text:style-name="Standard"><text:s text:c="2"/>такое прекрасное чувство, такое...</text:p>
      <text:p text:style-name="Standard"><text:s text:c="7"/>-- Ве'ю, ве'ю, д'ужок, и 'азделяю и одоб'яю...</text:p>
      <text:p text:style-name="Standard"><text:s text:c="7"/>-- Нет, не понимаешь!</text:p>
      <text:p text:style-name="Standard"><text:s text:c="7"/>И Ростов встал и пошел <text:s/>бродить между костров, мечтая о том, какое было</text:p>
      <text:p text:style-name="Standard"><text:s text:c="2"/>бы счастие умереть, не спасая жизнь (об этом он и не смел мечтать), а просто</text:p>
      <text:p text:style-name="Standard"><text:s text:c="2"/>умереть в глазах государя. Он действительно <text:s/>был влюблен и в царя, и в славу</text:p>
      <text:p text:style-name="Standard"><text:s text:c="2"/>русского оружия, и в надежду <text:s/>будущего торжества. И не он один испытывал это</text:p>
      <text:p text:style-name="Standard"><text:s text:c="2"/>чувство <text:s/>в <text:s/>те <text:s/>памятные дни, предшествующие Аустерлицкому <text:s/>сражению: девять</text:p>
      <text:p text:style-name="Standard"><text:s text:c="2"/>десятых <text:s/>людей <text:s/>русской <text:s/>армии <text:s/>в <text:s/>то <text:s/>время <text:s/>были <text:s/>влюблены, <text:s/>хотя и <text:s/>менее</text:p>
      <text:p text:style-name="Standard"><text:s text:c="2"/>восторженно, в своего царя и в славу русского оружия.</text:p>
      <text:p text:style-name="Standard"><text:s text:c="2"/></text:p>
      <text:p text:style-name="Standard"><text:s text:c="2"/></text:p>
      <text:p text:style-name="Standard">XI.</text:p>
      <text:p text:style-name="Standard"></text:p>
      <text:p text:style-name="Standard"></text:p>
      <text:p text:style-name="Standard"><text:s text:c="2"/></text:p>
      <text:p text:style-name="Standard"><text:s text:c="7"/>На <text:s/>следующий <text:s/>день <text:s/>государь <text:s/>остановился <text:s/>в <text:s/>Вишау. Лейб-медик <text:s/>Вилье</text:p>
      <text:p text:style-name="Standard"><text:s text:c="2"/>несколько раз был призываем к нему. В главной квартире и в ближайших войсках</text:p>
      <text:p text:style-name="Standard"><text:s text:c="2"/>распространилось <text:s/>известие, что <text:s/>государь был нездоров. <text:s/>Он ничего не <text:s/>ел <text:s/>и</text:p>
      <text:p text:style-name="Standard"><text:s text:c="2"/>дурно <text:s/>спал эту <text:s/>ночь, как <text:s/>говорили приближенные. Причина <text:s/>этого нездоровья</text:p>
      <text:p text:style-name="Standard"><text:s text:c="2"/>заключалась <text:s/>в <text:s/>сильном <text:s/>впечатлении, произведенном <text:s/>на чувствительную <text:s/>душу</text:p>
      <text:p text:style-name="Standard"><text:s text:c="2"/>государя видом раненых и убитых.</text:p>
      <text:p text:style-name="Standard"><text:soft-page-break/><text:s text:c="7"/>На заре 17-го числа в Вишау <text:s/>был препровожден <text:s/>с аванпостов французский</text:p>
      <text:p text:style-name="Standard"><text:s text:c="2"/>офицер, <text:s/>приехавший под парламентерским <text:s/>флагом, требуя <text:s/>свидания <text:s/>с русским</text:p>
      <text:p text:style-name="Standard"><text:s text:c="2"/>императором. Офицер этот <text:s/>был Савари. <text:s/>Государь <text:s/>только что заснул, и потому</text:p>
      <text:p text:style-name="Standard"><text:s text:c="2"/>Савари должен был дожидаться. В полдень он <text:s/>был допущен <text:s/>к <text:s/>государю и через</text:p>
      <text:p text:style-name="Standard"><text:s text:c="2"/>час поехал вместе с князем Долгоруковым на аванпосты французской армии.</text:p>
      <text:p text:style-name="Standard"><text:s text:c="7"/>Как слышно было, цель присылки <text:s/>Савари состояла в <text:s/>предложении свидания</text:p>
      <text:p text:style-name="Standard"><text:s text:c="2"/>императора Александра с Наполеоном. В <text:s/>личном свидании, к радости и гордости</text:p>
      <text:p text:style-name="Standard"><text:s text:c="2"/>всей армии, было отказано, <text:s/>и вместо <text:s/>государя <text:s/>князь Долгоруков, победитель</text:p>
      <text:p text:style-name="Standard"><text:s text:c="2"/>при Вишау, был отправлен вместе с Савари для переговоров с Наполеоном, ежели</text:p>
      <text:p text:style-name="Standard"><text:s text:c="2"/>переговоры эти, против чаяния, имели целью действительное желание мира.</text:p>
      <text:p text:style-name="Standard"><text:s text:c="7"/>Ввечеру вернулся Долгоруков, <text:s/>прошел <text:s/>прямо к государю и долго пробыл у</text:p>
      <text:p text:style-name="Standard"><text:s text:c="2"/>него наедине.</text:p>
      <text:p text:style-name="Standard"><text:s text:c="7"/>18 и 19 ноября <text:s/>войска прошли еще два перехода вперед, и неприятельские</text:p>
      <text:p text:style-name="Standard"><text:s text:c="2"/>аванпосты <text:s/>после коротких <text:s/>перестрелок отступали. В <text:s/>высших <text:s/>сферах <text:s/>армии с</text:p>
      <text:p text:style-name="Standard"><text:s text:c="2"/>полдня <text:s/>19-го <text:s text:c="2"/>числа <text:s/>началось <text:s/>сильное <text:s/>хлопотливо-возбужденное <text:s/>движение,</text:p>
      <text:p text:style-name="Standard"><text:s text:c="2"/>продолжавшееся до утра следующего дня, <text:s/>20-го <text:s/>ноября, <text:s/>в который <text:s/>дано было</text:p>
      <text:p text:style-name="Standard"><text:s text:c="2"/>столь памятное Аустерлицкое сражение.</text:p>
      <text:p text:style-name="Standard"><text:s text:c="7"/>До полудня <text:s/>19 числа движение, <text:s/>оживленные разговоры, <text:s/>беготня, посылки</text:p>
      <text:p text:style-name="Standard"><text:s text:c="2"/>адъютантов ограничивались одной главной квартирой императоров; после полудня</text:p>
      <text:p text:style-name="Standard"><text:s text:c="2"/>того же <text:s/>дня движение <text:s/>передалось <text:s/>в главную <text:s/>квартиру Кутузова <text:s/>и <text:s/>в <text:s/>штабы</text:p>
      <text:p text:style-name="Standard"><text:s text:c="2"/>колонных <text:s/>начальников. Вечером через адъютантов <text:s/>разнеслось это <text:s/>движение по</text:p>
      <text:p text:style-name="Standard"><text:s text:c="2"/>всем <text:s/>концам <text:s/>и частям армии, <text:s/>и в <text:s/>ночь с 19 <text:s/>на <text:s/>20 <text:s/>поднялась с ночлегов,</text:p>
      <text:p text:style-name="Standard"><text:s text:c="2"/>загудела говором и заколыхалась и тронулась громадным девятиверстным холстом</text:p>
      <text:p text:style-name="Standard"><text:s text:c="2"/>80-титысячная масса союзного войска.</text:p>
      <text:p text:style-name="Standard"><text:s text:c="7"/>Сосредоточенное <text:s text:c="2"/>движение, <text:s text:c="2"/>начавшееся <text:s/>поутру <text:s/>в <text:s/>главной <text:s text:c="2"/>квартире</text:p>
      <text:p text:style-name="Standard"><text:s text:c="2"/>императоров <text:s/>и <text:s/>давшее <text:s/>толчок <text:s/>всему <text:s/>дальнейшему движению, было <text:s/>похоже на</text:p>
      <text:p text:style-name="Standard"><text:s text:c="2"/>первое <text:s text:c="2"/>движение <text:s/>серединного <text:s/>колеса <text:s/>больших <text:s/>башенных <text:s text:c="2"/>часов. <text:s/>Медленно</text:p>
      <text:p text:style-name="Standard"><text:s text:c="2"/>двинулось одно колесо, повернулось <text:s/>другое, третье, <text:s/>и все быстрее и быстрее</text:p>
      <text:p text:style-name="Standard"><text:s text:c="2"/>пошли вертеться колеса, блоки, шестерни, начали играть <text:s/>куранты, выскакивать</text:p>
      <text:p text:style-name="Standard"><text:s text:c="2"/>фигуры, и мерно стали подвигаться стрелки, показывая результат движения.</text:p>
      <text:p text:style-name="Standard"><text:s text:c="7"/>Как <text:s/>в <text:s/>механизме часов, <text:s/>так <text:s/>и <text:s/>в механизме <text:s/>военного <text:s/>дела, <text:s/>так <text:s/>же</text:p>
      <text:p text:style-name="Standard"><text:s text:c="2"/>неудержимо до последнего результата раз данное движение, и так же безучастно</text:p>
      <text:p text:style-name="Standard"><text:s text:c="2"/>неподвижны, за момент до передачи движения, части механизма, до которых <text:s/>еще</text:p>
      <text:p text:style-name="Standard"><text:s text:c="2"/>не дошло дело. Свистят <text:s/>на осях колеса, цепляясь зубьями, шипят <text:s/>от быстроты</text:p>
      <text:p text:style-name="Standard"><text:s text:c="2"/>вертящиеся <text:s/>блоки, а соседнее колесо так же спокойно и неподвижно, как будто</text:p>
      <text:p text:style-name="Standard"><text:s text:c="2"/>оно сотни лет <text:s/>готово <text:s/>простоять <text:s/>этою неподвижностью; но пришел <text:s/>момент <text:s/>--</text:p>
      <text:p text:style-name="Standard"><text:s text:c="2"/>зацепил <text:s/>рычаг, <text:s/>и, покоряясь <text:s/>движению, <text:s/>трещит, <text:s/>поворачиваясь, <text:s/>колесо <text:s/>и</text:p>
      <text:p text:style-name="Standard"><text:s text:c="2"/>сливается в одно действие, результат и цель которого ему непонятны.</text:p>
      <text:p text:style-name="Standard"><text:s text:c="7"/>Как в часах <text:s/>результат сложного движения бесчисленных различных колес и</text:p>
      <text:p text:style-name="Standard"><text:s text:c="2"/>блоков есть только медленное и уравномеренное движение стрелки, <text:s/>указывающей</text:p>
      <text:p text:style-name="Standard"><text:s text:c="2"/>время, <text:s/>так <text:s/>и <text:s/>результатом <text:s/>всех <text:s/>сложных <text:s/>человеческих <text:s/>движений этих 1000</text:p>
      <text:p text:style-name="Standard"><text:s text:c="2"/>русских <text:s/>и <text:s/>французов <text:s/>-- <text:s/>всех <text:s text:c="2"/>страстей, <text:s/>желаний, <text:s/>раскаяний, <text:s/>унижений,</text:p>
      <text:p text:style-name="Standard"><text:s text:c="2"/>страданий, <text:s/>порывов <text:s/>гордости, <text:s/>страха, <text:s/>восторга этих <text:s/>людей -- был <text:s/>только</text:p>
      <text:p text:style-name="Standard"><text:s text:c="2"/>проигрыш Аустерлицкого сражения, <text:s/>так называемого сражения трех императоров,</text:p>
      <text:p text:style-name="Standard"><text:s text:c="2"/>т. е. медленное <text:s/>передвижение <text:s/>всемирно-исторической <text:s/>стрелки <text:s/>на циферблате</text:p>
      <text:p text:style-name="Standard"><text:s text:c="2"/>истории человечества.</text:p>
      <text:p text:style-name="Standard"><text:s text:c="7"/>Князь <text:s text:c="2"/>Андрей <text:s text:c="2"/>был <text:s text:c="2"/>в <text:s text:c="2"/>этот <text:s text:c="2"/>день <text:s text:c="2"/>дежурным <text:s text:c="2"/>и <text:s text:c="2"/>неотлучно <text:s text:c="2"/>при</text:p>
      <text:p text:style-name="Standard"><text:s text:c="2"/>главнокомандующем.</text:p>
      <text:p text:style-name="Standard"><text:s text:c="7"/>В 6-м часу вечера Кутузов <text:s/>приехал <text:s/>в <text:s/>главную квартиру <text:s/>императоров и,</text:p>
      <text:p text:style-name="Standard"><text:s text:c="2"/>недолго пробыв у государя, пошел к обер-гофмаршалу графу Толстому.</text:p>
      <text:p text:style-name="Standard"><text:s text:c="7"/>Болконский <text:s/>воспользовался этим <text:s/>временем, <text:s/>чтобы зайти <text:s/>к <text:s/>Долгорукову</text:p>
      <text:p text:style-name="Standard"><text:s text:c="2"/>узнать <text:s/>о подробностях дела. <text:s/>Князь <text:s/>Андрей чувствовал, что <text:s/>Кутузов <text:s/>чем-то</text:p>
      <text:p text:style-name="Standard"><text:soft-page-break/><text:s text:c="2"/>расстроен и недоволен, и <text:s/>что <text:s/>им недовольны в <text:s/>главной квартире, <text:s/>и что все</text:p>
      <text:p text:style-name="Standard"><text:s text:c="2"/>лица <text:s/>императорской <text:s/>главной квартиры имеют с ним <text:s/>тон людей, знающих что-то</text:p>
      <text:p text:style-name="Standard"><text:s text:c="2"/>такое, <text:s/>чего <text:s/>другие <text:s text:c="2"/>не <text:s/>знают; <text:s/>и <text:s text:c="2"/>поэтому <text:s/>ему <text:s/>хотелось <text:s/>поговорить <text:s/>с</text:p>
      <text:p text:style-name="Standard"><text:s text:c="2"/>Долгоруковым.</text:p>
      <text:p text:style-name="Standard"><text:s text:c="7"/>-- <text:s/>Ну, <text:s/>здравствуйте, <text:s/>mon <text:s/>cher, <text:s/>-- <text:s/>сказал <text:s/>Долгоруков, сидевший <text:s/>с</text:p>
      <text:p text:style-name="Standard"><text:s text:c="2"/>Билибиным за чаем. -- Праздник на завтра. Что ваш старик? не в духе?</text:p>
      <text:p text:style-name="Standard"><text:s text:c="7"/>-- Не скажу, <text:s/>чтобы был не в духе, но ему, кажется, <text:s/>хотелось <text:s/>бы, чтоб</text:p>
      <text:p text:style-name="Standard"><text:s text:c="2"/>его выслушали.</text:p>
      <text:p text:style-name="Standard"><text:s text:c="7"/>-- Да его слушали на военном <text:s/>совете и будут <text:s/>слушать, когда <text:s/>он <text:s/>будет</text:p>
      <text:p text:style-name="Standard"><text:s text:c="2"/>говорить <text:s/>дело; но <text:s/>медлить и ждать <text:s/>чего-то <text:s/>теперь, когда Бонапарт <text:s/>боится</text:p>
      <text:p text:style-name="Standard"><text:s text:c="2"/>более всего генерального сражения, -- невозможно.</text:p>
      <text:p text:style-name="Standard"><text:s text:c="7"/>-- Да вы его видели? -- сказал князь Андрей. -- Ну, что Бонапарт? Какое</text:p>
      <text:p text:style-name="Standard"><text:s text:c="2"/>впечатление он произвел на вас?</text:p>
      <text:p text:style-name="Standard"><text:s text:c="7"/>-- <text:s/>Да, видел и <text:s/>убедился, <text:s/>что <text:s/>он боится генерального сражения <text:s/>более</text:p>
      <text:p text:style-name="Standard"><text:s text:c="2"/>всего <text:s/>на <text:s/>свете, -- повторил Долгоруков, видимо, дорожа этим общим выводом,</text:p>
      <text:p text:style-name="Standard"><text:s text:c="2"/>сделанным <text:s/>им <text:s/>из <text:s/>его свидания <text:s/>с Наполеоном. <text:s/>-- <text:s/>Ежели <text:s/>бы он <text:s/>не <text:s/>боялся</text:p>
      <text:p text:style-name="Standard"><text:s text:c="2"/>сражения, для чего бы ему было требовать этого свидания, вести переговоры и,</text:p>
      <text:p text:style-name="Standard"><text:s text:c="2"/>главное, <text:s/>отступать, тогда как <text:s/>отступление так <text:s/>противно <text:s/>всей <text:s/>его <text:s/>методе</text:p>
      <text:p text:style-name="Standard"><text:s text:c="2"/>ведения <text:s/>войны? Поверьте мне: он боится, боится <text:s/>генерального <text:s/>сражения, его</text:p>
      <text:p text:style-name="Standard"><text:s text:c="2"/>час настал. Это я вам говорю.</text:p>
      <text:p text:style-name="Standard"><text:s text:c="7"/>-- Но расскажите, как он, что? -- еще спросил князь Андрей.</text:p>
      <text:p text:style-name="Standard"><text:s text:c="7"/>-- <text:s/>Он <text:s/>человек <text:s/>в сером сюртуке, очень <text:s/>желавший, чтобы я ему <text:s/>говорил</text:p>
      <text:p text:style-name="Standard"><text:s text:c="2"/>"ваше величество", <text:s/>но, к огорчению своему, не <text:s/>получивший <text:s/>от меня никакого</text:p>
      <text:p text:style-name="Standard"><text:s text:c="2"/>титула. <text:s/>Вот <text:s/>это <text:s/>какой человек, и больше ничего, <text:s/>-- <text:s/>отвечал <text:s/>Долгоруков,</text:p>
      <text:p text:style-name="Standard"><text:s text:c="2"/>оглядываясь с улыбкой на Билибина.</text:p>
      <text:p text:style-name="Standard"><text:s text:c="7"/>-- Несмотря на мое полное уважение к старому Кутузову, -- продолжал он,</text:p>
      <text:p text:style-name="Standard"><text:s text:c="2"/>-- хороши <text:s/>мы <text:s/>были бы все, ожидая чего-то и <text:s/>тем давая ему случай <text:s/>уйти или</text:p>
      <text:p text:style-name="Standard"><text:s text:c="2"/>обмануть <text:s/>нас, <text:s/>тогда <text:s/>как <text:s/>теперь он <text:s/>верно в <text:s/>наших руках. Нет, не надобно</text:p>
      <text:p text:style-name="Standard"><text:s text:c="2"/>забывать Суворова и его правила: не ставить себя в положение атакованного, а</text:p>
      <text:p text:style-name="Standard"><text:s text:c="2"/>атаковать самому. <text:s/>Поверьте, <text:s/>на войне энергия <text:s/>молодых людей <text:s/>часто <text:s/>вернее</text:p>
      <text:p text:style-name="Standard"><text:s text:c="2"/>указывает путь, чем вся опытность старых кунктаторов.</text:p>
      <text:p text:style-name="Standard"><text:s text:c="7"/>-- <text:s/>Но в какой же позиции мы атакуем его? Я был <text:s/>на аванпостах нынче, и</text:p>
      <text:p text:style-name="Standard"><text:s text:c="2"/>нельзя решить, <text:s/>где <text:s/>он <text:s/>именно <text:s/>стоит <text:s/>с главными <text:s/>силами, -- <text:s/>сказал князь</text:p>
      <text:p text:style-name="Standard"><text:s text:c="2"/>Андрей.</text:p>
      <text:p text:style-name="Standard"><text:s text:c="7"/>Ему хотелось высказать Долгорукову свой, составленный им, план атаки.</text:p>
      <text:p text:style-name="Standard"><text:s text:c="7"/>-- <text:s/>Ах, <text:s/>это <text:s/>совершенно <text:s/>все <text:s/>равно, <text:s/>-- быстро <text:s/>заговорил Долгоруков,</text:p>
      <text:p text:style-name="Standard"><text:s text:c="2"/>вставая и раскрывая карту на столе. -- Все случаи предвидены: ежели он стоит</text:p>
      <text:p text:style-name="Standard"><text:s text:c="2"/>у Брюнна...</text:p>
      <text:p text:style-name="Standard"><text:s text:c="7"/>И князь <text:s/>Долгоруков быстро и <text:s/>неясно рассказал план флангового движения</text:p>
      <text:p text:style-name="Standard"><text:s text:c="2"/>Вейротера.</text:p>
      <text:p text:style-name="Standard"><text:s text:c="7"/>Князь Андрей <text:s/>стал возражать и доказывать свой <text:s/>план, <text:s/>который мог быть</text:p>
      <text:p text:style-name="Standard"><text:s text:c="2"/>одинаково <text:s/>хорош с планом <text:s/>Вейротера, <text:s/>но <text:s/>имел <text:s/>тот <text:s/>недостаток, <text:s/>что <text:s/>план</text:p>
      <text:p text:style-name="Standard"><text:s text:c="2"/>Вейротера уже <text:s/>был одобрен. Как только князь Андрей стал доказывать невыгоды</text:p>
      <text:p text:style-name="Standard"><text:s text:c="2"/>того <text:s/>и выгоды <text:s/>своего, князь Долгоруков <text:s/>перестал <text:s/>его слушать и <text:s/>рассеянно</text:p>
      <text:p text:style-name="Standard"><text:s text:c="2"/>смотрел не на карту, а на лицо князя Андрея.</text:p>
      <text:p text:style-name="Standard"><text:s text:c="7"/>-- Впрочем, у Кутузова будет нынче военный совет: вы там можете все это</text:p>
      <text:p text:style-name="Standard"><text:s text:c="2"/>высказать, -- сказал Долгоруков.</text:p>
      <text:p text:style-name="Standard"><text:s text:c="7"/>-- Я это и сделаю, -- сказал князь Андрей, отходя от карты.</text:p>
      <text:p text:style-name="Standard"><text:s text:c="7"/>-- И о чем <text:s/>вы <text:s/>заботитесь, господа? -- сказал Билибин, <text:s/>до <text:s/>сих пор <text:s/>с</text:p>
      <text:p text:style-name="Standard"><text:s text:c="2"/>веселой улыбкой слушавший их разговор и <text:s/>теперь, видимо, собираясь пошутить.</text:p>
      <text:p text:style-name="Standard"><text:s text:c="2"/>-- Будет ли завтра победа или поражение, слава русского оружия застрахована.</text:p>
      <text:p text:style-name="Standard"><text:s text:c="2"/>Кроме вашего Кутузова, нет ни одного русского начальника колонн. Начальники:</text:p>
      <text:p text:style-name="Standard"><text:soft-page-break/><text:s text:c="2"/>Неrr général Wimpfen, le comte de <text:s/>Langeron, le <text:s/>prince de <text:s/>Lichtenstein, le</text:p>
      <text:p text:style-name="Standard"><text:s text:c="2"/>prince de Hohenloe et enfin Prsch... prsch... et ainsi <text:s/>de suite, comme tous</text:p>
      <text:p text:style-name="Standard"><text:s text:c="2"/>les noms polonais. [54]</text:p>
      <text:p text:style-name="Standard"><text:s text:c="7"/>-- Taisez vous, mauvaise langue, [55] -- сказал Долгоруков. --</text:p>
      <text:p text:style-name="Standard"><text:s text:c="2"/>Неправда, теперь уже два русских: Милорадович и Дохтуров, и был бы 3-й, граф</text:p>
      <text:p text:style-name="Standard"><text:s text:c="2"/>Аракчеев, но у него нервы слабы.</text:p>
      <text:p text:style-name="Standard"><text:s text:c="7"/>-- Однако Михаил Иларионович, я думаю, <text:s/>вышел, -- сказал <text:s/>князь Андрей.</text:p>
      <text:p text:style-name="Standard"><text:s text:c="2"/>-- Желаю <text:s/>счастия и успеха, <text:s/>господа, -- прибавил <text:s/>он <text:s/>и <text:s/>вышел, <text:s/>пожав руки</text:p>
      <text:p text:style-name="Standard"><text:s text:c="2"/>Долгорукову и Бибилину.</text:p>
      <text:p text:style-name="Standard"><text:s text:c="7"/>Возвращаясь <text:s/>домой, князь Андрей не <text:s/>мог <text:s/>удержаться, чтобы не спросить</text:p>
      <text:p text:style-name="Standard"><text:s text:c="2"/>молчаливо сидевшего подле него Кутузова, о том, <text:s/>что он думает <text:s/>о завтрашнем</text:p>
      <text:p text:style-name="Standard"><text:s text:c="2"/>сражении?</text:p>
      <text:p text:style-name="Standard"><text:s text:c="7"/>Кутузов строго посмотрел на своего адъютанта и, помолчав, ответил:</text:p>
      <text:p text:style-name="Standard"><text:s text:c="7"/>-- Я думаю, что сражение будет проиграно, и я так сказал графу Толстому</text:p>
      <text:p text:style-name="Standard"><text:s text:c="2"/>и просил его передать это государю. Что же, ты думаешь, он мне ответил? <text:s/>Eh,</text:p>
      <text:p text:style-name="Standard"><text:s text:c="2"/>mon cher <text:s/>général, je me mêle de riz et des <text:s/>et <text:s/>côtelettes, mêlez <text:s/>vous des</text:p>
      <text:p text:style-name="Standard"><text:s text:c="2"/>affaires de la guerre. [56] Да... Вот что мне отвечали!</text:p>
      <text:p text:style-name="Standard"><text:s text:c="2"/></text:p>
      <text:p text:style-name="Standard"><text:s text:c="2"/></text:p>
      <text:p text:style-name="Standard"><text:s text:c="2"/></text:p>
      <text:p text:style-name="Standard">XII.</text:p>
      <text:p text:style-name="Standard"></text:p>
      <text:p text:style-name="Standard"></text:p>
      <text:p text:style-name="Standard"><text:s text:c="2"/></text:p>
      <text:p text:style-name="Standard"><text:s text:c="7"/>В 10-м <text:s/>часу <text:s/>вечера <text:s/>Вейротер <text:s/>с своими планами <text:s/>переехал на <text:s/>квартиру</text:p>
      <text:p text:style-name="Standard"><text:s text:c="2"/>Кутузова, <text:s/>где и был назначен военный <text:s/>совет. <text:s/>Все <text:s/>начальники <text:s/>колонн <text:s/>были</text:p>
      <text:p text:style-name="Standard"><text:s text:c="2"/>потребованы <text:s/>к <text:s/>главнокомандующему, <text:s/>и, <text:s/>за <text:s/>исключением <text:s/>князя <text:s/>Багратиона,</text:p>
      <text:p text:style-name="Standard"><text:s text:c="2"/>который отказался приехать, все явились к назначенному часу.</text:p>
      <text:p text:style-name="Standard"><text:s text:c="7"/>Вейротер, <text:s/>бывший <text:s/>полным <text:s/>распорядителем <text:s text:c="2"/>предполагаемого <text:s text:c="2"/>сражения,</text:p>
      <text:p text:style-name="Standard"><text:s text:c="2"/>представлял <text:s/>своею оживленностью <text:s/>и торопливостью резкую противоположность с</text:p>
      <text:p text:style-name="Standard"><text:s text:c="2"/>недовольным <text:s/>и сонным <text:s/>Кутузовым, <text:s/>неохотно <text:s/>игравшим <text:s/>роль <text:s/>председателя <text:s/>и</text:p>
      <text:p text:style-name="Standard"><text:s text:c="2"/>руководителя <text:s/>военного <text:s/>совета. <text:s/>Вейротер, <text:s/>очевидно, <text:s text:c="2"/>чувствовал <text:s/>себя <text:s/>во</text:p>
      <text:p text:style-name="Standard"><text:s text:c="2"/>главе.движения, которое <text:s/>стало <text:s/>уже <text:s/>неудержимо. <text:s/>Он <text:s/>был, <text:s/>как <text:s/>запряженная</text:p>
      <text:p text:style-name="Standard"><text:s text:c="2"/>лошадь, разбежавшаяся с возом под <text:s/>гору. <text:s/>Он <text:s/>ли вез, <text:s/>или <text:s/>его гнало, он не</text:p>
      <text:p text:style-name="Standard"><text:s text:c="2"/>знал; но он несся во всю возможную <text:s/>быстроту, не имея времени <text:s/>уже обсуждать</text:p>
      <text:p text:style-name="Standard"><text:s text:c="2"/>того, к чему поведет это движение. Вейротер <text:s/>в этот вечер был <text:s/>два раза <text:s/>для</text:p>
      <text:p text:style-name="Standard"><text:s text:c="2"/>личного <text:s/>осмотра <text:s/>в <text:s/>цепи <text:s/>неприятеля <text:s/>и два <text:s/>раза <text:s/>у <text:s/>государей, русского и</text:p>
      <text:p text:style-name="Standard"><text:s text:c="2"/>австрийского, <text:s/>для <text:s/>доклада и <text:s/>объяснений, <text:s/>и <text:s/>в <text:s/>своей <text:s/>канцелярии, <text:s/>где он</text:p>
      <text:p text:style-name="Standard"><text:s text:c="2"/>диктовал немецкую диспозицию. Он, измученный, приехал теперь к Кутузову.</text:p>
      <text:p text:style-name="Standard"><text:s text:c="7"/>Он, <text:s/>видимо, <text:s/>так <text:s/>был <text:s/>занят, что <text:s/>забывал <text:s/>даже <text:s/>быть <text:s/>почтительным с</text:p>
      <text:p text:style-name="Standard"><text:s text:c="2"/>главнокомандующим: он перебивал его, говорил быстро, неясно, не глядя в лицо</text:p>
      <text:p text:style-name="Standard"><text:s text:c="2"/>собеседника, не отвечая <text:s/>на деланные ему вопросы, был испачкан грязью и имел</text:p>
      <text:p text:style-name="Standard"><text:s text:c="2"/>вид жалкий, измученный, растерянный и вместе с тем самонадеянный и гордый.</text:p>
      <text:p text:style-name="Standard"><text:s text:c="7"/>Кутузов <text:s/>занимал небольшой дворянский <text:s/>замок около Остралиц. В <text:s/>большой</text:p>
      <text:p text:style-name="Standard"><text:s text:c="2"/>гостиной, сделавшейся кабинетом <text:s/>главнокомандующего, собрались: сам Кутузов,</text:p>
      <text:p text:style-name="Standard"><text:s text:c="2"/>Вейротер <text:s/>и <text:s/>члены <text:s/>военного <text:s/>совета. Они <text:s/>пили <text:s/>чай. <text:s/>Ожидали <text:s/>только князя</text:p>
      <text:p text:style-name="Standard"><text:s text:c="2"/>Багратиона, чтобы приступить к военному совету. В 8-м часу приехал ординарец</text:p>
      <text:p text:style-name="Standard"><text:s text:c="2"/>Багратиона <text:s/>с <text:s/>известием, что князь <text:s/>быть <text:s/>не <text:s/>может. <text:s/>Князь <text:s/>Андрей <text:s/>пришел</text:p>
      <text:p text:style-name="Standard"><text:s text:c="2"/>доложить о <text:s/>том главнокомандующему и, пользуясь <text:s/>прежде данным ему Кутузовым</text:p>
      <text:p text:style-name="Standard"><text:s text:c="2"/>позволением присутствовать при совете, остался в комнате.</text:p>
      <text:p text:style-name="Standard"><text:s text:c="7"/>-- Так как князь <text:s/>Багратион <text:s/>не будет, то мы можем начинать, <text:s/>-- сказал</text:p>
      <text:p text:style-name="Standard"><text:s text:c="2"/>Вейротер, <text:s/>поспешно вставая с своего места и приближаясь к столу, на котором</text:p>
      <text:p text:style-name="Standard"><text:soft-page-break/><text:s text:c="2"/>была разложена огромная карта окрестностей Брюнна,</text:p>
      <text:p text:style-name="Standard"><text:s text:c="7"/>Кутузов <text:s/>в <text:s/>расстегнутом мундире, из <text:s/>которого, как <text:s/>бы <text:s/>освободившись,</text:p>
      <text:p text:style-name="Standard"><text:s text:c="2"/>выплыла на <text:s/>воротник его жирная <text:s/>шея, сидел в вольтеровском кресле, <text:s/>положив</text:p>
      <text:p text:style-name="Standard"><text:s text:c="2"/>симметрично <text:s/>пухлые старческие руки <text:s/>на <text:s/>подлокотники, и почти спал. На звук</text:p>
      <text:p text:style-name="Standard"><text:s text:c="2"/>голоса Вейротера он с усилием открыл единственный глаз.</text:p>
      <text:p text:style-name="Standard"><text:s text:c="7"/>-- Да, да, пожалуйста, а то поздно, -- проговорил он и, кивнув головой,</text:p>
      <text:p text:style-name="Standard"><text:s text:c="2"/>опустил ее и опять закрыл глаза.</text:p>
      <text:p text:style-name="Standard"><text:s text:c="7"/>Ежели первое время члены совета думали, что Кутузов притворялся спящим,</text:p>
      <text:p text:style-name="Standard"><text:s text:c="2"/>то звуки, которые он издавал носом во время последующего чтения, доказывали,</text:p>
      <text:p text:style-name="Standard"><text:s text:c="2"/>что в эту минуту для главнокомандующего дело <text:s/>шло о гораздо важнейшем, чем о</text:p>
      <text:p text:style-name="Standard"><text:s text:c="2"/>желании выказать свое презрение к <text:s/>диспозиции или к чему бы то ни было: дело</text:p>
      <text:p text:style-name="Standard"><text:s text:c="2"/>шло для него о неудержимом удовлетворении человеческой потребности -- <text:s/>.сна.</text:p>
      <text:p text:style-name="Standard"><text:s text:c="2"/>Он <text:s/>действительно спал. Вейротер с движением <text:s/>человека, слишком занятого для</text:p>
      <text:p text:style-name="Standard"><text:s text:c="2"/>того, <text:s/>чтобы <text:s/>терять хоть одну <text:s/>минуту <text:s/>времени, <text:s/>взглянул <text:s/>на <text:s/>Кутузова <text:s/>и,</text:p>
      <text:p text:style-name="Standard"><text:s text:c="2"/>убедившись, что <text:s/>он спит, взял бумагу и <text:s/>громким <text:s/>однообразным <text:s/>тоном <text:s/>начал</text:p>
      <text:p text:style-name="Standard"><text:s text:c="2"/>читать диспозицию будущего сражения под заглавием, которое он тоже прочел:</text:p>
      <text:p text:style-name="Standard"><text:s text:c="7"/>"Диспозиция <text:s/>к <text:s/>атаке <text:s text:c="2"/>неприятельской <text:s/>позиции <text:s/>позади <text:s text:c="2"/>Кобельница <text:s/>и</text:p>
      <text:p text:style-name="Standard"><text:s text:c="2"/>Сокольница, 20 ноября 1805 года".</text:p>
      <text:p text:style-name="Standard"><text:s text:c="7"/>Диспозиция была очень сложная <text:s/>и <text:s/>трудная. <text:s/>В <text:s/>оригинальной <text:s/>диспозиции</text:p>
      <text:p text:style-name="Standard"><text:s text:c="2"/>значилось:</text:p>
      <text:p text:style-name="Standard"><text:s text:c="7"/>Da der Feind <text:s/>mit <text:s/>seinerien linken <text:s/>Fluegel an die mit Wald <text:s/>bedeckten</text:p>
      <text:p text:style-name="Standard"><text:s text:c="2"/>Berge <text:s/>lehnt <text:s/>und <text:s/>sich mit <text:s/>seinerien <text:s/>rechten Fluegel laengs Kobeinitz und</text:p>
      <text:p text:style-name="Standard"><text:s text:c="2"/>Sokolienitz hinter die dort befindIichen Teiche zieht, wir im Gegentheil mit</text:p>
      <text:p text:style-name="Standard"><text:s text:c="2"/>unserem <text:s/>linken <text:s text:c="2"/>Fluegel <text:s text:c="2"/>seinen <text:s/>rechten <text:s/>sehr <text:s/>debordiren, <text:s/>so <text:s/>ist <text:s text:c="2"/>es</text:p>
      <text:p text:style-name="Standard"><text:s text:c="2"/>vortheilhaft letzteren Fluegel des Feindes zu attakiren, besondere wenn <text:s/>wir</text:p>
      <text:p text:style-name="Standard"><text:s text:c="2"/>die <text:s/>Doerfer <text:s/>Sokolienitz und Kobelienitz im Besitze haben, wodurch wir <text:s/>dem</text:p>
      <text:p text:style-name="Standard"><text:s text:c="2"/>Feind <text:s/>zugleich <text:s/>in <text:s/>die <text:s/>Flanke <text:s/>fallen und <text:s/>ihn <text:s/>auf der <text:s/>Flaeche zwischen</text:p>
      <text:p text:style-name="Standard"><text:s text:c="2"/>Schlapanitz <text:s/>und <text:s/>dem <text:s/>Thuerassa-Walde <text:s/>verfolgen <text:s/>koennen, <text:s/>indem <text:s/>wir <text:s/>dem</text:p>
      <text:p text:style-name="Standard"><text:s text:c="2"/>Defileen von Schlapanitz und <text:s/>Bellowitz ausweichen, <text:s/>welche <text:s/>die <text:s/>feindliche</text:p>
      <text:p text:style-name="Standard"><text:s text:c="2"/>Front <text:s/>decken. <text:s/>Zu dieserien Endzwecke ist es <text:s/>noethig... Die erste <text:s/>Kolonne</text:p>
      <text:p text:style-name="Standard"><text:s text:c="2"/>Marieschirt... <text:s/>die <text:s/>zweite <text:s/>Kolonne <text:s text:c="2"/>Marieschirt... <text:s/>die <text:s/>dritte <text:s text:c="2"/>Kolonne</text:p>
      <text:p text:style-name="Standard"><text:s text:c="2"/>Marieschirt...[57] и <text:s/>т. д., читал <text:s/>Вейротер. <text:s/>Генералы, <text:s/>казалось,</text:p>
      <text:p text:style-name="Standard"><text:s text:c="2"/>неохотно <text:s/>слушали трудную диспозицию. <text:s/>Белокурый высокий <text:s/>генерал Буксгевден</text:p>
      <text:p text:style-name="Standard"><text:s text:c="2"/>стоял, прислонившись спиною <text:s/>к стене, и, <text:s/>остановив <text:s/>свои глаза <text:s/>на горевшей</text:p>
      <text:p text:style-name="Standard"><text:s text:c="2"/>свече, казалось, не слушал и даже <text:s/>не хотел, чтобы <text:s/>думали, <text:s/>что он слушает.</text:p>
      <text:p text:style-name="Standard"><text:s text:c="2"/>Прямо <text:s/>против Вейротера, устремив на него свои блестящие <text:s/>открытые <text:s/>глаза, в</text:p>
      <text:p text:style-name="Standard"><text:s text:c="2"/>воинственной позе, оперев руки <text:s/>с вытянутыми наружу локтями на колени, сидел</text:p>
      <text:p text:style-name="Standard"><text:s text:c="2"/>румяный Милорадович <text:s/>с приподнятыми усами и плечами. Он упорно молчал, глядя</text:p>
      <text:p text:style-name="Standard"><text:s text:c="2"/>в <text:s/>лицо <text:s/>Вейротера, <text:s/>и спускал <text:s/>с <text:s/>него <text:s/>глаза <text:s/>только <text:s/>в <text:s/>то <text:s/>время, <text:s/>когда</text:p>
      <text:p text:style-name="Standard"><text:s text:c="2"/>австрийский <text:s/>начальник <text:s/>штаба замолкал. В это <text:s/>время Милорадович значительно</text:p>
      <text:p text:style-name="Standard"><text:s text:c="2"/>оглядывался на других <text:s/>генералов. Но по значению этого значительного взгляда</text:p>
      <text:p text:style-name="Standard"><text:s text:c="2"/>нельзя было понять, был ли он согласен или несогласен, доволен или недоволен</text:p>
      <text:p text:style-name="Standard"><text:s text:c="2"/>диспозицией. Ближе всех к Вейротеру <text:s/>сидел граф Ланжерон и <text:s/>с тонкой улыбкой</text:p>
      <text:p text:style-name="Standard"><text:s text:c="2"/>южного французского лица, не <text:s/>покидавшей его <text:s/>во все время чтения, глядел на</text:p>
      <text:p text:style-name="Standard"><text:s text:c="2"/>свои тонкие пальцы, <text:s/>быстро <text:s/>перевертывавшие <text:s/>за углы <text:s/>золотую <text:s/>табакерку <text:s/>с</text:p>
      <text:p text:style-name="Standard"><text:s text:c="2"/>портретом. <text:s/>В <text:s text:c="2"/>середине <text:s/>одного <text:s text:c="2"/>из <text:s text:c="2"/>длиннейших <text:s text:c="2"/>периодов <text:s/>он <text:s/>остановил</text:p>
      <text:p text:style-name="Standard"><text:s text:c="2"/>вращательное движение <text:s/>табакерки, поднял голову и с неприятною учтивостью на</text:p>
      <text:p text:style-name="Standard"><text:s text:c="2"/>самых <text:s/>концах <text:s/>тонких губ <text:s/>перебил <text:s/>Вейротера <text:s/>и хотел <text:s/>сказать <text:s/>что-то; <text:s/>но</text:p>
      <text:p text:style-name="Standard"><text:s text:c="2"/>австрийский <text:s/>генерал, <text:s/>не <text:s/>прерывая <text:s/>чтения, <text:s/>сердито нахмурился <text:s/>и <text:s/>замахал</text:p>
      <text:p text:style-name="Standard"><text:s text:c="2"/>локтями, <text:s/>как <text:s/>бы говоря: <text:s/>потом, <text:s/>потом <text:s/>вы мне <text:s/>скажете свои мысли, теперь</text:p>
      <text:p text:style-name="Standard"><text:s text:c="2"/>извольте <text:s/>смотреть <text:s/>на <text:s/>карту <text:s/>и <text:s/>слушать. <text:s/>Ланжерон <text:s/>поднял глаза кверху <text:s/>с</text:p>
      <text:p text:style-name="Standard"><text:s text:c="2"/>выражением недоумения, оглянулся на Милорадовича, как бы ища объяснения, но,</text:p>
      <text:p text:style-name="Standard"><text:soft-page-break/><text:s text:c="2"/>встретив <text:s/>значительный, <text:s/>ничего <text:s/>не <text:s/>значущий <text:s/>взгляд Милорадовича, <text:s/>грустно</text:p>
      <text:p text:style-name="Standard"><text:s text:c="2"/>опустил глаза и опять принялся вертеть табакерку.</text:p>
      <text:p text:style-name="Standard"><text:s text:c="7"/>-- Une <text:s/>leçon de géographie, [58] -- проговорил он <text:s/>как</text:p>
      <text:p text:style-name="Standard"><text:s text:c="2"/>бы про себя, но довольно громко, чтобы его слышали.</text:p>
      <text:p text:style-name="Standard"><text:s text:c="7"/>Пржебышевский с почтительной, но достойной учтивостью пригнул рукой ухо</text:p>
      <text:p text:style-name="Standard"><text:s text:c="2"/>к <text:s/>Вейротеру, имея вид <text:s/>человека, поглощенного <text:s/>вниманием. Маленький <text:s/>ростом</text:p>
      <text:p text:style-name="Standard"><text:s text:c="2"/>Дохтуров <text:s/>сидел прямо против <text:s/>Вейротера <text:s/>с старательным и <text:s/>скромным видом и,</text:p>
      <text:p text:style-name="Standard"><text:s text:c="2"/>нагнувшись <text:s/>над <text:s/>разложенною <text:s/>картой, <text:s/>добросовестно <text:s/>изучал <text:s text:c="2"/>диспозиции <text:s/>и</text:p>
      <text:p text:style-name="Standard"><text:s text:c="2"/>неизвестную <text:s/>ему <text:s/>местность. <text:s/>Он <text:s/>несколько <text:s/>раз просил Вейротера <text:s/>повторять</text:p>
      <text:p text:style-name="Standard"><text:s text:c="2"/>нехорошо <text:s/>расслышанные им слова и <text:s/>трудные <text:s/>наименования деревень. <text:s/>Вейротер</text:p>
      <text:p text:style-name="Standard"><text:s text:c="2"/>исполнял его желание, и Дохтуров записывал.</text:p>
      <text:p text:style-name="Standard"><text:s text:c="7"/>Когда <text:s/>чтение, продолжавшееся более часу, было кончено, Ланжерон, опять</text:p>
      <text:p text:style-name="Standard"><text:s text:c="2"/>остановив <text:s/>табакерку <text:s/>и <text:s/>не глядя на Вейротера и ни <text:s/>на кого особенно, начал</text:p>
      <text:p text:style-name="Standard"><text:s text:c="2"/>говорить о <text:s/>том, как трудно было исполнить <text:s/>такую диспозицию, <text:s/>где положение</text:p>
      <text:p text:style-name="Standard"><text:s text:c="2"/>неприятеля предполагается известным, <text:s/>тогда как положение это может быть нам</text:p>
      <text:p text:style-name="Standard"><text:s text:c="2"/>неизвестно, <text:s/>так как <text:s/>неприятель находится <text:s/>в движении. Возражения Ланжерона</text:p>
      <text:p text:style-name="Standard"><text:s text:c="2"/>были <text:s/>основательны, <text:s/>но было очевидно, <text:s/>что <text:s/>цель <text:s/>этих возражений <text:s/>состояла</text:p>
      <text:p text:style-name="Standard"><text:s text:c="2"/>преимущественно в <text:s/>желании <text:s/>дать <text:s/>почувствовать <text:s/>генералу <text:s/>Вейротеру, <text:s/>столь</text:p>
      <text:p text:style-name="Standard"><text:s text:c="2"/>самоуверенно, <text:s/>как <text:s/>школьникам-ученикам, <text:s/>читавшему свою диспозицию, <text:s/>что он</text:p>
      <text:p text:style-name="Standard"><text:s text:c="2"/>имел дело не с <text:s/>одними дураками, а с людьми, которые могли и его <text:s/>поучить <text:s/>в</text:p>
      <text:p text:style-name="Standard"><text:s text:c="2"/>военном <text:s/>деле. Когда <text:s/>замолк <text:s/>однообразный <text:s/>звук голоса <text:s/>Вейротера, <text:s/>Кутузов</text:p>
      <text:p text:style-name="Standard"><text:s text:c="2"/>открыл глава, <text:s/>как мельник, который просыпается <text:s/>при перерыве <text:s/>усыпительного</text:p>
      <text:p text:style-name="Standard"><text:s text:c="2"/>звука мельничных <text:s/>колес, <text:s/>прислушался к <text:s/>тому, что говорил Ланжерон, <text:s/>и, как</text:p>
      <text:p text:style-name="Standard"><text:s text:c="2"/>будто <text:s/>говоря: "а вы все еще про эти глупости!" поспешно закрыл глаза <text:s/>и еще</text:p>
      <text:p text:style-name="Standard"><text:s text:c="2"/>ниже опустил голову.</text:p>
      <text:p text:style-name="Standard"><text:s text:c="7"/>Стараясь <text:s/>как <text:s/>можно <text:s/>язвительнее оскорбить Вейротера в <text:s/>его <text:s/>авторском</text:p>
      <text:p text:style-name="Standard"><text:s text:c="2"/>военном самолюбии, Ланжерон <text:s/>доказывал, что Бонапарте легко может атаковать,</text:p>
      <text:p text:style-name="Standard"><text:s text:c="2"/>вместо того, чтобы <text:s/>быть <text:s/>атакованным, и <text:s/>вследствие <text:s/>того сделать <text:s/>всю <text:s/>эту</text:p>
      <text:p text:style-name="Standard"><text:s text:c="2"/>диспозицию <text:s/>совершенно <text:s/>бесполезною. <text:s/>Вейротер <text:s/>на <text:s/>все <text:s/>возражения <text:s/>отвечал</text:p>
      <text:p text:style-name="Standard"><text:s text:c="2"/>твердой <text:s/>презрительной <text:s/>улыбкой, <text:s/>очевидно вперед приготовленной для всякого</text:p>
      <text:p text:style-name="Standard"><text:s text:c="2"/>возражения, независимо от того, что бы ему ни говорили.</text:p>
      <text:p text:style-name="Standard"><text:s text:c="7"/>-- Ежели бы он мог <text:s/>атаковать нас, то он нынче бы это сделал, -- сказал</text:p>
      <text:p text:style-name="Standard"><text:s text:c="2"/>он.</text:p>
      <text:p text:style-name="Standard"><text:s text:c="7"/>-- Вы, стало быть, думаете, что он бессилен, -- сказал Ланжерон.</text:p>
      <text:p text:style-name="Standard"><text:s text:c="7"/>-- Много, если у него <text:s/>40 <text:s/>тысяч войска, -- <text:s/>отвечал Вейротер с улыбкой</text:p>
      <text:p text:style-name="Standard"><text:s text:c="2"/>доктора, которому лекарка хочет указать средство лечения.</text:p>
      <text:p text:style-name="Standard"><text:s text:c="7"/>-- В таком случае <text:s/>он идет <text:s/>на свою погибель, ожидая нашей атаки, <text:s/>-- с</text:p>
      <text:p text:style-name="Standard"><text:s text:c="2"/>тонкой <text:s/>иронической <text:s/>улыбкой сказал Ланжерон, <text:s/>за подтверждением оглядываясь</text:p>
      <text:p text:style-name="Standard"><text:s text:c="2"/>опять на ближайшего Милорадовича.</text:p>
      <text:p text:style-name="Standard"><text:s text:c="7"/>Но Милорадович, очевидно, <text:s/>в эту минуту думал менее всего о том, о <text:s/>чем</text:p>
      <text:p text:style-name="Standard"><text:s text:c="2"/>спорили генералы.</text:p>
      <text:p text:style-name="Standard"><text:s text:c="7"/>-- Ma foi, [59] -- сказал он, <text:s/>-- <text:s/>завтра <text:s/>все увидим на <text:s/>поле</text:p>
      <text:p text:style-name="Standard"><text:s text:c="2"/>сражения.</text:p>
      <text:p text:style-name="Standard"><text:s text:c="7"/>Вейротер усмехнулся опять тою улыбкой, которая говорила, что ему смешно</text:p>
      <text:p text:style-name="Standard"><text:s text:c="2"/>и <text:s/>странно встречать возражения <text:s/>от русских генералов и доказывать то, в чем</text:p>
      <text:p text:style-name="Standard"><text:s text:c="2"/>не <text:s/>только он <text:s/>сам <text:s/>слишком хорошо <text:s/>был <text:s/>уверен, но в <text:s/>чем <text:s/>уверены были <text:s/>им</text:p>
      <text:p text:style-name="Standard"><text:s text:c="2"/>государи-императоры.</text:p>
      <text:p text:style-name="Standard"><text:s text:c="7"/>-- Неприятель потушил огни, и слышен непрерывный <text:s/>шум <text:s/>в его лагере, --</text:p>
      <text:p text:style-name="Standard"><text:s text:c="2"/>сказал он. -- <text:s/>Что это <text:s/>значит? -- Или <text:s/>он удаляется, чего одного <text:s/>мы должны</text:p>
      <text:p text:style-name="Standard"><text:s text:c="2"/>бояться, <text:s/>или <text:s/>он переменяет позицию (он усмехнулся). Но даже ежели бы он <text:s/>и</text:p>
      <text:p text:style-name="Standard"><text:s text:c="2"/>занял <text:s/>позицию <text:s/>в <text:s/>Тюрасе, <text:s/>он <text:s/>только <text:s/>избавляет нас <text:s/>от больших хлопот, <text:s/>и</text:p>
      <text:p text:style-name="Standard"><text:s text:c="2"/>распоряжения все, до малейших подробностей, остаются те же.</text:p>
      <text:p text:style-name="Standard"><text:soft-page-break/><text:s text:c="7"/>-- <text:s/>Каким <text:s/>же <text:s/>образом?.. -- сказал князь Андрей, уже <text:s/>давно выжидавший</text:p>
      <text:p text:style-name="Standard"><text:s text:c="2"/>случая выразить свои сомнения.</text:p>
      <text:p text:style-name="Standard"><text:s text:c="7"/>Кутузов проснулся, тяжело откашлялся и оглянул генералов.</text:p>
      <text:p text:style-name="Standard"><text:s text:c="7"/>-- Господа, диспозиция <text:s/>на завтра, даже на нынче (потому что уже первый</text:p>
      <text:p text:style-name="Standard"><text:s text:c="2"/>час), не <text:s/>может быть изменена, <text:s/>-- сказал <text:s/>он. -- <text:s/>Вы ее слышали, <text:s/>и все <text:s/>мы</text:p>
      <text:p text:style-name="Standard"><text:s text:c="2"/>исполним наш долг. А перед сражением <text:s/>нет ничего важнее... (он помолчал) как</text:p>
      <text:p text:style-name="Standard"><text:s text:c="2"/>выспаться хорошенько.</text:p>
      <text:p text:style-name="Standard"><text:s text:c="7"/>Он сделал вид, что привстает. Генералы <text:s/>откланялись и <text:s/>удалились. <text:s/>Было</text:p>
      <text:p text:style-name="Standard"><text:s text:c="2"/>уже за полночь. Князь Андрей вышел.</text:p>
      <text:p text:style-name="Standard"><text:s text:c="7"/>-- -- -</text:p>
      <text:p text:style-name="Standard"><text:s text:c="7"/>Военный совет, <text:s/>на <text:s/>котором <text:s/>князю <text:s/>Андрею <text:s/>не <text:s/>удалось <text:s/>высказать свое</text:p>
      <text:p text:style-name="Standard"><text:s text:c="2"/>мнение, как он надеялся, оставил в нем неясное <text:s/>и тревожное впечатление. Кто</text:p>
      <text:p text:style-name="Standard"><text:s text:c="2"/>был прав: Долгоруков <text:s/>с <text:s/>Вейротером <text:s/>или <text:s/>Кутузов <text:s/>с <text:s/>Ланжероном <text:s/>и <text:s/>др., не</text:p>
      <text:p text:style-name="Standard"><text:s text:c="2"/>одобрявшими <text:s/>план атаки, он не <text:s/>знал. "Но неужели нельзя было Кутузову прямо</text:p>
      <text:p text:style-name="Standard"><text:s text:c="2"/>высказать государю свои мысли? Неужели это не может иначе делаться? <text:s/>Неужели</text:p>
      <text:p text:style-name="Standard"><text:s text:c="2"/>из-за <text:s/>придворных и <text:s/>личных соображений должно рисковать <text:s/>десятками тысяч <text:s/>и</text:p>
      <text:p text:style-name="Standard"><text:s text:c="2"/>моей, моей жизнью?" думал он.</text:p>
      <text:p text:style-name="Standard"><text:s text:c="7"/>"Да, <text:s/>очень может быть, <text:s/>завтра убьют", подумал он. <text:s/>И <text:s/>вдруг, при этой</text:p>
      <text:p text:style-name="Standard"><text:s text:c="2"/>мысли <text:s/>о смерти, целый ряд <text:s/>воспоминаний, самых далеких <text:s/>и самых задушевных,</text:p>
      <text:p text:style-name="Standard"><text:s text:c="2"/>восстал в его <text:s/>воображении; он вспоминал последнее прощание с отцом и женою;</text:p>
      <text:p text:style-name="Standard"><text:s text:c="2"/>он вспоминал первые времена своей любви к ней! Вспомнил о ее беременности, и</text:p>
      <text:p text:style-name="Standard"><text:s text:c="2"/>ему стало жалко и ее и себя, и он <text:s/>в <text:s/>нервично-размягченном <text:s/>и взволнованном</text:p>
      <text:p text:style-name="Standard"><text:s text:c="2"/>состоянии вышел из избы, в которой он стоял с Несвицким, и стал ходить перед</text:p>
      <text:p text:style-name="Standard"><text:s text:c="2"/>домом.</text:p>
      <text:p text:style-name="Standard"><text:s text:c="7"/>Ночь была туманная, и сквозь туман <text:s/>таинственно пробивался лунный свет.</text:p>
      <text:p text:style-name="Standard"><text:s text:c="2"/>"Да, завтра, завтра! -- думал он. <text:s/>-- Завтра, может <text:s/>быть, все будет кончено</text:p>
      <text:p text:style-name="Standard"><text:s text:c="2"/>для <text:s/>меня, всех <text:s/>этих воспоминаний не будет более, все эти <text:s/>воспоминания <text:s/>не</text:p>
      <text:p text:style-name="Standard"><text:s text:c="2"/>будут иметь <text:s/>для <text:s/>меня более <text:s/>никакого <text:s/>смысла. Завтра же, может <text:s/>быть, даже</text:p>
      <text:p text:style-name="Standard"><text:s text:c="2"/>наверное, завтра, я это предчувствую, <text:s/>в первый <text:s/>раз мне <text:s/>придется, наконец,</text:p>
      <text:p text:style-name="Standard"><text:s text:c="2"/>показать все то, что я могу сделать". И ему <text:s/>представилось сражение, <text:s/>потеря</text:p>
      <text:p text:style-name="Standard"><text:s text:c="2"/>его, сосредоточение боя на одном пункте и замешательство всех начальствующих</text:p>
      <text:p text:style-name="Standard"><text:s text:c="2"/>лиц. И вот <text:s/>та <text:s/>счастливая минута, тот Тулон, которого <text:s/>так <text:s/>долго ждал <text:s/>он,</text:p>
      <text:p text:style-name="Standard"><text:s text:c="2"/>наконец, <text:s/>представляется <text:s/>ему. <text:s/>Он <text:s/>твердо <text:s/>и ясно <text:s/>говорит <text:s/>свое <text:s/>мнение <text:s/>и</text:p>
      <text:p text:style-name="Standard"><text:s text:c="2"/>Кутузову, <text:s/>и <text:s text:c="2"/>Вейротеру, <text:s text:c="2"/>и <text:s text:c="2"/>императорам. <text:s/>Все <text:s/>поражены <text:s/>верностью <text:s text:c="2"/>его</text:p>
      <text:p text:style-name="Standard"><text:s text:c="2"/>соображения, <text:s/>но никто <text:s/>не <text:s/>берется <text:s/>исполнить <text:s/>его, и вот <text:s/>он <text:s/>берет <text:s/>полк,</text:p>
      <text:p text:style-name="Standard"><text:s text:c="2"/>дивизию, <text:s/>выговаривает <text:s/>условие, <text:s/>чтобы <text:s/>уже <text:s/>никто <text:s text:c="2"/>не <text:s/>вмешивался <text:s/>в <text:s/>его</text:p>
      <text:p text:style-name="Standard"><text:s text:c="2"/>распоряжения, и ведет свою дивизию <text:s/>к решительному пункту <text:s/>и один одерживает</text:p>
      <text:p text:style-name="Standard"><text:s text:c="2"/>победу. <text:s/>А <text:s/>смерть <text:s/>и страдания? говорит другой голос. <text:s/>Но <text:s/>князь <text:s/>Андрей не</text:p>
      <text:p text:style-name="Standard"><text:s text:c="2"/>отвечает <text:s/>этому <text:s/>голосу <text:s/>и продолжает <text:s/>свои <text:s/>успехи. <text:s/>Диспозиция <text:s/>следующего</text:p>
      <text:p text:style-name="Standard"><text:s text:c="2"/>сражения делается им одним. Он носит звание дежурного по армии при Кутузове,</text:p>
      <text:p text:style-name="Standard"><text:s text:c="2"/>но <text:s/>делает <text:s/>все <text:s/>он <text:s/>один. <text:s/>Следующее сражение <text:s/>выиграно им <text:s/>одним. <text:s/>Кутузов</text:p>
      <text:p text:style-name="Standard"><text:s text:c="2"/>сменяется, назначается <text:s/>он... <text:s/>Ну, а <text:s/>потом? говорит опять другой <text:s/>голос, <text:s/>а</text:p>
      <text:p text:style-name="Standard"><text:s text:c="2"/>потом, ежели <text:s/>ты десять раз прежде этого не <text:s/>будешь ранен, убит или обманут;</text:p>
      <text:p text:style-name="Standard"><text:s text:c="2"/>ну, а потом что ж? -- <text:s/>"Ну, а потом, -- отвечает сам себе князь Андрей, -- я</text:p>
      <text:p text:style-name="Standard"><text:s text:c="2"/>не знаю, что будет потом, не хочу и не могу знать: но ежели хочу этого, хочу</text:p>
      <text:p text:style-name="Standard"><text:s text:c="2"/>славы, <text:s/>хочу <text:s/>быть <text:s/>известным людям, <text:s/>хочу <text:s/>быть любимым <text:s/>ими, <text:s/>то ведь я не</text:p>
      <text:p text:style-name="Standard"><text:s text:c="2"/>виноват, что я хочу этого, что одного этого я хочу, для одного этого я живу.</text:p>
      <text:p text:style-name="Standard"><text:s text:c="2"/>Да, для одного этого! Я никогда никому не скажу этого, но, Боже <text:s/>мой! что же</text:p>
      <text:p text:style-name="Standard"><text:s text:c="2"/>мне делать, <text:s/>ежели я ничего не <text:s/>люблю, как <text:s/>только <text:s/>славу, <text:s/>любовь <text:s/>людскую.</text:p>
      <text:p text:style-name="Standard"><text:s text:c="2"/>Смерть, раны, <text:s/>потеря семьи, ничто мне <text:s/>не страшно. И как ни дороги, ни милы</text:p>
      <text:p text:style-name="Standard"><text:s text:c="2"/>мне многие люди -- отец, сестра, жена, -- самые дорогие мне люди, -- но, как</text:p>
      <text:p text:style-name="Standard"><text:s text:c="2"/>ни страшно <text:s/>и неестественно это кажется, я всех <text:s/>их отдам <text:s/>сейчас за <text:s/>минуту</text:p>
      <text:p text:style-name="Standard"><text:soft-page-break/><text:s text:c="2"/>славы, торжества над людьми, <text:s/>за любовь к себе людей, которых я не знаю и не</text:p>
      <text:p text:style-name="Standard"><text:s text:c="2"/>буду знать, за любовь вот этих людей", подумал он, прислушиваясь к говору на</text:p>
      <text:p text:style-name="Standard"><text:s text:c="2"/>дворе Кутузова. На дворе Кутузова <text:s/>слышались голоса укладывавшихся денщиков;</text:p>
      <text:p text:style-name="Standard"><text:s text:c="2"/>один <text:s/>голос, <text:s/>вероятно, <text:s/>кучера, <text:s/>дразнившего старого <text:s/>Кутузовского <text:s/>повара,</text:p>
      <text:p text:style-name="Standard"><text:s text:c="2"/>которого знал князь Андрей, и которого звали Титом, говорил: "Тит, а Тит?"</text:p>
      <text:p text:style-name="Standard"><text:s text:c="7"/>-- Ну, -- отвечал старик.</text:p>
      <text:p text:style-name="Standard"><text:s text:c="7"/>-- Тит, ступай молотить, -- говорил шутник.</text:p>
      <text:p text:style-name="Standard"><text:s text:c="7"/>-- <text:s/>Тьфу, <text:s/>ну те <text:s/>к чорту, <text:s/>-- раздавался <text:s/>голос, <text:s/>покрываемый <text:s/>хохотом</text:p>
      <text:p text:style-name="Standard"><text:s text:c="2"/>денщиков и слуг.</text:p>
      <text:p text:style-name="Standard"><text:s text:c="7"/>"И <text:s/>все-таки я люблю и дорожу <text:s/>только торжеством над всеми <text:s/>ими, дорожу</text:p>
      <text:p text:style-name="Standard"><text:s text:c="2"/>этой таинственной силой и <text:s/>славой, которая вот тут надо мной носится в <text:s/>этом</text:p>
      <text:p text:style-name="Standard"><text:s text:c="2"/>тумане!"</text:p>
      <text:p text:style-name="Standard"><text:s text:c="2"/></text:p>
      <text:p text:style-name="Standard"><text:s text:c="2"/></text:p>
      <text:p text:style-name="Standard">XIII.</text:p>
      <text:p text:style-name="Standard"></text:p>
      <text:p text:style-name="Standard"></text:p>
      <text:p text:style-name="Standard"><text:s text:c="2"/></text:p>
      <text:p text:style-name="Standard"><text:s text:c="7"/>Ростов <text:s/>в эту <text:s/>ночь был со взводом во фланкерской <text:s/>цепи, впереди отряда</text:p>
      <text:p text:style-name="Standard"><text:s text:c="2"/>Багратиона. Гусары его попарно были рассыпаны в цепи; сам он ездил верхом по</text:p>
      <text:p text:style-name="Standard"><text:s text:c="2"/>этой линии цепи, стараясь преодолеть сон, непреодолимо-клонивший его. Назади</text:p>
      <text:p text:style-name="Standard"><text:s text:c="2"/>его видно было огромное пространство неясно-горевших в тумане <text:s/>костров нашей</text:p>
      <text:p text:style-name="Standard"><text:s text:c="2"/>армии; впереди его была <text:s/>туманная темнота. Сколько <text:s/>ни <text:s/>вглядывался Ростов в</text:p>
      <text:p text:style-name="Standard"><text:s text:c="2"/>эту туманную даль, он ничего <text:s/>не видел: то серелось, то <text:s/>как будто чернелось</text:p>
      <text:p text:style-name="Standard"><text:s text:c="2"/>что-то; <text:s/>то мелькали как будто огоньки, там, где должен <text:s/>быть неприятель; то</text:p>
      <text:p text:style-name="Standard"><text:s text:c="2"/>ему думалось, что это только в глазах блестит у него. Глаза его закрывались,</text:p>
      <text:p text:style-name="Standard"><text:s text:c="2"/>и <text:s/>в <text:s/>воображении <text:s/>представлялся то <text:s/>государь, <text:s/>то <text:s/>Денисов, <text:s/>то <text:s/>московские</text:p>
      <text:p text:style-name="Standard"><text:s text:c="2"/>воспоминания, и он опять поспешно <text:s/>открывал <text:s/>глаза <text:s/>и близко <text:s/>перед собой он</text:p>
      <text:p text:style-name="Standard"><text:s text:c="2"/>видел голову и уши лошади, на которой <text:s/>он сидел, иногда черные фигуры гусар,</text:p>
      <text:p text:style-name="Standard"><text:s text:c="2"/>когда <text:s/>он в <text:s/>шести <text:s/>шагах наезжал <text:s/>на <text:s/>них, <text:s/>а <text:s/>вдали <text:s/>все <text:s/>ту <text:s/>же <text:s/>туманную</text:p>
      <text:p text:style-name="Standard"><text:s text:c="2"/>темноту."Отчего же? <text:s/>очень может быть, <text:s/>-- думал <text:s/>Ростов, <text:s/>-- что <text:s/>государь,</text:p>
      <text:p text:style-name="Standard"><text:s text:c="2"/>встретив меня, даст <text:s/>поручение, <text:s/>как и всякому <text:s/>офицеру: <text:s/>скажет: <text:s/>"Поезжай,</text:p>
      <text:p text:style-name="Standard"><text:s text:c="2"/>узнай, что там". Много рассказывали же, как совершенно случайно он узнал так</text:p>
      <text:p text:style-name="Standard"><text:s text:c="2"/>какого-то офицера <text:s/>и приблизил к себе. Что, <text:s/>ежели <text:s/>бы <text:s/>он приблизил <text:s/>меня к</text:p>
      <text:p text:style-name="Standard"><text:s text:c="2"/>себе! О, как <text:s/>бы я охранял его, как <text:s/>бы я говорил <text:s/>ему всю правду, как <text:s/>бы я</text:p>
      <text:p text:style-name="Standard"><text:s text:c="2"/>изобличал его обманщиков", и Ростов, <text:s/>для того чтобы <text:s/>живо <text:s/>представить себе</text:p>
      <text:p text:style-name="Standard"><text:s text:c="2"/>свою <text:s text:c="2"/>любовь <text:s text:c="2"/>и <text:s text:c="2"/>преданность <text:s text:c="2"/>государю, <text:s text:c="2"/>представлял <text:s/>себе <text:s text:c="2"/>врага <text:s/>или</text:p>
      <text:p text:style-name="Standard"><text:s text:c="2"/>обманщика-немца, которого <text:s/>он с <text:s/>наслаждением не только убивал, но по <text:s/>щекам</text:p>
      <text:p text:style-name="Standard"><text:s text:c="2"/>бил в глазах государя. Вдруг дальний крик разбудил Ростова. <text:s/>Он <text:s/>вздрогнул и</text:p>
      <text:p text:style-name="Standard"><text:s text:c="2"/>открыл глаза.</text:p>
      <text:p text:style-name="Standard"><text:s text:c="7"/>"Где я? Да, в цепи: лозунг и пароль -- дышло, Ольмюц. <text:s/>Экая досада, что</text:p>
      <text:p text:style-name="Standard"><text:s text:c="2"/>эскадрон наш завтра будет <text:s/>в резервах... -- подумал он. -- Попрошусь в дело.</text:p>
      <text:p text:style-name="Standard"><text:s text:c="2"/>Это, может быть, единственный случай увидеть государя. Да, теперь недолго до</text:p>
      <text:p text:style-name="Standard"><text:s text:c="2"/>смены. Объеду <text:s/>еще раз и, как вернусь, <text:s/>пойду к генералу и <text:s/>попрошу его". Он</text:p>
      <text:p text:style-name="Standard"><text:s text:c="2"/>поправился на седле и тронул лошадь, чтобы еще раз объехать своих гусар. Ему</text:p>
      <text:p text:style-name="Standard"><text:s text:c="2"/>показалось, <text:s/>что было <text:s/>светлей. В левой стороне виднелся <text:s/>пологий освещенный</text:p>
      <text:p text:style-name="Standard"><text:s text:c="2"/>скат и противоположный, черный бугор, казавшийся крутым, как стена. На бугре</text:p>
      <text:p text:style-name="Standard"><text:s text:c="2"/>этом было белое <text:s/>пятно, которого никак не мог понять Ростов: поляна ли это в</text:p>
      <text:p text:style-name="Standard"><text:s text:c="2"/>лесу, <text:s/>освещенная <text:s/>месяцем, <text:s text:c="2"/>или <text:s/>оставшийся <text:s/>снег, <text:s/>или <text:s/>белые <text:s/>дома? <text:s/>Ему</text:p>
      <text:p text:style-name="Standard"><text:s text:c="2"/>показалось <text:s/>даже, <text:s/>что <text:s/>по <text:s/>этому белому пятну зашевелилось <text:s/>что-то. "Должно</text:p>
      <text:p text:style-name="Standard"><text:s text:c="2"/>быть, снег -- это пятно; пятно -- une tache", думал Ростов. <text:s/>"Вот тебе <text:s/>и не</text:p>
      <text:p text:style-name="Standard"><text:s text:c="2"/>таш..."</text:p>
      <text:p text:style-name="Standard"><text:soft-page-break/><text:s text:c="7"/>"Наташа, сестра, <text:s/>черные глаза. <text:s/>На... ташка (Вот удивится, <text:s/>когда я ей</text:p>
      <text:p text:style-name="Standard"><text:s text:c="2"/>скажу, как <text:s/>я увидал государя!) Наташку... ташку возьми..." -- "Поправей-то,</text:p>
      <text:p text:style-name="Standard"><text:s text:c="2"/>ваше <text:s/>благородие, <text:s/>а <text:s/>то тут <text:s/>кусты", <text:s/>сказал голос гусара, <text:s/>мимо <text:s/>которого,</text:p>
      <text:p text:style-name="Standard"><text:s text:c="2"/>засыпая, <text:s/>проезжал <text:s/>Ростов. Ростов поднял голову, которая <text:s/>опустилась уже до</text:p>
      <text:p text:style-name="Standard"><text:s text:c="2"/>гривы лошади, и остановился подле <text:s/>гусара. Молодой детский сон <text:s/>непреодолимо</text:p>
      <text:p text:style-name="Standard"><text:s text:c="2"/>клонил его. "Да, <text:s/>бишь, что <text:s/>я думал? -- не забыть. Как с государем говорить</text:p>
      <text:p text:style-name="Standard"><text:s text:c="2"/>буду? Нет, не то -- это завтра. Да, да! На ташку, наступить... тупить нас --</text:p>
      <text:p text:style-name="Standard"><text:s text:c="2"/>кого? Гусаров. А гусары в усы... По Тверской ехал этот гусар с <text:s/>усами, еще я</text:p>
      <text:p text:style-name="Standard"><text:s text:c="2"/>подумал <text:s/>о <text:s/>нем, против самого Гурьева дома... Старик Гурьев... Эх, <text:s/>славный</text:p>
      <text:p text:style-name="Standard"><text:s text:c="2"/>малый <text:s/>Денисов! Да, все это пустяки. Главное теперь -- <text:s/>государь тут. Как он</text:p>
      <text:p text:style-name="Standard"><text:s text:c="2"/>на меня смотрел, и хотелось ему что-то сказать, да он <text:s/>не смел... Нет, это я</text:p>
      <text:p text:style-name="Standard"><text:s text:c="2"/>не смел. <text:s/>Да <text:s/>это пустяки, а главное -- не забывать, что я нужное-то <text:s/>думал,</text:p>
      <text:p text:style-name="Standard"><text:s text:c="2"/>да. На -- ташку, нас -- тупить, да, да, да. Это хорошо". -- И <text:s/>он опять упал</text:p>
      <text:p text:style-name="Standard"><text:s text:c="2"/>головой на шею лошади. Вдруг ему показалось, что в него стреляют. "Что? Что?</text:p>
      <text:p text:style-name="Standard"><text:s text:c="2"/>Что!... Руби! Что?..." <text:s/>заговорил, очнувшись, Ростов. В то мгновение, как он</text:p>
      <text:p text:style-name="Standard"><text:s text:c="2"/>открыл глаза, Ростов услыхал перед собою <text:s/>там, где был неприятель, протяжные</text:p>
      <text:p text:style-name="Standard"><text:s text:c="2"/>крики тысячи голосов. Лошади его и гусара, стоявшего подле него, насторожили</text:p>
      <text:p text:style-name="Standard"><text:s text:c="2"/>уши на эти крики. На том месте, <text:s/>с которого слышались крики, зажегся и потух</text:p>
      <text:p text:style-name="Standard"><text:s text:c="2"/>один <text:s/>огонек, потом <text:s/>другой, и <text:s/>по <text:s/>всей <text:s/>линии <text:s/>французских войск <text:s/>на <text:s/>горе</text:p>
      <text:p text:style-name="Standard"><text:s text:c="2"/>зажглись огни, <text:s/>и крики все более и более <text:s/>усиливались. Ростов <text:s/>слышал звуки</text:p>
      <text:p text:style-name="Standard"><text:s text:c="2"/>французских слов, но <text:s/>не мог их <text:s/>разобрать. <text:s/>Слишком <text:s/>много гудело <text:s/>голосов.</text:p>
      <text:p text:style-name="Standard"><text:s text:c="2"/>Только слышно было: аааа! и рррр</text:p>
      <text:p text:style-name="Standard"><text:s text:c="7"/>-- Что это? Ты <text:s/>как думаешь? <text:s/>-- <text:s/>обратился <text:s/>Ростов к гусару, стоявшему</text:p>
      <text:p text:style-name="Standard"><text:s text:c="2"/>подле него. -- Ведь это у неприятеля?</text:p>
      <text:p text:style-name="Standard"><text:s text:c="7"/>Гусар ничего не ответил.</text:p>
      <text:p text:style-name="Standard"><text:s text:c="7"/>-- Что ж, ты разве не слышишь? -- довольно долго подождав ответа, опять</text:p>
      <text:p text:style-name="Standard"><text:s text:c="2"/>спросил Ростов.</text:p>
      <text:p text:style-name="Standard"><text:s text:c="7"/>-- А кто е знает, ваше благородие, -- неохотно отвечал гусар.</text:p>
      <text:p text:style-name="Standard"><text:s text:c="7"/>-- По месту должно быть неприятель? -- опять повторил Ростов.</text:p>
      <text:p text:style-name="Standard"><text:s text:c="7"/>-- Може он, а <text:s/>може, и так, <text:s/>-- проговорил гусар, <text:s/>-- <text:s/>дело ночное. Ну!</text:p>
      <text:p text:style-name="Standard"><text:s text:c="2"/>шали! -- крикнул он на свою лошадь, шевелившуюся под ним.</text:p>
      <text:p text:style-name="Standard"><text:s text:c="7"/>Лошадь <text:s text:c="2"/>Ростова <text:s/>тоже <text:s/>торопилась, <text:s/>била <text:s/>ногой <text:s/>по <text:s text:c="2"/>мерзлой <text:s text:c="2"/>земле,</text:p>
      <text:p text:style-name="Standard"><text:s text:c="2"/>прислушиваясь <text:s text:c="2"/>к <text:s/>звукам <text:s text:c="2"/>и <text:s/>приглядываясь <text:s/>к <text:s/>огням. <text:s/>Крики <text:s/>голосов <text:s/>все</text:p>
      <text:p text:style-name="Standard"><text:s text:c="2"/>усиливались <text:s/>и усиливались и <text:s/>слились в <text:s/>общий гул, который могла произвести</text:p>
      <text:p text:style-name="Standard"><text:s text:c="2"/>только <text:s/>несколько-тысячная <text:s/>армия. Огни <text:s/>больше и <text:s/>больше <text:s/>распространялись,</text:p>
      <text:p text:style-name="Standard"><text:s text:c="2"/>вероятно, <text:s/>по <text:s/>линии <text:s/>французского лагеря. <text:s/>Ростову уже <text:s/>не хотелось <text:s/>спать.</text:p>
      <text:p text:style-name="Standard"><text:s text:c="2"/>Веселые, <text:s text:c="2"/>торжествующие <text:s text:c="2"/>крики <text:s/>в <text:s text:c="2"/>неприятельской <text:s text:c="2"/>армии <text:s text:c="2"/>возбудительно</text:p>
      <text:p text:style-name="Standard"><text:s text:c="2"/>действовали <text:s/>на <text:s/>него: Vive <text:s/>l'empereur, <text:s/>l'empereur! [60] уже ясно</text:p>
      <text:p text:style-name="Standard"><text:s text:c="2"/>слышалось теперь Ростову.</text:p>
      <text:p text:style-name="Standard"><text:s text:c="7"/>-- А <text:s/>недалеко, -- должно быть, за ручьем? -- сказал он стоявшему подле</text:p>
      <text:p text:style-name="Standard"><text:s text:c="2"/>него гусару.</text:p>
      <text:p text:style-name="Standard"><text:s text:c="7"/>Гусар только <text:s/>вздохнул, ничего не отвечая, <text:s/>и прокашлялся <text:s/>сердито. <text:s/>По</text:p>
      <text:p text:style-name="Standard"><text:s text:c="2"/>линии гусар <text:s/>послышался <text:s/>топот <text:s/>ехавшего рысью конного, и из <text:s/>ночного тумана</text:p>
      <text:p text:style-name="Standard"><text:s text:c="2"/>вдруг <text:s text:c="2"/>выросла, <text:s text:c="2"/>представляясь <text:s text:c="2"/>громадным <text:s text:c="2"/>слоном, <text:s text:c="2"/>фигура <text:s text:c="2"/>гусарского</text:p>
      <text:p text:style-name="Standard"><text:s text:c="2"/>унтер-офицера.</text:p>
      <text:p text:style-name="Standard"><text:s text:c="7"/>-- <text:s/>Ваше <text:s/>благородие, <text:s/>генералы! <text:s/>-- сказал <text:s/>унтер-офицер, подъезжая <text:s/>к</text:p>
      <text:p text:style-name="Standard"><text:s text:c="2"/>Ростову.</text:p>
      <text:p text:style-name="Standard"><text:s text:c="7"/>Ростов, продолжая оглядываться на огни и крики, поехал с унтер-офицером</text:p>
      <text:p text:style-name="Standard"><text:s text:c="2"/>навстречу нескольким верховым, ехавшим по <text:s/>линии. Один был на <text:s/>белой лошади.</text:p>
      <text:p text:style-name="Standard"><text:s text:c="2"/>Князь Багратион с князем <text:s/>Долгоруковым и адъютантами <text:s/>выехали <text:s/>посмотреть на</text:p>
      <text:p text:style-name="Standard"><text:s text:c="2"/>странное <text:s/>явление огней и криков в неприятельской армии. Ростов, подъехав <text:s/>к</text:p>
      <text:p text:style-name="Standard"><text:s text:c="2"/>Багратиону, рапортовал <text:s/>ему и присоединился <text:s/>к <text:s/>адъютантам, прислушиваясь <text:s/>к</text:p>
      <text:p text:style-name="Standard"><text:soft-page-break/><text:s text:c="2"/>тому, что говорили генералы.</text:p>
      <text:p text:style-name="Standard"><text:s text:c="7"/>-- <text:s/>Поверьте, -- говорил князь Долгоруков, обращаясь к <text:s/>Багратиону, <text:s/>--</text:p>
      <text:p text:style-name="Standard"><text:s text:c="2"/>что это больше ничего как хитрость: он отступил и в <text:s/>арьергарде велел зажечь</text:p>
      <text:p text:style-name="Standard"><text:s text:c="2"/>огни и шуметь, чтобы обмануть нас.</text:p>
      <text:p text:style-name="Standard"><text:s text:c="7"/>-- Едва <text:s/>ли, -- сказал Багратион, -- с вечера я их видел <text:s/>на том бугре;</text:p>
      <text:p text:style-name="Standard"><text:s text:c="2"/>коли <text:s/>ушли, так и оттуда снялись. Г. <text:s/>офицер, -- обратился князь Багратион к</text:p>
      <text:p text:style-name="Standard"><text:s text:c="2"/>Ростову, -- стоят там еще его фланкеры?</text:p>
      <text:p text:style-name="Standard"><text:s text:c="7"/>-- <text:s/>С <text:s/>вечера <text:s/>стояли, <text:s/>а <text:s/>теперь <text:s/>не <text:s/>могу <text:s/>знать, <text:s/>ваше <text:s/>сиятельство.</text:p>
      <text:p text:style-name="Standard"><text:s text:c="2"/>Прикажите, я съезжу с гусарами, -- сказал Ростов.</text:p>
      <text:p text:style-name="Standard"><text:s text:c="7"/>Багратион остановился и, не отвечая, в тумане <text:s/>старался разглядеть лицо</text:p>
      <text:p text:style-name="Standard"><text:s text:c="2"/>Ростова.</text:p>
      <text:p text:style-name="Standard"><text:s text:c="7"/>-- А что ж, посмотрите, -- сказал он, помолчав немного.</text:p>
      <text:p text:style-name="Standard"><text:s text:c="7"/>-- Слушаю-с.</text:p>
      <text:p text:style-name="Standard"><text:s text:c="7"/>Ростов <text:s/>дал шпоры лошади, окликнул унтер-офицера <text:s/>Федченку и <text:s/>еще <text:s/>двух</text:p>
      <text:p text:style-name="Standard"><text:s text:c="2"/>гусар, приказал им ехать за собою <text:s/>и рысью поехал под <text:s/>гору по направлению к</text:p>
      <text:p text:style-name="Standard"><text:s text:c="2"/>продолжавшимся <text:s/>крикам. Ростову и жутко <text:s/>и <text:s/>весело было ехать одному с тремя</text:p>
      <text:p text:style-name="Standard"><text:s text:c="2"/>гусарами туда, в эту таинственную и опасную туманную <text:s/>даль, где никто не был</text:p>
      <text:p text:style-name="Standard"><text:s text:c="2"/>прежде его. Багратион закричал ему с горы, чтобы он <text:s/>не ездил дальше <text:s/>ручья,</text:p>
      <text:p text:style-name="Standard"><text:s text:c="2"/>но Ростов сделал вид, как будто не слыхал его <text:s/>слов, и, <text:s/>не <text:s/>останавливаясь,</text:p>
      <text:p text:style-name="Standard"><text:s text:c="2"/>ехал дальше и дальше, беспрестанно <text:s/>обманываясь, принимая кусты за деревья и</text:p>
      <text:p text:style-name="Standard"><text:s text:c="2"/>рытвины за людей и <text:s/>беспрестанно объясняя свои обманы. Спустившись рысью под</text:p>
      <text:p text:style-name="Standard"><text:s text:c="2"/>гору, он уже не видал <text:s/>ни наших, ни неприятельских огней, но <text:s/>громче, <text:s/>яснее</text:p>
      <text:p text:style-name="Standard"><text:s text:c="2"/>слышал крики французов. В лощине он увидал перед собой что-то вроде реки, но</text:p>
      <text:p text:style-name="Standard"><text:s text:c="2"/>когда он доехал до <text:s/>нее, он <text:s/>узнал проезженную дорогу. Выехав на дорогу, <text:s/>он</text:p>
      <text:p text:style-name="Standard"><text:s text:c="2"/>придержал лошадь в нерешительности: ехать по ней, или пересечь ее и ехать по</text:p>
      <text:p text:style-name="Standard"><text:s text:c="2"/>черному полю <text:s/>в гору. Ехать по светлевшей в тумане дороге <text:s/>было <text:s/>безопаснее,</text:p>
      <text:p text:style-name="Standard"><text:s text:c="2"/>потому что скорее можно было рассмотреть людей. "Пошел за мной", <text:s/>проговорил</text:p>
      <text:p text:style-name="Standard"><text:s text:c="2"/>он, <text:s/>пересек дорогу и стал подниматься галопом на гору, к тому месту, где <text:s/>с</text:p>
      <text:p text:style-name="Standard"><text:s text:c="2"/>вечера стоял французский пикет.</text:p>
      <text:p text:style-name="Standard"><text:s text:c="7"/>-- Ваше благородие, вот он! -- проговорил сзади один из гусар.</text:p>
      <text:p text:style-name="Standard"><text:s text:c="7"/>И не успел еще <text:s/>Ростов разглядеть что-то, вдруг зачерневшееся в тумане,</text:p>
      <text:p text:style-name="Standard"><text:s text:c="2"/>как блеснул огонек, щелкнул выстрел, и пуля, <text:s/>как будто жалуясь <text:s/>на <text:s/>что-то,</text:p>
      <text:p text:style-name="Standard"><text:s text:c="2"/>зажужжала высоко в тумане <text:s/>и вылетела из слуха. Другое ружье <text:s/>не выстрелило,</text:p>
      <text:p text:style-name="Standard"><text:s text:c="2"/>но блеснул огонек на полке. Ростов <text:s/>повернул лошадь <text:s/>и галопом поехал назад.</text:p>
      <text:p text:style-name="Standard"><text:s text:c="2"/>Еще раздались в разных промежутках четыре выстрела, и на <text:s/>разные тоны запели</text:p>
      <text:p text:style-name="Standard"><text:s text:c="2"/>пули где-то в тумане. <text:s/>Ростов придержал лошадь, повеселевшую так же, как он,</text:p>
      <text:p text:style-name="Standard"><text:s text:c="2"/>от <text:s/>выстрелов, <text:s/>и поехал шагом. "Ну-ка еще, ну-ка еще!" <text:s/>говорил в его <text:s/>душе</text:p>
      <text:p text:style-name="Standard"><text:s text:c="2"/>какой-то веселый голос. Но выстрелов больше не было.</text:p>
      <text:p text:style-name="Standard"><text:s text:c="7"/>Только подъезжая к <text:s/>Багратиону, Ростов опять пустил свою лошадь в галоп</text:p>
      <text:p text:style-name="Standard"><text:s text:c="2"/>и, держа руку у козырька, подъехал к нему.</text:p>
      <text:p text:style-name="Standard"><text:s text:c="7"/>Долгоруков <text:s/>все настаивал <text:s/>на <text:s/>своем <text:s/>мнении, <text:s/>что французы отступили и</text:p>
      <text:p text:style-name="Standard"><text:s text:c="2"/>только для того, чтобы обмануть нас, разложили огни.</text:p>
      <text:p text:style-name="Standard"><text:s text:c="7"/>-- Что же это доказывает? -- говорил он в то время, как Ростов подъехал</text:p>
      <text:p text:style-name="Standard"><text:s text:c="2"/>к ним. -- Они могли отступить и оставить пикеты.</text:p>
      <text:p text:style-name="Standard"><text:s text:c="7"/>-- <text:s/>Видно, <text:s/>еще <text:s/>не <text:s/>все <text:s/>ушли, <text:s/>князь, <text:s/>-- <text:s/>сказал <text:s/>Багратион. <text:s/>-- <text:s/>До</text:p>
      <text:p text:style-name="Standard"><text:s text:c="2"/>завтрашнего утра, завтра все узнаем.</text:p>
      <text:p text:style-name="Standard"><text:s text:c="7"/>-- <text:s/>На <text:s/>горе пикет, ваше сиятельство, все там же, <text:s/>где был с вечера, --</text:p>
      <text:p text:style-name="Standard"><text:s text:c="2"/>доложил <text:s/>Ростов, <text:s/>нагибаясь <text:s/>вперед, <text:s/>держа руку <text:s/>у <text:s/>козырька <text:s/>и <text:s/>не в силах</text:p>
      <text:p text:style-name="Standard"><text:s text:c="2"/>удержать улыбку веселья, вызванного в нем его <text:s/>поездкой <text:s/>и, главное, звуками</text:p>
      <text:p text:style-name="Standard"><text:s text:c="2"/>пуль.</text:p>
      <text:p text:style-name="Standard"><text:s text:c="7"/>-- Хорошо, хорошо, -- сказал Багратион, -- благодарю вас, г. офицер.</text:p>
      <text:p text:style-name="Standard"><text:s text:c="7"/>-- Ваше сиятельство, -- сказал Ростов, -- позвольте вас просить.</text:p>
      <text:p text:style-name="Standard"><text:soft-page-break/><text:s text:c="7"/>-- Что такое?</text:p>
      <text:p text:style-name="Standard"><text:s text:c="7"/>-- <text:s/>Завтра <text:s/>эскадрон наш <text:s/>назначен <text:s/>в <text:s/>резервы; <text:s/>позвольте вас <text:s/>просить</text:p>
      <text:p text:style-name="Standard"><text:s text:c="2"/>прикомандировать меня к 1-му эскадрону.</text:p>
      <text:p text:style-name="Standard"><text:s text:c="7"/>-- Как фамилия?</text:p>
      <text:p text:style-name="Standard"><text:s text:c="7"/>-- Граф Ростов.</text:p>
      <text:p text:style-name="Standard"><text:s text:c="7"/>-- А, хорошо. Оставайся при мне ординарцем.</text:p>
      <text:p text:style-name="Standard"><text:s text:c="7"/>-- Ильи Андреича сын? -- сказал Долгоруков.</text:p>
      <text:p text:style-name="Standard"><text:s text:c="7"/>Но Ростов не отвечал ему.</text:p>
      <text:p text:style-name="Standard"><text:s text:c="7"/>-- Так я буду надеяться, ваше сиятельство.</text:p>
      <text:p text:style-name="Standard"><text:s text:c="7"/>-- Я прикажу.</text:p>
      <text:p text:style-name="Standard"><text:s text:c="7"/>"Завтра, <text:s/>очень <text:s text:c="2"/>может <text:s/>быть, <text:s/>пошлют <text:s/>с <text:s/>каким-нибудь <text:s/>приказанием <text:s/>к</text:p>
      <text:p text:style-name="Standard"><text:s text:c="2"/>государю, -- подумал он. -- Слава Богу".</text:p>
      <text:p text:style-name="Standard"><text:s text:c="7"/>-- -- -</text:p>
      <text:p text:style-name="Standard"><text:s text:c="7"/>Крики и огни в неприятельской армии происходили оттого, что в то время,</text:p>
      <text:p text:style-name="Standard"><text:s text:c="2"/>как по войскам читали приказ Наполеона, сам император <text:s/>верхом объезжал <text:s/>свои</text:p>
      <text:p text:style-name="Standard"><text:s text:c="2"/>бивуаки. Солдаты, увидав императора, зажигали пуки соломы и <text:s/>с криками: vive</text:p>
      <text:p text:style-name="Standard"><text:s text:c="2"/>l'empereur! бежали за ним. Приказ Наполеона был следующий:</text:p>
      <text:p text:style-name="Standard"><text:s text:c="7"/>"Солдаты! <text:s/>Русская <text:s text:c="2"/>армия <text:s/>выходит <text:s/>против <text:s/>вас, <text:s text:c="2"/>чтобы <text:s/>отмстить <text:s/>за</text:p>
      <text:p text:style-name="Standard"><text:s text:c="2"/>австрийскую, <text:s/>ульмскую <text:s/>армию. Это те <text:s/>же <text:s/>баталионы, которые вы разбили при</text:p>
      <text:p text:style-name="Standard"><text:s text:c="2"/>Голлабрунне и <text:s/>которые вы <text:s/>с тех пор преследовали постоянно до этого <text:s/>места.</text:p>
      <text:p text:style-name="Standard"><text:s text:c="2"/>Позиции, <text:s/>которые мы занимаем, -- могущественны, и пока они будут итти, чтоб</text:p>
      <text:p text:style-name="Standard"><text:s text:c="2"/>обойти меня справа, они выставят мне фланг! <text:s/>Солдаты! Я <text:s/>сам буду руководить</text:p>
      <text:p text:style-name="Standard"><text:s text:c="2"/>вашими <text:s/>баталионами. <text:s/>Я буду <text:s/>держаться <text:s/>далеко от огня, если <text:s/>вы, <text:s/>с <text:s/>вашей</text:p>
      <text:p text:style-name="Standard"><text:s text:c="2"/>обычной храбростью, внесете в ряды неприятельские беспорядок и <text:s/>смятение; но</text:p>
      <text:p text:style-name="Standard"><text:s text:c="2"/>если <text:s/>победа <text:s/>будет <text:s/>хоть <text:s/>одну <text:s/>минуту <text:s/>сомнительна, <text:s text:c="2"/>вы <text:s text:c="2"/>увидите <text:s/>вашего</text:p>
      <text:p text:style-name="Standard"><text:s text:c="2"/>императора, подвергающегося первым ударам неприятеля, <text:s/>потому <text:s/>что <text:s/>не может</text:p>
      <text:p text:style-name="Standard"><text:s text:c="2"/>быть колебания в победе, <text:s/>особенно <text:s/>в тот день, в <text:s/>который идет речь о чести</text:p>
      <text:p text:style-name="Standard"><text:s text:c="2"/>французской пехоты, которая так необходима для чести своей нации.</text:p>
      <text:p text:style-name="Standard"><text:s text:c="7"/>Под <text:s/>предлогом увода <text:s/>раненых <text:s/>не <text:s/>расстроивать <text:s/>ряда! Каждый <text:s/>да будет</text:p>
      <text:p text:style-name="Standard"><text:s text:c="2"/>вполне <text:s text:c="2"/>проникнут <text:s/>мыслию, <text:s text:c="2"/>что <text:s/>надо <text:s/>победить <text:s text:c="2"/>этих <text:s/>наемников <text:s/>Англии,</text:p>
      <text:p text:style-name="Standard"><text:s text:c="2"/>воодушевленных такою ненавистью против нашей нации. <text:s/>Эта <text:s/>победа окончит наш</text:p>
      <text:p text:style-name="Standard"><text:s text:c="2"/>поход, и <text:s/>мы можем возвратиться на зимние квартиры, <text:s/>где застанут <text:s/>нас новые</text:p>
      <text:p text:style-name="Standard"><text:s text:c="2"/>французские войска, которые формируются во <text:s/>Франции; и тогда <text:s/>мир, который я</text:p>
      <text:p text:style-name="Standard"><text:s text:c="2"/>заключу, будет достоин моего народа, вас и меня. Наполеон".</text:p>
      <text:p text:style-name="Standard"><text:s text:c="2"/></text:p>
      <text:p text:style-name="Standard"><text:s text:c="2"/></text:p>
      <text:p text:style-name="Standard">XIV.</text:p>
      <text:p text:style-name="Standard"></text:p>
      <text:p text:style-name="Standard"></text:p>
      <text:p text:style-name="Standard"><text:s text:c="2"/></text:p>
      <text:p text:style-name="Standard"><text:s text:c="7"/>В 5 часов утра еще было совсем темно. Войска <text:s/>центра, резервов и правый</text:p>
      <text:p text:style-name="Standard"><text:s text:c="2"/>фланг Багратиона стояли <text:s/>еще неподвижно; но <text:s/>на левом фланге колонны пехоты,</text:p>
      <text:p text:style-name="Standard"><text:s text:c="2"/>кавалерии и артиллерии, долженствовавшие первые спуститься с высот, для того</text:p>
      <text:p text:style-name="Standard"><text:s text:c="2"/>чтобы атаковать французский правый <text:s/>фланг <text:s/>и отбросить его, по диспозиции, в</text:p>
      <text:p text:style-name="Standard"><text:s text:c="2"/>Богемские горы, уже зашевелились и начали подниматься с <text:s/>своих ночлегов. Дым</text:p>
      <text:p text:style-name="Standard"><text:s text:c="2"/>от костров, в которые <text:s/>бросали все лишнее, <text:s/>ел глаза. Было холодно и <text:s/>темно.</text:p>
      <text:p text:style-name="Standard"><text:s text:c="2"/>Офицеры <text:s/>торопливо <text:s/>пили <text:s/>чай <text:s/>и <text:s/>завтракали, <text:s/>солдаты пережевывали <text:s/>сухари,</text:p>
      <text:p text:style-name="Standard"><text:s text:c="2"/>отбивали ногами дробь, согреваясь, и стекались против огней, бросая <text:s/>в дрова</text:p>
      <text:p text:style-name="Standard"><text:s text:c="2"/>остатки балаганов, <text:s/>стулья, столы, колеса, <text:s/>кадушки, все лишнее, <text:s/>что нельзя</text:p>
      <text:p text:style-name="Standard"><text:s text:c="2"/>было увезти <text:s/>с <text:s/>собою. Австрийские <text:s/>колонновожатые <text:s/>сновали <text:s/>между <text:s/>русскими</text:p>
      <text:p text:style-name="Standard"><text:s text:c="2"/>войсками <text:s/>и <text:s/>служили <text:s/>предвестниками <text:s/>выступления. <text:s/>Как <text:s/>только <text:s/>показывался</text:p>
      <text:p text:style-name="Standard"><text:s text:c="2"/>австрийский <text:s/>офицер <text:s text:c="2"/>около <text:s/>стоянки <text:s text:c="2"/>полкового <text:s/>командира, <text:s text:c="2"/>полк <text:s/>начинал</text:p>
      <text:p text:style-name="Standard"><text:soft-page-break/><text:s text:c="2"/>шевелиться: <text:s/>солдаты сбегались от <text:s/>костров, <text:s/>прятали <text:s/>в <text:s/>голенища <text:s/>трубочки,</text:p>
      <text:p text:style-name="Standard"><text:s text:c="2"/>мешочки <text:s/>в <text:s/>повозки, <text:s/>разбирали ружья <text:s/>и строились. <text:s/>Офицеры <text:s/>застегивались,</text:p>
      <text:p text:style-name="Standard"><text:s text:c="2"/>надевали <text:s/>шпаги <text:s/>и ранцы <text:s/>и, <text:s/>покрикивая, <text:s/>обходили ряды; обозные и <text:s/>денщики</text:p>
      <text:p text:style-name="Standard"><text:s text:c="2"/>запрягали, укладывали и увязывали повозки. Адъютанты, батальонные и полковые</text:p>
      <text:p text:style-name="Standard"><text:s text:c="2"/>командиры <text:s/>садились <text:s/>верхами, <text:s/>крестились, <text:s/>отдавали <text:s/>последние <text:s/>приказания,</text:p>
      <text:p text:style-name="Standard"><text:s text:c="2"/>наставления и <text:s/>поручения <text:s/>остающимся <text:s/>обозным, и <text:s/>звучал однообразный <text:s/>топот</text:p>
      <text:p text:style-name="Standard"><text:s text:c="2"/>тысячей ног. Колонны двигались, <text:s/>не зная куда и не видя от окружавших людей,</text:p>
      <text:p text:style-name="Standard"><text:s text:c="2"/>от <text:s/>дыма и <text:s/>от <text:s/>усиливающегося <text:s/>тумана <text:s/>ни <text:s/>той <text:s/>местности, <text:s/>из <text:s/>которой они</text:p>
      <text:p text:style-name="Standard"><text:s text:c="2"/>выходили, ни той, в которую они вступали.</text:p>
      <text:p text:style-name="Standard"><text:s text:c="7"/>Солдат в движении так же окружен, ограничен <text:s/>и влеком своим полком, как</text:p>
      <text:p text:style-name="Standard"><text:s text:c="2"/>моряк кораблем, на котором он находится. Как бы далеко он ни прошел, в какие</text:p>
      <text:p text:style-name="Standard"><text:s text:c="2"/>бы странные, <text:s/>неведомые и <text:s/>опасные широты ни вступил он, вокруг него <text:s/>-- как</text:p>
      <text:p text:style-name="Standard"><text:s text:c="2"/>для моряка всегда <text:s/>и везде те <text:s/>же палубы, мачты, <text:s/>канаты <text:s/>своего <text:s/>корабля --</text:p>
      <text:p text:style-name="Standard"><text:s text:c="2"/>всегда и везде те же <text:s/>товарищи, те же ряды, тот же фельдфебель Иван <text:s/>Митрич,</text:p>
      <text:p text:style-name="Standard"><text:s text:c="2"/>та <text:s/>же ротная собака Жучка, <text:s/>то же начальство. Солдат редко <text:s/>желает знать те</text:p>
      <text:p text:style-name="Standard"><text:s text:c="2"/>широты, <text:s/>в которых находится весь корабль его; но в день сражения, Бог знает</text:p>
      <text:p text:style-name="Standard"><text:s text:c="2"/>как и <text:s/>откуда, в <text:s/>нравственном мире <text:s/>войска слышится <text:s/>одна <text:s/>для всех строгая</text:p>
      <text:p text:style-name="Standard"><text:s text:c="2"/>нота, которая <text:s/>звучит приближением чего-то решительного и <text:s/>торжественного <text:s/>и</text:p>
      <text:p text:style-name="Standard"><text:s text:c="2"/>вызывает <text:s/>их на <text:s/>несвойственное <text:s/>им <text:s/>любопытство. <text:s/>Солдаты <text:s/>в <text:s/>дни <text:s/>сражений</text:p>
      <text:p text:style-name="Standard"><text:s text:c="2"/>возбужденно <text:s/>стараются <text:s/>выйти <text:s/>из <text:s/>интересов <text:s/>своего полка, <text:s/>прислушиваются,</text:p>
      <text:p text:style-name="Standard"><text:s text:c="2"/>приглядываются и жадно расспрашивают о том, что делается вокруг них.</text:p>
      <text:p text:style-name="Standard"><text:s text:c="7"/>Туман <text:s/>стал так <text:s/>силен, что, несмотря на то, <text:s/>что рассветало, не <text:s/>видно</text:p>
      <text:p text:style-name="Standard"><text:s text:c="2"/>было в десяти шагах перед собою. Кусты казались громадными деревьями, ровные</text:p>
      <text:p text:style-name="Standard"><text:s text:c="2"/>места -- обрывами и скатами. Везде, со всех сторон, можно было столкнуться с</text:p>
      <text:p text:style-name="Standard"><text:s text:c="2"/>невидимым в <text:s/>десяти шагах <text:s/>неприятелем. Но долго <text:s/>шли <text:s/>колонны все <text:s/>в том же</text:p>
      <text:p text:style-name="Standard"><text:s text:c="2"/>тумане, <text:s/>спускаясь <text:s/>и поднимаясь <text:s/>на <text:s/>горы, минуя <text:s/>сады <text:s/>и ограды, по новой,</text:p>
      <text:p text:style-name="Standard"><text:s text:c="2"/>непонятной местности, нигде <text:s/>не сталкиваясь с неприятелем. Напротив того, то</text:p>
      <text:p text:style-name="Standard"><text:s text:c="2"/>впереди, <text:s/>то <text:s/>сзади, <text:s/>со всех сторон, солдаты узнавали, что <text:s/>идут по тому же</text:p>
      <text:p text:style-name="Standard"><text:s text:c="2"/>направлению наши <text:s/>русские <text:s/>колонны. Каждому <text:s/>солдату приятно <text:s/>становилось на</text:p>
      <text:p text:style-name="Standard"><text:s text:c="2"/>душе оттого, <text:s/>что <text:s/>он знал, что <text:s/>туда же, <text:s/>куда он <text:s/>идет, то-есть неизвестно</text:p>
      <text:p text:style-name="Standard"><text:s text:c="2"/>куда, идет еще много, много наших.</text:p>
      <text:p text:style-name="Standard"><text:s text:c="7"/>-- Ишь ты, и курские прошли, -- говорили в рядах.</text:p>
      <text:p text:style-name="Standard"><text:s text:c="7"/>-- Страсть, братец ты мой, что войски нашей собралось! Вечор посмотрел,</text:p>
      <text:p text:style-name="Standard"><text:s text:c="2"/>как огни разложили, конца краю не видать. Москва, -- одно слово!</text:p>
      <text:p text:style-name="Standard"><text:s text:c="7"/>Хотя никто из колонных начальников <text:s/>не подъезжал к рядам и не говорил с</text:p>
      <text:p text:style-name="Standard"><text:s text:c="2"/>солдатами (колонные начальники, как мы видели на военном <text:s/>совете, были не <text:s/>в</text:p>
      <text:p text:style-name="Standard"><text:s text:c="2"/>духе и недовольны предпринимаемым делом и потому только исполняли приказания</text:p>
      <text:p text:style-name="Standard"><text:s text:c="2"/>и не заботились о том, чтобы повеселить солдат), несмотря на то, солдаты шли</text:p>
      <text:p text:style-name="Standard"><text:s text:c="2"/>весело, как и всегда, идя в дело, в особенности в наступательное. Но, пройдя</text:p>
      <text:p text:style-name="Standard"><text:s text:c="2"/>около <text:s/>часу <text:s text:c="2"/>все <text:s/>в <text:s/>густом <text:s/>тумане, <text:s/>большая <text:s/>часть <text:s text:c="2"/>войска <text:s/>должна <text:s/>была</text:p>
      <text:p text:style-name="Standard"><text:s text:c="2"/>остановиться, <text:s/>и <text:s/>по <text:s/>рядам <text:s/>пронеслось неприятное <text:s/>сознание <text:s/>совершающегося</text:p>
      <text:p text:style-name="Standard"><text:s text:c="2"/>беспорядка и бестолковщины. Каким образом передается это сознание, -- весьма</text:p>
      <text:p text:style-name="Standard"><text:s text:c="2"/>трудно определить; но несомненно то, что оно передается <text:s/>необыкновенно-верно</text:p>
      <text:p text:style-name="Standard"><text:s text:c="2"/>и быстро разливается, незаметно и неудержимо, <text:s/>как <text:s/>вода по лощине. Ежели бы</text:p>
      <text:p text:style-name="Standard"><text:s text:c="2"/>русское войско было одно, без союзников, то, может быть, еще прошло бы много</text:p>
      <text:p text:style-name="Standard"><text:s text:c="2"/>времени, <text:s/>пока <text:s/>это сознание беспорядка сделалось <text:s/>бы общею уверенностью; но</text:p>
      <text:p text:style-name="Standard"><text:s text:c="2"/>теперь, <text:s/>с <text:s/>особенным <text:s text:c="2"/>удовольствием <text:s text:c="2"/>и <text:s/>естественностью <text:s text:c="2"/>относя <text:s/>причину</text:p>
      <text:p text:style-name="Standard"><text:s text:c="2"/>беспорядков <text:s/>к <text:s/>бестолковым <text:s/>немцам, <text:s/>все <text:s/>убедились в <text:s/>том, <text:s/>что происходит</text:p>
      <text:p text:style-name="Standard"><text:s text:c="2"/>вредная путаница, которую наделали колбасники.</text:p>
      <text:p text:style-name="Standard"><text:s text:c="7"/>-- Что стали-то? Аль загородили? Или уж на француза наткнулись?</text:p>
      <text:p text:style-name="Standard"><text:s text:c="7"/>-- Нет не слыхать. А то палить бы стал.</text:p>
      <text:p text:style-name="Standard"><text:s text:c="7"/>-- То-то <text:s/>торопили <text:s/>выступать, а выступили -- стали без толку <text:s/>посереди</text:p>
      <text:p text:style-name="Standard"><text:soft-page-break/><text:s text:c="2"/>поля, -- все немцы проклятые путают. Эки черти бестолковые!</text:p>
      <text:p text:style-name="Standard"><text:s text:c="7"/>-- То-то я бы их и <text:s/>пустил наперед. А <text:s/>то, небось, позади жмутся. Вот и</text:p>
      <text:p text:style-name="Standard"><text:s text:c="2"/>стой теперь не емши.</text:p>
      <text:p text:style-name="Standard"><text:s text:c="7"/>-- <text:s/>Да <text:s/>что, скоро <text:s/>ли там? Кавалерия, говорят, <text:s/>дорогу загородила, <text:s/>--</text:p>
      <text:p text:style-name="Standard"><text:s text:c="2"/>говорил офицер.</text:p>
      <text:p text:style-name="Standard"><text:s text:c="7"/>-- Эх, немцы проклятые, своей земли не знают, -- говорил другой.</text:p>
      <text:p text:style-name="Standard"><text:s text:c="7"/>-- Вы какой дивизии? -- кричал, подъезжая, адъютант.</text:p>
      <text:p text:style-name="Standard"><text:s text:c="7"/>-- Осьмнадцатой.</text:p>
      <text:p text:style-name="Standard"><text:s text:c="7"/>-- <text:s/>Так зачем <text:s/>же вы здесь? вам давно бы впереди должно быть, теперь до</text:p>
      <text:p text:style-name="Standard"><text:s text:c="2"/>вечера не пройдете.</text:p>
      <text:p text:style-name="Standard"><text:s text:c="7"/>-- Вот распоряжения-то дурацкие; сами не знают, что делают, <text:s/>-- говорил</text:p>
      <text:p text:style-name="Standard"><text:s text:c="2"/>офицер и отъезжал.</text:p>
      <text:p text:style-name="Standard"><text:s text:c="7"/>Потом проезжал генерал и сердито не по-русски кричал что-то.</text:p>
      <text:p text:style-name="Standard"><text:s text:c="7"/>-- Тафа-лафа, <text:s/>а что бормочет, ничего не <text:s/>разберешь, -- говорил солдат,</text:p>
      <text:p text:style-name="Standard"><text:s text:c="2"/>передразнивая отъехавшего генерала. -- Расстрелял бы я их, подлецов!</text:p>
      <text:p text:style-name="Standard"><text:s text:c="7"/>-- В девятом часу велено на месте быть, а <text:s/>мы и половины не прошли. Вот</text:p>
      <text:p text:style-name="Standard"><text:s text:c="2"/>так распоряжения! -- повторялось с разных сторон.</text:p>
      <text:p text:style-name="Standard"><text:s text:c="7"/>И чувство энергии, с которым выступали в дело войска, начало обращаться</text:p>
      <text:p text:style-name="Standard"><text:s text:c="2"/>в досаду и злобу на бестолковые распоряжения и на немцев.</text:p>
      <text:p text:style-name="Standard"><text:s text:c="7"/>Причина путаницы <text:s/>заключалась в <text:s/>том, что во время движения австрийской</text:p>
      <text:p text:style-name="Standard"><text:s text:c="2"/>кавалерии, шедшей <text:s/>на левом <text:s/>фланге, высшее начальство нашло, <text:s/>что наш центр</text:p>
      <text:p text:style-name="Standard"><text:s text:c="2"/>слишком отдален <text:s/>от правого фланга, и всей кавалерии велено было перейти <text:s/>на</text:p>
      <text:p text:style-name="Standard"><text:s text:c="2"/>правую сторону. <text:s/>Несколько <text:s/>тысяч <text:s/>кавалерии <text:s/>продвигалось перед пехотой, <text:s/>и</text:p>
      <text:p text:style-name="Standard"><text:s text:c="2"/>пехота должна была ждать.</text:p>
      <text:p text:style-name="Standard"><text:s text:c="7"/>Впереди <text:s/>произошло <text:s/>столкновение <text:s/>между <text:s/>австрийским <text:s/>колонновожатым <text:s/>и</text:p>
      <text:p text:style-name="Standard"><text:s text:c="2"/>русским генералом. <text:s/>Русский генерал кричал, <text:s/>требуя, <text:s/>чтобы остановлена была</text:p>
      <text:p text:style-name="Standard"><text:s text:c="2"/>конница; <text:s/>австриец доказывал, что виноват был <text:s/>не <text:s/>он, а высшее <text:s/>начальство.</text:p>
      <text:p text:style-name="Standard"><text:s text:c="2"/>Войска между тем стояли, скучая и падая духом. После часовой задержки войска</text:p>
      <text:p text:style-name="Standard"><text:s text:c="2"/>двинулись, наконец, дальше и стали спускаться под гору. Туман, расходившийся</text:p>
      <text:p text:style-name="Standard"><text:s text:c="2"/>на горе, только гуще расстилался в низах, куда спустились войска. Впереди, в</text:p>
      <text:p text:style-name="Standard"><text:s text:c="2"/>тумане, <text:s text:c="2"/>раздался <text:s text:c="2"/>один, <text:s/>другой <text:s/>выстрел, <text:s/>сначала <text:s/>нескладно <text:s/>в <text:s text:c="2"/>разных</text:p>
      <text:p text:style-name="Standard"><text:s text:c="2"/>промежутках: тратта... тат, и <text:s/>потом все складнее и <text:s/>чаще, и завязалось дело</text:p>
      <text:p text:style-name="Standard"><text:s text:c="2"/>над речкою Гольдбахом.</text:p>
      <text:p text:style-name="Standard"><text:s text:c="7"/>Не <text:s/>рассчитывая <text:s/>встретить внизу <text:s/>над речкою <text:s/>неприятеля <text:s/>и нечаянно <text:s/>в</text:p>
      <text:p text:style-name="Standard"><text:s text:c="2"/>тумане <text:s/>наткнувшись <text:s text:c="2"/>на <text:s text:c="2"/>него, <text:s text:c="2"/>не <text:s/>слыша <text:s/>слова <text:s/>одушевления <text:s/>от <text:s/>высших</text:p>
      <text:p text:style-name="Standard"><text:s text:c="2"/>начальников, <text:s/>с распространившимся по войскам сознанием, <text:s/>что было опоздано,</text:p>
      <text:p text:style-name="Standard"><text:s text:c="2"/>и, <text:s/>главное, в густом <text:s/>тумане не видя ничего впереди и <text:s/>кругом себя, русские</text:p>
      <text:p text:style-name="Standard"><text:s text:c="2"/>лениво и медленно перестреливались с неприятелем, подвигались вперед и опять</text:p>
      <text:p text:style-name="Standard"><text:s text:c="2"/>останавливались, не получая во-время приказаний от начальников и адъютантов,</text:p>
      <text:p text:style-name="Standard"><text:s text:c="2"/>которые блудили по туману в незнакомой <text:s/>местности, <text:s/>не <text:s/>находя <text:s/>своих частей</text:p>
      <text:p text:style-name="Standard"><text:s text:c="2"/>войск. <text:s/>Так <text:s/>началось дело для первой, <text:s/>второй <text:s/>и третьей <text:s/>колонны, <text:s/>которые</text:p>
      <text:p text:style-name="Standard"><text:s text:c="2"/>спустились <text:s/>вниз. Четвертая <text:s/>колонна, <text:s/>при <text:s/>которой находился <text:s/>сам <text:s/>Кутузов,</text:p>
      <text:p text:style-name="Standard"><text:s text:c="2"/>стояла на Праценских высотах.</text:p>
      <text:p text:style-name="Standard"><text:s text:c="7"/>В <text:s/>низах, <text:s/>где <text:s/>началось <text:s/>дело, <text:s/>был <text:s/>все <text:s/>еще <text:s/>густой <text:s/>туман, <text:s/>наверху</text:p>
      <text:p text:style-name="Standard"><text:s text:c="2"/>прояснело, но <text:s/>все не <text:s/>видно было <text:s/>ничего из <text:s/>того, что происходило впереди.</text:p>
      <text:p text:style-name="Standard"><text:s text:c="2"/>Были ли все силы неприятеля, как мы предполагали, за десять верст от нас или</text:p>
      <text:p text:style-name="Standard"><text:s text:c="2"/>он был тут, в этой черте тумана, -- никто не знал до девятого часа.</text:p>
      <text:p text:style-name="Standard"><text:s text:c="7"/>Было <text:s/>9 <text:s/>часов утра. Туман <text:s/>сплошным морем расстилался по низу, <text:s/>но при</text:p>
      <text:p text:style-name="Standard"><text:s text:c="2"/>деревне Шлапанице, на высоте, <text:s/>на которой стоял <text:s/>Наполеон, окруженный своими</text:p>
      <text:p text:style-name="Standard"><text:s text:c="2"/>маршалами, <text:s/>было совершенно <text:s/>светло. Над <text:s/>ним <text:s/>было <text:s/>ясное, голубое <text:s/>небо, и</text:p>
      <text:p text:style-name="Standard"><text:s text:c="2"/>огромный шар солнца, как огромный пустотелый багровый поплавок, колыхался на</text:p>
      <text:p text:style-name="Standard"><text:s text:c="2"/>поверхности молочного моря тумана. Не только <text:s/>все французские войска, но сам</text:p>
      <text:p text:style-name="Standard"><text:soft-page-break/><text:s text:c="2"/>Наполеон <text:s/>со <text:s/>штабом <text:s/>находился <text:s/>не по ту сторону <text:s/>ручьев и <text:s/>низов <text:s/>деревень</text:p>
      <text:p text:style-name="Standard"><text:s text:c="2"/>Сокольниц <text:s/>и Шлапаниц, за <text:s/>которыми мы намеревались занять позицию и <text:s/>начать</text:p>
      <text:p text:style-name="Standard"><text:s text:c="2"/>дело, но по <text:s/>сю сторону, так <text:s/>близко <text:s/>от наших войск, <text:s/>что Наполеон <text:s/>простым</text:p>
      <text:p text:style-name="Standard"><text:s text:c="2"/>глазом <text:s/>мог <text:s/>в <text:s/>нашем войске <text:s/>отличать конного <text:s/>от <text:s/>пешего. <text:s/>Наполеон <text:s/>стоял</text:p>
      <text:p text:style-name="Standard"><text:s text:c="2"/>несколько впереди своих маршалов на маленькой серой арабской лошади, в синей</text:p>
      <text:p text:style-name="Standard"><text:s text:c="2"/>шинели, <text:s/>в той <text:s/>самой, <text:s/>в которой он <text:s/>делал <text:s/>итальянскую кампанию. Он <text:s/>молча</text:p>
      <text:p text:style-name="Standard"><text:s text:c="2"/>вглядывался в холмы, которые как бы выступали <text:s/>из моря тумана, <text:s/>и по которым</text:p>
      <text:p text:style-name="Standard"><text:s text:c="2"/>вдалеке <text:s/>двигались <text:s/>русские войска, <text:s/>и <text:s/>прислушивался <text:s/>к звукам <text:s/>стрельбы <text:s/>в</text:p>
      <text:p text:style-name="Standard"><text:s text:c="2"/>лощине. В то время <text:s/>еще <text:s/>худое лицо его <text:s/>не шевелилось <text:s/>ни <text:s/>одним <text:s/>мускулом;</text:p>
      <text:p text:style-name="Standard"><text:s text:c="2"/>блестящие глаза были неподвижно <text:s/>устремлены на одно место. Его предположения</text:p>
      <text:p text:style-name="Standard"><text:s text:c="2"/>оказывались <text:s/>верными. Русские войска частью уже спустились в лощину к прудам</text:p>
      <text:p text:style-name="Standard"><text:s text:c="2"/>и <text:s/>озерам, <text:s/>частью очищали <text:s/>те <text:s/>Праценские высоты, которые <text:s/>он <text:s/>намерен <text:s/>был</text:p>
      <text:p text:style-name="Standard"><text:s text:c="2"/>атаковать и считал ключом позиции. <text:s/>Он видел среди тумана, как в углублении,</text:p>
      <text:p text:style-name="Standard"><text:s text:c="2"/>составляемом <text:s/>двумя горами около деревни <text:s/>Прац, все по одному <text:s/>направлению к</text:p>
      <text:p text:style-name="Standard"><text:s text:c="2"/>лощинам <text:s/>двигались, <text:s/>блестя <text:s/>штыками, <text:s/>русские <text:s/>колонны <text:s/>и <text:s/>одна <text:s/>за <text:s/>другой</text:p>
      <text:p text:style-name="Standard"><text:s text:c="2"/>скрывались <text:s/>в море <text:s/>тумана. По сведениям, полученным им с вечера, <text:s/>по звукам</text:p>
      <text:p text:style-name="Standard"><text:s text:c="2"/>колес <text:s/>и шагов, <text:s/>слышанным <text:s/>ночью на аванпостах, по беспорядочности движения</text:p>
      <text:p text:style-name="Standard"><text:s text:c="2"/>русских колонн, по <text:s/>всем предположениям он ясно видел, что союзники <text:s/>считали</text:p>
      <text:p text:style-name="Standard"><text:s text:c="2"/>его далеко впереди <text:s/>себя, <text:s/>что колонны, двигавшиеся близ Працена, составляли</text:p>
      <text:p text:style-name="Standard"><text:s text:c="2"/>центр <text:s/>русской армии, <text:s/>и что <text:s/>центр уже <text:s/>достаточно ослаблен для того, чтобы</text:p>
      <text:p text:style-name="Standard"><text:s text:c="2"/>успешно атаковать его. Но он все еще не начинал дела.</text:p>
      <text:p text:style-name="Standard"><text:s text:c="7"/>Нынче был <text:s/>для <text:s/>него торжественный <text:s/>день <text:s/>-- годовщина его коронования.</text:p>
      <text:p text:style-name="Standard"><text:s text:c="2"/>Перед утром он <text:s/>задремал <text:s/>на несколько часов и здоровый, <text:s/>веселый, свежий, в</text:p>
      <text:p text:style-name="Standard"><text:s text:c="2"/>том <text:s/>счастливом расположении <text:s/>духа, <text:s/>в котором <text:s/>все кажется возможным и <text:s/>все</text:p>
      <text:p text:style-name="Standard"><text:s text:c="2"/>удается, <text:s/>сел <text:s/>на лошадь <text:s/>и выехал <text:s/>в поле. <text:s/>Он стоял <text:s/>неподвижно, глядя <text:s/>на</text:p>
      <text:p text:style-name="Standard"><text:s text:c="2"/>виднеющиеся <text:s/>из-за <text:s/>тумана высоты, <text:s/>и <text:s/>на холодном лице его <text:s/>был <text:s/>тот особый</text:p>
      <text:p text:style-name="Standard"><text:s text:c="2"/>оттенок <text:s/>самоуверенного, <text:s/>заслуженного <text:s/>счастья, <text:s text:c="2"/>который <text:s/>бывает <text:s/>на <text:s/>лице</text:p>
      <text:p text:style-name="Standard"><text:s text:c="2"/>влюбленного <text:s/>и <text:s/>счастливого мальчика. Маршалы <text:s/>стояли <text:s/>позади его и не смели</text:p>
      <text:p text:style-name="Standard"><text:s text:c="2"/>развлекать <text:s/>его <text:s/>внимание. <text:s/>Он <text:s/>смотрел <text:s/>то <text:s/>на <text:s/>Праценские <text:s/>высоты, <text:s/>то <text:s/>на</text:p>
      <text:p text:style-name="Standard"><text:s text:c="2"/>выплывавшее из тумана солнце.</text:p>
      <text:p text:style-name="Standard"><text:s text:c="7"/>Когда солнце совершенно вышло из <text:s/>тумана и ослепляющим блеском брызнуло</text:p>
      <text:p text:style-name="Standard"><text:s text:c="2"/>по полям и туману (как будто он <text:s/>только ждал этого для начала дела), он снял</text:p>
      <text:p text:style-name="Standard"><text:s text:c="2"/>перчатку с красивой, белой руки, <text:s/>сделал ею знак маршалам и отдал приказание</text:p>
      <text:p text:style-name="Standard"><text:s text:c="2"/>начинать <text:s/>дело. <text:s/>Маршалы, <text:s/>сопутствуемые <text:s/>адъютантами, <text:s/>поскакали <text:s/>в <text:s/>разные</text:p>
      <text:p text:style-name="Standard"><text:s text:c="2"/>стороны, и через несколько минут быстро двинулись главные <text:s/>силы <text:s/>французской</text:p>
      <text:p text:style-name="Standard"><text:s text:c="2"/>армии к тем Праценским высотам, которые все более и более очищались русскими</text:p>
      <text:p text:style-name="Standard"><text:s text:c="2"/>войсками, спускавшимися налево в лощину.</text:p>
      <text:p text:style-name="Standard"><text:s text:c="2"/></text:p>
      <text:p text:style-name="Standard"><text:s text:c="2"/></text:p>
      <text:p text:style-name="Standard"><text:s text:c="2"/></text:p>
      <text:p text:style-name="Standard">XV.</text:p>
      <text:p text:style-name="Standard"></text:p>
      <text:p text:style-name="Standard"></text:p>
      <text:p text:style-name="Standard"><text:s text:c="2"/></text:p>
      <text:p text:style-name="Standard"><text:s text:c="7"/>В 8 часов Кутузов выехал верхом к Працу, впереди 4-й <text:s/>Милорадовичевской</text:p>
      <text:p text:style-name="Standard"><text:s text:c="2"/>колонны, <text:s/>той, <text:s/>которая должна <text:s/>была <text:s/>занять <text:s/>места колонн Пржебышевского <text:s/>и</text:p>
      <text:p text:style-name="Standard"><text:s text:c="2"/>Ланжерона, спустившихся уже вниз. Он поздоровался с людьми переднего полка и</text:p>
      <text:p text:style-name="Standard"><text:s text:c="2"/>отдал приказание к движению, показывая тем, что он сам намерен был вести эту</text:p>
      <text:p text:style-name="Standard"><text:s text:c="2"/>колонну. Выехав <text:s/>к <text:s/>деревне Прац, <text:s/>он остановился. <text:s/>Князь <text:s/>Андрей, <text:s/>в <text:s/>числе</text:p>
      <text:p text:style-name="Standard"><text:s text:c="2"/>огромного <text:s/>количества <text:s/>лиц, <text:s/>составлявших <text:s/>свиту <text:s/>главнокомандующего, <text:s/>стоял</text:p>
      <text:p text:style-name="Standard"><text:s text:c="2"/>позади <text:s/>его. <text:s/>Князь Андрей <text:s/>чувствовал <text:s/>себя <text:s/>взволнованным, <text:s/>раздраженным и</text:p>
      <text:p text:style-name="Standard"><text:s text:c="2"/>вместе с тем сдержанно-спокойным, каким бывает человек при наступлении давно</text:p>
      <text:p text:style-name="Standard"><text:soft-page-break/><text:s text:c="2"/>желанной минуты. Он твердо был уверен, что нынче был день его Тулона или его</text:p>
      <text:p text:style-name="Standard"><text:s text:c="2"/>Аркольского моста. Как это случится, он не знал, но <text:s/>он <text:s/>твердо был <text:s/>уверен,</text:p>
      <text:p text:style-name="Standard"><text:s text:c="2"/>что <text:s/>это <text:s/>будет. <text:s/>Местность <text:s/>и <text:s/>положение <text:s/>наших <text:s/>войск были <text:s/>ему <text:s/>известны,</text:p>
      <text:p text:style-name="Standard"><text:s text:c="2"/>насколько <text:s/>они <text:s text:c="2"/>могли <text:s/>быть <text:s/>известны <text:s/>кому-нибудь <text:s/>из <text:s text:c="2"/>нашей <text:s/>армии. <text:s/>Его</text:p>
      <text:p text:style-name="Standard"><text:s text:c="2"/>собственный стратегический план, <text:s/>который, <text:s/>очевидно, теперь и думать нечего</text:p>
      <text:p text:style-name="Standard"><text:s text:c="2"/>было привести <text:s/>в <text:s/>исполнение, <text:s/>был <text:s/>им <text:s/>забыт. <text:s/>Теперь, <text:s/>уже <text:s/>входя <text:s/>в <text:s/>план</text:p>
      <text:p text:style-name="Standard"><text:s text:c="2"/>Вейротера, князь <text:s/>Андрей <text:s/>обдумывал могущие <text:s/>произойти <text:s/>случайности и <text:s/>делал</text:p>
      <text:p text:style-name="Standard"><text:s text:c="2"/>новые соображения, <text:s/>такие, <text:s/>в <text:s/>которых <text:s/>могли бы потребоваться <text:s/>его быстрота</text:p>
      <text:p text:style-name="Standard"><text:s text:c="2"/>соображения и решительность.</text:p>
      <text:p text:style-name="Standard"><text:s text:c="7"/>Налево внизу, в тумане, слышалась перестрелка между невидными войсками.</text:p>
      <text:p text:style-name="Standard"><text:s text:c="2"/>Там, <text:s/>казалось <text:s/>князю <text:s/>Андрею, <text:s/>сосредоточится <text:s text:c="2"/>сражение, <text:s text:c="2"/>там <text:s/>встретится</text:p>
      <text:p text:style-name="Standard"><text:s text:c="2"/>препятствие, и <text:s/>"туда-то <text:s/>я <text:s/>буду <text:s/>послан, -- думал <text:s/>он, <text:s/>-- с бригадой <text:s/>или</text:p>
      <text:p text:style-name="Standard"><text:s text:c="2"/>дивизией, <text:s/>и там-то с знаменем в руке я пойду вперед и сломлю все, что будет</text:p>
      <text:p text:style-name="Standard"><text:s text:c="2"/>предо мной".</text:p>
      <text:p text:style-name="Standard"><text:s text:c="7"/>Князь <text:s/>Андрей <text:s/>не <text:s/>мог <text:s/>равнодушно <text:s text:c="2"/>смотреть <text:s/>на <text:s/>знамена <text:s/>проходивших</text:p>
      <text:p text:style-name="Standard"><text:s text:c="2"/>батальонов. Глядя на <text:s/>знамя, <text:s/>ему все <text:s/>думалось: может <text:s/>быть, <text:s/>это то <text:s/>самое</text:p>
      <text:p text:style-name="Standard"><text:s text:c="2"/>знамя, с которым мне придется итти впереди войск.</text:p>
      <text:p text:style-name="Standard"><text:s text:c="7"/>Ночной <text:s/>туман к утру <text:s/>оставил <text:s/>на высотах только <text:s/>иней, <text:s/>переходивший в</text:p>
      <text:p text:style-name="Standard"><text:s text:c="2"/>росу, в лощинах же туман расстилался еще молочно-белым морем. Ничего не было</text:p>
      <text:p text:style-name="Standard"><text:s text:c="2"/>видно <text:s/>в той <text:s/>лощине налево, <text:s/>куда спустились наши <text:s/>войска и откуда долетали</text:p>
      <text:p text:style-name="Standard"><text:s text:c="2"/>звуки стрельбы. Над высотами было темное, ясное небо, и направо огромный шар</text:p>
      <text:p text:style-name="Standard"><text:s text:c="2"/>солнца. Впереди, далеко, на том берегу туманного моря, виднелись выступающие</text:p>
      <text:p text:style-name="Standard"><text:s text:c="2"/>лесистые <text:s/>холмы, <text:s/>на <text:s/>которых <text:s/>должна <text:s/>была <text:s/>быть <text:s/>неприятельская <text:s/>армия, <text:s/>и</text:p>
      <text:p text:style-name="Standard"><text:s text:c="2"/>виднелось <text:s/>что-то. <text:s/>Вправо <text:s/>вступала <text:s/>в область <text:s/>тумана <text:s/>гвардия, <text:s/>звучавшая</text:p>
      <text:p text:style-name="Standard"><text:s text:c="2"/>топотом и <text:s/>колесами и изредка блестевшая штыками; налево, за деревней, такие</text:p>
      <text:p text:style-name="Standard"><text:s text:c="2"/>же <text:s/>массы кавалерии подходили <text:s/>и скрывались в <text:s/>море тумана. <text:s/>Спереди и сзади</text:p>
      <text:p text:style-name="Standard"><text:s text:c="2"/>двигалась пехота. <text:s/>Главнокомандующий стоял на выезде деревни, пропуская мимо</text:p>
      <text:p text:style-name="Standard"><text:s text:c="2"/>себя войска. Кутузов в это утро казался изнуренным и раздражительным. Шедшая</text:p>
      <text:p text:style-name="Standard"><text:s text:c="2"/>мимо его пехота остановилась без <text:s/>приказания, очевидно, потому, что <text:s/>впереди</text:p>
      <text:p text:style-name="Standard"><text:s text:c="2"/>что-нибудь задержало ее.</text:p>
      <text:p text:style-name="Standard"><text:s text:c="7"/>-- Да скажите же, наконец, чтобы строились в батальонные колонны <text:s/>и шли</text:p>
      <text:p text:style-name="Standard"><text:s text:c="2"/>в обход деревни, -- сердито сказал <text:s/>Кутузов подъехавшему генералу. -- Как же</text:p>
      <text:p text:style-name="Standard"><text:s text:c="2"/>вы не поймете, ваше превосходительство, милостивый государь, что растянуться</text:p>
      <text:p text:style-name="Standard"><text:s text:c="2"/>по этому дефилею улицы деревни нельзя, когда мы идем против неприятеля.</text:p>
      <text:p text:style-name="Standard"><text:s text:c="7"/>-- <text:s text:c="4"/>Я <text:s text:c="4"/>предполагал <text:s text:c="4"/>построиться <text:s text:c="4"/>за <text:s text:c="4"/>деревней, <text:s text:c="5"/>ваше</text:p>
      <text:p text:style-name="Standard"><text:s text:c="2"/>высокопревосходительство, -- отвечал генерал.</text:p>
      <text:p text:style-name="Standard"><text:s text:c="7"/>Кутузов желчно засмеялся.</text:p>
      <text:p text:style-name="Standard"><text:s text:c="7"/>-- Хороши вы будете, развертывая фронт в виду неприятеля, очень хороши.</text:p>
      <text:p text:style-name="Standard"><text:s text:c="7"/>-- <text:s text:c="2"/>Неприятель <text:s text:c="2"/>еще <text:s text:c="2"/>далеко, <text:s text:c="2"/>ваше <text:s text:c="2"/>высокопревосходительство. <text:s text:c="2"/>По</text:p>
      <text:p text:style-name="Standard"><text:s text:c="2"/>диспозиции...</text:p>
      <text:p text:style-name="Standard"><text:s text:c="7"/>-- Диспозиция! -- желчно вскрикнул Кутузов, -- а это вам кто сказал?...</text:p>
      <text:p text:style-name="Standard"><text:s text:c="2"/>Извольте делать, что вам приказывают.</text:p>
      <text:p text:style-name="Standard"><text:s text:c="7"/>-- Слушаю-с.</text:p>
      <text:p text:style-name="Standard"><text:s text:c="7"/>-- Mon cher, -- <text:s/>сказал шопотом князю Андрею Несвицкий, -- le vieux est</text:p>
      <text:p text:style-name="Standard"><text:s text:c="2"/>d'une humeur de chien.[61]</text:p>
      <text:p text:style-name="Standard"><text:s text:c="7"/>К <text:s/>Кутузову подскакал австрийский офицер с зеленым плюмажем на шляпе, в</text:p>
      <text:p text:style-name="Standard"><text:s text:c="2"/>белом мундире, и спросил от имени императора: выступила ли в <text:s/>дело четвертая</text:p>
      <text:p text:style-name="Standard"><text:s text:c="2"/>колонна?</text:p>
      <text:p text:style-name="Standard"><text:s text:c="7"/>Кутузов, не <text:s/>отвечая <text:s/>ему, отвернулся, <text:s/>и взгляд его нечаянно <text:s/>попал на</text:p>
      <text:p text:style-name="Standard"><text:s text:c="2"/>князя Андрея, стоявшего подле него. Увидав Болконского, Кутузов смягчил злое</text:p>
      <text:p text:style-name="Standard"><text:s text:c="2"/>и <text:s/>едкое выражение взгляда, как бы сознавая, что его адъютант не был виноват</text:p>
      <text:p text:style-name="Standard"><text:s text:c="2"/>в <text:s/>том, что делалось. <text:s/>И, <text:s/>не отвечая австрийскому адъютанту, он обратился к</text:p>
      <text:p text:style-name="Standard"><text:soft-page-break/><text:s text:c="2"/>Болконскому:</text:p>
      <text:p text:style-name="Standard"><text:s text:c="7"/>-- Allez voir, mon cher, si la troisième division a dépassé le village.</text:p>
      <text:p text:style-name="Standard"><text:s text:c="2"/>Dites-lui de s'arrêter et d'attendre mes ordres.[62]</text:p>
      <text:p text:style-name="Standard"><text:s text:c="7"/>Только что князь Андрей отъехал, он остановил его.</text:p>
      <text:p text:style-name="Standard"><text:s text:c="7"/>-- Et demandez-lui, si <text:s/>les tirailleurs sont postés, -- прибавил он. --</text:p>
      <text:p text:style-name="Standard"><text:s text:c="2"/>Ce qu'ils font, ce qu'ils font! [63] -- проговорил он про себя, все</text:p>
      <text:p text:style-name="Standard"><text:s text:c="2"/>не отвечая австрийцу.</text:p>
      <text:p text:style-name="Standard"><text:s text:c="7"/>Князь Андрей поскакал исполнять поручение.</text:p>
      <text:p text:style-name="Standard"><text:s text:c="7"/>Обогнав <text:s/>все <text:s/>шедшие <text:s/>впереди <text:s/>батальоны, <text:s/>он <text:s/>остановил 3-ю дивизию <text:s/>и</text:p>
      <text:p text:style-name="Standard"><text:s text:c="2"/>убедился, что, действительно, <text:s/>впереди наших колонн не было стрелковой цепи.</text:p>
      <text:p text:style-name="Standard"><text:s text:c="2"/>Полковой командир бывшего впереди полка был очень удивлен <text:s/>переданным ему от</text:p>
      <text:p text:style-name="Standard"><text:s text:c="2"/>главнокомандующего <text:s/>приказанием рассыпать стрелков. Полковой <text:s/>командир стоял</text:p>
      <text:p text:style-name="Standard"><text:s text:c="2"/>тут в полной уверенности, что впереди его есть еще войска, и что <text:s/>неприятель</text:p>
      <text:p text:style-name="Standard"><text:s text:c="2"/>не <text:s/>может <text:s/>быть <text:s/>ближе <text:s/>10-ти верст. Действительно, <text:s/>впереди ничего не <text:s/>было</text:p>
      <text:p text:style-name="Standard"><text:s text:c="2"/>видно, кроме пустынной <text:s/>местности, <text:s/>склоняющейся вперед и застланной <text:s/>густым</text:p>
      <text:p text:style-name="Standard"><text:s text:c="2"/>туманом. <text:s/>Приказав от <text:s/>имени <text:s/>главнокомандующего исполнить упущенное, <text:s/>князь</text:p>
      <text:p text:style-name="Standard"><text:s text:c="2"/>Андрей <text:s/>поскакал <text:s/>назад. Кутузов стоял <text:s/>все <text:s/>на <text:s/>том же месте <text:s/>и, <text:s/>старчески</text:p>
      <text:p text:style-name="Standard"><text:s text:c="2"/>опустившись <text:s/>на <text:s/>седле своим <text:s/>тучным <text:s/>телом, тяжело зевал, <text:s/>закрывши <text:s/>глаза.</text:p>
      <text:p text:style-name="Standard"><text:s text:c="2"/>Войска уже не двигались, а стояли ружья к ноге.</text:p>
      <text:p text:style-name="Standard"><text:s text:c="7"/>-- <text:s/>Хорошо, хорошо, -- сказал он <text:s/>князю Андрею и <text:s/>обратился к генералу,</text:p>
      <text:p text:style-name="Standard"><text:s text:c="2"/>который с часами в руках говорил, что пора бы двигаться, так как все колонны</text:p>
      <text:p text:style-name="Standard"><text:s text:c="2"/>с левого фланга уже спустились.</text:p>
      <text:p text:style-name="Standard"><text:s text:c="7"/>-- <text:s/>Еще <text:s/>успеем, ваше <text:s/>превосходительство, <text:s/>-- сквозь зевоту проговорил</text:p>
      <text:p text:style-name="Standard"><text:s text:c="2"/>Кутузов. -- Успеем! -- повторил он.</text:p>
      <text:p text:style-name="Standard"><text:s text:c="7"/>В <text:s/>это <text:s/>время позади <text:s/>Кутузова <text:s/>послышались вдали <text:s/>звуки <text:s/>здоровающихся</text:p>
      <text:p text:style-name="Standard"><text:s text:c="2"/>полков, <text:s/>и <text:s/>голоса <text:s/>эти <text:s/>стали <text:s text:c="2"/>быстро <text:s/>приближаться <text:s/>по <text:s/>всему <text:s/>протяжению</text:p>
      <text:p text:style-name="Standard"><text:s text:c="2"/>растянувшейся линии наступавших русских <text:s/>колонн. Видно <text:s/>было, что тот, с кем</text:p>
      <text:p text:style-name="Standard"><text:s text:c="2"/>здоровались, ехал <text:s/>скоро. Когда закричали солдаты того <text:s/>полка, перед которым</text:p>
      <text:p text:style-name="Standard"><text:s text:c="2"/>стоял Кутузов, он отъехал <text:s/>несколько в сторону <text:s/>и сморщившись <text:s/>оглянулся. По</text:p>
      <text:p text:style-name="Standard"><text:s text:c="2"/>дороге из Працена скакал как бы эскадрон разноцветных всадников. Два из <text:s/>них</text:p>
      <text:p text:style-name="Standard"><text:s text:c="2"/>крупным галопом скакали рядом впереди остальных. Один был в черном мундире с</text:p>
      <text:p text:style-name="Standard"><text:s text:c="2"/>белым султаном на рыжей энглизированной лошади, <text:s/>другой в <text:s/>белом мундире <text:s/>на</text:p>
      <text:p text:style-name="Standard"><text:s text:c="2"/>вороной лошади. Это были <text:s/>два <text:s/>императора со свитой. <text:s/>Кутузов, с аффектацией</text:p>
      <text:p text:style-name="Standard"><text:s text:c="2"/>служаки, находящегося <text:s/>во фронте, скомандовал "смирно" стоявшим <text:s/>войскам <text:s/>и,</text:p>
      <text:p text:style-name="Standard"><text:s text:c="2"/>салютуя, подъехал к императору. Вся его фигура и манера вдруг изменились. Он</text:p>
      <text:p text:style-name="Standard"><text:s text:c="2"/>принял вид <text:s/>подначальственного, нерассуждающего человека. <text:s/>Он с <text:s/>аффектацией</text:p>
      <text:p text:style-name="Standard"><text:s text:c="2"/>почтительности, которая, очевидно, неприятно поразила императора Александра,</text:p>
      <text:p text:style-name="Standard"><text:s text:c="2"/>подъехал и салютовал ему.</text:p>
      <text:p text:style-name="Standard"><text:s text:c="7"/>Неприятное <text:s/>впечатление, <text:s/>только <text:s/>как <text:s/>остатки <text:s/>тумана <text:s/>на <text:s/>ясном небе,</text:p>
      <text:p text:style-name="Standard"><text:s text:c="2"/>пробежало по молодому и счастливому лицу императора и исчезло. Он был, после</text:p>
      <text:p text:style-name="Standard"><text:s text:c="2"/>нездоровья, несколько худее в этот день, чем на <text:s/>ольмюцком <text:s/>поле, <text:s/>где его в</text:p>
      <text:p text:style-name="Standard"><text:s text:c="2"/>первый раз за границей видел Болконский; но то же обворожительное соединение</text:p>
      <text:p text:style-name="Standard"><text:s text:c="2"/>величавости и кротости <text:s/>было в <text:s/>его прекрасных, <text:s/>серых глазах, и <text:s/>на <text:s/>тонких</text:p>
      <text:p text:style-name="Standard"><text:s text:c="2"/>губах та <text:s/>же <text:s/>возможность разнообразных выражений и преобладающее <text:s/>выражение</text:p>
      <text:p text:style-name="Standard"><text:s text:c="2"/>благодушной, невинной молодости.</text:p>
      <text:p text:style-name="Standard"><text:s text:c="7"/>На <text:s/>ольмюцком <text:s/>смотру <text:s/>он <text:s/>был <text:s/>величавее, <text:s/>здесь <text:s/>он <text:s text:c="2"/>был <text:s/>веселее <text:s/>и</text:p>
      <text:p text:style-name="Standard"><text:s text:c="2"/>энергичнее. Он несколько разрумянился, <text:s/>прогалопировав <text:s/>эти три <text:s/>версты, <text:s/>и,</text:p>
      <text:p text:style-name="Standard"><text:s text:c="2"/>остановив <text:s/>лошадь, <text:s/>отдохновенно вздохнул и оглянулся на такие <text:s/>же <text:s/>молодые,</text:p>
      <text:p text:style-name="Standard"><text:s text:c="2"/>такие <text:s/>же <text:s/>оживленные, <text:s/>как <text:s/>и <text:s/>его, <text:s/>лица <text:s/>своей <text:s text:c="2"/>свиты. <text:s/>Чарторижский <text:s text:c="2"/>и</text:p>
      <text:p text:style-name="Standard"><text:s text:c="2"/>Новосильцев, и князь Болконский, <text:s/>и Строганов, и другие, все <text:s/>богато одетые,</text:p>
      <text:p text:style-name="Standard"><text:s text:c="2"/>веселые, молодые люди, на прекрасных, выхоленных, свежих, только <text:s/>что слегка</text:p>
      <text:p text:style-name="Standard"><text:s text:c="2"/>вспотевших <text:s/>лошадях, <text:s/>переговариваясь <text:s text:c="2"/>и <text:s text:c="2"/>улыбаясь, <text:s text:c="2"/>остановились <text:s/>позади</text:p>
      <text:p text:style-name="Standard"><text:soft-page-break/><text:s text:c="2"/>государя. Император Франц, румяный <text:s/>длиннолицый молодой человек, чрезвычайно</text:p>
      <text:p text:style-name="Standard"><text:s text:c="2"/>прямо <text:s text:c="2"/>сидел <text:s/>на <text:s/>красивом <text:s/>вороном <text:s/>жеребце <text:s/>и <text:s/>озабоченно <text:s/>и <text:s/>неторопливо</text:p>
      <text:p text:style-name="Standard"><text:s text:c="2"/>оглядывался <text:s/>вокруг <text:s/>себя. Он <text:s/>подозвал одного из <text:s/>своих <text:s/>белых адъютантов и</text:p>
      <text:p text:style-name="Standard"><text:s text:c="2"/>спросил что-то. "Верно, в котором <text:s/>часу они выехали", подумал <text:s/>князь Андрей,</text:p>
      <text:p text:style-name="Standard"><text:s text:c="2"/>наблюдая своего старого знакомого, с улыбкой, <text:s/>которую он не <text:s/>мог <text:s/>удержать,</text:p>
      <text:p text:style-name="Standard"><text:s text:c="2"/>вспоминая <text:s text:c="2"/>свою <text:s text:c="2"/>аудиенцию. <text:s text:c="3"/>В <text:s text:c="2"/>свите <text:s text:c="2"/>императоров <text:s text:c="2"/>были <text:s text:c="2"/>отобранные</text:p>
      <text:p text:style-name="Standard"><text:s text:c="2"/>молодцы-ординарцы, <text:s/>русские и австрийские, гвардейских <text:s/>и <text:s/>армейских полков.</text:p>
      <text:p text:style-name="Standard"><text:s text:c="2"/>Между ними <text:s/>велись <text:s/>берейторами в расшитых попонах красивые запасные царские</text:p>
      <text:p text:style-name="Standard"><text:s text:c="2"/>лошади.</text:p>
      <text:p text:style-name="Standard"><text:s text:c="7"/>Как будто через растворенное окно вдруг пахнуло свежим полевым воздухом</text:p>
      <text:p text:style-name="Standard"><text:s text:c="2"/>в <text:s/>душную <text:s/>комнату, <text:s/>так пахнуло на невеселый <text:s/>Кутузовский штаб <text:s/>молодостью,</text:p>
      <text:p text:style-name="Standard"><text:s text:c="2"/>энергией и уверенностью в успехе от этой прискакавшей блестящей молодежи.</text:p>
      <text:p text:style-name="Standard"><text:s text:c="7"/>-- <text:s/>Что ж <text:s/>вы <text:s/>не начинаете, <text:s/>Михаил Ларионович? -- <text:s/>поспешно обратился</text:p>
      <text:p text:style-name="Standard"><text:s text:c="2"/>император Александр к Кутузову, в <text:s/>то же время учтиво взглянув на императора</text:p>
      <text:p text:style-name="Standard"><text:s text:c="2"/>Франца.</text:p>
      <text:p text:style-name="Standard"><text:s text:c="7"/>-- <text:s/>Я <text:s/>поджидаю, <text:s/>ваше <text:s/>величество, <text:s/>-- <text:s/>отвечал <text:s/>Кутузов, <text:s/>почтительно</text:p>
      <text:p text:style-name="Standard"><text:s text:c="2"/>наклоняясь вперед.</text:p>
      <text:p text:style-name="Standard"><text:s text:c="7"/>Император <text:s/>пригнул <text:s/>ухо, <text:s/>слегка <text:s/>нахмурясь <text:s/>и <text:s/>показывая, <text:s/>что <text:s/>он <text:s/>не</text:p>
      <text:p text:style-name="Standard"><text:s text:c="2"/>расслышал.</text:p>
      <text:p text:style-name="Standard"><text:s text:c="7"/>-- <text:s/>Поджидаю, <text:s/>ваше <text:s/>величество, <text:s/>-- <text:s/>повторил <text:s/>Кутузов <text:s/>(князь <text:s/>Андрей</text:p>
      <text:p text:style-name="Standard"><text:s text:c="2"/>заметил, что у Кутузова неестественно дрогнула верхняя губа, в то <text:s/>время как</text:p>
      <text:p text:style-name="Standard"><text:s text:c="2"/>он говорил это поджидаю). -- Не все колонны еще собрались, ваше величество.</text:p>
      <text:p text:style-name="Standard"><text:s text:c="7"/>Государь <text:s/>расслышал, но ответ этот, видимо, не понравился ему; он пожал</text:p>
      <text:p text:style-name="Standard"><text:s text:c="2"/>сутуловатыми <text:s/>плечами, <text:s/>взглянул на Новосильцева, стоявшего подле, как будто</text:p>
      <text:p text:style-name="Standard"><text:s text:c="2"/>взглядом этим жалуясь на Кутузова.</text:p>
      <text:p text:style-name="Standard"><text:s text:c="7"/>-- Ведь мы <text:s/>не на <text:s/>Царицыном <text:s/>лугу, Михаил <text:s/>Ларионович, где не начинают</text:p>
      <text:p text:style-name="Standard"><text:s text:c="2"/>парада, пока не придут все полки, -- сказал государь, снова взглянув в глаза</text:p>
      <text:p text:style-name="Standard"><text:s text:c="2"/>императору <text:s/>Францу, <text:s/>как <text:s/>бы <text:s/>приглашая <text:s/>его, если не <text:s/>принять <text:s/>участие, <text:s/>то</text:p>
      <text:p text:style-name="Standard"><text:s text:c="2"/>прислушаться <text:s/>к <text:s text:c="2"/>тому, <text:s/>что <text:s/>он <text:s/>говорит; <text:s/>но <text:s/>император <text:s/>Франц, <text:s/>продолжая</text:p>
      <text:p text:style-name="Standard"><text:s text:c="2"/>оглядываться, не слушал.</text:p>
      <text:p text:style-name="Standard"><text:s text:c="7"/>-- Потому и не начинаю, <text:s/>государь, <text:s/>-- сказал звучным <text:s/>голосом Кутузов,</text:p>
      <text:p text:style-name="Standard"><text:s text:c="2"/>как бы предупреждая возможность не быть расслышанным, и <text:s/>в лице его еще <text:s/>раз</text:p>
      <text:p text:style-name="Standard"><text:s text:c="2"/>что-то дрогнуло. -- <text:s/>Потому и не начинаю, государь, что мы не на параде и не</text:p>
      <text:p text:style-name="Standard"><text:s text:c="2"/>на Царицыном лугу, -- выговорил он ясно и отчетливо.</text:p>
      <text:p text:style-name="Standard"><text:s text:c="7"/>В <text:s/>свите <text:s/>государя <text:s/>на всех лицах, <text:s/>мгновенно <text:s/>переглянувшихся <text:s/>друг <text:s/>с</text:p>
      <text:p text:style-name="Standard"><text:s text:c="2"/>другом, выразился ропот и упрек. "Как он <text:s/>ни стар, он не должен бы, никак не</text:p>
      <text:p text:style-name="Standard"><text:s text:c="2"/>должен бы говорить этак", выразили эти лица.</text:p>
      <text:p text:style-name="Standard"><text:s text:c="7"/>Государь <text:s/>пристально и внимательно посмотрел в <text:s/>глаза Кутузову, ожидая,</text:p>
      <text:p text:style-name="Standard"><text:s text:c="2"/>не <text:s/>скажет ли он <text:s/>еще чего. <text:s/>Но Кутузов, с своей стороны, почтительно нагнув</text:p>
      <text:p text:style-name="Standard"><text:s text:c="2"/>голову, тоже, казалось, ожидал. Молчание продолжалось около минуты.</text:p>
      <text:p text:style-name="Standard"><text:s text:c="7"/>-- <text:s/>Впрочем, <text:s/>если <text:s/>прикажете, <text:s/>ваше <text:s/>величество, <text:s/>-- <text:s/>сказал <text:s/>Кутузов,</text:p>
      <text:p text:style-name="Standard"><text:s text:c="2"/>поднимая голову и снова изменяя тон <text:s/>на прежний тон тупого, нерассуждающего,</text:p>
      <text:p text:style-name="Standard"><text:s text:c="2"/>но повинующегося генерала.</text:p>
      <text:p text:style-name="Standard"><text:s text:c="7"/>Он тронул лошадь и, подозвав <text:s/>к себе <text:s/>начальника <text:s/>колонны Милорадовича,</text:p>
      <text:p text:style-name="Standard"><text:s text:c="2"/>передал ему приказание к наступлению.</text:p>
      <text:p text:style-name="Standard"><text:s text:c="7"/>Войско <text:s/>опять <text:s/>зашевелилось, <text:s/>и два <text:s/>батальона <text:s/>Новгородского <text:s/>полка <text:s/>и</text:p>
      <text:p text:style-name="Standard"><text:s text:c="2"/>батальон Апшеронского полка тронулись вперед мимо государя.</text:p>
      <text:p text:style-name="Standard"><text:s text:c="7"/>В то время как проходил этот Апшеронский батальон, румяный Милорадович,</text:p>
      <text:p text:style-name="Standard"><text:s text:c="2"/>без шинели, в <text:s/>мундире и орденах и <text:s/>со шляпой <text:s/>с <text:s/>огромным султаном, надетой</text:p>
      <text:p text:style-name="Standard"><text:s text:c="2"/>набекрень и с поля, <text:s/>марш-марш <text:s/>выскакал вперед и, молодецки салютуя, осадил</text:p>
      <text:p text:style-name="Standard"><text:s text:c="2"/>лошадь перед государем.</text:p>
      <text:p text:style-name="Standard"><text:s text:c="7"/>-- С Богом, генерал, -- сказал ему государь.</text:p>
      <text:p text:style-name="Standard"><text:soft-page-break/><text:s text:c="7"/>-- Ma foi, <text:s/>sire, nous <text:s/>ferons ce <text:s/>que qui sera dans notre possibilité,</text:p>
      <text:p text:style-name="Standard"><text:s text:c="2"/>sire, <text:s/>[64] -- отвечал <text:s/>он весело, тем не менее вызывая насмешливую</text:p>
      <text:p text:style-name="Standard"><text:s text:c="2"/>улыбку у господ свиты государя своим дурным французским выговором.</text:p>
      <text:p text:style-name="Standard"><text:s text:c="7"/>Милорадович <text:s/>круто <text:s/>повернул <text:s/>свою <text:s/>лошадь <text:s/>и <text:s text:c="2"/>стал <text:s/>несколько <text:s/>позади</text:p>
      <text:p text:style-name="Standard"><text:s text:c="2"/>государя. Апшеронцы, возбуждаемые присутствием государя, <text:s/>молодецким, бойким</text:p>
      <text:p text:style-name="Standard"><text:s text:c="2"/>шагом отбивая ногу, проходили мимо императоров и их свиты.</text:p>
      <text:p text:style-name="Standard"><text:s text:c="7"/>-- <text:s/>Ребята! <text:s/>-- <text:s/>крикнул <text:s/>громким, <text:s text:c="2"/>самоуверенным <text:s/>и <text:s/>веселым <text:s/>голосом</text:p>
      <text:p text:style-name="Standard"><text:s text:c="2"/>Милорадович, <text:s/>видимо, <text:s/>до <text:s/>такой <text:s/>степени <text:s/>возбужденный <text:s/>звуками <text:s text:c="2"/>стрельбы,</text:p>
      <text:p text:style-name="Standard"><text:s text:c="2"/>ожиданием <text:s/>сражения <text:s/>и <text:s/>видом <text:s/>молодцов-апшеронцев, <text:s/>еще <text:s/>своих <text:s/>суворовских</text:p>
      <text:p text:style-name="Standard"><text:s text:c="2"/>товарищей, <text:s/>бойко <text:s/>проходивших мимо <text:s/>императоров, что <text:s/>забыл <text:s/>о <text:s/>присутствии</text:p>
      <text:p text:style-name="Standard"><text:s text:c="2"/>государя. -- Ребята, вам не первую деревню брать! -- крикнул он.</text:p>
      <text:p text:style-name="Standard"><text:s text:c="7"/>-- Рады стараться! -- прокричали солдаты.</text:p>
      <text:p text:style-name="Standard"><text:s text:c="7"/>Лошадь государя шарахнулась от неожиданного крика. Лошадь эта, носившая</text:p>
      <text:p text:style-name="Standard"><text:s text:c="2"/>государя еще на <text:s/>смотрах в России, здесь, на Аустерлицком поле, несла своего</text:p>
      <text:p text:style-name="Standard"><text:s text:c="2"/>седока, выдерживая его рассеянные удары левой ногой, <text:s/>настораживала <text:s/>уши <text:s/>от</text:p>
      <text:p text:style-name="Standard"><text:s text:c="2"/>звуков <text:s/>выстрелов, <text:s/>точно так <text:s/>же, <text:s/>как она <text:s/>делала это на Марсовом поле, не</text:p>
      <text:p text:style-name="Standard"><text:s text:c="2"/>понимая <text:s/>значения <text:s/>ни <text:s/>этих <text:s/>слышавшихся выстрелов, <text:s/>ни <text:s/>соседства <text:s/>вороного</text:p>
      <text:p text:style-name="Standard"><text:s text:c="2"/>жеребца императора Франца, ни <text:s/>всего того, что говорил, думал, чувствовал <text:s/>в</text:p>
      <text:p text:style-name="Standard"><text:s text:c="2"/>этот день тот, кто ехал на ней.</text:p>
      <text:p text:style-name="Standard"><text:s text:c="7"/>Государь с улыбкой обратился к <text:s/>одному из своих <text:s/>приближенных, указывая</text:p>
      <text:p text:style-name="Standard"><text:s text:c="2"/>на молодцов-апшеронцев, и что-то сказал ему.</text:p>
      <text:p text:style-name="Standard"><text:s text:c="2"/></text:p>
      <text:p text:style-name="Standard"><text:s text:c="2"/></text:p>
      <text:p text:style-name="Standard"><text:s text:c="2"/></text:p>
      <text:p text:style-name="Standard">XVI.</text:p>
      <text:p text:style-name="Standard"></text:p>
      <text:p text:style-name="Standard"></text:p>
      <text:p text:style-name="Standard"><text:s text:c="2"/></text:p>
      <text:p text:style-name="Standard"><text:s text:c="7"/>Кутузов, <text:s text:c="2"/>сопутствуемый <text:s text:c="2"/>своими <text:s text:c="3"/>адъютантами, <text:s text:c="2"/>поехал <text:s text:c="2"/>шагом <text:s text:c="2"/>за</text:p>
      <text:p text:style-name="Standard"><text:s text:c="2"/>карабинерами.</text:p>
      <text:p text:style-name="Standard"><text:s text:c="7"/>Проехав <text:s/>с <text:s/>полверсты <text:s/>в <text:s/>хвосте колонны, <text:s/>он <text:s/>остановился у <text:s/>одинокого</text:p>
      <text:p text:style-name="Standard"><text:s text:c="2"/>заброшенного <text:s/>дома <text:s/>(вероятно, бывшего <text:s/>трактира) <text:s/>подле <text:s/>разветвления <text:s/>двух</text:p>
      <text:p text:style-name="Standard"><text:s text:c="2"/>дорог. Обе дороги спускались под гору, и по обеим шли войска.</text:p>
      <text:p text:style-name="Standard"><text:s text:c="7"/>Туман начинал расходиться, и неопределенно, верстах <text:s/>в двух расстояния,</text:p>
      <text:p text:style-name="Standard"><text:s text:c="2"/>виднелись <text:s/>уже <text:s/>неприятельские <text:s/>войска <text:s/>на <text:s/>противоположных <text:s/>возвышенностях.</text:p>
      <text:p text:style-name="Standard"><text:s text:c="2"/>Налево внизу стрельба становилась слышнее. Кутузов остановился, разговаривая</text:p>
      <text:p text:style-name="Standard"><text:s text:c="2"/>с австрийским генералом. Князь Андрей, стоя несколько <text:s/>позади, вглядывался в</text:p>
      <text:p text:style-name="Standard"><text:s text:c="2"/>них и, желая попросить зрительную трубу у адъютанта, обратился к нему.</text:p>
      <text:p text:style-name="Standard"><text:s text:c="7"/>-- Посмотрите, посмотрите, <text:s/>-- <text:s/>говорил <text:s/>этот <text:s/>адъютант, <text:s/>глядя <text:s/>не <text:s/>на</text:p>
      <text:p text:style-name="Standard"><text:s text:c="2"/>дальнее войско, а вниз по горе перед собой. -- Это французы!</text:p>
      <text:p text:style-name="Standard"><text:s text:c="7"/>Два <text:s/>генерала и <text:s/>адъютанты стали хвататься <text:s/>за трубу, вырывая ее один у</text:p>
      <text:p text:style-name="Standard"><text:s text:c="2"/>другого. Все <text:s/>лица <text:s/>вдруг изменились, и на <text:s/>всех выразился <text:s/>ужас. <text:s/>Французов</text:p>
      <text:p text:style-name="Standard"><text:s text:c="2"/>предполагали за <text:s/>две <text:s/>версты от нас, а они <text:s/>явились вдруг, неожиданно <text:s/>перед</text:p>
      <text:p text:style-name="Standard"><text:s text:c="2"/>нами.</text:p>
      <text:p text:style-name="Standard"><text:s text:c="7"/>-- <text:s/>Это <text:s/>неприятель?... Нет!... Да, смотрите, он... наверное... <text:s/>Что <text:s/>ж</text:p>
      <text:p text:style-name="Standard"><text:s text:c="2"/>это? -- послышались голоса.</text:p>
      <text:p text:style-name="Standard"><text:s text:c="7"/>Князь <text:s text:c="2"/>Андрей <text:s/>простым <text:s/>глазом <text:s text:c="2"/>увидал <text:s/>внизу <text:s/>направо <text:s/>поднимавшуюся</text:p>
      <text:p text:style-name="Standard"><text:s text:c="2"/>навстречу <text:s/>апшеронцам <text:s/>густую <text:s/>колонну французов, не дальше пятисот шагов от</text:p>
      <text:p text:style-name="Standard"><text:s text:c="2"/>того места, где стоял Кутузов.</text:p>
      <text:p text:style-name="Standard"><text:s text:c="7"/>"Вот она, <text:s/>наступила решительная минута! Дошло до меня <text:s/>дело", <text:s/>подумал</text:p>
      <text:p text:style-name="Standard"><text:s text:c="2"/>князь <text:s/>Андрей, <text:s/>и <text:s/>ударив <text:s/>лошадь, подъехал <text:s/>к <text:s/>Кутузову. <text:s/>"Надо <text:s/>остановить</text:p>
      <text:p text:style-name="Standard"><text:s text:c="2"/>апшеронцев, -- закричал он, -- ваше <text:s/>высокопревосходительство!" Но в <text:s/>тот же</text:p>
      <text:p text:style-name="Standard"><text:soft-page-break/><text:s text:c="2"/>миг <text:s/>все застлалось дымом, раздалась близкая стрельба, <text:s/>и наивно <text:s/>испуганный</text:p>
      <text:p text:style-name="Standard"><text:s text:c="2"/>голос <text:s/>в <text:s/>двух шагах от <text:s/>князя Андрея закричал: <text:s/>"ну, братцы, шабаш!" <text:s/>И как</text:p>
      <text:p text:style-name="Standard"><text:s text:c="2"/>будто голос этот был команда. По этому голосу все бросилось бежать.</text:p>
      <text:p text:style-name="Standard"><text:s text:c="7"/>Смешанные, все увеличивающиеся толпы бежали <text:s/>назад <text:s/>к тому <text:s/>месту, <text:s/>где</text:p>
      <text:p text:style-name="Standard"><text:s text:c="2"/>пять минут <text:s/>тому <text:s/>назад войска проходили мимо императоров. Не <text:s/>только трудно</text:p>
      <text:p text:style-name="Standard"><text:s text:c="2"/>было остановить эту толпу, но невозможно было самим не податься назад вместе</text:p>
      <text:p text:style-name="Standard"><text:s text:c="2"/>с толпой.</text:p>
      <text:p text:style-name="Standard"><text:s text:c="7"/>Болконский <text:s/>только <text:s text:c="2"/>старался <text:s/>не <text:s text:c="2"/>отставать <text:s/>от <text:s/>нее <text:s/>и <text:s/>оглядывался,</text:p>
      <text:p text:style-name="Standard"><text:s text:c="2"/>недоумевая и не <text:s/>в силах <text:s/>понять <text:s/>того, что <text:s/>делалось перед ним. Несвицкий с</text:p>
      <text:p text:style-name="Standard"><text:s text:c="2"/>озлобленным видом, красный и на себя не похожий, кричал Кутузову, <text:s/>что ежели</text:p>
      <text:p text:style-name="Standard"><text:s text:c="2"/>он не уедет сейчас, он будет взят в <text:s/>плен <text:s/>наверное. Кутузов стоял на том же</text:p>
      <text:p text:style-name="Standard"><text:s text:c="2"/>месте и, не отвечая, доставал платок. Из щеки его текла <text:s/>кровь. Князь Андрей</text:p>
      <text:p text:style-name="Standard"><text:s text:c="2"/>протеснился до него.</text:p>
      <text:p text:style-name="Standard"><text:s text:c="7"/>-- Вы ранены? -- спросил он, едва удерживая дрожание нижней челюсти.</text:p>
      <text:p text:style-name="Standard"><text:s text:c="7"/>-- Раны <text:s/>не <text:s/>здесь, а <text:s/>вот где! <text:s/>-- <text:s/>сказал Кутузов, прижимая <text:s/>платок к</text:p>
      <text:p text:style-name="Standard"><text:s text:c="2"/>раненой щеке <text:s/>и <text:s/>указывая на бегущих. -- Остановите их! -- крикнул он и в то</text:p>
      <text:p text:style-name="Standard"><text:s text:c="2"/>же время, вероятно убедясь, что невозможно было их остановить, ударил лошадь</text:p>
      <text:p text:style-name="Standard"><text:s text:c="2"/>и поехал вправо.</text:p>
      <text:p text:style-name="Standard"><text:s text:c="7"/>Вновь нахлынувшая толпа бегущих захватила его с собой и повлекла назад.</text:p>
      <text:p text:style-name="Standard"><text:s text:c="7"/>Войска бежали такой густой толпой, что, раз <text:s/>попавши в <text:s/>середину толпы,</text:p>
      <text:p text:style-name="Standard"><text:s text:c="2"/>трудно <text:s/>было из нее выбраться. <text:s/>Кто кричал: "Пошел! что замешкался?" Кто тут</text:p>
      <text:p text:style-name="Standard"><text:s text:c="2"/>же, <text:s/>оборачиваясь, стрелял в <text:s/>воздух; <text:s/>кто бил лошадь, <text:s/>на которой ехал <text:s/>сам</text:p>
      <text:p text:style-name="Standard"><text:s text:c="2"/>Кутузов. С величайшим усилием выбравшись из <text:s/>потока <text:s/>толпы влево, Кутузов со</text:p>
      <text:p text:style-name="Standard"><text:s text:c="2"/>свитой, <text:s/>уменьшенной <text:s/>более <text:s/>чем <text:s/>вдвое, поехал <text:s/>на звуки близких <text:s/>орудийных</text:p>
      <text:p text:style-name="Standard"><text:s text:c="2"/>выстрелов. <text:s/>Выбравшись из толпы бегущих, князь Андрей, стараясь не отставать</text:p>
      <text:p text:style-name="Standard"><text:s text:c="2"/>от Кутузова, увидал на спуске горы, в дыму, еще стрелявшую русскую батарею и</text:p>
      <text:p text:style-name="Standard"><text:s text:c="2"/>подбегающих <text:s/>к <text:s/>ней французов. Повыше стояла русская пехота, <text:s/>не двигаясь ни</text:p>
      <text:p text:style-name="Standard"><text:s text:c="2"/>вперед на помощь батарее, ни назад по одному направлению с бегущими. Генерал</text:p>
      <text:p text:style-name="Standard"><text:s text:c="2"/>верхом отделился <text:s/>от этой <text:s/>пехоты и подъехал <text:s/>к Кутузову. Из свиты <text:s/>Кутузова</text:p>
      <text:p text:style-name="Standard"><text:s text:c="2"/>осталось только четыре человека. Все были бледны и молча переглядывались.</text:p>
      <text:p text:style-name="Standard"><text:s text:c="7"/>-- <text:s/>Остановите <text:s/>этих <text:s/>мерзавцев! <text:s text:c="2"/>-- <text:s/>задыхаясь, <text:s text:c="2"/>проговорил <text:s/>Кутузов</text:p>
      <text:p text:style-name="Standard"><text:s text:c="2"/>полковому командиру, указывая на бегущих; но в то же <text:s/>мгновение, как будто в</text:p>
      <text:p text:style-name="Standard"><text:s text:c="2"/>наказание за эти слова, как рой птичек, со свистом пролетели пули по полку и</text:p>
      <text:p text:style-name="Standard"><text:s text:c="2"/>свите Кутузова.</text:p>
      <text:p text:style-name="Standard"><text:s text:c="7"/>Французы атаковали <text:s/>батарею <text:s/>и, увидав Кутузова, <text:s/>выстрелили по <text:s/>нем. С</text:p>
      <text:p text:style-name="Standard"><text:s text:c="2"/>этим залпом полковой <text:s/>командир схватился за ногу; <text:s/>упало несколько солдат, и</text:p>
      <text:p text:style-name="Standard"><text:s text:c="2"/>подпрапорщик, <text:s/>стоявший с знаменем, выпустил его из рук; <text:s/>знамя зашаталось и</text:p>
      <text:p text:style-name="Standard"><text:s text:c="2"/>упало, задержавшись на ружьях соседних солдат.</text:p>
      <text:p text:style-name="Standard"><text:s text:c="7"/>Солдаты без команды стали стрелять.</text:p>
      <text:p text:style-name="Standard"><text:s text:c="7"/>-- <text:s/>Ооох! <text:s/>-- с выражением <text:s/>отчаяния промычал Кутузов и <text:s/>оглянулся. <text:s/>--</text:p>
      <text:p text:style-name="Standard"><text:s text:c="2"/>Болконский, -- прошептал он дрожащим от сознания своего старческого бессилия</text:p>
      <text:p text:style-name="Standard"><text:s text:c="2"/>голосом. -- Болконский, -- прошептал он, указывая на расстроенный батальон и</text:p>
      <text:p text:style-name="Standard"><text:s text:c="2"/>на неприятеля, -- что ж это?</text:p>
      <text:p text:style-name="Standard"><text:s text:c="7"/>Но <text:s/>прежде <text:s/>чем <text:s/>он <text:s/>договорил эти слова, князь <text:s/>Андрей, чувствуя слезы</text:p>
      <text:p text:style-name="Standard"><text:s text:c="2"/>стыда и злобы, подступавшие ему к горлу, уже соскакивал с <text:s/>лошади и <text:s/>бежал к</text:p>
      <text:p text:style-name="Standard"><text:s text:c="2"/>знамени.</text:p>
      <text:p text:style-name="Standard"><text:s text:c="7"/>-- Ребята, вперед! -- крикнул он детски-пронзительно.</text:p>
      <text:p text:style-name="Standard"><text:s text:c="7"/>"Вот оно!" думал князь Андрей, схватив древко <text:s/>знамени и с наслаждением</text:p>
      <text:p text:style-name="Standard"><text:s text:c="2"/>слыша <text:s/>свист <text:s/>пуль, <text:s/>очевидно, <text:s/>направленных <text:s/>именно <text:s/>против него. Несколько</text:p>
      <text:p text:style-name="Standard"><text:s text:c="2"/>солдат упало.</text:p>
      <text:p text:style-name="Standard"><text:s text:c="7"/>-- Ура! -- закричал князь Андрей, едва удерживая в руках тяжелое знамя,</text:p>
      <text:p text:style-name="Standard"><text:s text:c="2"/>и побежал вперед с <text:s/>несомненной уверенностью, <text:s/>что весь <text:s/>батальон побежит за</text:p>
      <text:p text:style-name="Standard"><text:soft-page-break/><text:s text:c="2"/>ним.</text:p>
      <text:p text:style-name="Standard"><text:s text:c="7"/>Действительно, он <text:s/>пробежал один только несколько шагов. Тронулся один,</text:p>
      <text:p text:style-name="Standard"><text:s text:c="2"/>другой солдат, и весь батальон с криком "ура!" побежал вперед и обогнал его.</text:p>
      <text:p text:style-name="Standard"><text:s text:c="2"/>Унтер-офицер батальона, подбежав, взял колебавшееся от тяжести в руках князя</text:p>
      <text:p text:style-name="Standard"><text:s text:c="2"/>Андрея знамя, но тотчас же был <text:s/>убит. Князь <text:s/>Андрей опять схватил <text:s/>знамя <text:s/>и,</text:p>
      <text:p text:style-name="Standard"><text:s text:c="2"/>волоча <text:s/>его <text:s/>за <text:s/>древко, бежал <text:s/>с <text:s/>батальоном. Впереди себя он <text:s/>видел <text:s/>наших</text:p>
      <text:p text:style-name="Standard"><text:s text:c="2"/>артиллеристов, из которых одни дрались, другие бросали пушки и бежали к нему</text:p>
      <text:p text:style-name="Standard"><text:s text:c="2"/>навстречу; <text:s text:c="2"/>он <text:s/>видел <text:s/>и <text:s/>французских <text:s/>пехотных <text:s/>солдат, <text:s text:c="2"/>которые <text:s/>хватали</text:p>
      <text:p text:style-name="Standard"><text:s text:c="2"/>артиллерийских <text:s/>лошадей и поворачивали пушки. <text:s/>Князь Андрей с батальоном уже</text:p>
      <text:p text:style-name="Standard"><text:s text:c="2"/>был в 20-ти шагах от орудий. Он слышал над собою неперестававший свист пуль,</text:p>
      <text:p text:style-name="Standard"><text:s text:c="2"/>и беспрестанно <text:s/>справа и слева <text:s/>от него <text:s/>охали и <text:s/>падали <text:s/>солдаты. <text:s/>Но он не</text:p>
      <text:p text:style-name="Standard"><text:s text:c="2"/>смотрел на них; он вглядывался только в <text:s/>то, <text:s/>что происходило впереди его --</text:p>
      <text:p text:style-name="Standard"><text:s text:c="2"/>на батарее. Он ясно <text:s/>видел уже одну фигуру рыжего <text:s/>артиллериста <text:s/>с сбитым на</text:p>
      <text:p text:style-name="Standard"><text:s text:c="2"/>бок кивером, тянущего с одной <text:s/>стороны <text:s/>банник, тогда как французский солдат</text:p>
      <text:p text:style-name="Standard"><text:s text:c="2"/>тянул <text:s/>банник <text:s/>к <text:s/>себе <text:s/>за другую <text:s/>сторону. <text:s/>Князь <text:s/>Андрей <text:s/>видел <text:s/>уже <text:s/>ясно</text:p>
      <text:p text:style-name="Standard"><text:s text:c="2"/>растерянное <text:s/>и вместе <text:s/>озлобленное выражение лиц этих двух людей, видимо, не</text:p>
      <text:p text:style-name="Standard"><text:s text:c="2"/>понимавших того, что они делали.</text:p>
      <text:p text:style-name="Standard"><text:s text:c="7"/>"Что они делают? -- думал князь Андрей, глядя на них: -- зачем не бежит</text:p>
      <text:p text:style-name="Standard"><text:s text:c="2"/>рыжий артиллерист, когда у него нет оружия? Зачем <text:s/>не <text:s/>колет его француз? Не</text:p>
      <text:p text:style-name="Standard"><text:s text:c="2"/>успеет добежать, как француз вспомнит о ружье и заколет его".</text:p>
      <text:p text:style-name="Standard"><text:s text:c="7"/>Действительно, <text:s/>другой <text:s text:c="2"/>француз, <text:s/>с <text:s/>ружьем <text:s/>на-перевес <text:s text:c="2"/>подбежал <text:s text:c="2"/>к</text:p>
      <text:p text:style-name="Standard"><text:s text:c="2"/>борющимся, <text:s/>и участь рыжего артиллериста, все еще <text:s/>не понимавшего <text:s/>того, что</text:p>
      <text:p text:style-name="Standard"><text:s text:c="2"/>ожидает <text:s/>его, и с торжеством выдернувшего банник, должна была <text:s/>решиться. <text:s/>Но</text:p>
      <text:p text:style-name="Standard"><text:s text:c="2"/>князь Андрей не <text:s/>видал, <text:s/>чем это кончилось. Как <text:s/>бы со всего размаха крепкой</text:p>
      <text:p text:style-name="Standard"><text:s text:c="2"/>палкой кто-то из ближайших солдат, как ему показалось, <text:s/>ударил его в голову.</text:p>
      <text:p text:style-name="Standard"><text:s text:c="2"/>Немного <text:s/>это <text:s/>больно <text:s/>было, <text:s/>а <text:s/>главное, <text:s/>неприятно, <text:s/>потому <text:s/>что <text:s/>боль <text:s/>эта</text:p>
      <text:p text:style-name="Standard"><text:s text:c="2"/>развлекала его и мешала ему видеть то, на что он смотрел.</text:p>
      <text:p text:style-name="Standard"><text:s text:c="7"/>"Что <text:s/>это? я падаю? у <text:s/>меня ноги подкашиваются", подумал он <text:s/>и упал <text:s/>на</text:p>
      <text:p text:style-name="Standard"><text:s text:c="2"/>спину. <text:s/>Он раскрыл глаза, надеясь <text:s/>увидать, чем кончилась борьба французов с</text:p>
      <text:p text:style-name="Standard"><text:s text:c="2"/>артиллеристами, и желая знать, <text:s/>убит или нет рыжий <text:s/>артиллерист, <text:s/>взяты <text:s/>или</text:p>
      <text:p text:style-name="Standard"><text:s text:c="2"/>спасены пушки. Но он ничего не видал. Над ним не было ничего уже, кроме неба</text:p>
      <text:p text:style-name="Standard"><text:s text:c="2"/>-- высокого <text:s/>неба, <text:s/>не <text:s/>ясного, <text:s/>но все-таки <text:s/>неизмеримо <text:s/>высокого, <text:s/>с <text:s/>тихо</text:p>
      <text:p text:style-name="Standard"><text:s text:c="2"/>ползущими по нем серыми облаками. "Как тихо, спокойно и торжественно, совсем</text:p>
      <text:p text:style-name="Standard"><text:s text:c="2"/>не так, как я бежал, <text:s/>-- <text:s/>подумал <text:s/>князь Андрей, -- <text:s/>не так, как <text:s/>мы бежали,</text:p>
      <text:p text:style-name="Standard"><text:s text:c="2"/>кричали <text:s/>и дрались; совсем не так, <text:s/>как с озлобленными <text:s/>и испуганными лицами</text:p>
      <text:p text:style-name="Standard"><text:s text:c="2"/>тащили друг <text:s/>у друга банник француз и <text:s/>артиллерист, -- <text:s/>совсем не так ползут</text:p>
      <text:p text:style-name="Standard"><text:s text:c="2"/>облака <text:s/>по этому <text:s/>высокому бесконечному небу. Как же я не видал прежде этого</text:p>
      <text:p text:style-name="Standard"><text:s text:c="2"/>высокого <text:s/>неба? <text:s/>И как я счастлив, я, что узнал его наконец. Да! все пустое,</text:p>
      <text:p text:style-name="Standard"><text:s text:c="2"/>все обман, кроме этого бесконечного неба. <text:s/>Ничего, ничего нет, кроме его. Но</text:p>
      <text:p text:style-name="Standard"><text:s text:c="2"/>и того даже нет, ничего нет, кроме тишины, успокоения. И слава Богу!..."</text:p>
      <text:p text:style-name="Standard"><text:s text:c="2"/></text:p>
      <text:p text:style-name="Standard"><text:s text:c="2"/></text:p>
      <text:p text:style-name="Standard">XVII.</text:p>
      <text:p text:style-name="Standard"></text:p>
      <text:p text:style-name="Standard"></text:p>
      <text:p text:style-name="Standard"><text:s text:c="2"/></text:p>
      <text:p text:style-name="Standard"><text:s text:c="7"/>На <text:s/>правом фланге у Багратиона в 9-ть часов <text:s/>дело еще не начиналось. Не</text:p>
      <text:p text:style-name="Standard"><text:s text:c="2"/>желая согласиться на требование Долгорукова начинать дело <text:s/>и желая отклонить</text:p>
      <text:p text:style-name="Standard"><text:s text:c="2"/>от <text:s/>себя <text:s/>ответственность, <text:s/>князь <text:s/>Багратион предложил <text:s/>Долгорукову <text:s/>послать</text:p>
      <text:p text:style-name="Standard"><text:s text:c="2"/>спросить о том главнокомандующего. Багратион знал, что, по расстоянию <text:s/>почти</text:p>
      <text:p text:style-name="Standard"><text:s text:c="2"/>10-ти верст, <text:s/>отделявшему <text:s/>один фланг <text:s/>от другого, ежели не убьют того, кого</text:p>
      <text:p text:style-name="Standard"><text:s text:c="2"/>пошлют <text:s text:c="2"/>(что <text:s text:c="2"/>было <text:s text:c="2"/>очень <text:s text:c="2"/>вероятно), <text:s/>и <text:s text:c="2"/>ежели <text:s/>он <text:s text:c="2"/>даже <text:s text:c="2"/>и <text:s text:c="2"/>найдет</text:p>
      <text:p text:style-name="Standard"><text:soft-page-break/><text:s text:c="2"/>главнокомандующего, <text:s/>что <text:s/>было весьма трудно, посланный <text:s/>не успеет вернуться</text:p>
      <text:p text:style-name="Standard"><text:s text:c="2"/>раньше вечера.</text:p>
      <text:p text:style-name="Standard"><text:s text:c="7"/>Багратион <text:s/>оглянул свою свиту <text:s/>своими <text:s/>большими, ничего <text:s/>невыражающими,</text:p>
      <text:p text:style-name="Standard"><text:s text:c="2"/>невыспавшимися глазами, и невольно замиравшее от волнения <text:s/>и надежды детское</text:p>
      <text:p text:style-name="Standard"><text:s text:c="2"/>лицо Ростова первое бросилось ему в глаза. Он послал его.</text:p>
      <text:p text:style-name="Standard"><text:s text:c="7"/>-- <text:s/>А ежели я встречу <text:s/>его величество <text:s/>прежде, чем <text:s/>главнокомандующего,</text:p>
      <text:p text:style-name="Standard"><text:s text:c="2"/>ваше сиятельство? -- сказал Ростов, держа руку у козырька.</text:p>
      <text:p text:style-name="Standard"><text:s text:c="7"/>-- Можете <text:s/>передать его величеству, -- <text:s/>поспешно перебивая <text:s/>Багратиона,</text:p>
      <text:p text:style-name="Standard"><text:s text:c="2"/>сказал Долгоруков.</text:p>
      <text:p text:style-name="Standard"><text:s text:c="7"/>Сменившись из цепи, Ростов успел соснуть несколько часов перед <text:s/>утром и</text:p>
      <text:p text:style-name="Standard"><text:s text:c="2"/>чувствовал себя <text:s/>веселым, <text:s/>смелым, <text:s/>решительным, <text:s/>с тою упругостью движений,</text:p>
      <text:p text:style-name="Standard"><text:s text:c="2"/>уверенностью в свое счастие и в том расположении духа, в котором все кажется</text:p>
      <text:p text:style-name="Standard"><text:s text:c="2"/>легко, весело и возможно.</text:p>
      <text:p text:style-name="Standard"><text:s text:c="7"/>Все желания его исполнялись в это утро; давалось генеральное <text:s/>сражение,</text:p>
      <text:p text:style-name="Standard"><text:s text:c="2"/>он участвовал в нем; мало того, он <text:s/>был ординарцем при <text:s/>храбрейшем генерале;</text:p>
      <text:p text:style-name="Standard"><text:s text:c="2"/>мало того, <text:s/>он ехал <text:s/>с <text:s/>поручением к <text:s/>Кутузову, а <text:s/>может быть, <text:s/>и <text:s/>к <text:s/>самому</text:p>
      <text:p text:style-name="Standard"><text:s text:c="2"/>государю. Утро <text:s/>было ясное, <text:s/>лошадь под ним <text:s/>была добрая. <text:s/>На душе его <text:s/>было</text:p>
      <text:p text:style-name="Standard"><text:s text:c="2"/>радостно и <text:s/>счастливо. Получив приказание, он пустил лошадь и поскакал вдоль</text:p>
      <text:p text:style-name="Standard"><text:s text:c="2"/>по линии. Сначала он ехал по линии Багратионовых войск, еще не <text:s/>вступавших в</text:p>
      <text:p text:style-name="Standard"><text:s text:c="2"/>дело <text:s/>и <text:s/>стоявших <text:s/>неподвижно; <text:s/>потом он въехал <text:s/>в <text:s/>пространство, занимаемое</text:p>
      <text:p text:style-name="Standard"><text:s text:c="2"/>кавалерией Уварова и здесь заметил уже передвижения и признаки приготовлений</text:p>
      <text:p text:style-name="Standard"><text:s text:c="2"/>к <text:s/>делу; <text:s/>проехав кавалерию Уварова, <text:s/>он уже ясно <text:s/>услыхал <text:s/>звуки пушечной и</text:p>
      <text:p text:style-name="Standard"><text:s text:c="2"/>орудийной стрельбы впереди себя. Стрельба все усиливалась.</text:p>
      <text:p text:style-name="Standard"><text:s text:c="7"/>В <text:s/>свежем, <text:s/>утреннем воздухе раздавались уже, <text:s/>не как прежде в неравные</text:p>
      <text:p text:style-name="Standard"><text:s text:c="2"/>промежутки, по два, по три выстрела и потом один или два орудийных выстрела,</text:p>
      <text:p text:style-name="Standard"><text:s text:c="2"/>а <text:s/>по скатам <text:s/>гор, <text:s/>впереди <text:s/>Працена, <text:s/>слышались перекаты <text:s/>ружейной <text:s/>пальбы,</text:p>
      <text:p text:style-name="Standard"><text:s text:c="2"/>перебиваемой <text:s/>такими частыми <text:s/>выстрелами <text:s/>из орудий, <text:s/>что <text:s/>иногда <text:s/>несколько</text:p>
      <text:p text:style-name="Standard"><text:s text:c="2"/>пушечных выстрелов уже не отделялись друг от друга, а сливались в один общий</text:p>
      <text:p text:style-name="Standard"><text:s text:c="2"/>гул.</text:p>
      <text:p text:style-name="Standard"><text:s text:c="7"/>Видно было, <text:s/>как по <text:s/>скатам <text:s/>дымки ружей как будто бегали, догоняя друг</text:p>
      <text:p text:style-name="Standard"><text:s text:c="2"/>друга, и как дымы орудий клубились, расплывались и сливались одни с другими.</text:p>
      <text:p text:style-name="Standard"><text:s text:c="2"/>Видны <text:s/>были, по блеску штыков между <text:s/>дымом, двигавшиеся массы пехоты и узкие</text:p>
      <text:p text:style-name="Standard"><text:s text:c="2"/>полосы артиллерии с зелеными ящиками.</text:p>
      <text:p text:style-name="Standard"><text:s text:c="7"/>Ростов на пригорке остановил <text:s/>на минуту лошадь, <text:s/>чтобы рассмотреть <text:s/>то,</text:p>
      <text:p text:style-name="Standard"><text:s text:c="2"/>что делалось; но как он ни напрягал внимание, он ничего не мог ни понять, ни</text:p>
      <text:p text:style-name="Standard"><text:s text:c="2"/>разобрать <text:s/>из <text:s/>того, <text:s/>что <text:s/>делалось: <text:s/>двигались <text:s/>там <text:s/>в <text:s/>дыму какие-то люди,</text:p>
      <text:p text:style-name="Standard"><text:s text:c="2"/>двигались и спереди <text:s/>и <text:s/>сзади какие-то <text:s/>холсты войск; <text:s/>но <text:s/>зачем? кто? куда?</text:p>
      <text:p text:style-name="Standard"><text:s text:c="2"/>нельзя <text:s/>было понять. <text:s/>Вид этот <text:s/>и <text:s/>звуки эти <text:s/>не только не возбуждали в <text:s/>нем</text:p>
      <text:p text:style-name="Standard"><text:s text:c="2"/>какого-нибудь <text:s/>унылого <text:s/>или <text:s/>робкого <text:s/>чувства, <text:s/>но, напротив, <text:s/>придавали ему</text:p>
      <text:p text:style-name="Standard"><text:s text:c="2"/>энергии и решительности.</text:p>
      <text:p text:style-name="Standard"><text:s text:c="7"/>"Ну, еще, еще наддай!" -- обращался он мысленно <text:s/>к <text:s/>этим звукам и опять</text:p>
      <text:p text:style-name="Standard"><text:s text:c="2"/>пускался скакать по линии, все дальше и дальше проникая в область войск, уже</text:p>
      <text:p text:style-name="Standard"><text:s text:c="2"/>вступивших в дело.</text:p>
      <text:p text:style-name="Standard"><text:s text:c="7"/>"Уж как это там будет, не знаю, а все будет хорошо!" думал Ростов.</text:p>
      <text:p text:style-name="Standard"><text:s text:c="7"/>Проехав какие-то <text:s/>австрийские войска, Ростов заметил, <text:s/>что следующая за</text:p>
      <text:p text:style-name="Standard"><text:s text:c="2"/>тем часть линии (это была гвардия) уже вступила в дело.</text:p>
      <text:p text:style-name="Standard"><text:s text:c="7"/>"Тем лучше! посмотрю вблизи", подумал он.</text:p>
      <text:p text:style-name="Standard"><text:s text:c="7"/>Он <text:s/>поехал <text:s/>почти по <text:s/>передней <text:s/>линии. Несколько <text:s/>всадников <text:s/>скакали по</text:p>
      <text:p text:style-name="Standard"><text:s text:c="2"/>направлению к нему. Это <text:s/>были наши лейб-уланы, которые расстроенными <text:s/>рядами</text:p>
      <text:p text:style-name="Standard"><text:s text:c="2"/>возвращались <text:s/>из атаки. Ростов миновал их, заметил невольно одного из них <text:s/>в</text:p>
      <text:p text:style-name="Standard"><text:s text:c="2"/>крови и поскакал дальше.</text:p>
      <text:p text:style-name="Standard"><text:s text:c="7"/>"Мне до этого дела нет!" <text:s/>подумал он. Не <text:s/>успел <text:s/>он проехать нескольких</text:p>
      <text:p text:style-name="Standard"><text:soft-page-break/><text:s text:c="2"/>сот шагов после этого, как влево от него, наперерез ему, показалась <text:s/>на всем</text:p>
      <text:p text:style-name="Standard"><text:s text:c="2"/>протяжении <text:s/>поля огромная <text:s/>масса <text:s/>кавалеристов на <text:s/>вороных лошадях, <text:s/>в белых</text:p>
      <text:p text:style-name="Standard"><text:s text:c="2"/>блестящих мундирах, которые рысью шли прямо на него. Ростов пустил лошадь во</text:p>
      <text:p text:style-name="Standard"><text:s text:c="2"/>весь скок, для того чтоб уехать с дороги от этих кавалеристов, и он бы уехал</text:p>
      <text:p text:style-name="Standard"><text:s text:c="2"/>от них, ежели бы они шли все тем же аллюром, но они все прибавляли хода, так</text:p>
      <text:p text:style-name="Standard"><text:s text:c="2"/>что некоторые лошади уже скакали. Ростову <text:s/>все слышнее и <text:s/>слышнее становился</text:p>
      <text:p text:style-name="Standard"><text:s text:c="2"/>их топот и бряцание их оружия и виднее становились их <text:s/>лошади, фигуры и даже</text:p>
      <text:p text:style-name="Standard"><text:s text:c="2"/>лица. <text:s/>Это были наши кавалергарды, шедшие <text:s/>в атаку на французскую кавалерию,</text:p>
      <text:p text:style-name="Standard"><text:s text:c="2"/>подвигавшуюся им навстречу.</text:p>
      <text:p text:style-name="Standard"><text:s text:c="7"/>Кавалергарды <text:s/>скакали, но <text:s/>еще удерживая лошадей. <text:s/>Ростов уже видел <text:s/>их</text:p>
      <text:p text:style-name="Standard"><text:s text:c="2"/>лица и услышал команду: "марш, марш!" произнесенную офицером, выпустившим во</text:p>
      <text:p text:style-name="Standard"><text:s text:c="2"/>весь <text:s/>мах <text:s/>свою <text:s/>кровную <text:s/>лошадь. <text:s/>Ростов, <text:s/>опасаясь <text:s/>быть <text:s/>раздавленным или</text:p>
      <text:p text:style-name="Standard"><text:s text:c="2"/>завлеченным в атаку на французов, скакал вдоль фронта, что было <text:s/>мочи <text:s/>у его</text:p>
      <text:p text:style-name="Standard"><text:s text:c="2"/>лошади, и все-таки не успел миновать их.</text:p>
      <text:p text:style-name="Standard"><text:s text:c="7"/>Крайний кавалергард, огромный ростом <text:s/>рябой мужчина, злобно нахмурился,</text:p>
      <text:p text:style-name="Standard"><text:s text:c="2"/>увидав перед собой Ростова, с <text:s/>которым он неминуемо должен <text:s/>был столкнуться.</text:p>
      <text:p text:style-name="Standard"><text:s text:c="2"/>Этот кавалергард непременно сбил бы с ног Ростова с его Бедуином (Ростов сам</text:p>
      <text:p text:style-name="Standard"><text:s text:c="2"/>себе <text:s/>казался таким маленьким <text:s/>и слабеньким в сравнении <text:s/>с <text:s/>этими громадными</text:p>
      <text:p text:style-name="Standard"><text:s text:c="2"/>людьми <text:s/>и лошадьми), ежели бы он <text:s/>не <text:s/>догадался <text:s/>взмахнуть нагайкой в <text:s/>глаза</text:p>
      <text:p text:style-name="Standard"><text:s text:c="2"/>кавалергардовой лошади. Вороная, <text:s/>тяжелая, пятивершковая лошадь шарахнулась,</text:p>
      <text:p text:style-name="Standard"><text:s text:c="2"/>приложив <text:s/>уши; но рябой кавалергард <text:s/>всадил <text:s/>ей <text:s/>с размаху <text:s/>в <text:s/>бока огромные</text:p>
      <text:p text:style-name="Standard"><text:s text:c="2"/>шпоры, и лошадь, взмахнув хвостом и вытянув шею, понеслась еще быстрее. Едва</text:p>
      <text:p text:style-name="Standard"><text:s text:c="2"/>кавалергарды миновали Ростова, как он услыхал их крик: "Ура!" и <text:s/>оглянувшись</text:p>
      <text:p text:style-name="Standard"><text:s text:c="2"/>увидал, <text:s/>что передние ряды <text:s/>их смешивались с чужими, вероятно <text:s/>французскими,</text:p>
      <text:p text:style-name="Standard"><text:s text:c="2"/>кавалеристами в <text:s/>красных эполетах. Дальше нельзя было ничего видеть, <text:s/>потому</text:p>
      <text:p text:style-name="Standard"><text:s text:c="2"/>что тотчас же после этого откуда-то стали стрелять пушки, и <text:s/>все <text:s/>застлалось</text:p>
      <text:p text:style-name="Standard"><text:s text:c="2"/>дымом.</text:p>
      <text:p text:style-name="Standard"><text:s text:c="7"/>В <text:s/>ту минуту <text:s/>как <text:s/>кавалергарды, миновав его, скрылись <text:s/>в <text:s/>дыму, Ростов</text:p>
      <text:p text:style-name="Standard"><text:s text:c="2"/>колебался, скакать ли ему за ними или ехать <text:s/>туда, куда ему нужно <text:s/>было. Это</text:p>
      <text:p text:style-name="Standard"><text:s text:c="2"/>была <text:s/>та блестящая <text:s/>атака кавалергардов, <text:s/>которой <text:s/>удивлялись сами французы.</text:p>
      <text:p text:style-name="Standard"><text:s text:c="2"/>Ростову <text:s/>страшно <text:s/>было <text:s/>слышать <text:s/>потом, <text:s/>что из <text:s/>всей <text:s/>этой <text:s/>массы <text:s/>огромных</text:p>
      <text:p text:style-name="Standard"><text:s text:c="2"/>красавцев-людей, <text:s text:c="2"/>из <text:s text:c="2"/>всех <text:s text:c="2"/>этих <text:s text:c="2"/>блестящих, <text:s text:c="3"/>на <text:s text:c="2"/>тысячных <text:s text:c="2"/>лошадях,</text:p>
      <text:p text:style-name="Standard"><text:s text:c="2"/>богачей-юношей, офицеров <text:s/>и <text:s/>юнкеров, <text:s/>проскакавших <text:s/>мимо его, <text:s/>после <text:s/>атаки</text:p>
      <text:p text:style-name="Standard"><text:s text:c="2"/>осталось только осьмнадцать человек.</text:p>
      <text:p text:style-name="Standard"><text:s text:c="7"/>"Что <text:s/>мне <text:s/>завидовать, <text:s/>мое <text:s/>не <text:s/>уйдет, и <text:s/>я сейчас, может <text:s/>быть, увижу</text:p>
      <text:p text:style-name="Standard"><text:s text:c="2"/>государя!" подумал Ростов и поскакал дальше.</text:p>
      <text:p text:style-name="Standard"><text:s text:c="7"/>Поровнявшись <text:s/>с гвардейской <text:s/>пехотой, он <text:s/>заметил, что чрез нее и около</text:p>
      <text:p text:style-name="Standard"><text:s text:c="2"/>нее летали ядры, не столько потому, что он слышал звук ядер, сколько потому,</text:p>
      <text:p text:style-name="Standard"><text:s text:c="2"/>что <text:s/>на <text:s/>лицах <text:s/>солдат <text:s/>он <text:s/>увидал <text:s/>беспокойство <text:s/>и <text:s/>на <text:s/>лицах <text:s/>офицеров <text:s/>--</text:p>
      <text:p text:style-name="Standard"><text:s text:c="2"/>неестественную, воинственную торжественность.</text:p>
      <text:p text:style-name="Standard"><text:s text:c="7"/>Проезжая позади одной из линий пехотных гвардейских <text:s/>полков, он услыхал</text:p>
      <text:p text:style-name="Standard"><text:s text:c="2"/>голос, назвавший его по имени.</text:p>
      <text:p text:style-name="Standard"><text:s text:c="7"/>-- Ростов!</text:p>
      <text:p text:style-name="Standard"><text:s text:c="7"/>-- Что? -- откликнулся он, не узнавая Бориса.</text:p>
      <text:p text:style-name="Standard"><text:s text:c="7"/>-- <text:s/>Каково? в первую линию попали! Наш полк <text:s/>в <text:s/>атаку ходил! -- <text:s/>сказал</text:p>
      <text:p text:style-name="Standard"><text:s text:c="2"/>Борис, <text:s/>улыбаясь <text:s/>той счастливой улыбкой, которая бывает у <text:s/>молодых людей, в</text:p>
      <text:p text:style-name="Standard"><text:s text:c="2"/>первый раз побывавших в огне.</text:p>
      <text:p text:style-name="Standard"><text:s text:c="7"/>Ростов остановился.</text:p>
      <text:p text:style-name="Standard"><text:s text:c="7"/>-- Вот как! -- сказал он. -- Ну что?</text:p>
      <text:p text:style-name="Standard"><text:s text:c="7"/>-- Отбили! -- <text:s/>оживленно <text:s/>сказал <text:s/>Борис, сделавшийся <text:s/>болтливым. <text:s/>-- Ты</text:p>
      <text:p text:style-name="Standard"><text:s text:c="2"/>можешь себе представить?</text:p>
      <text:p text:style-name="Standard"><text:s text:c="7"/>И <text:s/>Борис <text:s/>стал <text:s/>рассказывать, каким образом гвардия, ставши <text:s/>на место и</text:p>
      <text:p text:style-name="Standard"><text:soft-page-break/><text:s text:c="2"/>увидав <text:s/>перед <text:s/>собой <text:s/>войска, <text:s/>приняла их <text:s/>за <text:s/>австрийцев и вдруг по <text:s/>ядрам,</text:p>
      <text:p text:style-name="Standard"><text:s text:c="2"/>пущенным из этих <text:s/>войск, узнала, что она в первой линии, и неожиданно должна</text:p>
      <text:p text:style-name="Standard"><text:s text:c="2"/>была вступить в дело. Ростов, не дослушав Бориса, тронул свою лошадь.</text:p>
      <text:p text:style-name="Standard"><text:s text:c="7"/>-- Ты куда? -- спросил Борис.</text:p>
      <text:p text:style-name="Standard"><text:s text:c="7"/>-- К его величеству с поручением.</text:p>
      <text:p text:style-name="Standard"><text:s text:c="7"/>-- Вот он! <text:s/>-- <text:s/>сказал Борис, <text:s/>которому послышалось, <text:s/>что Ростову нужно</text:p>
      <text:p text:style-name="Standard"><text:s text:c="2"/>было его высочество, вместо его величества.</text:p>
      <text:p text:style-name="Standard"><text:s text:c="7"/>И он указал ему на великого князя, который в ста шагах от них, в <text:s/>каске</text:p>
      <text:p text:style-name="Standard"><text:s text:c="2"/>и в <text:s/>кавалергардском <text:s/>колете, с <text:s/>своими <text:s/>поднятыми <text:s/>плечами <text:s/>и <text:s/>нахмуренными</text:p>
      <text:p text:style-name="Standard"><text:s text:c="2"/>бровями, что-то кричал австрийскому белому и бледному офицеру.</text:p>
      <text:p text:style-name="Standard"><text:s text:c="7"/>-- <text:s/>Да <text:s/>ведь <text:s/>это <text:s/>великий <text:s/>князь, а <text:s/>мне <text:s/>к главнокомандующему <text:s/>или <text:s/>к</text:p>
      <text:p text:style-name="Standard"><text:s text:c="2"/>государю, -- сказал Ростов и тронул было лошадь.</text:p>
      <text:p text:style-name="Standard"><text:s text:c="7"/>-- <text:s/>Граф, <text:s/>граф! <text:s/>-- кричал Берг, <text:s/>такой <text:s/>же оживленный, как <text:s/>и <text:s/>Борис,</text:p>
      <text:p text:style-name="Standard"><text:s text:c="2"/>подбегая с <text:s/>другой стороны, <text:s/>-- <text:s/>граф, <text:s/>я <text:s/>в правую <text:s/>руку ранен (говорил он,</text:p>
      <text:p text:style-name="Standard"><text:s text:c="2"/>показывая <text:s/>кисть руки, окровавленную, обвязанную <text:s/>носовым платком) и остался</text:p>
      <text:p text:style-name="Standard"><text:s text:c="2"/>во фронте. Граф, <text:s/>держу шпагу в левой руке: в нашей породе фон Бергов, граф,</text:p>
      <text:p text:style-name="Standard"><text:s text:c="2"/>все были рыцари.</text:p>
      <text:p text:style-name="Standard"><text:s text:c="7"/>Берг еще что-то говорил, но Ростов, не дослушав его, уже поехал дальше.</text:p>
      <text:p text:style-name="Standard"><text:s text:c="7"/>Проехав <text:s/>гвардию и пустой промежуток, Ростов, для того чтобы не попасть</text:p>
      <text:p text:style-name="Standard"><text:s text:c="2"/>опять в <text:s/>первую линию, как он попал под атаку кавалергардов, поехал по линии</text:p>
      <text:p text:style-name="Standard"><text:s text:c="2"/>резервов, далеко объезжая то <text:s/>место, <text:s/>где слышалась самая <text:s/>жаркая стрельба и</text:p>
      <text:p text:style-name="Standard"><text:s text:c="2"/>канонада. Вдруг впереди <text:s/>себя <text:s/>и позади наших <text:s/>войск, в таком месте, <text:s/>где он</text:p>
      <text:p text:style-name="Standard"><text:s text:c="2"/>никак не мог предполагать неприятеля, он услыхал близкую ружейную стрельбу.</text:p>
      <text:p text:style-name="Standard"><text:s text:c="7"/>"Что это может <text:s/>быть? -- подумал <text:s/>Ростов. -- <text:s/>Неприятель <text:s/>в <text:s/>тылу наших</text:p>
      <text:p text:style-name="Standard"><text:s text:c="2"/>войск? Не может быть, <text:s/>-- подумал Ростов, и ужас страха за <text:s/>себя <text:s/>и за исход</text:p>
      <text:p text:style-name="Standard"><text:s text:c="2"/>всего <text:s/>сражения вдруг нашел <text:s/>на <text:s/>него. <text:s/>-- <text:s/>Что бы это ни <text:s/>было, однако, <text:s/>--</text:p>
      <text:p text:style-name="Standard"><text:s text:c="2"/>подумал <text:s text:c="2"/>он, <text:s text:c="2"/>-- <text:s text:c="2"/>теперь <text:s text:c="2"/>уже <text:s text:c="2"/>нечего <text:s text:c="2"/>объезжать. <text:s/>Я <text:s text:c="2"/>должен <text:s text:c="2"/>искать</text:p>
      <text:p text:style-name="Standard"><text:s text:c="2"/>главнокомандующего здесь, <text:s/>и <text:s/>ежели все погибло, то <text:s/>и мое дело погибнуть со</text:p>
      <text:p text:style-name="Standard"><text:s text:c="2"/>всеми вместе".</text:p>
      <text:p text:style-name="Standard"><text:s text:c="7"/>Дурное <text:s/>предчувствие, нашедшее <text:s/>вдруг на <text:s/>Ростова, <text:s/>подтверждалось <text:s/>все</text:p>
      <text:p text:style-name="Standard"><text:s text:c="2"/>более и <text:s/>более, чем <text:s/>дальше он въезжал в <text:s/>занятое толпами <text:s/>разнородных войск</text:p>
      <text:p text:style-name="Standard"><text:s text:c="2"/>пространство, находящееся за деревнею Працом.</text:p>
      <text:p text:style-name="Standard"><text:s text:c="7"/>-- <text:s/>Что такое? Что такое? По <text:s/>ком <text:s/>стреляют? Кто стреляет? -- спрашивал</text:p>
      <text:p text:style-name="Standard"><text:s text:c="2"/>Ростов, <text:s text:c="2"/>ровняясь <text:s text:c="2"/>с <text:s/>русскими <text:s text:c="2"/>и <text:s text:c="2"/>австрийскими <text:s text:c="2"/>солдатами, <text:s text:c="2"/>бежавшими</text:p>
      <text:p text:style-name="Standard"><text:s text:c="2"/>перемешанными толпами наперерез его дороги.</text:p>
      <text:p text:style-name="Standard"><text:s text:c="7"/>-- <text:s/>А <text:s/>чорт <text:s/>их <text:s/>знает? <text:s/>Всех <text:s/>побил! Пропадай <text:s/>все! <text:s/>-- <text:s/>отвечали <text:s/>ему</text:p>
      <text:p text:style-name="Standard"><text:s text:c="2"/>по-русски, по-немецки и по-чешски толпы бегущих и непонимавших точно так же,</text:p>
      <text:p text:style-name="Standard"><text:s text:c="2"/>как и он, того, что тут делалось.</text:p>
      <text:p text:style-name="Standard"><text:s text:c="7"/>-- Бей немцев! -- кричал один.</text:p>
      <text:p text:style-name="Standard"><text:s text:c="7"/>-- А чорт их дери, -- изменников.</text:p>
      <text:p text:style-name="Standard"><text:s text:c="7"/>-- Zum Henker dièse Ruesen... [65] -- что-то ворчал немец.</text:p>
      <text:p text:style-name="Standard"><text:s text:c="7"/>Несколько раненых шли по дороге. Ругательства, крики, стоны сливались в</text:p>
      <text:p text:style-name="Standard"><text:s text:c="2"/>один общий гул. Стрельба <text:s/>затихла и, как потом узнал Ростов, стреляли друг в</text:p>
      <text:p text:style-name="Standard"><text:s text:c="2"/>друга русские и австрийские солдаты.</text:p>
      <text:p text:style-name="Standard"><text:s text:c="7"/>"Боже <text:s/>мой! <text:s/>что ж <text:s/>это такое? -- думал Ростов. -- И здесь, где <text:s/>всякую</text:p>
      <text:p text:style-name="Standard"><text:s text:c="2"/>минуту <text:s/>государь может <text:s/>увидать их... Но нет, это, верно, <text:s/>только <text:s/>несколько</text:p>
      <text:p text:style-name="Standard"><text:s text:c="2"/>мерзавцев. Это пройдет, это не то, это не может быть, -- думал он. -- Только</text:p>
      <text:p text:style-name="Standard"><text:s text:c="2"/>поскорее, поскорее проехать их!"</text:p>
      <text:p text:style-name="Standard"><text:s text:c="7"/>Мысль о поражении и бегстве не могла притти в голову Ростову. Хотя он и</text:p>
      <text:p text:style-name="Standard"><text:s text:c="2"/>видел французские орудия и войска именно <text:s/>на Праценской <text:s/>горе, на той самой,</text:p>
      <text:p text:style-name="Standard"><text:s text:c="2"/>где ему <text:s/>велено было отыскивать главнокомандующего, <text:s/>он не <text:s/>мог <text:s/>и <text:s/>не хотел</text:p>
      <text:p text:style-name="Standard"><text:s text:c="2"/>верить этому.</text:p>
      <text:p text:style-name="Standard"><text:soft-page-break/><text:s text:c="2"/></text:p>
      <text:p text:style-name="Standard"><text:s text:c="2"/></text:p>
      <text:p text:style-name="Standard"><text:s text:c="2"/></text:p>
      <text:p text:style-name="Standard">XVIII.</text:p>
      <text:p text:style-name="Standard"></text:p>
      <text:p text:style-name="Standard"></text:p>
      <text:p text:style-name="Standard"><text:s text:c="2"/></text:p>
      <text:p text:style-name="Standard"><text:s text:c="7"/>Около деревни Праца <text:s/>Ростову велено было искать Кутузова и государя. Но</text:p>
      <text:p text:style-name="Standard"><text:s text:c="2"/>здесь не только <text:s/>не <text:s/>было <text:s/>их, <text:s/>но <text:s/>не <text:s/>было ни <text:s/>одного <text:s/>начальника, а <text:s/>были</text:p>
      <text:p text:style-name="Standard"><text:s text:c="2"/>разнородные толпы расстроенных войск.</text:p>
      <text:p text:style-name="Standard"><text:s text:c="7"/>Он погонял уставшую уже лошадь, чтобы скорее проехать эти толпы, но чем</text:p>
      <text:p text:style-name="Standard"><text:s text:c="2"/>дальше он подвигался, тем толпы становились расстроеннее. По большой дороге,</text:p>
      <text:p text:style-name="Standard"><text:s text:c="2"/>на <text:s/>которую <text:s/>он выехал, толпились <text:s/>коляски, экипажи <text:s/>всех сортов, <text:s/>русские и</text:p>
      <text:p text:style-name="Standard"><text:s text:c="2"/>австрийские солдаты, всех родов войск, раненые и нераненые. Все это гудело и</text:p>
      <text:p text:style-name="Standard"><text:s text:c="2"/>смешанно <text:s/>копошилось <text:s/>под <text:s/>мрачный звук летавших ядер с французских батарей,</text:p>
      <text:p text:style-name="Standard"><text:s text:c="2"/>поставленных на Праценских высотах.</text:p>
      <text:p text:style-name="Standard"><text:s text:c="7"/>-- <text:s/>Где <text:s/>государь? где Кутузов? -- спрашивал <text:s/>Ростов у <text:s/>всех, <text:s/>кого мог</text:p>
      <text:p text:style-name="Standard"><text:s text:c="2"/>остановить, и ни от кого не мог получить ответа.</text:p>
      <text:p text:style-name="Standard"><text:s text:c="7"/>Наконец, ухватив за воротник солдата, он заставил его ответить себе.</text:p>
      <text:p text:style-name="Standard"><text:s text:c="7"/>-- Э! брат! Уж давно <text:s/>все там, вперед удрали! -- сказал Ростову солдат,</text:p>
      <text:p text:style-name="Standard"><text:s text:c="2"/>смеясь чему-то и вырываясь.</text:p>
      <text:p text:style-name="Standard"><text:s text:c="7"/>Оставив <text:s/>этого солдата, который, <text:s/>очевидно, <text:s/>был пьян, Ростов остановил</text:p>
      <text:p text:style-name="Standard"><text:s text:c="2"/>лошадь денщика <text:s/>или берейтора важного лица и стал расспрашивать его. <text:s/>Денщик</text:p>
      <text:p text:style-name="Standard"><text:s text:c="2"/>объявил Ростову, что государя с час тому назад провезли во весь дух в карете</text:p>
      <text:p text:style-name="Standard"><text:s text:c="2"/>по этой самой дороге, и что государь опасно ранен.</text:p>
      <text:p text:style-name="Standard"><text:s text:c="7"/>-- Не может быть, -- сказал Ростов, -- верно, другой кто.</text:p>
      <text:p text:style-name="Standard"><text:s text:c="7"/>-- Сам я видел, -- сказал денщик с самоуверенной усмешкой. -- Уж мне-то</text:p>
      <text:p text:style-name="Standard"><text:s text:c="2"/>пора знать государя: <text:s/>кажется, сколько раз <text:s/>в <text:s/>Петербурге вот <text:s/>так-то видал.</text:p>
      <text:p text:style-name="Standard"><text:s text:c="2"/>Бледный, пребледный в карете сидит. Четверню вороных <text:s/>как припустит, батюшки</text:p>
      <text:p text:style-name="Standard"><text:s text:c="2"/>мои, мимо <text:s/>нас прогремел: <text:s/>пора, <text:s/>кажется, и царских лошадей и <text:s/>Илью Иваныча</text:p>
      <text:p text:style-name="Standard"><text:s text:c="2"/>знать; кажется, с другим как с царем Илья кучер не ездит.</text:p>
      <text:p text:style-name="Standard"><text:s text:c="7"/>Ростов пустил <text:s/>его лошадь <text:s/>и хотел <text:s/>ехать <text:s/>дальше. Шедший <text:s/>мимо раненый</text:p>
      <text:p text:style-name="Standard"><text:s text:c="2"/>офицер обратился к нему.</text:p>
      <text:p text:style-name="Standard"><text:s text:c="7"/>-- <text:s/>Да <text:s/>вам кого <text:s/>нужно? -- спросил <text:s/>офицер. -- Главнокомандующего? Так</text:p>
      <text:p text:style-name="Standard"><text:s text:c="2"/>убит ядром, в грудь убит при нашем полку.</text:p>
      <text:p text:style-name="Standard"><text:s text:c="7"/>-- Не убит, ранен, -- поправил другой офицер.</text:p>
      <text:p text:style-name="Standard"><text:s text:c="7"/>-- Да кто? Кутузов? -- спросил Ростов.</text:p>
      <text:p text:style-name="Standard"><text:s text:c="7"/>-- <text:s/>Не <text:s/>Кутузов, <text:s/>а <text:s/>как бишь его, <text:s/>-- ну, да все одно, живых <text:s/>не много</text:p>
      <text:p text:style-name="Standard"><text:s text:c="2"/>осталось. <text:s/>Вон <text:s/>туда <text:s/>ступайте, <text:s/>вон <text:s/>к <text:s/>той <text:s/>деревне, <text:s/>там <text:s/>все <text:s/>начальство</text:p>
      <text:p text:style-name="Standard"><text:s text:c="2"/>собралось, -- сказал этот офицер, <text:s/>указывая на деревню Гостиерадек, и прошел</text:p>
      <text:p text:style-name="Standard"><text:s text:c="2"/>мимо.</text:p>
      <text:p text:style-name="Standard"><text:s text:c="7"/>Ростов ехал шагом, <text:s/>не зная, зачем и к кому он теперь поедет. <text:s/>Государь</text:p>
      <text:p text:style-name="Standard"><text:s text:c="2"/>ранен, сражение проиграно. Нельзя было не верить <text:s/>этому теперь. Ростов <text:s/>ехал</text:p>
      <text:p text:style-name="Standard"><text:s text:c="2"/>по <text:s/>тому направлению, <text:s/>которое ему указали и <text:s/>по <text:s/>которому виднелись вдалеке</text:p>
      <text:p text:style-name="Standard"><text:s text:c="2"/>башня и <text:s/>церковь. Куда <text:s/>ему <text:s/>было торопиться? Что ему было <text:s/>теперь <text:s/>говорить</text:p>
      <text:p text:style-name="Standard"><text:s text:c="2"/>государю или Кутузову, ежели бы даже они и были живы и не ранены?</text:p>
      <text:p text:style-name="Standard"><text:s text:c="7"/>-- Этой <text:s/>дорогой, ваше <text:s/>благородие, поезжайте, <text:s/>а тут прямо <text:s/>убьют, <text:s/>--</text:p>
      <text:p text:style-name="Standard"><text:s text:c="2"/>закричал ему солдат. -- Тут убьют!</text:p>
      <text:p text:style-name="Standard"><text:s text:c="7"/>-- О! что говоришь! сказал другой. -- Куда он поедет? Тут ближе.</text:p>
      <text:p text:style-name="Standard"><text:s text:c="7"/>Ростов задумался и поехал именно по тому направлению, где ему говорили,</text:p>
      <text:p text:style-name="Standard"><text:s text:c="2"/>что убьют.</text:p>
      <text:p text:style-name="Standard"><text:s text:c="7"/>"Теперь <text:s/>все равно: уж ежели государь ранен, неужели <text:s/>мне беречь себя?"</text:p>
      <text:p text:style-name="Standard"><text:soft-page-break/><text:s text:c="2"/>думал он. Он въехал в то пространство, на котором более всего погибло людей,</text:p>
      <text:p text:style-name="Standard"><text:s text:c="2"/>бегущих <text:s/>с Працена. Французы <text:s/>еще <text:s/>не <text:s/>занимали этого места, <text:s/>а русские, те,</text:p>
      <text:p text:style-name="Standard"><text:s text:c="2"/>которые были <text:s/>живы <text:s/>или <text:s/>ранены, <text:s/>давно оставили его. На поле, как <text:s/>копны на</text:p>
      <text:p text:style-name="Standard"><text:s text:c="2"/>хорошей пашне, лежало человек <text:s/>десять, пятнадцать убитых, раненых <text:s/>на каждой</text:p>
      <text:p text:style-name="Standard"><text:s text:c="2"/>десятине места. Раненые <text:s/>сползались <text:s/>по <text:s/>два, <text:s/>по <text:s/>три <text:s/>вместе, <text:s/>и слышались</text:p>
      <text:p text:style-name="Standard"><text:s text:c="2"/>неприятные, <text:s/>иногда <text:s/>притворные, <text:s/>как казалось <text:s/>Ростову, <text:s/>их крики и <text:s/>стоны.</text:p>
      <text:p text:style-name="Standard"><text:s text:c="2"/>Ростов пустил лошадь рысью, <text:s/>чтобы не видать всех этих <text:s/>страдающих людей, <text:s/>и</text:p>
      <text:p text:style-name="Standard"><text:s text:c="2"/>ему стало страшно. Он боялся не за свою жизнь, а за то мужество, которое ему</text:p>
      <text:p text:style-name="Standard"><text:s text:c="2"/>нужно было и которое, он знал, не выдержит вида этих несчастных.</text:p>
      <text:p text:style-name="Standard"><text:s text:c="7"/>Французы, переставшие стрелять по этому, усеянному мертвыми и ранеными,</text:p>
      <text:p text:style-name="Standard"><text:s text:c="2"/>полю, потому что <text:s/>уже никого на <text:s/>нем живого не было, <text:s/>увидав едущего по <text:s/>нем</text:p>
      <text:p text:style-name="Standard"><text:s text:c="2"/>адъютанта, <text:s/>навели <text:s/>на <text:s/>него орудие <text:s/>и бросили несколько <text:s/>ядер. Чувство этих</text:p>
      <text:p text:style-name="Standard"><text:s text:c="2"/>свистящих, страшных звуков и окружающие мертвецы слились для Ростова в <text:s/>одно</text:p>
      <text:p text:style-name="Standard"><text:s text:c="2"/>впечатление <text:s/>ужаса и сожаления <text:s/>к <text:s/>себе. <text:s/>Ему <text:s/>вспомнилось последнее <text:s/>письмо</text:p>
      <text:p text:style-name="Standard"><text:s text:c="2"/>матери. "Что бы она почувствовала, -- подумал он, -- коль бы она видела меня</text:p>
      <text:p text:style-name="Standard"><text:s text:c="2"/>теперь здесь, на этом поле и с направленными на меня орудиями".</text:p>
      <text:p text:style-name="Standard"><text:s text:c="7"/>В деревне Гостиерадеке <text:s/>были хотя <text:s/>и спутанные, <text:s/>но <text:s/>в <text:s/>большем порядке</text:p>
      <text:p text:style-name="Standard"><text:s text:c="2"/>русские <text:s/>войска, <text:s/>шедшие <text:s/>прочь <text:s/>с <text:s/>поля сражения. <text:s/>Сюда <text:s/>уже <text:s/>не <text:s/>доставали</text:p>
      <text:p text:style-name="Standard"><text:s text:c="2"/>французские <text:s/>ядра, и звуки <text:s/>стрельбы казались <text:s/>далекими. <text:s/>Здесь все уже ясно</text:p>
      <text:p text:style-name="Standard"><text:s text:c="2"/>видели и говорили, что сражение проиграно. К кому ни обращался Ростов, никто</text:p>
      <text:p text:style-name="Standard"><text:s text:c="2"/>не мог сказать ему, ни <text:s/>где был государь, ни где был Кутузов. Одни говорили,</text:p>
      <text:p text:style-name="Standard"><text:s text:c="2"/>что <text:s/>слух о ране государя справедлив, другие <text:s/>говорили, что нет, и объясняли</text:p>
      <text:p text:style-name="Standard"><text:s text:c="2"/>этот <text:s/>ложный <text:s/>распространившийся <text:s/>слух <text:s/>тем, что, <text:s/>действительно, <text:s/>в <text:s/>карете</text:p>
      <text:p text:style-name="Standard"><text:s text:c="2"/>государя проскакал назад с поля сражения бледный и испуганный обер-гофмаршал</text:p>
      <text:p text:style-name="Standard"><text:s text:c="2"/>граф Толстой, выехавший с <text:s/>другими в свите императора на поле сражения. Один</text:p>
      <text:p text:style-name="Standard"><text:s text:c="2"/>офицер сказал Ростову, что за <text:s/>деревней, налево, он видел кого-то из высшего</text:p>
      <text:p text:style-name="Standard"><text:s text:c="2"/>начальства, и Ростов поехал <text:s/>туда, уже не надеясь найти кого-нибудь, <text:s/>но для</text:p>
      <text:p text:style-name="Standard"><text:s text:c="2"/>того <text:s/>только, <text:s/>чтобы перед самим собою очистить свою совесть. Проехав версты</text:p>
      <text:p text:style-name="Standard"><text:s text:c="2"/>три <text:s/>и миновав последние русские войска, около огорода, <text:s/>окопанного канавой,</text:p>
      <text:p text:style-name="Standard"><text:s text:c="2"/>Ростов увидал двух стоявших против канавы всадников. Один, <text:s/>с белым султаном</text:p>
      <text:p text:style-name="Standard"><text:s text:c="2"/>на шляпе, показался почему-то знакомым Ростову; <text:s/>другой, незнакомый всадник,</text:p>
      <text:p text:style-name="Standard"><text:s text:c="2"/>на прекрасной рыжей лошади (лошадь эта показалась знакомою Ростову) подъехал</text:p>
      <text:p text:style-name="Standard"><text:s text:c="2"/>к канаве, <text:s/>толкнул лошадь <text:s/>шпорами <text:s/>и, <text:s/>выпустив поводья, <text:s/>легко перепрыгнул</text:p>
      <text:p text:style-name="Standard"><text:s text:c="2"/>через <text:s/>канаву <text:s/>огорода. <text:s/>Только <text:s/>земля <text:s/>осыпалась с насыпи от <text:s/>задних <text:s/>копыт</text:p>
      <text:p text:style-name="Standard"><text:s text:c="2"/>лошади. <text:s/>Круто <text:s/>повернув <text:s/>лошадь, <text:s/>он <text:s/>опять <text:s/>назад <text:s text:c="2"/>перепрыгнул <text:s/>канаву <text:s/>и</text:p>
      <text:p text:style-name="Standard"><text:s text:c="2"/>почтительно обратился <text:s/>к всаднику <text:s/>с белым султаном, очевидно, предлагая ему</text:p>
      <text:p text:style-name="Standard"><text:s text:c="2"/>сделать <text:s/>то <text:s/>же. <text:s/>Всадник, <text:s/>которого <text:s/>фигура показалась <text:s/>знакома <text:s/>Ростову <text:s/>и</text:p>
      <text:p text:style-name="Standard"><text:s text:c="2"/>почему-то невольно приковала <text:s/>к себе его внимание, сделал отрицательный жест</text:p>
      <text:p text:style-name="Standard"><text:s text:c="2"/>головой <text:s text:c="2"/>и <text:s/>рукой, <text:s/>и <text:s/>по <text:s/>этому <text:s/>жесту <text:s/>Ростов <text:s/>мгновенно <text:s text:c="2"/>узнал <text:s text:c="2"/>своего</text:p>
      <text:p text:style-name="Standard"><text:s text:c="2"/>оплакиваемого, обожаемого государя.</text:p>
      <text:p text:style-name="Standard"><text:s text:c="7"/>"Но <text:s/>это <text:s/>не мог <text:s/>быть он, один <text:s/>посреди этого <text:s/>пустого <text:s/>поля", подумал</text:p>
      <text:p text:style-name="Standard"><text:s text:c="2"/>Ростов. <text:s/>В это время <text:s/>Александр <text:s/>повернул голову, <text:s/>и Ростов <text:s/>увидал так живо</text:p>
      <text:p text:style-name="Standard"><text:s text:c="2"/>врезавшиеся в его памяти любимые черты. Государь был бледен, <text:s/>щеки его впали</text:p>
      <text:p text:style-name="Standard"><text:s text:c="2"/>и <text:s/>глаза <text:s/>ввалились; но <text:s/>тем <text:s/>больше прелести, кротости <text:s/>было в <text:s/>его чертах.</text:p>
      <text:p text:style-name="Standard"><text:s text:c="2"/>Ростов <text:s/>был <text:s/>счастлив, <text:s/>убедившись <text:s/>в том, <text:s/>что <text:s/>слух о <text:s/>ране <text:s/>государя <text:s/>был</text:p>
      <text:p text:style-name="Standard"><text:s text:c="2"/>несправедлив. Он был счастлив, что видел его. <text:s/>Он знал, что мог, даже должен</text:p>
      <text:p text:style-name="Standard"><text:s text:c="2"/>был прямо обратиться к нему <text:s/>и передать то, что приказано было <text:s/>ему передать</text:p>
      <text:p text:style-name="Standard"><text:s text:c="2"/>от Долгорукова.</text:p>
      <text:p text:style-name="Standard"><text:s text:c="7"/>Но как влюбленный <text:s/>юноша дрожит и млеет, не смея сказать того, о чем он</text:p>
      <text:p text:style-name="Standard"><text:s text:c="2"/>мечтает ночи, и испуганно оглядывается, ища помощи или возможности <text:s/>отсрочки</text:p>
      <text:p text:style-name="Standard"><text:s text:c="2"/>и бегства, когда наступила желанная <text:s/>минута, и он стоит наедине с ней, так и</text:p>
      <text:p text:style-name="Standard"><text:s text:c="2"/>Ростов теперь, достигнув того, чего он желал больше всего на свете, не знал,</text:p>
      <text:p text:style-name="Standard"><text:soft-page-break/><text:s text:c="2"/>как подступить к <text:s/>государю, <text:s/>и ему представлялись тысячи соображений, почему</text:p>
      <text:p text:style-name="Standard"><text:s text:c="2"/>это было неудобно, неприлично и невозможно.</text:p>
      <text:p text:style-name="Standard"><text:s text:c="7"/>"Как! <text:s/>Я <text:s/>как <text:s/>будто <text:s/>рад случаю <text:s/>воспользоваться тем, что он один <text:s/>и в</text:p>
      <text:p text:style-name="Standard"><text:s text:c="2"/>унынии. <text:s/>Ему <text:s/>неприятно <text:s/>и <text:s/>тяжело может <text:s/>показаться неизвестное лицо <text:s/>в эту</text:p>
      <text:p text:style-name="Standard"><text:s text:c="2"/>минуту печали; потом, что я могу сказать ему теперь, когда при одном взгляде</text:p>
      <text:p text:style-name="Standard"><text:s text:c="2"/>на <text:s/>него у <text:s/>меня замирает <text:s/>сердце и <text:s/>пересыхает <text:s/>во <text:s/>рту?" Ни <text:s/>одна <text:s/>из <text:s/>тех</text:p>
      <text:p text:style-name="Standard"><text:s text:c="2"/>бесчисленных <text:s text:c="2"/>речей, <text:s/>которые <text:s/>он, <text:s/>обращая <text:s/>к <text:s/>государю, <text:s/>слагал <text:s/>в <text:s/>своем</text:p>
      <text:p text:style-name="Standard"><text:s text:c="2"/>воображении, <text:s/>не <text:s/>приходила <text:s/>ему <text:s/>теперь в <text:s/>голову. Те речи <text:s/>большею <text:s/>частию</text:p>
      <text:p text:style-name="Standard"><text:s text:c="2"/>держались совсем при <text:s/>других условиях, те говорились большею частию в минуту</text:p>
      <text:p text:style-name="Standard"><text:s text:c="2"/>побед и торжеств и преимущественно на смертном одре <text:s/>от полученных ран, в то</text:p>
      <text:p text:style-name="Standard"><text:s text:c="2"/>время как государь благодарил <text:s/>его <text:s/>за геройские <text:s/>поступки, <text:s/>и <text:s/>он, <text:s/>умирая,</text:p>
      <text:p text:style-name="Standard"><text:s text:c="2"/>высказывал ему подтвержденную на деле любовь свою.</text:p>
      <text:p text:style-name="Standard"><text:s text:c="7"/>"Потом, что же я буду спрашивать государя <text:s/>об его приказаниях на правый</text:p>
      <text:p text:style-name="Standard"><text:s text:c="2"/>фланг, <text:s/>когда <text:s/>уже <text:s/>теперь <text:s/>4-й <text:s/>час <text:s/>вечера, <text:s/>и <text:s/>сражение <text:s/>проиграно? <text:s/>Нет,</text:p>
      <text:p text:style-name="Standard"><text:s text:c="2"/>решительно <text:s/>я <text:s/>не <text:s/>должен <text:s text:c="2"/>подъезжать <text:s text:c="2"/>к <text:s/>нему. <text:s/>Не <text:s/>должен <text:s/>нарушать <text:s/>его</text:p>
      <text:p text:style-name="Standard"><text:s text:c="2"/>задумчивость. Лучше умереть <text:s/>тысячу раз, чем получить от него дурной взгляд,</text:p>
      <text:p text:style-name="Standard"><text:s text:c="2"/>дурное <text:s/>мнение", решил <text:s/>Ростов и <text:s/>с грустью и с отчаянием <text:s/>в <text:s/>сердце <text:s/>поехал</text:p>
      <text:p text:style-name="Standard"><text:s text:c="2"/>прочь, <text:s/>беспрестанно <text:s/>оглядываясь на все <text:s/>еще <text:s/>стоявшего в том <text:s/>же положении</text:p>
      <text:p text:style-name="Standard"><text:s text:c="2"/>нерешительности государя.</text:p>
      <text:p text:style-name="Standard"><text:s text:c="7"/>В то время <text:s/>как <text:s/>Ростов делал эти <text:s/>соображения и <text:s/>печально отъезжал <text:s/>от</text:p>
      <text:p text:style-name="Standard"><text:s text:c="2"/>государя, <text:s/>капитан <text:s/>фон-Толь <text:s/>случайно <text:s/>наехал <text:s/>на <text:s/>то <text:s/>же место <text:s/>и, <text:s/>увидав</text:p>
      <text:p text:style-name="Standard"><text:s text:c="2"/>государя, <text:s/>прямо подъехал <text:s/>к нему, предложил ему свои услуги и помог перейти</text:p>
      <text:p text:style-name="Standard"><text:s text:c="2"/>пешком через <text:s/>канаву. Государь, желая <text:s/>отдохнуть и чувствуя себя нездоровым,</text:p>
      <text:p text:style-name="Standard"><text:s text:c="2"/>сел под яблочное дерево, <text:s/>и <text:s/>Толь остановился <text:s/>подле него. Ростов издалека с</text:p>
      <text:p text:style-name="Standard"><text:s text:c="2"/>завистью <text:s/>и раскаянием <text:s/>видел, как фон-Толь что-то долго и с <text:s/>жаром <text:s/>говорил</text:p>
      <text:p text:style-name="Standard"><text:s text:c="2"/>государю, <text:s/>как государь, <text:s/>видимо, заплакав, <text:s/>закрыл глаза рукой и пожал руку</text:p>
      <text:p text:style-name="Standard"><text:s text:c="2"/>Толю.</text:p>
      <text:p text:style-name="Standard"><text:s text:c="7"/>"И это <text:s/>я мог бы быть на <text:s/>его месте?" <text:s/>подумал про себя Ростов <text:s/>и, едва</text:p>
      <text:p text:style-name="Standard"><text:s text:c="2"/>удерживая слезы сожаления об участи государя, в совершенном отчаянии <text:s/>поехал</text:p>
      <text:p text:style-name="Standard"><text:s text:c="2"/>дальше, не зная, куда и зачем он теперь едет.</text:p>
      <text:p text:style-name="Standard"><text:s text:c="7"/>Его <text:s/>отчаяние было тем сильнее, что он чувствовал, что его <text:s/>собственная</text:p>
      <text:p text:style-name="Standard"><text:s text:c="2"/>слабость была причиной его горя.</text:p>
      <text:p text:style-name="Standard"><text:s text:c="7"/>Он мог бы... не только мог бы, но он должен был подъехать к государю. И</text:p>
      <text:p text:style-name="Standard"><text:s text:c="2"/>это <text:s/>был <text:s/>единственный случай показать <text:s/>государю свою <text:s/>преданность. И он <text:s/>не</text:p>
      <text:p text:style-name="Standard"><text:s text:c="2"/>воспользовался им... "Что я наделал?" <text:s/>подумал он. <text:s/>И он <text:s/>повернул лошадь <text:s/>и</text:p>
      <text:p text:style-name="Standard"><text:s text:c="2"/>поскакал назад к тому месту, <text:s/>где видел императора; но никого уже не было за</text:p>
      <text:p text:style-name="Standard"><text:s text:c="2"/>канавой. Только ехали повозки и экипажи. От одного фурмана Ростов узнал, что</text:p>
      <text:p text:style-name="Standard"><text:s text:c="2"/>Кутузовский <text:s/>штаб <text:s/>находится <text:s/>неподалеку <text:s/>в <text:s/>деревне, куда шли обозы. Ростов</text:p>
      <text:p text:style-name="Standard"><text:s text:c="2"/>поехал за ними.</text:p>
      <text:p text:style-name="Standard"><text:s text:c="7"/>Впереди <text:s/>его <text:s/>шел <text:s/>берейтор <text:s/>Кутузова, <text:s/>ведя <text:s text:c="2"/>лошадей <text:s/>в <text:s/>попонах. <text:s/>За</text:p>
      <text:p text:style-name="Standard"><text:s text:c="2"/>берейтором ехала <text:s/>повозка, <text:s/>и за повозкой <text:s/>шел старик <text:s/>дворовый, <text:s/>в картузе,</text:p>
      <text:p text:style-name="Standard"><text:s text:c="2"/>полушубке и с кривыми ногами.</text:p>
      <text:p text:style-name="Standard"><text:s text:c="7"/>-- Тит, а Тит! -- сказал берейтор.</text:p>
      <text:p text:style-name="Standard"><text:s text:c="7"/>-- Чего? -- рассеянно отвечал старик.</text:p>
      <text:p text:style-name="Standard"><text:s text:c="7"/>-- Тит! Ступай молотить.</text:p>
      <text:p text:style-name="Standard"><text:s text:c="7"/>-- Э, дурак, <text:s/>тьфу! <text:s/>-- сердито плюнув, сказал старик. Прошло несколько</text:p>
      <text:p text:style-name="Standard"><text:s text:c="2"/>времени молчаливого движения, и повторилась опять та же шутка.</text:p>
      <text:p text:style-name="Standard"><text:s text:c="7"/>В пятом часу вечера сражение было проиграно <text:s/>на всех пунктах. Более ста</text:p>
      <text:p text:style-name="Standard"><text:s text:c="2"/>орудий находилось уже во власти французов.</text:p>
      <text:p text:style-name="Standard"><text:s text:c="7"/>Пржебышевский с своим корпусом положил оружие. Другие колонны, растеряв</text:p>
      <text:p text:style-name="Standard"><text:s text:c="2"/>около половины людей, отступали расстроенными, перемешанными толпами.</text:p>
      <text:p text:style-name="Standard"><text:s text:c="7"/>Остатки войск Ланжерона и Дохтурова, смешавшись, теснились около прудов</text:p>
      <text:p text:style-name="Standard"><text:soft-page-break/><text:s text:c="2"/>на плотинах и берегах у деревни Аугеста.</text:p>
      <text:p text:style-name="Standard"><text:s text:c="7"/>В 6-м часу только у плотины Аугеста еще слышалась жаркая канонада одних</text:p>
      <text:p text:style-name="Standard"><text:s text:c="2"/>французов, выстроивших многочисленные батареи на <text:s/>спуске Праценских высот <text:s/>и</text:p>
      <text:p text:style-name="Standard"><text:s text:c="2"/>бивших по нашим отступающим войскам.</text:p>
      <text:p text:style-name="Standard"><text:s text:c="7"/>В арьергарде <text:s/>Дохтуров и <text:s/>другие, собирая батальоны, <text:s/>отстреливались от</text:p>
      <text:p text:style-name="Standard"><text:s text:c="2"/>французской кавалерии, преследовавшей наших. Начинало смеркаться. <text:s/>На <text:s/>узкой</text:p>
      <text:p text:style-name="Standard"><text:s text:c="2"/>плотине <text:s text:c="2"/>Аугеста, <text:s text:c="2"/>на <text:s/>которой <text:s/>столько <text:s text:c="2"/>лет <text:s/>мирно <text:s/>сиживал <text:s text:c="2"/>в <text:s/>колпаке</text:p>
      <text:p text:style-name="Standard"><text:s text:c="2"/>старичок-мельник <text:s/>с <text:s/>удочками, <text:s/>в <text:s/>то <text:s/>время <text:s/>как <text:s/>внук его, <text:s/>засучив рукава</text:p>
      <text:p text:style-name="Standard"><text:s text:c="2"/>рубашки, перебирал <text:s/>в <text:s/>лейке серебряную трепещущую рыбу; на этой плотине, по</text:p>
      <text:p text:style-name="Standard"><text:s text:c="2"/>которой <text:s/>столько лет <text:s/>мирно проезжали <text:s/>на <text:s/>своих <text:s/>парных <text:s/>возах, нагруженных</text:p>
      <text:p text:style-name="Standard"><text:s text:c="2"/>пшеницей, в <text:s/>мохнатых <text:s/>шапках и <text:s/>синих куртках моравы и, запыленные мукой, с</text:p>
      <text:p text:style-name="Standard"><text:s text:c="2"/>белыми возами <text:s/>уезжали по той же плотине, <text:s/>-- на <text:s/>этой <text:s/>узкой плотине теперь</text:p>
      <text:p text:style-name="Standard"><text:s text:c="2"/>между фурами и пушками, под лошадьми и между колес толпились <text:s/>обезображенные</text:p>
      <text:p text:style-name="Standard"><text:s text:c="2"/>страхом смерти люди, давя друг друга, умирая, шагая через умирающих и убивая</text:p>
      <text:p text:style-name="Standard"><text:s text:c="2"/>друг <text:s/>друга для того только, чтобы, пройдя несколько шагов, быть точно. <text:s/>так</text:p>
      <text:p text:style-name="Standard"><text:s text:c="2"/>же убитыми.</text:p>
      <text:p text:style-name="Standard"><text:s text:c="7"/>Каждые <text:s/>десять <text:s/>секунд, <text:s/>нагнетая воздух, шлепало <text:s/>ядро или разрывалась</text:p>
      <text:p text:style-name="Standard"><text:s text:c="2"/>граната в средине этой густой толпы, убивая и обрызгивая кровью тех, которые</text:p>
      <text:p text:style-name="Standard"><text:s text:c="2"/>стояли близко. Долохов, <text:s/>раненый в руку, пешком с десятком солдат своей роты</text:p>
      <text:p text:style-name="Standard"><text:s text:c="2"/>(он <text:s/>был уже офицер) и <text:s/>его полковой командир, верхом, <text:s/>представляли из себя</text:p>
      <text:p text:style-name="Standard"><text:s text:c="2"/>остатки всего полка. <text:s/>Влекомые <text:s/>толпой, они втеснились во вход к <text:s/>плотине и,</text:p>
      <text:p text:style-name="Standard"><text:s text:c="2"/>сжатые со всех сторон, остановились, <text:s/>потому <text:s/>что впереди упала <text:s/>лошадь <text:s/>под</text:p>
      <text:p text:style-name="Standard"><text:s text:c="2"/>пушкой, <text:s/>и толпа вытаскивала ее. Одно ядро убило <text:s/>кого-то <text:s/>сзади <text:s/>их, другое</text:p>
      <text:p text:style-name="Standard"><text:s text:c="2"/>ударилось впереди и забрызгало кровью Долохова. <text:s/>Толпа отчаянно надвинулась,</text:p>
      <text:p text:style-name="Standard"><text:s text:c="2"/>сжалась, тронулась несколько шагов и опять остановилась.</text:p>
      <text:p text:style-name="Standard"><text:s text:c="7"/>Пройти эти сто <text:s/>шагов, и, наверное, спасен; простоять еще две минуты, и</text:p>
      <text:p text:style-name="Standard"><text:s text:c="2"/>погиб, наверное, думал каждый. Долохов, стоявший <text:s/>в середине толпы, рванулся</text:p>
      <text:p text:style-name="Standard"><text:s text:c="2"/>к краю плотины, сбив с ног двух солдат, и сбежал на скользкий лед, покрывший</text:p>
      <text:p text:style-name="Standard"><text:s text:c="2"/>пруд.</text:p>
      <text:p text:style-name="Standard"><text:s text:c="7"/>-- Сворачивай, -- закричал <text:s/>он, подпрыгивая по льду, который трещал под</text:p>
      <text:p text:style-name="Standard"><text:s text:c="2"/>ним, -- сворачивай! -- кричал он на орудие. -- Держит!...</text:p>
      <text:p text:style-name="Standard"><text:s text:c="7"/>Лед держал его, но гнулся и трещал, и <text:s/>очевидно было, что не только под</text:p>
      <text:p text:style-name="Standard"><text:s text:c="2"/>орудием <text:s/>или толпой народа, но под ним <text:s/>одним <text:s/>он сейчас <text:s/>рухнется. <text:s/>На него</text:p>
      <text:p text:style-name="Standard"><text:s text:c="2"/>смотрели и <text:s/>жались к берегу, не решаясь еще <text:s/>ступить на лед. Командир полка,</text:p>
      <text:p text:style-name="Standard"><text:s text:c="2"/>стоявший верхом у <text:s/>въезда, <text:s/>поднял руку и раскрыл рот, обращаясь к Долохову.</text:p>
      <text:p text:style-name="Standard"><text:s text:c="2"/>Вдруг одно из ядер <text:s/>так <text:s/>низко <text:s/>засвистело над <text:s/>толпой, <text:s/>что <text:s/>все нагнулись.</text:p>
      <text:p text:style-name="Standard"><text:s text:c="2"/>Что-то шлепнулось в мокрое, и генерал упал с <text:s/>лошадью в лужу крови. Никто не</text:p>
      <text:p text:style-name="Standard"><text:s text:c="2"/>взглянул на генерала, не подумал поднять его.</text:p>
      <text:p text:style-name="Standard"><text:s text:c="7"/>-- Пошел на лед! пошел по льду! <text:s/>Пошел! вороти! <text:s/>аль не слышишь! Пошел!</text:p>
      <text:p text:style-name="Standard"><text:s text:c="2"/>-- вдруг после ядра, попавшего в <text:s/>генерала, послышались бесчисленные голоса,</text:p>
      <text:p text:style-name="Standard"><text:s text:c="2"/>сами не зная, что и зачем кричавшие.</text:p>
      <text:p text:style-name="Standard"><text:s text:c="7"/>Одно из задних орудий, вступавшее на плотину, своротило <text:s/>на лед. <text:s/>Толпы</text:p>
      <text:p text:style-name="Standard"><text:s text:c="2"/>солдат <text:s/>с плотины стали сбегать <text:s/>на замерзший пруд. <text:s/>Под <text:s/>одним <text:s/>из передних</text:p>
      <text:p text:style-name="Standard"><text:s text:c="2"/>солдат <text:s/>треснул <text:s/>лед, <text:s/>и <text:s/>одна <text:s/>нога ушла <text:s/>в <text:s/>воду; <text:s/>он <text:s/>хотел <text:s/>оправиться и</text:p>
      <text:p text:style-name="Standard"><text:s text:c="2"/>провалился по пояс.</text:p>
      <text:p text:style-name="Standard"><text:s text:c="7"/>Ближайшие солдаты замялись, орудийный ездовой остановил свою лошадь, но</text:p>
      <text:p text:style-name="Standard"><text:s text:c="2"/>сзади все еще слышались <text:s/>крики: <text:s/>"Пошел <text:s/>на лед, что стал, пошел! пошел!" <text:s/>И</text:p>
      <text:p text:style-name="Standard"><text:s text:c="2"/>крики ужаса <text:s/>послышались <text:s/>в <text:s/>толпе. <text:s/>Солдаты, окружавшие <text:s/>орудие, махали <text:s/>на</text:p>
      <text:p text:style-name="Standard"><text:s text:c="2"/>лошадей и били их, <text:s/>чтобы они <text:s/>сворачивали и подвигались. Лошади тронулись с</text:p>
      <text:p text:style-name="Standard"><text:s text:c="2"/>берега. <text:s/>Лед, <text:s/>державший <text:s/>пеших, <text:s/>рухнулся огромным куском, и человек сорок,</text:p>
      <text:p text:style-name="Standard"><text:s text:c="2"/>бывших на льду, бросились кто вперед, кто назад, потопляя один другого.</text:p>
      <text:p text:style-name="Standard"><text:s text:c="7"/>Ядра все так же <text:s/>равномерно свистели и шлепались на лед, в воду <text:s/>и чаще</text:p>
      <text:p text:style-name="Standard"><text:soft-page-break/><text:s text:c="2"/>всего в толпу, покрывавшую плотину, пруды и берег.</text:p>
      <text:p text:style-name="Standard"><text:s text:c="2"/></text:p>
      <text:p text:style-name="Standard"><text:s text:c="2"/></text:p>
      <text:p text:style-name="Standard">XIX.</text:p>
      <text:p text:style-name="Standard"></text:p>
      <text:p text:style-name="Standard"></text:p>
      <text:p text:style-name="Standard"><text:s text:c="2"/></text:p>
      <text:p text:style-name="Standard"><text:s text:c="7"/>На Праценской горе, на том самом месте, где он упал с древком знамени в</text:p>
      <text:p text:style-name="Standard"><text:s text:c="2"/>руках, лежал князь Андрей Болконский, истекая <text:s/>кровью, <text:s/>и, сам не зная того,</text:p>
      <text:p text:style-name="Standard"><text:s text:c="2"/>стонал тихим, жалостным и детским стоном.</text:p>
      <text:p text:style-name="Standard"><text:s text:c="7"/>К <text:s/>вечеру он перестал стонать и совершенно затих. Он не знал, как долго</text:p>
      <text:p text:style-name="Standard"><text:s text:c="2"/>продолжалось его <text:s/>забытье. Вдруг он опять чувствовал себя живым и страдающим</text:p>
      <text:p text:style-name="Standard"><text:s text:c="2"/>от жгучей и разрывающей что-то боли в голове.</text:p>
      <text:p text:style-name="Standard"><text:s text:c="7"/>"Где <text:s/>оно, <text:s/>это высокое небо, <text:s/>которое <text:s/>я не знал до <text:s/>сих пор и <text:s/>увидал</text:p>
      <text:p text:style-name="Standard"><text:s text:c="2"/>нынче?" <text:s/>было первою его <text:s/>мыслью. "И страдания этого <text:s/>я <text:s/>не <text:s/>знал <text:s/>также, --</text:p>
      <text:p text:style-name="Standard"><text:s text:c="2"/>подумал он. -- Да, я ничего, ничего не знал до сих пор. Но где я?"</text:p>
      <text:p text:style-name="Standard"><text:s text:c="7"/>Он стал прислушиваться и услыхал звуки приближающегося топота лошадей и</text:p>
      <text:p text:style-name="Standard"><text:s text:c="2"/>звуки <text:s/>голосов, <text:s/>говоривших <text:s/>по-французски. Он раскрыл глаза. <text:s/>Над ним <text:s/>было</text:p>
      <text:p text:style-name="Standard"><text:s text:c="2"/>опять все то же <text:s/>высокое <text:s/>небо <text:s/>с еще выше <text:s/>поднявшимися плывущими облаками,</text:p>
      <text:p text:style-name="Standard"><text:s text:c="2"/>сквозь которые виднелась синеющая бесконечность. Он не поворачивал головы <text:s/>и</text:p>
      <text:p text:style-name="Standard"><text:s text:c="2"/>не видал тех, <text:s/>которые, <text:s/>судя по <text:s/>звуку копыт и голосов, <text:s/>подъехали к нему и</text:p>
      <text:p text:style-name="Standard"><text:s text:c="2"/>остановились.</text:p>
      <text:p text:style-name="Standard"><text:s text:c="7"/>Подъехавшие <text:s/>верховые <text:s/>были Наполеон, сопутствуемый <text:s/>двумя адъютантами.</text:p>
      <text:p text:style-name="Standard"><text:s text:c="2"/>Бонапарте, объезжая <text:s/>поле сражения, отдавал последние приказания об усилении</text:p>
      <text:p text:style-name="Standard"><text:s text:c="2"/>батарей <text:s/>стреляющих по <text:s/>плотине <text:s/>Аугеста и <text:s/>рассматривал <text:s/>убитых и <text:s/>раненых,</text:p>
      <text:p text:style-name="Standard"><text:s text:c="2"/>оставшихся на поле сражения.</text:p>
      <text:p text:style-name="Standard"><text:s text:c="7"/>-- <text:s/>De beaux hommes! [66] -- сказал Наполеон, глядя на убитого</text:p>
      <text:p text:style-name="Standard"><text:s text:c="2"/>русского <text:s/>гренадера, который с уткнутым в землю лицом и <text:s/>почернелым затылком</text:p>
      <text:p text:style-name="Standard"><text:s text:c="2"/>лежал на животе, откинув далеко одну уже закоченевшую руку.</text:p>
      <text:p text:style-name="Standard"><text:s text:c="7"/>-- <text:s/>Les <text:s text:c="2"/>munitions <text:s/>des <text:s/>pièces <text:s text:c="2"/>de <text:s/>position <text:s/>sont <text:s/>épuisées, <text:s/>sire!</text:p>
      <text:p text:style-name="Standard"><text:s text:c="2"/>[67] <text:s/>-- <text:s/>сказал <text:s/>в <text:s/>это <text:s/>время <text:s/>адъютант, <text:s/>приехавший <text:s/>с <text:s/>батарей,</text:p>
      <text:p text:style-name="Standard"><text:s text:c="2"/>стрелявших по Аугесту.</text:p>
      <text:p text:style-name="Standard"><text:s text:c="7"/>-- <text:s/>Faites <text:s/>avancer <text:s/>celles <text:s/>de <text:s/>la <text:s/>réserve, <text:s/>[68] <text:s/>-- сказал</text:p>
      <text:p text:style-name="Standard"><text:s text:c="2"/>Наполеон, и, <text:s/>отъехав несколько <text:s/>шагов, <text:s/>он остановился над князем <text:s/>Андреем,</text:p>
      <text:p text:style-name="Standard"><text:s text:c="2"/>лежавшим навзничь <text:s/>с <text:s/>брошенным подле него <text:s/>древком знамени <text:s/>(знамя уже, как</text:p>
      <text:p text:style-name="Standard"><text:s text:c="2"/>трофей, было взято французами).</text:p>
      <text:p text:style-name="Standard"><text:s text:c="7"/>-- <text:s/>Voilà <text:s/>une belle mort, [69] -- сказал Наполеон, <text:s/>глядя <text:s/>на</text:p>
      <text:p text:style-name="Standard"><text:s text:c="2"/>Болконского.</text:p>
      <text:p text:style-name="Standard"><text:s text:c="7"/>Князь Андрей понял, <text:s/>что <text:s/>это <text:s/>было сказано <text:s/>о <text:s/>нем, <text:s/>и что говорит это</text:p>
      <text:p text:style-name="Standard"><text:s text:c="2"/>Наполеон. Он слышал, как <text:s/>называли <text:s/>sire того, кто <text:s/>сказал эти слова. Но <text:s/>он</text:p>
      <text:p text:style-name="Standard"><text:s text:c="2"/>слышал <text:s/>эти <text:s/>слова, <text:s/>как <text:s/>бы <text:s/>он <text:s/>слышал <text:s/>жужжание <text:s/>мухи. <text:s/>Он <text:s/>не только <text:s/>не</text:p>
      <text:p text:style-name="Standard"><text:s text:c="2"/>интересовался ими, но <text:s/>он <text:s/>и <text:s/>не заметил, <text:s/>а <text:s/>тотчас <text:s/>же забыл их. <text:s/>Ему жгло</text:p>
      <text:p text:style-name="Standard"><text:s text:c="2"/>голову; он чувствовал, что он <text:s/>исходит кровью, и он видел над собою далекое,</text:p>
      <text:p text:style-name="Standard"><text:s text:c="2"/>высокое и вечное небо. Он знал, что это был Наполеон -- его герой, но <text:s/>в эту</text:p>
      <text:p text:style-name="Standard"><text:s text:c="2"/>минуту Наполеон казался ему столь маленьким, ничтожным человеком в сравнении</text:p>
      <text:p text:style-name="Standard"><text:s text:c="2"/>с тем, <text:s/>что <text:s/>происходило теперь между его душой и этим высоким, <text:s/>бесконечным</text:p>
      <text:p text:style-name="Standard"><text:s text:c="2"/>небом <text:s/>с бегущими по <text:s/>нем <text:s/>облаками. <text:s/>Ему <text:s/>было <text:s/>совершенно все равно в <text:s/>эту</text:p>
      <text:p text:style-name="Standard"><text:s text:c="2"/>минуту, кто бы ни стоял над ним, что бы ни говорил об нем; он рад был только</text:p>
      <text:p text:style-name="Standard"><text:s text:c="2"/>тому, что остановились <text:s/>над ним люди, и желал только, чтоб <text:s/>эти люди помогли</text:p>
      <text:p text:style-name="Standard"><text:s text:c="2"/>ему <text:s/>и <text:s/>возвратили бы его к <text:s/>жизни, которая <text:s/>казалась ему <text:s/>столь прекрасною,</text:p>
      <text:p text:style-name="Standard"><text:s text:c="2"/>потому что <text:s/>он <text:s/>так <text:s/>иначе понимал ее теперь. Он собрал все свои силы, чтобы</text:p>
      <text:p text:style-name="Standard"><text:s text:c="2"/>пошевелиться и <text:s/>произвести <text:s/>какой-нибудь <text:s/>звук. Он слабо <text:s/>пошевелил <text:s/>ногою и</text:p>
      <text:p text:style-name="Standard"><text:soft-page-break/><text:s text:c="2"/>произвел самого его разжалобивший, слабый, болезненный стон.</text:p>
      <text:p text:style-name="Standard"><text:s text:c="7"/>-- А! он <text:s/>жив, -- сказал Наполеон. -- Поднять <text:s/>этого молодого человека,</text:p>
      <text:p text:style-name="Standard"><text:s text:c="2"/>ce jeune homme, и свезти на перевязочный пункт!</text:p>
      <text:p text:style-name="Standard"><text:s text:c="7"/>Сказав это, <text:s/>Наполеон поехал дальше навстречу <text:s/>к маршалу Лану, который,</text:p>
      <text:p text:style-name="Standard"><text:s text:c="2"/>сняв шляпу, улыбаясь и поздравляя с победой, подъезжал к императору.</text:p>
      <text:p text:style-name="Standard"><text:s text:c="7"/>Князь Андрей <text:s/>не <text:s/>помнил ничего дальше: он потерял сознание от страшной</text:p>
      <text:p text:style-name="Standard"><text:s text:c="2"/>боли, которую причинили ему укладывание на носилки, толчки во время движения</text:p>
      <text:p text:style-name="Standard"><text:s text:c="2"/>и сондирование раны на перевязочном пункте. Он <text:s/>очнулся <text:s/>уже <text:s/>только в конце</text:p>
      <text:p text:style-name="Standard"><text:s text:c="2"/>дня, когда его, соединив с другими русскими <text:s/>ранеными и пленными <text:s/>офицерами,</text:p>
      <text:p text:style-name="Standard"><text:s text:c="2"/>понесли <text:s/>в <text:s/>госпиталь. На этом <text:s/>передвижении он <text:s/>чувствовал <text:s/>себя <text:s/>несколько</text:p>
      <text:p text:style-name="Standard"><text:s text:c="2"/>свежее и мог оглядываться и даже говорить.</text:p>
      <text:p text:style-name="Standard"><text:s text:c="7"/>Первые <text:s/>слова, <text:s/>которые <text:s/>он <text:s/>услыхал, <text:s/>когда <text:s/>очнулся, <text:s/>-- <text:s/>были <text:s/>слова</text:p>
      <text:p text:style-name="Standard"><text:s text:c="2"/>французского конвойного офицера, который поспешно говорил:</text:p>
      <text:p text:style-name="Standard"><text:s text:c="7"/>-- Надо <text:s/>здесь остановиться: император <text:s/>сейчас <text:s/>проедет; <text:s/>ему <text:s/>доставит</text:p>
      <text:p text:style-name="Standard"><text:s text:c="2"/>удовольствие видеть этих пленных господ.</text:p>
      <text:p text:style-name="Standard"><text:s text:c="7"/>-- <text:s/>Нынче <text:s/>так <text:s/>много пленных, чуть <text:s/>не <text:s/>вся <text:s/>русская армия, <text:s/>что <text:s/>ему,</text:p>
      <text:p text:style-name="Standard"><text:s text:c="2"/>вероятно, это наскучило, -- сказал другой офицер.</text:p>
      <text:p text:style-name="Standard"><text:s text:c="7"/>-- <text:s text:c="2"/>Ну, <text:s/>однако! <text:s/>Этот, <text:s/>говорят, <text:s/>командир <text:s/>всей <text:s/>гвардии <text:s/>императора</text:p>
      <text:p text:style-name="Standard"><text:s text:c="2"/>Александра, -- сказал первый, указывая на раненого русского офицера в <text:s/>белом</text:p>
      <text:p text:style-name="Standard"><text:s text:c="2"/>кавалергардском мундире.</text:p>
      <text:p text:style-name="Standard"><text:s text:c="7"/>Болконский <text:s/>узнал князя <text:s/>Репнина, <text:s/>которого он встречал в петербургском</text:p>
      <text:p text:style-name="Standard"><text:s text:c="2"/>свете. <text:s/>Рядом <text:s text:c="2"/>с <text:s/>ним <text:s/>стоял <text:s/>другой, <text:s/>19-летний <text:s text:c="2"/>мальчик, <text:s text:c="2"/>тоже <text:s/>раненый</text:p>
      <text:p text:style-name="Standard"><text:s text:c="2"/>кавалергардский офицер.</text:p>
      <text:p text:style-name="Standard"><text:s text:c="7"/>Бонапарте, подъехав галопом, остановил лошадь.</text:p>
      <text:p text:style-name="Standard"><text:s text:c="7"/>-- Кто старший? -- сказал он, увидав пленных.</text:p>
      <text:p text:style-name="Standard"><text:s text:c="7"/>Назвали полковника, князя Репнина.</text:p>
      <text:p text:style-name="Standard"><text:s text:c="7"/>-- Вы командир кавалергардского полка императора Александра? -- спросил</text:p>
      <text:p text:style-name="Standard"><text:s text:c="2"/>Наполеон.</text:p>
      <text:p text:style-name="Standard"><text:s text:c="7"/>-- Я командовал эскадроном, -- отвечал Репнин.</text:p>
      <text:p text:style-name="Standard"><text:s text:c="7"/>-- Ваш полк честно исполнил долг свой, -- сказал Наполеон.</text:p>
      <text:p text:style-name="Standard"><text:s text:c="7"/>-- <text:s/>Похвала великого полководца есть лучшая <text:s/>награда cолдату, -- сказал</text:p>
      <text:p text:style-name="Standard"><text:s text:c="2"/>Репнин.</text:p>
      <text:p text:style-name="Standard"><text:s text:c="7"/>-- С удовольствием отдаю ее вам, -- сказал <text:s/>Наполеон. Кто этот <text:s/>молодой</text:p>
      <text:p text:style-name="Standard"><text:s text:c="2"/>человек подле вас?</text:p>
      <text:p text:style-name="Standard"><text:s text:c="7"/>Князь Репнин назвал поручика Сухтелена.</text:p>
      <text:p text:style-name="Standard"><text:s text:c="7"/>Посмотрев на него, Наполеон сказал, улыбаясь:</text:p>
      <text:p text:style-name="Standard"><text:s text:c="7"/>-- II est venu bien jeune se frotter à nous. [70]</text:p>
      <text:p text:style-name="Standard"><text:s text:c="7"/>-- Молодость не мешает быть храбрым, -- проговорил обрывающимся голосом</text:p>
      <text:p text:style-name="Standard"><text:s text:c="2"/>Сухтелен.</text:p>
      <text:p text:style-name="Standard"><text:s text:c="7"/>-- Прекрасный ответ, -- сказал Наполеон. -- <text:s/>Молодой человек, вы далеко</text:p>
      <text:p text:style-name="Standard"><text:s text:c="2"/>пойдете!</text:p>
      <text:p text:style-name="Standard"><text:s text:c="7"/>Князь Андрей, для полноты трофея <text:s/>пленников выставленный также <text:s/>вперед,</text:p>
      <text:p text:style-name="Standard"><text:s text:c="2"/>на <text:s/>глаза <text:s/>императору, не <text:s/>мог не <text:s/>привлечь его внимания. Наполеон, <text:s/>видимо,</text:p>
      <text:p text:style-name="Standard"><text:s text:c="2"/>вспомнил, что он видел его <text:s/>на поле <text:s/>и, обращаясь к нему, употребил то самое</text:p>
      <text:p text:style-name="Standard"><text:s text:c="2"/>наименование молодого человека -- jeune <text:s/>homme, <text:s/>под <text:s/>которым <text:s/>Болконский <text:s/>в</text:p>
      <text:p text:style-name="Standard"><text:s text:c="2"/>первый раз отразился в его памяти.</text:p>
      <text:p text:style-name="Standard"><text:s text:c="7"/>-- Et vous, jeune homme? <text:s/>Ну, а вы, молодой <text:s/>человек? -- обратился он к</text:p>
      <text:p text:style-name="Standard"><text:s text:c="2"/>нему, -- как вы себя чувствуете, mon brave?</text:p>
      <text:p text:style-name="Standard"><text:s text:c="7"/>Несмотря на то, что <text:s/>за <text:s/>пять минут перед этим князь Андрей мог сказать</text:p>
      <text:p text:style-name="Standard"><text:s text:c="2"/>несколько <text:s/>слов солдатам, переносившим его, <text:s/>он теперь, прямо <text:s/>устремив свои</text:p>
      <text:p text:style-name="Standard"><text:s text:c="2"/>глаза <text:s/>на Наполеона, молчал... <text:s/>Ему <text:s/>так <text:s/>ничтожны казались в эту минуту все</text:p>
      <text:p text:style-name="Standard"><text:s text:c="2"/>интересы, занимавшие Наполеона, так <text:s/>мелочен <text:s/>казался <text:s/>ему сам <text:s/>герой его, с</text:p>
      <text:p text:style-name="Standard"><text:soft-page-break/><text:s text:c="2"/>этим <text:s/>мелким <text:s/>тщеславием и <text:s/>радостью <text:s/>победы, <text:s/>в сравнении <text:s/>с <text:s/>тем <text:s/>высоким,</text:p>
      <text:p text:style-name="Standard"><text:s text:c="2"/>справедливым и <text:s/>добрым небом, которое <text:s/>он видел <text:s/>и понял, <text:s/>-- <text:s/>что он не мог</text:p>
      <text:p text:style-name="Standard"><text:s text:c="2"/>отвечать ему.</text:p>
      <text:p text:style-name="Standard"><text:s text:c="7"/>Да и все казалось так бесполезно и ничтожно в сравнении с тем строгим и</text:p>
      <text:p text:style-name="Standard"><text:s text:c="2"/>величественным <text:s/>строем мысли, который <text:s/>вызывали <text:s/>в <text:s/>нем <text:s/>ослабление <text:s/>сил <text:s/>от</text:p>
      <text:p text:style-name="Standard"><text:s text:c="2"/>истекшей <text:s/>крови, <text:s/>страдание <text:s text:c="2"/>и <text:s/>близкое <text:s/>ожидание <text:s/>смерти. <text:s/>Глядя <text:s/>в <text:s/>глаза</text:p>
      <text:p text:style-name="Standard"><text:s text:c="2"/>Наполеону, князь Андрей думал <text:s/>о ничтожности величия, <text:s/>о ничтожности <text:s/>жизни,</text:p>
      <text:p text:style-name="Standard"><text:s text:c="2"/>которой <text:s/>никто не мог понять <text:s/>значения, и <text:s/>о еще большем ничтожестве смерти,</text:p>
      <text:p text:style-name="Standard"><text:s text:c="2"/>смысл которой никто не мог понять и объяснить из живущих.</text:p>
      <text:p text:style-name="Standard"><text:s text:c="7"/>Император, не <text:s/>дождавшись <text:s/>ответа, отвернулся <text:s/>и, отъезжая, обратился к</text:p>
      <text:p text:style-name="Standard"><text:s text:c="2"/>одному из начальников:</text:p>
      <text:p text:style-name="Standard"><text:s text:c="7"/>-- Пусть позаботятся <text:s/>об этих господах и свезут их в мой бивуак; пускай</text:p>
      <text:p text:style-name="Standard"><text:s text:c="2"/>мой <text:s/>доктор <text:s/>Ларрей осмотрит их <text:s/>раны. До свидания, князь <text:s/>Репнин, -- <text:s/>и он,</text:p>
      <text:p text:style-name="Standard"><text:s text:c="2"/>тронув лошадь, галопом поехал дальше.</text:p>
      <text:p text:style-name="Standard"><text:s text:c="7"/>На лице его было сиянье самодовольства и счастия.</text:p>
      <text:p text:style-name="Standard"><text:s text:c="7"/>Солдаты, принесшие князя Андрея и снявшие с него <text:s/>попавшийся им золотой</text:p>
      <text:p text:style-name="Standard"><text:s text:c="2"/>образок, навешенный на брата княжною <text:s/>Марьею, увидав <text:s/>ласковость, <text:s/>с которою</text:p>
      <text:p text:style-name="Standard"><text:s text:c="2"/>обращался император с пленными, поспешили возвратить образок.</text:p>
      <text:p text:style-name="Standard"><text:s text:c="7"/>Князь Андрей не видал, кто и как надел его опять, но на груди его сверх</text:p>
      <text:p text:style-name="Standard"><text:s text:c="2"/>мундира вдруг очутился образок на мелкой золотой цепочке.</text:p>
      <text:p text:style-name="Standard"><text:s text:c="7"/>"Хорошо бы это было, -- подумал князь Андрей, взглянув на этот образок,</text:p>
      <text:p text:style-name="Standard"><text:s text:c="2"/>который с таким чувством <text:s/>и благоговением навесила на него сестра, -- хорошо</text:p>
      <text:p text:style-name="Standard"><text:s text:c="2"/>бы это было, ежели бы все было так <text:s/>ясно и просто, <text:s/>как <text:s/>оно <text:s/>кажется княжне</text:p>
      <text:p text:style-name="Standard"><text:s text:c="2"/>Марье. Как хорошо бы было знать, где искать помощи в этой жизни и чего ждать</text:p>
      <text:p text:style-name="Standard"><text:s text:c="2"/>после <text:s/>нее, там, за гробом! Как бы счастлив и спокоен я был, <text:s/>ежели <text:s/>бы <text:s/>мог</text:p>
      <text:p text:style-name="Standard"><text:s text:c="2"/>сказать теперь: Господи, помилуй <text:s/>меня!... Но <text:s/>кому я скажу это! Или сила --</text:p>
      <text:p text:style-name="Standard"><text:s text:c="2"/>неопределенная, непостижимая, к которой <text:s/>я не только не могу <text:s/>обращаться, но</text:p>
      <text:p text:style-name="Standard"><text:s text:c="2"/>которой не могу выразить словами, -- великое все или <text:s/>ничего, -- <text:s/>говорил он</text:p>
      <text:p text:style-name="Standard"><text:s text:c="2"/>сам <text:s/>себе, -- <text:s/>или <text:s/>это тот Бог, который <text:s/>вот <text:s/>здесь <text:s/>зашит, в этой ладонке,</text:p>
      <text:p text:style-name="Standard"><text:s text:c="2"/>княжной Марьей? <text:s/>Ничего, ничего нет верного, кроме <text:s/>ничтожества <text:s/>всего того,</text:p>
      <text:p text:style-name="Standard"><text:s text:c="2"/>что мне понятно, и величия чего-то непонятного, но важнейшего!"</text:p>
      <text:p text:style-name="Standard"><text:s text:c="7"/>Носилки тронулись. При <text:s/>каждом <text:s/>толчке он <text:s/>опять чувствовал невыносимую</text:p>
      <text:p text:style-name="Standard"><text:s text:c="2"/>боль; лихорадочное состояние усилилось, и он начинал бредить. Те мечтания об</text:p>
      <text:p text:style-name="Standard"><text:s text:c="2"/>отце, <text:s/>жене, сестре и будущем сыне <text:s/>и нежность, которую он испытывал в <text:s/>ночь</text:p>
      <text:p text:style-name="Standard"><text:s text:c="2"/>накануне сражения, фигура маленького, ничтожного Наполеона и <text:s/>над <text:s/>всем этим</text:p>
      <text:p text:style-name="Standard"><text:s text:c="2"/>высокое небо, составляли главное основание его горячечных представлений.</text:p>
      <text:p text:style-name="Standard"><text:s text:c="7"/>Тихая жизнь и спокойное семейное счастие в Лысых <text:s/>Горах <text:s/>представлялись</text:p>
      <text:p text:style-name="Standard"><text:s text:c="2"/>ему. <text:s/>Он <text:s/>уже <text:s/>наслаждался этим <text:s/>счастием, <text:s/>когда <text:s/>вдруг <text:s/>являлся <text:s/>маленький</text:p>
      <text:p text:style-name="Standard"><text:s text:c="2"/>Напoлеон с <text:s/>своим безучастным, ограниченным и счастливым от несчастия других</text:p>
      <text:p text:style-name="Standard"><text:s text:c="2"/>взглядом, и начинались сомнения, муки, <text:s/>и только небо обещало успокоение. <text:s/>К</text:p>
      <text:p text:style-name="Standard"><text:s text:c="2"/>утру все мечтания смешались и слились в хаос и мрак беспамятства и забвения,</text:p>
      <text:p text:style-name="Standard"><text:s text:c="2"/>которые <text:s/>гораздо <text:s/>вероятнее, <text:s/>по <text:s/>мнению <text:s/>самого Ларрея, <text:s/>доктора Наполеона,</text:p>
      <text:p text:style-name="Standard"><text:s text:c="2"/>должны были разрешиться смертью, чем выздоровлением.</text:p>
      <text:p text:style-name="Standard"><text:s text:c="7"/>-- <text:s/>C'est un <text:s/>sujet nerveux et <text:s/>bilieux, -- сказал Ларрей, <text:s/>-- il <text:s/>n'en</text:p>
      <text:p text:style-name="Standard"><text:s text:c="2"/>rechappera pas. [71]</text:p>
      <text:p text:style-name="Standard"><text:s text:c="7"/>Князь Андрей, в числе других безнадежных раненых, был сдан на попечение</text:p>
      <text:p text:style-name="Standard"><text:s text:c="2"/>жителей.</text:p>
      <text:p text:style-name="Standard"><text:s text:c="2"/></text:p>
      <text:p text:style-name="Standard"><text:s text:c="2"/></text:p>
      <text:p text:style-name="Standard"><text:s text:c="2"/></text:p>
      <text:p text:style-name="Standard"><text:s text:c="2"/></text:p>
      <text:p text:style-name="Standard"><text:s text:c="2"/></text:p>
      <text:p text:style-name="Standard"><text:soft-page-break/>Примечания</text:p>
      <text:p text:style-name="Standard"></text:p>
      <text:p text:style-name="Standard"></text:p>
      <text:p text:style-name="Standard"><text:s text:c="2"/></text:p>
      <text:p text:style-name="Standard"><text:s text:c="7"/>[(сноска 1)] в конце концов,</text:p>
      <text:p text:style-name="Standard"><text:s text:c="7"/>[(сноска <text:s/>2)] <text:s text:c="2"/>Ты <text:s/>знаешь, <text:s/>я <text:s/>завален <text:s/>делами; <text:s/>но <text:s/>было <text:s/>бы</text:p>
      <text:p text:style-name="Standard"><text:s text:c="2"/>безжалостно <text:s/>покинуть <text:s/>тебя <text:s/>так; <text:s/>разумеется, <text:s text:c="2"/>что <text:s/>я <text:s/>тебе <text:s/>говорю, <text:s/>есть</text:p>
      <text:p text:style-name="Standard"><text:s text:c="2"/>единственно возможное.</text:p>
      <text:p text:style-name="Standard"><text:s text:c="7"/>[(сноска 3)] [Но, мой милый,]</text:p>
      <text:p text:style-name="Standard"><text:s text:c="7"/>[(сноска 4)] [очаровательно.]</text:p>
      <text:p text:style-name="Standard"><text:s text:c="7"/>[(сноска 5)] у меня будет прекрасная Элен, на которую <text:s/>никогда</text:p>
      <text:p text:style-name="Standard"><text:s text:c="2"/>не устанешь любоваться.</text:p>
      <text:p text:style-name="Standard"><text:s text:c="7"/>[(сноска 6)] У меня есть на вас виды в этот вечер.</text:p>
      <text:p text:style-name="Standard"><text:s text:c="7"/>[(сноска <text:s/>7)] <text:s text:c="2"/>Моя <text:s text:c="2"/>милая <text:s text:c="2"/>Элен, <text:s text:c="2"/>надо, <text:s/>чтобы <text:s text:c="2"/>вы <text:s text:c="2"/>были</text:p>
      <text:p text:style-name="Standard"><text:s text:c="2"/>сострадательны к моей бедной тетке, которая <text:s/>питает к вам обожание. Побудьте</text:p>
      <text:p text:style-name="Standard"><text:s text:c="2"/>с ней минут 10.</text:p>
      <text:p text:style-name="Standard"><text:s text:c="7"/>[(сноска 8)] И как держит себя!</text:p>
      <text:p text:style-name="Standard"><text:s text:c="7"/>[(сноска 9)] Надеюсь, вы не скажете <text:s/>другой <text:s/>раз, что <text:s/>у <text:s/>меня</text:p>
      <text:p text:style-name="Standard"><text:s text:c="2"/>скучают,</text:p>
      <text:p text:style-name="Standard"><text:s text:c="7"/>[(сноска 10)] Хорошо, я <text:s/>вас <text:s/>оставлю в вашем <text:s/>уголке. Я вижу,</text:p>
      <text:p text:style-name="Standard"><text:s text:c="2"/>вам там хорошо,</text:p>
      <text:p text:style-name="Standard"><text:s text:c="7"/>[(сноска 11)] Говорят, вы отделываете свой петербургский дом.</text:p>
      <text:p text:style-name="Standard"><text:s text:c="7"/>[(сноска 12)] <text:s/>Это хорошо, но не переезжайте от князя Василия.</text:p>
      <text:p text:style-name="Standard"><text:s text:c="2"/>Хорошо иметь такого друга. Я кое-что об этом знаю. Не правда ли?</text:p>
      <text:p text:style-name="Standard"><text:s text:c="7"/>[(сноска 13)] Все это хорошо, но надо это кончить,</text:p>
      <text:p text:style-name="Standard"><text:s text:c="7"/>[(сноска <text:s/>14)] <text:s/>Это <text:s/>такой <text:s text:c="2"/>прекрасный <text:s/>человек, <text:s/>наш <text:s/>добрый</text:p>
      <text:p text:style-name="Standard"><text:s text:c="2"/>Вязмитинов...</text:p>
      <text:p text:style-name="Standard"><text:s text:c="7"/>[(сноска 15)] Конечно, это очень блестящая партия, но счастье,</text:p>
      <text:p text:style-name="Standard"><text:s text:c="2"/>моя милая... -- Браки совершаются на небесах,</text:p>
      <text:p text:style-name="Standard"><text:s text:c="7"/>[(сноска 16)] Алина, посмотри, что они делают.</text:p>
      <text:p text:style-name="Standard"><text:s text:c="7"/>[(сноска 17)] Я вас люблю!</text:p>
      <text:p text:style-name="Standard"><text:s text:c="7"/>[(сноска 18)] К нам едут гости, князь.</text:p>
      <text:p text:style-name="Standard"><text:s text:c="7"/>[(сноска 19)] Его сиятельство князь Курагин с сыном, сколько я</text:p>
      <text:p text:style-name="Standard"><text:s text:c="2"/>слышала?</text:p>
      <text:p text:style-name="Standard"><text:s text:c="7"/>[(сноска 20)] [батюшка.]</text:p>
      <text:p text:style-name="Standard"><text:s text:c="7"/>[(сноска 21)] [благодарю, батюшка.]</text:p>
      <text:p text:style-name="Standard"><text:s text:c="7"/>[(сноска 22)] Они приехали, Мари,</text:p>
      <text:p text:style-name="Standard"><text:s text:c="7"/>[(сноска <text:s/>23)] Ну, а вы остаетесь, в чем были, княжна? <text:s/>Сейчас</text:p>
      <text:p text:style-name="Standard"><text:s text:c="2"/>придут сказать, что они вышли. Надо будет итти вниз, а <text:s/>вы хоть бы чуть-чуть</text:p>
      <text:p text:style-name="Standard"><text:s text:c="2"/>принарядились!</text:p>
      <text:p text:style-name="Standard"><text:s text:c="7"/>[(сноска 24)] [мой добрый друг,]</text:p>
      <text:p text:style-name="Standard"><text:s text:c="7"/>[(сноска <text:s/>25)] Нет, Мари, решительно это не идет к вам. Я <text:s/>вас</text:p>
      <text:p text:style-name="Standard"><text:s text:c="2"/>лучше <text:s/>люблю в вашем сереньком ежедневном платьице: пожалуйста, сделайте это</text:p>
      <text:p text:style-name="Standard"><text:s text:c="2"/>для меня.</text:p>
      <text:p text:style-name="Standard"><text:s text:c="7"/>[(сноска 26)] Ну, княжна, еще маленькое усилие.</text:p>
      <text:p text:style-name="Standard"><text:s text:c="7"/>[(сноска 27)] Нет, оставьте меня,</text:p>
      <text:p text:style-name="Standard"><text:s text:c="7"/>[(сноска <text:s/>28)] <text:s/>По <text:s/>крайней мере, перемените прическу. <text:s/>У Мари</text:p>
      <text:p text:style-name="Standard"><text:s text:c="2"/>одно <text:s/>из <text:s/>тех <text:s/>лиц, <text:s/>которым этот <text:s/>род прически <text:s/>совсем нейдет. <text:s/>Перемените,</text:p>
      <text:p text:style-name="Standard"><text:s text:c="2"/>пожалуйста.</text:p>
      <text:p text:style-name="Standard"><text:s text:c="7"/>[(сноска 29)] Оставьте меня, мне все равно,</text:p>
      <text:p text:style-name="Standard"><text:s text:c="7"/>[(сноска 30)] Вы перемените, не правда ли?</text:p>
      <text:p text:style-name="Standard"><text:s text:c="7"/>[(сноска 31)] [Вот Мари!]</text:p>
      <text:p text:style-name="Standard"><text:soft-page-break/><text:s text:c="7"/>[(сноска 32)] [милую Аннет?]</text:p>
      <text:p text:style-name="Standard"><text:s text:c="7"/>[(сноска 33)] выгнала его из дома?</text:p>
      <text:p text:style-name="Standard"><text:s text:c="7"/>[(сноска 34)] Ах! это перл женщин, княжна!</text:p>
      <text:p text:style-name="Standard"><text:s text:c="7"/>[(сноска 35)] [компаньонка.] ... [малютка -- мила.]</text:p>
      <text:p text:style-name="Standard"><text:s text:c="7"/>[(сноска 36)] [батюшка,]</text:p>
      <text:p text:style-name="Standard"><text:s text:c="7"/>[(сноска 37)] Бедная девушка, она дьявольски дурна собою,</text:p>
      <text:p text:style-name="Standard"><text:s text:c="7"/>[(сноска 38)] [Какая деликатность,]</text:p>
      <text:p text:style-name="Standard"><text:s text:c="7"/>[(сноска 39)] Нет, нет, нет! Когда отец ваш <text:s/>напишет <text:s/>мне, что</text:p>
      <text:p text:style-name="Standard"><text:s text:c="2"/>вы себя ведете хорошо, тогда я дам вам поцеловать руку. Не прежде.</text:p>
      <text:p text:style-name="Standard"><text:s text:c="7"/>[(сноска <text:s/>40)] <text:s text:c="2"/>Нет, <text:s text:c="2"/>княжна, <text:s/>я <text:s text:c="2"/>навсегда <text:s text:c="2"/>утратила <text:s/>ваше</text:p>
      <text:p text:style-name="Standard"><text:s text:c="2"/>расположение,</text:p>
      <text:p text:style-name="Standard"><text:s text:c="7"/>[(сноска 41)] Почему же? Я вас люблю больше, чем когда-либо, и</text:p>
      <text:p text:style-name="Standard"><text:s text:c="2"/>постараюсь сделать для вашего счастия все, что в моей власти.</text:p>
      <text:p text:style-name="Standard"><text:s text:c="7"/>[(сноска 42)] Но вы так чисты, вы презираете меня; вы <text:s/>никогда</text:p>
      <text:p text:style-name="Standard"><text:s text:c="2"/>не поймете этого увлечения страсти. Ах, моя бедная мать...</text:p>
      <text:p text:style-name="Standard"><text:s text:c="7"/>[(сноска 43)] Я все понимаю,</text:p>
      <text:p text:style-name="Standard"><text:s text:c="7"/>[(сноска 44)] Ах, милая, милая.</text:p>
      <text:p text:style-name="Standard"><text:s text:c="7"/>[(сноска <text:s/>45)] Судьба моего сына <text:s/>в ваших <text:s/>руках. <text:s/>Решите, моя</text:p>
      <text:p text:style-name="Standard"><text:s text:c="2"/>милая, моя дорогая, моя кроткая Мари, которую я всегда любил, как дочь.</text:p>
      <text:p text:style-name="Standard"><text:s text:c="7"/>[(сноска 46)] Моя милая, я вам скажу, что эту минуту я никогда</text:p>
      <text:p text:style-name="Standard"><text:s text:c="2"/>не забуду, <text:s/>но, <text:s/>моя <text:s/>добрейшая, дайте нам <text:s/>хоть <text:s/>малую надежду <text:s/>возможности</text:p>
      <text:p text:style-name="Standard"><text:s text:c="2"/>тронуть это <text:s/>сердце, <text:s/>столь доброе <text:s/>и <text:s/>великодушное. <text:s/>Скажите: может быть...</text:p>
      <text:p text:style-name="Standard"><text:s text:c="2"/>Будущность так велика. Скажите: может быть.</text:p>
      <text:p text:style-name="Standard"><text:s text:c="7"/>[(сноска 47)] Ты вострушка, дитя мое.</text:p>
      <text:p text:style-name="Standard"><text:s text:c="7"/>[(сноска 48)] Дело сделано!</text:p>
      <text:p text:style-name="Standard"><text:s text:c="7"/>[(сноска 49)] [Дети, идите ложиться спать,]</text:p>
      <text:p text:style-name="Standard"><text:s text:c="7"/>[(сноска 50)] [Очаровательно,]</text:p>
      <text:p text:style-name="Standard"><text:s text:c="7"/>[(сноска 51)] Но не обижайте мою лошадку,</text:p>
      <text:p text:style-name="Standard"><text:s text:c="7"/>[(сноска 52)] Павлоградские гусары?</text:p>
      <text:p text:style-name="Standard"><text:s text:c="7"/>[(сноска 53)] Резерв, ваше величество!</text:p>
      <text:p text:style-name="Standard"><text:s text:c="7"/>[(сноска <text:s/>54)] <text:s/>Вимпфен, <text:s/>граф <text:s/>Ланжерон, <text:s/>князь <text:s/>Лихтенштейн,</text:p>
      <text:p text:style-name="Standard"><text:s text:c="2"/>Гогенлое и еще Пришпршипрш, как все польские имена.</text:p>
      <text:p text:style-name="Standard"><text:s text:c="7"/>[(сноска 55)] Удержите ваше злоязычие.</text:p>
      <text:p text:style-name="Standard"><text:s text:c="7"/>[(сноска 56)] И, любезный генерал! Я занят рисом <text:s/>и котлетами,</text:p>
      <text:p text:style-name="Standard"><text:s text:c="2"/>а вы занимайтесь военными делами.</text:p>
      <text:p text:style-name="Standard"><text:s text:c="7"/>[(сноска 57)] Так <text:s/>как неприятель опирается левым крылом своим</text:p>
      <text:p text:style-name="Standard"><text:s text:c="2"/>на <text:s/>покрытые <text:s/>лесом <text:s/>горы, <text:s/>а <text:s/>правым <text:s/>крылом <text:s/>тянется <text:s/>вдоль <text:s/>Кобельница <text:s/>и</text:p>
      <text:p text:style-name="Standard"><text:s text:c="2"/>Сокольница позади находящихся там прудов, а мы, напротив, превосходим <text:s/>нашим</text:p>
      <text:p text:style-name="Standard"><text:s text:c="2"/>левым <text:s text:c="2"/>крылом <text:s text:c="2"/>его <text:s text:c="2"/>правое, <text:s/>то <text:s text:c="2"/>выгодно <text:s/>нам <text:s/>атаковать <text:s/>сие <text:s/>последнее</text:p>
      <text:p text:style-name="Standard"><text:s text:c="2"/>неприятельское крыло, особливо если мы займем деревни Сокольниц и Кобельниц,</text:p>
      <text:p text:style-name="Standard"><text:s text:c="2"/>будучи поставлены в возможность нападать <text:s/>на фланг неприятеля и преследовать</text:p>
      <text:p text:style-name="Standard"><text:s text:c="2"/>его <text:s/>в <text:s/>равнине <text:s/>между <text:s/>Шлапаницем и <text:s/>лесом <text:s/>Тюрасским, избегая вместе с тем</text:p>
      <text:p text:style-name="Standard"><text:s text:c="2"/>дефилеи между Шлапаницем и Беловицем, которою прикрыт <text:s/>неприятельский фронт.</text:p>
      <text:p text:style-name="Standard"><text:s text:c="2"/>Для этой <text:s/>цели <text:s/>необходимо... <text:s/>Первая колонна <text:s/>марширует... <text:s/>вторая <text:s/>колонна</text:p>
      <text:p text:style-name="Standard"><text:s text:c="2"/>марширует... третья колонна марширует...</text:p>
      <text:p text:style-name="Standard"><text:s text:c="7"/>[(сноска 58)] Урок из географии,</text:p>
      <text:p text:style-name="Standard"><text:s text:c="7"/>[(сноска 59)] [Ей Богу,]</text:p>
      <text:p text:style-name="Standard"><text:s text:c="7"/>[(сноска 60)] [Да здравствует император, император!]</text:p>
      <text:p text:style-name="Standard"><text:s text:c="7"/>[(сноска 61)] Мой милый, наш старик сильно не в духе.</text:p>
      <text:p text:style-name="Standard"><text:s text:c="7"/>[(сноска 62)] Ступайте, мой милый, посмотрите, прошла ли через</text:p>
      <text:p text:style-name="Standard"><text:s text:c="2"/>деревню третья дивизия. Велите ей остановиться и ждать моего приказа.</text:p>
      <text:p text:style-name="Standard"><text:s text:c="7"/>[(сноска <text:s/>63)] <text:s/>И <text:s/>спросите, размещены ли стрелки. -- Что <text:s/>они</text:p>
      <text:p text:style-name="Standard"><text:soft-page-break/><text:s text:c="2"/>делают, что они делают!</text:p>
      <text:p text:style-name="Standard"><text:s text:c="7"/>[(сноска 64)] <text:s/>Право, ваше <text:s/>величество, <text:s/>мы сделаем, что будет</text:p>
      <text:p text:style-name="Standard"><text:s text:c="2"/>нам возможно сделать, ваше величество,</text:p>
      <text:p text:style-name="Standard"><text:s text:c="7"/>[(сноска 65)] К чорту этих русских...</text:p>
      <text:p text:style-name="Standard"><text:s text:c="7"/>[(сноска 66)] Красавцы!</text:p>
      <text:p text:style-name="Standard"><text:s text:c="7"/>[(сноска 67)] Батарейных зарядов больше нет, ваше величество!</text:p>
      <text:p text:style-name="Standard"><text:s text:c="7"/>[(сноска 68)] Велите привезти из резервов,</text:p>
      <text:p text:style-name="Standard"><text:s text:c="7"/>[(сноска 69)] Вот прекрасная смерть,</text:p>
      <text:p text:style-name="Standard"><text:s text:c="7"/>[(сноска 70)] Молод же явился он состязаться с нами.</text:p>
      <text:p text:style-name="Standard"><text:s text:c="7"/>[(сноска <text:s/>71)] <text:s text:c="2"/>Это <text:s text:c="2"/>человек <text:s/>нервный <text:s/>и <text:s/>желчный, <text:s text:c="2"/>он <text:s text:c="2"/>не</text:p>
      <text:p text:style-name="Standard"><text:s text:c="2"/>выздоровеет.㐶Ｎ㐶Ｎ㐶Ｎ㐶Ｎ㐶Ｎ㐶Ｎ㐶Ｎ㐶Ｎ㐶Ｎ㐶Ｎ㐶Ｎ㐶Ｎ㐶Ｎ㐶Ｎ㐶Ｎ㐶Ｎ㐶Ｎ㐶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7T22:54:45</meta:creation-date>
    <dc:date>2012-12-28T20:46:42</dc:date>
    <meta:editing-duration>P0D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35" meta:paragraph-count="12179" meta:word-count="114811" meta:character-count="797594" meta:non-whitespace-character-count="611490"/>
  </office:meta>
</office:document-meta>
</file>